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anifest.rdf" manifest:media-type="application/rdf+xml"/>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10/content.xml" manifest:media-type="text/xml"/>
  <manifest:file-entry manifest:full-path="Object 410/settings.xml" manifest:media-type="text/xml"/>
  <manifest:file-entry manifest:full-path="Object 410/"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21/content.xml" manifest:media-type="text/xml"/>
  <manifest:file-entry manifest:full-path="Object 421/settings.xml" manifest:media-type="text/xml"/>
  <manifest:file-entry manifest:full-path="Object 421/"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meta.xml" manifest:media-type="text/xml"/>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447/settings.xml" manifest:media-type="text/xml"/>
  <manifest:file-entry manifest:full-path="Object 447/content.xml" manifest:media-type="text/xml"/>
  <manifest:file-entry manifest:full-path="Object 447/"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content.xml" manifest:media-type="text/xml"/>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436/content.xml" manifest:media-type="text/xml"/>
  <manifest:file-entry manifest:full-path="Object 436/settings.xml" manifest:media-type="text/xml"/>
  <manifest:file-entry manifest:full-path="Object 436/"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383/settings.xml" manifest:media-type="text/xml"/>
  <manifest:file-entry manifest:full-path="Object 383/content.xml" manifest:media-type="text/xml"/>
  <manifest:file-entry manifest:full-path="Object 383/"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65in" fo:margin-left="0in" table:align="left"/>
    </style:style>
    <style:style style:name="Table1.A" style:family="table-column">
      <style:table-column-properties style:column-width="6.075in"/>
    </style:style>
    <style:style style:name="Table1.B" style:family="table-column">
      <style:table-column-properties style:column-width="0.575in"/>
    </style:style>
    <style:style style:name="Table1.A1" style:family="table-cell">
      <style:table-cell-properties fo:padding-left="0.075in" fo:padding-right="0.075in" fo:padding-top="0in" fo:padding-bottom="0in" fo:border="none"/>
    </style:style>
    <style:style style:name="Table1.4" style:family="table-row">
      <style:table-row-properties style:min-row-height="0.4188in"/>
    </style:style>
    <style:style style:name="Table2" style:family="table">
      <style:table-properties style:width="6.65in" fo:margin-left="0in" table:align="left"/>
    </style:style>
    <style:style style:name="Table2.A" style:family="table-column">
      <style:table-column-properties style:column-width="6.075in"/>
    </style:style>
    <style:style style:name="Table2.B" style:family="table-column">
      <style:table-column-properties style:column-width="0.575in"/>
    </style:style>
    <style:style style:name="Table2.A1" style:family="table-cell">
      <style:table-cell-properties fo:padding-left="0.075in" fo:padding-right="0.075in" fo:padding-top="0in" fo:padding-bottom="0in" fo:border="none"/>
    </style:style>
    <style:style style:name="Table3" style:family="table">
      <style:table-properties style:width="6.65in" fo:margin-left="0in" table:align="left"/>
    </style:style>
    <style:style style:name="Table3.A" style:family="table-column">
      <style:table-column-properties style:column-width="6.075in"/>
    </style:style>
    <style:style style:name="Table3.B" style:family="table-column">
      <style:table-column-properties style:column-width="0.575in"/>
    </style:style>
    <style:style style:name="Table3.A1" style:family="table-cell">
      <style:table-cell-properties fo:padding-left="0.075in" fo:padding-right="0.075in" fo:padding-top="0in" fo:padding-bottom="0in" fo:border="none"/>
    </style:style>
    <style:style style:name="Table4" style:family="table">
      <style:table-properties style:width="6.65in" fo:margin-left="0in" table:align="left"/>
    </style:style>
    <style:style style:name="Table4.A" style:family="table-column">
      <style:table-column-properties style:column-width="6.075in"/>
    </style:style>
    <style:style style:name="Table4.B" style:family="table-column">
      <style:table-column-properties style:column-width="0.575in"/>
    </style:style>
    <style:style style:name="Table4.A1" style:family="table-cell">
      <style:table-cell-properties fo:padding-left="0.075in" fo:padding-right="0.075in" fo:padding-top="0in" fo:padding-bottom="0in" fo:border="none"/>
    </style:style>
    <style:style style:name="Table5" style:family="table">
      <style:table-properties style:width="6.65in" fo:margin-left="0in" table:align="left"/>
    </style:style>
    <style:style style:name="Table5.A" style:family="table-column">
      <style:table-column-properties style:column-width="6.075in"/>
    </style:style>
    <style:style style:name="Table5.B" style:family="table-column">
      <style:table-column-properties style:column-width="0.575in"/>
    </style:style>
    <style:style style:name="Table5.A1" style:family="table-cell">
      <style:table-cell-properties fo:padding-left="0.075in" fo:padding-right="0.075in" fo:padding-top="0in" fo:padding-bottom="0in" fo:border="none"/>
    </style:style>
    <style:style style:name="Table6" style:family="table">
      <style:table-properties style:width="6.65in" fo:margin-left="0in" table:align="left"/>
    </style:style>
    <style:style style:name="Table6.A" style:family="table-column">
      <style:table-column-properties style:column-width="6.075in"/>
    </style:style>
    <style:style style:name="Table6.B" style:family="table-column">
      <style:table-column-properties style:column-width="0.575in"/>
    </style:style>
    <style:style style:name="Table6.A1" style:family="table-cell">
      <style:table-cell-properties fo:padding-left="0.075in" fo:padding-right="0.075in" fo:padding-top="0in" fo:padding-bottom="0in" fo:border="none"/>
    </style:style>
    <style:style style:name="Table7" style:family="table">
      <style:table-properties style:width="6.65in" fo:margin-left="0in" table:align="left"/>
    </style:style>
    <style:style style:name="Table7.A" style:family="table-column">
      <style:table-column-properties style:column-width="6.075in"/>
    </style:style>
    <style:style style:name="Table7.B" style:family="table-column">
      <style:table-column-properties style:column-width="0.575in"/>
    </style:style>
    <style:style style:name="Table7.A1" style:family="table-cell">
      <style:table-cell-properties fo:padding-left="0.075in" fo:padding-right="0.075in" fo:padding-top="0in" fo:padding-bottom="0in" fo:border="none"/>
    </style:style>
    <style:style style:name="Table8" style:family="table">
      <style:table-properties style:width="6.65in" fo:margin-left="0in" table:align="left"/>
    </style:style>
    <style:style style:name="Table8.A" style:family="table-column">
      <style:table-column-properties style:column-width="6.075in"/>
    </style:style>
    <style:style style:name="Table8.B" style:family="table-column">
      <style:table-column-properties style:column-width="0.575in"/>
    </style:style>
    <style:style style:name="Table8.A1" style:family="table-cell">
      <style:table-cell-properties fo:padding-left="0.075in" fo:padding-right="0.075in" fo:padding-top="0in" fo:padding-bottom="0in" fo:border="none"/>
    </style:style>
    <style:style style:name="Table9" style:family="table">
      <style:table-properties style:width="6.65in" fo:margin-left="0in" table:align="left"/>
    </style:style>
    <style:style style:name="Table9.A" style:family="table-column">
      <style:table-column-properties style:column-width="6.075in"/>
    </style:style>
    <style:style style:name="Table9.B" style:family="table-column">
      <style:table-column-properties style:column-width="0.575in"/>
    </style:style>
    <style:style style:name="Table9.A1" style:family="table-cell">
      <style:table-cell-properties fo:padding-left="0.075in" fo:padding-right="0.075in" fo:padding-top="0in" fo:padding-bottom="0in" fo:border="none"/>
    </style:style>
    <style:style style:name="Table10" style:family="table">
      <style:table-properties style:width="6.65in" fo:margin-left="0in" table:align="left"/>
    </style:style>
    <style:style style:name="Table10.A" style:family="table-column">
      <style:table-column-properties style:column-width="6.075in"/>
    </style:style>
    <style:style style:name="Table10.B" style:family="table-column">
      <style:table-column-properties style:column-width="0.575in"/>
    </style:style>
    <style:style style:name="Table10.A1" style:family="table-cell">
      <style:table-cell-properties fo:padding-left="0.075in" fo:padding-right="0.075in" fo:padding-top="0in" fo:padding-bottom="0in" fo:border="none"/>
    </style:style>
    <style:style style:name="Table11" style:family="table">
      <style:table-properties style:width="6.65in" fo:margin-left="0in" table:align="left"/>
    </style:style>
    <style:style style:name="Table11.A" style:family="table-column">
      <style:table-column-properties style:column-width="6.075in"/>
    </style:style>
    <style:style style:name="Table11.B" style:family="table-column">
      <style:table-column-properties style:column-width="0.575in"/>
    </style:style>
    <style:style style:name="Table11.A1" style:family="table-cell">
      <style:table-cell-properties fo:padding-left="0.075in" fo:padding-right="0.075in" fo:padding-top="0in" fo:padding-bottom="0in" fo:border="none"/>
    </style:style>
    <style:style style:name="Table12" style:family="table">
      <style:table-properties style:width="6.65in" fo:margin-left="0in" table:align="left"/>
    </style:style>
    <style:style style:name="Table12.A" style:family="table-column">
      <style:table-column-properties style:column-width="6.075in"/>
    </style:style>
    <style:style style:name="Table12.B" style:family="table-column">
      <style:table-column-properties style:column-width="0.575in"/>
    </style:style>
    <style:style style:name="Table12.A1" style:family="table-cell">
      <style:table-cell-properties fo:padding-left="0.075in" fo:padding-right="0.075in" fo:padding-top="0in" fo:padding-bottom="0in" fo:border="none"/>
    </style:style>
    <style:style style:name="Table13" style:family="table">
      <style:table-properties style:width="6.65in" fo:margin-left="0in" table:align="left"/>
    </style:style>
    <style:style style:name="Table13.A" style:family="table-column">
      <style:table-column-properties style:column-width="6.075in"/>
    </style:style>
    <style:style style:name="Table13.B" style:family="table-column">
      <style:table-column-properties style:column-width="0.575in"/>
    </style:style>
    <style:style style:name="Table13.A1" style:family="table-cell">
      <style:table-cell-properties fo:padding-left="0.075in" fo:padding-right="0.075in" fo:padding-top="0in" fo:padding-bottom="0in" fo:border="none"/>
    </style:style>
    <style:style style:name="Table14" style:family="table">
      <style:table-properties style:width="6.65in" fo:margin-left="0in" table:align="left"/>
    </style:style>
    <style:style style:name="Table14.A" style:family="table-column">
      <style:table-column-properties style:column-width="6.075in"/>
    </style:style>
    <style:style style:name="Table14.B" style:family="table-column">
      <style:table-column-properties style:column-width="0.575in"/>
    </style:style>
    <style:style style:name="Table14.A1" style:family="table-cell">
      <style:table-cell-properties fo:padding-left="0.075in" fo:padding-right="0.075in" fo:padding-top="0in" fo:padding-bottom="0in" fo:border="none"/>
    </style:style>
    <style:style style:name="Table15" style:family="table">
      <style:table-properties style:width="6.65in" fo:margin-left="0in" table:align="left"/>
    </style:style>
    <style:style style:name="Table15.A" style:family="table-column">
      <style:table-column-properties style:column-width="6.075in"/>
    </style:style>
    <style:style style:name="Table15.B" style:family="table-column">
      <style:table-column-properties style:column-width="0.575in"/>
    </style:style>
    <style:style style:name="Table15.A1" style:family="table-cell">
      <style:table-cell-properties fo:padding-left="0.075in" fo:padding-right="0.075in" fo:padding-top="0in" fo:padding-bottom="0in" fo:border="none"/>
    </style:style>
    <style:style style:name="Table16" style:family="table">
      <style:table-properties style:width="6.65in" fo:margin-left="0in" table:align="left"/>
    </style:style>
    <style:style style:name="Table16.A" style:family="table-column">
      <style:table-column-properties style:column-width="6.075in"/>
    </style:style>
    <style:style style:name="Table16.B" style:family="table-column">
      <style:table-column-properties style:column-width="0.575in"/>
    </style:style>
    <style:style style:name="Table16.A1" style:family="table-cell">
      <style:table-cell-properties fo:padding-left="0.075in" fo:padding-right="0.075in" fo:padding-top="0in" fo:padding-bottom="0in" fo:border="none"/>
    </style:style>
    <style:style style:name="Table17" style:family="table">
      <style:table-properties style:width="6.65in" fo:margin-left="0in" table:align="left"/>
    </style:style>
    <style:style style:name="Table17.A" style:family="table-column">
      <style:table-column-properties style:column-width="6.075in"/>
    </style:style>
    <style:style style:name="Table17.B" style:family="table-column">
      <style:table-column-properties style:column-width="0.575in"/>
    </style:style>
    <style:style style:name="Table17.A1" style:family="table-cell">
      <style:table-cell-properties fo:padding-left="0.075in" fo:padding-right="0.075in" fo:padding-top="0in" fo:padding-bottom="0in" fo:border="none"/>
    </style:style>
    <style:style style:name="Table18" style:family="table">
      <style:table-properties style:width="6.65in" fo:margin-left="0in" table:align="left"/>
    </style:style>
    <style:style style:name="Table18.A" style:family="table-column">
      <style:table-column-properties style:column-width="6.075in"/>
    </style:style>
    <style:style style:name="Table18.B" style:family="table-column">
      <style:table-column-properties style:column-width="0.575in"/>
    </style:style>
    <style:style style:name="Table18.A1" style:family="table-cell">
      <style:table-cell-properties fo:padding-left="0.075in" fo:padding-right="0.075in" fo:padding-top="0in" fo:padding-bottom="0in" fo:border="none"/>
    </style:style>
    <style:style style:name="Table19" style:family="table">
      <style:table-properties style:width="6.65in" fo:margin-left="0in" table:align="left"/>
    </style:style>
    <style:style style:name="Table19.A" style:family="table-column">
      <style:table-column-properties style:column-width="6.075in"/>
    </style:style>
    <style:style style:name="Table19.B" style:family="table-column">
      <style:table-column-properties style:column-width="0.575in"/>
    </style:style>
    <style:style style:name="Table19.A1" style:family="table-cell">
      <style:table-cell-properties fo:padding-left="0.075in" fo:padding-right="0.075in" fo:padding-top="0in" fo:padding-bottom="0in" fo:border="none"/>
    </style:style>
    <style:style style:name="Table20" style:family="table">
      <style:table-properties style:width="6.65in" fo:margin-left="0in" table:align="left"/>
    </style:style>
    <style:style style:name="Table20.A" style:family="table-column">
      <style:table-column-properties style:column-width="6.075in"/>
    </style:style>
    <style:style style:name="Table20.B" style:family="table-column">
      <style:table-column-properties style:column-width="0.575in"/>
    </style:style>
    <style:style style:name="Table20.A1" style:family="table-cell">
      <style:table-cell-properties fo:padding-left="0.075in" fo:padding-right="0.075in" fo:padding-top="0in" fo:padding-bottom="0in" fo:border="none"/>
    </style:style>
    <style:style style:name="Table21" style:family="table">
      <style:table-properties style:width="6.65in" fo:margin-left="0in" table:align="left"/>
    </style:style>
    <style:style style:name="Table21.A" style:family="table-column">
      <style:table-column-properties style:column-width="6.075in"/>
    </style:style>
    <style:style style:name="Table21.B" style:family="table-column">
      <style:table-column-properties style:column-width="0.575in"/>
    </style:style>
    <style:style style:name="Table21.A1" style:family="table-cell">
      <style:table-cell-properties fo:padding-left="0.075in" fo:padding-right="0.075in" fo:padding-top="0in" fo:padding-bottom="0in" fo:border="none"/>
    </style:style>
    <style:style style:name="Table22" style:family="table">
      <style:table-properties style:width="6.65in" fo:margin-left="0in" table:align="left"/>
    </style:style>
    <style:style style:name="Table22.A" style:family="table-column">
      <style:table-column-properties style:column-width="6.075in"/>
    </style:style>
    <style:style style:name="Table22.B" style:family="table-column">
      <style:table-column-properties style:column-width="0.575in"/>
    </style:style>
    <style:style style:name="Table22.A1" style:family="table-cell">
      <style:table-cell-properties fo:padding-left="0.075in" fo:padding-right="0.075in" fo:padding-top="0in" fo:padding-bottom="0in" fo:border="none"/>
    </style:style>
    <style:style style:name="Table23" style:family="table">
      <style:table-properties style:width="6.65in" fo:margin-left="0in" table:align="left"/>
    </style:style>
    <style:style style:name="Table23.A" style:family="table-column">
      <style:table-column-properties style:column-width="6.2in"/>
    </style:style>
    <style:style style:name="Table23.B" style:family="table-column">
      <style:table-column-properties style:column-width="0.45in"/>
    </style:style>
    <style:style style:name="Table23.A1" style:family="table-cell">
      <style:table-cell-properties fo:padding-left="0.075in" fo:padding-right="0.075in" fo:padding-top="0in" fo:padding-bottom="0in" fo:border="none"/>
    </style:style>
    <style:style style:name="Table24" style:family="table">
      <style:table-properties style:width="6.05in" fo:margin-left="0in" table:align="left"/>
    </style:style>
    <style:style style:name="Table24.A" style:family="table-column">
      <style:table-column-properties style:column-width="5.6153in"/>
    </style:style>
    <style:style style:name="Table24.B" style:family="table-column">
      <style:table-column-properties style:column-width="0.4347in"/>
    </style:style>
    <style:style style:name="Table24.A1" style:family="table-cell">
      <style:table-cell-properties fo:padding-left="0.075in" fo:padding-right="0.075in" fo:padding-top="0in" fo:padding-bottom="0in" fo:border="none"/>
    </style:style>
    <style:style style:name="Table25" style:family="table">
      <style:table-properties style:width="6.05in" fo:margin-left="0in" table:align="left"/>
    </style:style>
    <style:style style:name="Table25.A" style:family="table-column">
      <style:table-column-properties style:column-width="5.6153in"/>
    </style:style>
    <style:style style:name="Table25.B" style:family="table-column">
      <style:table-column-properties style:column-width="0.4347in"/>
    </style:style>
    <style:style style:name="Table25.A1" style:family="table-cell">
      <style:table-cell-properties fo:padding-left="0.075in" fo:padding-right="0.075in" fo:padding-top="0in" fo:padding-bottom="0in" fo:border="none"/>
    </style:style>
    <style:style style:name="Table26" style:family="table">
      <style:table-properties style:width="6.05in" fo:margin-left="0in" table:align="left"/>
    </style:style>
    <style:style style:name="Table26.A" style:family="table-column">
      <style:table-column-properties style:column-width="5.6153in"/>
    </style:style>
    <style:style style:name="Table26.B" style:family="table-column">
      <style:table-column-properties style:column-width="0.4347in"/>
    </style:style>
    <style:style style:name="Table26.A1" style:family="table-cell">
      <style:table-cell-properties fo:padding-left="0.075in" fo:padding-right="0.075in" fo:padding-top="0in" fo:padding-bottom="0in" fo:border="none"/>
    </style:style>
    <style:style style:name="Table27" style:family="table">
      <style:table-properties style:width="6.05in" fo:margin-left="0in" table:align="left"/>
    </style:style>
    <style:style style:name="Table27.A" style:family="table-column">
      <style:table-column-properties style:column-width="5.6153in"/>
    </style:style>
    <style:style style:name="Table27.B" style:family="table-column">
      <style:table-column-properties style:column-width="0.4347in"/>
    </style:style>
    <style:style style:name="Table27.A1" style:family="table-cell">
      <style:table-cell-properties fo:padding-left="0.075in" fo:padding-right="0.075in" fo:padding-top="0in" fo:padding-bottom="0in" fo:border="none"/>
    </style:style>
    <style:style style:name="Table28" style:family="table">
      <style:table-properties style:width="6.05in" fo:margin-left="0in" table:align="left"/>
    </style:style>
    <style:style style:name="Table28.A" style:family="table-column">
      <style:table-column-properties style:column-width="5.6153in"/>
    </style:style>
    <style:style style:name="Table28.B" style:family="table-column">
      <style:table-column-properties style:column-width="0.4347in"/>
    </style:style>
    <style:style style:name="Table28.A1" style:family="table-cell">
      <style:table-cell-properties fo:padding-left="0.075in" fo:padding-right="0.075in" fo:padding-top="0in" fo:padding-bottom="0in" fo:border="none"/>
    </style:style>
    <style:style style:name="Table29" style:family="table">
      <style:table-properties style:width="6.05in" fo:margin-left="0in" table:align="left"/>
    </style:style>
    <style:style style:name="Table29.A" style:family="table-column">
      <style:table-column-properties style:column-width="5.6153in"/>
    </style:style>
    <style:style style:name="Table29.B" style:family="table-column">
      <style:table-column-properties style:column-width="0.4347in"/>
    </style:style>
    <style:style style:name="Table29.A1" style:family="table-cell">
      <style:table-cell-properties fo:padding-left="0.075in" fo:padding-right="0.075in" fo:padding-top="0in" fo:padding-bottom="0in" fo:border="none"/>
    </style:style>
    <style:style style:name="Table30" style:family="table">
      <style:table-properties style:width="6.05in" fo:margin-left="0in" table:align="left"/>
    </style:style>
    <style:style style:name="Table30.A" style:family="table-column">
      <style:table-column-properties style:column-width="5.6153in"/>
    </style:style>
    <style:style style:name="Table30.B" style:family="table-column">
      <style:table-column-properties style:column-width="0.4347in"/>
    </style:style>
    <style:style style:name="Table30.A1" style:family="table-cell">
      <style:table-cell-properties fo:padding-left="0.075in" fo:padding-right="0.075in" fo:padding-top="0in" fo:padding-bottom="0in" fo:border="none"/>
    </style:style>
    <style:style style:name="Table31" style:family="table">
      <style:table-properties style:width="6.05in" fo:margin-left="0in" table:align="left"/>
    </style:style>
    <style:style style:name="Table31.A" style:family="table-column">
      <style:table-column-properties style:column-width="5.6153in"/>
    </style:style>
    <style:style style:name="Table31.B" style:family="table-column">
      <style:table-column-properties style:column-width="0.4347in"/>
    </style:style>
    <style:style style:name="Table31.A1" style:family="table-cell">
      <style:table-cell-properties fo:padding-left="0.075in" fo:padding-right="0.075in" fo:padding-top="0in" fo:padding-bottom="0in" fo:border="none"/>
    </style:style>
    <style:style style:name="Table32" style:family="table">
      <style:table-properties style:width="6.55in" fo:margin-left="0in" table:align="left"/>
    </style:style>
    <style:style style:name="Table32.A" style:family="table-column">
      <style:table-column-properties style:column-width="3.1917in"/>
    </style:style>
    <style:style style:name="Table32.B" style:family="table-column">
      <style:table-column-properties style:column-width="3.3583in"/>
    </style:style>
    <style:style style:name="Table32.1" style:family="table-row">
      <style:table-row-properties style:min-row-height="1.1181in"/>
    </style:style>
    <style:style style:name="Table32.A1" style:family="table-cell">
      <style:table-cell-properties fo:padding-left="0.075in" fo:padding-right="0.075in" fo:padding-top="0in" fo:padding-bottom="0in" fo:border="none"/>
    </style:style>
    <style:style style:name="Table33" style:family="table">
      <style:table-properties style:width="6.65in" fo:margin-left="0in" table:align="left"/>
    </style:style>
    <style:style style:name="Table33.A" style:family="table-column">
      <style:table-column-properties style:column-width="3.325in"/>
    </style:style>
    <style:style style:name="Table33.A1" style:family="table-cell">
      <style:table-cell-properties fo:padding-left="0.075in" fo:padding-right="0.075in" fo:padding-top="0in" fo:padding-bottom="0in" fo:border="none"/>
    </style:style>
    <style:style style:name="Table34" style:family="table">
      <style:table-properties style:width="6.65in" fo:margin-left="0in" table:align="left"/>
    </style:style>
    <style:style style:name="Table34.A" style:family="table-column">
      <style:table-column-properties style:column-width="6.075in"/>
    </style:style>
    <style:style style:name="Table34.B" style:family="table-column">
      <style:table-column-properties style:column-width="0.575in"/>
    </style:style>
    <style:style style:name="Table34.A1" style:family="table-cell">
      <style:table-cell-properties fo:padding-left="0.075in" fo:padding-right="0.075in" fo:padding-top="0in" fo:padding-bottom="0in" fo:border="none"/>
    </style:style>
    <style:style style:name="Table35" style:family="table">
      <style:table-properties style:width="6.65in" fo:margin-left="0in" table:align="left"/>
    </style:style>
    <style:style style:name="Table35.A" style:family="table-column">
      <style:table-column-properties style:column-width="6.075in"/>
    </style:style>
    <style:style style:name="Table35.B" style:family="table-column">
      <style:table-column-properties style:column-width="0.575in"/>
    </style:style>
    <style:style style:name="Table35.A1" style:family="table-cell">
      <style:table-cell-properties fo:padding-left="0.075in" fo:padding-right="0.075in" fo:padding-top="0in" fo:padding-bottom="0in" fo:border="none"/>
    </style:style>
    <style:style style:name="Table36" style:family="table">
      <style:table-properties style:width="6.65in" fo:margin-left="0in" table:align="left"/>
    </style:style>
    <style:style style:name="Table36.A" style:family="table-column">
      <style:table-column-properties style:column-width="6.2in"/>
    </style:style>
    <style:style style:name="Table36.B" style:family="table-column">
      <style:table-column-properties style:column-width="0.45in"/>
    </style:style>
    <style:style style:name="Table36.A1" style:family="table-cell">
      <style:table-cell-properties fo:padding-left="0.075in" fo:padding-right="0.075in" fo:padding-top="0in" fo:padding-bottom="0in" fo:border="none"/>
    </style:style>
    <style:style style:name="Table37" style:family="table">
      <style:table-properties style:width="6.65in" fo:margin-left="0in" table:align="left"/>
    </style:style>
    <style:style style:name="Table37.A" style:family="table-column">
      <style:table-column-properties style:column-width="6.2in"/>
    </style:style>
    <style:style style:name="Table37.B" style:family="table-column">
      <style:table-column-properties style:column-width="0.45in"/>
    </style:style>
    <style:style style:name="Table37.A1" style:family="table-cell">
      <style:table-cell-properties fo:padding-left="0.075in" fo:padding-right="0.075in" fo:padding-top="0in" fo:padding-bottom="0in" fo:border="none"/>
    </style:style>
    <style:style style:name="Table38" style:family="table">
      <style:table-properties style:width="6.65in" fo:margin-left="0in" table:align="left"/>
    </style:style>
    <style:style style:name="Table38.A" style:family="table-column">
      <style:table-column-properties style:column-width="3.325in"/>
    </style:style>
    <style:style style:name="Table38.A1" style:family="table-cell">
      <style:table-cell-properties fo:padding-left="0.075in" fo:padding-right="0.075in" fo:padding-top="0in" fo:padding-bottom="0in" fo:border="none"/>
    </style:style>
    <style:style style:name="Table39" style:family="table">
      <style:table-properties style:width="6.65in" fo:margin-left="0in" table:align="left"/>
    </style:style>
    <style:style style:name="Table39.A" style:family="table-column">
      <style:table-column-properties style:column-width="6.2in"/>
    </style:style>
    <style:style style:name="Table39.B" style:family="table-column">
      <style:table-column-properties style:column-width="0.45in"/>
    </style:style>
    <style:style style:name="Table39.A1" style:family="table-cell">
      <style:table-cell-properties fo:padding-left="0.075in" fo:padding-right="0.075in" fo:padding-top="0in" fo:padding-bottom="0in" fo:border="none"/>
    </style:style>
    <style:style style:name="Table40" style:family="table">
      <style:table-properties style:width="6.05in" fo:margin-left="0in" table:align="left"/>
    </style:style>
    <style:style style:name="Table40.A" style:family="table-column">
      <style:table-column-properties style:column-width="5.6153in"/>
    </style:style>
    <style:style style:name="Table40.B" style:family="table-column">
      <style:table-column-properties style:column-width="0.4347in"/>
    </style:style>
    <style:style style:name="Table40.A1" style:family="table-cell">
      <style:table-cell-properties fo:padding-left="0.075in" fo:padding-right="0.075in" fo:padding-top="0in" fo:padding-bottom="0in" fo:border="none"/>
    </style:style>
    <style:style style:name="Table41" style:family="table">
      <style:table-properties style:width="6.05in" fo:margin-left="0in" table:align="left"/>
    </style:style>
    <style:style style:name="Table41.A" style:family="table-column">
      <style:table-column-properties style:column-width="5.6049in"/>
    </style:style>
    <style:style style:name="Table41.B" style:family="table-column">
      <style:table-column-properties style:column-width="0.4451in"/>
    </style:style>
    <style:style style:name="Table41.A1" style:family="table-cell">
      <style:table-cell-properties fo:padding-left="0.075in" fo:padding-right="0.075in" fo:padding-top="0in" fo:padding-bottom="0in" fo:border="none"/>
    </style:style>
    <style:style style:name="Table42" style:family="table">
      <style:table-properties style:width="6.65in" fo:margin-left="0in" table:align="left"/>
    </style:style>
    <style:style style:name="Table42.A" style:family="table-column">
      <style:table-column-properties style:column-width="2.2in"/>
    </style:style>
    <style:style style:name="Table42.B" style:family="table-column">
      <style:table-column-properties style:column-width="1.4375in"/>
    </style:style>
    <style:style style:name="Table42.C" style:family="table-column">
      <style:table-column-properties style:column-width="1.5in"/>
    </style:style>
    <style:style style:name="Table42.D" style:family="table-column">
      <style:table-column-properties style:column-width="1.5125in"/>
    </style:style>
    <style:style style:name="Table42.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42.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42.B2" style:family="table-cell">
      <style:table-cell-properties fo:background-color="#a7bfde" fo:padding-left="0.075in" fo:padding-right="0.075in" fo:padding-top="0in" fo:padding-bottom="0in" fo:border="1pt solid #ffffff">
        <style:background-image/>
      </style:table-cell-properties>
    </style:style>
    <style:style style:name="Table42.A3" style:family="table-cell">
      <style:table-cell-properties fo:background-color="#4f81bd" fo:padding-left="0.075in" fo:padding-right="0.075in" fo:padding-top="0in" fo:padding-bottom="0in" fo:border-left="1pt solid #ffffff" fo:border-right="3pt solid #ffffff" fo:border-top="0.75pt solid #ffffff" fo:border-bottom="none">
        <style:background-image/>
      </style:table-cell-properties>
    </style:style>
    <style:style style:name="Table42.B3" style:family="table-cell">
      <style:table-cell-properties fo:background-color="#d3dfee" fo:padding-left="0.075in" fo:padding-right="0.075in" fo:padding-top="0in" fo:padding-bottom="0in" fo:border="0.75pt solid #ffffff">
        <style:background-image/>
      </style:table-cell-properties>
    </style:style>
    <style:style style:name="Table42.D3" style:family="table-cell">
      <style:table-cell-properties fo:background-color="#d3dfee" fo:padding-left="0.075in" fo:padding-right="0.075in" fo:padding-top="0in" fo:padding-bottom="0in" fo:border-left="0.75pt solid #ffffff" fo:border-right="1pt solid #ffffff" fo:border-top="0.75pt solid #ffffff" fo:border-bottom="0.75pt solid #ffffff">
        <style:background-image/>
      </style:table-cell-properties>
    </style:style>
    <style:style style:name="Table42.A5" style:family="table-cell">
      <style:table-cell-properties fo:background-color="#4f81bd" fo:padding-left="0.075in" fo:padding-right="0.075in" fo:padding-top="0in" fo:padding-bottom="0in" fo:border-left="1pt solid #ffffff" fo:border-right="3pt solid #ffffff" fo:border-top="0.75pt solid #ffffff" fo:border-bottom="1pt solid #ffffff">
        <style:background-image/>
      </style:table-cell-properties>
    </style:style>
    <style:style style:name="Table42.B5"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42.D5"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43" style:family="table">
      <style:table-properties style:width="6.65in" fo:margin-left="0in" table:align="left"/>
    </style:style>
    <style:style style:name="Table43.A" style:family="table-column">
      <style:table-column-properties style:column-width="6.2in"/>
    </style:style>
    <style:style style:name="Table43.B" style:family="table-column">
      <style:table-column-properties style:column-width="0.45in"/>
    </style:style>
    <style:style style:name="Table43.A1" style:family="table-cell">
      <style:table-cell-properties fo:padding-left="0.075in" fo:padding-right="0.075in" fo:padding-top="0in" fo:padding-bottom="0in" fo:border="none"/>
    </style:style>
    <style:style style:name="Table44" style:family="table">
      <style:table-properties style:width="6.05in" fo:margin-left="0in" table:align="left"/>
    </style:style>
    <style:style style:name="Table44.A" style:family="table-column">
      <style:table-column-properties style:column-width="5.6153in"/>
    </style:style>
    <style:style style:name="Table44.B" style:family="table-column">
      <style:table-column-properties style:column-width="0.4347in"/>
    </style:style>
    <style:style style:name="Table44.A1" style:family="table-cell">
      <style:table-cell-properties fo:padding-left="0.075in" fo:padding-right="0.075in" fo:padding-top="0in" fo:padding-bottom="0in" fo:border="none"/>
    </style:style>
    <style:style style:name="Table45" style:family="table">
      <style:table-properties style:width="6.65in" fo:margin-left="0in" table:align="left"/>
    </style:style>
    <style:style style:name="Table45.A" style:family="table-column">
      <style:table-column-properties style:column-width="3.325in"/>
    </style:style>
    <style:style style:name="Table45.A1" style:family="table-cell">
      <style:table-cell-properties fo:padding-left="0.075in" fo:padding-right="0.075in" fo:padding-top="0in" fo:padding-bottom="0in" fo:border="none"/>
    </style:style>
    <style:style style:name="Table46" style:family="table">
      <style:table-properties style:width="6.65in" fo:margin-left="0in" table:align="left"/>
    </style:style>
    <style:style style:name="Table46.A" style:family="table-column">
      <style:table-column-properties style:column-width="3.325in"/>
    </style:style>
    <style:style style:name="Table46.A1" style:family="table-cell">
      <style:table-cell-properties fo:padding-left="0.075in" fo:padding-right="0.075in" fo:padding-top="0in" fo:padding-bottom="0in" fo:border="none"/>
    </style:style>
    <style:style style:name="Table47" style:family="table">
      <style:table-properties style:width="6.65in" fo:margin-left="0in" table:align="left"/>
    </style:style>
    <style:style style:name="Table47.A" style:family="table-column">
      <style:table-column-properties style:column-width="6.2in"/>
    </style:style>
    <style:style style:name="Table47.B" style:family="table-column">
      <style:table-column-properties style:column-width="0.45in"/>
    </style:style>
    <style:style style:name="Table47.A1" style:family="table-cell">
      <style:table-cell-properties fo:padding-left="0.075in" fo:padding-right="0.075in" fo:padding-top="0in" fo:padding-bottom="0in" fo:border="none"/>
    </style:style>
    <style:style style:name="Table48" style:family="table">
      <style:table-properties style:width="6.05in" fo:margin-left="0in" table:align="left"/>
    </style:style>
    <style:style style:name="Table48.A" style:family="table-column">
      <style:table-column-properties style:column-width="5.6153in"/>
    </style:style>
    <style:style style:name="Table48.B" style:family="table-column">
      <style:table-column-properties style:column-width="0.4347in"/>
    </style:style>
    <style:style style:name="Table48.A1" style:family="table-cell">
      <style:table-cell-properties fo:padding-left="0.075in" fo:padding-right="0.075in" fo:padding-top="0in" fo:padding-bottom="0in" fo:border="none"/>
    </style:style>
    <style:style style:name="Table49" style:family="table">
      <style:table-properties style:width="6.05in" fo:margin-left="0in" table:align="left"/>
    </style:style>
    <style:style style:name="Table49.A" style:family="table-column">
      <style:table-column-properties style:column-width="5.6153in"/>
    </style:style>
    <style:style style:name="Table49.B" style:family="table-column">
      <style:table-column-properties style:column-width="0.4347in"/>
    </style:style>
    <style:style style:name="Table49.A1" style:family="table-cell">
      <style:table-cell-properties fo:padding-left="0.075in" fo:padding-right="0.075in" fo:padding-top="0in" fo:padding-bottom="0in" fo:border="none"/>
    </style:style>
    <style:style style:name="Table50" style:family="table">
      <style:table-properties style:width="6.65in" fo:margin-left="0in" table:align="left"/>
    </style:style>
    <style:style style:name="Table50.A" style:family="table-column">
      <style:table-column-properties style:column-width="6.2in"/>
    </style:style>
    <style:style style:name="Table50.B" style:family="table-column">
      <style:table-column-properties style:column-width="0.45in"/>
    </style:style>
    <style:style style:name="Table50.A1" style:family="table-cell">
      <style:table-cell-properties fo:padding-left="0.075in" fo:padding-right="0.075in" fo:padding-top="0in" fo:padding-bottom="0in" fo:border="none"/>
    </style:style>
    <style:style style:name="Table51" style:family="table">
      <style:table-properties style:width="6.05in" fo:margin-left="0in" table:align="left"/>
    </style:style>
    <style:style style:name="Table51.A" style:family="table-column">
      <style:table-column-properties style:column-width="5.6153in"/>
    </style:style>
    <style:style style:name="Table51.B" style:family="table-column">
      <style:table-column-properties style:column-width="0.4347in"/>
    </style:style>
    <style:style style:name="Table51.A1" style:family="table-cell">
      <style:table-cell-properties fo:padding-left="0.075in" fo:padding-right="0.075in" fo:padding-top="0in" fo:padding-bottom="0in" fo:border="none"/>
    </style:style>
    <style:style style:name="Table52" style:family="table">
      <style:table-properties style:width="6.65in" fo:margin-left="0in" table:align="left"/>
    </style:style>
    <style:style style:name="Table52.A" style:family="table-column">
      <style:table-column-properties style:column-width="3.325in"/>
    </style:style>
    <style:style style:name="Table52.A1" style:family="table-cell">
      <style:table-cell-properties fo:padding-left="0.075in" fo:padding-right="0.075in" fo:padding-top="0in" fo:padding-bottom="0in" fo:border="none"/>
    </style:style>
    <style:style style:name="Table53" style:family="table">
      <style:table-properties style:width="6.65in" fo:margin-left="0in" table:align="left"/>
    </style:style>
    <style:style style:name="Table53.A" style:family="table-column">
      <style:table-column-properties style:column-width="6.075in"/>
    </style:style>
    <style:style style:name="Table53.B" style:family="table-column">
      <style:table-column-properties style:column-width="0.575in"/>
    </style:style>
    <style:style style:name="Table53.A1" style:family="table-cell">
      <style:table-cell-properties fo:padding-left="0.075in" fo:padding-right="0.075in" fo:padding-top="0in" fo:padding-bottom="0in" fo:border="none"/>
    </style:style>
    <style:style style:name="Table54" style:family="table">
      <style:table-properties style:width="6.65in" fo:margin-left="0in" table:align="left"/>
    </style:style>
    <style:style style:name="Table54.A" style:family="table-column">
      <style:table-column-properties style:column-width="6.075in"/>
    </style:style>
    <style:style style:name="Table54.B" style:family="table-column">
      <style:table-column-properties style:column-width="0.575in"/>
    </style:style>
    <style:style style:name="Table54.A1" style:family="table-cell">
      <style:table-cell-properties fo:padding-left="0.075in" fo:padding-right="0.075in" fo:padding-top="0in" fo:padding-bottom="0in" fo:border="none"/>
    </style:style>
    <style:style style:name="Table55" style:family="table">
      <style:table-properties style:width="6.65in" fo:margin-left="0in" table:align="left"/>
    </style:style>
    <style:style style:name="Table55.A" style:family="table-column">
      <style:table-column-properties style:column-width="6.075in"/>
    </style:style>
    <style:style style:name="Table55.B" style:family="table-column">
      <style:table-column-properties style:column-width="0.575in"/>
    </style:style>
    <style:style style:name="Table55.A1" style:family="table-cell">
      <style:table-cell-properties fo:padding-left="0.075in" fo:padding-right="0.075in" fo:padding-top="0in" fo:padding-bottom="0in" fo:border="none"/>
    </style:style>
    <style:style style:name="Table56" style:family="table">
      <style:table-properties style:width="6.7in" fo:margin-left="0in" table:align="left"/>
    </style:style>
    <style:style style:name="Table56.A" style:family="table-column">
      <style:table-column-properties style:column-width="3.3167in"/>
    </style:style>
    <style:style style:name="Table56.B" style:family="table-column">
      <style:table-column-properties style:column-width="3.3833in"/>
    </style:style>
    <style:style style:name="Table56.A1" style:family="table-cell">
      <style:table-cell-properties fo:padding-left="0.075in" fo:padding-right="0.075in" fo:padding-top="0in" fo:padding-bottom="0in" fo:border="none"/>
    </style:style>
    <style:style style:name="Table57" style:family="table">
      <style:table-properties style:width="6.65in" fo:margin-left="0in" table:align="left"/>
    </style:style>
    <style:style style:name="Table57.A" style:family="table-column">
      <style:table-column-properties style:column-width="6.075in"/>
    </style:style>
    <style:style style:name="Table57.B" style:family="table-column">
      <style:table-column-properties style:column-width="0.575in"/>
    </style:style>
    <style:style style:name="Table57.A1" style:family="table-cell">
      <style:table-cell-properties fo:padding-left="0.075in" fo:padding-right="0.075in" fo:padding-top="0in" fo:padding-bottom="0in" fo:border="none"/>
    </style:style>
    <style:style style:name="Table58" style:family="table">
      <style:table-properties style:width="6.65in" fo:margin-left="0in" table:align="left"/>
    </style:style>
    <style:style style:name="Table58.A" style:family="table-column">
      <style:table-column-properties style:column-width="6.075in"/>
    </style:style>
    <style:style style:name="Table58.B" style:family="table-column">
      <style:table-column-properties style:column-width="0.575in"/>
    </style:style>
    <style:style style:name="Table58.A1" style:family="table-cell">
      <style:table-cell-properties fo:padding-left="0.075in" fo:padding-right="0.075in" fo:padding-top="0in" fo:padding-bottom="0in" fo:border="none"/>
    </style:style>
    <style:style style:name="Table59" style:family="table">
      <style:table-properties style:width="6.65in" fo:margin-left="0in" table:align="left"/>
    </style:style>
    <style:style style:name="Table59.A" style:family="table-column">
      <style:table-column-properties style:column-width="2.075in"/>
    </style:style>
    <style:style style:name="Table59.B" style:family="table-column">
      <style:table-column-properties style:column-width="2.3125in"/>
    </style:style>
    <style:style style:name="Table59.C" style:family="table-column">
      <style:table-column-properties style:column-width="2.2625in"/>
    </style:style>
    <style:style style:name="Table59.A1" style:family="table-cell">
      <style:table-cell-properties fo:padding-left="0.075in" fo:padding-right="0.075in" fo:padding-top="0in" fo:padding-bottom="0in" fo:border="0.5pt solid #000000"/>
    </style:style>
    <style:style style:name="Table60" style:family="table">
      <style:table-properties style:width="6.65in" fo:margin-left="0in" table:align="left"/>
    </style:style>
    <style:style style:name="Table60.A" style:family="table-column">
      <style:table-column-properties style:column-width="6.2in"/>
    </style:style>
    <style:style style:name="Table60.B" style:family="table-column">
      <style:table-column-properties style:column-width="0.45in"/>
    </style:style>
    <style:style style:name="Table60.A1" style:family="table-cell">
      <style:table-cell-properties fo:padding-left="0.075in" fo:padding-right="0.075in" fo:padding-top="0in" fo:padding-bottom="0in" fo:border="none"/>
    </style:style>
    <style:style style:name="Table61" style:family="table">
      <style:table-properties style:width="6.05in" fo:margin-left="0in" table:align="left"/>
    </style:style>
    <style:style style:name="Table61.A" style:family="table-column">
      <style:table-column-properties style:column-width="5.6153in"/>
    </style:style>
    <style:style style:name="Table61.B" style:family="table-column">
      <style:table-column-properties style:column-width="0.4347in"/>
    </style:style>
    <style:style style:name="Table61.A1" style:family="table-cell">
      <style:table-cell-properties fo:padding-left="0.075in" fo:padding-right="0.075in" fo:padding-top="0in" fo:padding-bottom="0in" fo:border="none"/>
    </style:style>
    <style:style style:name="Table62" style:family="table">
      <style:table-properties style:width="6.05in" fo:margin-left="0in" table:align="left"/>
    </style:style>
    <style:style style:name="Table62.A" style:family="table-column">
      <style:table-column-properties style:column-width="5.6153in"/>
    </style:style>
    <style:style style:name="Table62.B" style:family="table-column">
      <style:table-column-properties style:column-width="0.4347in"/>
    </style:style>
    <style:style style:name="Table62.A1" style:family="table-cell">
      <style:table-cell-properties fo:padding-left="0.075in" fo:padding-right="0.075in" fo:padding-top="0in" fo:padding-bottom="0in" fo:border="none"/>
    </style:style>
    <style:style style:name="Table63" style:family="table">
      <style:table-properties style:width="6.05in" fo:margin-left="0in" table:align="left"/>
    </style:style>
    <style:style style:name="Table63.A" style:family="table-column">
      <style:table-column-properties style:column-width="5.6153in"/>
    </style:style>
    <style:style style:name="Table63.B" style:family="table-column">
      <style:table-column-properties style:column-width="0.4347in"/>
    </style:style>
    <style:style style:name="Table63.A1" style:family="table-cell">
      <style:table-cell-properties fo:padding-left="0.075in" fo:padding-right="0.075in" fo:padding-top="0in" fo:padding-bottom="0in" fo:border="none"/>
    </style:style>
    <style:style style:name="Table64" style:family="table">
      <style:table-properties style:width="6.05in" fo:margin-left="0in" table:align="left"/>
    </style:style>
    <style:style style:name="Table64.A" style:family="table-column">
      <style:table-column-properties style:column-width="5.6153in"/>
    </style:style>
    <style:style style:name="Table64.B" style:family="table-column">
      <style:table-column-properties style:column-width="0.4347in"/>
    </style:style>
    <style:style style:name="Table64.A1" style:family="table-cell">
      <style:table-cell-properties fo:padding-left="0.075in" fo:padding-right="0.075in" fo:padding-top="0in" fo:padding-bottom="0in" fo:border="none"/>
    </style:style>
    <style:style style:name="Table65" style:family="table">
      <style:table-properties style:width="6.05in" fo:margin-left="0in" table:align="left"/>
    </style:style>
    <style:style style:name="Table65.A" style:family="table-column">
      <style:table-column-properties style:column-width="5.6153in"/>
    </style:style>
    <style:style style:name="Table65.B" style:family="table-column">
      <style:table-column-properties style:column-width="0.4347in"/>
    </style:style>
    <style:style style:name="Table65.A1" style:family="table-cell">
      <style:table-cell-properties fo:padding-left="0.075in" fo:padding-right="0.075in" fo:padding-top="0in" fo:padding-bottom="0in" fo:border="none"/>
    </style:style>
    <style:style style:name="Table66" style:family="table">
      <style:table-properties style:width="6.05in" fo:margin-left="0in" table:align="left"/>
    </style:style>
    <style:style style:name="Table66.A" style:family="table-column">
      <style:table-column-properties style:column-width="5.6153in"/>
    </style:style>
    <style:style style:name="Table66.B" style:family="table-column">
      <style:table-column-properties style:column-width="0.4347in"/>
    </style:style>
    <style:style style:name="Table66.A1" style:family="table-cell">
      <style:table-cell-properties fo:padding-left="0.075in" fo:padding-right="0.075in" fo:padding-top="0in" fo:padding-bottom="0in" fo:border="none"/>
    </style:style>
    <style:style style:name="Table67" style:family="table">
      <style:table-properties style:width="6.05in" fo:margin-left="0in" table:align="left"/>
    </style:style>
    <style:style style:name="Table67.A" style:family="table-column">
      <style:table-column-properties style:column-width="5.6153in"/>
    </style:style>
    <style:style style:name="Table67.B" style:family="table-column">
      <style:table-column-properties style:column-width="0.4347in"/>
    </style:style>
    <style:style style:name="Table67.A1" style:family="table-cell">
      <style:table-cell-properties fo:padding-left="0.075in" fo:padding-right="0.075in" fo:padding-top="0in" fo:padding-bottom="0in" fo:border="none"/>
    </style:style>
    <style:style style:name="Table68" style:family="table">
      <style:table-properties style:width="6.05in" fo:margin-left="0in" table:align="left"/>
    </style:style>
    <style:style style:name="Table68.A" style:family="table-column">
      <style:table-column-properties style:column-width="5.6153in"/>
    </style:style>
    <style:style style:name="Table68.B" style:family="table-column">
      <style:table-column-properties style:column-width="0.4347in"/>
    </style:style>
    <style:style style:name="Table68.A1" style:family="table-cell">
      <style:table-cell-properties fo:padding-left="0.075in" fo:padding-right="0.075in" fo:padding-top="0in" fo:padding-bottom="0in" fo:border="none"/>
    </style:style>
    <style:style style:name="Table69" style:family="table">
      <style:table-properties style:width="6.05in" fo:margin-left="0in" table:align="left"/>
    </style:style>
    <style:style style:name="Table69.A" style:family="table-column">
      <style:table-column-properties style:column-width="5.6153in"/>
    </style:style>
    <style:style style:name="Table69.B" style:family="table-column">
      <style:table-column-properties style:column-width="0.4347in"/>
    </style:style>
    <style:style style:name="Table69.A1" style:family="table-cell">
      <style:table-cell-properties fo:padding-left="0.075in" fo:padding-right="0.075in" fo:padding-top="0in" fo:padding-bottom="0in" fo:border="none"/>
    </style:style>
    <style:style style:name="Table70" style:family="table">
      <style:table-properties style:width="6.05in" fo:margin-left="0in" table:align="left"/>
    </style:style>
    <style:style style:name="Table70.A" style:family="table-column">
      <style:table-column-properties style:column-width="5.6153in"/>
    </style:style>
    <style:style style:name="Table70.B" style:family="table-column">
      <style:table-column-properties style:column-width="0.4347in"/>
    </style:style>
    <style:style style:name="Table70.A1" style:family="table-cell">
      <style:table-cell-properties fo:padding-left="0.075in" fo:padding-right="0.075in" fo:padding-top="0in" fo:padding-bottom="0in" fo:border="none"/>
    </style:style>
    <style:style style:name="Table71" style:family="table">
      <style:table-properties style:width="6.05in" fo:margin-left="0in" table:align="left"/>
    </style:style>
    <style:style style:name="Table71.A" style:family="table-column">
      <style:table-column-properties style:column-width="5.6153in"/>
    </style:style>
    <style:style style:name="Table71.B" style:family="table-column">
      <style:table-column-properties style:column-width="0.4347in"/>
    </style:style>
    <style:style style:name="Table71.A1" style:family="table-cell">
      <style:table-cell-properties fo:padding-left="0.075in" fo:padding-right="0.075in" fo:padding-top="0in" fo:padding-bottom="0in" fo:border="none"/>
    </style:style>
    <style:style style:name="Table72" style:family="table">
      <style:table-properties style:width="6.05in" fo:margin-left="0in" table:align="left"/>
    </style:style>
    <style:style style:name="Table72.A" style:family="table-column">
      <style:table-column-properties style:column-width="5.6153in"/>
    </style:style>
    <style:style style:name="Table72.B" style:family="table-column">
      <style:table-column-properties style:column-width="0.4347in"/>
    </style:style>
    <style:style style:name="Table72.A1" style:family="table-cell">
      <style:table-cell-properties fo:padding-left="0.075in" fo:padding-right="0.075in" fo:padding-top="0in" fo:padding-bottom="0in" fo:border="none"/>
    </style:style>
    <style:style style:name="Table73" style:family="table">
      <style:table-properties style:width="6.05in" fo:margin-left="0in" table:align="left"/>
    </style:style>
    <style:style style:name="Table73.A" style:family="table-column">
      <style:table-column-properties style:column-width="5.6153in"/>
    </style:style>
    <style:style style:name="Table73.B" style:family="table-column">
      <style:table-column-properties style:column-width="0.4347in"/>
    </style:style>
    <style:style style:name="Table73.A1" style:family="table-cell">
      <style:table-cell-properties fo:padding-left="0.075in" fo:padding-right="0.075in" fo:padding-top="0in" fo:padding-bottom="0in" fo:border="none"/>
    </style:style>
    <style:style style:name="Table74" style:family="table">
      <style:table-properties style:width="6.05in" fo:margin-left="0in" table:align="left"/>
    </style:style>
    <style:style style:name="Table74.A" style:family="table-column">
      <style:table-column-properties style:column-width="5.6153in"/>
    </style:style>
    <style:style style:name="Table74.B" style:family="table-column">
      <style:table-column-properties style:column-width="0.4347in"/>
    </style:style>
    <style:style style:name="Table74.A1" style:family="table-cell">
      <style:table-cell-properties fo:padding-left="0.075in" fo:padding-right="0.075in" fo:padding-top="0in" fo:padding-bottom="0in" fo:border="none"/>
    </style:style>
    <style:style style:name="Table75" style:family="table">
      <style:table-properties style:width="6.05in" fo:margin-left="0in" table:align="left"/>
    </style:style>
    <style:style style:name="Table75.A" style:family="table-column">
      <style:table-column-properties style:column-width="5.6153in"/>
    </style:style>
    <style:style style:name="Table75.B" style:family="table-column">
      <style:table-column-properties style:column-width="0.4347in"/>
    </style:style>
    <style:style style:name="Table75.A1" style:family="table-cell">
      <style:table-cell-properties fo:padding-left="0.075in" fo:padding-right="0.075in" fo:padding-top="0in" fo:padding-bottom="0in" fo:border="none"/>
    </style:style>
    <style:style style:name="Table76" style:family="table">
      <style:table-properties style:width="6.05in" fo:margin-left="0in" table:align="left"/>
    </style:style>
    <style:style style:name="Table76.A" style:family="table-column">
      <style:table-column-properties style:column-width="5.6153in"/>
    </style:style>
    <style:style style:name="Table76.B" style:family="table-column">
      <style:table-column-properties style:column-width="0.4347in"/>
    </style:style>
    <style:style style:name="Table76.A1" style:family="table-cell">
      <style:table-cell-properties fo:padding-left="0.075in" fo:padding-right="0.075in" fo:padding-top="0in" fo:padding-bottom="0in" fo:border="none"/>
    </style:style>
    <style:style style:name="Table77" style:family="table">
      <style:table-properties style:width="6.5in" style:rel-width="100%" fo:margin-left="0in" table:align="left"/>
    </style:style>
    <style:style style:name="Table77.A" style:family="table-column">
      <style:table-column-properties style:column-width="1.6326in" style:rel-column-width="2405*"/>
    </style:style>
    <style:style style:name="Table77.B" style:family="table-column">
      <style:table-column-properties style:column-width="1.5799in" style:rel-column-width="2327*"/>
    </style:style>
    <style:style style:name="Table77.C" style:family="table-column">
      <style:table-column-properties style:column-width="1.4458in" style:rel-column-width="2130*"/>
    </style:style>
    <style:style style:name="Table77.D" style:family="table-column">
      <style:table-column-properties style:column-width="1.8424in" style:rel-column-width="2714*"/>
    </style:style>
    <style:style style:name="Table77.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77.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77.B2" style:family="table-cell">
      <style:table-cell-properties fo:background-color="#a7bfde" fo:padding-left="0.075in" fo:padding-right="0.075in" fo:padding-top="0in" fo:padding-bottom="0in" fo:border="1pt solid #ffffff">
        <style:background-image/>
      </style:table-cell-properties>
    </style:style>
    <style:style style:name="Table77.A3" style:family="table-cell">
      <style:table-cell-properties fo:background-color="#4f81bd" fo:padding-left="0.075in" fo:padding-right="0.075in" fo:padding-top="0in" fo:padding-bottom="0in" fo:border-left="1pt solid #ffffff" fo:border-right="3pt solid #ffffff" fo:border-top="0.75pt solid #ffffff" fo:border-bottom="1pt solid #ffffff">
        <style:background-image/>
      </style:table-cell-properties>
    </style:style>
    <style:style style:name="Table77.B3"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77.D3"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78" style:family="table">
      <style:table-properties style:width="6.05in" fo:margin-left="0in" table:align="left"/>
    </style:style>
    <style:style style:name="Table78.A" style:family="table-column">
      <style:table-column-properties style:column-width="5.6153in"/>
    </style:style>
    <style:style style:name="Table78.B" style:family="table-column">
      <style:table-column-properties style:column-width="0.4347in"/>
    </style:style>
    <style:style style:name="Table78.A1" style:family="table-cell">
      <style:table-cell-properties fo:padding-left="0.075in" fo:padding-right="0.075in" fo:padding-top="0in" fo:padding-bottom="0in" fo:border="none"/>
    </style:style>
    <style:style style:name="Table79" style:family="table">
      <style:table-properties style:width="6.7625in" fo:margin-left="0in" table:align="left"/>
    </style:style>
    <style:style style:name="Table79.A" style:family="table-column">
      <style:table-column-properties style:column-width="1.2in"/>
    </style:style>
    <style:style style:name="Table79.B" style:family="table-column">
      <style:table-column-properties style:column-width="2.75in"/>
    </style:style>
    <style:style style:name="Table79.C" style:family="table-column">
      <style:table-column-properties style:column-width="2.8125in"/>
    </style:style>
    <style:style style:name="Table79.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79.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79.B2" style:family="table-cell">
      <style:table-cell-properties fo:background-color="#a7bfde" fo:padding-left="0.075in" fo:padding-right="0.075in" fo:padding-top="0in" fo:padding-bottom="0in" fo:border="1pt solid #ffffff">
        <style:background-image/>
      </style:table-cell-properties>
    </style:style>
    <style:style style:name="Table79.A3" style:family="table-cell">
      <style:table-cell-properties fo:background-color="#4f81bd" fo:padding-left="0.075in" fo:padding-right="0.075in" fo:padding-top="0in" fo:padding-bottom="0in" fo:border-left="1pt solid #ffffff" fo:border-right="3pt solid #ffffff" fo:border-top="0.75pt solid #ffffff" fo:border-bottom="none">
        <style:background-image/>
      </style:table-cell-properties>
    </style:style>
    <style:style style:name="Table79.B3" style:family="table-cell">
      <style:table-cell-properties fo:background-color="#d3dfee" fo:padding-left="0.075in" fo:padding-right="0.075in" fo:padding-top="0in" fo:padding-bottom="0in" fo:border="0.75pt solid #ffffff">
        <style:background-image/>
      </style:table-cell-properties>
    </style:style>
    <style:style style:name="Table79.C3" style:family="table-cell">
      <style:table-cell-properties fo:background-color="#d3dfee" fo:padding-left="0.075in" fo:padding-right="0.075in" fo:padding-top="0in" fo:padding-bottom="0in" fo:border-left="0.75pt solid #ffffff" fo:border-right="1pt solid #ffffff" fo:border-top="0.75pt solid #ffffff" fo:border-bottom="0.75pt solid #ffffff">
        <style:background-image/>
      </style:table-cell-properties>
    </style:style>
    <style:style style:name="Table79.A8" style:family="table-cell">
      <style:table-cell-properties fo:background-color="#4f81bd" fo:padding-left="0.075in" fo:padding-right="0.075in" fo:padding-top="0in" fo:padding-bottom="0in" fo:border-left="1pt solid #ffffff" fo:border-right="3pt solid #ffffff" fo:border-top="1pt solid #ffffff" fo:border-bottom="1pt solid #ffffff">
        <style:background-image/>
      </style:table-cell-properties>
    </style:style>
    <style:style style:name="Table80" style:family="table">
      <style:table-properties style:width="6.05in" fo:margin-left="0in" table:align="left"/>
    </style:style>
    <style:style style:name="Table80.A" style:family="table-column">
      <style:table-column-properties style:column-width="5.6153in"/>
    </style:style>
    <style:style style:name="Table80.B" style:family="table-column">
      <style:table-column-properties style:column-width="0.4347in"/>
    </style:style>
    <style:style style:name="Table80.A1" style:family="table-cell">
      <style:table-cell-properties fo:padding-left="0.075in" fo:padding-right="0.075in" fo:padding-top="0in" fo:padding-bottom="0in" fo:border="none"/>
    </style:style>
    <style:style style:name="Table81" style:family="table">
      <style:table-properties style:width="6.05in" fo:margin-left="0in" table:align="left"/>
    </style:style>
    <style:style style:name="Table81.A" style:family="table-column">
      <style:table-column-properties style:column-width="5.6153in"/>
    </style:style>
    <style:style style:name="Table81.B" style:family="table-column">
      <style:table-column-properties style:column-width="0.4347in"/>
    </style:style>
    <style:style style:name="Table81.A1" style:family="table-cell">
      <style:table-cell-properties fo:padding-left="0.075in" fo:padding-right="0.075in" fo:padding-top="0in" fo:padding-bottom="0in" fo:border="none"/>
    </style:style>
    <style:style style:name="Table82" style:family="table">
      <style:table-properties style:width="6.05in" fo:margin-left="0in" table:align="left"/>
    </style:style>
    <style:style style:name="Table82.A" style:family="table-column">
      <style:table-column-properties style:column-width="5.6153in"/>
    </style:style>
    <style:style style:name="Table82.B" style:family="table-column">
      <style:table-column-properties style:column-width="0.4347in"/>
    </style:style>
    <style:style style:name="Table82.A1" style:family="table-cell">
      <style:table-cell-properties fo:padding-left="0.075in" fo:padding-right="0.075in" fo:padding-top="0in" fo:padding-bottom="0in" fo:border="none"/>
    </style:style>
    <style:style style:name="Table83" style:family="table">
      <style:table-properties style:width="6.05in" fo:margin-left="0in" table:align="left"/>
    </style:style>
    <style:style style:name="Table83.A" style:family="table-column">
      <style:table-column-properties style:column-width="5.6153in"/>
    </style:style>
    <style:style style:name="Table83.B" style:family="table-column">
      <style:table-column-properties style:column-width="0.4347in"/>
    </style:style>
    <style:style style:name="Table83.A1" style:family="table-cell">
      <style:table-cell-properties fo:padding-left="0.075in" fo:padding-right="0.075in" fo:padding-top="0in" fo:padding-bottom="0in" fo:border="none"/>
    </style:style>
    <style:style style:name="Table84" style:family="table">
      <style:table-properties style:width="6.5972in" fo:margin-left="0in" table:align="left"/>
    </style:style>
    <style:style style:name="Table84.A" style:family="table-column">
      <style:table-column-properties style:column-width="1.075in"/>
    </style:style>
    <style:style style:name="Table84.B" style:family="table-column">
      <style:table-column-properties style:column-width="2.75in"/>
    </style:style>
    <style:style style:name="Table84.C" style:family="table-column">
      <style:table-column-properties style:column-width="2.7722in"/>
    </style:style>
    <style:style style:name="Table84.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84.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84.B2" style:family="table-cell">
      <style:table-cell-properties fo:background-color="#a7bfde" fo:padding-left="0.075in" fo:padding-right="0.075in" fo:padding-top="0in" fo:padding-bottom="0in" fo:border="1pt solid #ffffff">
        <style:background-image/>
      </style:table-cell-properties>
    </style:style>
    <style:style style:name="Table84.A3" style:family="table-cell">
      <style:table-cell-properties fo:background-color="#4f81bd" fo:padding-left="0.075in" fo:padding-right="0.075in" fo:padding-top="0in" fo:padding-bottom="0in" fo:border-left="1pt solid #ffffff" fo:border-right="3pt solid #ffffff" fo:border-top="0.75pt solid #ffffff" fo:border-bottom="none">
        <style:background-image/>
      </style:table-cell-properties>
    </style:style>
    <style:style style:name="Table84.B3" style:family="table-cell">
      <style:table-cell-properties fo:background-color="#d3dfee" fo:padding-left="0.075in" fo:padding-right="0.075in" fo:padding-top="0in" fo:padding-bottom="0in" fo:border="0.75pt solid #ffffff">
        <style:background-image/>
      </style:table-cell-properties>
    </style:style>
    <style:style style:name="Table84.C3" style:family="table-cell">
      <style:table-cell-properties fo:background-color="#d3dfee" fo:padding-left="0.075in" fo:padding-right="0.075in" fo:padding-top="0in" fo:padding-bottom="0in" fo:border-left="0.75pt solid #ffffff" fo:border-right="1pt solid #ffffff" fo:border-top="0.75pt solid #ffffff" fo:border-bottom="0.75pt solid #ffffff">
        <style:background-image/>
      </style:table-cell-properties>
    </style:style>
    <style:style style:name="Table84.A4" style:family="table-cell">
      <style:table-cell-properties fo:background-color="#4f81bd" fo:padding-left="0.075in" fo:padding-right="0.075in" fo:padding-top="0in" fo:padding-bottom="0in" fo:border-left="1pt solid #ffffff" fo:border-right="3pt solid #ffffff" fo:border-top="1pt solid #ffffff" fo:border-bottom="1pt solid #ffffff">
        <style:background-image/>
      </style:table-cell-properties>
    </style:style>
    <style:style style:name="Table85" style:family="table">
      <style:table-properties style:width="6.65in" fo:margin-left="0in" table:align="left"/>
    </style:style>
    <style:style style:name="Table85.A" style:family="table-column">
      <style:table-column-properties style:column-width="6.075in"/>
    </style:style>
    <style:style style:name="Table85.B" style:family="table-column">
      <style:table-column-properties style:column-width="0.575in"/>
    </style:style>
    <style:style style:name="Table85.A1" style:family="table-cell">
      <style:table-cell-properties fo:padding-left="0.075in" fo:padding-right="0.075in" fo:padding-top="0in" fo:padding-bottom="0in" fo:border="none"/>
    </style:style>
    <style:style style:name="Table86" style:family="table">
      <style:table-properties style:width="6.65in" fo:margin-left="0in" table:align="left"/>
    </style:style>
    <style:style style:name="Table86.A" style:family="table-column">
      <style:table-column-properties style:column-width="6.075in"/>
    </style:style>
    <style:style style:name="Table86.B" style:family="table-column">
      <style:table-column-properties style:column-width="0.575in"/>
    </style:style>
    <style:style style:name="Table86.A1" style:family="table-cell">
      <style:table-cell-properties fo:padding-left="0.075in" fo:padding-right="0.075in" fo:padding-top="0in" fo:padding-bottom="0in" fo:border="none"/>
    </style:style>
    <style:style style:name="Table87" style:family="table">
      <style:table-properties style:width="6.65in" fo:margin-left="0in" table:align="left"/>
    </style:style>
    <style:style style:name="Table87.A" style:family="table-column">
      <style:table-column-properties style:column-width="6.075in"/>
    </style:style>
    <style:style style:name="Table87.B" style:family="table-column">
      <style:table-column-properties style:column-width="0.575in"/>
    </style:style>
    <style:style style:name="Table87.A1" style:family="table-cell">
      <style:table-cell-properties fo:padding-left="0.075in" fo:padding-right="0.075in" fo:padding-top="0in" fo:padding-bottom="0in" fo:border="none"/>
    </style:style>
    <style:style style:name="Table88" style:family="table">
      <style:table-properties style:width="6.65in" fo:margin-left="0in" table:align="left"/>
    </style:style>
    <style:style style:name="Table88.A" style:family="table-column">
      <style:table-column-properties style:column-width="6.075in"/>
    </style:style>
    <style:style style:name="Table88.B" style:family="table-column">
      <style:table-column-properties style:column-width="0.575in"/>
    </style:style>
    <style:style style:name="Table88.A1" style:family="table-cell">
      <style:table-cell-properties fo:padding-left="0.075in" fo:padding-right="0.075in" fo:padding-top="0in" fo:padding-bottom="0in" fo:border="none"/>
    </style:style>
    <style:style style:name="Table89" style:family="table">
      <style:table-properties style:width="6.65in" fo:margin-left="0in" table:align="left"/>
    </style:style>
    <style:style style:name="Table89.A" style:family="table-column">
      <style:table-column-properties style:column-width="6.075in"/>
    </style:style>
    <style:style style:name="Table89.B" style:family="table-column">
      <style:table-column-properties style:column-width="0.575in"/>
    </style:style>
    <style:style style:name="Table89.A1" style:family="table-cell">
      <style:table-cell-properties fo:padding-left="0.075in" fo:padding-right="0.075in" fo:padding-top="0in" fo:padding-bottom="0in" fo:border="none"/>
    </style:style>
    <style:style style:name="Table90" style:family="table">
      <style:table-properties style:width="6.65in" fo:margin-left="0in" table:align="left"/>
    </style:style>
    <style:style style:name="Table90.A" style:family="table-column">
      <style:table-column-properties style:column-width="6.075in"/>
    </style:style>
    <style:style style:name="Table90.B" style:family="table-column">
      <style:table-column-properties style:column-width="0.575in"/>
    </style:style>
    <style:style style:name="Table90.A1" style:family="table-cell">
      <style:table-cell-properties fo:padding-left="0.075in" fo:padding-right="0.075in" fo:padding-top="0in" fo:padding-bottom="0in" fo:border="none"/>
    </style:style>
    <style:style style:name="Table91" style:family="table">
      <style:table-properties style:width="6.65in" fo:margin-left="0in" table:align="left"/>
    </style:style>
    <style:style style:name="Table91.A" style:family="table-column">
      <style:table-column-properties style:column-width="2.95in"/>
    </style:style>
    <style:style style:name="Table91.B" style:family="table-column">
      <style:table-column-properties style:column-width="3.7in"/>
    </style:style>
    <style:style style:name="Table91.A1" style:family="table-cell">
      <style:table-cell-properties fo:background-color="#d3dfee" fo:padding-left="0.075in" fo:padding-right="0.075in" fo:padding-top="0in" fo:padding-bottom="0in" fo:border="1pt solid #7ba0cd">
        <style:background-image/>
      </style:table-cell-properties>
    </style:style>
    <style:style style:name="Table91.A2" style:family="table-cell">
      <style:table-cell-properties fo:background-color="#a7bfde" fo:padding-left="0.075in" fo:padding-right="0.075in" fo:padding-top="0in" fo:padding-bottom="0in" fo:border="1pt solid #7ba0cd">
        <style:background-image/>
      </style:table-cell-properties>
    </style:style>
    <style:style style:name="Table92" style:family="table">
      <style:table-properties style:width="6.5in" style:rel-width="100%" fo:margin-left="0in" table:align="left"/>
    </style:style>
    <style:style style:name="Table92.A" style:family="table-column">
      <style:table-column-properties style:column-width="1.4174in" style:rel-column-width="2088*"/>
    </style:style>
    <style:style style:name="Table92.B" style:family="table-column">
      <style:table-column-properties style:column-width="1.2215in" style:rel-column-width="1800*"/>
    </style:style>
    <style:style style:name="Table92.D" style:family="table-column">
      <style:table-column-properties style:column-width="1.4236in" style:rel-column-width="2097*"/>
    </style:style>
    <style:style style:name="Table92.E" style:family="table-column">
      <style:table-column-properties style:column-width="1.216in" style:rel-column-width="1791*"/>
    </style:style>
    <style:style style:name="Table92.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92.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92.B2" style:family="table-cell">
      <style:table-cell-properties fo:background-color="#a7bfde" fo:padding-left="0.075in" fo:padding-right="0.075in" fo:padding-top="0in" fo:padding-bottom="0in" fo:border="1pt solid #ffffff">
        <style:background-image/>
      </style:table-cell-properties>
    </style:style>
    <style:style style:name="Table92.A3" style:family="table-cell">
      <style:table-cell-properties fo:background-color="#4f81bd" fo:padding-left="0.075in" fo:padding-right="0.075in" fo:padding-top="0in" fo:padding-bottom="0in" fo:border-left="1pt solid #ffffff" fo:border-right="3pt solid #ffffff" fo:border-top="0.75pt solid #ffffff" fo:border-bottom="none">
        <style:background-image/>
      </style:table-cell-properties>
    </style:style>
    <style:style style:name="Table92.B3" style:family="table-cell">
      <style:table-cell-properties fo:background-color="#d3dfee" fo:padding-left="0.075in" fo:padding-right="0.075in" fo:padding-top="0in" fo:padding-bottom="0in" fo:border="0.75pt solid #ffffff">
        <style:background-image/>
      </style:table-cell-properties>
    </style:style>
    <style:style style:name="Table92.E3" style:family="table-cell">
      <style:table-cell-properties fo:background-color="#d3dfee" fo:padding-left="0.075in" fo:padding-right="0.075in" fo:padding-top="0in" fo:padding-bottom="0in" fo:border-left="0.75pt solid #ffffff" fo:border-right="1pt solid #ffffff" fo:border-top="0.75pt solid #ffffff" fo:border-bottom="0.75pt solid #ffffff">
        <style:background-image/>
      </style:table-cell-properties>
    </style:style>
    <style:style style:name="Table92.A16" style:family="table-cell">
      <style:table-cell-properties fo:background-color="#4f81bd" fo:padding-left="0.075in" fo:padding-right="0.075in" fo:padding-top="0in" fo:padding-bottom="0in" fo:border-left="1pt solid #ffffff" fo:border-right="3pt solid #ffffff" fo:border-top="1pt solid #ffffff" fo:border-bottom="1pt solid #ffffff">
        <style:background-image/>
      </style:table-cell-properties>
    </style:style>
    <style:style style:name="Table93" style:family="table">
      <style:table-properties style:width="6.65in" fo:margin-left="0in" table:align="left"/>
    </style:style>
    <style:style style:name="Table93.A" style:family="table-column">
      <style:table-column-properties style:column-width="2.575in"/>
    </style:style>
    <style:style style:name="Table93.B" style:family="table-column">
      <style:table-column-properties style:column-width="1.875in"/>
    </style:style>
    <style:style style:name="Table93.C" style:family="table-column">
      <style:table-column-properties style:column-width="2.2in"/>
    </style:style>
    <style:style style:name="Table93.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93.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93.B2" style:family="table-cell">
      <style:table-cell-properties fo:background-color="#a7bfde" fo:padding-left="0.075in" fo:padding-right="0.075in" fo:padding-top="0in" fo:padding-bottom="0in" fo:border="1pt solid #ffffff">
        <style:background-image/>
      </style:table-cell-properties>
    </style:style>
    <style:style style:name="Table93.A3" style:family="table-cell">
      <style:table-cell-properties fo:background-color="#4f81bd" fo:padding-left="0.075in" fo:padding-right="0.075in" fo:padding-top="0in" fo:padding-bottom="0in" fo:border-left="1pt solid #ffffff" fo:border-right="3pt solid #ffffff" fo:border-top="0.75pt solid #ffffff" fo:border-bottom="1pt solid #ffffff">
        <style:background-image/>
      </style:table-cell-properties>
    </style:style>
    <style:style style:name="Table93.B3"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93.C3"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94" style:family="table">
      <style:table-properties style:width="6.65in" fo:margin-left="0in" table:align="left"/>
    </style:style>
    <style:style style:name="Table94.A" style:family="table-column">
      <style:table-column-properties style:column-width="2.575in"/>
    </style:style>
    <style:style style:name="Table94.B" style:family="table-column">
      <style:table-column-properties style:column-width="1.875in"/>
    </style:style>
    <style:style style:name="Table94.C" style:family="table-column">
      <style:table-column-properties style:column-width="2.2in"/>
    </style:style>
    <style:style style:name="Table94.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94.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94.B2" style:family="table-cell">
      <style:table-cell-properties fo:background-color="#a7bfde" fo:padding-left="0.075in" fo:padding-right="0.075in" fo:padding-top="0in" fo:padding-bottom="0in" fo:border="1pt solid #ffffff">
        <style:background-image/>
      </style:table-cell-properties>
    </style:style>
    <style:style style:name="Table94.A3" style:family="table-cell">
      <style:table-cell-properties fo:background-color="#4f81bd" fo:padding-left="0.075in" fo:padding-right="0.075in" fo:padding-top="0in" fo:padding-bottom="0in" fo:border-left="1pt solid #ffffff" fo:border-right="3pt solid #ffffff" fo:border-top="0.75pt solid #ffffff" fo:border-bottom="1pt solid #ffffff">
        <style:background-image/>
      </style:table-cell-properties>
    </style:style>
    <style:style style:name="Table94.B3"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94.C3"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95" style:family="table">
      <style:table-properties style:width="6.4in" fo:margin-left="0.25in" table:align="left"/>
    </style:style>
    <style:style style:name="Table95.A" style:family="table-column">
      <style:table-column-properties style:column-width="3.2167in"/>
    </style:style>
    <style:style style:name="Table95.B" style:family="table-column">
      <style:table-column-properties style:column-width="3.1833in"/>
    </style:style>
    <style:style style:name="Table95.A1" style:family="table-cell">
      <style:table-cell-properties fo:padding-left="0.075in" fo:padding-right="0.075in" fo:padding-top="0in" fo:padding-bottom="0in" fo:border="none"/>
    </style:style>
    <style:style style:name="Table96" style:family="table">
      <style:table-properties style:width="6.5in" style:rel-width="100%" fo:margin-left="0in" table:align="left"/>
    </style:style>
    <style:style style:name="Table96.A" style:family="table-column">
      <style:table-column-properties style:column-width="1.1049in" style:rel-column-width="1668*"/>
    </style:style>
    <style:style style:name="Table96.B" style:family="table-column">
      <style:table-column-properties style:column-width="0.7542in" style:rel-column-width="1138*"/>
    </style:style>
    <style:style style:name="Table96.C" style:family="table-column">
      <style:table-column-properties style:column-width="0.9903in" style:rel-column-width="1495*"/>
    </style:style>
    <style:style style:name="Table96.D" style:family="table-column">
      <style:table-column-properties style:column-width="0.8819in" style:rel-column-width="1331*"/>
    </style:style>
    <style:style style:name="Table96.E" style:family="table-column">
      <style:table-column-properties style:column-width="0.9403in" style:rel-column-width="1419*"/>
    </style:style>
    <style:style style:name="Table96.F" style:family="table-column">
      <style:table-column-properties style:column-width="0.9417in" style:rel-column-width="1421*"/>
    </style:style>
    <style:style style:name="Table96.G" style:family="table-column">
      <style:table-column-properties style:column-width="0.8875in" style:rel-column-width="1340*"/>
    </style:style>
    <style:style style:name="Table96.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96.2" style:family="table-row">
      <style:table-row-properties style:min-row-height="0.4306in" style:use-optimal-row-height="false"/>
    </style:style>
    <style:style style:name="Table96.A2" style:family="table-cell">
      <style:table-cell-properties fo:background-color="#4f81bd" fo:padding-left="0.075in" fo:padding-right="0.075in" fo:padding-top="0in" fo:padding-bottom="0in" fo:border-left="1pt solid #ffffff" fo:border-right="3pt solid #ffffff" fo:border-top="1pt solid #ffffff" fo:border-bottom="1pt solid #ffffff">
        <style:background-image/>
      </style:table-cell-properties>
    </style:style>
    <style:style style:name="Table96.B2" style:family="table-cell">
      <style:table-cell-properties fo:background-color="#a7bfde" fo:padding-left="0.075in" fo:padding-right="0.075in" fo:padding-top="0in" fo:padding-bottom="0in" fo:border="1pt solid #ffffff">
        <style:background-image/>
      </style:table-cell-properties>
    </style:style>
    <style:style style:name="Table96.B3"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96.G3"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97" style:family="table">
      <style:table-properties style:width="6.5in" style:rel-width="100%" fo:margin-left="0in" table:align="left"/>
    </style:style>
    <style:style style:name="Table97.A" style:family="table-column">
      <style:table-column-properties style:column-width="1.1049in" style:rel-column-width="1668*"/>
    </style:style>
    <style:style style:name="Table97.B" style:family="table-column">
      <style:table-column-properties style:column-width="0.7542in" style:rel-column-width="1138*"/>
    </style:style>
    <style:style style:name="Table97.C" style:family="table-column">
      <style:table-column-properties style:column-width="0.9903in" style:rel-column-width="1495*"/>
    </style:style>
    <style:style style:name="Table97.D" style:family="table-column">
      <style:table-column-properties style:column-width="0.8819in" style:rel-column-width="1331*"/>
    </style:style>
    <style:style style:name="Table97.E" style:family="table-column">
      <style:table-column-properties style:column-width="0.9403in" style:rel-column-width="1419*"/>
    </style:style>
    <style:style style:name="Table97.F" style:family="table-column">
      <style:table-column-properties style:column-width="0.9417in" style:rel-column-width="1421*"/>
    </style:style>
    <style:style style:name="Table97.G" style:family="table-column">
      <style:table-column-properties style:column-width="0.8875in" style:rel-column-width="1340*"/>
    </style:style>
    <style:style style:name="Table97.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97.2" style:family="table-row">
      <style:table-row-properties style:min-row-height="0.4306in" style:use-optimal-row-height="false"/>
    </style:style>
    <style:style style:name="Table97.A2" style:family="table-cell">
      <style:table-cell-properties fo:background-color="#4f81bd" fo:padding-left="0.075in" fo:padding-right="0.075in" fo:padding-top="0in" fo:padding-bottom="0in" fo:border-left="1pt solid #ffffff" fo:border-right="3pt solid #ffffff" fo:border-top="1pt solid #ffffff" fo:border-bottom="1pt solid #ffffff">
        <style:background-image/>
      </style:table-cell-properties>
    </style:style>
    <style:style style:name="Table97.B2" style:family="table-cell">
      <style:table-cell-properties fo:background-color="#a7bfde" fo:padding-left="0.075in" fo:padding-right="0.075in" fo:padding-top="0in" fo:padding-bottom="0in" fo:border="1pt solid #ffffff">
        <style:background-image/>
      </style:table-cell-properties>
    </style:style>
    <style:style style:name="Table97.B3"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97.G3"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98" style:family="table">
      <style:table-properties style:width="6.5in" style:rel-width="100%" fo:margin-left="0in" table:align="left"/>
    </style:style>
    <style:style style:name="Table98.A" style:family="table-column">
      <style:table-column-properties style:column-width="1.1049in" style:rel-column-width="1668*"/>
    </style:style>
    <style:style style:name="Table98.B" style:family="table-column">
      <style:table-column-properties style:column-width="0.7542in" style:rel-column-width="1138*"/>
    </style:style>
    <style:style style:name="Table98.C" style:family="table-column">
      <style:table-column-properties style:column-width="0.9903in" style:rel-column-width="1495*"/>
    </style:style>
    <style:style style:name="Table98.D" style:family="table-column">
      <style:table-column-properties style:column-width="0.8819in" style:rel-column-width="1331*"/>
    </style:style>
    <style:style style:name="Table98.E" style:family="table-column">
      <style:table-column-properties style:column-width="0.9403in" style:rel-column-width="1419*"/>
    </style:style>
    <style:style style:name="Table98.F" style:family="table-column">
      <style:table-column-properties style:column-width="0.9417in" style:rel-column-width="1421*"/>
    </style:style>
    <style:style style:name="Table98.G" style:family="table-column">
      <style:table-column-properties style:column-width="0.8875in" style:rel-column-width="1340*"/>
    </style:style>
    <style:style style:name="Table98.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98.2" style:family="table-row">
      <style:table-row-properties style:min-row-height="0.4306in" style:use-optimal-row-height="false"/>
    </style:style>
    <style:style style:name="Table98.A2" style:family="table-cell">
      <style:table-cell-properties fo:background-color="#4f81bd" fo:padding-left="0.075in" fo:padding-right="0.075in" fo:padding-top="0in" fo:padding-bottom="0in" fo:border-left="1pt solid #ffffff" fo:border-right="3pt solid #ffffff" fo:border-top="1pt solid #ffffff" fo:border-bottom="1pt solid #ffffff">
        <style:background-image/>
      </style:table-cell-properties>
    </style:style>
    <style:style style:name="Table98.B2" style:family="table-cell">
      <style:table-cell-properties fo:background-color="#a7bfde" fo:padding-left="0.075in" fo:padding-right="0.075in" fo:padding-top="0in" fo:padding-bottom="0in" fo:border="1pt solid #ffffff">
        <style:background-image/>
      </style:table-cell-properties>
    </style:style>
    <style:style style:name="Table98.B3"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98.G3"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99" style:family="table">
      <style:table-properties style:width="6.65in" fo:margin-left="0in" table:align="left"/>
    </style:style>
    <style:style style:name="Table99.A" style:family="table-column">
      <style:table-column-properties style:column-width="6.075in"/>
    </style:style>
    <style:style style:name="Table99.B" style:family="table-column">
      <style:table-column-properties style:column-width="0.575in"/>
    </style:style>
    <style:style style:name="Table99.A1" style:family="table-cell">
      <style:table-cell-properties fo:padding-left="0.075in" fo:padding-right="0.075in" fo:padding-top="0in" fo:padding-bottom="0in" fo:border="none"/>
    </style:style>
    <style:style style:name="Table100" style:family="table">
      <style:table-properties style:width="6.65in" fo:margin-left="0in" table:align="left"/>
    </style:style>
    <style:style style:name="Table100.A" style:family="table-column">
      <style:table-column-properties style:column-width="6.075in"/>
    </style:style>
    <style:style style:name="Table100.B" style:family="table-column">
      <style:table-column-properties style:column-width="0.575in"/>
    </style:style>
    <style:style style:name="Table100.A1" style:family="table-cell">
      <style:table-cell-properties fo:padding-left="0.075in" fo:padding-right="0.075in" fo:padding-top="0in" fo:padding-bottom="0in" fo:border="none"/>
    </style:style>
    <style:style style:name="Table101" style:family="table">
      <style:table-properties style:width="6.65in" fo:margin-left="0in" table:align="left"/>
    </style:style>
    <style:style style:name="Table101.A" style:family="table-column">
      <style:table-column-properties style:column-width="6.075in"/>
    </style:style>
    <style:style style:name="Table101.B" style:family="table-column">
      <style:table-column-properties style:column-width="0.575in"/>
    </style:style>
    <style:style style:name="Table101.A1" style:family="table-cell">
      <style:table-cell-properties fo:padding-left="0.075in" fo:padding-right="0.075in" fo:padding-top="0in" fo:padding-bottom="0in" fo:border="none"/>
    </style:style>
    <style:style style:name="Table102" style:family="table">
      <style:table-properties style:width="6.65in" fo:margin-left="0in" table:align="left"/>
    </style:style>
    <style:style style:name="Table102.A" style:family="table-column">
      <style:table-column-properties style:column-width="6.075in"/>
    </style:style>
    <style:style style:name="Table102.B" style:family="table-column">
      <style:table-column-properties style:column-width="0.575in"/>
    </style:style>
    <style:style style:name="Table102.A1" style:family="table-cell">
      <style:table-cell-properties fo:padding-left="0.075in" fo:padding-right="0.075in" fo:padding-top="0in" fo:padding-bottom="0in" fo:border="none"/>
    </style:style>
    <style:style style:name="Table103" style:family="table">
      <style:table-properties style:width="6.65in" fo:margin-left="0in" table:align="left"/>
    </style:style>
    <style:style style:name="Table103.A" style:family="table-column">
      <style:table-column-properties style:column-width="2.2167in"/>
    </style:style>
    <style:style style:name="Table103.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103.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103.B2" style:family="table-cell">
      <style:table-cell-properties fo:background-color="#a7bfde" fo:padding-left="0.075in" fo:padding-right="0.075in" fo:padding-top="0in" fo:padding-bottom="0in" fo:border="1pt solid #ffffff">
        <style:background-image/>
      </style:table-cell-properties>
    </style:style>
    <style:style style:name="Table103.A3" style:family="table-cell">
      <style:table-cell-properties fo:background-color="#4f81bd" fo:padding-left="0.075in" fo:padding-right="0.075in" fo:padding-top="0in" fo:padding-bottom="0in" fo:border-left="1pt solid #ffffff" fo:border-right="3pt solid #ffffff" fo:border-top="0.75pt solid #ffffff" fo:border-bottom="1pt solid #ffffff">
        <style:background-image/>
      </style:table-cell-properties>
    </style:style>
    <style:style style:name="Table103.B3"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103.C3"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104" style:family="table">
      <style:table-properties style:width="6.65in" fo:margin-left="0in" table:align="left"/>
    </style:style>
    <style:style style:name="Table104.A" style:family="table-column">
      <style:table-column-properties style:column-width="2.45in"/>
    </style:style>
    <style:style style:name="Table104.B" style:family="table-column">
      <style:table-column-properties style:column-width="2.125in"/>
    </style:style>
    <style:style style:name="Table104.C" style:family="table-column">
      <style:table-column-properties style:column-width="2.075in"/>
    </style:style>
    <style:style style:name="Table104.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104.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104.B2" style:family="table-cell">
      <style:table-cell-properties fo:background-color="#a7bfde" fo:padding-left="0.075in" fo:padding-right="0.075in" fo:padding-top="0in" fo:padding-bottom="0in" fo:border="1pt solid #ffffff">
        <style:background-image/>
      </style:table-cell-properties>
    </style:style>
    <style:style style:name="Table104.A3" style:family="table-cell">
      <style:table-cell-properties fo:background-color="#4f81bd" fo:padding-left="0.075in" fo:padding-right="0.075in" fo:padding-top="0in" fo:padding-bottom="0in" fo:border-left="1pt solid #ffffff" fo:border-right="3pt solid #ffffff" fo:border-top="0.75pt solid #ffffff" fo:border-bottom="1pt solid #ffffff">
        <style:background-image/>
      </style:table-cell-properties>
    </style:style>
    <style:style style:name="Table104.B3"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104.C3"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105" style:family="table">
      <style:table-properties style:width="6.65in" fo:margin-left="0in" table:align="left"/>
    </style:style>
    <style:style style:name="Table105.A" style:family="table-column">
      <style:table-column-properties style:column-width="2.45in"/>
    </style:style>
    <style:style style:name="Table105.B" style:family="table-column">
      <style:table-column-properties style:column-width="2.125in"/>
    </style:style>
    <style:style style:name="Table105.C" style:family="table-column">
      <style:table-column-properties style:column-width="2.075in"/>
    </style:style>
    <style:style style:name="Table105.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105.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105.B2" style:family="table-cell">
      <style:table-cell-properties fo:background-color="#a7bfde" fo:padding-left="0.075in" fo:padding-right="0.075in" fo:padding-top="0in" fo:padding-bottom="0in" fo:border="1pt solid #ffffff">
        <style:background-image/>
      </style:table-cell-properties>
    </style:style>
    <style:style style:name="Table105.A3" style:family="table-cell">
      <style:table-cell-properties fo:background-color="#4f81bd" fo:padding-left="0.075in" fo:padding-right="0.075in" fo:padding-top="0in" fo:padding-bottom="0in" fo:border-left="1pt solid #ffffff" fo:border-right="3pt solid #ffffff" fo:border-top="0.75pt solid #ffffff" fo:border-bottom="1pt solid #ffffff">
        <style:background-image/>
      </style:table-cell-properties>
    </style:style>
    <style:style style:name="Table105.B3"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105.C3"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106" style:family="table">
      <style:table-properties style:width="6.65in" fo:margin-left="0in" table:align="left"/>
    </style:style>
    <style:style style:name="Table106.A" style:family="table-column">
      <style:table-column-properties style:column-width="3.325in"/>
    </style:style>
    <style:style style:name="Table106.A1" style:family="table-cell">
      <style:table-cell-properties fo:background-color="#d3dfee" fo:padding-left="0.075in" fo:padding-right="0.075in" fo:padding-top="0in" fo:padding-bottom="0in" fo:border="1pt solid #7ba0cd">
        <style:background-image/>
      </style:table-cell-properties>
    </style:style>
    <style:style style:name="Table106.A2" style:family="table-cell">
      <style:table-cell-properties fo:background-color="#a7bfde" fo:padding-left="0.075in" fo:padding-right="0.075in" fo:padding-top="0in" fo:padding-bottom="0in" fo:border="1pt solid #7ba0cd">
        <style:background-image/>
      </style:table-cell-properties>
    </style:style>
    <style:style style:name="Table107" style:family="table">
      <style:table-properties style:width="6.65in" fo:margin-left="0in" table:align="left"/>
    </style:style>
    <style:style style:name="Table107.A" style:family="table-column">
      <style:table-column-properties style:column-width="3.325in"/>
    </style:style>
    <style:style style:name="Table107.A1" style:family="table-cell">
      <style:table-cell-properties fo:background-color="#d3dfee" fo:padding-left="0.075in" fo:padding-right="0.075in" fo:padding-top="0in" fo:padding-bottom="0in" fo:border="1pt solid #7ba0cd">
        <style:background-image/>
      </style:table-cell-properties>
    </style:style>
    <style:style style:name="Table107.A2" style:family="table-cell">
      <style:table-cell-properties fo:background-color="#a7bfde" fo:padding-left="0.075in" fo:padding-right="0.075in" fo:padding-top="0in" fo:padding-bottom="0in" fo:border="1pt solid #7ba0cd">
        <style:background-image/>
      </style:table-cell-properties>
    </style:style>
    <style:style style:name="Table108" style:family="table">
      <style:table-properties style:width="6.65in" fo:margin-left="0in" table:align="left"/>
    </style:style>
    <style:style style:name="Table108.A" style:family="table-column">
      <style:table-column-properties style:column-width="2.45in"/>
    </style:style>
    <style:style style:name="Table108.B" style:family="table-column">
      <style:table-column-properties style:column-width="2.125in"/>
    </style:style>
    <style:style style:name="Table108.C" style:family="table-column">
      <style:table-column-properties style:column-width="2.075in"/>
    </style:style>
    <style:style style:name="Table108.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108.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108.B2" style:family="table-cell">
      <style:table-cell-properties fo:background-color="#a7bfde" fo:padding-left="0.075in" fo:padding-right="0.075in" fo:padding-top="0in" fo:padding-bottom="0in" fo:border="1pt solid #ffffff">
        <style:background-image/>
      </style:table-cell-properties>
    </style:style>
    <style:style style:name="Table108.A3" style:family="table-cell">
      <style:table-cell-properties fo:background-color="#4f81bd" fo:padding-left="0.075in" fo:padding-right="0.075in" fo:padding-top="0in" fo:padding-bottom="0in" fo:border-left="1pt solid #ffffff" fo:border-right="3pt solid #ffffff" fo:border-top="0.75pt solid #ffffff" fo:border-bottom="1pt solid #ffffff">
        <style:background-image/>
      </style:table-cell-properties>
    </style:style>
    <style:style style:name="Table108.B3"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108.C3"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109" style:family="table">
      <style:table-properties style:width="6.65in" fo:margin-left="0in" table:align="left"/>
    </style:style>
    <style:style style:name="Table109.A" style:family="table-column">
      <style:table-column-properties style:column-width="2.45in"/>
    </style:style>
    <style:style style:name="Table109.B" style:family="table-column">
      <style:table-column-properties style:column-width="2.125in"/>
    </style:style>
    <style:style style:name="Table109.C" style:family="table-column">
      <style:table-column-properties style:column-width="2.075in"/>
    </style:style>
    <style:style style:name="Table109.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109.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109.B2" style:family="table-cell">
      <style:table-cell-properties fo:background-color="#a7bfde" fo:padding-left="0.075in" fo:padding-right="0.075in" fo:padding-top="0in" fo:padding-bottom="0in" fo:border="1pt solid #ffffff">
        <style:background-image/>
      </style:table-cell-properties>
    </style:style>
    <style:style style:name="Table109.A3" style:family="table-cell">
      <style:table-cell-properties fo:background-color="#4f81bd" fo:padding-left="0.075in" fo:padding-right="0.075in" fo:padding-top="0in" fo:padding-bottom="0in" fo:border-left="1pt solid #ffffff" fo:border-right="3pt solid #ffffff" fo:border-top="0.75pt solid #ffffff" fo:border-bottom="1pt solid #ffffff">
        <style:background-image/>
      </style:table-cell-properties>
    </style:style>
    <style:style style:name="Table109.B3"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109.C3"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110" style:family="table">
      <style:table-properties style:width="6.65in" fo:margin-left="0in" table:align="left"/>
    </style:style>
    <style:style style:name="Table110.A" style:family="table-column">
      <style:table-column-properties style:column-width="3.325in"/>
    </style:style>
    <style:style style:name="Table110.A1" style:family="table-cell">
      <style:table-cell-properties fo:background-color="#d3dfee" fo:padding-left="0.075in" fo:padding-right="0.075in" fo:padding-top="0in" fo:padding-bottom="0in" fo:border="1pt solid #7ba0cd">
        <style:background-image/>
      </style:table-cell-properties>
    </style:style>
    <style:style style:name="Table110.A2" style:family="table-cell">
      <style:table-cell-properties fo:background-color="#a7bfde" fo:padding-left="0.075in" fo:padding-right="0.075in" fo:padding-top="0in" fo:padding-bottom="0in" fo:border="1pt solid #7ba0cd">
        <style:background-image/>
      </style:table-cell-properties>
    </style:style>
    <style:style style:name="Table111" style:family="table">
      <style:table-properties style:width="6.65in" fo:margin-left="0in" table:align="left"/>
    </style:style>
    <style:style style:name="Table111.A" style:family="table-column">
      <style:table-column-properties style:column-width="3.325in"/>
    </style:style>
    <style:style style:name="Table111.A1" style:family="table-cell">
      <style:table-cell-properties fo:background-color="#d3dfee" fo:padding-left="0.075in" fo:padding-right="0.075in" fo:padding-top="0in" fo:padding-bottom="0in" fo:border="1pt solid #7ba0cd">
        <style:background-image/>
      </style:table-cell-properties>
    </style:style>
    <style:style style:name="Table111.A2" style:family="table-cell">
      <style:table-cell-properties fo:background-color="#a7bfde" fo:padding-left="0.075in" fo:padding-right="0.075in" fo:padding-top="0in" fo:padding-bottom="0in" fo:border="1pt solid #7ba0cd">
        <style:background-image/>
      </style:table-cell-properties>
    </style:style>
    <style:style style:name="Table112" style:family="table">
      <style:table-properties style:width="6.65in" fo:margin-left="0in" table:align="left"/>
    </style:style>
    <style:style style:name="Table112.A" style:family="table-column">
      <style:table-column-properties style:column-width="2.5125in"/>
    </style:style>
    <style:style style:name="Table112.B" style:family="table-column">
      <style:table-column-properties style:column-width="2.125in"/>
    </style:style>
    <style:style style:name="Table112.C" style:family="table-column">
      <style:table-column-properties style:column-width="2.0125in"/>
    </style:style>
    <style:style style:name="Table112.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112.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112.B2" style:family="table-cell">
      <style:table-cell-properties fo:background-color="#a7bfde" fo:padding-left="0.075in" fo:padding-right="0.075in" fo:padding-top="0in" fo:padding-bottom="0in" fo:border="1pt solid #ffffff">
        <style:background-image/>
      </style:table-cell-properties>
    </style:style>
    <style:style style:name="Table112.A3" style:family="table-cell">
      <style:table-cell-properties fo:background-color="#4f81bd" fo:padding-left="0.075in" fo:padding-right="0.075in" fo:padding-top="0in" fo:padding-bottom="0in" fo:border-left="1pt solid #ffffff" fo:border-right="3pt solid #ffffff" fo:border-top="0.75pt solid #ffffff" fo:border-bottom="1pt solid #ffffff">
        <style:background-image/>
      </style:table-cell-properties>
    </style:style>
    <style:style style:name="Table112.B3"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112.C3"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113" style:family="table">
      <style:table-properties style:width="6.65in" fo:margin-left="0in" table:align="left"/>
    </style:style>
    <style:style style:name="Table113.A" style:family="table-column">
      <style:table-column-properties style:column-width="2.5125in"/>
    </style:style>
    <style:style style:name="Table113.B" style:family="table-column">
      <style:table-column-properties style:column-width="2.125in"/>
    </style:style>
    <style:style style:name="Table113.C" style:family="table-column">
      <style:table-column-properties style:column-width="2.0125in"/>
    </style:style>
    <style:style style:name="Table113.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113.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113.B2" style:family="table-cell">
      <style:table-cell-properties fo:background-color="#a7bfde" fo:padding-left="0.075in" fo:padding-right="0.075in" fo:padding-top="0in" fo:padding-bottom="0in" fo:border="1pt solid #ffffff">
        <style:background-image/>
      </style:table-cell-properties>
    </style:style>
    <style:style style:name="Table113.A3" style:family="table-cell">
      <style:table-cell-properties fo:background-color="#4f81bd" fo:padding-left="0.075in" fo:padding-right="0.075in" fo:padding-top="0in" fo:padding-bottom="0in" fo:border-left="1pt solid #ffffff" fo:border-right="3pt solid #ffffff" fo:border-top="0.75pt solid #ffffff" fo:border-bottom="1pt solid #ffffff">
        <style:background-image/>
      </style:table-cell-properties>
    </style:style>
    <style:style style:name="Table113.B3"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113.C3"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114" style:family="table">
      <style:table-properties style:width="6.65in" fo:margin-left="0in" table:align="left"/>
    </style:style>
    <style:style style:name="Table114.A" style:family="table-column">
      <style:table-column-properties style:column-width="3.325in"/>
    </style:style>
    <style:style style:name="Table114.A1" style:family="table-cell">
      <style:table-cell-properties fo:background-color="#d3dfee" fo:padding-left="0.075in" fo:padding-right="0.075in" fo:padding-top="0in" fo:padding-bottom="0in" fo:border="1pt solid #7ba0cd">
        <style:background-image/>
      </style:table-cell-properties>
    </style:style>
    <style:style style:name="Table114.A2" style:family="table-cell">
      <style:table-cell-properties fo:background-color="#a7bfde" fo:padding-left="0.075in" fo:padding-right="0.075in" fo:padding-top="0in" fo:padding-bottom="0in" fo:border="1pt solid #7ba0cd">
        <style:background-image/>
      </style:table-cell-properties>
    </style:style>
    <style:style style:name="Table115" style:family="table">
      <style:table-properties style:width="6.65in" fo:margin-left="0in" table:align="left"/>
    </style:style>
    <style:style style:name="Table115.A" style:family="table-column">
      <style:table-column-properties style:column-width="3.325in"/>
    </style:style>
    <style:style style:name="Table115.A1" style:family="table-cell">
      <style:table-cell-properties fo:background-color="#d3dfee" fo:padding-left="0.075in" fo:padding-right="0.075in" fo:padding-top="0in" fo:padding-bottom="0in" fo:border="1pt solid #7ba0cd">
        <style:background-image/>
      </style:table-cell-properties>
    </style:style>
    <style:style style:name="Table115.A2" style:family="table-cell">
      <style:table-cell-properties fo:background-color="#a7bfde" fo:padding-left="0.075in" fo:padding-right="0.075in" fo:padding-top="0in" fo:padding-bottom="0in" fo:border="1pt solid #7ba0cd">
        <style:background-image/>
      </style:table-cell-properties>
    </style:style>
    <style:style style:name="Table116" style:family="table">
      <style:table-properties style:width="6.65in" fo:margin-left="0in" table:align="left"/>
    </style:style>
    <style:style style:name="Table116.A" style:family="table-column">
      <style:table-column-properties style:column-width="6.075in"/>
    </style:style>
    <style:style style:name="Table116.B" style:family="table-column">
      <style:table-column-properties style:column-width="0.575in"/>
    </style:style>
    <style:style style:name="Table116.A1" style:family="table-cell">
      <style:table-cell-properties fo:padding-left="0.075in" fo:padding-right="0.075in" fo:padding-top="0in" fo:padding-bottom="0in" fo:border="none"/>
    </style:style>
    <style:style style:name="Table117" style:family="table">
      <style:table-properties style:width="6.65in" fo:margin-left="0in" table:align="left"/>
    </style:style>
    <style:style style:name="Table117.A" style:family="table-column">
      <style:table-column-properties style:column-width="6.075in"/>
    </style:style>
    <style:style style:name="Table117.B" style:family="table-column">
      <style:table-column-properties style:column-width="0.575in"/>
    </style:style>
    <style:style style:name="Table117.A1" style:family="table-cell">
      <style:table-cell-properties fo:padding-left="0.075in" fo:padding-right="0.075in" fo:padding-top="0in" fo:padding-bottom="0in" fo:border="none"/>
    </style:style>
    <style:style style:name="Table118" style:family="table">
      <style:table-properties style:width="6.3993in" fo:margin-left="0in" table:align="left"/>
    </style:style>
    <style:style style:name="Table118.A" style:family="table-column">
      <style:table-column-properties style:column-width="5.325in"/>
    </style:style>
    <style:style style:name="Table118.B" style:family="table-column">
      <style:table-column-properties style:column-width="1.0743in"/>
    </style:style>
    <style:style style:name="Table118.1" style:family="table-row">
      <style:table-row-properties style:min-row-height="0.2083in"/>
    </style:style>
    <style:style style:name="Table118.A1" style:family="table-cell">
      <style:table-cell-properties fo:background-color="#4f81bd" fo:padding-left="0.075in" fo:padding-right="0.075in" fo:padding-top="0in" fo:padding-bottom="0in" fo:border-left="1pt solid #7ba0cd" fo:border-right="none" fo:border-top="1pt solid #7ba0cd" fo:border-bottom="1pt solid #7ba0cd" fo:wrap-option="no-wrap">
        <style:background-image/>
      </style:table-cell-properties>
    </style:style>
    <style:style style:name="Table118.B1" style:family="table-cell">
      <style:table-cell-properties fo:background-color="#4f81bd" fo:padding-left="0.075in" fo:padding-right="0.075in" fo:padding-top="0in" fo:padding-bottom="0in" fo:border-left="none" fo:border-right="1pt solid #7ba0cd" fo:border-top="1pt solid #7ba0cd" fo:border-bottom="1pt solid #7ba0cd" fo:wrap-option="no-wrap">
        <style:background-image/>
      </style:table-cell-properties>
    </style:style>
    <style:style style:name="Table118.A2" style:family="table-cell">
      <style:table-cell-properties fo:background-color="#d3dfee" fo:padding-left="0.075in" fo:padding-right="0.075in" fo:padding-top="0in" fo:padding-bottom="0in" fo:border-left="1pt solid #7ba0cd" fo:border-right="none" fo:border-top="1pt solid #7ba0cd" fo:border-bottom="1pt solid #7ba0cd" fo:wrap-option="no-wrap">
        <style:background-image/>
      </style:table-cell-properties>
    </style:style>
    <style:style style:name="Table118.B2" style:family="table-cell">
      <style:table-cell-properties fo:background-color="#d3dfee" fo:padding-left="0.075in" fo:padding-right="0.075in" fo:padding-top="0in" fo:padding-bottom="0in" fo:border-left="none" fo:border-right="1pt solid #7ba0cd" fo:border-top="1pt solid #7ba0cd" fo:border-bottom="1pt solid #7ba0cd" fo:wrap-option="no-wrap">
        <style:background-image/>
      </style:table-cell-properties>
    </style:style>
    <style:style style:name="Table118.A3" style:family="table-cell">
      <style:table-cell-properties fo:padding-left="0.075in" fo:padding-right="0.075in" fo:padding-top="0in" fo:padding-bottom="0in" fo:border-left="1pt solid #7ba0cd" fo:border-right="none" fo:border-top="1pt solid #7ba0cd" fo:border-bottom="1pt solid #7ba0cd" fo:wrap-option="no-wrap"/>
    </style:style>
    <style:style style:name="Table118.B3" style:family="table-cell">
      <style:table-cell-properties fo:padding-left="0.075in" fo:padding-right="0.075in" fo:padding-top="0in" fo:padding-bottom="0in" fo:border-left="none" fo:border-right="1pt solid #7ba0cd" fo:border-top="1pt solid #7ba0cd" fo:border-bottom="1pt solid #7ba0cd" fo:wrap-option="no-wrap"/>
    </style:style>
    <style:style style:name="Table118.A5" style:family="table-cell">
      <style:table-cell-properties fo:padding-left="0.075in" fo:padding-right="0.075in" fo:padding-top="0in" fo:padding-bottom="0in" fo:border-left="1pt solid #7ba0cd" fo:border-right="none" fo:border-top="1pt solid #7ba0cd" fo:border-bottom="1pt solid #7ba0cd" fo:wrap-option="no-wrap"/>
    </style:style>
    <style:style style:name="Table118.B5" style:family="table-cell">
      <style:table-cell-properties fo:padding-left="0.075in" fo:padding-right="0.075in" fo:padding-top="0in" fo:padding-bottom="0in" fo:border-left="none" fo:border-right="1pt solid #7ba0cd" fo:border-top="1pt solid #7ba0cd" fo:border-bottom="1pt solid #7ba0cd" fo:wrap-option="no-wrap"/>
    </style:style>
    <style:style style:name="Table118.A7" style:family="table-cell">
      <style:table-cell-properties fo:padding-left="0.075in" fo:padding-right="0.075in" fo:padding-top="0in" fo:padding-bottom="0in" fo:border-left="1pt solid #7ba0cd" fo:border-right="none" fo:border-top="1pt solid #7ba0cd" fo:border-bottom="1pt solid #7ba0cd" fo:wrap-option="no-wrap"/>
    </style:style>
    <style:style style:name="Table118.B7" style:family="table-cell">
      <style:table-cell-properties fo:padding-left="0.075in" fo:padding-right="0.075in" fo:padding-top="0in" fo:padding-bottom="0in" fo:border-left="none" fo:border-right="1pt solid #7ba0cd" fo:border-top="1pt solid #7ba0cd" fo:border-bottom="1pt solid #7ba0cd" fo:wrap-option="no-wrap"/>
    </style:style>
    <style:style style:name="Table118.A9" style:family="table-cell">
      <style:table-cell-properties fo:padding-left="0.075in" fo:padding-right="0.075in" fo:padding-top="0in" fo:padding-bottom="0in" fo:border-left="1pt solid #7ba0cd" fo:border-right="none" fo:border-top="1pt solid #7ba0cd" fo:border-bottom="1pt solid #7ba0cd" fo:wrap-option="no-wrap"/>
    </style:style>
    <style:style style:name="Table118.B9" style:family="table-cell">
      <style:table-cell-properties fo:padding-left="0.075in" fo:padding-right="0.075in" fo:padding-top="0in" fo:padding-bottom="0in" fo:border-left="none" fo:border-right="1pt solid #7ba0cd" fo:border-top="1pt solid #7ba0cd" fo:border-bottom="1pt solid #7ba0cd" fo:wrap-option="no-wrap"/>
    </style:style>
    <style:style style:name="Table118.A11" style:family="table-cell">
      <style:table-cell-properties fo:padding-left="0.075in" fo:padding-right="0.075in" fo:padding-top="0in" fo:padding-bottom="0in" fo:border-left="1pt solid #7ba0cd" fo:border-right="none" fo:border-top="1pt solid #7ba0cd" fo:border-bottom="1pt solid #7ba0cd" fo:wrap-option="no-wrap"/>
    </style:style>
    <style:style style:name="Table118.B11" style:family="table-cell">
      <style:table-cell-properties fo:padding-left="0.075in" fo:padding-right="0.075in" fo:padding-top="0in" fo:padding-bottom="0in" fo:border-left="none" fo:border-right="1pt solid #7ba0cd" fo:border-top="1pt solid #7ba0cd" fo:border-bottom="1pt solid #7ba0cd" fo:wrap-option="no-wrap"/>
    </style:style>
    <style:style style:name="Table118.A13" style:family="table-cell">
      <style:table-cell-properties fo:padding-left="0.075in" fo:padding-right="0.075in" fo:padding-top="0in" fo:padding-bottom="0in" fo:border-left="1pt solid #7ba0cd" fo:border-right="none" fo:border-top="1pt solid #7ba0cd" fo:border-bottom="1pt solid #7ba0cd" fo:wrap-option="no-wrap"/>
    </style:style>
    <style:style style:name="Table118.B13" style:family="table-cell">
      <style:table-cell-properties fo:padding-left="0.075in" fo:padding-right="0.075in" fo:padding-top="0in" fo:padding-bottom="0in" fo:border-left="none" fo:border-right="1pt solid #7ba0cd" fo:border-top="1pt solid #7ba0cd" fo:border-bottom="1pt solid #7ba0cd" fo:wrap-option="no-wrap"/>
    </style:style>
    <style:style style:name="Table118.A15" style:family="table-cell">
      <style:table-cell-properties fo:padding-left="0.075in" fo:padding-right="0.075in" fo:padding-top="0in" fo:padding-bottom="0in" fo:border-left="1pt solid #7ba0cd" fo:border-right="none" fo:border-top="1pt solid #7ba0cd" fo:border-bottom="1pt solid #7ba0cd" fo:wrap-option="no-wrap"/>
    </style:style>
    <style:style style:name="Table118.B15" style:family="table-cell">
      <style:table-cell-properties fo:padding-left="0.075in" fo:padding-right="0.075in" fo:padding-top="0in" fo:padding-bottom="0in" fo:border-left="none" fo:border-right="1pt solid #7ba0cd" fo:border-top="1pt solid #7ba0cd" fo:border-bottom="1pt solid #7ba0cd" fo:wrap-option="no-wrap"/>
    </style:style>
    <style:style style:name="Table118.A17" style:family="table-cell">
      <style:table-cell-properties fo:padding-left="0.075in" fo:padding-right="0.075in" fo:padding-top="0in" fo:padding-bottom="0in" fo:border-left="1pt solid #7ba0cd" fo:border-right="none" fo:border-top="1pt solid #7ba0cd" fo:border-bottom="1pt solid #7ba0cd" fo:wrap-option="no-wrap"/>
    </style:style>
    <style:style style:name="Table118.B17" style:family="table-cell">
      <style:table-cell-properties fo:padding-left="0.075in" fo:padding-right="0.075in" fo:padding-top="0in" fo:padding-bottom="0in" fo:border-left="none" fo:border-right="1pt solid #7ba0cd" fo:border-top="1pt solid #7ba0cd" fo:border-bottom="1pt solid #7ba0cd" fo:wrap-option="no-wrap"/>
    </style:style>
    <style:style style:name="Table118.A19" style:family="table-cell">
      <style:table-cell-properties fo:padding-left="0.075in" fo:padding-right="0.075in" fo:padding-top="0in" fo:padding-bottom="0in" fo:border-left="1pt solid #7ba0cd" fo:border-right="none" fo:border-top="1pt solid #7ba0cd" fo:border-bottom="1pt solid #7ba0cd" fo:wrap-option="no-wrap"/>
    </style:style>
    <style:style style:name="Table118.B19" style:family="table-cell">
      <style:table-cell-properties fo:padding-left="0.075in" fo:padding-right="0.075in" fo:padding-top="0in" fo:padding-bottom="0in" fo:border-left="none" fo:border-right="1pt solid #7ba0cd" fo:border-top="1pt solid #7ba0cd" fo:border-bottom="1pt solid #7ba0cd" fo:wrap-option="no-wrap"/>
    </style:style>
    <style:style style:name="Table118.A21" style:family="table-cell">
      <style:table-cell-properties fo:padding-left="0.075in" fo:padding-right="0.075in" fo:padding-top="0in" fo:padding-bottom="0in" fo:border-left="1pt solid #7ba0cd" fo:border-right="none" fo:border-top="1pt solid #7ba0cd" fo:border-bottom="1pt solid #7ba0cd" fo:wrap-option="no-wrap"/>
    </style:style>
    <style:style style:name="Table118.B21" style:family="table-cell">
      <style:table-cell-properties fo:padding-left="0.075in" fo:padding-right="0.075in" fo:padding-top="0in" fo:padding-bottom="0in" fo:border-left="none" fo:border-right="1pt solid #7ba0cd" fo:border-top="1pt solid #7ba0cd" fo:border-bottom="1pt solid #7ba0cd" fo:wrap-option="no-wrap"/>
    </style:style>
    <style:style style:name="Table118.A23" style:family="table-cell">
      <style:table-cell-properties fo:padding-left="0.075in" fo:padding-right="0.075in" fo:padding-top="0in" fo:padding-bottom="0in" fo:border-left="1pt solid #7ba0cd" fo:border-right="none" fo:border-top="1pt solid #7ba0cd" fo:border-bottom="1pt solid #7ba0cd" fo:wrap-option="no-wrap"/>
    </style:style>
    <style:style style:name="Table118.B23" style:family="table-cell">
      <style:table-cell-properties fo:padding-left="0.075in" fo:padding-right="0.075in" fo:padding-top="0in" fo:padding-bottom="0in" fo:border-left="none" fo:border-right="1pt solid #7ba0cd" fo:border-top="1pt solid #7ba0cd" fo:border-bottom="1pt solid #7ba0cd" fo:wrap-option="no-wrap"/>
    </style:style>
    <style:style style:name="Table119" style:family="table">
      <style:table-properties style:width="6.65in" fo:margin-left="0in" table:align="left"/>
    </style:style>
    <style:style style:name="Table119.A" style:family="table-column">
      <style:table-column-properties style:column-width="6.075in"/>
    </style:style>
    <style:style style:name="Table119.B" style:family="table-column">
      <style:table-column-properties style:column-width="0.575in"/>
    </style:style>
    <style:style style:name="Table119.A1" style:family="table-cell">
      <style:table-cell-properties fo:padding-left="0.075in" fo:padding-right="0.075in" fo:padding-top="0in" fo:padding-bottom="0in" fo:border="none"/>
    </style:style>
    <style:style style:name="Table120" style:family="table">
      <style:table-properties style:width="6.65in" fo:margin-left="0in" table:align="left"/>
    </style:style>
    <style:style style:name="Table120.A" style:family="table-column">
      <style:table-column-properties style:column-width="6.075in"/>
    </style:style>
    <style:style style:name="Table120.B" style:family="table-column">
      <style:table-column-properties style:column-width="0.575in"/>
    </style:style>
    <style:style style:name="Table120.A1" style:family="table-cell">
      <style:table-cell-properties fo:padding-left="0.075in" fo:padding-right="0.075in" fo:padding-top="0in" fo:padding-bottom="0in" fo:border="none"/>
    </style:style>
    <style:style style:name="Table121" style:family="table">
      <style:table-properties style:width="6.65in" fo:margin-left="0in" table:align="left"/>
    </style:style>
    <style:style style:name="Table121.A" style:family="table-column">
      <style:table-column-properties style:column-width="6.075in"/>
    </style:style>
    <style:style style:name="Table121.B" style:family="table-column">
      <style:table-column-properties style:column-width="0.575in"/>
    </style:style>
    <style:style style:name="Table121.A1" style:family="table-cell">
      <style:table-cell-properties fo:padding-left="0.075in" fo:padding-right="0.075in" fo:padding-top="0in" fo:padding-bottom="0in" fo:border="none"/>
    </style:style>
    <style:style style:name="Table122" style:family="table">
      <style:table-properties style:width="6.65in" fo:margin-left="0in" table:align="left"/>
    </style:style>
    <style:style style:name="Table122.A" style:family="table-column">
      <style:table-column-properties style:column-width="4.075in"/>
    </style:style>
    <style:style style:name="Table122.B" style:family="table-column">
      <style:table-column-properties style:column-width="2.575in"/>
    </style:style>
    <style:style style:name="Table122.A1" style:family="table-cell">
      <style:table-cell-properties fo:background-color="#d3dfee" fo:padding-left="0.075in" fo:padding-right="0.075in" fo:padding-top="0in" fo:padding-bottom="0in" fo:border="1pt solid #7ba0cd">
        <style:background-image/>
      </style:table-cell-properties>
    </style:style>
    <style:style style:name="Table122.A2" style:family="table-cell">
      <style:table-cell-properties fo:background-color="#a7bfde" fo:padding-left="0.075in" fo:padding-right="0.075in" fo:padding-top="0in" fo:padding-bottom="0in" fo:border="1pt solid #7ba0cd">
        <style:background-image/>
      </style:table-cell-properties>
    </style:style>
    <style:style style:name="Table123" style:family="table">
      <style:table-properties style:width="6.5in" style:rel-width="100%" fo:margin-left="0in" table:align="left"/>
    </style:style>
    <style:style style:name="Table123.A" style:family="table-column">
      <style:table-column-properties style:column-width="1.1326in" style:rel-column-width="1669*"/>
    </style:style>
    <style:style style:name="Table123.B" style:family="table-column">
      <style:table-column-properties style:column-width="0.7743in" style:rel-column-width="1141*"/>
    </style:style>
    <style:style style:name="Table123.C" style:family="table-column">
      <style:table-column-properties style:column-width="0.8542in" style:rel-column-width="1258*"/>
    </style:style>
    <style:style style:name="Table123.D" style:family="table-column">
      <style:table-column-properties style:column-width="0.7333in" style:rel-column-width="1080*"/>
    </style:style>
    <style:style style:name="Table123.E" style:family="table-column">
      <style:table-column-properties style:column-width="0.7944in" style:rel-column-width="1170*"/>
    </style:style>
    <style:style style:name="Table123.F" style:family="table-column">
      <style:table-column-properties style:column-width="1.1618in" style:rel-column-width="1712*"/>
    </style:style>
    <style:style style:name="Table123.G" style:family="table-column">
      <style:table-column-properties style:column-width="1.0493in" style:rel-column-width="1546*"/>
    </style:style>
    <style:style style:name="Table123.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123.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123.B2" style:family="table-cell">
      <style:table-cell-properties fo:background-color="#a7bfde" fo:padding-left="0.075in" fo:padding-right="0.075in" fo:padding-top="0in" fo:padding-bottom="0in" fo:border="1pt solid #ffffff">
        <style:background-image/>
      </style:table-cell-properties>
    </style:style>
    <style:style style:name="Table123.B3" style:family="table-cell">
      <style:table-cell-properties fo:background-color="#d3dfee" fo:padding-left="0.075in" fo:padding-right="0.075in" fo:padding-top="0in" fo:padding-bottom="0in" fo:border="0.75pt solid #ffffff">
        <style:background-image/>
      </style:table-cell-properties>
    </style:style>
    <style:style style:name="Table123.G3" style:family="table-cell">
      <style:table-cell-properties fo:background-color="#d3dfee" fo:padding-left="0.075in" fo:padding-right="0.075in" fo:padding-top="0in" fo:padding-bottom="0in" fo:border-left="0.75pt solid #ffffff" fo:border-right="1pt solid #ffffff" fo:border-top="0.75pt solid #ffffff" fo:border-bottom="0.75pt solid #ffffff">
        <style:background-image/>
      </style:table-cell-properties>
    </style:style>
    <style:style style:name="Table123.A30" style:family="table-cell">
      <style:table-cell-properties fo:background-color="#4f81bd" fo:padding-left="0.075in" fo:padding-right="0.075in" fo:padding-top="0in" fo:padding-bottom="0in" fo:border-left="1pt solid #ffffff" fo:border-right="3pt solid #ffffff" fo:border-top="1pt solid #ffffff" fo:border-bottom="1pt solid #ffffff">
        <style:background-image/>
      </style:table-cell-properties>
    </style:style>
    <style:style style:name="Table123.B31"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123.G31"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124" style:family="table">
      <style:table-properties style:width="6.5in" style:rel-width="100%" fo:margin-left="0in" table:align="left"/>
    </style:style>
    <style:style style:name="Table124.A" style:family="table-column">
      <style:table-column-properties style:column-width="1.2354in" style:rel-column-width="1820*"/>
    </style:style>
    <style:style style:name="Table124.B" style:family="table-column">
      <style:table-column-properties style:column-width="0.7625in" style:rel-column-width="1123*"/>
    </style:style>
    <style:style style:name="Table124.C" style:family="table-column">
      <style:table-column-properties style:column-width="0.7639in" style:rel-column-width="1125*"/>
    </style:style>
    <style:style style:name="Table124.D" style:family="table-column">
      <style:table-column-properties style:column-width="0.7333in" style:rel-column-width="1080*"/>
    </style:style>
    <style:style style:name="Table124.E" style:family="table-column">
      <style:table-column-properties style:column-width="0.7944in" style:rel-column-width="1170*"/>
    </style:style>
    <style:style style:name="Table124.F" style:family="table-column">
      <style:table-column-properties style:column-width="1.1618in" style:rel-column-width="1712*"/>
    </style:style>
    <style:style style:name="Table124.G" style:family="table-column">
      <style:table-column-properties style:column-width="1.0493in" style:rel-column-width="1546*"/>
    </style:style>
    <style:style style:name="Table124.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124.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124.B2" style:family="table-cell">
      <style:table-cell-properties fo:background-color="#a7bfde" fo:padding-left="0.075in" fo:padding-right="0.075in" fo:padding-top="0in" fo:padding-bottom="0in" fo:border="1pt solid #ffffff">
        <style:background-image/>
      </style:table-cell-properties>
    </style:style>
    <style:style style:name="Table124.B3" style:family="table-cell">
      <style:table-cell-properties fo:background-color="#d3dfee" fo:padding-left="0.075in" fo:padding-right="0.075in" fo:padding-top="0in" fo:padding-bottom="0in" fo:border="0.75pt solid #ffffff">
        <style:background-image/>
      </style:table-cell-properties>
    </style:style>
    <style:style style:name="Table124.G3" style:family="table-cell">
      <style:table-cell-properties fo:background-color="#d3dfee" fo:padding-left="0.075in" fo:padding-right="0.075in" fo:padding-top="0in" fo:padding-bottom="0in" fo:border-left="0.75pt solid #ffffff" fo:border-right="1pt solid #ffffff" fo:border-top="0.75pt solid #ffffff" fo:border-bottom="0.75pt solid #ffffff">
        <style:background-image/>
      </style:table-cell-properties>
    </style:style>
    <style:style style:name="Table124.A30" style:family="table-cell">
      <style:table-cell-properties fo:background-color="#4f81bd" fo:padding-left="0.075in" fo:padding-right="0.075in" fo:padding-top="0in" fo:padding-bottom="0in" fo:border-left="1pt solid #ffffff" fo:border-right="3pt solid #ffffff" fo:border-top="1pt solid #ffffff" fo:border-bottom="1pt solid #ffffff">
        <style:background-image/>
      </style:table-cell-properties>
    </style:style>
    <style:style style:name="Table124.B31"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124.G31"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125" style:family="table">
      <style:table-properties style:width="6.5in" style:rel-width="100%" fo:margin-left="0in" table:align="left"/>
    </style:style>
    <style:style style:name="Table125.A" style:family="table-column">
      <style:table-column-properties style:column-width="1.1326in" style:rel-column-width="1669*"/>
    </style:style>
    <style:style style:name="Table125.B" style:family="table-column">
      <style:table-column-properties style:column-width="0.7743in" style:rel-column-width="1141*"/>
    </style:style>
    <style:style style:name="Table125.C" style:family="table-column">
      <style:table-column-properties style:column-width="0.8542in" style:rel-column-width="1258*"/>
    </style:style>
    <style:style style:name="Table125.D" style:family="table-column">
      <style:table-column-properties style:column-width="0.7333in" style:rel-column-width="1080*"/>
    </style:style>
    <style:style style:name="Table125.E" style:family="table-column">
      <style:table-column-properties style:column-width="0.7944in" style:rel-column-width="1170*"/>
    </style:style>
    <style:style style:name="Table125.F" style:family="table-column">
      <style:table-column-properties style:column-width="1.1618in" style:rel-column-width="1712*"/>
    </style:style>
    <style:style style:name="Table125.G" style:family="table-column">
      <style:table-column-properties style:column-width="1.0493in" style:rel-column-width="1546*"/>
    </style:style>
    <style:style style:name="Table125.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125.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125.B2" style:family="table-cell">
      <style:table-cell-properties fo:background-color="#a7bfde" fo:padding-left="0.075in" fo:padding-right="0.075in" fo:padding-top="0in" fo:padding-bottom="0in" fo:border="1pt solid #ffffff">
        <style:background-image/>
      </style:table-cell-properties>
    </style:style>
    <style:style style:name="Table125.B3" style:family="table-cell">
      <style:table-cell-properties fo:background-color="#d3dfee" fo:padding-left="0.075in" fo:padding-right="0.075in" fo:padding-top="0in" fo:padding-bottom="0in" fo:border="0.75pt solid #ffffff">
        <style:background-image/>
      </style:table-cell-properties>
    </style:style>
    <style:style style:name="Table125.G3" style:family="table-cell">
      <style:table-cell-properties fo:background-color="#d3dfee" fo:padding-left="0.075in" fo:padding-right="0.075in" fo:padding-top="0in" fo:padding-bottom="0in" fo:border-left="0.75pt solid #ffffff" fo:border-right="1pt solid #ffffff" fo:border-top="0.75pt solid #ffffff" fo:border-bottom="0.75pt solid #ffffff">
        <style:background-image/>
      </style:table-cell-properties>
    </style:style>
    <style:style style:name="Table125.A30" style:family="table-cell">
      <style:table-cell-properties fo:background-color="#4f81bd" fo:padding-left="0.075in" fo:padding-right="0.075in" fo:padding-top="0in" fo:padding-bottom="0in" fo:border-left="1pt solid #ffffff" fo:border-right="3pt solid #ffffff" fo:border-top="1pt solid #ffffff" fo:border-bottom="1pt solid #ffffff">
        <style:background-image/>
      </style:table-cell-properties>
    </style:style>
    <style:style style:name="Table125.B31"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125.G31"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126" style:family="table">
      <style:table-properties style:width="6.8875in" fo:margin-left="0in" table:align="left"/>
    </style:style>
    <style:style style:name="Table126.A" style:family="table-column">
      <style:table-column-properties style:column-width="1.8806in"/>
    </style:style>
    <style:style style:name="Table126.B" style:family="table-column">
      <style:table-column-properties style:column-width="0.3194in"/>
    </style:style>
    <style:style style:name="Table126.C" style:family="table-column">
      <style:table-column-properties style:column-width="0.3472in"/>
    </style:style>
    <style:style style:name="Table126.H" style:family="table-column">
      <style:table-column-properties style:column-width="0.2361in"/>
    </style:style>
    <style:style style:name="Table126.K" style:family="table-column">
      <style:table-column-properties style:column-width="0.2431in"/>
    </style:style>
    <style:style style:name="Table126.A1" style:family="table-cell">
      <style:table-cell-properties fo:background-color="#d3dfee" fo:padding-left="0.075in" fo:padding-right="0.075in" fo:padding-top="0in" fo:padding-bottom="0in" fo:border="1pt solid #7ba0cd">
        <style:background-image/>
      </style:table-cell-properties>
    </style:style>
    <style:style style:name="Table126.C1" style:family="table-cell">
      <style:table-cell-properties fo:background-color="#d3dfee" fo:padding-left="0.075in" fo:padding-right="0.075in" fo:padding-top="0in" fo:padding-bottom="0in" fo:border-left="1pt solid #7ba0cd" fo:border-right="1pt solid #7ba0cd" fo:border-top="1pt solid #7ba0cd" fo:border-bottom="0.5pt solid #000000">
        <style:background-image/>
      </style:table-cell-properties>
    </style:style>
    <style:style style:name="Table126.A2" style:family="table-cell">
      <style:table-cell-properties fo:background-color="#a7bfde" fo:padding-left="0.075in" fo:padding-right="0.075in" fo:padding-top="0in" fo:padding-bottom="0in" fo:border="1pt solid #7ba0cd">
        <style:background-image/>
      </style:table-cell-properties>
    </style:style>
    <style:style style:name="Table126.B2" style:family="table-cell">
      <style:table-cell-properties fo:background-color="#a7bfde" fo:padding-left="0.075in" fo:padding-right="0.075in" fo:padding-top="0in" fo:padding-bottom="0in" fo:border-left="1pt solid #7ba0cd" fo:border-right="0.5pt solid #000000" fo:border-top="1pt solid #7ba0cd" fo:border-bottom="1pt solid #7ba0cd">
        <style:background-image/>
      </style:table-cell-properties>
    </style:style>
    <style:style style:name="Table126.C2" style:family="table-cell">
      <style:table-cell-properties fo:background-color="#a7bfde" fo:padding-left="0.075in" fo:padding-right="0.075in" fo:padding-top="0in" fo:padding-bottom="0in" fo:border-left="0.5pt solid #000000" fo:border-right="1pt solid #7ba0cd" fo:border-top="0.5pt solid #000000" fo:border-bottom="1pt solid #7ba0cd">
        <style:background-image/>
      </style:table-cell-properties>
    </style:style>
    <style:style style:name="Table126.D2" style:family="table-cell">
      <style:table-cell-properties fo:background-color="#a7bfde" fo:padding-left="0.075in" fo:padding-right="0.075in" fo:padding-top="0in" fo:padding-bottom="0in" fo:border-left="1pt solid #7ba0cd" fo:border-right="1pt solid #7ba0cd" fo:border-top="0.5pt solid #000000" fo:border-bottom="1pt solid #7ba0cd">
        <style:background-image/>
      </style:table-cell-properties>
    </style:style>
    <style:style style:name="Table126.B3" style:family="table-cell">
      <style:table-cell-properties fo:background-color="#d3dfee" fo:padding-left="0.075in" fo:padding-right="0.075in" fo:padding-top="0in" fo:padding-bottom="0in" fo:border-left="1pt solid #7ba0cd" fo:border-right="0.5pt solid #000000" fo:border-top="1pt solid #7ba0cd" fo:border-bottom="1pt solid #7ba0cd">
        <style:background-image/>
      </style:table-cell-properties>
    </style:style>
    <style:style style:name="Table126.C3" style:family="table-cell">
      <style:table-cell-properties fo:background-color="#d3dfee" fo:padding-left="0.075in" fo:padding-right="0.075in" fo:padding-top="0in" fo:padding-bottom="0in" fo:border-left="0.5pt solid #000000" fo:border-right="1pt solid #7ba0cd" fo:border-top="1pt solid #7ba0cd" fo:border-bottom="1pt solid #7ba0cd">
        <style:background-image/>
      </style:table-cell-properties>
    </style:style>
    <style:style style:name="Table126.C4" style:family="table-cell">
      <style:table-cell-properties fo:background-color="#a7bfde" fo:padding-left="0.075in" fo:padding-right="0.075in" fo:padding-top="0in" fo:padding-bottom="0in" fo:border-left="0.5pt solid #000000" fo:border-right="1pt solid #7ba0cd" fo:border-top="1pt solid #7ba0cd" fo:border-bottom="1pt solid #7ba0cd">
        <style:background-image/>
      </style:table-cell-properties>
    </style:style>
    <style:style style:name="Table127" style:family="table">
      <style:table-properties style:width="6.5104in" fo:margin-left="0in" table:align="left"/>
    </style:style>
    <style:style style:name="Table127.A" style:family="table-column">
      <style:table-column-properties style:column-width="1.4479in"/>
    </style:style>
    <style:style style:name="Table127.B" style:family="table-column">
      <style:table-column-properties style:column-width="1.125in"/>
    </style:style>
    <style:style style:name="Table127.C" style:family="table-column">
      <style:table-column-properties style:column-width="1.0625in"/>
    </style:style>
    <style:style style:name="Table127.E" style:family="table-column">
      <style:table-column-properties style:column-width="1.75in"/>
    </style:style>
    <style:style style:name="Table127.1" style:family="table-row">
      <style:table-row-properties style:min-row-height="0.3868in"/>
    </style:style>
    <style:style style:name="Table127.A1" style:family="table-cell">
      <style:table-cell-properties fo:background-color="#d3dfee" fo:padding-left="0.075in" fo:padding-right="0.075in" fo:padding-top="0in" fo:padding-bottom="0in" fo:border="1pt solid #7ba0cd" fo:wrap-option="no-wrap">
        <style:background-image/>
      </style:table-cell-properties>
    </style:style>
    <style:style style:name="Table127.2" style:family="table-row">
      <style:table-row-properties style:min-row-height="0.2083in"/>
    </style:style>
    <style:style style:name="Table127.A2" style:family="table-cell">
      <style:table-cell-properties fo:background-color="#a7bfde" fo:padding-left="0.075in" fo:padding-right="0.075in" fo:padding-top="0in" fo:padding-bottom="0in" fo:border="1pt solid #7ba0cd" fo:wrap-option="no-wrap">
        <style:background-image/>
      </style:table-cell-properties>
    </style:style>
    <style:style style:name="Table128" style:family="table">
      <style:table-properties style:width="6.65in" fo:margin-left="0in" table:align="left"/>
    </style:style>
    <style:style style:name="Table128.A" style:family="table-column">
      <style:table-column-properties style:column-width="2.1556in"/>
    </style:style>
    <style:style style:name="Table128.B" style:family="table-column">
      <style:table-column-properties style:column-width="2.2625in"/>
    </style:style>
    <style:style style:name="Table128.C" style:family="table-column">
      <style:table-column-properties style:column-width="1.1549in"/>
    </style:style>
    <style:style style:name="Table128.D" style:family="table-column">
      <style:table-column-properties style:column-width="1.0771in"/>
    </style:style>
    <style:style style:name="Table128.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128.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128.B2" style:family="table-cell">
      <style:table-cell-properties fo:background-color="#a7bfde" fo:padding-left="0.075in" fo:padding-right="0.075in" fo:padding-top="0in" fo:padding-bottom="0in" fo:border="1pt solid #ffffff">
        <style:background-image/>
      </style:table-cell-properties>
    </style:style>
    <style:style style:name="Table128.A3" style:family="table-cell">
      <style:table-cell-properties fo:background-color="#4f81bd" fo:padding-left="0.075in" fo:padding-right="0.075in" fo:padding-top="0in" fo:padding-bottom="0in" fo:border-left="1pt solid #ffffff" fo:border-right="3pt solid #ffffff" fo:border-top="0.75pt solid #ffffff" fo:border-bottom="none">
        <style:background-image/>
      </style:table-cell-properties>
    </style:style>
    <style:style style:name="Table128.B3" style:family="table-cell">
      <style:table-cell-properties fo:background-color="#d3dfee" fo:padding-left="0.075in" fo:padding-right="0.075in" fo:padding-top="0in" fo:padding-bottom="0in" fo:border="0.75pt solid #ffffff">
        <style:background-image/>
      </style:table-cell-properties>
    </style:style>
    <style:style style:name="Table128.D3" style:family="table-cell">
      <style:table-cell-properties fo:background-color="#d3dfee" fo:padding-left="0.075in" fo:padding-right="0.075in" fo:padding-top="0in" fo:padding-bottom="0in" fo:border-left="0.75pt solid #ffffff" fo:border-right="1pt solid #ffffff" fo:border-top="0.75pt solid #ffffff" fo:border-bottom="0.75pt solid #ffffff">
        <style:background-image/>
      </style:table-cell-properties>
    </style:style>
    <style:style style:name="Table128.A42" style:family="table-cell">
      <style:table-cell-properties fo:background-color="#4f81bd" fo:padding-left="0.075in" fo:padding-right="0.075in" fo:padding-top="0in" fo:padding-bottom="0in" fo:border-left="1pt solid #ffffff" fo:border-right="3pt solid #ffffff" fo:border-top="1pt solid #ffffff" fo:border-bottom="1pt solid #ffffff">
        <style:background-image/>
      </style:table-cell-properties>
    </style:style>
    <style:style style:name="Table129" style:family="table">
      <style:table-properties style:width="6.5in" style:rel-width="100%" fo:margin-left="0in" table:align="left"/>
    </style:style>
    <style:style style:name="Table129.A" style:family="table-column">
      <style:table-column-properties style:column-width="1.784in" style:rel-column-width="2628*"/>
    </style:style>
    <style:style style:name="Table129.B" style:family="table-column">
      <style:table-column-properties style:column-width="0.55in" style:rel-column-width="810*"/>
    </style:style>
    <style:style style:name="Table129.C" style:family="table-column">
      <style:table-column-properties style:column-width="4.1667in" style:rel-column-width="6138*"/>
    </style:style>
    <style:style style:name="Table129.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129.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129.B2" style:family="table-cell">
      <style:table-cell-properties fo:background-color="#a7bfde" fo:padding-left="0.075in" fo:padding-right="0.075in" fo:padding-top="0in" fo:padding-bottom="0in" fo:border="1pt solid #ffffff">
        <style:background-image/>
      </style:table-cell-properties>
    </style:style>
    <style:style style:name="Table129.A3" style:family="table-cell">
      <style:table-cell-properties fo:background-color="#4f81bd" fo:padding-left="0.075in" fo:padding-right="0.075in" fo:padding-top="0in" fo:padding-bottom="0in" fo:border-left="1pt solid #ffffff" fo:border-right="3pt solid #ffffff" fo:border-top="0.75pt solid #ffffff" fo:border-bottom="none">
        <style:background-image/>
      </style:table-cell-properties>
    </style:style>
    <style:style style:name="Table129.B3" style:family="table-cell">
      <style:table-cell-properties fo:background-color="#d3dfee" fo:padding-left="0.075in" fo:padding-right="0.075in" fo:padding-top="0in" fo:padding-bottom="0in" fo:border="0.75pt solid #ffffff">
        <style:background-image/>
      </style:table-cell-properties>
    </style:style>
    <style:style style:name="Table129.C3" style:family="table-cell">
      <style:table-cell-properties fo:background-color="#d3dfee" fo:padding-left="0.075in" fo:padding-right="0.075in" fo:padding-top="0in" fo:padding-bottom="0in" fo:border-left="0.75pt solid #ffffff" fo:border-right="1pt solid #ffffff" fo:border-top="0.75pt solid #ffffff" fo:border-bottom="0.75pt solid #ffffff">
        <style:background-image/>
      </style:table-cell-properties>
    </style:style>
    <style:style style:name="Table129.A28" style:family="table-cell">
      <style:table-cell-properties fo:background-color="#4f81bd" fo:padding-left="0.075in" fo:padding-right="0.075in" fo:padding-top="0in" fo:padding-bottom="0in" fo:border-left="1pt solid #ffffff" fo:border-right="3pt solid #ffffff" fo:border-top="1pt solid #ffffff" fo:border-bottom="1pt solid #ffffff">
        <style:background-image/>
      </style:table-cell-properties>
    </style:style>
    <style:style style:name="Table130" style:family="table">
      <style:table-properties style:width="6.5in" style:rel-width="100%" fo:margin-left="0in" table:align="left"/>
    </style:style>
    <style:style style:name="Table130.A" style:family="table-column">
      <style:table-column-properties style:column-width="1.8007in" style:rel-column-width="2718*"/>
    </style:style>
    <style:style style:name="Table130.B" style:family="table-column">
      <style:table-column-properties style:column-width="1.4313in" style:rel-column-width="2161*"/>
    </style:style>
    <style:style style:name="Table130.C" style:family="table-column">
      <style:table-column-properties style:column-width="0.7146in" style:rel-column-width="1079*"/>
    </style:style>
    <style:style style:name="Table130.D" style:family="table-column">
      <style:table-column-properties style:column-width="1.7889in" style:rel-column-width="2700*"/>
    </style:style>
    <style:style style:name="Table130.E" style:family="table-column">
      <style:table-column-properties style:column-width="0.7646in" style:rel-column-width="1154*"/>
    </style:style>
    <style:style style:name="Table130.A1" style:family="table-cell">
      <style:table-cell-properties fo:background-color="#4f81bd" fo:padding-left="0.075in" fo:padding-right="0.075in" fo:padding-top="0in" fo:padding-bottom="0in" fo:border-left="1pt solid #ffffff" fo:border-right="1pt solid #ffffff" fo:border-top="1pt solid #ffffff" fo:border-bottom="3pt solid #ffffff">
        <style:background-image/>
      </style:table-cell-properties>
    </style:style>
    <style:style style:name="Table130.A2" style:family="table-cell">
      <style:table-cell-properties fo:background-color="#4f81bd" fo:padding-left="0.075in" fo:padding-right="0.075in" fo:padding-top="0in" fo:padding-bottom="0in" fo:border-left="1pt solid #ffffff" fo:border-right="3pt solid #ffffff" fo:border-top="1pt solid #ffffff" fo:border-bottom="none">
        <style:background-image/>
      </style:table-cell-properties>
    </style:style>
    <style:style style:name="Table130.B2" style:family="table-cell">
      <style:table-cell-properties fo:background-color="#a7bfde" fo:padding-left="0.075in" fo:padding-right="0.075in" fo:padding-top="0in" fo:padding-bottom="0in" fo:border="1pt solid #ffffff">
        <style:background-image/>
      </style:table-cell-properties>
    </style:style>
    <style:style style:name="Table130.A3" style:family="table-cell">
      <style:table-cell-properties fo:background-color="#4f81bd" fo:padding-left="0.075in" fo:padding-right="0.075in" fo:padding-top="0in" fo:padding-bottom="0in" fo:border-left="1pt solid #ffffff" fo:border-right="3pt solid #ffffff" fo:border-top="0.75pt solid #ffffff" fo:border-bottom="none">
        <style:background-image/>
      </style:table-cell-properties>
    </style:style>
    <style:style style:name="Table130.B3" style:family="table-cell">
      <style:table-cell-properties fo:background-color="#d3dfee" fo:padding-left="0.075in" fo:padding-right="0.075in" fo:padding-top="0in" fo:padding-bottom="0in" fo:border="0.75pt solid #ffffff">
        <style:background-image/>
      </style:table-cell-properties>
    </style:style>
    <style:style style:name="Table130.E3" style:family="table-cell">
      <style:table-cell-properties fo:background-color="#d3dfee" fo:padding-left="0.075in" fo:padding-right="0.075in" fo:padding-top="0in" fo:padding-bottom="0in" fo:border-left="0.75pt solid #ffffff" fo:border-right="1pt solid #ffffff" fo:border-top="0.75pt solid #ffffff" fo:border-bottom="0.75pt solid #ffffff">
        <style:background-image/>
      </style:table-cell-properties>
    </style:style>
    <style:style style:name="Table130.A41" style:family="table-cell">
      <style:table-cell-properties fo:background-color="#4f81bd" fo:padding-left="0.075in" fo:padding-right="0.075in" fo:padding-top="0in" fo:padding-bottom="0in" fo:border-left="1pt solid #ffffff" fo:border-right="3pt solid #ffffff" fo:border-top="0.75pt solid #ffffff" fo:border-bottom="1pt solid #ffffff">
        <style:background-image/>
      </style:table-cell-properties>
    </style:style>
    <style:style style:name="Table130.B41" style:family="table-cell">
      <style:table-cell-properties fo:background-color="#d3dfee" fo:padding-left="0.075in" fo:padding-right="0.075in" fo:padding-top="0in" fo:padding-bottom="0in" fo:border-left="0.75pt solid #ffffff" fo:border-right="0.75pt solid #ffffff" fo:border-top="0.75pt solid #ffffff" fo:border-bottom="1pt solid #ffffff">
        <style:background-image/>
      </style:table-cell-properties>
    </style:style>
    <style:style style:name="Table130.E41" style:family="table-cell">
      <style:table-cell-properties fo:background-color="#d3dfee" fo:padding-left="0.075in" fo:padding-right="0.075in" fo:padding-top="0in" fo:padding-bottom="0in" fo:border-left="0.75pt solid #ffffff" fo:border-right="1pt solid #ffffff" fo:border-top="0.75pt solid #ffffff" fo:border-bottom="1pt solid #ffffff">
        <style:background-image/>
      </style:table-cell-properties>
    </style:style>
    <style:style style:name="Table131" style:family="table">
      <style:table-properties style:width="6.0028in" fo:margin-left="0in" table:align="left"/>
    </style:style>
    <style:style style:name="Table131.A" style:family="table-column">
      <style:table-column-properties style:column-width="3.0014in"/>
    </style:style>
    <style:style style:name="Table131.A1" style:family="table-cell">
      <style:table-cell-properties fo:padding-left="0.075in" fo:padding-right="0.075in" fo:padding-top="0in" fo:padding-bottom="0in" fo:border="none"/>
    </style:style>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font-size="16pt" style:font-size-asian="16pt" style:font-size-complex="16pt"/>
    </style:style>
    <style:style style:name="P4" style:family="paragraph" style:parent-style-name="Normal">
      <style:paragraph-properties fo:text-align="center" style:justify-single-word="false"/>
      <style:text-properties fo:font-size="16pt" fo:language="de" fo:country="DE" style:font-size-asian="16pt" style:font-size-complex="16pt"/>
    </style:style>
    <style:style style:name="P5" style:family="paragraph" style:parent-style-name="Normal">
      <style:text-properties fo:language="de" fo:country="DE"/>
    </style:style>
    <style:style style:name="P6" style:family="paragraph" style:parent-style-name="Normal">
      <style:paragraph-properties fo:text-align="center" style:justify-single-word="false"/>
      <style:text-properties fo:language="de" fo:country="DE"/>
    </style:style>
    <style:style style:name="P7" style:family="paragraph" style:parent-style-name="Normal">
      <style:paragraph-properties fo:line-height="115%" fo:text-align="start" style:justify-single-word="false"/>
    </style:style>
    <style:style style:name="P8" style:family="paragraph" style:parent-style-name="Normal">
      <style:paragraph-properties fo:line-height="115%" fo:text-align="center" style:justify-single-word="false"/>
    </style:style>
    <style:style style:name="P9" style:family="paragraph" style:parent-style-name="Normal">
      <style:text-properties style:font-name-asian="Times New Roman"/>
    </style:style>
    <style:style style:name="P10" style:family="paragraph" style:parent-style-name="Normal">
      <style:text-properties style:font-name-asian="Times New Roman" style:font-name-complex="Calibri"/>
    </style:style>
    <style:style style:name="P11" style:family="paragraph" style:parent-style-name="Normal">
      <style:paragraph-properties fo:line-height="115%" fo:text-align="start" style:justify-single-word="false"/>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P12" style:family="paragraph" style:parent-style-name="Normal">
      <style:paragraph-properties fo:line-height="115%" fo:text-align="start" style:justify-single-word="false"/>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P13" style:family="paragraph" style:parent-style-name="Normal">
      <style:paragraph-properties fo:line-height="115%" fo:text-align="start" style:justify-single-word="false"/>
      <style:text-properties fo:color="#4f81bd" fo:font-size="9pt" fo:font-weight="bold" style:font-size-asian="9pt" style:font-weight-asian="bold" style:font-size-complex="9pt" style:font-weight-complex="bold"/>
    </style:style>
    <style:style style:name="P14" style:family="paragraph" style:parent-style-name="Normal">
      <style:paragraph-properties fo:text-align="start" style:justify-single-word="false"/>
    </style:style>
    <style:style style:name="P15" style:family="paragraph" style:parent-style-name="Normal">
      <style:text-properties fo:color="#ff0000"/>
    </style:style>
    <style:style style:name="P16" style:family="paragraph" style:parent-style-name="Normal">
      <style:paragraph-properties>
        <style:tab-stops>
          <style:tab-stop style:position="4.9618in"/>
        </style:tab-stops>
      </style:paragraph-properties>
    </style:style>
    <style:style style:name="P17" style:family="paragraph" style:parent-style-name="Normal">
      <style:paragraph-properties fo:text-align="start" style:justify-single-word="false"/>
      <style:text-properties fo:font-size="18pt" fo:language="de" fo:country="DE" fo:font-weight="bold" style:font-size-asian="18pt" style:font-weight-asian="bold" style:font-size-complex="18pt"/>
    </style:style>
    <style:style style:name="P18" style:family="paragraph" style:parent-style-name="Normal">
      <style:text-properties style:font-name="Times New Roman" fo:language="de" fo:country="DE" style:font-name-asian="Times New Roman" style:language-asian="de" style:country-asian="DE"/>
    </style:style>
    <style:style style:name="P19" style:family="paragraph" style:parent-style-name="Normal">
      <style:text-properties style:font-name="Times New Roman" style:font-name-asian="Times New Roman" style:language-asian="de" style:country-asian="DE"/>
    </style:style>
    <style:style style:name="P20" style:family="paragraph" style:parent-style-name="Normal">
      <style:paragraph-properties fo:line-height="115%" fo:text-align="start" style:justify-single-word="false" fo:break-before="page"/>
      <style:text-properties style:font-name="Cambria" fo:font-size="18pt" fo:language="de" fo:country="DE" style:font-size-asian="18pt" style:font-size-complex="18pt"/>
    </style:style>
    <style:style style:name="P21" style:family="paragraph" style:parent-style-name="Normal">
      <style:paragraph-properties fo:break-before="page"/>
      <style:text-properties fo:language="de" fo:country="DE"/>
    </style:style>
    <style:style style:name="P22" style:family="paragraph" style:parent-style-name="Normal">
      <style:paragraph-properties fo:line-height="115%" fo:text-align="start" style:justify-single-word="false" fo:break-before="page"/>
    </style:style>
    <style:style style:name="P23" style:family="paragraph" style:parent-style-name="Normal">
      <style:paragraph-properties fo:line-height="115%" fo:text-align="start" style:justify-single-word="false" fo:break-before="page"/>
      <style:text-properties fo:color="#4f81bd" fo:font-size="9pt" fo:font-weight="bold" style:font-size-asian="9pt" style:font-weight-asian="bold" style:font-size-complex="9pt" style:font-weight-complex="bold"/>
    </style:style>
    <style:style style:name="P24" style:family="paragraph" style:parent-style-name="Normal">
      <style:paragraph-properties fo:margin-top="0in" fo:margin-bottom="0in" style:contextual-spacing="false"/>
    </style:style>
    <style:style style:name="P25" style:family="paragraph" style:parent-style-name="Normal">
      <style:paragraph-properties fo:margin-top="0in" fo:margin-bottom="0in" style:contextual-spacing="false" fo:text-align="start" style:justify-single-word="false"/>
      <style:text-properties fo:language="de" fo:country="DE"/>
    </style:style>
    <style:style style:name="P26" style:family="paragraph" style:parent-style-name="Normal">
      <style:paragraph-properties fo:margin-top="0in" fo:margin-bottom="0in" style:contextual-spacing="false" fo:line-height="100%"/>
      <style:text-properties fo:language="de" fo:country="DE" fo:font-weight="bold" style:font-weight-asian="bold" style:font-weight-complex="bold"/>
    </style:style>
    <style:style style:name="P27" style:family="paragraph" style:parent-style-name="Normal">
      <style:paragraph-properties fo:margin-top="0in" fo:margin-bottom="0in" style:contextual-spacing="false" fo:line-height="100%" fo:text-align="center" style:justify-single-word="false"/>
      <style:text-properties fo:language="de" fo:country="DE"/>
    </style:style>
    <style:style style:name="P28" style:family="paragraph" style:parent-style-name="Normal">
      <style:paragraph-properties fo:margin-top="0in" fo:margin-bottom="0in" style:contextual-spacing="false" fo:line-height="100%" fo:text-align="start" style:justify-single-word="false"/>
      <style:text-properties fo:language="de" fo:country="DE"/>
    </style:style>
    <style:style style:name="P29" style:family="paragraph" style:parent-style-name="Normal">
      <style:paragraph-properties fo:margin-top="0in" fo:margin-bottom="0in" style:contextual-spacing="false" fo:text-align="center" style:justify-single-word="false"/>
    </style:style>
    <style:style style:name="P30" style:family="paragraph" style:parent-style-name="Normal">
      <style:paragraph-properties fo:margin-top="0in" fo:margin-bottom="0in" style:contextual-spacing="false"/>
      <style:text-properties style:font-name="Calibri" style:font-name-asian="Calibri" style:font-name-complex="Times New Roman"/>
    </style:style>
    <style:style style:name="P31" style:family="paragraph" style:parent-style-name="Normal">
      <style:paragraph-properties fo:margin-top="0in" fo:margin-bottom="0in" style:contextual-spacing="false"/>
      <style:text-properties style:font-name="Calibri" style:font-name-asian="Times New Roman" style:font-name-complex="Times New Roman"/>
    </style:style>
    <style:style style:name="P32" style:family="paragraph" style:parent-style-name="Normal">
      <style:paragraph-properties fo:margin-top="0in" fo:margin-bottom="0in" style:contextual-spacing="false" fo:text-align="center" style:justify-single-word="false"/>
      <style:text-properties fo:font-size="6pt" style:font-size-asian="6pt" style:font-size-complex="6pt"/>
    </style:style>
    <style:style style:name="P33" style:family="paragraph" style:parent-style-name="Normal">
      <style:paragraph-properties fo:margin-top="0in" fo:margin-bottom="0in" style:contextual-spacing="false" fo:line-height="100%" fo:text-align="center" style:justify-single-word="false"/>
      <style:text-properties fo:font-weight="bold" style:font-weight-asian="bold"/>
    </style:style>
    <style:style style:name="P34" style:family="paragraph" style:parent-style-name="Normal">
      <style:paragraph-properties fo:margin-top="0in" fo:margin-bottom="0in" style:contextual-spacing="false"/>
      <style:text-properties fo:font-weight="bold" style:font-weight-asian="bold" style:font-weight-complex="bold"/>
    </style:style>
    <style:style style:name="P35" style:family="paragraph" style:parent-style-name="Normal">
      <style:paragraph-properties fo:margin-top="0in" fo:margin-bottom="0in" style:contextual-spacing="false" fo:line-height="115%"/>
      <style:text-properties fo:font-weight="bold" style:font-weight-asian="bold" style:font-weight-complex="bold"/>
    </style:style>
    <style:style style:name="P36" style:family="paragraph" style:parent-style-name="Normal">
      <style:paragraph-properties fo:margin-top="0in" fo:margin-bottom="0in" style:contextual-spacing="false" fo:line-height="115%" fo:text-align="start" style:justify-single-word="false"/>
      <style:text-properties fo:font-weight="bold" style:font-weight-asian="bold" style:font-weight-complex="bold"/>
    </style:style>
    <style:style style:name="P37" style:family="paragraph" style:parent-style-name="Normal">
      <style:paragraph-properties fo:margin-top="0in" fo:margin-bottom="0in" style:contextual-spacing="false" fo:line-height="115%" fo:text-align="end" style:justify-single-word="false"/>
      <style:text-properties fo:font-weight="bold" style:font-weight-asian="bold" style:font-weight-complex="bold"/>
    </style:style>
    <style:style style:name="P38" style:family="paragraph" style:parent-style-name="Normal">
      <style:paragraph-properties fo:margin-top="0in" fo:margin-bottom="0in" style:contextual-spacing="false" fo:text-align="center" style:justify-single-word="false"/>
      <style:text-properties fo:font-weight="bold" style:font-weight-asian="bold" style:font-weight-complex="bold"/>
    </style:style>
    <style:style style:name="P39" style:family="paragraph" style:parent-style-name="Normal">
      <style:paragraph-properties fo:margin-top="0in" fo:margin-bottom="0in" style:contextual-spacing="false" fo:line-height="100%"/>
      <style:text-properties fo:font-weight="bold" style:font-weight-asian="bold" style:font-weight-complex="bold"/>
    </style:style>
    <style:style style:name="P40" style:family="paragraph" style:parent-style-name="Normal">
      <style:paragraph-properties fo:margin-top="0in" fo:margin-bottom="0in" style:contextual-spacing="false" fo:text-align="start" style:justify-single-word="false"/>
      <style:text-properties fo:font-weight="bold" style:font-weight-asian="bold" style:font-weight-complex="bold"/>
    </style:style>
    <style:style style:name="P41" style:family="paragraph" style:parent-style-name="Normal">
      <style:paragraph-properties fo:margin-top="0in" fo:margin-bottom="0in" style:contextual-spacing="false" fo:line-height="115%" fo:text-align="end" style:justify-single-word="false"/>
      <style:text-properties fo:font-weight="bold" style:font-weight-asian="bold"/>
    </style:style>
    <style:style style:name="P42" style:family="paragraph" style:parent-style-name="Normal">
      <style:paragraph-properties fo:margin-top="0in" fo:margin-bottom="0in" style:contextual-spacing="false" fo:line-height="115%" fo:text-align="start" style:justify-single-word="false"/>
      <style:text-properties fo:font-weight="bold" style:font-weight-asian="bold"/>
    </style:style>
    <style:style style:name="P43" style:family="paragraph" style:parent-style-name="Normal">
      <style:paragraph-properties fo:margin-top="0in" fo:margin-bottom="0in" style:contextual-spacing="false" fo:text-align="center" style:justify-single-word="false"/>
      <style:text-properties fo:color="#ffffff" fo:font-weight="bold" style:font-weight-asian="bold" style:font-weight-complex="bold"/>
    </style:style>
    <style:style style:name="P44" style:family="paragraph" style:parent-style-name="Normal">
      <style:paragraph-properties fo:margin-top="0in" fo:margin-bottom="0in" style:contextual-spacing="false" fo:line-height="100%"/>
      <style:text-properties fo:color="#ffffff" fo:font-weight="bold" style:font-weight-asian="bold" style:font-weight-complex="bold"/>
    </style:style>
    <style:style style:name="P45" style:family="paragraph" style:parent-style-name="Normal">
      <style:paragraph-properties fo:margin-top="0in" fo:margin-bottom="0in" style:contextual-spacing="false" fo:line-height="100%" fo:text-align="center" style:justify-single-word="false"/>
      <style:text-properties fo:color="#ffffff" fo:font-weight="bold" style:font-weight-asian="bold" style:font-weight-complex="bold"/>
    </style:style>
    <style:style style:name="P46" style:family="paragraph" style:parent-style-name="Normal">
      <style:paragraph-properties fo:margin-top="0in" fo:margin-bottom="0in" style:contextual-spacing="false" fo:line-height="100%" fo:text-align="start" style:justify-single-word="false"/>
      <style:text-properties fo:color="#ffffff" fo:font-weight="bold" style:font-weight-asian="bold" style:font-weight-complex="bold"/>
    </style:style>
    <style:style style:name="P47" style:family="paragraph" style:parent-style-name="Normal">
      <style:paragraph-properties fo:margin-top="0in" fo:margin-bottom="0in" style:contextual-spacing="false" fo:line-height="115%" fo:text-align="center" style:justify-single-word="false"/>
      <style:text-properties fo:color="#ffffff" fo:font-weight="bold" style:font-weight-asian="bold" style:font-weight-complex="bold"/>
    </style:style>
    <style:style style:name="P48" style:family="paragraph" style:parent-style-name="Normal">
      <style:paragraph-properties fo:margin-top="0in" fo:margin-bottom="0in" style:contextual-spacing="false" fo:line-height="100%" fo:text-align="start" style:justify-single-word="false"/>
      <style:text-properties fo:color="#ffffff" fo:language="de" fo:country="DE" fo:font-weight="bold" style:font-weight-asian="bold" style:font-weight-complex="bold"/>
    </style:style>
    <style:style style:name="P49" style:family="paragraph" style:parent-style-name="Normal">
      <style:paragraph-properties fo:margin-top="0in" fo:margin-bottom="0in" style:contextual-spacing="false" fo:line-height="100%" fo:text-align="center" style:justify-single-word="false"/>
      <style:text-properties fo:color="#ffffff" fo:font-size="14pt" fo:font-weight="bold" style:font-size-asian="14pt" style:font-weight-asian="bold" style:font-size-complex="14pt" style:font-weight-complex="bold"/>
    </style:style>
    <style:style style:name="P50" style:family="paragraph" style:parent-style-name="Normal">
      <style:paragraph-properties fo:margin-top="0in" fo:margin-bottom="0in" style:contextual-spacing="false" fo:line-height="100%" fo:text-align="center" style:justify-single-word="false"/>
      <style:text-properties fo:color="#ffffff" fo:font-size="11pt" fo:font-weight="bold" style:font-size-asian="11pt" style:font-weight-asian="bold" style:font-size-complex="11pt" style:font-weight-complex="bold"/>
    </style:style>
    <style:style style:name="P51" style:family="paragraph" style:parent-style-name="Normal">
      <style:paragraph-properties fo:margin-top="0in" fo:margin-bottom="0in" style:contextual-spacing="false" fo:line-height="100%" fo:text-align="center" style:justify-single-word="false"/>
      <style:text-properties fo:color="#ffffff" fo:font-size="11pt" fo:language="de" fo:country="DE" fo:font-weight="bold" style:font-size-asian="11pt" style:font-weight-asian="bold" style:font-size-complex="11pt" style:font-weight-complex="bold"/>
    </style:style>
    <style:style style:name="P52" style:family="paragraph" style:parent-style-name="Normal">
      <style:paragraph-properties fo:margin-top="0in" fo:margin-bottom="0in" style:contextual-spacing="false"/>
      <style:text-properties fo:font-style="italic" style:font-style-asian="italic"/>
    </style:style>
    <style:style style:name="P53" style:family="paragraph" style:parent-style-name="Normal">
      <style:paragraph-properties fo:margin-top="0in" fo:margin-bottom="0in" style:contextual-spacing="false" fo:text-align="start" style:justify-single-word="false"/>
    </style:style>
    <style:style style:name="P54" style:family="paragraph" style:parent-style-name="Normal">
      <style:paragraph-properties fo:margin-top="0in" fo:margin-bottom="0in" style:contextual-spacing="false" fo:line-height="115%" fo:text-align="center" style:justify-single-word="false"/>
      <style:text-properties fo:font-size="14pt" fo:font-weight="bold" style:font-size-asian="14pt" style:font-weight-asian="bold" style:font-size-complex="14pt" style:font-weight-complex="bold"/>
    </style:style>
    <style:style style:name="P55" style:family="paragraph" style:parent-style-name="Normal">
      <style:paragraph-properties fo:margin-top="0in" fo:margin-bottom="0in" style:contextual-spacing="false" fo:line-height="115%"/>
    </style:style>
    <style:style style:name="P56" style:family="paragraph" style:parent-style-name="Normal">
      <style:paragraph-properties fo:margin-top="0in" fo:margin-bottom="0in" style:contextual-spacing="false" fo:line-height="115%" fo:text-align="start" style:justify-single-word="false"/>
    </style:style>
    <style:style style:name="P57" style:family="paragraph" style:parent-style-name="Normal">
      <style:paragraph-properties fo:margin-top="0in" fo:margin-bottom="0in" style:contextual-spacing="false" fo:line-height="115%" fo:text-align="center" style:justify-single-word="false"/>
    </style:style>
    <style:style style:name="P58" style:family="paragraph" style:parent-style-name="Normal">
      <style:paragraph-properties fo:margin-top="0in" fo:margin-bottom="0in" style:contextual-spacing="false" fo:line-height="100%"/>
    </style:style>
    <style:style style:name="P59" style:family="paragraph" style:parent-style-name="Normal">
      <style:paragraph-properties fo:margin-top="0in" fo:margin-bottom="0in" style:contextual-spacing="false" fo:line-height="100%" fo:text-align="center" style:justify-single-word="false"/>
    </style:style>
    <style:style style:name="P60" style:family="paragraph" style:parent-style-name="Normal">
      <style:paragraph-properties fo:margin-top="0in" fo:margin-bottom="0in" style:contextual-spacing="false" fo:line-height="100%">
        <style:tab-stops>
          <style:tab-stop style:position="0.6862in"/>
        </style:tab-stops>
      </style:paragraph-properties>
    </style:style>
    <style:style style:name="P61" style:family="paragraph" style:parent-style-name="Normal">
      <style:paragraph-properties fo:margin-top="0in" fo:margin-bottom="0in" style:contextual-spacing="false" fo:line-height="100%" fo:text-align="start" style:justify-single-word="false"/>
    </style:style>
    <style:style style:name="P62" style:family="paragraph" style:parent-style-name="Normal">
      <style:paragraph-properties fo:margin-top="0in" fo:margin-bottom="0in" style:contextual-spacing="false" fo:line-height="100%"/>
      <style:text-properties fo:color="#000000" style:font-name="Calibri" fo:font-weight="bold" style:font-weight-asian="bold" style:font-name-complex="Calibri" style:font-weight-complex="bold"/>
    </style:style>
    <style:style style:name="P63" style:family="paragraph" style:parent-style-name="Normal">
      <style:paragraph-properties fo:margin-top="0in" fo:margin-bottom="0in" style:contextual-spacing="false" fo:line-height="100%" fo:text-align="center" style:justify-single-word="false"/>
      <style:text-properties fo:color="#000000" style:font-name="Calibri" fo:font-weight="bold" style:font-weight-asian="bold" style:font-name-complex="Calibri" style:font-weight-complex="bold"/>
    </style:style>
    <style:style style:name="P64" style:family="paragraph" style:parent-style-name="Normal">
      <style:paragraph-properties fo:margin-top="0in" fo:margin-bottom="0in" style:contextual-spacing="false" fo:line-height="100%" fo:text-align="center" style:justify-single-word="false"/>
      <style:text-properties fo:color="#000000" style:font-name="Calibri" style:font-name-complex="Calibri"/>
    </style:style>
    <style:style style:name="P65" style:family="paragraph" style:parent-style-name="Normal">
      <style:paragraph-properties fo:margin-top="0in" fo:margin-bottom="0in" style:contextual-spacing="false" fo:line-height="100%" fo:text-align="start" style:justify-single-word="false"/>
      <style:text-properties fo:color="#000000" style:font-name="Calibri" style:font-name-asian="Times New Roman" style:language-asian="de" style:country-asian="DE" style:font-name-complex="Calibri"/>
    </style:style>
    <style:style style:name="P66" style:family="paragraph" style:parent-style-name="Normal">
      <style:paragraph-properties fo:margin-top="0in" fo:margin-bottom="0in" style:contextual-spacing="false" fo:line-height="100%" fo:text-align="start" style:justify-single-word="false"/>
      <style:text-properties fo:color="#000000" style:font-name="Calibri" fo:language="de" fo:country="DE" style:font-name-asian="Times New Roman" style:language-asian="de" style:country-asian="DE" style:font-name-complex="Calibri"/>
    </style:style>
    <style:style style:name="P67" style:family="paragraph" style:parent-style-name="Normal">
      <style:paragraph-properties fo:margin-top="0in" fo:margin-bottom="0in" style:contextual-spacing="false" fo:line-height="100%" fo:text-align="start" style:justify-single-word="false"/>
      <style:text-properties fo:color="#000000" style:font-name="Calibri" fo:font-size="11pt" fo:language="de" fo:country="DE" style:font-name-asian="Times New Roman" style:font-size-asian="11pt" style:language-asian="de" style:country-asian="DE" style:font-name-complex="Calibri" style:font-size-complex="11pt"/>
    </style:style>
    <style:style style:name="P68" style:family="paragraph" style:parent-style-name="Normal">
      <style:paragraph-properties fo:margin-top="0in" fo:margin-bottom="0in" style:contextual-spacing="false" fo:line-height="100%" fo:text-align="center" style:justify-single-word="false"/>
      <style:text-properties fo:color="#000000" style:font-name="Calibri" fo:font-size="11pt" style:font-size-asian="11pt" style:font-name-complex="Calibri" style:font-size-complex="11pt"/>
    </style:style>
    <style:style style:name="P69" style:family="paragraph" style:parent-style-name="Normal">
      <style:paragraph-properties fo:margin-top="0in" fo:margin-bottom="0in" style:contextual-spacing="false" fo:line-height="100%" fo:text-align="start" style:justify-single-word="false"/>
      <style:text-properties fo:color="#000000" style:font-name="Calibri" fo:font-size="11pt" style:font-size-asian="11pt" style:font-name-complex="Calibri" style:font-size-complex="11pt"/>
    </style:style>
    <style:style style:name="P70" style:family="paragraph" style:parent-style-name="Normal">
      <style:paragraph-properties fo:margin-top="0in" fo:margin-bottom="0in" style:contextual-spacing="false" fo:text-align="center" style:justify-single-word="false"/>
      <style:text-properties fo:color="#000000" style:font-name="Calibri" fo:font-size="11pt" style:font-size-asian="11pt" style:font-name-complex="Calibri" style:font-size-complex="11pt"/>
    </style:style>
    <style:style style:name="P71" style:family="paragraph" style:parent-style-name="Normal">
      <style:paragraph-properties fo:margin-top="0in" fo:margin-bottom="0in" style:contextual-spacing="false" fo:line-height="100%" fo:text-align="center" style:justify-single-word="false"/>
      <style:text-properties fo:font-size="11pt" style:font-size-asian="11pt" style:font-size-complex="11pt"/>
    </style:style>
    <style:style style:name="P72" style:family="paragraph" style:parent-style-name="Normal">
      <style:paragraph-properties fo:margin-top="0in" fo:margin-bottom="0in" style:contextual-spacing="false" fo:line-height="100%" fo:text-align="start" style:justify-single-word="false"/>
      <style:text-properties fo:font-size="11pt" style:font-size-asian="11pt" style:font-size-complex="11pt"/>
    </style:style>
    <style:style style:name="P73" style:family="paragraph" style:parent-style-name="Normal">
      <style:paragraph-properties fo:margin-top="0in" fo:margin-bottom="0in" style:contextual-spacing="false" fo:line-height="100%" fo:text-align="center" style:justify-single-word="false"/>
      <style:text-properties fo:font-size="11pt" fo:language="de" fo:country="DE" style:font-size-asian="11pt" style:font-size-complex="11pt"/>
    </style:style>
    <style:style style:name="P74" style:family="paragraph" style:parent-style-name="Normal">
      <style:paragraph-properties fo:margin-top="0in" fo:margin-bottom="0in" style:contextual-spacing="false" fo:line-height="100%" fo:text-align="center" style:justify-single-word="false">
        <style:tab-stops>
          <style:tab-stop style:position="0.1602in"/>
        </style:tab-stops>
      </style:paragraph-properties>
      <style:text-properties fo:font-size="11pt" fo:language="de" fo:country="DE" style:font-size-asian="11pt" style:font-size-complex="11pt"/>
    </style:style>
    <style:style style:name="P75" style:family="paragraph" style:parent-style-name="Normal">
      <style:paragraph-properties fo:margin-top="0in" fo:margin-bottom="0in" style:contextual-spacing="false" fo:line-height="100%" fo:text-align="start" style:justify-single-word="false"/>
      <style:text-properties fo:font-size="11pt" fo:language="de" fo:country="DE" style:font-size-asian="11pt" style:font-size-complex="11pt"/>
    </style:style>
    <style:style style:name="P76" style:family="paragraph" style:parent-style-name="Caption">
      <style:paragraph-properties fo:margin-top="0in" fo:margin-bottom="0in" style:contextual-spacing="false"/>
    </style:style>
    <style:style style:name="P77" style:family="paragraph" style:parent-style-name="Caption">
      <style:paragraph-properties fo:margin-top="0in" fo:margin-bottom="0in" style:contextual-spacing="false" fo:text-align="center" style:justify-single-word="false"/>
    </style:style>
    <style:style style:name="P78" style:family="paragraph" style:parent-style-name="Normal">
      <style:paragraph-properties fo:margin-top="0in" fo:margin-bottom="0in" style:contextual-spacing="false" fo:keep-with-next="always"/>
    </style:style>
    <style:style style:name="P79" style:family="paragraph" style:parent-style-name="Normal">
      <style:paragraph-properties fo:margin-top="0in" fo:margin-bottom="0in" style:contextual-spacing="false" fo:text-align="center" style:justify-single-word="false" fo:keep-with-next="always"/>
    </style:style>
    <style:style style:name="P80" style:family="paragraph" style:parent-style-name="Caption">
      <style:paragraph-properties fo:margin-top="0in" fo:margin-bottom="0in" style:contextual-spacing="false" fo:text-align="center" style:justify-single-word="false" fo:keep-with-next="always"/>
    </style:style>
    <style:style style:name="P81" style:family="paragraph" style:parent-style-name="TOC_20_2">
      <style:paragraph-properties>
        <style:tab-stops>
          <style:tab-stop style:position="0.4445in"/>
          <style:tab-stop style:position="6.3264in" style:type="right" style:leader-style="dotted" style:leader-text="."/>
        </style:tab-stops>
      </style:paragraph-properties>
    </style:style>
    <style:style style:name="P82" style:family="paragraph" style:parent-style-name="TOC_20_3">
      <style:paragraph-properties>
        <style:tab-stops>
          <style:tab-stop style:position="0.5835in"/>
          <style:tab-stop style:position="6.1598in" style:type="right" style:leader-style="dotted" style:leader-text="."/>
        </style:tab-stops>
      </style:paragraph-properties>
    </style:style>
    <style:style style:name="P83" style:family="paragraph" style:parent-style-name="TOC_20_3">
      <style:paragraph-properties>
        <style:tab-stops>
          <style:tab-stop style:position="6.1598in" style:type="right" style:leader-style="dotted" style:leader-text="."/>
        </style:tab-stops>
      </style:paragraph-properties>
    </style:style>
    <style:style style:name="P84" style:family="paragraph" style:parent-style-name="TOC_20_1">
      <style:paragraph-properties>
        <style:tab-stops>
          <style:tab-stop style:position="0.3335in"/>
          <style:tab-stop style:position="1.0693in"/>
          <style:tab-stop style:position="6.4929in" style:type="right" style:leader-style="dotted" style:leader-text="."/>
        </style:tab-stops>
      </style:paragraph-properties>
    </style:style>
    <style:style style:name="P85" style:family="paragraph" style:parent-style-name="TOC_20_1">
      <style:paragraph-properties>
        <style:tab-stops>
          <style:tab-stop style:position="0.3335in"/>
          <style:tab-stop style:position="0.9165in"/>
          <style:tab-stop style:position="6.4929in" style:type="right" style:leader-style="dotted" style:leader-text="."/>
        </style:tab-stops>
      </style:paragraph-properties>
    </style:style>
    <style:style style:name="P86" style:family="paragraph" style:parent-style-name="Table_20_of_20_Figures">
      <style:paragraph-properties>
        <style:tab-stops>
          <style:tab-stop style:position="6.4929in" style:type="right" style:leader-style="dotted" style:leader-text="."/>
        </style:tab-stops>
      </style:paragraph-properties>
    </style:style>
    <style:style style:name="P87" style:family="paragraph" style:parent-style-name="Index_20_1">
      <style:paragraph-properties>
        <style:tab-stops>
          <style:tab-stop style:position="2.8264in" style:type="right" style:leader-style="dotted" style:leader-text="."/>
        </style:tab-stops>
      </style:paragraph-properties>
    </style:style>
    <style:style style:name="P88" style:family="paragraph" style:parent-style-name="Index_20_2">
      <style:paragraph-properties>
        <style:tab-stops>
          <style:tab-stop style:position="2.6598in" style:type="right" style:leader-style="dotted" style:leader-text="."/>
        </style:tab-stops>
      </style:paragraph-properties>
    </style:style>
    <style:style style:name="P89" style:family="paragraph" style:parent-style-name="Normal">
      <style:paragraph-properties fo:keep-with-next="always"/>
    </style:style>
    <style:style style:name="P90" style:family="paragraph" style:parent-style-name="Normal">
      <style:paragraph-properties fo:text-align="center" style:justify-single-word="false" fo:keep-with-next="always"/>
    </style:style>
    <style:style style:name="P91" style:family="paragraph" style:parent-style-name="Normal">
      <style:paragraph-properties fo:line-height="115%" fo:text-align="center" style:justify-single-word="false" fo:keep-with-next="always"/>
    </style:style>
    <style:style style:name="P92" style:family="paragraph" style:parent-style-name="Caption">
      <style:paragraph-properties fo:keep-with-next="always"/>
    </style:style>
    <style:style style:name="P93" style:family="paragraph" style:parent-style-name="Caption">
      <style:paragraph-properties fo:text-align="center" style:justify-single-word="false"/>
    </style:style>
    <style:style style:name="P94" style:family="paragraph" style:parent-style-name="Code">
      <style:paragraph-properties fo:line-height="100%"/>
      <style:text-properties style:font-size-complex="10pt"/>
    </style:style>
    <style:style style:name="P95" style:family="paragraph" style:parent-style-name="Code">
      <style:paragraph-properties fo:line-height="100%"/>
      <style:text-properties fo:font-weight="bold" style:font-weight-asian="bold" style:font-size-complex="10pt"/>
    </style:style>
    <style:style style:name="P96" style:family="paragraph" style:parent-style-name="Code">
      <style:paragraph-properties fo:line-height="100%"/>
      <style:text-properties fo:font-weight="bold" style:font-weight-asian="bold"/>
    </style:style>
    <style:style style:name="P97" style:family="paragraph" style:parent-style-name="Code">
      <style:paragraph-properties fo:line-height="100%"/>
    </style:style>
    <style:style style:name="P98" style:family="paragraph" style:parent-style-name="Code">
      <style:paragraph-properties fo:line-height="100%"/>
      <style:text-properties fo:font-size="9pt" style:font-size-asian="9pt" style:font-size-complex="9pt"/>
    </style:style>
    <style:style style:name="P99" style:family="paragraph" style:parent-style-name="Code">
      <style:paragraph-properties fo:margin-left="0in" fo:margin-right="0in" fo:text-indent="0.5in" style:auto-text-indent="false"/>
    </style:style>
    <style:style style:name="P100" style:family="paragraph" style:parent-style-name="Code">
      <style:paragraph-properties fo:margin-left="0in" fo:margin-right="0in" fo:line-height="100%" fo:text-indent="0.5in" style:auto-text-indent="false"/>
      <style:text-properties style:font-size-complex="10pt"/>
    </style:style>
    <style:style style:name="P101" style:family="paragraph" style:parent-style-name="Code">
      <style:paragraph-properties fo:margin-left="0.5in" fo:margin-right="0in" fo:line-height="100%" fo:text-indent="0.5in" style:auto-text-indent="false">
        <style:tab-stops/>
      </style:paragraph-properties>
      <style:text-properties style:font-size-complex="10pt"/>
    </style:style>
    <style:style style:name="P102" style:family="paragraph" style:parent-style-name="Normal">
      <style:paragraph-properties fo:margin-top="0.0693in" fo:margin-bottom="0.0693in" style:contextual-spacing="false" fo:text-align="start" style:justify-single-word="false"/>
    </style:style>
    <style:style style:name="P103" style:family="paragraph" style:parent-style-name="Normal">
      <style:paragraph-properties fo:margin-top="0.1665in" fo:margin-bottom="0in" style:contextual-spacing="false" fo:line-height="100%"/>
      <style:text-properties fo:color="#ffffff" fo:font-size="14pt" fo:font-weight="bold" style:font-size-asian="14pt" style:font-weight-asian="bold" style:font-size-complex="14pt" style:font-weight-complex="bold"/>
    </style:style>
    <style:style style:name="P104" style:family="paragraph" style:parent-style-name="Normal">
      <style:paragraph-properties fo:margin-top="0.1665in" fo:margin-bottom="0in" style:contextual-spacing="false" fo:line-height="100%" fo:text-align="center" style:justify-single-word="false"/>
      <style:text-properties fo:color="#ffffff" fo:font-size="14pt" fo:font-weight="bold" style:font-size-asian="14pt" style:font-weight-asian="bold" style:font-size-complex="14pt" style:font-weight-complex="bold"/>
    </style:style>
    <style:style style:name="P105" style:family="paragraph" style:parent-style-name="Normal">
      <style:paragraph-properties fo:margin-top="0.1665in" fo:margin-bottom="0in" style:contextual-spacing="false" fo:line-height="100%" fo:text-align="start" style:justify-single-word="false"/>
      <style:text-properties fo:color="#ffffff" fo:font-size="14pt" fo:font-weight="bold" style:font-size-asian="14pt" style:font-weight-asian="bold" style:font-size-complex="14pt" style:font-weight-complex="bold"/>
    </style:style>
    <style:style style:name="P106" style:family="paragraph" style:parent-style-name="Normal">
      <style:paragraph-properties fo:margin-top="0.1665in" fo:margin-bottom="0in" style:contextual-spacing="false" fo:line-height="100%" fo:text-align="center" style:justify-single-word="false"/>
      <style:text-properties fo:color="#ffffff" fo:font-weight="bold" style:font-weight-asian="bold" style:font-weight-complex="bold"/>
    </style:style>
    <style:style style:name="P107" style:family="paragraph" style:parent-style-name="Normal">
      <style:paragraph-properties fo:margin-top="0.1665in" fo:margin-bottom="0in" style:contextual-spacing="false" fo:line-height="115%" fo:text-align="center" style:justify-single-word="false"/>
      <style:text-properties fo:color="#ffffff" fo:font-weight="bold" style:font-weight-asian="bold" style:font-weight-complex="bold"/>
    </style:style>
    <style:style style:name="P108" style:family="paragraph" style:parent-style-name="Normal">
      <style:paragraph-properties fo:margin-top="0.1665in" fo:margin-bottom="0in" style:contextual-spacing="false" fo:line-height="100%" fo:text-align="center" style:justify-single-word="false"/>
      <style:text-properties fo:font-size="14pt" style:font-size-asian="14pt" style:font-size-complex="14pt"/>
    </style:style>
    <style:style style:name="P109" style:family="paragraph" style:parent-style-name="Normal">
      <style:paragraph-properties fo:margin-top="0.1665in" fo:margin-bottom="0in" style:contextual-spacing="false" fo:line-height="100%"/>
    </style:style>
    <style:style style:name="P110" style:family="paragraph" style:parent-style-name="Normal">
      <style:paragraph-properties fo:margin-top="0.1665in" fo:margin-bottom="0in" style:contextual-spacing="false" fo:line-height="100%" fo:text-align="start" style:justify-single-word="false"/>
    </style:style>
    <style:style style:name="P111" style:family="paragraph" style:parent-style-name="Normal">
      <style:paragraph-properties fo:margin-top="0.1665in" fo:margin-bottom="0in" style:contextual-spacing="false" fo:line-height="100%" fo:text-align="center" style:justify-single-word="false"/>
    </style:style>
    <style:style style:name="P112" style:family="paragraph" style:parent-style-name="Normal">
      <style:paragraph-properties fo:margin-top="0.1665in" fo:margin-bottom="0in" style:contextual-spacing="false" fo:text-align="center" style:justify-single-word="false"/>
      <style:text-properties fo:font-weight="bold" style:font-weight-asian="bold" style:font-weight-complex="bold"/>
    </style:style>
    <style:style style:name="P113" style:family="paragraph" style:parent-style-name="Normal">
      <style:paragraph-properties fo:margin-top="0.1665in" fo:margin-bottom="0in" style:contextual-spacing="false" fo:text-align="center" style:justify-single-word="false"/>
    </style:style>
    <style:style style:name="P114" style:family="paragraph" style:parent-style-name="Normal">
      <style:paragraph-properties fo:margin-top="0.1665in" fo:margin-bottom="0in" style:contextual-spacing="false" fo:line-height="115%" fo:text-align="center" style:justify-single-word="false"/>
    </style:style>
    <style:style style:name="P115" style:family="paragraph" style:parent-style-name="Normal">
      <style:paragraph-properties fo:margin-left="0.25in" fo:margin-right="0in" fo:text-indent="0in" style:auto-text-indent="false">
        <style:tab-stops/>
      </style:paragraph-properties>
    </style:style>
    <style:style style:name="P116" style:family="paragraph" style:parent-style-name="Normal">
      <style:paragraph-properties fo:margin-left="0.25in" fo:margin-right="0in" fo:text-indent="0in" style:auto-text-indent="false">
        <style:tab-stops/>
      </style:paragraph-properties>
      <style:text-properties style:font-name-asian="Times New Roman"/>
    </style:style>
    <style:style style:name="P117" style:family="paragraph" style:parent-style-name="Normal">
      <style:paragraph-properties fo:margin-top="0.1665in" fo:margin-bottom="0.139in" style:contextual-spacing="false"/>
    </style:style>
    <style:style style:name="P118" style:family="paragraph" style:parent-style-name="Normal">
      <style:paragraph-properties fo:margin-left="0.4925in" fo:margin-right="0in" fo:text-indent="0in" style:auto-text-indent="false">
        <style:tab-stops/>
      </style:paragraph-properties>
    </style:style>
    <style:style style:name="P119" style:family="paragraph" style:parent-style-name="A_20_Appendix" style:list-style-name="L32"/>
    <style:style style:name="P120" style:family="paragraph" style:parent-style-name="A_20_Appendix" style:list-style-name="L32">
      <style:paragraph-properties fo:break-before="page"/>
    </style:style>
    <style:style style:name="P121" style:family="paragraph" style:parent-style-name="A_20_Appendix" style:list-style-name="L32" style:master-page-name="MP5">
      <style:paragraph-properties style:page-number="auto" fo:break-before="page"/>
    </style:style>
    <style:style style:name="P122" style:family="paragraph" style:parent-style-name="Normal">
      <style:text-properties officeooo:paragraph-rsid="0004f575"/>
    </style:style>
    <style:style style:name="P123" style:family="paragraph" style:parent-style-name="Heading_20_3" style:list-style-name="L23"/>
    <style:style style:name="P124" style:family="paragraph" style:parent-style-name="Heading_20_4">
      <style:text-properties style:font-name-asian="Times New Roman"/>
    </style:style>
    <style:style style:name="P125" style:family="paragraph" style:parent-style-name="Heading_20_1" style:list-style-name="L23"/>
    <style:style style:name="P126" style:family="paragraph" style:parent-style-name="Heading_20_1">
      <style:paragraph-properties fo:text-align="start" style:justify-single-word="false"/>
    </style:style>
    <style:style style:name="P127" style:family="paragraph" style:parent-style-name="Heading_20_1">
      <style:paragraph-properties fo:break-before="page"/>
    </style:style>
    <style:style style:name="P128" style:family="paragraph" style:parent-style-name="Heading_20_1" style:list-style-name="L22" style:master-page-name="MP4">
      <style:paragraph-properties style:page-number="1" fo:break-before="page"/>
    </style:style>
    <style:style style:name="P129" style:family="paragraph" style:parent-style-name="Heading_20_2" style:list-style-name="L23"/>
    <style:style style:name="P130" style:family="paragraph" style:parent-style-name="Heading_20_2" style:list-style-name="L23">
      <style:text-properties style:font-name-asian="Times New Roman"/>
    </style:style>
    <style:style style:name="P131" style:family="paragraph" style:parent-style-name="List_20_Paragraph" style:list-style-name="L24"/>
    <style:style style:name="P132" style:family="paragraph" style:parent-style-name="List_20_Paragraph" style:list-style-name="L25"/>
    <style:style style:name="P133" style:family="paragraph" style:parent-style-name="List_20_Paragraph" style:list-style-name="L26"/>
    <style:style style:name="P134" style:family="paragraph" style:parent-style-name="List_20_Paragraph" style:list-style-name="L27"/>
    <style:style style:name="P135" style:family="paragraph" style:parent-style-name="List_20_Paragraph" style:list-style-name="L28"/>
    <style:style style:name="P136" style:family="paragraph" style:parent-style-name="List_20_Paragraph" style:list-style-name="L25">
      <style:text-properties style:font-name-asian="Times New Roman"/>
    </style:style>
    <style:style style:name="P137" style:family="paragraph" style:parent-style-name="List_20_Paragraph" style:list-style-name="L29"/>
    <style:style style:name="P138" style:family="paragraph" style:parent-style-name="List_20_Paragraph" style:list-style-name="L30"/>
    <style:style style:name="P139" style:family="paragraph" style:parent-style-name="List_20_Paragraph" style:list-style-name="L31"/>
    <style:style style:name="P140" style:family="paragraph" style:parent-style-name="List_20_Paragraph" style:list-style-name="L24">
      <style:paragraph-properties fo:margin-top="0.0693in" fo:margin-bottom="0.0693in" style:contextual-spacing="false" fo:text-align="start" style:justify-single-word="false"/>
    </style:style>
    <style:style style:name="P141" style:family="paragraph" style:parent-style-name="List_20_Paragraph" style:list-style-name="L28">
      <style:paragraph-properties fo:margin-top="0in" fo:margin-bottom="0in" style:contextual-spacing="false" fo:text-align="start" style:justify-single-word="false"/>
      <style:text-properties fo:font-weight="bold" style:font-weight-asian="bold" style:font-weight-complex="bold"/>
    </style:style>
    <style:style style:name="P142" style:family="paragraph" style:parent-style-name="List_20_Paragraph" style:list-style-name="L28">
      <style:paragraph-properties fo:margin-top="0.1665in" fo:margin-bottom="0in" style:contextual-spacing="false" fo:text-align="start" style:justify-single-word="false"/>
      <style:text-properties fo:font-weight="bold" style:font-weight-asian="bold" style:font-weight-complex="bold"/>
    </style:style>
    <style:style style:name="P143" style:family="paragraph" style:parent-style-name="Title" style:master-page-name="MPF0">
      <style:paragraph-properties style:page-number="1" fo:break-before="page"/>
    </style:style>
    <style:style style:name="P144"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1pt" fo:language="de" fo:country="DE" style:font-name-asian="Times New Roman" style:font-size-asian="11pt" style:language-asian="de" style:country-asian="DE" style:font-size-complex="11pt"/>
    </style:style>
    <style:style style:name="T2" style:family="text">
      <style:text-properties fo:font-size="11pt" style:font-size-asian="11pt"/>
    </style:style>
    <style:style style:name="T3" style:family="text">
      <style:text-properties fo:font-size="11pt" style:font-size-asian="11pt" style:font-size-complex="11pt"/>
    </style:style>
    <style:style style:name="T4" style:family="text">
      <style:text-properties style:font-style-complex="italic"/>
    </style:style>
    <style:style style:name="T5" style:family="text">
      <style:text-properties style:font-name="Calibri" style:font-name-complex="Calibri"/>
    </style:style>
    <style:style style:name="T6" style:family="text">
      <style:text-properties style:font-name="Calibri" style:font-name-asian="Calibri" style:font-name-complex="Times New Roman"/>
    </style:style>
    <style:style style:name="T7" style:family="text">
      <style:text-properties fo:language="de" fo:country="DE"/>
    </style:style>
    <style:style style:name="T8" style:family="text">
      <style:text-properties fo:language="de" fo:country="DE" style:language-asian="de" style:country-asian="DE"/>
    </style:style>
    <style:style style:name="T9" style:family="text">
      <style:text-properties fo:language="de" fo:country="DE" style:font-name-asian="Times New Roman" style:language-asian="de" style:country-asian="DE"/>
    </style:style>
    <style:style style:name="T10" style:family="text">
      <style:text-properties fo:language="de" fo:country="DE" fo:font-weight="bold" style:font-weight-asian="bold" style:font-weight-complex="bold"/>
    </style:style>
    <style:style style:name="T11" style:family="text">
      <style:text-properties style:font-name-asian="Times New Roman"/>
    </style:style>
    <style:style style:name="T12" style:family="text">
      <style:text-properties style:font-name-asian="Times New Roman" style:font-name-complex="Calibri"/>
    </style:style>
    <style:style style:name="T13" style:family="text">
      <style:text-properties fo:color="#4f81bd" fo:font-size="9pt" fo:font-weight="bold" style:font-size-asian="9pt" style:font-weight-asian="bold" style:font-size-complex="9pt" style:font-weight-complex="bold"/>
    </style:style>
    <style:style style:name="T14" style:family="text">
      <style:text-properties style:font-size-complex="10pt"/>
    </style:style>
    <style:style style:name="T15" style:family="text">
      <style:text-properties fo:font-size="9pt" style:font-size-asian="9pt" style:font-size-complex="9pt"/>
    </style:style>
    <style:style style:name="T16" style:family="text">
      <style:text-properties fo:font-weight="bold" style:font-weight-asian="bold"/>
    </style:style>
    <style:style style:name="T17" style:family="text">
      <style:text-properties fo:font-weight="bold" style:font-weight-asian="bold" style:font-name-complex="Calibri"/>
    </style:style>
    <style:style style:name="T18" style:family="text">
      <style:text-properties fo:font-weight="bold" style:font-weight-asian="bold" style:font-weight-complex="bold"/>
    </style:style>
    <style:style style:name="T19" style:family="text">
      <style:text-properties fo:font-weight="bold" style:font-name-asian="Times New Roman" style:font-weight-asian="bold"/>
    </style:style>
    <style:style style:name="T20" style:family="text">
      <style:text-properties fo:font-weight="bold" style:font-name-asian="Times New Roman" style:font-weight-asian="bold" style:font-name-complex="Calibri"/>
    </style:style>
    <style:style style:name="T21" style:family="text">
      <style:text-properties style:font-name-complex="Calibri"/>
    </style:style>
    <style:style style:name="T22" style:family="text">
      <style:text-properties fo:font-style="normal" style:font-style-asian="normal"/>
    </style:style>
    <style:style style:name="T23" style:family="text">
      <style:text-properties fo:color="#ffffff" fo:font-size="14pt" fo:font-weight="bold" style:font-size-asian="14pt" style:font-weight-asian="bold" style:font-size-complex="14pt" style:font-weight-complex="bold"/>
    </style:style>
    <style:style style:name="T24" style:family="text">
      <style:text-properties fo:color="#ffffff" fo:font-weight="bold" style:font-weight-asian="bold" style:font-weight-complex="bold"/>
    </style:style>
    <style:style style:name="T25" style:family="text">
      <style:text-properties fo:color="#ffffff" fo:language="de" fo:country="DE" fo:font-weight="bold" style:font-weight-asian="bold" style:font-weight-complex="bold"/>
    </style:style>
    <style:style style:name="T26" style:family="text">
      <style:text-properties style:use-window-font-color="true"/>
    </style:style>
    <style:style style:name="T27" style:family="text">
      <style:text-properties style:use-window-font-color="true" style:font-name-asian="Times New Roman"/>
    </style:style>
    <style:style style:name="T28" style:family="text">
      <style:text-properties fo:color="#ff0000" fo:language="de" fo:country="DE" style:language-asian="de" style:country-asian="DE"/>
    </style:style>
    <style:style style:name="T29" style:family="text">
      <style:text-properties fo:font-size="14pt" fo:font-weight="bold" style:font-size-asian="14pt" style:font-weight-asian="bold" style:font-size-complex="14pt" style:font-weight-complex="bold"/>
    </style:style>
    <style:style style:name="T30" style:family="text">
      <style:text-properties fo:color="#000000" style:font-name="Calibri" fo:font-weight="bold" style:font-weight-asian="bold" style:font-name-complex="Calibri" style:font-weight-complex="bold"/>
    </style:style>
    <style:style style:name="T31" style:family="text">
      <style:text-properties fo:color="#000000" style:font-name="Calibri" fo:language="de" fo:country="DE" fo:font-weight="bold" style:font-name-asian="Times New Roman" style:language-asian="de" style:country-asian="DE" style:font-weight-asian="bold" style:font-name-complex="Calibri" style:font-weight-complex="bold"/>
    </style:style>
    <style:style style:name="T32" style:family="text">
      <style:text-properties fo:color="#000000" style:font-name="Calibri" fo:language="de" fo:country="DE" style:font-name-asian="Times New Roman" style:language-asian="de" style:country-asian="DE" style:font-name-complex="Calibri"/>
    </style:style>
    <style:style style:name="T33" style:family="text">
      <style:text-properties fo:color="#000000" style:font-name="Calibri" fo:font-size="11pt" fo:language="de" fo:country="DE" style:font-name-asian="Times New Roman" style:font-size-asian="11pt" style:language-asian="de" style:country-asian="DE" style:font-name-complex="Calibri" style:font-size-complex="11pt"/>
    </style:style>
    <style:style style:name="T34" style:family="text">
      <style:text-properties fo:color="#000000" style:font-name="Calibri" fo:font-size="11pt" fo:language="de" fo:country="DE" fo:font-weight="bold" style:font-name-asian="Times New Roman" style:font-size-asian="11pt" style:language-asian="de" style:country-asian="DE" style:font-weight-asian="bold" style:font-name-complex="Calibri" style:font-size-complex="11pt" style:font-weight-complex="bold"/>
    </style:style>
    <style:style style:name="T35" style:family="text">
      <style:text-properties fo:color="#000000" style:font-name="Calibri" style:font-name-asian="Times New Roman" style:language-asian="de" style:country-asian="DE" style:font-name-complex="Calibri"/>
    </style:style>
    <style:style style:name="T36" style:family="text">
      <style:text-properties officeooo:rsid="000098c2"/>
    </style:style>
    <style:style style:name="T37" style:family="text">
      <style:text-properties officeooo:rsid="0000ce7b"/>
    </style:style>
    <style:style style:name="T38"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content" fo:background-color="#ffffff" style:background-transparency="0%" fo:padding-left="0.1in" fo:padding-right="0.1in" fo:padding-top="0.05in" fo:padding-bottom="0.05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0.51pt solid #0000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in" fo:border="0.26pt solid #0000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in" fo:border="none" style:mirror="vertical"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style:vertical-pos="middle" style:vertical-rel="baseline" draw:ole-draw-aspect="1"/>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709in"/>
      </text:list-level-style-number>
      <text:list-level-style-number text:level="3" style:num-format="1" text:display-levels="3">
        <style:list-level-properties text:space-before="0.49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6LVL1" text:bullet-char="-">
        <style:list-level-properties text:space-before="0.25in" text:min-label-width="0.25in"/>
        <style:text-properties style:font-name="Calibri"/>
      </text:list-level-style-bullet>
      <text:list-level-style-bullet text:level="2" text:style-name="WW_5f_CharLFO6LVL2" text:bullet-char="o">
        <style:list-level-properties text:space-before="0.75in" text:min-label-width="0.25in"/>
        <style:text-properties style:font-name="Courier New"/>
      </text:list-level-style-bullet>
      <text:list-level-style-bullet text:level="3" text:style-name="WW_5f_CharLFO6LVL3" text:bullet-char="">
        <style:list-level-properties text:space-before="1.25in" text:min-label-width="0.25in"/>
        <style:text-properties style:font-name="Wingdings"/>
      </text:list-level-style-bullet>
      <text:list-level-style-bullet text:level="4" text:style-name="WW_5f_CharLFO6LVL4" text:bullet-char="">
        <style:list-level-properties text:space-before="1.75in" text:min-label-width="0.25in"/>
        <style:text-properties style:font-name="Symbol"/>
      </text:list-level-style-bullet>
      <text:list-level-style-bullet text:level="5" text:style-name="WW_5f_CharLFO6LVL5" text:bullet-char="o">
        <style:list-level-properties text:space-before="2.25in" text:min-label-width="0.25in"/>
        <style:text-properties style:font-name="Courier New"/>
      </text:list-level-style-bullet>
      <text:list-level-style-bullet text:level="6" text:style-name="WW_5f_CharLFO6LVL6" text:bullet-char="">
        <style:list-level-properties text:space-before="2.75in" text:min-label-width="0.25in"/>
        <style:text-properties style:font-name="Wingdings"/>
      </text:list-level-style-bullet>
      <text:list-level-style-bullet text:level="7" text:style-name="WW_5f_CharLFO6LVL7" text:bullet-char="">
        <style:list-level-properties text:space-before="3.25in" text:min-label-width="0.25in"/>
        <style:text-properties style:font-name="Symbol"/>
      </text:list-level-style-bullet>
      <text:list-level-style-bullet text:level="8" text:style-name="WW_5f_CharLFO6LVL8" text:bullet-char="o">
        <style:list-level-properties text:space-before="3.75in" text:min-label-width="0.25in"/>
        <style:text-properties style:font-name="Courier New"/>
      </text:list-level-style-bullet>
      <text:list-level-style-bullet text:level="9" text:style-name="WW_5f_CharLFO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3LVL1" text:bullet-char="-">
        <style:list-level-properties text:space-before="0.25in" text:min-label-width="0.25in"/>
        <style:text-properties style:font-name="Calibri"/>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LVL1" text:bullet-char="-">
        <style:list-level-properties text:space-before="0.25in" text:min-label-width="0.25in"/>
        <style:text-properties style:font-name="Calibri"/>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prefix="Appendix "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PCB part recognition for material recycling</text:p>
      <text:p text:style-name="Normal"/>
      <text:p text:style-name="P2">BY</text:p>
      <text:p text:style-name="P3">Bernhard Föllmer</text:p>
      <text:p text:style-name="P2">Department of Machine Tools and Factory Management</text:p>
      <text:p text:style-name="P2">Chair of Industrial Information Technology</text:p>
      <text:p text:style-name="P2"/>
      <text:p text:style-name="P2"/>
      <text:p text:style-name="P2">Submitted in partial fulfillment of the requirements</text:p>
      <text:p text:style-name="P2"><text:span text:style-name="T36">­</text:span>for the degree of</text:p>
      <text:p text:style-name="P3">Master of Science</text:p>
      <text:p text:style-name="P2"><text:s/>in</text:p>
      <text:p text:style-name="P3">Physical Engineering Science</text:p>
      <text:p text:style-name="P2">at the</text:p>
      <text:p text:style-name="P4">Technical University of Berlin<office:annotation><dc:creator>marc </dc:creator><dc:date>2015-03-12T09:41:39.298333178</dc:date><text:list text:style-name=""><text:list-item><text:p text:style-name="P144"><text:span text:style-name="T38">Ist ein Eigenname, sollte nicht übersetzt werden</text:span></text:p></text:list-item></text:list></office:annotation></text:p>
      <text:p text:style-name="P6">27.02.2015</text:p>
      <text:p text:style-name="P7"><text:bookmark-start text:name="_Ref408144334"/></text:p>
      <text:p text:style-name="P20">Danksagung</text:p>
      <text:p text:style-name="P25">An dieser Stelle möchte ich mich herzlich bei allen bedanken, die mich bei der Anfertigung dieser Arbeit unterstützt haben.</text:p>
      <text:p text:style-name="P5">Zuerst möchte ich meich bei den Betreuern meiner Masterarbeit Dipl.-Ing. Hendrik Grosser (Fraunhofer IPK) und Dr.-Ing. Perrine Chancerell (TU Berlin) für die hilfreichen Anregungen und konstruktiven Kritiken bei der Erstellung dieser Arbeit bedanken.</text:p>
      <text:p text:style-name="P5">Mein Dank gilt Prof. Dr.-Ing. Rainer Stark und allen Mitarbeitern der Abteilung Virtuelle Produktentstehung am Fraunhofer Instituts für Produktionsanlagen und Konstruktionstechnik.</text:p>
      <text:p text:style-name="P5">Außerdem einen herzlichen Dank an alle Mitarbeiter der Abteilung Environmental and Reliability Engineeering des Fraunhofer Instituts für Zuverlässigkeit und Mikrointegration für die Bereitstellung von Arbeitsplätzen und entsprechender Software. Besonderer Dank gilt Antonia Ritschel für die durchgeführten Messungen zu Bauteilzusammensetzungen.</text:p>
      <text:p text:style-name="P5">Bedanken möchte ich mich bei Herrn Norbert Storch, den Betriebsleiter der BRAL Reststoff-Bearbeitungs GmbH für das Experteninterview.</text:p>
      <text:p text:style-name="P5">Großer Dank gilt Johanna, Christian, Marc, Annika, Felix und Julia für die inhaltliche und sprachliche Korrektur der Arbeit.</text:p>
      <text:p text:style-name="P5">Ein besonderer Dank gilt meinen Eltern und meinen Geschwistern die mich bei meiner Arbeit unterstützt haben und auf die ich mich immer verlassen kann.</text:p>
      <text:section text:style-name="Sect1" text:name="Sect1">
        <text:p text:style-name="P5"/>
        <text:p text:style-name="P5"/>
        <text:p text:style-name="P5"/>
        <text:p text:style-name="P5"/>
        <text:p text:style-name="P5"/>
        <text:p text:style-name="P21"/>
        <text:p text:style-name="Heading_20_1"><text:bookmark-start text:name="_Toc413454106"/>Abstract<text:bookmark-end text:name="_Ref408144334"/><text:bookmark-end text:name="_Toc413454106"/></text:p>
        <text:p text:style-name="Normal">The recovery and recycling of precious metals, rare earth materials and other critical materials from electronic PCB waste is of ecological and economical interest. Electronic PCBs<text:alphabetical-index-mark text:string-value="Printed circuit boards" text:key1="PCBs"/> contain a high concentration of critical materials which are processed in today’s recycling chains by shredding or smelting. A high amount of critical material is not recycled because of economical, thermo dynamical, physical and chemical reasons. A higher recycling rate can be achieved by selective material composition estimation and dismantling process which is not feasible with today’s recycling procedures. Such a process would also support the reuse and upgrade of electronic components. </text:p>
        <text:p text:style-name="Normal">In this thesis a software demonstrator, for the automatic evaluation of 2D images from PCBs<text:alphabetical-index-mark text:string-value="Printed circuit boards" text:key1="PCBs"/> with their components and for determination of material compositions is developed. Therefore a data fusion model for electronic component detection and classification was created. The data fusion model consists of algorithms for feature extraction from different feature domains with the goal to extract significant feature for electronic component package classification. The feature domains are based on package features such as package color, package color segments, package form and frequency spectrum of the package image. Important features are selected by a package specific feature selection. The classification evaluation is based on a regenerated database with 2D images of package references. </text:p>
        <text:p text:style-name="Normal">In the next step the exact electronic component name is determined by evaluating the electronic component markings. Therefore an OCR<text:alphabetical-index-mark text:string-value="Optical character recognition" text:key1="OCR"/> algorithm is developed which verifies the component names based on an electronic component name database. </text:p>
        <text:p text:style-name="Normal">To evaluate the content of critical materials of a PCB and its components, a Life-cycle-inventory model of the PCB is automatically generated based on <text:soft-page-break/>the recognized electronic components with the data fusion model. The ILCD<text:alphabetical-index-mark text:string-value="International Life Cycle Data System" text:key1="ILCD"/>-Format (International Reference Life Cycle Data System) is used to model the LCI<text:alphabetical-index-mark text:string-value="Life cycle inventory" text:key1="LCI"/>-model data and material composition data for each component and merge them to a PCB model which can be imported in common LCA<text:alphabetical-index-mark text:string-value="Life-cycle assessment" text:key1="LCA"/> software (Life-cycle assessment software) like GaBi or OpenLCA.</text:p>
        <text:p text:style-name="Heading_20_1"><text:bookmark-start text:name="_Toc413454107"/>Table of Contents<text:bookmark-end text:name="_Toc413454107"/></text:p>
        <text:p text:style-name="TOC_20_Heading"/>
        <text:table-of-content text:style-name="Sect2"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413454106" office:target-frame-name="_top" xlink:show="replace"><text:span text:style-name="Hyperlink">Abstract</text:span></text:a><text:a xlink:type="simple" xlink:href="#_Toc413454106" office:target-frame-name="_top" xlink:show="replace"><text:tab/>ii</text:a></text:p>
            <text:p text:style-name="TOC_20_1"><text:a xlink:type="simple" xlink:href="#_Toc413454107" office:target-frame-name="_top" xlink:show="replace"><text:span text:style-name="Hyperlink">Table of Contents</text:span></text:a><text:a xlink:type="simple" xlink:href="#_Toc413454107" office:target-frame-name="_top" xlink:show="replace"><text:tab/>iii</text:a></text:p>
            <text:p text:style-name="TOC_20_1"><text:a xlink:type="simple" xlink:href="#_Toc413454108" office:target-frame-name="_top" xlink:show="replace"><text:span text:style-name="Hyperlink">List of Figures</text:span></text:a><text:a xlink:type="simple" xlink:href="#_Toc413454108" office:target-frame-name="_top" xlink:show="replace"><text:tab/>viii</text:a></text:p>
            <text:p text:style-name="TOC_20_1"><text:a xlink:type="simple" xlink:href="#_Toc413454109" office:target-frame-name="_top" xlink:show="replace"><text:span text:style-name="Hyperlink">List of Tables</text:span></text:a><text:a xlink:type="simple" xlink:href="#_Toc413454109" office:target-frame-name="_top" xlink:show="replace"><text:tab/>xii</text:a></text:p>
            <text:p text:style-name="TOC_20_1"><text:a xlink:type="simple" xlink:href="#_Toc413454110" office:target-frame-name="_top" xlink:show="replace"><text:span text:style-name="Hyperlink">List of Abbreviations</text:span></text:a><text:a xlink:type="simple" xlink:href="#_Toc413454110" office:target-frame-name="_top" xlink:show="replace"><text:tab/>xiv</text:a></text:p>
            <text:p text:style-name="TOC_20_1"><text:a xlink:type="simple" xlink:href="#_Toc413454111" office:target-frame-name="_top" xlink:show="replace"><text:span text:style-name="Hyperlink">1.</text:span></text:a><text:a xlink:type="simple" xlink:href="#_Toc413454111" office:target-frame-name="_top" xlink:show="replace"><text:span text:style-name="Default_20_Paragraph_20_Font"><text:span text:style-name="T1"><text:tab/></text:span></text:span></text:a><text:a xlink:type="simple" xlink:href="#_Toc413454111" office:target-frame-name="_top" xlink:show="replace"><text:span text:style-name="Hyperlink">Introduction</text:span></text:a><text:a xlink:type="simple" xlink:href="#_Toc413454111" office:target-frame-name="_top" xlink:show="replace"><text:tab/>1</text:a></text:p>
            <text:p text:style-name="P81"><text:a xlink:type="simple" xlink:href="#_Toc413454112" office:target-frame-name="_top" xlink:show="replace"><text:span text:style-name="Hyperlink">1.1</text:span></text:a><text:a xlink:type="simple" xlink:href="#_Toc413454112" office:target-frame-name="_top" xlink:show="replace"><text:span text:style-name="Default_20_Paragraph_20_Font"><text:span text:style-name="T1"><text:tab/></text:span></text:span></text:a><text:a xlink:type="simple" xlink:href="#_Toc413454112" office:target-frame-name="_top" xlink:show="replace"><text:span text:style-name="Hyperlink">Problem formulation</text:span></text:a><text:a xlink:type="simple" xlink:href="#_Toc413454112" office:target-frame-name="_top" xlink:show="replace"><text:tab/>1</text:a></text:p>
            <text:p text:style-name="P81"><text:a xlink:type="simple" xlink:href="#_Toc413454113" office:target-frame-name="_top" xlink:show="replace"><text:span text:style-name="Hyperlink">1.2</text:span></text:a><text:a xlink:type="simple" xlink:href="#_Toc413454113" office:target-frame-name="_top" xlink:show="replace"><text:span text:style-name="Default_20_Paragraph_20_Font"><text:span text:style-name="T1"><text:tab/></text:span></text:span></text:a><text:a xlink:type="simple" xlink:href="#_Toc413454113" office:target-frame-name="_top" xlink:show="replace"><text:span text:style-name="Hyperlink">Purpose</text:span></text:a><text:a xlink:type="simple" xlink:href="#_Toc413454113" office:target-frame-name="_top" xlink:show="replace"><text:tab/>4</text:a></text:p>
            <text:p text:style-name="TOC_20_1"><text:a xlink:type="simple" xlink:href="#_Toc413454114" office:target-frame-name="_top" xlink:show="replace"><text:span text:style-name="Hyperlink">2.</text:span></text:a><text:a xlink:type="simple" xlink:href="#_Toc413454114" office:target-frame-name="_top" xlink:show="replace"><text:span text:style-name="Default_20_Paragraph_20_Font"><text:span text:style-name="T1"><text:tab/></text:span></text:span></text:a><text:a xlink:type="simple" xlink:href="#_Toc413454114" office:target-frame-name="_top" xlink:show="replace"><text:span text:style-name="Hyperlink">Background Theories and related works</text:span></text:a><text:a xlink:type="simple" xlink:href="#_Toc413454114" office:target-frame-name="_top" xlink:show="replace"><text:tab/>5</text:a></text:p>
            <text:p text:style-name="P81"><text:a xlink:type="simple" xlink:href="#_Toc413454115" office:target-frame-name="_top" xlink:show="replace"><text:span text:style-name="Hyperlink">2.1</text:span></text:a><text:a xlink:type="simple" xlink:href="#_Toc413454115" office:target-frame-name="_top" xlink:show="replace"><text:span text:style-name="Default_20_Paragraph_20_Font"><text:span text:style-name="T1"><text:tab/></text:span></text:span></text:a><text:a xlink:type="simple" xlink:href="#_Toc413454115" office:target-frame-name="_top" xlink:show="replace"><text:span text:style-name="Hyperlink">Feature extraction algorithms</text:span></text:a><text:a xlink:type="simple" xlink:href="#_Toc413454115" office:target-frame-name="_top" xlink:show="replace"><text:tab/>6</text:a></text:p>
            <text:p text:style-name="P82"><text:a xlink:type="simple" xlink:href="#_Toc413454116" office:target-frame-name="_top" xlink:show="replace"><text:span text:style-name="Hyperlink">2.1.1</text:span></text:a><text:a xlink:type="simple" xlink:href="#_Toc413454116" office:target-frame-name="_top" xlink:show="replace"><text:span text:style-name="Default_20_Paragraph_20_Font"><text:span text:style-name="T1"><text:tab/></text:span></text:span></text:a><text:a xlink:type="simple" xlink:href="#_Toc413454116" office:target-frame-name="_top" xlink:show="replace"><text:span text:style-name="Hyperlink">Single seed region growing approach for color images</text:span></text:a><text:a xlink:type="simple" xlink:href="#_Toc413454116" office:target-frame-name="_top" xlink:show="replace"><text:tab/>6</text:a></text:p>
            <text:p text:style-name="P82"><text:a xlink:type="simple" xlink:href="#_Toc413454117" office:target-frame-name="_top" xlink:show="replace"><text:span text:style-name="Hyperlink">2.1.2</text:span></text:a><text:a xlink:type="simple" xlink:href="#_Toc413454117" office:target-frame-name="_top" xlink:show="replace"><text:span text:style-name="Default_20_Paragraph_20_Font"><text:span text:style-name="T1"><text:tab/></text:span></text:span></text:a><text:a xlink:type="simple" xlink:href="#_Toc413454117" office:target-frame-name="_top" xlink:show="replace"><text:span text:style-name="Hyperlink">k-means clustering</text:span></text:a><text:a xlink:type="simple" xlink:href="#_Toc413454117" office:target-frame-name="_top" xlink:show="replace"><text:tab/>8</text:a></text:p>
            <text:p text:style-name="P82"><text:a xlink:type="simple" xlink:href="#_Toc413454118" office:target-frame-name="_top" xlink:show="replace"><text:span text:style-name="Hyperlink">2.1.3</text:span></text:a><text:a xlink:type="simple" xlink:href="#_Toc413454118" office:target-frame-name="_top" xlink:show="replace"><text:span text:style-name="Default_20_Paragraph_20_Font"><text:span text:style-name="T1"><text:tab/></text:span></text:span></text:a><text:a xlink:type="simple" xlink:href="#_Toc413454118" office:target-frame-name="_top" xlink:show="replace"><text:span text:style-name="Hyperlink">Normalized cross correlation for 2D pattern matching</text:span></text:a><text:a xlink:type="simple" xlink:href="#_Toc413454118" office:target-frame-name="_top" xlink:show="replace"><text:tab/>9</text:a></text:p>
            <text:p text:style-name="P82"><text:a xlink:type="simple" xlink:href="#_Toc413454119" office:target-frame-name="_top" xlink:show="replace"><text:span text:style-name="Hyperlink">2.1.4</text:span></text:a><text:a xlink:type="simple" xlink:href="#_Toc413454119" office:target-frame-name="_top" xlink:show="replace"><text:span text:style-name="Default_20_Paragraph_20_Font"><text:span text:style-name="T1"><text:tab/></text:span></text:span></text:a><text:a xlink:type="simple" xlink:href="#_Toc413454119" office:target-frame-name="_top" xlink:show="replace"><text:span text:style-name="Hyperlink">Image reconstruction with PCA</text:span></text:a><text:a xlink:type="simple" xlink:href="#_Toc413454119" office:target-frame-name="_top" xlink:show="replace"><text:tab/>10</text:a></text:p>
            <text:p text:style-name="P81"><text:a xlink:type="simple" xlink:href="#_Toc413454120" office:target-frame-name="_top" xlink:show="replace"><text:span text:style-name="Hyperlink">2.2</text:span></text:a><text:a xlink:type="simple" xlink:href="#_Toc413454120" office:target-frame-name="_top" xlink:show="replace"><text:span text:style-name="Default_20_Paragraph_20_Font"><text:span text:style-name="T1"><text:tab/></text:span></text:span></text:a><text:a xlink:type="simple" xlink:href="#_Toc413454120" office:target-frame-name="_top" xlink:show="replace"><text:span text:style-name="Hyperlink">Feature selection</text:span></text:a><text:a xlink:type="simple" xlink:href="#_Toc413454120" office:target-frame-name="_top" xlink:show="replace"><text:tab/>11</text:a></text:p>
            <text:p text:style-name="P82"><text:a xlink:type="simple" xlink:href="#_Toc413454121" office:target-frame-name="_top" xlink:show="replace"><text:span text:style-name="Hyperlink">2.2.1</text:span></text:a><text:a xlink:type="simple" xlink:href="#_Toc413454121" office:target-frame-name="_top" xlink:show="replace"><text:span text:style-name="Default_20_Paragraph_20_Font"><text:span text:style-name="T1"><text:tab/></text:span></text:span></text:a><text:a xlink:type="simple" xlink:href="#_Toc413454121" office:target-frame-name="_top" xlink:show="replace"><text:span text:style-name="Hyperlink">Fisher score</text:span></text:a><text:a xlink:type="simple" xlink:href="#_Toc413454121" office:target-frame-name="_top" xlink:show="replace"><text:tab/>12</text:a></text:p>
            <text:p text:style-name="P82"><text:a xlink:type="simple" xlink:href="#_Toc413454122" office:target-frame-name="_top" xlink:show="replace"><text:span text:style-name="Hyperlink">2.2.2</text:span></text:a><text:a xlink:type="simple" xlink:href="#_Toc413454122" office:target-frame-name="_top" xlink:show="replace"><text:span text:style-name="Default_20_Paragraph_20_Font"><text:span text:style-name="T1"><text:tab/></text:span></text:span></text:a><text:a xlink:type="simple" xlink:href="#_Toc413454122" office:target-frame-name="_top" xlink:show="replace"><text:span text:style-name="Hyperlink">Random forest feature selection</text:span></text:a><text:a xlink:type="simple" xlink:href="#_Toc413454122" office:target-frame-name="_top" xlink:show="replace"><text:tab/>13</text:a></text:p>
            <text:p text:style-name="P81"><text:a xlink:type="simple" xlink:href="#_Toc413454123" office:target-frame-name="_top" xlink:show="replace"><text:span text:style-name="Hyperlink">2.</text:span></text:a><text:a xlink:type="simple" xlink:href="#_Toc413454123" office:target-frame-name="_top" xlink:show="replace"><text:span text:style-name="Hyperlink"><text:span text:style-name="T37">a</text:span></text:span></text:a><text:a xlink:type="simple" xlink:href="#_Toc413454123" office:target-frame-name="_top" xlink:show="replace"><text:span text:style-name="Hyperlink">3</text:span></text:a><text:a xlink:type="simple" xlink:href="#_Toc413454123" office:target-frame-name="_top" xlink:show="replace"><text:span text:style-name="Default_20_Paragraph_20_Font"><text:span text:style-name="T1"><text:tab/></text:span></text:span></text:a><text:a xlink:type="simple" xlink:href="#_Toc413454123" office:target-frame-name="_top" xlink:show="replace"><text:span text:style-name="Hyperlink">Object Classification</text:span></text:a><text:a xlink:type="simple" xlink:href="#_Toc413454123" office:target-frame-name="_top" xlink:show="replace"><text:tab/>14</text:a></text:p>
            <text:p text:style-name="P82"><text:soft-page-break/><text:a xlink:type="simple" xlink:href="#_Toc413454124" office:target-frame-name="_top" xlink:show="replace"><text:span text:style-name="Hyperlink">2.3.1</text:span></text:a><text:a xlink:type="simple" xlink:href="#_Toc413454124" office:target-frame-name="_top" xlink:show="replace"><text:span text:style-name="Default_20_Paragraph_20_Font"><text:span text:style-name="T1"><text:tab/></text:span></text:span></text:a><text:a xlink:type="simple" xlink:href="#_Toc413454124" office:target-frame-name="_top" xlink:show="replace"><text:span text:style-name="Hyperlink">Random forest classifier</text:span></text:a><text:a xlink:type="simple" xlink:href="#_Toc413454124" office:target-frame-name="_top" xlink:show="replace"><text:tab/>14</text:a></text:p>
            <text:p text:style-name="P82"><text:a xlink:type="simple" xlink:href="#_Toc413454125" office:target-frame-name="_top" xlink:show="replace"><text:span text:style-name="Hyperlink">2.3.2</text:span></text:a><text:a xlink:type="simple" xlink:href="#_Toc413454125" office:target-frame-name="_top" xlink:show="replace"><text:span text:style-name="Default_20_Paragraph_20_Font"><text:span text:style-name="T1"><text:tab/></text:span></text:span></text:a><text:a xlink:type="simple" xlink:href="#_Toc413454125" office:target-frame-name="_top" xlink:show="replace"><text:span text:style-name="Hyperlink">Support vector machine classifier</text:span></text:a><text:a xlink:type="simple" xlink:href="#_Toc413454125" office:target-frame-name="_top" xlink:show="replace"><text:tab/>16</text:a></text:p>
            <text:p text:style-name="P81"><text:a xlink:type="simple" xlink:href="#_Toc413454126" office:target-frame-name="_top" xlink:show="replace"><text:span text:style-name="Hyperlink">2.4</text:span></text:a><text:a xlink:type="simple" xlink:href="#_Toc413454126" office:target-frame-name="_top" xlink:show="replace"><text:span text:style-name="Default_20_Paragraph_20_Font"><text:span text:style-name="T1"><text:tab/></text:span></text:span></text:a><text:a xlink:type="simple" xlink:href="#_Toc413454126" office:target-frame-name="_top" xlink:show="replace"><text:span text:style-name="Hyperlink">Data fusion model</text:span></text:a><text:a xlink:type="simple" xlink:href="#_Toc413454126" office:target-frame-name="_top" xlink:show="replace"><text:tab/>19</text:a></text:p>
            <text:p text:style-name="P83"><text:a xlink:type="simple" xlink:href="#_Toc413454127" office:target-frame-name="_top" xlink:show="replace"><text:span text:style-name="Hyperlink">Data fusion with Dempster-Shafer theory</text:span></text:a><text:a xlink:type="simple" xlink:href="#_Toc413454127" office:target-frame-name="_top" xlink:show="replace"><text:tab/>20</text:a></text:p>
            <text:p text:style-name="P81"><text:a xlink:type="simple" xlink:href="#_Toc413454128" office:target-frame-name="_top" xlink:show="replace"><text:span text:style-name="Hyperlink">2.5</text:span></text:a><text:a xlink:type="simple" xlink:href="#_Toc413454128" office:target-frame-name="_top" xlink:show="replace"><text:span text:style-name="Default_20_Paragraph_20_Font"><text:span text:style-name="T1"><text:tab/></text:span></text:span></text:a><text:a xlink:type="simple" xlink:href="#_Toc413454128" office:target-frame-name="_top" xlink:show="replace"><text:span text:style-name="Hyperlink">Optical character recognition of IC markings from electronic PCB scrap</text:span></text:a><text:a xlink:type="simple" xlink:href="#_Toc413454128" office:target-frame-name="_top" xlink:show="replace"><text:tab/>22</text:a></text:p>
            <text:p text:style-name="P82"><text:a xlink:type="simple" xlink:href="#_Toc413454129" office:target-frame-name="_top" xlink:show="replace"><text:span text:style-name="Hyperlink">2.5.1</text:span></text:a><text:a xlink:type="simple" xlink:href="#_Toc413454129" office:target-frame-name="_top" xlink:show="replace"><text:span text:style-name="Default_20_Paragraph_20_Font"><text:span text:style-name="T1"><text:tab/></text:span></text:span></text:a><text:a xlink:type="simple" xlink:href="#_Toc413454129" office:target-frame-name="_top" xlink:show="replace"><text:span text:style-name="Hyperlink">Levenshtein distance</text:span></text:a><text:a xlink:type="simple" xlink:href="#_Toc413454129" office:target-frame-name="_top" xlink:show="replace"><text:tab/>22</text:a></text:p>
            <text:p text:style-name="P82"><text:a xlink:type="simple" xlink:href="#_Toc413454130" office:target-frame-name="_top" xlink:show="replace"><text:span text:style-name="Hyperlink">2.5.2</text:span></text:a><text:a xlink:type="simple" xlink:href="#_Toc413454130" office:target-frame-name="_top" xlink:show="replace"><text:span text:style-name="Default_20_Paragraph_20_Font"><text:span text:style-name="T1"><text:tab/></text:span></text:span></text:a><text:a xlink:type="simple" xlink:href="#_Toc413454130" office:target-frame-name="_top" xlink:show="replace"><text:span text:style-name="Hyperlink">RANSAC algorithm</text:span></text:a><text:a xlink:type="simple" xlink:href="#_Toc413454130" office:target-frame-name="_top" xlink:show="replace"><text:tab/>23</text:a></text:p>
            <text:p text:style-name="P82"><text:a xlink:type="simple" xlink:href="#_Toc413454131" office:target-frame-name="_top" xlink:show="replace"><text:span text:style-name="Hyperlink">2.5.3</text:span></text:a><text:a xlink:type="simple" xlink:href="#_Toc413454131" office:target-frame-name="_top" xlink:show="replace"><text:span text:style-name="Default_20_Paragraph_20_Font"><text:span text:style-name="T1"><text:tab/></text:span></text:span></text:a><text:a xlink:type="simple" xlink:href="#_Toc413454131" office:target-frame-name="_top" xlink:show="replace"><text:span text:style-name="Hyperlink">Octopart database for component-name verification</text:span></text:a><text:a xlink:type="simple" xlink:href="#_Toc413454131" office:target-frame-name="_top" xlink:show="replace"><text:tab/>24</text:a></text:p>
            <text:p text:style-name="P81"><text:a xlink:type="simple" xlink:href="#_Toc413454132" office:target-frame-name="_top" xlink:show="replace"><text:span text:style-name="Hyperlink">2.6</text:span></text:a><text:a xlink:type="simple" xlink:href="#_Toc413454132" office:target-frame-name="_top" xlink:show="replace"><text:span text:style-name="Default_20_Paragraph_20_Font"><text:span text:style-name="T1"><text:tab/></text:span></text:span></text:a><text:a xlink:type="simple" xlink:href="#_Toc413454132" office:target-frame-name="_top" xlink:show="replace"><text:span text:style-name="Hyperlink">Life Cycle Inventory (</text:span></text:a><text:a xlink:type="simple" xlink:href="#_Toc413454132" office:target-frame-name="_top" xlink:show="replace"><text:span text:style-name="Hyperlink"><text:span text:style-name="T4">LCI</text:span></text:span></text:a><text:a xlink:type="simple" xlink:href="#_Toc413454132" office:target-frame-name="_top" xlink:show="replace"><text:span text:style-name="Hyperlink">) analysis</text:span></text:a><text:a xlink:type="simple" xlink:href="#_Toc413454132" office:target-frame-name="_top" xlink:show="replace"><text:tab/>25</text:a></text:p>
            <text:p text:style-name="P82"><text:a xlink:type="simple" xlink:href="#_Toc413454133" office:target-frame-name="_top" xlink:show="replace"><text:span text:style-name="Hyperlink">2.6.1</text:span></text:a><text:a xlink:type="simple" xlink:href="#_Toc413454133" office:target-frame-name="_top" xlink:show="replace"><text:span text:style-name="Default_20_Paragraph_20_Font"><text:span text:style-name="T1"><text:tab/></text:span></text:span></text:a><text:a xlink:type="simple" xlink:href="#_Toc413454133" office:target-frame-name="_top" xlink:show="replace"><text:span text:style-name="Hyperlink">Categorization of WEEE and PCB waste</text:span></text:a><text:a xlink:type="simple" xlink:href="#_Toc413454133" office:target-frame-name="_top" xlink:show="replace"><text:tab/>25</text:a></text:p>
            <text:p text:style-name="P82"><text:a xlink:type="simple" xlink:href="#_Toc413454134" office:target-frame-name="_top" xlink:show="replace"><text:span text:style-name="Hyperlink">2.6.2</text:span></text:a><text:a xlink:type="simple" xlink:href="#_Toc413454134" office:target-frame-name="_top" xlink:show="replace"><text:span text:style-name="Default_20_Paragraph_20_Font"><text:span text:style-name="T1"><text:tab/></text:span></text:span></text:a><text:a xlink:type="simple" xlink:href="#_Toc413454134" office:target-frame-name="_top" xlink:show="replace"><text:span text:style-name="Hyperlink">Recycling and reuse potential of electronic PCB waste</text:span></text:a><text:a xlink:type="simple" xlink:href="#_Toc413454134" office:target-frame-name="_top" xlink:show="replace"><text:tab/>27</text:a></text:p>
            <text:p text:style-name="P82"><text:a xlink:type="simple" xlink:href="#_Toc413454135" office:target-frame-name="_top" xlink:show="replace"><text:span text:style-name="Hyperlink">2.6.3</text:span></text:a><text:a xlink:type="simple" xlink:href="#_Toc413454135" office:target-frame-name="_top" xlink:show="replace"><text:span text:style-name="Default_20_Paragraph_20_Font"><text:span text:style-name="T1"><text:tab/></text:span></text:span></text:a><text:a xlink:type="simple" xlink:href="#_Toc413454135" office:target-frame-name="_top" xlink:show="replace"><text:span text:style-name="Hyperlink">International Reference Life cycle Data System (ILCD) format</text:span></text:a><text:a xlink:type="simple" xlink:href="#_Toc413454135" office:target-frame-name="_top" xlink:show="replace"><text:tab/>28</text:a></text:p>
            <text:p text:style-name="TOC_20_1"><text:a xlink:type="simple" xlink:href="#_Toc413454136" office:target-frame-name="_top" xlink:show="replace"><text:span text:style-name="Hyperlink">3.</text:span></text:a><text:a xlink:type="simple" xlink:href="#_Toc413454136" office:target-frame-name="_top" xlink:show="replace"><text:span text:style-name="Default_20_Paragraph_20_Font"><text:span text:style-name="T1"><text:tab/></text:span></text:span></text:a><text:a xlink:type="simple" xlink:href="#_Toc413454136" office:target-frame-name="_top" xlink:show="replace"><text:span text:style-name="Hyperlink">Methods for electronic component recognition</text:span></text:a><text:a xlink:type="simple" xlink:href="#_Toc413454136" office:target-frame-name="_top" xlink:show="replace"><text:tab/>29</text:a></text:p>
            <text:p text:style-name="P81"><text:a xlink:type="simple" xlink:href="#_Toc413454137" office:target-frame-name="_top" xlink:show="replace"><text:span text:style-name="Hyperlink">3.1</text:span></text:a><text:a xlink:type="simple" xlink:href="#_Toc413454137" office:target-frame-name="_top" xlink:show="replace"><text:span text:style-name="Default_20_Paragraph_20_Font"><text:span text:style-name="T1"><text:tab/></text:span></text:span></text:a><text:a xlink:type="simple" xlink:href="#_Toc413454137" office:target-frame-name="_top" xlink:show="replace"><text:span text:style-name="Hyperlink">Image preprocessing</text:span></text:a><text:a xlink:type="simple" xlink:href="#_Toc413454137" office:target-frame-name="_top" xlink:show="replace"><text:tab/>29</text:a></text:p>
            <text:p text:style-name="P82"><text:a xlink:type="simple" xlink:href="#_Toc413454138" office:target-frame-name="_top" xlink:show="replace"><text:span text:style-name="Hyperlink">3.1.1</text:span></text:a><text:a xlink:type="simple" xlink:href="#_Toc413454138" office:target-frame-name="_top" xlink:show="replace"><text:span text:style-name="Default_20_Paragraph_20_Font"><text:span text:style-name="T1"><text:tab/></text:span></text:span></text:a><text:a xlink:type="simple" xlink:href="#_Toc413454138" office:target-frame-name="_top" xlink:show="replace"><text:span text:style-name="Hyperlink">Image rotation correction</text:span></text:a><text:a xlink:type="simple" xlink:href="#_Toc413454138" office:target-frame-name="_top" xlink:show="replace"><text:tab/>30</text:a></text:p>
            <text:p text:style-name="P82"><text:a xlink:type="simple" xlink:href="#_Toc413454139" office:target-frame-name="_top" xlink:show="replace"><text:span text:style-name="Hyperlink">3.1.2</text:span></text:a><text:a xlink:type="simple" xlink:href="#_Toc413454139" office:target-frame-name="_top" xlink:show="replace"><text:span text:style-name="Default_20_Paragraph_20_Font"><text:span text:style-name="T1"><text:tab/></text:span></text:span></text:a><text:a xlink:type="simple" xlink:href="#_Toc413454139" office:target-frame-name="_top" xlink:show="replace"><text:span text:style-name="Hyperlink">Scaling determination based on scaling symbol</text:span></text:a><text:a xlink:type="simple" xlink:href="#_Toc413454139" office:target-frame-name="_top" xlink:show="replace"><text:tab/>32</text:a></text:p>
            <text:p text:style-name="P82"><text:a xlink:type="simple" xlink:href="#_Toc413454140" office:target-frame-name="_top" xlink:show="replace"><text:span text:style-name="Hyperlink">3.1.3</text:span></text:a><text:a xlink:type="simple" xlink:href="#_Toc413454140" office:target-frame-name="_top" xlink:show="replace"><text:span text:style-name="Default_20_Paragraph_20_Font"><text:span text:style-name="T1"><text:tab/></text:span></text:span></text:a><text:a xlink:type="simple" xlink:href="#_Toc413454140" office:target-frame-name="_top" xlink:show="replace"><text:span text:style-name="Hyperlink">Image resolution for feature extraction</text:span></text:a><text:a xlink:type="simple" xlink:href="#_Toc413454140" office:target-frame-name="_top" xlink:show="replace"><text:tab/>36</text:a></text:p>
            <text:p text:style-name="P81"><text:a xlink:type="simple" xlink:href="#_Toc413454141" office:target-frame-name="_top" xlink:show="replace"><text:span text:style-name="Hyperlink">3.2</text:span></text:a><text:a xlink:type="simple" xlink:href="#_Toc413454141" office:target-frame-name="_top" xlink:show="replace"><text:span text:style-name="Default_20_Paragraph_20_Font"><text:span text:style-name="T1"><text:tab/></text:span></text:span></text:a><text:a xlink:type="simple" xlink:href="#_Toc413454141" office:target-frame-name="_top" xlink:show="replace"><text:span text:style-name="Hyperlink">Electronic component detection</text:span></text:a><text:a xlink:type="simple" xlink:href="#_Toc413454141" office:target-frame-name="_top" xlink:show="replace"><text:tab/>37</text:a></text:p>
            <text:p text:style-name="P82"><text:a xlink:type="simple" xlink:href="#_Toc413454142" office:target-frame-name="_top" xlink:show="replace"><text:span text:style-name="Hyperlink">3.2.1</text:span></text:a><text:a xlink:type="simple" xlink:href="#_Toc413454142" office:target-frame-name="_top" xlink:show="replace"><text:span text:style-name="Default_20_Paragraph_20_Font"><text:span text:style-name="T1"><text:tab/></text:span></text:span></text:a><text:a xlink:type="simple" xlink:href="#_Toc413454142" office:target-frame-name="_top" xlink:show="replace"><text:span text:style-name="Hyperlink">PCB board segmentation</text:span></text:a><text:a xlink:type="simple" xlink:href="#_Toc413454142" office:target-frame-name="_top" xlink:show="replace"><text:tab/>38</text:a></text:p>
            <text:p text:style-name="P82"><text:a xlink:type="simple" xlink:href="#_Toc413454143" office:target-frame-name="_top" xlink:show="replace"><text:span text:style-name="Hyperlink">3.2.2</text:span></text:a><text:a xlink:type="simple" xlink:href="#_Toc413454143" office:target-frame-name="_top" xlink:show="replace"><text:span text:style-name="Default_20_Paragraph_20_Font"><text:span text:style-name="T1"><text:tab/></text:span></text:span></text:a><text:a xlink:type="simple" xlink:href="#_Toc413454143" office:target-frame-name="_top" xlink:show="replace"><text:span text:style-name="Hyperlink">Color based PCB surface detection</text:span></text:a><text:a xlink:type="simple" xlink:href="#_Toc413454143" office:target-frame-name="_top" xlink:show="replace"><text:tab/>39</text:a></text:p>
            <text:p text:style-name="P82"><text:a xlink:type="simple" xlink:href="#_Toc413454144" office:target-frame-name="_top" xlink:show="replace"><text:span text:style-name="Hyperlink">3.2.3</text:span></text:a><text:a xlink:type="simple" xlink:href="#_Toc413454144" office:target-frame-name="_top" xlink:show="replace"><text:span text:style-name="Default_20_Paragraph_20_Font"><text:span text:style-name="T1"><text:tab/></text:span></text:span></text:a><text:a xlink:type="simple" xlink:href="#_Toc413454144" office:target-frame-name="_top" xlink:show="replace"><text:span text:style-name="Hyperlink">Electronic component detection based on normalized 2D cross-correlation</text:span></text:a><text:a xlink:type="simple" xlink:href="#_Toc413454144" office:target-frame-name="_top" xlink:show="replace"><text:tab/>43</text:a></text:p>
            <text:p text:style-name="P81"><text:a xlink:type="simple" xlink:href="#_Toc413454145" office:target-frame-name="_top" xlink:show="replace"><text:span text:style-name="Hyperlink">3.3</text:span></text:a><text:a xlink:type="simple" xlink:href="#_Toc413454145" office:target-frame-name="_top" xlink:show="replace"><text:span text:style-name="Default_20_Paragraph_20_Font"><text:span text:style-name="T1"><text:tab/></text:span></text:span></text:a><text:a xlink:type="simple" xlink:href="#_Toc413454145" office:target-frame-name="_top" xlink:show="replace"><text:span text:style-name="Hyperlink">Feature extraction</text:span></text:a><text:a xlink:type="simple" xlink:href="#_Toc413454145" office:target-frame-name="_top" xlink:show="replace"><text:tab/>45</text:a></text:p>
            <text:p text:style-name="P82"><text:a xlink:type="simple" xlink:href="#_Toc413454146" office:target-frame-name="_top" xlink:show="replace"><text:span text:style-name="Hyperlink">3.3.1</text:span></text:a><text:a xlink:type="simple" xlink:href="#_Toc413454146" office:target-frame-name="_top" xlink:show="replace"><text:span text:style-name="Default_20_Paragraph_20_Font"><text:span text:style-name="T1"><text:tab/></text:span></text:span></text:a><text:a xlink:type="simple" xlink:href="#_Toc413454146" office:target-frame-name="_top" xlink:show="replace"><text:span text:style-name="Hyperlink">A priori knowledge generation</text:span></text:a><text:a xlink:type="simple" xlink:href="#_Toc413454146" office:target-frame-name="_top" xlink:show="replace"><text:tab/>46</text:a></text:p>
            <text:p text:style-name="P82"><text:a xlink:type="simple" xlink:href="#_Toc413454147" office:target-frame-name="_top" xlink:show="replace"><text:span text:style-name="Hyperlink">3.3.2</text:span></text:a><text:a xlink:type="simple" xlink:href="#_Toc413454147" office:target-frame-name="_top" xlink:show="replace"><text:span text:style-name="Default_20_Paragraph_20_Font"><text:span text:style-name="T1"><text:tab/></text:span></text:span></text:a><text:a xlink:type="simple" xlink:href="#_Toc413454147" office:target-frame-name="_top" xlink:show="replace"><text:span text:style-name="Hyperlink">Fourier coefficients based feature extraction</text:span></text:a><text:a xlink:type="simple" xlink:href="#_Toc413454147" office:target-frame-name="_top" xlink:show="replace"><text:tab/>47</text:a></text:p>
            <text:p text:style-name="P82"><text:a xlink:type="simple" xlink:href="#_Toc413454148" office:target-frame-name="_top" xlink:show="replace"><text:span text:style-name="Hyperlink">3.3.3</text:span></text:a><text:a xlink:type="simple" xlink:href="#_Toc413454148" office:target-frame-name="_top" xlink:show="replace"><text:span text:style-name="Default_20_Paragraph_20_Font"><text:span text:style-name="T1"><text:tab/></text:span></text:span></text:a><text:a xlink:type="simple" xlink:href="#_Toc413454148" office:target-frame-name="_top" xlink:show="replace"><text:span text:style-name="Hyperlink">Histogram based feature extraction</text:span></text:a><text:a xlink:type="simple" xlink:href="#_Toc413454148" office:target-frame-name="_top" xlink:show="replace"><text:tab/>49</text:a></text:p>
            <text:p text:style-name="P82"><text:soft-page-break/><text:a xlink:type="simple" xlink:href="#_Toc413454149" office:target-frame-name="_top" xlink:show="replace"><text:span text:style-name="Hyperlink">3.3.4</text:span></text:a><text:a xlink:type="simple" xlink:href="#_Toc413454149" office:target-frame-name="_top" xlink:show="replace"><text:span text:style-name="Default_20_Paragraph_20_Font"><text:span text:style-name="T1"><text:tab/></text:span></text:span></text:a><text:a xlink:type="simple" xlink:href="#_Toc413454149" office:target-frame-name="_top" xlink:show="replace"><text:span text:style-name="Hyperlink">Segment based feature extraction</text:span></text:a><text:a xlink:type="simple" xlink:href="#_Toc413454149" office:target-frame-name="_top" xlink:show="replace"><text:tab/>50</text:a></text:p>
            <text:p text:style-name="P82"><text:a xlink:type="simple" xlink:href="#_Toc413454150" office:target-frame-name="_top" xlink:show="replace"><text:span text:style-name="Hyperlink">3.3.5</text:span></text:a><text:a xlink:type="simple" xlink:href="#_Toc413454150" office:target-frame-name="_top" xlink:show="replace"><text:span text:style-name="Default_20_Paragraph_20_Font"><text:span text:style-name="T1"><text:tab/></text:span></text:span></text:a><text:a xlink:type="simple" xlink:href="#_Toc413454150" office:target-frame-name="_top" xlink:show="replace"><text:span text:style-name="Hyperlink">PCA reconstruction error based feature extraction</text:span></text:a><text:a xlink:type="simple" xlink:href="#_Toc413454150" office:target-frame-name="_top" xlink:show="replace"><text:tab/>51</text:a></text:p>
            <text:p text:style-name="P81"><text:a xlink:type="simple" xlink:href="#_Toc413454151" office:target-frame-name="_top" xlink:show="replace"><text:span text:style-name="Hyperlink">3.4</text:span></text:a><text:a xlink:type="simple" xlink:href="#_Toc413454151" office:target-frame-name="_top" xlink:show="replace"><text:span text:style-name="Default_20_Paragraph_20_Font"><text:span text:style-name="T1"><text:tab/></text:span></text:span></text:a><text:a xlink:type="simple" xlink:href="#_Toc413454151" office:target-frame-name="_top" xlink:show="replace"><text:span text:style-name="Hyperlink">Feature selection based on Fisher score and Random forest</text:span></text:a><text:a xlink:type="simple" xlink:href="#_Toc413454151" office:target-frame-name="_top" xlink:show="replace"><text:tab/>53</text:a></text:p>
            <text:p text:style-name="P81"><text:a xlink:type="simple" xlink:href="#_Toc413454152" office:target-frame-name="_top" xlink:show="replace"><text:span text:style-name="Hyperlink">3.5</text:span></text:a><text:a xlink:type="simple" xlink:href="#_Toc413454152" office:target-frame-name="_top" xlink:show="replace"><text:span text:style-name="Default_20_Paragraph_20_Font"><text:span text:style-name="T1"><text:tab/></text:span></text:span></text:a><text:a xlink:type="simple" xlink:href="#_Toc413454152" office:target-frame-name="_top" xlink:show="replace"><text:span text:style-name="Hyperlink">Classification</text:span></text:a><text:a xlink:type="simple" xlink:href="#_Toc413454152" office:target-frame-name="_top" xlink:show="replace"><text:tab/>54</text:a></text:p>
            <text:p text:style-name="P82"><text:a xlink:type="simple" xlink:href="#_Toc413454153" office:target-frame-name="_top" xlink:show="replace"><text:span text:style-name="Hyperlink">3.5.1</text:span></text:a><text:a xlink:type="simple" xlink:href="#_Toc413454153" office:target-frame-name="_top" xlink:show="replace"><text:span text:style-name="Default_20_Paragraph_20_Font"><text:span text:style-name="T1"><text:tab/></text:span></text:span></text:a><text:a xlink:type="simple" xlink:href="#_Toc413454153" office:target-frame-name="_top" xlink:show="replace"><text:span text:style-name="Hyperlink">Random forest classifier</text:span></text:a><text:a xlink:type="simple" xlink:href="#_Toc413454153" office:target-frame-name="_top" xlink:show="replace"><text:tab/>55</text:a></text:p>
            <text:p text:style-name="P82"><text:a xlink:type="simple" xlink:href="#_Toc413454154" office:target-frame-name="_top" xlink:show="replace"><text:span text:style-name="Hyperlink">3.5.2</text:span></text:a><text:a xlink:type="simple" xlink:href="#_Toc413454154" office:target-frame-name="_top" xlink:show="replace"><text:span text:style-name="Default_20_Paragraph_20_Font"><text:span text:style-name="T1"><text:tab/></text:span></text:span></text:a><text:a xlink:type="simple" xlink:href="#_Toc413454154" office:target-frame-name="_top" xlink:show="replace"><text:span text:style-name="Hyperlink">Support vector machines</text:span></text:a><text:a xlink:type="simple" xlink:href="#_Toc413454154" office:target-frame-name="_top" xlink:show="replace"><text:tab/>56</text:a></text:p>
            <text:p text:style-name="P81"><text:a xlink:type="simple" xlink:href="#_Toc413454155" office:target-frame-name="_top" xlink:show="replace"><text:span text:style-name="Hyperlink">3.6</text:span></text:a><text:a xlink:type="simple" xlink:href="#_Toc413454155" office:target-frame-name="_top" xlink:show="replace"><text:span text:style-name="Default_20_Paragraph_20_Font"><text:span text:style-name="T1"><text:tab/></text:span></text:span></text:a><text:a xlink:type="simple" xlink:href="#_Toc413454155" office:target-frame-name="_top" xlink:show="replace"><text:span text:style-name="Hyperlink">Data fusion model</text:span></text:a><text:a xlink:type="simple" xlink:href="#_Toc413454155" office:target-frame-name="_top" xlink:show="replace"><text:tab/>56</text:a></text:p>
            <text:p text:style-name="P82"><text:a xlink:type="simple" xlink:href="#_Toc413454156" office:target-frame-name="_top" xlink:show="replace"><text:span text:style-name="Hyperlink">3.6.1</text:span></text:a><text:a xlink:type="simple" xlink:href="#_Toc413454156" office:target-frame-name="_top" xlink:show="replace"><text:span text:style-name="Default_20_Paragraph_20_Font"><text:span text:style-name="T1"><text:tab/></text:span></text:span></text:a><text:a xlink:type="simple" xlink:href="#_Toc413454156" office:target-frame-name="_top" xlink:show="replace"><text:span text:style-name="Hyperlink">Feature level fusion</text:span></text:a><text:a xlink:type="simple" xlink:href="#_Toc413454156" office:target-frame-name="_top" xlink:show="replace"><text:tab/>57</text:a></text:p>
            <text:p text:style-name="P82"><text:a xlink:type="simple" xlink:href="#_Toc413454157" office:target-frame-name="_top" xlink:show="replace"><text:span text:style-name="Hyperlink">3.6.2</text:span></text:a><text:a xlink:type="simple" xlink:href="#_Toc413454157" office:target-frame-name="_top" xlink:show="replace"><text:span text:style-name="Default_20_Paragraph_20_Font"><text:span text:style-name="T1"><text:tab/></text:span></text:span></text:a><text:a xlink:type="simple" xlink:href="#_Toc413454157" office:target-frame-name="_top" xlink:show="replace"><text:span text:style-name="Hyperlink">Classifier level fusion</text:span></text:a><text:a xlink:type="simple" xlink:href="#_Toc413454157" office:target-frame-name="_top" xlink:show="replace"><text:tab/>58</text:a></text:p>
            <text:p text:style-name="P82"><text:a xlink:type="simple" xlink:href="#_Toc413454158" office:target-frame-name="_top" xlink:show="replace"><text:span text:style-name="Hyperlink">3.6.3</text:span></text:a><text:a xlink:type="simple" xlink:href="#_Toc413454158" office:target-frame-name="_top" xlink:show="replace"><text:span text:style-name="Default_20_Paragraph_20_Font"><text:span text:style-name="T1"><text:tab/></text:span></text:span></text:a><text:a xlink:type="simple" xlink:href="#_Toc413454158" office:target-frame-name="_top" xlink:show="replace"><text:span text:style-name="Hyperlink">Decision level fusion with Dempster-Shafer theory</text:span></text:a><text:a xlink:type="simple" xlink:href="#_Toc413454158" office:target-frame-name="_top" xlink:show="replace"><text:tab/>59</text:a></text:p>
            <text:p text:style-name="P81"><text:a xlink:type="simple" xlink:href="#_Toc413454159" office:target-frame-name="_top" xlink:show="replace"><text:span text:style-name="Hyperlink">3.7</text:span></text:a><text:a xlink:type="simple" xlink:href="#_Toc413454159" office:target-frame-name="_top" xlink:show="replace"><text:span text:style-name="Default_20_Paragraph_20_Font"><text:span text:style-name="T1"><text:tab/></text:span></text:span></text:a><text:a xlink:type="simple" xlink:href="#_Toc413454159" office:target-frame-name="_top" xlink:show="replace"><text:span text:style-name="Hyperlink">Optical character recognition of electronic component marking</text:span></text:a><text:a xlink:type="simple" xlink:href="#_Toc413454159" office:target-frame-name="_top" xlink:show="replace"><text:tab/>64</text:a></text:p>
            <text:p text:style-name="P82"><text:a xlink:type="simple" xlink:href="#_Toc413454160" office:target-frame-name="_top" xlink:show="replace"><text:span text:style-name="Hyperlink">3.7.1</text:span></text:a><text:a xlink:type="simple" xlink:href="#_Toc413454160" office:target-frame-name="_top" xlink:show="replace"><text:span text:style-name="Default_20_Paragraph_20_Font"><text:span text:style-name="T1"><text:tab/></text:span></text:span></text:a><text:a xlink:type="simple" xlink:href="#_Toc413454160" office:target-frame-name="_top" xlink:show="replace"><text:span text:style-name="Hyperlink">Optical character recognition difficulties</text:span></text:a><text:a xlink:type="simple" xlink:href="#_Toc413454160" office:target-frame-name="_top" xlink:show="replace"><text:tab/>64</text:a></text:p>
            <text:p text:style-name="P82"><text:a xlink:type="simple" xlink:href="#_Toc413454161" office:target-frame-name="_top" xlink:show="replace"><text:span text:style-name="Hyperlink">3.7.2</text:span></text:a><text:a xlink:type="simple" xlink:href="#_Toc413454161" office:target-frame-name="_top" xlink:show="replace"><text:span text:style-name="Default_20_Paragraph_20_Font"><text:span text:style-name="T1"><text:tab/></text:span></text:span></text:a><text:a xlink:type="simple" xlink:href="#_Toc413454161" office:target-frame-name="_top" xlink:show="replace"><text:span text:style-name="Hyperlink">Optical character recognition flow chart</text:span></text:a><text:a xlink:type="simple" xlink:href="#_Toc413454161" office:target-frame-name="_top" xlink:show="replace"><text:tab/>66</text:a></text:p>
            <text:p text:style-name="P82"><text:a xlink:type="simple" xlink:href="#_Toc413454162" office:target-frame-name="_top" xlink:show="replace"><text:span text:style-name="Hyperlink">3.7.3</text:span></text:a><text:a xlink:type="simple" xlink:href="#_Toc413454162" office:target-frame-name="_top" xlink:show="replace"><text:span text:style-name="Default_20_Paragraph_20_Font"><text:span text:style-name="T1"><text:tab/></text:span></text:span></text:a><text:a xlink:type="simple" xlink:href="#_Toc413454162" office:target-frame-name="_top" xlink:show="replace"><text:span text:style-name="Hyperlink">Optical character recognition evaluation scheme</text:span></text:a><text:a xlink:type="simple" xlink:href="#_Toc413454162" office:target-frame-name="_top" xlink:show="replace"><text:tab/>71</text:a></text:p>
            <text:p text:style-name="TOC_20_1"><text:a xlink:type="simple" xlink:href="#_Toc413454163" office:target-frame-name="_top" xlink:show="replace"><text:span text:style-name="Hyperlink">4.</text:span></text:a><text:a xlink:type="simple" xlink:href="#_Toc413454163" office:target-frame-name="_top" xlink:show="replace"><text:span text:style-name="Default_20_Paragraph_20_Font"><text:span text:style-name="T1"><text:tab/></text:span></text:span></text:a><text:a xlink:type="simple" xlink:href="#_Toc413454163" office:target-frame-name="_top" xlink:show="replace"><text:span text:style-name="Hyperlink">Life-cycle inventory model analyses of printed circuit boards</text:span></text:a><text:a xlink:type="simple" xlink:href="#_Toc413454163" office:target-frame-name="_top" xlink:show="replace"><text:tab/>76</text:a></text:p>
            <text:p text:style-name="P81"><text:a xlink:type="simple" xlink:href="#_Toc413454164" office:target-frame-name="_top" xlink:show="replace"><text:span text:style-name="Hyperlink">4.1</text:span></text:a><text:a xlink:type="simple" xlink:href="#_Toc413454164" office:target-frame-name="_top" xlink:show="replace"><text:span text:style-name="Default_20_Paragraph_20_Font"><text:span text:style-name="T1"><text:tab/></text:span></text:span></text:a><text:a xlink:type="simple" xlink:href="#_Toc413454164" office:target-frame-name="_top" xlink:show="replace"><text:span text:style-name="Hyperlink">Printed circuit board region classification based on electronic component recognition results</text:span></text:a><text:a xlink:type="simple" xlink:href="#_Toc413454164" office:target-frame-name="_top" xlink:show="replace"><text:tab/>76</text:a></text:p>
            <text:p text:style-name="P81"><text:a xlink:type="simple" xlink:href="#_Toc413454165" office:target-frame-name="_top" xlink:show="replace"><text:span text:style-name="Hyperlink">4.2</text:span></text:a><text:a xlink:type="simple" xlink:href="#_Toc413454165" office:target-frame-name="_top" xlink:show="replace"><text:span text:style-name="Default_20_Paragraph_20_Font"><text:span text:style-name="T1"><text:tab/></text:span></text:span></text:a><text:a xlink:type="simple" xlink:href="#_Toc413454165" office:target-frame-name="_top" xlink:show="replace"><text:span text:style-name="Hyperlink">Estimated PCB-LCI model and PCB-composition model</text:span></text:a><text:a xlink:type="simple" xlink:href="#_Toc413454165" office:target-frame-name="_top" xlink:show="replace"><text:tab/>77</text:a></text:p>
            <text:p text:style-name="P81"><text:a xlink:type="simple" xlink:href="#_Toc413454166" office:target-frame-name="_top" xlink:show="replace"><text:span text:style-name="Hyperlink">4.3</text:span></text:a><text:a xlink:type="simple" xlink:href="#_Toc413454166" office:target-frame-name="_top" xlink:show="replace"><text:span text:style-name="Default_20_Paragraph_20_Font"><text:span text:style-name="T1"><text:tab/></text:span></text:span></text:a><text:a xlink:type="simple" xlink:href="#_Toc413454166" office:target-frame-name="_top" xlink:show="replace"><text:span text:style-name="Hyperlink">Data collection plan and data collection</text:span></text:a><text:a xlink:type="simple" xlink:href="#_Toc413454166" office:target-frame-name="_top" xlink:show="replace"><text:tab/>79</text:a></text:p>
            <text:p text:style-name="TOC_20_1"><text:a xlink:type="simple" xlink:href="#_Toc413454167" office:target-frame-name="_top" xlink:show="replace"><text:span text:style-name="Hyperlink">5.</text:span></text:a><text:a xlink:type="simple" xlink:href="#_Toc413454167" office:target-frame-name="_top" xlink:show="replace"><text:span text:style-name="Default_20_Paragraph_20_Font"><text:span text:style-name="T1"><text:tab/></text:span></text:span></text:a><text:a xlink:type="simple" xlink:href="#_Toc413454167" office:target-frame-name="_top" xlink:show="replace"><text:span text:style-name="Hyperlink">Implementation and experiments</text:span></text:a><text:a xlink:type="simple" xlink:href="#_Toc413454167" office:target-frame-name="_top" xlink:show="replace"><text:tab/>82</text:a></text:p>
            <text:p text:style-name="P81"><text:a xlink:type="simple" xlink:href="#_Toc413454168" office:target-frame-name="_top" xlink:show="replace"><text:span text:style-name="Hyperlink">5.1</text:span></text:a><text:a xlink:type="simple" xlink:href="#_Toc413454168" office:target-frame-name="_top" xlink:show="replace"><text:span text:style-name="Default_20_Paragraph_20_Font"><text:span text:style-name="T1"><text:tab/></text:span></text:span></text:a><text:a xlink:type="simple" xlink:href="#_Toc413454168" office:target-frame-name="_top" xlink:show="replace"><text:span text:style-name="Hyperlink">Dataset creation</text:span></text:a><text:a xlink:type="simple" xlink:href="#_Toc413454168" office:target-frame-name="_top" xlink:show="replace"><text:tab/>82</text:a></text:p>
            <text:p text:style-name="P82"><text:a xlink:type="simple" xlink:href="#_Toc413454169" office:target-frame-name="_top" xlink:show="replace"><text:span text:style-name="Hyperlink">5.1.1</text:span></text:a><text:a xlink:type="simple" xlink:href="#_Toc413454169" office:target-frame-name="_top" xlink:show="replace"><text:span text:style-name="Default_20_Paragraph_20_Font"><text:span text:style-name="T1"><text:tab/></text:span></text:span></text:a><text:a xlink:type="simple" xlink:href="#_Toc413454169" office:target-frame-name="_top" xlink:show="replace"><text:span text:style-name="Hyperlink">Image acquisition</text:span></text:a><text:a xlink:type="simple" xlink:href="#_Toc413454169" office:target-frame-name="_top" xlink:show="replace"><text:tab/>85</text:a></text:p>
            <text:p text:style-name="P82"><text:a xlink:type="simple" xlink:href="#_Toc413454170" office:target-frame-name="_top" xlink:show="replace"><text:span text:style-name="Hyperlink">5.1.2</text:span></text:a><text:a xlink:type="simple" xlink:href="#_Toc413454170" office:target-frame-name="_top" xlink:show="replace"><text:span text:style-name="Default_20_Paragraph_20_Font"><text:span text:style-name="T1"><text:tab/></text:span></text:span></text:a><text:a xlink:type="simple" xlink:href="#_Toc413454170" office:target-frame-name="_top" xlink:show="replace"><text:span text:style-name="Hyperlink">Dataset composition</text:span></text:a><text:a xlink:type="simple" xlink:href="#_Toc413454170" office:target-frame-name="_top" xlink:show="replace"><text:tab/>86</text:a></text:p>
            <text:p text:style-name="P81"><text:a xlink:type="simple" xlink:href="#_Toc413454171" office:target-frame-name="_top" xlink:show="replace"><text:span text:style-name="Hyperlink">5.2</text:span></text:a><text:a xlink:type="simple" xlink:href="#_Toc413454171" office:target-frame-name="_top" xlink:show="replace"><text:span text:style-name="Default_20_Paragraph_20_Font"><text:span text:style-name="T1"><text:tab/></text:span></text:span></text:a><text:a xlink:type="simple" xlink:href="#_Toc413454171" office:target-frame-name="_top" xlink:show="replace"><text:span text:style-name="Hyperlink">PCB surface detection results</text:span></text:a><text:a xlink:type="simple" xlink:href="#_Toc413454171" office:target-frame-name="_top" xlink:show="replace"><text:tab/>87</text:a></text:p>
            <text:p text:style-name="P81"><text:a xlink:type="simple" xlink:href="#_Toc413454172" office:target-frame-name="_top" xlink:show="replace"><text:span text:style-name="Hyperlink">5.3</text:span></text:a><text:a xlink:type="simple" xlink:href="#_Toc413454172" office:target-frame-name="_top" xlink:show="replace"><text:span text:style-name="Default_20_Paragraph_20_Font"><text:span text:style-name="T1"><text:tab/></text:span></text:span></text:a><text:a xlink:type="simple" xlink:href="#_Toc413454172" office:target-frame-name="_top" xlink:show="replace"><text:span text:style-name="Hyperlink">Feature selection results</text:span></text:a><text:a xlink:type="simple" xlink:href="#_Toc413454172" office:target-frame-name="_top" xlink:show="replace"><text:tab/>89</text:a></text:p>
            <text:p text:style-name="P82"><text:a xlink:type="simple" xlink:href="#_Toc413454173" office:target-frame-name="_top" xlink:show="replace"><text:span text:style-name="Hyperlink">5.3.1</text:span></text:a><text:a xlink:type="simple" xlink:href="#_Toc413454173" office:target-frame-name="_top" xlink:show="replace"><text:span text:style-name="Default_20_Paragraph_20_Font"><text:span text:style-name="T1"><text:tab/></text:span></text:span></text:a><text:a xlink:type="simple" xlink:href="#_Toc413454173" office:target-frame-name="_top" xlink:show="replace"><text:span text:style-name="Hyperlink">Fourier features</text:span></text:a><text:a xlink:type="simple" xlink:href="#_Toc413454173" office:target-frame-name="_top" xlink:show="replace"><text:tab/>90</text:a></text:p>
            <text:p text:style-name="P82"><text:soft-page-break/><text:a xlink:type="simple" xlink:href="#_Toc413454174" office:target-frame-name="_top" xlink:show="replace"><text:span text:style-name="Hyperlink">5.3.2</text:span></text:a><text:a xlink:type="simple" xlink:href="#_Toc413454174" office:target-frame-name="_top" xlink:show="replace"><text:span text:style-name="Default_20_Paragraph_20_Font"><text:span text:style-name="T1"><text:tab/></text:span></text:span></text:a><text:a xlink:type="simple" xlink:href="#_Toc413454174" office:target-frame-name="_top" xlink:show="replace"><text:span text:style-name="Hyperlink">Color features</text:span></text:a><text:a xlink:type="simple" xlink:href="#_Toc413454174" office:target-frame-name="_top" xlink:show="replace"><text:tab/>90</text:a></text:p>
            <text:p text:style-name="P82"><text:a xlink:type="simple" xlink:href="#_Toc413454175" office:target-frame-name="_top" xlink:show="replace"><text:span text:style-name="Hyperlink">5.3.3</text:span></text:a><text:a xlink:type="simple" xlink:href="#_Toc413454175" office:target-frame-name="_top" xlink:show="replace"><text:span text:style-name="Default_20_Paragraph_20_Font"><text:span text:style-name="T1"><text:tab/></text:span></text:span></text:a><text:a xlink:type="simple" xlink:href="#_Toc413454175" office:target-frame-name="_top" xlink:show="replace"><text:span text:style-name="Hyperlink">Segment features</text:span></text:a><text:a xlink:type="simple" xlink:href="#_Toc413454175" office:target-frame-name="_top" xlink:show="replace"><text:tab/>91</text:a></text:p>
            <text:p text:style-name="P82"><text:a xlink:type="simple" xlink:href="#_Toc413454176" office:target-frame-name="_top" xlink:show="replace"><text:span text:style-name="Hyperlink">5.3.4</text:span></text:a><text:a xlink:type="simple" xlink:href="#_Toc413454176" office:target-frame-name="_top" xlink:show="replace"><text:span text:style-name="Default_20_Paragraph_20_Font"><text:span text:style-name="T1"><text:tab/></text:span></text:span></text:a><text:a xlink:type="simple" xlink:href="#_Toc413454176" office:target-frame-name="_top" xlink:show="replace"><text:span text:style-name="Hyperlink">PCA reconstruction feature</text:span></text:a><text:a xlink:type="simple" xlink:href="#_Toc413454176" office:target-frame-name="_top" xlink:show="replace"><text:tab/>92</text:a></text:p>
            <text:p text:style-name="P81"><text:a xlink:type="simple" xlink:href="#_Toc413454177" office:target-frame-name="_top" xlink:show="replace"><text:span text:style-name="Hyperlink">5.4</text:span></text:a><text:a xlink:type="simple" xlink:href="#_Toc413454177" office:target-frame-name="_top" xlink:show="replace"><text:span text:style-name="Default_20_Paragraph_20_Font"><text:span text:style-name="T1"><text:tab/></text:span></text:span></text:a><text:a xlink:type="simple" xlink:href="#_Toc413454177" office:target-frame-name="_top" xlink:show="replace"><text:span text:style-name="Hyperlink">Classification results</text:span></text:a><text:a xlink:type="simple" xlink:href="#_Toc413454177" office:target-frame-name="_top" xlink:show="replace"><text:tab/>92</text:a></text:p>
            <text:p text:style-name="P82"><text:a xlink:type="simple" xlink:href="#_Toc413454178" office:target-frame-name="_top" xlink:show="replace"><text:span text:style-name="Hyperlink">5.4.1</text:span></text:a><text:a xlink:type="simple" xlink:href="#_Toc413454178" office:target-frame-name="_top" xlink:show="replace"><text:span text:style-name="Default_20_Paragraph_20_Font"><text:span text:style-name="T1"><text:tab/></text:span></text:span></text:a><text:a xlink:type="simple" xlink:href="#_Toc413454178" office:target-frame-name="_top" xlink:show="replace"><text:span text:style-name="Hyperlink">Random forest classifier results</text:span></text:a><text:a xlink:type="simple" xlink:href="#_Toc413454178" office:target-frame-name="_top" xlink:show="replace"><text:tab/>92</text:a></text:p>
            <text:p text:style-name="P82"><text:a xlink:type="simple" xlink:href="#_Toc413454179" office:target-frame-name="_top" xlink:show="replace"><text:span text:style-name="Hyperlink">5.4.2</text:span></text:a><text:a xlink:type="simple" xlink:href="#_Toc413454179" office:target-frame-name="_top" xlink:show="replace"><text:span text:style-name="Default_20_Paragraph_20_Font"><text:span text:style-name="T1"><text:tab/></text:span></text:span></text:a><text:a xlink:type="simple" xlink:href="#_Toc413454179" office:target-frame-name="_top" xlink:show="replace"><text:span text:style-name="Hyperlink">Support vector machine classifier results</text:span></text:a><text:a xlink:type="simple" xlink:href="#_Toc413454179" office:target-frame-name="_top" xlink:show="replace"><text:tab/>94</text:a></text:p>
            <text:p text:style-name="P81"><text:a xlink:type="simple" xlink:href="#_Toc413454180" office:target-frame-name="_top" xlink:show="replace"><text:span text:style-name="Hyperlink">5.5</text:span></text:a><text:a xlink:type="simple" xlink:href="#_Toc413454180" office:target-frame-name="_top" xlink:show="replace"><text:span text:style-name="Default_20_Paragraph_20_Font"><text:span text:style-name="T1"><text:tab/></text:span></text:span></text:a><text:a xlink:type="simple" xlink:href="#_Toc413454180" office:target-frame-name="_top" xlink:show="replace"><text:span text:style-name="Hyperlink">Decision level fusion results with Dempster-Shafer theory</text:span></text:a><text:a xlink:type="simple" xlink:href="#_Toc413454180" office:target-frame-name="_top" xlink:show="replace"><text:tab/>96</text:a></text:p>
            <text:p text:style-name="P81"><text:a xlink:type="simple" xlink:href="#_Toc413454181" office:target-frame-name="_top" xlink:show="replace"><text:span text:style-name="Hyperlink">5.6</text:span></text:a><text:a xlink:type="simple" xlink:href="#_Toc413454181" office:target-frame-name="_top" xlink:show="replace"><text:span text:style-name="Default_20_Paragraph_20_Font"><text:span text:style-name="T1"><text:tab/></text:span></text:span></text:a><text:a xlink:type="simple" xlink:href="#_Toc413454181" office:target-frame-name="_top" xlink:show="replace"><text:span text:style-name="Hyperlink">Optical character recognition results</text:span></text:a><text:a xlink:type="simple" xlink:href="#_Toc413454181" office:target-frame-name="_top" xlink:show="replace"><text:tab/>97</text:a></text:p>
            <text:p text:style-name="P82"><text:a xlink:type="simple" xlink:href="#_Toc413454182" office:target-frame-name="_top" xlink:show="replace"><text:span text:style-name="Hyperlink">5.6.1</text:span></text:a><text:a xlink:type="simple" xlink:href="#_Toc413454182" office:target-frame-name="_top" xlink:show="replace"><text:span text:style-name="Default_20_Paragraph_20_Font"><text:span text:style-name="T1"><text:tab/></text:span></text:span></text:a><text:a xlink:type="simple" xlink:href="#_Toc413454182" office:target-frame-name="_top" xlink:show="replace"><text:span text:style-name="Hyperlink">Optical character recognition dataset and limits</text:span></text:a><text:a xlink:type="simple" xlink:href="#_Toc413454182" office:target-frame-name="_top" xlink:show="replace"><text:tab/>97</text:a></text:p>
            <text:p text:style-name="P82"><text:a xlink:type="simple" xlink:href="#_Toc413454183" office:target-frame-name="_top" xlink:show="replace"><text:span text:style-name="Hyperlink">5.6.2</text:span></text:a><text:a xlink:type="simple" xlink:href="#_Toc413454183" office:target-frame-name="_top" xlink:show="replace"><text:span text:style-name="Default_20_Paragraph_20_Font"><text:span text:style-name="T1"><text:tab/></text:span></text:span></text:a><text:a xlink:type="simple" xlink:href="#_Toc413454183" office:target-frame-name="_top" xlink:show="replace"><text:span text:style-name="Hyperlink">Optical character recognition accuracy results on character level, word level, label level and part level</text:span></text:a><text:a xlink:type="simple" xlink:href="#_Toc413454183" office:target-frame-name="_top" xlink:show="replace"><text:tab/>98</text:a></text:p>
            <text:p text:style-name="P82"><text:a xlink:type="simple" xlink:href="#_Toc413454184" office:target-frame-name="_top" xlink:show="replace"><text:span text:style-name="Hyperlink">5.6.3</text:span></text:a><text:a xlink:type="simple" xlink:href="#_Toc413454184" office:target-frame-name="_top" xlink:show="replace"><text:span text:style-name="Default_20_Paragraph_20_Font"><text:span text:style-name="T1"><text:tab/></text:span></text:span></text:a><text:a xlink:type="simple" xlink:href="#_Toc413454184" office:target-frame-name="_top" xlink:show="replace"><text:span text:style-name="Hyperlink">Octopart based component name assignment</text:span></text:a><text:a xlink:type="simple" xlink:href="#_Toc413454184" office:target-frame-name="_top" xlink:show="replace"><text:tab/>99</text:a></text:p>
            <text:p text:style-name="P82"><text:a xlink:type="simple" xlink:href="#_Toc413454185" office:target-frame-name="_top" xlink:show="replace"><text:span text:style-name="Hyperlink">5.6.4</text:span></text:a><text:a xlink:type="simple" xlink:href="#_Toc413454185" office:target-frame-name="_top" xlink:show="replace"><text:span text:style-name="Default_20_Paragraph_20_Font"><text:span text:style-name="T1"><text:tab/></text:span></text:span></text:a><text:a xlink:type="simple" xlink:href="#_Toc413454185" office:target-frame-name="_top" xlink:show="replace"><text:span text:style-name="Hyperlink">Octopart based part price assignment</text:span></text:a><text:a xlink:type="simple" xlink:href="#_Toc413454185" office:target-frame-name="_top" xlink:show="replace"><text:tab/>103</text:a></text:p>
            <text:p text:style-name="P81"><text:a xlink:type="simple" xlink:href="#_Toc413454186" office:target-frame-name="_top" xlink:show="replace"><text:span text:style-name="Hyperlink">5.7</text:span></text:a><text:a xlink:type="simple" xlink:href="#_Toc413454186" office:target-frame-name="_top" xlink:show="replace"><text:span text:style-name="Default_20_Paragraph_20_Font"><text:span text:style-name="T1"><text:tab/></text:span></text:span></text:a><text:a xlink:type="simple" xlink:href="#_Toc413454186" office:target-frame-name="_top" xlink:show="replace"><text:span text:style-name="Hyperlink">Life-cycle inventory analyses evaluation and results</text:span></text:a><text:a xlink:type="simple" xlink:href="#_Toc413454186" office:target-frame-name="_top" xlink:show="replace"><text:tab/>104</text:a></text:p>
            <text:p text:style-name="P82"><text:a xlink:type="simple" xlink:href="#_Toc413454187" office:target-frame-name="_top" xlink:show="replace"><text:span text:style-name="Hyperlink">5.7.1</text:span></text:a><text:a xlink:type="simple" xlink:href="#_Toc413454187" office:target-frame-name="_top" xlink:show="replace"><text:span text:style-name="Default_20_Paragraph_20_Font"><text:span text:style-name="T1"><text:tab/></text:span></text:span></text:a><text:a xlink:type="simple" xlink:href="#_Toc413454187" office:target-frame-name="_top" xlink:show="replace"><text:span text:style-name="Hyperlink">GaBi-Software and LCI data availability of electronic components</text:span></text:a><text:a xlink:type="simple" xlink:href="#_Toc413454187" office:target-frame-name="_top" xlink:show="replace"><text:tab/>104</text:a></text:p>
            <text:p text:style-name="P82"><text:a xlink:type="simple" xlink:href="#_Toc413454188" office:target-frame-name="_top" xlink:show="replace"><text:span text:style-name="Hyperlink">5.7.2</text:span></text:a><text:a xlink:type="simple" xlink:href="#_Toc413454188" office:target-frame-name="_top" xlink:show="replace"><text:span text:style-name="Default_20_Paragraph_20_Font"><text:span text:style-name="T1"><text:tab/></text:span></text:span></text:a><text:a xlink:type="simple" xlink:href="#_Toc413454188" office:target-frame-name="_top" xlink:show="replace"><text:span text:style-name="Hyperlink">Tantalum as an example for concentration increasing by selective dismantling</text:span></text:a><text:a xlink:type="simple" xlink:href="#_Toc413454188" office:target-frame-name="_top" xlink:show="replace"><text:tab/>105</text:a></text:p>
            <text:p text:style-name="P82"><text:a xlink:type="simple" xlink:href="#_Toc413454189" office:target-frame-name="_top" xlink:show="replace"><text:span text:style-name="Hyperlink">5.7.3</text:span></text:a><text:a xlink:type="simple" xlink:href="#_Toc413454189" office:target-frame-name="_top" xlink:show="replace"><text:span text:style-name="Default_20_Paragraph_20_Font"><text:span text:style-name="T1"><text:tab/></text:span></text:span></text:a><text:a xlink:type="simple" xlink:href="#_Toc413454189" office:target-frame-name="_top" xlink:show="replace"><text:span text:style-name="Hyperlink">Arduino Due board LCI-model</text:span></text:a><text:a xlink:type="simple" xlink:href="#_Toc413454189" office:target-frame-name="_top" xlink:show="replace"><text:tab/>106</text:a></text:p>
            <text:p text:style-name="TOC_20_1"><text:a xlink:type="simple" xlink:href="#_Toc413454190" office:target-frame-name="_top" xlink:show="replace"><text:span text:style-name="Hyperlink">6.</text:span></text:a><text:a xlink:type="simple" xlink:href="#_Toc413454190" office:target-frame-name="_top" xlink:show="replace"><text:span text:style-name="Default_20_Paragraph_20_Font"><text:span text:style-name="T1"><text:tab/></text:span></text:span></text:a><text:a xlink:type="simple" xlink:href="#_Toc413454190" office:target-frame-name="_top" xlink:show="replace"><text:span text:style-name="Hyperlink">Discussion and future work</text:span></text:a><text:a xlink:type="simple" xlink:href="#_Toc413454190" office:target-frame-name="_top" xlink:show="replace"><text:tab/>112</text:a></text:p>
            <text:p text:style-name="P81"><text:a xlink:type="simple" xlink:href="#_Toc413454191" office:target-frame-name="_top" xlink:show="replace"><text:span text:style-name="Hyperlink">6.1</text:span></text:a><text:a xlink:type="simple" xlink:href="#_Toc413454191" office:target-frame-name="_top" xlink:show="replace"><text:span text:style-name="Default_20_Paragraph_20_Font"><text:span text:style-name="T1"><text:tab/></text:span></text:span></text:a><text:a xlink:type="simple" xlink:href="#_Toc413454191" office:target-frame-name="_top" xlink:show="replace"><text:span text:style-name="Hyperlink">Electronic component detection</text:span></text:a><text:a xlink:type="simple" xlink:href="#_Toc413454191" office:target-frame-name="_top" xlink:show="replace"><text:tab/>112</text:a></text:p>
            <text:p text:style-name="P82"><text:a xlink:type="simple" xlink:href="#_Toc413454192" office:target-frame-name="_top" xlink:show="replace"><text:span text:style-name="Hyperlink">6.1.1</text:span></text:a><text:a xlink:type="simple" xlink:href="#_Toc413454192" office:target-frame-name="_top" xlink:show="replace"><text:span text:style-name="Default_20_Paragraph_20_Font"><text:span text:style-name="T1"><text:tab/></text:span></text:span></text:a><text:a xlink:type="simple" xlink:href="#_Toc413454192" office:target-frame-name="_top" xlink:show="replace"><text:span text:style-name="Hyperlink">Electronic component detection based on 3D model</text:span></text:a><text:a xlink:type="simple" xlink:href="#_Toc413454192" office:target-frame-name="_top" xlink:show="replace"><text:tab/>112</text:a></text:p>
            <text:p text:style-name="P82"><text:a xlink:type="simple" xlink:href="#_Toc413454193" office:target-frame-name="_top" xlink:show="replace"><text:span text:style-name="Hyperlink">6.1.2</text:span></text:a><text:a xlink:type="simple" xlink:href="#_Toc413454193" office:target-frame-name="_top" xlink:show="replace"><text:span text:style-name="Default_20_Paragraph_20_Font"><text:span text:style-name="T1"><text:tab/></text:span></text:span></text:a><text:a xlink:type="simple" xlink:href="#_Toc413454193" office:target-frame-name="_top" xlink:show="replace"><text:span text:style-name="Hyperlink">Electronic component detection based on Height map from laser triangulation</text:span></text:a><text:a xlink:type="simple" xlink:href="#_Toc413454193" office:target-frame-name="_top" xlink:show="replace"><text:tab/>113</text:a></text:p>
            <text:p text:style-name="TOC_20_1"><text:a xlink:type="simple" xlink:href="#_Toc413454194" office:target-frame-name="_top" xlink:show="replace"><text:span text:style-name="Hyperlink">7.</text:span></text:a><text:a xlink:type="simple" xlink:href="#_Toc413454194" office:target-frame-name="_top" xlink:show="replace"><text:span text:style-name="Default_20_Paragraph_20_Font"><text:span text:style-name="T1"><text:tab/></text:span></text:span></text:a><text:a xlink:type="simple" xlink:href="#_Toc413454194" office:target-frame-name="_top" xlink:show="replace"><text:span text:style-name="Hyperlink">Conclusion</text:span></text:a><text:a xlink:type="simple" xlink:href="#_Toc413454194" office:target-frame-name="_top" xlink:show="replace"><text:tab/>115</text:a></text:p>
            <text:p text:style-name="P81"><text:a xlink:type="simple" xlink:href="#_Toc413454195" office:target-frame-name="_top" xlink:show="replace"><text:span text:style-name="Hyperlink">7.1</text:span></text:a><text:a xlink:type="simple" xlink:href="#_Toc413454195" office:target-frame-name="_top" xlink:show="replace"><text:span text:style-name="Default_20_Paragraph_20_Font"><text:span text:style-name="T1"><text:tab/></text:span></text:span></text:a><text:a xlink:type="simple" xlink:href="#_Toc413454195" office:target-frame-name="_top" xlink:show="replace"><text:span text:style-name="Hyperlink">Data fusion model for electronic component recognition</text:span></text:a><text:a xlink:type="simple" xlink:href="#_Toc413454195" office:target-frame-name="_top" xlink:show="replace"><text:tab/>115</text:a></text:p>
            <text:p text:style-name="P81"><text:a xlink:type="simple" xlink:href="#_Toc413454196" office:target-frame-name="_top" xlink:show="replace"><text:span text:style-name="Hyperlink">7.2</text:span></text:a><text:a xlink:type="simple" xlink:href="#_Toc413454196" office:target-frame-name="_top" xlink:show="replace"><text:span text:style-name="Default_20_Paragraph_20_Font"><text:span text:style-name="T1"><text:tab/></text:span></text:span></text:a><text:a xlink:type="simple" xlink:href="#_Toc413454196" office:target-frame-name="_top" xlink:show="replace"><text:span text:style-name="Hyperlink">PCB material composition model estimation</text:span></text:a><text:a xlink:type="simple" xlink:href="#_Toc413454196" office:target-frame-name="_top" xlink:show="replace"><text:tab/>117</text:a></text:p>
            <text:p text:style-name="P81"><text:soft-page-break/><text:a xlink:type="simple" xlink:href="#_Toc413454197" office:target-frame-name="_top" xlink:show="replace"><text:span text:style-name="Hyperlink">7.3</text:span></text:a><text:a xlink:type="simple" xlink:href="#_Toc413454197" office:target-frame-name="_top" xlink:show="replace"><text:span text:style-name="Default_20_Paragraph_20_Font"><text:span text:style-name="T1"><text:tab/></text:span></text:span></text:a><text:a xlink:type="simple" xlink:href="#_Toc413454197" office:target-frame-name="_top" xlink:show="replace"><text:span text:style-name="Hyperlink">Electronic part name assignment for electronic part reuse</text:span></text:a><text:a xlink:type="simple" xlink:href="#_Toc413454197" office:target-frame-name="_top" xlink:show="replace"><text:tab/>118</text:a></text:p>
            <text:p text:style-name="P81"><text:a xlink:type="simple" xlink:href="#_Toc413454198" office:target-frame-name="_top" xlink:show="replace"><text:span text:style-name="Hyperlink">7.4</text:span></text:a><text:a xlink:type="simple" xlink:href="#_Toc413454198" office:target-frame-name="_top" xlink:show="replace"><text:span text:style-name="Default_20_Paragraph_20_Font"><text:span text:style-name="T1"><text:tab/></text:span></text:span></text:a><text:a xlink:type="simple" xlink:href="#_Toc413454198" office:target-frame-name="_top" xlink:show="replace"><text:span text:style-name="Hyperlink">Application inclusion in the PCB recycling process chain</text:span></text:a><text:a xlink:type="simple" xlink:href="#_Toc413454198" office:target-frame-name="_top" xlink:show="replace"><text:tab/>119</text:a></text:p>
            <text:p text:style-name="TOC_20_1"><text:a xlink:type="simple" xlink:href="#_Toc413454199" office:target-frame-name="_top" xlink:show="replace"><text:span text:style-name="Hyperlink">Bibliography</text:span></text:a><text:a xlink:type="simple" xlink:href="#_Toc413454199" office:target-frame-name="_top" xlink:show="replace"><text:tab/>123</text:a></text:p>
            <text:p text:style-name="P84"><text:a xlink:type="simple" xlink:href="#_Toc413454200" office:target-frame-name="_top" xlink:show="replace"><text:span text:style-name="Hyperlink">Appendix A</text:span></text:a><text:a xlink:type="simple" xlink:href="#_Toc413454200" office:target-frame-name="_top" xlink:show="replace"><text:span text:style-name="Default_20_Paragraph_20_Font"><text:span text:style-name="T1"><text:tab/></text:span></text:span></text:a><text:a xlink:type="simple" xlink:href="#_Toc413454200" office:target-frame-name="_top" xlink:show="replace"><text:span text:style-name="Hyperlink">Recognition database</text:span></text:a><text:a xlink:type="simple" xlink:href="#_Toc413454200" office:target-frame-name="_top" xlink:show="replace"><text:tab/>cxxx</text:a></text:p>
            <text:p text:style-name="P84"><text:a xlink:type="simple" xlink:href="#_Toc413454201" office:target-frame-name="_top" xlink:show="replace"><text:span text:style-name="Hyperlink">Appendix B</text:span></text:a><text:a xlink:type="simple" xlink:href="#_Toc413454201" office:target-frame-name="_top" xlink:show="replace"><text:span text:style-name="Default_20_Paragraph_20_Font"><text:span text:style-name="T1"><text:tab/></text:span></text:span></text:a><text:a xlink:type="simple" xlink:href="#_Toc413454201" office:target-frame-name="_top" xlink:show="replace"><text:span text:style-name="Hyperlink">Random forest classification results</text:span></text:a><text:a xlink:type="simple" xlink:href="#_Toc413454201" office:target-frame-name="_top" xlink:show="replace"><text:tab/>cxxxiii</text:a></text:p>
            <text:p text:style-name="P84"><text:a xlink:type="simple" xlink:href="#_Toc413454202" office:target-frame-name="_top" xlink:show="replace"><text:span text:style-name="Hyperlink">Appendix C</text:span></text:a><text:a xlink:type="simple" xlink:href="#_Toc413454202" office:target-frame-name="_top" xlink:show="replace"><text:span text:style-name="Default_20_Paragraph_20_Font"><text:span text:style-name="T1"><text:tab/></text:span></text:span></text:a><text:a xlink:type="simple" xlink:href="#_Toc413454202" office:target-frame-name="_top" xlink:show="replace"><text:span text:style-name="Hyperlink">Linear-SVM classification results</text:span></text:a><text:a xlink:type="simple" xlink:href="#_Toc413454202" office:target-frame-name="_top" xlink:show="replace"><text:tab/>cxxxv</text:a></text:p>
            <text:p text:style-name="P84"><text:a xlink:type="simple" xlink:href="#_Toc413454203" office:target-frame-name="_top" xlink:show="replace"><text:span text:style-name="Hyperlink">Appendix D</text:span></text:a><text:a xlink:type="simple" xlink:href="#_Toc413454203" office:target-frame-name="_top" xlink:show="replace"><text:span text:style-name="Default_20_Paragraph_20_Font"><text:span text:style-name="T1"><text:tab/></text:span></text:span></text:a><text:a xlink:type="simple" xlink:href="#_Toc413454203" office:target-frame-name="_top" xlink:show="replace"><text:span text:style-name="Hyperlink">RBF-SVM classification results</text:span></text:a><text:a xlink:type="simple" xlink:href="#_Toc413454203" office:target-frame-name="_top" xlink:show="replace"><text:tab/>cxxxvii</text:a></text:p>
            <text:p text:style-name="P85"><text:a xlink:type="simple" xlink:href="#_Toc413454204" office:target-frame-name="_top" xlink:show="replace"><text:span text:style-name="Hyperlink">Appendix E</text:span></text:a><text:a xlink:type="simple" xlink:href="#_Toc413454204" office:target-frame-name="_top" xlink:show="replace"><text:span text:style-name="Default_20_Paragraph_20_Font"><text:span text:style-name="T1"><text:tab/></text:span></text:span></text:a><text:a xlink:type="simple" xlink:href="#_Toc413454204" office:target-frame-name="_top" xlink:show="replace"><text:span text:style-name="Hyperlink">Decision level fusion results</text:span></text:a><text:a xlink:type="simple" xlink:href="#_Toc413454204" office:target-frame-name="_top" xlink:show="replace"><text:tab/>cxxxix</text:a></text:p>
            <text:p text:style-name="P85"><text:a xlink:type="simple" xlink:href="#_Toc413454205" office:target-frame-name="_top" xlink:show="replace"><text:span text:style-name="Hyperlink">Appendix F</text:span></text:a><text:a xlink:type="simple" xlink:href="#_Toc413454205" office:target-frame-name="_top" xlink:show="replace"><text:span text:style-name="Default_20_Paragraph_20_Font"><text:span text:style-name="T1"><text:tab/></text:span></text:span></text:a><text:a xlink:type="simple" xlink:href="#_Toc413454205" office:target-frame-name="_top" xlink:show="replace"><text:span text:style-name="Hyperlink">Basis weight determination (PCB mounted)</text:span></text:a><text:a xlink:type="simple" xlink:href="#_Toc413454205" office:target-frame-name="_top" xlink:show="replace"><text:tab/>cxl</text:a></text:p>
            <text:p text:style-name="P84"><text:a xlink:type="simple" xlink:href="#_Toc413454206" office:target-frame-name="_top" xlink:show="replace"><text:span text:style-name="Hyperlink">Appendix G</text:span></text:a><text:a xlink:type="simple" xlink:href="#_Toc413454206" office:target-frame-name="_top" xlink:show="replace"><text:span text:style-name="Default_20_Paragraph_20_Font"><text:span text:style-name="T1"><text:tab/></text:span></text:span></text:a><text:a xlink:type="simple" xlink:href="#_Toc413454206" office:target-frame-name="_top" xlink:show="replace"><text:span text:style-name="Hyperlink">Arduino Due component replacement model</text:span></text:a><text:a xlink:type="simple" xlink:href="#_Toc413454206" office:target-frame-name="_top" xlink:show="replace"><text:tab/>cxli</text:a></text:p>
            <text:p text:style-name="P84"><text:a xlink:type="simple" xlink:href="#_Toc413454207" office:target-frame-name="_top" xlink:show="replace"><text:span text:style-name="Hyperlink">Appendix H</text:span></text:a><text:a xlink:type="simple" xlink:href="#_Toc413454207" office:target-frame-name="_top" xlink:show="replace"><text:span text:style-name="Default_20_Paragraph_20_Font"><text:span text:style-name="T1"><text:tab/></text:span></text:span></text:a><text:a xlink:type="simple" xlink:href="#_Toc413454207" office:target-frame-name="_top" xlink:show="replace"><text:span text:style-name="Hyperlink">Arduino Due estimated part prices</text:span></text:a><text:a xlink:type="simple" xlink:href="#_Toc413454207" office:target-frame-name="_top" xlink:show="replace"><text:tab/>cxliii</text:a></text:p>
            <text:p text:style-name="P85"><text:a xlink:type="simple" xlink:href="#_Toc413454208" office:target-frame-name="_top" xlink:show="replace"><text:span text:style-name="Hyperlink">Appendix I</text:span></text:a><text:a xlink:type="simple" xlink:href="#_Toc413454208" office:target-frame-name="_top" xlink:show="replace"><text:span text:style-name="Default_20_Paragraph_20_Font"><text:span text:style-name="T1"><text:tab/></text:span></text:span></text:a><text:a xlink:type="simple" xlink:href="#_Toc413454208" office:target-frame-name="_top" xlink:show="replace"><text:span text:style-name="Hyperlink">Material prices</text:span></text:a><text:a xlink:type="simple" xlink:href="#_Toc413454208" office:target-frame-name="_top" xlink:show="replace"><text:tab/>cxlv</text:a></text:p>
            <text:p text:style-name="P85"><text:a xlink:type="simple" xlink:href="#_Toc413454209" office:target-frame-name="_top" xlink:show="replace"><text:span text:style-name="Hyperlink">Appendix J</text:span></text:a><text:a xlink:type="simple" xlink:href="#_Toc413454209" office:target-frame-name="_top" xlink:show="replace"><text:span text:style-name="Default_20_Paragraph_20_Font"><text:span text:style-name="T1"><text:tab/></text:span></text:span></text:a><text:a xlink:type="simple" xlink:href="#_Toc413454209" office:target-frame-name="_top" xlink:show="replace"><text:span text:style-name="Hyperlink">Improved WEEE recycling chain</text:span></text:a><text:a xlink:type="simple" xlink:href="#_Toc413454209" office:target-frame-name="_top" xlink:show="replace"><text:tab/>cxlviii</text:a></text:p>
          </text:index-body>
        </text:table-of-content>
        <text:p text:style-name="Normal"/>
        <text:p text:style-name="P7"/>
        <text:p text:style-name="P22"/>
        <text:p text:style-name="Heading_20_1"><text:bookmark-start text:name="_Toc413454108"/>List of Figures<text:bookmark-end text:name="_Toc413454108"/></text:p>
        <text:p text:style-name="P86"><text:a xlink:type="simple" xlink:href="#_Toc413454210" office:target-frame-name="_top" xlink:show="replace"><text:span text:style-name="Hyperlink">Figure 1: Simplified recycling chain for WEEE</text:span></text:a><text:a xlink:type="simple" xlink:href="#_Toc413454210" office:target-frame-name="_top" xlink:show="replace"><text:tab/>2</text:a></text:p>
        <text:p text:style-name="P86"><text:a xlink:type="simple" xlink:href="#_Toc413454211" office:target-frame-name="_top" xlink:show="replace"><text:span text:style-name="Hyperlink">Figure 2: Mass balance of the preprocessing of 1,000 kg of input WEEE (Chancerel, et al., 2009)</text:span></text:a><text:a xlink:type="simple" xlink:href="#_Toc413454211" office:target-frame-name="_top" xlink:show="replace"><text:tab/>3</text:a></text:p>
        <text:p text:style-name="P86"><text:a xlink:type="simple" xlink:href="#_Toc413454212" office:target-frame-name="_top" xlink:show="replace"><text:span text:style-name="Hyperlink">Figure 3: Connection between belief, disbelief, plausibility and doubt (Rakowsky, 2007)</text:span></text:a><text:a xlink:type="simple" xlink:href="#_Toc413454212" office:target-frame-name="_top" xlink:show="replace"><text:tab/>21</text:a></text:p>
        <text:p text:style-name="P86"><text:a xlink:type="simple" xlink:href="#_Toc413454213" office:target-frame-name="_top" xlink:show="replace"><text:span text:style-name="Hyperlink">Figure 4: RANSAC example (http://www.codeproject.com/KB/recipes/automatic_panoramas/ransac.png)</text:span></text:a><text:a xlink:type="simple" xlink:href="#_Toc413454213" office:target-frame-name="_top" xlink:show="replace"><text:tab/>24</text:a></text:p>
        <text:p text:style-name="P86"><text:a xlink:type="simple" xlink:href="#_Toc413454214" office:target-frame-name="_top" xlink:show="replace"><text:span text:style-name="Hyperlink">Figure 5: Transformation from lines in the image to points in the frequency domain (www.svi.nl/FourierTransform)</text:span></text:a><text:a xlink:type="simple" xlink:href="#_Toc413454214" office:target-frame-name="_top" xlink:show="replace"><text:tab/>30</text:a></text:p>
        <text:p text:style-name="P86"><text:a xlink:type="simple" xlink:href="#_Toc413454215" office:target-frame-name="_top" xlink:show="replace"><text:span text:style-name="Hyperlink">Figure 6: Image rotation correction process</text:span></text:a><text:a xlink:type="simple" xlink:href="#_Toc413454215" office:target-frame-name="_top" xlink:show="replace"><text:tab/>31</text:a></text:p>
        <text:p text:style-name="P86"><text:a xlink:type="simple" xlink:href="#_Toc413454216" office:target-frame-name="_top" xlink:show="replace"><text:span text:style-name="Hyperlink">Figure 7: Image rotated by 3.0 degree</text:span></text:a><text:a xlink:type="simple" xlink:href="#_Toc413454216" office:target-frame-name="_top" xlink:show="replace"><text:tab/>32</text:a></text:p>
        <text:p text:style-name="P86"><text:a xlink:type="simple" xlink:href="#_Toc413454217" office:target-frame-name="_top" xlink:show="replace"><text:span text:style-name="Hyperlink">Figure 8: Canny edge image of the rotated image</text:span></text:a><text:a xlink:type="simple" xlink:href="#_Toc413454217" office:target-frame-name="_top" xlink:show="replace"><text:tab/>32</text:a></text:p>
        <text:p text:style-name="P86"><text:a xlink:type="simple" xlink:href="#_Toc413454218" office:target-frame-name="_top" xlink:show="replace"><text:span text:style-name="Hyperlink">Figure 9: Shifted DFT of the rotated image (logarithmic representation)</text:span></text:a><text:a xlink:type="simple" xlink:href="#_Toc413454218" office:target-frame-name="_top" xlink:show="replace"><text:tab/>32</text:a></text:p>
        <text:p text:style-name="P86"><text:a xlink:type="simple" xlink:href="#_Toc413454219" office:target-frame-name="_top" xlink:show="replace"><text:span text:style-name="Hyperlink">Figure 10: Summed amplitude over angle (invariants by 90 degree)</text:span></text:a><text:a xlink:type="simple" xlink:href="#_Toc413454219" office:target-frame-name="_top" xlink:show="replace"><text:tab/>32</text:a></text:p>
        <text:p text:style-name="P86"><text:a xlink:type="simple" xlink:href="#_Toc413454220" office:target-frame-name="_top" xlink:show="replace"><text:span text:style-name="Hyperlink">Figure 11: Scale symbol</text:span></text:a><text:a xlink:type="simple" xlink:href="#_Toc413454220" office:target-frame-name="_top" xlink:show="replace"><text:tab/>33</text:a></text:p>
        <text:p text:style-name="P86"><text:a xlink:type="simple" xlink:href="#_Toc413454221" office:target-frame-name="_top" xlink:show="replace"><text:span text:style-name="Hyperlink">Figure 12: Scale symbol placed on the board</text:span></text:a><text:a xlink:type="simple" xlink:href="#_Toc413454221" office:target-frame-name="_top" xlink:show="replace"><text:tab/>33</text:a></text:p>
        <text:p text:style-name="P86"><text:a xlink:type="simple" xlink:href="#_Toc413454222" office:target-frame-name="_top" xlink:show="replace"><text:span text:style-name="Hyperlink">Figure 13: Scaling determination process</text:span></text:a><text:a xlink:type="simple" xlink:href="#_Toc413454222" office:target-frame-name="_top" xlink:show="replace"><text:tab/>33</text:a></text:p>
        <text:p text:style-name="P86"><text:a xlink:type="simple" xlink:href="#_Toc413454223" office:target-frame-name="_top" xlink:show="replace"><text:span text:style-name="Hyperlink">Figure 14: Value channel (brightness) of HSV color image</text:span></text:a><text:a xlink:type="simple" xlink:href="#_Toc413454223" office:target-frame-name="_top" xlink:show="replace"><text:tab/>35</text:a></text:p>
        <text:p text:style-name="P86"><text:a xlink:type="simple" xlink:href="#_Toc413454224" office:target-frame-name="_top" xlink:show="replace"><text:span text:style-name="Hyperlink">Figure 15: Cosine transform filtered image</text:span></text:a><text:a xlink:type="simple" xlink:href="#_Toc413454224" office:target-frame-name="_top" xlink:show="replace"><text:tab/>35</text:a></text:p>
        <text:p text:style-name="P86"><text:a xlink:type="simple" xlink:href="#_Toc413454225" office:target-frame-name="_top" xlink:show="replace"><text:span text:style-name="Hyperlink">Figure 16: Otsu thresholding</text:span></text:a><text:a xlink:type="simple" xlink:href="#_Toc413454225" office:target-frame-name="_top" xlink:show="replace"><text:tab/>35</text:a></text:p>
        <text:p text:style-name="P86"><text:a xlink:type="simple" xlink:href="#_Toc413454226" office:target-frame-name="_top" xlink:show="replace"><text:span text:style-name="Hyperlink">Figure 17: Blobs of the scaling symbol</text:span></text:a><text:a xlink:type="simple" xlink:href="#_Toc413454226" office:target-frame-name="_top" xlink:show="replace"><text:tab/>35</text:a></text:p>
        <text:p text:style-name="P86"><text:a xlink:type="simple" xlink:href="#_Toc413454227" office:target-frame-name="_top" xlink:show="replace"><text:span text:style-name="Hyperlink">Figure 18: Resolution dependency from component area and feature extraction algorithm</text:span></text:a><text:a xlink:type="simple" xlink:href="#_Toc413454227" office:target-frame-name="_top" xlink:show="replace"><text:tab/>37</text:a></text:p>
        <text:p text:style-name="P86"><text:a xlink:type="simple" xlink:href="#_Toc413454228" office:target-frame-name="_top" xlink:show="replace"><text:span text:style-name="Hyperlink">Figure 19: PCB board segmentation process flow</text:span></text:a><text:a xlink:type="simple" xlink:href="#_Toc413454228" office:target-frame-name="_top" xlink:show="replace"><text:tab/>38</text:a></text:p>
        <text:p text:style-name="P86"><text:a xlink:type="simple" xlink:href="#_Toc413454229" office:target-frame-name="_top" xlink:show="replace"><text:span text:style-name="Hyperlink">Figure 20: Acquired PCB image</text:span></text:a><text:a xlink:type="simple" xlink:href="#_Toc413454229" office:target-frame-name="_top" xlink:show="replace"><text:tab/>39</text:a></text:p>
        <text:p text:style-name="P86"><text:a xlink:type="simple" xlink:href="#_Toc413454230" office:target-frame-name="_top" xlink:show="replace"><text:span text:style-name="Hyperlink">Figure 21: Otsu segmentation</text:span></text:a><text:a xlink:type="simple" xlink:href="#_Toc413454230" office:target-frame-name="_top" xlink:show="replace"><text:tab/>39</text:a></text:p>
        <text:p text:style-name="P86"><text:a xlink:type="simple" xlink:href="#_Toc413454231" office:target-frame-name="_top" xlink:show="replace"><text:span text:style-name="Hyperlink">Figure 22: Morphological eroded image with 10x10 kernel</text:span></text:a><text:a xlink:type="simple" xlink:href="#_Toc413454231" office:target-frame-name="_top" xlink:show="replace"><text:tab/>39</text:a></text:p>
        <text:p text:style-name="P86"><text:a xlink:type="simple" xlink:href="#_Toc413454232" office:target-frame-name="_top" xlink:show="replace"><text:span text:style-name="Hyperlink">Figure 23: Segmented PCB board image</text:span></text:a><text:a xlink:type="simple" xlink:href="#_Toc413454232" office:target-frame-name="_top" xlink:show="replace"><text:tab/>39</text:a></text:p>
        <text:p text:style-name="P86"><text:soft-page-break/><text:a xlink:type="simple" xlink:href="#_Toc413454233" office:target-frame-name="_top" xlink:show="replace"><text:span text:style-name="Hyperlink">Figure 24: PCB surface segmentation process flow</text:span></text:a><text:a xlink:type="simple" xlink:href="#_Toc413454233" office:target-frame-name="_top" xlink:show="replace"><text:tab/>40</text:a></text:p>
        <text:p text:style-name="P86"><text:a xlink:type="simple" xlink:href="#_Toc413454234" office:target-frame-name="_top" xlink:show="replace"><text:span text:style-name="Hyperlink">Figure 25: Original image</text:span></text:a><text:a xlink:type="simple" xlink:href="#_Toc413454234" office:target-frame-name="_top" xlink:show="replace"><text:tab/>41</text:a></text:p>
        <text:p text:style-name="P86"><text:a xlink:type="simple" xlink:href="#_Toc413454235" office:target-frame-name="_top" xlink:show="replace"><text:span text:style-name="Hyperlink">Figure 26: First 200 image segments based on region growing approach</text:span></text:a><text:a xlink:type="simple" xlink:href="#_Toc413454235" office:target-frame-name="_top" xlink:show="replace"><text:tab/>41</text:a></text:p>
        <text:p text:style-name="P86"><text:a xlink:type="simple" xlink:href="#_Toc413454236" office:target-frame-name="_top" xlink:show="replace"><text:span text:style-name="Hyperlink">Figure 27: PCB surface cluster pyramid</text:span></text:a><text:a xlink:type="simple" xlink:href="#_Toc413454236" office:target-frame-name="_top" xlink:show="replace"><text:tab/>42</text:a></text:p>
        <text:p text:style-name="P86"><text:a xlink:type="simple" xlink:href="#_Toc413454237" office:target-frame-name="_top" xlink:show="replace"><text:span text:style-name="Hyperlink">Figure 28: Image template for DIP14 component (RGB color space)</text:span></text:a><text:a xlink:type="simple" xlink:href="#_Toc413454237" office:target-frame-name="_top" xlink:show="replace"><text:tab/>44</text:a></text:p>
        <text:p text:style-name="P86"><text:a xlink:type="simple" xlink:href="#_Toc413454238" office:target-frame-name="_top" xlink:show="replace"><text:span text:style-name="Hyperlink">Figure 29: Spatial image resolution for 2D-cross correlation</text:span></text:a><text:a xlink:type="simple" xlink:href="#_Toc413454238" office:target-frame-name="_top" xlink:show="replace"><text:tab/>44</text:a></text:p>
        <text:p text:style-name="P86"><text:a xlink:type="simple" xlink:href="#_Toc413454239" office:target-frame-name="_top" xlink:show="replace"><text:span text:style-name="Hyperlink">Figure 30: SOT223 transistor</text:span></text:a><text:a xlink:type="simple" xlink:href="#_Toc413454239" office:target-frame-name="_top" xlink:show="replace"><text:tab/>45</text:a></text:p>
        <text:p text:style-name="P86"><text:a xlink:type="simple" xlink:href="#_Toc413454240" office:target-frame-name="_top" xlink:show="replace"><text:span text:style-name="Hyperlink">Figure 31: Determined potential component positions for SOT223 transistor</text:span></text:a><text:a xlink:type="simple" xlink:href="#_Toc413454240" office:target-frame-name="_top" xlink:show="replace"><text:tab/>45</text:a></text:p>
        <text:p text:style-name="P86"><text:a xlink:type="simple" xlink:href="#_Toc413454241" office:target-frame-name="_top" xlink:show="replace"><text:span text:style-name="Hyperlink">Figure 32: Seed point grid (30 seed points)</text:span></text:a><text:a xlink:type="simple" xlink:href="#_Toc413454241" office:target-frame-name="_top" xlink:show="replace"><text:tab/>47</text:a></text:p>
        <text:p text:style-name="P86"><text:a xlink:type="simple" xlink:href="#_Toc413454242" office:target-frame-name="_top" xlink:show="replace"><text:span text:style-name="Hyperlink">Figure 33: DIP14 package with equidistant solder joints</text:span></text:a><text:a xlink:type="simple" xlink:href="#_Toc413454242" office:target-frame-name="_top" xlink:show="replace"><text:tab/>48</text:a></text:p>
        <text:p text:style-name="P86"><text:a xlink:type="simple" xlink:href="#_Toc413454243" office:target-frame-name="_top" xlink:show="replace"><text:span text:style-name="Hyperlink">Figure 34: Tantalum capacitor in RGB color model (left) and HSV color model (right)</text:span></text:a><text:a xlink:type="simple" xlink:href="#_Toc413454243" office:target-frame-name="_top" xlink:show="replace"><text:tab/>49</text:a></text:p>
        <text:p text:style-name="P86"><text:a xlink:type="simple" xlink:href="#_Toc413454244" office:target-frame-name="_top" xlink:show="replace"><text:span text:style-name="Hyperlink">Figure 35: Normalized histogram of hue channel (tantalum capacitor)</text:span></text:a><text:a xlink:type="simple" xlink:href="#_Toc413454244" office:target-frame-name="_top" xlink:show="replace"><text:tab/>49</text:a></text:p>
        <text:p text:style-name="P86"><text:a xlink:type="simple" xlink:href="#_Toc413454245" office:target-frame-name="_top" xlink:show="replace"><text:span text:style-name="Hyperlink">Figure 36: Normalized histogram of saturation channel (tantalum capacitor)</text:span></text:a><text:a xlink:type="simple" xlink:href="#_Toc413454245" office:target-frame-name="_top" xlink:show="replace"><text:tab/>50</text:a></text:p>
        <text:p text:style-name="P86"><text:a xlink:type="simple" xlink:href="#_Toc413454246" office:target-frame-name="_top" xlink:show="replace"><text:span text:style-name="Hyperlink">Figure 37: Normalized histogram of value channel (tantalum capacitor)</text:span></text:a><text:a xlink:type="simple" xlink:href="#_Toc413454246" office:target-frame-name="_top" xlink:show="replace"><text:tab/>50</text:a></text:p>
        <text:p text:style-name="P86"><text:a xlink:type="simple" xlink:href="#_Toc413454247" office:target-frame-name="_top" xlink:show="replace"><text:span text:style-name="Hyperlink">Figure 38: Three important seed points from the priori knowledge generation</text:span></text:a><text:a xlink:type="simple" xlink:href="#_Toc413454247" office:target-frame-name="_top" xlink:show="replace"><text:tab/>51</text:a></text:p>
        <text:p text:style-name="P86"><text:a xlink:type="simple" xlink:href="#_Toc413454248" office:target-frame-name="_top" xlink:show="replace"><text:span text:style-name="Hyperlink">Figure 39: DIP14 (top, left), DIP14 edge image (top, right), DIP14 reconstruction with component PCs (middle, left), DIP14 reconstruction with non-component PCs (middle, right), unit matrix projection into component PCs (bottom, left), unit matrix projection into non-component PCs (bottom, right)</text:span></text:a><text:a xlink:type="simple" xlink:href="#_Toc413454248" office:target-frame-name="_top" xlink:show="replace"><text:tab/>52</text:a></text:p>
        <text:p text:style-name="P86"><text:a xlink:type="simple" xlink:href="#_Toc413454249" office:target-frame-name="_top" xlink:show="replace"><text:span text:style-name="Hyperlink">Figure 40: PCA feature construction process</text:span></text:a><text:a xlink:type="simple" xlink:href="#_Toc413454249" office:target-frame-name="_top" xlink:show="replace"><text:tab/>53</text:a></text:p>
        <text:p text:style-name="P86"><text:a xlink:type="simple" xlink:href="#_Toc413454250" office:target-frame-name="_top" xlink:show="replace"><text:span text:style-name="Hyperlink">Figure 41: Feature selection process chain</text:span></text:a><text:a xlink:type="simple" xlink:href="#_Toc413454250" office:target-frame-name="_top" xlink:show="replace"><text:tab/>54</text:a></text:p>
        <text:p text:style-name="P86"><text:a xlink:type="simple" xlink:href="#_Toc413454251" office:target-frame-name="_top" xlink:show="replace"><text:span text:style-name="Hyperlink">Figure 42: Data fusion model</text:span></text:a><text:a xlink:type="simple" xlink:href="#_Toc413454251" office:target-frame-name="_top" xlink:show="replace"><text:tab/>57</text:a></text:p>
        <text:p text:style-name="P86"><text:a xlink:type="simple" xlink:href="#_Toc413454252" office:target-frame-name="_top" xlink:show="replace"><text:span text:style-name="Hyperlink">Figure 43: Normal distribution of Resistor network classifier (positive test data)</text:span></text:a><text:a xlink:type="simple" xlink:href="#_Toc413454252" office:target-frame-name="_top" xlink:show="replace"><text:tab/>60</text:a></text:p>
        <text:p text:style-name="P86"><text:a xlink:type="simple" xlink:href="#_Toc413454253" office:target-frame-name="_top" xlink:show="replace"><text:span text:style-name="Hyperlink">Figure 44: Difficulties of IC marking recognition</text:span></text:a><text:a xlink:type="simple" xlink:href="#_Toc413454253" office:target-frame-name="_top" xlink:show="replace"><text:tab/>65</text:a></text:p>
        <text:p text:style-name="P86"><text:soft-page-break/><text:a xlink:type="simple" xlink:href="#_Toc413454254" office:target-frame-name="_top" xlink:show="replace"><text:span text:style-name="Hyperlink">Figure 45: OCR of a QFP144 from top left to top right: grayscaled image, LoG filtered image, binarized image, blobs filtered image. From bottem left to bottom right: four character lines (words)</text:span></text:a><text:a xlink:type="simple" xlink:href="#_Toc413454254" office:target-frame-name="_top" xlink:show="replace"><text:tab/>68</text:a></text:p>
        <text:p text:style-name="P86"><text:a xlink:type="simple" xlink:href="#_Toc413454255" office:target-frame-name="_top" xlink:show="replace"><text:span text:style-name="Hyperlink">Figure 46: IC marking recognition flow chart</text:span></text:a><text:a xlink:type="simple" xlink:href="#_Toc413454255" office:target-frame-name="_top" xlink:show="replace"><text:tab/>69</text:a></text:p>
        <text:p text:style-name="P86"><text:a xlink:type="simple" xlink:href="#_Toc413454256" office:target-frame-name="_top" xlink:show="replace"><text:span text:style-name="Hyperlink">Figure 47: Dependency of Tesseract character recognition accuracy from number of characters</text:span></text:a><text:a xlink:type="simple" xlink:href="#_Toc413454256" office:target-frame-name="_top" xlink:show="replace"><text:tab/>71</text:a></text:p>
        <text:p text:style-name="P86"><text:a xlink:type="simple" xlink:href="#_Toc413454257" office:target-frame-name="_top" xlink:show="replace"><text:span text:style-name="Hyperlink">Figure 48: OCR evaluation on character level</text:span></text:a><text:a xlink:type="simple" xlink:href="#_Toc413454257" office:target-frame-name="_top" xlink:show="replace"><text:tab/>72</text:a></text:p>
        <text:p text:style-name="P86"><text:a xlink:type="simple" xlink:href="#_Toc413454258" office:target-frame-name="_top" xlink:show="replace"><text:span text:style-name="Hyperlink">Figure 49: OCR evaluation on word level without Octopart</text:span></text:a><text:a xlink:type="simple" xlink:href="#_Toc413454258" office:target-frame-name="_top" xlink:show="replace"><text:tab/>72</text:a></text:p>
        <text:p text:style-name="P86"><text:a xlink:type="simple" xlink:href="#_Toc413454259" office:target-frame-name="_top" xlink:show="replace"><text:span text:style-name="Hyperlink">Figure 50: OCR evaluation on word level with Octopart</text:span></text:a><text:a xlink:type="simple" xlink:href="#_Toc413454259" office:target-frame-name="_top" xlink:show="replace"><text:tab/>73</text:a></text:p>
        <text:p text:style-name="P86"><text:a xlink:type="simple" xlink:href="#_Toc413454260" office:target-frame-name="_top" xlink:show="replace"><text:span text:style-name="Hyperlink">Figure 51: OCR evaluation on label level with Octopart</text:span></text:a><text:a xlink:type="simple" xlink:href="#_Toc413454260" office:target-frame-name="_top" xlink:show="replace"><text:tab/>74</text:a></text:p>
        <text:p text:style-name="P86"><text:a xlink:type="simple" xlink:href="#_Toc413454261" office:target-frame-name="_top" xlink:show="replace"><text:span text:style-name="Hyperlink">Figure 52: OCR evaluation on part level with Octopart</text:span></text:a><text:a xlink:type="simple" xlink:href="#_Toc413454261" office:target-frame-name="_top" xlink:show="replace"><text:tab/>75</text:a></text:p>
        <text:p text:style-name="P86"><text:a xlink:type="simple" xlink:href="#_Toc413454262" office:target-frame-name="_top" xlink:show="replace"><text:span text:style-name="Hyperlink">Figure 53: PCB model regions</text:span></text:a><text:a xlink:type="simple" xlink:href="#_Toc413454262" office:target-frame-name="_top" xlink:show="replace"><text:tab/>77</text:a></text:p>
        <text:p text:style-name="P86"><text:a xlink:type="simple" xlink:href="#_Toc413454263" office:target-frame-name="_top" xlink:show="replace"><text:span text:style-name="Hyperlink">Figure 54: PCB flow diagram for LCI-model</text:span></text:a><text:a xlink:type="simple" xlink:href="#_Toc413454263" office:target-frame-name="_top" xlink:show="replace"><text:tab/>78</text:a></text:p>
        <text:p text:style-name="P86"><text:a xlink:type="simple" xlink:href="#_Toc413454264" office:target-frame-name="_top" xlink:show="replace"><text:span text:style-name="Hyperlink">Figure 55: PCB flow diagram for composition model</text:span></text:a><text:a xlink:type="simple" xlink:href="#_Toc413454264" office:target-frame-name="_top" xlink:show="replace"><text:tab/>79</text:a></text:p>
        <text:p text:style-name="P86"><text:a xlink:type="simple" xlink:href="#_Toc413454265" office:target-frame-name="_top" xlink:show="replace"><text:span text:style-name="Hyperlink">Figure 56: Component border definition</text:span></text:a><text:a xlink:type="simple" xlink:href="#_Toc413454265" office:target-frame-name="_top" xlink:show="replace"><text:tab/>84</text:a></text:p>
        <text:p text:style-name="P86"><text:a xlink:type="simple" xlink:href="#_Toc413454266" office:target-frame-name="_top" xlink:show="replace"><text:span text:style-name="Hyperlink">Figure 57: Database section</text:span></text:a><text:a xlink:type="simple" xlink:href="#_Toc413454266" office:target-frame-name="_top" xlink:show="replace"><text:tab/>84</text:a></text:p>
        <text:p text:style-name="P86"><text:a xlink:type="simple" xlink:href="#_Toc413454267" office:target-frame-name="_top" xlink:show="replace"><text:span text:style-name="Hyperlink">Figure 58: Image acquisition system</text:span></text:a><text:a xlink:type="simple" xlink:href="#_Toc413454267" office:target-frame-name="_top" xlink:show="replace"><text:tab/>85</text:a></text:p>
        <text:p text:style-name="P86"><text:a xlink:type="simple" xlink:href="#_Toc413454268" office:target-frame-name="_top" xlink:show="replace"><text:span text:style-name="Hyperlink">Figure 59: Component dataset splitting</text:span></text:a><text:a xlink:type="simple" xlink:href="#_Toc413454268" office:target-frame-name="_top" xlink:show="replace"><text:tab/>87</text:a></text:p>
        <text:p text:style-name="P86"><text:a xlink:type="simple" xlink:href="#_Toc413454269" office:target-frame-name="_top" xlink:show="replace"><text:span text:style-name="Hyperlink">Figure 60: original PCB image</text:span></text:a><text:a xlink:type="simple" xlink:href="#_Toc413454269" office:target-frame-name="_top" xlink:show="replace"><text:tab/>88</text:a></text:p>
        <text:p text:style-name="P86"><text:a xlink:type="simple" xlink:href="#_Toc413454270" office:target-frame-name="_top" xlink:show="replace"><text:span text:style-name="Hyperlink">Figure 61: Sum of RBF-kernel SVM scores </text:span></text:a><draw:frame draw:style-name="fr6" draw:name="1" text:anchor-type="as-char" svg:width="0.3854in" style:rel-width="scale" svg:height="0.198in" style:rel-height="scale" draw:z-index="0"><draw:object xlink:href="./Object 1" xlink:type="simple" xlink:show="embed" xlink:actuate="onLoad"/><draw:image xlink:href="./ObjectReplacements/Object 1" xlink:type="simple" xlink:show="embed" xlink:actuate="onLoad"/></draw:frame><text:a xlink:type="simple" xlink:href="#_Toc413454270" office:target-frame-name="_top" xlink:show="replace"><text:span text:style-name="Hyperlink"> (grayvalues are scaled between -20 and 20)</text:span></text:a><text:a xlink:type="simple" xlink:href="#_Toc413454270" office:target-frame-name="_top" xlink:show="replace"><text:tab/>88</text:a></text:p>
        <text:p text:style-name="P86"><text:a xlink:type="simple" xlink:href="#_Toc413454271" office:target-frame-name="_top" xlink:show="replace"><text:span text:style-name="Hyperlink">Figure 62: A comparison of different feature selection approaches</text:span></text:a><text:a xlink:type="simple" xlink:href="#_Toc413454271" office:target-frame-name="_top" xlink:show="replace"><text:tab/>89</text:a></text:p>
        <text:p text:style-name="P86"><text:a xlink:type="simple" xlink:href="#_Toc413454272" office:target-frame-name="_top" xlink:show="replace"><text:span text:style-name="Hyperlink">Figure 63: Resistor network 1206 and the most significant real part elementary image</text:span></text:a><text:a xlink:type="simple" xlink:href="#_Toc413454272" office:target-frame-name="_top" xlink:show="replace"><text:tab/>90</text:a></text:p>
        <text:p text:style-name="P86"><text:a xlink:type="simple" xlink:href="#_Toc413454273" office:target-frame-name="_top" xlink:show="replace"><text:span text:style-name="Hyperlink">Figure 64: Tantalum capacitor and the most important histogram color features (HSV color space)</text:span></text:a><text:a xlink:type="simple" xlink:href="#_Toc413454273" office:target-frame-name="_top" xlink:show="replace"><text:tab/>91</text:a></text:p>
        <text:p text:style-name="P86"><text:a xlink:type="simple" xlink:href="#_Toc413454274" office:target-frame-name="_top" xlink:show="replace"><text:span text:style-name="Hyperlink">Figure 65: Most important segment and seed point from ceramic capacitor</text:span></text:a><text:a xlink:type="simple" xlink:href="#_Toc413454274" office:target-frame-name="_top" xlink:show="replace"><text:tab/>91</text:a></text:p>
        <text:p text:style-name="P86"><text:a xlink:type="simple" xlink:href="#_Toc413454275" office:target-frame-name="_top" xlink:show="replace"><text:span text:style-name="Hyperlink">Figure 66: SMD Electrolyte capacitor (top, left), SMD Electrolyte capacitor edge image (top, right), unit matrix projection into component PCs (bottom, left), unit matrix projection into non-component PCs (bottom, right)</text:span></text:a><text:a xlink:type="simple" xlink:href="#_Toc413454275" office:target-frame-name="_top" xlink:show="replace"><text:tab/>92</text:a></text:p>
        <text:p text:style-name="P86"><text:a xlink:type="simple" xlink:href="#_Toc413454276" office:target-frame-name="_top" xlink:show="replace"><text:span text:style-name="Hyperlink">Figure 67: Dependence of the misclassification rate based on the number of trees (Resistor network, most important features from all feature domains)</text:span></text:a><text:a xlink:type="simple" xlink:href="#_Toc413454276" office:target-frame-name="_top" xlink:show="replace"><text:tab/>93</text:a></text:p>
        <text:p text:style-name="P86"><text:soft-page-break/><text:a xlink:type="simple" xlink:href="#_Toc413454277" office:target-frame-name="_top" xlink:show="replace"><text:span text:style-name="Hyperlink">Figure 68: Dependency between the true positive and false positive rate from the number of features for the DIP14 component classifier and random forest classifier</text:span></text:a><text:a xlink:type="simple" xlink:href="#_Toc413454277" office:target-frame-name="_top" xlink:show="replace"><text:tab/>94</text:a></text:p>
        <text:p text:style-name="P86"><text:a xlink:type="simple" xlink:href="#_Toc413454278" office:target-frame-name="_top" xlink:show="replace"><text:span text:style-name="Hyperlink">Figure 69: Dependency of the error rate from the regularization constant C (Resistor 0806)</text:span></text:a><text:a xlink:type="simple" xlink:href="#_Toc413454278" office:target-frame-name="_top" xlink:show="replace"><text:tab/>95</text:a></text:p>
        <text:p text:style-name="P86"><text:a xlink:type="simple" xlink:href="#_Toc413454279" office:target-frame-name="_top" xlink:show="replace"><text:span text:style-name="Hyperlink">Figure 70: Dependency of the error rate from the regularization constant </text:span></text:a><draw:frame draw:style-name="fr6" draw:name="2" text:anchor-type="as-char" svg:width="0.1043in" style:rel-width="scale" svg:height="0.198in" style:rel-height="scale" draw:z-index="1"><draw:object xlink:href="./Object 2" xlink:type="simple" xlink:show="embed" xlink:actuate="onLoad"/><draw:image xlink:href="./ObjectReplacements/Object 2" xlink:type="simple" xlink:show="embed" xlink:actuate="onLoad"/></draw:frame><text:a xlink:type="simple" xlink:href="#_Toc413454279" office:target-frame-name="_top" xlink:show="replace"><text:span text:style-name="Hyperlink"> and kernel constant </text:span></text:a><draw:frame draw:style-name="fr6" draw:name="3" text:anchor-type="as-char" svg:width="0.1043in" style:rel-width="scale" svg:height="0.198in" style:rel-height="scale" draw:z-index="2"><draw:object xlink:href="./Object 3" xlink:type="simple" xlink:show="embed" xlink:actuate="onLoad"/><draw:image xlink:href="./ObjectReplacements/Object 3" xlink:type="simple" xlink:show="embed" xlink:actuate="onLoad"/></draw:frame><text:a xlink:type="simple" xlink:href="#_Toc413454279" office:target-frame-name="_top" xlink:show="replace"><text:span text:style-name="Hyperlink"> (Resistor 0806)</text:span></text:a><text:a xlink:type="simple" xlink:href="#_Toc413454279" office:target-frame-name="_top" xlink:show="replace"><text:tab/>96</text:a></text:p>
        <text:p text:style-name="P86"><text:a xlink:type="simple" xlink:href="#_Toc413454280" office:target-frame-name="_top" xlink:show="replace"><text:span text:style-name="Hyperlink">Figure 71: Arduino Due board</text:span></text:a><text:a xlink:type="simple" xlink:href="#_Toc413454280" office:target-frame-name="_top" xlink:show="replace"><text:tab/>106</text:a></text:p>
        <text:p text:style-name="P86"><text:a xlink:type="simple" xlink:href="#_Toc413454281" office:target-frame-name="_top" xlink:show="replace"><text:span text:style-name="Hyperlink">Figure 72: Estimated material composition of Arduino Due components</text:span></text:a><text:a xlink:type="simple" xlink:href="#_Toc413454281" office:target-frame-name="_top" xlink:show="replace"><text:tab/>108</text:a></text:p>
        <text:p text:style-name="P86"><text:a xlink:type="simple" xlink:href="#_Toc413454282" office:target-frame-name="_top" xlink:show="replace"><text:span text:style-name="Hyperlink">Figure 73: Estimated material prices of Arduino Due components</text:span></text:a><text:a xlink:type="simple" xlink:href="#_Toc413454282" office:target-frame-name="_top" xlink:show="replace"><text:tab/>109</text:a></text:p>
        <text:p text:style-name="P86"><text:a xlink:type="simple" xlink:href="#_Toc413454283" office:target-frame-name="_top" xlink:show="replace"><text:span text:style-name="Hyperlink">Figure 74: Estimated Gold distribution over Arduino Due parts</text:span></text:a><text:a xlink:type="simple" xlink:href="#_Toc413454283" office:target-frame-name="_top" xlink:show="replace"><text:tab/>110</text:a></text:p>
        <text:p text:style-name="P86"><text:a xlink:type="simple" xlink:href="#_Toc413454284" office:target-frame-name="_top" xlink:show="replace"><text:span text:style-name="Hyperlink">Figure 75: Estimated Palladium distribution over Arduino Due components</text:span></text:a><text:a xlink:type="simple" xlink:href="#_Toc413454284" office:target-frame-name="_top" xlink:show="replace"><text:tab/>110</text:a></text:p>
        <text:p text:style-name="P86"><text:a xlink:type="simple" xlink:href="#_Toc413454285" office:target-frame-name="_top" xlink:show="replace"><text:span text:style-name="Hyperlink">Figure 76: Estimated Arduino Due component prices</text:span></text:a><text:a xlink:type="simple" xlink:href="#_Toc413454285" office:target-frame-name="_top" xlink:show="replace"><text:tab/>111</text:a></text:p>
        <text:p text:style-name="P86"><text:a xlink:type="simple" xlink:href="#_Toc413454286" office:target-frame-name="_top" xlink:show="replace"><text:span text:style-name="Hyperlink">Figure 77: 3D model based component detection</text:span></text:a><text:a xlink:type="simple" xlink:href="#_Toc413454286" office:target-frame-name="_top" xlink:show="replace"><text:tab/>113</text:a></text:p>
        <text:p text:style-name="P86"><text:a xlink:type="simple" xlink:href="#_Toc413454287" office:target-frame-name="_top" xlink:show="replace"><text:span text:style-name="Hyperlink">Figure 78: Principle of laser triangulation (Torsten Koch, 2013)</text:span></text:a><text:a xlink:type="simple" xlink:href="#_Toc413454287" office:target-frame-name="_top" xlink:show="replace"><text:tab/>114</text:a></text:p>
        <text:p text:style-name="P86"><text:a xlink:type="simple" xlink:href="#_Toc413454288" office:target-frame-name="_top" xlink:show="replace"><text:span text:style-name="Hyperlink">Figure 79: Improved pre-processing step in PCB recycling process chain</text:span></text:a><text:a xlink:type="simple" xlink:href="#_Toc413454288" office:target-frame-name="_top" xlink:show="replace"><text:tab/>121</text:a></text:p>
        <text:p text:style-name="P86"><text:a xlink:type="simple" xlink:href="#_Toc413454289" office:target-frame-name="_top" xlink:show="replace"><text:span text:style-name="Hyperlink">Figure 80: Improved recover and disposal step in PCB recycling process chain</text:span></text:a><text:a xlink:type="simple" xlink:href="#_Toc413454289" office:target-frame-name="_top" xlink:show="replace"><text:tab/>122</text:a></text:p>
        <text:p text:style-name="P127"><text:bookmark-start text:name="_Toc413454109"/>List of Tables<text:bookmark-end text:name="_Toc413454109"/></text:p>
        <text:p text:style-name="P86"><text:a xlink:type="simple" xlink:href="#_Toc413454290" office:target-frame-name="_top" xlink:show="replace"><text:span text:style-name="Hyperlink">Table 1: Feature extraction algorithm based resolution parameter</text:span></text:a><text:a xlink:type="simple" xlink:href="#_Toc413454290" office:target-frame-name="_top" xlink:show="replace"><text:tab/>36</text:a></text:p>
        <text:p text:style-name="P86"><text:a xlink:type="simple" xlink:href="#_Toc413454291" office:target-frame-name="_top" xlink:show="replace"><text:span text:style-name="Hyperlink">Table 2: Dataset approaches for non-component images</text:span></text:a><text:a xlink:type="simple" xlink:href="#_Toc413454291" office:target-frame-name="_top" xlink:show="replace"><text:tab/>55</text:a></text:p>
        <text:p text:style-name="P86"><text:a xlink:type="simple" xlink:href="#_Toc413454292" office:target-frame-name="_top" xlink:show="replace"><text:span text:style-name="Hyperlink">Table 3: Normal distribution outputs from outputs from classifier fusion level</text:span></text:a><text:a xlink:type="simple" xlink:href="#_Toc413454292" office:target-frame-name="_top" xlink:show="replace"><text:tab/>62</text:a></text:p>
        <text:p text:style-name="P86"><text:a xlink:type="simple" xlink:href="#_Toc413454293" office:target-frame-name="_top" xlink:show="replace"><text:span text:style-name="Hyperlink">Table 4: Basic probability assignments</text:span></text:a><text:a xlink:type="simple" xlink:href="#_Toc413454293" office:target-frame-name="_top" xlink:show="replace"><text:tab/>63</text:a></text:p>
        <text:p text:style-name="P86"><text:a xlink:type="simple" xlink:href="#_Toc413454294" office:target-frame-name="_top" xlink:show="replace"><text:span text:style-name="Hyperlink">Table 5: Belief and plausibility of component classes</text:span></text:a><text:a xlink:type="simple" xlink:href="#_Toc413454294" office:target-frame-name="_top" xlink:show="replace"><text:tab/>64</text:a></text:p>
        <text:p text:style-name="P86"><text:a xlink:type="simple" xlink:href="#_Toc413454295" office:target-frame-name="_top" xlink:show="replace"><text:span text:style-name="Hyperlink">Table 6: Component properties</text:span></text:a><text:a xlink:type="simple" xlink:href="#_Toc413454295" office:target-frame-name="_top" xlink:show="replace"><text:tab/>83</text:a></text:p>
        <text:p text:style-name="P86"><text:a xlink:type="simple" xlink:href="#_Toc413454296" office:target-frame-name="_top" xlink:show="replace"><text:span text:style-name="Hyperlink">Table 7: Dataset composition</text:span></text:a><text:a xlink:type="simple" xlink:href="#_Toc413454296" office:target-frame-name="_top" xlink:show="replace"><text:tab/>86</text:a></text:p>
        <text:p text:style-name="P86"><text:a xlink:type="simple" xlink:href="#_Toc413454297" office:target-frame-name="_top" xlink:show="replace"><text:span text:style-name="Hyperlink">Table 8: Confusion matrix of the predicted PCB surface training data</text:span></text:a><text:a xlink:type="simple" xlink:href="#_Toc413454297" office:target-frame-name="_top" xlink:show="replace"><text:tab/>88</text:a></text:p>
        <text:p text:style-name="P86"><text:a xlink:type="simple" xlink:href="#_Toc413454298" office:target-frame-name="_top" xlink:show="replace"><text:span text:style-name="Hyperlink">Table 9: Confusion matrix of the predicted PCB surface test data</text:span></text:a><text:a xlink:type="simple" xlink:href="#_Toc413454298" office:target-frame-name="_top" xlink:show="replace"><text:tab/>88</text:a></text:p>
        <text:p text:style-name="P86"><text:a xlink:type="simple" xlink:href="#_Toc413454299" office:target-frame-name="_top" xlink:show="replace"><text:span text:style-name="Hyperlink">Table 10: Random forest classification results</text:span></text:a><text:a xlink:type="simple" xlink:href="#_Toc413454299" office:target-frame-name="_top" xlink:show="replace"><text:tab/>93</text:a></text:p>
        <text:p text:style-name="P86"><text:a xlink:type="simple" xlink:href="#_Toc413454300" office:target-frame-name="_top" xlink:show="replace"><text:span text:style-name="Hyperlink">Table 11: Linear-SVM classification results</text:span></text:a><text:a xlink:type="simple" xlink:href="#_Toc413454300" office:target-frame-name="_top" xlink:show="replace"><text:tab/>95</text:a></text:p>
        <text:p text:style-name="P86"><text:a xlink:type="simple" xlink:href="#_Toc413454301" office:target-frame-name="_top" xlink:show="replace"><text:span text:style-name="Hyperlink">Table 12: RBF-SVM classification results</text:span></text:a><text:a xlink:type="simple" xlink:href="#_Toc413454301" office:target-frame-name="_top" xlink:show="replace"><text:tab/>96</text:a></text:p>
        <text:p text:style-name="P86"><text:a xlink:type="simple" xlink:href="#_Toc413454302" office:target-frame-name="_top" xlink:show="replace"><text:span text:style-name="Hyperlink">Table 13: OCR accuracy results</text:span></text:a><text:a xlink:type="simple" xlink:href="#_Toc413454302" office:target-frame-name="_top" xlink:show="replace"><text:tab/>98</text:a></text:p>
        <text:p text:style-name="P86"><text:a xlink:type="simple" xlink:href="#_Toc413454303" office:target-frame-name="_top" xlink:show="replace"><text:span text:style-name="Hyperlink">Table 14: Confusion matrix of the manual labeled words (word-level) verified with Octopart database</text:span></text:a><text:a xlink:type="simple" xlink:href="#_Toc413454303" office:target-frame-name="_top" xlink:show="replace"><text:tab/>99</text:a></text:p>
        <text:p text:style-name="P86"><text:a xlink:type="simple" xlink:href="#_Toc413454304" office:target-frame-name="_top" xlink:show="replace"><text:span text:style-name="Hyperlink">Table 15: Confusion matrix of the manual labeled labels (label-level) verified with Octopart database</text:span></text:a><text:a xlink:type="simple" xlink:href="#_Toc413454304" office:target-frame-name="_top" xlink:show="replace"><text:tab/>100</text:a></text:p>
        <text:p text:style-name="P86"><text:a xlink:type="simple" xlink:href="#_Toc413454305" office:target-frame-name="_top" xlink:show="replace"><text:span text:style-name="Hyperlink">Table 16: Accuracy rate of component assignment with manual labeled components on word level verified with Octopart database (part-level)</text:span></text:a><text:a xlink:type="simple" xlink:href="#_Toc413454305" office:target-frame-name="_top" xlink:show="replace"><text:tab/>100</text:a></text:p>
        <text:p text:style-name="P86"><text:a xlink:type="simple" xlink:href="#_Toc413454306" office:target-frame-name="_top" xlink:show="replace"><text:span text:style-name="Hyperlink">Table 17: Accuracy rate of part assignment with manual labeled parts on label level verified with Octopart database (part-level)</text:span></text:a><text:a xlink:type="simple" xlink:href="#_Toc413454306" office:target-frame-name="_top" xlink:show="replace"><text:tab/>100</text:a></text:p>
        <text:p text:style-name="P86"><text:a xlink:type="simple" xlink:href="#_Toc413454307" office:target-frame-name="_top" xlink:show="replace"><text:span text:style-name="Hyperlink">Table 18: Confusion matrix of the Tesseract recognized words (word-level) verified with Octopart database</text:span></text:a><text:a xlink:type="simple" xlink:href="#_Toc413454307" office:target-frame-name="_top" xlink:show="replace"><text:tab/>101</text:a></text:p>
        <text:p text:style-name="P86"><text:a xlink:type="simple" xlink:href="#_Toc413454308" office:target-frame-name="_top" xlink:show="replace"><text:span text:style-name="Hyperlink">Table 19: Confusion matrix of the Tesseract recognized labels (label-level) verified with Octopart database</text:span></text:a><text:a xlink:type="simple" xlink:href="#_Toc413454308" office:target-frame-name="_top" xlink:show="replace"><text:tab/>101</text:a></text:p>
        <text:p text:style-name="P86"><text:a xlink:type="simple" xlink:href="#_Toc413454309" office:target-frame-name="_top" xlink:show="replace"><text:span text:style-name="Hyperlink">Table 20: Accuracy rate of part assignment with Tesseract OCR engine on word level verified with Octopart database (part-level)</text:span></text:a><text:a xlink:type="simple" xlink:href="#_Toc413454309" office:target-frame-name="_top" xlink:show="replace"><text:tab/>101</text:a></text:p>
        <text:p text:style-name="P86"><text:a xlink:type="simple" xlink:href="#_Toc413454310" office:target-frame-name="_top" xlink:show="replace"><text:span text:style-name="Hyperlink">Table 21: Accuracy rate of part assignment with Tesseract OCR engine on label level verified with Octopart database (part-level)</text:span></text:a><text:a xlink:type="simple" xlink:href="#_Toc413454310" office:target-frame-name="_top" xlink:show="replace"><text:tab/>102</text:a></text:p>
        <text:p text:style-name="P86"><text:soft-page-break/><text:a xlink:type="simple" xlink:href="#_Toc413454311" office:target-frame-name="_top" xlink:show="replace"><text:span text:style-name="Hyperlink">Table 22: Confusion matrix of the OCRMax recognized words (word-level) verified with Octopart database</text:span></text:a><text:a xlink:type="simple" xlink:href="#_Toc413454311" office:target-frame-name="_top" xlink:show="replace"><text:tab/>102</text:a></text:p>
        <text:p text:style-name="P86"><text:a xlink:type="simple" xlink:href="#_Toc413454312" office:target-frame-name="_top" xlink:show="replace"><text:span text:style-name="Hyperlink">Table 23: Confusion matrix of the OCRMax recognized labels (label-level) verified with Octopart database</text:span></text:a><text:a xlink:type="simple" xlink:href="#_Toc413454312" office:target-frame-name="_top" xlink:show="replace"><text:tab/>102</text:a></text:p>
        <text:p text:style-name="P86"><text:a xlink:type="simple" xlink:href="#_Toc413454313" office:target-frame-name="_top" xlink:show="replace"><text:span text:style-name="Hyperlink">Table 24: Accuracy rate of part assignment with OCRMax OCR engine on word level verified with Octopart database (part-level)</text:span></text:a><text:a xlink:type="simple" xlink:href="#_Toc413454313" office:target-frame-name="_top" xlink:show="replace"><text:tab/>102</text:a></text:p>
        <text:p text:style-name="P86"><text:a xlink:type="simple" xlink:href="#_Toc413454314" office:target-frame-name="_top" xlink:show="replace"><text:span text:style-name="Hyperlink">Table 25: Accuracy rate of part assignment with OCRMax OCR engine on label level verified with Octopart database (part-level)</text:span></text:a><text:a xlink:type="simple" xlink:href="#_Toc413454314" office:target-frame-name="_top" xlink:show="replace"><text:tab/>103</text:a></text:p>
        <text:p text:style-name="P86"><text:a xlink:type="simple" xlink:href="#_Toc413454315" office:target-frame-name="_top" xlink:show="replace"><text:span text:style-name="Hyperlink">Table 26: Arduino Due parts of the LCI model</text:span></text:a><text:a xlink:type="simple" xlink:href="#_Toc413454315" office:target-frame-name="_top" xlink:show="replace"><text:tab/>107</text:a></text:p>
        <text:p text:style-name="P7"/>
        <text:p text:style-name="P22"/>
        <text:p text:style-name="Heading_20_1"><text:bookmark-start text:name="_Toc413454110"/>List of Abbreviations<text:bookmark-end text:name="_Toc413454110"/></text:p>
        <text:alphabetical-index text:style-name="Sect2" text:name="_IDX1269">
          <text:alphabetical-index-sourc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Normal">
              <text:index-entry-text/>
              <text:index-entry-span>, </text:index-entry-span>
              <text:index-entry-page-number/>
            </text:alphabetical-index-entry-template>
          </text:alphabetical-index-source>
          <text:index-body>
            <text:p text:style-name="Heading_20_1"/>
            <text:p text:style-name="P87">AOI</text:p>
            <text:p text:style-name="P88">Automatic optical inspection, 1, 4, 105, 120</text:p>
            <text:p text:style-name="P87">API</text:p>
            <text:p text:style-name="P88">Application programming interface, 24, 25, 85, 99, 119</text:p>
            <text:p text:style-name="P87">B2B</text:p>
            <text:p text:style-name="P88">Business-to-Business, 121</text:p>
            <text:p text:style-name="P87">B2C</text:p>
            <text:p text:style-name="P88">Business-to-Consumer, 121</text:p>
            <text:p text:style-name="P87">DAI-DAO</text:p>
            <text:p text:style-name="P88">data in-data out, 19</text:p>
            <text:p text:style-name="P87">DAI-FEO</text:p>
            <text:p text:style-name="P88">data in-feature out, 19</text:p>
            <text:p text:style-name="P87">DFT</text:p>
            <text:p text:style-name="P88">Discrete fourier transform, 30</text:p>
            <text:p text:style-name="P87">DoD</text:p>
            <text:p text:style-name="P88">Department of Defense, 19</text:p>
            <text:p text:style-name="P87">DS</text:p>
            <text:p text:style-name="P88">Dempster-Shafer, 20, 62</text:p>
            <text:p text:style-name="P87">EEE</text:p>
            <text:p text:style-name="P88">electric and electronic equipment, 1, 27</text:p>
            <text:p text:style-name="P87">FEI-FEO</text:p>
            <text:p text:style-name="P88">feature-in feature out, 19</text:p>
            <text:p text:style-name="P87">FFT</text:p>
            <text:p text:style-name="P88">Fast fourier transform, 31, 57, 58, 89</text:p>
            <text:p text:style-name="P87">FN</text:p>
            <text:p text:style-name="P88">False negative rate, 73</text:p>
            <text:p text:style-name="P87">FP</text:p>
            <text:p text:style-name="P88">False positive rate, 73, 74</text:p>
            <text:p text:style-name="P87">FPA</text:p>
            <text:p text:style-name="P88">False part assignment rate, 74, 100, 102, 103</text:p>
            <text:p text:style-name="P87">FS</text:p>
            <text:p text:style-name="P88">Feature selection, 89</text:p>
            <text:p text:style-name="P87">IC</text:p>
            <text:p text:style-name="P88">Integrated circuit, 22, 64, 65, 66, 69, 70, 97, 106, 107, 109, 110, 119, cxli, cxlii</text:p>
            <text:p text:style-name="P87">ILCD</text:p>
            <text:p text:style-name="P88">International Life Cycle Data System, ii, 28, 77, 78, 79, 80, 82, 84, 85, 104, 105, 106, 117</text:p>
            <text:p text:style-name="P87">LCA</text:p>
            <text:p text:style-name="P88">Life-cycle assessment, ii, 25, 28, 77, 78</text:p>
            <text:p text:style-name="P87"><text:soft-page-break/>LCI</text:p>
            <text:p text:style-name="P88">Life cycle inventory, ii, 25, 28, 76, 77, 78, 84, 104, 105, 106, 107, 120</text:p>
            <text:p text:style-name="P87">LCIA</text:p>
            <text:p text:style-name="P88">Life cycle impact assessment, 28</text:p>
            <text:p text:style-name="P87">LoG</text:p>
            <text:p text:style-name="P88">Laplacian of Gaussian, 52, 66, 92</text:p>
            <text:p text:style-name="P87">OCR</text:p>
            <text:p text:style-name="P88">Optical character recognition, ii, 5, 22, 25, 29, 64, 65, 66, 68, 69, 70, 71, 72, 73, 74, 75, 83, 85, 97, 98, 99, 101, 102, 103, 118, 119</text:p>
            <text:p text:style-name="P87">OCV</text:p>
            <text:p text:style-name="P88">Optical character verification, 22, 70</text:p>
            <text:p text:style-name="P87">OOB</text:p>
            <text:p text:style-name="P88">Out-of-bag error, 12, 13, 14, 16, 89</text:p>
            <text:p text:style-name="P87">PC</text:p>
            <text:p text:style-name="P88">Principal Component, 52</text:p>
            <text:p text:style-name="P87">PCA</text:p>
            <text:p text:style-name="P88">Principal component analysis, 10, 36, 47, 51, 53, 57, 58, 84, 92, 93, 95, 96, cxxxiii, cxxxv, cxxxvii</text:p>
            <text:p text:style-name="P87">PCBs</text:p>
            <text:p text:style-name="P88">Printed circuit boards, ii, 1, 3, 4, 5, 26, 27, 28, 77, 80, 105, 111, 113, 119, 120</text:p>
            <text:p text:style-name="P87">RBF</text:p>
            <text:p text:style-name="P88">Radial basis function, 18, 19, 29, 42, 43, 56, 87, 88, 92, 95, 96, 116, 117, cxxxvii</text:p>
            <text:p text:style-name="P87">RF</text:p>
            <text:p text:style-name="P88">Random forest, 89</text:p>
            <text:p text:style-name="P87">SMD</text:p>
            <text:p text:style-name="P88">Surface-mounted device, 5, 49, 66, 86, 90, 92, 104, 107, cxxx, cxxxi, cxxxiii, cxxxiv, cxxxv, cxxxvi, cxxxvii, cxxxviii, cxli</text:p>
            <text:p text:style-name="P87">SVM</text:p>
            <text:p text:style-name="P88">Support vector machine, 14, 16, 18, 19, 29, 42, 43, 87, 88, 94, 95, 96, 116, cxxxv, cxxxvii</text:p>
            <text:p text:style-name="P87">TN</text:p>
            <text:p text:style-name="P88">True negative rate, 73</text:p>
            <text:p text:style-name="P87">TP</text:p>
            <text:p text:style-name="P88">True positive rate, 73</text:p>
            <text:p text:style-name="P87">TPA</text:p>
            <text:p text:style-name="P88">True part assignment rate, 74, 100, 102, 103, 118</text:p>
            <text:p text:style-name="P87">WEEE</text:p>
            <text:p text:style-name="P88">waste electric and electronic waste, 1, 2, 3, 25, 26, 27, 119, 120, cxlviii, , , </text:p>
          </text:index-body>
        </text:alphabetical-index>
        <text:p text:style-name="Heading_20_1"/>
      </text:section>
      <text:list xml:id="list9043756540380672602" text:style-name="L22">
        <text:list-item>
          <text:p text:style-name="P128"><text:bookmark-start text:name="_Toc413454111"/>Introduction<text:bookmark-end text:name="_Toc413454111"/></text:p>
        </text:list-item>
      </text:list>
      <text:p text:style-name="Normal">Efficient recycling and reuse of waste electric and electronic waste (WEEE<text:alphabetical-index-mark text:string-value="waste electric and electronic waste" text:key1="WEEE"/>) requires detailed information about the material contend and the electronic composition of PCBs<text:alphabetical-index-mark text:string-value="Printed circuit boards" text:key1="PCBs"/> (Printed circuit boards). An Automatic optical inspection system (AOI-System<text:alphabetical-index-mark text:string-value="Automatic optical inspection" text:key1="AOI"/>) of PCBs<text:alphabetical-index-mark text:string-value="Printed circuit boards" text:key1="PCBs"/> provides a good opportunity for estimating composition models of PCBs<text:alphabetical-index-mark text:string-value="Printed circuit boards" text:key1="PCBs"/>. </text:p>
      <text:list xml:id="list1113782919282832583" text:style-name="L23">
        <text:list-item>
          <text:list>
            <text:list-item>
              <text:p text:style-name="P129"><text:s/><text:bookmark-start text:name="_Toc413454112"/><text:bookmark-start text:name="_Ref411182741"/>Problem formulation<text:bookmark-end text:name="_Toc413454112"/><text:bookmark-end text:name="_Ref411182741"/></text:p>
            </text:list-item>
          </text:list>
        </text:list-item>
      </text:list>
      <text:p text:style-name="Normal">The production of electric and electronic equipment (EEE<text:alphabetical-index-mark text:string-value="electric and electronic equipment" text:key1="EEE"/>) is increasing worldwide. At the end of the life the equipment ends up as waste electric and electronic waste (WEEE<text:alphabetical-index-mark text:string-value="waste electric and electronic waste" text:key1="WEEE"/>). This development requires an End-of-life management system which serves the following goals:</text:p>
      <text:list xml:id="list4638466430954540492" text:style-name="L24">
        <text:list-item>
          <text:p text:style-name="P131">Reduction of materials going to landfill, and minimization od<office:annotation><dc:creator>marc </dc:creator><dc:date>2015-03-12T10:11:28.694900180</dc:date><text:list text:style-name=""><text:list-item><text:p text:style-name="P144"><text:span text:style-name="T39">Of</text:span></text:p></text:list-item></text:list></office:annotation> landfill-volumes</text:p>
        </text:list-item>
        <text:list-item>
          <text:p text:style-name="P131">Recycling of materials in order to keep the maximum economic and environmental value and to avoid new material extraction</text:p>
        </text:list-item>
        <text:list-item>
          <text:p text:style-name="P131">Reduction of emissions of environmentally relevant substances, for example through leaching from landfill sites, incineration slags and off-gasses from combustion processes<office:annotation><dc:creator>marc </dc:creator><dc:date>2015-03-12T10:13:49.216573312</dc:date><text:list text:continue-numbering="true" text:style-name=""><text:list-item><text:p text:style-name="P144"><text:span text:style-name="T39">outgassing</text:span></text:p></text:list-item></text:list></office:annotation></text:p>
        </text:list-item>
      </text:list>
      <text:p text:style-name="Normal">(Huisman, 2004)</text:p>
      <text:p text:style-name="Normal">Recycling of WEEE<text:alphabetical-index-mark text:string-value="waste electric and electronic waste" text:key1="WEEE"/> is an important subject not only from the point of waste treatment but also from the recovery of valuable materials and the reuse of electronic components. WEEE<text:alphabetical-index-mark text:string-value="waste electric and electronic waste" text:key1="WEEE"/> is diverse and complex in terms of materials and components. Electronic products, in particular IT and communication equipment contains a lot of precious metals (gold, silver, palladium) and special metals (indium, selenium, tellurium, tantalum, bismuth, antimony). The precious metals are mainly found in printed circuit boards (PCBs<text:alphabetical-index-mark text:string-value="Printed circuit boards" text:key1="PCBs"/>). The <text:soft-page-break/>concentration of precious metals in PCBs<text:alphabetical-index-mark text:string-value="Printed circuit boards" text:key1="PCBs"/> is usually much higher than the concentration in ores<office:annotation><dc:creator>marc </dc:creator><dc:date>2015-03-12T10:17:05.566413303</dc:date><text:list text:continue-numbering="true" text:style-name=""><text:list-item><text:p text:style-name="P144"><text:span text:style-name="T39">?? meinst du vlt. natural mineral deposis</text:span></text:p></text:list-item></text:list></office:annotation>, especially for gold and palladium. Moreover the extraction of precious metals through mining is associated with negative environmental impacts through significant emissions of greenhouse gases and energy, water and land usage. Moreover the high economic value of precious metals on the word<office:annotation><dc:creator>marc </dc:creator><dc:date>2015-03-12T10:20:16.207331956</dc:date><text:list text:continue-numbering="true" text:style-name=""><text:list-item><text:p text:style-name="P144"><text:span text:style-name="T39">world</text:span></text:p></text:list-item></text:list></office:annotation> market as well as the limited available reserves of precious metals requires an improvement of recovering precious metals from WEEE<text:alphabetical-index-mark text:string-value="waste electric and electronic waste" text:key1="WEEE"/>. The proportion of PCBs<text:alphabetical-index-mark text:string-value="Printed circuit boards" text:key1="PCBs"/> in WEEE<text:alphabetical-index-mark text:string-value="waste electric and electronic waste" text:key1="WEEE"/> over different equipment type is around 9% (Chancerel, et al., 2009). The concentration of precious metals in unshredded<office:annotation><dc:creator>marc </dc:creator><dc:date>2015-03-12T10:22:05.167797331</dc:date><text:list text:continue-numbering="true" text:style-name=""><text:list-item><text:p text:style-name="P144"><text:span text:style-name="T39">unground</text:span></text:p></text:list-item></text:list></office:annotation> printed circuit boards is around 669 g/t of silver, 135 g/t of gold and 50 g/t or Palladium<office:annotation><dc:creator>marc </dc:creator><dc:date>2015-03-12T10:22:53.996336884</dc:date><text:list text:continue-numbering="true" text:style-name=""><text:list-item><text:p text:style-name="P144"><text:span text:style-name="T39">Kleinschreiben hast du zumindest auf der seite davor</text:span></text:p></text:list-item></text:list></office:annotation>. Other metals like tantalum are very rare recycled in today’s recycling chains. </text:p>
      <text:p text:style-name="Normal">The reuse of electronic components is the best ecological way of treading electronic waste. Unfortunately the determination of economical valuable electronic components which can be reused is not done in today recycling chains.</text:p>
      <text:p text:style-name="Normal">A simplified recycling chain for WEEE<text:alphabetical-index-mark text:string-value="waste electric and electronic waste" text:key1="WEEE"/> is shown in <text:bookmark-ref text:reference-format="text" text:ref-name="_Ref408050764">Figure 1</text:bookmark-ref>. The recycling chain consists of three steps. The first step is the Collection of WEEE<text:alphabetical-index-mark text:string-value="waste electric and electronic waste" text:key1="WEEE"/> which is out of focus for the improvement of the recycling chain in this thesis. The pre-processing<office:annotation><dc:creator>marc </dc:creator><dc:date>2015-03-12T10:23:59.790258279</dc:date><text:list text:continue-numbering="true" text:style-name=""><text:list-item><text:p text:style-name="P144"><text:span text:style-name="T39">preprocessing</text:span></text:p></text:list-item></text:list></office:annotation> step consists of manual sorting and dismantling as well of shredding and automated sorting<text:span text:style-name="Default_20_Paragraph_20_Font"><text:span text:style-name="T5">. </text:span></text:span>The improvement of the pre-processing stage is the main focus of this thesis. An improved pre-processing also enables improved or new recovery and disposal steps.</text:p>
      <text:p text:style-name="Normal"/>
      <text:p text:style-name="P90"><text:soft-page-break/><text:span text:style-name="Default_20_Paragraph_20_Font"><text:span text:style-name="T8"><draw:frame draw:style-name="fr2" draw:name="Picture 67" text:anchor-type="as-char" svg:y="0in" svg:width="6.5398in" style:rel-width="scale" svg:height="3.7181in" style:rel-height="scale" draw:z-index="3"><draw:image/></draw:frame></text:span></text:span></text:p>
      <text:p text:style-name="P93"><text:bookmark-start text:name="_Toc413454210"/><text:bookmark-start text:name="_Ref408050764"/>Figure 1<text:bookmark-end text:name="_Ref408050764"/>: Simplified recycling chain for WEEE<text:bookmark-end text:name="_Toc413454210"/><text:alphabetical-index-mark text:string-value="waste electric and electronic waste" text:key1="WEEE"/></text:p>
      <text:p text:style-name="Normal"/>
      <text:p text:style-name="Normal">The mass balance of the preprocessing step is shown in <text:bookmark-ref text:reference-format="text" text:ref-name="_Ref408054620">Figure 2</text:bookmark-ref>. </text:p>
      <text:p text:style-name="P89"><text:span text:style-name="Default_20_Paragraph_20_Font"><text:span text:style-name="T8"><draw:frame draw:style-name="fr2" draw:name="Picture 70" text:anchor-type="as-char" svg:y="0in" svg:width="6.0429in" style:rel-width="scale" svg:height="2.9346in" style:rel-height="scale" draw:z-index="4"><draw:image/><svg:desc>C:\Users\WIN\Masterthesis\Masterthesis\Masterarbeit_daten\1.2\mass_balance.bmp</svg:desc></draw:frame></text:span></text:span></text:p>
      <text:p text:style-name="P93"><text:bookmark-start text:name="_Toc413454211"/><text:bookmark-start text:name="_Ref408054620"/>Figure 2<text:bookmark-end text:name="_Ref408054620"/>: Mass balance of the preprocessing of 1,000 kg of input WEEE<text:alphabetical-index-mark text:string-value="waste electric and electronic waste" text:key1="WEEE"/> (Chancerel, et al., 2009)<text:bookmark-end text:name="_Toc413454211"/></text:p>
      <text:p text:style-name="Normal"><text:soft-page-break/>A comparison of the input concentration and the output concentration of precious metals shows that only about a quarter of the<office:annotation><dc:creator>marc </dc:creator><dc:date>2015-03-12T10:24:56.643833815</dc:date><text:list text:continue-numbering="true" text:style-name=""><text:list-item><text:p text:style-name="P144"><text:span text:style-name="T39">Artikel?</text:span></text:p></text:list-item></text:list></office:annotation> gold and palladium and about on tenth of silver are send to the output fraction from which precious metals will be directly recovered. Most of the precious metals go to the most mass relevant fractions. Per ton of input WEEE<text:alphabetical-index-mark text:string-value="waste electric and electronic waste" text:key1="WEEE"/> the company operating the facility does not get any revenues for around 16.5 g gold and 5.3g palladium. At a price of $900 per ounce of gold and $370 per ounce of palladium (average price for 2008 [UGS <text:span text:style-name="Default_20_Paragraph_20_Font"><text:span text:style-name="T2">2009</text:span></text:span>]), this means that a metal value of $524 for gold and almost $70 for palladium per ton of treated WEEE<text:alphabetical-index-mark text:string-value="waste electric and electronic waste" text:key1="WEEE"/> is lost. More shredding results in a decrease of concentration of precious metals in PCBs<text:alphabetical-index-mark text:string-value="Printed circuit boards" text:key1="PCBs"/>. To reduce the losses of precious metals in preprocessing, in particular during shredding and subsequent sorting, the first and most straight-forward approach is to reduce the quantity of precious metals entering in the shredder. This implied<office:annotation><dc:creator>marc </dc:creator><dc:date>2015-03-12T10:32:37.039671257</dc:date><text:list text:continue-numbering="true" text:style-name=""><text:list-item><text:p text:style-name="P144"><text:span text:style-name="T39">Implies?</text:span></text:p></text:list-item></text:list></office:annotation> adjusting the manual sorting step at the beginning of the process to remove most precious metal-rich materials. This requires knowledge about the location of precious metals in WEEE<text:alphabetical-index-mark text:string-value="waste electric and electronic waste" text:key1="WEEE"/>, which is currently partially missing (Chancerel, et al., 2009). Characterization of the waste stream is of paramount importance for developing a cost-effective and environmentally friendly recycling system (Cui, et al., 2003).</text:p>
      <text:list xml:id="list94111409569282" text:style-name="L23">
        <text:list-item>
          <text:list>
            <text:list-item>
              <text:p text:style-name="P129"><text:s/><text:bookmark-start text:name="_Toc413454113"/>Purpose<text:bookmark-end text:name="_Toc413454113"/></text:p>
            </text:list-item>
          </text:list>
        </text:list-item>
      </text:list>
      <text:p text:style-name="Normal">The purpose of this work is to improve the preprocessing step of the recycling chain by an improved automatic characterization of the PCB waste stream which is done on component level. The unshredded or pre-shredded<office:annotation><dc:creator>marc </dc:creator><dc:date>2015-03-12T10:38:30.487963169</dc:date><text:list text:style-name=""><text:list-item><text:p text:style-name="P144"><text:span text:style-name="T39">Klingt merkwürdig complete</text:span></text:p></text:list-item></text:list></office:annotation> PCBs<text:alphabetical-index-mark text:string-value="Printed circuit boards" text:key1="PCBs"/> are inspected by an automatic optical inspection system (AOI<text:alphabetical-index-mark text:string-value="Automatic optical inspection" text:key1="AOI"/>-System) based on an electronic component recognition database which contains information about component recognition features and component composition. </text:p>
      <text:p text:style-name="Normal">Information about the content of valuable materials (gold, silver, palladium, …) <text:s/>or hazards materials (heavy metals, brominated flame<office:annotation><dc:creator>marc </dc:creator><dc:date>2015-03-12T10:37:05.158171495</dc:date><text:list text:continue-numbering="true" text:style-name=""><text:list-item><text:p text:style-name="P144"><text:span text:style-name="T39">brominated flame retardants</text:span></text:p></text:list-item></text:list></office:annotation>, …) are used to <text:soft-page-break/>automatically estimate PCB composition models which contain the location and quantity of specific materials depending on the electronic components of the PCB. This model can help for automatic or manual selective disassembly of precious metal rich<office:annotation><dc:creator>marc </dc:creator><dc:date>2015-03-12T10:40:10.701237049</dc:date><text:list text:continue-numbering="true" text:style-name=""><text:list-item><text:p text:style-name="P144"><text:span text:style-name="T39">Mal mit Bindestrich mal ohne?</text:span></text:p></text:list-item></text:list></office:annotation> components or hazard material rich components.</text:p>
      <text:p text:style-name="Normal">Information about the economic value of reusable electronic components helps to locate reusable components from an economic point of view. The increase of the reuse rate decreases the negative environmental impacts caused by the production of new electronic components and increases the revenue of recycling companies. An improved recycling chain model with the approach examined in this work is specified in chapter <text:bookmark-ref text:reference-format="text" text:ref-name="_Ref408067353">Application inclusion in the PCB recycling process chain</text:bookmark-ref>.</text:p>
      <text:p text:style-name="P22"/>
      <text:list xml:id="list174005127627617" text:continue-list="list94111409569282" text:style-name="L23">
        <text:list-item>
          <text:p text:style-name="P125"><text:bookmark-start text:name="_Toc413454114"/>Background Theories and related works<text:bookmark-end text:name="_Toc413454114"/></text:p>
        </text:list-item>
      </text:list>
      <text:p text:style-name="Normal">Numerous papers where published and research projects are performed in the field of electronic component recognition for PCB recycling. </text:p>
      <text:p text:style-name="Normal">The goal of the INPIKO project (“Integrierte Prozesskette für die Instanthaltung elektronischer Komponenten”)<office:annotation><dc:creator>marc </dc:creator><dc:date>2015-03-12T10:41:20.094649823</dc:date><text:list text:style-name=""><text:list-item><text:p text:style-name="P144"><text:span text:style-name="T39">Instandhaltung</text:span></text:p></text:list-item></text:list></office:annotation> is to create PCB circuit diagrams from PCBs<text:alphabetical-index-mark text:string-value="Printed circuit boards" text:key1="PCBs"/> for the inspection of obsolete electronic components which can be used for repairing or reengineering. The process chain contains the acquisition of 2D-images, 3D-models and CT-data which are combined and analyzed to form an electronic net list (IPK, 2013). </text:p>
      <text:p text:style-name="Normal">Erik van Dop studied a sensor fusion approach with a range image acquisition module, color image module, and a high-resolution image module. It shows that the fusion of multiple sensor data can increase the recognition rate of electronic components compared to individual sensors. </text:p>
      <text:p text:style-name="Normal"><text:span text:style-name="Default_20_Paragraph_20_Font"><text:span text:style-name="T11">The AutDem project (Automated disassembly of PWBs) was conducted for automatic disassembly of electronic component for reuse. The project was focusing on the automatic inspection of electronic components for reuse without estimating the material composition of electronic components (Griese, et al., 2002). </text:span></text:span></text:p>
      <text:p text:style-name="Normal"><text:span text:style-name="Default_20_Paragraph_20_Font"><text:span text:style-name="T11">The Institute of Imaging and Computer Vision of the RWTH Aachen University examine the generation of height maps with laser triangulation (Koch, et al., 2013) and segmentation of SMD</text:span></text:span><text:alphabetical-index-mark text:string-value="Surface-mounted device" text:key1="SMD"/><text:span text:style-name="Default_20_Paragraph_20_Font"><text:span text:style-name="T11"> components for automated PCB recycling </text:span></text:span><text:span text:style-name="Default_20_Paragraph_20_Font"><text:span text:style-name="T11">(Li, et al., 2013). <text:s/>Other approaches deal with the localization of PCBs</text:span></text:span><text:alphabetical-index-mark text:string-value="Printed circuit boards" text:key1="PCBs"/><text:span text:style-name="Default_20_Paragraph_20_Font"><text:span text:style-name="T11"> based on color distribution of solder joints </text:span></text:span><text:span text:style-name="Default_20_Paragraph_20_Font"><text:span text:style-name="T11">(Article, 2011). </text:span></text:span></text:p>
      <text:p text:style-name="Normal"><text:span text:style-name="Default_20_Paragraph_20_Font"><text:span text:style-name="T11">The optical character recognition of electronic components where studied by (Luo, 2014) and an application for mobile package recognition based on the OCR</text:span></text:span><text:alphabetical-index-mark text:string-value="Optical character recognition" text:key1="OCR"/><text:span text:style-name="Default_20_Paragraph_20_Font"><text:span text:style-name="T11"> engine Tesseract was developed by </text:span></text:span><text:span text:style-name="Default_20_Paragraph_20_Font"><text:span text:style-name="T11">(Blaes, et al.).</text:span></text:span></text:p>
      <text:p text:style-name="P9"><text:soft-page-break/>The approach in this thesis is based on a data fusion model which estimates the component class based on specific component features from 2D-images. The features are extracted from different feature domains to find specific features for each electronic component package.</text:p>
      <text:list xml:id="list174004594894522" text:continue-list="list174005127627617" text:style-name="L23">
        <text:list-item>
          <text:list>
            <text:list-item>
              <text:p text:style-name="P129"><text:s/><text:bookmark-start text:name="_Toc413454115"/><text:bookmark-start text:name="_Ref404083158"/>Feature extraction algorithms<text:bookmark-end text:name="_Toc413454115"/><text:bookmark-end text:name="_Ref404083158"/></text:p>
            </text:list-item>
          </text:list>
        </text:list-item>
      </text:list>
      <text:p text:style-name="Normal">The traditional goal of feature extraction is to characterize an object to be recognized by measurements whose values are similar for objects in the same class and very different for objects in different classes. <text:s/>This leads to the idea of seeking distinguishing features that are invariant to irrelevant transformations of the input data. In the case of image processing the invariance of features against translation, rotation and scaling is from particular importance. Feature invariance requirements can be skipped if the input data are adjusted (Duda, et al., 2012). Important techniques and algorithms used for feature extraction are summarized in the following chapters.<office:annotation><dc:creator>marc </dc:creator><dc:date>2015-03-12T10:49:01.533139242</dc:date><text:list text:style-name=""><text:list-item><text:p text:style-name="P144"><text:span text:style-name="T39">sections</text:span></text:p></text:list-item></text:list></office:annotation></text:p>
      <text:list xml:id="list174005761775357" text:continue-list="list174004594894522" text:style-name="L23">
        <text:list-item>
          <text:list>
            <text:list-item>
              <text:list>
                <text:list-item>
                  <text:p text:style-name="P123"><text:bookmark-start text:name="_Toc413454116"/><text:bookmark-start text:name="_Ref405825861"/>Single seed region growing approach<text:bookmark-end text:name="_Ref405825861"/> for color images<text:bookmark-end text:name="_Toc413454116"/></text:p>
                </text:list-item>
              </text:list>
            </text:list-item>
          </text:list>
        </text:list-item>
      </text:list>
      <text:p text:style-name="Normal">For background segmentation and feature extraction from electronic component color segments, a region growing approach is used for region segmentation. The region growing approach is a pixel based image segmentation method since it involves the selection of initial seed pixel. The region growing algorithm examines neighboring pixel of a region or the initial seed pixel and determines if the neighboring pixel should be added to the region (Wikipedia, 2014). The first step is the selection of seed point<draw:frame draw:style-name="fr6" draw:name="4" text:anchor-type="as-char" svg:width="0.4272in" style:rel-width="scale" svg:height="0.198in" style:rel-height="scale" draw:z-index="5"><draw:object xlink:href="./Object 4" xlink:type="simple" xlink:show="embed" xlink:actuate="onLoad"/><draw:image xlink:href="./ObjectReplacements/Object 4" xlink:type="simple" xlink:show="embed" xlink:actuate="onLoad"/></draw:frame>. The seed point selection is depending on the segmentation goal and based on user criterion. The seed point selection is specified for the specific methods in <text:bookmark-ref text:reference-format="text" text:ref-name="_Ref408144364">Segment based feature extraction</text:bookmark-ref> for <text:bookmark-ref text:reference-format="text" text:ref-name="_Ref408144352">Segment based feature extraction</text:bookmark-ref> and <text:bookmark-ref text:reference-format="text" text:ref-name="_Ref408144430">Color based PCB surface detection</text:bookmark-ref> <text:bookmark-ref text:reference-format="text" text:ref-name="_Ref408144433">Color based PCB surface detection</text:bookmark-ref>. The seed pixel is the first region, from which neighboring pixel are <text:soft-page-break/>added to grow the region iterative depending on a region membership criterion. In this approach the region growing segmentation is used to segment color images. The criterion to add adjacent pixel <draw:frame draw:style-name="fr6" draw:name="5" text:anchor-type="as-char" svg:width="0.4898in" style:rel-width="scale" svg:height="0.198in" style:rel-height="scale" draw:z-index="6"><draw:object xlink:href="./Object 5" xlink:type="simple" xlink:show="embed" xlink:actuate="onLoad"/><draw:image xlink:href="./ObjectReplacements/Object 5" xlink:type="simple" xlink:show="embed" xlink:actuate="onLoad"/></draw:frame> to the region <text:span text:style-name="Default_20_Paragraph_20_Font"><text:span text:style-name="T11">pixel </text:span></text:span><draw:frame draw:style-name="fr6" draw:name="6" text:anchor-type="as-char" svg:width="0.2189in" style:rel-width="scale" svg:height="0.198in" style:rel-height="scale" draw:z-index="7"><draw:object xlink:href="./Object 6" xlink:type="simple" xlink:show="embed" xlink:actuate="onLoad"/><draw:image xlink:href="./ObjectReplacements/Object 6" xlink:type="simple" xlink:show="embed" xlink:actuate="onLoad"/></draw:frame> is the Euclidian distance <draw:frame draw:style-name="fr6" draw:name="7" text:anchor-type="as-char" svg:width="0.3646in" style:rel-width="scale" svg:height="0.198in" style:rel-height="scale" draw:z-index="8"><draw:object xlink:href="./Object 7" xlink:type="simple" xlink:show="embed" xlink:actuate="onLoad"/><draw:image xlink:href="./ObjectReplacements/Object 7" xlink:type="simple" xlink:show="embed" xlink:actuate="onLoad"/></draw:frame><text:span text:style-name="Default_20_Paragraph_20_Font"><text:span text:style-name="T11"> </text:span></text:span>between the color of the adjacent pixel and the mean color value of the region<draw:frame draw:style-name="fr6" draw:name="8" text:anchor-type="as-char" svg:width="0.5728in" style:rel-width="scale" svg:height="0.198in" style:rel-height="scale" draw:z-index="9"><draw:object xlink:href="./Object 8" xlink:type="simple" xlink:show="embed" xlink:actuate="onLoad"/><draw:image xlink:href="./ObjectReplacements/Object 8" xlink:type="simple" xlink:show="embed" xlink:actuate="onLoad"/></draw:frame>. Before segmentation, the image was converted from RGB color space to HSV color space and the gray scaled values in the three channels where linear scaled between 0 and 1.</text:p>
      <table:table table:name="Table1" table:style-name="Table1">
        <table:table-column table:style-name="Table1.A"/>
        <table:table-column table:style-name="Table1.B"/>
        <table:table-row>
          <table:table-cell table:style-name="Table1.A1" office:value-type="string">
            <text:p text:style-name="P29"><draw:frame draw:style-name="fr6" draw:name="9" text:anchor-type="as-char" svg:width="1.6772in" style:rel-width="scale" svg:height="0.25in" style:rel-height="scale" draw:z-index="10"><draw:object xlink:href="./Object 9" xlink:type="simple" xlink:show="embed" xlink:actuate="onLoad"/><draw:image xlink:href="./ObjectReplacements/Object 9" xlink:type="simple" xlink:show="embed" xlink:actuate="onLoad"/></draw:frame></text:p>
          </table:table-cell>
          <table:table-cell table:style-name="Table1.A1" office:value-type="string">
            <text:p text:style-name="P24">(1)</text:p>
          </table:table-cell>
        </table:table-row>
        <table:table-row>
          <table:table-cell table:style-name="Table1.A1" office:value-type="string">
            <text:p text:style-name="P29"><draw:frame draw:style-name="fr6" draw:name="10" text:anchor-type="as-char" svg:width="2.2398in" style:rel-width="scale" svg:height="0.198in" style:rel-height="scale" draw:z-index="11"><draw:object xlink:href="./Object 10" xlink:type="simple" xlink:show="embed" xlink:actuate="onLoad"/><draw:image xlink:href="./ObjectReplacements/Object 10" xlink:type="simple" xlink:show="embed" xlink:actuate="onLoad"/></draw:frame></text:p>
          </table:table-cell>
          <table:table-cell table:style-name="Table1.A1" office:value-type="string">
            <text:p text:style-name="P24">(2)</text:p>
          </table:table-cell>
        </table:table-row>
        <table:table-row>
          <table:table-cell table:style-name="Table1.A1" office:value-type="string">
            <text:p text:style-name="P29"><draw:frame draw:style-name="fr6" draw:name="11" text:anchor-type="as-char" svg:width="2.2083in" style:rel-width="scale" svg:height="0.198in" style:rel-height="scale" draw:z-index="12"><draw:object xlink:href="./Object 11" xlink:type="simple" xlink:show="embed" xlink:actuate="onLoad"/><draw:image xlink:href="./ObjectReplacements/Object 11" xlink:type="simple" xlink:show="embed" xlink:actuate="onLoad"/></draw:frame></text:p>
          </table:table-cell>
          <table:table-cell table:style-name="Table1.A1" office:value-type="string">
            <text:p text:style-name="P24">(3)</text:p>
          </table:table-cell>
        </table:table-row>
        <table:table-row table:style-name="Table1.4">
          <table:table-cell table:style-name="Table1.A1" office:value-type="string">
            <text:p text:style-name="P29"><draw:frame draw:style-name="fr6" draw:name="12" text:anchor-type="as-char" svg:width="2.2291in" style:rel-width="scale" svg:height="0.198in" style:rel-height="scale" draw:z-index="13"><draw:object xlink:href="./Object 12" xlink:type="simple" xlink:show="embed" xlink:actuate="onLoad"/><draw:image xlink:href="./ObjectReplacements/Object 12" xlink:type="simple" xlink:show="embed" xlink:actuate="onLoad"/></draw:frame></text:p>
          </table:table-cell>
          <table:table-cell table:style-name="Table1.A1" office:value-type="string">
            <text:p text:style-name="P24">(4)</text:p>
          </table:table-cell>
        </table:table-row>
        <table:table-row>
          <table:table-cell table:style-name="Table1.A1" office:value-type="string">
            <text:p text:style-name="P29"><draw:frame draw:style-name="fr6" draw:name="13" text:anchor-type="as-char" svg:width="2.3854in" style:rel-width="scale" svg:height="0.4791in" style:rel-height="scale" draw:z-index="14"><draw:object xlink:href="./Object 13" xlink:type="simple" xlink:show="embed" xlink:actuate="onLoad"/><draw:image xlink:href="./ObjectReplacements/Object 13" xlink:type="simple" xlink:show="embed" xlink:actuate="onLoad"/></draw:frame></text:p>
          </table:table-cell>
          <table:table-cell table:style-name="Table1.A1" office:value-type="string">
            <text:p text:style-name="P24">(5)</text:p>
          </table:table-cell>
        </table:table-row>
        <table:table-row>
          <table:table-cell table:style-name="Table1.A1" office:value-type="string">
            <text:p text:style-name="P29"><draw:frame draw:style-name="fr6" draw:name="14" text:anchor-type="as-char" svg:width="2.3854in" style:rel-width="scale" svg:height="0.4791in" style:rel-height="scale" draw:z-index="15"><draw:object xlink:href="./Object 14" xlink:type="simple" xlink:show="embed" xlink:actuate="onLoad"/><draw:image xlink:href="./ObjectReplacements/Object 14" xlink:type="simple" xlink:show="embed" xlink:actuate="onLoad"/></draw:frame></text:p>
          </table:table-cell>
          <table:table-cell table:style-name="Table1.A1" office:value-type="string">
            <text:p text:style-name="P24">(6)</text:p>
          </table:table-cell>
        </table:table-row>
        <table:table-row>
          <table:table-cell table:style-name="Table1.A1" office:value-type="string">
            <text:p text:style-name="P29"><draw:frame draw:style-name="fr6" draw:name="15" text:anchor-type="as-char" svg:width="2.3854in" style:rel-width="scale" svg:height="0.4791in" style:rel-height="scale" draw:z-index="16"><draw:object xlink:href="./Object 15" xlink:type="simple" xlink:show="embed" xlink:actuate="onLoad"/><draw:image xlink:href="./ObjectReplacements/Object 15" xlink:type="simple" xlink:show="embed" xlink:actuate="onLoad"/></draw:frame></text:p>
          </table:table-cell>
          <table:table-cell table:style-name="Table1.A1" office:value-type="string">
            <text:p text:style-name="P24">(7)</text:p>
          </table:table-cell>
        </table:table-row>
      </table:table>
      <text:p text:style-name="Normal">Is the distance smaller than a determined threshold<draw:frame draw:style-name="fr6" draw:name="16" text:anchor-type="as-char" svg:width="0.8957in" style:rel-width="scale" svg:height="0.198in" style:rel-height="scale" draw:z-index="17"><draw:object xlink:href="./Object 16" xlink:type="simple" xlink:show="embed" xlink:actuate="onLoad"/><draw:image xlink:href="./ObjectReplacements/Object 16" xlink:type="simple" xlink:show="embed" xlink:actuate="onLoad"/></draw:frame>, the pixel is added to the region. If the distance exceeds the threshold, the pixel is not added to the region. If the distance from all neighboring pixel to the region exceed the threshold, the region growing stops and the segmented region is determined as a segment of the image (Verma, et al., 2011). The pseudo code of the single seed region growing approach is shown in <text:bookmark-ref text:reference-format="text" text:ref-name="_Ref408150361">Code 1</text:bookmark-ref>.</text:p>
      <text:p text:style-name="P89"><text:soft-page-break/><text:span text:style-name="Default_20_Paragraph_20_Font"><text:span text:style-name="T13"><draw:frame draw:style-name="fr1" draw:name="Text Box 2" text:anchor-type="as-char" svg:y="0in" svg:width="6.3264in" style:rel-width="scale" svg:height="5.6063in" style:rel-height="scale" draw:z-index="18"><draw:text-box><text:p text:style-name="P94">SEED: position of seed (x,y)</text:p><text:p text:style-name="P94">RCOUNT: Counter of keep track of current region being grown</text:p><text:p text:style-name="P94">PG – stack to store pixel to grow</text:p><text:p text:style-name="P94">BP – stack to store boundary pixels of grown region</text:p><text:p text:style-name="P94">REGION: matrix with same size if image I, storing the labels of growing region</text:p><text:p text:style-name="P94">CP(j): 4-neighbours of CP, j=1,2,3,4</text:p><text:p text:style-name="P94"/><text:p text:style-name="P95">PSEUDOCODE:</text:p><text:p text:style-name="P95"/><text:p text:style-name="P94">Region_Growing(HSV image I)</text:p><text:p text:style-name="P100">THR=0.02</text:p><text:p text:style-name="P94"><text:tab/>SEED=(x,y)</text:p><text:p text:style-name="P94"><text:tab/>RCOUNT=1</text:p><text:p text:style-name="P100">i=1</text:p><text:p text:style-name="P100">j=1</text:p><text:p text:style-name="P100">PG(i)=SEED</text:p><text:p text:style-name="P100">While PG not empty</text:p><text:p text:style-name="P100"><text:tab/>CP=PG(i)</text:p><text:p text:style-name="P100"><text:tab/>i=i-1</text:p><text:p text:style-name="P101">For(4-nb of CP, k=1:4)</text:p><text:p text:style-name="P101"><text:tab/>If(REGION (CP(k) not labeled)</text:p><text:p text:style-name="P101"><text:tab/><text:tab/>Calculate: DIST(SEED,CP(k))</text:p><text:p text:style-name="P101"><text:tab/><text:tab/>If(DIST&lt;THR)</text:p><text:p text:style-name="P101"><text:tab/><text:tab/><text:tab/>REGION(CP(k))=1;</text:p><text:p text:style-name="P101"><text:tab/><text:tab/><text:tab/>i=i+1</text:p><text:p text:style-name="P101"><text:tab/><text:tab/><text:tab/>PG(i)=CP(k)</text:p><text:p text:style-name="P101"><text:tab/><text:tab/>Else</text:p><text:p text:style-name="P101"><text:tab/><text:tab/><text:tab/>j=j+1</text:p><text:p text:style-name="P101"><text:tab/><text:tab/><text:tab/>BP(j)=CP(k)</text:p><text:p text:style-name="P101"><text:tab/><text:tab/>End if</text:p><text:p text:style-name="P101"><text:tab/>End if</text:p><text:p text:style-name="P101">End for</text:p><text:p text:style-name="P97"><text:span text:style-name="Default_20_Paragraph_20_Font"><text:span text:style-name="T14"><text:tab/></text:span></text:span><text:span text:style-name="Default_20_Paragraph_20_Font"><text:span text:style-name="T15">End for</text:span></text:span></text:p><text:p text:style-name="P98">End</text:p></draw:text-box></draw:frame></text:span></text:span></text:p>
      <text:p text:style-name="Caption"><text:bookmark-start text:name="_Ref408150361"/>Code 1<text:bookmark-end text:name="_Ref408150361"/>: Single seed region growing pseudo code</text:p>
      <text:list xml:id="list174005794055430" text:continue-numbering="true" text:style-name="L23">
        <text:list-item>
          <text:list>
            <text:list-item>
              <text:list>
                <text:list-item>
                  <text:p text:style-name="P123"><text:bookmark-start text:name="_Toc413454117"/><text:bookmark-start text:name="_Ref405828734"/>k-means clustering<text:bookmark-end text:name="_Toc413454117"/><text:bookmark-end text:name="_Ref405828734"/></text:p>
                </text:list-item>
              </text:list>
            </text:list-item>
          </text:list>
        </text:list-item>
      </text:list>
      <text:p text:style-name="Normal">In the color based PCB surface recognition algorithm in chapter <text:bookmark-ref text:reference-format="text" text:ref-name="_Ref408154273">Color based PCB surface detection</text:bookmark-ref>, the k-means clustering algorithm is used to find clusters of PCB surface segments. The algorithm is an unsupervised procedure with the goal to find <draw:frame draw:style-name="fr6" draw:name="17" text:anchor-type="as-char" svg:width="0.0937in" style:rel-width="scale" svg:height="0.198in" style:rel-height="scale" draw:z-index="19"><draw:object xlink:href="./Object 17" xlink:type="simple" xlink:show="embed" xlink:actuate="onLoad"/><draw:image xlink:href="./ObjectReplacements/Object 17" xlink:type="simple" xlink:show="embed" xlink:actuate="onLoad"/></draw:frame> mean vectors <draw:frame draw:style-name="fr6" draw:name="18" text:anchor-type="as-char" svg:width="0.8437in" style:rel-width="scale" svg:height="0.198in" style:rel-height="scale" draw:z-index="20"><draw:object xlink:href="./Object 18" xlink:type="simple" xlink:show="embed" xlink:actuate="onLoad"/><draw:image xlink:href="./ObjectReplacements/Object 18" xlink:type="simple" xlink:show="embed" xlink:actuate="onLoad"/></draw:frame><text:span text:style-name="Default_20_Paragraph_20_Font"><text:span text:style-name="T11"> which represents the center of the k clusters. The k-means clustering is an iterative method where k is the number of clusters. The determination of the number of clusters is described in detail in the belonging chapter. In this approach the </text:span></text:span><text:soft-page-break/><text:span text:style-name="Default_20_Paragraph_20_Font"><text:span text:style-name="T11">initial means </text:span></text:span><draw:frame draw:style-name="fr6" draw:name="19" text:anchor-type="as-char" svg:width="0.8228in" style:rel-width="scale" svg:height="0.198in" style:rel-height="scale" draw:z-index="21"><draw:object xlink:href="./Object 19" xlink:type="simple" xlink:show="embed" xlink:actuate="onLoad"/><draw:image xlink:href="./ObjectReplacements/Object 19" xlink:type="simple" xlink:show="embed" xlink:actuate="onLoad"/></draw:frame><text:span text:style-name="Default_20_Paragraph_20_Font"><text:span text:style-name="T11"> where selected randomly from the sample space. The squared Euclidian distance</text:span></text:span><draw:frame draw:style-name="fr6" draw:name="20" text:anchor-type="as-char" svg:width="0.8228in" style:rel-width="scale" svg:height="0.198in" style:rel-height="scale" draw:z-index="22"><draw:object xlink:href="./Object 20" xlink:type="simple" xlink:show="embed" xlink:actuate="onLoad"/><draw:image xlink:href="./ObjectReplacements/Object 20" xlink:type="simple" xlink:show="embed" xlink:actuate="onLoad"/></draw:frame><text:span text:style-name="Default_20_Paragraph_20_Font"><text:span text:style-name="T11"> is computed for each sample and the nearest mean </text:span></text:span><draw:frame draw:style-name="fr6" draw:name="21" text:anchor-type="as-char" svg:width="0.2291in" style:rel-width="scale" svg:height="0.198in" style:rel-height="scale" draw:z-index="23"><draw:object xlink:href="./Object 21" xlink:type="simple" xlink:show="embed" xlink:actuate="onLoad"/><draw:image xlink:href="./ObjectReplacements/Object 21" xlink:type="simple" xlink:show="embed" xlink:actuate="onLoad"/></draw:frame><text:span text:style-name="Default_20_Paragraph_20_Font"><text:span text:style-name="T11"> is selected to approximate </text:span></text:span><draw:frame draw:style-name="fr6" draw:name="22" text:anchor-type="as-char" svg:width="0.8335in" style:rel-width="scale" svg:height="0.2291in" style:rel-height="scale" draw:z-index="24"><draw:object xlink:href="./Object 22" xlink:type="simple" xlink:show="embed" xlink:actuate="onLoad"/><draw:image xlink:href="./ObjectReplacements/Object 22" xlink:type="simple" xlink:show="embed" xlink:actuate="onLoad"/></draw:frame><text:span text:style-name="Default_20_Paragraph_20_Font"><text:span text:style-name="T11"> as:</text:span></text:span></text:p>
      <table:table table:name="Table2" table:style-name="Table2">
        <table:table-column table:style-name="Table2.A"/>
        <table:table-column table:style-name="Table2.B"/>
        <table:table-row>
          <table:table-cell table:style-name="Table2.A1" office:value-type="string">
            <text:p text:style-name="P29"><draw:frame draw:style-name="fr6" draw:name="23" text:anchor-type="as-char" svg:width="2.1457in" style:rel-width="scale" svg:height="0.3437in" style:rel-height="scale" draw:z-index="25"><draw:object xlink:href="./Object 23" xlink:type="simple" xlink:show="embed" xlink:actuate="onLoad"/><draw:image xlink:href="./ObjectReplacements/Object 23" xlink:type="simple" xlink:show="embed" xlink:actuate="onLoad"/></draw:frame></text:p>
          </table:table-cell>
          <table:table-cell table:style-name="Table2.A1" office:value-type="string">
            <text:p text:style-name="P24">(8)</text:p>
          </table:table-cell>
        </table:table-row>
      </table:table>
      <text:p text:style-name="Normal"/>
      <text:p text:style-name="Normal">After approximating <draw:frame draw:style-name="fr6" draw:name="24" text:anchor-type="as-char" svg:width="0.8335in" style:rel-width="scale" svg:height="0.2291in" style:rel-height="scale" draw:z-index="26"><draw:object xlink:href="./Object 24" xlink:type="simple" xlink:show="embed" xlink:actuate="onLoad"/><draw:image xlink:href="./ObjectReplacements/Object 24" xlink:type="simple" xlink:show="embed" xlink:actuate="onLoad"/></draw:frame><text:span text:style-name="Default_20_Paragraph_20_Font"><text:span text:style-name="T11"> the means </text:span></text:span><draw:frame draw:style-name="fr6" draw:name="25" text:anchor-type="as-char" svg:width="0.8228in" style:rel-width="scale" svg:height="0.198in" style:rel-height="scale" draw:z-index="27"><draw:object xlink:href="./Object 25" xlink:type="simple" xlink:show="embed" xlink:actuate="onLoad"/><draw:image xlink:href="./ObjectReplacements/Object 25" xlink:type="simple" xlink:show="embed" xlink:actuate="onLoad"/></draw:frame><text:span text:style-name="Default_20_Paragraph_20_Font"><text:span text:style-name="T11"> are recomputed by: </text:span></text:span></text:p>
      <table:table table:name="Table3" table:style-name="Table3">
        <table:table-column table:style-name="Table3.A"/>
        <table:table-column table:style-name="Table3.B"/>
        <table:table-row>
          <table:table-cell table:style-name="Table3.A1" office:value-type="string">
            <text:p text:style-name="P29"><draw:frame draw:style-name="fr6" draw:name="26" text:anchor-type="as-char" svg:width="1.8335in" style:rel-width="scale" svg:height="0.4791in" style:rel-height="scale" draw:z-index="28"><draw:object xlink:href="./Object 26" xlink:type="simple" xlink:show="embed" xlink:actuate="onLoad"/><draw:image xlink:href="./ObjectReplacements/Object 26" xlink:type="simple" xlink:show="embed" xlink:actuate="onLoad"/></draw:frame></text:p>
          </table:table-cell>
          <table:table-cell table:style-name="Table3.A1" office:value-type="string">
            <text:p text:style-name="P24">(9)</text:p>
          </table:table-cell>
        </table:table-row>
      </table:table>
      <text:p text:style-name="Normal">The approximations of <draw:frame draw:style-name="fr6" draw:name="27" text:anchor-type="as-char" svg:width="0.8335in" style:rel-width="scale" svg:height="0.2291in" style:rel-height="scale" draw:z-index="29"><draw:object xlink:href="./Object 27" xlink:type="simple" xlink:show="embed" xlink:actuate="onLoad"/><draw:image xlink:href="./ObjectReplacements/Object 27" xlink:type="simple" xlink:show="embed" xlink:actuate="onLoad"/></draw:frame><text:span text:style-name="Default_20_Paragraph_20_Font"><text:span text:style-name="T11"> </text:span></text:span>and the recomputations of the means are repeated until the approximations <text:span text:style-name="Default_20_Paragraph_20_Font"><text:span text:style-name="T11">do not change compared to the previous iteration step (Duda, et al., 2012). The pseudo code is shown in </text:span></text:span><text:bookmark-ref text:reference-format="text" text:ref-name="_Ref408157519">Code 2</text:bookmark-ref><text:span text:style-name="Default_20_Paragraph_20_Font"><text:span text:style-name="T11">.</text:span></text:span></text:p>
      <text:p text:style-name="P89"><text:span text:style-name="Default_20_Paragraph_20_Font"><text:span text:style-name="T8"><draw:frame draw:style-name="fr1" draw:name="Text Box 21" text:anchor-type="as-char" svg:y="0in" svg:width="6.5in" style:rel-width="scale" svg:height="2.1638in" style:rel-height="scale" draw:z-index="30"><draw:text-box><text:p text:style-name="P96">PSEUDOCODE:</text:p><text:p text:style-name="P97"/><text:p text:style-name="Code">k_Means_Clustering(samples)</text:p><text:p text:style-name="Code">begin initialize n, k,<text:span text:style-name="Default_20_Paragraph_20_Font"><text:span text:style-name="T11"> </text:span></text:span><draw:frame draw:style-name="fr6" draw:name="28" text:anchor-type="as-char" svg:width="0.1665in" style:rel-width="scale" svg:height="0.198in" style:rel-height="scale" draw:z-index="31"><draw:object xlink:href="./Object 28" xlink:type="simple" xlink:show="embed" xlink:actuate="onLoad"/><draw:image xlink:href="./ObjectReplacements/Object 28" xlink:type="simple" xlink:show="embed" xlink:actuate="onLoad"/></draw:frame><text:span text:style-name="Default_20_Paragraph_20_Font"><text:span text:style-name="T11">,</text:span></text:span><draw:frame draw:style-name="fr6" draw:name="29" text:anchor-type="as-char" svg:width="0.6563in" style:rel-width="scale" svg:height="0.198in" style:rel-height="scale" draw:z-index="32"><draw:object xlink:href="./Object 29" xlink:type="simple" xlink:show="embed" xlink:actuate="onLoad"/><draw:image xlink:href="./ObjectReplacements/Object 29" xlink:type="simple" xlink:show="embed" xlink:actuate="onLoad"/></draw:frame></text:p><text:p text:style-name="P99"><text:span text:style-name="Default_20_Paragraph_20_Font"><text:span text:style-name="T11">do classify n samples according to nearest </text:span></text:span><draw:frame draw:style-name="fr6" draw:name="30" text:anchor-type="as-char" svg:width="0.1457in" style:rel-width="scale" svg:height="0.198in" style:rel-height="scale" draw:z-index="33"><draw:object xlink:href="./Object 30" xlink:type="simple" xlink:show="embed" xlink:actuate="onLoad"/><draw:image xlink:href="./ObjectReplacements/Object 30" xlink:type="simple" xlink:show="embed" xlink:actuate="onLoad"/></draw:frame></text:p><text:p text:style-name="Code"><text:span text:style-name="Default_20_Paragraph_20_Font"><text:span text:style-name="T11"><text:tab/><text:tab/>recompute </text:span></text:span><draw:frame draw:style-name="fr6" draw:name="31" text:anchor-type="as-char" svg:width="0.1457in" style:rel-width="scale" svg:height="0.198in" style:rel-height="scale" draw:z-index="34"><draw:object xlink:href="./Object 31" xlink:type="simple" xlink:show="embed" xlink:actuate="onLoad"/><draw:image xlink:href="./ObjectReplacements/Object 31" xlink:type="simple" xlink:show="embed" xlink:actuate="onLoad"/></draw:frame><text:span text:style-name="Default_20_Paragraph_20_Font"><text:span text:style-name="T11"> </text:span></text:span></text:p><text:p text:style-name="P99"><text:span text:style-name="Default_20_Paragraph_20_Font"><text:span text:style-name="T11">until no change in </text:span></text:span><draw:frame draw:style-name="fr6" draw:name="32" text:anchor-type="as-char" svg:width="0.1457in" style:rel-width="scale" svg:height="0.198in" style:rel-height="scale" draw:z-index="35"><draw:object xlink:href="./Object 32" xlink:type="simple" xlink:show="embed" xlink:actuate="onLoad"/><draw:image xlink:href="./ObjectReplacements/Object 32" xlink:type="simple" xlink:show="embed" xlink:actuate="onLoad"/></draw:frame></text:p><text:p text:style-name="Code"><text:span text:style-name="Default_20_Paragraph_20_Font"><text:span text:style-name="T11"><text:s text:c="3"/>return </text:span></text:span><draw:frame draw:style-name="fr6" draw:name="33" text:anchor-type="as-char" svg:width="0.1665in" style:rel-width="scale" svg:height="0.198in" style:rel-height="scale" draw:z-index="36"><draw:object xlink:href="./Object 33" xlink:type="simple" xlink:show="embed" xlink:actuate="onLoad"/><draw:image xlink:href="./ObjectReplacements/Object 33" xlink:type="simple" xlink:show="embed" xlink:actuate="onLoad"/></draw:frame><text:span text:style-name="Default_20_Paragraph_20_Font"><text:span text:style-name="T11">,</text:span></text:span><draw:frame draw:style-name="fr6" draw:name="34" text:anchor-type="as-char" svg:width="0.6563in" style:rel-width="scale" svg:height="0.198in" style:rel-height="scale" draw:z-index="37"><draw:object xlink:href="./Object 34" xlink:type="simple" xlink:show="embed" xlink:actuate="onLoad"/><draw:image xlink:href="./ObjectReplacements/Object 34" xlink:type="simple" xlink:show="embed" xlink:actuate="onLoad"/></draw:frame></text:p><text:p text:style-name="Code">end</text:p></draw:text-box></draw:frame></text:span></text:span></text:p>
      <text:p text:style-name="Caption"><text:bookmark-start text:name="_Ref408157519"/>Code 2<text:bookmark-end text:name="_Ref408157519"/>_ k-means clustering pseudo code (Duda, et al., 2012)</text:p>
      <text:p text:style-name="Normal"/>
      <text:list xml:id="list174004660400178" text:continue-numbering="true" text:style-name="L23">
        <text:list-item>
          <text:list>
            <text:list-item>
              <text:list>
                <text:list-item>
                  <text:p text:style-name="P123"><text:bookmark-start text:name="_Toc413454118"/><text:bookmark-start text:name="_Ref405909386"/><text:soft-page-break/>Normalized cross correlation for 2D pattern matching<text:bookmark-end text:name="_Toc413454118"/><text:bookmark-end text:name="_Ref405909386"/></text:p>
                </text:list-item>
              </text:list>
            </text:list-item>
          </text:list>
        </text:list-item>
      </text:list>
      <text:p text:style-name="Normal">Template matching is a technique for finding regions in an image that matches a smaller image template. One approach of determining the position of a pattern in an image is based on the 2D normalized cross correlation. Let <draw:frame draw:style-name="fr6" draw:name="35" text:anchor-type="as-char" svg:width="0.4898in" style:rel-width="scale" svg:height="0.198in" style:rel-height="scale" draw:z-index="38"><draw:object xlink:href="./Object 35" xlink:type="simple" xlink:show="embed" xlink:actuate="onLoad"/><draw:image xlink:href="./ObjectReplacements/Object 35" xlink:type="simple" xlink:show="embed" xlink:actuate="onLoad"/></draw:frame><text:span text:style-name="Default_20_Paragraph_20_Font"><text:span text:style-name="T11"> be the intensity value of an image at the point </text:span></text:span><draw:frame draw:style-name="fr6" draw:name="36" text:anchor-type="as-char" svg:width="0.3854in" style:rel-width="scale" svg:height="0.198in" style:rel-height="scale" draw:z-index="39"><draw:object xlink:href="./Object 36" xlink:type="simple" xlink:show="embed" xlink:actuate="onLoad"/><draw:image xlink:href="./ObjectReplacements/Object 36" xlink:type="simple" xlink:show="embed" xlink:actuate="onLoad"/></draw:frame><text:span text:style-name="Default_20_Paragraph_20_Font"><text:span text:style-name="T11"> where</text:span></text:span><draw:frame draw:style-name="fr6" draw:name="37" text:anchor-type="as-char" svg:width="1.25in" style:rel-width="scale" svg:height="0.198in" style:rel-height="scale" draw:z-index="40"><draw:object xlink:href="./Object 37" xlink:type="simple" xlink:show="embed" xlink:actuate="onLoad"/><draw:image xlink:href="./ObjectReplacements/Object 37" xlink:type="simple" xlink:show="embed" xlink:actuate="onLoad"/></draw:frame><text:span text:style-name="Default_20_Paragraph_20_Font"><text:span text:style-name="T11">, </text:span></text:span><draw:frame draw:style-name="fr6" draw:name="38" text:anchor-type="as-char" svg:width="1.2291in" style:rel-width="scale" svg:height="0.2189in" style:rel-height="scale" draw:z-index="41"><draw:object xlink:href="./Object 38" xlink:type="simple" xlink:show="embed" xlink:actuate="onLoad"/><draw:image xlink:href="./ObjectReplacements/Object 38" xlink:type="simple" xlink:show="embed" xlink:actuate="onLoad"/></draw:frame><text:span text:style-name="Default_20_Paragraph_20_Font"><text:span text:style-name="T11"> and </text:span></text:span><draw:frame draw:style-name="fr6" draw:name="39" text:anchor-type="as-char" svg:width="0.6354in" style:rel-width="scale" svg:height="0.2189in" style:rel-height="scale" draw:z-index="42"><draw:object xlink:href="./Object 39" xlink:type="simple" xlink:show="embed" xlink:actuate="onLoad"/><draw:image xlink:href="./ObjectReplacements/Object 39" xlink:type="simple" xlink:show="embed" xlink:actuate="onLoad"/></draw:frame><text:span text:style-name="Default_20_Paragraph_20_Font"><text:span text:style-name="T11">is the image size of the image. The pattern is represented by a given template t of size</text:span></text:span><draw:frame draw:style-name="fr6" draw:name="40" text:anchor-type="as-char" svg:width="0.5835in" style:rel-width="scale" svg:height="0.2189in" style:rel-height="scale" draw:z-index="43"><draw:object xlink:href="./Object 40" xlink:type="simple" xlink:show="embed" xlink:actuate="onLoad"/><draw:image xlink:href="./ObjectReplacements/Object 40" xlink:type="simple" xlink:show="embed" xlink:actuate="onLoad"/></draw:frame><text:span text:style-name="Default_20_Paragraph_20_Font"><text:span text:style-name="T11">. At each position </text:span></text:span><draw:frame draw:style-name="fr6" draw:name="41" text:anchor-type="as-char" svg:width="0.3957in" style:rel-width="scale" svg:height="0.198in" style:rel-height="scale" draw:z-index="44"><draw:object xlink:href="./Object 41" xlink:type="simple" xlink:show="embed" xlink:actuate="onLoad"/><draw:image xlink:href="./ObjectReplacements/Object 41" xlink:type="simple" xlink:show="embed" xlink:actuate="onLoad"/></draw:frame><text:span text:style-name="Default_20_Paragraph_20_Font"><text:span text:style-name="T11"> in the image</text:span></text:span><draw:frame draw:style-name="fr6" draw:name="42" text:anchor-type="as-char" svg:width="0.1354in" style:rel-width="scale" svg:height="0.198in" style:rel-height="scale" draw:z-index="45"><draw:object xlink:href="./Object 42" xlink:type="simple" xlink:show="embed" xlink:actuate="onLoad"/><draw:image xlink:href="./ObjectReplacements/Object 42" xlink:type="simple" xlink:show="embed" xlink:actuate="onLoad"/></draw:frame><text:span text:style-name="Default_20_Paragraph_20_Font"><text:span text:style-name="T11">, the </text:span></text:span>normalized cross correlation value <draw:frame draw:style-name="fr6" draw:name="43" text:anchor-type="as-char" svg:width="0.0937in" style:rel-width="scale" svg:height="0.198in" style:rel-height="scale" draw:z-index="46"><draw:object xlink:href="./Object 43" xlink:type="simple" xlink:show="embed" xlink:actuate="onLoad"/><draw:image xlink:href="./ObjectReplacements/Object 43" xlink:type="simple" xlink:show="embed" xlink:actuate="onLoad"/></draw:frame> is calculated between the image <draw:frame draw:style-name="fr6" draw:name="44" text:anchor-type="as-char" svg:width="0.0937in" style:rel-width="scale" svg:height="0.198in" style:rel-height="scale" draw:z-index="47"><draw:object xlink:href="./Object 44" xlink:type="simple" xlink:show="embed" xlink:actuate="onLoad"/><draw:image xlink:href="./ObjectReplacements/Object 44" xlink:type="simple" xlink:show="embed" xlink:actuate="onLoad"/></draw:frame> and the template <draw:frame draw:style-name="fr6" draw:name="45" text:anchor-type="as-char" svg:width="0.0728in" style:rel-width="scale" svg:height="0.198in" style:rel-height="scale" draw:z-index="48"><draw:object xlink:href="./Object 45" xlink:type="simple" xlink:show="embed" xlink:actuate="onLoad"/><draw:image xlink:href="./ObjectReplacements/Object 45" xlink:type="simple" xlink:show="embed" xlink:actuate="onLoad"/></draw:frame><text:span text:style-name="Default_20_Paragraph_20_Font"><text:span text:style-name="T11"> whereas the template</text:span></text:span><draw:frame draw:style-name="fr6" draw:name="46" text:anchor-type="as-char" svg:width="0.1043in" style:rel-width="scale" svg:height="0.198in" style:rel-height="scale" draw:z-index="49"><draw:object xlink:href="./Object 46" xlink:type="simple" xlink:show="embed" xlink:actuate="onLoad"/><draw:image xlink:href="./ObjectReplacements/Object 46" xlink:type="simple" xlink:show="embed" xlink:actuate="onLoad"/></draw:frame><text:span text:style-name="Default_20_Paragraph_20_Font"><text:span text:style-name="T11"> is shifted by </text:span></text:span><draw:frame draw:style-name="fr6" draw:name="47" text:anchor-type="as-char" svg:width="0.1043in" style:rel-width="scale" svg:height="0.198in" style:rel-height="scale" draw:z-index="50"><draw:object xlink:href="./Object 47" xlink:type="simple" xlink:show="embed" xlink:actuate="onLoad"/><draw:image xlink:href="./ObjectReplacements/Object 47" xlink:type="simple" xlink:show="embed" xlink:actuate="onLoad"/></draw:frame><text:span text:style-name="Default_20_Paragraph_20_Font"><text:span text:style-name="T11"> steps in the </text:span></text:span><draw:frame draw:style-name="fr6" draw:name="48" text:anchor-type="as-char" svg:width="0.0937in" style:rel-width="scale" svg:height="0.198in" style:rel-height="scale" draw:z-index="51"><draw:object xlink:href="./Object 48" xlink:type="simple" xlink:show="embed" xlink:actuate="onLoad"/><draw:image xlink:href="./ObjectReplacements/Object 48" xlink:type="simple" xlink:show="embed" xlink:actuate="onLoad"/></draw:frame><text:span text:style-name="Default_20_Paragraph_20_Font"><text:span text:style-name="T11"> direction and </text:span></text:span><draw:frame draw:style-name="fr6" draw:name="49" text:anchor-type="as-char" svg:width="0.0937in" style:rel-width="scale" svg:height="0.198in" style:rel-height="scale" draw:z-index="52"><draw:object xlink:href="./Object 49" xlink:type="simple" xlink:show="embed" xlink:actuate="onLoad"/><draw:image xlink:href="./ObjectReplacements/Object 49" xlink:type="simple" xlink:show="embed" xlink:actuate="onLoad"/></draw:frame><text:span text:style-name="Default_20_Paragraph_20_Font"><text:span text:style-name="T11"> steps in the </text:span></text:span><draw:frame draw:style-name="fr6" draw:name="50" text:anchor-type="as-char" svg:width="0.0937in" style:rel-width="scale" svg:height="0.198in" style:rel-height="scale" draw:z-index="53"><draw:object xlink:href="./Object 50" xlink:type="simple" xlink:show="embed" xlink:actuate="onLoad"/><draw:image xlink:href="./ObjectReplacements/Object 50" xlink:type="simple" xlink:show="embed" xlink:actuate="onLoad"/></draw:frame><text:span text:style-name="Default_20_Paragraph_20_Font"><text:span text:style-name="T11"> direction. The</text:span></text:span> normalized cross correlation value <draw:frame draw:style-name="fr6" draw:name="51" text:anchor-type="as-char" svg:width="0.0937in" style:rel-width="scale" svg:height="0.198in" style:rel-height="scale" draw:z-index="54"><draw:object xlink:href="./Object 51" xlink:type="simple" xlink:show="embed" xlink:actuate="onLoad"/><draw:image xlink:href="./ObjectReplacements/Object 51" xlink:type="simple" xlink:show="embed" xlink:actuate="onLoad"/></draw:frame><text:span text:style-name="Default_20_Paragraph_20_Font"><text:span text:style-name="T11"> is calculated as follow:</text:span></text:span></text:p>
      <table:table table:name="Table4" table:style-name="Table4">
        <table:table-column table:style-name="Table4.A"/>
        <table:table-column table:style-name="Table4.B"/>
        <table:table-row>
          <table:table-cell table:style-name="Table4.A1" office:value-type="string">
            <text:p text:style-name="P29"><draw:frame draw:style-name="fr6" draw:name="52" text:anchor-type="as-char" svg:width="4.1252in" style:rel-width="scale" svg:height="0.6563in" style:rel-height="scale" draw:z-index="55"><draw:object xlink:href="./Object 52" xlink:type="simple" xlink:show="embed" xlink:actuate="onLoad"/><draw:image xlink:href="./ObjectReplacements/Object 52" xlink:type="simple" xlink:show="embed" xlink:actuate="onLoad"/></draw:frame></text:p>
          </table:table-cell>
          <table:table-cell table:style-name="Table4.A1" office:value-type="string">
            <text:p text:style-name="P24">(10)</text:p>
          </table:table-cell>
        </table:table-row>
      </table:table>
      <text:p text:style-name="Normal"><text:span text:style-name="Default_20_Paragraph_20_Font"><text:span text:style-name="T11">The value </text:span></text:span><draw:frame draw:style-name="fr6" draw:name="53" text:anchor-type="as-char" svg:width="0.2398in" style:rel-width="scale" svg:height="0.2189in" style:rel-height="scale" draw:z-index="56"><draw:object xlink:href="./Object 53" xlink:type="simple" xlink:show="embed" xlink:actuate="onLoad"/><draw:image xlink:href="./ObjectReplacements/Object 53" xlink:type="simple" xlink:show="embed" xlink:actuate="onLoad"/></draw:frame><text:span text:style-name="Default_20_Paragraph_20_Font"><text:span text:style-name="T11"> <text:tab/>is the mean value of </text:span></text:span><draw:frame draw:style-name="fr6" draw:name="54" text:anchor-type="as-char" svg:width="0.4898in" style:rel-width="scale" svg:height="0.198in" style:rel-height="scale" draw:z-index="57"><draw:object xlink:href="./Object 54" xlink:type="simple" xlink:show="embed" xlink:actuate="onLoad"/><draw:image xlink:href="./ObjectReplacements/Object 54" xlink:type="simple" xlink:show="embed" xlink:actuate="onLoad"/></draw:frame><text:span text:style-name="Default_20_Paragraph_20_Font"><text:span text:style-name="T11"> within the area of the template t shifted to </text:span></text:span><draw:frame draw:style-name="fr6" draw:name="55" text:anchor-type="as-char" svg:width="0.3957in" style:rel-width="scale" svg:height="0.198in" style:rel-height="scale" draw:z-index="58"><draw:object xlink:href="./Object 55" xlink:type="simple" xlink:show="embed" xlink:actuate="onLoad"/><draw:image xlink:href="./ObjectReplacements/Object 55" xlink:type="simple" xlink:show="embed" xlink:actuate="onLoad"/></draw:frame><text:span text:style-name="Default_20_Paragraph_20_Font"><text:span text:style-name="T11"> which is calculated by</text:span></text:span></text:p>
      <table:table table:name="Table5" table:style-name="Table5">
        <table:table-column table:style-name="Table5.A"/>
        <table:table-column table:style-name="Table5.B"/>
        <table:table-row>
          <table:table-cell table:style-name="Table5.A1" office:value-type="string">
            <text:p text:style-name="P29"><draw:frame draw:style-name="fr6" draw:name="56" text:anchor-type="as-char" svg:width="2.1457in" style:rel-width="scale" svg:height="0.6252in" style:rel-height="scale" draw:z-index="59"><draw:object xlink:href="./Object 56" xlink:type="simple" xlink:show="embed" xlink:actuate="onLoad"/><draw:image xlink:href="./ObjectReplacements/Object 56" xlink:type="simple" xlink:show="embed" xlink:actuate="onLoad"/></draw:frame></text:p>
          </table:table-cell>
          <table:table-cell table:style-name="Table5.A1" office:value-type="string">
            <text:p text:style-name="P24">(11)</text:p>
          </table:table-cell>
        </table:table-row>
      </table:table>
      <text:p text:style-name="Normal"><text:span text:style-name="Default_20_Paragraph_20_Font"><text:span text:style-name="T11">The value </text:span></text:span><draw:frame draw:style-name="fr6" draw:name="57" text:anchor-type="as-char" svg:width="0.0728in" style:rel-width="scale" svg:height="0.198in" style:rel-height="scale" draw:z-index="60"><draw:object xlink:href="./Object 57" xlink:type="simple" xlink:show="embed" xlink:actuate="onLoad"/><draw:image xlink:href="./ObjectReplacements/Object 57" xlink:type="simple" xlink:show="embed" xlink:actuate="onLoad"/></draw:frame><text:span text:style-name="Default_20_Paragraph_20_Font"><text:span text:style-name="T11"> is the mean value of the template t. </text:span></text:span></text:p>
      <table:table table:name="Table6" table:style-name="Table6">
        <table:table-column table:style-name="Table6.A"/>
        <table:table-column table:style-name="Table6.B"/>
        <text:soft-page-break/>
        <table:table-row>
          <table:table-cell table:style-name="Table6.A1" office:value-type="string">
            <text:p text:style-name="P29"><draw:frame draw:style-name="fr6" draw:name="58" text:anchor-type="as-char" svg:width="1.7398in" style:rel-width="scale" svg:height="0.6252in" style:rel-height="scale" draw:z-index="61"><draw:object xlink:href="./Object 58" xlink:type="simple" xlink:show="embed" xlink:actuate="onLoad"/><draw:image xlink:href="./ObjectReplacements/Object 58" xlink:type="simple" xlink:show="embed" xlink:actuate="onLoad"/></draw:frame></text:p>
          </table:table-cell>
          <table:table-cell table:style-name="Table6.A1" office:value-type="string">
            <text:p text:style-name="P24">(12)</text:p>
          </table:table-cell>
        </table:table-row>
      </table:table>
      <text:p text:style-name="Normal"><text:span text:style-name="Default_20_Paragraph_20_Font"><text:span text:style-name="T11">The dominator is the variance of the zero mean image function </text:span></text:span><draw:frame draw:style-name="fr6" draw:name="59" text:anchor-type="as-char" svg:width="0.9272in" style:rel-width="scale" svg:height="0.2189in" style:rel-height="scale" draw:z-index="62"><draw:object xlink:href="./Object 59" xlink:type="simple" xlink:show="embed" xlink:actuate="onLoad"/><draw:image xlink:href="./ObjectReplacements/Object 59" xlink:type="simple" xlink:show="embed" xlink:actuate="onLoad"/></draw:frame><text:span text:style-name="Default_20_Paragraph_20_Font"><text:span text:style-name="T11"> and the shifted zero mean template</text:span></text:span><draw:frame draw:style-name="fr6" draw:name="60" text:anchor-type="as-char" svg:width="1.3957in" style:rel-width="scale" svg:height="0.198in" style:rel-height="scale" draw:z-index="63"><draw:object xlink:href="./Object 60" xlink:type="simple" xlink:show="embed" xlink:actuate="onLoad"/><draw:image xlink:href="./ObjectReplacements/Object 60" xlink:type="simple" xlink:show="embed" xlink:actuate="onLoad"/></draw:frame><text:span text:style-name="Default_20_Paragraph_20_Font"><text:span text:style-name="T11">. With this normalization the value </text:span></text:span><draw:frame draw:style-name="fr6" draw:name="61" text:anchor-type="as-char" svg:width="0.4898in" style:rel-width="scale" svg:height="0.198in" style:rel-height="scale" draw:z-index="64"><draw:object xlink:href="./Object 61" xlink:type="simple" xlink:show="embed" xlink:actuate="onLoad"/><draw:image xlink:href="./ObjectReplacements/Object 61" xlink:type="simple" xlink:show="embed" xlink:actuate="onLoad"/></draw:frame><text:span text:style-name="Default_20_Paragraph_20_Font"><text:span text:style-name="T11"> is independent to changes in brightness or contrast of the image. The cross correlation matrix </text:span></text:span><draw:frame draw:style-name="fr6" draw:name="62" text:anchor-type="as-char" svg:width="0.4898in" style:rel-width="scale" svg:height="0.198in" style:rel-height="scale" draw:z-index="65"><draw:object xlink:href="./Object 62" xlink:type="simple" xlink:show="embed" xlink:actuate="onLoad"/><draw:image xlink:href="./ObjectReplacements/Object 62" xlink:type="simple" xlink:show="embed" xlink:actuate="onLoad"/></draw:frame><text:span text:style-name="Default_20_Paragraph_20_Font"><text:span text:style-name="T11"> gives a value about similarity between the template and the Image region (Lewis, 1995). </text:span></text:span></text:p>
      <text:p text:style-name="Normal"><text:span text:style-name="Default_20_Paragraph_20_Font"><text:span text:style-name="T11">The computation of the </text:span></text:span>normalized cross correlation between a color image and a color template is done by estimating the normalized cross correlation between the image and the template in all three color spaces and estimating the mean value of all three cross correlation matrices<draw:frame draw:style-name="fr6" draw:name="63" text:anchor-type="as-char" svg:width="1.7917in" style:rel-width="scale" svg:height="0.198in" style:rel-height="scale" draw:z-index="66"><draw:object xlink:href="./Object 63" xlink:type="simple" xlink:show="embed" xlink:actuate="onLoad"/><draw:image xlink:href="./ObjectReplacements/Object 63" xlink:type="simple" xlink:show="embed" xlink:actuate="onLoad"/></draw:frame>.</text:p>
      <table:table table:name="Table7" table:style-name="Table7">
        <table:table-column table:style-name="Table7.A"/>
        <table:table-column table:style-name="Table7.B"/>
        <table:table-row>
          <table:table-cell table:style-name="Table7.A1" office:value-type="string">
            <text:p text:style-name="P29"><draw:frame draw:style-name="fr6" draw:name="64" text:anchor-type="as-char" svg:width="3.3752in" style:rel-width="scale" svg:height="0.3752in" style:rel-height="scale" draw:z-index="67"><draw:object xlink:href="./Object 64" xlink:type="simple" xlink:show="embed" xlink:actuate="onLoad"/><draw:image xlink:href="./ObjectReplacements/Object 64" xlink:type="simple" xlink:show="embed" xlink:actuate="onLoad"/></draw:frame></text:p>
          </table:table-cell>
          <table:table-cell table:style-name="Table7.A1" office:value-type="string">
            <text:p text:style-name="P24">(13)</text:p>
          </table:table-cell>
        </table:table-row>
      </table:table>
      <text:p text:style-name="Normal"><text:span text:style-name="Default_20_Paragraph_20_Font"><text:span text:style-name="T11">The larger the value </text:span></text:span><draw:frame draw:style-name="fr6" draw:name="65" text:anchor-type="as-char" svg:width="0.4898in" style:rel-width="scale" svg:height="0.198in" style:rel-height="scale" draw:z-index="68"><draw:object xlink:href="./Object 65" xlink:type="simple" xlink:show="embed" xlink:actuate="onLoad"/><draw:image xlink:href="./ObjectReplacements/Object 65" xlink:type="simple" xlink:show="embed" xlink:actuate="onLoad"/></draw:frame><text:span text:style-name="Default_20_Paragraph_20_Font"><text:span text:style-name="T11"> is, the more likely the template matches the image region.</text:span></text:span></text:p>
      <text:list xml:id="list174005559258313" text:continue-numbering="true" text:style-name="L23">
        <text:list-item>
          <text:list>
            <text:list-item>
              <text:list>
                <text:list-item>
                  <text:p text:style-name="P123"><text:bookmark-start text:name="_Toc413454119"/><text:bookmark-start text:name="_Ref410053425"/>Image reconstruction with PCA<text:bookmark-end text:name="_Toc413454119"/><text:bookmark-end text:name="_Ref410053425"/><text:alphabetical-index-mark text:string-value="Principal component analysis" text:key1="PCA"/></text:p>
                </text:list-item>
              </text:list>
            </text:list-item>
          </text:list>
        </text:list-item>
      </text:list>
      <text:p text:style-name="Normal">A set of m component images<text:span text:style-name="Default_20_Paragraph_20_Font"><text:span text:style-name="T11"> </text:span></text:span><draw:frame draw:style-name="fr6" draw:name="66" text:anchor-type="as-char" svg:width="0.1043in" style:rel-width="scale" svg:height="0.198in" style:rel-height="scale" draw:z-index="69"><draw:object xlink:href="./Object 66" xlink:type="simple" xlink:show="embed" xlink:actuate="onLoad"/><draw:image xlink:href="./ObjectReplacements/Object 66" xlink:type="simple" xlink:show="embed" xlink:actuate="onLoad"/></draw:frame> each of size r x c is reshaped to a vectors <draw:frame draw:style-name="fr6" draw:name="67" text:anchor-type="as-char" svg:width="0.1457in" style:rel-width="scale" svg:height="0.198in" style:rel-height="scale" draw:z-index="70"><draw:object xlink:href="./Object 67" xlink:type="simple" xlink:show="embed" xlink:actuate="onLoad"/><draw:image xlink:href="./ObjectReplacements/Object 67" xlink:type="simple" xlink:show="embed" xlink:actuate="onLoad"/></draw:frame><text:span text:style-name="Default_20_Paragraph_20_Font"><text:span text:style-name="T11"> </text:span></text:span>of size<draw:frame draw:style-name="fr6" draw:name="68" text:anchor-type="as-char" svg:width="0.7189in" style:rel-width="scale" svg:height="0.198in" style:rel-height="scale" draw:z-index="71"><draw:object xlink:href="./Object 68" xlink:type="simple" xlink:show="embed" xlink:actuate="onLoad"/><draw:image xlink:href="./ObjectReplacements/Object 68" xlink:type="simple" xlink:show="embed" xlink:actuate="onLoad"/></draw:frame>. First the mean vector <text:span text:style-name="Default_20_Paragraph_20_Font"><text:span text:style-name="T17">μ </text:span></text:span><text:span text:style-name="Default_20_Paragraph_20_Font"><text:span text:style-name="T21">and the covariance matrix </text:span></text:span><text:span text:style-name="Default_20_Paragraph_20_Font"><text:span text:style-name="T17">C</text:span></text:span><text:span text:style-name="Default_20_Paragraph_20_Font"><text:span text:style-name="T21"> are computed for all vectors according to </text:span></text:span><text:bookmark-ref text:reference-format="text" text:ref-name="_Ref402413189">(14)</text:bookmark-ref><text:span text:style-name="Default_20_Paragraph_20_Font"><text:span text:style-name="T21"> and </text:span></text:span><text:bookmark-ref text:reference-format="text" text:ref-name="_Ref402413190">(15)</text:bookmark-ref><text:span text:style-name="Default_20_Paragraph_20_Font"><text:span text:style-name="T21">. </text:span></text:span></text:p>
      <table:table table:name="Table8" table:style-name="Table8">
        <table:table-column table:style-name="Table8.A"/>
        <table:table-column table:style-name="Table8.B"/>
        <table:table-row>
          <table:table-cell table:style-name="Table8.A1" office:value-type="string">
            <text:p text:style-name="P29"><draw:frame draw:style-name="fr6" draw:name="69" text:anchor-type="as-char" svg:width="0.8854in" style:rel-width="scale" svg:height="0.5417in" style:rel-height="scale" draw:z-index="72"><draw:object xlink:href="./Object 69" xlink:type="simple" xlink:show="embed" xlink:actuate="onLoad"/><draw:image xlink:href="./ObjectReplacements/Object 69" xlink:type="simple" xlink:show="embed" xlink:actuate="onLoad"/></draw:frame></text:p>
          </table:table-cell>
          <table:table-cell table:style-name="Table8.A1" office:value-type="string">
            <text:p text:style-name="P24"><text:bookmark-start text:name="_Ref402413189"/>(14)<text:bookmark-end text:name="_Ref402413189"/></text:p>
          </table:table-cell>
        </table:table-row>
        <text:soft-page-break/>
        <table:table-row>
          <table:table-cell table:style-name="Table8.A1" office:value-type="string">
            <text:p text:style-name="P29"><draw:frame draw:style-name="fr6" draw:name="70" text:anchor-type="as-char" svg:width="1.8646in" style:rel-width="scale" svg:height="0.5417in" style:rel-height="scale" draw:z-index="73"><draw:object xlink:href="./Object 70" xlink:type="simple" xlink:show="embed" xlink:actuate="onLoad"/><draw:image xlink:href="./ObjectReplacements/Object 70" xlink:type="simple" xlink:show="embed" xlink:actuate="onLoad"/></draw:frame></text:p>
          </table:table-cell>
          <table:table-cell table:style-name="Table8.A1" office:value-type="string">
            <text:p text:style-name="P24"><text:bookmark-start text:name="_Ref402413190"/>(15)<text:bookmark-end text:name="_Ref402413190"/></text:p>
          </table:table-cell>
        </table:table-row>
      </table:table>
      <text:p text:style-name="P122"><text:span text:style-name="Default_20_Paragraph_20_Font"><text:span text:style-name="T21">Next the eigenvectors and eigenvalues are computed and sorted according to decreasing eigenvalues. This computation can be done in several ways in which MATLAB implementation based on the QZ algorithm was used in this approach. The eigenvectors </text:span></text:span><draw:frame draw:style-name="fr6" draw:name="71" text:anchor-type="as-char" svg:width="0.1457in" style:rel-width="scale" svg:height="0.198in" style:rel-height="scale" draw:z-index="74"><draw:object xlink:href="./Object 71" xlink:type="simple" xlink:show="embed" xlink:actuate="onLoad"/><draw:image xlink:href="./ObjectReplacements/Object 71" xlink:type="simple" xlink:show="embed" xlink:actuate="onLoad"/></draw:frame><text:span text:style-name="Default_20_Paragraph_20_Font"><text:span text:style-name="T12"> with the k largest eigenvalues </text:span></text:span><draw:frame draw:style-name="fr6" draw:name="72" text:anchor-type="as-char" svg:width="0.1354in" style:rel-width="scale" svg:height="0.198in" style:rel-height="scale" draw:z-index="75"><draw:object xlink:href="./Object 72" xlink:type="simple" xlink:show="embed" xlink:actuate="onLoad"/><draw:image xlink:href="./ObjectReplacements/Object 72" xlink:type="simple" xlink:show="embed" xlink:actuate="onLoad"/></draw:frame><text:span text:style-name="Default_20_Paragraph_20_Font"><text:span text:style-name="T12"> of the covariance matrix are </text:span></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oft-page-break/><text:span text:style-name="Default_20_Paragraph_20_Font"><text:span text:style-name="T12">used to construct the projection matrix </text:span></text:span><text:span text:style-name="Default_20_Paragraph_20_Font"><text:span text:style-name="T20">P</text:span></text:span><text:span text:style-name="Default_20_Paragraph_20_Font"><text:span text:style-name="T12"> of size</text:span></text:span><draw:frame draw:style-name="fr6" draw:name="73" text:anchor-type="as-char" svg:width="0.7189in" style:rel-width="scale" svg:height="0.198in" style:rel-height="scale" draw:z-index="554"><draw:object xlink:href="./Object 73" xlink:type="simple" xlink:show="embed" xlink:actuate="onLoad"/><draw:image xlink:href="./ObjectReplacements/Object 73" xlink:type="simple" xlink:show="embed" xlink:actuate="onLoad"/></draw:frame><text:span text:style-name="Default_20_Paragraph_20_Font"><text:span text:style-name="T12">. The projection of an image vector </text:span></text:span><draw:frame draw:style-name="fr6" draw:name="74" text:anchor-type="as-char" svg:width="0.1563in" style:rel-width="scale" svg:height="0.198in" style:rel-height="scale" draw:z-index="555"><draw:object xlink:href="./Object 74" xlink:type="simple" xlink:show="embed" xlink:actuate="onLoad"/><draw:image xlink:href="./ObjectReplacements/Object 74" xlink:type="simple" xlink:show="embed" xlink:actuate="onLoad"/></draw:frame><text:span text:style-name="Default_20_Paragraph_20_Font"><text:span text:style-name="T12"> into the eigenspace is given by</text:span></text:span></text:p>
      <table:table table:name="Table9" table:style-name="Table9">
        <table:table-column table:style-name="Table9.A"/>
        <table:table-column table:style-name="Table9.B"/>
        <table:table-row>
          <table:table-cell table:style-name="Table9.A1" office:value-type="string">
            <text:p text:style-name="P29"><draw:frame draw:style-name="fr6" draw:name="75" text:anchor-type="as-char" svg:width="1.0311in" style:rel-width="scale" svg:height="0.198in" style:rel-height="scale" draw:z-index="76"><draw:object xlink:href="./Object 75" xlink:type="simple" xlink:show="embed" xlink:actuate="onLoad"/><draw:image xlink:href="./ObjectReplacements/Object 75" xlink:type="simple" xlink:show="embed" xlink:actuate="onLoad"/></draw:frame></text:p>
          </table:table-cell>
          <table:table-cell table:style-name="Table9.A1" office:value-type="string">
            <text:p text:style-name="P24">(16)</text:p>
          </table:table-cell>
        </table:table-row>
      </table:table>
      <text:p text:style-name="Normal"><text:span text:style-name="Default_20_Paragraph_20_Font"><text:span text:style-name="T12">The reconstruction of an image projects the image into the PCs and from this projection, try to recover the original image by applying the invers</text:span></text:span><text:span text:style-name="Default_20_Paragraph_20_Font"><text:span text:style-name="T12"><office:annotation><dc:creator>marc </dc:creator><dc:date>2015-03-12T11:05:05.186174513</dc:date><text:list text:style-name=""><text:list-item><text:p text:style-name="P144"><text:span text:style-name="T39">inverse</text:span></text:p></text:list-item></text:list></office:annotation></text:span></text:span><text:span text:style-name="Default_20_Paragraph_20_Font"><text:span text:style-name="T12"> projection matrix. The projection and recover step is shown in </text:span></text:span><text:bookmark-ref text:reference-format="text" text:ref-name="_Ref413158968">(17)</text:bookmark-ref><text:span text:style-name="Default_20_Paragraph_20_Font"><text:span text:style-name="T12"> whereas </text:span></text:span><draw:frame draw:style-name="fr6" draw:name="76" text:anchor-type="as-char" svg:width="0.198in" style:rel-width="scale" svg:height="0.198in" style:rel-height="scale" draw:z-index="77"><draw:object xlink:href="./Object 76" xlink:type="simple" xlink:show="embed" xlink:actuate="onLoad"/><draw:image xlink:href="./ObjectReplacements/Object 76" xlink:type="simple" xlink:show="embed" xlink:actuate="onLoad"/></draw:frame><text:span text:style-name="Default_20_Paragraph_20_Font"><text:span text:style-name="T12"> is the reconstructed image of the image</text:span></text:span><draw:frame draw:style-name="fr6" draw:name="77" text:anchor-type="as-char" svg:width="0.1874in" style:rel-width="scale" svg:height="0.198in" style:rel-height="scale" draw:z-index="78"><draw:object xlink:href="./Object 77" xlink:type="simple" xlink:show="embed" xlink:actuate="onLoad"/><draw:image xlink:href="./ObjectReplacements/Object 77" xlink:type="simple" xlink:show="embed" xlink:actuate="onLoad"/></draw:frame><text:span text:style-name="Default_20_Paragraph_20_Font"><text:span text:style-name="T12">.</text:span></text:span></text:p>
      <table:table table:name="Table10" table:style-name="Table10">
        <table:table-column table:style-name="Table10.A"/>
        <table:table-column table:style-name="Table10.B"/>
        <table:table-row>
          <table:table-cell table:style-name="Table10.A1" office:value-type="string">
            <text:p text:style-name="P29"><draw:frame draw:style-name="fr6" draw:name="78" text:anchor-type="as-char" svg:width="2.3543in" style:rel-width="scale" svg:height="0.198in" style:rel-height="scale" draw:z-index="79"><draw:object xlink:href="./Object 78" xlink:type="simple" xlink:show="embed" xlink:actuate="onLoad"/><draw:image xlink:href="./ObjectReplacements/Object 78" xlink:type="simple" xlink:show="embed" xlink:actuate="onLoad"/></draw:frame></text:p>
          </table:table-cell>
          <table:table-cell table:style-name="Table10.A1" office:value-type="string">
            <text:p text:style-name="P24"><text:bookmark-start text:name="_Ref413158968"/>(17)<text:bookmark-end text:name="_Ref413158968"/></text:p>
          </table:table-cell>
        </table:table-row>
      </table:table>
      <text:p text:style-name="Normal"><text:span text:style-name="Default_20_Paragraph_20_Font"><text:span text:style-name="T12">The reconstruction error is defined by the Euclidean distance between the image </text:span></text:span><draw:frame draw:style-name="fr6" draw:name="79" text:anchor-type="as-char" svg:width="0.1457in" style:rel-width="scale" svg:height="0.198in" style:rel-height="scale" draw:z-index="80"><draw:object xlink:href="./Object 79" xlink:type="simple" xlink:show="embed" xlink:actuate="onLoad"/><draw:image xlink:href="./ObjectReplacements/Object 79" xlink:type="simple" xlink:show="embed" xlink:actuate="onLoad"/></draw:frame><text:span text:style-name="Default_20_Paragraph_20_Font"><text:span text:style-name="T20"> </text:span></text:span><text:span text:style-name="Default_20_Paragraph_20_Font"><text:span text:style-name="T12">and its reconstructed image</text:span></text:span><draw:frame draw:style-name="fr6" draw:name="80" text:anchor-type="as-char" svg:width="0.2291in" style:rel-width="scale" svg:height="0.198in" style:rel-height="scale" draw:z-index="81"><draw:object xlink:href="./Object 80" xlink:type="simple" xlink:show="embed" xlink:actuate="onLoad"/><draw:image xlink:href="./ObjectReplacements/Object 80" xlink:type="simple" xlink:show="embed" xlink:actuate="onLoad"/></draw:frame><text:span text:style-name="Default_20_Paragraph_20_Font"><text:span text:style-name="T12">.</text:span></text:span></text:p>
      <table:table table:name="Table11" table:style-name="Table11">
        <table:table-column table:style-name="Table11.A"/>
        <table:table-column table:style-name="Table11.B"/>
        <table:table-row>
          <table:table-cell table:style-name="Table11.A1" office:value-type="string">
            <text:p text:style-name="P29"><draw:frame draw:style-name="fr6" draw:name="81" text:anchor-type="as-char" svg:width="2.3543in" style:rel-width="scale" svg:height="0.4165in" style:rel-height="scale" draw:z-index="82"><draw:object xlink:href="./Object 81" xlink:type="simple" xlink:show="embed" xlink:actuate="onLoad"/><draw:image xlink:href="./ObjectReplacements/Object 81" xlink:type="simple" xlink:show="embed" xlink:actuate="onLoad"/></draw:frame></text:p>
          </table:table-cell>
          <table:table-cell table:style-name="Table11.A1" office:value-type="string">
            <text:p text:style-name="P24">(18)</text:p>
          </table:table-cell>
        </table:table-row>
      </table:table>
      <text:p text:style-name="Normal"><text:span text:style-name="Default_20_Paragraph_20_Font"><text:span text:style-name="T12">Often there will be just a view large eigenvalues whose eigenvectors contain the most information while the rest of the dimensions generally contain noise (Duda, et al., 2012).</text:span></text:span></text:p>
      <text:list xml:id="list174004408826167" text:continue-list="list174005559258313" text:style-name="L23">
        <text:list-item>
          <text:list>
            <text:list-item>
              <text:p text:style-name="P129"><text:s/><text:bookmark-start text:name="_Toc413454120"/>Feature selection<text:bookmark-end text:name="_Toc413454120"/></text:p>
            </text:list-item>
          </text:list>
        </text:list-item>
      </text:list>
      <text:p text:style-name="Normal">Variable and feature selection have become the focus of much research in areas of applications for datasets with hundreds or thousands of features variables are available. The goal is to select a subset of features from a feature set which can be useful to improve the prediction performance. Many techniques where published to address the problem of elimination of irrelevant and redundant features in a feature set. Other methods deal with linear combinations of features to form a set of new more useful features. <text:soft-page-break/>There are three reasons why feature selection is used in applications of classification:</text:p>
      <text:list xml:id="list2084057272876248260" text:style-name="L25">
        <text:list-item>
          <text:p text:style-name="P132">Improving the prediction performance</text:p>
        </text:list-item>
        <text:list-item>
          <text:p text:style-name="P132">Providing faster and more cost-effective predictors</text:p>
        </text:list-item>
        <text:list-item>
          <text:p text:style-name="P132">Providing a better understanding of processing the data</text:p>
        </text:list-item>
      </text:list>
      <text:p text:style-name="Normal">There are several feature selection algorithms which can be classified in the three categories called wrapper methods, filter methods, and embedded methods. </text:p>
      <text:p text:style-name="Normal">Wrapper methods are based on a learning machine which is treaded as a black box model to score subsets of variables according to their predictive power. In most wrapper algorithms the prediction performance of a given learning machine is used to evaluate <office:annotation><dc:creator>marc </dc:creator><dc:date>2015-03-12T11:16:32.625414939</dc:date><text:list text:style-name=""><text:list-item><text:p text:style-name="P144"><text:span text:style-name="T39">a?</text:span></text:p></text:list-item></text:list></office:annotation>subset of features. Important wrapper strategies are the Greedy search strategies of forward selection and backward elimination. The forward selection starts with an empty features set an adds useful features in each step. The backward elimination starts with a set of all variables and progressively eliminates the most useless features.</text:p>
      <text:p text:style-name="Normal">Filters select subsets of variables as a pre-processing<office:annotation><dc:creator>marc </dc:creator><dc:date>2015-03-12T11:17:18.771564483</dc:date><text:list text:continue-numbering="true" text:style-name=""><text:list-item><text:p text:style-name="P144"><text:span text:style-name="T39">preproc...</text:span></text:p></text:list-item></text:list></office:annotation> step, independently of the chosen predictor. A distinguished filter method is the Fisher sore which is a variable selection method that rates all features and selects the subset of features with the highest score. The Fisher score features selection method is specified in chapter <text:bookmark-ref text:reference-format="text" text:ref-name="_Ref410594610">Fisher score</text:bookmark-ref>. </text:p>
      <text:p text:style-name="Normal">Embedded methods perform variable selection in the process of training and are usually specific too given learning machines. The random forest feature selection is an embedded method which uses the out-of–bag (OOB<text:alphabetical-index-mark text:string-value="Out-of-bag error" text:key1="OOB"/>) error to evaluate subsets of features. The random forest feature selection algorithm based on the OOB<text:alphabetical-index-mark text:string-value="Out-of-bag error" text:key1="OOB"/> error is specified in chapter <text:bookmark-ref text:reference-format="text" text:ref-name="_Ref402894533">Random forest feature selection</text:bookmark-ref><text:soft-page-break/>. When the number of variables is very small compared to the number of features one may need to resort the selecting variables with filter methods to avoid over fitting (Guyon, 2003).</text:p>
      <text:list xml:id="list94110255937508" text:style-name="L23">
        <text:list-item>
          <text:list>
            <text:list-item>
              <text:list>
                <text:list-item>
                  <text:p text:style-name="P123"><text:bookmark-start text:name="_Toc413454121"/><text:bookmark-start text:name="_Ref410594610"/>Fisher score<text:bookmark-end text:name="_Toc413454121"/><text:bookmark-end text:name="_Ref410594610"/></text:p>
                </text:list-item>
              </text:list>
            </text:list-item>
          </text:list>
        </text:list-item>
      </text:list>
      <text:p text:style-name="Normal">Fisher score is a variable ranking method that rates the efficient for discriminations for each feature. It can be applied in two-class problems as well as in multi-class problems. The score evaluates each feature by the ration of the between class variance to the within-class variance (Guyon, 2003). Suppose we have a set of<draw:frame draw:style-name="fr6" draw:name="82" text:anchor-type="as-char" svg:width="0.1354in" style:rel-width="scale" svg:height="0.198in" style:rel-height="scale" draw:z-index="83"><draw:object xlink:href="./Object 82" xlink:type="simple" xlink:show="embed" xlink:actuate="onLoad"/><draw:image xlink:href="./ObjectReplacements/Object 82" xlink:type="simple" xlink:show="embed" xlink:actuate="onLoad"/></draw:frame> d-dimensional samples<draw:frame draw:style-name="fr6" draw:name="83" text:anchor-type="as-char" svg:width="0.6457in" style:rel-width="scale" svg:height="0.198in" style:rel-height="scale" draw:z-index="84"><draw:object xlink:href="./Object 83" xlink:type="simple" xlink:show="embed" xlink:actuate="onLoad"/><draw:image xlink:href="./ObjectReplacements/Object 83" xlink:type="simple" xlink:show="embed" xlink:actuate="onLoad"/></draw:frame><text:span text:style-name="Default_20_Paragraph_20_Font"><text:span text:style-name="T11"> , </text:span></text:span><draw:frame draw:style-name="fr6" draw:name="84" text:anchor-type="as-char" svg:width="0.1772in" style:rel-width="scale" svg:height="0.198in" style:rel-height="scale" draw:z-index="85"><draw:object xlink:href="./Object 84" xlink:type="simple" xlink:show="embed" xlink:actuate="onLoad"/><draw:image xlink:href="./ObjectReplacements/Object 84" xlink:type="simple" xlink:show="embed" xlink:actuate="onLoad"/></draw:frame><text:span text:style-name="Default_20_Paragraph_20_Font"><text:span text:style-name="T11"> is the number of samples in the subset </text:span></text:span><draw:frame draw:style-name="fr6" draw:name="85" text:anchor-type="as-char" svg:width="0.1874in" style:rel-width="scale" svg:height="0.198in" style:rel-height="scale" draw:z-index="86"><draw:object xlink:href="./Object 85" xlink:type="simple" xlink:show="embed" xlink:actuate="onLoad"/><draw:image xlink:href="./ObjectReplacements/Object 85" xlink:type="simple" xlink:show="embed" xlink:actuate="onLoad"/></draw:frame><text:span text:style-name="Default_20_Paragraph_20_Font"><text:span text:style-name="T11"> labeled </text:span></text:span><draw:frame draw:style-name="fr6" draw:name="86" text:anchor-type="as-char" svg:width="0.198in" style:rel-width="scale" svg:height="0.198in" style:rel-height="scale" draw:z-index="87"><draw:object xlink:href="./Object 86" xlink:type="simple" xlink:show="embed" xlink:actuate="onLoad"/><draw:image xlink:href="./ObjectReplacements/Object 86" xlink:type="simple" xlink:show="embed" xlink:actuate="onLoad"/></draw:frame><text:span text:style-name="Default_20_Paragraph_20_Font"><text:span text:style-name="T11"> and c is the number of classes. The Fisher score of the </text:span></text:span><draw:frame draw:style-name="fr6" draw:name="87" text:anchor-type="as-char" svg:width="0.0626in" style:rel-width="scale" svg:height="0.198in" style:rel-height="scale" draw:z-index="88"><draw:object xlink:href="./Object 87" xlink:type="simple" xlink:show="embed" xlink:actuate="onLoad"/><draw:image xlink:href="./ObjectReplacements/Object 87" xlink:type="simple" xlink:show="embed" xlink:actuate="onLoad"/></draw:frame><text:span text:style-name="Default_20_Paragraph_20_Font"><text:span text:style-name="T11">-th feature is computed in </text:span></text:span><text:bookmark-ref text:reference-format="text" text:ref-name="_Ref402724129">(19)</text:bookmark-ref><text:span text:style-name="Default_20_Paragraph_20_Font"><text:span text:style-name="T11">.</text:span></text:span></text:p>
      <table:table table:name="Table12" table:style-name="Table12">
        <table:table-column table:style-name="Table12.A"/>
        <table:table-column table:style-name="Table12.B"/>
        <table:table-row>
          <table:table-cell table:style-name="Table12.A1" office:value-type="string">
            <text:p text:style-name="P29"><draw:frame draw:style-name="fr6" draw:name="88" text:anchor-type="as-char" svg:width="2.0311in" style:rel-width="scale" svg:height="0.5in" style:rel-height="scale" draw:z-index="89"><draw:object xlink:href="./Object 88" xlink:type="simple" xlink:show="embed" xlink:actuate="onLoad"/><draw:image xlink:href="./ObjectReplacements/Object 88" xlink:type="simple" xlink:show="embed" xlink:actuate="onLoad"/></draw:frame></text:p>
          </table:table-cell>
          <table:table-cell table:style-name="Table12.A1" office:value-type="string">
            <text:p text:style-name="P24"><text:bookmark-start text:name="_Ref402724129"/><text:bookmark-start text:name="_Ref402724107"/>(19<text:bookmark-end text:name="_Ref402724107"/><text:bookmark-start text:name="_Ref402724101"/>)<text:bookmark-end text:name="_Ref402724129"/><text:bookmark-end text:name="_Ref402724101"/></text:p>
          </table:table-cell>
        </table:table-row>
      </table:table>
      <text:p text:style-name="Normal"><text:span text:style-name="Default_20_Paragraph_20_Font"><text:span text:style-name="T11">Where </text:span></text:span><draw:frame draw:style-name="fr6" draw:name="89" text:anchor-type="as-char" svg:width="0.1665in" style:rel-width="scale" svg:height="0.2083in" style:rel-height="scale" draw:z-index="90"><draw:object xlink:href="./Object 89" xlink:type="simple" xlink:show="embed" xlink:actuate="onLoad"/><draw:image xlink:href="./ObjectReplacements/Object 89" xlink:type="simple" xlink:show="embed" xlink:actuate="onLoad"/></draw:frame><text:span text:style-name="Default_20_Paragraph_20_Font"><text:span text:style-name="T11"> is the standard deviation and </text:span></text:span><draw:frame draw:style-name="fr6" draw:name="90" text:anchor-type="as-char" svg:width="0.1772in" style:rel-width="scale" svg:height="0.2083in" style:rel-height="scale" draw:z-index="91"><draw:object xlink:href="./Object 90" xlink:type="simple" xlink:show="embed" xlink:actuate="onLoad"/><draw:image xlink:href="./ObjectReplacements/Object 90" xlink:type="simple" xlink:show="embed" xlink:actuate="onLoad"/></draw:frame><text:span text:style-name="Default_20_Paragraph_20_Font"><text:span text:style-name="T11"> the mean of the whole data set corresponding to the </text:span></text:span><draw:frame draw:style-name="fr6" draw:name="91" text:anchor-type="as-char" svg:width="0.0626in" style:rel-width="scale" svg:height="0.198in" style:rel-height="scale" draw:z-index="92"><draw:object xlink:href="./Object 91" xlink:type="simple" xlink:show="embed" xlink:actuate="onLoad"/><draw:image xlink:href="./ObjectReplacements/Object 91" xlink:type="simple" xlink:show="embed" xlink:actuate="onLoad"/></draw:frame><text:span text:style-name="Default_20_Paragraph_20_Font"><text:span text:style-name="T11">-th feature and </text:span></text:span><draw:frame draw:style-name="fr6" draw:name="92" text:anchor-type="as-char" svg:width="0.1665in" style:rel-width="scale" svg:height="0.2398in" style:rel-height="scale" draw:z-index="93"><draw:object xlink:href="./Object 92" xlink:type="simple" xlink:show="embed" xlink:actuate="onLoad"/><draw:image xlink:href="./ObjectReplacements/Object 92" xlink:type="simple" xlink:show="embed" xlink:actuate="onLoad"/></draw:frame><text:span text:style-name="Default_20_Paragraph_20_Font"><text:span text:style-name="T11"> is the </text:span></text:span><draw:frame draw:style-name="fr6" draw:name="93" text:anchor-type="as-char" svg:width="0.0626in" style:rel-width="scale" svg:height="0.198in" style:rel-height="scale" draw:z-index="94"><draw:object xlink:href="./Object 93" xlink:type="simple" xlink:show="embed" xlink:actuate="onLoad"/><draw:image xlink:href="./ObjectReplacements/Object 93" xlink:type="simple" xlink:show="embed" xlink:actuate="onLoad"/></draw:frame><text:span text:style-name="Default_20_Paragraph_20_Font"><text:span text:style-name="T11">-th feature of the sample</text:span></text:span><draw:frame draw:style-name="fr6" draw:name="94" text:anchor-type="as-char" svg:width="0.1874in" style:rel-width="scale" svg:height="0.198in" style:rel-height="scale" draw:z-index="95"><draw:object xlink:href="./Object 94" xlink:type="simple" xlink:show="embed" xlink:actuate="onLoad"/><draw:image xlink:href="./ObjectReplacements/Object 94" xlink:type="simple" xlink:show="embed" xlink:actuate="onLoad"/></draw:frame><text:span text:style-name="Default_20_Paragraph_20_Font"><text:span text:style-name="T11">.</text:span></text:span></text:p>
      <table:table table:name="Table13" table:style-name="Table13">
        <table:table-column table:style-name="Table13.A"/>
        <table:table-column table:style-name="Table13.B"/>
        <table:table-row>
          <table:table-cell table:style-name="Table13.A1" office:value-type="string">
            <text:p text:style-name="P29"><draw:frame draw:style-name="fr6" draw:name="95" text:anchor-type="as-char" svg:width="1.6665in" style:rel-width="scale" svg:height="0.3957in" style:rel-height="scale" draw:z-index="96"><draw:object xlink:href="./Object 95" xlink:type="simple" xlink:show="embed" xlink:actuate="onLoad"/><draw:image xlink:href="./ObjectReplacements/Object 95" xlink:type="simple" xlink:show="embed" xlink:actuate="onLoad"/></draw:frame></text:p>
          </table:table-cell>
          <table:table-cell table:style-name="Table13.A1" office:value-type="string">
            <text:p text:style-name="P24">(20)</text:p>
          </table:table-cell>
        </table:table-row>
        <table:table-row>
          <table:table-cell table:style-name="Table13.A1" office:value-type="string">
            <text:p text:style-name="P29"><draw:frame draw:style-name="fr6" draw:name="96" text:anchor-type="as-char" svg:width="1.2917in" style:rel-width="scale" svg:height="0.4689in" style:rel-height="scale" draw:z-index="97"><draw:object xlink:href="./Object 96" xlink:type="simple" xlink:show="embed" xlink:actuate="onLoad"/><draw:image xlink:href="./ObjectReplacements/Object 96" xlink:type="simple" xlink:show="embed" xlink:actuate="onLoad"/></draw:frame></text:p>
          </table:table-cell>
          <table:table-cell table:style-name="Table13.A1" office:value-type="string">
            <text:p text:style-name="P24">(21)</text:p>
          </table:table-cell>
        </table:table-row>
        <table:table-row>
          <table:table-cell table:style-name="Table13.A1" office:value-type="string">
            <text:p text:style-name="P29"><draw:frame draw:style-name="fr6" draw:name="97" text:anchor-type="as-char" svg:width="1.0937in" style:rel-width="scale" svg:height="0.5in" style:rel-height="scale" draw:z-index="98"><draw:object xlink:href="./Object 97" xlink:type="simple" xlink:show="embed" xlink:actuate="onLoad"/><draw:image xlink:href="./ObjectReplacements/Object 97" xlink:type="simple" xlink:show="embed" xlink:actuate="onLoad"/></draw:frame></text:p>
          </table:table-cell>
          <table:table-cell table:style-name="Table13.A1" office:value-type="string">
            <text:p text:style-name="P24">(22)</text:p>
          </table:table-cell>
        </table:table-row>
        <table:table-row>
          <table:table-cell table:style-name="Table13.A1" office:value-type="string">
            <text:p text:style-name="P29"><draw:frame draw:style-name="fr6" draw:name="98" text:anchor-type="as-char" svg:width="1.1563in" style:rel-width="scale" svg:height="0.5417in" style:rel-height="scale" draw:z-index="99"><draw:object xlink:href="./Object 98" xlink:type="simple" xlink:show="embed" xlink:actuate="onLoad"/><draw:image xlink:href="./ObjectReplacements/Object 98" xlink:type="simple" xlink:show="embed" xlink:actuate="onLoad"/></draw:frame></text:p>
          </table:table-cell>
          <table:table-cell table:style-name="Table13.A1" office:value-type="string">
            <text:p text:style-name="P24">(23)</text:p>
          </table:table-cell>
        </table:table-row>
      </table:table>
      <text:p text:style-name="Normal"><text:soft-page-break/><text:span text:style-name="Default_20_Paragraph_20_Font"><text:span text:style-name="T11">After computing the fisher score for each feature, it selects the top-</text:span></text:span><draw:frame draw:style-name="fr6" draw:name="99" text:anchor-type="as-char" svg:width="0.1457in" style:rel-width="scale" svg:height="0.198in" style:rel-height="scale" draw:z-index="100"><draw:object xlink:href="./Object 99" xlink:type="simple" xlink:show="embed" xlink:actuate="onLoad"/><draw:image xlink:href="./ObjectReplacements/Object 99" xlink:type="simple" xlink:show="embed" xlink:actuate="onLoad"/></draw:frame><text:span text:style-name="Default_20_Paragraph_20_Font"><text:span text:style-name="T11"> features as the subset of features. The number of features </text:span></text:span><draw:frame draw:style-name="fr6" draw:name="100" text:anchor-type="as-char" svg:width="0.1457in" style:rel-width="scale" svg:height="0.198in" style:rel-height="scale" draw:z-index="101"><draw:object xlink:href="./Object 100" xlink:type="simple" xlink:show="embed" xlink:actuate="onLoad"/><draw:image xlink:href="./ObjectReplacements/Object 100" xlink:type="simple" xlink:show="embed" xlink:actuate="onLoad"/></draw:frame><text:span text:style-name="Default_20_Paragraph_20_Font"><text:span text:style-name="T11"> can be fixed or depend on a score threshold. The score of each feature is computed independently of all other features. Therefore the feature subset can be suboptimal because features with low individual scores but a very high score when they are combined are discarded furthermore redundant features are not discarded (Gu, et al.)</text:span></text:span>. In this approach the fisher score is only used in the two stage feature selection and not applied as individual feature selection method.</text:p>
      <text:list xml:id="list174004803431076" text:continue-numbering="true" text:style-name="L23">
        <text:list-item>
          <text:list>
            <text:list-item>
              <text:list>
                <text:list-item>
                  <text:p text:style-name="P123"><text:bookmark-start text:name="_Toc413454122"/><text:bookmark-start text:name="_Ref402894533"/>Random forest feature selection<text:bookmark-end text:name="_Toc413454122"/><text:bookmark-end text:name="_Ref402894533"/></text:p>
                </text:list-item>
              </text:list>
            </text:list-item>
          </text:list>
        </text:list-item>
      </text:list>
      <text:p text:style-name="Normal">The Random forest feature selection is based on the out-of-bag (OOB<text:alphabetical-index-mark text:string-value="Out-of-bag error" text:key1="OOB"/>) error estimation. Each tree is constructed using different bootstrap samples from the data. A subset of samples is left out and is not used to construct the <draw:frame draw:style-name="fr6" draw:name="101" text:anchor-type="as-char" svg:width="0.0937in" style:rel-width="scale" svg:height="0.198in" style:rel-height="scale" draw:z-index="102"><draw:object xlink:href="./Object 101" xlink:type="simple" xlink:show="embed" xlink:actuate="onLoad"/><draw:image xlink:href="./ObjectReplacements/Object 101" xlink:type="simple" xlink:show="embed" xlink:actuate="onLoad"/></draw:frame>-th tree (OOB<text:alphabetical-index-mark text:string-value="Out-of-bag error" text:key1="OOB"/>-samples). Each sample that was left out to construct the tree is predicted by the <draw:frame draw:style-name="fr6" draw:name="102" text:anchor-type="as-char" svg:width="0.0937in" style:rel-width="scale" svg:height="0.198in" style:rel-height="scale" draw:z-index="103"><draw:object xlink:href="./Object 102" xlink:type="simple" xlink:show="embed" xlink:actuate="onLoad"/><draw:image xlink:href="./ObjectReplacements/Object 102" xlink:type="simple" xlink:show="embed" xlink:actuate="onLoad"/></draw:frame>-th tree and compared to the true class of the sample. This is done with all trees of the random forest and the error over all trees and of all out-of-bag-samples are summed and divided by the number of out-of-bag-samples (Breiman, 2014). </text:p>
      <text:p text:style-name="Normal">In the Random forest feature selection approach the OOB<text:alphabetical-index-mark text:string-value="Out-of-bag error" text:key1="OOB"/>-error is estimated. The values of the <draw:frame draw:style-name="fr6" draw:name="103" text:anchor-type="as-char" svg:width="0.1457in" style:rel-width="scale" svg:height="0.198in" style:rel-height="scale" draw:z-index="104"><draw:object xlink:href="./Object 103" xlink:type="simple" xlink:show="embed" xlink:actuate="onLoad"/><draw:image xlink:href="./ObjectReplacements/Object 103" xlink:type="simple" xlink:show="embed" xlink:actuate="onLoad"/></draw:frame>-th feature of the OOB<text:alphabetical-index-mark text:string-value="Out-of-bag error" text:key1="OOB"/>-samples are randomly permuted and the new OOB<text:alphabetical-index-mark text:string-value="Out-of-bag error" text:key1="OOB"/>-error is estimated. The number of OOB<text:alphabetical-index-mark text:string-value="Out-of-bag error" text:key1="OOB"/>-errors which were made by the variable-m-permuted is subtracted<text:alphabetical-index-mark text:string-value="Out-of-bag error" text:key1="OOB"/> from the number of OOB<text:alphabetical-index-mark text:string-value="Out-of-bag error" text:key1="OOB"/>-errors made by the untouched OOB<text:alphabetical-index-mark text:string-value="Out-of-bag error" text:key1="OOB"/>-samples. The average of this number over all trees in the forest is the raw importance score for variable m. This raw importance score is divided by the standard deviation to get the z-score which is used as the variable importance score (Cutler, 2014).</text:p>
      <text:list xml:id="list174005494281304" text:continue-numbering="true" text:style-name="L23">
        <text:list-item>
          <text:list>
            <text:list-item>
              <text:p text:style-name="P129"><text:soft-page-break/><text:s/><text:bookmark-start text:name="_Toc413454123"/>Object Classification<text:bookmark-end text:name="_Toc413454123"/></text:p>
            </text:list-item>
          </text:list>
        </text:list-item>
      </text:list>
      <text:p text:style-name="Normal">Object recognition in image processing is the act of finding and identifying objects in an image or video sequence. Object classification is a special case of object recognition where the task is to detect objects and classify the objects in object categories. The task is still challenging for computer vision systems and many approaches have been implemented over multiple decades. The object recognition can be classified in three categories: Approach based on CAD-like object models, appearance-based methods and feature-based methods. Feature based methods are often combined with classifiers which classify the objects based on the features according to their object category. There exist many classification algorithms which can be divided in supervised and unsupervised classification methods. </text:p>
      <text:p text:style-name="Normal">A classifier which is used in many applications is the Support vector machine (SVM<text:alphabetical-index-mark text:string-value="Support vector machine" text:key1="SVM"/>) which is based on the idea to classify data based on the largest margin between data cluster. Another popular ensemble classifier which is based on decision trees classifiers is the random forest. Both classifiers are specified in the chapter <text:bookmark-ref text:reference-format="text" text:ref-name="_Ref410643603">Random forest classifier</text:bookmark-ref> and <text:bookmark-ref text:reference-format="text" text:ref-name="_Ref410643605">Support vector machine classifier</text:bookmark-ref> (Wikipedia, 2015).</text:p>
      <text:list xml:id="list174004836487480" text:continue-numbering="true" text:style-name="L23">
        <text:list-item>
          <text:list>
            <text:list-item>
              <text:list>
                <text:list-item>
                  <text:p text:style-name="P123"><text:bookmark-start text:name="_Toc413454124"/><text:bookmark-start text:name="_Ref410643603"/>Random forest classifier<text:bookmark-end text:name="_Toc413454124"/><text:bookmark-end text:name="_Ref410643603"/></text:p>
                </text:list-item>
              </text:list>
            </text:list-item>
          </text:list>
        </text:list-item>
      </text:list>
      <text:p text:style-name="Normal">Random forests are ensemble classifiers which are constructed of a multitude of decision trees. The algorithm was introduced by Leo Breiman and Adele Cutler and is used for classification and regression in many applications.</text:p>
      <text:p text:style-name="Heading_20_4">Introduction to ensemble classifier </text:p>
      <text:p text:style-name="Normal">In supervised learning a supervisor (teacher) provides a category label for each pattern in a training set which also are referred to classes or labels. The classification of pattern is based on classification models (classifiers) which are learning the classified patterns of the training set. An algorithm which <text:soft-page-break/>constructs the model is called inducer and an instance of an inducer for a specific training set is called a classifier. The idea behind an ensemble classifier is to weight several individual weak classifiers and combine them to form a strong inducer. It is well known that ensemble methods can improve the prediction performance (Rokach, 2009).</text:p>
      <text:p text:style-name="Normal">The random forest is an ensemble classifier where the individual classifiers are unpruned tree predictors. The training algorithm of random forest applies bagging (bootstrap aggregating) for tree learning. </text:p>
      <text:p text:style-name="Heading_20_4">Random forest training</text:p>
      <text:p text:style-name="Normal">Given a training set <draw:frame draw:style-name="fr6" draw:name="104" text:anchor-type="as-char" svg:width="0.9583in" style:rel-width="scale" svg:height="0.198in" style:rel-height="scale" draw:z-index="105"><draw:object xlink:href="./Object 104" xlink:type="simple" xlink:show="embed" xlink:actuate="onLoad"/><draw:image xlink:href="./ObjectReplacements/Object 104" xlink:type="simple" xlink:show="embed" xlink:actuate="onLoad"/></draw:frame><text:span text:style-name="Default_20_Paragraph_20_Font"><text:span text:style-name="T11"> with response</text:span></text:span><draw:frame draw:style-name="fr6" draw:name="105" text:anchor-type="as-char" svg:width="0.9374in" style:rel-width="scale" svg:height="0.198in" style:rel-height="scale" draw:z-index="106"><draw:object xlink:href="./Object 105" xlink:type="simple" xlink:show="embed" xlink:actuate="onLoad"/><draw:image xlink:href="./ObjectReplacements/Object 105" xlink:type="simple" xlink:show="embed" xlink:actuate="onLoad"/></draw:frame><text:span text:style-name="Default_20_Paragraph_20_Font"><text:span text:style-name="T11">, bagging repeatedly selects bootstrap samples of the training set and fits trees to the samples. For each tree in the random forest classifier, training subsets </text:span></text:span><draw:frame draw:style-name="fr6" draw:name="106" text:anchor-type="as-char" svg:width="0.4374in" style:rel-width="scale" svg:height="0.198in" style:rel-height="scale" draw:z-index="107"><draw:object xlink:href="./Object 106" xlink:type="simple" xlink:show="embed" xlink:actuate="onLoad"/><draw:image xlink:href="./ObjectReplacements/Object 106" xlink:type="simple" xlink:show="embed" xlink:actuate="onLoad"/></draw:frame><text:span text:style-name="Default_20_Paragraph_20_Font"><text:span text:style-name="T11"> (bootstrap samples) from the training set are randomly selected and train the bagging trees </text:span></text:span><draw:frame draw:style-name="fr6" draw:name="107" text:anchor-type="as-char" svg:width="0.1457in" style:rel-width="scale" svg:height="0.198in" style:rel-height="scale" draw:z-index="108"><draw:object xlink:href="./Object 107" xlink:type="simple" xlink:show="embed" xlink:actuate="onLoad"/><draw:image xlink:href="./ObjectReplacements/Object 107" xlink:type="simple" xlink:show="embed" xlink:actuate="onLoad"/></draw:frame><text:span text:style-name="Default_20_Paragraph_20_Font"><text:span text:style-name="T11"> on </text:span></text:span><draw:frame draw:style-name="fr6" draw:name="108" text:anchor-type="as-char" svg:width="0.198in" style:rel-width="scale" svg:height="0.198in" style:rel-height="scale" draw:z-index="109"><draw:object xlink:href="./Object 108" xlink:type="simple" xlink:show="embed" xlink:actuate="onLoad"/><draw:image xlink:href="./ObjectReplacements/Object 108" xlink:type="simple" xlink:show="embed" xlink:actuate="onLoad"/></draw:frame><text:span text:style-name="Default_20_Paragraph_20_Font"><text:span text:style-name="T11"> and</text:span></text:span><draw:frame draw:style-name="fr6" draw:name="109" text:anchor-type="as-char" svg:width="0.2189in" style:rel-width="scale" svg:height="0.198in" style:rel-height="scale" draw:z-index="110"><draw:object xlink:href="./Object 109" xlink:type="simple" xlink:show="embed" xlink:actuate="onLoad"/><draw:image xlink:href="./ObjectReplacements/Object 109" xlink:type="simple" xlink:show="embed" xlink:actuate="onLoad"/></draw:frame><text:span text:style-name="Default_20_Paragraph_20_Font"><text:span text:style-name="T11">. The optimal number of trees in the random forest depends on the size and structure of the data. </text:span></text:span>In general a few hundred to several thousand trees are used whereas the generalization error for forests converges to a limit as the number of trees becomes large (Cutler, 2014). In random forests at each candidate split a random subset of features is selected. Typically for a dataset with p features <draw:frame draw:style-name="fr6" draw:name="110" text:anchor-type="as-char" svg:width="0.2189in" style:rel-width="scale" svg:height="0.2398in" style:rel-height="scale" draw:z-index="111"><draw:object xlink:href="./Object 110" xlink:type="simple" xlink:show="embed" xlink:actuate="onLoad"/><draw:image xlink:href="./ObjectReplacements/Object 110" xlink:type="simple" xlink:show="embed" xlink:actuate="onLoad"/></draw:frame> <text:s/>features are used in each split (Breiman, 2014).</text:p>
      <text:p text:style-name="Heading_20_4">Random forest prediction</text:p>
      <text:p text:style-name="Normal">The random forest prediction of a sample is done by predicting each trained tree in the random forest and averaging the prediction results over all trees. <text:s/>The output of the random forest can be normalized by the number of trees and interpreted as a soft-output probability. The prediction output is shown in <text:soft-page-break/><text:bookmark-ref text:reference-format="text" text:ref-name="_Ref403230785">(24)</text:bookmark-ref> whereas <draw:frame draw:style-name="fr6" draw:name="111" text:anchor-type="as-char" svg:width="0.1146in" style:rel-width="scale" svg:height="0.198in" style:rel-height="scale" draw:z-index="112"><draw:object xlink:href="./Object 111" xlink:type="simple" xlink:show="embed" xlink:actuate="onLoad"/><draw:image xlink:href="./ObjectReplacements/Object 111" xlink:type="simple" xlink:show="embed" xlink:actuate="onLoad"/></draw:frame> is the number of trees in the forest and <text:s/><draw:frame draw:style-name="fr6" draw:name="112" text:anchor-type="as-char" svg:width="0.1457in" style:rel-width="scale" svg:height="0.2083in" style:rel-height="scale" draw:z-index="113"><draw:object xlink:href="./Object 112" xlink:type="simple" xlink:show="embed" xlink:actuate="onLoad"/><draw:image xlink:href="./ObjectReplacements/Object 112" xlink:type="simple" xlink:show="embed" xlink:actuate="onLoad"/></draw:frame><text:span text:style-name="Default_20_Paragraph_20_Font"><text:span text:style-name="T11"> is the trained tree </text:span></text:span>(Breiman, 2014).</text:p>
      <table:table table:name="Table14" table:style-name="Table14">
        <table:table-column table:style-name="Table14.A"/>
        <table:table-column table:style-name="Table14.B"/>
        <table:table-row>
          <table:table-cell table:style-name="Table14.A1" office:value-type="string">
            <text:p text:style-name="P29"><draw:frame draw:style-name="fr6" draw:name="113" text:anchor-type="as-char" svg:width="1.0937in" style:rel-width="scale" svg:height="0.5626in" style:rel-height="scale" draw:z-index="114"><draw:object xlink:href="./Object 113" xlink:type="simple" xlink:show="embed" xlink:actuate="onLoad"/><draw:image xlink:href="./ObjectReplacements/Object 113" xlink:type="simple" xlink:show="embed" xlink:actuate="onLoad"/></draw:frame></text:p>
          </table:table-cell>
          <table:table-cell table:style-name="Table14.A1" office:value-type="string">
            <text:p text:style-name="P24"><text:bookmark-start text:name="_Ref403230785"/>(24)<text:bookmark-end text:name="_Ref403230785"/></text:p>
          </table:table-cell>
        </table:table-row>
      </table:table>
      <text:p text:style-name="Heading_20_4">Out-of-bag (OOB<text:alphabetical-index-mark text:string-value="Out-of-bag error" text:key1="OOB"/>) estimation</text:p>
      <text:p text:style-name="Normal">To train a <draw:frame draw:style-name="fr6" draw:name="114" text:anchor-type="as-char" svg:width="0.0937in" style:rel-width="scale" svg:height="0.198in" style:rel-height="scale" draw:z-index="115"><draw:object xlink:href="./Object 114" xlink:type="simple" xlink:show="embed" xlink:actuate="onLoad"/><draw:image xlink:href="./ObjectReplacements/Object 114" xlink:type="simple" xlink:show="embed" xlink:actuate="onLoad"/></draw:frame><text:span text:style-name="Default_20_Paragraph_20_Font"><text:span text:style-name="T11">-th tree, a random subset of training samples </text:span></text:span><draw:frame draw:style-name="fr6" draw:name="115" text:anchor-type="as-char" svg:width="0.3957in" style:rel-width="scale" svg:height="0.198in" style:rel-height="scale" draw:z-index="116"><draw:object xlink:href="./Object 115" xlink:type="simple" xlink:show="embed" xlink:actuate="onLoad"/><draw:image xlink:href="./ObjectReplacements/Object 115" xlink:type="simple" xlink:show="embed" xlink:actuate="onLoad"/></draw:frame><text:span text:style-name="Default_20_Paragraph_20_Font"><text:span text:style-name="T11"> is used to construct the tree, whereas each tree uses different bootstrap samples. The samples that are not used to construct the </text:span></text:span><draw:frame draw:style-name="fr6" draw:name="116" text:anchor-type="as-char" svg:width="0.0937in" style:rel-width="scale" svg:height="0.198in" style:rel-height="scale" draw:z-index="117"><draw:object xlink:href="./Object 116" xlink:type="simple" xlink:show="embed" xlink:actuate="onLoad"/><draw:image xlink:href="./ObjectReplacements/Object 116" xlink:type="simple" xlink:show="embed" xlink:actuate="onLoad"/></draw:frame><text:span text:style-name="Default_20_Paragraph_20_Font"><text:span text:style-name="T11">-th tree are predicted by the </text:span></text:span><draw:frame draw:style-name="fr6" draw:name="117" text:anchor-type="as-char" svg:width="0.0937in" style:rel-width="scale" svg:height="0.198in" style:rel-height="scale" draw:z-index="118"><draw:object xlink:href="./Object 117" xlink:type="simple" xlink:show="embed" xlink:actuate="onLoad"/><draw:image xlink:href="./ObjectReplacements/Object 117" xlink:type="simple" xlink:show="embed" xlink:actuate="onLoad"/></draw:frame><text:span text:style-name="Default_20_Paragraph_20_Font"><text:span text:style-name="T11">-th tree to get a classification. The estimation is called out-of-bag estimation. In this way, a test set classification is obtained for each case. At the end of the run, take </text:span></text:span><draw:frame draw:style-name="fr6" draw:name="118" text:anchor-type="as-char" svg:width="0.0626in" style:rel-width="scale" svg:height="0.198in" style:rel-height="scale" draw:z-index="119"><draw:object xlink:href="./Object 118" xlink:type="simple" xlink:show="embed" xlink:actuate="onLoad"/><draw:image xlink:href="./ObjectReplacements/Object 118" xlink:type="simple" xlink:show="embed" xlink:actuate="onLoad"/></draw:frame><text:span text:style-name="Default_20_Paragraph_20_Font"><text:span text:style-name="T11"> to be the class that got most of the votes every time case </text:span></text:span><draw:frame draw:style-name="fr6" draw:name="119" text:anchor-type="as-char" svg:width="0.0937in" style:rel-width="scale" svg:height="0.198in" style:rel-height="scale" draw:z-index="120"><draw:object xlink:href="./Object 119" xlink:type="simple" xlink:show="embed" xlink:actuate="onLoad"/><draw:image xlink:href="./ObjectReplacements/Object 119" xlink:type="simple" xlink:show="embed" xlink:actuate="onLoad"/></draw:frame><text:span text:style-name="Default_20_Paragraph_20_Font"><text:span text:style-name="T11"> was OOB</text:span></text:span><text:alphabetical-index-mark text:string-value="Out-of-bag error" text:key1="OOB"/><text:span text:style-name="Default_20_Paragraph_20_Font"><text:span text:style-name="T11">. The proportion of times that </text:span></text:span><draw:frame draw:style-name="fr6" draw:name="120" text:anchor-type="as-char" svg:width="0.0626in" style:rel-width="scale" svg:height="0.198in" style:rel-height="scale" draw:z-index="121"><draw:object xlink:href="./Object 120" xlink:type="simple" xlink:show="embed" xlink:actuate="onLoad"/><draw:image xlink:href="./ObjectReplacements/Object 120" xlink:type="simple" xlink:show="embed" xlink:actuate="onLoad"/></draw:frame><text:span text:style-name="Default_20_Paragraph_20_Font"><text:span text:style-name="T11"> is not equal to the true class of </text:span></text:span><draw:frame draw:style-name="fr6" draw:name="121" text:anchor-type="as-char" svg:width="0.0937in" style:rel-width="scale" svg:height="0.198in" style:rel-height="scale" draw:z-index="122"><draw:object xlink:href="./Object 121" xlink:type="simple" xlink:show="embed" xlink:actuate="onLoad"/><draw:image xlink:href="./ObjectReplacements/Object 121" xlink:type="simple" xlink:show="embed" xlink:actuate="onLoad"/></draw:frame><text:span text:style-name="Default_20_Paragraph_20_Font"><text:span text:style-name="T11"> averaged over all classes is the OOB</text:span></text:span><text:alphabetical-index-mark text:string-value="Out-of-bag error" text:key1="OOB"/><text:span text:style-name="Default_20_Paragraph_20_Font"><text:span text:style-name="T11"> error estimate </text:span></text:span><text:span text:style-name="Default_20_Paragraph_20_Font"><text:span text:style-name="T11">(Breiman, 2014).</text:span></text:span></text:p>
      <text:list xml:id="list174004657617549" text:continue-numbering="true" text:style-name="L23">
        <text:list-item>
          <text:list>
            <text:list-item>
              <text:list>
                <text:list-item>
                  <text:p text:style-name="P123"><text:bookmark-start text:name="_Toc413454125"/><text:bookmark-start text:name="_Ref410643605"/>Support vector machine classifier<text:bookmark-end text:name="_Toc413454125"/><text:bookmark-end text:name="_Ref410643605"/></text:p>
                </text:list-item>
              </text:list>
            </text:list-item>
          </text:list>
        </text:list-item>
      </text:list>
      <text:p text:style-name="Normal">Support vector machine (SVM<text:alphabetical-index-mark text:string-value="Support vector machine" text:key1="SVM"/>) is a learning algorithm that analyzes data and recognizes patterns used for classification and regression analyses. Given a set of training samples, each marked with one of two classification categories, an SVM<text:alphabetical-index-mark text:string-value="Support vector machine" text:key1="SVM"/> model can be trained to assign new samples into one category or the other. In addition to performing linear classification, an SVM<text:alphabetical-index-mark text:string-value="Support vector machine" text:key1="SVM"/> <text:s/>can efficiently perform a non-linear classification by using the so called kernel-trick. The kernel-trick is a mapping of the input data to a high-dimensional feature space (Wikipedia-SVM, 2015). The SVM<text:alphabetical-index-mark text:string-value="Support vector machine" text:key1="SVM"/> classifier constructs a hyperplane or set of hyperplanes in a high- or infinite dimensional space. A good separation is achieved if the hyperplane has a large distance to the nearest training data points of any class (functional <text:soft-page-break/>margin), since in general the larger the margin the lower the generalization error of the classifier.</text:p>
      <text:p text:style-name="Heading_20_4">Linear Support vector machine</text:p>
      <text:p text:style-name="Normal">The linear support vector machine (Linear-SVM<text:alphabetical-index-mark text:string-value="Support vector machine" text:key1="SVM"/>) is the simplest case of SVMs and can be used to classify linear separable data by constructing a separating hyperplane. Suppose there are labeled training data</text:p>
      <table:table table:name="Table15" table:style-name="Table15">
        <table:table-column table:style-name="Table15.A"/>
        <table:table-column table:style-name="Table15.B"/>
        <table:table-row>
          <table:table-cell table:style-name="Table15.A1" office:value-type="string">
            <text:p text:style-name="P29"><draw:frame draw:style-name="fr6" draw:name="122" text:anchor-type="as-char" svg:width="2.698in" style:rel-width="scale" svg:height="0.198in" style:rel-height="scale" draw:z-index="123"><draw:object xlink:href="./Object 122" xlink:type="simple" xlink:show="embed" xlink:actuate="onLoad"/><draw:image xlink:href="./ObjectReplacements/Object 122" xlink:type="simple" xlink:show="embed" xlink:actuate="onLoad"/></draw:frame></text:p>
          </table:table-cell>
          <table:table-cell table:style-name="Table15.A1" office:value-type="string">
            <text:p text:style-name="P24">(25)</text:p>
          </table:table-cell>
        </table:table-row>
      </table:table>
      <text:p text:style-name="Normal">and a hyperplane which separates the positive and negative data. The points <draw:frame draw:style-name="fr6" draw:name="123" text:anchor-type="as-char" svg:width="0.0937in" style:rel-width="scale" svg:height="0.198in" style:rel-height="scale" draw:z-index="124"><draw:object xlink:href="./Object 123" xlink:type="simple" xlink:show="embed" xlink:actuate="onLoad"/><draw:image xlink:href="./ObjectReplacements/Object 123" xlink:type="simple" xlink:show="embed" xlink:actuate="onLoad"/></draw:frame><text:span text:style-name="Default_20_Paragraph_20_Font"><text:span text:style-name="T11"> which lies on the hyperplane satisfy </text:span></text:span><draw:frame draw:style-name="fr6" draw:name="124" text:anchor-type="as-char" svg:width="0.948in" style:rel-width="scale" svg:height="0.198in" style:rel-height="scale" draw:z-index="125"><draw:object xlink:href="./Object 124" xlink:type="simple" xlink:show="embed" xlink:actuate="onLoad"/><draw:image xlink:href="./ObjectReplacements/Object 124" xlink:type="simple" xlink:show="embed" xlink:actuate="onLoad"/></draw:frame><text:span text:style-name="Default_20_Paragraph_20_Font"><text:span text:style-name="T11">, where </text:span></text:span><draw:frame draw:style-name="fr6" draw:name="125" text:anchor-type="as-char" svg:width="0.1354in" style:rel-width="scale" svg:height="0.198in" style:rel-height="scale" draw:z-index="126"><draw:object xlink:href="./Object 125" xlink:type="simple" xlink:show="embed" xlink:actuate="onLoad"/><draw:image xlink:href="./ObjectReplacements/Object 125" xlink:type="simple" xlink:show="embed" xlink:actuate="onLoad"/></draw:frame><text:span text:style-name="Default_20_Paragraph_20_Font"><text:span text:style-name="T11"> is the normal of the hyperplane and <text:s/>is the perpendicular distance from the hyperplane to the origen, and </text:span></text:span><draw:frame draw:style-name="fr6" draw:name="126" text:anchor-type="as-char" svg:width="0.3437in" style:rel-width="scale" svg:height="0.198in" style:rel-height="scale" draw:z-index="127"><draw:object xlink:href="./Object 126" xlink:type="simple" xlink:show="embed" xlink:actuate="onLoad"/><draw:image xlink:href="./ObjectReplacements/Object 126" xlink:type="simple" xlink:show="embed" xlink:actuate="onLoad"/></draw:frame><text:span text:style-name="Default_20_Paragraph_20_Font"><text:span text:style-name="T11"> is the Eucledian norm of </text:span></text:span><draw:frame draw:style-name="fr6" draw:name="127" text:anchor-type="as-char" svg:width="0.1354in" style:rel-width="scale" svg:height="0.198in" style:rel-height="scale" draw:z-index="128"><draw:object xlink:href="./Object 127" xlink:type="simple" xlink:show="embed" xlink:actuate="onLoad"/><draw:image xlink:href="./ObjectReplacements/Object 127" xlink:type="simple" xlink:show="embed" xlink:actuate="onLoad"/></draw:frame><text:span text:style-name="Default_20_Paragraph_20_Font"><text:span text:style-name="T11">. For the linear separable case, the goal of the algorithm is to find the separating hyperplane with the largest margin. This can be formulated as follows:</text:span></text:span></text:p>
      <table:table table:name="Table16" table:style-name="Table16">
        <table:table-column table:style-name="Table16.A"/>
        <table:table-column table:style-name="Table16.B"/>
        <table:table-row>
          <table:table-cell table:style-name="Table16.A1" office:value-type="string">
            <text:p text:style-name="P29"><draw:frame draw:style-name="fr6" draw:name="128" text:anchor-type="as-char" svg:width="2.0417in" style:rel-width="scale" svg:height="0.198in" style:rel-height="scale" draw:z-index="129"><draw:object xlink:href="./Object 128" xlink:type="simple" xlink:show="embed" xlink:actuate="onLoad"/><draw:image xlink:href="./ObjectReplacements/Object 128" xlink:type="simple" xlink:show="embed" xlink:actuate="onLoad"/></draw:frame></text:p>
          </table:table-cell>
          <table:table-cell table:style-name="Table16.A1" office:value-type="string">
            <text:p text:style-name="P24">(26)</text:p>
          </table:table-cell>
        </table:table-row>
        <table:table-row>
          <table:table-cell table:style-name="Table16.A1" office:value-type="string">
            <text:p text:style-name="P29"><draw:frame draw:style-name="fr6" draw:name="129" text:anchor-type="as-char" svg:width="2.0417in" style:rel-width="scale" svg:height="0.198in" style:rel-height="scale" draw:z-index="130"><draw:object xlink:href="./Object 129" xlink:type="simple" xlink:show="embed" xlink:actuate="onLoad"/><draw:image xlink:href="./ObjectReplacements/Object 129" xlink:type="simple" xlink:show="embed" xlink:actuate="onLoad"/></draw:frame></text:p>
          </table:table-cell>
          <table:table-cell table:style-name="Table16.A1" office:value-type="string">
            <text:p text:style-name="P24"><text:bookmark-start text:name="_Ref413166859"/>(27)<text:bookmark-end text:name="_Ref413166859"/></text:p>
          </table:table-cell>
        </table:table-row>
      </table:table>
      <text:p text:style-name="Normal">These can be combined into one set of inequalities:</text:p>
      <table:table table:name="Table17" table:style-name="Table17">
        <table:table-column table:style-name="Table17.A"/>
        <table:table-column table:style-name="Table17.B"/>
        <table:table-row>
          <table:table-cell table:style-name="Table17.A1" office:value-type="string">
            <text:p text:style-name="P29"><draw:frame draw:style-name="fr6" draw:name="130" text:anchor-type="as-char" svg:width="1.8437in" style:rel-width="scale" svg:height="0.198in" style:rel-height="scale" draw:z-index="131"><draw:object xlink:href="./Object 130" xlink:type="simple" xlink:show="embed" xlink:actuate="onLoad"/><draw:image xlink:href="./ObjectReplacements/Object 130" xlink:type="simple" xlink:show="embed" xlink:actuate="onLoad"/></draw:frame></text:p>
          </table:table-cell>
          <table:table-cell table:style-name="Table17.A1" office:value-type="string">
            <text:p text:style-name="P24"><text:bookmark-start text:name="_Ref408260786"/>(28)<text:bookmark-end text:name="_Ref408260786"/></text:p>
          </table:table-cell>
        </table:table-row>
      </table:table>
      <text:p text:style-name="Normal">The points for which the equality <text:bookmark-ref text:reference-format="text" text:ref-name="_Ref413166859">(27)</text:bookmark-ref> holds are placed on the hyperplane <draw:frame draw:style-name="fr6" draw:name="131" text:anchor-type="as-char" svg:width="1.2602in" style:rel-width="scale" svg:height="0.198in" style:rel-height="scale" draw:z-index="132"><draw:object xlink:href="./Object 131" xlink:type="simple" xlink:show="embed" xlink:actuate="onLoad"/><draw:image xlink:href="./ObjectReplacements/Object 131" xlink:type="simple" xlink:show="embed" xlink:actuate="onLoad"/></draw:frame><text:span text:style-name="Default_20_Paragraph_20_Font"><text:span text:style-name="T11"> </text:span></text:span>and the point for which the equality <text:bookmark-ref text:reference-format="text" text:ref-name="_Ref408260786">(28)</text:bookmark-ref> holds are placed on the hyperplane <draw:frame draw:style-name="fr6" draw:name="132" text:anchor-type="as-char" svg:width="1.3854in" style:rel-width="scale" svg:height="0.198in" style:rel-height="scale" draw:z-index="133"><draw:object xlink:href="./Object 132" xlink:type="simple" xlink:show="embed" xlink:actuate="onLoad"/><draw:image xlink:href="./ObjectReplacements/Object 132" xlink:type="simple" xlink:show="embed" xlink:actuate="onLoad"/></draw:frame><text:span text:style-name="Default_20_Paragraph_20_Font"><text:span text:style-name="T11"> </text:span></text:span>, they are called support vectors. The distance of the hyperlane <draw:frame draw:style-name="fr6" draw:name="133" text:anchor-type="as-char" svg:width="0.1874in" style:rel-width="scale" svg:height="0.198in" style:rel-height="scale" draw:z-index="134"><draw:object xlink:href="./Object 133" xlink:type="simple" xlink:show="embed" xlink:actuate="onLoad"/><draw:image xlink:href="./ObjectReplacements/Object 133" xlink:type="simple" xlink:show="embed" xlink:actuate="onLoad"/></draw:frame><text:span text:style-name="Default_20_Paragraph_20_Font"><text:span text:style-name="T11"> and </text:span></text:span><draw:frame draw:style-name="fr6" draw:name="134" text:anchor-type="as-char" svg:width="0.1874in" style:rel-width="scale" svg:height="0.198in" style:rel-height="scale" draw:z-index="135"><draw:object xlink:href="./Object 134" xlink:type="simple" xlink:show="embed" xlink:actuate="onLoad"/><draw:image xlink:href="./ObjectReplacements/Object 134" xlink:type="simple" xlink:show="embed" xlink:actuate="onLoad"/></draw:frame><text:span text:style-name="Default_20_Paragraph_20_Font"><text:span text:style-name="T11"> from the separation hyperplane is <text:s/>and the margin is. To maximize the margin, </text:span></text:span><draw:frame draw:style-name="fr6" draw:name="135" text:anchor-type="as-char" svg:width="0.3126in" style:rel-width="scale" svg:height="0.198in" style:rel-height="scale" draw:z-index="136"><draw:object xlink:href="./Object 135" xlink:type="simple" xlink:show="embed" xlink:actuate="onLoad"/><draw:image xlink:href="./ObjectReplacements/Object 135" xlink:type="simple" xlink:show="embed" xlink:actuate="onLoad"/></draw:frame><text:span text:style-name="Default_20_Paragraph_20_Font"><text:span text:style-name="T11"> has to be minimized subject to </text:span></text:span><text:soft-page-break/><text:span text:style-name="Default_20_Paragraph_20_Font"><text:span text:style-name="T11">the constraints </text:span></text:span><text:bookmark-ref text:reference-format="text" text:ref-name="_Ref408260786">(28)</text:bookmark-ref><text:span text:style-name="Default_20_Paragraph_20_Font"><text:span text:style-name="T11">. This problem can be reformulated by introducing Lagrange multipliers </text:span></text:span><draw:frame draw:style-name="fr6" draw:name="136" text:anchor-type="as-char" svg:width="0.1146in" style:rel-width="scale" svg:height="0.198in" style:rel-height="scale" draw:z-index="137"><draw:object xlink:href="./Object 136" xlink:type="simple" xlink:show="embed" xlink:actuate="onLoad"/><draw:image xlink:href="./ObjectReplacements/Object 136" xlink:type="simple" xlink:show="embed" xlink:actuate="onLoad"/></draw:frame><text:span text:style-name="Default_20_Paragraph_20_Font"><text:span text:style-name="T11"> to the Lagrangian:</text:span></text:span></text:p>
      <table:table table:name="Table18" table:style-name="Table18">
        <table:table-column table:style-name="Table18.A"/>
        <table:table-column table:style-name="Table18.B"/>
        <table:table-row>
          <table:table-cell table:style-name="Table18.A1" office:value-type="string">
            <text:p text:style-name="P29"><draw:frame draw:style-name="fr6" draw:name="137" text:anchor-type="as-char" svg:width="3.1043in" style:rel-width="scale" svg:height="0.5626in" style:rel-height="scale" draw:z-index="138"><draw:object xlink:href="./Object 137" xlink:type="simple" xlink:show="embed" xlink:actuate="onLoad"/><draw:image xlink:href="./ObjectReplacements/Object 137" xlink:type="simple" xlink:show="embed" xlink:actuate="onLoad"/></draw:frame></text:p>
          </table:table-cell>
          <table:table-cell table:style-name="Table18.A1" office:value-type="string">
            <text:p text:style-name="P24"><text:bookmark-start text:name="_Ref412207603"/>(29)<text:bookmark-end text:name="_Ref412207603"/></text:p>
          </table:table-cell>
        </table:table-row>
      </table:table>
      <text:p text:style-name="Normal"><text:span text:style-name="Default_20_Paragraph_20_Font"><text:span text:style-name="T11">The Lagrangian </text:span></text:span><draw:frame draw:style-name="fr6" draw:name="138" text:anchor-type="as-char" svg:width="0.1665in" style:rel-width="scale" svg:height="0.2189in" style:rel-height="scale" draw:z-index="139"><draw:object xlink:href="./Object 138" xlink:type="simple" xlink:show="embed" xlink:actuate="onLoad"/><draw:image xlink:href="./ObjectReplacements/Object 138" xlink:type="simple" xlink:show="embed" xlink:actuate="onLoad"/></draw:frame><text:span text:style-name="Default_20_Paragraph_20_Font"><text:span text:style-name="T11"> has to be minimized with respect to</text:span></text:span><draw:frame draw:style-name="fr6" draw:name="139" text:anchor-type="as-char" svg:width="0.1665in" style:rel-width="scale" svg:height="0.198in" style:rel-height="scale" draw:z-index="140"><draw:object xlink:href="./Object 139" xlink:type="simple" xlink:show="embed" xlink:actuate="onLoad"/><draw:image xlink:href="./ObjectReplacements/Object 139" xlink:type="simple" xlink:show="embed" xlink:actuate="onLoad"/></draw:frame><text:span text:style-name="Default_20_Paragraph_20_Font"><text:span text:style-name="T11"> and simultaneously require that the derivatives of </text:span></text:span><draw:frame draw:style-name="fr6" draw:name="140" text:anchor-type="as-char" svg:width="0.1665in" style:rel-width="scale" svg:height="0.2189in" style:rel-height="scale" draw:z-index="141"><draw:object xlink:href="./Object 140" xlink:type="simple" xlink:show="embed" xlink:actuate="onLoad"/><draw:image xlink:href="./ObjectReplacements/Object 140" xlink:type="simple" xlink:show="embed" xlink:actuate="onLoad"/></draw:frame><text:span text:style-name="Default_20_Paragraph_20_Font"><text:span text:style-name="T11"> with respect to all the </text:span></text:span><draw:frame draw:style-name="fr6" draw:name="141" text:anchor-type="as-char" svg:width="0.1563in" style:rel-width="scale" svg:height="0.198in" style:rel-height="scale" draw:z-index="142"><draw:object xlink:href="./Object 141" xlink:type="simple" xlink:show="embed" xlink:actuate="onLoad"/><draw:image xlink:href="./ObjectReplacements/Object 141" xlink:type="simple" xlink:show="embed" xlink:actuate="onLoad"/></draw:frame><text:span text:style-name="Default_20_Paragraph_20_Font"><text:span text:style-name="T11"> vanish, subject to the constrains </text:span></text:span><draw:frame draw:style-name="fr6" draw:name="142" text:anchor-type="as-char" svg:width="0.4583in" style:rel-width="scale" svg:height="0.198in" style:rel-height="scale" draw:z-index="143"><draw:object xlink:href="./Object 142" xlink:type="simple" xlink:show="embed" xlink:actuate="onLoad"/><draw:image xlink:href="./ObjectReplacements/Object 142" xlink:type="simple" xlink:show="embed" xlink:actuate="onLoad"/></draw:frame><text:span text:style-name="Default_20_Paragraph_20_Font"><text:span text:style-name="T11">. Now it is a quadratic programming problem which can be solved by standard quadratic programming techniques and programs. The solution can be read in (Burges, 1998). The vector </text:span></text:span><draw:frame draw:style-name="fr6" draw:name="143" text:anchor-type="as-char" svg:width="0.1354in" style:rel-width="scale" svg:height="0.198in" style:rel-height="scale" draw:z-index="144"><draw:object xlink:href="./Object 143" xlink:type="simple" xlink:show="embed" xlink:actuate="onLoad"/><draw:image xlink:href="./ObjectReplacements/Object 143" xlink:type="simple" xlink:show="embed" xlink:actuate="onLoad"/></draw:frame><text:span text:style-name="Default_20_Paragraph_20_Font"><text:span text:style-name="T11"> can be expressed as a linear combination of the training vectors:</text:span></text:span></text:p>
      <table:table table:name="Table19" table:style-name="Table19">
        <table:table-column table:style-name="Table19.A"/>
        <table:table-column table:style-name="Table19.B"/>
        <table:table-row>
          <table:table-cell table:style-name="Table19.A1" office:value-type="string">
            <text:p text:style-name="P29"><draw:frame draw:style-name="fr6" draw:name="144" text:anchor-type="as-char" svg:width="1.0417in" style:rel-width="scale" svg:height="0.5417in" style:rel-height="scale" draw:z-index="145"><draw:object xlink:href="./Object 144" xlink:type="simple" xlink:show="embed" xlink:actuate="onLoad"/><draw:image xlink:href="./ObjectReplacements/Object 144" xlink:type="simple" xlink:show="embed" xlink:actuate="onLoad"/></draw:frame></text:p>
          </table:table-cell>
          <table:table-cell table:style-name="Table19.A1" office:value-type="string">
            <text:p text:style-name="P24">(30)</text:p>
          </table:table-cell>
        </table:table-row>
      </table:table>
      <text:p text:style-name="Normal">The problem can be reformulate in the “dual” problem which maximizes <draw:frame draw:style-name="fr6" draw:name="145" text:anchor-type="as-char" svg:width="0.1665in" style:rel-width="scale" svg:height="0.2189in" style:rel-height="scale" draw:z-index="146"><draw:object xlink:href="./Object 145" xlink:type="simple" xlink:show="embed" xlink:actuate="onLoad"/><draw:image xlink:href="./ObjectReplacements/Object 145" xlink:type="simple" xlink:show="embed" xlink:actuate="onLoad"/></draw:frame><text:span text:style-name="Default_20_Paragraph_20_Font"><text:span text:style-name="T11"> subject to the constrain that the gradient of </text:span></text:span><draw:frame draw:style-name="fr6" draw:name="146" text:anchor-type="as-char" svg:width="0.1665in" style:rel-width="scale" svg:height="0.2189in" style:rel-height="scale" draw:z-index="147"><draw:object xlink:href="./Object 146" xlink:type="simple" xlink:show="embed" xlink:actuate="onLoad"/><draw:image xlink:href="./ObjectReplacements/Object 146" xlink:type="simple" xlink:show="embed" xlink:actuate="onLoad"/></draw:frame><text:span text:style-name="Default_20_Paragraph_20_Font"><text:span text:style-name="T11"> with respect to </text:span></text:span><draw:frame draw:style-name="fr6" draw:name="147" text:anchor-type="as-char" svg:width="0.1354in" style:rel-width="scale" svg:height="0.198in" style:rel-height="scale" draw:z-index="148"><draw:object xlink:href="./Object 147" xlink:type="simple" xlink:show="embed" xlink:actuate="onLoad"/><draw:image xlink:href="./ObjectReplacements/Object 147" xlink:type="simple" xlink:show="embed" xlink:actuate="onLoad"/></draw:frame><text:span text:style-name="Default_20_Paragraph_20_Font"><text:span text:style-name="T11"> and </text:span></text:span><draw:frame draw:style-name="fr6" draw:name="148" text:anchor-type="as-char" svg:width="0.0937in" style:rel-width="scale" svg:height="0.198in" style:rel-height="scale" draw:z-index="149"><draw:object xlink:href="./Object 148" xlink:type="simple" xlink:show="embed" xlink:actuate="onLoad"/><draw:image xlink:href="./ObjectReplacements/Object 148" xlink:type="simple" xlink:show="embed" xlink:actuate="onLoad"/></draw:frame><text:span text:style-name="Default_20_Paragraph_20_Font"><text:span text:style-name="T11"> vanish, and the subject also to the constrain that the</text:span></text:span><draw:frame draw:style-name="fr6" draw:name="149" text:anchor-type="as-char" svg:width="0.5in" style:rel-width="scale" svg:height="0.198in" style:rel-height="scale" draw:z-index="150"><draw:object xlink:href="./Object 149" xlink:type="simple" xlink:show="embed" xlink:actuate="onLoad"/><draw:image xlink:href="./ObjectReplacements/Object 149" xlink:type="simple" xlink:show="embed" xlink:actuate="onLoad"/></draw:frame><text:span text:style-name="Default_20_Paragraph_20_Font"><text:span text:style-name="T11">. </text:span></text:span>Requiring that the gradient of <draw:frame draw:style-name="fr6" draw:name="150" text:anchor-type="as-char" svg:width="0.1665in" style:rel-width="scale" svg:height="0.2189in" style:rel-height="scale" draw:z-index="151"><draw:object xlink:href="./Object 150" xlink:type="simple" xlink:show="embed" xlink:actuate="onLoad"/><draw:image xlink:href="./ObjectReplacements/Object 150" xlink:type="simple" xlink:show="embed" xlink:actuate="onLoad"/></draw:frame><text:span text:style-name="Default_20_Paragraph_20_Font"><text:span text:style-name="T11"> with respect to </text:span></text:span><draw:frame draw:style-name="fr6" draw:name="151" text:anchor-type="as-char" svg:width="0.1354in" style:rel-width="scale" svg:height="0.198in" style:rel-height="scale" draw:z-index="152"><draw:object xlink:href="./Object 151" xlink:type="simple" xlink:show="embed" xlink:actuate="onLoad"/><draw:image xlink:href="./ObjectReplacements/Object 151" xlink:type="simple" xlink:show="embed" xlink:actuate="onLoad"/></draw:frame><text:span text:style-name="Default_20_Paragraph_20_Font"><text:span text:style-name="T11"> and </text:span></text:span><draw:frame draw:style-name="fr6" draw:name="152" text:anchor-type="as-char" svg:width="0.1043in" style:rel-width="scale" svg:height="0.198in" style:rel-height="scale" draw:z-index="153"><draw:object xlink:href="./Object 152" xlink:type="simple" xlink:show="embed" xlink:actuate="onLoad"/><draw:image xlink:href="./ObjectReplacements/Object 152" xlink:type="simple" xlink:show="embed" xlink:actuate="onLoad"/></draw:frame><text:span text:style-name="Default_20_Paragraph_20_Font"><text:span text:style-name="T11"> vanish give the condition:</text:span></text:span></text:p>
      <table:table table:name="Table20" table:style-name="Table20">
        <table:table-column table:style-name="Table20.A"/>
        <table:table-column table:style-name="Table20.B"/>
        <table:table-row>
          <table:table-cell table:style-name="Table20.A1" office:value-type="string">
            <text:p text:style-name="P29"><draw:frame draw:style-name="fr6" draw:name="153" text:anchor-type="as-char" svg:width="1.698in" style:rel-width="scale" svg:height="0.448in" style:rel-height="scale" draw:z-index="154"><draw:object xlink:href="./Object 153" xlink:type="simple" xlink:show="embed" xlink:actuate="onLoad"/><draw:image xlink:href="./ObjectReplacements/Object 153" xlink:type="simple" xlink:show="embed" xlink:actuate="onLoad"/></draw:frame></text:p>
          </table:table-cell>
          <table:table-cell table:style-name="Table20.A1" office:value-type="string">
            <text:p text:style-name="P24">(31)</text:p>
          </table:table-cell>
        </table:table-row>
      </table:table>
      <text:p text:style-name="Normal">This can be substituted in <text:bookmark-ref text:reference-format="text" text:ref-name="_Ref412207603">(29)</text:bookmark-ref> to give</text:p>
      <table:table table:name="Table21" table:style-name="Table21">
        <table:table-column table:style-name="Table21.A"/>
        <table:table-column table:style-name="Table21.B"/>
        <text:soft-page-break/>
        <table:table-row>
          <table:table-cell table:style-name="Table21.A1" office:value-type="string">
            <text:p text:style-name="P29"><draw:frame draw:style-name="fr6" draw:name="154" text:anchor-type="as-char" svg:width="2.3752in" style:rel-width="scale" svg:height="0.5835in" style:rel-height="scale" draw:z-index="155"><draw:object xlink:href="./Object 154" xlink:type="simple" xlink:show="embed" xlink:actuate="onLoad"/><draw:image xlink:href="./ObjectReplacements/Object 154" xlink:type="simple" xlink:show="embed" xlink:actuate="onLoad"/></draw:frame></text:p>
          </table:table-cell>
          <table:table-cell table:style-name="Table21.A1" office:value-type="string">
            <text:p text:style-name="P24">(32)</text:p>
          </table:table-cell>
        </table:table-row>
        <table:table-row>
          <table:table-cell table:style-name="Table21.A1" office:value-type="string">
            <text:p text:style-name="P24"><text:span text:style-name="Default_20_Paragraph_20_Font"><text:span text:style-name="T6">(Burges, 1998)</text:span></text:span></text:p>
          </table:table-cell>
          <table:table-cell table:style-name="Table21.A1" office:value-type="string">
            <text:p text:style-name="P24"/>
          </table:table-cell>
        </table:table-row>
      </table:table>
      <text:p text:style-name="Heading_20_4">RBF<text:alphabetical-index-mark text:string-value="Radial basis function" text:key1="RBF"/> Support vector machine</text:p>
      <text:p text:style-name="Normal">The linear-SVM<text:alphabetical-index-mark text:string-value="Support vector machine" text:key1="SVM"/> algorithm can be extended by using non-linear functions as hyperplane. This is done with the so called kernel-trick. The dot product <draw:frame draw:style-name="fr6" draw:name="155" text:anchor-type="as-char" svg:width="0.4165in" style:rel-width="scale" svg:height="0.2189in" style:rel-height="scale" draw:z-index="156"><draw:object xlink:href="./Object 155" xlink:type="simple" xlink:show="embed" xlink:actuate="onLoad"/><draw:image xlink:href="./ObjectReplacements/Object 155" xlink:type="simple" xlink:show="embed" xlink:actuate="onLoad"/></draw:frame><text:span text:style-name="Default_20_Paragraph_20_Font"><text:span text:style-name="T11"> is replaced by a nonlinear kernel function</text:span></text:span><draw:frame draw:style-name="fr6" draw:name="156" text:anchor-type="as-char" svg:width="0.6252in" style:rel-width="scale" svg:height="0.2189in" style:rel-height="scale" draw:z-index="157"><draw:object xlink:href="./Object 156" xlink:type="simple" xlink:show="embed" xlink:actuate="onLoad"/><draw:image xlink:href="./ObjectReplacements/Object 156" xlink:type="simple" xlink:show="embed" xlink:actuate="onLoad"/></draw:frame><text:span text:style-name="Default_20_Paragraph_20_Font"><text:span text:style-name="T19">. </text:span></text:span><text:span text:style-name="Default_20_Paragraph_20_Font"><text:span text:style-name="T11">The hyperplane can now separate the positive and negative samples in a higher feature space. A common used nonlinear kernel is the Gaussian radial basis function (RBF</text:span></text:span><text:alphabetical-index-mark text:string-value="Radial basis function" text:key1="RBF"/><text:span text:style-name="Default_20_Paragraph_20_Font"><text:span text:style-name="T11">) kernel:</text:span></text:span></text:p>
      <table:table table:name="Table22" table:style-name="Table22">
        <table:table-column table:style-name="Table22.A"/>
        <table:table-column table:style-name="Table22.B"/>
        <table:table-row>
          <table:table-cell table:style-name="Table22.A1" office:value-type="string">
            <text:p text:style-name="P29"><draw:frame draw:style-name="fr6" draw:name="157" text:anchor-type="as-char" svg:width="3.1457in" style:rel-width="scale" svg:height="0.3646in" style:rel-height="scale" draw:z-index="158"><draw:object xlink:href="./Object 157" xlink:type="simple" xlink:show="embed" xlink:actuate="onLoad"/><draw:image xlink:href="./ObjectReplacements/Object 157" xlink:type="simple" xlink:show="embed" xlink:actuate="onLoad"/></draw:frame></text:p>
          </table:table-cell>
          <table:table-cell table:style-name="Table22.A1" office:value-type="string">
            <text:p text:style-name="P24">(33)</text:p>
          </table:table-cell>
        </table:table-row>
        <table:table-row>
          <table:table-cell table:style-name="Table22.A1" office:value-type="string">
            <text:p text:style-name="P29"><draw:frame draw:style-name="fr6" draw:name="158" text:anchor-type="as-char" svg:width="0.5835in" style:rel-width="scale" svg:height="0.3752in" style:rel-height="scale" draw:z-index="159"><draw:object xlink:href="./Object 158" xlink:type="simple" xlink:show="embed" xlink:actuate="onLoad"/><draw:image xlink:href="./ObjectReplacements/Object 158" xlink:type="simple" xlink:show="embed" xlink:actuate="onLoad"/></draw:frame></text:p>
          </table:table-cell>
          <table:table-cell table:style-name="Table22.A1" office:value-type="string">
            <text:p text:style-name="P24">(34)</text:p>
          </table:table-cell>
        </table:table-row>
      </table:table>
      <text:p text:style-name="Normal">An RBF<text:alphabetical-index-mark text:string-value="Radial basis function" text:key1="RBF"/>-kernel is used because of the complexity of the RBK kernel which is lower than for example polynomial kernels (Hsu, et al., 2010).</text:p>
      <text:p text:style-name="Heading_20_4"><text:bookmark-start text:name="_Ref412543442"/>Grid search method for parameter selection<text:bookmark-end text:name="_Ref412543442"/></text:p>
      <text:p text:style-name="Normal">One of the most important steps of support vector machines (SVM<text:alphabetical-index-mark text:string-value="Support vector machine" text:key1="SVM"/>) modeling is the parameter selection. In this approach the grid search method is used to estimate the optimal parameter which maximizes the classification accuracy. For the linear Support vector machine only the regularization constant <draw:frame draw:style-name="fr6" draw:name="159" text:anchor-type="as-char" svg:width="0.1043in" style:rel-width="scale" svg:height="0.198in" style:rel-height="scale" draw:z-index="160"><draw:object xlink:href="./Object 159" xlink:type="simple" xlink:show="embed" xlink:actuate="onLoad"/><draw:image xlink:href="./ObjectReplacements/Object 159" xlink:type="simple" xlink:show="embed" xlink:actuate="onLoad"/></draw:frame><text:span text:style-name="Default_20_Paragraph_20_Font"><text:span text:style-name="T11"> has to be determined.</text:span></text:span> The regularization constant is adjusting the confidence interval range of the learning machine. By selecting a RBF<text:alphabetical-index-mark text:string-value="Radial basis function" text:key1="RBF"/> kernel function, the regularization constant <draw:frame draw:style-name="fr6" draw:name="160" text:anchor-type="as-char" svg:width="0.1043in" style:rel-width="scale" svg:height="0.198in" style:rel-height="scale" draw:z-index="161"><draw:object xlink:href="./Object 160" xlink:type="simple" xlink:show="embed" xlink:actuate="onLoad"/><draw:image xlink:href="./ObjectReplacements/Object 160" xlink:type="simple" xlink:show="embed" xlink:actuate="onLoad"/></draw:frame><text:span text:style-name="Default_20_Paragraph_20_Font"><text:span text:style-name="T11"> and the kernel hyperparameter</text:span></text:span><text:span text:style-name="Default_20_Paragraph_20_Font"><text:span text:style-name="T11"><office:annotation><dc:creator>marc </dc:creator><dc:date>2015-03-12T17:20:43.512735785</dc:date><text:list text:style-name=""><text:list-item><text:p text:style-name="P144"><text:span text:style-name="T39">hyper-parameter</text:span></text:p></text:list-item></text:list></office:annotation></text:span></text:span><text:span text:style-name="Default_20_Paragraph_20_Font"><text:span text:style-name="T11"> </text:span></text:span><draw:frame draw:style-name="fr6" draw:name="161" text:anchor-type="as-char" svg:width="0.0937in" style:rel-width="scale" svg:height="0.198in" style:rel-height="scale" draw:z-index="162"><draw:object xlink:href="./Object 161" xlink:type="simple" xlink:show="embed" xlink:actuate="onLoad"/><draw:image xlink:href="./ObjectReplacements/Object 161" xlink:type="simple" xlink:show="embed" xlink:actuate="onLoad"/></draw:frame><text:span text:style-name="Default_20_Paragraph_20_Font"><text:span text:style-name="T11"> have </text:span></text:span><text:soft-page-break/><text:span text:style-name="Default_20_Paragraph_20_Font"><text:span text:style-name="T11">to be determined. For the linear SVM</text:span></text:span><text:alphabetical-index-mark text:string-value="Support vector machine" text:key1="SVM"/><text:span text:style-name="Default_20_Paragraph_20_Font"><text:span text:style-name="T11"> the grid sea</text:span></text:span><text:span text:style-name="Default_20_Paragraph_20_Font"><text:span text:style-name="T11">rch method is taking </text:span></text:span><draw:frame draw:style-name="fr6" draw:name="162" text:anchor-type="as-char" svg:width="0.1457in" style:rel-width="scale" svg:height="0.198in" style:rel-height="scale" draw:z-index="163"><draw:object xlink:href="./Object 162" xlink:type="simple" xlink:show="embed" xlink:actuate="onLoad"/><draw:image xlink:href="./ObjectReplacements/Object 162" xlink:type="simple" xlink:show="embed" xlink:actuate="onLoad"/></draw:frame><text:span text:style-name="Default_20_Paragraph_20_Font"><text:span text:style-name="T11"> values in </text:span></text:span><draw:frame draw:style-name="fr6" draw:name="163" text:anchor-type="as-char" svg:width="0.1043in" style:rel-width="scale" svg:height="0.198in" style:rel-height="scale" draw:z-index="164"><draw:object xlink:href="./Object 163" xlink:type="simple" xlink:show="embed" xlink:actuate="onLoad"/><draw:image xlink:href="./ObjectReplacements/Object 163" xlink:type="simple" xlink:show="embed" xlink:actuate="onLoad"/></draw:frame><text:span text:style-name="Default_20_Paragraph_20_Font"><text:span text:style-name="T11"> to form a one dimensional grid. The values are used to estimate the performance of trained SVMs in a three-fold-cross-validation model. The optimal parameter is chosen depending on the maximum performance.</text:span></text:span></text:p>
      <text:p text:style-name="Normal"><text:span text:style-name="Default_20_Paragraph_20_Font"><text:span text:style-name="T11">The grid search method for the nonlinear RBF</text:span></text:span><text:alphabetical-index-mark text:string-value="Radial basis function" text:key1="RBF"/><text:span text:style-name="Default_20_Paragraph_20_Font"><text:span text:style-name="T11"> kernel SVM</text:span></text:span><text:alphabetical-index-mark text:string-value="Support vector machine" text:key1="SVM"/><text:span text:style-name="Default_20_Paragraph_20_Font"><text:span text:style-name="T11"> </text:span></text:span><text:span text:style-name="Default_20_Paragraph_20_Font"><text:span text:style-name="T11">is taking </text:span></text:span><draw:frame draw:style-name="fr6" draw:name="164" text:anchor-type="as-char" svg:width="0.1457in" style:rel-width="scale" svg:height="0.198in" style:rel-height="scale" draw:z-index="165"><draw:object xlink:href="./Object 164" xlink:type="simple" xlink:show="embed" xlink:actuate="onLoad"/><draw:image xlink:href="./ObjectReplacements/Object 164" xlink:type="simple" xlink:show="embed" xlink:actuate="onLoad"/></draw:frame><text:span text:style-name="Default_20_Paragraph_20_Font"><text:span text:style-name="T11"> values in </text:span></text:span><draw:frame draw:style-name="fr6" draw:name="165" text:anchor-type="as-char" svg:width="0.1043in" style:rel-width="scale" svg:height="0.198in" style:rel-height="scale" draw:z-index="166"><draw:object xlink:href="./Object 165" xlink:type="simple" xlink:show="embed" xlink:actuate="onLoad"/><draw:image xlink:href="./ObjectReplacements/Object 165" xlink:type="simple" xlink:show="embed" xlink:actuate="onLoad"/></draw:frame><text:span text:style-name="Default_20_Paragraph_20_Font"><text:span text:style-name="T11"> and </text:span></text:span><draw:frame draw:style-name="fr6" draw:name="166" text:anchor-type="as-char" svg:width="0.0937in" style:rel-width="scale" svg:height="0.198in" style:rel-height="scale" draw:z-index="167"><draw:object xlink:href="./Object 166" xlink:type="simple" xlink:show="embed" xlink:actuate="onLoad"/><draw:image xlink:href="./ObjectReplacements/Object 166" xlink:type="simple" xlink:show="embed" xlink:actuate="onLoad"/></draw:frame><text:span text:style-name="Default_20_Paragraph_20_Font"><text:span text:style-name="T11"> values in </text:span></text:span><draw:frame draw:style-name="fr6" draw:name="167" text:anchor-type="as-char" svg:width="0.0937in" style:rel-width="scale" svg:height="0.198in" style:rel-height="scale" draw:z-index="168"><draw:object xlink:href="./Object 167" xlink:type="simple" xlink:show="embed" xlink:actuate="onLoad"/><draw:image xlink:href="./ObjectReplacements/Object 167" xlink:type="simple" xlink:show="embed" xlink:actuate="onLoad"/></draw:frame><text:span text:style-name="Default_20_Paragraph_20_Font"><text:span text:style-name="T11"> to form a </text:span></text:span><draw:frame draw:style-name="fr6" draw:name="168" text:anchor-type="as-char" svg:width="0.4063in" style:rel-width="scale" svg:height="0.198in" style:rel-height="scale" draw:z-index="169"><draw:object xlink:href="./Object 168" xlink:type="simple" xlink:show="embed" xlink:actuate="onLoad"/><draw:image xlink:href="./ObjectReplacements/Object 168" xlink:type="simple" xlink:show="embed" xlink:actuate="onLoad"/></draw:frame><text:span text:style-name="Default_20_Paragraph_20_Font"><text:span text:style-name="T11"> grid. The values are used to estimate the performance of trained SVMs in a three-fold-cross-validation model. The optimal parameter combination is chosen depending on the maximum performance (Qubo, et al.).</text:span></text:span></text:p>
      <text:list xml:id="list174006315743260" text:continue-list="list174004657617549" text:style-name="L23">
        <text:list-item>
          <text:list>
            <text:list-item>
              <text:p text:style-name="P129"><text:s/><text:bookmark-start text:name="_Toc413454126"/>Data fusion model<text:bookmark-end text:name="_Toc413454126"/></text:p>
            </text:list-item>
          </text:list>
        </text:list-item>
      </text:list>
      <text:p text:style-name="Normal">The integration of data and knowledge from several sources is known as data fusion. It is a combination of multiple data sources to obtain information with higher quality or more relevant information. In this approach a data fusion model is used for object recognition. The data fusion techniques can be classified in three nonexclusive categories: (i) data association, (ii) state estimation, (iii) decision fusion (Castanedo, 2013). Some common classification schemes are bases on the relation between the data sources. The Dasarathy’s Classification is a data fusion classification schema which classifies the data fusion in five categories: data in-data out (DAI-DAO<text:alphabetical-index-mark text:string-value="data in-data out" text:key1="DAI-DAO"/>), data in-feature out (DAI-FEO<text:alphabetical-index-mark text:string-value="data in-feature out" text:key1="DAI-FEO"/>), feature-in feature out (FEI-FEO<text:alphabetical-index-mark text:string-value="feature-in feature out" text:key1="FEI-FEO"/>), feature in-decision out (FEI-DEO) and Decision In-Decision Out (DEI-DEO). The JDL data fusion classification is concept propose be the JDL and the American Department of Defense (DoD<text:alphabetical-index-mark text:string-value="Department of Defense" text:key1="DoD"/>). It classifies the data fusion on five processing levels: Sub-Object Data Assessment, Object Assessment, Situation Assessment, Impact Assessment, Process Refinement (Steinberg, et al.).</text:p>
      <text:p text:style-name="Normal"><text:soft-page-break/>The Data fusion classification model which is manly used in image processing and used in this approach is based on the following abstraction levels:</text:p>
      <text:list xml:id="list94111150034935" text:style-name="L24">
        <text:list-item>
          <text:p text:style-name="P131">signal level: directly addresses the signals that are acquired from the sensors</text:p>
        </text:list-item>
        <text:list-item>
          <text:p text:style-name="P131">pixel level: operates at the image level and could be used to improve image processing tasks</text:p>
        </text:list-item>
        <text:list-item>
          <text:p text:style-name="P131">characteristic: <text:s/>employs features that are extracted from the images or signals</text:p>
        </text:list-item>
        <text:list-item>
          <text:p text:style-name="P131">symbols: at this level, information is represented as symbols, this level is also known as the decision level</text:p>
        </text:list-item>
      </text:list>
      <text:p text:style-name="Normal">The data fusion on characteristics level (feature level) and the data fusion on symbol level (decision level) are used in this approach to improve the recognition process of electronic components (Castanedo, 2013). A multi-sensor object recognition system for electronic components was already investigated by Erik Roeland van Dop in “Multi-sensor object recognition: The case of electronics recycling” (van Dop, et al., 2001). In this work the image data from a range image module, a color image module and a high-resolution image module are combined to improve the information for object classification. In the experiments he used 448 modeled objects (electronic components) and reached a correctly classified rate of the combined sensor module from 82% (369/448) (van Dop, et al., 2001).</text:p>
      <text:p text:style-name="Heading_20_3"><text:bookmark-start text:name="_Toc413454127"/>Data fusion with Dempster-Shafer theory<text:bookmark-end text:name="_Toc413454127"/></text:p>
      <text:p text:style-name="Normal">Decision-level fusion consists of merging information at higher level of abstraction. The fusion step combines multiple algorithms to yield a final fused decision.</text:p>
      <text:p text:style-name="Normal">The Dempster-Shafer (DS<text:alphabetical-index-mark text:string-value="Dempster-Shafer" text:key1="DS"/>) theory of evidence, also known as theory of belief functions, is a tool for representing and combining evidence. The DS<text:alphabetical-index-mark text:string-value="Dempster-Shafer" text:key1="DS"/>-theory <text:soft-page-break/>is a generalization of the Bayesian reasoning but does not require probabilities for each question of interest. The Dempster-Shafer theory starts by assuming a universe of discourse consisting of a finite set of mutual exclusive atomic hypotheses<draw:frame draw:style-name="fr6" draw:name="169" text:anchor-type="as-char" svg:width="1.0937in" style:rel-width="scale" svg:height="0.198in" style:rel-height="scale" draw:z-index="170"><draw:object xlink:href="./Object 169" xlink:type="simple" xlink:show="embed" xlink:actuate="onLoad"/><draw:image xlink:href="./ObjectReplacements/Object 169" xlink:type="simple" xlink:show="embed" xlink:actuate="onLoad"/></draw:frame><text:span text:style-name="Default_20_Paragraph_20_Font"><text:span text:style-name="T11">. Let </text:span></text:span><draw:frame draw:style-name="fr6" draw:name="170" text:anchor-type="as-char" svg:width="0.1772in" style:rel-width="scale" svg:height="0.198in" style:rel-height="scale" draw:z-index="171"><draw:object xlink:href="./Object 170" xlink:type="simple" xlink:show="embed" xlink:actuate="onLoad"/><draw:image xlink:href="./ObjectReplacements/Object 170" xlink:type="simple" xlink:show="embed" xlink:actuate="onLoad"/></draw:frame><text:span text:style-name="Default_20_Paragraph_20_Font"><text:span text:style-name="T11"> donate the power set of all subsets of</text:span></text:span><draw:frame draw:style-name="fr6" draw:name="171" text:anchor-type="as-char" svg:width="0.1354in" style:rel-width="scale" svg:height="0.198in" style:rel-height="scale" draw:z-index="172"><draw:object xlink:href="./Object 171" xlink:type="simple" xlink:show="embed" xlink:actuate="onLoad"/><draw:image xlink:href="./ObjectReplacements/Object 171" xlink:type="simple" xlink:show="embed" xlink:actuate="onLoad"/></draw:frame><text:span text:style-name="Default_20_Paragraph_20_Font"><text:span text:style-name="T11">. The function </text:span></text:span><draw:frame draw:style-name="fr6" draw:name="172" text:anchor-type="as-char" svg:width="0.9583in" style:rel-width="scale" svg:height="0.198in" style:rel-height="scale" draw:z-index="173"><draw:object xlink:href="./Object 172" xlink:type="simple" xlink:show="embed" xlink:actuate="onLoad"/><draw:image xlink:href="./ObjectReplacements/Object 172" xlink:type="simple" xlink:show="embed" xlink:actuate="onLoad"/></draw:frame><text:span text:style-name="Default_20_Paragraph_20_Font"><text:span text:style-name="T11"> is called a basic probability assignment (masses) if it satisfies:</text:span></text:span></text:p>
      <table:table table:name="Table23" table:style-name="Table23">
        <table:table-column table:style-name="Table23.A"/>
        <table:table-column table:style-name="Table23.B"/>
        <table:table-row>
          <table:table-cell table:style-name="Table23.A1" office:value-type="string">
            <table:table table:name="Table24" table:style-name="Table24">
              <table:table-column table:style-name="Table24.A"/>
              <table:table-column table:style-name="Table24.B"/>
              <table:table-row>
                <table:table-cell table:style-name="Table24.A1" office:value-type="string">
                  <text:p text:style-name="P29"><draw:frame draw:style-name="fr6" draw:name="173" text:anchor-type="as-char" svg:width="2.3126in" style:rel-width="scale" svg:height="0.448in" style:rel-height="scale" draw:z-index="174"><draw:object xlink:href="./Object 173" xlink:type="simple" xlink:show="embed" xlink:actuate="onLoad"/><draw:image xlink:href="./ObjectReplacements/Object 173" xlink:type="simple" xlink:show="embed" xlink:actuate="onLoad"/></draw:frame></text:p>
                </table:table-cell>
                <table:table-cell table:style-name="Table24.A1" office:value-type="string">
                  <text:p text:style-name="P24">(35)</text:p>
                </table:table-cell>
              </table:table-row>
            </table:table>
            <text:p text:style-name="P30"/>
          </table:table-cell>
          <table:table-cell table:style-name="Table23.A1" office:value-type="string">
            <text:p text:style-name="P24"/>
          </table:table-cell>
        </table:table-row>
      </table:table>
      <text:p text:style-name="Normal"/>
      <text:p text:style-name="Normal">The belief can not only be assigned to an atomic hypothesis, but some set<draw:frame draw:style-name="fr6" draw:name="174" text:anchor-type="as-char" svg:width="1.448in" style:rel-width="scale" svg:height="0.198in" style:rel-height="scale" draw:z-index="175"><draw:object xlink:href="./Object 174" xlink:type="simple" xlink:show="embed" xlink:actuate="onLoad"/><draw:image xlink:href="./ObjectReplacements/Object 174" xlink:type="simple" xlink:show="embed" xlink:actuate="onLoad"/></draw:frame><text:span text:style-name="Default_20_Paragraph_20_Font"><text:span text:style-name="T11">. The belief in </text:span></text:span><draw:frame draw:style-name="fr6" draw:name="175" text:anchor-type="as-char" svg:width="0.3854in" style:rel-width="scale" svg:height="0.198in" style:rel-height="scale" draw:z-index="176"><draw:object xlink:href="./Object 175" xlink:type="simple" xlink:show="embed" xlink:actuate="onLoad"/><draw:image xlink:href="./ObjectReplacements/Object 175" xlink:type="simple" xlink:show="embed" xlink:actuate="onLoad"/></draw:frame><text:span text:style-name="Default_20_Paragraph_20_Font"><text:span text:style-name="T11"> represents our ignorance, which can be subdivided among the subsets of</text:span></text:span><draw:frame draw:style-name="fr6" draw:name="176" text:anchor-type="as-char" svg:width="0.1457in" style:rel-width="scale" svg:height="0.198in" style:rel-height="scale" draw:z-index="177"><draw:object xlink:href="./Object 176" xlink:type="simple" xlink:show="embed" xlink:actuate="onLoad"/><draw:image xlink:href="./ObjectReplacements/Object 176" xlink:type="simple" xlink:show="embed" xlink:actuate="onLoad"/></draw:frame><text:span text:style-name="Default_20_Paragraph_20_Font"><text:span text:style-name="T11">. Each element </text:span></text:span><draw:frame draw:style-name="fr6" draw:name="177" text:anchor-type="as-char" svg:width="0.1146in" style:rel-width="scale" svg:height="0.198in" style:rel-height="scale" draw:z-index="178"><draw:object xlink:href="./Object 177" xlink:type="simple" xlink:show="embed" xlink:actuate="onLoad"/><draw:image xlink:href="./ObjectReplacements/Object 177" xlink:type="simple" xlink:show="embed" xlink:actuate="onLoad"/></draw:frame><text:span text:style-name="Default_20_Paragraph_20_Font"><text:span text:style-name="T11"> with </text:span></text:span><draw:frame draw:style-name="fr6" draw:name="178" text:anchor-type="as-char" svg:width="0.7083in" style:rel-width="scale" svg:height="0.198in" style:rel-height="scale" draw:z-index="179"><draw:object xlink:href="./Object 178" xlink:type="simple" xlink:show="embed" xlink:actuate="onLoad"/><draw:image xlink:href="./ObjectReplacements/Object 178" xlink:type="simple" xlink:show="embed" xlink:actuate="onLoad"/></draw:frame><text:span text:style-name="Default_20_Paragraph_20_Font"><text:span text:style-name="T11"> is called a focal element. The belief function is defined as:</text:span></text:span></text:p>
      <table:table table:name="Table25" table:style-name="Table25">
        <table:table-column table:style-name="Table25.A"/>
        <table:table-column table:style-name="Table25.B"/>
        <table:table-row>
          <table:table-cell table:style-name="Table25.A1" office:value-type="string">
            <text:p text:style-name="P29"><draw:frame draw:style-name="fr6" draw:name="179" text:anchor-type="as-char" svg:width="1.3646in" style:rel-width="scale" svg:height="0.448in" style:rel-height="scale" draw:z-index="180"><draw:object xlink:href="./Object 179" xlink:type="simple" xlink:show="embed" xlink:actuate="onLoad"/><draw:image xlink:href="./ObjectReplacements/Object 179" xlink:type="simple" xlink:show="embed" xlink:actuate="onLoad"/></draw:frame></text:p>
          </table:table-cell>
          <table:table-cell table:style-name="Table25.A1" office:value-type="string">
            <text:p text:style-name="P24"><text:bookmark-start text:name="_Ref410919722"/>(36)<text:bookmark-end text:name="_Ref410919722"/></text:p>
          </table:table-cell>
        </table:table-row>
      </table:table>
      <text:p text:style-name="Normal">It represents the minimal trust we can have in<draw:frame draw:style-name="fr6" draw:name="180" text:anchor-type="as-char" svg:width="0.1457in" style:rel-width="scale" svg:height="0.198in" style:rel-height="scale" draw:z-index="181"><draw:object xlink:href="./Object 180" xlink:type="simple" xlink:show="embed" xlink:actuate="onLoad"/><draw:image xlink:href="./ObjectReplacements/Object 180" xlink:type="simple" xlink:show="embed" xlink:actuate="onLoad"/></draw:frame><text:span text:style-name="Default_20_Paragraph_20_Font"><text:span text:style-name="T11"> because of the supporting subset</text:span></text:span><draw:frame draw:style-name="fr6" draw:name="181" text:anchor-type="as-char" svg:width="0.1457in" style:rel-width="scale" svg:height="0.198in" style:rel-height="scale" draw:z-index="182"><draw:object xlink:href="./Object 181" xlink:type="simple" xlink:show="embed" xlink:actuate="onLoad"/><draw:image xlink:href="./ObjectReplacements/Object 181" xlink:type="simple" xlink:show="embed" xlink:actuate="onLoad"/></draw:frame><text:span text:style-name="Default_20_Paragraph_20_Font"><text:span text:style-name="T11">. The complement of belief is doubt. </text:span></text:span></text:p>
      <table:table table:name="Table26" table:style-name="Table26">
        <table:table-column table:style-name="Table26.A"/>
        <table:table-column table:style-name="Table26.B"/>
        <table:table-row>
          <table:table-cell table:style-name="Table26.A1" office:value-type="string">
            <text:p text:style-name="P29"><draw:frame draw:style-name="fr6" draw:name="182" text:anchor-type="as-char" svg:width="1.6874in" style:rel-width="scale" svg:height="0.198in" style:rel-height="scale" draw:z-index="183"><draw:object xlink:href="./Object 182" xlink:type="simple" xlink:show="embed" xlink:actuate="onLoad"/><draw:image xlink:href="./ObjectReplacements/Object 182" xlink:type="simple" xlink:show="embed" xlink:actuate="onLoad"/></draw:frame></text:p>
          </table:table-cell>
          <table:table-cell table:style-name="Table26.A1" office:value-type="string">
            <text:p text:style-name="P24"><text:bookmark-start text:name="_Ref410918996"/>(37)<text:bookmark-end text:name="_Ref410918996"/></text:p>
          </table:table-cell>
        </table:table-row>
      </table:table>
      <text:p text:style-name="Normal"><text:span text:style-name="Default_20_Paragraph_20_Font"><text:span text:style-name="T11">The plausibility </text:span></text:span><draw:frame draw:style-name="fr6" draw:name="183" text:anchor-type="as-char" svg:width="0.3957in" style:rel-width="scale" svg:height="0.198in" style:rel-height="scale" draw:z-index="184"><draw:object xlink:href="./Object 183" xlink:type="simple" xlink:show="embed" xlink:actuate="onLoad"/><draw:image xlink:href="./ObjectReplacements/Object 183" xlink:type="simple" xlink:show="embed" xlink:actuate="onLoad"/></draw:frame><text:span text:style-name="Default_20_Paragraph_20_Font"><text:span text:style-name="T11"> is the sum of all masses of the subset of the set of interest.</text:span></text:span></text:p>
      <table:table table:name="Table27" table:style-name="Table27">
        <table:table-column table:style-name="Table27.A"/>
        <table:table-column table:style-name="Table27.B"/>
        <text:soft-page-break/>
        <table:table-row>
          <table:table-cell table:style-name="Table27.A1" office:value-type="string">
            <text:p text:style-name="P29"><draw:frame draw:style-name="fr6" draw:name="184" text:anchor-type="as-char" svg:width="1.4374in" style:rel-width="scale" svg:height="0.4583in" style:rel-height="scale" draw:z-index="185"><draw:object xlink:href="./Object 184" xlink:type="simple" xlink:show="embed" xlink:actuate="onLoad"/><draw:image xlink:href="./ObjectReplacements/Object 184" xlink:type="simple" xlink:show="embed" xlink:actuate="onLoad"/></draw:frame></text:p>
          </table:table-cell>
          <table:table-cell table:style-name="Table27.A1" office:value-type="string">
            <text:p text:style-name="P24"><text:bookmark-start text:name="_Ref410919764"/>(38)<text:bookmark-end text:name="_Ref410919764"/></text:p>
          </table:table-cell>
        </table:table-row>
      </table:table>
      <text:p text:style-name="Normal"><text:span text:style-name="Default_20_Paragraph_20_Font"><text:span text:style-name="T11">The plausibility </text:span></text:span><draw:frame draw:style-name="fr6" draw:name="185" text:anchor-type="as-char" svg:width="0.3957in" style:rel-width="scale" svg:height="0.198in" style:rel-height="scale" draw:z-index="186"><draw:object xlink:href="./Object 185" xlink:type="simple" xlink:show="embed" xlink:actuate="onLoad"/><draw:image xlink:href="./ObjectReplacements/Object 185" xlink:type="simple" xlink:show="embed" xlink:actuate="onLoad"/></draw:frame><text:span text:style-name="Default_20_Paragraph_20_Font"><text:span text:style-name="T11"> can be derived from the belief in the following way:</text:span></text:span></text:p>
      <table:table table:name="Table28" table:style-name="Table28">
        <table:table-column table:style-name="Table28.A"/>
        <table:table-column table:style-name="Table28.B"/>
        <table:table-row>
          <table:table-cell table:style-name="Table28.A1" office:value-type="string">
            <text:p text:style-name="P29"><draw:frame draw:style-name="fr6" draw:name="186" text:anchor-type="as-char" svg:width="1.3957in" style:rel-width="scale" svg:height="0.198in" style:rel-height="scale" draw:z-index="187"><draw:object xlink:href="./Object 186" xlink:type="simple" xlink:show="embed" xlink:actuate="onLoad"/><draw:image xlink:href="./ObjectReplacements/Object 186" xlink:type="simple" xlink:show="embed" xlink:actuate="onLoad"/></draw:frame></text:p>
          </table:table-cell>
          <table:table-cell table:style-name="Table28.A1" office:value-type="string">
            <text:p text:style-name="P24">(39)</text:p>
          </table:table-cell>
        </table:table-row>
      </table:table>
      <text:p text:style-name="P9">The complement of plausibility is disbelief. </text:p>
      <table:table table:name="Table29" table:style-name="Table29">
        <table:table-column table:style-name="Table29.A"/>
        <table:table-column table:style-name="Table29.B"/>
        <table:table-row>
          <table:table-cell table:style-name="Table29.A1" office:value-type="string">
            <text:p text:style-name="P29"><draw:frame draw:style-name="fr6" draw:name="187" text:anchor-type="as-char" svg:width="1.8437in" style:rel-width="scale" svg:height="0.198in" style:rel-height="scale" draw:z-index="188"><draw:object xlink:href="./Object 187" xlink:type="simple" xlink:show="embed" xlink:actuate="onLoad"/><draw:image xlink:href="./ObjectReplacements/Object 187" xlink:type="simple" xlink:show="embed" xlink:actuate="onLoad"/></draw:frame></text:p>
          </table:table-cell>
          <table:table-cell table:style-name="Table29.A1" office:value-type="string">
            <text:p text:style-name="P24">(40)</text:p>
          </table:table-cell>
        </table:table-row>
      </table:table>
      <text:p text:style-name="P9"/>
      <text:p text:style-name="Normal"><text:span text:style-name="Default_20_Paragraph_20_Font"><text:span text:style-name="T11">The connection between belief, disbelief, plausibility, and doubt is shown in </text:span></text:span><text:bookmark-ref text:reference-format="text" text:ref-name="_Ref410916394">Figure 3</text:bookmark-ref><text:span text:style-name="Default_20_Paragraph_20_Font"><text:span text:style-name="T11"> (Kay, 2007).</text:span></text:span></text:p>
      <text:p text:style-name="P90"><text:span text:style-name="Default_20_Paragraph_20_Font"><text:span text:style-name="T9"><draw:frame draw:style-name="fr2" draw:name="Picture 91" text:anchor-type="as-char" svg:y="0in" svg:width="3.9228in" style:rel-width="scale" svg:height="1.7146in" style:rel-height="scale" draw:z-index="189"><draw:image/><svg:desc>C:\Users\WIN\Masterthesis\Masterthesis\Masterarbeit_daten\2.4\shafer.png</svg:desc></draw:frame></text:span></text:span></text:p>
      <text:p text:style-name="P93"><text:bookmark-start text:name="_Toc413454212"/><text:bookmark-start text:name="_Ref410916394"/>Figure 3<text:bookmark-end text:name="_Ref410916394"/>: Connection between belief, disbelief, plausibility and doubt (Rakowsky, 2007)<text:bookmark-end text:name="_Toc413454212"/></text:p>
      <text:p text:style-name="P124">Dempster combination rule</text:p>
      <text:p text:style-name="Normal"><text:span text:style-name="Default_20_Paragraph_20_Font"><text:span text:style-name="T11">The Dempster combination rule is the possibility to combine masses </text:span></text:span><draw:frame draw:style-name="fr6" draw:name="188" text:anchor-type="as-char" svg:width="0.6665in" style:rel-width="scale" svg:height="0.198in" style:rel-height="scale" draw:z-index="190"><draw:object xlink:href="./Object 188" xlink:type="simple" xlink:show="embed" xlink:actuate="onLoad"/><draw:image xlink:href="./ObjectReplacements/Object 188" xlink:type="simple" xlink:show="embed" xlink:actuate="onLoad"/></draw:frame><text:span text:style-name="Default_20_Paragraph_20_Font"><text:span text:style-name="T11"> on </text:span></text:span><draw:frame draw:style-name="fr6" draw:name="189" text:anchor-type="as-char" svg:width="0.0937in" style:rel-width="scale" svg:height="0.198in" style:rel-height="scale" draw:z-index="191"><draw:object xlink:href="./Object 189" xlink:type="simple" xlink:show="embed" xlink:actuate="onLoad"/><draw:image xlink:href="./ObjectReplacements/Object 189" xlink:type="simple" xlink:show="embed" xlink:actuate="onLoad"/></draw:frame><text:span text:style-name="Default_20_Paragraph_20_Font"><text:span text:style-name="T11"> with the orthogonal sum </text:span></text:span><draw:frame draw:style-name="fr6" draw:name="190" text:anchor-type="as-char" svg:width="1.6354in" style:rel-width="scale" svg:height="0.2083in" style:rel-height="scale" draw:z-index="192"><draw:object xlink:href="./Object 190" xlink:type="simple" xlink:show="embed" xlink:actuate="onLoad"/><draw:image xlink:href="./ObjectReplacements/Object 190" xlink:type="simple" xlink:show="embed" xlink:actuate="onLoad"/></draw:frame><text:span text:style-name="Default_20_Paragraph_20_Font"><text:span text:style-name="T11"> which is defined as:</text:span></text:span></text:p>
      <table:table table:name="Table30" table:style-name="Table30">
        <table:table-column table:style-name="Table30.A"/>
        <table:table-column table:style-name="Table30.B"/>
        <table:table-row>
          <table:table-cell table:style-name="Table30.A1" office:value-type="string">
            <text:p text:style-name="P29"><draw:frame draw:style-name="fr6" draw:name="191" text:anchor-type="as-char" svg:width="3.1457in" style:rel-width="scale" svg:height="0.4689in" style:rel-height="scale" draw:z-index="193"><draw:object xlink:href="./Object 191" xlink:type="simple" xlink:show="embed" xlink:actuate="onLoad"/><draw:image xlink:href="./ObjectReplacements/Object 191" xlink:type="simple" xlink:show="embed" xlink:actuate="onLoad"/></draw:frame></text:p>
          </table:table-cell>
          <table:table-cell table:style-name="Table30.A1" office:value-type="string">
            <text:p text:style-name="P24"><text:bookmark-start text:name="_Ref410917975"/>(41)<text:bookmark-end text:name="_Ref410917975"/></text:p>
          </table:table-cell>
        </table:table-row>
      </table:table>
      <text:p text:style-name="Normal">where</text:p>
      <table:table table:name="Table31" table:style-name="Table31">
        <table:table-column table:style-name="Table31.A"/>
        <table:table-column table:style-name="Table31.B"/>
        <text:soft-page-break/>
        <table:table-row>
          <table:table-cell table:style-name="Table31.A1" office:value-type="string">
            <text:p text:style-name="P29"><draw:frame draw:style-name="fr6" draw:name="192" text:anchor-type="as-char" svg:width="2.6146in" style:rel-width="scale" svg:height="0.4689in" style:rel-height="scale" draw:z-index="194"><draw:object xlink:href="./Object 192" xlink:type="simple" xlink:show="embed" xlink:actuate="onLoad"/><draw:image xlink:href="./ObjectReplacements/Object 192" xlink:type="simple" xlink:show="embed" xlink:actuate="onLoad"/></draw:frame></text:p>
          </table:table-cell>
          <table:table-cell table:style-name="Table31.A1" office:value-type="string">
            <text:p text:style-name="P24"><text:bookmark-start text:name="_Ref410918892"/>(42)<text:bookmark-end text:name="_Ref410918892"/></text:p>
          </table:table-cell>
        </table:table-row>
      </table:table>
      <text:p text:style-name="Normal">The factor K is measuring the conflict between<draw:frame draw:style-name="fr6" draw:name="193" text:anchor-type="as-char" svg:width="0.7291in" style:rel-width="scale" svg:height="0.198in" style:rel-height="scale" draw:z-index="195"><draw:object xlink:href="./Object 193" xlink:type="simple" xlink:show="embed" xlink:actuate="onLoad"/><draw:image xlink:href="./ObjectReplacements/Object 193" xlink:type="simple" xlink:show="embed" xlink:actuate="onLoad"/></draw:frame><text:span text:style-name="Default_20_Paragraph_20_Font"><text:span text:style-name="T11">. </text:span></text:span></text:p>
      <text:p text:style-name="Normal"><text:span text:style-name="Default_20_Paragraph_20_Font"><text:span text:style-name="T11">After performing the combination, the decision associated to the most probable element in </text:span></text:span><draw:frame draw:style-name="fr6" draw:name="194" text:anchor-type="as-char" svg:width="0.0937in" style:rel-width="scale" svg:height="0.198in" style:rel-height="scale" draw:z-index="196"><draw:object xlink:href="./Object 194" xlink:type="simple" xlink:show="embed" xlink:actuate="onLoad"/><draw:image xlink:href="./ObjectReplacements/Object 194" xlink:type="simple" xlink:show="embed" xlink:actuate="onLoad"/></draw:frame><text:span text:style-name="Default_20_Paragraph_20_Font"><text:span text:style-name="T11"> has to be quantified. The most common decision rule is the maximum of belief, where the element in </text:span></text:span><draw:frame draw:style-name="fr6" draw:name="195" text:anchor-type="as-char" svg:width="0.0937in" style:rel-width="scale" svg:height="0.198in" style:rel-height="scale" draw:z-index="197"><draw:object xlink:href="./Object 195" xlink:type="simple" xlink:show="embed" xlink:actuate="onLoad"/><draw:image xlink:href="./ObjectReplacements/Object 195" xlink:type="simple" xlink:show="embed" xlink:actuate="onLoad"/></draw:frame><text:span text:style-name="Default_20_Paragraph_20_Font"><text:span text:style-name="T11"> is quantified which corresponds to the element with the maximum belief. In applications for safety and reliability modeling different decision rules are used.</text:span></text:span></text:p>
      <text:list xml:id="list94112509674750" text:style-name="L23">
        <text:list-item>
          <text:list>
            <text:list-item>
              <text:p text:style-name="P129"><text:s/><text:bookmark-start text:name="_Toc413454128"/>Optical character recognition of IC<text:alphabetical-index-mark text:string-value="Integrated circuit" text:key1="IC"/> markings from electronic PCB scrap<text:bookmark-end text:name="_Toc413454128"/><office:annotation><dc:creator>marc </dc:creator><dc:date>2015-03-12T17:31:44.545627674</dc:date><text:list text:style-name=""><text:list-item><text:p text:style-name="P144"><text:span text:style-name="T39">Nummerierung?</text:span></text:p></text:list-item></text:list></office:annotation></text:p>
            </text:list-item>
          </text:list>
        </text:list-item>
      </text:list>
      <text:p text:style-name="Normal">Optical character recognition (OCR<text:alphabetical-index-mark text:string-value="Optical character recognition" text:key1="OCR"/>) is the conversation from images of typewritten or printed text into machine-encoded text. OCR<text:alphabetical-index-mark text:string-value="Optical character recognition" text:key1="OCR"/> is widely used in many applications for document digitalization, analyses of passports, bank statements, license plate character recognition or other documents. One kind of object-oriented OCR<text:alphabetical-index-mark text:string-value="Optical character recognition" text:key1="OCR"/> is the recognition of electronic component markings. The PCB production increases worldwide and quality control becomes more and more important. Therefore many OCR<text:alphabetical-index-mark text:string-value="Optical character recognition" text:key1="OCR"/> engines where developed to recognize character strings on ICs or other electronic components. Most of the IC<text:alphabetical-index-mark text:string-value="Integrated circuit" text:key1="IC"/>-marking recognition engines are developed for the inspection of chips and electronic components for assembly (Luo, 2014). Many applications use Optical character verification approaches (OCV<text:alphabetical-index-mark text:string-value="Optical character verification" text:key1="OCV"/>) due to the fact that the expected IC<text:alphabetical-index-mark text:string-value="Integrated circuit" text:key1="IC"/> marking is well known. The quality of the string characters for assembly or quality control of the component production is sufficient for good character recognition results.</text:p>
      <text:p text:style-name="Normal">Another area of IC<text:alphabetical-index-mark text:string-value="Integrated circuit" text:key1="IC"/> marking recognition is the recognition of IC<text:alphabetical-index-mark text:string-value="Integrated circuit" text:key1="IC"/> markings from electronic components from electronic PCB scrap. The quality of IC<text:alphabetical-index-mark text:string-value="Integrated circuit" text:key1="IC"/> markings <text:soft-page-break/>of used electronic components is much worse compared to new IC<text:alphabetical-index-mark text:string-value="Integrated circuit" text:key1="IC"/> components. Dirt, scratches or faded markings decrease the recognition rate dramatically. Unknown character positions, font or size make it more difficult to recognize characters. Just a few publications deal with the task of IC<text:alphabetical-index-mark text:string-value="Integrated circuit" text:key1="IC"/> marking recognition from electronic PCB waste (Li, et al., 2014). An important measurement in OCR is the <text:span text:style-name="Default_20_Paragraph_20_Font"><text:span text:style-name="T11">Levenshtein distance, which is a distance measure between sequences of characters and used to compare recognition results.</text:span></text:span></text:p>
      <text:list xml:id="list174006310890177" text:continue-list="list94112509674750" text:style-name="L23">
        <text:list-item>
          <text:list>
            <text:list-item>
              <text:list>
                <text:list-item>
                  <text:p text:style-name="P123"><text:bookmark-start text:name="_Toc413454129"/><text:bookmark-start text:name="_Ref409437338"/>Levenshtein distance<text:bookmark-end text:name="_Toc413454129"/><text:bookmark-end text:name="_Ref409437338"/></text:p>
                </text:list-item>
              </text:list>
            </text:list-item>
          </text:list>
        </text:list-item>
      </text:list>
      <text:p text:style-name="Normal"><text:span text:style-name="Default_20_Paragraph_20_Font"><text:span text:style-name="T11">The Levenshtein distance is a string metric for measuring the difference between to sequences. The distance is the number of deletions, insertions, or substitutions required to transform a string </text:span></text:span><draw:frame draw:style-name="fr6" draw:name="196" text:anchor-type="as-char" svg:width="0.5626in" style:rel-width="scale" svg:height="0.198in" style:rel-height="scale" draw:z-index="198"><draw:object xlink:href="./Object 196" xlink:type="simple" xlink:show="embed" xlink:actuate="onLoad"/><draw:image xlink:href="./ObjectReplacements/Object 196" xlink:type="simple" xlink:show="embed" xlink:actuate="onLoad"/></draw:frame><text:span text:style-name="Default_20_Paragraph_20_Font"><text:span text:style-name="T11"> into another string</text:span></text:span><draw:frame draw:style-name="fr6" draw:name="197" text:anchor-type="as-char" svg:width="0.6354in" style:rel-width="scale" svg:height="0.198in" style:rel-height="scale" draw:z-index="199"><draw:object xlink:href="./Object 197" xlink:type="simple" xlink:show="embed" xlink:actuate="onLoad"/><draw:image xlink:href="./ObjectReplacements/Object 197" xlink:type="simple" xlink:show="embed" xlink:actuate="onLoad"/></draw:frame><text:span text:style-name="Default_20_Paragraph_20_Font"><text:span text:style-name="T11">. The greater the Levenshtein distance, the more different the strings are (Wikipedia-Levenshtein, 2015). The Levenshtein distance between two strings </text:span></text:span><draw:frame draw:style-name="fr6" draw:name="198" text:anchor-type="as-char" svg:width="0.0937in" style:rel-width="scale" svg:height="0.198in" style:rel-height="scale" draw:z-index="200"><draw:object xlink:href="./Object 198" xlink:type="simple" xlink:show="embed" xlink:actuate="onLoad"/><draw:image xlink:href="./ObjectReplacements/Object 198" xlink:type="simple" xlink:show="embed" xlink:actuate="onLoad"/></draw:frame><text:span text:style-name="Default_20_Paragraph_20_Font"><text:span text:style-name="T11"> and </text:span></text:span><draw:frame draw:style-name="fr6" draw:name="199" text:anchor-type="as-char" svg:width="0.0937in" style:rel-width="scale" svg:height="0.198in" style:rel-height="scale" draw:z-index="201"><draw:object xlink:href="./Object 199" xlink:type="simple" xlink:show="embed" xlink:actuate="onLoad"/><draw:image xlink:href="./ObjectReplacements/Object 199" xlink:type="simple" xlink:show="embed" xlink:actuate="onLoad"/></draw:frame><text:span text:style-name="Default_20_Paragraph_20_Font"><text:span text:style-name="T11"> is given by </text:span></text:span><draw:frame draw:style-name="fr6" draw:name="200" text:anchor-type="as-char" svg:width="1.1665in" style:rel-width="scale" svg:height="0.2083in" style:rel-height="scale" draw:z-index="202"><draw:object xlink:href="./Object 200" xlink:type="simple" xlink:show="embed" xlink:actuate="onLoad"/><draw:image xlink:href="./ObjectReplacements/Object 200" xlink:type="simple" xlink:show="embed" xlink:actuate="onLoad"/></draw:frame><text:span text:style-name="Default_20_Paragraph_20_Font"><text:span text:style-name="T11"> where</text:span></text:span></text:p>
      <text:p text:style-name="P2"><draw:frame draw:style-name="fr6" draw:name="201" text:anchor-type="as-char" svg:width="4.9583in" style:rel-width="scale" svg:height="0.9063in" style:rel-height="scale" draw:z-index="203"><draw:object xlink:href="./Object 201" xlink:type="simple" xlink:show="embed" xlink:actuate="onLoad"/><draw:image xlink:href="./ObjectReplacements/Object 201" xlink:type="simple" xlink:show="embed" xlink:actuate="onLoad"/></draw:frame></text:p>
      <text:p text:style-name="Normal">where <draw:frame draw:style-name="fr6" draw:name="202" text:anchor-type="as-char" svg:width="0.5209in" style:rel-width="scale" svg:height="0.2398in" style:rel-height="scale" draw:z-index="204"><draw:object xlink:href="./Object 202" xlink:type="simple" xlink:show="embed" xlink:actuate="onLoad"/><draw:image xlink:href="./ObjectReplacements/Object 202" xlink:type="simple" xlink:show="embed" xlink:actuate="onLoad"/></draw:frame><text:span text:style-name="Default_20_Paragraph_20_Font"><text:span text:style-name="T11"> is the indicator function equal to 0 when </text:span></text:span><draw:frame draw:style-name="fr6" draw:name="203" text:anchor-type="as-char" svg:width="0.5in" style:rel-width="scale" svg:height="0.2189in" style:rel-height="scale" draw:z-index="205"><draw:object xlink:href="./Object 203" xlink:type="simple" xlink:show="embed" xlink:actuate="onLoad"/><draw:image xlink:href="./ObjectReplacements/Object 203" xlink:type="simple" xlink:show="embed" xlink:actuate="onLoad"/></draw:frame><text:span text:style-name="Default_20_Paragraph_20_Font"><text:span text:style-name="T11">and equal to 1 otherwise (Wikipedia-Levenshtein, 2015).</text:span></text:span></text:p>
      <text:list xml:id="list174006332986448" text:continue-numbering="true" text:style-name="L23">
        <text:list-item>
          <text:list>
            <text:list-item>
              <text:list>
                <text:list-item>
                  <text:p text:style-name="P123"><text:bookmark-start text:name="_Toc413454130"/><text:bookmark-start text:name="_Ref411784750"/>RANSAC<text:bookmark-end text:name="_Ref411784750"/> algorithm<text:bookmark-end text:name="_Toc413454130"/></text:p>
                </text:list-item>
              </text:list>
            </text:list-item>
          </text:list>
        </text:list-item>
      </text:list>
      <text:p text:style-name="Normal">The RANSAC algorithm is an iterative method to estimate parameters of a mathematical model from a set of observed data which contain outliers. The algorithm categorizes all data samples between “inliers” and “outliers” <text:soft-page-break/>whereas inliers fit the model with a certain error and outliers do not fit the model. </text:p>
      <text:list xml:id="list3621042880227917871" text:style-name="L26">
        <text:list-item>
          <text:p text:style-name="P133">The algorithm selects randomly a number of samples from the whole set to fit a model. The number of selected samples is the minimum number of data items which are necessary to estimate the model parameter. </text:p>
        </text:list-item>
        <text:list-item>
          <text:p text:style-name="P133">A model is fitted by the selected data samples.</text:p>
        </text:list-item>
        <text:list-item>
          <text:p text:style-name="P133">The model is evaluated by the data samples which were not used to fit the model. The algorithm checks if the data samples are consistent with the model, therefore an error threshold is determined. If the error between the model and a data sample is greater than the error threshold, the sample is classified as outlier. If the error between the data sample and the model is within the error threshold the data sample is classified as inlier. </text:p>
        </text:list-item>
        <text:list-item>
          <text:p text:style-name="P133">The goodness of the model is estimated according to the number of outliers and inliers of the model.</text:p>
        </text:list-item>
      </text:list>
      <text:p text:style-name="Normal">This procedure is repeated a fixed number of times and the most refined model parameters with the minimum number of outliers are selected as parameters for the mathematical model (Wikipedia-RANSAC, 2015). An example of a linear model selected by the RANSAC algorithm compared with the fitted least square error model is shown in <text:bookmark-ref text:reference-format="text" text:ref-name="_Ref411771773">Figure 4</text:bookmark-ref>.</text:p>
      <text:p text:style-name="P90"><text:soft-page-break/><text:span text:style-name="Default_20_Paragraph_20_Font"><text:span text:style-name="T8"><draw:frame draw:style-name="fr2" draw:name="Picture 288" text:anchor-type="as-char" svg:y="0in" svg:width="3.2693in" style:rel-width="scale" svg:height="2.2602in" style:rel-height="scale" draw:z-index="206"><draw:image/><svg:desc>C:\Users\WIN\Masterthesis\Masterthesis\Masterarbeit_daten\2.5.2\ransac.png</svg:desc></draw:frame></text:span></text:span></text:p>
      <text:p text:style-name="P93"><text:bookmark-start text:name="_Toc413454213"/><text:bookmark-start text:name="_Ref411771773"/>Figure 4<text:bookmark-end text:name="_Ref411771773"/>: RANSAC example (http://www.codeproject.com/KB/recipes/automatic_panoramas/ransac.png)<text:bookmark-end text:name="_Toc413454213"/></text:p>
      <text:p text:style-name="P9"/>
      <text:list xml:id="list94111407137296" text:style-name="L23">
        <text:list-item>
          <text:list>
            <text:list-item>
              <text:list>
                <text:list-item>
                  <text:p text:style-name="P123"><text:bookmark-start text:name="_Toc413454131"/>Octopart database for component-name verification<text:bookmark-end text:name="_Toc413454131"/></text:p>
                </text:list-item>
              </text:list>
            </text:list-item>
          </text:list>
        </text:list-item>
      </text:list>
      <text:p text:style-name="Normal"><text:span text:style-name="Default_20_Paragraph_20_Font"><text:span text:style-name="T11">Potential component names are requested by the Octopart API</text:span></text:span><text:alphabetical-index-mark text:string-value="Application programming interface" text:key1="API"/><text:span text:style-name="Default_20_Paragraph_20_Font"><text:span text:style-name="T11"> (</text:span></text:span><text:a xlink:type="simple" xlink:href="http://www.octopart.com/" office:target-frame-name="_top" xlink:show="replace"><text:span text:style-name="Hyperlink"><text:span text:style-name="T11">www.Octopart.com</text:span></text:span></text:a><text:span text:style-name="Default_20_Paragraph_20_Font"><text:span text:style-name="T11">) by sending the composed component labels. After making a label request, the Octopart API</text:span></text:span><text:alphabetical-index-mark text:string-value="Application programming interface" text:key1="API"/><text:span text:style-name="Default_20_Paragraph_20_Font"><text:span text:style-name="T11"> sends back a list of potential </text:span></text:span><text:span text:style-name="Default_20_Paragraph_20_Font"><text:span text:style-name="T11">component names located in their database which could correspond to the requested label. The distance between the potential component names and the requested label is determined. The distance measure is the Levenshtein distance which assigns a distance to two words based on their similarity. This is done with all labels of the marking and the potential component name with the smallest distance to requested label is assigned as component name.</text:span></text:span></text:p>
      <text:p text:style-name="Normal">Octopart is a company that offers an electronic <text:span text:style-name="Default_20_Paragraph_20_Font"><text:span text:style-name="T11">component </text:span></text:span>database with structured data for more than 30 million electronic components. The Octopart tools facilitate to search component across thousands of suppliers. An easy way to access the database is the Octopart API<text:alphabetical-index-mark text:string-value="Application programming interface" text:key1="API"/> which provides information about up-to-date pricing and availability information, datasheets, compliance documents and technical specs for electronic components from distributors and manufacturers. Octopart allows access to information from more than 100 distributors including Digi-Key, Mouser, Newark, Premier <text:soft-page-break/>farnell, Arrow, RS Component, Future electronics, Grainger and many others (octopart, 2014).</text:p>
      <text:p text:style-name="Normal">This tool was used for component name verification in which the recognized labels from OCR<text:alphabetical-index-mark text:string-value="Optical character recognition" text:key1="OCR"/> engines (Tesseract, OCRMax) were requested to the Octopart API<text:alphabetical-index-mark text:string-value="Application programming interface" text:key1="API"/>. The response of the API<text:alphabetical-index-mark text:string-value="Application programming interface" text:key1="API"/> is a list of equal or similar written component names provided from different suppliers. To assign a component name from the obtained list to the recognized label, the Levenshtein distance between the component names and the requested label is computed. The component name with the smallest distance less than or equal the distance threshold <draw:frame draw:style-name="fr6" draw:name="204" text:anchor-type="as-char" svg:width="1.9583in" style:rel-width="scale" svg:height="0.2083in" style:rel-height="scale" draw:z-index="207"><draw:object xlink:href="./Object 204" xlink:type="simple" xlink:show="embed" xlink:actuate="onLoad"/><draw:image xlink:href="./ObjectReplacements/Object 204" xlink:type="simple" xlink:show="embed" xlink:actuate="onLoad"/></draw:frame><text:span text:style-name="Default_20_Paragraph_20_Font"><text:span text:style-name="T11"> is assigned to the component. The requests were made with the data transfer tool curl in MATLAB.</text:span></text:span></text:p>
      <text:list xml:id="list174006589408193" text:continue-numbering="true" text:style-name="L23">
        <text:list-item>
          <text:list>
            <text:list-item>
              <text:p text:style-name="P129"><text:span text:style-name="st"><text:s/></text:span><text:bookmark-start text:name="_Toc413454132"/><text:span text:style-name="st">Life Cycle Inventory (</text:span><text:span text:style-name="Emphasis"><text:span text:style-name="T22">LCI</text:span></text:span><text:alphabetical-index-mark text:string-value="Life cycle inventory" text:key1="LCI"/><text:span text:style-name="st">) analysis</text:span><text:bookmark-end text:name="_Toc413454132"/></text:p>
            </text:list-item>
          </text:list>
        </text:list-item>
      </text:list>
      <text:p text:style-name="Normal">Life cycle inventory (LCI<text:alphabetical-index-mark text:string-value="Life cycle inventory" text:key1="LCI"/>) is a process of quantifying energy and raw material requirements, atmospheric emissions, waterborne emissions, solid wastes, and other releases for the entire life cycle of a product, process, or activity ((SAIC), et al., 2006). An LCI<text:alphabetical-index-mark text:string-value="Life cycle inventory" text:key1="LCI"/> is the basis of an Life cycle impact assessment (LCA<text:alphabetical-index-mark text:string-value="Life-cycle assessment" text:key1="LCA"/>) to evaluate comparative environmental impacts or potential improvements. With respect of reuse and recycling an LCI<text:alphabetical-index-mark text:string-value="Life cycle inventory" text:key1="LCI"/> can assist organizations in comparing products or processes and considering environmental factors in material recycling. The “Guidelines for Assessing the Quality of Life Cycle Inventory Analysis” (Bakst, et al., 1995) provides a framework for performing an inventory analysis. Four steps are defined for making a life cycle inventory:</text:p>
      <text:list xml:id="list2361737341100080383" text:style-name="L27">
        <text:list-item>
          <text:p text:style-name="P134">Develop a flow diagram of the process being evaluated</text:p>
        </text:list-item>
        <text:list-item>
          <text:p text:style-name="P134">Develop a data collection plan</text:p>
        </text:list-item>
        <text:list-item>
          <text:p text:style-name="P134">Collect data</text:p>
        </text:list-item>
        <text:list-item>
          <text:p text:style-name="P134"><text:soft-page-break/>Evaluate and report results</text:p>
        </text:list-item>
      </text:list>
      <text:list xml:id="list94111213935233" text:style-name="L23">
        <text:list-item>
          <text:list>
            <text:list-item>
              <text:list>
                <text:list-item>
                  <text:p text:style-name="P123"><text:bookmark-start text:name="_Toc413454133"/>Categorization of WEEE<text:alphabetical-index-mark text:string-value="waste electric and electronic waste" text:key1="WEEE"/> and PCB waste<text:bookmark-end text:name="_Toc413454133"/></text:p>
                </text:list-item>
              </text:list>
            </text:list-item>
          </text:list>
        </text:list-item>
      </text:list>
      <text:p text:style-name="Normal"><text:a xlink:type="simple" xlink:href="http://en.wikipedia.org/wiki/Electronic_waste" office:target-frame-name="_top" xlink:show="replace">Waste electrical and electronic equipment</text:a> (WEEE<text:alphabetical-index-mark text:string-value="waste electric and electronic waste" text:key1="WEEE"/>) describes discarded electrical or electronic devices. The WEEE<text:alphabetical-index-mark text:string-value="waste electric and electronic waste" text:key1="WEEE"/> directive sets targets for collection, recycling and recovery for WEEE<text:alphabetical-index-mark text:string-value="waste electric and electronic waste" text:key1="WEEE"/> and became a European law in 2003 (Directive 2002/96/EC, 2002) WEEE<text:alphabetical-index-mark text:string-value="waste electric and electronic waste" text:key1="WEEE"/> directive sets a total of 10 categories of WEEE<text:alphabetical-index-mark text:string-value="waste electric and electronic waste" text:key1="WEEE"/>:</text:p>
      <text:list xml:id="list94112247949820" text:style-name="L24">
        <text:list-item>
          <text:p text:style-name="P140">Large <text:a xlink:type="simple" xlink:href="http://en.wikipedia.org/wiki/Household_appliance" office:target-frame-name="_top" xlink:show="replace">household appliances</text:a></text:p>
        </text:list-item>
        <text:list-item>
          <text:p text:style-name="P140">Small household appliances</text:p>
        </text:list-item>
        <text:list-item>
          <text:p text:style-name="P140">Consumer equipment</text:p>
        </text:list-item>
        <text:list-item>
          <text:p text:style-name="P140"><text:a xlink:type="simple" xlink:href="http://en.wikipedia.org/wiki/Lighting" office:target-frame-name="_top" xlink:show="replace">Lighting</text:a> equipment</text:p>
        </text:list-item>
        <text:list-item>
          <text:p text:style-name="P140"><text:a xlink:type="simple" xlink:href="http://en.wikipedia.org/wiki/Electrical" office:target-frame-name="_top" xlink:show="replace">Electrical</text:a> and electronic tools</text:p>
        </text:list-item>
        <text:list-item>
          <text:p text:style-name="P140"><text:a xlink:type="simple" xlink:href="http://en.wikipedia.org/wiki/Toy" office:target-frame-name="_top" xlink:show="replace">Toys</text:a>, <text:a xlink:type="simple" xlink:href="http://en.wikipedia.org/wiki/Leisure" office:target-frame-name="_top" xlink:show="replace">leisure</text:a> and <text:a xlink:type="simple" xlink:href="http://en.wikipedia.org/wiki/Sports_equipment" office:target-frame-name="_top" xlink:show="replace">sports equipment</text:a></text:p>
        </text:list-item>
        <text:list-item>
          <text:p text:style-name="P140"><text:a xlink:type="simple" xlink:href="http://en.wikipedia.org/wiki/Medical_device" office:target-frame-name="_top" xlink:show="replace">Medical devices</text:a></text:p>
        </text:list-item>
        <text:list-item>
          <text:p text:style-name="P140"><text:a xlink:type="simple" xlink:href="http://en.wikipedia.org/wiki/Measuring_instrument" office:target-frame-name="_top" xlink:show="replace">Monitoring</text:a> and <text:a xlink:type="simple" xlink:href="http://en.wikipedia.org/wiki/Control_system" office:target-frame-name="_top" xlink:show="replace">control</text:a> instruments</text:p>
        </text:list-item>
        <text:list-item>
          <text:p text:style-name="P140"><text:a xlink:type="simple" xlink:href="http://en.wikipedia.org/w/index.php?title=Automatic_dispenser&amp;action=edit&amp;redlink=1" office:target-frame-name="_top" xlink:show="replace">Automatic dispensers</text:a></text:p>
        </text:list-item>
      </text:list>
      <text:p text:style-name="P102">In this work the focus is set on the recycling and reuse of electronic components from PCBs<text:alphabetical-index-mark text:string-value="Printed circuit boards" text:key1="PCBs"/>. Therefore the WEEE<text:alphabetical-index-mark text:string-value="waste electric and electronic waste" text:key1="WEEE"/> categories which contain a height amount of PCBs<text:alphabetical-index-mark text:string-value="Printed circuit boards" text:key1="PCBs"/> like <text:a xlink:type="simple" xlink:href="http://en.wikipedia.org/wiki/IT" office:target-frame-name="_top" xlink:show="replace">IT</text:a> and <text:a xlink:type="simple" xlink:href="http://en.wikipedia.org/wiki/Telecommunication" office:target-frame-name="_top" xlink:show="replace">telecommunication</text:a> equipment, consumer equipment, medical devices, monitoring and control instruments and automatic dispensers are of particular importance (Chancerel, et al., 2009).</text:p>
      <text:p text:style-name="P102">PCB waste from WEEE<text:alphabetical-index-mark text:string-value="waste electric and electronic waste" text:key1="WEEE"/> can be categorization in the following categories:</text:p>
      <text:list xml:id="list174006173971687" text:continue-numbering="true" text:style-name="L24">
        <text:list-item>
          <text:p text:style-name="P140">PCBs<text:alphabetical-index-mark text:string-value="Printed circuit boards" text:key1="PCBs"/> class 1 A: old PCBs<text:alphabetical-index-mark text:string-value="Printed circuit boards" text:key1="PCBs"/> with golden contacts, height chip density</text:p>
        </text:list-item>
        <text:list-item>
          <text:p text:style-name="P140"><text:soft-page-break/>PCBs<text:alphabetical-index-mark text:string-value="Printed circuit boards" text:key1="PCBs"/> class 1 B: PCBS from computers, industry equipment, many gildings and precious metal reach chips</text:p>
        </text:list-item>
        <text:list-item>
          <text:p text:style-name="P140">PCBs<text:alphabetical-index-mark text:string-value="Printed circuit boards" text:key1="PCBs"/> class 1 C: colored motherboards, graphic cards, sound cards</text:p>
        </text:list-item>
        <text:list-item>
          <text:p text:style-name="P140">PCBs<text:alphabetical-index-mark text:string-value="Printed circuit boards" text:key1="PCBs"/> class 2 A: PCBs<text:alphabetical-index-mark text:string-value="Printed circuit boards" text:key1="PCBs"/> from industry equipment without golden contacts, small precious metal reach chips</text:p>
        </text:list-item>
        <text:list-item>
          <text:p text:style-name="P140">PCBs<text:alphabetical-index-mark text:string-value="Printed circuit boards" text:key1="PCBs"/> class 2 B: PCBs<text:alphabetical-index-mark text:string-value="Printed circuit boards" text:key1="PCBs"/> from industry equipment without golden contacts, without precious metal reach chips, contain small heat sinks or transformers</text:p>
        </text:list-item>
        <text:list-item>
          <text:p text:style-name="P140">PCBs<text:alphabetical-index-mark text:string-value="Printed circuit boards" text:key1="PCBs"/> class 3: PCBs<text:alphabetical-index-mark text:string-value="Printed circuit boards" text:key1="PCBs"/> with big capacitors, heat sinks or transformers (PCBs<text:alphabetical-index-mark text:string-value="Printed circuit boards" text:key1="PCBs"/> from old monitors or power supply controllers)</text:p>
        </text:list-item>
      </text:list>
      <text:p text:style-name="P102">Valuable PCB component can be categorized as gold connectors, mobile phone PCBs<text:alphabetical-index-mark text:string-value="Printed circuit boards" text:key1="PCBs"/>, CPU ceramic gold caps, CPU ceramic Intel AMD, plastic CPU processors, CPU slot processors, RAM devices, chips (chips, ICs, Eproms), hard drives, CD-/DVD-drives, transformers, cables, relays and precious metal reach components (quartz, transistors, capacitors, resistors,…) (Scheideanstalt, 2015). The categorization became in more detail in the last years, what is associated with the increasing interest in recycling of electronic waste. Several recycling companies recycle tantalum capacitors due to the fact that tantalum recycling became more profitable in the last years (Tantalumrecycling, 2015).</text:p>
      <text:list xml:id="list94112014293493" text:style-name="L23">
        <text:list-item>
          <text:list>
            <text:list-item>
              <text:list>
                <text:list-item>
                  <text:p text:style-name="P123"><text:bookmark-start text:name="_Toc413454134"/>Recycling and reuse potential of electronic PCB waste<text:bookmark-end text:name="_Toc413454134"/></text:p>
                </text:list-item>
              </text:list>
            </text:list-item>
          </text:list>
        </text:list-item>
      </text:list>
      <text:p text:style-name="Normal">The use of electronic equipment has increased worldwide in the past few years. Precious metals are an important raw material for EEE<text:alphabetical-index-mark text:string-value="electric and electronic equipment" text:key1="EEE"/> manufacturers and the demand is growing fast. After use phase the EEE<text:alphabetical-index-mark text:string-value="electric and electronic equipment" text:key1="EEE"/> becomes waste (WEEE<text:alphabetical-index-mark text:string-value="waste electric and electronic waste" text:key1="WEEE"/>). The concentration of precious metals in WEEE<text:alphabetical-index-mark text:string-value="waste electric and electronic waste" text:key1="WEEE"/> is small, but the economic and ecological value of precious metals like gold, silver or <text:soft-page-break/>palladium and special metals like tantalum or neodymium make recycling economically and ecologically relevant. <text:s/>Recycling of raw materials from end-of-life electronics is the most effective solution for solving the growing of e-waste problem. Recycling also prevents for landfill of hazardous materials from PCBs<text:alphabetical-index-mark text:string-value="Printed circuit boards" text:key1="PCBs"/>. The highest concentration of precious metals in WEEE<text:alphabetical-index-mark text:string-value="waste electric and electronic waste" text:key1="WEEE"/> is located in the PCBs<text:alphabetical-index-mark text:string-value="Printed circuit boards" text:key1="PCBs"/>. One ton of PCB waste contains around 135 g gold, 669 g silver and 50 g palladium which can be recycled. In several recycling chains only about a quarter of the gold and palladium and a tenth of silver are sent to the output fraction from which precious metals will be directly recovered (Chancerel, et al., 2009).</text:p>
      <text:p text:style-name="Normal">Reuse of electronic components can help to prevent health problems, create jobs and reduce greenhouse-gas emissions. Unfortunately today’s market for reused electronic component is very small. Testing of unsoldered electronic components is very difficult caused by the height diversity and complexity of electronic components. Also low prices of electronic components in consumer electronics is challenging for a growing reuse market. A system which determined the price of specific electronic components to estimate the revenue is necessary to increase the potential of reusing electronic components. </text:p>
      <text:list xml:id="list174005069420271" text:continue-numbering="true" text:style-name="L23">
        <text:list-item>
          <text:list>
            <text:list-item>
              <text:list>
                <text:list-item>
                  <text:p text:style-name="P123"><text:bookmark-start text:name="_Toc413454135"/>International Reference Life cycle Data System (ILCD<text:alphabetical-index-mark text:string-value="International Life Cycle Data System" text:key1="ILCD"/>) format<text:bookmark-end text:name="_Toc413454135"/></text:p>
                </text:list-item>
              </text:list>
            </text:list-item>
          </text:list>
        </text:list-item>
      </text:list>
      <text:p text:style-name="Normal">The International Life Cycle Data System (ILCD<text:alphabetical-index-mark text:string-value="International Life Cycle Data System" text:key1="ILCD"/>) has been developed by the Joint Research Centre - Institute for Environment and Sustainability (JRC-IES) of the European Commission to provide guidance for consistent and quality assured Life Cycle Assessment data and studies (Commission, et al., 2012). The ILCD<text:alphabetical-index-mark text:string-value="International Life Cycle Data System" text:key1="ILCD"/> Data Format was developed for storing and structuring data set information within a data stream or file to enhance the availability of consistent and quality assured Life Cycle Inventory (LCI<text:alphabetical-index-mark text:string-value="Life cycle inventory" text:key1="LCI"/>) data sets. It was designed to serve as reference format and for data exchange between <text:soft-page-break/>varieties of Life Cycle impact assessment (LCA<text:alphabetical-index-mark text:string-value="Life-cycle assessment" text:key1="LCA"/>) software. The ILCD<text:alphabetical-index-mark text:string-value="International Life Cycle Data System" text:key1="ILCD"/> data format has been released in 2009 and has already seen some adoption among tools like GaBi or OpenLCA and databases in the meantime. The ILCD<text:alphabetical-index-mark text:string-value="International Life Cycle Data System" text:key1="ILCD"/> format is based on an Internet-aware, linked data approach. The ILCD<text:alphabetical-index-mark text:string-value="International Life Cycle Data System" text:key1="ILCD"/> format provides currently seven data set types which identify different semantic concepts in LCA<text:alphabetical-index-mark text:string-value="Life-cycle assessment" text:key1="LCA"/> modeling that are linked together via typed links called global references (Wolf, et al., 2011). These types of data set concepts are:</text:p>
      <text:list xml:id="list6304264883244846767" text:style-name="L28">
        <text:list-item>
          <text:p text:style-name="P135">Process: Modeling unit and aggregated processes and result sets. Input and Output flows are modeled by global references to other datasets of type flow.</text:p>
        </text:list-item>
        <text:list-item>
          <text:p text:style-name="P135">Flow: Describes an elementary, product or waste flow. It reference one or more Flow properties.</text:p>
        </text:list-item>
        <text:list-item>
          <text:p text:style-name="P135">Flow Property: Describes physical or other properties of a flow that can be used to quantify it, for example mass. Each instance references one Unit Group data set.</text:p>
        </text:list-item>
        <text:list-item>
          <text:p text:style-name="P135">Unit Group: Describes a group of convertible units and the conversion factors to its reference unit </text:p>
        </text:list-item>
        <text:list-item>
          <text:p text:style-name="P135">LCIA<text:alphabetical-index-mark text:string-value="Life cycle impact assessment" text:key1="LCIA"/> Method: Describes an LCIA<text:alphabetical-index-mark text:string-value="Life cycle impact assessment" text:key1="LCIA"/> method and its characteristic factors</text:p>
        </text:list-item>
        <text:list-item>
          <text:p text:style-name="P135">Source: Represents an external source of information, such as literature or a database or data format. It can reference a contact it is related to.</text:p>
        </text:list-item>
        <text:list-item>
          <text:p text:style-name="P135">Contact: describes a person or organization.</text:p>
        </text:list-item>
      </text:list>
      <text:p text:style-name="Normal">The ILCD<text:alphabetical-index-mark text:string-value="International Life Cycle Data System" text:key1="ILCD"/> format is used in this work to transfer LCI<text:alphabetical-index-mark text:string-value="Life cycle inventory" text:key1="LCI"/> models of PCBs<text:alphabetical-index-mark text:string-value="Printed circuit boards" text:key1="PCBs"/> which are automatically created in MATLAB. They can be imported in LCA<text:alphabetical-index-mark text:string-value="Life-cycle assessment" text:key1="LCA"/> software like GaBi or OpenLCA to analyze ecological impacts.</text:p>
      <text:list xml:id="list94111073592402" text:style-name="L23">
        <text:list-item>
          <text:p text:style-name="P125"><text:bookmark-start text:name="_Toc413454136"/><text:soft-page-break/>Methods for electronic component recognition<text:bookmark-end text:name="_Toc413454136"/></text:p>
        </text:list-item>
      </text:list>
      <text:p text:style-name="Normal">The methods for object recognition used in this work are based on the data fusion model specified inchapter <text:bookmark-ref text:reference-format="text" text:ref-name="_Ref411940839">Data fusion model</text:bookmark-ref>. At first the acquired<office:annotation><dc:creator>marc </dc:creator><dc:date>2015-03-12T17:39:30.663956892</dc:date><text:list text:style-name=""><text:list-item><text:p text:style-name="P144"><text:span text:style-name="T39">In chapter</text:span></text:p></text:list-item></text:list></office:annotation> images are preprocessed which consist of rotation correction ad scaling determination. After preprocessing, the detection of electronic components is studied which includes the determination of the component bounding boxes in the image. A detailed measurement of detection investigation is not performed. This work is focusing on component classification based on the component detection step. The classification step is based on feature extraction and the following feature selection (feature-fusion-level) of the most important features. The classification of the components is examined with the random forest classifier and support vector machines (Linear-SVM<text:alphabetical-index-mark text:string-value="Support vector machine" text:key1="SVM"/> and RBF<text:alphabetical-index-mark text:string-value="Radial basis function" text:key1="RBF"/>-SVM<text:alphabetical-index-mark text:string-value="Support vector machine" text:key1="SVM"/>) (classifier-fusion-level). The component class which can be one of the components in the database or an unknown component is determined on decision-fusion-level. To assign a component to a component in the Octopart database, an OCR<text:alphabetical-index-mark text:string-value="Optical character recognition" text:key1="OCR"/> approach is applied to identify the component name. The Octopart database is used to verify the electronic component name and receive additional information about availability and prices of the electronic component.</text:p>
      <text:list xml:id="list174005825749889" text:continue-list="list94111073592402" text:style-name="L23">
        <text:list-item>
          <text:list>
            <text:list-item>
              <text:p text:style-name="P129"><text:bookmark-start text:name="_Toc413454137"/>Image preprocessing<text:bookmark-end text:name="_Toc413454137"/></text:p>
            </text:list-item>
          </text:list>
        </text:list-item>
      </text:list>
      <text:p text:style-name="Normal">The image preprocessing is the first step after image acquisition. In this work the preprocessing consists of two steps, the image rotation correction and the determination of the image scale. The object recognition is based on features which are extracted from the images. In many object recognition tasks, based on 2D image data, the object can be rotated or appear in different scales. Features which are invariant in scaling and rotation have to be found for object classification. The advantage of this work is the fact that invariance against scaling and rotation of the object is determined in the preprocessing step. The rotation correction is applied on the whole PCB <text:soft-page-break/>image which is specified in chapter <text:bookmark-ref text:reference-format="text" text:ref-name="_Ref411938067">Image rotation correction</text:bookmark-ref>. The scaling is also applied on the whole image whereas the dimensions of the electronic component are fixed and the scale of the image is determined based on a scaling symbol. The scaling estimation process is specified in chapter <text:bookmark-ref text:reference-format="text" text:ref-name="_Ref411938192">Scaling determination based on scaling symbol</text:bookmark-ref>.</text:p>
      <text:list xml:id="list174004714480473" text:continue-numbering="true" text:style-name="L23">
        <text:list-item>
          <text:list>
            <text:list-item>
              <text:list>
                <text:list-item>
                  <text:p text:style-name="P123"><text:bookmark-start text:name="_Toc413454138"/><text:bookmark-start text:name="_Ref411938067"/>Image rotation correction<text:bookmark-end text:name="_Toc413454138"/><text:bookmark-end text:name="_Ref411938067"/></text:p>
                </text:list-item>
              </text:list>
            </text:list-item>
          </text:list>
        </text:list-item>
      </text:list>
      <text:p text:style-name="Normal">To bypass the restriction of rotation invariant features for object recognition, the rotation angle of the printed circuit board images were determined. Since there is no fixed printed circuit board orientation, the orientation is set by invariants of 90 degree whereas most of the electronic <text:span text:style-name="Default_20_Paragraph_20_Font"><text:span text:style-name="T11">component </text:span></text:span>are horizontal or vertical aligned. The whole process is based on the assumption that conductor tracks and electronic components are mostly horizontal or vertical aligned and there structure and borders producing more horizontal and vertical edges than edges with different orientations. The rotation angle estimation is based on the rotation property of a discrete Fourier transform. The DFT of an image rotated by and angle <text:span text:style-name="Default_20_Paragraph_20_Font"><text:span text:style-name="T21">Θ</text:span></text:span> is the DFT<text:alphabetical-index-mark text:string-value="Discrete fourier transform" text:key1="DFT"/> of the unrotated image, rotated by the same angle <text:span text:style-name="Default_20_Paragraph_20_Font"><text:span text:style-name="T21">Θ</text:span></text:span>. The rotation property of a DFT is derived in (Petrou, et al., 1999) and therefore omitted here. The approach is based on the property that lines (edges) in the image are transformed to points in the frequency domain. Horizontal lines in the image are transformed to points on the centered vertical line in the frequency domain and vertical lines in the image are transformed to points on the horizontal centered line in the frequency domain. An example is shown in <text:bookmark-ref text:reference-format="text" text:ref-name="_Ref411698555">Figure 5</text:bookmark-ref>.</text:p>
      <text:p text:style-name="P90"><text:soft-page-break/><text:span text:style-name="Default_20_Paragraph_20_Font"><text:span text:style-name="T8"><draw:frame draw:style-name="fr2" draw:name="Picture 95" text:anchor-type="as-char" svg:y="0in" svg:width="2.4835in" style:rel-width="scale" svg:height="2.4835in" style:rel-height="scale" draw:z-index="208"><draw:image/><svg:desc>C:\Users\WIN\Masterthesis\Masterthesis\Masterarbeit_daten\3.1.1\FourierTransforms_1.png</svg:desc></draw:frame></text:span></text:span></text:p>
      <text:p text:style-name="P93"><text:bookmark-start text:name="_Toc413454214"/><text:bookmark-start text:name="_Ref411698555"/>Figure 5<text:bookmark-end text:name="_Ref411698555"/>: Transformation from lines in the image to points in the frequency domain (www.svi.nl/FourierTransform)<text:bookmark-end text:name="_Toc413454214"/></text:p>
      <text:p text:style-name="Normal">The image rotation correction process is shown in <text:bookmark-ref text:reference-format="text" text:ref-name="_Ref401903887">Figure 6</text:bookmark-ref>. </text:p>
      <text:p text:style-name="P2"><text:span text:style-name="Default_20_Paragraph_20_Font"><text:span text:style-name="T8"><draw:frame draw:style-name="fr2" draw:name="Picture 8" text:anchor-type="as-char" svg:y="0in" svg:width="2.2307in" style:rel-width="scale" svg:height="2.9in" style:rel-height="scale" draw:z-index="209"><draw:image/></draw:frame></text:span></text:span></text:p>
      <text:p text:style-name="P93"><text:bookmark-start text:name="_Toc413454215"/><text:bookmark-start text:name="_Ref401903887"/>Figure 6<text:bookmark-end text:name="_Ref401903887"/>: Image rotation correction process<text:bookmark-end text:name="_Toc413454215"/></text:p>
      <text:p text:style-name="Normal">At first the Image is cropped to a squared image (2000 pixel x 2000 pixel) to reduce process runtime. The RGB image is converted to a grayscaled image and canny edge detection is applied. Afterward a 2D-DFT (discrete Fourier transform) is computed from the edge image. To estimate the rotation angle, the amplitude of the shifted 2D FFT<text:alphabetical-index-mark text:string-value="Fast fourier transform" text:key1="FFT"/> image is summed up over discretized angles and normalized by number of amplitudes per angle step. The <text:soft-page-break/>discretization is done in steps of 0.25 degree from 0 to 360 degree which results in a discretization error of 0.125 degree. The maximum of the normalized sum of amplitudes over the angle corresponds to the image rotation angle. With this process the rotation angle can be estimated with invariants of 90 degree image rotation. An example of a rotated image by 3.0 degree, the edge image and amplitude of the DFT-image and summed up amplitude over the angle is shown in <text:bookmark-ref text:reference-format="text" text:ref-name="_Ref401910317">Figure 7</text:bookmark-ref>, <text:bookmark-ref text:reference-format="text" text:ref-name="_Ref401909217">Figure 8</text:bookmark-ref>, <text:bookmark-ref text:reference-format="text" text:ref-name="_Ref401910290">Figure 9</text:bookmark-ref> and <text:bookmark-ref text:reference-format="text" text:ref-name="_Ref411698728">Figure 10</text:bookmark-ref>. The precision of angle estimation was not investigated in detail but inaccuracies could not be determined by eye.</text:p>
      <table:table table:name="Table32" table:style-name="Table32">
        <table:table-column table:style-name="Table32.A"/>
        <table:table-column table:style-name="Table32.B"/>
        <table:table-row table:style-name="Table32.1">
          <table:table-cell table:style-name="Table32.A1" office:value-type="string">
            <text:p text:style-name="P24"><text:span text:style-name="Default_20_Paragraph_20_Font"><text:span text:style-name="T8"><draw:frame draw:style-name="fr2" draw:name="Picture 15" text:anchor-type="as-char" svg:y="0in" svg:width="3.0417in" style:rel-width="scale" svg:height="2.8854in" style:rel-height="scale" draw:z-index="210"><draw:image/><svg:desc>C:\Users\WIN\Masterthesis\Masterthesis\Masterarbeit_daten\2.2.1\rot1.png</svg:desc></draw:frame></text:span></text:span></text:p>
            <text:p text:style-name="P76"><text:bookmark-start text:name="_Toc413454216"/><text:bookmark-start text:name="_Ref401910317"/>Figure 7<text:bookmark-end text:name="_Ref401910317"/>: Image rotated by 3.0 degree<text:bookmark-end text:name="_Toc413454216"/></text:p>
          </table:table-cell>
          <table:table-cell table:style-name="Table32.A1" office:value-type="string">
            <text:p text:style-name="P24"><text:span text:style-name="Default_20_Paragraph_20_Font"><text:span text:style-name="T8"><draw:frame draw:style-name="fr2" draw:name="Picture 16" text:anchor-type="as-char" svg:y="0in" svg:width="3.0902in" style:rel-width="scale" svg:height="2.8854in" style:rel-height="scale" draw:z-index="211"><draw:image/><svg:desc>C:\Users\WIN\Masterthesis\Masterthesis\Masterarbeit_daten\2.2.1\rot3.png</svg:desc></draw:frame></text:span></text:span></text:p>
            <text:p text:style-name="P76"><text:bookmark-start text:name="_Toc413454217"/><text:bookmark-start text:name="_Ref401909217"/>Figure 8<text:bookmark-end text:name="_Ref401909217"/>: Canny edge image of the rotated image<text:bookmark-end text:name="_Toc413454217"/></text:p>
          </table:table-cell>
        </table:table-row>
        <text:soft-page-break/>
        <table:table-row table:style-name="Table32.1">
          <table:table-cell table:style-name="Table32.A1" office:value-type="string">
            <text:p text:style-name="P29"><text:span text:style-name="Default_20_Paragraph_20_Font"><text:span text:style-name="T8"><draw:frame draw:style-name="fr2" draw:name="Picture 18" text:anchor-type="as-char" svg:y="0in" svg:width="3.0417in" style:rel-width="scale" svg:height="2.8799in" style:rel-height="scale" draw:z-index="212"><draw:image/><svg:desc>C:\Users\WIN\Masterthesis\Masterthesis\Masterarbeit_daten\2.2.1\rot2.png</svg:desc></draw:frame></text:span></text:span></text:p>
            <text:p text:style-name="P77"><text:bookmark-start text:name="_Toc413454218"/><text:bookmark-start text:name="_Ref401910290"/>Figure 9<text:bookmark-end text:name="_Ref401910290"/>: Shifted DFT of the rotated image (logarithmic representation)<text:bookmark-end text:name="_Toc413454218"/></text:p>
          </table:table-cell>
          <table:table-cell table:style-name="Table32.A1" office:value-type="string">
            <text:p text:style-name="P29"/>
            <text:p text:style-name="P29"><text:span text:style-name="Default_20_Paragraph_20_Font"><text:span text:style-name="T8"><draw:frame draw:style-name="fr2" draw:name="Picture 19" text:anchor-type="as-char" svg:y="0in" svg:width="3.202in" style:rel-width="scale" svg:height="2.4937in" style:rel-height="scale" draw:z-index="213"><draw:image/><svg:desc>C:\Users\WIN\Masterthesis\Masterthesis\Masterarbeit_daten\2.2.1\plot1.png</svg:desc></draw:frame></text:span></text:span></text:p>
            <text:p text:style-name="P77"><text:bookmark-start text:name="_Toc413454219"/><text:bookmark-start text:name="_Ref411698728"/>Figure 10<text:bookmark-end text:name="_Ref411698728"/>: Summed amplitude over angle (invariants by 90 degree)<text:bookmark-end text:name="_Toc413454219"/></text:p>
            <text:p text:style-name="P29"/>
          </table:table-cell>
        </table:table-row>
      </table:table>
      <text:list xml:id="list174005674360605" text:continue-numbering="true" text:style-name="L23">
        <text:list-item>
          <text:list>
            <text:list-item>
              <text:list>
                <text:list-item>
                  <text:p text:style-name="P123"><text:bookmark-start text:name="_Toc413454139"/><text:bookmark-start text:name="_Ref411938192"/>Scaling determination based on scaling symbol<text:bookmark-end text:name="_Toc413454139"/><text:bookmark-end text:name="_Ref411938192"/> </text:p>
                </text:list-item>
              </text:list>
            </text:list-item>
          </text:list>
        </text:list-item>
      </text:list>
      <text:p text:style-name="Normal">To bypass the restriction of scale invariant features for object recognition, the scaling of the printed circuit board images were determined using a scaling symbol. </text:p>
      <table:table table:name="Table33" table:style-name="Table33">
        <table:table-column table:style-name="Table33.A" table:number-columns-repeated="2"/>
        <table:table-row>
          <table:table-cell table:style-name="Table33.A1" office:value-type="string">
            <text:p text:style-name="P79"/>
            <text:p text:style-name="P79"/>
            <text:p text:style-name="P79"><text:span text:style-name="Default_20_Paragraph_20_Font"><text:span text:style-name="T9"><draw:frame draw:style-name="fr2" draw:name="Picture 295" text:anchor-type="as-char" svg:y="0in" svg:width="1.5484in" style:rel-width="scale" svg:height="1.4835in" style:rel-height="scale" draw:z-index="214"><draw:image/></draw:frame></text:span></text:span></text:p>
            <text:p text:style-name="P77"><text:bookmark-start text:name="_Toc413454220"/><text:bookmark-start text:name="_Ref412982580"/>Figure 11<text:bookmark-end text:name="_Ref412982580"/>: Scale symbol<text:bookmark-end text:name="_Toc413454220"/></text:p>
          </table:table-cell>
          <table:table-cell table:style-name="Table33.A1" office:value-type="string">
            <text:p text:style-name="P79"><text:span text:style-name="Default_20_Paragraph_20_Font"><text:span text:style-name="T9"><draw:frame draw:style-name="fr2" draw:name="Picture 296" text:anchor-type="as-char" svg:y="0in" svg:width="2.8717in" style:rel-width="scale" svg:height="2.1543in" style:rel-height="scale" draw:z-index="215"><draw:image/></draw:frame></text:span></text:span></text:p>
            <text:p text:style-name="P77"><text:bookmark-start text:name="_Toc413454221"/><text:bookmark-start text:name="_Ref413172705"/>Figure 12<text:bookmark-end text:name="_Ref413172705"/>: Scale symbol placed on the board<text:bookmark-end text:name="_Toc413454221"/></text:p>
          </table:table-cell>
        </table:table-row>
      </table:table>
      <text:p text:style-name="Normal"/>
      <text:p text:style-name="Normal">The scaling symbol is shown in <text:bookmark-ref text:reference-format="text" text:ref-name="_Ref412982580">Figure 11</text:bookmark-ref> and <text:bookmark-ref text:reference-format="text" text:ref-name="_Ref413172705">Figure 12</text:bookmark-ref>. The whole scaling determination process is shown in <text:bookmark-ref text:reference-format="text" text:ref-name="_Ref401692683">Figure 13</text:bookmark-ref>. </text:p>
      <text:p text:style-name="P2"><text:soft-page-break/><text:span text:style-name="Default_20_Paragraph_20_Font"><text:span text:style-name="T8"><draw:frame draw:style-name="fr2" draw:name="Picture 1" text:anchor-type="as-char" svg:y="0in" svg:width="1.8228in" style:rel-width="scale" svg:height="3.6917in" style:rel-height="scale" draw:z-index="216"><draw:image/></draw:frame></text:span></text:span></text:p>
      <text:p text:style-name="P93"><text:bookmark-start text:name="_Toc413454222"/><text:bookmark-start text:name="_Ref401692683"/>Figure 13<text:bookmark-end text:name="_Ref401692683"/>: Scaling determination process<text:bookmark-end text:name="_Toc413454222"/></text:p>
      <text:p text:style-name="Normal">At first the image is converted from the RGB color model to the HSV color model and the brightness channel (value channel) is used to make a discrete cosine transform. The discrete cosine transform is frequently used in image compression such as the JPEG format. The discrete cosine transform is similar to the discrete Fourier transform but uses only cosine functions as kernels. The discrete cosine transform is shown in Equation <text:bookmark-ref text:reference-format="text" text:ref-name="_Ref401695387">(43)</text:bookmark-ref> and <text:bookmark-ref text:reference-format="text" text:ref-name="_Ref401695392">(44)</text:bookmark-ref> (Gonzalez, et al., 2006).</text:p>
      <table:table table:name="Table34" table:style-name="Table34">
        <table:table-column table:style-name="Table34.A"/>
        <table:table-column table:style-name="Table34.B"/>
        <table:table-row>
          <table:table-cell table:style-name="Table34.A1" office:value-type="string">
            <text:p text:style-name="P29"><draw:frame draw:style-name="fr6" draw:name="205" text:anchor-type="as-char" svg:width="4.8752in" style:rel-width="scale" svg:height="0.5835in" style:rel-height="scale" draw:z-index="217"><draw:object xlink:href="./Object 205" xlink:type="simple" xlink:show="embed" xlink:actuate="onLoad"/><draw:image xlink:href="./ObjectReplacements/Object 205" xlink:type="simple" xlink:show="embed" xlink:actuate="onLoad"/></draw:frame></text:p>
          </table:table-cell>
          <table:table-cell table:style-name="Table34.A1" office:value-type="string">
            <text:p text:style-name="P24"><text:bookmark-start text:name="_Ref401695387"/>(43)<text:bookmark-end text:name="_Ref401695387"/></text:p>
          </table:table-cell>
        </table:table-row>
        <table:table-row>
          <table:table-cell table:style-name="Table34.A1" office:value-type="string">
            <text:p text:style-name="P29"><draw:frame draw:style-name="fr6" draw:name="206" text:anchor-type="as-char" svg:width="2.6043in" style:rel-width="scale" svg:height="1.2189in" style:rel-height="scale" draw:z-index="218"><draw:object xlink:href="./Object 206" xlink:type="simple" xlink:show="embed" xlink:actuate="onLoad"/><draw:image xlink:href="./ObjectReplacements/Object 206" xlink:type="simple" xlink:show="embed" xlink:actuate="onLoad"/></draw:frame></text:p>
          </table:table-cell>
          <table:table-cell table:style-name="Table34.A1" office:value-type="string">
            <text:p text:style-name="P24"/>
            <text:p text:style-name="P24"><text:bookmark-start text:name="_Ref401695392"/>(44)<text:bookmark-end text:name="_Ref401695392"/></text:p>
          </table:table-cell>
        </table:table-row>
      </table:table>
      <text:p text:style-name="Normal"/>
      <table:table table:name="Table35" table:style-name="Table35">
        <table:table-column table:style-name="Table35.A"/>
        <table:table-column table:style-name="Table35.B"/>
        <text:soft-page-break/>
        <table:table-row>
          <table:table-cell table:style-name="Table35.A1" office:value-type="string">
            <text:p text:style-name="P29"><draw:frame draw:style-name="fr6" draw:name="207" text:anchor-type="as-char" svg:width="2.5937in" style:rel-width="scale" svg:height="1.2189in" style:rel-height="scale" draw:z-index="219"><draw:object xlink:href="./Object 207" xlink:type="simple" xlink:show="embed" xlink:actuate="onLoad"/><draw:image xlink:href="./ObjectReplacements/Object 207" xlink:type="simple" xlink:show="embed" xlink:actuate="onLoad"/></draw:frame></text:p>
          </table:table-cell>
          <table:table-cell table:style-name="Table35.A1" office:value-type="string">
            <text:p text:style-name="P24"/>
            <text:p text:style-name="P24">(45)</text:p>
          </table:table-cell>
        </table:table-row>
      </table:table>
      <text:p text:style-name="Normal">To suppress illumination changes, an ideal low pass filter is applied in the frequency domain in which the first 10 x 10 cosine coefficients were discarded. Afterwards the inverse cosine transform is applied to get the image in time-domain. To extract the two dark circles of the scaling symbol, Otsu’s method is used to automatically perform thresholding. To avoid salt and pepper noise, a morphological closing operator (5x5) is applied. The image is inverted and the eccentricity and bounding boxes are determined of the blobs. All blobs inside the eccentricity interval and inside the diameter interval are maintained, all others are discarded.</text:p>
      <table:table table:name="Table36" table:style-name="Table36">
        <table:table-column table:style-name="Table36.A"/>
        <table:table-column table:style-name="Table36.B"/>
        <table:table-row>
          <table:table-cell table:style-name="Table36.A1" office:value-type="string">
            <text:p text:style-name="P29"><draw:frame draw:style-name="fr6" draw:name="208" text:anchor-type="as-char" svg:width="4.1457in" style:rel-width="scale" svg:height="0.198in" style:rel-height="scale" draw:z-index="220"><draw:object xlink:href="./Object 208" xlink:type="simple" xlink:show="embed" xlink:actuate="onLoad"/><draw:image xlink:href="./ObjectReplacements/Object 208" xlink:type="simple" xlink:show="embed" xlink:actuate="onLoad"/></draw:frame><text:span text:style-name="Default_20_Paragraph_20_Font"><text:span text:style-name="T11">}</text:span></text:span></text:p>
          </table:table-cell>
          <table:table-cell table:style-name="Table36.A1" office:value-type="string">
            <text:p text:style-name="P24">(46)</text:p>
          </table:table-cell>
        </table:table-row>
      </table:table>
      <text:p text:style-name="Normal"/>
      <text:p text:style-name="Normal"><draw:frame draw:style-name="fr6" draw:name="209" text:anchor-type="as-char" svg:width="3.4165in" style:rel-width="scale" svg:height="0.198in" style:rel-height="scale" draw:z-index="221"><draw:object xlink:href="./Object 209" xlink:type="simple" xlink:show="embed" xlink:actuate="onLoad"/><draw:image xlink:href="./ObjectReplacements/Object 209" xlink:type="simple" xlink:show="embed" xlink:actuate="onLoad"/></draw:frame><text:span text:style-name="Default_20_Paragraph_20_Font"><text:span text:style-name="T11"> </text:span></text:span></text:p>
      <text:p text:style-name="Normal">To find the center of the scaling symbol, the distances between the centers of all blobs are calculated and the two blobs with the smallest distance are the inner and outer dark rings of the scaling symbol. The outer diameter of the larger blob is used as reference to calculate the image scale.</text:p>
      <table:table table:name="Table37" table:style-name="Table37">
        <table:table-column table:style-name="Table37.A"/>
        <table:table-column table:style-name="Table37.B"/>
        <table:table-row>
          <table:table-cell table:style-name="Table37.A1" office:value-type="string">
            <text:p text:style-name="P29"><draw:frame draw:style-name="fr6" draw:name="210" text:anchor-type="as-char" svg:width="2.302in" style:rel-width="scale" svg:height="0.4165in" style:rel-height="scale" draw:z-index="222"><draw:object xlink:href="./Object 210" xlink:type="simple" xlink:show="embed" xlink:actuate="onLoad"/><draw:image xlink:href="./ObjectReplacements/Object 210" xlink:type="simple" xlink:show="embed" xlink:actuate="onLoad"/></draw:frame></text:p>
          </table:table-cell>
          <table:table-cell table:style-name="Table37.A1" office:value-type="string">
            <text:p text:style-name="P24">(47)</text:p>
          </table:table-cell>
        </table:table-row>
      </table:table>
      <text:p text:style-name="Normal"/>
      <table:table table:name="Table38" table:style-name="Table38">
        <table:table-column table:style-name="Table38.A" table:number-columns-repeated="2"/>
        <text:soft-page-break/>
        <table:table-row>
          <table:table-cell table:style-name="Table38.A1" office:value-type="string">
            <text:p text:style-name="P29"><text:span text:style-name="Default_20_Paragraph_20_Font"><text:span text:style-name="T8"><draw:frame draw:style-name="fr2" draw:name="Picture 6" text:anchor-type="as-char" svg:y="0in" svg:width="3.3783in" style:rel-width="scale" svg:height="2.5362in" style:rel-height="scale" draw:z-index="223"><draw:image/><svg:desc>C:\Users\WIN\Masterthesis\Masterthesis\Masterarbeit_daten\2.2.2\scale5.png</svg:desc></draw:frame></text:span></text:span></text:p>
            <text:p text:style-name="P77"><text:bookmark-start text:name="_Toc413454223"/>Figure 14: Value channel (brightness) of HSV color image<text:bookmark-end text:name="_Toc413454223"/></text:p>
            <text:p text:style-name="P76"/>
          </table:table-cell>
          <table:table-cell table:style-name="Table38.A1" office:value-type="string">
            <text:p text:style-name="P29"><text:span text:style-name="Default_20_Paragraph_20_Font"><text:span text:style-name="T8"><draw:frame draw:style-name="fr2" draw:name="Picture 4" text:anchor-type="as-char" svg:y="0in" svg:width="3.3819in" style:rel-width="scale" svg:height="2.539in" style:rel-height="scale" draw:z-index="224"><draw:image/></draw:frame></text:span></text:span></text:p>
            <text:p text:style-name="P77"><text:bookmark-start text:name="_Toc413454224"/>Figure 15: Cosine transform filtered image<text:bookmark-end text:name="_Toc413454224"/></text:p>
          </table:table-cell>
        </table:table-row>
        <table:table-row>
          <table:table-cell table:style-name="Table38.A1" office:value-type="string">
            <text:p text:style-name="P29"><text:span text:style-name="Default_20_Paragraph_20_Font"><text:span text:style-name="T8"><draw:frame draw:style-name="fr2" draw:name="Picture 5" text:anchor-type="as-char" svg:y="0in" svg:width="3.5665in" style:rel-width="scale" svg:height="2.678in" style:rel-height="scale" draw:z-index="225"><draw:image/></draw:frame></text:span></text:span></text:p>
            <text:p text:style-name="P77"><text:bookmark-start text:name="_Toc413454225"/>Figure 16: Otsu thresholding<text:bookmark-end text:name="_Toc413454225"/></text:p>
          </table:table-cell>
          <table:table-cell table:style-name="Table38.A1" office:value-type="string">
            <text:p text:style-name="P29"><text:span text:style-name="Default_20_Paragraph_20_Font"><text:span text:style-name="T8"><draw:frame draw:style-name="fr2" draw:name="Picture 9" text:anchor-type="as-char" svg:y="0in" svg:width="3.5602in" style:rel-width="scale" svg:height="2.6728in" style:rel-height="scale" draw:z-index="226"><draw:image/><svg:desc>C:\Users\WIN\Masterthesis\Masterthesis\Masterarbeit_daten\2.2.2\scale6.png</svg:desc></draw:frame></text:span></text:span></text:p>
            <text:p text:style-name="P77"><text:bookmark-start text:name="_Toc413454226"/>Figure 17: Blobs of the scaling symbol<text:bookmark-end text:name="_Toc413454226"/></text:p>
          </table:table-cell>
        </table:table-row>
      </table:table>
      <text:p text:style-name="Normal"/>
      <text:p text:style-name="Normal"/>
      <text:list xml:id="list174006446240814" text:continue-numbering="true" text:style-name="L23">
        <text:list-item>
          <text:list>
            <text:list-item>
              <text:list>
                <text:list-item>
                  <text:p text:style-name="P123"><text:bookmark-start text:name="_Toc413454140"/><text:bookmark-start text:name="_Ref411778014"/>Image resolution for feature extraction<text:bookmark-end text:name="_Toc413454140"/><text:bookmark-end text:name="_Ref411778014"/></text:p>
                </text:list-item>
              </text:list>
            </text:list-item>
          </text:list>
        </text:list-item>
      </text:list>
      <text:p text:style-name="Normal">The resulting features quality of feature extraction algorithms depend on the resolutions of the images. In general higher image resolutions improve the feature precision but also increase the run time and require more memory. Therefore a tradeoff between a high image resolution on one hand and <text:soft-page-break/>memory usage and runtime on the other side must be found. In this approach the image resolution depends on the size of the component. Smaller components require a higher resolution than larger ones because there images contain more details.</text:p>
      <table:table table:name="Table39" table:style-name="Table39">
        <table:table-column table:style-name="Table39.A"/>
        <table:table-column table:style-name="Table39.B"/>
        <table:table-row>
          <table:table-cell table:style-name="Table39.A1" office:value-type="string">
            <table:table table:name="Table40" table:style-name="Table40">
              <table:table-column table:style-name="Table40.A"/>
              <table:table-column table:style-name="Table40.B"/>
              <table:table-row>
                <table:table-cell table:style-name="Table40.A1" office:value-type="string">
                  <text:p text:style-name="P29"><draw:frame draw:style-name="fr6" draw:name="211" text:anchor-type="as-char" svg:width="4.8646in" style:rel-width="scale" svg:height="0.2189in" style:rel-height="scale" draw:z-index="227"><draw:object xlink:href="./Object 211" xlink:type="simple" xlink:show="embed" xlink:actuate="onLoad"/><draw:image xlink:href="./ObjectReplacements/Object 211" xlink:type="simple" xlink:show="embed" xlink:actuate="onLoad"/></draw:frame></text:p>
                </table:table-cell>
                <table:table-cell table:style-name="Table40.A1" office:value-type="string">
                  <text:p text:style-name="P24">(48)</text:p>
                </table:table-cell>
              </table:table-row>
            </table:table>
            <text:p text:style-name="P30"/>
          </table:table-cell>
          <table:table-cell table:style-name="Table39.A1" office:value-type="string">
            <text:p text:style-name="P24"/>
          </table:table-cell>
        </table:table-row>
        <table:table-row>
          <table:table-cell table:style-name="Table39.A1" office:value-type="string">
            <text:p text:style-name="P30"/>
            <table:table table:name="Table41" table:style-name="Table41">
              <table:table-column table:style-name="Table41.A"/>
              <table:table-column table:style-name="Table41.B"/>
              <table:table-row>
                <table:table-cell table:style-name="Table41.A1" office:value-type="string">
                  <text:p text:style-name="P29"><draw:frame draw:style-name="fr6" draw:name="212" text:anchor-type="as-char" svg:width="5.3437in" style:rel-width="scale" svg:height="0.2291in" style:rel-height="scale" draw:z-index="228"><draw:object xlink:href="./Object 212" xlink:type="simple" xlink:show="embed" xlink:actuate="onLoad"/><draw:image xlink:href="./ObjectReplacements/Object 212" xlink:type="simple" xlink:show="embed" xlink:actuate="onLoad"/></draw:frame></text:p>
                </table:table-cell>
                <table:table-cell table:style-name="Table41.A1" office:value-type="string">
                  <text:p text:style-name="P24"><text:bookmark-start text:name="_Ref410917720"/>(49)<text:bookmark-end text:name="_Ref410917720"/></text:p>
                </table:table-cell>
              </table:table-row>
            </table:table>
            <text:p text:style-name="P30"/>
          </table:table-cell>
          <table:table-cell table:style-name="Table39.A1" office:value-type="string">
            <text:p text:style-name="P24"/>
          </table:table-cell>
        </table:table-row>
      </table:table>
      <text:p text:style-name="Normal">The algorithm dependent resolution parameters are defined in <text:bookmark-ref text:reference-format="text" text:ref-name="_Ref402670875">Table 1</text:bookmark-ref>.</text:p>
      <text:p text:style-name="P92"><text:bookmark-start text:name="_Toc413454290"/><text:bookmark-start text:name="_Ref402670875"/>Table 1<text:bookmark-end text:name="_Ref402670875"/>: Feature extraction algorithm based resolution parameter<text:bookmark-end text:name="_Toc413454290"/></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103"/>
          </table:table-cell>
          <table:table-cell table:style-name="Table42.A1" office:value-type="string">
            <text:p text:style-name="P104">a</text:p>
          </table:table-cell>
          <table:table-cell table:style-name="Table42.A1" office:value-type="string">
            <text:p text:style-name="P104">b</text:p>
          </table:table-cell>
          <table:table-cell table:style-name="Table42.A1" office:value-type="string">
            <text:p text:style-name="P104">c</text:p>
          </table:table-cell>
        </table:table-row>
        <table:table-row>
          <table:table-cell table:style-name="Table42.A2" office:value-type="string">
            <text:p text:style-name="P105">Fourier coefficients based feature extraction</text:p>
          </table:table-cell>
          <table:table-cell table:style-name="Table42.B2" office:value-type="string">
            <text:p text:style-name="P108">5</text:p>
          </table:table-cell>
          <table:table-cell table:style-name="Table42.B2" office:value-type="string">
            <text:p text:style-name="P108">0.003</text:p>
          </table:table-cell>
          <table:table-cell table:style-name="Table42.B2" office:value-type="string">
            <text:p text:style-name="P108">15</text:p>
          </table:table-cell>
        </table:table-row>
        <table:table-row>
          <table:table-cell table:style-name="Table42.A3" office:value-type="string">
            <text:p text:style-name="P105">Histogram based feature extraction</text:p>
          </table:table-cell>
          <table:table-cell table:style-name="Table42.B3" office:value-type="string">
            <text:p text:style-name="P108">10</text:p>
          </table:table-cell>
          <table:table-cell table:style-name="Table42.B3" office:value-type="string">
            <text:p text:style-name="P108">0.003</text:p>
          </table:table-cell>
          <table:table-cell table:style-name="Table42.D3" office:value-type="string">
            <text:p text:style-name="P108">10</text:p>
          </table:table-cell>
        </table:table-row>
        <table:table-row>
          <table:table-cell table:style-name="Table42.A2" office:value-type="string">
            <text:p text:style-name="P105">Segment based feature extraction</text:p>
          </table:table-cell>
          <table:table-cell table:style-name="Table42.B2" office:value-type="string">
            <text:p text:style-name="P108">19</text:p>
          </table:table-cell>
          <table:table-cell table:style-name="Table42.B2" office:value-type="string">
            <text:p text:style-name="P108">0.005</text:p>
          </table:table-cell>
          <table:table-cell table:style-name="Table42.B2" office:value-type="string">
            <text:p text:style-name="P108">1</text:p>
          </table:table-cell>
        </table:table-row>
        <table:table-row>
          <table:table-cell table:style-name="Table42.A5" office:value-type="string">
            <text:p text:style-name="P110"><text:span text:style-name="Default_20_Paragraph_20_Font"><text:span text:style-name="T23">PCA</text:span></text:span><text:alphabetical-index-mark text:string-value="Principal component analysis" text:key1="PCA"/><text:span text:style-name="Default_20_Paragraph_20_Font"><text:span text:style-name="T23"> reconstruction based feature extraction</text:span></text:span></text:p>
          </table:table-cell>
          <table:table-cell table:style-name="Table42.B5" office:value-type="string">
            <text:p text:style-name="P108">18</text:p>
          </table:table-cell>
          <table:table-cell table:style-name="Table42.B5" office:value-type="string">
            <text:p text:style-name="P108">0.005</text:p>
          </table:table-cell>
          <table:table-cell table:style-name="Table42.D5" office:value-type="string">
            <text:p text:style-name="P108">2</text:p>
          </table:table-cell>
        </table:table-row>
      </table:table>
      <text:p text:style-name="Normal"/>
      <text:p text:style-name="Normal">The area and algorithm dependent resolution is plotted in <text:bookmark-ref text:reference-format="text" text:ref-name="_Ref402707000">Figure 18</text:bookmark-ref>.</text:p>
      <text:p text:style-name="P90"><text:soft-page-break/><text:span text:style-name="Default_20_Paragraph_20_Font"><text:span text:style-name="T8"><draw:frame draw:style-name="fr2" draw:name="Picture 33" text:anchor-type="as-char" svg:y="0in" svg:width="5.2173in" style:rel-width="scale" svg:height="3.3335in" style:rel-height="scale" draw:z-index="229"><draw:image/></draw:frame></text:span></text:span></text:p>
      <text:p text:style-name="P93"><text:bookmark-start text:name="_Toc413454227"/><text:bookmark-start text:name="_Ref402707000"/>Figure 18<text:bookmark-end text:name="_Ref402707000"/>: Resolution dependency from component area and feature extraction algorithm<text:bookmark-end text:name="_Toc413454227"/></text:p>
      <text:p text:style-name="P10"/>
      <text:list xml:id="list174006205490084" text:continue-numbering="true" text:style-name="L23">
        <text:list-item>
          <text:list>
            <text:list-item>
              <text:p text:style-name="P129"><text:bookmark-start text:name="_Ref410564384"/><text:bookmark-start text:name="_Ref410564369"/><text:s/><text:bookmark-start text:name="_Toc413454141"/>Electronic component detection<text:bookmark-end text:name="_Ref410564384"/><text:bookmark-end text:name="_Ref410564369"/><text:bookmark-end text:name="_Toc413454141"/></text:p>
            </text:list-item>
          </text:list>
        </text:list-item>
      </text:list>
      <text:p text:style-name="Normal">A necessary processing stop for component classification is component detection. The detection includes the determination of component positions without knowing to which component class the detected component belongs. The component detection is necessary because the component classification is time consuming and a classification of every possible component position in the image is impossible. The goal of component detection is to narrow the search space. False positive detections (component detections at positions where no component is located) can be corrected by the component classification step. False negative detections (component detections where no component is located) cannot be corrected by the component classification step. Several component detection approaches where studied. Approaches based on the PCB surface color (chapter <text:bookmark-ref text:reference-format="text" text:ref-name="_Ref408144430">Color based PCB surface detection</text:bookmark-ref>) and based on 2D normalized cross correlation (chapter <text:bookmark-ref text:reference-format="text" text:ref-name="_Ref411082770">Electronic component detection based on normalized 2D cross-correlation</text:bookmark-ref>) are specified <text:soft-page-break/>in this work. Component detection approaches based on laser triangulation (chapter <text:bookmark-ref text:reference-format="text" text:ref-name="_Ref411082666">Electronic component detection based on Height map from laser triangulation</text:bookmark-ref>) or PCB 3D models (chapter <text:bookmark-ref text:reference-format="text" text:ref-name="_Ref411082811">Electronic component detection based on 3D model</text:bookmark-ref>) were already specified in several papers.</text:p>
      <text:p text:style-name="Normal"/>
      <text:list xml:id="list174004949510224" text:continue-numbering="true" text:style-name="L23">
        <text:list-item>
          <text:list>
            <text:list-item>
              <text:list>
                <text:list-item>
                  <text:p text:style-name="P123"><text:bookmark-start text:name="_Toc413454142"/>PCB board segmentation<text:bookmark-end text:name="_Toc413454142"/></text:p>
                </text:list-item>
              </text:list>
            </text:list-item>
          </text:list>
        </text:list-item>
      </text:list>
      <text:p text:style-name="Normal">One of the steps before detecting electronic components is the segmentation of the PCB board to reduce the search area for electronic components. In this approach the PCBs where placed on a white sheet and images are acquired, what results in a white/bright background. In this approach the process flow shown in <text:bookmark-ref text:reference-format="text" text:ref-name="_Ref405813682">Figure 19</text:bookmark-ref> is applied. </text:p>
      <text:p text:style-name="P90"><text:span text:style-name="Default_20_Paragraph_20_Font"><text:span text:style-name="T8"><draw:frame draw:style-name="fr2" draw:name="Picture 50" text:anchor-type="as-char" svg:y="0in" svg:width="1.7972in" style:rel-width="scale" svg:height="2.0083in" style:rel-height="scale" draw:z-index="230"><draw:image/><svg:desc>C:\Users\WIN\Masterthesis\Masterthesis\Masterarbeit_daten\4.2.1\board_segmentation.png</svg:desc></draw:frame></text:span></text:span></text:p>
      <text:p text:style-name="P93"><text:bookmark-start text:name="_Toc413454228"/><text:bookmark-start text:name="_Ref405813682"/>Figure 19<text:bookmark-end text:name="_Ref405813682"/>: PCB board segmentation process flow<text:bookmark-end text:name="_Toc413454228"/></text:p>
      <text:p text:style-name="Normal">At first the minimum of background pixel is defined by 5% of the image pixel to do not cut of white regions from the PCB board. </text:p>
      <table:table table:name="Table43" table:style-name="Table43">
        <table:table-column table:style-name="Table43.A"/>
        <table:table-column table:style-name="Table43.B"/>
        <table:table-row>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29"><draw:frame draw:style-name="fr6" draw:name="213" text:anchor-type="as-char" svg:width="3.2811in" style:rel-width="scale" svg:height="0.198in" style:rel-height="scale" draw:z-index="231"><draw:object xlink:href="./Object 213" xlink:type="simple" xlink:show="embed" xlink:actuate="onLoad"/><draw:image xlink:href="./ObjectReplacements/Object 213" xlink:type="simple" xlink:show="embed" xlink:actuate="onLoad"/></draw:frame></text:p>
                </table:table-cell>
                <table:table-cell table:style-name="Table44.A1" office:value-type="string">
                  <text:p text:style-name="P24">(50)</text:p>
                </table:table-cell>
              </table:table-row>
            </table:table>
            <text:p text:style-name="P30"/>
          </table:table-cell>
          <table:table-cell table:style-name="Table43.A1" office:value-type="string">
            <text:p text:style-name="P24"/>
          </table:table-cell>
        </table:table-row>
        <table:table-row>
          <table:table-cell table:style-name="Table43.A1" office:value-type="string">
            <text:p text:style-name="P30"/>
          </table:table-cell>
          <table:table-cell table:style-name="Table43.A1" office:value-type="string">
            <text:p text:style-name="P24"/>
          </table:table-cell>
        </table:table-row>
      </table:table>
      <text:p text:style-name="Normal">Than Otsu segmentation is applied, followed by a morphological erode step with a 10x10 kernel to separate white regions from the PCB board which are connected with the background. In the last step all blobs with the number of <text:soft-page-break/>pixels greater than the minimum background pixel number <draw:frame draw:style-name="fr6" draw:name="214" text:anchor-type="as-char" svg:width="1.5728in" style:rel-width="scale" svg:height="0.198in" style:rel-height="scale" draw:z-index="232"><draw:object xlink:href="./Object 214" xlink:type="simple" xlink:show="embed" xlink:actuate="onLoad"/><draw:image xlink:href="./ObjectReplacements/Object 214" xlink:type="simple" xlink:show="embed" xlink:actuate="onLoad"/></draw:frame><text:span text:style-name="Default_20_Paragraph_20_Font"><text:span text:style-name="T11">are cut off whereby all remaining regions are mainly PCB regions. An example for the PCB board segmentation is shown in </text:span></text:span><text:bookmark-ref text:reference-format="text" text:ref-name="_Ref405910641">Figure 20</text:bookmark-ref><text:span text:style-name="Default_20_Paragraph_20_Font"><text:span text:style-name="T11">, </text:span></text:span><text:bookmark-ref text:reference-format="text" text:ref-name="_Ref413173389">Figure 21</text:bookmark-ref><text:span text:style-name="Default_20_Paragraph_20_Font"><text:span text:style-name="T11">, </text:span></text:span><text:bookmark-ref text:reference-format="text" text:ref-name="_Ref413173390">Figure 22</text:bookmark-ref><text:span text:style-name="Default_20_Paragraph_20_Font"><text:span text:style-name="T11">and </text:span></text:span><text:bookmark-ref text:reference-format="text" text:ref-name="_Ref413173391">Figure 23</text:bookmark-ref><text:span text:style-name="Default_20_Paragraph_20_Font"><text:span text:style-name="T11">.</text:span></text:span></text:p>
      <table:table table:name="Table45" table:style-name="Table45">
        <table:table-column table:style-name="Table45.A" table:number-columns-repeated="2"/>
        <table:table-row>
          <table:table-cell table:style-name="Table45.A1" office:value-type="string">
            <text:p text:style-name="P78"><text:span text:style-name="Default_20_Paragraph_20_Font"><text:span text:style-name="T9"><draw:frame draw:style-name="fr3" draw:name="Picture 53" text:anchor-type="as-char" svg:y="0in" svg:width="3.2in" style:rel-width="scale" svg:height="2.4in" style:rel-height="scale" draw:z-index="233"><draw:image/><svg:desc>C:\Users\WIN\Masterthesis\Masterthesis\Masterarbeit_daten\4.2.1\board1.png</svg:desc></draw:frame></text:span></text:span></text:p>
            <text:p text:style-name="P77"><text:bookmark-start text:name="_Toc413454229"/><text:bookmark-start text:name="_Ref405910641"/>Figure 20<text:bookmark-end text:name="_Ref405910641"/>: Acquired PCB image<text:bookmark-end text:name="_Toc413454229"/></text:p>
          </table:table-cell>
          <table:table-cell table:style-name="Table45.A1" office:value-type="string">
            <text:p text:style-name="P78"><text:span text:style-name="Default_20_Paragraph_20_Font"><text:span text:style-name="T9"><draw:frame draw:style-name="fr4" draw:name="Picture 54" text:anchor-type="as-char" svg:y="0in" svg:width="3.2098in" style:rel-width="scale" svg:height="2.4in" style:rel-height="scale" draw:z-index="234"><draw:image/><svg:desc>C:\Users\WIN\Masterthesis\Masterthesis\Masterarbeit_daten\4.2.1\board2.png</svg:desc></draw:frame></text:span></text:span></text:p>
            <text:p text:style-name="P77"><text:bookmark-start text:name="_Toc413454230"/><text:bookmark-start text:name="_Ref413173389"/>Figure 21<text:bookmark-end text:name="_Ref413173389"/>: Otsu segmentation<text:bookmark-end text:name="_Toc413454230"/></text:p>
          </table:table-cell>
        </table:table-row>
        <table:table-row>
          <table:table-cell table:style-name="Table45.A1" office:value-type="string">
            <text:p text:style-name="P78"><text:span text:style-name="Default_20_Paragraph_20_Font"><text:span text:style-name="T9"><draw:frame draw:style-name="fr4" draw:name="Picture 55" text:anchor-type="as-char" svg:y="0in" svg:width="3.2in" style:rel-width="scale" svg:height="2.4in" style:rel-height="scale" draw:z-index="235"><draw:image/><svg:desc>C:\Users\WIN\Masterthesis\Masterthesis\Masterarbeit_daten\4.2.1\board3.png</svg:desc></draw:frame></text:span></text:span></text:p>
            <text:p text:style-name="P77"><text:bookmark-start text:name="_Toc413454231"/><text:bookmark-start text:name="_Ref413173390"/>Figure 22<text:bookmark-end text:name="_Ref413173390"/>: Morphological eroded image with 10x10 kernel<text:bookmark-end text:name="_Toc413454231"/></text:p>
          </table:table-cell>
          <table:table-cell table:style-name="Table45.A1" office:value-type="string">
            <text:p text:style-name="P78"><text:span text:style-name="Default_20_Paragraph_20_Font"><text:span text:style-name="T9"><draw:frame draw:style-name="fr4" draw:name="Picture 57" text:anchor-type="as-char" svg:y="0in" svg:width="3.2in" style:rel-width="scale" svg:height="2.4in" style:rel-height="scale" draw:z-index="236"><draw:image/><svg:desc>C:\Users\WIN\Masterthesis\Masterthesis\Masterarbeit_daten\4.2.1\board4.png</svg:desc></draw:frame></text:span></text:span></text:p>
            <text:p text:style-name="P77"><text:bookmark-start text:name="_Toc413454232"/><text:bookmark-start text:name="_Ref413173391"/>Figure 23<text:bookmark-end text:name="_Ref413173391"/>: Segmented PCB board image<text:bookmark-end text:name="_Toc413454232"/></text:p>
          </table:table-cell>
        </table:table-row>
      </table:table>
      <text:p text:style-name="P9"/>
      <text:list xml:id="list174005344533393" text:continue-numbering="true" text:style-name="L23">
        <text:list-item>
          <text:list>
            <text:list-item>
              <text:list>
                <text:list-item>
                  <text:p text:style-name="P123"><text:bookmark-start text:name="_Toc413454143"/><text:bookmark-start text:name="_Ref408154273"/><text:bookmark-start text:name="_Ref408144433"/><text:bookmark-start text:name="_Ref408144430"/>Color based PCB surface detection<text:bookmark-end text:name="_Toc413454143"/><text:bookmark-end text:name="_Ref408154273"/><text:bookmark-end text:name="_Ref408144433"/><text:bookmark-end text:name="_Ref408144430"/></text:p>
                </text:list-item>
              </text:list>
            </text:list-item>
          </text:list>
        </text:list-item>
      </text:list>
      <text:p text:style-name="Normal">To classify an electronic component it is necessary to know the position of the electronic component on the PCB board. One possibility process step is <text:soft-page-break/>the segmentation of the PCB surface based on the color and distribution of the surface pixel over the PCB image. </text:p>
      <text:p text:style-name="Normal">This approach is based on the following assumption of PCB surfaces: </text:p>
      <text:list xml:id="list94111510195060" text:style-name="L25">
        <text:list-item>
          <text:p text:style-name="P132">Most PCB surfaces have striking colors compared to the color of the electronic components or PCB markings. That results in the mostly colored isolating protection lacquer whereas often used colors are green, blue, orange, red, etc. </text:p>
        </text:list-item>
        <text:list-item>
          <text:p text:style-name="P132">The number of surface pixel cluster is high compared to other pixel clusters caused by the mostly large surface area compared to individual components</text:p>
        </text:list-item>
        <text:list-item>
          <text:p text:style-name="P132">The surface pixels form mostly large connected areas of the PCB surface what results in a small number of segment blobs compared to other clusters</text:p>
        </text:list-item>
        <text:list-item>
          <text:p text:style-name="P132">The surface segments form mostly contiguous areas with the result that the number of edge pixels is smaller compared to other segment clusters</text:p>
        </text:list-item>
      </text:list>
      <text:p text:style-name="Normal">The process flow is shown in <text:bookmark-ref text:reference-format="text" text:ref-name="_Ref405823416">Figure 24</text:bookmark-ref>. </text:p>
      <text:p text:style-name="P90"><text:soft-page-break/><text:span text:style-name="Default_20_Paragraph_20_Font"><text:span text:style-name="T8"><draw:frame draw:style-name="fr2" draw:name="Picture 58" text:anchor-type="as-char" svg:y="0in" svg:width="2.3925in" style:rel-width="scale" svg:height="4.3126in" style:rel-height="scale" draw:z-index="237"><draw:image/></draw:frame></text:span></text:span></text:p>
      <text:p text:style-name="P93"><text:bookmark-start text:name="_Toc413454233"/><text:bookmark-start text:name="_Ref405823416"/>Figure 24<text:bookmark-end text:name="_Ref405823416"/>: PCB surface segmentation process flow<text:bookmark-end text:name="_Toc413454233"/></text:p>
      <text:p text:style-name="Normal">The image is scaled to a resolution of <text:span text:style-name="Default_20_Paragraph_20_Font"><text:span text:style-name="T11">to speed up the PCB surface detection process. In the second process step a region growing approach is used to divide the image in regions with similar color. The seed points of the region growing algorithm are chosen randomly under the requirement that the seed points are placed in the non-segmented image region. The criterion to stop the growing process of a seed point is the similarity threshold value which is the Euclidian distance between the color of the neighboring pixel and the average color of the region. Exceeds the distance a distance threshold value of 0.2, the neighboring pixel will not be considered as a region pixel. The growing process of a seed point stops if no neighboring is considered to the region. The region growing process is </text:span></text:span>specified <text:span text:style-name="Default_20_Paragraph_20_Font"><text:span text:style-name="T11">in chapter </text:span></text:span><text:span text:style-name="Default_20_Paragraph_20_Font"><text:span text:style-name="T11"><text:bookmark-ref text:reference-format="text" text:ref-name="_Ref405825861">Single seed region growing approach</text:bookmark-ref></text:span></text:span><text:span text:style-name="Default_20_Paragraph_20_Font"><text:span text:style-name="T11">. After segmenting a region, all non-segmented regions with an area smaller than </text:span></text:span><draw:frame draw:style-name="fr6" draw:name="215" text:anchor-type="as-char" svg:width="0.448in" style:rel-width="scale" svg:height="0.198in" style:rel-height="scale" draw:z-index="238"><draw:object xlink:href="./Object 215" xlink:type="simple" xlink:show="embed" xlink:actuate="onLoad"/><draw:image xlink:href="./ObjectReplacements/Object 215" xlink:type="simple" xlink:show="embed" xlink:actuate="onLoad"/></draw:frame><text:span text:style-name="Default_20_Paragraph_20_Font"><text:span text:style-name="T11"> are removed from the non-segmented region </text:span></text:span><text:soft-page-break/><text:span text:style-name="Default_20_Paragraph_20_Font"><text:span text:style-name="T11">to speed up the process. If there are still non-segmented regions, the region growing process is repeated with a new randomly selected seed point in the non-segmented region. If all image regions are segmented or rejected from the non-segmented region caused to their small region area the process stops. </text:span></text:span></text:p>
      <text:p text:style-name="Normal"><text:span text:style-name="Default_20_Paragraph_20_Font"><text:span text:style-name="T11">The first 200 segments from the region segmentation process are shown in </text:span></text:span><text:bookmark-ref text:reference-format="text" text:ref-name="_Ref409969976">Figure 26</text:bookmark-ref><text:span text:style-name="Default_20_Paragraph_20_Font"><text:span text:style-name="T11">.</text:span></text:span></text:p>
      <table:table table:name="Table46" table:style-name="Table46">
        <table:table-column table:style-name="Table46.A" table:number-columns-repeated="2"/>
        <table:table-row>
          <table:table-cell table:style-name="Table46.A1" office:value-type="string">
            <text:p text:style-name="P78"><text:span text:style-name="Default_20_Paragraph_20_Font"><text:span text:style-name="T9"><draw:frame draw:style-name="fr2" draw:name="Picture 56" text:anchor-type="as-char" svg:y="0in" svg:width="3.2598in" style:rel-width="scale" svg:height="2.7in" style:rel-height="scale" draw:z-index="239"><draw:image/></draw:frame></text:span></text:span></text:p>
            <text:p text:style-name="P77"><text:bookmark-start text:name="_Toc413454234"/>Figure 25: Original image<text:bookmark-end text:name="_Toc413454234"/></text:p>
          </table:table-cell>
          <table:table-cell table:style-name="Table46.A1" office:value-type="string">
            <text:p text:style-name="P78"><text:span text:style-name="Default_20_Paragraph_20_Font"><text:span text:style-name="T9"><draw:frame draw:style-name="fr2" draw:name="Picture 60" text:anchor-type="as-char" svg:y="0in" svg:width="3.2598in" style:rel-width="scale" svg:height="2.7in" style:rel-height="scale" draw:z-index="240"><draw:image/></draw:frame></text:span></text:span></text:p>
            <text:p text:style-name="P77"><text:bookmark-start text:name="_Toc413454235"/><text:bookmark-start text:name="_Ref409969976"/>Figure 26<text:bookmark-end text:name="_Ref409969976"/>: First 200 image segments based on region growing approach<text:bookmark-end text:name="_Toc413454235"/></text:p>
          </table:table-cell>
        </table:table-row>
      </table:table>
      <text:p text:style-name="Normal"><text:span text:style-name="Default_20_Paragraph_20_Font"><text:span text:style-name="T11">After region growing, the segments are clustered based on their color. A cluster pyramid is drawn up where the number of clusters increases by one on each level of the cluster pyramid. The k-means clustering algorithm is used with randomly selected initial set of </text:span></text:span><draw:frame draw:style-name="fr6" draw:name="216" text:anchor-type="as-char" svg:width="0.0937in" style:rel-width="scale" svg:height="0.198in" style:rel-height="scale" draw:z-index="241"><draw:object xlink:href="./Object 216" xlink:type="simple" xlink:show="embed" xlink:actuate="onLoad"/><draw:image xlink:href="./ObjectReplacements/Object 216" xlink:type="simple" xlink:show="embed" xlink:actuate="onLoad"/></draw:frame><text:span text:style-name="Default_20_Paragraph_20_Font"><text:span text:style-name="T11"> means. The </text:span></text:span><draw:frame draw:style-name="fr6" draw:name="217" text:anchor-type="as-char" svg:width="0.0937in" style:rel-width="scale" svg:height="0.198in" style:rel-height="scale" draw:z-index="242"><draw:object xlink:href="./Object 217" xlink:type="simple" xlink:show="embed" xlink:actuate="onLoad"/><draw:image xlink:href="./ObjectReplacements/Object 217" xlink:type="simple" xlink:show="embed" xlink:actuate="onLoad"/></draw:frame><text:span text:style-name="Default_20_Paragraph_20_Font"><text:span text:style-name="T11">-means clustering algorithm is </text:span></text:span>specified <text:span text:style-name="Default_20_Paragraph_20_Font"><text:span text:style-name="T11">in chapter </text:span></text:span><text:span text:style-name="Default_20_Paragraph_20_Font"><text:span text:style-name="T11"><text:bookmark-ref text:reference-format="text" text:ref-name="_Ref405828734">k-means clustering</text:bookmark-ref></text:span></text:span><text:span text:style-name="Default_20_Paragraph_20_Font"><text:span text:style-name="T11">. The maximum number of cluster levels of the pyramid is set to ten</text:span></text:span><draw:frame draw:style-name="fr6" draw:name="218" text:anchor-type="as-char" svg:width="0.8646in" style:rel-width="scale" svg:height="0.198in" style:rel-height="scale" draw:z-index="243"><draw:object xlink:href="./Object 218" xlink:type="simple" xlink:show="embed" xlink:actuate="onLoad"/><draw:image xlink:href="./ObjectReplacements/Object 218" xlink:type="simple" xlink:show="embed" xlink:actuate="onLoad"/></draw:frame><text:span text:style-name="Default_20_Paragraph_20_Font"><text:span text:style-name="T11">). An example of a cluster pyramid is shown in </text:span></text:span><text:bookmark-ref text:reference-format="text" text:ref-name="_Ref405831925">Figure 27</text:bookmark-ref><text:span text:style-name="Default_20_Paragraph_20_Font"><text:span text:style-name="T11">. </text:span></text:span></text:p>
      <text:p text:style-name="P90"><text:soft-page-break/><text:s text:c="33"/><text:span text:style-name="Default_20_Paragraph_20_Font"><text:span text:style-name="T9"><draw:frame draw:style-name="fr2" draw:name="Picture 59" text:anchor-type="as-char" svg:y="0in" svg:width="4.9161in" style:rel-width="scale" svg:height="3.3689in" style:rel-height="scale" draw:z-index="244"><draw:image/></draw:frame></text:span></text:span></text:p>
      <text:p text:style-name="P93"><text:bookmark-start text:name="_Toc413454236"/><text:bookmark-start text:name="_Ref405831925"/>Figure 27<text:bookmark-end text:name="_Ref405831925"/>: PCB surface cluster pyramid<text:bookmark-end text:name="_Toc413454236"/></text:p>
      <text:p text:style-name="Normal"><text:span text:style-name="Default_20_Paragraph_20_Font"><text:span text:style-name="T11">After creating the cluster pyramid for all 54 surface representations </text:span></text:span><draw:frame draw:style-name="fr6" draw:name="219" text:anchor-type="as-char" svg:width="1.9689in" style:rel-width="scale" svg:height="0.198in" style:rel-height="scale" draw:z-index="245"><draw:object xlink:href="./Object 219" xlink:type="simple" xlink:show="embed" xlink:actuate="onLoad"/><draw:image xlink:href="./ObjectReplacements/Object 219" xlink:type="simple" xlink:show="embed" xlink:actuate="onLoad"/></draw:frame><text:span text:style-name="Default_20_Paragraph_20_Font"><text:span text:style-name="T11">nine surface features are extracted which are:</text:span></text:span></text:p>
      <text:list xml:id="list174005812129960" text:continue-numbering="true" text:style-name="L25">
        <text:list-item>
          <text:p text:style-name="P136">Color mean in all three color channels (3-Features)</text:p>
        </text:list-item>
        <text:list-item>
          <text:p text:style-name="P136">Number of surface representation pixel, normalized by the maximum number from surface representation pixels from a surface representation of the same pyramid level (1-Feature)</text:p>
        </text:list-item>
        <text:list-item>
          <text:p text:style-name="P136">Number of surface representation edge pixels normalized by the maximum number of surface representation edge pixels from the <text:soft-page-break/>surface representations of the same pyramid level (Number of edge pixel is determined based on first derivative kernel in the gray scaled image) (1-Feature)</text:p>
        </text:list-item>
        <text:list-item>
          <text:p text:style-name="P136">Number of segments in the surface representation normalized by the maximum number of segments from the surface representations of the same pyramid level (1-Feature)</text:p>
        </text:list-item>
        <text:list-item>
          <text:p text:style-name="P136">Elements of the covariance matrix of color pixels from the surface representation (6-Features)</text:p>
        </text:list-item>
      </text:list>
      <text:p text:style-name="P115"><text:span text:style-name="Default_20_Paragraph_20_Font"><text:span text:style-name="T11">To separate good surface representations from bad ones, each surface representation is classified according to the nine features with an RBF</text:span></text:span><text:alphabetical-index-mark text:string-value="Radial basis function" text:key1="RBF"/><text:span text:style-name="Default_20_Paragraph_20_Font"><text:span text:style-name="T11">-Kernel</text:span></text:span><text:span text:style-name="Default_20_Paragraph_20_Font"><text:span text:style-name="T11"> SVM</text:span></text:span><text:alphabetical-index-mark text:string-value="Support vector machine" text:key1="SVM"/><text:span text:style-name="Default_20_Paragraph_20_Font"><text:span text:style-name="T11"> (</text:span></text:span><draw:frame draw:style-name="fr6" draw:name="220" text:anchor-type="as-char" svg:width="1.5209in" style:rel-width="scale" svg:height="0.198in" style:rel-height="scale" draw:z-index="246"><draw:object xlink:href="./Object 220" xlink:type="simple" xlink:show="embed" xlink:actuate="onLoad"/><draw:image xlink:href="./ObjectReplacements/Object 220" xlink:type="simple" xlink:show="embed" xlink:actuate="onLoad"/></draw:frame><text:span text:style-name="Default_20_Paragraph_20_Font"><text:span text:style-name="T11">. The RBF</text:span></text:span><text:alphabetical-index-mark text:string-value="Radial basis function" text:key1="RBF"/><text:span text:style-name="Default_20_Paragraph_20_Font"><text:span text:style-name="T11">-SVM</text:span></text:span><text:alphabetical-index-mark text:string-value="Support vector machine" text:key1="SVM"/><text:span text:style-name="Default_20_Paragraph_20_Font"><text:span text:style-name="T11"> parameter where estimated with a grid search method and 3-fold cross validation on the surface training set. </text:span></text:span></text:p>
      <text:p text:style-name="P115"><text:span text:style-name="Default_20_Paragraph_20_Font"><text:span text:style-name="T11">To train the RBF</text:span></text:span><text:alphabetical-index-mark text:string-value="Radial basis function" text:key1="RBF"/><text:span text:style-name="Default_20_Paragraph_20_Font"><text:span text:style-name="T11">-</text:span></text:span><text:span text:style-name="Default_20_Paragraph_20_Font"><text:span text:style-name="T11">SVM</text:span></text:span><text:alphabetical-index-mark text:string-value="Support vector machine" text:key1="SVM"/><text:span text:style-name="Default_20_Paragraph_20_Font"><text:span text:style-name="T11">, each surface representation in the cluster pyramid of </text:span></text:span><text:span text:style-name="Default_20_Paragraph_20_Font"><text:span text:style-name="T11">77 images where labeled according to their goodness of PCB surface representation. Surface representations in the cluster pyramid were labeled with 1 if the pixels represent mainly the surface and -1 if the pixels in the cluster are mainly pixel from electronic components or PCB markings. That results in a set of </text:span></text:span><draw:frame draw:style-name="fr6" draw:name="221" text:anchor-type="as-char" svg:width="1.1457in" style:rel-width="scale" svg:height="0.198in" style:rel-height="scale" draw:z-index="247"><draw:object xlink:href="./Object 221" xlink:type="simple" xlink:show="embed" xlink:actuate="onLoad"/><draw:image xlink:href="./ObjectReplacements/Object 221" xlink:type="simple" xlink:show="embed" xlink:actuate="onLoad"/></draw:frame><text:span text:style-name="Default_20_Paragraph_20_Font"><text:span text:style-name="T11">clusters whereas 908 clusters where labeled as PCB surface and 3250 clusters where labeled as non-PCB surface representations. Ambiguous cluster representations were labeled as non-PCB surfaces. </text:span></text:span></text:p>
      <text:p text:style-name="P115"><text:span text:style-name="Default_20_Paragraph_20_Font"><text:span text:style-name="T11">The distances of the feature vectors from the decision boundary of the RBF</text:span></text:span><text:alphabetical-index-mark text:string-value="Radial basis function" text:key1="RBF"/><text:span text:style-name="Default_20_Paragraph_20_Font"><text:span text:style-name="T11">-Kernel </text:span></text:span><text:span text:style-name="Default_20_Paragraph_20_Font"><text:span text:style-name="T11">SVM</text:span></text:span><text:alphabetical-index-mark text:string-value="Support vector machine" text:key1="SVM"/><text:span text:style-name="Default_20_Paragraph_20_Font"><text:span text:style-name="T11"> </text:span></text:span><text:span text:style-name="Default_20_Paragraph_20_Font"><text:span text:style-name="T11">where treaded as scores </text:span></text:span><draw:frame draw:style-name="fr6" draw:name="222" text:anchor-type="as-char" svg:width="1.052in" style:rel-width="scale" svg:height="0.198in" style:rel-height="scale" draw:z-index="248"><draw:object xlink:href="./Object 222" xlink:type="simple" xlink:show="embed" xlink:actuate="onLoad"/><draw:image xlink:href="./ObjectReplacements/Object 222" xlink:type="simple" xlink:show="embed" xlink:actuate="onLoad"/></draw:frame><text:span text:style-name="Default_20_Paragraph_20_Font"><text:span text:style-name="T11"> whereas a high positive score identifies good surface representations and low negative scores represent bad surface representations. For each pixel of the image, </text:span></text:span><text:soft-page-break/><text:span text:style-name="Default_20_Paragraph_20_Font"><text:span text:style-name="T11">the sum of scores over all 10 levels is computed. The scores are treaded as weights of the surface representation in which the pixel was included. If pixels are not included in a cluster of a pyramid level because the region in which the pixel was included, was rejected caused by the small region area, the score is set to zero. Each Pixel </text:span></text:span><draw:frame draw:style-name="fr6" draw:name="223" text:anchor-type="as-char" svg:width="0.4898in" style:rel-width="scale" svg:height="0.198in" style:rel-height="scale" draw:z-index="249"><draw:object xlink:href="./Object 223" xlink:type="simple" xlink:show="embed" xlink:actuate="onLoad"/><draw:image xlink:href="./ObjectReplacements/Object 223" xlink:type="simple" xlink:show="embed" xlink:actuate="onLoad"/></draw:frame><text:span text:style-name="Default_20_Paragraph_20_Font"><text:span text:style-name="T11"> at the position </text:span></text:span><draw:frame draw:style-name="fr6" draw:name="224" text:anchor-type="as-char" svg:width="0.25in" style:rel-width="scale" svg:height="0.198in" style:rel-height="scale" draw:z-index="250"><draw:object xlink:href="./Object 224" xlink:type="simple" xlink:show="embed" xlink:actuate="onLoad"/><draw:image xlink:href="./ObjectReplacements/Object 224" xlink:type="simple" xlink:show="embed" xlink:actuate="onLoad"/></draw:frame><text:span text:style-name="Default_20_Paragraph_20_Font"><text:span text:style-name="T11"> with score sum </text:span></text:span><draw:frame draw:style-name="fr6" draw:name="225" text:anchor-type="as-char" svg:width="0.5209in" style:rel-width="scale" svg:height="0.198in" style:rel-height="scale" draw:z-index="251"><draw:object xlink:href="./Object 225" xlink:type="simple" xlink:show="embed" xlink:actuate="onLoad"/><draw:image xlink:href="./ObjectReplacements/Object 225" xlink:type="simple" xlink:show="embed" xlink:actuate="onLoad"/></draw:frame><text:span text:style-name="Default_20_Paragraph_20_Font"><text:span text:style-name="T11"> greater than the weighted sum threshold </text:span></text:span><draw:frame draw:style-name="fr6" draw:name="226" text:anchor-type="as-char" svg:width="0.3543in" style:rel-width="scale" svg:height="0.198in" style:rel-height="scale" draw:z-index="252"><draw:object xlink:href="./Object 226" xlink:type="simple" xlink:show="embed" xlink:actuate="onLoad"/><draw:image xlink:href="./ObjectReplacements/Object 226" xlink:type="simple" xlink:show="embed" xlink:actuate="onLoad"/></draw:frame><text:span text:style-name="Default_20_Paragraph_20_Font"><text:span text:style-name="T11">is selected in the PCB surface set</text:span></text:span><draw:frame draw:style-name="fr6" draw:name="227" text:anchor-type="as-char" svg:width="0.1252in" style:rel-width="scale" svg:height="0.198in" style:rel-height="scale" draw:z-index="253"><draw:object xlink:href="./Object 227" xlink:type="simple" xlink:show="embed" xlink:actuate="onLoad"/><draw:image xlink:href="./ObjectReplacements/Object 227" xlink:type="simple" xlink:show="embed" xlink:actuate="onLoad"/></draw:frame><text:span text:style-name="Default_20_Paragraph_20_Font"><text:span text:style-name="T11">. </text:span></text:span></text:p>
      <table:table table:name="Table47" table:style-name="Table47">
        <table:table-column table:style-name="Table47.A"/>
        <table:table-column table:style-name="Table47.B"/>
        <table:table-row>
          <table:table-cell table:style-name="Table47.A1" office:value-type="string">
            <table:table table:name="Table48" table:style-name="Table48">
              <table:table-column table:style-name="Table48.A"/>
              <table:table-column table:style-name="Table48.B"/>
              <table:table-row>
                <table:table-cell table:style-name="Table48.A1" office:value-type="string">
                  <text:p text:style-name="P29"><draw:frame draw:style-name="fr6" draw:name="228" text:anchor-type="as-char" svg:width="1.5311in" style:rel-width="scale" svg:height="0.5626in" style:rel-height="scale" draw:z-index="254"><draw:object xlink:href="./Object 228" xlink:type="simple" xlink:show="embed" xlink:actuate="onLoad"/><draw:image xlink:href="./ObjectReplacements/Object 228" xlink:type="simple" xlink:show="embed" xlink:actuate="onLoad"/></draw:frame></text:p>
                </table:table-cell>
                <table:table-cell table:style-name="Table48.A1" office:value-type="string">
                  <text:p text:style-name="P24">(51)</text:p>
                </table:table-cell>
              </table:table-row>
            </table:table>
            <text:p text:style-name="P30"/>
          </table:table-cell>
          <table:table-cell table:style-name="Table47.A1" office:value-type="string">
            <text:p text:style-name="P24"/>
          </table:table-cell>
        </table:table-row>
        <table:table-row>
          <table:table-cell table:style-name="Table47.A1" office:value-type="string">
            <table:table table:name="Table49" table:style-name="Table49">
              <table:table-column table:style-name="Table49.A"/>
              <table:table-column table:style-name="Table49.B"/>
              <table:table-row>
                <table:table-cell table:style-name="Table49.A1" office:value-type="string">
                  <text:p text:style-name="P29"><draw:frame draw:style-name="fr6" draw:name="229" text:anchor-type="as-char" svg:width="2.1354in" style:rel-width="scale" svg:height="0.198in" style:rel-height="scale" draw:z-index="255"><draw:object xlink:href="./Object 229" xlink:type="simple" xlink:show="embed" xlink:actuate="onLoad"/><draw:image xlink:href="./ObjectReplacements/Object 229" xlink:type="simple" xlink:show="embed" xlink:actuate="onLoad"/></draw:frame></text:p>
                </table:table-cell>
                <table:table-cell table:style-name="Table49.A1" office:value-type="string">
                  <text:p text:style-name="P24">(52)</text:p>
                </table:table-cell>
              </table:table-row>
            </table:table>
            <text:p text:style-name="P30"/>
          </table:table-cell>
          <table:table-cell table:style-name="Table47.A1" office:value-type="string">
            <text:p text:style-name="P24"/>
          </table:table-cell>
        </table:table-row>
      </table:table>
      <text:p text:style-name="P115"><text:span text:style-name="Default_20_Paragraph_20_Font"><text:span text:style-name="T11">In this approach </text:span></text:span><draw:frame draw:style-name="fr6" draw:name="230" text:anchor-type="as-char" svg:width="0.3543in" style:rel-width="scale" svg:height="0.198in" style:rel-height="scale" draw:z-index="256"><draw:object xlink:href="./Object 230" xlink:type="simple" xlink:show="embed" xlink:actuate="onLoad"/><draw:image xlink:href="./ObjectReplacements/Object 230" xlink:type="simple" xlink:show="embed" xlink:actuate="onLoad"/></draw:frame><text:span text:style-name="Default_20_Paragraph_20_Font"><text:span text:style-name="T11">was set to zero. All selected PCB surface pixel form the PCB surface. </text:span></text:span></text:p>
      <text:list xml:id="list94112545831593" text:style-name="L23">
        <text:list-item>
          <text:list>
            <text:list-item>
              <text:list>
                <text:list-item>
                  <text:p text:style-name="P123"><text:bookmark-start text:name="_Toc413454144"/><text:bookmark-start text:name="_Ref411082770"/>Electronic component detection based on normalized 2D cross-correlation<text:bookmark-end text:name="_Toc413454144"/><text:bookmark-end text:name="_Ref411082770"/></text:p>
                </text:list-item>
              </text:list>
            </text:list-item>
          </text:list>
        </text:list-item>
      </text:list>
      <text:p text:style-name="Normal">Template matching is a technique in digital image processing for finding regions in an image that match a smaller image template. The normalized cross correlation is fast way of matching templates in an image and is used in many object detection approaches. A detailed description about pattern matching with normalized 2D cross correlation is done in chapter <text:bookmark-ref text:reference-format="text" text:ref-name="_Ref405909386">Normalized cross correlation for 2D pattern matching</text:bookmark-ref>.</text:p>
      <text:p text:style-name="Normal">In this approach the templates where generated by the training images of the electronic components. For each component the average values over all training images in all three color channels where computed. The average image is computed in the HSV color space and treaded as the component template. The template of the DIP14 component is shown in <text:bookmark-ref text:reference-format="text" text:ref-name="_Ref405910641">Figure 20</text:bookmark-ref>.</text:p>
      <text:p text:style-name="P90"><text:soft-page-break/><text:span text:style-name="Default_20_Paragraph_20_Font"><text:span text:style-name="T8"><draw:frame draw:style-name="fr2" draw:name="Picture 63" text:anchor-type="as-char" svg:y="0in" svg:width="1.6744in" style:rel-width="scale" svg:height="0.8in" style:rel-height="scale" draw:z-index="257"><draw:image/><svg:desc>C:\Users\WIN\Masterthesis\Masterthesis\Masterarbeit_daten\4.2.3\dip14.png</svg:desc></draw:frame></text:span></text:span></text:p>
      <text:p text:style-name="P93"><text:bookmark-start text:name="_Toc413454237"/>Figure 28: Image template for DIP14 component (RGB color space)<text:bookmark-end text:name="_Toc413454237"/></text:p>
      <text:p text:style-name="Normal">In this approach the spatial resolution depends on the component surface area. The relation between spatial image resolution and component surface for the normalized 2D-cross correlation is shown in <text:bookmark-ref text:reference-format="text" text:ref-name="_Ref406245105">Figure 29</text:bookmark-ref>.</text:p>
      <text:p text:style-name="P90"><text:span text:style-name="Default_20_Paragraph_20_Font"><text:span text:style-name="T8"><draw:frame draw:style-name="fr2" draw:name="Picture 64" text:anchor-type="as-char" svg:y="0in" svg:width="4.552in" style:rel-width="scale" svg:height="2.4929in" style:rel-height="scale" draw:z-index="258"><draw:image/></draw:frame></text:span></text:span></text:p>
      <text:p text:style-name="P93"><text:bookmark-start text:name="_Toc413454238"/><text:bookmark-start text:name="_Ref406245105"/>Figure 29<text:bookmark-end text:name="_Ref406245105"/>: Spatial image resolution for 2D-cross correlation<text:bookmark-end text:name="_Toc413454238"/></text:p>
      <text:p text:style-name="Normal">To perform the 2D cross-correlation the examined image is also converted to the HSV color space and the cross-correlation is performed in all color channels. The average correlation values over all three color channels are determined and filtered by a 2D Gaussian kernel to get a score map<draw:frame draw:style-name="fr6" draw:name="231" text:anchor-type="as-char" svg:width="0.5209in" style:rel-width="scale" svg:height="0.198in" style:rel-height="scale" draw:z-index="259"><draw:object xlink:href="./Object 231" xlink:type="simple" xlink:show="embed" xlink:actuate="onLoad"/><draw:image xlink:href="./ObjectReplacements/Object 231" xlink:type="simple" xlink:show="embed" xlink:actuate="onLoad"/></draw:frame>. The Gaussian kernel has a size of <draw:frame draw:style-name="fr6" draw:name="232" text:anchor-type="as-char" svg:width="3.1772in" style:rel-width="scale" svg:height="0.2189in" style:rel-height="scale" draw:z-index="260"><draw:object xlink:href="./Object 232" xlink:type="simple" xlink:show="embed" xlink:actuate="onLoad"/><draw:image xlink:href="./ObjectReplacements/Object 232" xlink:type="simple" xlink:show="embed" xlink:actuate="onLoad"/></draw:frame><text:span text:style-name="Default_20_Paragraph_20_Font"><text:span text:style-name="T11"> </text:span></text:span>and<draw:frame draw:style-name="fr6" draw:name="233" text:anchor-type="as-char" svg:width="0.5728in" style:rel-width="scale" svg:height="0.198in" style:rel-height="scale" draw:z-index="261"><draw:object xlink:href="./Object 233" xlink:type="simple" xlink:show="embed" xlink:actuate="onLoad"/><draw:image xlink:href="./ObjectReplacements/Object 233" xlink:type="simple" xlink:show="embed" xlink:actuate="onLoad"/></draw:frame>. Scores <draw:frame draw:style-name="fr6" draw:name="234" text:anchor-type="as-char" svg:width="0.4898in" style:rel-width="scale" svg:height="0.198in" style:rel-height="scale" draw:z-index="262"><draw:object xlink:href="./Object 234" xlink:type="simple" xlink:show="embed" xlink:actuate="onLoad"/><draw:image xlink:href="./ObjectReplacements/Object 234" xlink:type="simple" xlink:show="embed" xlink:actuate="onLoad"/></draw:frame> greater than a correlation threshold <draw:frame draw:style-name="fr6" draw:name="235" text:anchor-type="as-char" svg:width="0.5626in" style:rel-width="scale" svg:height="0.198in" style:rel-height="scale" draw:z-index="263"><draw:object xlink:href="./Object 235" xlink:type="simple" xlink:show="embed" xlink:actuate="onLoad"/><draw:image xlink:href="./ObjectReplacements/Object 235" xlink:type="simple" xlink:show="embed" xlink:actuate="onLoad"/></draw:frame>are treated as a set of potential component positions <draw:frame draw:style-name="fr6" draw:name="236" text:anchor-type="as-char" svg:width="0.0937in" style:rel-width="scale" svg:height="0.198in" style:rel-height="scale" draw:z-index="264"><draw:object xlink:href="./Object 236" xlink:type="simple" xlink:show="embed" xlink:actuate="onLoad"/><draw:image xlink:href="./ObjectReplacements/Object 236" xlink:type="simple" xlink:show="embed" xlink:actuate="onLoad"/></draw:frame><text:span text:style-name="Default_20_Paragraph_20_Font"><text:span text:style-name="T11">. The correlation </text:span></text:span>threshold <text:soft-page-break/><draw:frame draw:style-name="fr6" draw:name="237" text:anchor-type="as-char" svg:width="0.9583in" style:rel-width="scale" svg:height="0.198in" style:rel-height="scale" draw:z-index="265"><draw:object xlink:href="./Object 237" xlink:type="simple" xlink:show="embed" xlink:actuate="onLoad"/><draw:image xlink:href="./ObjectReplacements/Object 237" xlink:type="simple" xlink:show="embed" xlink:actuate="onLoad"/></draw:frame><text:span text:style-name="Default_20_Paragraph_20_Font"><text:span text:style-name="T11"> seems to be a good trade of between false positive rate and true positive rate.</text:span></text:span></text:p>
      <table:table table:name="Table50" table:style-name="Table50">
        <table:table-column table:style-name="Table50.A"/>
        <table:table-column table:style-name="Table50.B"/>
        <table:table-row>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29"><draw:frame draw:style-name="fr6" draw:name="238" text:anchor-type="as-char" svg:width="2.3228in" style:rel-width="scale" svg:height="0.198in" style:rel-height="scale" draw:z-index="266"><draw:object xlink:href="./Object 238" xlink:type="simple" xlink:show="embed" xlink:actuate="onLoad"/><draw:image xlink:href="./ObjectReplacements/Object 238" xlink:type="simple" xlink:show="embed" xlink:actuate="onLoad"/></draw:frame></text:p>
                </table:table-cell>
                <table:table-cell table:style-name="Table51.A1" office:value-type="string">
                  <text:p text:style-name="P24"><text:bookmark-start text:name="_Ref408260167"/>(53)<text:bookmark-end text:name="_Ref408260167"/></text:p>
                </table:table-cell>
              </table:table-row>
            </table:table>
            <text:p text:style-name="P30"/>
          </table:table-cell>
          <table:table-cell table:style-name="Table50.A1" office:value-type="string">
            <text:p text:style-name="P24"/>
          </table:table-cell>
        </table:table-row>
      </table:table>
      <text:p text:style-name="Normal">An image and its determined potential component positions for the SOT223 component are shown in <text:bookmark-ref text:reference-format="text" text:ref-name="_Ref406251148">Figure 30</text:bookmark-ref> and <text:bookmark-ref text:reference-format="text" text:ref-name="_Ref413174692">Figure 31</text:bookmark-ref>.</text:p>
      <table:table table:name="Table52" table:style-name="Table52">
        <table:table-column table:style-name="Table52.A" table:number-columns-repeated="2"/>
        <table:table-row>
          <table:table-cell table:style-name="Table52.A1" office:value-type="string">
            <text:p text:style-name="P79"><text:span text:style-name="Default_20_Paragraph_20_Font"><text:span text:style-name="T8"><draw:frame draw:style-name="fr2" draw:name="Picture 65" text:anchor-type="as-char" svg:y="0in" svg:width="3.2437in" style:rel-width="scale" svg:height="2.4335in" style:rel-height="scale" draw:z-index="267"><draw:image/></draw:frame></text:span></text:span></text:p>
            <text:p text:style-name="P77"><text:bookmark-start text:name="_Toc413454239"/><text:bookmark-start text:name="_Ref406251148"/>Figure 30<text:bookmark-end text:name="_Ref406251148"/>: SOT223 transistor<text:bookmark-end text:name="_Toc413454239"/></text:p>
            <text:p text:style-name="P24"/>
          </table:table-cell>
          <table:table-cell table:style-name="Table52.A1" office:value-type="string">
            <text:p text:style-name="P78"><text:span text:style-name="Default_20_Paragraph_20_Font"><text:span text:style-name="T8"><draw:frame draw:style-name="fr2" draw:name="Picture 92" text:anchor-type="as-char" svg:y="0in" svg:width="3.2571in" style:rel-width="scale" svg:height="2.4445in" style:rel-height="scale" draw:z-index="268"><draw:image/></draw:frame></text:span></text:span></text:p>
            <text:p text:style-name="P76"><text:bookmark-start text:name="_Toc413454240"/><text:bookmark-start text:name="_Ref413174692"/>Figure 31<text:bookmark-end text:name="_Ref413174692"/>: Determined potential component positions for SOT223 transistor<text:bookmark-end text:name="_Toc413454240"/></text:p>
          </table:table-cell>
        </table:table-row>
      </table:table>
      <text:list xml:id="list174005476665806" text:continue-numbering="true" text:style-name="L23">
        <text:list-item>
          <text:list>
            <text:list-item>
              <text:p text:style-name="P129"><text:s/><text:bookmark-start text:name="_Toc413454145"/>Feature extraction<text:bookmark-end text:name="_Toc413454145"/></text:p>
            </text:list-item>
          </text:list>
        </text:list-item>
      </text:list>
      <text:p text:style-name="Normal">In this approach features are extracted to measure values that are similar for one electronic component class and very different from electronic components from other classes. The four feature domains from which the features are extracted depends on the characteristic properties which distinct between the component classes. </text:p>
      <text:p text:style-name="Normal">The first feature domain consists of features which are extracted from the frequency domain and they are based on the idea that most of the electronic components have solder joints which are arranged equidistant at the border of the electronic components. This is typical for Integrated circuits (ICs) and can be measured in the values of specific Fourier coefficients.</text:p>
      <text:p text:style-name="Normal"><text:soft-page-break/>The second feature domain is based on the idea that electronic components consist of different colors. A distinctive electronic component is the tantalum capacitor which is often yellow/orange colored and differs from other components like ICs with their black/gray color. The color of the electronic components is measured by the image histogram values.</text:p>
      <text:p text:style-name="Normal">The third feature domain is based on the idea that electronic components consist of equally colored segments. These segments give some information of the spatial color distribution of the component, compared to the histogram based features which contain information about the global color distribution. The segments are extracted by a region growing approach which is based on image seed points. Measurements of the segmented regions (size, color, position) are used as features.</text:p>
      <text:p text:style-name="Normal">The fourth feature domain is based on the idea that Principal Components (PCs) can be used to compress optimally only the kind of images that were used to compute the principal components. The reconstruction error which was made if an image of a component is projected into the PCs and back again is measured as a value of reconstruction. This approach is applied on the edge images of the components to extract information about the edges of the component. </text:p>
      <text:list xml:id="list174006454531307" text:continue-numbering="true" text:style-name="L23">
        <text:list-item>
          <text:list>
            <text:list-item>
              <text:list>
                <text:list-item>
                  <text:p text:style-name="P123"><text:bookmark-start text:name="_Toc413454146"/><text:bookmark-start text:name="_Ref409108977"/>A priori knowledge generation<text:bookmark-end text:name="_Toc413454146"/><text:bookmark-end text:name="_Ref409108977"/></text:p>
                </text:list-item>
              </text:list>
            </text:list-item>
          </text:list>
        </text:list-item>
      </text:list>
      <text:p text:style-name="Normal">The extraction of representative features depends in two of the feature extraction algorithms on a priori knowledge. The a priori knowledge is generated by a subset of the training data (a priori subset) which was not used for feature extraction and classifier training.</text:p>
      <text:p text:style-name="Heading_20_4">A priori knowledge for seed point position estimation</text:p>
      <text:p text:style-name="Normal">The segmentation based feature extraction in chapter <text:bookmark-ref text:reference-format="text" text:ref-name="_Ref408144293">Segment based feature extraction</text:bookmark-ref> requires seed point positions to extract segment features. Therefore the training set was spitted in two subsets, whereas the first <text:soft-page-break/>subset (30% of the training data, the so classed a priori subset) was used to find important seed point positions and the second subset (70% of the training data) was used to extract features which were used for features extraction and classifier training from the most important seed points. To estimate the positions of seed points for the feature extraction step, a uniform grid of 30 seed points is created and features where extracted for each seed point according to the segment based feature extraction algorithm. The seed point grid for the ceramic capacitor 1210 is shown in <text:bookmark-ref text:reference-format="text" text:ref-name="_Ref410052523">Figure 32</text:bookmark-ref>.</text:p>
      <text:p text:style-name="P90"><text:span text:style-name="Default_20_Paragraph_20_Font"><text:span text:style-name="T8"><draw:frame draw:style-name="fr2" draw:name="Picture 88" text:anchor-type="as-char" svg:y="0in" svg:width="2.0953in" style:rel-width="scale" svg:height="1.1689in" style:rel-height="scale" draw:z-index="269"><draw:image/><svg:desc>C:\Users\WIN\Masterthesis\Masterthesis\Masterarbeit_daten\3.3.1\seed grid1.png</svg:desc></draw:frame></text:span></text:span></text:p>
      <text:p text:style-name="P93"><text:bookmark-start text:name="_Toc413454241"/><text:bookmark-start text:name="_Ref410052523"/>Figure 32<text:bookmark-end text:name="_Ref410052523"/>: Seed point grid (30 seed points)<text:bookmark-end text:name="_Toc413454241"/></text:p>
      <text:p text:style-name="Normal">The fisher score feature selection method was used to select the 20 most important features. The seed points from which the most important features were extracted are used as seed point positions for the segment based feature extraction.</text:p>
      <text:p text:style-name="Heading_20_4">A priori knowledge for PCA<text:alphabetical-index-mark text:string-value="Principal component analysis" text:key1="PCA"/> reconstruction error based feature selection</text:p>
      <text:p text:style-name="Normal">The PCA<text:alphabetical-index-mark text:string-value="Principal component analysis" text:key1="PCA"/> reconstruction error based feature extraction requires the computation of principal components (PCs) from the component images and non-component images. Therefore a subset of the training images (30% of the training data, , the so classed a priori subset) is used to find principal components. The rest of the training set (70% of the training data) is used for the extraction of PCA<text:alphabetical-index-mark text:string-value="Principal component analysis" text:key1="PCA"/> reconstruction error based feature, specified in chapter <text:bookmark-ref text:reference-format="text" text:ref-name="_Ref410053590">PCA reconstruction error based feature extraction</text:bookmark-ref> and is used to <text:soft-page-break/>train the classifier. The projection matrix <draw:frame draw:style-name="fr6" draw:name="239" text:anchor-type="as-char" svg:width="0.2602in" style:rel-width="scale" svg:height="0.2189in" style:rel-height="scale" draw:z-index="270"><draw:object xlink:href="./Object 239" xlink:type="simple" xlink:show="embed" xlink:actuate="onLoad"/><draw:image xlink:href="./ObjectReplacements/Object 239" xlink:type="simple" xlink:show="embed" xlink:actuate="onLoad"/></draw:frame><text:span text:style-name="Default_20_Paragraph_20_Font"><text:span text:style-name="T11"> and the mean </text:span></text:span><draw:frame draw:style-name="fr6" draw:name="240" text:anchor-type="as-char" svg:width="0.25in" style:rel-width="scale" svg:height="0.2189in" style:rel-height="scale" draw:z-index="271"><draw:object xlink:href="./Object 240" xlink:type="simple" xlink:show="embed" xlink:actuate="onLoad"/><draw:image xlink:href="./ObjectReplacements/Object 240" xlink:type="simple" xlink:show="embed" xlink:actuate="onLoad"/></draw:frame><text:span text:style-name="Default_20_Paragraph_20_Font"><text:span text:style-name="T11"> are computed from the a priori subset of component images and the projection matrix </text:span></text:span><draw:frame draw:style-name="fr6" draw:name="241" text:anchor-type="as-char" svg:width="0.2602in" style:rel-width="scale" svg:height="0.198in" style:rel-height="scale" draw:z-index="272"><draw:object xlink:href="./Object 241" xlink:type="simple" xlink:show="embed" xlink:actuate="onLoad"/><draw:image xlink:href="./ObjectReplacements/Object 241" xlink:type="simple" xlink:show="embed" xlink:actuate="onLoad"/></draw:frame><text:span text:style-name="Default_20_Paragraph_20_Font"><text:span text:style-name="T11"> and mean </text:span></text:span><draw:frame draw:style-name="fr6" draw:name="242" text:anchor-type="as-char" svg:width="0.2602in" style:rel-width="scale" svg:height="0.198in" style:rel-height="scale" draw:z-index="273"><draw:object xlink:href="./Object 242" xlink:type="simple" xlink:show="embed" xlink:actuate="onLoad"/><draw:image xlink:href="./ObjectReplacements/Object 242" xlink:type="simple" xlink:show="embed" xlink:actuate="onLoad"/></draw:frame><text:span text:style-name="Default_20_Paragraph_20_Font"><text:span text:style-name="T11"> are computed from the non-component images from the a priori subset. The computation of the matrices and the means are </text:span></text:span>specified <text:span text:style-name="Default_20_Paragraph_20_Font"><text:span text:style-name="T11">in chapter </text:span></text:span><text:span text:style-name="Default_20_Paragraph_20_Font"><text:span text:style-name="T11"><text:bookmark-ref text:reference-format="text" text:ref-name="_Ref410053425">Image reconstruction with PCA</text:bookmark-ref></text:span></text:span><text:span text:style-name="Default_20_Paragraph_20_Font"><text:span text:style-name="T11">. The a priori data set is not used for training or testing the classifier.</text:span></text:span></text:p>
      <text:list xml:id="list174005313026160" text:continue-numbering="true" text:style-name="L23">
        <text:list-item>
          <text:list>
            <text:list-item>
              <text:list>
                <text:list-item>
                  <text:p text:style-name="P123"><text:bookmark-start text:name="_Toc413454147"/>Fourier coefficients based feature extraction<text:bookmark-end text:name="_Toc413454147"/></text:p>
                </text:list-item>
              </text:list>
            </text:list-item>
          </text:list>
        </text:list-item>
      </text:list>
      <text:p text:style-name="Normal">Every periodic infinite signal can be decomposed in trigonometric functions (Fourier transform). This transform can also be allied for 2D images. Fourier descriptors as features were already used in applications for face recognition and object recognition (deCampos, et al., 2000 ).</text:p>
      <text:p text:style-name="Normal">The idea of using Fourier coefficients as features comes from the shiny equidistant solder joints, which can be seen by most electronic component images. Many computer vision systems for solder join detection, localization and segmentation have been developed. Specular reflections of solder and different shapes and size of solder joints makes it difficult to create a stable recognition system (Tianshoul, 2012). Many electronic components consist of several equidistant arranged solder joints. An example is the widely used DIP14 package seen in <text:bookmark-ref text:reference-format="text" text:ref-name="_Ref401991882">Figure 33</text:bookmark-ref>. Since the solder joints appear in the gray scaled image as bright equidistant spots there should be representative frequencies in the 2D Fourier spectrum with the period of the solder joint distance (pitch). <text:s/></text:p>
      <text:p text:style-name="P90"><text:soft-page-break/><text:span text:style-name="Default_20_Paragraph_20_Font"><text:span text:style-name="T8"><draw:frame draw:style-name="fr2" draw:name="Picture 10" text:anchor-type="as-char" svg:y="0in" svg:width="2.1646in" style:rel-width="scale" svg:height="0.939in" style:rel-height="scale" draw:z-index="274"><draw:image/><svg:desc>C:\Users\WIN\Dropbox\Masterthesis\2.4.1\Bib9.png</svg:desc></draw:frame></text:span></text:span></text:p>
      <text:p text:style-name="P93"><text:bookmark-start text:name="_Toc413454242"/><text:bookmark-start text:name="_Ref401991882"/>Figure 33<text:bookmark-end text:name="_Ref401991882"/>: DIP14 package with equidistant solder joints<text:bookmark-end text:name="_Toc413454242"/></text:p>
      <text:p text:style-name="Normal">The 2D discrete Fourier transform for an M x N image is defined as</text:p>
      <table:table table:name="Table53" table:style-name="Table53">
        <table:table-column table:style-name="Table53.A"/>
        <table:table-column table:style-name="Table53.B"/>
        <table:table-row>
          <table:table-cell table:style-name="Table53.A1" office:value-type="string">
            <text:p text:style-name="P29"><draw:frame draw:style-name="fr6" draw:name="243" text:anchor-type="as-char" svg:width="2.6772in" style:rel-width="scale" svg:height="0.5835in" style:rel-height="scale" draw:z-index="275"><draw:object xlink:href="./Object 243" xlink:type="simple" xlink:show="embed" xlink:actuate="onLoad"/><draw:image xlink:href="./ObjectReplacements/Object 243" xlink:type="simple" xlink:show="embed" xlink:actuate="onLoad"/></draw:frame></text:p>
          </table:table-cell>
          <table:table-cell table:style-name="Table53.A1" office:value-type="string">
            <text:p text:style-name="P24">(54)</text:p>
          </table:table-cell>
        </table:table-row>
      </table:table>
      <text:p text:style-name="Normal"><draw:frame draw:style-name="fr6" draw:name="244" text:anchor-type="as-char" svg:width="1.4165in" style:rel-width="scale" svg:height="0.198in" style:rel-height="scale" draw:z-index="276"><draw:object xlink:href="./Object 244" xlink:type="simple" xlink:show="embed" xlink:actuate="onLoad"/><draw:image xlink:href="./ObjectReplacements/Object 244" xlink:type="simple" xlink:show="embed" xlink:actuate="onLoad"/></draw:frame><text:span text:style-name="Default_20_Paragraph_20_Font"><text:span text:style-name="T11"> and </text:span></text:span><draw:frame draw:style-name="fr6" draw:name="245" text:anchor-type="as-char" svg:width="1.3854in" style:rel-width="scale" svg:height="0.198in" style:rel-height="scale" draw:z-index="277"><draw:object xlink:href="./Object 245" xlink:type="simple" xlink:show="embed" xlink:actuate="onLoad"/><draw:image xlink:href="./ObjectReplacements/Object 245" xlink:type="simple" xlink:show="embed" xlink:actuate="onLoad"/></draw:frame><text:span text:style-name="Default_20_Paragraph_20_Font"><text:span text:style-name="T11"> where </text:span></text:span><draw:frame draw:style-name="fr6" draw:name="246" text:anchor-type="as-char" svg:width="0.4898in" style:rel-width="scale" svg:height="0.198in" style:rel-height="scale" draw:z-index="278"><draw:object xlink:href="./Object 246" xlink:type="simple" xlink:show="embed" xlink:actuate="onLoad"/><draw:image xlink:href="./ObjectReplacements/Object 246" xlink:type="simple" xlink:show="embed" xlink:actuate="onLoad"/></draw:frame><text:span text:style-name="Default_20_Paragraph_20_Font"><text:span text:style-name="T11"> is the image of size</text:span></text:span><draw:frame draw:style-name="fr6" draw:name="247" text:anchor-type="as-char" svg:width="0.5in" style:rel-width="scale" svg:height="0.198in" style:rel-height="scale" draw:z-index="279"><draw:object xlink:href="./Object 247" xlink:type="simple" xlink:show="embed" xlink:actuate="onLoad"/><draw:image xlink:href="./ObjectReplacements/Object 247" xlink:type="simple" xlink:show="embed" xlink:actuate="onLoad"/></draw:frame><text:span text:style-name="Default_20_Paragraph_20_Font"><text:span text:style-name="T11"> (Gonzalez, et al., 2006). The Fourier coefficients are in general complex numbers consisting of real and imaginary part. The real part represents the cosine and the imaginary the sinus proportion of the signal. The </text:span></text:span><draw:frame draw:style-name="fr6" draw:name="248" text:anchor-type="as-char" svg:width="0.4689in" style:rel-width="scale" svg:height="0.198in" style:rel-height="scale" draw:z-index="280"><draw:object xlink:href="./Object 248" xlink:type="simple" xlink:show="embed" xlink:actuate="onLoad"/><draw:image xlink:href="./ObjectReplacements/Object 248" xlink:type="simple" xlink:show="embed" xlink:actuate="onLoad"/></draw:frame><text:span text:style-name="Default_20_Paragraph_20_Font"><text:span text:style-name="T11"> image consists of </text:span></text:span><draw:frame draw:style-name="fr6" draw:name="249" text:anchor-type="as-char" svg:width="0.4689in" style:rel-width="scale" svg:height="0.198in" style:rel-height="scale" draw:z-index="281"><draw:object xlink:href="./Object 249" xlink:type="simple" xlink:show="embed" xlink:actuate="onLoad"/><draw:image xlink:href="./ObjectReplacements/Object 249" xlink:type="simple" xlink:show="embed" xlink:actuate="onLoad"/></draw:frame><text:span text:style-name="Default_20_Paragraph_20_Font"><text:span text:style-name="T11"> Fourier coefficients which produce </text:span></text:span><draw:frame draw:style-name="fr6" draw:name="250" text:anchor-type="as-char" svg:width="0.75in" style:rel-width="scale" svg:height="0.198in" style:rel-height="scale" draw:z-index="282"><draw:object xlink:href="./Object 250" xlink:type="simple" xlink:show="embed" xlink:actuate="onLoad"/><draw:image xlink:href="./ObjectReplacements/Object 250" xlink:type="simple" xlink:show="embed" xlink:actuate="onLoad"/></draw:frame><text:span text:style-name="Default_20_Paragraph_20_Font"><text:span text:style-name="T11"> frequency features which are of interest. To increase execution time of the classifier and decrease recognition rate, a subset of low frequency features is extracted. Further research shows that spatial frequencies with lower frequency represent global information about the shape such as general orientation and proportion. Since the solder joints are the main focus for frequency feature, the solder joint distance of electronic components is used as a measure of minimal frequency period. In our feature extraction all Fourier coefficient (real and imaginary part) with a frequency under the cutoff frequency are used as features. The cutoff period is equivalent to the pitch of the package.</text:span></text:span></text:p>
      <table:table table:name="Table54" table:style-name="Table54">
        <table:table-column table:style-name="Table54.A"/>
        <table:table-column table:style-name="Table54.B"/>
        <table:table-row>
          <table:table-cell table:style-name="Table54.A1" office:value-type="string">
            <text:p text:style-name="P29"><draw:frame draw:style-name="fr6" draw:name="251" text:anchor-type="as-char" svg:width="2.1043in" style:rel-width="scale" svg:height="0.4374in" style:rel-height="scale" draw:z-index="283"><draw:object xlink:href="./Object 251" xlink:type="simple" xlink:show="embed" xlink:actuate="onLoad"/><draw:image xlink:href="./ObjectReplacements/Object 251" xlink:type="simple" xlink:show="embed" xlink:actuate="onLoad"/></draw:frame></text:p>
          </table:table-cell>
          <table:table-cell table:style-name="Table54.A1" office:value-type="string">
            <text:p text:style-name="P24">(55)</text:p>
          </table:table-cell>
        </table:table-row>
      </table:table>
      <text:p text:style-name="Normal"><text:soft-page-break/>The numbers of features depends on the size of the component image.</text:p>
      <table:table table:name="Table55" table:style-name="Table55">
        <table:table-column table:style-name="Table55.A"/>
        <table:table-column table:style-name="Table55.B"/>
        <table:table-row>
          <table:table-cell table:style-name="Table55.A1" office:value-type="string">
            <text:p text:style-name="P29"><draw:frame draw:style-name="fr6" draw:name="252" text:anchor-type="as-char" svg:width="4.6252in" style:rel-width="scale" svg:height="0.4583in" style:rel-height="scale" draw:z-index="284"><draw:object xlink:href="./Object 252" xlink:type="simple" xlink:show="embed" xlink:actuate="onLoad"/><draw:image xlink:href="./ObjectReplacements/Object 252" xlink:type="simple" xlink:show="embed" xlink:actuate="onLoad"/></draw:frame></text:p>
          </table:table-cell>
          <table:table-cell table:style-name="Table55.A1" office:value-type="string">
            <text:p text:style-name="P24"><text:bookmark-start text:name="_Ref402147100"/>(56)<text:bookmark-end text:name="_Ref402147100"/></text:p>
          </table:table-cell>
        </table:table-row>
      </table:table>
      <text:p text:style-name="Normal">Another interesting feature extraction based on wavelets could analyze frequencies and there temporal occurrence which could improve the classification results. </text:p>
      <text:list xml:id="list174004946008583" text:continue-numbering="true" text:style-name="L23">
        <text:list-item>
          <text:list>
            <text:list-item>
              <text:list>
                <text:list-item>
                  <text:p text:style-name="P123"><text:bookmark-start text:name="_Toc413454148"/>Histogram based feature extraction<text:bookmark-end text:name="_Toc413454148"/></text:p>
                </text:list-item>
              </text:list>
            </text:list-item>
          </text:list>
        </text:list-item>
      </text:list>
      <text:p text:style-name="Normal">Color image segmentation algorithms for automated optical inspection in electronics have already been investigated (Tarnawski, 2003). Electronic components differ in color, such as several tantalum capacitors, ICs or SMD<text:alphabetical-index-mark text:string-value="Surface-mounted device" text:key1="SMD"/> electrolyte capacitors. To find representative features the HSV (hue-saturation-value) color model was used because the channels are less correlated than the RGB color model and more stable against illumination changes or shadows (Cheng, et al., 2001), (Journal, 2012). Histogram based features are features which depend on the probability distribution of the pixels over the color values. In the histogram based feature extraction 10 equidistant bins are defined in each color channel (hue-saturation-value) and the pixel distributions are determined and normalized by the number of pixels. The values correspond to the probability density function of the gray value. All ten bin values are use as features that results in 30 color features. The histogram of a tantalum capacitor is seen in <text:bookmark-ref text:reference-format="text" text:ref-name="_Ref402141001">Figure 34</text:bookmark-ref>, <text:bookmark-ref text:reference-format="text" text:ref-name="_Ref402141002">Figure 35</text:bookmark-ref>, <text:bookmark-ref text:reference-format="text" text:ref-name="_Ref402141003">Figure 36</text:bookmark-ref> and <text:bookmark-ref text:reference-format="text" text:ref-name="_Ref402141004">Figure 37</text:bookmark-ref>.</text:p>
      <table:table table:name="Table56" table:style-name="Table56">
        <table:table-column table:style-name="Table56.A"/>
        <table:table-column table:style-name="Table56.B"/>
        <text:soft-page-break/>
        <table:table-row>
          <table:table-cell table:style-name="Table56.A1" office:value-type="string">
            <text:p text:style-name="P32"/>
            <text:p text:style-name="P80"><text:span text:style-name="Default_20_Paragraph_20_Font"><text:span text:style-name="T8"><draw:frame draw:style-name="fr2" draw:name="Picture 34" text:anchor-type="as-char" svg:y="0in" svg:width="1.8402in" style:rel-width="scale" svg:height="1.8429in" style:rel-height="scale" draw:z-index="285"><draw:image/><svg:desc>C:\Users\WIN\Masterthesis\Masterthesis\Masterarbeit_daten\2.4.2\tantal.png</svg:desc></draw:frame></text:span></text:span></text:p>
            <text:p text:style-name="P77"/>
            <text:p text:style-name="P77"/>
            <text:p text:style-name="P76"/>
            <text:p text:style-name="P76"><text:bookmark-start text:name="_Toc413454243"/><text:bookmark-start text:name="_Ref402140898"/><text:bookmark-start text:name="_Ref402141001"/>Figure 34<text:bookmark-end text:name="_Ref402141001"/>: Tantalum capacitor in RGB color model (left) and HSV color model (right)<text:bookmark-end text:name="_Toc413454243"/><text:bookmark-end text:name="_Ref402140898"/></text:p>
          </table:table-cell>
          <table:table-cell table:style-name="Table56.A1" office:value-type="string">
            <text:p text:style-name="P79"><text:span text:style-name="Default_20_Paragraph_20_Font"><text:span text:style-name="T8"><draw:frame draw:style-name="fr2" draw:name="Picture 12" text:anchor-type="as-char" svg:y="0in" svg:width="3.2335in" style:rel-width="scale" svg:height="2.3457in" style:rel-height="scale" draw:z-index="286"><draw:image/></draw:frame></text:span></text:span></text:p>
            <text:p text:style-name="P77"><text:bookmark-start text:name="_Toc413454244"/><text:bookmark-start text:name="_Ref402140906"/><text:bookmark-start text:name="_Ref402141002"/>Figure 35<text:bookmark-end text:name="_Ref402141002"/>: Normalized histogram of hue channel (tantalum capacitor)<text:bookmark-end text:name="_Toc413454244"/><text:bookmark-end text:name="_Ref402140906"/></text:p>
          </table:table-cell>
        </table:table-row>
        <table:table-row>
          <table:table-cell table:style-name="Table56.A1" office:value-type="string">
            <text:p text:style-name="P79"><text:span text:style-name="Default_20_Paragraph_20_Font"><text:span text:style-name="T8"><draw:frame draw:style-name="fr2" draw:name="Picture 13" text:anchor-type="as-char" svg:y="0in" svg:width="3.152in" style:rel-width="scale" svg:height="2.2701in" style:rel-height="scale" draw:z-index="287"><draw:image/></draw:frame></text:span></text:span></text:p>
            <text:p text:style-name="P77"><text:bookmark-start text:name="_Toc413454245"/><text:bookmark-start text:name="_Ref402140907"/><text:bookmark-start text:name="_Ref402141003"/>Figure 36<text:bookmark-end text:name="_Ref402141003"/>: Normalized histogram of saturation channel (tantalum capacitor)<text:bookmark-end text:name="_Toc413454245"/><text:bookmark-end text:name="_Ref402140907"/></text:p>
          </table:table-cell>
          <table:table-cell table:style-name="Table56.A1" office:value-type="string">
            <text:p text:style-name="P79"><text:span text:style-name="Default_20_Paragraph_20_Font"><text:span text:style-name="T8"><draw:frame draw:style-name="fr2" draw:name="Picture 14" text:anchor-type="as-char" svg:y="0in" svg:width="3.1402in" style:rel-width="scale" svg:height="2.2626in" style:rel-height="scale" draw:z-index="288"><draw:image/></draw:frame></text:span></text:span></text:p>
            <text:p text:style-name="P77"><text:bookmark-start text:name="_Toc413454246"/><text:bookmark-start text:name="_Ref402140908"/><text:bookmark-start text:name="_Ref402141004"/>Figure 37<text:bookmark-end text:name="_Ref402141004"/>: Normalized histogram of value channel (tantalum capacitor)<text:bookmark-end text:name="_Toc413454246"/><text:bookmark-end text:name="_Ref402140908"/></text:p>
          </table:table-cell>
        </table:table-row>
      </table:table>
      <text:p text:style-name="Normal"/>
      <text:list xml:id="list174004778992165" text:continue-numbering="true" text:style-name="L23">
        <text:list-item>
          <text:list>
            <text:list-item>
              <text:list>
                <text:list-item>
                  <text:p text:style-name="P123"><text:bookmark-start text:name="_Toc413454149"/><text:bookmark-start text:name="_Ref408144364"/><text:bookmark-start text:name="_Ref408144352"/><text:bookmark-start text:name="_Ref408144341"/><text:bookmark-start text:name="_Ref408144293"/>Segment based feature extraction<text:bookmark-end text:name="_Toc413454149"/><text:bookmark-end text:name="_Ref408144364"/><text:bookmark-end text:name="_Ref408144352"/><text:bookmark-end text:name="_Ref408144341"/><text:bookmark-end text:name="_Ref408144293"/></text:p>
                </text:list-item>
              </text:list>
            </text:list-item>
          </text:list>
        </text:list-item>
      </text:list>
      <text:p text:style-name="Normal">The segment based feature extraction is based on the idea that electronic components can be identifies by characteristic color regions. One approach to extract information about spatial proximity of pixels is the region growing algorithm. The region growing starts with seed points where the pixel position is the most important drawback. </text:p>
      <text:p text:style-name="Normal">The seed point positions for the segment based feature extraction algorithm are determined by the a priori knowledge generation step specified in <text:soft-page-break/>chapter <text:bookmark-ref text:reference-format="text" text:ref-name="_Ref409108977">A priori knowledge generation</text:bookmark-ref>. The region growing and feature extraction of the segments is done in HSV color space. In the region growing segmentation approach the neighboring pixel of the seed pixels are added to the segment if the distance between the color of the seed point and the neighboring pixel is smaller than a certain threshold value. This process is iterated until no more pixels are added to the new segment (Petrou, et al., 1999). As an example the multi-layer ceramic capacitor and impotant seed points are shown in <text:bookmark-ref text:reference-format="text" text:ref-name="_Ref411713851">Figure 38</text:bookmark-ref>.</text:p>
      <text:p text:style-name="P90"><text:span text:style-name="Default_20_Paragraph_20_Font"><text:span text:style-name="T8"><draw:frame draw:style-name="fr2" draw:name="Picture 40" text:anchor-type="as-char" svg:y="0in" svg:width="4.6472in" style:rel-width="scale" svg:height="1.8618in" style:rel-height="scale" draw:z-index="289"><draw:image/></draw:frame></text:span></text:span></text:p>
      <text:p text:style-name="P93"><text:bookmark-start text:name="_Toc413454247"/><text:bookmark-start text:name="_Ref411713851"/>Figure 38<text:bookmark-end text:name="_Ref411713851"/>: Three important seed points from the priori knowledge generation<text:bookmark-end text:name="_Toc413454247"/></text:p>
      <text:p text:style-name="Normal">Seven Features are extracted for every segmented region which are:</text:p>
      <text:list xml:id="list94113407145627" text:style-name="L25">
        <text:list-item>
          <text:p text:style-name="P132">x-coordinate of center of gravity (1 Feature)</text:p>
        </text:list-item>
        <text:list-item>
          <text:p text:style-name="P132">y-coordinate of center of gravity (1 Feature)</text:p>
        </text:list-item>
        <text:list-item>
          <text:p text:style-name="P132">Bounding box height (1 Feature)</text:p>
        </text:list-item>
        <text:list-item>
          <text:p text:style-name="P132">Bounding box width (1 Feature)</text:p>
        </text:list-item>
        <text:list-item>
          <text:p text:style-name="P132">Arithmetic mean color value in all three color channels (3 Feature)</text:p>
        </text:list-item>
      </text:list>
      <text:list xml:id="list94112019516438" text:style-name="L23">
        <text:list-item>
          <text:list>
            <text:list-item>
              <text:list>
                <text:list-item>
                  <text:p text:style-name="P123"><text:bookmark-start text:name="_Toc413454150"/><text:bookmark-start text:name="_Ref410053590"/>PCA<text:alphabetical-index-mark text:string-value="Principal component analysis" text:key1="PCA"/> reconstruction error based feature extraction<text:bookmark-end text:name="_Toc413454150"/><text:bookmark-end text:name="_Ref410053590"/></text:p>
                </text:list-item>
              </text:list>
            </text:list-item>
          </text:list>
        </text:list-item>
      </text:list>
      <text:p text:style-name="Normal">Object detection based on image reconstruction with Principal Component Analyses was already applied for pedestrian recognition (Malag\'{o}n-Borja, <text:soft-page-break/>et al., 2009). A similar approach was used to extract a PCA<text:alphabetical-index-mark text:string-value="Principal component analysis" text:key1="PCA"/> reconstruction feature. In this approach the PCA<text:alphabetical-index-mark text:string-value="Principal component analysis" text:key1="PCA"/> reconstruction is based on edge images of the component images. At first a subset of the training images of components are used to find principal components which can compress optimally only the kind of images that were used to compute the principal components. The estimation of the principal components is specified in chapter <text:bookmark-ref text:reference-format="text" text:ref-name="_Ref409108977">A priori knowledge generation</text:bookmark-ref>.</text:p>
      <text:p text:style-name="Normal">A set of PCs from images of one component, reconstruct the images of the same component better than other types of images. The fact can be observed in the images in <text:bookmark-ref text:reference-format="text" text:ref-name="_Ref402627241">Figure 39</text:bookmark-ref> and can be used to create a feature which represents the difference between the reconstruction error of the projection into the component PCs and the reconstruction error of the projection into the non-component PCs. </text:p>
      <text:p text:style-name="P90"><text:span text:style-name="Default_20_Paragraph_20_Font"><text:span text:style-name="T8"><draw:frame draw:style-name="fr2" draw:name="Picture 17" text:anchor-type="as-char" svg:y="0in" svg:width="3.7374in" style:rel-width="scale" svg:height="2.6854in" style:rel-height="scale" draw:z-index="290"><draw:image/></draw:frame></text:span></text:span></text:p>
      <text:p text:style-name="P93"><text:bookmark-start text:name="_Toc413454248"/><text:bookmark-start text:name="_Ref402627241"/>Figure 39<text:bookmark-end text:name="_Ref402627241"/>: DIP14 (top, left), DIP14 edge image (top, right), DIP14 reconstruction with component PCs (middle, left), DIP14 reconstruction with non-component PCs (middle, right), unit matrix projection into component PCs (bottom, left), unit matrix projection into non-component PCs (bottom, right)<text:bookmark-end text:name="_Toc413454248"/></text:p>
      <text:p text:style-name="P93"/>
      <text:p text:style-name="Normal">In this approach the component images and non-component images are scaled depending to the size of the component. Afterwards the RGB images are converted to grayscaled images and the image intensity values are <text:soft-page-break/>adjusted for contrast improvement. To obtain a feature that contains information about the edges, the edge image was created by applying a Laplacian of Gaussian (LoG<text:alphabetical-index-mark text:string-value="Laplacian of Gaussian" text:key1="LoG"/>) filter. The projection matrices and the image means<draw:frame draw:style-name="fr6" draw:name="253" text:anchor-type="as-char" svg:width="0.3335in" style:rel-width="scale" svg:height="0.2189in" style:rel-height="scale" draw:z-index="291"><draw:object xlink:href="./Object 253" xlink:type="simple" xlink:show="embed" xlink:actuate="onLoad"/><draw:image xlink:href="./ObjectReplacements/Object 253" xlink:type="simple" xlink:show="embed" xlink:actuate="onLoad"/></draw:frame><text:span text:style-name="Default_20_Paragraph_20_Font"><text:span text:style-name="T11"> ,</text:span></text:span><draw:frame draw:style-name="fr6" draw:name="254" text:anchor-type="as-char" svg:width="0.25in" style:rel-width="scale" svg:height="0.2189in" style:rel-height="scale" draw:z-index="292"><draw:object xlink:href="./Object 254" xlink:type="simple" xlink:show="embed" xlink:actuate="onLoad"/><draw:image xlink:href="./ObjectReplacements/Object 254" xlink:type="simple" xlink:show="embed" xlink:actuate="onLoad"/></draw:frame><text:span text:style-name="Default_20_Paragraph_20_Font"><text:span text:style-name="T11"> , </text:span></text:span><draw:frame draw:style-name="fr6" draw:name="255" text:anchor-type="as-char" svg:width="0.2602in" style:rel-width="scale" svg:height="0.198in" style:rel-height="scale" draw:z-index="293"><draw:object xlink:href="./Object 255" xlink:type="simple" xlink:show="embed" xlink:actuate="onLoad"/><draw:image xlink:href="./ObjectReplacements/Object 255" xlink:type="simple" xlink:show="embed" xlink:actuate="onLoad"/></draw:frame><text:span text:style-name="Default_20_Paragraph_20_Font"><text:span text:style-name="T11">, </text:span></text:span><draw:frame draw:style-name="fr6" draw:name="256" text:anchor-type="as-char" svg:width="0.2602in" style:rel-width="scale" svg:height="0.198in" style:rel-height="scale" draw:z-index="294"><draw:object xlink:href="./Object 256" xlink:type="simple" xlink:show="embed" xlink:actuate="onLoad"/><draw:image xlink:href="./ObjectReplacements/Object 256" xlink:type="simple" xlink:show="embed" xlink:actuate="onLoad"/></draw:frame><text:span text:style-name="Default_20_Paragraph_20_Font"><text:span text:style-name="T11"> are computed from the a priori subset </text:span></text:span>specified <text:span text:style-name="Default_20_Paragraph_20_Font"><text:span text:style-name="T11">in chapter </text:span></text:span><text:span text:style-name="Default_20_Paragraph_20_Font"><text:span text:style-name="T11"><text:bookmark-ref text:reference-format="text" text:ref-name="_Ref409108977">A priori knowledge generation</text:bookmark-ref></text:span></text:span><text:span text:style-name="Default_20_Paragraph_20_Font"><text:span text:style-name="T11">. The reconstruction based on the component PC</text:span></text:span><text:alphabetical-index-mark text:string-value="Principal Component" text:key1="PC"/><text:span text:style-name="Default_20_Paragraph_20_Font"><text:span text:style-name="T11"> projection is computed by </text:span></text:span><text:bookmark-ref text:reference-format="text" text:ref-name="_Ref402707994">(57)</text:bookmark-ref><text:span text:style-name="Default_20_Paragraph_20_Font"><text:span text:style-name="T11"> and the reconstruction based on the non-component PC</text:span></text:span><text:alphabetical-index-mark text:string-value="Principal Component" text:key1="PC"/><text:span text:style-name="Default_20_Paragraph_20_Font"><text:span text:style-name="T11"> projection is computed by </text:span></text:span><text:bookmark-ref text:reference-format="text" text:ref-name="_Ref402708085">(58)</text:bookmark-ref><text:span text:style-name="Default_20_Paragraph_20_Font"><text:span text:style-name="T11">.</text:span></text:span></text:p>
      <table:table table:name="Table57" table:style-name="Table57">
        <table:table-column table:style-name="Table57.A"/>
        <table:table-column table:style-name="Table57.B"/>
        <table:table-row>
          <table:table-cell table:style-name="Table57.A1" office:value-type="string">
            <text:p text:style-name="P29"><draw:frame draw:style-name="fr6" draw:name="257" text:anchor-type="as-char" svg:width="2.1146in" style:rel-width="scale" svg:height="0.2291in" style:rel-height="scale" draw:z-index="295"><draw:object xlink:href="./Object 257" xlink:type="simple" xlink:show="embed" xlink:actuate="onLoad"/><draw:image xlink:href="./ObjectReplacements/Object 257" xlink:type="simple" xlink:show="embed" xlink:actuate="onLoad"/></draw:frame></text:p>
          </table:table-cell>
          <table:table-cell table:style-name="Table57.A1" office:value-type="string">
            <text:p text:style-name="P24"><text:bookmark-start text:name="_Ref402707994"/>(57)<text:bookmark-end text:name="_Ref402707994"/></text:p>
          </table:table-cell>
        </table:table-row>
        <table:table-row>
          <table:table-cell table:style-name="Table57.A1" office:value-type="string">
            <text:p text:style-name="P29"><draw:frame draw:style-name="fr6" draw:name="258" text:anchor-type="as-char" svg:width="2.1252in" style:rel-width="scale" svg:height="0.198in" style:rel-height="scale" draw:z-index="296"><draw:object xlink:href="./Object 258" xlink:type="simple" xlink:show="embed" xlink:actuate="onLoad"/><draw:image xlink:href="./ObjectReplacements/Object 258" xlink:type="simple" xlink:show="embed" xlink:actuate="onLoad"/></draw:frame></text:p>
          </table:table-cell>
          <table:table-cell table:style-name="Table57.A1" office:value-type="string">
            <text:p text:style-name="P24"><text:bookmark-start text:name="_Ref402708085"/>(58)<text:bookmark-end text:name="_Ref402708085"/></text:p>
          </table:table-cell>
        </table:table-row>
      </table:table>
      <text:p text:style-name="Normal">The reconstruction error of component images projected by component PCs should be smaller for the component images than non-component images. The generated feature is the difference between the reconstruction error projected in the component PCs and the error projected in the non-component PCs shown in <text:bookmark-ref text:reference-format="text" text:ref-name="_Ref402708667">(59)</text:bookmark-ref>.</text:p>
      <table:table table:name="Table58" table:style-name="Table58">
        <table:table-column table:style-name="Table58.A"/>
        <table:table-column table:style-name="Table58.B"/>
        <table:table-row>
          <table:table-cell table:style-name="Table58.A1" office:value-type="string">
            <text:p text:style-name="P29"><draw:frame draw:style-name="fr6" draw:name="259" text:anchor-type="as-char" svg:width="2.8126in" style:rel-width="scale" svg:height="0.3437in" style:rel-height="scale" draw:z-index="297"><draw:object xlink:href="./Object 259" xlink:type="simple" xlink:show="embed" xlink:actuate="onLoad"/><draw:image xlink:href="./ObjectReplacements/Object 259" xlink:type="simple" xlink:show="embed" xlink:actuate="onLoad"/></draw:frame></text:p>
          </table:table-cell>
          <table:table-cell table:style-name="Table58.A1" office:value-type="string">
            <text:p text:style-name="P24"><text:bookmark-start text:name="_Ref402708667"/>(59)<text:bookmark-end text:name="_Ref402708667"/></text:p>
          </table:table-cell>
        </table:table-row>
      </table:table>
      <text:p text:style-name="Normal"/>
      <text:p text:style-name="Normal">The process is shown in <text:bookmark-ref text:reference-format="text" text:ref-name="_Ref402624400">Figure 40</text:bookmark-ref>.</text:p>
      <text:p text:style-name="P90"><text:soft-page-break/><text:span text:style-name="Default_20_Paragraph_20_Font"><text:span text:style-name="T8"><draw:frame draw:style-name="fr2" draw:name="Picture 11" text:anchor-type="as-char" svg:y="0in" svg:width="2.7756in" style:rel-width="scale" svg:height="4.5437in" style:rel-height="scale" draw:z-index="298"><draw:image/><svg:desc>C:\Users\WIN\Masterthesis\Masterthesis\Masterarbeit_daten\2.4.4\pca.png</svg:desc></draw:frame></text:span></text:span></text:p>
      <text:p text:style-name="P93"><text:bookmark-start text:name="_Toc413454249"/><text:bookmark-start text:name="_Ref402624400"/>Figure 40<text:bookmark-end text:name="_Ref402624400"/>: PCA<text:alphabetical-index-mark text:string-value="Principal component analysis" text:key1="PCA"/> feature construction process<text:bookmark-end text:name="_Toc413454249"/></text:p>
      <text:list xml:id="list174006676289357" text:continue-numbering="true" text:style-name="L23">
        <text:list-item>
          <text:list>
            <text:list-item>
              <text:p text:style-name="P130"><text:s/><text:bookmark-start text:name="_Toc413454151"/><text:bookmark-start text:name="_Ref409106168"/>Feature selection based on Fisher score and Random forest<text:bookmark-end text:name="_Toc413454151"/><text:bookmark-end text:name="_Ref409106168"/> </text:p>
            </text:list-item>
          </text:list>
        </text:list-item>
      </text:list>
      <text:p text:style-name="Normal">In practice random forest cannot handle many features because it requires a lot of time to estimate the trees of the random forest and the accuracy decreases with a large number of features (Chen, et al.). This approach does feature selection in two steps. First the Fisher score is used to select a subset of features from the feature set with a large number of features. The features are selected by a fisher score threshold of 0.01. All features with a fisher score larger than the threshold value are selected for the second features selection step. In the second step the random forest based feature selection specified in chapter <text:bookmark-ref text:reference-format="text" text:ref-name="_Ref402894533">Random forest feature selection</text:bookmark-ref> is applied to select the most important features from the most important features from the first <text:soft-page-break/>step. The process chain of the feature selection approach is shown in <text:bookmark-ref text:reference-format="text" text:ref-name="_Ref409098308">Figure 41</text:bookmark-ref>.</text:p>
      <text:p text:style-name="P90"><text:span text:style-name="Default_20_Paragraph_20_Font"><text:span text:style-name="T8"><draw:frame draw:style-name="fr2" draw:name="Grafik 28" text:anchor-type="as-char" svg:y="0in" svg:width="3.0693in" style:rel-width="scale" svg:height="2.5516in" style:rel-height="scale" draw:z-index="299"><draw:image/><svg:desc>C:\Users\foelbern\Masterarbeit\Masterthesis\Masterthesis\Masterarbeit_daten\3.4\feature selection.png</svg:desc></draw:frame></text:span></text:span></text:p>
      <text:p text:style-name="P93"><text:bookmark-start text:name="_Toc413454250"/><text:bookmark-start text:name="_Ref409098308"/>Figure 41<text:bookmark-end text:name="_Ref409098308"/>: Feature selection process chain<text:bookmark-end text:name="_Toc413454250"/></text:p>
      <text:p text:style-name="P11"/>
      <text:list xml:id="list174005213447617" text:continue-numbering="true" text:style-name="L23">
        <text:list-item>
          <text:list>
            <text:list-item>
              <text:p text:style-name="P129"><text:s/><text:bookmark-start text:name="_Toc413454152"/>Classification<text:bookmark-end text:name="_Toc413454152"/></text:p>
            </text:list-item>
          </text:list>
        </text:list-item>
      </text:list>
      <text:p text:style-name="Normal">The One-vs.-rest classification strategy is based on the approach that a classifier is trained and tested for each component. The training set and test set consist of component images and non-component images. </text:p>
      <text:p text:style-name="Normal">There are two approaches to select the non-component images in the dataset. The first approach is based on the idea that the component detection algorithm detects almost all component from the PCB image and that most of the components are in the recognition database. Under these requirements the non-component images consist of images from components of different component classes. The second approach is based on the idea that the non-component images should represent a plurality of possible images and therefore the non-component images are arbitrary image sections from the PCB images. An example of both approaches for the DIP14 component is shown in <text:bookmark-ref text:reference-format="text" text:ref-name="_Ref404090466">Table 2</text:bookmark-ref>.</text:p>
      <text:p text:style-name="Normal"><text:soft-page-break/></text:p>
      <text:p text:style-name="Normal"/>
      <text:p text:style-name="Normal"/>
      <text:p text:style-name="P92"><text:bookmark-start text:name="_Toc413454291"/><text:bookmark-start text:name="_Ref404089554"/><text:bookmark-start text:name="_Ref404090466"/><text:span text:style-name="Default_20_Paragraph_20_Font"><text:span text:style-name="T26">Table 2</text:span></text:span><text:bookmark-end text:name="_Ref404090466"/><text:span text:style-name="Default_20_Paragraph_20_Font"><text:span text:style-name="T26">: Dataset approaches for non-</text:span></text:span><text:span text:style-name="Default_20_Paragraph_20_Font"><text:span text:style-name="T27">component </text:span></text:span><text:span text:style-name="Default_20_Paragraph_20_Font"><text:span text:style-name="T26">images</text:span></text:span><text:bookmark-end text:name="_Toc413454291"/><text:bookmark-end text:name="_Ref404089554"/></text:p>
      <table:table table:name="Table59" table:style-name="Table59">
        <table:table-column table:style-name="Table59.A"/>
        <table:table-column table:style-name="Table59.B"/>
        <table:table-column table:style-name="Table59.C"/>
        <table:table-row>
          <table:table-cell table:style-name="Table59.A1" office:value-type="string">
            <text:p text:style-name="P111"><text:span text:style-name="Default_20_Paragraph_20_Font"><text:span text:style-name="T19">Component </text:span></text:span><text:span text:style-name="Default_20_Paragraph_20_Font"><text:span text:style-name="T16">images for DIP14</text:span></text:span></text:p>
          </table:table-cell>
          <table:table-cell table:style-name="Table59.A1" office:value-type="string">
            <text:p text:style-name="P111"><text:span text:style-name="Default_20_Paragraph_20_Font"><text:span text:style-name="T16">Non-</text:span></text:span><text:span text:style-name="Default_20_Paragraph_20_Font"><text:span text:style-name="T19">component </text:span></text:span><text:span text:style-name="Default_20_Paragraph_20_Font"><text:span text:style-name="T16"><text:s/>images for </text:span></text:span>DIP14 (images from different <text:span text:style-name="Default_20_Paragraph_20_Font"><text:span text:style-name="T11">components</text:span></text:span>)</text:p>
          </table:table-cell>
          <table:table-cell table:style-name="Table59.A1" office:value-type="string">
            <text:p text:style-name="P111">Non-<text:span text:style-name="Default_20_Paragraph_20_Font"><text:span text:style-name="T11">component </text:span></text:span>images for DIP14 </text:p>
            <text:p text:style-name="P33">(images from arbitrary image section)</text:p>
          </table:table-cell>
        </table:table-row>
        <table:table-row>
          <table:table-cell table:style-name="Table59.A1" office:value-type="string">
            <text:p text:style-name="P29"><text:span text:style-name="Default_20_Paragraph_20_Font"><text:span text:style-name="T8"><draw:frame draw:style-name="fr2" draw:name="Picture 39" text:anchor-type="as-char" svg:y="0in" svg:width="1.8043in" style:rel-width="scale" svg:height="0.8583in" style:rel-height="scale" draw:z-index="300"><draw:image/><svg:desc>C:\Users\WIN\Masterthesis\Masterthesis\Masterarbeit_daten\6.3.1\part2.png</svg:desc></draw:frame></text:span></text:span></text:p>
          </table:table-cell>
          <table:table-cell table:style-name="Table59.A1" office:value-type="string">
            <text:p text:style-name="P29"><text:span text:style-name="Default_20_Paragraph_20_Font"><text:span text:style-name="T8"><draw:frame draw:style-name="fr2" draw:name="Picture 43" text:anchor-type="as-char" svg:y="0in" svg:width="1.7846in" style:rel-width="scale" svg:height="0.85in" style:rel-height="scale" draw:z-index="301"><draw:image/><svg:desc>C:\Users\WIN\Masterthesis\Masterthesis\Masterarbeit_daten\6.3.1\part1.png</svg:desc></draw:frame></text:span></text:span></text:p>
          </table:table-cell>
          <table:table-cell table:style-name="Table59.A1" office:value-type="string">
            <text:p text:style-name="P29"><text:span text:style-name="Default_20_Paragraph_20_Font"><text:span text:style-name="T8"><draw:frame draw:style-name="fr2" draw:name="Picture 46" text:anchor-type="as-char" svg:y="0in" svg:width="1.7866in" style:rel-width="scale" svg:height="0.85in" style:rel-height="scale" draw:z-index="302"><draw:image/><svg:desc>C:\Users\WIN\Masterthesis\Masterthesis\Masterarbeit_daten\6.3.1\part4.png</svg:desc></draw:frame></text:span></text:span></text:p>
          </table:table-cell>
        </table:table-row>
        <table:table-row>
          <table:table-cell table:style-name="Table59.A1" office:value-type="string">
            <text:p text:style-name="P29"><text:span text:style-name="Default_20_Paragraph_20_Font"><text:span text:style-name="T8"><draw:frame draw:style-name="fr2" draw:name="Picture 42" text:anchor-type="as-char" svg:y="0in" svg:width="1.789in" style:rel-width="scale" svg:height="0.85in" style:rel-height="scale" draw:z-index="303"><draw:image/><svg:desc>C:\Users\WIN\Masterthesis\Masterthesis\Masterarbeit_daten\6.3.1\part6.png</svg:desc></draw:frame></text:span></text:span></text:p>
          </table:table-cell>
          <table:table-cell table:style-name="Table59.A1" office:value-type="string">
            <text:p text:style-name="P29"><text:span text:style-name="Default_20_Paragraph_20_Font"><text:span text:style-name="T8"><draw:frame draw:style-name="fr2" draw:name="Picture 45" text:anchor-type="as-char" svg:y="0in" svg:width="1.789in" style:rel-width="scale" svg:height="0.85in" style:rel-height="scale" draw:z-index="304"><draw:image/><svg:desc>C:\Users\WIN\Masterthesis\Masterthesis\Masterarbeit_daten\6.3.1\part3.png</svg:desc></draw:frame></text:span></text:span></text:p>
          </table:table-cell>
          <table:table-cell table:style-name="Table59.A1" office:value-type="string">
            <text:p text:style-name="P29"><text:span text:style-name="Default_20_Paragraph_20_Font"><text:span text:style-name="T8"><draw:frame draw:style-name="fr2" draw:name="Picture 47" text:anchor-type="as-char" svg:y="0in" svg:width="1.7917in" style:rel-width="scale" svg:height="0.85in" style:rel-height="scale" draw:z-index="305"><draw:image/><svg:desc>C:\Users\WIN\Masterthesis\Masterthesis\Masterarbeit_daten\6.3.1\part5.png</svg:desc></draw:frame></text:span></text:span></text:p>
          </table:table-cell>
        </table:table-row>
      </table:table>
      <text:p text:style-name="Normal"/>
      <text:p text:style-name="Normal">Both approaches use the same number of component images and non-component images and have advantages and disadvantages with respect to the representativeness of the data. If the non-component images consist of only images from different components, the variance of the non-component image set is smaller and the accuracy should be greater. On the other hand it is more difficult for the classifier to handle non-component images from components which were not in the training set or images on which no component is seen.</text:p>
      <text:list xml:id="list174004943965392" text:continue-numbering="true" text:style-name="L23">
        <text:list-item>
          <text:list>
            <text:list-item>
              <text:list>
                <text:list-item>
                  <text:p text:style-name="P123"><text:bookmark-start text:name="_Toc413454153"/>Random forest classifier<text:bookmark-end text:name="_Toc413454153"/></text:p>
                </text:list-item>
              </text:list>
            </text:list-item>
          </text:list>
        </text:list-item>
      </text:list>
      <text:p text:style-name="Normal">The random forest classification was implemented with the MATLAB Class “TreeBagger” which forms an ensemble of bagged decision trees. The number of trees was set to 100, this number seems to be enough compared <text:soft-page-break/>to the dependency between misclassification rate and number of trees in <text:bookmark-ref text:reference-format="text" text:ref-name="_Ref412113547">Figure 67</text:bookmark-ref>. The samples which were used to train a single decision tree where randomly selected with replacement. The number of samples which were used to create a decision tree is the root of the number of variables, which is default and used in many applications. All other parameters where set to default.</text:p>
      <text:p text:style-name="Normal"/>
      <text:list xml:id="list174006256726281" text:continue-numbering="true" text:style-name="L23">
        <text:list-item>
          <text:list>
            <text:list-item>
              <text:list>
                <text:list-item>
                  <text:p text:style-name="P123"><text:bookmark-start text:name="_Toc413454154"/>Support vector machines<text:bookmark-end text:name="_Toc413454154"/></text:p>
                </text:list-item>
              </text:list>
            </text:list-item>
          </text:list>
        </text:list-item>
      </text:list>
      <text:p text:style-name="Normal">The support vector machine is the second category of classifiers which was tested in this work for electronic component classification.</text:p>
      <text:p text:style-name="Heading_20_4">Linear support vector machine</text:p>
      <text:p text:style-name="P14">The support vector machine classifier was implemented with the MATLAB function “svmtrain”. The data points where centered at the mean and scaled to have unit standard deviation before training. The box constrain <draw:frame draw:style-name="fr6" draw:name="260" text:anchor-type="as-char" svg:width="0.1043in" style:rel-width="scale" svg:height="0.198in" style:rel-height="scale" draw:z-index="306"><draw:object xlink:href="./Object 260" xlink:type="simple" xlink:show="embed" xlink:actuate="onLoad"/><draw:image xlink:href="./ObjectReplacements/Object 260" xlink:type="simple" xlink:show="embed" xlink:actuate="onLoad"/></draw:frame><text:span text:style-name="Default_20_Paragraph_20_Font"><text:span text:style-name="T11"> was determined by the grid search method specified in chapter </text:span></text:span><text:span text:style-name="Default_20_Paragraph_20_Font"><text:span text:style-name="T11"><text:bookmark-ref text:reference-format="text" text:ref-name="_Ref410643605">Support vector machine classifier</text:bookmark-ref></text:span></text:span><text:span text:style-name="Default_20_Paragraph_20_Font"><text:span text:style-name="T11">. The linear kernel function was used to map the data into kernel space.</text:span></text:span></text:p>
      <text:p text:style-name="Heading_20_4">Support vector machine with RBF<text:alphabetical-index-mark text:string-value="Radial basis function" text:key1="RBF"/>-kernel</text:p>
      <text:p text:style-name="P14">The support vector machine with RBF<text:alphabetical-index-mark text:string-value="Radial basis function" text:key1="RBF"/>-kernel was also implemented with the MATLAB function “svmtrain”. The data points where centered at the mean and scaled to have unit standard deviation before training. The box constrain<draw:frame draw:style-name="fr6" draw:name="261" text:anchor-type="as-char" svg:width="0.1457in" style:rel-width="scale" svg:height="0.198in" style:rel-height="scale" draw:z-index="307"><draw:object xlink:href="./Object 261" xlink:type="simple" xlink:show="embed" xlink:actuate="onLoad"/><draw:image xlink:href="./ObjectReplacements/Object 261" xlink:type="simple" xlink:show="embed" xlink:actuate="onLoad"/></draw:frame><text:span text:style-name="Default_20_Paragraph_20_Font"><text:span text:style-name="T11"> and the kernel parameter</text:span></text:span><draw:frame draw:style-name="fr6" draw:name="262" text:anchor-type="as-char" svg:width="0.1354in" style:rel-width="scale" svg:height="0.198in" style:rel-height="scale" draw:z-index="308"><draw:object xlink:href="./Object 262" xlink:type="simple" xlink:show="embed" xlink:actuate="onLoad"/><draw:image xlink:href="./ObjectReplacements/Object 262" xlink:type="simple" xlink:show="embed" xlink:actuate="onLoad"/></draw:frame><text:span text:style-name="Default_20_Paragraph_20_Font"><text:span text:style-name="T11">, which is the scaling factor for the radial basis function kernel were determined by the grid search method specified in chapter </text:span></text:span><text:span text:style-name="Default_20_Paragraph_20_Font"><text:span text:style-name="T11"><text:bookmark-ref text:reference-format="text" text:ref-name="_Ref410643605">Support vector machine classifier</text:bookmark-ref></text:span></text:span><text:span text:style-name="Default_20_Paragraph_20_Font"><text:span text:style-name="T11">. The RBF</text:span></text:span><text:alphabetical-index-mark text:string-value="Radial basis function" text:key1="RBF"/><text:span text:style-name="Default_20_Paragraph_20_Font"><text:span text:style-name="T11"> kernel function was used to map the data into kernel space.</text:span></text:span></text:p>
      <text:list xml:id="list174005557634346" text:continue-numbering="true" text:style-name="L23">
        <text:list-item>
          <text:list>
            <text:list-item>
              <text:p text:style-name="P129"><text:bookmark-start text:name="_Toc413454155"/><text:bookmark-start text:name="_Ref411940839"/><text:soft-page-break/>Data fusion model<text:bookmark-end text:name="_Toc413454155"/><text:bookmark-end text:name="_Ref411940839"/></text:p>
            </text:list-item>
          </text:list>
        </text:list-item>
      </text:list>
      <text:p text:style-name="Normal">The data fusion model for electronic <text:span text:style-name="Default_20_Paragraph_20_Font"><text:span text:style-name="T11">component </text:span></text:span>recognition is based on the following abstraction levels:</text:p>
      <text:list xml:id="list94113475065241" text:style-name="L25">
        <text:list-item>
          <text:p text:style-name="P132">Feature level fusion – selects the most important features from the extracted features from <text:s/>feature domains</text:p>
        </text:list-item>
        <text:list-item>
          <text:p text:style-name="P132">Classifier level fusion – fuses the outputs of the four classifiers from the four feature domains and the classifier of the most important features from all feature domains </text:p>
        </text:list-item>
        <text:list-item>
          <text:p text:style-name="P132">Decision level fusion – decides to which component class in the recognition database the component belongs. If the component does not belong to none of the classes it is classified an unknown component </text:p>
        </text:list-item>
      </text:list>
      <text:p text:style-name="Normal">The fusion levels are specified in the following chapters. The data fusion model is shown in <text:bookmark-ref text:reference-format="text" text:ref-name="_Ref409106901">Figure 42</text:bookmark-ref>.</text:p>
      <text:p text:style-name="Normal"/>
      <text:p text:style-name="P90"><text:span text:style-name="Default_20_Paragraph_20_Font"><text:span text:style-name="T8"><draw:frame draw:style-name="fr2" draw:name="Picture 35" text:anchor-type="as-char" svg:y="0in" svg:width="6.7083in" style:rel-width="scale" svg:height="3.098in" style:rel-height="scale" draw:z-index="309"><draw:image/></draw:frame></text:span></text:span></text:p>
      <text:p text:style-name="P93"><text:bookmark-start text:name="_Toc413454251"/><text:bookmark-start text:name="_Ref409106901"/>Figure 42<text:bookmark-end text:name="_Ref409106901"/>: Data fusion model<text:bookmark-end text:name="_Toc413454251"/></text:p>
      <text:list xml:id="list94112190541361" text:style-name="L23">
        <text:list-item>
          <text:list>
            <text:list-item>
              <text:list>
                <text:list-item>
                  <text:p text:style-name="P123"><text:bookmark-start text:name="_Toc413454156"/><text:soft-page-break/>Feature level fusion<text:bookmark-end text:name="_Toc413454156"/></text:p>
                </text:list-item>
              </text:list>
            </text:list-item>
          </text:list>
        </text:list-item>
      </text:list>
      <text:p text:style-name="Normal">The inputs for the feature selection process are the extracted features from the feature extraction process. The features are extracted from four different ranges of properties which are based on FFT<text:alphabetical-index-mark text:string-value="Fast fourier transform" text:key1="FFT"/> features, color based features, segment based features and the PCA<text:alphabetical-index-mark text:string-value="Principal component analysis" text:key1="PCA"/> reconstruction error based feature. </text:p>
      <text:p text:style-name="Normal">The feature level fusion is based on the feature selection approach whereas the most important features of the feature selection algorithms are used as input features for a classifier in the classifier fusion step. This approach is based on the idea that a combination of features from different feature ranges can improve the estimation accuracy of a classifier. </text:p>
      <text:p text:style-name="Normal">The feature selection of the most important features from every feature range is based on the fisher score and random forest feature selection algorithm specified in chapter <text:bookmark-ref text:reference-format="text" text:ref-name="_Ref409106168">Feature selection based on Fisher score and Random forest</text:bookmark-ref>. The most important features from all four features ranges are merged together and a random forest feature selection is applied to get the most important features. </text:p>
      <text:p text:style-name="Normal">One of the main difficulties in merging features from different feature ranges is the problem of missing values. In this approach the features based on the PCA<text:alphabetical-index-mark text:string-value="Principal component analysis" text:key1="PCA"/> reconstruction error and the segmentation based features contain missing vales caused by the fact that a subset of the samples is used to generate a priori knowledge for the feature extraction process. The a priori knowledge generation is specified in chapter <text:bookmark-ref text:reference-format="text" text:ref-name="_Ref409108977">A priori knowledge generation</text:bookmark-ref>. The missing value of a sample from a variable<draw:frame draw:style-name="fr6" draw:name="263" text:anchor-type="as-char" svg:width="0.1772in" style:rel-width="scale" svg:height="0.198in" style:rel-height="scale" draw:z-index="310"><draw:object xlink:href="./Object 263" xlink:type="simple" xlink:show="embed" xlink:actuate="onLoad"/><draw:image xlink:href="./ObjectReplacements/Object 263" xlink:type="simple" xlink:show="embed" xlink:actuate="onLoad"/></draw:frame><text:span text:style-name="Default_20_Paragraph_20_Font"><text:span text:style-name="T11"> </text:span></text:span>is replaced by the median over all samples from the variable<draw:frame draw:style-name="fr6" draw:name="264" text:anchor-type="as-char" svg:width="0.1772in" style:rel-width="scale" svg:height="0.198in" style:rel-height="scale" draw:z-index="311"><draw:object xlink:href="./Object 264" xlink:type="simple" xlink:show="embed" xlink:actuate="onLoad"/><draw:image xlink:href="./ObjectReplacements/Object 264" xlink:type="simple" xlink:show="embed" xlink:actuate="onLoad"/></draw:frame>. The replacement values are called fills (Breiman, 2014). All missing vales were used for training the classifier, so that the test data do not contain replaced values. This median replacement approach and alternatives for the replacement of missing values are specified in chapter <text:bookmark-ref text:reference-format="text" text:ref-name="_Ref402894533">Random forest feature selection</text:bookmark-ref>. </text:p>
      <text:p text:style-name="Normal"><text:soft-page-break/>After replacing missing values, the features with a random forest importance score greater than an importance score threshold of 0.02 are selected. The process is shown in the data fusion process chain in <text:bookmark-ref text:reference-format="text" text:ref-name="_Ref409106901">Figure 42</text:bookmark-ref>. </text:p>
      <text:list xml:id="list174005447943791" text:continue-numbering="true" text:style-name="L23">
        <text:list-item>
          <text:list>
            <text:list-item>
              <text:list>
                <text:list-item>
                  <text:p text:style-name="P123"><text:bookmark-start text:name="_Toc413454157"/>Classifier level fusion<text:bookmark-end text:name="_Toc413454157"/></text:p>
                </text:list-item>
              </text:list>
            </text:list-item>
          </text:list>
        </text:list-item>
      </text:list>
      <text:p text:style-name="Normal">The data fusion on classifier level (classifier level fusion) is performed to make the recognition rate more robust against the difficulties that each individual classifier may have. Combining classifiers is one of the most widely explored methods in pattern recognition and it has been shown that these techniques can reduce error rate in classification tasks (Moreno-seco, 2014). In this approach each classifier is responsible for a specific feature subset. The first classifier rates the sample data based on the most important FFT<text:alphabetical-index-mark text:string-value="Fast fourier transform" text:key1="FFT"/>-features, the second on the most important color features, the third on the most important segment features and the fourth on the most important PCA<text:alphabetical-index-mark text:string-value="Principal component analysis" text:key1="PCA"/> features. The fifth classifier rates the sample data based on the most important features of the important features of all feature extraction algorithms. The largest groups of classifier fusion methods operate on classifiers which produce so-called soft outputs. The outputs are real values in range [0, 1] (Ruta, et al., 2000). The random forest classifier outputs the number of votes for a class based on the number of trees. The number of votes can be normalized by the number of trees to get a soft output. </text:p>
      <text:p text:style-name="Normal">In this approach the simple weighted vote scheme (SWV) is used to combine the five classifiers (Moreno-seco, 2014). The soft outputs of all five classifiers are weighted by their estimation accuracy of the test samples. The output of the classifier fusion process is the soft-output <draw:frame draw:style-name="fr6" draw:name="265" text:anchor-type="as-char" svg:width="0.1354in" style:rel-width="scale" svg:height="0.198in" style:rel-height="scale" draw:z-index="312"><draw:object xlink:href="./Object 265" xlink:type="simple" xlink:show="embed" xlink:actuate="onLoad"/><draw:image xlink:href="./ObjectReplacements/Object 265" xlink:type="simple" xlink:show="embed" xlink:actuate="onLoad"/></draw:frame><text:span text:style-name="Default_20_Paragraph_20_Font"><text:span text:style-name="T11"> which represents the probability that the sample is from class</text:span></text:span><draw:frame draw:style-name="fr6" draw:name="266" text:anchor-type="as-char" svg:width="0.0937in" style:rel-width="scale" svg:height="0.198in" style:rel-height="scale" draw:z-index="313"><draw:object xlink:href="./Object 266" xlink:type="simple" xlink:show="embed" xlink:actuate="onLoad"/><draw:image xlink:href="./ObjectReplacements/Object 266" xlink:type="simple" xlink:show="embed" xlink:actuate="onLoad"/></draw:frame><text:span text:style-name="Default_20_Paragraph_20_Font"><text:span text:style-name="T11">. <text:s/></text:span></text:span><draw:frame draw:style-name="fr6" draw:name="267" text:anchor-type="as-char" svg:width="0.2291in" style:rel-width="scale" svg:height="0.2083in" style:rel-height="scale" draw:z-index="314"><draw:object xlink:href="./Object 267" xlink:type="simple" xlink:show="embed" xlink:actuate="onLoad"/><draw:image xlink:href="./ObjectReplacements/Object 267" xlink:type="simple" xlink:show="embed" xlink:actuate="onLoad"/></draw:frame><text:span text:style-name="Default_20_Paragraph_20_Font"><text:span text:style-name="T11"> <text:s/>represents the score of </text:span></text:span><text:soft-page-break/><text:span text:style-name="Default_20_Paragraph_20_Font"><text:span text:style-name="T11">classifier </text:span></text:span><draw:frame draw:style-name="fr6" draw:name="268" text:anchor-type="as-char" svg:width="0.0937in" style:rel-width="scale" svg:height="0.198in" style:rel-height="scale" draw:z-index="315"><draw:object xlink:href="./Object 268" xlink:type="simple" xlink:show="embed" xlink:actuate="onLoad"/><draw:image xlink:href="./ObjectReplacements/Object 268" xlink:type="simple" xlink:show="embed" xlink:actuate="onLoad"/></draw:frame><text:span text:style-name="Default_20_Paragraph_20_Font"><text:span text:style-name="T11"> to be component </text:span></text:span><draw:frame draw:style-name="fr6" draw:name="269" text:anchor-type="as-char" svg:width="0.0626in" style:rel-width="scale" svg:height="0.198in" style:rel-height="scale" draw:z-index="316"><draw:object xlink:href="./Object 269" xlink:type="simple" xlink:show="embed" xlink:actuate="onLoad"/><draw:image xlink:href="./ObjectReplacements/Object 269" xlink:type="simple" xlink:show="embed" xlink:actuate="onLoad"/></draw:frame><text:span text:style-name="Default_20_Paragraph_20_Font"><text:span text:style-name="T11">. </text:span></text:span><draw:frame draw:style-name="fr6" draw:name="270" text:anchor-type="as-char" svg:width="0.4898in" style:rel-width="scale" svg:height="0.2083in" style:rel-height="scale" draw:z-index="317"><draw:object xlink:href="./Object 270" xlink:type="simple" xlink:show="embed" xlink:actuate="onLoad"/><draw:image xlink:href="./ObjectReplacements/Object 270" xlink:type="simple" xlink:show="embed" xlink:actuate="onLoad"/></draw:frame><text:span text:style-name="Default_20_Paragraph_20_Font"><text:span text:style-name="T11"> represents the score of classifier </text:span></text:span><draw:frame draw:style-name="fr6" draw:name="271" text:anchor-type="as-char" svg:width="0.0937in" style:rel-width="scale" svg:height="0.198in" style:rel-height="scale" draw:z-index="318"><draw:object xlink:href="./Object 271" xlink:type="simple" xlink:show="embed" xlink:actuate="onLoad"/><draw:image xlink:href="./ObjectReplacements/Object 271" xlink:type="simple" xlink:show="embed" xlink:actuate="onLoad"/></draw:frame><text:span text:style-name="Default_20_Paragraph_20_Font"><text:span text:style-name="T11"> to be component </text:span></text:span><draw:frame draw:style-name="fr6" draw:name="272" text:anchor-type="as-char" svg:width="0.0626in" style:rel-width="scale" svg:height="0.198in" style:rel-height="scale" draw:z-index="319"><draw:object xlink:href="./Object 272" xlink:type="simple" xlink:show="embed" xlink:actuate="onLoad"/><draw:image xlink:href="./ObjectReplacements/Object 272" xlink:type="simple" xlink:show="embed" xlink:actuate="onLoad"/></draw:frame><text:span text:style-name="Default_20_Paragraph_20_Font"><text:span text:style-name="T11"> based on the true positive rate of the test set.</text:span></text:span></text:p>
      <table:table table:name="Table60" table:style-name="Table60">
        <table:table-column table:style-name="Table60.A"/>
        <table:table-column table:style-name="Table60.B"/>
        <table:table-row>
          <table:table-cell table:style-name="Table60.A1" office:value-type="string">
            <table:table table:name="Table61" table:style-name="Table61">
              <table:table-column table:style-name="Table61.A"/>
              <table:table-column table:style-name="Table61.B"/>
              <table:table-row>
                <table:table-cell table:style-name="Table61.A1" office:value-type="string">
                  <text:p text:style-name="P29"><draw:frame draw:style-name="fr6" draw:name="273" text:anchor-type="as-char" svg:width="1.2602in" style:rel-width="scale" svg:height="0.5626in" style:rel-height="scale" draw:z-index="320"><draw:object xlink:href="./Object 273" xlink:type="simple" xlink:show="embed" xlink:actuate="onLoad"/><draw:image xlink:href="./ObjectReplacements/Object 273" xlink:type="simple" xlink:show="embed" xlink:actuate="onLoad"/></draw:frame></text:p>
                </table:table-cell>
                <table:table-cell table:style-name="Table61.A1" office:value-type="string">
                  <text:p text:style-name="P24"><text:bookmark-start text:name="_Ref408260184"/>(60)<text:bookmark-end text:name="_Ref408260184"/></text:p>
                </table:table-cell>
              </table:table-row>
            </table:table>
            <text:p text:style-name="P30"/>
          </table:table-cell>
          <table:table-cell table:style-name="Table60.A1" office:value-type="string">
            <text:p text:style-name="P24"/>
          </table:table-cell>
        </table:table-row>
        <table:table-row>
          <table:table-cell table:style-name="Table60.A1" office:value-type="string">
            <table:table table:name="Table62" table:style-name="Table62">
              <table:table-column table:style-name="Table62.A"/>
              <table:table-column table:style-name="Table62.B"/>
              <table:table-row>
                <table:table-cell table:style-name="Table62.A1" office:value-type="string">
                  <text:p text:style-name="P29"><draw:frame draw:style-name="fr6" draw:name="274" text:anchor-type="as-char" svg:width="1.3126in" style:rel-width="scale" svg:height="0.4689in" style:rel-height="scale" draw:z-index="321"><draw:object xlink:href="./Object 274" xlink:type="simple" xlink:show="embed" xlink:actuate="onLoad"/><draw:image xlink:href="./ObjectReplacements/Object 274" xlink:type="simple" xlink:show="embed" xlink:actuate="onLoad"/></draw:frame></text:p>
                </table:table-cell>
                <table:table-cell table:style-name="Table62.A1" office:value-type="string">
                  <text:p text:style-name="P24">(61)</text:p>
                </table:table-cell>
              </table:table-row>
            </table:table>
            <text:p text:style-name="P30"/>
          </table:table-cell>
          <table:table-cell table:style-name="Table60.A1" office:value-type="string">
            <text:p text:style-name="P24"/>
          </table:table-cell>
        </table:table-row>
      </table:table>
      <text:p text:style-name="Normal"/>
      <text:list xml:id="list174005309593729" text:continue-numbering="true" text:style-name="L23">
        <text:list-item>
          <text:list>
            <text:list-item>
              <text:list>
                <text:list-item>
                  <text:p text:style-name="P123"><text:bookmark-start text:name="_Toc413454158"/>Decision level fusion with Dempster-Shafer theory<text:bookmark-end text:name="_Toc413454158"/></text:p>
                </text:list-item>
              </text:list>
            </text:list-item>
          </text:list>
        </text:list-item>
      </text:list>
      <text:p text:style-name="Normal">In this approach the outputs of the classifier fusion models at the classifier fusion level are soft outputs between 0 and 1. For the random forest classifier, the value <draw:frame draw:style-name="fr6" draw:name="275" text:anchor-type="as-char" svg:width="0.4374in" style:rel-width="scale" svg:height="0.198in" style:rel-height="scale" draw:z-index="322"><draw:object xlink:href="./Object 275" xlink:type="simple" xlink:show="embed" xlink:actuate="onLoad"/><draw:image xlink:href="./ObjectReplacements/Object 275" xlink:type="simple" xlink:show="embed" xlink:actuate="onLoad"/></draw:frame><text:span text:style-name="Default_20_Paragraph_20_Font"><text:span text:style-name="T11"> </text:span></text:span>corresponds to the situation where zero percent of the trees from the classifier <draw:frame draw:style-name="fr6" draw:name="276" text:anchor-type="as-char" svg:width="0.0626in" style:rel-width="scale" svg:height="0.198in" style:rel-height="scale" draw:z-index="323"><draw:object xlink:href="./Object 276" xlink:type="simple" xlink:show="embed" xlink:actuate="onLoad"/><draw:image xlink:href="./ObjectReplacements/Object 276" xlink:type="simple" xlink:show="embed" xlink:actuate="onLoad"/></draw:frame><text:span text:style-name="Default_20_Paragraph_20_Font"><text:span text:style-name="T11"> decided that the component is from class i. </text:span></text:span>The value <draw:frame draw:style-name="fr6" draw:name="277" text:anchor-type="as-char" svg:width="0.4374in" style:rel-width="scale" svg:height="0.198in" style:rel-height="scale" draw:z-index="324"><draw:object xlink:href="./Object 277" xlink:type="simple" xlink:show="embed" xlink:actuate="onLoad"/><draw:image xlink:href="./ObjectReplacements/Object 277" xlink:type="simple" xlink:show="embed" xlink:actuate="onLoad"/></draw:frame><text:span text:style-name="Default_20_Paragraph_20_Font"><text:span text:style-name="T11"> </text:span></text:span>corresponds to the situation where all of the trees from the classifier <draw:frame draw:style-name="fr6" draw:name="278" text:anchor-type="as-char" svg:width="0.0626in" style:rel-width="scale" svg:height="0.198in" style:rel-height="scale" draw:z-index="325"><draw:object xlink:href="./Object 278" xlink:type="simple" xlink:show="embed" xlink:actuate="onLoad"/><draw:image xlink:href="./ObjectReplacements/Object 278" xlink:type="simple" xlink:show="embed" xlink:actuate="onLoad"/></draw:frame><text:span text:style-name="Default_20_Paragraph_20_Font"><text:span text:style-name="T11"> decided that the component is from class </text:span></text:span><draw:frame draw:style-name="fr6" draw:name="279" text:anchor-type="as-char" svg:width="0.0626in" style:rel-width="scale" svg:height="0.198in" style:rel-height="scale" draw:z-index="326"><draw:object xlink:href="./Object 279" xlink:type="simple" xlink:show="embed" xlink:actuate="onLoad"/><draw:image xlink:href="./ObjectReplacements/Object 279" xlink:type="simple" xlink:show="embed" xlink:actuate="onLoad"/></draw:frame><text:span text:style-name="Default_20_Paragraph_20_Font"><text:span text:style-name="T11">. </text:span></text:span>The output of the classifier fusion model for component <draw:frame draw:style-name="fr6" draw:name="280" text:anchor-type="as-char" svg:width="0.0626in" style:rel-width="scale" svg:height="0.198in" style:rel-height="scale" draw:z-index="327"><draw:object xlink:href="./Object 280" xlink:type="simple" xlink:show="embed" xlink:actuate="onLoad"/><draw:image xlink:href="./ObjectReplacements/Object 280" xlink:type="simple" xlink:show="embed" xlink:actuate="onLoad"/></draw:frame> can be interpreted as a score that the detected <text:span text:style-name="Default_20_Paragraph_20_Font"><text:span text:style-name="T11">component </text:span></text:span>is from component <draw:frame draw:style-name="fr6" draw:name="281" text:anchor-type="as-char" svg:width="0.0626in" style:rel-width="scale" svg:height="0.198in" style:rel-height="scale" draw:z-index="328"><draw:object xlink:href="./Object 281" xlink:type="simple" xlink:show="embed" xlink:actuate="onLoad"/><draw:image xlink:href="./ObjectReplacements/Object 281" xlink:type="simple" xlink:show="embed" xlink:actuate="onLoad"/></draw:frame>. The outputs from all classifier fusion outputs are combined to make a final decision to which component the examined <text:span text:style-name="Default_20_Paragraph_20_Font"><text:span text:style-name="T11">component </text:span></text:span>belongs (Dong, et al., 2009).</text:p>
      <text:p text:style-name="Normal">The dempster-shafer theory is based on probability assignments. The probability assignments are determined according to the distribution of the classifier outputs from a subset of the classifier test outcomes. Therefore the <text:soft-page-break/>normal distribution parameter <draw:frame draw:style-name="fr6" draw:name="282" text:anchor-type="as-char" svg:width="0.0937in" style:rel-width="scale" svg:height="0.198in" style:rel-height="scale" draw:z-index="329"><draw:object xlink:href="./Object 282" xlink:type="simple" xlink:show="embed" xlink:actuate="onLoad"/><draw:image xlink:href="./ObjectReplacements/Object 282" xlink:type="simple" xlink:show="embed" xlink:actuate="onLoad"/></draw:frame><text:span text:style-name="Default_20_Paragraph_20_Font"><text:span text:style-name="T11"> (mean value) and </text:span></text:span><draw:frame draw:style-name="fr6" draw:name="283" text:anchor-type="as-char" svg:width="0.1043in" style:rel-width="scale" svg:height="0.198in" style:rel-height="scale" draw:z-index="330"><draw:object xlink:href="./Object 283" xlink:type="simple" xlink:show="embed" xlink:actuate="onLoad"/><draw:image xlink:href="./ObjectReplacements/Object 283" xlink:type="simple" xlink:show="embed" xlink:actuate="onLoad"/></draw:frame><text:span text:style-name="Default_20_Paragraph_20_Font"><text:span text:style-name="T11"> (standart deviation)</text:span></text:span> where determined according to the classifier outcome and the maximum likelihood. </text:p>
      <table:table table:name="Table63" table:style-name="Table63">
        <table:table-column table:style-name="Table63.A"/>
        <table:table-column table:style-name="Table63.B"/>
        <table:table-row>
          <table:table-cell table:style-name="Table63.A1" office:value-type="string">
            <text:p text:style-name="P29"><draw:frame draw:style-name="fr6" draw:name="284" text:anchor-type="as-char" svg:width="1.8854in" style:rel-width="scale" svg:height="0.4374in" style:rel-height="scale" draw:z-index="331"><draw:object xlink:href="./Object 284" xlink:type="simple" xlink:show="embed" xlink:actuate="onLoad"/><draw:image xlink:href="./ObjectReplacements/Object 284" xlink:type="simple" xlink:show="embed" xlink:actuate="onLoad"/></draw:frame></text:p>
          </table:table-cell>
          <table:table-cell table:style-name="Table63.A1" office:value-type="string">
            <text:p text:style-name="P24">(62)</text:p>
          </table:table-cell>
        </table:table-row>
      </table:table>
      <text:p text:style-name="Normal">The normal distribution of the Resistor network component classifier outcome of the test images are shown in <text:bookmark-ref text:reference-format="text" text:ref-name="_Ref411695108">Figure 43</text:bookmark-ref>.</text:p>
      <text:p text:style-name="P90"><text:span text:style-name="Default_20_Paragraph_20_Font"><text:span text:style-name="T8"><draw:frame draw:style-name="fr2" draw:name="Picture 69" text:anchor-type="as-char" svg:y="0in" svg:width="4.5583in" style:rel-width="scale" svg:height="2.9256in" style:rel-height="scale" draw:z-index="332"><draw:image/></draw:frame></text:span></text:span></text:p>
      <text:p text:style-name="P93"><text:bookmark-start text:name="_Toc413454252"/><text:bookmark-start text:name="_Ref411695108"/>Figure 43<text:bookmark-end text:name="_Ref411695108"/>: Normal distribution of Resistor network classifier (positive test data)<text:bookmark-end text:name="_Toc413454252"/></text:p>
      <text:p text:style-name="Normal">The basic probabilities are determined from the normal distribution and normalized as follows:</text:p>
      <table:table table:name="Table64" table:style-name="Table64">
        <table:table-column table:style-name="Table64.A"/>
        <table:table-column table:style-name="Table64.B"/>
        <table:table-row>
          <table:table-cell table:style-name="Table64.A1" office:value-type="string">
            <text:p text:style-name="P29"><draw:frame draw:style-name="fr6" draw:name="285" text:anchor-type="as-char" svg:width="2.2189in" style:rel-width="scale" svg:height="0.4272in" style:rel-height="scale" draw:z-index="333"><draw:object xlink:href="./Object 285" xlink:type="simple" xlink:show="embed" xlink:actuate="onLoad"/><draw:image xlink:href="./ObjectReplacements/Object 285" xlink:type="simple" xlink:show="embed" xlink:actuate="onLoad"/></draw:frame></text:p>
          </table:table-cell>
          <table:table-cell table:style-name="Table64.A1" office:value-type="string">
            <text:p text:style-name="P24">(63)</text:p>
          </table:table-cell>
        </table:table-row>
      </table:table>
      <text:p text:style-name="P9"/>
      <table:table table:name="Table65" table:style-name="Table65">
        <table:table-column table:style-name="Table65.A"/>
        <table:table-column table:style-name="Table65.B"/>
        <table:table-row>
          <table:table-cell table:style-name="Table65.A1" office:value-type="string">
            <text:p text:style-name="P29"><draw:frame draw:style-name="fr6" draw:name="286" text:anchor-type="as-char" svg:width="2.5102in" style:rel-width="scale" svg:height="0.4272in" style:rel-height="scale" draw:z-index="334"><draw:object xlink:href="./Object 286" xlink:type="simple" xlink:show="embed" xlink:actuate="onLoad"/><draw:image xlink:href="./ObjectReplacements/Object 286" xlink:type="simple" xlink:show="embed" xlink:actuate="onLoad"/></draw:frame></text:p>
          </table:table-cell>
          <table:table-cell table:style-name="Table65.A1" office:value-type="string">
            <text:p text:style-name="P24">(64)</text:p>
          </table:table-cell>
        </table:table-row>
      </table:table>
      <text:p text:style-name="P9"/>
      <text:p text:style-name="Normal"><text:soft-page-break/><text:span text:style-name="Default_20_Paragraph_20_Font"><text:span text:style-name="T11">The number of possible component classes is </text:span></text:span><draw:frame draw:style-name="fr6" draw:name="287" text:anchor-type="as-char" svg:width="0.0937in" style:rel-width="scale" svg:height="0.198in" style:rel-height="scale" draw:z-index="335"><draw:object xlink:href="./Object 287" xlink:type="simple" xlink:show="embed" xlink:actuate="onLoad"/><draw:image xlink:href="./ObjectReplacements/Object 287" xlink:type="simple" xlink:show="embed" xlink:actuate="onLoad"/></draw:frame><text:span text:style-name="Default_20_Paragraph_20_Font"><text:span text:style-name="T11"> and consist of the number of classifiers (equal the number of components) </text:span></text:span><draw:frame draw:style-name="fr6" draw:name="288" text:anchor-type="as-char" svg:width="0.0835in" style:rel-width="scale" svg:height="0.198in" style:rel-height="scale" draw:z-index="336"><draw:object xlink:href="./Object 288" xlink:type="simple" xlink:show="embed" xlink:actuate="onLoad"/><draw:image xlink:href="./ObjectReplacements/Object 288" xlink:type="simple" xlink:show="embed" xlink:actuate="onLoad"/></draw:frame><text:span text:style-name="Default_20_Paragraph_20_Font"><text:span text:style-name="T11"> and additionally a class for unknown components</text:span></text:span><draw:frame draw:style-name="fr6" draw:name="289" text:anchor-type="as-char" svg:width="0.8646in" style:rel-width="scale" svg:height="0.198in" style:rel-height="scale" draw:z-index="337"><draw:object xlink:href="./Object 289" xlink:type="simple" xlink:show="embed" xlink:actuate="onLoad"/><draw:image xlink:href="./ObjectReplacements/Object 289" xlink:type="simple" xlink:show="embed" xlink:actuate="onLoad"/></draw:frame><text:span text:style-name="Default_20_Paragraph_20_Font"><text:span text:style-name="T11">. The basic probability assignment is made to each subset of the power set,</text:span></text:span></text:p>
      <table:table table:name="Table66" table:style-name="Table66">
        <table:table-column table:style-name="Table66.A"/>
        <table:table-column table:style-name="Table66.B"/>
        <table:table-row>
          <table:table-cell table:style-name="Table66.A1" office:value-type="string">
            <text:p text:style-name="P29"><draw:frame draw:style-name="fr6" draw:name="290" text:anchor-type="as-char" svg:width="5.0417in" style:rel-width="scale" svg:height="0.198in" style:rel-height="scale" draw:z-index="338"><draw:object xlink:href="./Object 290" xlink:type="simple" xlink:show="embed" xlink:actuate="onLoad"/><draw:image xlink:href="./ObjectReplacements/Object 290" xlink:type="simple" xlink:show="embed" xlink:actuate="onLoad"/></draw:frame></text:p>
          </table:table-cell>
          <table:table-cell table:style-name="Table66.A1" office:value-type="string">
            <text:p text:style-name="P24">(65)</text:p>
          </table:table-cell>
        </table:table-row>
      </table:table>
      <text:p text:style-name="Normal"><text:span text:style-name="Default_20_Paragraph_20_Font"><text:span text:style-name="T11"><text:s/>whereas just the subset </text:span></text:span><draw:frame draw:style-name="fr6" draw:name="291" text:anchor-type="as-char" svg:width="0.1457in" style:rel-width="scale" svg:height="0.198in" style:rel-height="scale" draw:z-index="339"><draw:object xlink:href="./Object 291" xlink:type="simple" xlink:show="embed" xlink:actuate="onLoad"/><draw:image xlink:href="./ObjectReplacements/Object 291" xlink:type="simple" xlink:show="embed" xlink:actuate="onLoad"/></draw:frame><text:span text:style-name="Default_20_Paragraph_20_Font"><text:span text:style-name="T11"> contains masses unequal to zero:</text:span></text:span></text:p>
      <table:table table:name="Table67" table:style-name="Table67">
        <table:table-column table:style-name="Table67.A"/>
        <table:table-column table:style-name="Table67.B"/>
        <table:table-row>
          <table:table-cell table:style-name="Table67.A1" office:value-type="string">
            <text:p text:style-name="P29"><draw:frame draw:style-name="fr6" draw:name="292" text:anchor-type="as-char" svg:width="0.5417in" style:rel-width="scale" svg:height="0.198in" style:rel-height="scale" draw:z-index="340"><draw:object xlink:href="./Object 292" xlink:type="simple" xlink:show="embed" xlink:actuate="onLoad"/><draw:image xlink:href="./ObjectReplacements/Object 292" xlink:type="simple" xlink:show="embed" xlink:actuate="onLoad"/></draw:frame></text:p>
          </table:table-cell>
          <table:table-cell table:style-name="Table67.A1" office:value-type="string">
            <text:p text:style-name="P24">(66)</text:p>
          </table:table-cell>
        </table:table-row>
        <table:table-row>
          <table:table-cell table:style-name="Table67.A1" office:value-type="string">
            <text:p text:style-name="P29"><draw:frame draw:style-name="fr6" draw:name="293" text:anchor-type="as-char" svg:width="4.5417in" style:rel-width="scale" svg:height="0.2291in" style:rel-height="scale" draw:z-index="341"><draw:object xlink:href="./Object 293" xlink:type="simple" xlink:show="embed" xlink:actuate="onLoad"/><draw:image xlink:href="./ObjectReplacements/Object 293" xlink:type="simple" xlink:show="embed" xlink:actuate="onLoad"/></draw:frame></text:p>
          </table:table-cell>
          <table:table-cell table:style-name="Table67.A1" office:value-type="string">
            <text:p text:style-name="P24">(67)</text:p>
          </table:table-cell>
        </table:table-row>
      </table:table>
      <text:p text:style-name="Normal"><text:span text:style-name="Default_20_Paragraph_20_Font"><text:span text:style-name="T11">The set </text:span></text:span><draw:frame draw:style-name="fr6" draw:name="294" text:anchor-type="as-char" svg:width="0.2917in" style:rel-width="scale" svg:height="0.198in" style:rel-height="scale" draw:z-index="342"><draw:object xlink:href="./Object 294" xlink:type="simple" xlink:show="embed" xlink:actuate="onLoad"/><draw:image xlink:href="./ObjectReplacements/Object 294" xlink:type="simple" xlink:show="embed" xlink:actuate="onLoad"/></draw:frame><text:span text:style-name="Default_20_Paragraph_20_Font"><text:span text:style-name="T11"> is the set of all components of the first component class. The set </text:span></text:span><draw:frame draw:style-name="fr6" draw:name="295" text:anchor-type="as-char" svg:width="0.75in" style:rel-width="scale" svg:height="0.198in" style:rel-height="scale" draw:z-index="343"><draw:object xlink:href="./Object 295" xlink:type="simple" xlink:show="embed" xlink:actuate="onLoad"/><draw:image xlink:href="./ObjectReplacements/Object 295" xlink:type="simple" xlink:show="embed" xlink:actuate="onLoad"/></draw:frame><text:span text:style-name="Default_20_Paragraph_20_Font"><text:span text:style-name="T11"> corresponds to the set of components which correspond to the or function of class one,class two, ..., class</text:span></text:span><draw:frame draw:style-name="fr6" draw:name="296" text:anchor-type="as-char" svg:width="0.1354in" style:rel-width="scale" svg:height="0.198in" style:rel-height="scale" draw:z-index="344"><draw:object xlink:href="./Object 296" xlink:type="simple" xlink:show="embed" xlink:actuate="onLoad"/><draw:image xlink:href="./ObjectReplacements/Object 296" xlink:type="simple" xlink:show="embed" xlink:actuate="onLoad"/></draw:frame><text:span text:style-name="Default_20_Paragraph_20_Font"><text:span text:style-name="T11">. </text:span></text:span></text:p>
      <table:table table:name="Table68" table:style-name="Table68">
        <table:table-column table:style-name="Table68.A"/>
        <table:table-column table:style-name="Table68.B"/>
        <table:table-row>
          <table:table-cell table:style-name="Table68.A1" office:value-type="string">
            <text:p text:style-name="P29"><draw:frame draw:style-name="fr6" draw:name="297" text:anchor-type="as-char" svg:width="1.9272in" style:rel-width="scale" svg:height="0.198in" style:rel-height="scale" draw:z-index="345"><draw:object xlink:href="./Object 297" xlink:type="simple" xlink:show="embed" xlink:actuate="onLoad"/><draw:image xlink:href="./ObjectReplacements/Object 297" xlink:type="simple" xlink:show="embed" xlink:actuate="onLoad"/></draw:frame></text:p>
          </table:table-cell>
          <table:table-cell table:style-name="Table68.A1" office:value-type="string">
            <text:p text:style-name="P24">(68)</text:p>
          </table:table-cell>
        </table:table-row>
      </table:table>
      <text:p text:style-name="Normal"><text:span text:style-name="Default_20_Paragraph_20_Font"><text:span text:style-name="T11">Each classifier</text:span></text:span><draw:frame draw:style-name="fr6" draw:name="298" text:anchor-type="as-char" svg:width="0.0937in" style:rel-width="scale" svg:height="0.198in" style:rel-height="scale" draw:z-index="346"><draw:object xlink:href="./Object 298" xlink:type="simple" xlink:show="embed" xlink:actuate="onLoad"/><draw:image xlink:href="./ObjectReplacements/Object 298" xlink:type="simple" xlink:show="embed" xlink:actuate="onLoad"/></draw:frame><text:span text:style-name="Default_20_Paragraph_20_Font"><text:span text:style-name="T11"> from the classifier fusion level assigns a basic probability to the hypotheses in the set</text:span></text:span><draw:frame draw:style-name="fr6" draw:name="299" text:anchor-type="as-char" svg:width="0.1874in" style:rel-width="scale" svg:height="0.198in" style:rel-height="scale" draw:z-index="347"><draw:object xlink:href="./Object 299" xlink:type="simple" xlink:show="embed" xlink:actuate="onLoad"/><draw:image xlink:href="./ObjectReplacements/Object 299" xlink:type="simple" xlink:show="embed" xlink:actuate="onLoad"/></draw:frame><text:span text:style-name="Default_20_Paragraph_20_Font"><text:span text:style-name="T11"> according to the following rule.</text:span></text:span></text:p>
      <table:table table:name="Table69" table:style-name="Table69">
        <table:table-column table:style-name="Table69.A"/>
        <table:table-column table:style-name="Table69.B"/>
        <table:table-row>
          <table:table-cell table:style-name="Table69.A1" office:value-type="string">
            <text:p text:style-name="P29"><draw:frame draw:style-name="fr6" draw:name="300" text:anchor-type="as-char" svg:width="1.8646in" style:rel-width="scale" svg:height="0.2189in" style:rel-height="scale" draw:z-index="348"><draw:object xlink:href="./Object 300" xlink:type="simple" xlink:show="embed" xlink:actuate="onLoad"/><draw:image xlink:href="./ObjectReplacements/Object 300" xlink:type="simple" xlink:show="embed" xlink:actuate="onLoad"/></draw:frame></text:p>
          </table:table-cell>
          <table:table-cell table:style-name="Table69.A1" office:value-type="string">
            <text:p text:style-name="P24"><text:bookmark-start text:name="_Ref411076125"/>(69)<text:bookmark-end text:name="_Ref411076125"/></text:p>
          </table:table-cell>
        </table:table-row>
      </table:table>
      <text:p text:style-name="P9"/>
      <table:table table:name="Table70" table:style-name="Table70">
        <table:table-column table:style-name="Table70.A"/>
        <table:table-column table:style-name="Table70.B"/>
        <table:table-row>
          <table:table-cell table:style-name="Table70.A1" office:value-type="string">
            <text:p text:style-name="P29"><draw:frame draw:style-name="fr6" draw:name="301" text:anchor-type="as-char" svg:width="2.9898in" style:rel-width="scale" svg:height="0.2189in" style:rel-height="scale" draw:z-index="349"><draw:object xlink:href="./Object 301" xlink:type="simple" xlink:show="embed" xlink:actuate="onLoad"/><draw:image xlink:href="./ObjectReplacements/Object 301" xlink:type="simple" xlink:show="embed" xlink:actuate="onLoad"/></draw:frame></text:p>
          </table:table-cell>
          <table:table-cell table:style-name="Table70.A1" office:value-type="string">
            <text:p text:style-name="P24">(70<text:soft-page-break/>)</text:p>
          </table:table-cell>
        </table:table-row>
      </table:table>
      <text:p text:style-name="P9">Where</text:p>
      <table:table table:name="Table71" table:style-name="Table71">
        <table:table-column table:style-name="Table71.A"/>
        <table:table-column table:style-name="Table71.B"/>
        <table:table-row>
          <table:table-cell table:style-name="Table71.A1" office:value-type="string">
            <text:p text:style-name="P29"><draw:frame draw:style-name="fr6" draw:name="302" text:anchor-type="as-char" svg:width="3.2189in" style:rel-width="scale" svg:height="0.198in" style:rel-height="scale" draw:z-index="350"><draw:object xlink:href="./Object 302" xlink:type="simple" xlink:show="embed" xlink:actuate="onLoad"/><draw:image xlink:href="./ObjectReplacements/Object 302" xlink:type="simple" xlink:show="embed" xlink:actuate="onLoad"/></draw:frame></text:p>
          </table:table-cell>
          <table:table-cell table:style-name="Table71.A1" office:value-type="string">
            <text:p text:style-name="P24">(71)</text:p>
          </table:table-cell>
        </table:table-row>
      </table:table>
      <text:p text:style-name="Normal"><text:span text:style-name="Default_20_Paragraph_20_Font"><text:span text:style-name="T11">All other basic probability assignments to the sets in the power set </text:span></text:span><draw:frame draw:style-name="fr6" draw:name="303" text:anchor-type="as-char" svg:width="0.1772in" style:rel-width="scale" svg:height="0.198in" style:rel-height="scale" draw:z-index="351"><draw:object xlink:href="./Object 303" xlink:type="simple" xlink:show="embed" xlink:actuate="onLoad"/><draw:image xlink:href="./ObjectReplacements/Object 303" xlink:type="simple" xlink:show="embed" xlink:actuate="onLoad"/></draw:frame><text:span text:style-name="Default_20_Paragraph_20_Font"><text:span text:style-name="T11"> are zero.</text:span></text:span></text:p>
      <text:p text:style-name="Normal">The assigned <text:span text:style-name="Default_20_Paragraph_20_Font"><text:span text:style-name="T11">probabilities of all </text:span></text:span><draw:frame draw:style-name="fr6" draw:name="304" text:anchor-type="as-char" svg:width="0.0835in" style:rel-width="scale" svg:height="0.198in" style:rel-height="scale" draw:z-index="352"><draw:object xlink:href="./Object 304" xlink:type="simple" xlink:show="embed" xlink:actuate="onLoad"/><draw:image xlink:href="./ObjectReplacements/Object 304" xlink:type="simple" xlink:show="embed" xlink:actuate="onLoad"/></draw:frame><text:span text:style-name="Default_20_Paragraph_20_Font"><text:span text:style-name="T11"> classifiers are combined to assignments for the set of hypotheses according to the combination rule </text:span></text:span><text:bookmark-ref text:reference-format="text" text:ref-name="_Ref410917975">(41)</text:bookmark-ref><text:span text:style-name="Default_20_Paragraph_20_Font"><text:span text:style-name="T11">.</text:span></text:span></text:p>
      <table:table table:name="Table72" table:style-name="Table72">
        <table:table-column table:style-name="Table72.A"/>
        <table:table-column table:style-name="Table72.B"/>
        <table:table-row>
          <table:table-cell table:style-name="Table72.A1" office:value-type="string">
            <text:p text:style-name="P29"><draw:frame draw:style-name="fr6" draw:name="305" text:anchor-type="as-char" svg:width="5.0835in" style:rel-width="scale" svg:height="0.2083in" style:rel-height="scale" draw:z-index="353"><draw:object xlink:href="./Object 305" xlink:type="simple" xlink:show="embed" xlink:actuate="onLoad"/><draw:image xlink:href="./ObjectReplacements/Object 305" xlink:type="simple" xlink:show="embed" xlink:actuate="onLoad"/></draw:frame></text:p>
          </table:table-cell>
          <table:table-cell table:style-name="Table72.A1" office:value-type="string">
            <text:p text:style-name="P24"><text:bookmark-start text:name="_Ref410919015"/>(72)<text:bookmark-end text:name="_Ref410919015"/></text:p>
          </table:table-cell>
        </table:table-row>
      </table:table>
      <text:p text:style-name="P9"/>
      <table:table table:name="Table73" table:style-name="Table73">
        <table:table-column table:style-name="Table73.A"/>
        <table:table-column table:style-name="Table73.B"/>
        <table:table-row>
          <table:table-cell table:style-name="Table73.A1" office:value-type="string">
            <text:p text:style-name="P29"><draw:frame draw:style-name="fr6" draw:name="306" text:anchor-type="as-char" svg:width="2.9272in" style:rel-width="scale" svg:height="0.2083in" style:rel-height="scale" draw:z-index="354"><draw:object xlink:href="./Object 306" xlink:type="simple" xlink:show="embed" xlink:actuate="onLoad"/><draw:image xlink:href="./ObjectReplacements/Object 306" xlink:type="simple" xlink:show="embed" xlink:actuate="onLoad"/></draw:frame></text:p>
          </table:table-cell>
          <table:table-cell table:style-name="Table73.A1" office:value-type="string">
            <text:p text:style-name="P24"><text:bookmark-start text:name="_Ref410686534"/>(73)<text:bookmark-end text:name="_Ref410686534"/></text:p>
          </table:table-cell>
        </table:table-row>
      </table:table>
      <text:p text:style-name="Normal"><text:span text:style-name="Default_20_Paragraph_20_Font"><text:span text:style-name="T11">The measure of contradiction </text:span></text:span><draw:frame draw:style-name="fr6" draw:name="307" text:anchor-type="as-char" svg:width="0.1252in" style:rel-width="scale" svg:height="0.198in" style:rel-height="scale" draw:z-index="355"><draw:object xlink:href="./Object 307" xlink:type="simple" xlink:show="embed" xlink:actuate="onLoad"/><draw:image xlink:href="./ObjectReplacements/Object 307" xlink:type="simple" xlink:show="embed" xlink:actuate="onLoad"/></draw:frame><text:span text:style-name="Default_20_Paragraph_20_Font"><text:span text:style-name="T11"> is calculated as follows:</text:span></text:span></text:p>
      <table:table table:name="Table74" table:style-name="Table74">
        <table:table-column table:style-name="Table74.A"/>
        <table:table-column table:style-name="Table74.B"/>
        <table:table-row>
          <table:table-cell table:style-name="Table74.A1" office:value-type="string">
            <text:p text:style-name="P29"><draw:frame draw:style-name="fr6" draw:name="308" text:anchor-type="as-char" svg:width="6.1665in" style:rel-width="scale" svg:height="0.5417in" style:rel-height="scale" draw:z-index="356"><draw:object xlink:href="./Object 308" xlink:type="simple" xlink:show="embed" xlink:actuate="onLoad"/><draw:image xlink:href="./ObjectReplacements/Object 308" xlink:type="simple" xlink:show="embed" xlink:actuate="onLoad"/></draw:frame></text:p>
          </table:table-cell>
          <table:table-cell table:style-name="Table74.A1" office:value-type="string">
            <text:p text:style-name="P24"><text:bookmark-start text:name="_Ref410920735"/>(74)<text:bookmark-end text:name="_Ref410920735"/></text:p>
          </table:table-cell>
        </table:table-row>
      </table:table>
      <text:p text:style-name="Normal"><text:span text:style-name="Default_20_Paragraph_20_Font"><text:span text:style-name="T11">The belief according to </text:span></text:span><text:bookmark-ref text:reference-format="text" text:ref-name="_Ref410919722">(36)</text:bookmark-ref><text:span text:style-name="Default_20_Paragraph_20_Font"><text:span text:style-name="T11"> is calculated as follows:</text:span></text:span></text:p>
      <table:table table:name="Table75" table:style-name="Table75">
        <table:table-column table:style-name="Table75.A"/>
        <table:table-column table:style-name="Table75.B"/>
        <table:table-row>
          <table:table-cell table:style-name="Table75.A1" office:value-type="string">
            <text:p text:style-name="P29"><draw:frame draw:style-name="fr6" draw:name="309" text:anchor-type="as-char" svg:width="1.3335in" style:rel-width="scale" svg:height="0.2189in" style:rel-height="scale" draw:z-index="357"><draw:object xlink:href="./Object 309" xlink:type="simple" xlink:show="embed" xlink:actuate="onLoad"/><draw:image xlink:href="./ObjectReplacements/Object 309" xlink:type="simple" xlink:show="embed" xlink:actuate="onLoad"/></draw:frame></text:p>
          </table:table-cell>
          <table:table-cell table:style-name="Table75.A1" office:value-type="string">
            <text:p text:style-name="P24">(75)</text:p>
          </table:table-cell>
        </table:table-row>
      </table:table>
      <text:p text:style-name="Normal"><text:span text:style-name="Default_20_Paragraph_20_Font"><text:span text:style-name="T11">The plausibility according to </text:span></text:span><text:bookmark-ref text:reference-format="text" text:ref-name="_Ref410919764">(38)</text:bookmark-ref><text:span text:style-name="Default_20_Paragraph_20_Font"><text:span text:style-name="T11"> is calculated as follows:</text:span></text:span></text:p>
      <table:table table:name="Table76" table:style-name="Table76">
        <table:table-column table:style-name="Table76.A"/>
        <table:table-column table:style-name="Table76.B"/>
        <table:table-row>
          <table:table-cell table:style-name="Table76.A1" office:value-type="string">
            <text:p text:style-name="P29"><draw:frame draw:style-name="fr6" draw:name="310" text:anchor-type="as-char" svg:width="1.2602in" style:rel-width="scale" svg:height="0.2189in" style:rel-height="scale" draw:z-index="358"><draw:object xlink:href="./Object 310" xlink:type="simple" xlink:show="embed" xlink:actuate="onLoad"/><draw:image xlink:href="./ObjectReplacements/Object 310" xlink:type="simple" xlink:show="embed" xlink:actuate="onLoad"/></draw:frame></text:p>
          </table:table-cell>
          <table:table-cell table:style-name="Table76.A1" office:value-type="string">
            <text:p text:style-name="P24">(76)</text:p>
          </table:table-cell>
        </table:table-row>
      </table:table>
      <text:p text:style-name="Normal"><text:soft-page-break/><text:span text:style-name="Default_20_Paragraph_20_Font"><text:span text:style-name="T11">In that case the belief and the plausibility of class </text:span></text:span><draw:frame draw:style-name="fr6" draw:name="311" text:anchor-type="as-char" svg:width="0.0626in" style:rel-width="scale" svg:height="0.198in" style:rel-height="scale" draw:z-index="359"><draw:object xlink:href="./Object 311" xlink:type="simple" xlink:show="embed" xlink:actuate="onLoad"/><draw:image xlink:href="./ObjectReplacements/Object 311" xlink:type="simple" xlink:show="embed" xlink:actuate="onLoad"/></draw:frame><text:span text:style-name="Default_20_Paragraph_20_Font"><text:span text:style-name="T11"> are equal and the uncertainty is zero. The Dempster-Shafer theory corresponds to the Bayesian special case of the DS</text:span></text:span><text:alphabetical-index-mark text:string-value="Dempster-Shafer" text:key1="DS"/><text:span text:style-name="Default_20_Paragraph_20_Font"><text:span text:style-name="T11"> theory</text:span></text:span><text:span text:style-name="Default_20_Paragraph_20_Font"><text:span text:style-name="T11"> (Kohlas, et al.).</text:span></text:span></text:p>
      <text:p text:style-name="Normal">The component class with the maximum belief is assigned as component class.</text:p>
      <text:p text:style-name="Heading_20_4">Dempster-Shafer decision fusion example</text:p>
      <text:p text:style-name="Normal">The following example corresponds to a fusion system which consists of a database with two components. An new component should be classified. The component could be from the first component class (Component class 1), the second component class (Component class 2), or can be a component that is not in the database (Undefined class). The classifier fusion level outputs two values. The output <draw:frame draw:style-name="fr6" draw:name="312" text:anchor-type="as-char" svg:width="0.6772in" style:rel-width="scale" svg:height="0.198in" style:rel-height="scale" draw:z-index="360"><draw:object xlink:href="./Object 312" xlink:type="simple" xlink:show="embed" xlink:actuate="onLoad"/><draw:image xlink:href="./ObjectReplacements/Object 312" xlink:type="simple" xlink:show="embed" xlink:actuate="onLoad"/></draw:frame><text:span text:style-name="Default_20_Paragraph_20_Font"><text:span text:style-name="T11"> is the output of the classifier </text:span></text:span><draw:frame draw:style-name="fr6" draw:name="313" text:anchor-type="as-char" svg:width="0.3646in" style:rel-width="scale" svg:height="0.198in" style:rel-height="scale" draw:z-index="361"><draw:object xlink:href="./Object 313" xlink:type="simple" xlink:show="embed" xlink:actuate="onLoad"/><draw:image xlink:href="./ObjectReplacements/Object 313" xlink:type="simple" xlink:show="embed" xlink:actuate="onLoad"/></draw:frame><text:span text:style-name="Default_20_Paragraph_20_Font"><text:span text:style-name="T11"> which gives a score that the component belongs to </text:span></text:span>Component class 1. The output <draw:frame draw:style-name="fr6" draw:name="314" text:anchor-type="as-char" svg:width="0.6874in" style:rel-width="scale" svg:height="0.198in" style:rel-height="scale" draw:z-index="362"><draw:object xlink:href="./Object 314" xlink:type="simple" xlink:show="embed" xlink:actuate="onLoad"/><draw:image xlink:href="./ObjectReplacements/Object 314" xlink:type="simple" xlink:show="embed" xlink:actuate="onLoad"/></draw:frame><text:span text:style-name="Default_20_Paragraph_20_Font"><text:span text:style-name="T11"> is the output of the classifier </text:span></text:span><draw:frame draw:style-name="fr6" draw:name="315" text:anchor-type="as-char" svg:width="0.3646in" style:rel-width="scale" svg:height="0.198in" style:rel-height="scale" draw:z-index="363"><draw:object xlink:href="./Object 315" xlink:type="simple" xlink:show="embed" xlink:actuate="onLoad"/><draw:image xlink:href="./ObjectReplacements/Object 315" xlink:type="simple" xlink:show="embed" xlink:actuate="onLoad"/></draw:frame><text:span text:style-name="Default_20_Paragraph_20_Font"><text:span text:style-name="T11"> which gives a score that the component belongs to </text:span></text:span>Component class 2. </text:p>
      <text:p text:style-name="Normal"><text:span text:style-name="Default_20_Paragraph_20_Font"><text:span text:style-name="T11">The probabilities assignments are determined according to the normal distribution. Let’s assume the probabilities assignments are </text:span></text:span><draw:frame draw:style-name="fr6" draw:name="316" text:anchor-type="as-char" svg:width="1.6457in" style:rel-width="scale" svg:height="0.198in" style:rel-height="scale" draw:z-index="364"><draw:object xlink:href="./Object 316" xlink:type="simple" xlink:show="embed" xlink:actuate="onLoad"/><draw:image xlink:href="./ObjectReplacements/Object 316" xlink:type="simple" xlink:show="embed" xlink:actuate="onLoad"/></draw:frame><text:span text:style-name="Default_20_Paragraph_20_Font"><text:span text:style-name="T11"> and</text:span></text:span><draw:frame draw:style-name="fr6" draw:name="317" text:anchor-type="as-char" svg:width="1.698in" style:rel-width="scale" svg:height="0.198in" style:rel-height="scale" draw:z-index="365"><draw:object xlink:href="./Object 317" xlink:type="simple" xlink:show="embed" xlink:actuate="onLoad"/><draw:image xlink:href="./ObjectReplacements/Object 317" xlink:type="simple" xlink:show="embed" xlink:actuate="onLoad"/></draw:frame><text:span text:style-name="Default_20_Paragraph_20_Font"><text:span text:style-name="T11">. </text:span></text:span>The outputs from the normal distributions are shown in <text:bookmark-ref text:reference-format="text" text:ref-name="_Ref411696296">Table 3</text:bookmark-ref>.</text:p>
      <text:p text:style-name="P92"><text:bookmark-start text:name="_Toc413454292"/><text:bookmark-start text:name="_Ref411696296"/>Table 3<text:bookmark-end text:name="_Ref411696296"/>: Normal distribution outputs from outputs from classifier fusion level<text:bookmark-end text:name="_Toc413454292"/></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43"/>
          </table:table-cell>
          <table:table-cell table:style-name="Table77.A1" office:value-type="string">
            <text:p text:style-name="P43">Component class 1</text:p>
          </table:table-cell>
          <table:table-cell table:style-name="Table77.A1" office:value-type="string">
            <text:p text:style-name="P43">Component class 2</text:p>
          </table:table-cell>
          <table:table-cell table:style-name="Table77.A1" office:value-type="string">
            <text:p text:style-name="P43">Undefined class</text:p>
          </table:table-cell>
        </table:table-row>
        <table:table-row>
          <table:table-cell table:style-name="Table77.A2" office:value-type="string">
            <text:p text:style-name="P43">Classifier 1</text:p>
          </table:table-cell>
          <table:table-cell table:style-name="Table77.B2" office:value-type="string">
            <text:p text:style-name="P29"><draw:frame draw:style-name="fr6" draw:name="318" text:anchor-type="as-char" svg:width="0.5937in" style:rel-width="scale" svg:height="0.198in" style:rel-height="scale" draw:z-index="366"><draw:object xlink:href="./Object 318" xlink:type="simple" xlink:show="embed" xlink:actuate="onLoad"/><draw:image xlink:href="./ObjectReplacements/Object 318" xlink:type="simple" xlink:show="embed" xlink:actuate="onLoad"/></draw:frame></text:p>
          </table:table-cell>
          <table:table-cell table:style-name="Table77.B2" office:value-type="string">
            <text:p text:style-name="P29">-</text:p>
          </table:table-cell>
          <table:table-cell table:style-name="Table77.B2" office:value-type="string">
            <text:p text:style-name="P29">-</text:p>
          </table:table-cell>
        </table:table-row>
        <table:table-row>
          <table:table-cell table:style-name="Table77.A3" office:value-type="string">
            <text:p text:style-name="P43">Classifier 2</text:p>
          </table:table-cell>
          <table:table-cell table:style-name="Table77.B3" office:value-type="string">
            <text:p text:style-name="P29">-</text:p>
          </table:table-cell>
          <table:table-cell table:style-name="Table77.B3" office:value-type="string">
            <text:p text:style-name="P29"><draw:frame draw:style-name="fr6" draw:name="319" text:anchor-type="as-char" svg:width="0.5937in" style:rel-width="scale" svg:height="0.198in" style:rel-height="scale" draw:z-index="367"><draw:object xlink:href="./Object 319" xlink:type="simple" xlink:show="embed" xlink:actuate="onLoad"/><draw:image xlink:href="./ObjectReplacements/Object 319" xlink:type="simple" xlink:show="embed" xlink:actuate="onLoad"/></draw:frame></text:p>
          </table:table-cell>
          <table:table-cell table:style-name="Table77.D3" office:value-type="string">
            <text:p text:style-name="P29">-</text:p>
          </table:table-cell>
        </table:table-row>
      </table:table>
      <text:p text:style-name="P9"><text:soft-page-break/></text:p>
      <text:p text:style-name="P9">The power set is defined as follows</text:p>
      <table:table table:name="Table78" table:style-name="Table78">
        <table:table-column table:style-name="Table78.A"/>
        <table:table-column table:style-name="Table78.B"/>
        <table:table-row>
          <table:table-cell table:style-name="Table78.A1" office:value-type="string">
            <text:p text:style-name="P29"><draw:frame draw:style-name="fr6" draw:name="320" text:anchor-type="as-char" svg:width="4.302in" style:rel-width="scale" svg:height="0.2291in" style:rel-height="scale" draw:z-index="368"><draw:object xlink:href="./Object 320" xlink:type="simple" xlink:show="embed" xlink:actuate="onLoad"/><draw:image xlink:href="./ObjectReplacements/Object 320" xlink:type="simple" xlink:show="embed" xlink:actuate="onLoad"/></draw:frame></text:p>
          </table:table-cell>
          <table:table-cell table:style-name="Table78.A1" office:value-type="string">
            <text:p text:style-name="P24">(77)</text:p>
          </table:table-cell>
        </table:table-row>
      </table:table>
      <text:p text:style-name="Normal"><text:span text:style-name="Default_20_Paragraph_20_Font"><text:span text:style-name="T11">The set </text:span></text:span><draw:frame draw:style-name="fr6" draw:name="321" text:anchor-type="as-char" svg:width="0.2917in" style:rel-width="scale" svg:height="0.198in" style:rel-height="scale" draw:z-index="369"><draw:object xlink:href="./Object 321" xlink:type="simple" xlink:show="embed" xlink:actuate="onLoad"/><draw:image xlink:href="./ObjectReplacements/Object 321" xlink:type="simple" xlink:show="embed" xlink:actuate="onLoad"/></draw:frame><text:span text:style-name="Default_20_Paragraph_20_Font"><text:span text:style-name="T11"> is the hypotheses that the component is from the first class, </text:span></text:span><draw:frame draw:style-name="fr6" draw:name="322" text:anchor-type="as-char" svg:width="0.2917in" style:rel-width="scale" svg:height="0.198in" style:rel-height="scale" draw:z-index="370"><draw:object xlink:href="./Object 322" xlink:type="simple" xlink:show="embed" xlink:actuate="onLoad"/><draw:image xlink:href="./ObjectReplacements/Object 322" xlink:type="simple" xlink:show="embed" xlink:actuate="onLoad"/></draw:frame><text:span text:style-name="Default_20_Paragraph_20_Font"><text:span text:style-name="T11"> is the hypotheses that the component is from the second class and </text:span></text:span><draw:frame draw:style-name="fr6" draw:name="323" text:anchor-type="as-char" svg:width="0.302in" style:rel-width="scale" svg:height="0.198in" style:rel-height="scale" draw:z-index="371"><draw:object xlink:href="./Object 323" xlink:type="simple" xlink:show="embed" xlink:actuate="onLoad"/><draw:image xlink:href="./ObjectReplacements/Object 323" xlink:type="simple" xlink:show="embed" xlink:actuate="onLoad"/></draw:frame><text:span text:style-name="Default_20_Paragraph_20_Font"><text:span text:style-name="T11"> is the hypotheses that the component is from the undefined class. </text:span></text:span>The <text:span text:style-name="Default_20_Paragraph_20_Font"><text:span text:style-name="T11">basic probability assignments are shown </text:span></text:span>in <text:bookmark-ref text:reference-format="text" text:ref-name="_Ref410918746">Table 4</text:bookmark-ref>.</text:p>
      <text:p text:style-name="P92"><text:bookmark-start text:name="_Toc413454293"/><text:bookmark-start text:name="_Ref410918746"/>Table 4<text:bookmark-end text:name="_Ref410918746"/>: Basic probability assignments<text:bookmark-end text:name="_Toc413454293"/></text:p>
      <table:table table:name="Table79" table:style-name="Table79">
        <table:table-column table:style-name="Table79.A"/>
        <table:table-column table:style-name="Table79.B"/>
        <table:table-column table:style-name="Table79.C"/>
        <table:table-row>
          <table:table-cell table:style-name="Table79.A1" office:value-type="string">
            <text:p text:style-name="P29"><draw:frame draw:style-name="fr6" draw:name="324" text:anchor-type="as-char" svg:width="0.1772in" style:rel-width="scale" svg:height="0.2083in" style:rel-height="scale" draw:z-index="372"><draw:object xlink:href="./Object 324" xlink:type="simple" xlink:show="embed" xlink:actuate="onLoad"/><draw:image xlink:href="./ObjectReplacements/Object 324" xlink:type="simple" xlink:show="embed" xlink:actuate="onLoad"/></draw:frame></text:p>
          </table:table-cell>
          <table:table-cell table:style-name="Table79.A1" office:value-type="string">
            <text:p text:style-name="P43">Classifier 1</text:p>
          </table:table-cell>
          <table:table-cell table:style-name="Table79.A1" office:value-type="string">
            <text:p text:style-name="P43">Classifier 2</text:p>
          </table:table-cell>
        </table:table-row>
        <table:table-row>
          <table:table-cell table:style-name="Table79.A2" office:value-type="string">
            <text:p text:style-name="P29"><draw:frame draw:style-name="fr6" draw:name="325" text:anchor-type="as-char" svg:width="0.3126in" style:rel-width="scale" svg:height="0.198in" style:rel-height="scale" draw:z-index="373"><draw:object xlink:href="./Object 325" xlink:type="simple" xlink:show="embed" xlink:actuate="onLoad"/><draw:image xlink:href="./ObjectReplacements/Object 325" xlink:type="simple" xlink:show="embed" xlink:actuate="onLoad"/></draw:frame></text:p>
          </table:table-cell>
          <table:table-cell table:style-name="Table79.B2" office:value-type="string">
            <text:p text:style-name="P29"><draw:frame draw:style-name="fr6" draw:name="326" text:anchor-type="as-char" svg:width="1.0835in" style:rel-width="scale" svg:height="0.198in" style:rel-height="scale" draw:z-index="374"><draw:object xlink:href="./Object 326" xlink:type="simple" xlink:show="embed" xlink:actuate="onLoad"/><draw:image xlink:href="./ObjectReplacements/Object 326" xlink:type="simple" xlink:show="embed" xlink:actuate="onLoad"/></draw:frame></text:p>
          </table:table-cell>
          <table:table-cell table:style-name="Table79.B2" office:value-type="string">
            <text:p text:style-name="P29"><draw:frame draw:style-name="fr6" draw:name="327" text:anchor-type="as-char" svg:width="0.9583in" style:rel-width="scale" svg:height="0.198in" style:rel-height="scale" draw:z-index="375"><draw:object xlink:href="./Object 327" xlink:type="simple" xlink:show="embed" xlink:actuate="onLoad"/><draw:image xlink:href="./ObjectReplacements/Object 327" xlink:type="simple" xlink:show="embed" xlink:actuate="onLoad"/></draw:frame></text:p>
          </table:table-cell>
        </table:table-row>
        <table:table-row>
          <table:table-cell table:style-name="Table79.A3" office:value-type="string">
            <text:p text:style-name="P29"><draw:frame draw:style-name="fr6" draw:name="328" text:anchor-type="as-char" svg:width="0.3126in" style:rel-width="scale" svg:height="0.198in" style:rel-height="scale" draw:z-index="376"><draw:object xlink:href="./Object 328" xlink:type="simple" xlink:show="embed" xlink:actuate="onLoad"/><draw:image xlink:href="./ObjectReplacements/Object 328" xlink:type="simple" xlink:show="embed" xlink:actuate="onLoad"/></draw:frame></text:p>
          </table:table-cell>
          <table:table-cell table:style-name="Table79.B3" office:value-type="string">
            <text:p text:style-name="P29"><draw:frame draw:style-name="fr6" draw:name="329" text:anchor-type="as-char" svg:width="0.9583in" style:rel-width="scale" svg:height="0.198in" style:rel-height="scale" draw:z-index="377"><draw:object xlink:href="./Object 329" xlink:type="simple" xlink:show="embed" xlink:actuate="onLoad"/><draw:image xlink:href="./ObjectReplacements/Object 329" xlink:type="simple" xlink:show="embed" xlink:actuate="onLoad"/></draw:frame></text:p>
          </table:table-cell>
          <table:table-cell table:style-name="Table79.C3" office:value-type="string">
            <text:p text:style-name="P29"><draw:frame draw:style-name="fr6" draw:name="330" text:anchor-type="as-char" svg:width="1.0835in" style:rel-width="scale" svg:height="0.198in" style:rel-height="scale" draw:z-index="378"><draw:object xlink:href="./Object 330" xlink:type="simple" xlink:show="embed" xlink:actuate="onLoad"/><draw:image xlink:href="./ObjectReplacements/Object 330" xlink:type="simple" xlink:show="embed" xlink:actuate="onLoad"/></draw:frame></text:p>
          </table:table-cell>
        </table:table-row>
        <table:table-row>
          <table:table-cell table:style-name="Table79.A2" office:value-type="string">
            <text:p text:style-name="P29"><draw:frame draw:style-name="fr6" draw:name="331" text:anchor-type="as-char" svg:width="0.3126in" style:rel-width="scale" svg:height="0.198in" style:rel-height="scale" draw:z-index="379"><draw:object xlink:href="./Object 331" xlink:type="simple" xlink:show="embed" xlink:actuate="onLoad"/><draw:image xlink:href="./ObjectReplacements/Object 331" xlink:type="simple" xlink:show="embed" xlink:actuate="onLoad"/></draw:frame></text:p>
          </table:table-cell>
          <table:table-cell table:style-name="Table79.B2" office:value-type="string">
            <text:p text:style-name="P29"><draw:frame draw:style-name="fr6" draw:name="332" text:anchor-type="as-char" svg:width="0.9689in" style:rel-width="scale" svg:height="0.198in" style:rel-height="scale" draw:z-index="380"><draw:object xlink:href="./Object 332" xlink:type="simple" xlink:show="embed" xlink:actuate="onLoad"/><draw:image xlink:href="./ObjectReplacements/Object 332" xlink:type="simple" xlink:show="embed" xlink:actuate="onLoad"/></draw:frame></text:p>
          </table:table-cell>
          <table:table-cell table:style-name="Table79.B2" office:value-type="string">
            <text:p text:style-name="P29"><draw:frame draw:style-name="fr6" draw:name="333" text:anchor-type="as-char" svg:width="0.9689in" style:rel-width="scale" svg:height="0.198in" style:rel-height="scale" draw:z-index="381"><draw:object xlink:href="./Object 333" xlink:type="simple" xlink:show="embed" xlink:actuate="onLoad"/><draw:image xlink:href="./ObjectReplacements/Object 333" xlink:type="simple" xlink:show="embed" xlink:actuate="onLoad"/></draw:frame></text:p>
          </table:table-cell>
        </table:table-row>
        <table:table-row>
          <table:table-cell table:style-name="Table79.A3" office:value-type="string">
            <text:p text:style-name="P29"><draw:frame draw:style-name="fr6" draw:name="334" text:anchor-type="as-char" svg:width="0.6874in" style:rel-width="scale" svg:height="0.198in" style:rel-height="scale" draw:z-index="382"><draw:object xlink:href="./Object 334" xlink:type="simple" xlink:show="embed" xlink:actuate="onLoad"/><draw:image xlink:href="./ObjectReplacements/Object 334" xlink:type="simple" xlink:show="embed" xlink:actuate="onLoad"/></draw:frame></text:p>
          </table:table-cell>
          <table:table-cell table:style-name="Table79.B3" office:value-type="string">
            <text:p text:style-name="P29"><draw:frame draw:style-name="fr6" draw:name="335" text:anchor-type="as-char" svg:width="1.2398in" style:rel-width="scale" svg:height="0.198in" style:rel-height="scale" draw:z-index="383"><draw:object xlink:href="./Object 335" xlink:type="simple" xlink:show="embed" xlink:actuate="onLoad"/><draw:image xlink:href="./ObjectReplacements/Object 335" xlink:type="simple" xlink:show="embed" xlink:actuate="onLoad"/></draw:frame></text:p>
          </table:table-cell>
          <table:table-cell table:style-name="Table79.C3" office:value-type="string">
            <text:p text:style-name="P29"><draw:frame draw:style-name="fr6" draw:name="336" text:anchor-type="as-char" svg:width="1.3126in" style:rel-width="scale" svg:height="0.198in" style:rel-height="scale" draw:z-index="384"><draw:object xlink:href="./Object 336" xlink:type="simple" xlink:show="embed" xlink:actuate="onLoad"/><draw:image xlink:href="./ObjectReplacements/Object 336" xlink:type="simple" xlink:show="embed" xlink:actuate="onLoad"/></draw:frame></text:p>
          </table:table-cell>
        </table:table-row>
        <table:table-row>
          <table:table-cell table:style-name="Table79.A2" office:value-type="string">
            <text:p text:style-name="P29"><draw:frame draw:style-name="fr6" draw:name="337" text:anchor-type="as-char" svg:width="0.6874in" style:rel-width="scale" svg:height="0.198in" style:rel-height="scale" draw:z-index="385"><draw:object xlink:href="./Object 337" xlink:type="simple" xlink:show="embed" xlink:actuate="onLoad"/><draw:image xlink:href="./ObjectReplacements/Object 337" xlink:type="simple" xlink:show="embed" xlink:actuate="onLoad"/></draw:frame></text:p>
          </table:table-cell>
          <table:table-cell table:style-name="Table79.B2" office:value-type="string">
            <text:p text:style-name="P29"><draw:frame draw:style-name="fr6" draw:name="338" text:anchor-type="as-char" svg:width="2.5937in" style:rel-width="scale" svg:height="0.198in" style:rel-height="scale" draw:z-index="386"><draw:object xlink:href="./Object 338" xlink:type="simple" xlink:show="embed" xlink:actuate="onLoad"/><draw:image xlink:href="./ObjectReplacements/Object 338" xlink:type="simple" xlink:show="embed" xlink:actuate="onLoad"/></draw:frame></text:p>
          </table:table-cell>
          <table:table-cell table:style-name="Table79.B2" office:value-type="string">
            <text:p text:style-name="P29"><draw:frame draw:style-name="fr6" draw:name="339" text:anchor-type="as-char" svg:width="1.3228in" style:rel-width="scale" svg:height="0.198in" style:rel-height="scale" draw:z-index="387"><draw:object xlink:href="./Object 339" xlink:type="simple" xlink:show="embed" xlink:actuate="onLoad"/><draw:image xlink:href="./ObjectReplacements/Object 339" xlink:type="simple" xlink:show="embed" xlink:actuate="onLoad"/></draw:frame></text:p>
          </table:table-cell>
        </table:table-row>
        <table:table-row>
          <table:table-cell table:style-name="Table79.A3" office:value-type="string">
            <text:p text:style-name="P29"><draw:frame draw:style-name="fr6" draw:name="340" text:anchor-type="as-char" svg:width="0.6874in" style:rel-width="scale" svg:height="0.198in" style:rel-height="scale" draw:z-index="388"><draw:object xlink:href="./Object 340" xlink:type="simple" xlink:show="embed" xlink:actuate="onLoad"/><draw:image xlink:href="./ObjectReplacements/Object 340" xlink:type="simple" xlink:show="embed" xlink:actuate="onLoad"/></draw:frame></text:p>
          </table:table-cell>
          <table:table-cell table:style-name="Table79.B3" office:value-type="string">
            <text:p text:style-name="P29"><draw:frame draw:style-name="fr6" draw:name="341" text:anchor-type="as-char" svg:width="1.3126in" style:rel-width="scale" svg:height="0.198in" style:rel-height="scale" draw:z-index="389"><draw:object xlink:href="./Object 341" xlink:type="simple" xlink:show="embed" xlink:actuate="onLoad"/><draw:image xlink:href="./ObjectReplacements/Object 341" xlink:type="simple" xlink:show="embed" xlink:actuate="onLoad"/></draw:frame></text:p>
          </table:table-cell>
          <table:table-cell table:style-name="Table79.C3" office:value-type="string">
            <text:p text:style-name="P29"><draw:frame draw:style-name="fr6" draw:name="342" text:anchor-type="as-char" svg:width="2.6043in" style:rel-width="scale" svg:height="0.198in" style:rel-height="scale" draw:z-index="390"><draw:object xlink:href="./Object 342" xlink:type="simple" xlink:show="embed" xlink:actuate="onLoad"/><draw:image xlink:href="./ObjectReplacements/Object 342" xlink:type="simple" xlink:show="embed" xlink:actuate="onLoad"/></draw:frame></text:p>
          </table:table-cell>
        </table:table-row>
        <table:table-row>
          <table:table-cell table:style-name="Table79.A8" office:value-type="string">
            <text:p text:style-name="P29"><draw:frame draw:style-name="fr6" draw:name="343" text:anchor-type="as-char" svg:width="1.0626in" style:rel-width="scale" svg:height="0.198in" style:rel-height="scale" draw:z-index="391"><draw:object xlink:href="./Object 343" xlink:type="simple" xlink:show="embed" xlink:actuate="onLoad"/><draw:image xlink:href="./ObjectReplacements/Object 343" xlink:type="simple" xlink:show="embed" xlink:actuate="onLoad"/></draw:frame></text:p>
          </table:table-cell>
          <table:table-cell table:style-name="Table79.B2" office:value-type="string">
            <text:p text:style-name="P29"><draw:frame draw:style-name="fr6" draw:name="344" text:anchor-type="as-char" svg:width="1.6772in" style:rel-width="scale" svg:height="0.198in" style:rel-height="scale" draw:z-index="392"><draw:object xlink:href="./Object 344" xlink:type="simple" xlink:show="embed" xlink:actuate="onLoad"/><draw:image xlink:href="./ObjectReplacements/Object 344" xlink:type="simple" xlink:show="embed" xlink:actuate="onLoad"/></draw:frame></text:p>
          </table:table-cell>
          <table:table-cell table:style-name="Table79.B2" office:value-type="string">
            <text:p text:style-name="P29"><draw:frame draw:style-name="fr6" draw:name="345" text:anchor-type="as-char" svg:width="1.6772in" style:rel-width="scale" svg:height="0.198in" style:rel-height="scale" draw:z-index="393"><draw:object xlink:href="./Object 345" xlink:type="simple" xlink:show="embed" xlink:actuate="onLoad"/><draw:image xlink:href="./ObjectReplacements/Object 345" xlink:type="simple" xlink:show="embed" xlink:actuate="onLoad"/></draw:frame></text:p>
          </table:table-cell>
        </table:table-row>
      </table:table>
      <text:p text:style-name="Normal"/>
      <text:p text:style-name="Normal"><text:span text:style-name="Default_20_Paragraph_20_Font"><text:span text:style-name="T11">The measure of contradiction </text:span></text:span><draw:frame draw:style-name="fr6" draw:name="346" text:anchor-type="as-char" svg:width="0.1252in" style:rel-width="scale" svg:height="0.198in" style:rel-height="scale" draw:z-index="394"><draw:object xlink:href="./Object 346" xlink:type="simple" xlink:show="embed" xlink:actuate="onLoad"/><draw:image xlink:href="./ObjectReplacements/Object 346" xlink:type="simple" xlink:show="embed" xlink:actuate="onLoad"/></draw:frame><text:span text:style-name="Default_20_Paragraph_20_Font"><text:span text:style-name="T11"> is determined according to </text:span></text:span><text:bookmark-ref text:reference-format="text" text:ref-name="_Ref410920735">(74)</text:bookmark-ref><text:span text:style-name="Default_20_Paragraph_20_Font"><text:span text:style-name="T11"> as follows:</text:span></text:span></text:p>
      <table:table table:name="Table80" table:style-name="Table80">
        <table:table-column table:style-name="Table80.A"/>
        <table:table-column table:style-name="Table80.B"/>
        <table:table-row>
          <table:table-cell table:style-name="Table80.A1" office:value-type="string">
            <text:p text:style-name="P29"><draw:frame draw:style-name="fr6" draw:name="347" text:anchor-type="as-char" svg:width="6.2398in" style:rel-width="scale" svg:height="0.198in" style:rel-height="scale" draw:z-index="395"><draw:object xlink:href="./Object 347" xlink:type="simple" xlink:show="embed" xlink:actuate="onLoad"/><draw:image xlink:href="./ObjectReplacements/Object 347" xlink:type="simple" xlink:show="embed" xlink:actuate="onLoad"/></draw:frame></text:p>
          </table:table-cell>
          <table:table-cell table:style-name="Table80.A1" office:value-type="string">
            <text:p text:style-name="P24">(78)</text:p>
          </table:table-cell>
        </table:table-row>
        <table:table-row>
          <table:table-cell table:style-name="Table80.A1" office:value-type="string">
            <text:p text:style-name="P31"/>
          </table:table-cell>
          <table:table-cell table:style-name="Table80.A1" office:value-type="string">
            <text:p text:style-name="P24"/>
          </table:table-cell>
        </table:table-row>
      </table:table>
      <text:p text:style-name="Normal"><text:span text:style-name="Default_20_Paragraph_20_Font"><text:span text:style-name="T11">The combination of the </text:span></text:span>assigned <text:span text:style-name="Default_20_Paragraph_20_Font"><text:span text:style-name="T11">probabilities according to </text:span></text:span><text:bookmark-ref text:reference-format="text" text:ref-name="_Ref410919015">(72)</text:bookmark-ref><text:span text:style-name="Default_20_Paragraph_20_Font"><text:span text:style-name="T11"> and </text:span></text:span><text:bookmark-ref text:reference-format="text" text:ref-name="_Ref410686534">(73)</text:bookmark-ref><text:span text:style-name="Default_20_Paragraph_20_Font"><text:span text:style-name="T11"> <text:s/>is done as follows:</text:span></text:span></text:p>
      <table:table table:name="Table81" table:style-name="Table81">
        <table:table-column table:style-name="Table81.A"/>
        <table:table-column table:style-name="Table81.B"/>
        <text:soft-page-break/>
        <table:table-row>
          <table:table-cell table:style-name="Table81.A1" office:value-type="string">
            <text:p text:style-name="P29"><draw:frame draw:style-name="fr6" draw:name="348" text:anchor-type="as-char" svg:width="4.5311in" style:rel-width="scale" svg:height="0.3752in" style:rel-height="scale" draw:z-index="396"><draw:object xlink:href="./Object 348" xlink:type="simple" xlink:show="embed" xlink:actuate="onLoad"/><draw:image xlink:href="./ObjectReplacements/Object 348" xlink:type="simple" xlink:show="embed" xlink:actuate="onLoad"/></draw:frame></text:p>
          </table:table-cell>
          <table:table-cell table:style-name="Table81.A1" office:value-type="string">
            <text:p text:style-name="P24">(79)</text:p>
          </table:table-cell>
        </table:table-row>
      </table:table>
      <text:p text:style-name="Normal"/>
      <table:table table:name="Table82" table:style-name="Table82">
        <table:table-column table:style-name="Table82.A"/>
        <table:table-column table:style-name="Table82.B"/>
        <table:table-row>
          <table:table-cell table:style-name="Table82.A1" office:value-type="string">
            <text:p text:style-name="P29"><draw:frame draw:style-name="fr6" draw:name="349" text:anchor-type="as-char" svg:width="4.5417in" style:rel-width="scale" svg:height="0.3752in" style:rel-height="scale" draw:z-index="397"><draw:object xlink:href="./Object 349" xlink:type="simple" xlink:show="embed" xlink:actuate="onLoad"/><draw:image xlink:href="./ObjectReplacements/Object 349" xlink:type="simple" xlink:show="embed" xlink:actuate="onLoad"/></draw:frame></text:p>
          </table:table-cell>
          <table:table-cell table:style-name="Table82.A1" office:value-type="string">
            <text:p text:style-name="P24">(80)</text:p>
          </table:table-cell>
        </table:table-row>
      </table:table>
      <text:p text:style-name="Normal"/>
      <table:table table:name="Table83" table:style-name="Table83">
        <table:table-column table:style-name="Table83.A"/>
        <table:table-column table:style-name="Table83.B"/>
        <table:table-row>
          <table:table-cell table:style-name="Table83.A1" office:value-type="string">
            <text:p text:style-name="P29"><draw:frame draw:style-name="fr6" draw:name="350" text:anchor-type="as-char" svg:width="4.552in" style:rel-width="scale" svg:height="0.3752in" style:rel-height="scale" draw:z-index="398"><draw:object xlink:href="./Object 350" xlink:type="simple" xlink:show="embed" xlink:actuate="onLoad"/><draw:image xlink:href="./ObjectReplacements/Object 350" xlink:type="simple" xlink:show="embed" xlink:actuate="onLoad"/></draw:frame></text:p>
          </table:table-cell>
          <table:table-cell table:style-name="Table83.A1" office:value-type="string">
            <text:p text:style-name="P24">(81)</text:p>
          </table:table-cell>
        </table:table-row>
      </table:table>
      <text:p text:style-name="Normal"/>
      <text:p text:style-name="Normal">All other subsets of <draw:frame draw:style-name="fr6" draw:name="351" text:anchor-type="as-char" svg:width="0.1772in" style:rel-width="scale" svg:height="0.198in" style:rel-height="scale" draw:z-index="399"><draw:object xlink:href="./Object 351" xlink:type="simple" xlink:show="embed" xlink:actuate="onLoad"/><draw:image xlink:href="./ObjectReplacements/Object 351" xlink:type="simple" xlink:show="embed" xlink:actuate="onLoad"/></draw:frame><text:span text:style-name="Default_20_Paragraph_20_Font"><text:span text:style-name="T11"> have zero basic assignment probability. The belief and plausibility for the component classes are shown in </text:span></text:span><text:bookmark-ref text:reference-format="text" text:ref-name="_Ref410919161">Table 5</text:bookmark-ref><text:span text:style-name="Default_20_Paragraph_20_Font"><text:span text:style-name="T11">.</text:span></text:span></text:p>
      <text:p text:style-name="P92"><text:bookmark-start text:name="_Toc413454294"/><text:bookmark-start text:name="_Ref410919161"/>Table 5<text:bookmark-end text:name="_Ref410919161"/>: Belief and plausibility of component classes<text:bookmark-end text:name="_Toc413454294"/></text:p>
      <table:table table:name="Table84" table:style-name="Table84">
        <table:table-column table:style-name="Table84.A"/>
        <table:table-column table:style-name="Table84.B"/>
        <table:table-column table:style-name="Table84.C"/>
        <table:table-row>
          <table:table-cell table:style-name="Table84.A1" office:value-type="string">
            <text:p text:style-name="P43"/>
          </table:table-cell>
          <table:table-cell table:style-name="Table84.A1" office:value-type="string">
            <text:p text:style-name="P43">Belief</text:p>
          </table:table-cell>
          <table:table-cell table:style-name="Table84.A1" office:value-type="string">
            <text:p text:style-name="P43">Plausibility</text:p>
          </table:table-cell>
        </table:table-row>
        <table:table-row>
          <table:table-cell table:style-name="Table84.A2" office:value-type="string">
            <text:p text:style-name="P43">Component class 1</text:p>
          </table:table-cell>
          <table:table-cell table:style-name="Table84.B2" office:value-type="string">
            <text:p text:style-name="P29"><draw:frame draw:style-name="fr6" draw:name="352" text:anchor-type="as-char" svg:width="1.8646in" style:rel-width="scale" svg:height="0.4689in" style:rel-height="scale" draw:z-index="400"><draw:object xlink:href="./Object 352" xlink:type="simple" xlink:show="embed" xlink:actuate="onLoad"/><draw:image xlink:href="./ObjectReplacements/Object 352" xlink:type="simple" xlink:show="embed" xlink:actuate="onLoad"/></draw:frame></text:p>
            <text:p text:style-name="P29"><draw:frame draw:style-name="fr6" draw:name="353" text:anchor-type="as-char" svg:width="1.198in" style:rel-width="scale" svg:height="0.198in" style:rel-height="scale" draw:z-index="401"><draw:object xlink:href="./Object 353" xlink:type="simple" xlink:show="embed" xlink:actuate="onLoad"/><draw:image xlink:href="./ObjectReplacements/Object 353" xlink:type="simple" xlink:show="embed" xlink:actuate="onLoad"/></draw:frame></text:p>
          </table:table-cell>
          <table:table-cell table:style-name="Table84.B2" office:value-type="string">
            <text:p text:style-name="P29"><draw:frame draw:style-name="fr6" draw:name="354" text:anchor-type="as-char" svg:width="3.1563in" style:rel-width="scale" svg:height="0.4689in" style:rel-height="scale" draw:z-index="402"><draw:object xlink:href="./Object 354" xlink:type="simple" xlink:show="embed" xlink:actuate="onLoad"/><draw:image xlink:href="./ObjectReplacements/Object 354" xlink:type="simple" xlink:show="embed" xlink:actuate="onLoad"/></draw:frame></text:p>
          </table:table-cell>
        </table:table-row>
        <table:table-row>
          <table:table-cell table:style-name="Table84.A3" office:value-type="string">
            <text:p text:style-name="P43">Component class 2</text:p>
          </table:table-cell>
          <table:table-cell table:style-name="Table84.B3" office:value-type="string">
            <text:p text:style-name="P29"><draw:frame draw:style-name="fr6" draw:name="355" text:anchor-type="as-char" svg:width="3.1874in" style:rel-width="scale" svg:height="0.4689in" style:rel-height="scale" draw:z-index="403"><draw:object xlink:href="./Object 355" xlink:type="simple" xlink:show="embed" xlink:actuate="onLoad"/><draw:image xlink:href="./ObjectReplacements/Object 355" xlink:type="simple" xlink:show="embed" xlink:actuate="onLoad"/></draw:frame></text:p>
          </table:table-cell>
          <table:table-cell table:style-name="Table84.C3" office:value-type="string">
            <text:p text:style-name="P29"><draw:frame draw:style-name="fr6" draw:name="356" text:anchor-type="as-char" svg:width="3.25in" style:rel-width="scale" svg:height="0.4689in" style:rel-height="scale" draw:z-index="404"><draw:object xlink:href="./Object 356" xlink:type="simple" xlink:show="embed" xlink:actuate="onLoad"/><draw:image xlink:href="./ObjectReplacements/Object 356" xlink:type="simple" xlink:show="embed" xlink:actuate="onLoad"/></draw:frame></text:p>
          </table:table-cell>
        </table:table-row>
        <table:table-row>
          <table:table-cell table:style-name="Table84.A4" office:value-type="string">
            <text:p text:style-name="P43">Undefined class</text:p>
          </table:table-cell>
          <table:table-cell table:style-name="Table84.B2" office:value-type="string">
            <text:p text:style-name="P29"><draw:frame draw:style-name="fr6" draw:name="357" text:anchor-type="as-char" svg:width="3.2189in" style:rel-width="scale" svg:height="0.4689in" style:rel-height="scale" draw:z-index="405"><draw:object xlink:href="./Object 357" xlink:type="simple" xlink:show="embed" xlink:actuate="onLoad"/><draw:image xlink:href="./ObjectReplacements/Object 357" xlink:type="simple" xlink:show="embed" xlink:actuate="onLoad"/></draw:frame></text:p>
          </table:table-cell>
          <table:table-cell table:style-name="Table84.B2" office:value-type="string">
            <text:p text:style-name="P29"><draw:frame draw:style-name="fr6" draw:name="358" text:anchor-type="as-char" svg:width="3.302in" style:rel-width="scale" svg:height="0.4689in" style:rel-height="scale" draw:z-index="406"><draw:object xlink:href="./Object 358" xlink:type="simple" xlink:show="embed" xlink:actuate="onLoad"/><draw:image xlink:href="./ObjectReplacements/Object 358" xlink:type="simple" xlink:show="embed" xlink:actuate="onLoad"/></draw:frame></text:p>
          </table:table-cell>
        </table:table-row>
      </table:table>
      <text:p text:style-name="Normal"/>
      <text:p text:style-name="Normal">The component class with the maximum belief (component class 1) is assigned as component class.</text:p>
      <text:list xml:id="list174006202277893" text:continue-numbering="true" text:style-name="L23">
        <text:list-item>
          <text:list>
            <text:list-item>
              <text:p text:style-name="P129"><text:bookmark-start text:name="_Toc413454159"/><text:soft-page-break/>Optical character recognition of electronic component marking<text:bookmark-end text:name="_Toc413454159"/></text:p>
            </text:list-item>
          </text:list>
        </text:list-item>
      </text:list>
      <text:p text:style-name="Normal">The optical character recognition (OCR<text:alphabetical-index-mark text:string-value="Optical character recognition" text:key1="OCR"/>) of printed text is widely studied and used in numerous applications like book scanning for digitalization, data entry for business documents, passport check or license plate recognition. The automatic inspection of IC<text:alphabetical-index-mark text:string-value="Integrated circuit" text:key1="IC"/> markings is a field which mainly focuses on inspection and quality control of PCB assembly processes. Inappropriate placement of chips and surface mounted devices (SMDs) can automatically be detected and corrected (Luo, 2014). This approach is focusing on the inspection of IC<text:alphabetical-index-mark text:string-value="Integrated circuit" text:key1="IC"/> markings whereas makings of other component like capacitors or coils are out of focus because of their complexity. </text:p>
      <text:list xml:id="list174005881301113" text:continue-numbering="true" text:style-name="L23">
        <text:list-item>
          <text:list>
            <text:list-item>
              <text:list>
                <text:list-item>
                  <text:p text:style-name="P123"><text:bookmark-start text:name="_Toc413454160"/><text:bookmark-start text:name="_Ref413264484"/>Optical character recognition difficulties<text:bookmark-end text:name="_Toc413454160"/><text:bookmark-end text:name="_Ref413264484"/></text:p>
                </text:list-item>
              </text:list>
            </text:list-item>
          </text:list>
        </text:list-item>
      </text:list>
      <text:p text:style-name="Normal">The difference between the inspection of IC<text:alphabetical-index-mark text:string-value="Integrated circuit" text:key1="IC"/> markings in a PCB assembly line, lies in the quality of the IC <text:s/>markings. Newly printed IC<text:alphabetical-index-mark text:string-value="Integrated circuit" text:key1="IC"/> markings have much better quality than markings from ICs which can be found in electronic scrap. The following difficulties of the optical character recognition of IC<text:alphabetical-index-mark text:string-value="Integrated circuit" text:key1="IC"/> markings are caused by the fact that the ICs are from PCB scrap but they are also universal for similar OCR<text:alphabetical-index-mark text:string-value="Optical character recognition" text:key1="OCR"/> tasks. </text:p>
      <text:list xml:id="list94114743726073" text:style-name="L25">
        <text:list-item>
          <text:p text:style-name="P132">Company logos or symbols in character lines</text:p>
        </text:list-item>
        <text:list-item>
          <text:p text:style-name="P132">Symbols for component orientation confuse OCR<text:alphabetical-index-mark text:string-value="Optical character recognition" text:key1="OCR"/> software</text:p>
        </text:list-item>
        <text:list-item>
          <text:p text:style-name="P132">Dirt disturbs segmentation process</text:p>
        </text:list-item>
        <text:list-item>
          <text:p text:style-name="P132">Scratches disturb segmentation process</text:p>
        </text:list-item>
        <text:list-item>
          <text:p text:style-name="P132">Broken characters of IC<text:alphabetical-index-mark text:string-value="Integrated circuit" text:key1="IC"/> markings</text:p>
        </text:list-item>
        <text:list-item>
          <text:p text:style-name="P132">Overwritten characters</text:p>
        </text:list-item>
        <text:list-item>
          <text:p text:style-name="P132">Skew IC<text:alphabetical-index-mark text:string-value="Integrated circuit" text:key1="IC"/> markings</text:p>
        </text:list-item>
        <text:list-item>
          <text:p text:style-name="P132">Scraped IC<text:alphabetical-index-mark text:string-value="Integrated circuit" text:key1="IC"/> markings</text:p>
        </text:list-item>
        <text:list-item>
          <text:p text:style-name="P132"><text:soft-page-break/>Different character fonts and character size</text:p>
        </text:list-item>
        <text:list-item>
          <text:p text:style-name="P132">Uneven illumination based on shadows from height components beside the examined component</text:p>
        </text:list-item>
      </text:list>
      <text:p text:style-name="Normal">Some difficulties about IC<text:alphabetical-index-mark text:string-value="Integrated circuit" text:key1="IC"/> marking recognition from electronic scrap are shown in <text:bookmark-ref text:reference-format="text" text:ref-name="_Ref403328266">Figure 44</text:bookmark-ref>.</text:p>
      <text:p text:style-name="P90"><text:span text:style-name="Default_20_Paragraph_20_Font"><text:span text:style-name="T8"><draw:frame draw:style-name="fr2" draw:name="Picture 36" text:anchor-type="as-char" svg:y="0in" svg:width="5.8201in" style:rel-width="scale" svg:height="2.8783in" style:rel-height="scale" draw:z-index="407"><draw:image/><svg:desc>C:\Users\WIN\Masterthesis\Masterthesis\Masterarbeit_daten\5.1\OCR.png</svg:desc></draw:frame></text:span></text:span></text:p>
      <text:p text:style-name="P93"><text:bookmark-start text:name="_Toc413454253"/><text:bookmark-start text:name="_Ref403328251"/><text:bookmark-start text:name="_Ref403328266"/>Figure 44<text:bookmark-end text:name="_Ref403328266"/>: Difficulties of IC<text:alphabetical-index-mark text:string-value="Integrated circuit" text:key1="IC"/> marking<text:bookmark-end text:name="_Ref403328251"/> recognition<text:bookmark-end text:name="_Toc413454253"/></text:p>
      <text:p text:style-name="Normal"/>
      <text:list xml:id="list94115854881126" text:style-name="L23">
        <text:list-item>
          <text:list>
            <text:list-item>
              <text:list>
                <text:list-item>
                  <text:p text:style-name="P123"><text:bookmark-start text:name="_Toc413454161"/><text:bookmark-start text:name="_Ref406255167"/>Optical character recognition flow chart<text:bookmark-end text:name="_Toc413454161"/><text:bookmark-end text:name="_Ref406255167"/></text:p>
                </text:list-item>
              </text:list>
            </text:list-item>
          </text:list>
        </text:list-item>
      </text:list>
      <text:p text:style-name="Normal">The most important step of this OCR<text:alphabetical-index-mark text:string-value="Optical character recognition" text:key1="OCR"/> approach is the character classification step where the binarized image of characters is mapped to the recognized ASCII characters. Therefore the two OCR<text:alphabetical-index-mark text:string-value="Optical character recognition" text:key1="OCR"/> programs “Tesseract” and “Cognex Vision Pro” were used and compared based on the electronic component marking recognition problem. The software Tesseract was already used in mobile IC<text:alphabetical-index-mark text:string-value="Integrated circuit" text:key1="IC"/> Package Recognition (Blaes, et al.). For OCR<text:alphabetical-index-mark text:string-value="Optical character recognition" text:key1="OCR"/> engines without a-priori knowledge about the OCR<text:alphabetical-index-mark text:string-value="Optical character recognition" text:key1="OCR"/> task it is pretty difficult to identify electronic marking. To get a suitable recognition result, the preprocessing steps in the flow chart in <text:bookmark-ref text:reference-format="text" text:ref-name="_Ref403387904">Figure 46</text:bookmark-ref> were carried out. </text:p>
      <text:p text:style-name="Normal"><text:soft-page-break/>Component properties which have to be known for the OCR algorithm and which are stored in the component database are the region of interest (ROI) for the IC<text:alphabetical-index-mark text:string-value="Integrated circuit" text:key1="IC"/> marking and the subset of characters making up the marking. For the SMD<text:alphabetical-index-mark text:string-value="Surface-mounted device" text:key1="SMD"/> resistor 1206 component for example the character subset could be {“0”, “1”, “2”, “3”, “4”, “5”, “6”, “7”, “8”, “9”, “R”} because smaller character subsets increases the recognition rate. The marking recognition flow chart is shown in <text:bookmark-ref text:reference-format="text" text:ref-name="_Ref403387904">Figure 46</text:bookmark-ref>. </text:p>
      <text:p text:style-name="Normal">The input of the process is the already recognized component image. At first the OCR<text:alphabetical-index-mark text:string-value="Optical character recognition" text:key1="OCR"/>-ROI is selected from the component image to reduce the character search space and cut component solder joints and component boundaries. The RGB-image is converted in grayscale image caused by the fact that the characters are white (bright) and the character background is black (dark). Median filtering is applied to reduce salt and pepper noise. </text:p>
      <text:p text:style-name="Normal">To emphasize the characters of the markings, a Laplacian of Gaussian (LoG<text:alphabetical-index-mark text:string-value="Laplacian of Gaussian" text:key1="LoG"/>) filter is applied. The LoG<text:alphabetical-index-mark text:string-value="Laplacian of Gaussian" text:key1="LoG"/> kernel is a rotationally symmetric filter which is mainly used for edge detection. The filter is composed of the second derivative (Laplace operator) of a Gaussian filter shown in equations <text:bookmark-ref text:reference-format="text" text:ref-name="_Ref403393180">(83)</text:bookmark-ref> and <text:bookmark-ref text:reference-format="text" text:ref-name="_Ref403393120">(82)</text:bookmark-ref>. The approximated discretized kernel mask is of size <draw:frame draw:style-name="fr6" draw:name="359" text:anchor-type="as-char" svg:width="0.3854in" style:rel-width="scale" svg:height="0.198in" style:rel-height="scale" draw:z-index="408"><draw:object xlink:href="./Object 359" xlink:type="simple" xlink:show="embed" xlink:actuate="onLoad"/><draw:image xlink:href="./ObjectReplacements/Object 359" xlink:type="simple" xlink:show="embed" xlink:actuate="onLoad"/></draw:frame> where <draw:frame draw:style-name="fr6" draw:name="360" text:anchor-type="as-char" svg:width="0.0937in" style:rel-width="scale" svg:height="0.198in" style:rel-height="scale" draw:z-index="409"><draw:object xlink:href="./Object 360" xlink:type="simple" xlink:show="embed" xlink:actuate="onLoad"/><draw:image xlink:href="./ObjectReplacements/Object 360" xlink:type="simple" xlink:show="embed" xlink:actuate="onLoad"/></draw:frame> is in pixel. In this approach the kernel size is changing linear with the image scale so that the kernel mask size is constant in real word coordinates <text:span text:style-name="Default_20_Paragraph_20_Font"><text:span text:style-name="T11"><text:s/>and in practice lies between 50 and 120 pixels. The standard deviation of the Gaussian is constant</text:span></text:span><draw:frame draw:style-name="fr6" draw:name="361" text:anchor-type="as-char" svg:width="0.5728in" style:rel-width="scale" svg:height="0.198in" style:rel-height="scale" draw:z-index="410"><draw:object xlink:href="./Object 361" xlink:type="simple" xlink:show="embed" xlink:actuate="onLoad"/><draw:image xlink:href="./ObjectReplacements/Object 361" xlink:type="simple" xlink:show="embed" xlink:actuate="onLoad"/></draw:frame><text:span text:style-name="Default_20_Paragraph_20_Font"><text:span text:style-name="T11">.</text:span></text:span></text:p>
      <table:table table:name="Table85" table:style-name="Table85">
        <table:table-column table:style-name="Table85.A"/>
        <table:table-column table:style-name="Table85.B"/>
        <table:table-row>
          <table:table-cell table:style-name="Table85.A1" office:value-type="string">
            <text:p text:style-name="P29"><draw:frame draw:style-name="fr6" draw:name="362" text:anchor-type="as-char" svg:width="1.2709in" style:rel-width="scale" svg:height="0.3228in" style:rel-height="scale" draw:z-index="411"><draw:object xlink:href="./Object 362" xlink:type="simple" xlink:show="embed" xlink:actuate="onLoad"/><draw:image xlink:href="./ObjectReplacements/Object 362" xlink:type="simple" xlink:show="embed" xlink:actuate="onLoad"/></draw:frame></text:p>
          </table:table-cell>
          <table:table-cell table:style-name="Table85.A1" office:value-type="string">
            <text:p text:style-name="P24"><text:bookmark-start text:name="_Ref403393120"/>(82)<text:bookmark-end text:name="_Ref403393120"/></text:p>
          </table:table-cell>
        </table:table-row>
        <table:table-row>
          <table:table-cell table:style-name="Table85.A1" office:value-type="string">
            <text:p text:style-name="P29"><draw:frame draw:style-name="fr6" draw:name="363" text:anchor-type="as-char" svg:width="2.3752in" style:rel-width="scale" svg:height="0.4374in" style:rel-height="scale" draw:z-index="412"><draw:object xlink:href="./Object 363" xlink:type="simple" xlink:show="embed" xlink:actuate="onLoad"/><draw:image xlink:href="./ObjectReplacements/Object 363" xlink:type="simple" xlink:show="embed" xlink:actuate="onLoad"/></draw:frame></text:p>
          </table:table-cell>
          <table:table-cell table:style-name="Table85.A1" office:value-type="string">
            <text:p text:style-name="P24"><text:bookmark-start text:name="_Ref403393180"/>(83)<text:bookmark-end text:name="_Ref403393180"/></text:p>
          </table:table-cell>
        </table:table-row>
      </table:table>
      <text:p text:style-name="Normal">The next step is the blob segmentation which is done by Otsu’s segmentation method (Otsu, 1979). Otsu method is a segmentation process <text:soft-page-break/>based on a global segmentation threshold which is computed by minimizing the intra-class variance (variance within classes). After the segmentation step a morphologic closing operator is applied to reduce holes in the character blobs. The size of the rectangular closing kernel changes linear with the image scale<text:span text:style-name="Default_20_Paragraph_20_Font"><text:span text:style-name="T11">. </text:span></text:span></text:p>
      <text:p text:style-name="Normal"><text:span text:style-name="Default_20_Paragraph_20_Font"><text:span text:style-name="T11">Blobs that do not correspond to a character still exist in the segmented image. Therefore the area of the blobs is estimated and blobs with an area smaller </text:span></text:span><draw:frame draw:style-name="fr6" draw:name="364" text:anchor-type="as-char" svg:width="0.5937in" style:rel-width="scale" svg:height="0.198in" style:rel-height="scale" draw:z-index="413"><draw:object xlink:href="./Object 364" xlink:type="simple" xlink:show="embed" xlink:actuate="onLoad"/><draw:image xlink:href="./ObjectReplacements/Object 364" xlink:type="simple" xlink:show="embed" xlink:actuate="onLoad"/></draw:frame><text:span text:style-name="Default_20_Paragraph_20_Font"><text:span text:style-name="T11"> and blobs with an area greater </text:span></text:span><draw:frame draw:style-name="fr6" draw:name="365" text:anchor-type="as-char" svg:width="0.6146in" style:rel-width="scale" svg:height="0.198in" style:rel-height="scale" draw:z-index="414"><draw:object xlink:href="./Object 365" xlink:type="simple" xlink:show="embed" xlink:actuate="onLoad"/><draw:image xlink:href="./ObjectReplacements/Object 365" xlink:type="simple" xlink:show="embed" xlink:actuate="onLoad"/></draw:frame><text:span text:style-name="Default_20_Paragraph_20_Font"><text:span text:style-name="T11"> are rejected. The next step is the rough determination of possible lower character baselines. The </text:span></text:span><draw:frame draw:style-name="fr6" draw:name="366" text:anchor-type="as-char" svg:width="0.0937in" style:rel-width="scale" svg:height="0.198in" style:rel-height="scale" draw:z-index="415"><draw:object xlink:href="./Object 366" xlink:type="simple" xlink:show="embed" xlink:actuate="onLoad"/><draw:image xlink:href="./ObjectReplacements/Object 366" xlink:type="simple" xlink:show="embed" xlink:actuate="onLoad"/></draw:frame><text:span text:style-name="Default_20_Paragraph_20_Font"><text:span text:style-name="T11"> coordinate of the lower right corner of the blobs bounding box is used as samples to find upper baselines. This is done by estimating the probability density of the character position which is done with the MATLAB function ksdensity. The function returns a probability density estimation for samples based on a normal kernel function and is evaluated at equally spaced points that cover the range of the data (ksdensity, mathworks, 2014). In this approach 1000 equally spaced points from zero to one are used whereas the samples are normalized by the height of the image, the smoothing parameter </text:span></text:span><draw:frame draw:style-name="fr6" draw:name="367" text:anchor-type="as-char" svg:width="0.1043in" style:rel-width="scale" svg:height="0.198in" style:rel-height="scale" draw:z-index="416"><draw:object xlink:href="./Object 367" xlink:type="simple" xlink:show="embed" xlink:actuate="onLoad"/><draw:image xlink:href="./ObjectReplacements/Object 367" xlink:type="simple" xlink:show="embed" xlink:actuate="onLoad"/></draw:frame><text:span text:style-name="Default_20_Paragraph_20_Font"><text:span text:style-name="T11"> is set to 0.025. All local maximums in the probability density function are potential lower character baselines.</text:span></text:span></text:p>
      <text:p text:style-name="Normal"><text:span text:style-name="Default_20_Paragraph_20_Font"><text:span text:style-name="T11">After demining potential character baselines the blobs are assigned to the baselines based on the distance threshold</text:span></text:span><draw:frame draw:style-name="fr6" draw:name="368" text:anchor-type="as-char" svg:width="2.9374in" style:rel-width="scale" svg:height="0.2189in" style:rel-height="scale" draw:z-index="417"><draw:object xlink:href="./Object 368" xlink:type="simple" xlink:show="embed" xlink:actuate="onLoad"/><draw:image xlink:href="./ObjectReplacements/Object 368" xlink:type="simple" xlink:show="embed" xlink:actuate="onLoad"/></draw:frame><text:span text:style-name="Default_20_Paragraph_20_Font"><text:span text:style-name="T11">. All characters that distance from baseline is smaller than </text:span></text:span><draw:frame draw:style-name="fr6" draw:name="369" text:anchor-type="as-char" svg:width="1.4374in" style:rel-width="scale" svg:height="0.2083in" style:rel-height="scale" draw:z-index="418"><draw:object xlink:href="./Object 369" xlink:type="simple" xlink:show="embed" xlink:actuate="onLoad"/><draw:image xlink:href="./ObjectReplacements/Object 369" xlink:type="simple" xlink:show="embed" xlink:actuate="onLoad"/></draw:frame><text:span text:style-name="Default_20_Paragraph_20_Font"><text:span text:style-name="T11"> are assigned to the baseline as potential characters of the baseline. To remove manufacturer symbols or dirt that are segmented as potential characters, baselines with a number of assigned blobs less than or equal two are removed together with their assigned blobs. This assumption is based on </text:span></text:span><text:soft-page-break/><text:span text:style-name="Default_20_Paragraph_20_Font"><text:span text:style-name="T11">the condition that component names usually consist of more than two characters. </text:span></text:span></text:p>
      <text:p text:style-name="Normal"><text:span text:style-name="Default_20_Paragraph_20_Font"><text:span text:style-name="T11">To remove blobs that correspond to a baseline but are no characters the RANSAC outlier detection approach is used to estimate baseline models and select all characters that fit the baseline model with a distance error from the baseline smaller </text:span></text:span><draw:frame draw:style-name="fr6" draw:name="370" text:anchor-type="as-char" svg:width="2.1563in" style:rel-width="scale" svg:height="0.2083in" style:rel-height="scale" draw:z-index="419"><draw:object xlink:href="./Object 370" xlink:type="simple" xlink:show="embed" xlink:actuate="onLoad"/><draw:image xlink:href="./ObjectReplacements/Object 370" xlink:type="simple" xlink:show="embed" xlink:actuate="onLoad"/></draw:frame><text:span text:style-name="Default_20_Paragraph_20_Font"><text:span text:style-name="T11">. This is done with the lower and upper baseline of the character lines. The RANSAC algorithm is specified in chapter </text:span></text:span><text:span text:style-name="Default_20_Paragraph_20_Font"><text:span text:style-name="T11"><text:bookmark-ref text:reference-format="text" text:ref-name="_Ref411784750">RANSAC</text:bookmark-ref></text:span></text:span></text:p>
      <text:p text:style-name="P9">Baselines with a number of assigned blobs less than three are removed together with their assigned blobs. </text:p>
      <text:p text:style-name="Normal"><text:span text:style-name="Default_20_Paragraph_20_Font"><text:span text:style-name="T11">In the next step the characters which are assigned to baselines are segmented in character lines (words). These words are transferred as an image to the character recognition software Tesseract or OCRMax. The output of this software is the recognized word from the image. A comparison of the two OCR</text:span></text:span><text:alphabetical-index-mark text:string-value="Optical character recognition" text:key1="OCR"/><text:span text:style-name="Default_20_Paragraph_20_Font"><text:span text:style-name="T11"> </text:span></text:span><text:span text:style-name="Default_20_Paragraph_20_Font"><text:span text:style-name="T11">engines Tesseract and OCRMax is done in </text:span></text:span><text:span text:style-name="Default_20_Paragraph_20_Font"><text:span text:style-name="T11"><text:bookmark-ref text:reference-format="text" text:ref-name="_Ref409435779">Optical character recognition accuracy results on character level, word level, label level</text:bookmark-ref></text:span></text:span><text:span text:style-name="Default_20_Paragraph_20_Font"><text:span text:style-name="T11">. The settings and difficulties of the two OCR</text:span></text:span><text:alphabetical-index-mark text:string-value="Optical character recognition" text:key1="OCR"/><text:span text:style-name="Default_20_Paragraph_20_Font"><text:span text:style-name="T11"> engines</text:span></text:span><text:span text:style-name="Default_20_Paragraph_20_Font"><text:span text:style-name="T11"> are mentioned in </text:span></text:span><text:span text:style-name="Default_20_Paragraph_20_Font"><text:span text:style-name="T11"><text:bookmark-ref text:reference-format="text" text:ref-name="_Ref413264484">Optical character recognition difficulties</text:bookmark-ref></text:span></text:span><text:span text:style-name="Default_20_Paragraph_20_Font"><text:span text:style-name="T11">. An example of the OCR process of a QFP144 from the grayscaled image to the segmented character lines (words) is shown in </text:span></text:span><text:bookmark-ref text:reference-format="text" text:ref-name="_Ref413440578">Figure 45</text:bookmark-ref></text:p>
      <text:p text:style-name="P89"><text:soft-page-break/><text:span text:style-name="Default_20_Paragraph_20_Font"><text:span text:style-name="T28"><draw:frame draw:style-name="fr2" draw:name="Picture 3" text:anchor-type="as-char" svg:y="0in" svg:width="6.5453in" style:rel-width="scale" svg:height="3.2028in" style:rel-height="scale" draw:z-index="420"><draw:image/><svg:desc>C:\Users\WIN\Masterthesis\Masterthesis\Masterarbeit_daten\3.7.2\OCR images.png</svg:desc></draw:frame></text:span></text:span></text:p>
      <text:p text:style-name="Caption"><text:bookmark-start text:name="_Toc413454254"/><text:bookmark-start text:name="_Ref413440578"/>Figure 45<text:bookmark-end text:name="_Ref413440578"/>: OCR of a QFP144 from top left to top right: grayscaled image, LoG filtered image, binarized image, blobs filtered image. From bottem left to bottom right: four character lines (words)<text:bookmark-end text:name="_Toc413454254"/></text:p>
      <text:p text:style-name="P90"><text:soft-page-break/><text:span text:style-name="Default_20_Paragraph_20_Font"><text:span text:style-name="T8"><draw:frame draw:style-name="fr2" draw:name="Picture 38" text:anchor-type="as-char" svg:y="0in" svg:width="2.8138in" style:rel-width="scale" svg:height="6.6264in" style:rel-height="scale" draw:z-index="421"><draw:image/></draw:frame></text:span></text:span></text:p>
      <text:p text:style-name="P93"><text:bookmark-start text:name="_Toc413454255"/><text:bookmark-start text:name="_Ref403387904"/>Figure 46<text:bookmark-end text:name="_Ref403387904"/>: IC<text:alphabetical-index-mark text:string-value="Integrated circuit" text:key1="IC"/> marking recognition flow chart<text:bookmark-end text:name="_Toc413454255"/></text:p>
      <text:p text:style-name="Normal"/>
      <text:p text:style-name="Heading_20_4">OCR<text:alphabetical-index-mark text:string-value="Optical character recognition" text:key1="OCR"/> engine <text:bookmark-start text:name="_Ref409435878"/>Tesseract <text:bookmark-end text:name="_Ref409435878"/>3.0.1</text:p>
      <text:p text:style-name="Normal">Tesseract is an open-source OCR<text:alphabetical-index-mark text:string-value="Optical character recognition" text:key1="OCR"/> engine that was developed by HP between 1984 and 1994. The program is written in C and C++ and can be used on varies platforms. Since 2006 Tesseract development was sponsored by <text:soft-page-break/>Google and provides support for various languages. A comparison between Tesseract 3.0.1 and FineReader10 Corporation Edition from ABBYY shows that there is no significant difference in accuracy between both software engines. The differences in accuracy depend on quality and font of the characters whereas each engine has its advantages and disadvantages (Heliński, et al., 2000).</text:p>
      <text:p text:style-name="Normal">For character recognition with Tesseract, the markings were decomposed in lines referring to the flow chart in <text:bookmark-ref text:reference-format="text" text:ref-name="_Ref403387904">Figure 46</text:bookmark-ref>. The segmented binarized character line images where transferred to the Tesseract engine by the command-line interface in MATLAB and the recognized results were stored in a text file. Tesseract was trained with 1704 characters from 146 IC<text:alphabetical-index-mark text:string-value="Integrated circuit" text:key1="IC"/> markings. The following settings were made to improve the accuracy rate.</text:p>
      <text:list xml:id="list94116210125274" text:style-name="L25">
        <text:list-item>
          <text:p text:style-name="P132">Character limitation subset was set to “0123456789ABCDEFGHIJKLMNOPQRSTUVWXYZ/”</text:p>
        </text:list-item>
        <text:list-item>
          <text:p text:style-name="P132">Tesseract pagesegmode: 7 = Treat the image as single text line</text:p>
        </text:list-item>
      </text:list>
      <text:p text:style-name="Normal"/>
      <text:p text:style-name="Heading_20_4">OCR<text:alphabetical-index-mark text:string-value="Optical character recognition" text:key1="OCR"/> engine Cognex OCRMax</text:p>
      <text:p text:style-name="Normal">Cognex image processing software suite VisionPro<text:span text:style-name="Default_20_Paragraph_20_Font"><text:span text:style-name="T21">®</text:span></text:span> includes <draw:frame draw:style-name="fr6" draw:name="371" text:anchor-type="as-char" svg:width="0.8335in" style:rel-width="scale" svg:height="0.198in" style:rel-height="scale" draw:z-index="422"><draw:object xlink:href="./Object 371" xlink:type="simple" xlink:show="embed" xlink:actuate="onLoad"/><draw:image xlink:href="./ObjectReplacements/Object 371" xlink:type="simple" xlink:show="embed" xlink:actuate="onLoad"/></draw:frame><text:span text:style-name="Default_20_Paragraph_20_Font"><text:span text:style-name="T12"> which </text:span></text:span><text:span text:style-name="Default_20_Paragraph_20_Font"><text:span text:style-name="T21">is</text:span></text:span> a font-trainable OCR<text:alphabetical-index-mark text:string-value="Optical character recognition" text:key1="OCR"/> and OCV<text:alphabetical-index-mark text:string-value="Optical character verification" text:key1="OCV"/> (Optical character recognition and Optical character verification) tool (VisionPro, 2014). In this approach the OCR<text:alphabetical-index-mark text:string-value="Optical character recognition" text:key1="OCR"/> engine <draw:frame draw:style-name="fr6" draw:name="372" text:anchor-type="as-char" svg:width="0.8752in" style:rel-width="scale" svg:height="0.198in" style:rel-height="scale" draw:z-index="423"><draw:object xlink:href="./Object 372" xlink:type="simple" xlink:show="embed" xlink:actuate="onLoad"/><draw:image xlink:href="./ObjectReplacements/Object 372" xlink:type="simple" xlink:show="embed" xlink:actuate="onLoad"/></draw:frame>was used to recognize characters from segmented binarized character line images similar to the Tesseract OCR<text:alphabetical-index-mark text:string-value="Optical character recognition" text:key1="OCR"/> engine. <text:span text:style-name="Default_20_Paragraph_20_Font"><text:span text:style-name="T11">A training data set was composed consisting of electronic component markings. The Software was trained with 1704 characters from 146 IC</text:span></text:span><text:alphabetical-index-mark text:string-value="Integrated circuit" text:key1="IC"/><text:span text:style-name="Default_20_Paragraph_20_Font"><text:span text:style-name="T11"> markings. </text:span></text:span>The following settings were made to improve the accuracy rate.</text:p>
      <text:list xml:id="list174005815461705" text:continue-numbering="true" text:style-name="L25">
        <text:list-item>
          <text:p text:style-name="P132"><text:soft-page-break/>Character limitation subset was set to “0123456789ABCDEFGHIJKLMNOPQRSTUVWXYZ/”</text:p>
        </text:list-item>
      </text:list>
      <text:p text:style-name="Normal">The character level accuracy of both OCR<text:alphabetical-index-mark text:string-value="Optical character recognition" text:key1="OCR"/> engines depends on the number of characters which were used to train the Tesseract OCR<text:alphabetical-index-mark text:string-value="Optical character recognition" text:key1="OCR"/> engine and the OCRMax engine. In this approach characters from 37 classes:</text:p>
      <table:table table:name="Table86" table:style-name="Table86">
        <table:table-column table:style-name="Table86.A"/>
        <table:table-column table:style-name="Table86.B"/>
        <table:table-row>
          <table:table-cell table:style-name="Table86.A1" office:value-type="string">
            <text:p text:style-name="P29"><draw:frame draw:style-name="fr6" draw:name="373" text:anchor-type="as-char" svg:width="1.2189in" style:rel-width="scale" svg:height="0.198in" style:rel-height="scale" draw:z-index="424"><draw:object xlink:href="./Object 373" xlink:type="simple" xlink:show="embed" xlink:actuate="onLoad"/><draw:image xlink:href="./ObjectReplacements/Object 373" xlink:type="simple" xlink:show="embed" xlink:actuate="onLoad"/></draw:frame></text:p>
            <text:p text:style-name="P29"/>
          </table:table-cell>
          <table:table-cell table:style-name="Table86.A1" office:value-type="string">
            <text:p text:style-name="P24">(84)</text:p>
          </table:table-cell>
        </table:table-row>
      </table:table>
      <text:p text:style-name="Normal">where used to train the OCR<text:alphabetical-index-mark text:string-value="Optical character recognition" text:key1="OCR"/> engines. The Dependency of the Tesseract character recognition accuracy of tested characters from the number of characters used for training is shown in <text:bookmark-ref text:reference-format="text" text:ref-name="_Ref411084664">Figure 47</text:bookmark-ref>. It can be seen that the accuracy rate converges and therefore the OCR<text:alphabetical-index-mark text:string-value="Optical character recognition" text:key1="OCR"/> character recognition accuracy will not increase significantly by training the OCR<text:alphabetical-index-mark text:string-value="Optical character recognition" text:key1="OCR"/> engine with more characters.</text:p>
      <text:p text:style-name="P91"><text:span text:style-name="Default_20_Paragraph_20_Font"><text:span text:style-name="T8"><draw:frame draw:style-name="fr2" draw:name="Picture 93" text:anchor-type="as-char" svg:y="0in" svg:width="5.0063in" style:rel-width="scale" svg:height="2.648in" style:rel-height="scale" draw:z-index="425"><draw:image/><svg:desc>C:\Users\WIN\Masterthesis\Masterthesis\Masterarbeit_daten\3.7.2\OCRtraintest.png</svg:desc></draw:frame></text:span></text:span></text:p>
      <text:p text:style-name="P93"><text:bookmark-start text:name="_Toc413454256"/><text:bookmark-start text:name="_Ref411084664"/>Figure 47<text:bookmark-end text:name="_Ref411084664"/>: Dependency of Tesseract character recognition accuracy from number of characters<text:bookmark-end text:name="_Toc413454256"/></text:p>
      <text:p text:style-name="P7"/>
      <text:list xml:id="list94115040030542" text:style-name="L23">
        <text:list-item>
          <text:list>
            <text:list-item>
              <text:list>
                <text:list-item>
                  <text:p text:style-name="P123"><text:bookmark-start text:name="_Toc413454162"/><text:bookmark-start text:name="_Ref412123336"/><text:bookmark-start text:name="_Ref412123188"/><text:soft-page-break/>Optical character recognition evaluation scheme<text:bookmark-end text:name="_Toc413454162"/><text:bookmark-end text:name="_Ref412123336"/><text:bookmark-end text:name="_Ref412123188"/></text:p>
                </text:list-item>
              </text:list>
            </text:list-item>
          </text:list>
        </text:list-item>
      </text:list>
      <text:p text:style-name="Normal"><text:span text:style-name="Default_20_Paragraph_20_Font"><text:span text:style-name="T11">To evaluate the OCR</text:span></text:span><text:alphabetical-index-mark text:string-value="Optical character recognition" text:key1="OCR"/><text:span text:style-name="Default_20_Paragraph_20_Font"><text:span text:style-name="T11"> approach with the OCR</text:span></text:span><text:alphabetical-index-mark text:string-value="Optical character recognition" text:key1="OCR"/><text:span text:style-name="Default_20_Paragraph_20_Font"><text:span text:style-name="T11"> engines, the analysis of the OCR</text:span></text:span><text:alphabetical-index-mark text:string-value="Optical character recognition" text:key1="OCR"/><text:span text:style-name="Default_20_Paragraph_20_Font"><text:span text:style-name="T11"> results are compared on different levels. </text:span></text:span></text:p>
      <text:p text:style-name="P124">Character level evaluation</text:p>
      <text:p text:style-name="Normal"><text:span text:style-name="Default_20_Paragraph_20_Font"><text:span text:style-name="T11">The lowest level is the character level whereas each word is recognized by an OCR</text:span></text:span><text:alphabetical-index-mark text:string-value="Optical character recognition" text:key1="OCR"/><text:span text:style-name="Default_20_Paragraph_20_Font"><text:span text:style-name="T11"> engine and compared to the manual assigned word. The two words are compared based on the Levenshtein distance which is a string metric for measuring the difference between to sequences and is </text:span></text:span>specified <text:span text:style-name="Default_20_Paragraph_20_Font"><text:span text:style-name="T11">in chapter </text:span></text:span><text:span text:style-name="Default_20_Paragraph_20_Font"><text:span text:style-name="T11"><text:bookmark-ref text:reference-format="text" text:ref-name="_Ref409437338">Levenshtein distance</text:bookmark-ref></text:span></text:span><text:span text:style-name="Default_20_Paragraph_20_Font"><text:span text:style-name="T11">. The error</text:span></text:span><draw:frame draw:style-name="fr6" draw:name="374" text:anchor-type="as-char" svg:width="0.25in" style:rel-width="scale" svg:height="0.198in" style:rel-height="scale" draw:z-index="426"><draw:object xlink:href="./Object 374" xlink:type="simple" xlink:show="embed" xlink:actuate="onLoad"/><draw:image xlink:href="./ObjectReplacements/Object 374" xlink:type="simple" xlink:show="embed" xlink:actuate="onLoad"/></draw:frame><text:span text:style-name="Default_20_Paragraph_20_Font"><text:span text:style-name="T11"> is the number of character errors (insertions, substitutions and deletions) of the component marking</text:span></text:span><draw:frame draw:style-name="fr6" draw:name="375" text:anchor-type="as-char" svg:width="0.0937in" style:rel-width="scale" svg:height="0.198in" style:rel-height="scale" draw:z-index="427"><draw:object xlink:href="./Object 375" xlink:type="simple" xlink:show="embed" xlink:actuate="onLoad"/><draw:image xlink:href="./ObjectReplacements/Object 375" xlink:type="simple" xlink:show="embed" xlink:actuate="onLoad"/></draw:frame><text:span text:style-name="Default_20_Paragraph_20_Font"><text:span text:style-name="T11">. An example of OCR</text:span></text:span><text:alphabetical-index-mark text:string-value="Optical character recognition" text:key1="OCR"/><text:span text:style-name="Default_20_Paragraph_20_Font"><text:span text:style-name="T11"> </text:span></text:span><text:span text:style-name="Default_20_Paragraph_20_Font"><text:span text:style-name="T11">the evaluation on character level with Levenshtein distance is shown in </text:span></text:span><text:bookmark-ref text:reference-format="text" text:ref-name="_Ref409440636">Figure 48</text:bookmark-ref><text:span text:style-name="Default_20_Paragraph_20_Font"><text:span text:style-name="T11">. </text:span></text:span></text:p>
      <text:p text:style-name="P90"><text:span text:style-name="Default_20_Paragraph_20_Font"><text:span text:style-name="T9"><draw:frame draw:style-name="fr2" draw:name="Picture 68" text:anchor-type="as-char" svg:y="0in" svg:width="4.6193in" style:rel-width="scale" svg:height="1.9429in" style:rel-height="scale" draw:z-index="428"><draw:image/></draw:frame></text:span></text:span></text:p>
      <text:p text:style-name="P93"><text:bookmark-start text:name="_Toc413454257"/><text:bookmark-start text:name="_Ref409440636"/>Figure 48<text:bookmark-end text:name="_Ref409440636"/>: OCR<text:alphabetical-index-mark text:string-value="Optical character recognition" text:key1="OCR"/> evaluation on character level<text:bookmark-end text:name="_Toc413454257"/></text:p>
      <text:p text:style-name="P124">Word level evaluation without Octopart database</text:p>
      <text:p text:style-name="Normal">The word level evaluation is based on correctly assigned words. If two words are not equal (at least one character is not equal) the number of word errors <draw:frame draw:style-name="fr6" draw:name="376" text:anchor-type="as-char" svg:width="0.25in" style:rel-width="scale" svg:height="0.198in" style:rel-height="scale" draw:z-index="429"><draw:object xlink:href="./Object 376" xlink:type="simple" xlink:show="embed" xlink:actuate="onLoad"/><draw:image xlink:href="./ObjectReplacements/Object 376" xlink:type="simple" xlink:show="embed" xlink:actuate="onLoad"/></draw:frame><text:span text:style-name="Default_20_Paragraph_20_Font"><text:span text:style-name="T11"> of the component marking </text:span></text:span><draw:frame draw:style-name="fr6" draw:name="377" text:anchor-type="as-char" svg:width="0.0626in" style:rel-width="scale" svg:height="0.198in" style:rel-height="scale" draw:z-index="430"><draw:object xlink:href="./Object 377" xlink:type="simple" xlink:show="embed" xlink:actuate="onLoad"/><draw:image xlink:href="./ObjectReplacements/Object 377" xlink:type="simple" xlink:show="embed" xlink:actuate="onLoad"/></draw:frame> increases by one. The word was not verified by the electronic component database Octopart. <text:span text:style-name="Default_20_Paragraph_20_Font"><text:span text:style-name="T11">An example of OCR</text:span></text:span><text:alphabetical-index-mark text:string-value="Optical character recognition" text:key1="OCR"/><text:span text:style-name="Default_20_Paragraph_20_Font"><text:span text:style-name="T11"> evaluation on word level is shown in </text:span></text:span><text:bookmark-ref text:reference-format="text" text:ref-name="_Ref409442875">Figure 49</text:bookmark-ref><text:span text:style-name="Default_20_Paragraph_20_Font"><text:span text:style-name="T11">. </text:span></text:span></text:p>
      <text:p text:style-name="P90"><text:soft-page-break/><text:span text:style-name="Default_20_Paragraph_20_Font"><text:span text:style-name="T8"><draw:frame draw:style-name="fr2" draw:name="Picture 77" text:anchor-type="as-char" svg:y="0in" svg:width="4.6228in" style:rel-width="scale" svg:height="1.9429in" style:rel-height="scale" draw:z-index="431"><draw:image/><svg:desc>C:\Users\WIN\Masterthesis\Masterthesis\Masterarbeit_daten\3.7.2\word_level.png</svg:desc></draw:frame></text:span></text:span></text:p>
      <text:p text:style-name="P93"><text:bookmark-start text:name="_Toc413454258"/><text:bookmark-start text:name="_Ref409442875"/>Figure 49<text:bookmark-end text:name="_Ref409442875"/>: OCR<text:alphabetical-index-mark text:string-value="Optical character recognition" text:key1="OCR"/> evaluation on word level without Octopart<text:bookmark-end text:name="_Toc413454258"/></text:p>
      <text:p text:style-name="P124">Word level evaluation with Octopart database</text:p>
      <text:p text:style-name="Normal"><text:span text:style-name="Default_20_Paragraph_20_Font"><text:span text:style-name="T11">The word level verification with Octopart database is shown in </text:span></text:span><text:bookmark-ref text:reference-format="text" text:ref-name="_Ref409444474">Figure 50</text:bookmark-ref><text:span text:style-name="Default_20_Paragraph_20_Font"><text:span text:style-name="T11">. The difference between the OCR</text:span></text:span><text:alphabetical-index-mark text:string-value="Optical character recognition" text:key1="OCR"/><text:span text:style-name="Default_20_Paragraph_20_Font"><text:span text:style-name="T11"> </text:span></text:span><text:span text:style-name="Default_20_Paragraph_20_Font"><text:span text:style-name="T11">evaluations on word level without Octopart database is the assignment of one of the two classes (component -name, non-component -name) to the words. In </text:span></text:span><text:bookmark-ref text:reference-format="text" text:ref-name="_Ref409444474">Figure 50</text:bookmark-ref><text:span text:style-name="Default_20_Paragraph_20_Font"><text:span text:style-name="T11"> the component -names are marked in black and the non-component names are marked in red.</text:span></text:span></text:p>
      <text:p text:style-name="P89"><text:span text:style-name="Default_20_Paragraph_20_Font"><text:span text:style-name="T9"><draw:frame draw:style-name="fr2" draw:name="Picture 79" text:anchor-type="as-char" svg:y="0in" svg:width="6.2327in" style:rel-width="scale" svg:height="1.9535in" style:rel-height="scale" draw:z-index="432"><draw:image/><svg:desc>C:\Users\WIN\Masterthesis\Masterthesis\Masterarbeit_daten\3.7.2\word_level_oct.png</svg:desc></draw:frame></text:span></text:span></text:p>
      <text:p text:style-name="P93"><text:bookmark-start text:name="_Toc413454259"/><text:bookmark-start text:name="_Ref409444474"/>Figure 50<text:bookmark-end text:name="_Ref409444474"/>: OCR<text:alphabetical-index-mark text:string-value="Optical character recognition" text:key1="OCR"/> evaluation on word level with Octopart<text:bookmark-end text:name="_Toc413454259"/></text:p>
      <text:p text:style-name="Normal"><text:span text:style-name="Default_20_Paragraph_20_Font"><text:span text:style-name="T11">All recognized words from the OCR</text:span></text:span><text:alphabetical-index-mark text:string-value="Optical character recognition" text:key1="OCR"/><text:span text:style-name="Default_20_Paragraph_20_Font"><text:span text:style-name="T11"> engines</text:span></text:span><text:span text:style-name="Default_20_Paragraph_20_Font"><text:span text:style-name="T11"> are requested at the Octopart database to verify if the word is a component -name or a non-component -name. If the Octopart database response a component-name with the same or similar component-name (Levenshtein distance &lt; 2) the OCR</text:span></text:span><text:alphabetical-index-mark text:string-value="Optical character recognition" text:key1="OCR"/><text:span text:style-name="Default_20_Paragraph_20_Font"><text:span text:style-name="T11"> system references the word to a </text:span></text:span><text:span text:style-name="Default_20_Paragraph_20_Font"><text:span text:style-name="T11">component in the Octopart database. If the assigned class to a word is a component-name and the Octopart database </text:span></text:span><text:soft-page-break/><text:span text:style-name="Default_20_Paragraph_20_Font"><text:span text:style-name="T11">response a component-name, the true positive rate (TP</text:span></text:span><text:alphabetical-index-mark text:string-value="True positive rate" text:key1="TP"/><text:span text:style-name="Default_20_Paragraph_20_Font"><text:span text:style-name="T11">) increases by one. If a word was assigned as </text:span></text:span><text:span text:style-name="Default_20_Paragraph_20_Font"><text:span text:style-name="T11">component-name but Octopart cannot match the word to a component in the database the false negative rate (FN</text:span></text:span><text:alphabetical-index-mark text:string-value="False negative rate" text:key1="FN"/><text:span text:style-name="Default_20_Paragraph_20_Font"><text:span text:style-name="T11">) increases by one.</text:span></text:span><text:span text:style-name="Default_20_Paragraph_20_Font"><text:span text:style-name="T11"> If a word was assigned as non-component-name and the Octopart database could not reference the word to a component in the database, the true negative rate (TN</text:span></text:span><text:alphabetical-index-mark text:string-value="True negative rate" text:key1="TN"/><text:span text:style-name="Default_20_Paragraph_20_Font"><text:span text:style-name="T11">) increases by one. If a word was assigned as non-</text:span></text:span><text:span text:style-name="Default_20_Paragraph_20_Font"><text:span text:style-name="T11">component-name and the Octopart database referenced the word to a componentin the database, the false positive rate (FP</text:span></text:span><text:alphabetical-index-mark text:string-value="False positive rate" text:key1="FP"/><text:span text:style-name="Default_20_Paragraph_20_Font"><text:span text:style-name="T11">) increases by one. </text:span></text:span></text:p>
      <text:p text:style-name="P124">Label level evaluation with Octopart database</text:p>
      <text:p text:style-name="Normal">The label level evaluation is done because of the fact that <text:span text:style-name="Default_20_Paragraph_20_Font"><text:span text:style-name="T11">component</text:span></text:span>-names are sometimes composed of multiple words. On the label level evaluation the words are composed to labels and requested at the Octopart database. <text:span text:style-name="Default_20_Paragraph_20_Font"><text:span text:style-name="T11">If the assigned class to a label is a component-name and the Octopart database response a component-name, the true positive rate (TP</text:span></text:span><text:alphabetical-index-mark text:string-value="True positive rate" text:key1="TP"/><text:span text:style-name="Default_20_Paragraph_20_Font"><text:span text:style-name="T11">) increases by one. If a label was assigned as </text:span></text:span><text:span text:style-name="Default_20_Paragraph_20_Font"><text:span text:style-name="T11">component-name but Octopart cannot match the word to a component in the database the false negative rate (FN</text:span></text:span><text:alphabetical-index-mark text:string-value="False negative rate" text:key1="FN"/><text:span text:style-name="Default_20_Paragraph_20_Font"><text:span text:style-name="T11">) increases by one. If a </text:span></text:span>label <text:span text:style-name="Default_20_Paragraph_20_Font"><text:span text:style-name="T11">was assigned as non-component-name and the Octopart database could not reference the word to a component in the database, the true negative rate (TN</text:span></text:span><text:alphabetical-index-mark text:string-value="True negative rate" text:key1="TN"/><text:span text:style-name="Default_20_Paragraph_20_Font"><text:span text:style-name="T11">) increases by one. If a </text:span></text:span>label <text:span text:style-name="Default_20_Paragraph_20_Font"><text:span text:style-name="T11">was assigned as non-component-name and the Octopart database referenced the </text:span></text:span>label <text:span text:style-name="Default_20_Paragraph_20_Font"><text:span text:style-name="T11">to a component in the database, the false positive rate (FP</text:span></text:span><text:alphabetical-index-mark text:string-value="False positive rate" text:key1="FP"/><text:span text:style-name="Default_20_Paragraph_20_Font"><text:span text:style-name="T11">) increases by one. An example of OCR</text:span></text:span><text:alphabetical-index-mark text:string-value="Optical character recognition" text:key1="OCR"/><text:span text:style-name="Default_20_Paragraph_20_Font"><text:span text:style-name="T11"> evaluation on label level is shown in </text:span></text:span><text:bookmark-ref text:reference-format="text" text:ref-name="_Ref409447220">Figure 51</text:bookmark-ref><text:span text:style-name="Default_20_Paragraph_20_Font"><text:span text:style-name="T11">.</text:span></text:span></text:p>
      <text:p text:style-name="P90"><text:soft-page-break/><text:span text:style-name="Default_20_Paragraph_20_Font"><text:span text:style-name="T9"><draw:frame draw:style-name="fr2" draw:name="Picture 80" text:anchor-type="as-char" svg:y="0in" svg:width="6.7256in" style:rel-width="scale" svg:height="2.6252in" style:rel-height="scale" draw:z-index="433"><draw:image/></draw:frame></text:span></text:span></text:p>
      <text:p text:style-name="P93"><text:bookmark-start text:name="_Toc413454260"/><text:bookmark-start text:name="_Ref409447220"/>Figure 51<text:bookmark-end text:name="_Ref409447220"/>: OCR<text:alphabetical-index-mark text:string-value="Optical character recognition" text:key1="OCR"/> evaluation on label level with Octopart<text:bookmark-end text:name="_Toc413454260"/></text:p>
      <text:p text:style-name="P12"/>
      <text:p text:style-name="P124">Component level evaluation with Octopart database</text:p>
      <text:p text:style-name="Normal">The accuracy rate on part-level shows how many parts were assigned correctly to a component in the Octopart database whereas the potential component-names were evaluated first at label level. If at least one label (potential component-name) was correctly assigned to a component in the Octopart database the True part assignment rate (TPA<text:alphabetical-index-mark text:string-value="True part assignment rate" text:key1="TPA"/>) increase by one. If no label was correctly assigned to a part in the Octopart database, the false part assignment rate (FPA<text:alphabetical-index-mark text:string-value="False part assignment rate" text:key1="FPA"/>) increases by one. An example of two omponents is shown in <text:bookmark-ref text:reference-format="text" text:ref-name="_Ref409449336">Figure 52</text:bookmark-ref>.</text:p>
      <text:p text:style-name="P90"><text:soft-page-break/><text:span text:style-name="Default_20_Paragraph_20_Font"><text:span text:style-name="T9"><draw:frame draw:style-name="fr2" draw:name="Picture 81" text:anchor-type="as-char" svg:y="0in" svg:width="6.3665in" style:rel-width="scale" svg:height="4.0228in" style:rel-height="scale" draw:z-index="434"><draw:image/></draw:frame></text:span></text:span></text:p>
      <text:p text:style-name="P93"><text:bookmark-start text:name="_Toc413454261"/><text:bookmark-start text:name="_Ref409449336"/>Figure 52<text:bookmark-end text:name="_Ref409449336"/>: OCR<text:alphabetical-index-mark text:string-value="Optical character recognition" text:key1="OCR"/> evaluation on part level with Octopart<text:bookmark-end text:name="_Toc413454261"/></text:p>
      <text:p text:style-name="Normal"><text:span text:style-name="Default_20_Paragraph_20_Font"><text:span text:style-name="T11">The OCR</text:span></text:span><text:alphabetical-index-mark text:string-value="Optical character recognition" text:key1="OCR"/><text:span text:style-name="Default_20_Paragraph_20_Font"><text:span text:style-name="T11"> evaluation results on character level, word level and part level of the OCR</text:span></text:span><text:alphabetical-index-mark text:string-value="Optical character recognition" text:key1="OCR"/><text:span text:style-name="Default_20_Paragraph_20_Font"><text:span text:style-name="T11"> system are shown in detail in chapter </text:span></text:span><text:span text:style-name="Default_20_Paragraph_20_Font"><text:span text:style-name="T11"><text:bookmark-ref text:reference-format="text" text:ref-name="_Ref409449500">Optical character recognition accuracy results on character level, word level, label level</text:bookmark-ref></text:span></text:span><text:span text:style-name="Default_20_Paragraph_20_Font"><text:span text:style-name="T11">. <text:s/></text:span></text:span></text:p>
      <text:p text:style-name="P22"/>
      <text:list xml:id="list174006049719983" text:continue-numbering="true" text:style-name="L23">
        <text:list-item>
          <text:p text:style-name="P125"><text:bookmark-start text:name="_Toc413454163"/>Life-cycle inventory model analyses of printed circuit boards<text:bookmark-end text:name="_Toc413454163"/></text:p>
        </text:list-item>
      </text:list>
      <text:p text:style-name="Normal">An improved recycling process requires a precise model of the PCBs and its material composition. The knowledge about the content of valuable materials in electronic components is of particular importance. To generate a precious composition model and an LCI-model, information about electronic components on the PCB is necessary. The automatic optical inspection approach in this work can help to estimate these models. The ILCD-format is used to automatically create and transfer the LCI-model and the composition model into common LCA-Software like GaBi or OpenLCA. <text:bookmark-start text:name="_Ref411114772"/></text:p>
      <text:list xml:id="list174006528322227" text:continue-numbering="true" text:style-name="L23">
        <text:list-item>
          <text:list>
            <text:list-item>
              <text:p text:style-name="P129"><text:bookmark-start text:name="_Toc413454164"/><text:bookmark-start text:name="_Ref413413049"/>Printed circuit board region classification based on electronic <text:span text:style-name="Default_20_Paragraph_20_Font"><text:span text:style-name="T11">component </text:span></text:span>recognition results<text:bookmark-end text:name="_Ref411114772"/><text:bookmark-end text:name="_Toc413454164"/><text:bookmark-end text:name="_Ref413413049"/></text:p>
            </text:list-item>
          </text:list>
        </text:list-item>
      </text:list>
      <text:p text:style-name="Normal">In this work an LCI<text:alphabetical-index-mark text:string-value="Life cycle inventory" text:key1="LCI"/>-PCB-model and a PCB-composition-model are automatically generated. Both models are based on the determination of four regions of the PCB. The regions are based on the surface of the PCB and the electronic components. The PCB is divided in the following four regions:</text:p>
      <text:list xml:id="list5569275124929207553" text:style-name="L29">
        <text:list-item>
          <text:p text:style-name="P137">PCB support material (epoxy) - <draw:frame draw:style-name="fr6" draw:name="378" text:anchor-type="as-char" svg:width="0.8752in" style:rel-width="scale" svg:height="0.2189in" style:rel-height="scale" draw:z-index="435"><draw:object xlink:href="./Object 378" xlink:type="simple" xlink:show="embed" xlink:actuate="onLoad"/><draw:image xlink:href="./ObjectReplacements/Object 378" xlink:type="simple" xlink:show="embed" xlink:actuate="onLoad"/></draw:frame></text:p>
        </text:list-item>
        <text:list-item>
          <text:p text:style-name="P137">Component was detected and classified as unknown component or PCB areas could not be recognized as PCB support material and therefore are treaded as unknown components <draw:frame draw:style-name="fr6" draw:name="379" text:anchor-type="as-char" svg:width="0.9374in" style:rel-width="scale" svg:height="0.2083in" style:rel-height="scale" draw:z-index="436"><draw:object xlink:href="./Object 379" xlink:type="simple" xlink:show="embed" xlink:actuate="onLoad"/><draw:image xlink:href="./ObjectReplacements/Object 379" xlink:type="simple" xlink:show="embed" xlink:actuate="onLoad"/></draw:frame></text:p>
        </text:list-item>
        <text:list-item>
          <text:p text:style-name="P137">Component was detected and classified as a known electronic component (SOT223, Resistor network, etc. ) but component markings could not be recognized or components do not have of any component markings</text:p>
        </text:list-item>
        <text:list-item>
          <text:p text:style-name="P137"><text:soft-page-break/>Component was detected, classified and a component marking was recognized</text:p>
        </text:list-item>
      </text:list>
      <text:p text:style-name="Normal">The four PCB regions for a sub image of the Arduino Due board are shown in <text:bookmark-ref text:reference-format="text" text:ref-name="_Ref413412975">Figure 53</text:bookmark-ref>. The red colored regions are components which are detected, classified and the component marking was recognized. The green colored components are detected components which were classified as known component class but the marking could not be recognized or the component does not consist of a marking. The yellow colored regions are components which were detected but where classified as unknown component class or could not be recognized as PCB support material and therefore are treaded as unknown components. PCB support material is the blue colored region in the PCB image. </text:p>
      <text:p text:style-name="P90"><text:span text:style-name="Default_20_Paragraph_20_Font"><text:span text:style-name="T8"><draw:frame draw:style-name="fr2" draw:name="Grafik 66" text:anchor-type="as-char" svg:y="0in" svg:width="4.4429in" style:rel-width="scale" svg:height="1.611in" style:rel-height="scale" draw:z-index="437"><draw:image/></draw:frame></text:span></text:span></text:p>
      <text:p text:style-name="P93"><text:bookmark-start text:name="_Toc413454262"/><text:bookmark-start text:name="_Ref413412975"/>Figure 53<text:bookmark-end text:name="_Ref413412975"/>: PCB model regions<text:bookmark-end text:name="_Toc413454262"/></text:p>
      <text:p text:style-name="P15"/>
      <text:list xml:id="list94116275033116" text:style-name="L23">
        <text:list-item>
          <text:list>
            <text:list-item>
              <text:p text:style-name="P129"><text:bookmark-start text:name="_Toc413454165"/>Estimated PCB-LCI<text:alphabetical-index-mark text:string-value="Life cycle inventory" text:key1="LCI"/> model and PCB-composition model<text:bookmark-end text:name="_Toc413454165"/></text:p>
            </text:list-item>
          </text:list>
        </text:list-item>
      </text:list>
      <text:p text:style-name="Normal">The PCB is divided in four regions based on the region definition in chapter <text:bookmark-ref text:reference-format="text" text:ref-name="_Ref413413049">Printed circuit board region classification based on electronic component recognition results</text:bookmark-ref> and the component detection and component classification results of the PCB. </text:p>
      <text:p text:style-name="Normal">The ILCD<text:alphabetical-index-mark text:string-value="International Life Cycle Data System" text:key1="ILCD"/> format is used to import ILCD<text:alphabetical-index-mark text:string-value="International Life Cycle Data System" text:key1="ILCD"/> models of the electronic components from databases, create automatically PCB models in MATLAB and export the <text:soft-page-break/>model. They can be imported in any LCA<text:alphabetical-index-mark text:string-value="Life-cycle assessment" text:key1="LCA"/> software which supports imports of ILCD<text:alphabetical-index-mark text:string-value="International Life Cycle Data System" text:key1="ILCD"/> data like GaBi or OpenLCA. The LCI<text:alphabetical-index-mark text:string-value="Life cycle inventory" text:key1="LCI"/>-model in this approach is a generalized model for brinted circuit boards and is developed to handle PCBs<text:alphabetical-index-mark text:string-value="Printed circuit boards" text:key1="PCBs"/> from scrap automatically. There are two ILCD<text:alphabetical-index-mark text:string-value="International Life Cycle Data System" text:key1="ILCD"/>-PCB models which are created and can be imported in LCA<text:alphabetical-index-mark text:string-value="Life-cycle assessment" text:key1="LCA"/> software, the PCB-LCI<text:alphabetical-index-mark text:string-value="Life cycle inventory" text:key1="LCI"/> model and the PCB-composition model. </text:p>
      <text:p text:style-name="Normal">The PCB-LCI<text:alphabetical-index-mark text:string-value="Life cycle inventory" text:key1="LCI"/> model represents the LCI<text:alphabetical-index-mark text:string-value="Life cycle inventory" text:key1="LCI"/> model of the PCB and uses full aggregated data to quantify energy, raw material requirements, emissions, solid waste and other releases. The flow diagram for a generalize PCB model is shown in <text:bookmark-ref text:reference-format="text" text:ref-name="_Ref404679784">Figure 54</text:bookmark-ref>. The PCB consists of the four different PCB regions which are modeled as follows:</text:p>
      <text:list xml:id="list377810948787166009" text:style-name="L30">
        <text:list-item>
          <text:p text:style-name="P138">Leiterplatte (FR4;2l;2s)</text:p>
        </text:list-item>
        <text:list-item>
          <text:p text:style-name="P138">Leiterplatte 2-Lagen starr FR4 mit HASL Finish (substractive Methode) </text:p>
        </text:list-item>
        <text:list-item>
          <text:p text:style-name="P138">ILCD<text:alphabetical-index-mark text:string-value="International Life Cycle Data System" text:key1="ILCD"/> component package from GaBi database (Electronic component)</text:p>
        </text:list-item>
        <text:list-item>
          <text:p text:style-name="P138">ILCD<text:alphabetical-index-mark text:string-value="International Life Cycle Data System" text:key1="ILCD"/> component package from GaBi database</text:p>
        </text:list-item>
      </text:list>
      <text:p text:style-name="Normal">Solder paste (Lotpaste SnAg3.6) is additionally added to the PCB model.</text:p>
      <text:p text:style-name="Normal"/>
      <text:p text:style-name="P90"><text:soft-page-break/><text:span text:style-name="Default_20_Paragraph_20_Font"><text:span text:style-name="T8"><draw:frame draw:style-name="fr2" draw:name="Picture 44" text:anchor-type="as-char" svg:y="0in" svg:width="3.1161in" style:rel-width="scale" svg:height="2.6228in" style:rel-height="scale" draw:z-index="438"><draw:image/></draw:frame></text:span></text:span></text:p>
      <text:p text:style-name="P93"><text:bookmark-start text:name="_Toc413454263"/><text:bookmark-start text:name="_Ref404679784"/>Figure 54<text:bookmark-end text:name="_Ref404679784"/>: PCB flow diagram for LCI<text:alphabetical-index-mark text:string-value="Life cycle inventory" text:key1="LCI"/>-model<text:bookmark-end text:name="_Toc413454263"/></text:p>
      <text:p text:style-name="Normal">For the PCB-LCI<text:alphabetical-index-mark text:string-value="Life cycle inventory" text:key1="LCI"/> model ,the full aggregated ILCD<text:alphabetical-index-mark text:string-value="International Life Cycle Data System" text:key1="ILCD"/> process models of the components, the “Printed wiring board HASL 2-layer (substractive method)” , the PCB support material model “Leiterplatte (FR4;2l;2s)” and the “Lotpaste SnAg3.6” model are added to the LCI model. The main process is the printed circuit board process with the flow inputs from all other processes. </text:p>
      <text:p text:style-name="Normal">Each flow owns flow properties with information about the amount of the composed materials. An additional flow property containing the purchase price of the component which is added to the flow properties, if the price could be estimated with the component marking recognition and the Octopart database. The estimation of the purchase price can help recyclers to determine components which could be valuable for component reuse.</text:p>
      <text:p text:style-name="Normal">The PCB-LCI<text:alphabetical-index-mark text:string-value="Life cycle inventory" text:key1="LCI"/> model is exported as an ILCD<text:alphabetical-index-mark text:string-value="International Life Cycle Data System" text:key1="ILCD"/> model and can be imported in any LCA<text:alphabetical-index-mark text:string-value="Life-cycle assessment" text:key1="LCA"/> software which supports ILCD<text:alphabetical-index-mark text:string-value="International Life Cycle Data System" text:key1="ILCD"/> import.</text:p>
      <text:p text:style-name="Normal">The PCB-composition model represents the material composition of the PCB. This model is of interest for recycling organizations to analyze the content of precious metals or other valuable resources. The model quantifies the amount of materials which are included in the electronic component (gold, palladium, ceramic, plastic, etc.). Moreover the amount of hazard materials <text:soft-page-break/>in the specific PCB can be analyzed and specially treated. The flow diagram of the PCB composition model is shown in <text:bookmark-ref text:reference-format="text" text:ref-name="_Ref404684349">Figure 55</text:bookmark-ref>. The flows in the figure between the PCB components and the materials are symbolic and depend on the content of the components.</text:p>
      <text:p text:style-name="P90"><text:span text:style-name="Default_20_Paragraph_20_Font"><text:span text:style-name="T8"><draw:frame draw:style-name="fr2" draw:name="Picture 48" text:anchor-type="as-char" svg:y="0in" svg:width="5.661in" style:rel-width="scale" svg:height="2.6075in" style:rel-height="scale" draw:z-index="439"><draw:image/></draw:frame></text:span></text:span></text:p>
      <text:p text:style-name="P93"><text:bookmark-start text:name="_Toc413454264"/><text:bookmark-start text:name="_Ref404684349"/>Figure 55<text:bookmark-end text:name="_Ref404684349"/>: PCB flow diagram for composition model<text:bookmark-end text:name="_Toc413454264"/></text:p>
      <text:p text:style-name="Normal">The PCB-composition model data are mainly extracted from the flow properties of the electronic components. Each component flow owns flow properties which include information about the material composition of the component. This flow properties (amount of gold, palladium, silver …in the component) where extracted and used to create new flows based on this materials. For each component a new process is created with the flow inputs which were created of the flow properties. The new processes are models of the material compositions of the components.</text:p>
      <text:list xml:id="list94116716979449" text:style-name="L23">
        <text:list-item>
          <text:list>
            <text:list-item>
              <text:p text:style-name="P129"><text:bookmark-start text:name="_Toc413454166"/>Data collection plan and data collection<text:bookmark-end text:name="_Toc413454166"/></text:p>
            </text:list-item>
          </text:list>
        </text:list-item>
      </text:list>
      <text:p text:style-name="Normal">The data collection is mainly based on the GaBi Extension database XI: Electronics from PE INTERNATIONAL. For each electronic component in the recognition database an ILCD<text:alphabetical-index-mark text:string-value="International Life Cycle Data System" text:key1="ILCD"/> package model from the GaBi database is assigned. In this work the ILCD<text:alphabetical-index-mark text:string-value="International Life Cycle Data System" text:key1="ILCD"/> models of the components where exported from the GaBi database, but any ILCD<text:alphabetical-index-mark text:string-value="International Life Cycle Data System" text:key1="ILCD"/> component model can be used. Most <text:soft-page-break/>of the database models are based on the component package and are independent from the function of the electronic component.</text:p>
      <text:p text:style-name="Normal">The amount of the model components is determined according to the detected areas or the number of classified components. The PCB support material (PCB surface area) is determined as<draw:frame draw:style-name="fr6" draw:name="380" text:anchor-type="as-char" svg:width="0.9063in" style:rel-width="scale" svg:height="0.2189in" style:rel-height="scale" draw:z-index="440"><draw:object xlink:href="./Object 380" xlink:type="simple" xlink:show="embed" xlink:actuate="onLoad"/><draw:image xlink:href="./ObjectReplacements/Object 380" xlink:type="simple" xlink:show="embed" xlink:actuate="onLoad"/></draw:frame> and is modeled as “Leiterplatte (FR4;2l;2s)”. The amount unit is mass and is calculated by the region area recognized in the image and the basis weight. The basis weight <draw:frame draw:style-name="fr6" draw:name="381" text:anchor-type="as-char" svg:width="1.6252in" style:rel-width="scale" svg:height="0.3752in" style:rel-height="scale" draw:z-index="441"><draw:object xlink:href="./Object 381" xlink:type="simple" xlink:show="embed" xlink:actuate="onLoad"/><draw:image xlink:href="./ObjectReplacements/Object 381" xlink:type="simple" xlink:show="embed" xlink:actuate="onLoad"/></draw:frame><text:span text:style-name="Default_20_Paragraph_20_Font"><text:span text:style-name="T11"> </text:span></text:span>is based on the information on <text:a xlink:type="simple" xlink:href="http://www.leiton.de/" office:target-frame-name="_top" xlink:show="replace"><text:span text:style-name="Hyperlink">http://www.leiton.de</text:span></text:a> (Leiton, 2014). <text:s/></text:p>
      <table:table table:name="Table87" table:style-name="Table87">
        <table:table-column table:style-name="Table87.A"/>
        <table:table-column table:style-name="Table87.B"/>
        <table:table-row>
          <table:table-cell table:style-name="Table87.A1" office:value-type="string">
            <text:p text:style-name="P29"><draw:frame draw:style-name="fr6" draw:name="382" text:anchor-type="as-char" svg:width="2.8957in" style:rel-width="scale" svg:height="0.2189in" style:rel-height="scale" draw:z-index="442"><draw:object xlink:href="./Object 382" xlink:type="simple" xlink:show="embed" xlink:actuate="onLoad"/><draw:image xlink:href="./ObjectReplacements/Object 382" xlink:type="simple" xlink:show="embed" xlink:actuate="onLoad"/></draw:frame></text:p>
          </table:table-cell>
          <table:table-cell table:style-name="Table87.A1" office:value-type="string">
            <text:p text:style-name="P24">(85)</text:p>
          </table:table-cell>
        </table:table-row>
        <table:table-row>
          <table:table-cell table:style-name="Table87.A1" office:value-type="string">
            <text:p text:style-name="P52"/>
          </table:table-cell>
          <table:table-cell table:style-name="Table87.A1" office:value-type="string">
            <text:p text:style-name="P24"/>
          </table:table-cell>
        </table:table-row>
      </table:table>
      <text:p text:style-name="Normal"><draw:frame draw:style-name="fr6" draw:name="383" text:anchor-type="as-char" svg:width="3.3437in" style:rel-width="scale" svg:height="0.2189in" style:rel-height="scale" draw:z-index="443"><draw:object xlink:href="./Object 383" xlink:type="simple" xlink:show="embed" xlink:actuate="onLoad"/><draw:image xlink:href="./ObjectReplacements/Object 383" xlink:type="simple" xlink:show="embed" xlink:actuate="onLoad"/></draw:frame><text:span text:style-name="Default_20_Paragraph_20_Font"><text:span text:style-name="T11"> [</text:span></text:span><draw:frame draw:style-name="fr6" draw:name="384" text:anchor-type="as-char" svg:width="0.2811in" style:rel-width="scale" svg:height="0.198in" style:rel-height="scale" draw:z-index="444"><draw:object xlink:href="./Object 384" xlink:type="simple" xlink:show="embed" xlink:actuate="onLoad"/><draw:image xlink:href="./ObjectReplacements/Object 384" xlink:type="simple" xlink:show="embed" xlink:actuate="onLoad"/></draw:frame></text:p>
      <text:p text:style-name="P14"><draw:frame draw:style-name="fr6" draw:name="385" text:anchor-type="as-char" svg:width="3.8335in" style:rel-width="scale" svg:height="0.2189in" style:rel-height="scale" draw:z-index="445"><draw:object xlink:href="./Object 385" xlink:type="simple" xlink:show="embed" xlink:actuate="onLoad"/><draw:image xlink:href="./ObjectReplacements/Object 385" xlink:type="simple" xlink:show="embed" xlink:actuate="onLoad"/></draw:frame></text:p>
      <text:p text:style-name="Normal">Electronic components which are detected, but the component was classified as unknown component based on the recognition database or areas and PCB support material could not be recognized are modeled by the “Printed wiring board HASL 2-layer (substractive method)”. The amount is calculated by the region area recognized in the image and the basis weight. The basis weight <draw:frame draw:style-name="fr6" draw:name="386" text:anchor-type="as-char" svg:width="2.6252in" style:rel-width="scale" svg:height="0.3752in" style:rel-height="scale" draw:z-index="446"><draw:object xlink:href="./Object 386" xlink:type="simple" xlink:show="embed" xlink:actuate="onLoad"/><draw:image xlink:href="./ObjectReplacements/Object 386" xlink:type="simple" xlink:show="embed" xlink:actuate="onLoad"/></draw:frame><text:span text:style-name="Default_20_Paragraph_20_Font"><text:span text:style-name="T11"> was determined by the average value of 25 PCBs</text:span></text:span><text:alphabetical-index-mark text:string-value="Printed circuit boards" text:key1="PCBs"/><text:span text:style-name="Default_20_Paragraph_20_Font"><text:span text:style-name="T11"> which are listed in </text:span></text:span><text:span text:style-name="Default_20_Paragraph_20_Font"><text:span text:style-name="T11"><text:bookmark-ref text:reference-format="text" text:ref-name="_Ref411172521">Basis weight determination (PCB mounted)</text:bookmark-ref></text:span></text:span><text:span text:style-name="Default_20_Paragraph_20_Font"><text:span text:style-name="T11">.</text:span></text:span></text:p>
      <table:table table:name="Table88" table:style-name="Table88">
        <table:table-column table:style-name="Table88.A"/>
        <table:table-column table:style-name="Table88.B"/>
        <table:table-row>
          <table:table-cell table:style-name="Table88.A1" office:value-type="string">
            <text:p text:style-name="P29"><draw:frame draw:style-name="fr6" draw:name="387" text:anchor-type="as-char" svg:width="3.0728in" style:rel-width="scale" svg:height="0.2083in" style:rel-height="scale" draw:z-index="447"><draw:object xlink:href="./Object 387" xlink:type="simple" xlink:show="embed" xlink:actuate="onLoad"/><draw:image xlink:href="./ObjectReplacements/Object 387" xlink:type="simple" xlink:show="embed" xlink:actuate="onLoad"/></draw:frame></text:p>
          </table:table-cell>
          <table:table-cell table:style-name="Table88.A1" office:value-type="string">
            <text:p text:style-name="P24">(86)</text:p>
          </table:table-cell>
        </table:table-row>
        <table:table-row>
          <table:table-cell table:style-name="Table88.A1" office:value-type="string">
            <text:p text:style-name="P30"/>
          </table:table-cell>
          <table:table-cell table:style-name="Table88.A1" office:value-type="string">
            <text:p text:style-name="P24"/>
          </table:table-cell>
        </table:table-row>
      </table:table>
      <text:p text:style-name="P14"><text:soft-page-break/><draw:frame draw:style-name="fr6" draw:name="388" text:anchor-type="as-char" svg:width="5.8646in" style:rel-width="scale" svg:height="0.2083in" style:rel-height="scale" draw:z-index="448"><draw:object xlink:href="./Object 388" xlink:type="simple" xlink:show="embed" xlink:actuate="onLoad"/><draw:image xlink:href="./ObjectReplacements/Object 388" xlink:type="simple" xlink:show="embed" xlink:actuate="onLoad"/></draw:frame></text:p>
      <text:p text:style-name="P14"><draw:frame draw:style-name="fr6" draw:name="389" text:anchor-type="as-char" svg:width="5.9791in" style:rel-width="scale" svg:height="0.2189in" style:rel-height="scale" draw:z-index="449"><draw:object xlink:href="./Object 389" xlink:type="simple" xlink:show="embed" xlink:actuate="onLoad"/><draw:image xlink:href="./ObjectReplacements/Object 389" xlink:type="simple" xlink:show="embed" xlink:actuate="onLoad"/></draw:frame></text:p>
      <text:p text:style-name="Normal">Detected and classified electronic components are modeled by the ILCD<text:alphabetical-index-mark text:string-value="International Life Cycle Data System" text:key1="ILCD"/> component models which are assigned in the recognition database. If the ILCD<text:alphabetical-index-mark text:string-value="International Life Cycle Data System" text:key1="ILCD"/> component model exists in the GaBi database it is used in the recognition database. If a component is not modeled in the GaBi database but a similar model which differs merely in size, the amount of the component is scaled by mass and assigned to the component in the recognition database see <text:bookmark-ref text:reference-format="text" text:ref-name="_Ref404688498">(87)</text:bookmark-ref>. </text:p>
      <table:table table:name="Table89" table:style-name="Table89">
        <table:table-column table:style-name="Table89.A"/>
        <table:table-column table:style-name="Table89.B"/>
        <table:table-row>
          <table:table-cell table:style-name="Table89.A1" office:value-type="string">
            <text:p text:style-name="P29"><draw:frame draw:style-name="fr6" draw:name="390" text:anchor-type="as-char" svg:width="3.9583in" style:rel-width="scale" svg:height="0.4063in" style:rel-height="scale" draw:z-index="450"><draw:object xlink:href="./Object 390" xlink:type="simple" xlink:show="embed" xlink:actuate="onLoad"/><draw:image xlink:href="./ObjectReplacements/Object 390" xlink:type="simple" xlink:show="embed" xlink:actuate="onLoad"/></draw:frame></text:p>
          </table:table-cell>
          <table:table-cell table:style-name="Table89.A1" office:value-type="string">
            <text:p text:style-name="P24"><text:bookmark-start text:name="_Ref404688498"/>(87)<text:bookmark-end text:name="_Ref404688498"/></text:p>
          </table:table-cell>
        </table:table-row>
        <table:table-row>
          <table:table-cell table:style-name="Table89.A1" office:value-type="string">
            <text:p text:style-name="P30"/>
            <text:p text:style-name="P53"><draw:frame draw:style-name="fr6" draw:name="391" text:anchor-type="as-char" svg:width="3.2811in" style:rel-width="scale" svg:height="0.2083in" style:rel-height="scale" draw:z-index="451"><draw:object xlink:href="./Object 391" xlink:type="simple" xlink:show="embed" xlink:actuate="onLoad"/><draw:image xlink:href="./ObjectReplacements/Object 391" xlink:type="simple" xlink:show="embed" xlink:actuate="onLoad"/></draw:frame></text:p>
            <text:p text:style-name="P53"><draw:frame draw:style-name="fr6" draw:name="392" text:anchor-type="as-char" svg:width="4.7398in" style:rel-width="scale" svg:height="0.2189in" style:rel-height="scale" draw:z-index="452"><draw:object xlink:href="./Object 392" xlink:type="simple" xlink:show="embed" xlink:actuate="onLoad"/><draw:image xlink:href="./ObjectReplacements/Object 392" xlink:type="simple" xlink:show="embed" xlink:actuate="onLoad"/></draw:frame></text:p>
            <text:p text:style-name="P53"><draw:frame draw:style-name="fr6" draw:name="393" text:anchor-type="as-char" svg:width="5.3335in" style:rel-width="scale" svg:height="0.2189in" style:rel-height="scale" draw:z-index="453"><draw:object xlink:href="./Object 393" xlink:type="simple" xlink:show="embed" xlink:actuate="onLoad"/><draw:image xlink:href="./ObjectReplacements/Object 393" xlink:type="simple" xlink:show="embed" xlink:actuate="onLoad"/></draw:frame></text:p>
            <text:p text:style-name="P24"><draw:frame draw:style-name="fr6" draw:name="394" text:anchor-type="as-char" svg:width="5.698in" style:rel-width="scale" svg:height="0.2189in" style:rel-height="scale" draw:z-index="454"><draw:object xlink:href="./Object 394" xlink:type="simple" xlink:show="embed" xlink:actuate="onLoad"/><draw:image xlink:href="./ObjectReplacements/Object 394" xlink:type="simple" xlink:show="embed" xlink:actuate="onLoad"/></draw:frame><text:span text:style-name="Default_20_Paragraph_20_Font"><text:span text:style-name="T11"> </text:span></text:span></text:p>
            <text:p text:style-name="P30"/>
          </table:table-cell>
          <table:table-cell table:style-name="Table89.A1" office:value-type="string">
            <text:p text:style-name="P24"/>
          </table:table-cell>
        </table:table-row>
      </table:table>
      <text:p text:style-name="Normal">Solder paste is modeled by “Lotpaste SnAg3.5” and the amount is determined as follows:</text:p>
      <table:table table:name="Table90" table:style-name="Table90">
        <table:table-column table:style-name="Table90.A"/>
        <table:table-column table:style-name="Table90.B"/>
        <table:table-row>
          <table:table-cell table:style-name="Table90.A1" office:value-type="string">
            <text:p text:style-name="P29"><draw:frame draw:style-name="fr6" draw:name="395" text:anchor-type="as-char" svg:width="2.2189in" style:rel-width="scale" svg:height="0.2083in" style:rel-height="scale" draw:z-index="455"><draw:object xlink:href="./Object 395" xlink:type="simple" xlink:show="embed" xlink:actuate="onLoad"/><draw:image xlink:href="./ObjectReplacements/Object 395" xlink:type="simple" xlink:show="embed" xlink:actuate="onLoad"/></draw:frame></text:p>
          </table:table-cell>
          <table:table-cell table:style-name="Table90.A1" office:value-type="string">
            <text:p text:style-name="P24">(88)</text:p>
          </table:table-cell>
        </table:table-row>
        <table:table-row>
          <table:table-cell table:style-name="Table90.A1" office:value-type="string">
            <text:p text:style-name="P53"><draw:frame draw:style-name="fr6" draw:name="396" text:anchor-type="as-char" svg:width="1.8543in" style:rel-width="scale" svg:height="0.198in" style:rel-height="scale" draw:z-index="456"><draw:object xlink:href="./Object 396" xlink:type="simple" xlink:show="embed" xlink:actuate="onLoad"/><draw:image xlink:href="./ObjectReplacements/Object 396" xlink:type="simple" xlink:show="embed" xlink:actuate="onLoad"/></draw:frame></text:p>
            <text:p text:style-name="P53"><draw:frame draw:style-name="fr6" draw:name="397" text:anchor-type="as-char" svg:width="4.4063in" style:rel-width="scale" svg:height="0.2083in" style:rel-height="scale" draw:z-index="457"><draw:object xlink:href="./Object 397" xlink:type="simple" xlink:show="embed" xlink:actuate="onLoad"/><draw:image xlink:href="./ObjectReplacements/Object 397" xlink:type="simple" xlink:show="embed" xlink:actuate="onLoad"/></draw:frame></text:p>
            <text:p text:style-name="P30"/>
          </table:table-cell>
          <table:table-cell table:style-name="Table90.A1" office:value-type="string">
            <text:p text:style-name="P24"/>
          </table:table-cell>
        </table:table-row>
      </table:table>
      <text:p text:style-name="Normal"><text:soft-page-break/><text:span text:style-name="Default_20_Paragraph_20_Font"><text:span text:style-name="T11">The basis weight of </text:span></text:span><draw:frame draw:style-name="fr6" draw:name="398" text:anchor-type="as-char" svg:width="1.4374in" style:rel-width="scale" svg:height="0.3752in" style:rel-height="scale" draw:z-index="458"><draw:object xlink:href="./Object 398" xlink:type="simple" xlink:show="embed" xlink:actuate="onLoad"/><draw:image xlink:href="./ObjectReplacements/Object 398" xlink:type="simple" xlink:show="embed" xlink:actuate="onLoad"/></draw:frame><text:span text:style-name="Default_20_Paragraph_20_Font"><text:span text:style-name="T11"> was determined as the basis weight of the solder paste based on the area of PCB.</text:span></text:span></text:p>
      <text:p text:style-name="P22"/>
      <text:list xml:id="list174005629342174" text:continue-numbering="true" text:style-name="L23">
        <text:list-item>
          <text:p text:style-name="P125"><text:bookmark-start text:name="_Toc413454167"/>Implementation and experiments<text:bookmark-end text:name="_Toc413454167"/></text:p>
        </text:list-item>
      </text:list>
      <text:p text:style-name="Normal">The electronic <text:span text:style-name="Default_20_Paragraph_20_Font"><text:span text:style-name="T11">component </text:span></text:span>recognition algorithm was mainly implemented under MATLAB<text:span text:style-name="Default_20_Paragraph_20_Font"><text:span text:style-name="T21">®</text:span></text:span> 2010a with additional MATLAB toolboxes. The implementation was not focused on runtime efficiency to prevent restriction of code readability and changeability.</text:p>
      <text:p text:style-name="Normal">The character classification step in the optical character recognition system was done by the Cognex VisionPro OCRMax engine and Tesseract 3.02 engine.</text:p>
      <text:p text:style-name="Normal">The communication between MATLAB and the electronic component database Octopart for <text:span text:style-name="Default_20_Paragraph_20_Font"><text:span text:style-name="T11">component </text:span></text:span>name verification was done by the software tool “cURL” which is command line tool for getting or sending URL syntax. It is based on “libcurl” which is a free client-side URL transfer library.</text:p>
      <text:p text:style-name="Normal">The ILCD<text:alphabetical-index-mark text:string-value="International Life Cycle Data System" text:key1="ILCD"/> models for material composition estimation of the electronic components in the recognition database are exported from the GaBi 6 Extension database XI: Electronics from PE INTERNATIONAL.</text:p>
      <text:list xml:id="list174005845441398" text:continue-numbering="true" text:style-name="L23">
        <text:list-item>
          <text:list>
            <text:list-item>
              <text:p text:style-name="P129"><text:s/><text:bookmark-start text:name="_Toc413454168"/>Dataset creation<text:bookmark-end text:name="_Toc413454168"/></text:p>
            </text:list-item>
          </text:list>
        </text:list-item>
      </text:list>
      <text:p text:style-name="Normal">The recognition dataset consist of 15 electronic components which are analyzed and listed in <text:bookmark-ref text:reference-format="text" text:ref-name="_Ref413415761">Recognition database</text:bookmark-ref>. The component selection depends on the occurring frequency on the available printed circuit boards. It was taken care that also similar looking components were selected. Therefor the DIP14 component and DIP16 component which differ almost only by number and position of solder joints were selected. For electronic component recognition, a machine learning application was used whereas multiple representation of the component must be created to analyze representative features. The component representations are taken from different <text:soft-page-break/><text:span text:style-name="Default_20_Paragraph_20_Font"><text:span text:style-name="T11">components </text:span></text:span>of a component and different printed circuit boards, to create a representative dataset.</text:p>
      <text:p text:style-name="Normal">Additional important information and properties of the components are listed in <text:bookmark-ref text:reference-format="text" text:ref-name="_Ref404014187">Table 6</text:bookmark-ref>. </text:p>
      <text:p text:style-name="Normal"/>
      <text:p text:style-name="P92"><text:bookmark-start text:name="_Toc413454295"/><text:bookmark-start text:name="_Ref404014187"/>Table 6<text:bookmark-end text:name="_Ref404014187"/>: Component properties<text:bookmark-end text:name="_Toc413454295"/></text:p>
      <table:table table:name="Table91" table:style-name="Table91">
        <table:table-column table:style-name="Table91.A"/>
        <table:table-column table:style-name="Table91.B"/>
        <table:table-row>
          <table:table-cell table:style-name="Table91.A1" office:value-type="string">
            <text:p text:style-name="P54">Component properties</text:p>
          </table:table-cell>
          <table:table-cell table:style-name="Table91.A1" office:value-type="string">
            <text:p text:style-name="P54">Description</text:p>
          </table:table-cell>
        </table:table-row>
        <table:table-row>
          <table:table-cell table:style-name="Table91.A2" office:value-type="string">
            <text:p text:style-name="P55"><text:span text:style-name="Default_20_Paragraph_20_Font"><text:span text:style-name="T29">Package properties</text:span></text:span></text:p>
          </table:table-cell>
          <table:table-cell table:style-name="Table91.A2" office:value-type="string">
            <text:p text:style-name="P55"/>
          </table:table-cell>
        </table:table-row>
        <table:table-row>
          <table:table-cell table:style-name="Table91.A1" office:value-type="string">
            <text:p text:style-name="P35">Component length</text:p>
          </table:table-cell>
          <table:table-cell table:style-name="Table91.A1" office:value-type="string">
            <text:p text:style-name="P55">Length of the component package [mm]</text:p>
          </table:table-cell>
        </table:table-row>
        <table:table-row>
          <table:table-cell table:style-name="Table91.A2" office:value-type="string">
            <text:p text:style-name="P35">Component width</text:p>
          </table:table-cell>
          <table:table-cell table:style-name="Table91.A2" office:value-type="string">
            <text:p text:style-name="P55">Width of the component package [mm]</text:p>
          </table:table-cell>
        </table:table-row>
        <table:table-row>
          <table:table-cell table:style-name="Table91.A1" office:value-type="string">
            <text:p text:style-name="P35">Component border size</text:p>
          </table:table-cell>
          <table:table-cell table:style-name="Table91.A1" office:value-type="string">
            <text:p text:style-name="P55">Size of the border which is cropped with the component image [mm]</text:p>
          </table:table-cell>
        </table:table-row>
        <table:table-row>
          <table:table-cell table:style-name="Table91.A2" office:value-type="string">
            <text:p text:style-name="P35">Package DOF</text:p>
          </table:table-cell>
          <table:table-cell table:style-name="Table91.A2" office:value-type="string">
            <text:p text:style-name="P55">Degree of freedom of the component rotation in 90° steps (between one and four)</text:p>
          </table:table-cell>
        </table:table-row>
        <table:table-row>
          <table:table-cell table:style-name="Table91.A1" office:value-type="string">
            <text:p text:style-name="P35"/>
          </table:table-cell>
          <table:table-cell table:style-name="Table91.A1" office:value-type="string">
            <text:p text:style-name="P55"/>
          </table:table-cell>
        </table:table-row>
        <table:table-row>
          <table:table-cell table:style-name="Table91.A2" office:value-type="string">
            <text:p text:style-name="P56"><text:span text:style-name="Default_20_Paragraph_20_Font"><text:span text:style-name="T29">OCR</text:span></text:span><text:alphabetical-index-mark text:string-value="Optical character recognition" text:key1="OCR"/><text:span text:style-name="Default_20_Paragraph_20_Font"><text:span text:style-name="T29"> properties</text:span></text:span></text:p>
          </table:table-cell>
          <table:table-cell table:style-name="Table91.A2" office:value-type="string">
            <text:p text:style-name="P55"/>
          </table:table-cell>
        </table:table-row>
        <table:table-row>
          <table:table-cell table:style-name="Table91.A1" office:value-type="string">
            <text:p text:style-name="P35">ROI for optical character recognition</text:p>
          </table:table-cell>
          <table:table-cell table:style-name="Table91.A1" office:value-type="string">
            <text:p text:style-name="P55">Region of interest of the component marking (based on the upper left component corner)</text:p>
          </table:table-cell>
        </table:table-row>
        <table:table-row>
          <table:table-cell table:style-name="Table91.A2" office:value-type="string">
            <text:p text:style-name="P35">Subset of characters for optical character recognition</text:p>
          </table:table-cell>
          <table:table-cell table:style-name="Table91.A2" office:value-type="string">
            <text:p text:style-name="P55">Subset of characters which can be included in the component marking</text:p>
          </table:table-cell>
        </table:table-row>
        <table:table-row>
          <table:table-cell table:style-name="Table91.A1" office:value-type="string">
            <text:p text:style-name="P55"><text:span text:style-name="Default_20_Paragraph_20_Font"><text:span text:style-name="T18">Maximum and minimum number of OCR</text:span></text:span><text:alphabetical-index-mark text:string-value="Optical character recognition" text:key1="OCR"/><text:span text:style-name="Default_20_Paragraph_20_Font"><text:span text:style-name="T18"> lines</text:span></text:span></text:p>
          </table:table-cell>
          <table:table-cell table:style-name="Table91.A1" office:value-type="string">
            <text:p text:style-name="P55">Maximum number of character lines of the component marking</text:p>
          </table:table-cell>
        </table:table-row>
        <table:table-row>
          <table:table-cell table:style-name="Table91.A2" office:value-type="string">
            <text:p text:style-name="P35"/>
          </table:table-cell>
          <table:table-cell table:style-name="Table91.A2" office:value-type="string">
            <text:p text:style-name="P55"/>
          </table:table-cell>
        </table:table-row>
        <table:table-row>
          <table:table-cell table:style-name="Table91.A1" office:value-type="string">
            <text:p text:style-name="P55"><text:span text:style-name="Default_20_Paragraph_20_Font"><text:span text:style-name="T29">Frequency features generation properties</text:span></text:span></text:p>
          </table:table-cell>
          <table:table-cell table:style-name="Table91.A1" office:value-type="string">
            <text:p text:style-name="P55"/>
          </table:table-cell>
        </table:table-row>
        <table:table-row>
          <table:table-cell table:style-name="Table91.A2" office:value-type="string">
            <text:p text:style-name="P35">Image scale for frequency feature generation</text:p>
          </table:table-cell>
          <table:table-cell table:style-name="Table91.A2" office:value-type="string">
            <text:p text:style-name="P55">Computed according to chapter <text:bookmark-ref text:reference-format="text" text:ref-name="_Ref411778014">Image resolution for feature extraction</text:bookmark-ref>.</text:p>
          </table:table-cell>
        </table:table-row>
        <table:table-row>
          <table:table-cell table:style-name="Table91.A1" office:value-type="string">
            <text:p text:style-name="P35">Number of maximum Fourier coefficient features</text:p>
          </table:table-cell>
          <table:table-cell table:style-name="Table91.A1" office:value-type="string">
            <text:p text:style-name="P55">Computed according to formula <text:bookmark-ref text:reference-format="text" text:ref-name="_Ref402147100">(56)</text:bookmark-ref></text:p>
          </table:table-cell>
        </table:table-row>
        <table:table-row>
          <table:table-cell table:style-name="Table91.A2" office:value-type="string">
            <text:p text:style-name="P35">Border cut information</text:p>
          </table:table-cell>
          <table:table-cell table:style-name="Table91.A2" office:value-type="string">
            <text:p text:style-name="P55">Boolean if border pixel is selected by frequency feature extraction algorithm (true/false)</text:p>
          </table:table-cell>
        </table:table-row>
        <table:table-row>
          <table:table-cell table:style-name="Table91.A1" office:value-type="string">
            <text:p text:style-name="P35"/>
          </table:table-cell>
          <table:table-cell table:style-name="Table91.A1" office:value-type="string">
            <text:p text:style-name="P55"/>
          </table:table-cell>
        </table:table-row>
        <table:table-row>
          <table:table-cell table:style-name="Table91.A2" office:value-type="string">
            <text:p text:style-name="P55"><text:span text:style-name="Default_20_Paragraph_20_Font"><text:span text:style-name="T29">Color histogram features</text:span></text:span></text:p>
          </table:table-cell>
          <table:table-cell table:style-name="Table91.A2" office:value-type="string">
            <text:p text:style-name="P55"/>
          </table:table-cell>
        </table:table-row>
        <text:soft-page-break/>
        <table:table-row>
          <table:table-cell table:style-name="Table91.A1" office:value-type="string">
            <text:p text:style-name="P35">Image scale for histogram feature generation</text:p>
          </table:table-cell>
          <table:table-cell table:style-name="Table91.A1" office:value-type="string">
            <text:p text:style-name="P55">Computed according to chapter <text:bookmark-ref text:reference-format="text" text:ref-name="_Ref411778014">Image resolution for feature extraction</text:bookmark-ref>.</text:p>
          </table:table-cell>
        </table:table-row>
        <table:table-row>
          <table:table-cell table:style-name="Table91.A2" office:value-type="string">
            <text:p text:style-name="P35">Number of histogram bins</text:p>
          </table:table-cell>
          <table:table-cell table:style-name="Table91.A2" office:value-type="string">
            <text:p text:style-name="P55">Default: 10</text:p>
          </table:table-cell>
        </table:table-row>
        <table:table-row>
          <table:table-cell table:style-name="Table91.A1" office:value-type="string">
            <text:p text:style-name="P35"/>
          </table:table-cell>
          <table:table-cell table:style-name="Table91.A1" office:value-type="string">
            <text:p text:style-name="P55"/>
          </table:table-cell>
        </table:table-row>
        <table:table-row>
          <table:table-cell table:style-name="Table91.A2" office:value-type="string">
            <text:p text:style-name="P55"><text:span text:style-name="Default_20_Paragraph_20_Font"><text:span text:style-name="T29">Segment features</text:span></text:span></text:p>
          </table:table-cell>
          <table:table-cell table:style-name="Table91.A2" office:value-type="string">
            <text:p text:style-name="P55"/>
          </table:table-cell>
        </table:table-row>
        <table:table-row>
          <table:table-cell table:style-name="Table91.A1" office:value-type="string">
            <text:p text:style-name="P35">Image scale for histogram feature generation</text:p>
          </table:table-cell>
          <table:table-cell table:style-name="Table91.A1" office:value-type="string">
            <text:p text:style-name="P55">Computed according to chapter <text:bookmark-ref text:reference-format="text" text:ref-name="_Ref411778014">Image resolution for feature extraction</text:bookmark-ref>.</text:p>
          </table:table-cell>
        </table:table-row>
        <table:table-row>
          <table:table-cell table:style-name="Table91.A2" office:value-type="string">
            <text:p text:style-name="P35">Number of initial seed points for region growing approach</text:p>
          </table:table-cell>
          <table:table-cell table:style-name="Table91.A2" office:value-type="string">
            <text:p text:style-name="P55">Computed according to chapter <text:bookmark-ref text:reference-format="text" text:ref-name="_Ref409108977">A priori knowledge generation</text:bookmark-ref></text:p>
          </table:table-cell>
        </table:table-row>
        <table:table-row>
          <table:table-cell table:style-name="Table91.A1" office:value-type="string">
            <text:p text:style-name="P35"/>
          </table:table-cell>
          <table:table-cell table:style-name="Table91.A1" office:value-type="string">
            <text:p text:style-name="P55"/>
          </table:table-cell>
        </table:table-row>
        <table:table-row>
          <table:table-cell table:style-name="Table91.A2" office:value-type="string">
            <text:p text:style-name="P55"><text:span text:style-name="Default_20_Paragraph_20_Font"><text:span text:style-name="T29">PCA</text:span></text:span><text:alphabetical-index-mark text:string-value="Principal component analysis" text:key1="PCA"/><text:span text:style-name="Default_20_Paragraph_20_Font"><text:span text:style-name="T29"> reconstruction features</text:span></text:span></text:p>
          </table:table-cell>
          <table:table-cell table:style-name="Table91.A2" office:value-type="string">
            <text:p text:style-name="P55"/>
          </table:table-cell>
        </table:table-row>
        <table:table-row>
          <table:table-cell table:style-name="Table91.A1" office:value-type="string">
            <text:p text:style-name="P35">Image scale for histogram feature generation</text:p>
          </table:table-cell>
          <table:table-cell table:style-name="Table91.A1" office:value-type="string">
            <text:p text:style-name="P55">Computed according to chapter <text:bookmark-ref text:reference-format="text" text:ref-name="_Ref411778014">Image resolution for feature extraction</text:bookmark-ref>.</text:p>
          </table:table-cell>
        </table:table-row>
        <table:table-row>
          <table:table-cell table:style-name="Table91.A2" office:value-type="string">
            <text:p text:style-name="P35">Number of principal components (PCs)</text:p>
          </table:table-cell>
          <table:table-cell table:style-name="Table91.A2" office:value-type="string">
            <text:p text:style-name="P55">Default: 50</text:p>
          </table:table-cell>
        </table:table-row>
        <table:table-row>
          <table:table-cell table:style-name="Table91.A1" office:value-type="string">
            <text:p text:style-name="P35"/>
          </table:table-cell>
          <table:table-cell table:style-name="Table91.A1" office:value-type="string">
            <text:p text:style-name="P55"/>
          </table:table-cell>
        </table:table-row>
        <table:table-row>
          <table:table-cell table:style-name="Table91.A2" office:value-type="string">
            <text:p text:style-name="P55"><text:span text:style-name="Default_20_Paragraph_20_Font"><text:span text:style-name="T29">LCI</text:span></text:span><text:alphabetical-index-mark text:string-value="Life cycle inventory" text:key1="LCI"/><text:span text:style-name="Default_20_Paragraph_20_Font"><text:span text:style-name="T29"> properties</text:span></text:span></text:p>
          </table:table-cell>
          <table:table-cell table:style-name="Table91.A2" office:value-type="string">
            <text:p text:style-name="P55"/>
          </table:table-cell>
        </table:table-row>
        <table:table-row>
          <table:table-cell table:style-name="Table91.A1" office:value-type="string">
            <text:p text:style-name="P55"><text:span text:style-name="Default_20_Paragraph_20_Font"><text:span text:style-name="T18">ILCD</text:span></text:span><text:alphabetical-index-mark text:string-value="International Life Cycle Data System" text:key1="ILCD"/><text:span text:style-name="Default_20_Paragraph_20_Font"><text:span text:style-name="T18">-model full aggregated model</text:span></text:span></text:p>
          </table:table-cell>
          <table:table-cell table:style-name="Table91.A1" office:value-type="string">
            <text:p text:style-name="P55">Extracted from GaBi database</text:p>
          </table:table-cell>
        </table:table-row>
        <table:table-row>
          <table:table-cell table:style-name="Table91.A2" office:value-type="string">
            <text:p text:style-name="P55"><text:span text:style-name="Default_20_Paragraph_20_Font"><text:span text:style-name="T18">ILCD</text:span></text:span><text:alphabetical-index-mark text:string-value="International Life Cycle Data System" text:key1="ILCD"/><text:span text:style-name="Default_20_Paragraph_20_Font"><text:span text:style-name="T18">-model composition model</text:span></text:span></text:p>
          </table:table-cell>
          <table:table-cell table:style-name="Table91.A2" office:value-type="string">
            <text:p text:style-name="P55">Extracted from GaBi database</text:p>
          </table:table-cell>
        </table:table-row>
      </table:table>
      <text:p text:style-name="Normal">To detect the edges of the <text:span text:style-name="Default_20_Paragraph_20_Font"><text:span text:style-name="T11">component </text:span></text:span>border, border pixels are also selected from the printed circuit board images as it can be seen in <text:bookmark-ref text:reference-format="text" text:ref-name="_Ref404014613">Figure 56</text:bookmark-ref>.</text:p>
      <text:p text:style-name="P90"><text:span text:style-name="Default_20_Paragraph_20_Font"><text:span text:style-name="T8"><draw:frame draw:style-name="fr2" draw:name="Picture 7" text:anchor-type="as-char" svg:y="0in" svg:width="4.0366in" style:rel-width="scale" svg:height="1.8457in" style:rel-height="scale" draw:z-index="459"><draw:image/><svg:desc>C:\Users\WIN\Masterthesis\Masterthesis\Masterarbeit_daten\6.1\component1.png</svg:desc></draw:frame></text:span></text:span></text:p>
      <text:p text:style-name="P93"><text:bookmark-start text:name="_Toc413454265"/><text:bookmark-start text:name="_Ref404014613"/>Figure 56<text:bookmark-end text:name="_Ref404014613"/>: Component border definition<text:bookmark-end text:name="_Toc413454265"/></text:p>
      <text:p text:style-name="Normal">A section of the component database images is shown in <text:bookmark-ref text:reference-format="text" text:ref-name="_Ref401974072">Figure 57</text:bookmark-ref>.</text:p>
      <text:p text:style-name="P2"><text:soft-page-break/><text:span text:style-name="Default_20_Paragraph_20_Font"><text:span text:style-name="T8"><draw:frame draw:style-name="fr2" draw:name="Picture 20" text:anchor-type="as-char" svg:y="0in" svg:width="2.6437in" style:rel-width="scale" svg:height="2.0043in" style:rel-height="scale" draw:z-index="460"><draw:image/><svg:desc>C:\Users\WIN\Masterthesis\Masterthesis\Masterarbeit_daten\6.1\dataset1.png</svg:desc></draw:frame></text:span></text:span></text:p>
      <text:p text:style-name="P93"><text:bookmark-start text:name="_Toc413454266"/><text:bookmark-start text:name="_Ref401974060"/><text:bookmark-start text:name="_Ref401974072"/>Figure 57<text:bookmark-end text:name="_Ref401974072"/>: Database section<text:bookmark-end text:name="_Toc413454266"/><text:bookmark-end text:name="_Ref401974060"/></text:p>
      <text:p text:style-name="Normal">The ILCD<text:alphabetical-index-mark text:string-value="International Life Cycle Data System" text:key1="ILCD"/>-model of each component which contains the full aggregated data and the composition model comes from the GaBi Extension database XI: Electronics from PE INTERNATIONAL. The verification of the component names is based on the Octopart database API<text:alphabetical-index-mark text:string-value="Application programming interface" text:key1="API"/>.</text:p>
      <text:list xml:id="list174006618300751" text:continue-numbering="true" text:style-name="L23">
        <text:list-item>
          <text:list>
            <text:list-item>
              <text:list>
                <text:list-item>
                  <text:p text:style-name="P123"><text:bookmark-start text:name="_Toc413454169"/><text:bookmark-start text:name="_Ref412980631"/>Image acquisition<text:bookmark-end text:name="_Toc413454169"/><text:bookmark-end text:name="_Ref412980631"/></text:p>
                </text:list-item>
              </text:list>
            </text:list-item>
          </text:list>
        </text:list-item>
      </text:list>
      <text:p text:style-name="Normal">The image acquisition was done with a Samsung EX2F camera and a working distance in a range from 20 mm to 120 mm through the object. Autofocusing was used to get sharp images. The working distance was adapted to the size of the component in which the distance was decreased for smaller components and increased for bigger components. For illumination a bright-field incident illumination was selected because it generates a uniformly bright, well-contrasted image (Puchheim, 2010). The lighting sources consist of four DSL-1110 table lamps with diffusion film to generate a uniformly bright and diffuse illumination. The image acquisition system is seen in <text:bookmark-ref text:reference-format="text" text:ref-name="_Ref401975026">Figure 58</text:bookmark-ref>. </text:p>
      <text:p text:style-name="P2"><text:soft-page-break/><text:span text:style-name="Default_20_Paragraph_20_Font"><text:span text:style-name="T8"><draw:frame draw:style-name="fr2" draw:name="Picture 32" text:anchor-type="as-char" svg:y="0in" svg:width="3.2244in" style:rel-width="scale" svg:height="2.161in" style:rel-height="scale" draw:z-index="461"><draw:image/><svg:desc>C:\Users\WIN\Dropbox\Masterthesis\6.2\aufnahmegerät.png</svg:desc></draw:frame></text:span></text:span></text:p>
      <text:p text:style-name="P93"><text:bookmark-start text:name="_Toc413454267"/><text:bookmark-start text:name="_Ref401975026"/>Figure 58<text:bookmark-end text:name="_Ref401975026"/>: Image acquisition system<text:bookmark-end text:name="_Toc413454267"/></text:p>
      <text:p text:style-name="Normal">The camera is a consumer camera and no industry camera with adjustable depth of focus and a massive distortion by a small working distance. Therefore a region of interest (ROI) placed in the center of the image is used for electronic <text:span text:style-name="Default_20_Paragraph_20_Font"><text:span text:style-name="T11">component </text:span></text:span>recognition. Shadows from height electronic components disturbed the uniformly illumination, decrease the recognition rate and decrease the OCR<text:alphabetical-index-mark text:string-value="Optical character recognition" text:key1="OCR"/> accuracy.</text:p>
      <text:p text:style-name="Normal"/>
      <text:list xml:id="list174005240727289" text:continue-numbering="true" text:style-name="L23">
        <text:list-item>
          <text:list>
            <text:list-item>
              <text:list>
                <text:list-item>
                  <text:p text:style-name="P123"><text:bookmark-start text:name="_Toc413454170"/>Dataset composition<text:bookmark-end text:name="_Toc413454170"/></text:p>
                </text:list-item>
              </text:list>
            </text:list-item>
          </text:list>
        </text:list-item>
      </text:list>
      <text:p text:style-name="Normal">The dataset used in the experiments consist of 1982 <text:span text:style-name="Default_20_Paragraph_20_Font"><text:span text:style-name="T11">component </text:span></text:span>images from 15 component classes. The dataset composition is shown in <text:bookmark-ref text:reference-format="text" text:ref-name="_Ref404016318">Table 7</text:bookmark-ref>. </text:p>
      <text:p text:style-name="P92"><text:bookmark-start text:name="_Toc413454296"/><text:bookmark-start text:name="_Ref404016318"/>Table 7<text:bookmark-end text:name="_Ref404016318"/>: Dataset composition<text:bookmark-end text:name="_Toc413454296"/></text:p>
      <table:table table:name="Table92" table:style-name="Table92">
        <table:table-column table:style-name="Table92.A"/>
        <table:table-column table:style-name="Table92.B" table:number-columns-repeated="2"/>
        <table:table-column table:style-name="Table92.D"/>
        <table:table-column table:style-name="Table92.E"/>
        <table:table-row>
          <table:table-cell table:style-name="Table92.A1" office:value-type="string">
            <text:p text:style-name="P45"/>
          </table:table-cell>
          <table:table-cell table:style-name="Table92.A1" office:value-type="string">
            <text:p text:style-name="P45">Number of non-component images in training dataset</text:p>
          </table:table-cell>
          <table:table-cell table:style-name="Table92.A1" office:value-type="string">
            <text:p text:style-name="P45">Number of component images in training dataset</text:p>
          </table:table-cell>
          <table:table-cell table:style-name="Table92.A1" office:value-type="string">
            <text:p text:style-name="P45">Number of non-component images in test dataset</text:p>
          </table:table-cell>
          <table:table-cell table:style-name="Table92.A1" office:value-type="string">
            <text:p text:style-name="P45">Number of component images in test dataset</text:p>
          </table:table-cell>
        </table:table-row>
        <table:table-row>
          <table:table-cell table:style-name="Table92.A2" office:value-type="string">
            <text:p text:style-name="P47">Tantalum capacitor</text:p>
          </table:table-cell>
          <table:table-cell table:style-name="Table92.B2" office:value-type="string">
            <text:p text:style-name="P29">30</text:p>
          </table:table-cell>
          <table:table-cell table:style-name="Table92.B2" office:value-type="string">
            <text:p text:style-name="P29">30</text:p>
          </table:table-cell>
          <table:table-cell table:style-name="Table92.B2" office:value-type="string">
            <text:p text:style-name="P29">29</text:p>
          </table:table-cell>
          <table:table-cell table:style-name="Table92.B2" office:value-type="string">
            <text:p text:style-name="P29">29</text:p>
          </table:table-cell>
        </table:table-row>
        <table:table-row>
          <table:table-cell table:style-name="Table92.A3" office:value-type="string">
            <text:p text:style-name="P57"><text:span text:style-name="Default_20_Paragraph_20_Font"><text:span text:style-name="T24">SMD</text:span></text:span><text:alphabetical-index-mark text:string-value="Surface-mounted device" text:key1="SMD"/><text:span text:style-name="Default_20_Paragraph_20_Font"><text:span text:style-name="T24"> Aluminum electrolytic </text:span></text:span><text:soft-page-break/><text:span text:style-name="Default_20_Paragraph_20_Font"><text:span text:style-name="T24">capacitor</text:span></text:span></text:p>
          </table:table-cell>
          <table:table-cell table:style-name="Table92.B3" office:value-type="string">
            <text:p text:style-name="P59">56</text:p>
          </table:table-cell>
          <table:table-cell table:style-name="Table92.B3" office:value-type="string">
            <text:p text:style-name="P29">56</text:p>
          </table:table-cell>
          <table:table-cell table:style-name="Table92.B3" office:value-type="string">
            <text:p text:style-name="P29">56</text:p>
          </table:table-cell>
          <table:table-cell table:style-name="Table92.E3" office:value-type="string">
            <text:p text:style-name="P29">56</text:p>
          </table:table-cell>
        </table:table-row>
        <table:table-row>
          <table:table-cell table:style-name="Table92.A2" office:value-type="string">
            <text:p text:style-name="P47">QFP100</text:p>
          </table:table-cell>
          <table:table-cell table:style-name="Table92.B2" office:value-type="string">
            <text:p text:style-name="P59">40</text:p>
          </table:table-cell>
          <table:table-cell table:style-name="Table92.B2" office:value-type="string">
            <text:p text:style-name="P29">40</text:p>
          </table:table-cell>
          <table:table-cell table:style-name="Table92.B2" office:value-type="string">
            <text:p text:style-name="P29">39</text:p>
          </table:table-cell>
          <table:table-cell table:style-name="Table92.B2" office:value-type="string">
            <text:p text:style-name="P29">39</text:p>
          </table:table-cell>
        </table:table-row>
        <table:table-row>
          <table:table-cell table:style-name="Table92.A3" office:value-type="string">
            <text:p text:style-name="P57"><text:span text:style-name="Default_20_Paragraph_20_Font"><text:span text:style-name="T24">SMD</text:span></text:span><text:alphabetical-index-mark text:string-value="Surface-mounted device" text:key1="SMD"/><text:span text:style-name="Default_20_Paragraph_20_Font"><text:span text:style-name="T24"> Resistor Network array 1206, 4 Resistors</text:span></text:span></text:p>
          </table:table-cell>
          <table:table-cell table:style-name="Table92.B3" office:value-type="string">
            <text:p text:style-name="P59">133</text:p>
          </table:table-cell>
          <table:table-cell table:style-name="Table92.B3" office:value-type="string">
            <text:p text:style-name="P29">133</text:p>
          </table:table-cell>
          <table:table-cell table:style-name="Table92.B3" office:value-type="string">
            <text:p text:style-name="P29">133</text:p>
          </table:table-cell>
          <table:table-cell table:style-name="Table92.E3" office:value-type="string">
            <text:p text:style-name="P29">133</text:p>
          </table:table-cell>
        </table:table-row>
        <table:table-row>
          <table:table-cell table:style-name="Table92.A2" office:value-type="string">
            <text:p text:style-name="P57"><text:span text:style-name="Default_20_Paragraph_20_Font"><text:span text:style-name="T24">SMD</text:span></text:span><text:alphabetical-index-mark text:string-value="Surface-mounted device" text:key1="SMD"/><text:span text:style-name="Default_20_Paragraph_20_Font"><text:span text:style-name="T24"> Transistor SOT23-3</text:span></text:span></text:p>
          </table:table-cell>
          <table:table-cell table:style-name="Table92.B2" office:value-type="string">
            <text:p text:style-name="P59">131</text:p>
          </table:table-cell>
          <table:table-cell table:style-name="Table92.B2" office:value-type="string">
            <text:p text:style-name="P29">131</text:p>
          </table:table-cell>
          <table:table-cell table:style-name="Table92.B2" office:value-type="string">
            <text:p text:style-name="P29">131</text:p>
          </table:table-cell>
          <table:table-cell table:style-name="Table92.B2" office:value-type="string">
            <text:p text:style-name="P29">131</text:p>
          </table:table-cell>
        </table:table-row>
        <table:table-row>
          <table:table-cell table:style-name="Table92.A3" office:value-type="string">
            <text:p text:style-name="P47">DIP14</text:p>
          </table:table-cell>
          <table:table-cell table:style-name="Table92.B3" office:value-type="string">
            <text:p text:style-name="P59">57</text:p>
          </table:table-cell>
          <table:table-cell table:style-name="Table92.B3" office:value-type="string">
            <text:p text:style-name="P29">57</text:p>
          </table:table-cell>
          <table:table-cell table:style-name="Table92.B3" office:value-type="string">
            <text:p text:style-name="P29">57</text:p>
          </table:table-cell>
          <table:table-cell table:style-name="Table92.E3" office:value-type="string">
            <text:p text:style-name="P29">57</text:p>
          </table:table-cell>
        </table:table-row>
        <table:table-row>
          <table:table-cell table:style-name="Table92.A2" office:value-type="string">
            <text:p text:style-name="P47">DIP16</text:p>
          </table:table-cell>
          <table:table-cell table:style-name="Table92.B2" office:value-type="string">
            <text:p text:style-name="P59">36</text:p>
          </table:table-cell>
          <table:table-cell table:style-name="Table92.B2" office:value-type="string">
            <text:p text:style-name="P29">36</text:p>
          </table:table-cell>
          <table:table-cell table:style-name="Table92.B2" office:value-type="string">
            <text:p text:style-name="P29">36</text:p>
          </table:table-cell>
          <table:table-cell table:style-name="Table92.B2" office:value-type="string">
            <text:p text:style-name="P29">36</text:p>
          </table:table-cell>
        </table:table-row>
        <table:table-row>
          <table:table-cell table:style-name="Table92.A3" office:value-type="string">
            <text:p text:style-name="P57"><text:span text:style-name="Default_20_Paragraph_20_Font"><text:span text:style-name="T24">SMD</text:span></text:span><text:alphabetical-index-mark text:string-value="Surface-mounted device" text:key1="SMD"/><text:span text:style-name="Default_20_Paragraph_20_Font"><text:span text:style-name="T24"> Resistor 1206</text:span></text:span></text:p>
          </table:table-cell>
          <table:table-cell table:style-name="Table92.B3" office:value-type="string">
            <text:p text:style-name="P59">133</text:p>
          </table:table-cell>
          <table:table-cell table:style-name="Table92.B3" office:value-type="string">
            <text:p text:style-name="P29">133</text:p>
          </table:table-cell>
          <table:table-cell table:style-name="Table92.B3" office:value-type="string">
            <text:p text:style-name="P29">133</text:p>
          </table:table-cell>
          <table:table-cell table:style-name="Table92.E3" office:value-type="string">
            <text:p text:style-name="P29">133</text:p>
          </table:table-cell>
        </table:table-row>
        <table:table-row>
          <table:table-cell table:style-name="Table92.A2" office:value-type="string">
            <text:p text:style-name="P47">SOIC-8</text:p>
          </table:table-cell>
          <table:table-cell table:style-name="Table92.B2" office:value-type="string">
            <text:p text:style-name="P59">53</text:p>
          </table:table-cell>
          <table:table-cell table:style-name="Table92.B2" office:value-type="string">
            <text:p text:style-name="P29">53</text:p>
          </table:table-cell>
          <table:table-cell table:style-name="Table92.B2" office:value-type="string">
            <text:p text:style-name="P29">53</text:p>
          </table:table-cell>
          <table:table-cell table:style-name="Table92.B2" office:value-type="string">
            <text:p text:style-name="P29">53</text:p>
          </table:table-cell>
        </table:table-row>
        <table:table-row>
          <table:table-cell table:style-name="Table92.A3" office:value-type="string">
            <text:p text:style-name="P47">Ceramic capacitor 1210</text:p>
          </table:table-cell>
          <table:table-cell table:style-name="Table92.B3" office:value-type="string">
            <text:p text:style-name="P59">21</text:p>
          </table:table-cell>
          <table:table-cell table:style-name="Table92.B3" office:value-type="string">
            <text:p text:style-name="P29">21</text:p>
          </table:table-cell>
          <table:table-cell table:style-name="Table92.B3" office:value-type="string">
            <text:p text:style-name="P29">21</text:p>
          </table:table-cell>
          <table:table-cell table:style-name="Table92.E3" office:value-type="string">
            <text:p text:style-name="P29">21</text:p>
          </table:table-cell>
        </table:table-row>
        <table:table-row>
          <table:table-cell table:style-name="Table92.A2" office:value-type="string">
            <text:p text:style-name="P47">SOT223-3</text:p>
          </table:table-cell>
          <table:table-cell table:style-name="Table92.B2" office:value-type="string">
            <text:p text:style-name="P59">69</text:p>
          </table:table-cell>
          <table:table-cell table:style-name="Table92.B2" office:value-type="string">
            <text:p text:style-name="P29">69</text:p>
          </table:table-cell>
          <table:table-cell table:style-name="Table92.B2" office:value-type="string">
            <text:p text:style-name="P29">57</text:p>
          </table:table-cell>
          <table:table-cell table:style-name="Table92.B2" office:value-type="string">
            <text:p text:style-name="P29">68</text:p>
          </table:table-cell>
        </table:table-row>
        <table:table-row>
          <table:table-cell table:style-name="Table92.A3" office:value-type="string">
            <text:p text:style-name="P29"><text:span text:style-name="Default_20_Paragraph_20_Font"><text:span text:style-name="T24">SMD</text:span></text:span><text:alphabetical-index-mark text:string-value="Surface-mounted device" text:key1="SMD"/><text:span text:style-name="Default_20_Paragraph_20_Font"><text:span text:style-name="T24"> Resistor 0806</text:span></text:span></text:p>
          </table:table-cell>
          <table:table-cell table:style-name="Table92.B3" office:value-type="string">
            <text:p text:style-name="P59">154</text:p>
          </table:table-cell>
          <table:table-cell table:style-name="Table92.B3" office:value-type="string">
            <text:p text:style-name="P29">154</text:p>
          </table:table-cell>
          <table:table-cell table:style-name="Table92.B3" office:value-type="string">
            <text:p text:style-name="P29">154</text:p>
          </table:table-cell>
          <table:table-cell table:style-name="Table92.E3" office:value-type="string">
            <text:p text:style-name="P29">154</text:p>
          </table:table-cell>
        </table:table-row>
        <table:table-row>
          <table:table-cell table:style-name="Table92.A2" office:value-type="string">
            <text:p text:style-name="P43">TO263</text:p>
          </table:table-cell>
          <table:table-cell table:style-name="Table92.B2" office:value-type="string">
            <text:p text:style-name="P59">18</text:p>
          </table:table-cell>
          <table:table-cell table:style-name="Table92.B2" office:value-type="string">
            <text:p text:style-name="P29">18</text:p>
          </table:table-cell>
          <table:table-cell table:style-name="Table92.B2" office:value-type="string">
            <text:p text:style-name="P29">18</text:p>
          </table:table-cell>
          <table:table-cell table:style-name="Table92.B2" office:value-type="string">
            <text:p text:style-name="P29">18</text:p>
          </table:table-cell>
        </table:table-row>
        <table:table-row>
          <table:table-cell table:style-name="Table92.A3" office:value-type="string">
            <text:p text:style-name="P43">Quartz HC-49/S</text:p>
          </table:table-cell>
          <table:table-cell table:style-name="Table92.B3" office:value-type="string">
            <text:p text:style-name="P59">23</text:p>
          </table:table-cell>
          <table:table-cell table:style-name="Table92.B3" office:value-type="string">
            <text:p text:style-name="P29">23</text:p>
          </table:table-cell>
          <table:table-cell table:style-name="Table92.B3" office:value-type="string">
            <text:p text:style-name="P29">23</text:p>
          </table:table-cell>
          <table:table-cell table:style-name="Table92.E3" office:value-type="string">
            <text:p text:style-name="P29">23</text:p>
          </table:table-cell>
        </table:table-row>
        <table:table-row>
          <table:table-cell table:style-name="Table92.A16" office:value-type="string">
            <text:p text:style-name="P43">PCI connector</text:p>
          </table:table-cell>
          <table:table-cell table:style-name="Table92.B2" office:value-type="string">
            <text:p text:style-name="P59">39</text:p>
          </table:table-cell>
          <table:table-cell table:style-name="Table92.B2" office:value-type="string">
            <text:p text:style-name="P29">39</text:p>
          </table:table-cell>
          <table:table-cell table:style-name="Table92.B2" office:value-type="string">
            <text:p text:style-name="P29">38</text:p>
          </table:table-cell>
          <table:table-cell table:style-name="Table92.B2" office:value-type="string">
            <text:p text:style-name="P29">38</text:p>
          </table:table-cell>
        </table:table-row>
      </table:table>
      <text:p text:style-name="Normal"/>
      <text:p text:style-name="Normal">The dataset of each component includes component-images and non-component images and is divided in data subsets. The first subset is for a priori knowledge generation (21%) and is not used for training or testing classifiers, to avoid classifier overfitting. The data subset for feature extraction and feature selection (49%) is the biggest dataset and is not used for testing the classifier to avoid classifier overfitting. The subset for classifier testing (30%) is divided in a subset for creating a decision fusion system based on the outputs from the classifiers (15%) and evaluating the decision fusion model (15%). The dataset for classifier training is not used for decision model estimation or evaluation because the classifier model can <text:soft-page-break/>tend to overfit the data samples. The splitting of the dataset database from components is shown in <text:bookmark-ref text:reference-format="text" text:ref-name="_Ref411783056">Figure 59</text:bookmark-ref>.</text:p>
      <text:p text:style-name="P90"><text:span text:style-name="Default_20_Paragraph_20_Font"><text:span text:style-name="T8"><draw:frame draw:style-name="fr2" draw:name="Picture 289" text:anchor-type="as-char" svg:y="0in" svg:width="5.5953in" style:rel-width="scale" svg:height="1.7571in" style:rel-height="scale" draw:z-index="462"><draw:image/></draw:frame></text:span></text:span></text:p>
      <text:p text:style-name="P93"><text:bookmark-start text:name="_Toc413454268"/><text:bookmark-start text:name="_Ref411783056"/>Figure 59<text:bookmark-end text:name="_Ref411783056"/>: Component dataset splitting<text:bookmark-end text:name="_Toc413454268"/></text:p>
      <text:p text:style-name="Normal">It can be seen that a big component dataset is necessary to estimate and evaluate a stable electronic component recognition system.</text:p>
      <text:list xml:id="list174006543680999" text:continue-numbering="true" text:style-name="L23">
        <text:list-item>
          <text:list>
            <text:list-item>
              <text:p text:style-name="P129"><text:s/><text:bookmark-start text:name="_Toc413454171"/>PCB surface detection results<text:bookmark-end text:name="_Toc413454171"/></text:p>
            </text:list-item>
          </text:list>
        </text:list-item>
      </text:list>
      <text:p text:style-name="Normal">The process of PCB surface detection based on the PCB surface color is specified in chapter <text:bookmark-ref text:reference-format="text" text:ref-name="_Ref408144430">Color based PCB surface detection</text:bookmark-ref>. The 54 PCB surface representations from the PCB surface detection test set where classified based on an RBF<text:alphabetical-index-mark text:string-value="Radial basis function" text:key1="RBF"/>-SVM<text:alphabetical-index-mark text:string-value="Support vector machine" text:key1="SVM"/>. The distance between the feature vector and the hyperplane of the RBF<text:alphabetical-index-mark text:string-value="Radial basis function" text:key1="RBF"/>-SVM<text:alphabetical-index-mark text:string-value="Support vector machine" text:key1="SVM"/> is a measure of goodness for PCB surface representation. The surface representation dataset was extracted from 110 images with different PCB surface colors (green, blue, red, yellow and others). The dataset consists of 5940 (110*54) surface representations of which 4653 where non-surface images and 1287 where surface images. The distinction between surface-image and non-surface image was determined manually and could not be determined clearly for each PCB surface representation. The confusion matrices for the training set and testing set are shown in <text:bookmark-ref text:reference-format="text" text:ref-name="_Ref409969590">Table 8</text:bookmark-ref> and <text:bookmark-ref text:reference-format="text" text:ref-name="_Ref409969592">Table 9</text:bookmark-ref>.</text:p>
      <text:p text:style-name="P92"><text:bookmark-start text:name="_Toc413454297"/><text:bookmark-start text:name="_Ref409969590"/>Table 8<text:bookmark-end text:name="_Ref409969590"/>: Confusion matrix of the predicted PCB surface training data<text:bookmark-end text:name="_Toc413454297"/></text:p>
      <table:table table:name="Table93" table:style-name="Table93">
        <table:table-column table:style-name="Table93.A"/>
        <table:table-column table:style-name="Table93.B"/>
        <table:table-column table:style-name="Table93.C"/>
        <table:table-row>
          <table:table-cell table:style-name="Table93.A1" office:value-type="string">
            <text:p text:style-name="P43"/>
          </table:table-cell>
          <table:table-cell table:style-name="Table93.A1" office:value-type="string">
            <text:p text:style-name="P43">Condition: surface <text:soft-page-break/>image</text:p>
          </table:table-cell>
          <table:table-cell table:style-name="Table93.A1" office:value-type="string">
            <text:p text:style-name="P43">Condition: non- <text:soft-page-break/>surface image</text:p>
          </table:table-cell>
        </table:table-row>
        <table:table-row>
          <table:table-cell table:style-name="Table93.A2" office:value-type="string">
            <text:p text:style-name="P43">Train outcome: surface image</text:p>
          </table:table-cell>
          <table:table-cell table:style-name="Table93.B2" office:value-type="string">
            <text:p text:style-name="P29">915/932 (98.2%)</text:p>
          </table:table-cell>
          <table:table-cell table:style-name="Table93.B2" office:value-type="string">
            <text:p text:style-name="P29">284/3523 (8.1%)</text:p>
          </table:table-cell>
        </table:table-row>
        <table:table-row>
          <table:table-cell table:style-name="Table93.A3" office:value-type="string">
            <text:p text:style-name="P43">Train outcome: non- surface image</text:p>
          </table:table-cell>
          <table:table-cell table:style-name="Table93.B3" office:value-type="string">
            <text:p text:style-name="P29">17/932 (1.8%)</text:p>
          </table:table-cell>
          <table:table-cell table:style-name="Table93.C3" office:value-type="string">
            <text:p text:style-name="P79">3239/3523 (91.9%)</text:p>
          </table:table-cell>
        </table:table-row>
      </table:table>
      <text:p text:style-name="Normal"/>
      <text:p text:style-name="P92"><text:bookmark-start text:name="_Toc413454298"/><text:bookmark-start text:name="_Ref409969592"/>Table 9<text:bookmark-end text:name="_Ref409969592"/>: Confusion matrix of the predicted PCB surface test data<text:bookmark-end text:name="_Toc413454298"/></text:p>
      <table:table table:name="Table94" table:style-name="Table94">
        <table:table-column table:style-name="Table94.A"/>
        <table:table-column table:style-name="Table94.B"/>
        <table:table-column table:style-name="Table94.C"/>
        <table:table-row>
          <table:table-cell table:style-name="Table94.A1" office:value-type="string">
            <text:p text:style-name="P43"/>
          </table:table-cell>
          <table:table-cell table:style-name="Table94.A1" office:value-type="string">
            <text:p text:style-name="P43">Condition: surface image</text:p>
          </table:table-cell>
          <table:table-cell table:style-name="Table94.A1" office:value-type="string">
            <text:p text:style-name="P43">Condition: non- surface image</text:p>
          </table:table-cell>
        </table:table-row>
        <table:table-row>
          <table:table-cell table:style-name="Table94.A2" office:value-type="string">
            <text:p text:style-name="P43">Test outcome: surface image</text:p>
          </table:table-cell>
          <table:table-cell table:style-name="Table94.B2" office:value-type="string">
            <text:p text:style-name="P29">323/355 (91.9%)</text:p>
          </table:table-cell>
          <table:table-cell table:style-name="Table94.B2" office:value-type="string">
            <text:p text:style-name="P29">107/1130 (9.5%)</text:p>
          </table:table-cell>
        </table:table-row>
        <table:table-row>
          <table:table-cell table:style-name="Table94.A3" office:value-type="string">
            <text:p text:style-name="P43">Test outcome: non- surface image</text:p>
          </table:table-cell>
          <table:table-cell table:style-name="Table94.B3" office:value-type="string">
            <text:p text:style-name="P29">32/355 (8.1%)</text:p>
          </table:table-cell>
          <table:table-cell table:style-name="Table94.C3" office:value-type="string">
            <text:p text:style-name="P79">1023/1130 (90.5%)</text:p>
          </table:table-cell>
        </table:table-row>
      </table:table>
      <text:p text:style-name="Normal"><text:span text:style-name="Default_20_Paragraph_20_Font"><text:span text:style-name="T11">The weighted sum of scores of the image </text:span></text:span><text:bookmark-ref text:reference-format="text" text:ref-name="_Ref405907312">Figure 60</text:bookmark-ref><text:span text:style-name="Default_20_Paragraph_20_Font"><text:span text:style-name="T11"> is shown in </text:span></text:span><text:bookmark-ref text:reference-format="text" text:ref-name="_Ref405907328">Figure 61</text:bookmark-ref><text:span text:style-name="Default_20_Paragraph_20_Font"><text:span text:style-name="T11">. It can be seen that the PCB surface pixel have much higher score values than others.</text:span></text:span></text:p>
      <table:table table:name="Table95" table:style-name="Table95">
        <table:table-column table:style-name="Table95.A"/>
        <table:table-column table:style-name="Table95.B"/>
        <table:table-row>
          <table:table-cell table:style-name="Table95.A1" office:value-type="string">
            <text:p text:style-name="P78"><text:span text:style-name="Default_20_Paragraph_20_Font"><text:span text:style-name="T9"><draw:frame draw:style-name="fr2" draw:name="Picture 61" text:anchor-type="as-char" svg:y="0in" svg:width="3.0898in" style:rel-width="scale" svg:height="2.5583in" style:rel-height="scale" draw:z-index="463"><draw:image/><svg:desc>C:\Users\WIN\Masterthesis\Masterthesis\Masterarbeit_daten\4.2.2\seg2.png</svg:desc></draw:frame></text:span></text:span></text:p>
            <text:p text:style-name="P77"><text:bookmark-start text:name="_Toc413454269"/><text:bookmark-start text:name="_Ref405907312"/>Figure 60<text:bookmark-end text:name="_Ref405907312"/>: original PCB image<text:bookmark-end text:name="_Toc413454269"/></text:p>
          </table:table-cell>
          <table:table-cell table:style-name="Table95.A1" office:value-type="string">
            <text:p text:style-name="P78"><text:span text:style-name="Default_20_Paragraph_20_Font"><text:span text:style-name="T9"><draw:frame draw:style-name="fr2" draw:name="Picture 62" text:anchor-type="as-char" svg:y="0in" svg:width="3.0665in" style:rel-width="scale" svg:height="2.5402in" style:rel-height="scale" draw:z-index="464"><draw:image/><svg:desc>C:\Users\WIN\Masterthesis\Masterthesis\Masterarbeit_daten\4.2.2\seg3.bmp</svg:desc></draw:frame></text:span></text:span></text:p>
            <text:p text:style-name="P76"><text:bookmark-start text:name="_Toc413454270"/><text:bookmark-start text:name="_Ref405907328"/>Figure 61<text:bookmark-end text:name="_Ref405907328"/>: Sum of RBF<text:alphabetical-index-mark text:string-value="Radial basis function" text:key1="RBF"/>-kernel SVM<text:alphabetical-index-mark text:string-value="Support vector machine" text:key1="SVM"/> scores <draw:frame draw:style-name="fr6" draw:name="399" text:anchor-type="as-char" svg:width="0.5311in" style:rel-width="scale" svg:height="0.198in" style:rel-height="scale" draw:z-index="465"><draw:object xlink:href="./Object 399" xlink:type="simple" xlink:show="embed" xlink:actuate="onLoad"/><draw:image xlink:href="./ObjectReplacements/Object 399" xlink:type="simple" xlink:show="embed" xlink:actuate="onLoad"/></draw:frame><text:span text:style-name="Default_20_Paragraph_20_Font"><text:span text:style-name="T11"> </text:span></text:span>(grayvalues are scaled between -20 and 20)<text:bookmark-end text:name="_Toc413454270"/></text:p>
          </table:table-cell>
        </table:table-row>
      </table:table>
      <text:p text:style-name="P116"/>
      <text:p text:style-name="Normal"><text:soft-page-break/>A detailed analysis of the segmentation performance for the PCB surface recognition algorithm was not carried out due to the complexity of the PCB surfaces.</text:p>
      <text:list xml:id="list174005807008952" text:continue-numbering="true" text:style-name="L23">
        <text:list-item>
          <text:list>
            <text:list-item>
              <text:p text:style-name="P129"><text:s/><text:bookmark-start text:name="_Toc413454172"/>Feature selection results<text:bookmark-end text:name="_Toc413454172"/></text:p>
            </text:list-item>
          </text:list>
        </text:list-item>
      </text:list>
      <text:p text:style-name="Normal">The out-of-bag error depends on the number of random forest decision trees. The OOB<text:alphabetical-index-mark text:string-value="Out-of-bag error" text:key1="OOB"/>-error depending on the number of decision trees for 3136 FFT<text:alphabetical-index-mark text:string-value="Fast fourier transform" text:key1="FFT"/> features extracted from the Resistor network 1206 component was computed. The red graph shows the out-of-bag error from the two step feature selection (FS<text:alphabetical-index-mark text:string-value="Feature selection" text:key1="FS"/>+FR), the blue one the out-of-bag error from the random forest feature selection (RF<text:alphabetical-index-mark text:string-value="Random forest" text:key1="RF"/>) and the green one the out-of-bag error from fisher score (FS<text:alphabetical-index-mark text:string-value="Feature selection" text:key1="FS"/>) feature selection with 235 selected features. The graphs show that the error rate of the FS<text:alphabetical-index-mark text:string-value="Feature selection" text:key1="FS"/>+RF<text:alphabetical-index-mark text:string-value="Random forest" text:key1="RF"/> feature selection approach decreases faster and becomes smaller compared to the others whereas the OOB<text:alphabetical-index-mark text:string-value="Out-of-bag error" text:key1="OOB"/>-error does not show a big difference between the algorithm what indicates that the samples tend to be well linearly separable.</text:p>
      <text:p text:style-name="P90"><text:span text:style-name="Default_20_Paragraph_20_Font"><text:span text:style-name="T8"><draw:frame draw:style-name="fr2" draw:name="Picture 37" text:anchor-type="as-char" svg:y="0in" svg:width="4.148in" style:rel-width="scale" svg:height="3.111in" style:rel-height="scale" draw:z-index="466"><draw:image/><svg:desc>C:\Users\WIN\Masterthesis\Masterthesis\Masterarbeit_daten\4.2.4\FS1.png</svg:desc></draw:frame></text:span></text:span></text:p>
      <text:p text:style-name="P93"><text:bookmark-start text:name="_Toc413454271"/>Figure 62: A comparison of different feature selection approaches<text:bookmark-end text:name="_Toc413454271"/></text:p>
      <text:p text:style-name="Normal"><text:soft-page-break/>In this approach the feature selection algorithm based on Fisher score and Random forest described in chapter <text:bookmark-ref text:reference-format="text" text:ref-name="_Ref409106168">Feature selection based on Fisher score and Random forest</text:bookmark-ref> was used to select a subset of important features for classification. The most important features depend on the component and therefore feature selection was applied to each component dataset. Several selected important features are examined in detail to understand and confirm their importance for specific components. </text:p>
      <text:list xml:id="list174006659789566" text:continue-numbering="true" text:style-name="L23">
        <text:list-item>
          <text:list>
            <text:list-item>
              <text:list>
                <text:list-item>
                  <text:p text:style-name="P123"><text:bookmark-start text:name="_Toc413454173"/>Fourier features<text:bookmark-end text:name="_Toc413454173"/></text:p>
                </text:list-item>
              </text:list>
            </text:list-item>
          </text:list>
        </text:list-item>
      </text:list>
      <text:p text:style-name="P117">The second most important feature of the SMD<text:alphabetical-index-mark text:string-value="Surface-mounted device" text:key1="SMD"/> Resistor Network array 1206 is the second Frequency feature. The feature is the real part of the frequency coefficient with period of image high. It is the amplitude of the cosine transform in vertical direction. The mainly black region in the middle of the resistor is clearly visible. Toward the vertical image border the intensity becomes brighter caused by the reflective solder joints. This intensity gradient is typical for the resistor network and the curve correspond to the cosine curve of the second frequency feature. The elementary image of the frequency is shown in <text:bookmark-ref text:reference-format="text" text:ref-name="_Ref404612325">Figure 63</text:bookmark-ref>. </text:p>
      <text:p text:style-name="P90"><text:span text:style-name="Default_20_Paragraph_20_Font"><text:span text:style-name="T8"><draw:frame draw:style-name="fr2" draw:name="Picture 49" text:anchor-type="as-char" svg:y="0in" svg:width="3.8571in" style:rel-width="scale" svg:height="0.9374in" style:rel-height="scale" draw:z-index="467"><draw:image/><svg:desc>C:\Users\WIN\Masterthesis\Masterthesis\Masterarbeit_daten\6.3.1\elem.png</svg:desc></draw:frame></text:span></text:span></text:p>
      <text:p text:style-name="P93"><text:bookmark-start text:name="_Toc413454272"/><text:bookmark-start text:name="_Ref404612325"/>Figure 63<text:bookmark-end text:name="_Ref404612325"/>: Resistor network 1206 and the most significant real part elementary image<text:bookmark-end text:name="_Toc413454272"/></text:p>
      <text:p text:style-name="Normal">The values have been linearly scaled to vary between 0 (black) and 255 (white).</text:p>
      <text:list xml:id="list174006797701782" text:continue-numbering="true" text:style-name="L23">
        <text:list-item>
          <text:list>
            <text:list-item>
              <text:list>
                <text:list-item>
                  <text:p text:style-name="P123"><text:bookmark-start text:name="_Toc413454174"/>Color features<text:bookmark-end text:name="_Toc413454174"/></text:p>
                </text:list-item>
              </text:list>
            </text:list-item>
          </text:list>
        </text:list-item>
      </text:list>
      <text:p text:style-name="Normal">The most important feature of the tantalum capacitor is a color feature which seems highly probably because the tantalum capacitor is a yellow-orange <text:soft-page-break/>colored component and very different from the colors of other components or image regions in the PCB image. The tantalum capacitor and the normalized color histogram in the HSV color space is shown in <text:bookmark-ref text:reference-format="text" text:ref-name="_Ref411786742">Figure 64</text:bookmark-ref>. The first two most important color features are marked in red.</text:p>
      <text:p text:style-name="P90"><text:span text:style-name="Default_20_Paragraph_20_Font"><text:span text:style-name="T8"><draw:frame draw:style-name="fr2" draw:name="Picture 290" text:anchor-type="as-char" svg:y="0in" svg:width="5.1311in" style:rel-width="scale" svg:height="2.6689in" style:rel-height="scale" draw:z-index="468"><draw:image/><svg:desc>C:\Users\WIN\Masterthesis\Masterthesis\Masterarbeit_daten\5.3.2\tantal color2.png</svg:desc></draw:frame></text:span></text:span></text:p>
      <text:p text:style-name="P93"><text:bookmark-start text:name="_Toc413454273"/><text:bookmark-start text:name="_Ref411786742"/>Figure 64<text:bookmark-end text:name="_Ref411786742"/>: Tantalum capacitor and the most important histogram color features (HSV color space)<text:bookmark-end text:name="_Toc413454273"/></text:p>
      <text:list xml:id="list174006981251258" text:continue-numbering="true" text:style-name="L23">
        <text:list-item>
          <text:list>
            <text:list-item>
              <text:list>
                <text:list-item>
                  <text:p text:style-name="P123"><text:bookmark-start text:name="_Toc413454175"/>Segment features<text:bookmark-end text:name="_Toc413454175"/></text:p>
                </text:list-item>
              </text:list>
            </text:list-item>
          </text:list>
        </text:list-item>
      </text:list>
      <text:p text:style-name="Normal">The second most important feature of the Ceramic capacitor 1206 is the seventh segment feature. The seventh segment feature is the vertical component of the center of gravity from the segment which was produced by the region growing approach with the seed point at the seed position<draw:frame draw:style-name="fr6" draw:name="400" text:anchor-type="as-char" svg:width="0.9791in" style:rel-width="scale" svg:height="0.198in" style:rel-height="scale" draw:z-index="469"><draw:object xlink:href="./Object 400" xlink:type="simple" xlink:show="embed" xlink:actuate="onLoad"/><draw:image xlink:href="./ObjectReplacements/Object 400" xlink:type="simple" xlink:show="embed" xlink:actuate="onLoad"/></draw:frame><text:span text:style-name="Default_20_Paragraph_20_Font"><text:span text:style-name="T11"> , </text:span></text:span><draw:frame draw:style-name="fr6" draw:name="401" text:anchor-type="as-char" svg:width="0.9374in" style:rel-width="scale" svg:height="0.198in" style:rel-height="scale" draw:z-index="470"><draw:object xlink:href="./Object 401" xlink:type="simple" xlink:show="embed" xlink:actuate="onLoad"/><draw:image xlink:href="./ObjectReplacements/Object 401" xlink:type="simple" xlink:show="embed" xlink:actuate="onLoad"/></draw:frame>. The brown/orange segment in the middle of the capacitor is significant for the component. Compared to other components the probability that a seed point located near the image border produces a segment with the center of gravity in the middle of the image is much smaller. The red marker shows the seed point of the segment which was produced by the region growing approach. The blue marker is the center of gravity from the segment. The vertical component of the center of gravity is the second most important feature for the ceramic capacitor.</text:p>
      <text:p text:style-name="P90"><text:soft-page-break/><text:s text:c="33"/><text:span text:style-name="Default_20_Paragraph_20_Font"><text:span text:style-name="T8"><draw:frame draw:style-name="fr2" draw:name="Picture 51" text:anchor-type="as-char" svg:y="0in" svg:width="3.6646in" style:rel-width="scale" svg:height="1.9016in" style:rel-height="scale" draw:z-index="471"><draw:image/></draw:frame></text:span></text:span></text:p>
      <text:p text:style-name="P93"><text:bookmark-start text:name="_Toc413454274"/>Figure 65: Most important segment and seed point from ceramic capacitor<text:bookmark-end text:name="_Toc413454274"/></text:p>
      <text:list xml:id="list174006425009783" text:continue-numbering="true" text:style-name="L23">
        <text:list-item>
          <text:list>
            <text:list-item>
              <text:list>
                <text:list-item>
                  <text:p text:style-name="P123"><text:bookmark-start text:name="_Toc413454176"/>PCA<text:alphabetical-index-mark text:string-value="Principal component analysis" text:key1="PCA"/> reconstruction feature<text:bookmark-end text:name="_Toc413454176"/></text:p>
                </text:list-item>
              </text:list>
            </text:list-item>
          </text:list>
        </text:list-item>
      </text:list>
      <text:p text:style-name="Normal">The most important feature of the SMD<text:alphabetical-index-mark text:string-value="Surface-mounted device" text:key1="SMD"/> Aluminum electrolytic capacitor is the PCA<text:alphabetical-index-mark text:string-value="Principal component analysis" text:key1="PCA"/>-reconstruction feature. That can be specified by looking at the circular border of the cylindrical <text:span text:style-name="Default_20_Paragraph_20_Font"><text:span text:style-name="T11">component </text:span></text:span>. The rounded border reflects the light almost independent from the beam angle of the illumination. That forms a bright shiny circle that is striking in the Laplacian of Gaussian (LoG<text:alphabetical-index-mark text:string-value="Laplacian of Gaussian" text:key1="LoG"/>) filtered images and can be efficiently be compressed into the component image PCs. A LoG<text:alphabetical-index-mark text:string-value="Laplacian of Gaussian" text:key1="LoG"/> filtered edge image of the SMD<text:alphabetical-index-mark text:string-value="Surface-mounted device" text:key1="SMD"/> Aluminum electrolytic capacitor and the unit matrix projection into the PCs is shown in <text:bookmark-ref text:reference-format="text" text:ref-name="_Ref404104260">Figure 66</text:bookmark-ref>.</text:p>
      <text:p text:style-name="P90"><text:span text:style-name="Default_20_Paragraph_20_Font"><text:span text:style-name="T8"><draw:frame draw:style-name="fr2" draw:name="Picture 52" text:anchor-type="as-char" svg:y="0in" svg:width="2.0283in" style:rel-width="scale" svg:height="1.9618in" style:rel-height="scale" draw:z-index="472"><draw:image/><svg:desc>C:\Users\WIN\Masterthesis\Masterthesis\Masterarbeit_daten\6.3.1\pca.png</svg:desc></draw:frame></text:span></text:span></text:p>
      <text:p text:style-name="P93"><text:bookmark-start text:name="_Toc413454275"/><text:bookmark-start text:name="_Ref404104260"/>Figure 66<text:bookmark-end text:name="_Ref404104260"/>: SMD<text:alphabetical-index-mark text:string-value="Surface-mounted device" text:key1="SMD"/> Electrolyte capacitor (top, left), SMD<text:alphabetical-index-mark text:string-value="Surface-mounted device" text:key1="SMD"/> Electrolyte capacitor edge image (top, right), unit matrix projection into component PCs (bottom, left), unit matrix projection into non-component PCs (bottom, right)<text:bookmark-end text:name="_Toc413454275"/></text:p>
      <text:p text:style-name="Normal"/>
      <text:list xml:id="list174006294139588" text:continue-numbering="true" text:style-name="L23">
        <text:list-item>
          <text:list>
            <text:list-item>
              <text:p text:style-name="P129"><text:soft-page-break/><text:s/><text:bookmark-start text:name="_Toc413454177"/><text:bookmark-start text:name="_Ref411883470"/>Classification results<text:bookmark-end text:name="_Toc413454177"/><text:bookmark-end text:name="_Ref411883470"/></text:p>
            </text:list-item>
          </text:list>
        </text:list-item>
      </text:list>
      <text:p text:style-name="Normal">The One-vs.-rest classification strategy is based on the approach that for each component a classifier is trained and tested. In this approach the random forest classifier, linear support vector machine, and support vector machine with RBF<text:alphabetical-index-mark text:string-value="Radial basis function" text:key1="RBF"/>-kernel were trained and tested. The results are shown in the next chapters.</text:p>
      <text:list xml:id="list174005209756442" text:continue-numbering="true" text:style-name="L23">
        <text:list-item>
          <text:list>
            <text:list-item>
              <text:list>
                <text:list-item>
                  <text:p text:style-name="P123"><text:bookmark-start text:name="_Toc413454178"/>Random forest classifier results<text:bookmark-end text:name="_Toc413454178"/></text:p>
                </text:list-item>
              </text:list>
            </text:list-item>
          </text:list>
        </text:list-item>
      </text:list>
      <text:p text:style-name="Normal">Five random forest classifiers were trained whereas the first four are based on the four selected feature sets from the frequency feature domain, color feature domain, segment feature domain and PCA<text:alphabetical-index-mark text:string-value="Principal component analysis" text:key1="PCA"/>-reconstruction feature domain which were extracted from the four feature extraction algorithms specified in chapter <text:bookmark-ref text:reference-format="text" text:ref-name="_Ref404083158">Feature extraction algorithms</text:bookmark-ref>. The average accuracy over all fifteen components is shown in <text:bookmark-ref text:reference-format="text" text:ref-name="_Ref404086114">Table 10</text:bookmark-ref>. A detailed breakdown can be found in <text:bookmark-ref text:reference-format="text" text:ref-name="_Ref409188553">Random forest classification results</text:bookmark-ref>.</text:p>
      <text:p text:style-name="P92"><text:bookmark-start text:name="_Toc413454299"/><text:bookmark-start text:name="_Ref404086114"/>Table 10<text:bookmark-end text:name="_Ref404086114"/>: Random forest classification results<text:bookmark-end text:name="_Toc413454299"/></text:p>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column table:style-name="Table96.G"/>
        <table:table-row>
          <table:table-cell table:style-name="Table96.A1" office:value-type="string">
            <text:p text:style-name="P45"/>
          </table:table-cell>
          <table:table-cell table:style-name="Table96.A1" office:value-type="string">
            <text:p text:style-name="P45"/>
          </table:table-cell>
          <table:table-cell table:style-name="Table96.A1" office:value-type="string">
            <text:p text:style-name="P45">Frequency features</text:p>
          </table:table-cell>
          <table:table-cell table:style-name="Table96.A1" office:value-type="string">
            <text:p text:style-name="P45">Color features</text:p>
          </table:table-cell>
          <table:table-cell table:style-name="Table96.A1" office:value-type="string">
            <text:p text:style-name="P45">Segment features</text:p>
          </table:table-cell>
          <table:table-cell table:style-name="Table96.A1" office:value-type="string">
            <text:p text:style-name="P59"><text:span text:style-name="Default_20_Paragraph_20_Font"><text:span text:style-name="T24">PCA</text:span></text:span><text:alphabetical-index-mark text:string-value="Principal component analysis" text:key1="PCA"/><text:span text:style-name="Default_20_Paragraph_20_Font"><text:span text:style-name="T24"> reconstruction feature</text:span></text:span><text:span text:style-name="Default_20_Paragraph_20_Font"><text:span text:style-name="T24">s</text:span></text:span></text:p>
          </table:table-cell>
          <table:table-cell table:style-name="Table96.A1" office:value-type="string">
            <text:p text:style-name="P45">Features selection from all feature sets</text:p>
          </table:table-cell>
        </table:table-row>
        <table:table-row table:style-name="Table96.2">
          <table:table-cell table:style-name="Table96.A2" table:number-rows-spanned="2" office:value-type="string">
            <text:p text:style-name="P45">Average recognition accuracy of all Components</text:p>
          </table:table-cell>
          <table:table-cell table:style-name="Table96.B2" office:value-type="string">
            <text:p text:style-name="P59">True </text:p>
            <text:p text:style-name="P59">positive</text:p>
          </table:table-cell>
          <table:table-cell table:style-name="Table96.B2" office:value-type="string">
            <text:p text:style-name="P59">1911/1971</text:p>
            <text:p text:style-name="P59">(97.0%)</text:p>
          </table:table-cell>
          <table:table-cell table:style-name="Table96.B2" office:value-type="string">
            <text:p text:style-name="P59">1893/1971</text:p>
            <text:p text:style-name="P59">(96.0%)</text:p>
          </table:table-cell>
          <table:table-cell table:style-name="Table96.B2" office:value-type="string">
            <text:p text:style-name="P59">1595/1682</text:p>
            <text:p text:style-name="P59">(94.9%)</text:p>
          </table:table-cell>
          <table:table-cell table:style-name="Table96.B2" office:value-type="string">
            <text:p text:style-name="P59">1559/1659</text:p>
            <text:p text:style-name="P59">(93.9%)</text:p>
          </table:table-cell>
          <table:table-cell table:style-name="Table96.B2" office:value-type="string">
            <text:p text:style-name="P59">1958/1971</text:p>
            <text:p text:style-name="P59">(99.3%)</text:p>
          </table:table-cell>
        </table:table-row>
        <table:table-row>
          <table:covered-table-cell/>
          <table:table-cell table:style-name="Table96.B3" office:value-type="string">
            <text:p text:style-name="P59">True negative</text:p>
          </table:table-cell>
          <table:table-cell table:style-name="Table96.B3" office:value-type="string">
            <text:p text:style-name="P59">1915/1982</text:p>
            <text:p text:style-name="P59">(96.6%)</text:p>
          </table:table-cell>
          <table:table-cell table:style-name="Table96.B3" office:value-type="string">
            <text:p text:style-name="P59">1760/1982</text:p>
            <text:p text:style-name="P59">(88.8%)</text:p>
          </table:table-cell>
          <table:table-cell table:style-name="Table96.B3" office:value-type="string">
            <text:p text:style-name="P59">1422/1694</text:p>
            <text:p text:style-name="P59">(83.9%)</text:p>
          </table:table-cell>
          <table:table-cell table:style-name="Table96.B3" office:value-type="string">
            <text:p text:style-name="P59">1641/1694</text:p>
            <text:p text:style-name="P59">(96.8%)</text:p>
          </table:table-cell>
          <table:table-cell table:style-name="Table96.G3" office:value-type="string">
            <text:p text:style-name="P59">1955/1982</text:p>
            <text:p text:style-name="P59">(98.6%)</text:p>
          </table:table-cell>
        </table:table-row>
      </table:table>
      <text:p text:style-name="Normal"/>
      <text:p text:style-name="Normal">The random forest classifier result is based on the number of trees, whereas the accuracy rate converges if the number of trees increases. The dependency between the number of trees and the misclassification rate for <text:soft-page-break/>the resistor network based on the most important features from all feature domains is shown in <text:bookmark-ref text:reference-format="text" text:ref-name="_Ref412113547">Figure 67</text:bookmark-ref>. It can be see that the minimum of the misclassification rate is already reached with around 20 decision trees.</text:p>
      <text:p text:style-name="P90"><text:span text:style-name="Default_20_Paragraph_20_Font"><text:span text:style-name="T8"><draw:frame draw:style-name="fr2" draw:name="Picture 293" text:anchor-type="as-char" svg:y="0in" svg:width="4.1965in" style:rel-width="scale" svg:height="2.2161in" style:rel-height="scale" draw:z-index="473"><draw:image/><svg:desc>C:\Users\WIN\Masterthesis\Masterthesis\Masterarbeit_daten\5.4.1\random forest trees.png</svg:desc></draw:frame></text:span></text:span></text:p>
      <text:p text:style-name="P93"><text:bookmark-start text:name="_Toc413454276"/><text:bookmark-start text:name="_Ref412113547"/>Figure 67<text:bookmark-end text:name="_Ref412113547"/>: Dependence of the misclassification rate based on the number of trees (Resistor network, most important features from all feature domains)<text:bookmark-end text:name="_Toc413454276"/></text:p>
      <text:p text:style-name="Normal">Another important influence of the classification rate is the number of features. The dependency between the true positive rate and the 20 most important features and the dependency between the false positive rate and the 20 most features of the DIP14 component classifier are shown in <text:bookmark-ref text:reference-format="text" text:ref-name="_Ref412115471">Figure 68</text:bookmark-ref>. It shows that already a small number of features can generate good classification results.</text:p>
      <text:p text:style-name="P90"><text:span text:style-name="Default_20_Paragraph_20_Font"><text:span text:style-name="T8"><draw:frame draw:style-name="fr2" draw:name="Picture 294" text:anchor-type="as-char" svg:y="0in" svg:width="3.9161in" style:rel-width="scale" svg:height="2.1402in" style:rel-height="scale" draw:z-index="474"><draw:image/><svg:desc>C:\Users\WIN\Masterthesis\Masterthesis\Masterarbeit_daten\5.4.1\number of features.png</svg:desc></draw:frame></text:span></text:span></text:p>
      <text:p text:style-name="P93"><text:bookmark-start text:name="_Toc413454277"/><text:bookmark-start text:name="_Ref412115471"/>Figure 68<text:bookmark-end text:name="_Ref412115471"/>: Dependency between the true positive and false positive rate from the number of features for the DIP14 component classifier and random forest classifier<text:bookmark-end text:name="_Toc413454277"/></text:p>
      <text:p text:style-name="Normal"><text:soft-page-break/></text:p>
      <text:list xml:id="list174007193292362" text:continue-numbering="true" text:style-name="L23">
        <text:list-item>
          <text:list>
            <text:list-item>
              <text:list>
                <text:list-item>
                  <text:p text:style-name="P123"><text:bookmark-start text:name="_Toc413454179"/>Support vector machine classifier results<text:bookmark-end text:name="_Toc413454179"/></text:p>
                </text:list-item>
              </text:list>
            </text:list-item>
          </text:list>
        </text:list-item>
      </text:list>
      <text:p text:style-name="Normal">A linear support vector machine (Linea-SVM<text:alphabetical-index-mark text:string-value="Support vector machine" text:key1="SVM"/>) was tested for component classification. The regularization constant <draw:frame draw:style-name="fr6" draw:name="402" text:anchor-type="as-char" svg:width="0.1043in" style:rel-width="scale" svg:height="0.198in" style:rel-height="scale" draw:z-index="475"><draw:object xlink:href="./Object 402" xlink:type="simple" xlink:show="embed" xlink:actuate="onLoad"/><draw:image xlink:href="./ObjectReplacements/Object 402" xlink:type="simple" xlink:show="embed" xlink:actuate="onLoad"/></draw:frame> was estimated by the grid search method with exponential growing specified in <text:bookmark-ref text:reference-format="text" text:ref-name="_Ref410643605">Support vector machine classifier</text:bookmark-ref>. The search grid was determined by<draw:frame draw:style-name="fr6" draw:name="403" text:anchor-type="as-char" svg:width="1.8957in" style:rel-width="scale" svg:height="0.198in" style:rel-height="scale" draw:z-index="476"><draw:object xlink:href="./Object 403" xlink:type="simple" xlink:show="embed" xlink:actuate="onLoad"/><draw:image xlink:href="./ObjectReplacements/Object 403" xlink:type="simple" xlink:show="embed" xlink:actuate="onLoad"/></draw:frame><text:span text:style-name="Default_20_Paragraph_20_Font"><text:span text:style-name="T11">, the dependency between the constant and the error rate determined by cross-validation of the Resistor 0806 component is shown in </text:span></text:span><text:bookmark-ref text:reference-format="text" text:ref-name="_Ref411859152">Figure 69</text:bookmark-ref><text:span text:style-name="Default_20_Paragraph_20_Font"><text:span text:style-name="T11">. It can be seen that the influence of the regularization constant </text:span></text:span><draw:frame draw:style-name="fr6" draw:name="404" text:anchor-type="as-char" svg:width="0.1043in" style:rel-width="scale" svg:height="0.198in" style:rel-height="scale" draw:z-index="477"><draw:object xlink:href="./Object 404" xlink:type="simple" xlink:show="embed" xlink:actuate="onLoad"/><draw:image xlink:href="./ObjectReplacements/Object 404" xlink:type="simple" xlink:show="embed" xlink:actuate="onLoad"/></draw:frame><text:span text:style-name="Default_20_Paragraph_20_Font"><text:span text:style-name="T11"> is small because the accuracy is very high and the soft margin constant </text:span></text:span><draw:frame draw:style-name="fr6" draw:name="405" text:anchor-type="as-char" svg:width="0.1043in" style:rel-width="scale" svg:height="0.198in" style:rel-height="scale" draw:z-index="478"><draw:object xlink:href="./Object 405" xlink:type="simple" xlink:show="embed" xlink:actuate="onLoad"/><draw:image xlink:href="./ObjectReplacements/Object 405" xlink:type="simple" xlink:show="embed" xlink:actuate="onLoad"/></draw:frame><text:span text:style-name="Default_20_Paragraph_20_Font"><text:span text:style-name="T11"> is regularization constant for false classified samples. </text:span></text:span>The average accuracy over all fifteen components is shown in <text:bookmark-ref text:reference-format="text" text:ref-name="_Ref411857507">Table 11</text:bookmark-ref>. A detailed breakdown can be found in <text:bookmark-ref text:reference-format="text" text:ref-name="_Ref411857358">Linear-SVM classification results</text:bookmark-ref>. </text:p>
      <text:p text:style-name="P90"><text:span text:style-name="Default_20_Paragraph_20_Font"><text:span text:style-name="T8"><draw:frame draw:style-name="fr2" draw:name="Picture 291" text:anchor-type="as-char" svg:y="0in" svg:width="3.9846in" style:rel-width="scale" svg:height="2.1764in" style:rel-height="scale" draw:z-index="479"><draw:image/></draw:frame></text:span></text:span></text:p>
      <text:p text:style-name="P93"><text:bookmark-start text:name="_Toc413454278"/><text:bookmark-start text:name="_Ref411859152"/>Figure 69<text:bookmark-end text:name="_Ref411859152"/>: Dependency of the error rate from the regularization constant C (Resistor 0806)<text:bookmark-end text:name="_Toc413454278"/></text:p>
      <text:p text:style-name="P92"><text:bookmark-start text:name="_Toc413454300"/><text:bookmark-start text:name="_Ref411857507"/>Table 11<text:bookmark-end text:name="_Ref411857507"/>: Linear-SVM<text:alphabetical-index-mark text:string-value="Support vector machine" text:key1="SVM"/> classification results<text:bookmark-end text:name="_Toc413454300"/></text:p>
      <table:table table:name="Table97" table:style-name="Table97">
        <table:table-column table:style-name="Table97.A"/>
        <table:table-column table:style-name="Table97.B"/>
        <table:table-column table:style-name="Table97.C"/>
        <table:table-column table:style-name="Table97.D"/>
        <table:table-column table:style-name="Table97.E"/>
        <table:table-column table:style-name="Table97.F"/>
        <table:table-column table:style-name="Table97.G"/>
        <table:table-row>
          <table:table-cell table:style-name="Table97.A1" office:value-type="string">
            <text:p text:style-name="P45"/>
          </table:table-cell>
          <table:table-cell table:style-name="Table97.A1" office:value-type="string">
            <text:p text:style-name="P45"/>
          </table:table-cell>
          <table:table-cell table:style-name="Table97.A1" office:value-type="string">
            <text:p text:style-name="P45">Frequency features</text:p>
          </table:table-cell>
          <table:table-cell table:style-name="Table97.A1" office:value-type="string">
            <text:p text:style-name="P45">Color features</text:p>
          </table:table-cell>
          <table:table-cell table:style-name="Table97.A1" office:value-type="string">
            <text:p text:style-name="P45">Segment feature<text:soft-page-break/>s</text:p>
          </table:table-cell>
          <table:table-cell table:style-name="Table97.A1" office:value-type="string">
            <text:p text:style-name="P59"><text:span text:style-name="Default_20_Paragraph_20_Font"><text:span text:style-name="T24">PCA</text:span></text:span><text:alphabetical-index-mark text:string-value="Principal component analysis" text:key1="PCA"/><text:span text:style-name="Default_20_Paragraph_20_Font"><text:span text:style-name="T24"> reconstruction </text:span></text:span><text:soft-page-break/><text:span text:style-name="Default_20_Paragraph_20_Font"><text:span text:style-name="T24">features</text:span></text:span></text:p>
          </table:table-cell>
          <table:table-cell table:style-name="Table97.A1" office:value-type="string">
            <text:p text:style-name="P45">Features selectio<text:soft-page-break/>n from all feature sets</text:p>
          </table:table-cell>
        </table:table-row>
        <table:table-row table:style-name="Table97.2">
          <table:table-cell table:style-name="Table97.A2" table:number-rows-spanned="2" office:value-type="string">
            <text:p text:style-name="P45">Average recognition accuracy of all Components</text:p>
          </table:table-cell>
          <table:table-cell table:style-name="Table97.B2" office:value-type="string">
            <text:p text:style-name="P59">True </text:p>
            <text:p text:style-name="P59">positive</text:p>
          </table:table-cell>
          <table:table-cell table:style-name="Table97.B2" office:value-type="string">
            <text:p text:style-name="P59">1837/1971</text:p>
            <text:p text:style-name="P59">(93.2%)</text:p>
          </table:table-cell>
          <table:table-cell table:style-name="Table97.B2" office:value-type="string">
            <text:p text:style-name="P59">1858/1971</text:p>
            <text:p text:style-name="P59">(94.3%)</text:p>
          </table:table-cell>
          <table:table-cell table:style-name="Table97.B2" office:value-type="string">
            <text:p text:style-name="P59">1569/1663</text:p>
            <text:p text:style-name="P59">(94.3%)</text:p>
          </table:table-cell>
          <table:table-cell table:style-name="Table97.B2" office:value-type="string">
            <text:p text:style-name="P59">1564/1666</text:p>
            <text:p text:style-name="P59">(93.9%)</text:p>
          </table:table-cell>
          <table:table-cell table:style-name="Table97.B2" office:value-type="string">
            <text:p text:style-name="P59">1908/1971</text:p>
            <text:p text:style-name="P59">(96.8%)</text:p>
          </table:table-cell>
        </table:table-row>
        <table:table-row>
          <table:covered-table-cell/>
          <table:table-cell table:style-name="Table97.B3" office:value-type="string">
            <text:p text:style-name="P59">True negative</text:p>
          </table:table-cell>
          <table:table-cell table:style-name="Table97.B3" office:value-type="string">
            <text:p text:style-name="P59">1871/1982</text:p>
            <text:p text:style-name="P59">(94.4%)</text:p>
          </table:table-cell>
          <table:table-cell table:style-name="Table97.B3" office:value-type="string">
            <text:p text:style-name="P59">1705/1988</text:p>
            <text:p text:style-name="P59">(85.8%)</text:p>
          </table:table-cell>
          <table:table-cell table:style-name="Table97.B3" office:value-type="string">
            <text:p text:style-name="P59">1419/1691</text:p>
            <text:p text:style-name="P59">(83.9%)</text:p>
          </table:table-cell>
          <table:table-cell table:style-name="Table97.B3" office:value-type="string">
            <text:p text:style-name="P59">1595/1687</text:p>
            <text:p text:style-name="P59">(94.5%)</text:p>
          </table:table-cell>
          <table:table-cell table:style-name="Table97.G3" office:value-type="string">
            <text:p text:style-name="P59">1909/1982</text:p>
            <text:p text:style-name="P59">(96.3%)</text:p>
          </table:table-cell>
        </table:table-row>
      </table:table>
      <text:p text:style-name="Normal"/>
      <text:p text:style-name="Normal">A support vector machine with radial basis function was also tested. The parameter <draw:frame draw:style-name="fr6" draw:name="406" text:anchor-type="as-char" svg:width="0.1043in" style:rel-width="scale" svg:height="0.198in" style:rel-height="scale" draw:z-index="480"><draw:object xlink:href="./Object 406" xlink:type="simple" xlink:show="embed" xlink:actuate="onLoad"/><draw:image xlink:href="./ObjectReplacements/Object 406" xlink:type="simple" xlink:show="embed" xlink:actuate="onLoad"/></draw:frame><text:span text:style-name="Default_20_Paragraph_20_Font"><text:span text:style-name="T11"> (regularization constant) and </text:span></text:span><draw:frame draw:style-name="fr6" draw:name="407" text:anchor-type="as-char" svg:width="0.0937in" style:rel-width="scale" svg:height="0.198in" style:rel-height="scale" draw:z-index="481"><draw:object xlink:href="./Object 407" xlink:type="simple" xlink:show="embed" xlink:actuate="onLoad"/><draw:image xlink:href="./ObjectReplacements/Object 407" xlink:type="simple" xlink:show="embed" xlink:actuate="onLoad"/></draw:frame><text:span text:style-name="Default_20_Paragraph_20_Font"><text:span text:style-name="T11"> (Gaussian kernel constant) where determined with the grid search method</text:span></text:span> with exponential growing specified in chapter <text:bookmark-ref text:reference-format="text" text:ref-name="_Ref410643605">Support vector machine classifier</text:bookmark-ref>. The search grid was determined by <draw:frame draw:style-name="fr6" draw:name="408" text:anchor-type="as-char" svg:width="1.7602in" style:rel-width="scale" svg:height="0.198in" style:rel-height="scale" draw:z-index="482"><draw:object xlink:href="./Object 408" xlink:type="simple" xlink:show="embed" xlink:actuate="onLoad"/><draw:image xlink:href="./ObjectReplacements/Object 408" xlink:type="simple" xlink:show="embed" xlink:actuate="onLoad"/></draw:frame><text:span text:style-name="Default_20_Paragraph_20_Font"><text:span text:style-name="T11"> and </text:span></text:span><draw:frame draw:style-name="fr6" draw:name="409" text:anchor-type="as-char" svg:width="1.6772in" style:rel-width="scale" svg:height="0.198in" style:rel-height="scale" draw:z-index="483"><draw:object xlink:href="./Object 409" xlink:type="simple" xlink:show="embed" xlink:actuate="onLoad"/><draw:image xlink:href="./ObjectReplacements/Object 409" xlink:type="simple" xlink:show="embed" xlink:actuate="onLoad"/></draw:frame><text:span text:style-name="Default_20_Paragraph_20_Font"><text:span text:style-name="T11">, The dependency between the constants and the error rate determined by cross-validation of the Resistor 0806 component is shown in </text:span></text:span><text:bookmark-ref text:reference-format="text" text:ref-name="_Ref411860397">Figure 70</text:bookmark-ref><text:span text:style-name="Default_20_Paragraph_20_Font"><text:span text:style-name="T11">. It can be seen that the influence of the regularization constant </text:span></text:span><draw:frame draw:style-name="fr6" draw:name="410" text:anchor-type="as-char" svg:width="0.1043in" style:rel-width="scale" svg:height="0.198in" style:rel-height="scale" draw:z-index="484"><draw:object xlink:href="./Object 410" xlink:type="simple" xlink:show="embed" xlink:actuate="onLoad"/><draw:image xlink:href="./ObjectReplacements/Object 410" xlink:type="simple" xlink:show="embed" xlink:actuate="onLoad"/></draw:frame><text:span text:style-name="Default_20_Paragraph_20_Font"><text:span text:style-name="T11"> is very small compared to the RBF</text:span></text:span><text:alphabetical-index-mark text:string-value="Radial basis function" text:key1="RBF"/><text:span text:style-name="Default_20_Paragraph_20_Font"><text:span text:style-name="T11"> kernel parameter</text:span></text:span><draw:frame draw:style-name="fr6" draw:name="411" text:anchor-type="as-char" svg:width="0.1252in" style:rel-width="scale" svg:height="0.198in" style:rel-height="scale" draw:z-index="485"><draw:object xlink:href="./Object 411" xlink:type="simple" xlink:show="embed" xlink:actuate="onLoad"/><draw:image xlink:href="./ObjectReplacements/Object 411" xlink:type="simple" xlink:show="embed" xlink:actuate="onLoad"/></draw:frame><text:span text:style-name="Default_20_Paragraph_20_Font"><text:span text:style-name="T11">. </text:span></text:span>The average accuracy over all fifteen components is shown in <text:bookmark-ref text:reference-format="text" text:ref-name="_Ref411860564">Table 12</text:bookmark-ref>. A detailed breakdown can be found in <text:bookmark-ref text:reference-format="text" text:ref-name="_Ref413418928">RBF-SVM classification results</text:bookmark-ref>.</text:p>
      <text:p text:style-name="P90"><text:soft-page-break/><text:span text:style-name="Default_20_Paragraph_20_Font"><text:span text:style-name="T8"><draw:frame draw:style-name="fr2" draw:name="Picture 292" text:anchor-type="as-char" svg:y="0in" svg:width="4.6874in" style:rel-width="scale" svg:height="2.5035in" style:rel-height="scale" draw:z-index="486"><draw:image/><svg:desc>C:\Users\WIN\Masterthesis\Masterthesis\Masterarbeit_daten\5.4.2\search grid rbf.png</svg:desc></draw:frame></text:span></text:span></text:p>
      <text:p text:style-name="P93"><text:bookmark-start text:name="_Toc413454279"/><text:bookmark-start text:name="_Ref411860397"/>Figure 70<text:bookmark-end text:name="_Ref411860397"/>: Dependency of the error rate from the regularization constant <draw:frame draw:style-name="fr6" draw:name="412" text:anchor-type="as-char" svg:width="0.1043in" style:rel-width="scale" svg:height="0.198in" style:rel-height="scale" draw:z-index="487"><draw:object xlink:href="./Object 412" xlink:type="simple" xlink:show="embed" xlink:actuate="onLoad"/><draw:image xlink:href="./ObjectReplacements/Object 412" xlink:type="simple" xlink:show="embed" xlink:actuate="onLoad"/></draw:frame> and kernel constant <draw:frame draw:style-name="fr6" draw:name="413" text:anchor-type="as-char" svg:width="0.1043in" style:rel-width="scale" svg:height="0.198in" style:rel-height="scale" draw:z-index="488"><draw:object xlink:href="./Object 413" xlink:type="simple" xlink:show="embed" xlink:actuate="onLoad"/><draw:image xlink:href="./ObjectReplacements/Object 413" xlink:type="simple" xlink:show="embed" xlink:actuate="onLoad"/></draw:frame> (Resistor 0806)<text:bookmark-end text:name="_Toc413454279"/></text:p>
      <text:p text:style-name="Normal"/>
      <text:p text:style-name="P92"><text:bookmark-start text:name="_Toc413454301"/><text:bookmark-start text:name="_Ref411860564"/>Table 12<text:bookmark-end text:name="_Ref411860564"/>: RBF<text:alphabetical-index-mark text:string-value="Radial basis function" text:key1="RBF"/>-SVM<text:alphabetical-index-mark text:string-value="Support vector machine" text:key1="SVM"/> classification results<text:bookmark-end text:name="_Toc413454301"/></text:p>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row>
          <table:table-cell table:style-name="Table98.A1" office:value-type="string">
            <text:p text:style-name="P45"/>
          </table:table-cell>
          <table:table-cell table:style-name="Table98.A1" office:value-type="string">
            <text:p text:style-name="P45"/>
          </table:table-cell>
          <table:table-cell table:style-name="Table98.A1" office:value-type="string">
            <text:p text:style-name="P45">Frequency features</text:p>
          </table:table-cell>
          <table:table-cell table:style-name="Table98.A1" office:value-type="string">
            <text:p text:style-name="P45">Color features</text:p>
          </table:table-cell>
          <table:table-cell table:style-name="Table98.A1" office:value-type="string">
            <text:p text:style-name="P45">Segment features</text:p>
          </table:table-cell>
          <table:table-cell table:style-name="Table98.A1" office:value-type="string">
            <text:p text:style-name="P59"><text:span text:style-name="Default_20_Paragraph_20_Font"><text:span text:style-name="T24">PCA</text:span></text:span><text:alphabetical-index-mark text:string-value="Principal component analysis" text:key1="PCA"/><text:span text:style-name="Default_20_Paragraph_20_Font"><text:span text:style-name="T24"> reconstruction features</text:span></text:span></text:p>
          </table:table-cell>
          <table:table-cell table:style-name="Table98.A1" office:value-type="string">
            <text:p text:style-name="P45">Features selection from all feature sets</text:p>
          </table:table-cell>
        </table:table-row>
        <table:table-row table:style-name="Table98.2">
          <table:table-cell table:style-name="Table98.A2" table:number-rows-spanned="2" office:value-type="string">
            <text:p text:style-name="P45">Average recognition accuracy of all Components</text:p>
          </table:table-cell>
          <table:table-cell table:style-name="Table98.B2" office:value-type="string">
            <text:p text:style-name="P59">True </text:p>
            <text:p text:style-name="P59">positive</text:p>
          </table:table-cell>
          <table:table-cell table:style-name="Table98.B2" office:value-type="string">
            <text:p text:style-name="P59">1909/1971</text:p>
            <text:p text:style-name="P59">(96.9%)</text:p>
          </table:table-cell>
          <table:table-cell table:style-name="Table98.B2" office:value-type="string">
            <text:p text:style-name="P59">1918/1971</text:p>
            <text:p text:style-name="P59">(97.3%)</text:p>
          </table:table-cell>
          <table:table-cell table:style-name="Table98.B2" office:value-type="string">
            <text:p text:style-name="P59">1565/1656</text:p>
            <text:p text:style-name="P59">(94.5%)</text:p>
          </table:table-cell>
          <table:table-cell table:style-name="Table98.B2" office:value-type="string">
            <text:p text:style-name="P58">1560/1656</text:p>
            <text:p text:style-name="P58">(94.2%)</text:p>
          </table:table-cell>
          <table:table-cell table:style-name="Table98.B2" office:value-type="string">
            <text:p text:style-name="P59">1953/1971</text:p>
            <text:p text:style-name="P59">(99.1%)</text:p>
          </table:table-cell>
        </table:table-row>
        <table:table-row>
          <table:covered-table-cell/>
          <table:table-cell table:style-name="Table98.B3" office:value-type="string">
            <text:p text:style-name="P59">True negative</text:p>
          </table:table-cell>
          <table:table-cell table:style-name="Table98.B3" office:value-type="string">
            <text:p text:style-name="P59">1956/1983</text:p>
            <text:p text:style-name="P59">(98.6%)</text:p>
          </table:table-cell>
          <table:table-cell table:style-name="Table98.B3" office:value-type="string">
            <text:p text:style-name="P59">1871/2382</text:p>
            <text:p text:style-name="P59">(78.5%)</text:p>
          </table:table-cell>
          <table:table-cell table:style-name="Table98.B3" office:value-type="string">
            <text:p text:style-name="P59">1551/1695</text:p>
            <text:p text:style-name="P59">(91.5%)</text:p>
          </table:table-cell>
          <table:table-cell table:style-name="Table98.B3" office:value-type="string">
            <text:p text:style-name="P59">1589/1695</text:p>
            <text:p text:style-name="P59">(93.7%)</text:p>
          </table:table-cell>
          <table:table-cell table:style-name="Table98.G3" office:value-type="string">
            <text:p text:style-name="P59">1967/1982</text:p>
            <text:p text:style-name="P59">(99.2%)</text:p>
          </table:table-cell>
        </table:table-row>
      </table:table>
      <text:p text:style-name="Normal"/>
      <text:list xml:id="list174005408760224" text:continue-numbering="true" text:style-name="L23">
        <text:list-item>
          <text:list>
            <text:list-item>
              <text:p text:style-name="P129"><text:bookmark-start text:name="_Toc413454180"/><text:bookmark-start text:name="_Ref411866632"/>Decision level fusion results with Dempster-Shafer<text:bookmark-end text:name="_Ref411866632"/> theory<text:bookmark-end text:name="_Toc413454180"/></text:p>
            </text:list-item>
          </text:list>
        </text:list-item>
      </text:list>
      <text:p text:style-name="Normal">The experimental results of the decision fusion where made for 15 classes (14 component classes and one undefined class) of electronic components. All components from the recognition database components where used to <text:soft-page-break/>test the decision fusion level except the PCI-slot component. The PCI-slot component needs a wide field of view because of the length of the PCI-slot. With this camera configuration it is not possible to make images with a large filed of the size from the PCI-slot and a sufficient resolution for the Resistor 0806. Therefore the PCI-slot is out of focus for testing the decision fusion level. For testing the decision fusion level, all test images from the component database where used to determine the accuracy for the multi class classification process. </text:p>
      <text:p text:style-name="Normal">The One-vs.-rest strategy was used to evaluate the decision level fusion step. A single classifier per class was trained with samples from this class as positive samples and randomly selected image regions as negative samples. The outputs are confidence scores between zero and one, according to the classifier fusion level outputs. The component class with the maximum belief according to <text:bookmark-ref text:reference-format="text" text:ref-name="_Ref411076125">(69)</text:bookmark-ref> is assigned as component class. <text:s/>The resulting confusion matrix of the components is shown in <text:bookmark-ref text:reference-format="text" text:ref-name="_Ref411860582">Decision level fusion results</text:bookmark-ref>. The accuracy rate is 95.0% based on 15 component classes. </text:p>
      <text:list xml:id="list174006100351486" text:continue-numbering="true" text:style-name="L23">
        <text:list-item>
          <text:list>
            <text:list-item>
              <text:p text:style-name="P129"><text:s/><text:bookmark-start text:name="_Toc413454181"/>Optical character recognition results<text:bookmark-end text:name="_Toc413454181"/></text:p>
            </text:list-item>
          </text:list>
        </text:list-item>
      </text:list>
      <text:p text:style-name="Normal">To evaluate the optical character recognition results different recognition levels are defined in chapter <text:bookmark-ref text:reference-format="text" text:ref-name="_Ref412123188">Optical character recognition evaluation scheme</text:bookmark-ref>. The OCR<text:alphabetical-index-mark text:string-value="Optical character recognition" text:key1="OCR"/> experimental results are based on components specified in the OCR<text:alphabetical-index-mark text:string-value="Optical character recognition" text:key1="OCR"/> dataset limits in chapter <text:bookmark-ref text:reference-format="text" text:ref-name="_Ref412123254">Optical character recognition dataset and limits</text:bookmark-ref>.</text:p>
      <text:list xml:id="list174006882629389" text:continue-numbering="true" text:style-name="L23">
        <text:list-item>
          <text:list>
            <text:list-item>
              <text:list>
                <text:list-item>
                  <text:p text:style-name="P123"><text:bookmark-start text:name="_Toc413454182"/><text:bookmark-start text:name="_Ref412123254"/>Optical character recognition dataset and limits<text:bookmark-end text:name="_Toc413454182"/><text:bookmark-end text:name="_Ref412123254"/></text:p>
                </text:list-item>
              </text:list>
            </text:list-item>
          </text:list>
        </text:list-item>
      </text:list>
      <text:p text:style-name="Normal">The optical character recognition dataset consists of 85 ICs which were acquired with an image resolution of. All components were manually labeled according to the accuracy level scheme in <text:bookmark-ref text:reference-format="text" text:ref-name="_Ref406255167">Optical character recognition flow chart</text:bookmark-ref>. </text:p>
      <text:p text:style-name="Normal"><text:soft-page-break/>To refine the investigation of Optical character recognition of IC<text:alphabetical-index-mark text:string-value="Integrated circuit" text:key1="IC"/> markings the following restriction limits were taken. </text:p>
      <text:list xml:id="list8961672605617935204" text:style-name="L31">
        <text:list-item>
          <text:p text:style-name="P139">The components which are used to investigate the optical character recognition of IC<text:alphabetical-index-mark text:string-value="Integrated circuit" text:key1="IC"/> markings have a black (dark) surface and the markings are white (bright).</text:p>
        </text:list-item>
        <text:list-item>
          <text:p text:style-name="P139">Marking characters have a minimum height of 1.0 mm</text:p>
        </text:list-item>
        <text:list-item>
          <text:p text:style-name="P139">Makings made by laser engraving are out of focus</text:p>
        </text:list-item>
        <text:list-item>
          <text:p text:style-name="P139">The IC<text:alphabetical-index-mark text:string-value="Integrated circuit" text:key1="IC"/> markings have to be readable by humans</text:p>
        </text:list-item>
      </text:list>
      <text:p text:style-name="Normal">Components that are out of that restriction are not used in the OCR<text:alphabetical-index-mark text:string-value="Optical character recognition" text:key1="OCR"/> dataset for IC<text:alphabetical-index-mark text:string-value="Integrated circuit" text:key1="IC"/> marking inspection.</text:p>
      <text:list xml:id="list94117315144682" text:style-name="L23">
        <text:list-item>
          <text:list>
            <text:list-item>
              <text:list>
                <text:list-item>
                  <text:p text:style-name="P123"><text:bookmark-start text:name="_Toc413454183"/><text:bookmark-start text:name="_Ref409449500"/><text:bookmark-start text:name="_Ref409435779"/>Optical character recognition accuracy results on character level, word level, label level<text:bookmark-end text:name="_Ref409449500"/><text:bookmark-end text:name="_Ref409435779"/> and part level<text:bookmark-end text:name="_Toc413454183"/></text:p>
                </text:list-item>
              </text:list>
            </text:list-item>
          </text:list>
        </text:list-item>
      </text:list>
      <text:p text:style-name="Normal">To evaluate the optical character recognition results, the manually labeled component markings and the recognized markings with OCR<text:alphabetical-index-mark text:string-value="Optical character recognition" text:key1="OCR"/> software are compared on different accuracy levels (Heliński, et al., 2000).</text:p>
      <text:p text:style-name="Normal">The character level accuracy of the OCR<text:alphabetical-index-mark text:string-value="Optical character recognition" text:key1="OCR"/> engine recognition is calculated as follows:</text:p>
      <table:table table:name="Table99" table:style-name="Table99">
        <table:table-column table:style-name="Table99.A"/>
        <table:table-column table:style-name="Table99.B"/>
        <table:table-row>
          <table:table-cell table:style-name="Table99.A1" office:value-type="string">
            <text:p text:style-name="P29"><draw:frame draw:style-name="fr6" draw:name="414" text:anchor-type="as-char" svg:width="0.9689in" style:rel-width="scale" svg:height="0.3854in" style:rel-height="scale" draw:z-index="489"><draw:object xlink:href="./Object 414" xlink:type="simple" xlink:show="embed" xlink:actuate="onLoad"/><draw:image xlink:href="./ObjectReplacements/Object 414" xlink:type="simple" xlink:show="embed" xlink:actuate="onLoad"/></draw:frame></text:p>
          </table:table-cell>
          <table:table-cell table:style-name="Table99.A1" office:value-type="string">
            <text:p text:style-name="P24">(89)</text:p>
          </table:table-cell>
        </table:table-row>
      </table:table>
      <text:p text:style-name="Normal">were <draw:frame draw:style-name="fr6" draw:name="415" text:anchor-type="as-char" svg:width="0.2189in" style:rel-width="scale" svg:height="0.198in" style:rel-height="scale" draw:z-index="490"><draw:object xlink:href="./Object 415" xlink:type="simple" xlink:show="embed" xlink:actuate="onLoad"/><draw:image xlink:href="./ObjectReplacements/Object 415" xlink:type="simple" xlink:show="embed" xlink:actuate="onLoad"/></draw:frame><text:span text:style-name="Default_20_Paragraph_20_Font"><text:span text:style-name="T11"> is the number of character errors (insertions, substitutions and deletions) of the component marking </text:span></text:span><draw:frame draw:style-name="fr6" draw:name="416" text:anchor-type="as-char" svg:width="0.0937in" style:rel-width="scale" svg:height="0.198in" style:rel-height="scale" draw:z-index="491"><draw:object xlink:href="./Object 416" xlink:type="simple" xlink:show="embed" xlink:actuate="onLoad"/><draw:image xlink:href="./ObjectReplacements/Object 416" xlink:type="simple" xlink:show="embed" xlink:actuate="onLoad"/></draw:frame><text:span text:style-name="Default_20_Paragraph_20_Font"><text:span text:style-name="T11">and </text:span></text:span><draw:frame draw:style-name="fr6" draw:name="417" text:anchor-type="as-char" svg:width="0.1252in" style:rel-width="scale" svg:height="0.198in" style:rel-height="scale" draw:z-index="492"><draw:object xlink:href="./Object 417" xlink:type="simple" xlink:show="embed" xlink:actuate="onLoad"/><draw:image xlink:href="./ObjectReplacements/Object 417" xlink:type="simple" xlink:show="embed" xlink:actuate="onLoad"/></draw:frame><text:span text:style-name="Default_20_Paragraph_20_Font"><text:span text:style-name="T11"> is the number of all characters of the marking </text:span></text:span><draw:frame draw:style-name="fr6" draw:name="418" text:anchor-type="as-char" svg:width="0.0626in" style:rel-width="scale" svg:height="0.198in" style:rel-height="scale" draw:z-index="493"><draw:object xlink:href="./Object 418" xlink:type="simple" xlink:show="embed" xlink:actuate="onLoad"/><draw:image xlink:href="./ObjectReplacements/Object 418" xlink:type="simple" xlink:show="embed" xlink:actuate="onLoad"/></draw:frame><text:span text:style-name="Default_20_Paragraph_20_Font"><text:span text:style-name="T11">. The average character level accuracy over all 85 component markings is calculated as follows:</text:span></text:span></text:p>
      <table:table table:name="Table100" table:style-name="Table100">
        <table:table-column table:style-name="Table100.A"/>
        <table:table-column table:style-name="Table100.B"/>
        <text:soft-page-break/>
        <table:table-row>
          <table:table-cell table:style-name="Table100.A1" office:value-type="string">
            <text:p text:style-name="P29"><draw:frame draw:style-name="fr6" draw:name="419" text:anchor-type="as-char" svg:width="1.25in" style:rel-width="scale" svg:height="0.4583in" style:rel-height="scale" draw:z-index="494"><draw:object xlink:href="./Object 419" xlink:type="simple" xlink:show="embed" xlink:actuate="onLoad"/><draw:image xlink:href="./ObjectReplacements/Object 419" xlink:type="simple" xlink:show="embed" xlink:actuate="onLoad"/></draw:frame></text:p>
          </table:table-cell>
          <table:table-cell table:style-name="Table100.A1" office:value-type="string">
            <text:p text:style-name="P24">(90)</text:p>
          </table:table-cell>
        </table:table-row>
      </table:table>
      <text:p text:style-name="Normal">The word level accuracy of the OCR<text:alphabetical-index-mark text:string-value="Optical character recognition" text:key1="OCR"/> engine recognition is calculated as follows:</text:p>
      <table:table table:name="Table101" table:style-name="Table101">
        <table:table-column table:style-name="Table101.A"/>
        <table:table-column table:style-name="Table101.B"/>
        <table:table-row>
          <table:table-cell table:style-name="Table101.A1" office:value-type="string">
            <text:p text:style-name="P29"><draw:frame draw:style-name="fr6" draw:name="420" text:anchor-type="as-char" svg:width="1.0417in" style:rel-width="scale" svg:height="0.3854in" style:rel-height="scale" draw:z-index="495"><draw:object xlink:href="./Object 420" xlink:type="simple" xlink:show="embed" xlink:actuate="onLoad"/><draw:image xlink:href="./ObjectReplacements/Object 420" xlink:type="simple" xlink:show="embed" xlink:actuate="onLoad"/></draw:frame></text:p>
          </table:table-cell>
          <table:table-cell table:style-name="Table101.A1" office:value-type="string">
            <text:p text:style-name="P24">(91)</text:p>
          </table:table-cell>
        </table:table-row>
      </table:table>
      <text:p text:style-name="Normal">were <draw:frame draw:style-name="fr6" draw:name="421" text:anchor-type="as-char" svg:width="0.25in" style:rel-width="scale" svg:height="0.198in" style:rel-height="scale" draw:z-index="496"><draw:object xlink:href="./Object 421" xlink:type="simple" xlink:show="embed" xlink:actuate="onLoad"/><draw:image xlink:href="./ObjectReplacements/Object 421" xlink:type="simple" xlink:show="embed" xlink:actuate="onLoad"/></draw:frame><text:span text:style-name="Default_20_Paragraph_20_Font"><text:span text:style-name="T11"> is the number of word errors of component marking </text:span></text:span><draw:frame draw:style-name="fr6" draw:name="422" text:anchor-type="as-char" svg:width="0.0937in" style:rel-width="scale" svg:height="0.198in" style:rel-height="scale" draw:z-index="497"><draw:object xlink:href="./Object 422" xlink:type="simple" xlink:show="embed" xlink:actuate="onLoad"/><draw:image xlink:href="./ObjectReplacements/Object 422" xlink:type="simple" xlink:show="embed" xlink:actuate="onLoad"/></draw:frame><text:span text:style-name="Default_20_Paragraph_20_Font"><text:span text:style-name="T11"> and </text:span></text:span><draw:frame draw:style-name="fr6" draw:name="423" text:anchor-type="as-char" svg:width="0.2083in" style:rel-width="scale" svg:height="0.198in" style:rel-height="scale" draw:z-index="498"><draw:object xlink:href="./Object 423" xlink:type="simple" xlink:show="embed" xlink:actuate="onLoad"/><draw:image xlink:href="./ObjectReplacements/Object 423" xlink:type="simple" xlink:show="embed" xlink:actuate="onLoad"/></draw:frame><text:span text:style-name="Default_20_Paragraph_20_Font"><text:span text:style-name="T11">is the number of words of component marking</text:span></text:span><draw:frame draw:style-name="fr6" draw:name="424" text:anchor-type="as-char" svg:width="0.1354in" style:rel-width="scale" svg:height="0.198in" style:rel-height="scale" draw:z-index="499"><draw:object xlink:href="./Object 424" xlink:type="simple" xlink:show="embed" xlink:actuate="onLoad"/><draw:image xlink:href="./ObjectReplacements/Object 424" xlink:type="simple" xlink:show="embed" xlink:actuate="onLoad"/></draw:frame><text:span text:style-name="Default_20_Paragraph_20_Font"><text:span text:style-name="T11">. The average word level accuracy over all 85 component markings is calculated as follows:</text:span></text:span></text:p>
      <table:table table:name="Table102" table:style-name="Table102">
        <table:table-column table:style-name="Table102.A"/>
        <table:table-column table:style-name="Table102.B"/>
        <table:table-row>
          <table:table-cell table:style-name="Table102.A1" office:value-type="string">
            <text:p text:style-name="P29"><draw:frame draw:style-name="fr6" draw:name="425" text:anchor-type="as-char" svg:width="1.3228in" style:rel-width="scale" svg:height="0.4583in" style:rel-height="scale" draw:z-index="500"><draw:object xlink:href="./Object 425" xlink:type="simple" xlink:show="embed" xlink:actuate="onLoad"/><draw:image xlink:href="./ObjectReplacements/Object 425" xlink:type="simple" xlink:show="embed" xlink:actuate="onLoad"/></draw:frame></text:p>
          </table:table-cell>
          <table:table-cell table:style-name="Table102.A1" office:value-type="string">
            <text:p text:style-name="P24">(92)</text:p>
          </table:table-cell>
        </table:table-row>
      </table:table>
      <text:p text:style-name="Normal">The accuracy results of the OCR<text:alphabetical-index-mark text:string-value="Optical character recognition" text:key1="OCR"/> engines Tesseract and OCRMax on all accuracy levels is shown in <text:bookmark-ref text:reference-format="text" text:ref-name="_Ref406257595">Table 13</text:bookmark-ref>. </text:p>
      <text:p text:style-name="P92"><text:bookmark-start text:name="_Toc413454302"/><text:bookmark-start text:name="_Ref406257595"/>Table 13<text:bookmark-end text:name="_Ref406257595"/>: OCR<text:alphabetical-index-mark text:string-value="Optical character recognition" text:key1="OCR"/> accuracy results<text:bookmark-end text:name="_Toc413454302"/></text:p>
      <table:table table:name="Table103" table:style-name="Table103">
        <table:table-column table:style-name="Table103.A" table:number-columns-repeated="3"/>
        <table:table-row>
          <table:table-cell table:style-name="Table103.A1" office:value-type="string">
            <text:p text:style-name="P43"/>
          </table:table-cell>
          <table:table-cell table:style-name="Table103.A1" office:value-type="string">
            <text:p text:style-name="P43">Tesseract</text:p>
          </table:table-cell>
          <table:table-cell table:style-name="Table103.A1" office:value-type="string">
            <text:p text:style-name="P43">OCRMax</text:p>
          </table:table-cell>
        </table:table-row>
        <table:table-row>
          <table:table-cell table:style-name="Table103.A2" office:value-type="string">
            <text:p text:style-name="P29"><text:span text:style-name="Default_20_Paragraph_20_Font"><text:span text:style-name="T24">Character level accuracy </text:span></text:span><draw:frame draw:style-name="fr6" draw:name="426" text:anchor-type="as-char" svg:width="0.1772in" style:rel-width="scale" svg:height="0.198in" style:rel-height="scale" draw:z-index="501"><draw:object xlink:href="./Object 426" xlink:type="simple" xlink:show="embed" xlink:actuate="onLoad"/><draw:image xlink:href="./ObjectReplacements/Object 426" xlink:type="simple" xlink:show="embed" xlink:actuate="onLoad"/></draw:frame></text:p>
          </table:table-cell>
          <table:table-cell table:style-name="Table103.B2" office:value-type="string">
            <text:p text:style-name="P29">1352/1704 (79.3%)</text:p>
          </table:table-cell>
          <table:table-cell table:style-name="Table103.B2" office:value-type="string">
            <text:p text:style-name="P29">1342/1704 (78.8%)</text:p>
          </table:table-cell>
        </table:table-row>
        <table:table-row>
          <table:table-cell table:style-name="Table103.A3" office:value-type="string">
            <text:p text:style-name="P29"><text:span text:style-name="Default_20_Paragraph_20_Font"><text:span text:style-name="T24">Word level accuracy </text:span></text:span><draw:frame draw:style-name="fr6" draw:name="427" text:anchor-type="as-char" svg:width="0.2083in" style:rel-width="scale" svg:height="0.198in" style:rel-height="scale" draw:z-index="502"><draw:object xlink:href="./Object 427" xlink:type="simple" xlink:show="embed" xlink:actuate="onLoad"/><draw:image xlink:href="./ObjectReplacements/Object 427" xlink:type="simple" xlink:show="embed" xlink:actuate="onLoad"/></draw:frame></text:p>
          </table:table-cell>
          <table:table-cell table:style-name="Table103.B3" office:value-type="string">
            <text:p text:style-name="P29">123/234 (52.6%)</text:p>
          </table:table-cell>
          <table:table-cell table:style-name="Table103.C3" office:value-type="string">
            <text:p text:style-name="P29">126/234 (53.9%)</text:p>
          </table:table-cell>
        </table:table-row>
      </table:table>
      <text:p text:style-name="Normal"/>
      <text:p text:style-name="Normal">The label level accuracy was not studied because of the height number of non-component labels with <text:s/>many characters which would result in a height error rate and is not representative caused by the fact that labels have to be filtered based on a component-name database. An investigation of the <text:soft-page-break/>accuracy on label level with the Octopart database is done in chapter <text:bookmark-ref text:reference-format="text" text:ref-name="_Ref408915111">Octopart based component name assignment</text:bookmark-ref>.</text:p>
      <text:list xml:id="list174006069524393" text:continue-numbering="true" text:style-name="L23">
        <text:list-item>
          <text:list>
            <text:list-item>
              <text:list>
                <text:list-item>
                  <text:p text:style-name="P123"><text:bookmark-start text:name="_Toc413454184"/><text:bookmark-start text:name="_Ref408915111"/>Octopart based component name assignment<text:bookmark-end text:name="_Toc413454184"/><text:bookmark-end text:name="_Ref408915111"/></text:p>
                </text:list-item>
              </text:list>
            </text:list-item>
          </text:list>
        </text:list-item>
      </text:list>
      <text:p text:style-name="Normal">The online electronic component database Octopart gives the opportunity to verify recognized <text:span text:style-name="Default_20_Paragraph_20_Font"><text:span text:style-name="T11">component </text:span></text:span>markings. The OCR<text:alphabetical-index-mark text:string-value="Optical character recognition" text:key1="OCR"/> dataset was used to test the assignment of recognized markings to components in the Octopart database. Therefore the labeled markings where decomposed in words (word-level) and the words where composed to labels (label-level). The words and labels where requested with the Octopart-API<text:alphabetical-index-mark text:string-value="Application programming interface" text:key1="API"/> at the Octopart database and the results were analyzed according to the method in chapter <text:bookmark-ref text:reference-format="text" text:ref-name="_Ref412123336">Optical character recognition evaluation scheme</text:bookmark-ref>. One of the classes “component-name” and “non-component-name” is assigned to each of the words and labels. The analyzed results were evaluated according to the assignment. The words/labels that are component-names and which are assigned to the right component in the Octopart database are true positive labeled results. Words/labels that are non-component -names like manufacturer names, country of manufacture, production numbers etc. and which are not assigned to components in the Octopart database are labeled as true negative. Words/labels that are not component names but assigned to components in the Octopart database are labeled as false positive. Words/labels that are components but are not assigned to components in the Octopart database or assigned to wrong components in the database are labeled as false negative. The confusion matrix for the manual labeled words is shown in <text:bookmark-ref text:reference-format="text" text:ref-name="_Ref406343360">Table 14</text:bookmark-ref>.</text:p>
      <text:p text:style-name="P92"><text:bookmark-start text:name="_Toc413454303"/><text:bookmark-start text:name="_Ref406343360"/>Table 14<text:bookmark-end text:name="_Ref406343360"/>: Confusion matrix of the manual labeled words (word-level) verified with Octopart database<text:bookmark-end text:name="_Toc413454303"/></text:p>
      <table:table table:name="Table104" table:style-name="Table104">
        <table:table-column table:style-name="Table104.A"/>
        <table:table-column table:style-name="Table104.B"/>
        <table:table-column table:style-name="Table104.C"/>
        <table:table-row>
          <table:table-cell table:style-name="Table104.A1" office:value-type="string">
            <text:p text:style-name="P43"/>
          </table:table-cell>
          <table:table-cell table:style-name="Table104.A1" office:value-type="string">
            <text:p text:style-name="P43">Condition: component name</text:p>
          </table:table-cell>
          <table:table-cell table:style-name="Table104.A1" office:value-type="string">
            <text:p text:style-name="P43">Condition: non-component name</text:p>
          </table:table-cell>
        </table:table-row>
        <table:table-row>
          <table:table-cell table:style-name="Table104.A2" office:value-type="string">
            <text:p text:style-name="P43">Test outcome: component name</text:p>
          </table:table-cell>
          <table:table-cell table:style-name="Table104.B2" office:value-type="string">
            <text:p text:style-name="P29">60/73 (82.2%)</text:p>
          </table:table-cell>
          <table:table-cell table:style-name="Table104.B2" office:value-type="string">
            <text:p text:style-name="P29">6/161 (3.7%)</text:p>
          </table:table-cell>
        </table:table-row>
        <table:table-row>
          <table:table-cell table:style-name="Table104.A3" office:value-type="string">
            <text:p text:style-name="P43">Test outcome: non-<text:soft-page-break/>component name</text:p>
          </table:table-cell>
          <table:table-cell table:style-name="Table104.B3" office:value-type="string">
            <text:p text:style-name="P29">13/73 (17.8%)</text:p>
          </table:table-cell>
          <table:table-cell table:style-name="Table104.C3" office:value-type="string">
            <text:p text:style-name="P29">155/161 (96.3%)</text:p>
          </table:table-cell>
        </table:table-row>
      </table:table>
      <text:p text:style-name="Normal"/>
      <text:p text:style-name="Normal">The confusion matrix for the manual labeled labels is shown in <text:bookmark-ref text:reference-format="text" text:ref-name="_Ref406343364">Table 15</text:bookmark-ref>.</text:p>
      <text:p text:style-name="P92"><text:bookmark-start text:name="_Toc413454304"/><text:bookmark-start text:name="_Ref406343364"/>Table 15<text:bookmark-end text:name="_Ref406343364"/>: Confusion matrix of the manual labeled labels (label-level) verified with Octopart database<text:bookmark-end text:name="_Toc413454304"/></text:p>
      <table:table table:name="Table105" table:style-name="Table105">
        <table:table-column table:style-name="Table105.A"/>
        <table:table-column table:style-name="Table105.B"/>
        <table:table-column table:style-name="Table105.C"/>
        <table:table-row>
          <table:table-cell table:style-name="Table105.A1" office:value-type="string">
            <text:p text:style-name="P43"/>
          </table:table-cell>
          <table:table-cell table:style-name="Table105.A1" office:value-type="string">
            <text:p text:style-name="P43">Condition: component name</text:p>
          </table:table-cell>
          <table:table-cell table:style-name="Table105.A1" office:value-type="string">
            <text:p text:style-name="P43">Condition: non-component name</text:p>
          </table:table-cell>
        </table:table-row>
        <table:table-row>
          <table:table-cell table:style-name="Table105.A2" office:value-type="string">
            <text:p text:style-name="P43">Test outcome: component name</text:p>
          </table:table-cell>
          <table:table-cell table:style-name="Table105.B2" office:value-type="string">
            <text:p text:style-name="P29">61/75 (82.2%)</text:p>
          </table:table-cell>
          <table:table-cell table:style-name="Table105.B2" office:value-type="string">
            <text:p text:style-name="P29">6/395 (1.5%)</text:p>
          </table:table-cell>
        </table:table-row>
        <table:table-row>
          <table:table-cell table:style-name="Table105.A3" office:value-type="string">
            <text:p text:style-name="P43">Test outcome: non-component name</text:p>
          </table:table-cell>
          <table:table-cell table:style-name="Table105.B3" office:value-type="string">
            <text:p text:style-name="P29">14/75 (17.8%)</text:p>
          </table:table-cell>
          <table:table-cell table:style-name="Table105.C3" office:value-type="string">
            <text:p text:style-name="P29">389/395 (98.5%)</text:p>
          </table:table-cell>
        </table:table-row>
      </table:table>
      <text:p text:style-name="Normal"/>
      <text:p text:style-name="Normal">The accuracy rate on component-level in <text:bookmark-ref text:reference-format="text" text:ref-name="_Ref406409976">Table 16</text:bookmark-ref> shows how many components were assigned to a component in the Octopart database whereas the component names were manual labeled and verified with Octopart database on word level.</text:p>
      <text:p text:style-name="P92"><text:bookmark-start text:name="_Toc413454305"/><text:bookmark-start text:name="_Ref406409976"/>Table 16<text:bookmark-end text:name="_Ref406409976"/>: Accuracy rate of component assignment with manual labeled <text:span text:style-name="Default_20_Paragraph_20_Font"><text:span text:style-name="T11">component</text:span></text:span>s on word level verified with Octopart database (part-level)<text:bookmark-end text:name="_Toc413454305"/></text:p>
      <table:table table:name="Table106" table:style-name="Table106">
        <table:table-column table:style-name="Table106.A" table:number-columns-repeated="2"/>
        <table:table-row>
          <table:table-cell table:style-name="Table106.A1" office:value-type="string">
            <text:p text:style-name="P29"><text:span text:style-name="Default_20_Paragraph_20_Font"><text:span text:style-name="T18">Part assignment true (TPA</text:span></text:span><text:alphabetical-index-mark text:string-value="True part assignment rate" text:key1="TPA"/><text:span text:style-name="Default_20_Paragraph_20_Font"><text:span text:style-name="T18">)</text:span></text:span></text:p>
          </table:table-cell>
          <table:table-cell table:style-name="Table106.A1" office:value-type="string">
            <text:p text:style-name="P38">59/85 (69.4%)</text:p>
          </table:table-cell>
        </table:table-row>
        <table:table-row>
          <table:table-cell table:style-name="Table106.A2" office:value-type="string">
            <text:p text:style-name="P29"><text:span text:style-name="Default_20_Paragraph_20_Font"><text:span text:style-name="T18">Part assignment false (FPA</text:span></text:span><text:alphabetical-index-mark text:string-value="False part assignment rate" text:key1="FPA"/><text:span text:style-name="Default_20_Paragraph_20_Font"><text:span text:style-name="T18">)</text:span></text:span></text:p>
          </table:table-cell>
          <table:table-cell table:style-name="Table106.A2" office:value-type="string">
            <text:p text:style-name="P29">26/85 (30.6%)</text:p>
          </table:table-cell>
        </table:table-row>
      </table:table>
      <text:p text:style-name="Normal"/>
      <text:p text:style-name="Normal">The accuracy rate on part-level in <text:bookmark-ref text:reference-format="text" text:ref-name="_Ref408917229">Table 17</text:bookmark-ref> shows how many components were assigned to a component in the Octopart database whereas the component names were manual labeled and verified with Octopart database on label level.</text:p>
      <text:p text:style-name="P92"><text:bookmark-start text:name="_Toc413454306"/><text:bookmark-start text:name="_Ref408917229"/>Table 17<text:bookmark-end text:name="_Ref408917229"/>: Accuracy rate of part assignment with manual labeled parts on label level verified with Octopart database (part-level)<text:bookmark-end text:name="_Toc413454306"/></text:p>
      <table:table table:name="Table107" table:style-name="Table107">
        <table:table-column table:style-name="Table107.A" table:number-columns-repeated="2"/>
        <table:table-row>
          <table:table-cell table:style-name="Table107.A1" office:value-type="string">
            <text:p text:style-name="P29"><text:span text:style-name="Default_20_Paragraph_20_Font"><text:span text:style-name="T18">Part assignment true (TPA</text:span></text:span><text:alphabetical-index-mark text:string-value="True part assignment rate" text:key1="TPA"/><text:span text:style-name="Default_20_Paragraph_20_Font"><text:span text:style-name="T18">)</text:span></text:span></text:p>
          </table:table-cell>
          <table:table-cell table:style-name="Table107.A1" office:value-type="string">
            <text:p text:style-name="P38">60/85 (70.6%)</text:p>
          </table:table-cell>
        </table:table-row>
        <table:table-row>
          <table:table-cell table:style-name="Table107.A2" office:value-type="string">
            <text:p text:style-name="P29"><text:span text:style-name="Default_20_Paragraph_20_Font"><text:span text:style-name="T18">Part assignment false FPA</text:span></text:span><text:alphabetical-index-mark text:string-value="False part assignment rate" text:key1="FPA"/><text:span text:style-name="Default_20_Paragraph_20_Font"><text:span text:style-name="T18">)</text:span></text:span></text:p>
          </table:table-cell>
          <table:table-cell table:style-name="Table107.A2" office:value-type="string">
            <text:p text:style-name="P29">25/85 (29.4%)</text:p>
          </table:table-cell>
        </table:table-row>
      </table:table>
      <text:p text:style-name="Normal"><text:soft-page-break/><text:line-break/>The results in <text:bookmark-ref text:reference-format="text" text:ref-name="_Ref406409976">Table 16</text:bookmark-ref> and <text:bookmark-ref text:reference-format="text" text:ref-name="_Ref408917229">Table 17</text:bookmark-ref> show that the analyses of the component names on label level increases the accuracy rate on part level compared to the analyses on word level. </text:p>
      <text:p text:style-name="Normal">The confusion matrices for the recognized <text:span text:style-name="Default_20_Paragraph_20_Font"><text:span text:style-name="T11">component </text:span></text:span>markings with the OCR<text:alphabetical-index-mark text:string-value="Optical character recognition" text:key1="OCR"/> engine Tesseract on word-level is shown in <text:bookmark-ref text:reference-format="text" text:ref-name="_Ref408917229">Table 17</text:bookmark-ref>.</text:p>
      <text:p text:style-name="P92"><text:bookmark-start text:name="_Toc413454307"/>Table 18: Confusion matrix of the Tesseract recognized words (word-level) verified with Octopart database<text:bookmark-end text:name="_Toc413454307"/></text:p>
      <table:table table:name="Table108" table:style-name="Table108">
        <table:table-column table:style-name="Table108.A"/>
        <table:table-column table:style-name="Table108.B"/>
        <table:table-column table:style-name="Table108.C"/>
        <table:table-row>
          <table:table-cell table:style-name="Table108.A1" office:value-type="string">
            <text:p text:style-name="P43"/>
          </table:table-cell>
          <table:table-cell table:style-name="Table108.A1" office:value-type="string">
            <text:p text:style-name="P43">Condition: component name</text:p>
          </table:table-cell>
          <table:table-cell table:style-name="Table108.A1" office:value-type="string">
            <text:p text:style-name="P43">Condition: non-component name</text:p>
          </table:table-cell>
        </table:table-row>
        <table:table-row>
          <table:table-cell table:style-name="Table108.A2" office:value-type="string">
            <text:p text:style-name="P43">Test outcome: component name</text:p>
          </table:table-cell>
          <table:table-cell table:style-name="Table108.B2" office:value-type="string">
            <text:p text:style-name="P29">31/73 (42.2%)</text:p>
          </table:table-cell>
          <table:table-cell table:style-name="Table108.B2" office:value-type="string">
            <text:p text:style-name="P29">9/161 (5.6%)</text:p>
          </table:table-cell>
        </table:table-row>
        <table:table-row>
          <table:table-cell table:style-name="Table108.A3" office:value-type="string">
            <text:p text:style-name="P43">Test outcome: non-component name</text:p>
          </table:table-cell>
          <table:table-cell table:style-name="Table108.B3" office:value-type="string">
            <text:p text:style-name="P29">42/73 (57.8%)</text:p>
          </table:table-cell>
          <table:table-cell table:style-name="Table108.C3" office:value-type="string">
            <text:p text:style-name="P29">152/161 (94.4%)</text:p>
          </table:table-cell>
        </table:table-row>
      </table:table>
      <text:p text:style-name="Normal"/>
      <text:p text:style-name="Normal">The confusion matrices for the recognized part markings with the OCR<text:alphabetical-index-mark text:string-value="Optical character recognition" text:key1="OCR"/> engine Tesseract on label-level is shown in <text:bookmark-ref text:reference-format="text" text:ref-name="_Ref406343364">Table 15</text:bookmark-ref>. </text:p>
      <text:p text:style-name="P92"><text:bookmark-start text:name="_Toc413454308"/>Table 19: Confusion matrix of the Tesseract recognized labels (label-level) verified with Octopart database<text:bookmark-end text:name="_Toc413454308"/></text:p>
      <table:table table:name="Table109" table:style-name="Table109">
        <table:table-column table:style-name="Table109.A"/>
        <table:table-column table:style-name="Table109.B"/>
        <table:table-column table:style-name="Table109.C"/>
        <table:table-row>
          <table:table-cell table:style-name="Table109.A1" office:value-type="string">
            <text:p text:style-name="P43"/>
          </table:table-cell>
          <table:table-cell table:style-name="Table109.A1" office:value-type="string">
            <text:p text:style-name="P43">Condition: component name</text:p>
          </table:table-cell>
          <table:table-cell table:style-name="Table109.A1" office:value-type="string">
            <text:p text:style-name="P43">Condition: non-component name</text:p>
          </table:table-cell>
        </table:table-row>
        <table:table-row>
          <table:table-cell table:style-name="Table109.A2" office:value-type="string">
            <text:p text:style-name="P43">Test outcome: component name</text:p>
          </table:table-cell>
          <table:table-cell table:style-name="Table109.B2" office:value-type="string">
            <text:p text:style-name="P29">33/75 (44.0%)</text:p>
          </table:table-cell>
          <table:table-cell table:style-name="Table109.B2" office:value-type="string">
            <text:p text:style-name="P29">8/473 (1.7%)</text:p>
          </table:table-cell>
        </table:table-row>
        <table:table-row>
          <table:table-cell table:style-name="Table109.A3" office:value-type="string">
            <text:p text:style-name="P43">Test outcome: non-component name</text:p>
          </table:table-cell>
          <table:table-cell table:style-name="Table109.B3" office:value-type="string">
            <text:p text:style-name="P29">42/75 (56.0%)</text:p>
          </table:table-cell>
          <table:table-cell table:style-name="Table109.C3" office:value-type="string">
            <text:p text:style-name="P29">465/473 (98.3%)</text:p>
          </table:table-cell>
        </table:table-row>
      </table:table>
      <text:p text:style-name="Normal"/>
      <text:p text:style-name="Normal">The accuracy rate on part level is shown in <text:bookmark-ref text:reference-format="text" text:ref-name="_Ref406409976">Table 16</text:bookmark-ref>.</text:p>
      <text:p text:style-name="P92"><text:bookmark-start text:name="_Toc413454309"/>Table 20: Accuracy rate of part assignment with Tesseract OCR<text:alphabetical-index-mark text:string-value="Optical character recognition" text:key1="OCR"/> engine on word level verified with Octopart database (part-level)<text:bookmark-end text:name="_Toc413454309"/></text:p>
      <table:table table:name="Table110" table:style-name="Table110">
        <table:table-column table:style-name="Table110.A" table:number-columns-repeated="2"/>
        <table:table-row>
          <table:table-cell table:style-name="Table110.A1" office:value-type="string">
            <text:p text:style-name="P38">Part assignment true</text:p>
          </table:table-cell>
          <table:table-cell table:style-name="Table110.A1" office:value-type="string">
            <text:p text:style-name="P38">30/85 (35.3%)</text:p>
          </table:table-cell>
        </table:table-row>
        <text:soft-page-break/>
        <table:table-row>
          <table:table-cell table:style-name="Table110.A2" office:value-type="string">
            <text:p text:style-name="P38">Part assignment false</text:p>
          </table:table-cell>
          <table:table-cell table:style-name="Table110.A2" office:value-type="string">
            <text:p text:style-name="P29">55/85 (64.7%)</text:p>
          </table:table-cell>
        </table:table-row>
      </table:table>
      <text:p text:style-name="Normal"/>
      <text:p text:style-name="Normal"/>
      <text:p text:style-name="P92"><text:bookmark-start text:name="_Toc413454310"/>Table 21: Accuracy rate of part assignment with Tesseract OCR<text:alphabetical-index-mark text:string-value="Optical character recognition" text:key1="OCR"/> engine on label level verified with Octopart database (part-level)<text:bookmark-end text:name="_Toc413454310"/></text:p>
      <table:table table:name="Table111" table:style-name="Table111">
        <table:table-column table:style-name="Table111.A" table:number-columns-repeated="2"/>
        <table:table-row>
          <table:table-cell table:style-name="Table111.A1" office:value-type="string">
            <text:p text:style-name="P29"><text:span text:style-name="Default_20_Paragraph_20_Font"><text:span text:style-name="T18">Part assignment true (TPA</text:span></text:span><text:alphabetical-index-mark text:string-value="True part assignment rate" text:key1="TPA"/><text:span text:style-name="Default_20_Paragraph_20_Font"><text:span text:style-name="T18">)</text:span></text:span></text:p>
          </table:table-cell>
          <table:table-cell table:style-name="Table111.A1" office:value-type="string">
            <text:p text:style-name="P38">31/85 (36.4%)</text:p>
          </table:table-cell>
        </table:table-row>
        <table:table-row>
          <table:table-cell table:style-name="Table111.A2" office:value-type="string">
            <text:p text:style-name="P29"><text:span text:style-name="Default_20_Paragraph_20_Font"><text:span text:style-name="T18">Part assignment false (FPA</text:span></text:span><text:alphabetical-index-mark text:string-value="False part assignment rate" text:key1="FPA"/><text:span text:style-name="Default_20_Paragraph_20_Font"><text:span text:style-name="T18">)</text:span></text:span></text:p>
          </table:table-cell>
          <table:table-cell table:style-name="Table111.A2" office:value-type="string">
            <text:p text:style-name="P29">55/85 (63.6%)</text:p>
          </table:table-cell>
        </table:table-row>
      </table:table>
      <text:p text:style-name="Normal"/>
      <text:p text:style-name="Normal">The confusion matrices for the recognized <text:span text:style-name="Default_20_Paragraph_20_Font"><text:span text:style-name="T11">component </text:span></text:span>markings with the OCR<text:alphabetical-index-mark text:string-value="Optical character recognition" text:key1="OCR"/> engine OCRMax on word-level is shown in <text:bookmark-ref text:reference-format="text" text:ref-name="_Ref406412157">Table 22</text:bookmark-ref>. </text:p>
      <text:p text:style-name="P92"><text:bookmark-start text:name="_Toc413454311"/><text:bookmark-start text:name="_Ref406412157"/>Table 22<text:bookmark-end text:name="_Ref406412157"/>: Confusion matrix of the OCRMax recognized words (word-level) verified with Octopart database<text:bookmark-end text:name="_Toc413454311"/></text:p>
      <table:table table:name="Table112" table:style-name="Table112">
        <table:table-column table:style-name="Table112.A"/>
        <table:table-column table:style-name="Table112.B"/>
        <table:table-column table:style-name="Table112.C"/>
        <table:table-row>
          <table:table-cell table:style-name="Table112.A1" office:value-type="string">
            <text:p text:style-name="P43"/>
          </table:table-cell>
          <table:table-cell table:style-name="Table112.A1" office:value-type="string">
            <text:p text:style-name="P43">Condition: component name</text:p>
          </table:table-cell>
          <table:table-cell table:style-name="Table112.A1" office:value-type="string">
            <text:p text:style-name="P43">Condition: non-component name</text:p>
          </table:table-cell>
        </table:table-row>
        <table:table-row>
          <table:table-cell table:style-name="Table112.A2" office:value-type="string">
            <text:p text:style-name="P43">Test outcome: component name</text:p>
          </table:table-cell>
          <table:table-cell table:style-name="Table112.B2" office:value-type="string">
            <text:p text:style-name="P29">44/73 (60.3%)</text:p>
          </table:table-cell>
          <table:table-cell table:style-name="Table112.B2" office:value-type="string">
            <text:p text:style-name="P29">13/161 (8.1%)</text:p>
          </table:table-cell>
        </table:table-row>
        <table:table-row>
          <table:table-cell table:style-name="Table112.A3" office:value-type="string">
            <text:p text:style-name="P43">Test outcome: non-component name</text:p>
          </table:table-cell>
          <table:table-cell table:style-name="Table112.B3" office:value-type="string">
            <text:p text:style-name="P29">29/73 (39.7%)</text:p>
          </table:table-cell>
          <table:table-cell table:style-name="Table112.C3" office:value-type="string">
            <text:p text:style-name="P29">148/161 (91.9%)</text:p>
          </table:table-cell>
        </table:table-row>
      </table:table>
      <text:p text:style-name="Normal"/>
      <text:p text:style-name="Normal">The confusion matrices for the recognized part markings with the OCR<text:alphabetical-index-mark text:string-value="Optical character recognition" text:key1="OCR"/> engine OCRMax on label-level is shown in <text:bookmark-ref text:reference-format="text" text:ref-name="_Ref406412157">Table 22</text:bookmark-ref>. </text:p>
      <text:p text:style-name="P92"><text:bookmark-start text:name="_Toc413454312"/><text:bookmark-start text:name="_Ref406412158"/>Table 23<text:bookmark-end text:name="_Ref406412158"/>: Confusion matrix of the OCRMax recognized labels (label-level) verified with Octopart database<text:bookmark-end text:name="_Toc413454312"/></text:p>
      <table:table table:name="Table113" table:style-name="Table113">
        <table:table-column table:style-name="Table113.A"/>
        <table:table-column table:style-name="Table113.B"/>
        <table:table-column table:style-name="Table113.C"/>
        <table:table-row>
          <table:table-cell table:style-name="Table113.A1" office:value-type="string">
            <text:p text:style-name="P43"/>
          </table:table-cell>
          <table:table-cell table:style-name="Table113.A1" office:value-type="string">
            <text:p text:style-name="P43">Condition: component name</text:p>
          </table:table-cell>
          <table:table-cell table:style-name="Table113.A1" office:value-type="string">
            <text:p text:style-name="P43">Condition: non-component name</text:p>
          </table:table-cell>
        </table:table-row>
        <table:table-row>
          <table:table-cell table:style-name="Table113.A2" office:value-type="string">
            <text:p text:style-name="P43">Test outcome: component name</text:p>
          </table:table-cell>
          <table:table-cell table:style-name="Table113.B2" office:value-type="string">
            <text:p text:style-name="P29">44/75 (58.7%)</text:p>
          </table:table-cell>
          <table:table-cell table:style-name="Table113.B2" office:value-type="string">
            <text:p text:style-name="P29">9/473 (1.9%)</text:p>
          </table:table-cell>
        </table:table-row>
        <table:table-row>
          <table:table-cell table:style-name="Table113.A3" office:value-type="string">
            <text:p text:style-name="P43">Test outcome: non-component name</text:p>
          </table:table-cell>
          <table:table-cell table:style-name="Table113.B3" office:value-type="string">
            <text:p text:style-name="P29">29/75 (41.3%)</text:p>
          </table:table-cell>
          <table:table-cell table:style-name="Table113.C3" office:value-type="string">
            <text:p text:style-name="P29">464/473 (98.1%)</text:p>
          </table:table-cell>
        </table:table-row>
      </table:table>
      <text:p text:style-name="Normal"><text:soft-page-break/>The accuracy rate on part level with OCR<text:alphabetical-index-mark text:string-value="Optical character recognition" text:key1="OCR"/> engine OCRMax is shown in <text:bookmark-ref text:reference-format="text" text:ref-name="_Ref406412159">Table 24</text:bookmark-ref>.</text:p>
      <text:p text:style-name="P92"><text:bookmark-start text:name="_Toc413454313"/><text:bookmark-start text:name="_Ref406412159"/>Table 24<text:bookmark-end text:name="_Ref406412159"/>: Accuracy rate of part assignment with OCRMax OCR<text:alphabetical-index-mark text:string-value="Optical character recognition" text:key1="OCR"/> engine on word level verified with Octopart database (part-level)<text:bookmark-end text:name="_Toc413454313"/></text:p>
      <table:table table:name="Table114" table:style-name="Table114">
        <table:table-column table:style-name="Table114.A" table:number-columns-repeated="2"/>
        <table:table-row>
          <table:table-cell table:style-name="Table114.A1" office:value-type="string">
            <text:p text:style-name="P38">Part assignment true</text:p>
          </table:table-cell>
          <table:table-cell table:style-name="Table114.A1" office:value-type="string">
            <text:p text:style-name="P38">44/85 (52.0%)</text:p>
          </table:table-cell>
        </table:table-row>
        <table:table-row>
          <table:table-cell table:style-name="Table114.A2" office:value-type="string">
            <text:p text:style-name="P38">Part assignment false</text:p>
          </table:table-cell>
          <table:table-cell table:style-name="Table114.A2" office:value-type="string">
            <text:p text:style-name="P29">41/85 (48.0%)</text:p>
          </table:table-cell>
        </table:table-row>
      </table:table>
      <text:p text:style-name="P92"><text:bookmark-start text:name="_Toc413454314"/>Table 25: Accuracy rate of part assignment with OCRMax OCR<text:alphabetical-index-mark text:string-value="Optical character recognition" text:key1="OCR"/> engine on label level verified with Octopart database (part-level)<text:bookmark-end text:name="_Toc413454314"/></text:p>
      <table:table table:name="Table115" table:style-name="Table115">
        <table:table-column table:style-name="Table115.A" table:number-columns-repeated="2"/>
        <table:table-row>
          <table:table-cell table:style-name="Table115.A1" office:value-type="string">
            <text:p text:style-name="P29"><text:span text:style-name="Default_20_Paragraph_20_Font"><text:span text:style-name="T18">Part assignment true (TPA</text:span></text:span><text:alphabetical-index-mark text:string-value="True part assignment rate" text:key1="TPA"/><text:span text:style-name="Default_20_Paragraph_20_Font"><text:span text:style-name="T18">)</text:span></text:span></text:p>
          </table:table-cell>
          <table:table-cell table:style-name="Table115.A1" office:value-type="string">
            <text:p text:style-name="P38">44/85 (52.0%)</text:p>
          </table:table-cell>
        </table:table-row>
        <table:table-row>
          <table:table-cell table:style-name="Table115.A2" office:value-type="string">
            <text:p text:style-name="P29"><text:span text:style-name="Default_20_Paragraph_20_Font"><text:span text:style-name="T18">Part assignment false (FPA</text:span></text:span><text:alphabetical-index-mark text:string-value="False part assignment rate" text:key1="FPA"/><text:span text:style-name="Default_20_Paragraph_20_Font"><text:span text:style-name="T18">)</text:span></text:span></text:p>
          </table:table-cell>
          <table:table-cell table:style-name="Table115.A2" office:value-type="string">
            <text:p text:style-name="P29">41/85 (48.0%)</text:p>
          </table:table-cell>
        </table:table-row>
      </table:table>
      <text:p text:style-name="Normal"/>
      <text:list xml:id="list174006471648694" text:continue-numbering="true" text:style-name="L23">
        <text:list-item>
          <text:list>
            <text:list-item>
              <text:list>
                <text:list-item>
                  <text:p text:style-name="P123"><text:bookmark-start text:name="_Toc413454185"/><text:bookmark-start text:name="_Ref411869137"/><text:bookmark-start text:name="_Ref411867664"/>Octopart based part price assignment<text:bookmark-end text:name="_Toc413454185"/><text:bookmark-end text:name="_Ref411869137"/><text:bookmark-end text:name="_Ref411867664"/></text:p>
                </text:list-item>
              </text:list>
            </text:list-item>
          </text:list>
        </text:list-item>
      </text:list>
      <text:p text:style-name="Normal">To evaluate the economic sustainability of reuse of electronic components it is necessary to estimate the economic value of recognized parts. One indicator of valuable components is the original price of the component. The Octopart database gives the possibility to request the price for a components if the components could be assigned to a components in the database. Unfortunately not all suppliers publish their prices and the therefore a price can just be assigned for a subset of the parts. The prices of all manual labeled parts were requested, and the price rate was calculated as follows:</text:p>
      <table:table table:name="Table116" table:style-name="Table116">
        <table:table-column table:style-name="Table116.A"/>
        <table:table-column table:style-name="Table116.B"/>
        <table:table-row>
          <table:table-cell table:style-name="Table116.A1" office:value-type="string">
            <text:p text:style-name="P29"><draw:frame draw:style-name="fr6" draw:name="428" text:anchor-type="as-char" svg:width="3.3335in" style:rel-width="scale" svg:height="0.4374in" style:rel-height="scale" draw:z-index="503"><draw:object xlink:href="./Object 428" xlink:type="simple" xlink:show="embed" xlink:actuate="onLoad"/><draw:image xlink:href="./ObjectReplacements/Object 428" xlink:type="simple" xlink:show="embed" xlink:actuate="onLoad"/></draw:frame></text:p>
          </table:table-cell>
          <table:table-cell table:style-name="Table116.A1" office:value-type="string">
            <text:p text:style-name="P24">(93)</text:p>
          </table:table-cell>
        </table:table-row>
      </table:table>
      <text:p text:style-name="Normal">where <draw:frame draw:style-name="fr6" draw:name="429" text:anchor-type="as-char" svg:width="0.8228in" style:rel-width="scale" svg:height="0.2189in" style:rel-height="scale" draw:z-index="504"><draw:object xlink:href="./Object 429" xlink:type="simple" xlink:show="embed" xlink:actuate="onLoad"/><draw:image xlink:href="./ObjectReplacements/Object 429" xlink:type="simple" xlink:show="embed" xlink:actuate="onLoad"/></draw:frame><text:span text:style-name="Default_20_Paragraph_20_Font"><text:span text:style-name="T11"> is the number of </text:span></text:span>components <text:span text:style-name="Default_20_Paragraph_20_Font"><text:span text:style-name="T11">where a price could be estimated and </text:span></text:span><draw:frame draw:style-name="fr6" draw:name="430" text:anchor-type="as-char" svg:width="1.0417in" style:rel-width="scale" svg:height="0.2189in" style:rel-height="scale" draw:z-index="505"><draw:object xlink:href="./Object 430" xlink:type="simple" xlink:show="embed" xlink:actuate="onLoad"/><draw:image xlink:href="./ObjectReplacements/Object 430" xlink:type="simple" xlink:show="embed" xlink:actuate="onLoad"/></draw:frame><text:span text:style-name="Default_20_Paragraph_20_Font"><text:span text:style-name="T11"> is the number of </text:span></text:span>components <text:span text:style-name="Default_20_Paragraph_20_Font"><text:span text:style-name="T11">that could be assigned to a </text:span></text:span>component <text:span text:style-name="Default_20_Paragraph_20_Font"><text:span text:style-name="T11">in the Octopart database. The price rate shows that for around </text:span></text:span><draw:frame draw:style-name="fr6" draw:name="431" text:anchor-type="as-char" svg:width="0.3335in" style:rel-width="scale" svg:height="0.198in" style:rel-height="scale" draw:z-index="506"><draw:object xlink:href="./Object 431" xlink:type="simple" xlink:show="embed" xlink:actuate="onLoad"/><draw:image xlink:href="./ObjectReplacements/Object 431" xlink:type="simple" xlink:show="embed" xlink:actuate="onLoad"/></draw:frame><text:span text:style-name="Default_20_Paragraph_20_Font"><text:span text:style-name="T11"> a </text:span></text:span>component <text:span text:style-name="Default_20_Paragraph_20_Font"><text:span text:style-name="T11">price could be estimated with the Octopart database.</text:span></text:span></text:p>
      <text:p text:style-name="Normal"><text:soft-page-break/><text:span text:style-name="Default_20_Paragraph_20_Font"><text:span text:style-name="T11">To estimate the reuse potential of electronic components a critical economic value for the </text:span></text:span>components <text:span text:style-name="Default_20_Paragraph_20_Font"><text:span text:style-name="T11">can be estimated which represents the balance between the costs of desoldering the </text:span></text:span>component <text:span text:style-name="Default_20_Paragraph_20_Font"><text:span text:style-name="T11">and the costs of quality check one hand and the economic value of a </text:span></text:span>component <text:span text:style-name="Default_20_Paragraph_20_Font"><text:span text:style-name="T11">on the other hand. The AutDem project (Automated disassembly of PWBs) estimates the cost for automated desoldering between 1.2 and 2.5 Euro depending on desoldering time, line configuration and utilization (Griese, et al., 2002).</text:span></text:span></text:p>
      <text:p text:style-name="P9">The maximum value of 2.30 Euro was used to estimate the critical price rate which was calculated as follows:</text:p>
      <table:table table:name="Table117" table:style-name="Table117">
        <table:table-column table:style-name="Table117.A"/>
        <table:table-column table:style-name="Table117.B"/>
        <table:table-row>
          <table:table-cell table:style-name="Table117.A1" office:value-type="string">
            <text:p text:style-name="P29"><draw:frame draw:style-name="fr6" draw:name="432" text:anchor-type="as-char" svg:width="3.9374in" style:rel-width="scale" svg:height="0.4374in" style:rel-height="scale" draw:z-index="507"><draw:object xlink:href="./Object 432" xlink:type="simple" xlink:show="embed" xlink:actuate="onLoad"/><draw:image xlink:href="./ObjectReplacements/Object 432" xlink:type="simple" xlink:show="embed" xlink:actuate="onLoad"/></draw:frame></text:p>
          </table:table-cell>
          <table:table-cell table:style-name="Table117.A1" office:value-type="string">
            <text:p text:style-name="P24">(94)</text:p>
          </table:table-cell>
        </table:table-row>
      </table:table>
      <text:p text:style-name="Normal">where <draw:frame draw:style-name="fr6" draw:name="433" text:anchor-type="as-char" svg:width="1.2811in" style:rel-width="scale" svg:height="0.2189in" style:rel-height="scale" draw:z-index="508"><draw:object xlink:href="./Object 433" xlink:type="simple" xlink:show="embed" xlink:actuate="onLoad"/><draw:image xlink:href="./ObjectReplacements/Object 433" xlink:type="simple" xlink:show="embed" xlink:actuate="onLoad"/></draw:frame><text:span text:style-name="Default_20_Paragraph_20_Font"><text:span text:style-name="T11"> is the number of </text:span></text:span>components <text:span text:style-name="Default_20_Paragraph_20_Font"><text:span text:style-name="T11">where a price could be estimated and the price was greater than 2.30 Euro and </text:span></text:span><draw:frame draw:style-name="fr6" draw:name="434" text:anchor-type="as-char" svg:width="1.0417in" style:rel-width="scale" svg:height="0.2189in" style:rel-height="scale" draw:z-index="509"><draw:object xlink:href="./Object 434" xlink:type="simple" xlink:show="embed" xlink:actuate="onLoad"/><draw:image xlink:href="./ObjectReplacements/Object 434" xlink:type="simple" xlink:show="embed" xlink:actuate="onLoad"/></draw:frame><text:span text:style-name="Default_20_Paragraph_20_Font"><text:span text:style-name="T11"> is the number of </text:span></text:span>components <text:span text:style-name="Default_20_Paragraph_20_Font"><text:span text:style-name="T11">that could be assigned to a </text:span></text:span>component <text:span text:style-name="Default_20_Paragraph_20_Font"><text:span text:style-name="T11">in the Octopart database. The critical price rate shows that for around </text:span></text:span><draw:frame draw:style-name="fr6" draw:name="435" text:anchor-type="as-char" svg:width="0.3335in" style:rel-width="scale" svg:height="0.198in" style:rel-height="scale" draw:z-index="510"><draw:object xlink:href="./Object 435" xlink:type="simple" xlink:show="embed" xlink:actuate="onLoad"/><draw:image xlink:href="./ObjectReplacements/Object 435" xlink:type="simple" xlink:show="embed" xlink:actuate="onLoad"/></draw:frame><text:span text:style-name="Default_20_Paragraph_20_Font"><text:span text:style-name="T11"> of the assigned </text:span></text:span>components, <text:span text:style-name="Default_20_Paragraph_20_Font"><text:span text:style-name="T11">a price could be estimated which is greater than the critical price of 2.30 Euro based on the Octopart database. A detailed discussion about the reuse potential is made in chapter </text:span></text:span><text:span text:style-name="Default_20_Paragraph_20_Font"><text:span text:style-name="T11"><text:bookmark-ref text:reference-format="text" text:ref-name="_Ref413420445">Electronic part name assignment for electronic part reuse</text:bookmark-ref></text:span></text:span><text:span text:style-name="Default_20_Paragraph_20_Font"><text:span text:style-name="T11">.</text:span></text:span></text:p>
      <text:list xml:id="list174007088391099" text:continue-numbering="true" text:style-name="L23">
        <text:list-item>
          <text:list>
            <text:list-item>
              <text:p text:style-name="P129"><text:bookmark-start text:name="_Toc413454186"/>Life-cycle inventory analyses evaluation and results<text:bookmark-end text:name="_Toc413454186"/></text:p>
            </text:list-item>
          </text:list>
        </text:list-item>
      </text:list>
      <text:p text:style-name="Normal"><text:bookmark-start text:name="_Ref406418047"/>The results of the two models are different in a way that the estimated PCB-composition model quantifies the materials which make up the PCB. Components with a high amount of precious metals or other valuable materials for recycling can be determined and detached. The separate treatment can increase the concentration of valuable materials in the <text:soft-page-break/>separated electronic scrap and is therefore an important factor for an economic recycling process. </text:p>
      <text:p text:style-name="Normal">The PCB-LCI<text:alphabetical-index-mark text:string-value="Life cycle inventory" text:key1="LCI"/> model quantifies energy and raw material requirements, atmospheric emissions, waterborne emissions, solid wastes, and other releases. It can be used to discover PCB boards or electronic <text:span text:style-name="Default_20_Paragraph_20_Font"><text:span text:style-name="T11">components </text:span></text:span>containing hazard materials that can be specially treaded.</text:p>
      <text:list xml:id="list174005971234976" text:continue-numbering="true" text:style-name="L23">
        <text:list-item>
          <text:list>
            <text:list-item>
              <text:list>
                <text:list-item>
                  <text:p text:style-name="P123"><text:bookmark-start text:name="_Toc413454187"/>GaBi-Software and LCI<text:alphabetical-index-mark text:string-value="Life cycle inventory" text:key1="LCI"/> data availability of electronic components<text:bookmark-end text:name="_Toc413454187"/></text:p>
                </text:list-item>
              </text:list>
            </text:list-item>
          </text:list>
        </text:list-item>
      </text:list>
      <text:p text:style-name="Normal">The ILCD<text:alphabetical-index-mark text:string-value="International Life Cycle Data System" text:key1="ILCD"/> component models in this work are exported from the GaBi Extension database XI: Electronics from PE INTERNATIONAL which consists of around 180 electronic components. Alternative electronic component databases can also be used if ILCD<text:alphabetical-index-mark text:string-value="International Life Cycle Data System" text:key1="ILCD"/> models can be exported. New ILCD<text:alphabetical-index-mark text:string-value="International Life Cycle Data System" text:key1="ILCD"/> models of components for the composition PCB model can be created based on measurements of component composition.</text:p>
      <text:p text:style-name="Normal">The ILCD<text:alphabetical-index-mark text:string-value="International Life Cycle Data System" text:key1="ILCD"/>-model selection for an electronic component is an important step to create a realistic LCI<text:alphabetical-index-mark text:string-value="Life cycle inventory" text:key1="LCI"/>- and composition model. The ecological impacts as well as the material composition of an electronic component can change strongly if the same component package with a different component design is selected. An example is the SMD<text:alphabetical-index-mark text:string-value="Surface-mounted device" text:key1="SMD"/> resistor in the 1206 package. The composition model of the “Resistor thick film flat chip 1206 (8.9mg)” from the GaBi database consist of a considerable amount of palladium whereas the “Resistor flat chip 1206 (9.2mg)” does not contain any palladium. Unfortunately the optical inspection system with only a 2D image sensor cannot distinguish between a resistor containing palladium or not. If electronic components without a comparable ILCD<text:alphabetical-index-mark text:string-value="International Life Cycle Data System" text:key1="ILCD"/> models in a database are replaced by an ILCD<text:alphabetical-index-mark text:string-value="International Life Cycle Data System" text:key1="ILCD"/> replacement model, it must be ensured that the replacement model does not overestimate the content of special materials. Especially if the likelihood of occurrence from the components in the PCB waste is huge, the ILCD<text:alphabetical-index-mark text:string-value="International Life Cycle Data System" text:key1="ILCD"/> model has to be determined carefully. </text:p>
      <text:p text:style-name="Normal"><text:soft-page-break/>The material composition model and the LCI<text:alphabetical-index-mark text:string-value="Life cycle inventory" text:key1="LCI"/>-model for the Arduino Due board are specified in chapter <text:bookmark-ref text:reference-format="text" text:ref-name="_Ref404701330">Arduino Due board LCI-model</text:bookmark-ref> as an exemplary PCB model.</text:p>
      <text:list xml:id="list174006962322921" text:continue-numbering="true" text:style-name="L23">
        <text:list-item>
          <text:list>
            <text:list-item>
              <text:list>
                <text:list-item>
                  <text:p text:style-name="P123"><text:bookmark-end text:name="_Ref406418047"/><text:bookmark-start text:name="_Toc413454188"/>Tantalum as an example for concentration increasing by selective dismantling<text:bookmark-end text:name="_Toc413454188"/></text:p>
                </text:list-item>
              </text:list>
            </text:list-item>
          </text:list>
        </text:list-item>
      </text:list>
      <text:p text:style-name="Normal">Tantalum is one of the materials which production increases every year. Around 1400 tons of tantalum is produced worldwide per year. Around 60% of the tantalum is used in capacitors for electronic equipment like Desktop PCs, Mobile phones or others (Chancerel, et al., 2013).</text:p>
      <text:p text:style-name="Normal">The concentration of tantalum in electronic scrap is low and the present economic value is not very high compared to other metals like gold or palladium which it makes challenging to recycle tantalum from electron scrap. <text:s/>In the present recycling process is focused on the recycling of precious metals caused by the fact that the economic value is much higher compared to other materials. </text:p>
      <text:p text:style-name="Normal">The concentration of tantalum in tantalum capacitor scrap is between 35% and 50% which makes it economically attractive to recycle tantalum capacitors (Chancerel, et al., 2013). The approach of automatic optical inspection (AOI<text:alphabetical-index-mark text:string-value="Automatic optical inspection" text:key1="AOI"/>) for tantalum capacitor localization on PCBs<text:alphabetical-index-mark text:string-value="Printed circuit boards" text:key1="PCBs"/> and the automatically selective disassembly of the tantalum capacitors can increase the recycling rate and prevent from a worldwide lack of tantalum caused by higher production rates. A market for tantalum capacitor scrap already exists (Tantalumrecycling, 2015).</text:p>
      <text:list xml:id="list174007281215580" text:continue-numbering="true" text:style-name="L23">
        <text:list-item>
          <text:list>
            <text:list-item>
              <text:list>
                <text:list-item>
                  <text:p text:style-name="P123"><text:bookmark-start text:name="_Toc413454189"/><text:bookmark-start text:name="_Ref404701330"/>Arduino Due board LCI<text:alphabetical-index-mark text:string-value="Life cycle inventory" text:key1="LCI"/>-model<text:bookmark-end text:name="_Toc413454189"/><text:bookmark-end text:name="_Ref404701330"/></text:p>
                </text:list-item>
              </text:list>
            </text:list-item>
          </text:list>
        </text:list-item>
      </text:list>
      <text:p text:style-name="Normal"><text:span text:style-name="Default_20_Paragraph_20_Font"><text:span text:style-name="T11">The Arduino Due is a microcontroller board based on the Atmel SAM3X8E ARM Cortex-M3 CPU (Arduino, 2014). The Arduino board </text:span></text:span>consists of an open-source hardware design and was used as a reference board in the INPIKO-Project. The Arduino Due board was used as LCI- and composition model<text:alphabetical-index-mark text:string-value="Life cycle inventory" text:key1="LCI"/> <text:soft-page-break/>example reference due to the fact that an open-source eagle layout is available and a component list can be easily exported in the eagle software. </text:p>
      <text:p text:style-name="P90"><text:span text:style-name="Default_20_Paragraph_20_Font"><text:span text:style-name="T8"><draw:frame draw:style-name="fr2" draw:name="Grafik 86" text:anchor-type="as-char" svg:y="0in" svg:width="3.7772in" style:rel-width="scale" svg:height="1.9417in" style:rel-height="scale" draw:z-index="511"><draw:image/><svg:desc>C:\Users\foellmer\Desktop\Bernhard\git\Masterthesis\Masterarbeit_daten\6.6.4\Arduino.png</svg:desc></draw:frame></text:span></text:span></text:p>
      <text:p text:style-name="P93"><text:bookmark-start text:name="_Toc413454280"/>Figure 71: Arduino Due board<text:bookmark-end text:name="_Toc413454280"/></text:p>
      <text:p text:style-name="Normal">The Arduino Due board consists of 125 components from 32 different component classes. The LCI<text:alphabetical-index-mark text:string-value="Life cycle inventory" text:key1="LCI"/>-model (Life-cycle-inventory-model) was created based on the assumption that all components are correctly detected, classified and all IC<text:alphabetical-index-mark text:string-value="Integrated circuit" text:key1="IC"/> markings were correctly recognized. All components are correctly assigned to the component in the Octopart database.</text:p>
      <text:p text:style-name="Normal">Each component of the Arduino Due board was modeled by an ILCD<text:alphabetical-index-mark text:string-value="International Life Cycle Data System" text:key1="ILCD"/>-model whereas ILCD<text:alphabetical-index-mark text:string-value="International Life Cycle Data System" text:key1="ILCD"/> models were exported from the GaBi Extension database XI: Electronics from PE INTERNATIONAL and scaled according to the component size. Electronic components that could not be assigned with an associated component from the GaBi database were replaced with a replacement model. 16 of the 32 components of the Arduino Due board could be assigned to a model in the Gabi database and 17 of the 32 components had to be replaced by replacement models. The replacement models are also electronic components from the GaBi Extension database XI which were selected according to a similar structure and similar characteristics as the component. The assignments and the replacement models are listed in <text:bookmark-ref text:reference-format="text" text:ref-name="_Ref411283536">Arduino Due component replacement model</text:bookmark-ref>.</text:p>
      <text:p text:style-name="Normal"><text:soft-page-break/>The resulting process model input components for the Arduino Due model are shown in <text:bookmark-ref text:reference-format="text" text:ref-name="_Ref407966580">Table 26</text:bookmark-ref>.</text:p>
      <text:p text:style-name="P92"><text:bookmark-start text:name="_Toc413454315"/><text:bookmark-start text:name="_Ref407966580"/>Table 26<text:bookmark-end text:name="_Ref407966580"/>: Arduino Due parts of the LCI<text:alphabetical-index-mark text:string-value="Life cycle inventory" text:key1="LCI"/> model<text:bookmark-end text:name="_Toc413454315"/></text:p>
      <table:table table:name="Table118" table:style-name="Table118">
        <table:table-column table:style-name="Table118.A"/>
        <table:table-column table:style-name="Table118.B"/>
        <table:table-row table:style-name="Table118.1">
          <table:table-cell table:style-name="Table118.A1" office:value-type="string">
            <text:p text:style-name="P44">Input</text:p>
          </table:table-cell>
          <table:table-cell table:style-name="Table118.B1" office:value-type="string">
            <text:p text:style-name="P45">Amount</text:p>
          </table:table-cell>
        </table:table-row>
        <table:table-row table:style-name="Table118.1">
          <table:table-cell table:style-name="Table118.A2" office:value-type="string">
            <text:p text:style-name="P26">Kondensator Keramik MLCC 0603 (6mg) 1.6x0.8x0.8 PE</text:p>
          </table:table-cell>
          <table:table-cell table:style-name="Table118.B2" office:value-type="string">
            <text:p text:style-name="P59">10</text:p>
          </table:table-cell>
        </table:table-row>
        <table:table-row table:style-name="Table118.1">
          <table:table-cell table:style-name="Table118.A3" office:value-type="string">
            <text:p text:style-name="P26">Kondensator Keramik MLCC 01005 (0,054 mg) 0,4x0,2x0,22</text:p>
          </table:table-cell>
          <table:table-cell table:style-name="Table118.B3" office:value-type="string">
            <text:p text:style-name="P27">33</text:p>
          </table:table-cell>
        </table:table-row>
        <table:table-row table:style-name="Table118.1">
          <table:table-cell table:style-name="Table118.A2" office:value-type="string">
            <text:p text:style-name="P39">Transistor signal SOT23 3 leads (10mg) 1.4x3x1</text:p>
          </table:table-cell>
          <table:table-cell table:style-name="Table118.B2" office:value-type="string">
            <text:p text:style-name="P59">8</text:p>
          </table:table-cell>
        </table:table-row>
        <table:table-row table:style-name="Table118.1">
          <table:table-cell table:style-name="Table118.A5" office:value-type="string">
            <text:p text:style-name="P58"><text:span text:style-name="Default_20_Paragraph_20_Font"><text:span text:style-name="T10">Diode MELF (130mg) D2.6x5.2</text:span></text:span></text:p>
          </table:table-cell>
          <table:table-cell table:style-name="Table118.B5" office:value-type="string">
            <text:p text:style-name="P59">2</text:p>
          </table:table-cell>
        </table:table-row>
        <table:table-row table:style-name="Table118.1">
          <table:table-cell table:style-name="Table118.A2" office:value-type="string">
            <text:p text:style-name="P39">Diode power DO214_219 (93mg) 4.3x3.6x2.3</text:p>
          </table:table-cell>
          <table:table-cell table:style-name="Table118.B2" office:value-type="string">
            <text:p text:style-name="P59">1</text:p>
          </table:table-cell>
        </table:table-row>
        <table:table-row table:style-name="Table118.1">
          <table:table-cell table:style-name="Table118.A7" office:value-type="string">
            <text:p text:style-name="P58"><text:span text:style-name="Default_20_Paragraph_20_Font"><text:span text:style-name="T10">Schalter Tact (242mg) 6.2x6.3x1.8</text:span></text:span></text:p>
          </table:table-cell>
          <table:table-cell table:style-name="Table118.B7" office:value-type="string">
            <text:p text:style-name="P59">2</text:p>
          </table:table-cell>
        </table:table-row>
        <table:table-row table:style-name="Table118.1">
          <table:table-cell table:style-name="Table118.A2" office:value-type="string">
            <text:p text:style-name="P39">Spule Multilayer Chip 1812 (108mg) 4.5x3.2x1.5</text:p>
          </table:table-cell>
          <table:table-cell table:style-name="Table118.B2" office:value-type="string">
            <text:p text:style-name="P59">2</text:p>
          </table:table-cell>
        </table:table-row>
        <table:table-row table:style-name="Table118.1">
          <table:table-cell table:style-name="Table118.A9" office:value-type="string">
            <text:p text:style-name="P58"><text:span text:style-name="Default_20_Paragraph_20_Font"><text:span text:style-name="T18">IC</text:span></text:span><text:alphabetical-index-mark text:string-value="Integrated circuit" text:key1="IC"/><text:span text:style-name="Default_20_Paragraph_20_Font"><text:span text:style-name="T18"> TSSOP 8 (28mg) 3.0x2.9x1.2 flash</text:span></text:span></text:p>
          </table:table-cell>
          <table:table-cell table:style-name="Table118.B9" office:value-type="string">
            <text:p text:style-name="P59">2</text:p>
          </table:table-cell>
        </table:table-row>
        <table:table-row table:style-name="Table118.1">
          <table:table-cell table:style-name="Table118.A2" office:value-type="string">
            <text:p text:style-name="P39">Transistor signal SOT223 3 leads (110mg) 3.8x7.65x2.3</text:p>
          </table:table-cell>
          <table:table-cell table:style-name="Table118.B2" office:value-type="string">
            <text:p text:style-name="P59">1</text:p>
          </table:table-cell>
        </table:table-row>
        <table:table-row table:style-name="Table118.1">
          <table:table-cell table:style-name="Table118.A11" office:value-type="string">
            <text:p text:style-name="P58"><text:span text:style-name="Default_20_Paragraph_20_Font"><text:span text:style-name="T10">IC</text:span></text:span><text:alphabetical-index-mark text:string-value="Integrated circuit" text:key1="IC"/><text:span text:style-name="Default_20_Paragraph_20_Font"><text:span text:style-name="T10"> TQFP 32 (70mg) 5x5x1.0</text:span></text:span></text:p>
          </table:table-cell>
          <table:table-cell table:style-name="Table118.B11" office:value-type="string">
            <text:p text:style-name="P59">1</text:p>
          </table:table-cell>
        </table:table-row>
        <table:table-row table:style-name="Table118.1">
          <table:table-cell table:style-name="Table118.A2" office:value-type="string">
            <text:p text:style-name="P60"><text:span text:style-name="Default_20_Paragraph_20_Font"><text:span text:style-name="T10">Widerstand Dickfilm Flat Chip 0402 (0.75mg)</text:span></text:span></text:p>
          </table:table-cell>
          <table:table-cell table:style-name="Table118.B2" office:value-type="string">
            <text:p text:style-name="P59">44</text:p>
          </table:table-cell>
        </table:table-row>
        <table:table-row table:style-name="Table118.1">
          <table:table-cell table:style-name="Table118.A13" office:value-type="string">
            <text:p text:style-name="P58"><text:span text:style-name="Default_20_Paragraph_20_Font"><text:span text:style-name="T18">LED SMD</text:span></text:span><text:alphabetical-index-mark text:string-value="Surface-mounted device" text:key1="SMD"/><text:span text:style-name="Default_20_Paragraph_20_Font"><text:span text:style-name="T18"> low-efficiency max 50mA (35mg) without Au 3.2x2.8x1.9</text:span></text:span></text:p>
          </table:table-cell>
          <table:table-cell table:style-name="Table118.B13" office:value-type="string">
            <text:p text:style-name="P59">6</text:p>
          </table:table-cell>
        </table:table-row>
        <table:table-row table:style-name="Table118.1">
          <table:table-cell table:style-name="Table118.A2" office:value-type="string">
            <text:p text:style-name="P26">Spule Miniatur gewickelt SDR1006 (1.16g) D9.8x5.8</text:p>
          </table:table-cell>
          <table:table-cell table:style-name="Table118.B2" office:value-type="string">
            <text:p text:style-name="P27">1</text:p>
          </table:table-cell>
        </table:table-row>
        <table:table-row table:style-name="Table118.1">
          <table:table-cell table:style-name="Table118.A15" office:value-type="string">
            <text:p text:style-name="P58"><text:span text:style-name="Default_20_Paragraph_20_Font"><text:span text:style-name="T10">Kondensator Al-Elko SMD</text:span></text:span><text:alphabetical-index-mark text:string-value="Surface-mounted device" text:key1="SMD"/><text:span text:style-name="Default_20_Paragraph_20_Font"><text:span text:style-name="T10"> (300mg) D6.3x5.4</text:span></text:span></text:p>
          </table:table-cell>
          <table:table-cell table:style-name="Table118.B15" office:value-type="string">
            <text:p text:style-name="P27">2</text:p>
          </table:table-cell>
        </table:table-row>
        <table:table-row table:style-name="Table118.1">
          <table:table-cell table:style-name="Table118.A2" office:value-type="string">
            <text:p text:style-name="P26">Widerstand Dickfilm Flat Chip 0603 (2.1mg)</text:p>
          </table:table-cell>
          <table:table-cell table:style-name="Table118.B2" office:value-type="string">
            <text:p text:style-name="P27">8</text:p>
          </table:table-cell>
        </table:table-row>
        <table:table-row table:style-name="Table118.1">
          <table:table-cell table:style-name="Table118.A17" office:value-type="string">
            <text:p text:style-name="P26">Widerstand Dickfilm Flat Chip 1206 (8.9mg)</text:p>
          </table:table-cell>
          <table:table-cell table:style-name="Table118.B17" office:value-type="string">
            <text:p text:style-name="P27">16</text:p>
          </table:table-cell>
        </table:table-row>
        <table:table-row table:style-name="Table118.1">
          <table:table-cell table:style-name="Table118.A2" office:value-type="string">
            <text:p text:style-name="P58"><text:span text:style-name="Default_20_Paragraph_20_Font"><text:span text:style-name="T10">IC</text:span></text:span><text:alphabetical-index-mark text:string-value="Integrated circuit" text:key1="IC"/><text:span text:style-name="Default_20_Paragraph_20_Font"><text:span text:style-name="T10"> TQFP 100 (520mg) 14x14x1.0</text:span></text:span></text:p>
          </table:table-cell>
          <table:table-cell table:style-name="Table118.B2" office:value-type="string">
            <text:p text:style-name="P27">1</text:p>
          </table:table-cell>
        </table:table-row>
        <table:table-row table:style-name="Table118.1">
          <table:table-cell table:style-name="Table118.A19" office:value-type="string">
            <text:p text:style-name="P39">Quartz Crystal (500mg) 11.05x4.65x2.5</text:p>
          </table:table-cell>
          <table:table-cell table:style-name="Table118.B19" office:value-type="string">
            <text:p text:style-name="P59">3</text:p>
          </table:table-cell>
        </table:table-row>
        <table:table-row table:style-name="Table118.1">
          <table:table-cell table:style-name="Table118.A2" office:value-type="string">
            <text:p text:style-name="P26">Stecker, für Netzwerkkabel, ab Werk</text:p>
          </table:table-cell>
          <table:table-cell table:style-name="Table118.B2" office:value-type="string">
            <text:p text:style-name="P27">2</text:p>
          </table:table-cell>
        </table:table-row>
        <table:table-row table:style-name="Table118.1">
          <table:table-cell table:style-name="Table118.A21" office:value-type="string">
            <text:p text:style-name="P26"/>
          </table:table-cell>
          <table:table-cell table:style-name="Table118.B21" office:value-type="string">
            <text:p text:style-name="P27"/>
          </table:table-cell>
        </table:table-row>
        <table:table-row table:style-name="Table118.1">
          <table:table-cell table:style-name="Table118.A2" office:value-type="string">
            <text:p text:style-name="P26">Lotpaste SnAg</text:p>
          </table:table-cell>
          <table:table-cell table:style-name="Table118.B2" office:value-type="string">
            <text:p text:style-name="P27">0.003 kg</text:p>
          </table:table-cell>
        </table:table-row>
        <table:table-row table:style-name="Table118.1">
          <table:table-cell table:style-name="Table118.A23" office:value-type="string">
            <text:p text:style-name="P26">Leiterplatte 2-Lagen starr FR4</text:p>
          </table:table-cell>
          <table:table-cell table:style-name="Table118.B23" office:value-type="string">
            <text:p text:style-name="P27">0.0028 kg</text:p>
          </table:table-cell>
        </table:table-row>
        <table:table-row table:style-name="Table118.1">
          <table:table-cell table:style-name="Table118.A2" office:value-type="string">
            <text:p text:style-name="P26"/>
          </table:table-cell>
          <table:table-cell table:style-name="Table118.B2" office:value-type="string">
            <text:p text:style-name="P27"/>
          </table:table-cell>
        </table:table-row>
      </table:table>
      <text:p text:style-name="P5"/>
      <text:p text:style-name="Normal">The electronic components consist of materials which can be recycled under certain circumstances. The estimated material composition of the Arduino Due board is shown in <text:bookmark-ref text:reference-format="text" text:ref-name="_Ref407966604">Figure 72</text:bookmark-ref>. The largest material portion of the components is the copper with around 18% of the weight, followed by epoxy resin with 17% and tin in alloys and glass fibre with 16%. </text:p>
      <text:p text:style-name="P90"><text:soft-page-break/><text:span text:style-name="Default_20_Paragraph_20_Font"><text:span text:style-name="T8"><draw:frame draw:style-name="fr2" draw:name="Grafik 78" text:anchor-type="as-char" svg:y="0in" svg:width="6.2283in" style:rel-width="scale" svg:height="4.6193in" style:rel-height="scale" draw:z-index="512"><draw:image/></draw:frame></text:span></text:span></text:p>
      <text:p text:style-name="P93"><text:bookmark-start text:name="_Toc413454281"/><text:bookmark-start text:name="_Ref407966604"/>Figure 72<text:bookmark-end text:name="_Ref407966604"/>: Estimated material composition of Arduino Due <text:span text:style-name="Default_20_Paragraph_20_Font"><text:span text:style-name="T11">components</text:span></text:span><text:bookmark-end text:name="_Toc413454281"/><text:span text:style-name="Default_20_Paragraph_20_Font"><text:span text:style-name="T11"> </text:span></text:span></text:p>
      <text:p text:style-name="P14">For recyclers the amount of material in an electronic component is not the main interest. It is a combination of material amount, price and recyclability of materials. The estimated materials with the highest prices multiplied by the material amount of in the Arduino Due PCB are shown in <text:bookmark-ref text:reference-format="text" text:ref-name="_Ref407966467">Figure 73</text:bookmark-ref>. The prices of the materials are estimated by the average material price on the world markets in the past few years. A detailed composition of the determined material prices is shown in <text:bookmark-ref text:reference-format="text" text:ref-name="_Ref411286228">Material prices</text:bookmark-ref>. The added up material price of the whole Arduino Due PCB is around 1.63$ whereas the price for separating this materials from the PCB is not included. It seems interesting that 67% of the material price comes from the gold contend (0.98$) in the PCB which makes up 0.065% of the material weight. The second most valuable material in the PCB is Silver with 13% (0.20$) of the material price. The third most valuable material is palladium with 0.099$. <text:soft-page-break/>They all are precious metals and recycling of these materials is physically possible.</text:p>
      <text:p text:style-name="P90"><text:span text:style-name="Default_20_Paragraph_20_Font"><text:span text:style-name="T8"><draw:frame draw:style-name="fr2" draw:name="Grafik 83" text:anchor-type="as-char" svg:y="0in" svg:width="3.8228in" style:rel-width="scale" svg:height="3.3283in" style:rel-height="scale" draw:z-index="513"><draw:image/></draw:frame></text:span></text:span></text:p>
      <text:p text:style-name="P93"><text:bookmark-start text:name="_Toc413454282"/><text:bookmark-start text:name="_Ref407966467"/>Figure 73<text:bookmark-end text:name="_Ref407966467"/>: Estimated material prices of Arduino Due <text:span text:style-name="Default_20_Paragraph_20_Font"><text:span text:style-name="T11">components</text:span></text:span><text:bookmark-end text:name="_Toc413454282"/><text:span text:style-name="Default_20_Paragraph_20_Font"><text:span text:style-name="T11"> </text:span></text:span></text:p>
      <text:p text:style-name="Normal">One of the most valuable materials is gold which is included in components or used as protective coating on electric connectors. The estimated amount of gold distributed over the components of the Arduino Due board is shown <text:bookmark-ref text:reference-format="text" text:ref-name="_Ref407966312">Figure 74</text:bookmark-ref>. The amount of gold in the Arduino Due board was added up to 19.49mg, whereas just four different components (Ceramic Capacitors MLCC 0603, IC<text:alphabetical-index-mark text:string-value="Integrated circuit" text:key1="IC"/> TSSOP 8, IC<text:alphabetical-index-mark text:string-value="Integrated circuit" text:key1="IC"/> TQFP 32 and IC<text:alphabetical-index-mark text:string-value="Integrated circuit" text:key1="IC"/> TQFP 100) contain the whole gold. With the possibility to identify and remove these components for gold recycling the concentration of gold can increase from 0.065% in the PCB to 2.76% gold in the removed electronic components. The increase of precious metal concentration improves the recycling rate and reduces recycling costs.</text:p>
      <text:p text:style-name="P90"><text:soft-page-break/><text:span text:style-name="Default_20_Paragraph_20_Font"><text:span text:style-name="T8"><draw:frame draw:style-name="fr2" draw:name="Grafik 84" text:anchor-type="as-char" svg:y="0in" svg:width="3.2634in" style:rel-width="scale" svg:height="2.9945in" style:rel-height="scale" draw:z-index="514"><draw:image/></draw:frame></text:span></text:span></text:p>
      <text:p text:style-name="P93"><text:bookmark-start text:name="_Toc413454283"/><text:bookmark-start text:name="_Ref407966312"/>Figure 74<text:bookmark-end text:name="_Ref407966312"/>: Estimated Gold distribution over Arduino Due parts<text:bookmark-end text:name="_Toc413454283"/></text:p>
      <text:p text:style-name="P14">Another valuable and recyclable precious metal is palladium. The estimated palladium distribution over the <text:span text:style-name="Default_20_Paragraph_20_Font"><text:span text:style-name="T11">components </text:span></text:span>of the Arduino Due is shown in <text:bookmark-ref text:reference-format="text" text:ref-name="_Ref407966412">Figure 75</text:bookmark-ref>. The 4.19mg of palladium in the PCB are distributed over four different components, Kondensator Keramik MLCC 0603, IC<text:alphabetical-index-mark text:string-value="Integrated circuit" text:key1="IC"/> TSSOP 8, Widerstand Dickfilm Flat Chip 0402 and Widerstand Dickfilm Flat Chip 0603. The estimated concentration of palladium in the PCB is about 0.013% which increases by removing just the palladium containing components to 2.52%. </text:p>
      <text:p text:style-name="P2"><text:span text:style-name="Default_20_Paragraph_20_Font"><text:span text:style-name="T8"><draw:frame draw:style-name="fr2" draw:name="Grafik 85" text:anchor-type="as-char" svg:y="0in" svg:width="3.3209in" style:rel-width="scale" svg:height="2.8591in" style:rel-height="scale" draw:z-index="515"><draw:image/></draw:frame></text:span></text:span></text:p>
      <text:p text:style-name="P93"><text:bookmark-start text:name="_Toc413454284"/><text:bookmark-start text:name="_Ref407966412"/><text:soft-page-break/>Figure 75<text:bookmark-end text:name="_Ref407966412"/>: Estimated Palladium distribution over Arduino Due <text:span text:style-name="Default_20_Paragraph_20_Font"><text:span text:style-name="T11">components</text:span></text:span><text:bookmark-end text:name="_Toc413454284"/></text:p>
      <text:p text:style-name="Normal">The reuse of components is the most ecologically recycling way for electronic components. Electronic components can be unsoldered from PCBs<text:alphabetical-index-mark text:string-value="Printed circuit boards" text:key1="PCBs"/> and reused in other electronic applications. Due to the high price fluctuation between electronic components and the high cost of unsoldering and testing electronic <text:span text:style-name="Default_20_Paragraph_20_Font"><text:span text:style-name="T11">components </text:span></text:span>for reuse, the component prices are a strong indicator for reusability. The estimated prices of the Arduino Due <text:span text:style-name="Default_20_Paragraph_20_Font"><text:span text:style-name="T11">component </text:span></text:span>with a price greater than 0.1€ are shown in <text:bookmark-ref text:reference-format="text" text:ref-name="_Ref407966226">Figure 76</text:bookmark-ref>, the prices from the rest of the electronic components are added up in the rest. The component prices are determined according to the reinstate value based on the distributors. The estimated component prices per unit for buying 1000 pieces are listed in <text:bookmark-ref text:reference-format="text" text:ref-name="_Ref412130073">Arduino Due estimated part prices</text:bookmark-ref>.</text:p>
      <text:p text:style-name="P90"><text:span text:style-name="Default_20_Paragraph_20_Font"><text:span text:style-name="T8"><draw:frame draw:style-name="fr2" draw:name="Grafik 89" text:anchor-type="as-char" svg:y="0in" svg:width="4.4091in" style:rel-width="scale" svg:height="3.0693in" style:rel-height="scale" draw:z-index="516"><draw:image/></draw:frame></text:span></text:span></text:p>
      <text:p text:style-name="P93"><text:bookmark-start text:name="_Toc413454285"/><text:bookmark-start text:name="_Ref407966226"/>Figure 76<text:bookmark-end text:name="_Ref407966226"/>: Estimated Arduino Due component prices<text:bookmark-end text:name="_Toc413454285"/></text:p>
      <text:p text:style-name="P89">The most valuable component of the Arduino Due board is the Atmel ATSAM3X8EA-AU with a price of around 6.30$. According to the estimated price of 2.30$ for reusing an electronic component which was determined by the AutDem project <text:span text:style-name="Default_20_Paragraph_20_Font"><text:span text:style-name="T11">(Automated disassembly of PWBs)</text:span></text:span> three electronic components could be reused<text:span text:style-name="Default_20_Paragraph_20_Font"><text:span text:style-name="T11"> (Griese, et al., 2002).</text:span></text:span></text:p>
      <text:p text:style-name="P22"/>
      <text:list xml:id="list174007534499335" text:continue-numbering="true" text:style-name="L23">
        <text:list-item>
          <text:p text:style-name="P125"><text:bookmark-start text:name="_Toc413454190"/>Discussion and future work<text:bookmark-end text:name="_Toc413454190"/></text:p>
        </text:list-item>
      </text:list>
      <text:p text:style-name="Normal">The electronic component recognition process is based on the images acquired with the image acquisition setup specified in chapter <text:bookmark-ref text:reference-format="text" text:ref-name="_Ref412980631">Image acquisition</text:bookmark-ref>. The detection and classification of electronic component packages and the optical character recognition process can be improved by selecting a telocentric objective to prevent optical barrel distortions. Industry cameras of higher image acquisition quality and an advanced lighting system can improve the recognition system.</text:p>
      <text:p text:style-name="Normal">The practical implementation of an electronic component recognition system for PCB recycling requires a fast and reliable recognition process. This can be archived by using an assembly line where removed PCBs from WEEE scrap are placed. The image acquisition can be done by line scan cameras. The images are analyzed to detect valuable components for reuse and recycling. The component removal process for reuse is done automatically or manually by non-destructive removal of the component. For recycling the electronic components can be destroyed by the removing process and can be done by milling,punching, heating and picking or alternative removal processes. </text:p>
      <text:list xml:id="list174005671568797" text:continue-numbering="true" text:style-name="L23">
        <text:list-item>
          <text:list>
            <text:list-item>
              <text:p text:style-name="P129"><text:bookmark-start text:name="_Toc413454191"/>Electronic component detection<text:bookmark-end text:name="_Toc413454191"/></text:p>
            </text:list-item>
          </text:list>
        </text:list-item>
      </text:list>
      <text:p text:style-name="Normal">The electronic component detection is not specified in detail in this work. Alternative component detection approach based on 3D PCB models and laser triangulation are discussed further.</text:p>
      <text:list xml:id="list174005866448728" text:continue-numbering="true" text:style-name="L23">
        <text:list-item>
          <text:list>
            <text:list-item>
              <text:list>
                <text:list-item>
                  <text:p text:style-name="P123"><text:bookmark-start text:name="_Toc413454192"/><text:bookmark-start text:name="_Ref411082811"/>Electronic component detection based on 3D model<text:bookmark-end text:name="_Toc413454192"/><text:bookmark-end text:name="_Ref411082811"/></text:p>
                </text:list-item>
              </text:list>
            </text:list-item>
          </text:list>
        </text:list-item>
      </text:list>
      <text:p text:style-name="Normal">Several approaches for electronic component detection were examined in chapter <text:bookmark-ref text:reference-format="text" text:ref-name="_Ref410564384"> Electronic component detection</text:bookmark-ref> whereas a detailed evaluation was not applied. One further approach is the electronic component detection based on 3D PCB models. The Project “Integrierte Prozesskette für die <text:soft-page-break/>Instanthaltung elektronischer Komponenten“ (INPIKO) shows that a segmentation of electronic components based on 3D PCB models provides good results. In this approach a plane segmentation algorithm searches for the PCB surface and crops all voxels whose height is greater than the height of PCB support material. All voxels with a small Euclidian distance between each other (Euclidian cluster) are combined to an electronic component. The result for the electronic component segmentation of the Arduino Due board is shown in <text:bookmark-ref text:reference-format="text" text:ref-name="_Ref410566092">Figure 77</text:bookmark-ref>. The segmented components can be used to determine the centroid of the component bounding box and use the coordinates as inputs for the 2D component classification.</text:p>
      <text:p text:style-name="P90"><text:span text:style-name="Default_20_Paragraph_20_Font"><text:span text:style-name="T8"><draw:frame draw:style-name="fr2" draw:name="Picture 41" text:anchor-type="as-char" svg:y="0in" svg:width="2.8362in" style:rel-width="scale" svg:height="2.5571in" style:rel-height="scale" draw:z-index="517"><draw:image/></draw:frame></text:span></text:span></text:p>
      <text:p text:style-name="P93"><text:bookmark-start text:name="_Toc413454286"/><text:bookmark-start text:name="_Ref410566092"/>Figure 77<text:bookmark-end text:name="_Ref410566092"/>: 3D model based component detection<text:bookmark-end text:name="_Toc413454286"/></text:p>
      <text:list xml:id="list174005912928584" text:continue-numbering="true" text:style-name="L23">
        <text:list-item>
          <text:list>
            <text:list-item>
              <text:list>
                <text:list-item>
                  <text:p text:style-name="P123"><text:bookmark-start text:name="_Toc413454193"/><text:bookmark-start text:name="_Ref411082666"/>Electronic component detection based on Height map from laser triangulation<text:bookmark-end text:name="_Toc413454193"/><text:bookmark-end text:name="_Ref411082666"/></text:p>
                </text:list-item>
              </text:list>
            </text:list-item>
          </text:list>
        </text:list-item>
      </text:list>
      <text:p text:style-name="P118">A further approach for electronic component detection and segmentation is based on laser triangulation. The height map reconstruction from PCBs<text:alphabetical-index-mark text:string-value="Printed circuit boards" text:key1="PCBs"/> with laser triangulation was examined in (Koch, et al., 2013). </text:p>
      <text:p text:style-name="P118">A laser triangulation is based on angle dependent projection displacement on surfaces. An optical sensor detects the position of a <text:soft-page-break/>projected laser spot. The laser line is orthogonal to the direction in which the PCB is moved through the system. The principal of laser triangulation is shown in <text:bookmark-ref text:reference-format="text" text:ref-name="_Ref410573128">Figure 78</text:bookmark-ref>. The line projected by the laser generates an angle <text:span text:style-name="Default_20_Paragraph_20_Font"><text:span text:style-name="T11">dependent displacement </text:span></text:span><draw:frame draw:style-name="fr6" draw:name="436" text:anchor-type="as-char" svg:width="0.3228in" style:rel-width="scale" svg:height="0.198in" style:rel-height="scale" draw:z-index="518"><draw:object xlink:href="./Object 436" xlink:type="simple" xlink:show="embed" xlink:actuate="onLoad"/><draw:image xlink:href="./ObjectReplacements/Object 436" xlink:type="simple" xlink:show="embed" xlink:actuate="onLoad"/></draw:frame><text:span text:style-name="Default_20_Paragraph_20_Font"><text:span text:style-name="T11"> at different heights at every position </text:span></text:span><draw:frame draw:style-name="fr6" draw:name="437" text:anchor-type="as-char" svg:width="0.0937in" style:rel-width="scale" svg:height="0.198in" style:rel-height="scale" draw:z-index="519"><draw:object xlink:href="./Object 437" xlink:type="simple" xlink:show="embed" xlink:actuate="onLoad"/><draw:image xlink:href="./ObjectReplacements/Object 437" xlink:type="simple" xlink:show="embed" xlink:actuate="onLoad"/></draw:frame><text:span text:style-name="Default_20_Paragraph_20_Font"><text:span text:style-name="T11"> of the slide, which is detected by the sensor. With the displacement </text:span></text:span><draw:frame draw:style-name="fr6" draw:name="438" text:anchor-type="as-char" svg:width="0.0937in" style:rel-width="scale" svg:height="0.198in" style:rel-height="scale" draw:z-index="520"><draw:object xlink:href="./Object 438" xlink:type="simple" xlink:show="embed" xlink:actuate="onLoad"/><draw:image xlink:href="./ObjectReplacements/Object 438" xlink:type="simple" xlink:show="embed" xlink:actuate="onLoad"/></draw:frame><text:span text:style-name="Default_20_Paragraph_20_Font"><text:span text:style-name="T11"> and the known angle</text:span></text:span><draw:frame draw:style-name="fr6" draw:name="439" text:anchor-type="as-char" svg:width="0.1252in" style:rel-width="scale" svg:height="0.198in" style:rel-height="scale" draw:z-index="521"><draw:object xlink:href="./Object 439" xlink:type="simple" xlink:show="embed" xlink:actuate="onLoad"/><draw:image xlink:href="./ObjectReplacements/Object 439" xlink:type="simple" xlink:show="embed" xlink:actuate="onLoad"/></draw:frame><text:span text:style-name="Default_20_Paragraph_20_Font"><text:span text:style-name="T11"> the height </text:span></text:span><draw:frame draw:style-name="fr6" draw:name="440" text:anchor-type="as-char" svg:width="0.3228in" style:rel-width="scale" svg:height="0.198in" style:rel-height="scale" draw:z-index="522"><draw:object xlink:href="./Object 440" xlink:type="simple" xlink:show="embed" xlink:actuate="onLoad"/><draw:image xlink:href="./ObjectReplacements/Object 440" xlink:type="simple" xlink:show="embed" xlink:actuate="onLoad"/></draw:frame><text:span text:style-name="Default_20_Paragraph_20_Font"><text:span text:style-name="T11"> can be calculated by </text:span></text:span></text:p>
      <table:table table:name="Table119" table:style-name="Table119">
        <table:table-column table:style-name="Table119.A"/>
        <table:table-column table:style-name="Table119.B"/>
        <table:table-row>
          <table:table-cell table:style-name="Table119.A1" office:value-type="string">
            <text:p text:style-name="P29"><draw:frame draw:style-name="fr6" draw:name="441" text:anchor-type="as-char" svg:width="1.0102in" style:rel-width="scale" svg:height="0.4165in" style:rel-height="scale" draw:z-index="523"><draw:object xlink:href="./Object 441" xlink:type="simple" xlink:show="embed" xlink:actuate="onLoad"/><draw:image xlink:href="./ObjectReplacements/Object 441" xlink:type="simple" xlink:show="embed" xlink:actuate="onLoad"/></draw:frame></text:p>
          </table:table-cell>
          <table:table-cell table:style-name="Table119.A1" office:value-type="string">
            <text:p text:style-name="P24">(95)</text:p>
          </table:table-cell>
        </table:table-row>
      </table:table>
      <text:p text:style-name="P90"><text:span text:style-name="Default_20_Paragraph_20_Font"><text:span text:style-name="T8"><draw:frame draw:style-name="fr2" draw:name="Picture 90" text:anchor-type="as-char" svg:y="0in" svg:width="2.2035in" style:rel-width="scale" svg:height="2.2445in" style:rel-height="scale" draw:z-index="524"><draw:image/><svg:desc>C:\Users\WIN\Masterthesis\Masterthesis\Masterarbeit_daten\6.1\laser.png</svg:desc></draw:frame></text:span></text:span></text:p>
      <text:p text:style-name="P93"><text:bookmark-start text:name="_Toc413454287"/><text:bookmark-start text:name="_Ref410573128"/>Figure 78<text:bookmark-end text:name="_Ref410573128"/>: Principle of laser triangulation (Torsten Koch, 2013)<text:bookmark-end text:name="_Toc413454287"/></text:p>
      <text:p text:style-name="Normal">Advanced line detection algorithms and post processing, of the height map, leads to an average height error below <draw:frame draw:style-name="fr6" draw:name="442" text:anchor-type="as-char" svg:width="0.4063in" style:rel-width="scale" svg:height="0.198in" style:rel-height="scale" draw:z-index="525"><draw:object xlink:href="./Object 442" xlink:type="simple" xlink:show="embed" xlink:actuate="onLoad"/><draw:image xlink:href="./ObjectReplacements/Object 442" xlink:type="simple" xlink:show="embed" xlink:actuate="onLoad"/></draw:frame><text:span text:style-name="Default_20_Paragraph_20_Font"><text:span text:style-name="T11"> </text:span></text:span>(Koch, et al., 2013),<text:span text:style-name="Default_20_Paragraph_20_Font"><text:span text:style-name="T11"> which is sufficient for reasonable electronic component detection and segmentation.</text:span></text:span></text:p>
      <text:p text:style-name="P22"/>
      <text:list xml:id="list174006991552205" text:continue-numbering="true" text:style-name="L23">
        <text:list-item>
          <text:p text:style-name="P125"><text:bookmark-start text:name="_Toc413454194"/>Conclusion<text:bookmark-end text:name="_Toc413454194"/></text:p>
        </text:list-item>
      </text:list>
      <text:p text:style-name="Normal">The goal of this thesis was to develop as system for PCB component recognition for material recycling. The system analyses PCB waste according to valuable electronic components for reuse or recycling. It is based on a 2D image sensor which acquires images from the PCB boards and its components. The advantage to use just 2D image sensors is, that cost-effective solutions for recyclers can be constructed. <text:s/>In this approach the consumer camera Samsung EX2F and four table lamps where used to acquire the images. A system with assembly line, modern industrial line-sensor cameras and a professional lighting system can improve the electronic component recognition results.</text:p>
      <text:p text:style-name="Normal">One of the main steps in electronic component recognition is the detection of components on the PCB. An approach based on template matching was analyzed and showed that a 2D cross-correlation with the average component image can determine potential component positions and decrease the search space of electronic components. The second component detection approach was based on the PCB surface recognition by color. The algorithm tries to segment the PCB surface by color to determine the PCB surface area where no component is located and therefore reduces the component search space. Alternatives based on 3D PCB models or laser triangulation where discussed. A detailed analysis of the detection rate was not specified and has to be investigated in further works.</text:p>
      <text:p text:style-name="Normal">After the detection of components a data fusion model was applied for electronic component classification. The one- vs. rest classification approach was used to determine the class of detected electronic components. </text:p>
      <text:list xml:id="list174006865387455" text:continue-numbering="true" text:style-name="L23">
        <text:list-item>
          <text:list>
            <text:list-item>
              <text:p text:style-name="P129"><text:bookmark-start text:name="_Toc413454195"/><text:soft-page-break/>Data fusion model for electronic component recognition<text:bookmark-end text:name="_Toc413454195"/></text:p>
            </text:list-item>
          </text:list>
        </text:list-item>
      </text:list>
      <text:p text:style-name="Normal">A data fusion model was created which consists of three fusion levels (feature-level, classifier-level, decision-level). The feature level fusion is the first fusion-level which is based on the extracted features. The extracted features are extracted from four different feature domains. </text:p>
      <text:p text:style-name="Normal">The first feature domain is based on the frequency spectrum and contains much information about the existence and distances between solder joints (pitch). The intensity values of the grayscaled image are height at the positions of solder joints compared to the intensity values between the joints. This feature domain is particularly important for components with many equidistant solder joints (QFP100) or component with large solder joints (SOT223).The second feature domain is based on the color distribution of the component image. Especially components with significant colors (Tantalum capacitor, Quartz) can be classified according to these features. The third features domain is based on significant color segment. A region growing approach is used to find regions with equal color and uses the position, dimension and color as features. Components with significant color segments (Ceramic capacitor) can be well classified according to these features. The fourth feature domain is based on the edges in a component image. Components with significant edges at solder joints or light reflections at the rounded edges of electrolyte capacitors can be well classified according to this feature. Principal components (PCs) from a subset of edge images are determined to project the images along the PCs and reconstruct them. The reconstruction error of the edge image is used as a feature. The experimental results show that all feature domains are useful whereas the importance of individual features depends highly on the structure of the recognized component.</text:p>
      <text:p text:style-name="Normal">The features level fusion selects in each of the four feature domains the most important features. The feature selection is based on fisher score and random forest feature selection approach. Additionally the most important <text:soft-page-break/>features from all four domains are selected to form a fifth feature set. The feature fusion was built modular, that new feature domains can be easily added to build a more stable recognition system with higher accuracy rates. It shows that feature selection works well and high classification rates can be archived with a small number of features.</text:p>
      <text:p text:style-name="Normal">The fusion on classifier-level is based on the selected features in the feature-level fusion process. Five classifiers were trained with the selected features from the four domains and additionally a classifier for the selected features from all four domains. The Random forest classifier, Linear support vector machine classifier (Linear-SVM<text:alphabetical-index-mark text:string-value="Support vector machine" text:key1="SVM"/>) and support vector machines with radial basis function (RBF<text:alphabetical-index-mark text:string-value="Radial basis function" text:key1="RBF"/>-SVM<text:alphabetical-index-mark text:string-value="Support vector machine" text:key1="SVM"/>) where examined. The results in chapter <text:bookmark-ref text:reference-format="text" text:ref-name="_Ref411883470">Classification results</text:bookmark-ref> shows that all three classifiers reached accuracy rates of more than 96% with the most important features from all feature domains. The random forest classifier seems to be the best classifier for the electronic component classification. He reached a true positive rate averaged over all 15 components of 99.3% and a true negative rate of 98.6%. The second best classifier is the support vector machine with RBF<text:alphabetical-index-mark text:string-value="Radial basis function" text:key1="RBF"/> kernel and reaches a true positive rate of 99.1% and a true negative rate of 99.2%. The third best is the linear support vector machine with a true positive rate of 96.8% and a true negative rate of 96.3%. It shows that most of the data samples are linear separable so that also linear classifiers produce good results. It should be noted that the feature selection for all classifiers was done based on the random forest feature selection. Different feature selection approaches can lead to different results.</text:p>
      <text:p text:style-name="Normal">The last fusion level is the decision-level fusion step where the outputs from the classifier fusion level from all component classes are used to determine the class of a component. Additionally the component class can also be an unknown component class if the component is not in the recognition database and no classifier is trained for that component. A dempster-shafer fusion approach is used to combine the information from all classifiers. The <text:soft-page-break/>test result shows that 95.0% of the components are classified correctly based on 14 component classes and one unknown component class. As compared to other electronic component recognition results, a fusion approach based on range image, color image and high resolution image reached 82% recognition rate with 19 component classes (Dop, 1999). </text:p>
      <text:list xml:id="list174006804309941" text:continue-numbering="true" text:style-name="L23">
        <text:list-item>
          <text:list>
            <text:list-item>
              <text:p text:style-name="P129"><text:bookmark-start text:name="_Toc413454196"/>PCB material composition model estimation<text:bookmark-end text:name="_Toc413454196"/></text:p>
            </text:list-item>
          </text:list>
        </text:list-item>
      </text:list>
      <text:p text:style-name="Normal">To estimate the recycling potential of electronic components, the material composition was estimated based on a representative ILCD<text:alphabetical-index-mark text:string-value="International Life Cycle Data System" text:key1="ILCD"/>-composition model. Each component in the recognition database consists of an ILCD<text:alphabetical-index-mark text:string-value="International Life Cycle Data System" text:key1="ILCD"/> model which contains the material composition. If a component of the PCB board was classified as a component in the database, the corresponding ILCD<text:alphabetical-index-mark text:string-value="International Life Cycle Data System" text:key1="ILCD"/> model is added to the PCB model. The composition models were extracted from the GaBi Extension database XI: Electronics from PE INTERNATIONAL. </text:p>
      <text:p text:style-name="Normal">The Arduino Due board was modeled by the ILCD<text:alphabetical-index-mark text:string-value="International Life Cycle Data System" text:key1="ILCD"/> models and it shows that precious metals like gold, silver or palladium are distributed over a small number of components. If the components are rejected, the material concentration greatly increases and can increases the recycling rate of the precious metals. Rare materials or special metals like tantalum, which are not recycled in today’s recycling companies, because of their physical properties and the low economic material price become economically attractive for recyclers. </text:p>
      <text:list xml:id="list174005919904239" text:continue-numbering="true" text:style-name="L23">
        <text:list-item>
          <text:list>
            <text:list-item>
              <text:p text:style-name="P129"><text:bookmark-start text:name="_Toc413454197"/><text:bookmark-start text:name="_Ref413420445"/>Electronic part name assignment for electronic part reuse<text:bookmark-end text:name="_Toc413454197"/><text:bookmark-end text:name="_Ref413420445"/></text:p>
            </text:list-item>
          </text:list>
        </text:list-item>
      </text:list>
      <text:p text:style-name="Normal">An optical character recognition approach was used to identify the electronic component names for potential reuse. The OCR<text:alphabetical-index-mark text:string-value="Optical character recognition" text:key1="OCR"/> system was developed to handle integrated circuits (ICs) with white (bright) characters on black (dark) background, with a character height of minimum 1.0 mm. Therefore an OCR<text:alphabetical-index-mark text:string-value="Optical character recognition" text:key1="OCR"/> system with the OCR<text:alphabetical-index-mark text:string-value="Optical character recognition" text:key1="OCR"/> engines Cognex Vision Pro OCRMax and Tesseract <text:soft-page-break/>where tested. The results show that both OCR<text:alphabetical-index-mark text:string-value="Optical character recognition" text:key1="OCR"/> engines have almost equal recognition rates on character level (80%). </text:p>
      <text:p text:style-name="Normal">On word level the component names were verified based on the electronic component database Octopart. With this component name verification, Tesseract reached a recognition rates on word level of 42% and OCRMax of 60%. </text:p>
      <text:p text:style-name="Normal">The true part assignment rate is the accuracy rate that a component can be assigned to a component in the Octopart database. The true part assignment rate (TAR) of the OCR<text:alphabetical-index-mark text:string-value="Optical character recognition" text:key1="OCR"/> engine Tesseract is 35% which is lower compared to the part assignment rate for the OCRMax engine which is 52%. </text:p>
      <text:p text:style-name="Normal">The proportion of the component which can be reused can be calculated based on the detection rate, classification rate and the part assignment rate (TPA<text:alphabetical-index-mark text:string-value="True part assignment rate" text:key1="TPA"/>). The detection rate could not be specified in this work, therefore a rate of 90.0% is defined which seems to be realistic based on the results from related works. The classification rate is based on the decision fusion outcome and was examined in chapter <text:bookmark-ref text:reference-format="text" text:ref-name="_Ref411866632">Decision level fusion results with Dempster-Shafer</text:bookmark-ref>. A classification rate of 95.0% was estimated based on 14 component classes and one unknown component class. A part assignment rate (TPA<text:alphabetical-index-mark text:string-value="True part assignment rate" text:key1="TPA"/>) of 52% can be reached with the OCRMax engine. The resulting reusability rate can be estimated as follows:</text:p>
      <table:table table:name="Table120" table:style-name="Table120">
        <table:table-column table:style-name="Table120.A"/>
        <table:table-column table:style-name="Table120.B"/>
        <table:table-row>
          <table:table-cell table:style-name="Table120.A1" office:value-type="string">
            <text:p text:style-name="P29"><draw:frame draw:style-name="fr6" draw:name="443" text:anchor-type="as-char" svg:width="4.6563in" style:rel-width="scale" svg:height="0.2189in" style:rel-height="scale" draw:z-index="526"><draw:object xlink:href="./Object 443" xlink:type="simple" xlink:show="embed" xlink:actuate="onLoad"/><draw:image xlink:href="./ObjectReplacements/Object 443" xlink:type="simple" xlink:show="embed" xlink:actuate="onLoad"/></draw:frame></text:p>
          </table:table-cell>
          <table:table-cell table:style-name="Table120.A1" office:value-type="string">
            <text:p text:style-name="P24">(96)</text:p>
          </table:table-cell>
        </table:table-row>
      </table:table>
      <text:p text:style-name="Normal"/>
      <text:p text:style-name="Normal">It shows that around 45% of the IC<text:alphabetical-index-mark text:string-value="Integrated circuit" text:key1="IC"/> components on a PCB board can be reused. </text:p>
      <text:p text:style-name="Normal">An important information, for potential recyclers is the economic value of reusable electronic components, because the component price of many components is very low, compared to the costs for resold and test an <text:soft-page-break/>electronic component. Therefore the reusability-valuable rate<draw:frame draw:style-name="fr6" draw:name="444" text:anchor-type="as-char" svg:width="1.0102in" style:rel-width="scale" svg:height="0.2083in" style:rel-height="scale" draw:z-index="527"><draw:object xlink:href="./Object 444" xlink:type="simple" xlink:show="embed" xlink:actuate="onLoad"/><draw:image xlink:href="./ObjectReplacements/Object 444" xlink:type="simple" xlink:show="embed" xlink:actuate="onLoad"/></draw:frame><text:span text:style-name="Default_20_Paragraph_20_Font"><text:span text:style-name="T11"> </text:span></text:span>was estimated. It is the rate of electronic components which can be reused and have a reinstatement value of minimum 2.30 €. The critical price rate <draw:frame draw:style-name="fr6" draw:name="445" text:anchor-type="as-char" svg:width="1.4063in" style:rel-width="scale" svg:height="0.2189in" style:rel-height="scale" draw:z-index="528"><draw:object xlink:href="./Object 445" xlink:type="simple" xlink:show="embed" xlink:actuate="onLoad"/><draw:image xlink:href="./ObjectReplacements/Object 445" xlink:type="simple" xlink:show="embed" xlink:actuate="onLoad"/></draw:frame><text:span text:style-name="Default_20_Paragraph_20_Font"><text:span text:style-name="T11"> </text:span></text:span>was estimated in chapter <text:bookmark-ref text:reference-format="text" text:ref-name="_Ref411869137">Octopart based part price assignment</text:bookmark-ref> and is the rate of a components which price is higher than 2.30€.</text:p>
      <table:table table:name="Table121" table:style-name="Table121">
        <table:table-column table:style-name="Table121.A"/>
        <table:table-column table:style-name="Table121.B"/>
        <table:table-row>
          <table:table-cell table:style-name="Table121.A1" office:value-type="string">
            <text:p text:style-name="P29"><draw:frame draw:style-name="fr6" draw:name="446" text:anchor-type="as-char" svg:width="6.3646in" style:rel-width="scale" svg:height="0.2189in" style:rel-height="scale" draw:z-index="529"><draw:object xlink:href="./Object 446" xlink:type="simple" xlink:show="embed" xlink:actuate="onLoad"/><draw:image xlink:href="./ObjectReplacements/Object 446" xlink:type="simple" xlink:show="embed" xlink:actuate="onLoad"/></draw:frame></text:p>
          </table:table-cell>
          <table:table-cell table:style-name="Table121.A1" office:value-type="string">
            <text:p text:style-name="P24">(97)</text:p>
          </table:table-cell>
        </table:table-row>
      </table:table>
      <text:p text:style-name="Normal">The reusability-valuable rate seems to be low but can be improved by using an advanced image acquisition system, improved OCR<text:alphabetical-index-mark text:string-value="Optical character recognition" text:key1="OCR"/> schema and different electronic component databases than the Octopart database. Alternatives or additional databases are the TME API<text:alphabetical-index-mark text:string-value="Application programming interface" text:key1="API"/> (<text:a xlink:type="simple" xlink:href="http://www.developers.tme.eu/en/" office:target-frame-name="_top" xlink:show="replace"><text:span text:style-name="Hyperlink">www.developers.tme.eu/en/</text:span></text:a>) or Ciiva (<text:a xlink:type="simple" xlink:href="http://www.ciiva.com/" office:target-frame-name="_top" xlink:show="replace"><text:span text:style-name="Hyperlink">www.ciiva.com</text:span></text:a>) electronic component database.</text:p>
      <text:p text:style-name="Normal">Note that the reusability-valuable rate <draw:frame draw:style-name="fr6" draw:name="447" text:anchor-type="as-char" svg:width="0.9791in" style:rel-width="scale" svg:height="0.2083in" style:rel-height="scale" draw:z-index="530"><draw:object xlink:href="./Object 447" xlink:type="simple" xlink:show="embed" xlink:actuate="onLoad"/><draw:image xlink:href="./ObjectReplacements/Object 447" xlink:type="simple" xlink:show="embed" xlink:actuate="onLoad"/></draw:frame><text:span text:style-name="Default_20_Paragraph_20_Font"><text:span text:style-name="T11"> was estimated based on a small number of electronic components. It is based on the OCR</text:span></text:span><text:alphabetical-index-mark text:string-value="Optical character recognition" text:key1="OCR"/><text:span text:style-name="Default_20_Paragraph_20_Font"><text:span text:style-name="T11"> rate from the OCRMax engine and the electronic part name verification with the Octopart database. </text:span></text:span><text:span text:style-name="Default_20_Paragraph_20_Font"><text:span text:style-name="T11">The rate is based on electronic components with white characters on black background, primarily Integrated circuits (ICs).</text:span></text:span></text:p>
      <text:list xml:id="list174006283334367" text:continue-numbering="true" text:style-name="L23">
        <text:list-item>
          <text:list>
            <text:list-item>
              <text:p text:style-name="P129"><text:bookmark-start text:name="_Toc413454198"/><text:bookmark-start text:name="_Ref408067353"/>Application inclusion in the PCB recycling process chain<text:bookmark-end text:name="_Toc413454198"/><text:bookmark-end text:name="_Ref408067353"/></text:p>
            </text:list-item>
          </text:list>
        </text:list-item>
      </text:list>
      <text:p text:style-name="Normal">The WEEE<text:alphabetical-index-mark text:string-value="waste electric and electronic waste" text:key1="WEEE"/> recycling chain in chapter <text:bookmark-ref text:reference-format="text" text:ref-name="_Ref411182741">Problem formulation</text:bookmark-ref> was improved with the inclusion of the electronic component recognition application for PCBs<text:alphabetical-index-mark text:string-value="Printed circuit boards" text:key1="PCBs"/>. The improved WEEE<text:alphabetical-index-mark text:string-value="waste electric and electronic waste" text:key1="WEEE"/> recycling chain is shown in <text:bookmark-ref text:reference-format="text" text:ref-name="_Ref411333336">Improved WEEE recycling chain</text:bookmark-ref>. The process chain consists of three steps, the collection of WEEE<text:alphabetical-index-mark text:string-value="waste electric and electronic waste" text:key1="WEEE"/>, the preprocessing and the recovery and disposal. Influenced by the component recognition system are manly the preprocessing step and the recovery and disposal step.</text:p>
      <text:p text:style-name="Normal">In the preprocessing step, which is seen in <text:bookmark-ref text:reference-format="text" text:ref-name="_Ref411333664">Figure 79</text:bookmark-ref> the manual dismantling has to be changed. In many todays recycling chains the manual dismantling <text:soft-page-break/>of WEEE<text:alphabetical-index-mark text:string-value="waste electric and electronic waste" text:key1="WEEE"/> is done to remove hazard substances. In some recycling companies the whole electronic device is shredded including PCBs<text:alphabetical-index-mark text:string-value="Printed circuit boards" text:key1="PCBs"/> which are damaged or destroyed by this process. In the improved system the electronic devices which include PCBs<text:alphabetical-index-mark text:string-value="Printed circuit boards" text:key1="PCBs"/> must be opened to remove the PCB. The PCBs<text:alphabetical-index-mark text:string-value="Printed circuit boards" text:key1="PCBs"/> are placed on an assembly line and an automatic optical inspection system (AOI<text:alphabetical-index-mark text:string-value="Automatic optical inspection" text:key1="AOI"/>) based on an electronic component database determines height valuable components. The components are examined from two points of view. </text:p>
      <text:p text:style-name="Normal">The first is the reuse of the components which is profitable if the value of the component reaches a certain threshold and can be tested successfully. The electronic components are manually or automatically unsolded and depending on the capability tested. After successfully testing the components are prepared for reuse.</text:p>
      <text:p text:style-name="Normal">The second point of view is the recycling of valuable materials from the electronic components. Therefore the components are analyzed, based on an LCI<text:alphabetical-index-mark text:string-value="Life cycle inventory" text:key1="LCI"/> model database, according to the contend of precious metals, hazard substances or rare materials. The components are automatically loosened from the PCB whereas a destruction of the component is acceptable and simplified the loosen process. The removed components are separated according to valuable or hazard substances which increase the concentration.</text:p>
      <text:p text:style-name="Normal"/>
      <text:p text:style-name="P90"><text:soft-page-break/><text:span text:style-name="Default_20_Paragraph_20_Font"><text:span text:style-name="T8"><draw:frame draw:style-name="fr2" draw:name="Picture 82" text:anchor-type="as-char" svg:y="0in" svg:width="3.7902in" style:rel-width="scale" svg:height="3.1728in" style:rel-height="scale" draw:z-index="531"><draw:image/><svg:desc>C:\Users\WIN\Masterthesis\Masterthesis\Masterarbeit_daten\8.1\process chain changed_preprocessing.png</svg:desc></draw:frame></text:span></text:span></text:p>
      <text:p text:style-name="P93"><text:bookmark-start text:name="_Toc413454288"/><text:bookmark-start text:name="_Ref411333664"/>Figure 79<text:bookmark-end text:name="_Ref411333664"/>: Improved pre-processing step in PCB recycling process chain<text:bookmark-end text:name="_Toc413454288"/></text:p>
      <text:p text:style-name="P14">In the recovery and disposal step, the components which are tested successfully are prepared for reuse. The components are cleaned and packed in for sale. Unfortunately the marked for reused electronic components from consumer electronics is still a very small marked today. The B2C<text:alphabetical-index-mark text:string-value="Business-to-Consumer" text:key1="B2C"/> (Business-to-Consumer) environment for electronic components is a small market with a few shops for private hobbyist compared to the B2B<text:alphabetical-index-mark text:string-value="Business-to-Business" text:key1="B2B"/> (Business-to-Business) environment. Therefore the quality and reliability of reused electronic components has to specified, which is challenging by a small price per unit and a large diversity of electronic components.</text:p>
      <text:p text:style-name="P14">Components with valuable substances which were removed and collected according to their substances consist of a much higher concentration of special substances and decrease the recovery costs. The recycling of metals like tantalum which is mostly lost in today’s recycling chains can profitable be recycled. The proportion of precious metal which ends up in the shredder in today’s recycling processes can successfully be recovered. The process chain of the recovery and disposal step is shown in <text:bookmark-ref text:reference-format="text" text:ref-name="_Ref411249781">Figure 80</text:bookmark-ref>.</text:p>
      <text:p text:style-name="P90"><text:soft-page-break/><text:span text:style-name="Default_20_Paragraph_20_Font"><text:span text:style-name="T8"><draw:frame draw:style-name="fr2" draw:name="Picture 87" text:anchor-type="as-char" svg:y="0in" svg:width="1.898in" style:rel-width="scale" svg:height="3.5917in" style:rel-height="scale" draw:z-index="532"><draw:image/><svg:desc>C:\Users\WIN\Masterthesis\Masterthesis\Masterarbeit_daten\8.1\process chain changed_recovery.png</svg:desc></draw:frame></text:span></text:span></text:p>
      <text:p text:style-name="P93"><text:bookmark-start text:name="_Toc413454289"/><text:bookmark-start text:name="_Ref411249781"/>Figure 80<text:bookmark-end text:name="_Ref411249781"/>: Improved recover and disposal step in PCB recycling process chain<text:bookmark-end text:name="_Toc413454289"/></text:p>
      <text:p text:style-name="Normal">The outlined recycling process chain is just a rough recycling model which has to be adjusted according to the goal of the recycling company. Recyclers which are only focused on the recycling of special metals can use the component detection application to detect specially these substances. </text:p>
      <text:p text:style-name="P7"><text:bookmark-start text:name="_Ref411775476"/><text:bookmark-start text:name="_Ref411284257"/><text:bookmark-start text:name="_Ref408089677"/></text:p>
      <text:p text:style-name="P22"/>
      <text:p text:style-name="P126"><text:bookmark-start text:name="_Toc413454199"/>Bibliography<text:bookmark-end text:name="_Toc413454199"/></text:p>
      <text:p text:style-name="Bibliography"><text:span text:style-name="Default_20_Paragraph_20_Font"><text:span text:style-name="T18">(SAIC) Scientific Applications International Corporation [et al.]</text:span></text:span> Life-cycle Assessment: Principles and Practice [Book]. - [s.l.] : National Risk Management Research Laboratory, Office of Research and Development, U.S. Environmental Protection Agency, 2006.</text:p>
      <text:p text:style-name="Bibliography"><text:span text:style-name="Default_20_Paragraph_20_Font"><text:span text:style-name="T18">Arduino</text:span></text:span> ArduinoBoardDue: arduino.cc [Online] // arduino.cc. - 2014. - 12 16, 2014. - http://arduino.cc/en/pmwiki.php?n=Main/ArduinoBoardDue.</text:p>
      <text:p text:style-name="Bibliography"><text:span text:style-name="Default_20_Paragraph_20_Font"><text:span text:style-name="T18">Article Original</text:span></text:span> {Algorithm of locating PCB components based on colour distribution of solder joints} [Journal]. - 2011. - pp. 601-614. - DOI: 10.1007/s00170-010-2850-9.</text:p>
      <text:p text:style-name="Bibliography"><text:span text:style-name="Default_20_Paragraph_20_Font"><text:span text:style-name="T18">Bakst J.S. [et al.]</text:span></text:span> Guidelines for Assessing the Quality of Life-cycle Inventory Analysis [Book]. - [s.l.] : United States Environmental Protection Agency, Solid Waste and Emergency Response, 1995.</text:p>
      <text:p text:style-name="Bibliography"><text:span text:style-name="Default_20_Paragraph_20_Font"><text:span text:style-name="T18">Blaes Patrick and Young Chris</text:span></text:span> {Mobile IC Package Recognition} [Journal]. - pp. 1-6.</text:p>
      <text:p text:style-name="Bibliography"><text:span text:style-name="Default_20_Paragraph_20_Font"><text:span text:style-name="T18">Breiman Leo</text:span></text:span> Random Forests [Online]. - 2014. - https://www.stat.berkeley.edu/~breiman/RandomForests/cc_home.htm.</text:p>
      <text:p text:style-name="Bibliography"><text:span text:style-name="Default_20_Paragraph_20_Font"><text:span text:style-name="T18">Burges Christopher J. C.</text:span></text:span> A tutorial on support vector machines for pattern recognition [Journal] // Data Mining and Knowledge Discovery. - 1998. - Vol. 2. - pp. 121-167.</text:p>
      <text:p text:style-name="Bibliography"><text:span text:style-name="Default_20_Paragraph_20_Font"><text:span text:style-name="T18">Castanedo Federico</text:span></text:span> {A review of data fusion techniques.} [Journal] // TheScientificWorldJournal. - #jan# 2013. - Vol. 2013. - p. 704504. - ISSN: 1537-744X DOI: 10.1155/2013/704504.</text:p>
      <text:p text:style-name="Bibliography"><text:soft-page-break/><text:span text:style-name="Default_20_Paragraph_20_Font"><text:span text:style-name="T18">Chancerel Perrine [et al.]</text:span></text:span> {Assessment of Precious Metal Flows During Preprocessing of Waste Electrical and Electronic Equipment} [Journal] // Journal of Industrial Ecology. - #oct# 2009. - 5 : Vol. 13. - pp. 791-810. - ISSN: 10881980 DOI: 10.1111/j.1530-9290.2009.00171.x.</text:p>
      <text:p text:style-name="Bibliography"><text:span text:style-name="Default_20_Paragraph_20_Font"><text:span text:style-name="T18">Chancerel Perrine [et al.]</text:span></text:span> {Data availability and the need for research to localize, quantify and recycle critical metals in information technology, telecommunication and consumer equipment.} [Journal] // Waste management \&amp; research : the journal of the International Solid Wastes and Public Cleansing Association, ISWA. - #oct# 2013. - 10 Suppl : Vol. 31. - pp. 3-16. - ISSN: 1399-3070 DOI: 10.1177/0734242X13499814.</text:p>
      <text:p text:style-name="Bibliography"><text:span text:style-name="Default_20_Paragraph_20_Font"><text:span text:style-name="T18">Chen Yi-wei and Lin Chih-jen</text:span></text:span> {Combining SVMs with Various Feature Selection Strategies} [Journal]. - 1. - pp. 1-10.</text:p>
      <text:p text:style-name="Bibliography"><text:span text:style-name="Default_20_Paragraph_20_Font"><text:span text:style-name="T10">Cheng H D [et al.]</text:span></text:span><text:span text:style-name="Default_20_Paragraph_20_Font"><text:span text:style-name="T7"> </text:span></text:span>{Color image segmentation: advances and prospects} [Journal]. - 2001. - September 2000 : Vol. 34. - ISBN: 1435797205.</text:p>
      <text:p text:style-name="Bibliography"><text:span text:style-name="Default_20_Paragraph_20_Font"><text:span text:style-name="T18">Commission European and Ies Centre</text:span></text:span> {The International Reference Life Cycle Data System (ILCD) Handbook (online version)} [Book]. - 2012. - ISBN: 9789279216404 DOI: 10.2788/85727.</text:p>
      <text:p text:style-name="Bibliography"><text:span text:style-name="Default_20_Paragraph_20_Font"><text:span text:style-name="T18">Cui Jirang and Forssberg Eric</text:span></text:span> {Mechanical recycling of waste electric and electronic equipment: a review} [Journal]. - 2003. - Vol. 99. - pp. 243-263. - DOI: 10.1016/S0304-3894(03)00061-X.</text:p>
      <text:p text:style-name="Bibliography"><text:span text:style-name="Default_20_Paragraph_20_Font"><text:span text:style-name="T18">Cutler Adele</text:span></text:span> {Random Forests Leo Breiman and Adele Cutler} [Journal]. - 2014. - pp. 1-24.</text:p>
      <text:p text:style-name="Bibliography"><text:span text:style-name="Default_20_Paragraph_20_Font"><text:span text:style-name="T18">deCampos T E, Feris F S and Cesar-Jr R M</text:span></text:span> Improved Face x Non-Face Discrimination Using Fourier Descriptors Through Feature Selection [Conference] // SIBGRAPI . - Gramado, Brazil  : [s.n.], 2000 .</text:p>
      <text:p text:style-name="Bibliography"><text:span text:style-name="Default_20_Paragraph_20_Font"><text:span text:style-name="T18">Directive 2002/96/EC</text:span></text:span> Directive 2002/96/EC of the European Parliament and of the Council of 27 January 2003 on waste electrical and electronic <text:soft-page-break/>equipment (WEEE) - Joint declaration of the European Parliament, the Council and the Commission relating to Article 9 // Directive 2002/96/EC of the European Parliament and of the Council of 27 January 2003 on waste electrical and electronic equipment (WEEE) - Joint declaration of the European Parliament, the Council and the Commission relating to Article 9. - 2002.</text:p>
      <text:p text:style-name="Bibliography"><text:span text:style-name="Default_20_Paragraph_20_Font"><text:span text:style-name="T18">Dong Jiang [et al.]</text:span></text:span> {Advances in Multi-Sensor Data Fusion: Algorithms and Applications} [Journal]. - 2009. - 1. - pp. 7771-7784. - DOI: 10.3390/s91007771.</text:p>
      <text:p text:style-name="Bibliography"><text:span text:style-name="Default_20_Paragraph_20_Font"><text:span text:style-name="T18">Dop Eric van</text:span></text:span> Multi-sensor object recognition: The case of electronics recycling [Journal]. - 1999.</text:p>
      <text:p text:style-name="Bibliography"><text:span text:style-name="Default_20_Paragraph_20_Font"><text:span text:style-name="T18">Duda Richard O, Hart Peter E and Stork David G</text:span></text:span> Pattern classification [Book]. - [s.l.] : John Wiley \&amp; Sons, 2012.</text:p>
      <text:p text:style-name="Bibliography"><text:span text:style-name="Default_20_Paragraph_20_Font"><text:span text:style-name="T18">Duda Richard O.</text:span></text:span> Pattern Classification [Book]. - [s.l.] : John Wiley and Sons, Inc., 2001.</text:p>
      <text:p text:style-name="Bibliography"><text:span text:style-name="Default_20_Paragraph_20_Font"><text:span text:style-name="T18">Gonzalez Rafael C. and Woods Richard E.</text:span></text:span> Digital Image Processing (3rd Edition) [Book]. - Upper Saddle River, NJ, USA : Prentice-Hall, Inc., 2006. - ISBN: 013168728X.</text:p>
      <text:p text:style-name="Bibliography"><text:span text:style-name="Default_20_Paragraph_20_Font"><text:span text:style-name="T18">Griese Hansjorg [et al.]</text:span></text:span> {Quality Assured Disassembly of Electronic Components for Reuse} [Journal]. - 2002. - pp. 299-305. - ISBN: 078037214X.</text:p>
      <text:p text:style-name="Bibliography"><text:span text:style-name="Default_20_Paragraph_20_Font"><text:span text:style-name="T18">Gu Quanquan, Li Zhenhui and Han Jiawei</text:span></text:span> {Generalized Fisher Score for Feature Selection} [Journal].</text:p>
      <text:p text:style-name="Bibliography"><text:span text:style-name="Default_20_Paragraph_20_Font"><text:span text:style-name="T18">Guyon Isabelle</text:span></text:span> {An Introduction to Variable and Feature Selection} [Journal]. - 2003. - Vol. 3. - pp. 1157-1182.</text:p>
      <text:p text:style-name="Bibliography"><text:span text:style-name="Default_20_Paragraph_20_Font"><text:span text:style-name="T18">Heliński Marcin, Kmieciak Miłosz and Parkoła Tomasz</text:span></text:span> Report on the comparison of Tesseract and ABBYY FineReader OCR engines // Report on the <text:soft-page-break/>comparison of Tesseract and ABBYY FineReader OCR engines. - Poznań : PCSS, 2000.</text:p>
      <text:p text:style-name="Bibliography"><text:span text:style-name="Default_20_Paragraph_20_Font"><text:span text:style-name="T18">Hsu Chih-wei, Chang Chih-chung and Lin Chih-jen</text:span></text:span> {A Practical Guide to Support Vector Classification} [Journal]. - 2010. - 1 : Vol. 1. - pp. 1-16.</text:p>
      <text:p text:style-name="Bibliography"><text:span text:style-name="Default_20_Paragraph_20_Font"><text:span text:style-name="T18">Huisman Jaco</text:span></text:span> {QWERTY and Eco-Efficiency analysis on cellular phone treatment in Sweden} [Journal]. - 2004. - April.</text:p>
      <text:p text:style-name="Bibliography"><text:span text:style-name="Default_20_Paragraph_20_Font"><text:span text:style-name="T10">IPK Fraunhofer</text:span></text:span><text:span text:style-name="Default_20_Paragraph_20_Font"><text:span text:style-name="T7"> INSTANDHALTUNG ELEKTRONISCHER KOMPONENTEN // INSTANDHALTUNG ELEKTRONISCHER KOMPONENTEN. - 2013.</text:span></text:span></text:p>
      <text:p text:style-name="Bibliography"><text:span text:style-name="Default_20_Paragraph_20_Font"><text:span text:style-name="T18">Journal Arpn</text:span></text:span> {ARPN Journal of Science and Technology:: Understanding Color Models: A Review} [Journal]. - 2012. - 3 : Vol. 2. - pp. 265-275.</text:p>
      <text:p text:style-name="Bibliography"><text:span text:style-name="Default_20_Paragraph_20_Font"><text:span text:style-name="T18">Kay Rakowsky Uwe</text:span></text:span> {Fundamentals of the Dempster-Shafer theory and its applications to system safety and reliability modelling} [Journal]. - 2007.</text:p>
      <text:p text:style-name="Bibliography"><text:span text:style-name="Default_20_Paragraph_20_Font"><text:span text:style-name="T18">Koch Torsten, Breier Matthias and Li Wei</text:span></text:span> {Heightmap generation for printed circuit boards (PCB) using laser triangulation for pre-processing optimization in industrial recycling applications} [Journal] // IEEE International Conference on Industrial Informatics (INDIN). - 2013. - pp. 48-53. - ISBN: 9781479907526 ISSN: 19354576 DOI: 10.1109/INDIN.2013.6622856.</text:p>
      <text:p text:style-name="Bibliography"><text:span text:style-name="Default_20_Paragraph_20_Font"><text:span text:style-name="T18">Kohlas Jurg, Monney Paul-andre and Functions Belief</text:span></text:span> {Theory of Evidence - A Survey of its Mathematical Foundations , Applications and Computational Aspects Key Words 2 . The Theory of Evidence - Di ering Approaches and Interpretations} [Journal]. - 21. - pp. 1-29.</text:p>
      <text:p text:style-name="Bibliography"><text:span text:style-name="Default_20_Paragraph_20_Font"><text:span text:style-name="T18">ksdensity, mathworks</text:span></text:span> mathworks [Online] // mathworks.de/help/stats/ksdensity. - 2014. - 11 10, 2014. - http://www.mathworks.de/help/stats/ksdensity.html.</text:p>
      <text:p text:style-name="Bibliography"><text:soft-page-break/><text:span text:style-name="Default_20_Paragraph_20_Font"><text:span text:style-name="T10">Leiton</text:span></text:span><text:span text:style-name="Default_20_Paragraph_20_Font"><text:span text:style-name="T7"> Leiton: leiton-tools-gewichtsberechnung [Online] // Leiton. - 2014. - 11 25, 2014. - http://www.leiton.de/leiton-tools-gewichtsberechnung.html.</text:span></text:span></text:p>
      <text:p text:style-name="Bibliography"><text:span text:style-name="Default_20_Paragraph_20_Font"><text:span text:style-name="T18">Lewis J P (Industrial Light \&amp; Magic)</text:span></text:span> {Fast Normalized Cross-Correlation Template Matching by Cross-} [Journal] // Vision Interface. - 1995. - 1 : Vol. 1995. - pp. 1-7. - ISSN: 15258955 DOI: 10.1007/s00034-009-9130-7.</text:p>
      <text:p text:style-name="Bibliography"><text:span text:style-name="Default_20_Paragraph_20_Font"><text:span text:style-name="T18">Li Wei [et al.]</text:span></text:span> {T}ext recognition for information retrieval in images of printed circuit boards [Book]. - Piscataway, NJ : IEEE, 2014. - pp. 3487-3493. - 1 USB-Stick. - ISBN: 978-1-4799-4033-2.</text:p>
      <text:p text:style-name="Bibliography"><text:span text:style-name="Default_20_Paragraph_20_Font"><text:span text:style-name="T18">Li Wei, Esders Bernhard and Breier Matthias</text:span></text:span> {SMD segmentation for automated PCB recycling} [Journal] // IEEE International Conference on Industrial Informatics (INDIN). - 2013. - pp. 65-70. - ISBN: 9781479907526 ISSN: 19354576 DOI: 10.1109/INDIN.2013.6622859.</text:p>
      <text:p text:style-name="Bibliography"><text:span text:style-name="Default_20_Paragraph_20_Font"><text:span text:style-name="T18">Luo Bing [et al.]</text:span></text:span> {SMT Components Model Inspection Based on Characters Image Matching and Verification} [Journal] // 2013 IEEE International Conference on Green Computing and Communications and IEEE Internet of Things and IEEE Cyber, Physical and Social Computing. - [s.l.] : Ieee, #aug# 2013. - pp. 1438-1441. - ISBN: 978-0-7695-5046-6 DOI: 10.1109/GreenCom-iThings-CPSCom.2013.252.</text:p>
      <text:p text:style-name="Bibliography"><text:span text:style-name="Default_20_Paragraph_20_Font"><text:span text:style-name="T18">Luo Zhimin</text:span></text:span> {An Automatic Chip Character Checking System for Circuit Board Quality Control} [Journal]. - 2014. - pp. 3-6. - ISBN: 0780379063.</text:p>
      <text:p text:style-name="Bibliography"><text:span text:style-name="Default_20_Paragraph_20_Font"><text:span text:style-name="T18">Malag\'{o}n-Borja Luis and Fuentes Olac</text:span></text:span> {Object detection using image reconstruction with PCA} [Journal] // Image and Vision Computing. - #jan# 2009. - 1-2 : Vol. 27. - pp. 2-9. - ISSN: 02628856 DOI: 10.1016/j.imavis.2007.03.004.</text:p>
      <text:p text:style-name="Bibliography"><text:span text:style-name="Default_20_Paragraph_20_Font"><text:span text:style-name="T18">Moreno-seco Francisco</text:span></text:span> {Comparison of classifier fusion methods for classification in pattern recognition tasks} [Journal]. - 2014.</text:p>
      <text:p text:style-name="Bibliography"><text:span text:style-name="Default_20_Paragraph_20_Font"><text:span text:style-name="T18">octopart</text:span></text:span> Octopart // Octopart. - 2014.</text:p>
      <text:p text:style-name="Bibliography"><text:soft-page-break/><text:span text:style-name="Default_20_Paragraph_20_Font"><text:span text:style-name="T18">Otsu Nobuyuki</text:span></text:span> {A} {T}hreshold {S}election {M}ethod from {G}ray-Level {H}istograms [Journal] // IEEE Transactions on Systems, Man and Cybernetics. - 1979. - 1 : Vol. 9. - pp. 62-66. - DOI: 10.1109/TSMC.1979.4310076.</text:p>
      <text:p text:style-name="Bibliography"><text:span text:style-name="Default_20_Paragraph_20_Font"><text:span text:style-name="T18">Petrou Maria and Bosdogianni Panagiota</text:span></text:span> Image Processing : The Fundamentals [Book]. - [s.l.] : Wiley, 1999.</text:p>
      <text:p text:style-name="Bibliography"><text:span text:style-name="Default_20_Paragraph_20_Font"><text:span text:style-name="T18">Pruhs</text:span></text:span> Levenshtein Distance // Levenshtein Distance. - 2015.</text:p>
      <text:p text:style-name="Bibliography"><text:span text:style-name="Default_20_Paragraph_20_Font"><text:span text:style-name="T10">Puchheim Stemmer Imaging</text:span></text:span><text:span text:style-name="Default_20_Paragraph_20_Font"><text:span text:style-name="T7"> Das Handbuch der Bildverarbeitung [Book]. - [s.l.] : Stemmer Imaging, 2010. - ISBN: 9783000300615.</text:span></text:span></text:p>
      <text:p text:style-name="Bibliography"><text:span text:style-name="Default_20_Paragraph_20_Font"><text:span text:style-name="T18">Qubo Cao and Meng Han</text:span></text:span> {Parameter selection in SVM with RBF kernel function} [Journal].</text:p>
      <text:p text:style-name="Bibliography"><text:span text:style-name="Default_20_Paragraph_20_Font"><text:span text:style-name="T18">Rakowsky Kay Uwe</text:span></text:span> Fundamentals of the Dempster-Shafer theory and ist application to system safety and reliability modelling [Journal]. - 2007.</text:p>
      <text:p text:style-name="Bibliography"><text:span text:style-name="Default_20_Paragraph_20_Font"><text:span text:style-name="T18">Rokach Lior</text:span></text:span> {Ensemble-based classifiers} [Journal] // Artificial Intelligence Review. - #nov# 2009. - 1-2 : Vol. 33. - pp. 1-39. - ISSN: 0269-2821 DOI: 10.1007/s10462-009-9124-7.</text:p>
      <text:p text:style-name="Bibliography"><text:span text:style-name="Default_20_Paragraph_20_Font"><text:span text:style-name="T18">Ruta Dymitr and Gabrys Bogdan</text:span></text:span> {An Overview of Classifier Fusion Methods} [Journal]. - 2000. - Vol. 7. - pp. 1-10.</text:p>
      <text:p text:style-name="Bibliography"><text:span text:style-name="Default_20_Paragraph_20_Font"><text:span text:style-name="T10">Scheideanstalt</text:span></text:span><text:span text:style-name="Default_20_Paragraph_20_Font"><text:span text:style-name="T7"> Scheideanstalt // Scheideanstalt. - 2015.</text:span></text:span></text:p>
      <text:p text:style-name="Bibliography"><text:span text:style-name="Default_20_Paragraph_20_Font"><text:span text:style-name="T10">Steinberg Alan N [et al.]</text:span></text:span><text:span text:style-name="Default_20_Paragraph_20_Font"><text:span text:style-name="T7"> </text:span></text:span>{Revisions to the JDL Data Fusion Model} [Journal].</text:p>
      <text:p text:style-name="Bibliography">Support_vector_machine // Support_vector_machine. - 2015.</text:p>
      <text:p text:style-name="Bibliography"><text:span text:style-name="Default_20_Paragraph_20_Font"><text:span text:style-name="T18">Tantalumrecycling</text:span></text:span> Tantalumrecycling // Tantalumrecycling. - 2015.</text:p>
      <text:p text:style-name="Bibliography"><text:soft-page-break/><text:span text:style-name="Default_20_Paragraph_20_Font"><text:span text:style-name="T18">Tarnawski W</text:span></text:span> {Colour image segmentation algorithm in vectoral approach for automated optical inspection in electronics} [Journal]. - 2003. - 3 : Vol. 11. - pp. 197-202.</text:p>
      <text:p text:style-name="Bibliography"><text:span text:style-name="Default_20_Paragraph_20_Font"><text:span text:style-name="T18">Tianshoul L.</text:span></text:span> A highlight processing technology for SMT solder joint gray image [Journal]. - 2012.</text:p>
      <text:p text:style-name="Bibliography"><text:span text:style-name="Default_20_Paragraph_20_Font"><text:span text:style-name="T18">Torsten Koch Matthias Breier, Wei Li</text:span></text:span> Heighmap generation for printes curcuit boards (PCB) using laser triangulation for pre-processing optimization in industrial recycling applications [Journal]. - 2013.</text:p>
      <text:p text:style-name="Bibliography"><text:span text:style-name="Default_20_Paragraph_20_Font"><text:span text:style-name="T18">van Dop Erik R. and Regtien Paul P.L.</text:span></text:span> Multi-sensor recognition of electronic components [Journal] // Machine Vision and Applications. - [s.l.] : Springer-Verlag, 2001. - 5 : Vol. 12. - pp. 213-222. - ISSN: 0932-8092 DOI: 10.1007/s001380050141.</text:p>
      <text:p text:style-name="Bibliography"><text:span text:style-name="Default_20_Paragraph_20_Font"><text:span text:style-name="T10">Verma Om Prakash [et al.]</text:span></text:span><text:span text:style-name="Default_20_Paragraph_20_Font"><text:span text:style-name="T7"> </text:span></text:span>{A Simple Single Seeded Region Growing Algorithm for Color Image Segmentation using Adaptive Thresholding} [Journal] // 2011 International Conference on Communication Systems and Network Technologies. - [s.l.] : Ieee, #jun# 2011. - pp. 500-503. - ISBN: 978-1-4577-0543-4 DOI: 10.1109/CSNT.2011.107.</text:p>
      <text:p text:style-name="Bibliography"><text:span text:style-name="Default_20_Paragraph_20_Font"><text:span text:style-name="T18">VisionPro COGNEX</text:span></text:span> COGNEX [Online] // www.cognex.com. - 11 11, 2014. - http://www.cognex.com/ocr-optical-character-recognition.aspx.</text:p>
      <text:p text:style-name="Bibliography"><text:span text:style-name="Default_20_Paragraph_20_Font"><text:span text:style-name="T18">Wikipedia</text:span></text:span> Outline of object recognition --- Wikipedia{,} The Free Encyclopedia // Outline of object recognition --- Wikipedia{,} The Free Encyclopedia. - 2015. - [Online; accessed 3-March-2015].</text:p>
      <text:p text:style-name="Bibliography"><text:span text:style-name="Default_20_Paragraph_20_Font"><text:span text:style-name="T18">Wikipedia</text:span></text:span> Region growing --- Wikipedia{,} The Free Encyclopedia // Region growing --- Wikipedia{,} The Free Encyclopedia. - 2014. - [Online; accessed 3-March-2015].</text:p>
      <text:p text:style-name="Bibliography"><text:soft-page-break/><text:span text:style-name="Default_20_Paragraph_20_Font"><text:span text:style-name="T18">Wikipedia-Levenshtein</text:span></text:span> Levenshtein distance --- Wikipedia{,} The Free Encyclopedia // Levenshtein distance --- Wikipedia{,} The Free Encyclopedia. - 2015. - [Online; accessed 3-March-2015].</text:p>
      <text:p text:style-name="Bibliography"><text:span text:style-name="Default_20_Paragraph_20_Font"><text:span text:style-name="T18">Wikipedia-RANSAC</text:span></text:span> RANSAC --- Wikipedia{,} The Free Encyclopedia // RANSAC --- Wikipedia{,} The Free Encyclopedia. - 2015. - [Online; accessed 3-March-2015].</text:p>
      <text:p text:style-name="Bibliography"><text:span text:style-name="Default_20_Paragraph_20_Font"><text:span text:style-name="T18">Wikipedia-SVM</text:span></text:span> Support vector machine --- Wikipedia{,} The Free Encyclopedia // Support vector machine --- Wikipedia{,} The Free Encyclopedia. - 2015. - [Online; accessed 3-March-2015].</text:p>
      <text:p text:style-name="Bibliography"><text:span text:style-name="Default_20_Paragraph_20_Font"><text:span text:style-name="T18">Wolf Marc-andree and Kusche Oliver</text:span></text:span> {The International Reference Life Cycle Data System (ILCD) Format â€“ Basic Concepts and Implementation of Life Cycle Impact Assessment (LCIA) Method Data Sets} [Journal]. - 2011. - Ilcd. - ISBN: 9783844004519.</text:p>
      <text:p text:style-name="P14"/>
      <text:p text:style-name="Normal"/>
      <text:p text:style-name="P7"/>
      <text:p text:style-name="P16"><text:tab/></text:p>
      <text:p text:style-name="Normal"/>
      <text:list xml:id="list7719877781948026282" text:style-name="L32">
        <text:list-item>
          <text:p text:style-name="P121"><text:bookmark-start text:name="_Toc413454200"/><text:bookmark-start text:name="_Ref413415761"/>Recognition database<text:bookmark-end text:name="_Ref411775476"/><text:bookmark-end text:name="_Ref411284257"/><text:bookmark-end text:name="_Ref408089677"/><text:bookmark-end text:name="_Toc413454200"/><text:bookmark-end text:name="_Ref413415761"/></text:p>
        </text:list-item>
      </text:list>
      <table:table table:name="Table122" table:style-name="Table122">
        <table:table-column table:style-name="Table122.A"/>
        <table:table-column table:style-name="Table122.B"/>
        <table:table-row>
          <table:table-cell table:style-name="Table122.A1" office:value-type="string">
            <text:p text:style-name="P38">Component name and description</text:p>
          </table:table-cell>
          <table:table-cell table:style-name="Table122.A1" office:value-type="string">
            <text:p text:style-name="P38">Component image</text:p>
          </table:table-cell>
        </table:table-row>
        <table:table-row>
          <table:table-cell table:style-name="Table122.A2" office:value-type="string">
            <text:p text:style-name="P112">Tantalum capacitor</text:p>
            <text:p text:style-name="P40">- Package: <text:s/>EIA Code 2412</text:p>
            <text:p text:style-name="P40">- Color: yellow/orange</text:p>
            <text:p text:style-name="P40">- Tantalum capacitor with solid electrolyte polarity markings</text:p>
          </table:table-cell>
          <table:table-cell table:style-name="Table122.A2" office:value-type="string">
            <text:p text:style-name="P24"/>
            <text:p text:style-name="P29"><text:span text:style-name="Default_20_Paragraph_20_Font"><text:span text:style-name="T8"><draw:frame draw:style-name="fr2" draw:name="Picture 21" text:anchor-type="as-char" svg:y="0in" svg:width="0.4862in" style:rel-width="scale" svg:height="1.0307in" style:rel-height="scale" draw:z-index="533"><draw:image/><svg:desc>C:\Users\WIN\Masterthesis\Masterthesis\Masterarbeit_daten\6.1\Bib1.png</svg:desc></draw:frame></text:span></text:span></text:p>
            <text:p text:style-name="P24"/>
          </table:table-cell>
        </table:table-row>
        <table:table-row>
          <table:table-cell table:style-name="Table122.A1" office:value-type="string">
            <text:p text:style-name="P113"><text:span text:style-name="Default_20_Paragraph_20_Font"><text:span text:style-name="T18">SMD</text:span></text:span><text:alphabetical-index-mark text:string-value="Surface-mounted device" text:key1="SMD"/><text:span text:style-name="Default_20_Paragraph_20_Font"><text:span text:style-name="T18"> Aluminum electrolytic capacitor</text:span></text:span></text:p>
            <text:list xml:id="list94119667736461" text:style-name="L28">
              <text:list-item>
                <text:p text:style-name="P141">Diameter: 6.5 mm</text:p>
              </text:list-item>
            </text:list>
            <text:p text:style-name="P34"/>
          </table:table-cell>
          <table:table-cell table:style-name="Table122.A1" office:value-type="string">
            <text:p text:style-name="P113"><text:span text:style-name="Default_20_Paragraph_20_Font"><text:span text:style-name="T8"><draw:frame draw:style-name="fr2" draw:name="Picture 22" text:anchor-type="as-char" svg:y="0in" svg:width="0.802in" style:rel-width="scale" svg:height="0.802in" style:rel-height="scale" draw:z-index="534"><draw:image/><svg:desc>C:\Users\WIN\Dropbox\Masterthesis\6.1\Bib2.png</svg:desc></draw:frame></text:span></text:span></text:p>
          </table:table-cell>
        </table:table-row>
        <table:table-row>
          <table:table-cell table:style-name="Table122.A2" office:value-type="string">
            <text:p text:style-name="P112">QFP100</text:p>
            <text:list xml:id="list174007503621313" text:continue-numbering="true" text:style-name="L28">
              <text:list-item>
                <text:p text:style-name="P141">Package: QFP100</text:p>
              </text:list-item>
              <text:list-item>
                <text:p text:style-name="P141">Dimension: 23.4 mm x 17.4 mm</text:p>
              </text:list-item>
            </text:list>
          </table:table-cell>
          <table:table-cell table:style-name="Table122.A2" office:value-type="string">
            <text:p text:style-name="P113"><text:span text:style-name="Default_20_Paragraph_20_Font"><text:span text:style-name="T8"><draw:frame draw:style-name="fr2" draw:name="Picture 23" text:anchor-type="as-char" svg:y="0in" svg:width="1.0457in" style:rel-width="scale" svg:height="0.8134in" style:rel-height="scale" draw:z-index="535"><draw:image/><svg:desc>C:\Users\WIN\Dropbox\Masterthesis\6.1\Bib5.png</svg:desc></draw:frame></text:span></text:span></text:p>
          </table:table-cell>
        </table:table-row>
        <table:table-row>
          <table:table-cell table:style-name="Table122.A1" office:value-type="string">
            <text:p text:style-name="P113"><text:span text:style-name="Default_20_Paragraph_20_Font"><text:span text:style-name="T18">SMD</text:span></text:span><text:alphabetical-index-mark text:string-value="Surface-mounted device" text:key1="SMD"/><text:span text:style-name="Default_20_Paragraph_20_Font"><text:span text:style-name="T18"> </text:span></text:span><text:span text:style-name="Default_20_Paragraph_20_Font"><text:span text:style-name="T18">Resistor Network array 1206, 4 Resistors</text:span></text:span></text:p>
            <text:list xml:id="list174006834206731" text:continue-numbering="true" text:style-name="L28">
              <text:list-item>
                <text:p text:style-name="P141">Long Side Terminals</text:p>
              </text:list-item>
              <text:list-item>
                <text:p text:style-name="P141">Four resistors</text:p>
              </text:list-item>
            </text:list>
          </table:table-cell>
          <table:table-cell table:style-name="Table122.A1" office:value-type="string">
            <text:p text:style-name="P24"/>
            <text:p text:style-name="P29"><text:span text:style-name="Default_20_Paragraph_20_Font"><text:span text:style-name="T8"><draw:frame draw:style-name="fr2" draw:name="Picture 24" text:anchor-type="as-char" svg:y="0in" svg:width="0.7811in" style:rel-width="scale" svg:height="0.5535in" style:rel-height="scale" draw:z-index="536"><draw:image/><svg:desc>C:\Users\WIN\Dropbox\Masterthesis\6.1\Bib6.png</svg:desc></draw:frame></text:span></text:span></text:p>
          </table:table-cell>
        </table:table-row>
        <table:table-row>
          <table:table-cell table:style-name="Table122.A2" office:value-type="string">
            <text:p text:style-name="P113"><text:span text:style-name="Default_20_Paragraph_20_Font"><text:span text:style-name="T18">SMD</text:span></text:span><text:alphabetical-index-mark text:string-value="Surface-mounted device" text:key1="SMD"/><text:span text:style-name="Default_20_Paragraph_20_Font"><text:span text:style-name="T18"> Transistor SOT23</text:span></text:span><text:span text:style-name="Default_20_Paragraph_20_Font"><text:span text:style-name="T18">-3</text:span></text:span></text:p>
            <text:list xml:id="list174005766363232" text:continue-numbering="true" text:style-name="L28">
              <text:list-item>
                <text:p text:style-name="P141">Package: SOT23-3</text:p>
              </text:list-item>
              <text:list-item>
                <text:p text:style-name="P141">Dimension: 3.0 mm x 2.6 mm</text:p>
              </text:list-item>
            </text:list>
          </table:table-cell>
          <table:table-cell table:style-name="Table122.A2" office:value-type="string">
            <text:p text:style-name="P113"><text:span text:style-name="Default_20_Paragraph_20_Font"><text:span text:style-name="T8"><draw:frame draw:style-name="fr2" draw:name="Picture 25" text:anchor-type="as-char" svg:y="0in" svg:width="0.7965in" style:rel-width="scale" svg:height="0.8543in" style:rel-height="scale" draw:z-index="537"><draw:image/><svg:desc>C:\Users\WIN\Dropbox\Masterthesis\6.1\Bib7.png</svg:desc></draw:frame></text:span></text:span></text:p>
          </table:table-cell>
        </table:table-row>
        <table:table-row>
          <table:table-cell table:style-name="Table122.A1" office:value-type="string">
            <text:p text:style-name="P112">DIP14</text:p>
            <text:list xml:id="list174007670463474" text:continue-numbering="true" text:style-name="L28">
              <text:list-item>
                <text:p text:style-name="P141">Package: DIP14</text:p>
              </text:list-item>
              <text:list-item>
                <text:p text:style-name="P142">Dimension: 19.5 mm x 7.6 mm</text:p>
              </text:list-item>
            </text:list>
          </table:table-cell>
          <table:table-cell table:style-name="Table122.A1" office:value-type="string">
            <text:p text:style-name="P29"/>
            <text:p text:style-name="P29"><text:span text:style-name="Default_20_Paragraph_20_Font"><text:span text:style-name="T8"><draw:frame draw:style-name="fr2" draw:name="Picture 26" text:anchor-type="as-char" svg:y="0in" svg:width="1.4043in" style:rel-width="scale" svg:height="0.6311in" style:rel-height="scale" draw:z-index="538"><draw:image/><svg:desc>C:\Users\WIN\Dropbox\Masterthesis\6.1\Bib8.png</svg:desc></draw:frame></text:span></text:span></text:p>
          </table:table-cell>
        </table:table-row>
        <table:table-row>
          <table:table-cell table:style-name="Table122.A2" office:value-type="string">
            <text:p text:style-name="P112">DIP16</text:p>
            <text:list xml:id="list174006099610698" text:continue-numbering="true" text:style-name="L28">
              <text:list-item>
                <text:p text:style-name="P141"><text:soft-page-break/>Package: DIP14</text:p>
              </text:list-item>
              <text:list-item>
                <text:p text:style-name="P142">Dimension: 19.5 mm x 7.6 mm</text:p>
              </text:list-item>
            </text:list>
          </table:table-cell>
          <table:table-cell table:style-name="Table122.A2" office:value-type="string">
            <text:p text:style-name="P29"/>
            <text:p text:style-name="P29"><text:soft-page-break/><text:span text:style-name="Default_20_Paragraph_20_Font"><text:span text:style-name="T8"><draw:frame draw:style-name="fr2" draw:name="Picture 27" text:anchor-type="as-char" svg:y="0in" svg:width="1.3543in" style:rel-width="scale" svg:height="0.6457in" style:rel-height="scale" draw:z-index="539"><draw:image/><svg:desc>C:\Users\WIN\Dropbox\Masterthesis\6.1\Bib9.png</svg:desc></draw:frame></text:span></text:span></text:p>
          </table:table-cell>
        </table:table-row>
        <table:table-row>
          <table:table-cell table:style-name="Table122.A1" office:value-type="string">
            <text:p text:style-name="P113"><text:span text:style-name="Default_20_Paragraph_20_Font"><text:span text:style-name="T18">SMD</text:span></text:span><text:alphabetical-index-mark text:string-value="Surface-mounted device" text:key1="SMD"/><text:span text:style-name="Default_20_Paragraph_20_Font"><text:span text:style-name="T18"> Resistor 1206</text:span></text:span></text:p>
            <text:list xml:id="list174006419464926" text:continue-numbering="true" text:style-name="L28">
              <text:list-item>
                <text:p text:style-name="P141">Imperial code: 1206 (3216 metric)</text:p>
              </text:list-item>
              <text:list-item>
                <text:p text:style-name="P142">Dimension: 3.2 mm x 1.6 mm</text:p>
              </text:list-item>
            </text:list>
          </table:table-cell>
          <table:table-cell table:style-name="Table122.A1" office:value-type="string">
            <text:p text:style-name="P113"><text:span text:style-name="Default_20_Paragraph_20_Font"><text:span text:style-name="T8"><draw:frame draw:style-name="fr2" draw:name="Picture 75" text:anchor-type="as-char" svg:y="0in" svg:width="1.3728in" style:rel-width="scale" svg:height="0.7866in" style:rel-height="scale" draw:z-index="540"><draw:image/><svg:desc>C:\Users\WIN\Dropbox\Masterthesis\Appendix\R1.png</svg:desc></draw:frame></text:span></text:span></text:p>
            <text:p text:style-name="P29"/>
          </table:table-cell>
        </table:table-row>
        <table:table-row>
          <table:table-cell table:style-name="Table122.A2" office:value-type="string">
            <text:p text:style-name="P112">SOIC-8</text:p>
            <text:list xml:id="list174007023197512" text:continue-numbering="true" text:style-name="L28">
              <text:list-item>
                <text:p text:style-name="P142">Package: SOIC8</text:p>
              </text:list-item>
              <text:list-item>
                <text:p text:style-name="P142">Dimension: 5.0 mm x 6.2 mm</text:p>
              </text:list-item>
            </text:list>
          </table:table-cell>
          <table:table-cell table:style-name="Table122.A2" office:value-type="string">
            <text:p text:style-name="P113"><text:span text:style-name="Default_20_Paragraph_20_Font"><text:span text:style-name="T8"><draw:frame draw:style-name="fr2" draw:name="Picture 29" text:anchor-type="as-char" svg:y="0in" svg:width="0.8283in" style:rel-width="scale" svg:height="0.9575in" style:rel-height="scale" draw:z-index="541"><draw:image/><svg:desc>C:\Users\WIN\Dropbox\Masterthesis\6.1\Bib14.png</svg:desc></draw:frame></text:span></text:span></text:p>
          </table:table-cell>
        </table:table-row>
        <table:table-row>
          <table:table-cell table:style-name="Table122.A1" office:value-type="string">
            <text:p text:style-name="P112">Ceramic capacitor 1210</text:p>
            <text:list xml:id="list174007733625557" text:continue-numbering="true" text:style-name="L28">
              <text:list-item>
                <text:p text:style-name="P142">Imperial code: 1210 (3225 metric)</text:p>
              </text:list-item>
              <text:list-item>
                <text:p text:style-name="P142">Dimension: 3.2 mm x 2.5 mm</text:p>
              </text:list-item>
              <text:list-item>
                <text:p text:style-name="P142">Color: brown/orange</text:p>
              </text:list-item>
            </text:list>
          </table:table-cell>
          <table:table-cell table:style-name="Table122.A1" office:value-type="string">
            <text:p text:style-name="P113"/>
            <text:p text:style-name="P113"><text:span text:style-name="Default_20_Paragraph_20_Font"><text:span text:style-name="T8"><draw:frame draw:style-name="fr2" draw:name="Picture 30" text:anchor-type="as-char" svg:y="0in" svg:width="0.8772in" style:rel-width="scale" svg:height="0.5571in" style:rel-height="scale" draw:z-index="542"><draw:image/><svg:desc>C:\Users\WIN\Dropbox\Masterthesis\6.1\C1.png</svg:desc></draw:frame></text:span></text:span></text:p>
            <text:p text:style-name="P24"/>
          </table:table-cell>
        </table:table-row>
        <table:table-row>
          <table:table-cell table:style-name="Table122.A2" office:value-type="string">
            <text:p text:style-name="P112">SOT223-3</text:p>
            <text:list xml:id="list174006086167148" text:continue-numbering="true" text:style-name="L28">
              <text:list-item>
                <text:p text:style-name="P141">Package: SOT223-3</text:p>
              </text:list-item>
              <text:list-item>
                <text:p text:style-name="P141">Dimension: 6.5 mm x 7.0 mm</text:p>
              </text:list-item>
            </text:list>
          </table:table-cell>
          <table:table-cell table:style-name="Table122.A2" office:value-type="string">
            <text:p text:style-name="P113"><text:span text:style-name="Default_20_Paragraph_20_Font"><text:span text:style-name="T8"><draw:frame draw:style-name="fr2" draw:name="Picture 31" text:anchor-type="as-char" svg:y="0in" svg:width="0.7752in" style:rel-width="scale" svg:height="0.9189in" style:rel-height="scale" draw:z-index="543"><draw:image/><svg:desc>C:\Users\WIN\Dropbox\Masterthesis\6.1\T1.png</svg:desc></draw:frame></text:span></text:span></text:p>
          </table:table-cell>
        </table:table-row>
        <table:table-row>
          <table:table-cell table:style-name="Table122.A1" office:value-type="string">
            <text:p text:style-name="P113"><text:span text:style-name="Default_20_Paragraph_20_Font"><text:span text:style-name="T18">SMD</text:span></text:span><text:alphabetical-index-mark text:string-value="Surface-mounted device" text:key1="SMD"/><text:span text:style-name="Default_20_Paragraph_20_Font"><text:span text:style-name="T18"> Resistor 0806</text:span></text:span></text:p>
            <text:list xml:id="list174006127922141" text:continue-numbering="true" text:style-name="L28">
              <text:list-item>
                <text:p text:style-name="P141">Imperial code: 0806 (2012 metric)</text:p>
              </text:list-item>
              <text:list-item>
                <text:p text:style-name="P141">Dimension: 2.0 mm x 1.2 mm</text:p>
              </text:list-item>
            </text:list>
          </table:table-cell>
          <table:table-cell table:style-name="Table122.A1" office:value-type="string">
            <text:p text:style-name="P113"><text:span text:style-name="Default_20_Paragraph_20_Font"><text:span text:style-name="T8"><draw:frame draw:style-name="fr2" draw:name="Picture 74" text:anchor-type="as-char" svg:y="0in" svg:width="1.1874in" style:rel-width="scale" svg:height="0.622in" style:rel-height="scale" draw:z-index="544"><draw:image/><svg:desc>C:\Users\WIN\Dropbox\Masterthesis\6.1\Bib11.png</svg:desc></draw:frame></text:span></text:span></text:p>
          </table:table-cell>
        </table:table-row>
        <text:soft-page-break/>
        <table:table-row>
          <table:table-cell table:style-name="Table122.A2" office:value-type="string">
            <text:p text:style-name="P112">TO 263</text:p>
            <text:list xml:id="list174006699027139" text:continue-numbering="true" text:style-name="L28">
              <text:list-item>
                <text:p text:style-name="P141">Imperial code: 0806 (2012 metric)</text:p>
              </text:list-item>
              <text:list-item>
                <text:p text:style-name="P141">Dimension: 10.1 mm x 15.0 mm</text:p>
              </text:list-item>
            </text:list>
          </table:table-cell>
          <table:table-cell table:style-name="Table122.A2" office:value-type="string">
            <text:p text:style-name="P113"><text:span text:style-name="Default_20_Paragraph_20_Font"><text:span text:style-name="T8"><draw:frame draw:style-name="fr2" draw:name="Picture 76" text:anchor-type="as-char" svg:y="0in" svg:width="0.689in" style:rel-width="scale" svg:height="1.0134in" style:rel-height="scale" draw:z-index="545"><draw:image/><svg:desc>C:\Users\WIN\Dropbox\Masterthesis\Appendix\T1.png</svg:desc></draw:frame></text:span></text:span></text:p>
          </table:table-cell>
        </table:table-row>
        <table:table-row>
          <table:table-cell table:style-name="Table122.A1" office:value-type="string">
            <text:p text:style-name="P112">Quartz HC-49/S </text:p>
            <text:list xml:id="list174006110093327" text:continue-numbering="true" text:style-name="L28">
              <text:list-item>
                <text:p text:style-name="P141">Package: HC-49/S-3 </text:p>
              </text:list-item>
              <text:list-item>
                <text:p text:style-name="P141">Dimension: 4.7 mm x 11.0 mm</text:p>
              </text:list-item>
            </text:list>
          </table:table-cell>
          <table:table-cell table:style-name="Table122.A1" office:value-type="string">
            <text:p text:style-name="P113"><text:span text:style-name="Default_20_Paragraph_20_Font"><text:span text:style-name="T8"><draw:frame draw:style-name="fr2" draw:name="Picture 73" text:anchor-type="as-char" svg:y="0in" svg:width="1.4756in" style:rel-width="scale" svg:height="0.6839in" style:rel-height="scale" draw:z-index="546"><draw:image/><svg:desc>C:\Users\WIN\Masterthesis\Masterthesis\Masterarbeit_daten\Appendix\quartz.png</svg:desc></draw:frame></text:span></text:span></text:p>
          </table:table-cell>
        </table:table-row>
        <table:table-row>
          <table:table-cell table:style-name="Table122.A2" office:value-type="string">
            <text:p text:style-name="P112">PCI</text:p>
            <text:list xml:id="list174005954308639" text:continue-numbering="true" text:style-name="L28">
              <text:list-item>
                <text:p text:style-name="P141">32-bit PCI slot</text:p>
              </text:list-item>
              <text:list-item>
                <text:p text:style-name="P141">Dimension: 9.0 mm x 85.0 mm</text:p>
              </text:list-item>
            </text:list>
          </table:table-cell>
          <table:table-cell table:style-name="Table122.A2" office:value-type="string">
            <text:p text:style-name="P58"/>
            <text:p text:style-name="P109"><text:span text:style-name="Default_20_Paragraph_20_Font"><text:span text:style-name="T8"><draw:frame draw:style-name="fr5" draw:name="Picture 71" text:anchor-type="as-char" svg:y="0in" svg:width="2.3307in" style:rel-width="scale" svg:height="0.3528in" style:rel-height="scale" draw:z-index="547"><draw:image/><svg:desc>C:\Users\WIN\Masterthesis\Masterthesis\Masterarbeit_daten\Appendix\PCI.png</svg:desc></draw:frame></text:span></text:span></text:p>
          </table:table-cell>
        </table:table-row>
      </table:table>
      <text:p text:style-name="Normal"/>
      <text:p text:style-name="P22"/>
      <text:list xml:id="list94119387584610" text:style-name="L32">
        <text:list-item>
          <text:p text:style-name="P119"><text:bookmark-start text:name="_Toc413454201"/><text:bookmark-start text:name="_Ref409188553"/>Random forest classification results<text:bookmark-end text:name="_Toc413454201"/><text:bookmark-end text:name="_Ref409188553"/></text:p>
        </text:list-item>
      </text:list>
      <table:table table:name="Table123" table:style-name="Table123">
        <table:table-column table:style-name="Table123.A"/>
        <table:table-column table:style-name="Table123.B"/>
        <table:table-column table:style-name="Table123.C"/>
        <table:table-column table:style-name="Table123.D"/>
        <table:table-column table:style-name="Table123.E"/>
        <table:table-column table:style-name="Table123.F"/>
        <table:table-column table:style-name="Table123.G"/>
        <table:table-row>
          <table:table-cell table:style-name="Table123.A1" office:value-type="string">
            <text:p text:style-name="P45"/>
          </table:table-cell>
          <table:table-cell table:style-name="Table123.A1" office:value-type="string">
            <text:p text:style-name="P45"/>
          </table:table-cell>
          <table:table-cell table:style-name="Table123.A1" office:value-type="string">
            <text:p text:style-name="P45">Frequency features</text:p>
          </table:table-cell>
          <table:table-cell table:style-name="Table123.A1" office:value-type="string">
            <text:p text:style-name="P45">Color features</text:p>
          </table:table-cell>
          <table:table-cell table:style-name="Table123.A1" office:value-type="string">
            <text:p text:style-name="P45">Segment features</text:p>
          </table:table-cell>
          <table:table-cell table:style-name="Table123.A1" office:value-type="string">
            <text:p text:style-name="P59"><text:span text:style-name="Default_20_Paragraph_20_Font"><text:span text:style-name="T24">PCA</text:span></text:span><text:alphabetical-index-mark text:string-value="Principal component analysis" text:key1="PCA"/><text:span text:style-name="Default_20_Paragraph_20_Font"><text:span text:style-name="T24"> reconstruction feature</text:span></text:span></text:p>
          </table:table-cell>
          <table:table-cell table:style-name="Table123.A1" office:value-type="string">
            <text:p text:style-name="P45">Features selection from all feature sets</text:p>
          </table:table-cell>
        </table:table-row>
        <table:table-row>
          <table:table-cell table:style-name="Table123.A2" table:number-rows-spanned="2" office:value-type="string">
            <text:p text:style-name="P106">Tantalum capacitor</text:p>
          </table:table-cell>
          <table:table-cell table:style-name="Table123.B2" office:value-type="string">
            <text:p text:style-name="P59">True </text:p>
            <text:p text:style-name="P59">positive</text:p>
          </table:table-cell>
          <table:table-cell table:style-name="Table123.B2" office:value-type="string">
            <text:p text:style-name="P59">59/59</text:p>
            <text:p text:style-name="P59">(100%)</text:p>
          </table:table-cell>
          <table:table-cell table:style-name="Table123.B2" office:value-type="string">
            <text:p text:style-name="P59">58/59</text:p>
            <text:p text:style-name="P59">(98.3%)</text:p>
          </table:table-cell>
          <table:table-cell table:style-name="Table123.B2" office:value-type="string">
            <text:p text:style-name="P59">52/52</text:p>
            <text:p text:style-name="P59">(100%)</text:p>
          </table:table-cell>
          <table:table-cell table:style-name="Table123.B2" office:value-type="string">
            <text:p text:style-name="P59">45/52</text:p>
            <text:p text:style-name="P59">(86.5%)</text:p>
          </table:table-cell>
          <table:table-cell table:style-name="Table123.B2" office:value-type="string">
            <text:p text:style-name="P59">59/59</text:p>
            <text:p text:style-name="P59">(100%)</text:p>
          </table:table-cell>
        </table:table-row>
        <table:table-row>
          <table:covered-table-cell/>
          <table:table-cell table:style-name="Table123.B3" office:value-type="string">
            <text:p text:style-name="P59">True negative</text:p>
          </table:table-cell>
          <table:table-cell table:style-name="Table123.B3" office:value-type="string">
            <text:p text:style-name="P59">57/59</text:p>
            <text:p text:style-name="P59">(96.6%)</text:p>
          </table:table-cell>
          <table:table-cell table:style-name="Table123.B3" office:value-type="string">
            <text:p text:style-name="P59">58/59</text:p>
            <text:p text:style-name="P59">(98.3%)</text:p>
          </table:table-cell>
          <table:table-cell table:style-name="Table123.B3" office:value-type="string">
            <text:p text:style-name="P59">43/47</text:p>
            <text:p text:style-name="P59">(89.6%)</text:p>
          </table:table-cell>
          <table:table-cell table:style-name="Table123.B3" office:value-type="string">
            <text:p text:style-name="P59">45/48</text:p>
            <text:p text:style-name="P59">(93.8%)</text:p>
          </table:table-cell>
          <table:table-cell table:style-name="Table123.G3" office:value-type="string">
            <text:p text:style-name="P59">59/59</text:p>
            <text:p text:style-name="P59">(100%)</text:p>
          </table:table-cell>
        </table:table-row>
        <table:table-row>
          <table:table-cell table:style-name="Table123.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Aluminum electrolytic capacitor</text:span></text:span></text:p>
          </table:table-cell>
          <table:table-cell table:style-name="Table123.B2" office:value-type="string">
            <text:p text:style-name="P59">True </text:p>
            <text:p text:style-name="P59">positive</text:p>
          </table:table-cell>
          <table:table-cell table:style-name="Table123.B2" office:value-type="string">
            <text:p text:style-name="P59">108/112</text:p>
            <text:p text:style-name="P59">(96.4%)</text:p>
          </table:table-cell>
          <table:table-cell table:style-name="Table123.B2" office:value-type="string">
            <text:p text:style-name="P59">108/112</text:p>
            <text:p text:style-name="P59">(96.4%)</text:p>
          </table:table-cell>
          <table:table-cell table:style-name="Table123.B2" office:value-type="string">
            <text:p text:style-name="P59">92/94</text:p>
            <text:p text:style-name="P59">(97.9%)</text:p>
          </table:table-cell>
          <table:table-cell table:style-name="Table123.B2" office:value-type="string">
            <text:p text:style-name="P59">87/94</text:p>
            <text:p text:style-name="P59">(96.9%)</text:p>
          </table:table-cell>
          <table:table-cell table:style-name="Table123.B2" office:value-type="string">
            <text:p text:style-name="P59">110/112</text:p>
            <text:p text:style-name="P59">(98.2%)</text:p>
          </table:table-cell>
        </table:table-row>
        <table:table-row>
          <table:covered-table-cell/>
          <table:table-cell table:style-name="Table123.B3" office:value-type="string">
            <text:p text:style-name="P59">True negative</text:p>
          </table:table-cell>
          <table:table-cell table:style-name="Table123.B3" office:value-type="string">
            <text:p text:style-name="P59">109/112</text:p>
            <text:p text:style-name="P59">(97.3%)</text:p>
          </table:table-cell>
          <table:table-cell table:style-name="Table123.B3" office:value-type="string">
            <text:p text:style-name="P59">101/112</text:p>
            <text:p text:style-name="P59">(90.2%)</text:p>
          </table:table-cell>
          <table:table-cell table:style-name="Table123.B3" office:value-type="string">
            <text:p text:style-name="P59">70/96</text:p>
            <text:p text:style-name="P59">(72.9%)</text:p>
          </table:table-cell>
          <table:table-cell table:style-name="Table123.B3" office:value-type="string">
            <text:p text:style-name="P59">93/96</text:p>
            <text:p text:style-name="P59">(96.9%)</text:p>
          </table:table-cell>
          <table:table-cell table:style-name="Table123.G3" office:value-type="string">
            <text:p text:style-name="P59">112/112</text:p>
            <text:p text:style-name="P59">(100%)</text:p>
          </table:table-cell>
        </table:table-row>
        <table:table-row>
          <table:table-cell table:style-name="Table123.A2" table:number-rows-spanned="2" office:value-type="string">
            <text:p text:style-name="P106">QFP100</text:p>
          </table:table-cell>
          <table:table-cell table:style-name="Table123.B2" office:value-type="string">
            <text:p text:style-name="P59">True </text:p>
            <text:p text:style-name="P59">positive</text:p>
          </table:table-cell>
          <table:table-cell table:style-name="Table123.B2" office:value-type="string">
            <text:p text:style-name="P59">78/79</text:p>
            <text:p text:style-name="P59">(98.7%)</text:p>
          </table:table-cell>
          <table:table-cell table:style-name="Table123.B2" office:value-type="string">
            <text:p text:style-name="P59">77/79</text:p>
            <text:p text:style-name="P59">(97.5%)</text:p>
          </table:table-cell>
          <table:table-cell table:style-name="Table123.B2" office:value-type="string">
            <text:p text:style-name="P59">61/65</text:p>
            <text:p text:style-name="P59">(93.8%)</text:p>
          </table:table-cell>
          <table:table-cell table:style-name="Table123.B2" office:value-type="string">
            <text:p text:style-name="P59">57/65</text:p>
            <text:p text:style-name="P59">(87.7%)</text:p>
          </table:table-cell>
          <table:table-cell table:style-name="Table123.B2" office:value-type="string">
            <text:p text:style-name="P59">79/79</text:p>
            <text:p text:style-name="P59">(100%)</text:p>
          </table:table-cell>
        </table:table-row>
        <table:table-row>
          <table:covered-table-cell/>
          <table:table-cell table:style-name="Table123.B3" office:value-type="string">
            <text:p text:style-name="P59">True negative</text:p>
          </table:table-cell>
          <table:table-cell table:style-name="Table123.B3" office:value-type="string">
            <text:p text:style-name="P59">75/79</text:p>
            <text:p text:style-name="P59">(94.9%)</text:p>
          </table:table-cell>
          <table:table-cell table:style-name="Table123.B3" office:value-type="string">
            <text:p text:style-name="P59">75/79</text:p>
            <text:p text:style-name="P59">(94.9%)</text:p>
          </table:table-cell>
          <table:table-cell table:style-name="Table123.B3" office:value-type="string">
            <text:p text:style-name="P59">62/69</text:p>
            <text:p text:style-name="P59">(89.9%)</text:p>
          </table:table-cell>
          <table:table-cell table:style-name="Table123.B3" office:value-type="string">
            <text:p text:style-name="P59">67/69</text:p>
            <text:p text:style-name="P59">(97.1%)</text:p>
          </table:table-cell>
          <table:table-cell table:style-name="Table123.G3" office:value-type="string">
            <text:p text:style-name="P59">79/79</text:p>
            <text:p text:style-name="P59">(100%)</text:p>
          </table:table-cell>
        </table:table-row>
        <table:table-row>
          <table:table-cell table:style-name="Table123.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Resistor Network array 1206, 4 Resistors</text:span></text:span></text:p>
          </table:table-cell>
          <table:table-cell table:style-name="Table123.B2" office:value-type="string">
            <text:p text:style-name="P59">True </text:p>
            <text:p text:style-name="P59">positive</text:p>
          </table:table-cell>
          <table:table-cell table:style-name="Table123.B2" office:value-type="string">
            <text:p text:style-name="P59">261/266</text:p>
            <text:p text:style-name="P59">(98.1%)</text:p>
          </table:table-cell>
          <table:table-cell table:style-name="Table123.B2" office:value-type="string">
            <text:p text:style-name="P59">258/266</text:p>
            <text:p text:style-name="P59">(97.0%)</text:p>
          </table:table-cell>
          <table:table-cell table:style-name="Table123.B2" office:value-type="string">
            <text:p text:style-name="P59">225/255</text:p>
            <text:p text:style-name="P59">(100%)</text:p>
          </table:table-cell>
          <table:table-cell table:style-name="Table123.B2" office:value-type="string">
            <text:p text:style-name="P59">222/225</text:p>
            <text:p text:style-name="P59">(98.7%)</text:p>
          </table:table-cell>
          <table:table-cell table:style-name="Table123.B2" office:value-type="string">
            <text:p text:style-name="P59">265/266</text:p>
            <text:p text:style-name="P59">(99.6%)</text:p>
          </table:table-cell>
        </table:table-row>
        <table:table-row>
          <table:covered-table-cell/>
          <table:table-cell table:style-name="Table123.B3" office:value-type="string">
            <text:p text:style-name="P59">True negative</text:p>
          </table:table-cell>
          <table:table-cell table:style-name="Table123.B3" office:value-type="string">
            <text:p text:style-name="P59">265/266</text:p>
            <text:p text:style-name="P59">(99.6%)</text:p>
          </table:table-cell>
          <table:table-cell table:style-name="Table123.B3" office:value-type="string">
            <text:p text:style-name="P59">231/266</text:p>
            <text:p text:style-name="P59">(86.8%)</text:p>
          </table:table-cell>
          <table:table-cell table:style-name="Table123.B3" office:value-type="string">
            <text:p text:style-name="P59">188/227</text:p>
            <text:p text:style-name="P59">(82.8%)</text:p>
          </table:table-cell>
          <table:table-cell table:style-name="Table123.B3" office:value-type="string">
            <text:p text:style-name="P59">224/227</text:p>
            <text:p text:style-name="P59">(98.7%)</text:p>
          </table:table-cell>
          <table:table-cell table:style-name="Table123.G3" office:value-type="string">
            <text:p text:style-name="P59">264/266</text:p>
            <text:p text:style-name="P59">(99.2%)</text:p>
          </table:table-cell>
        </table:table-row>
        <table:table-row>
          <table:table-cell table:style-name="Table123.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Transistor SOT23-3</text:span></text:span></text:p>
          </table:table-cell>
          <table:table-cell table:style-name="Table123.B2" office:value-type="string">
            <text:p text:style-name="P59">True </text:p>
            <text:p text:style-name="P59">positive</text:p>
          </table:table-cell>
          <table:table-cell table:style-name="Table123.B2" office:value-type="string">
            <text:p text:style-name="P59">258/262</text:p>
            <text:p text:style-name="P59">(98.5%)</text:p>
          </table:table-cell>
          <table:table-cell table:style-name="Table123.B2" office:value-type="string">
            <text:p text:style-name="P59">255/262</text:p>
            <text:p text:style-name="P59">(97.3%)</text:p>
          </table:table-cell>
          <table:table-cell table:style-name="Table123.B2" office:value-type="string">
            <text:p text:style-name="P59">217/223</text:p>
            <text:p text:style-name="P59">(97.7%)</text:p>
          </table:table-cell>
          <table:table-cell table:style-name="Table123.B2" office:value-type="string">
            <text:p text:style-name="P59">207/223</text:p>
            <text:p text:style-name="P59">(93.2%)</text:p>
          </table:table-cell>
          <table:table-cell table:style-name="Table123.B2" office:value-type="string">
            <text:p text:style-name="P59">261/262</text:p>
            <text:p text:style-name="P59">(99.6%)</text:p>
          </table:table-cell>
        </table:table-row>
        <table:table-row>
          <table:covered-table-cell/>
          <table:table-cell table:style-name="Table123.B3" office:value-type="string">
            <text:p text:style-name="P59">True negati<text:soft-page-break/>ve</text:p>
          </table:table-cell>
          <table:table-cell table:style-name="Table123.B3" office:value-type="string">
            <text:p text:style-name="P59">259/262</text:p>
            <text:p text:style-name="P59">(98.9%)</text:p>
          </table:table-cell>
          <table:table-cell table:style-name="Table123.B3" office:value-type="string">
            <text:p text:style-name="P59">239/262</text:p>
            <text:p text:style-name="P59"><text:soft-page-break/>(91.2%)</text:p>
          </table:table-cell>
          <table:table-cell table:style-name="Table123.B3" office:value-type="string">
            <text:p text:style-name="P59">179/223</text:p>
            <text:p text:style-name="P59"><text:soft-page-break/>(80.3%)</text:p>
          </table:table-cell>
          <table:table-cell table:style-name="Table123.B3" office:value-type="string">
            <text:p text:style-name="P59">215/224</text:p>
            <text:p text:style-name="P59">(96.4%)</text:p>
          </table:table-cell>
          <table:table-cell table:style-name="Table123.G3" office:value-type="string">
            <text:p text:style-name="P59">258/262</text:p>
            <text:p text:style-name="P59">(98.5%)</text:p>
          </table:table-cell>
        </table:table-row>
        <table:table-row>
          <table:table-cell table:style-name="Table123.A2" table:number-rows-spanned="2" office:value-type="string">
            <text:p text:style-name="P107">DIP14</text:p>
          </table:table-cell>
          <table:table-cell table:style-name="Table123.B2" office:value-type="string">
            <text:p text:style-name="P59">True </text:p>
            <text:p text:style-name="P59">positive</text:p>
          </table:table-cell>
          <table:table-cell table:style-name="Table123.B2" office:value-type="string">
            <text:p text:style-name="P59">111/114</text:p>
            <text:p text:style-name="P59">(97.4%)</text:p>
          </table:table-cell>
          <table:table-cell table:style-name="Table123.B2" office:value-type="string">
            <text:p text:style-name="P59">104/114</text:p>
            <text:p text:style-name="P59">(91.2%)</text:p>
          </table:table-cell>
          <table:table-cell table:style-name="Table123.B2" office:value-type="string">
            <text:p text:style-name="P59">93/99</text:p>
            <text:p text:style-name="P59">(93.9%)</text:p>
          </table:table-cell>
          <table:table-cell table:style-name="Table123.B2" office:value-type="string">
            <text:p text:style-name="P59">95/99</text:p>
            <text:p text:style-name="P59">(96.0%)</text:p>
          </table:table-cell>
          <table:table-cell table:style-name="Table123.B2" office:value-type="string">
            <text:p text:style-name="P59">112/114</text:p>
            <text:p text:style-name="P59">(98.2%)</text:p>
          </table:table-cell>
        </table:table-row>
        <table:table-row>
          <table:covered-table-cell/>
          <table:table-cell table:style-name="Table123.B3" office:value-type="string">
            <text:p text:style-name="P59">True negative</text:p>
          </table:table-cell>
          <table:table-cell table:style-name="Table123.B3" office:value-type="string">
            <text:p text:style-name="P59">109/114</text:p>
            <text:p text:style-name="P59">(95.6%)</text:p>
          </table:table-cell>
          <table:table-cell table:style-name="Table123.B3" office:value-type="string">
            <text:p text:style-name="P59">98/114</text:p>
            <text:p text:style-name="P59">(86.0%)</text:p>
          </table:table-cell>
          <table:table-cell table:style-name="Table123.B3" office:value-type="string">
            <text:p text:style-name="P59">88/95</text:p>
            <text:p text:style-name="P59">(92.6%)</text:p>
          </table:table-cell>
          <table:table-cell table:style-name="Table123.B3" office:value-type="string">
            <text:p text:style-name="P59">93/95</text:p>
            <text:p text:style-name="P59">(97.9%)</text:p>
          </table:table-cell>
          <table:table-cell table:style-name="Table123.G3" office:value-type="string">
            <text:p text:style-name="P59">113/114</text:p>
            <text:p text:style-name="P59">(99.1%)</text:p>
          </table:table-cell>
        </table:table-row>
        <table:table-row>
          <table:table-cell table:style-name="Table123.A2" table:number-rows-spanned="2" office:value-type="string">
            <text:p text:style-name="P107">DIP16</text:p>
          </table:table-cell>
          <table:table-cell table:style-name="Table123.B2" office:value-type="string">
            <text:p text:style-name="P59">True </text:p>
            <text:p text:style-name="P59">positive</text:p>
          </table:table-cell>
          <table:table-cell table:style-name="Table123.B2" office:value-type="string">
            <text:p text:style-name="P59">65/72</text:p>
            <text:p text:style-name="P59">(90.3%)</text:p>
          </table:table-cell>
          <table:table-cell table:style-name="Table123.B2" office:value-type="string">
            <text:p text:style-name="P59">69/72</text:p>
            <text:p text:style-name="P59">(95.8%)</text:p>
          </table:table-cell>
          <table:table-cell table:style-name="Table123.B2" office:value-type="string">
            <text:p text:style-name="P59">53/57</text:p>
            <text:p text:style-name="P59">(93.0%)</text:p>
          </table:table-cell>
          <table:table-cell table:style-name="Table123.B2" office:value-type="string">
            <text:p text:style-name="P59">47/57</text:p>
            <text:p text:style-name="P59">(82.5%)</text:p>
          </table:table-cell>
          <table:table-cell table:style-name="Table123.B2" office:value-type="string">
            <text:p text:style-name="P59">71/72</text:p>
            <text:p text:style-name="P59">(98.6%)</text:p>
          </table:table-cell>
        </table:table-row>
        <table:table-row>
          <table:covered-table-cell/>
          <table:table-cell table:style-name="Table123.B3" office:value-type="string">
            <text:p text:style-name="P59">True negative</text:p>
          </table:table-cell>
          <table:table-cell table:style-name="Table123.B3" office:value-type="string">
            <text:p text:style-name="P59">70/72</text:p>
            <text:p text:style-name="P59">(97.2%)</text:p>
          </table:table-cell>
          <table:table-cell table:style-name="Table123.B3" office:value-type="string">
            <text:p text:style-name="P59">63/72</text:p>
            <text:p text:style-name="P59">(87.5%)</text:p>
          </table:table-cell>
          <table:table-cell table:style-name="Table123.B3" office:value-type="string">
            <text:p text:style-name="P59">56/65</text:p>
            <text:p text:style-name="P59">(86.2%)</text:p>
          </table:table-cell>
          <table:table-cell table:style-name="Table123.B3" office:value-type="string">
            <text:p text:style-name="P59">61/65</text:p>
            <text:p text:style-name="P59">(93.8%)</text:p>
          </table:table-cell>
          <table:table-cell table:style-name="Table123.G3" office:value-type="string">
            <text:p text:style-name="P59">71/72</text:p>
            <text:p text:style-name="P59">(98.6%)</text:p>
          </table:table-cell>
        </table:table-row>
        <table:table-row>
          <table:table-cell table:style-name="Table123.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Resistor 1206</text:span></text:span></text:p>
          </table:table-cell>
          <table:table-cell table:style-name="Table123.B2" office:value-type="string">
            <text:p text:style-name="P59">True </text:p>
            <text:p text:style-name="P59">positive</text:p>
          </table:table-cell>
          <table:table-cell table:style-name="Table123.B2" office:value-type="string">
            <text:p text:style-name="P59">264/266</text:p>
            <text:p text:style-name="P59">(99.2%)</text:p>
          </table:table-cell>
          <table:table-cell table:style-name="Table123.B2" office:value-type="string">
            <text:p text:style-name="P59">256/266</text:p>
            <text:p text:style-name="P59">(96.2%)</text:p>
          </table:table-cell>
          <table:table-cell table:style-name="Table123.B2" office:value-type="string">
            <text:p text:style-name="P59">218/226</text:p>
            <text:p text:style-name="P59">(96.5%)</text:p>
          </table:table-cell>
          <table:table-cell table:style-name="Table123.B2" office:value-type="string">
            <text:p text:style-name="P59">219/226</text:p>
            <text:p text:style-name="P59">(96.9%)</text:p>
          </table:table-cell>
          <table:table-cell table:style-name="Table123.B2" office:value-type="string">
            <text:p text:style-name="P59">265/266</text:p>
            <text:p text:style-name="P59">(99.6%)</text:p>
          </table:table-cell>
        </table:table-row>
        <table:table-row>
          <table:covered-table-cell/>
          <table:table-cell table:style-name="Table123.B3" office:value-type="string">
            <text:p text:style-name="P59">True negative</text:p>
          </table:table-cell>
          <table:table-cell table:style-name="Table123.B3" office:value-type="string">
            <text:p text:style-name="P59">262/266</text:p>
            <text:p text:style-name="P59">(98.5%)</text:p>
          </table:table-cell>
          <table:table-cell table:style-name="Table123.B3" office:value-type="string">
            <text:p text:style-name="P59">237/266</text:p>
            <text:p text:style-name="P59">(89.1%)</text:p>
          </table:table-cell>
          <table:table-cell table:style-name="Table123.B3" office:value-type="string">
            <text:p text:style-name="P59">192/226</text:p>
            <text:p text:style-name="P59">(85.0%)</text:p>
          </table:table-cell>
          <table:table-cell table:style-name="Table123.B3" office:value-type="string">
            <text:p text:style-name="P59">223/226</text:p>
            <text:p text:style-name="P59">(98.7%)</text:p>
          </table:table-cell>
          <table:table-cell table:style-name="Table123.G3" office:value-type="string">
            <text:p text:style-name="P59">265/266</text:p>
            <text:p text:style-name="P59">(99.6%)</text:p>
          </table:table-cell>
        </table:table-row>
        <table:table-row>
          <table:table-cell table:style-name="Table123.A2" table:number-rows-spanned="2" office:value-type="string">
            <text:p text:style-name="P107">SOIC-8</text:p>
          </table:table-cell>
          <table:table-cell table:style-name="Table123.B2" office:value-type="string">
            <text:p text:style-name="P59">True </text:p>
            <text:p text:style-name="P59">positive</text:p>
          </table:table-cell>
          <table:table-cell table:style-name="Table123.B2" office:value-type="string">
            <text:p text:style-name="P59">103/106</text:p>
            <text:p text:style-name="P59">(97.2%)</text:p>
          </table:table-cell>
          <table:table-cell table:style-name="Table123.B2" office:value-type="string">
            <text:p text:style-name="P59">102/106</text:p>
            <text:p text:style-name="P59">(96.2%)</text:p>
          </table:table-cell>
          <table:table-cell table:style-name="Table123.B2" office:value-type="string">
            <text:p text:style-name="P59">82/88</text:p>
            <text:p text:style-name="P59">(93.2%)</text:p>
          </table:table-cell>
          <table:table-cell table:style-name="Table123.B2" office:value-type="string">
            <text:p text:style-name="P59">86/88</text:p>
            <text:p text:style-name="P59">(97.7%)</text:p>
          </table:table-cell>
          <table:table-cell table:style-name="Table123.B2" office:value-type="string">
            <text:p text:style-name="P59">103/106</text:p>
            <text:p text:style-name="P59">(97.2%)</text:p>
          </table:table-cell>
        </table:table-row>
        <table:table-row>
          <table:covered-table-cell/>
          <table:table-cell table:style-name="Table123.B3" office:value-type="string">
            <text:p text:style-name="P59"/>
          </table:table-cell>
          <table:table-cell table:style-name="Table123.B3" office:value-type="string">
            <text:p text:style-name="P59">101/106</text:p>
            <text:p text:style-name="P59">(95.3%)</text:p>
          </table:table-cell>
          <table:table-cell table:style-name="Table123.B3" office:value-type="string">
            <text:p text:style-name="P59">93/106</text:p>
            <text:p text:style-name="P59">(87.7%)</text:p>
          </table:table-cell>
          <table:table-cell table:style-name="Table123.B3" office:value-type="string">
            <text:p text:style-name="P59">78/92</text:p>
            <text:p text:style-name="P59">(84.8%)</text:p>
          </table:table-cell>
          <table:table-cell table:style-name="Table123.B3" office:value-type="string">
            <text:p text:style-name="P59">92/92</text:p>
            <text:p text:style-name="P59">(100%)</text:p>
          </table:table-cell>
          <table:table-cell table:style-name="Table123.G3" office:value-type="string">
            <text:p text:style-name="P59">104/106</text:p>
            <text:p text:style-name="P59">(98.1%)</text:p>
          </table:table-cell>
        </table:table-row>
        <table:table-row>
          <table:table-cell table:style-name="Table123.A2" table:number-rows-spanned="2" office:value-type="string">
            <text:p text:style-name="P107">Ceramic capacitor 1210</text:p>
          </table:table-cell>
          <table:table-cell table:style-name="Table123.B2" office:value-type="string">
            <text:p text:style-name="P59">True </text:p>
            <text:p text:style-name="P59">positive</text:p>
          </table:table-cell>
          <table:table-cell table:style-name="Table123.B2" office:value-type="string">
            <text:p text:style-name="P59">34/42</text:p>
            <text:p text:style-name="P59">(81.0%)</text:p>
          </table:table-cell>
          <table:table-cell table:style-name="Table123.B2" office:value-type="string">
            <text:p text:style-name="P59">42/42</text:p>
            <text:p text:style-name="P59">(100%)</text:p>
          </table:table-cell>
          <table:table-cell table:style-name="Table123.B2" office:value-type="string">
            <text:p text:style-name="P59">35/36</text:p>
            <text:p text:style-name="P59">(97.2%)</text:p>
          </table:table-cell>
          <table:table-cell table:style-name="Table123.B2" office:value-type="string">
            <text:p text:style-name="P59">29/38</text:p>
            <text:p text:style-name="P59">(80.6%)</text:p>
          </table:table-cell>
          <table:table-cell table:style-name="Table123.B2" office:value-type="string">
            <text:p text:style-name="P59">42/42</text:p>
            <text:p text:style-name="P59">(100%)</text:p>
          </table:table-cell>
        </table:table-row>
        <table:table-row>
          <table:covered-table-cell/>
          <table:table-cell table:style-name="Table123.B3" office:value-type="string">
            <text:p text:style-name="P59">True negative</text:p>
          </table:table-cell>
          <table:table-cell table:style-name="Table123.B3" office:value-type="string">
            <text:p text:style-name="P59">29/42</text:p>
            <text:p text:style-name="P59">(69.0%</text:p>
          </table:table-cell>
          <table:table-cell table:style-name="Table123.B3" office:value-type="string">
            <text:p text:style-name="P59">39/42</text:p>
            <text:p text:style-name="P59">(92.9%)</text:p>
          </table:table-cell>
          <table:table-cell table:style-name="Table123.B3" office:value-type="string">
            <text:p text:style-name="P59">28/35</text:p>
            <text:p text:style-name="P59">(80.0%)</text:p>
          </table:table-cell>
          <table:table-cell table:style-name="Table123.B3" office:value-type="string">
            <text:p text:style-name="P59">25/35</text:p>
            <text:p text:style-name="P59">(71.4%)</text:p>
          </table:table-cell>
          <table:table-cell table:style-name="Table123.G3" office:value-type="string">
            <text:p text:style-name="P59">39/42</text:p>
            <text:p text:style-name="P59">(92.9%)</text:p>
          </table:table-cell>
        </table:table-row>
        <table:table-row>
          <table:table-cell table:style-name="Table123.A2" table:number-rows-spanned="2" office:value-type="string">
            <text:p text:style-name="P107">SOT223-3</text:p>
          </table:table-cell>
          <table:table-cell table:style-name="Table123.B2" office:value-type="string">
            <text:p text:style-name="P59">True </text:p>
            <text:p text:style-name="P59">positive</text:p>
          </table:table-cell>
          <table:table-cell table:style-name="Table123.B2" office:value-type="string">
            <text:p text:style-name="P59">126/126</text:p>
            <text:p text:style-name="P59">(100%)</text:p>
          </table:table-cell>
          <table:table-cell table:style-name="Table123.B2" office:value-type="string">
            <text:p text:style-name="P59">116/126</text:p>
            <text:p text:style-name="P59">(92.1%)</text:p>
          </table:table-cell>
          <table:table-cell table:style-name="Table123.B2" office:value-type="string">
            <text:p text:style-name="P59">99/105</text:p>
            <text:p text:style-name="P59">(94.3%)</text:p>
          </table:table-cell>
          <table:table-cell table:style-name="Table123.B2" office:value-type="string">
            <text:p text:style-name="P59">105/105</text:p>
            <text:p text:style-name="P59">(100%)</text:p>
          </table:table-cell>
          <table:table-cell table:style-name="Table123.B2" office:value-type="string">
            <text:p text:style-name="P59">126/126</text:p>
            <text:p text:style-name="P59">(100%)</text:p>
          </table:table-cell>
        </table:table-row>
        <table:table-row>
          <table:covered-table-cell/>
          <table:table-cell table:style-name="Table123.B3" office:value-type="string">
            <text:p text:style-name="P59">True negative</text:p>
          </table:table-cell>
          <table:table-cell table:style-name="Table123.B3" office:value-type="string">
            <text:p text:style-name="P59">137/137</text:p>
            <text:p text:style-name="P59">(100%)</text:p>
          </table:table-cell>
          <table:table-cell table:style-name="Table123.B3" office:value-type="string">
            <text:p text:style-name="P59">107/137</text:p>
            <text:p text:style-name="P59">(78.1<text:soft-page-break/>%)</text:p>
          </table:table-cell>
          <table:table-cell table:style-name="Table123.B3" office:value-type="string">
            <text:p text:style-name="P59">84/117</text:p>
            <text:p text:style-name="P59">(71.8%)</text:p>
          </table:table-cell>
          <table:table-cell table:style-name="Table123.B3" office:value-type="string">
            <text:p text:style-name="P59">116/117</text:p>
            <text:p text:style-name="P59">(99.1%)</text:p>
          </table:table-cell>
          <table:table-cell table:style-name="Table123.G3" office:value-type="string">
            <text:p text:style-name="P59">137/137</text:p>
            <text:p text:style-name="P59">(100%)</text:p>
          </table:table-cell>
        </table:table-row>
        <table:table-row>
          <table:table-cell table:style-name="Table123.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Resistor 0806 </text:span></text:span></text:p>
          </table:table-cell>
          <table:table-cell table:style-name="Table123.B2" office:value-type="string">
            <text:p text:style-name="P59">True </text:p>
            <text:p text:style-name="P59">positive</text:p>
          </table:table-cell>
          <table:table-cell table:style-name="Table123.B2" office:value-type="string">
            <text:p text:style-name="P59">289/308</text:p>
            <text:p text:style-name="P59">(93.8%)</text:p>
          </table:table-cell>
          <table:table-cell table:style-name="Table123.B2" office:value-type="string">
            <text:p text:style-name="P59">296/308</text:p>
            <text:p text:style-name="P59">(96.1%)</text:p>
          </table:table-cell>
          <table:table-cell table:style-name="Table123.B2" office:value-type="string">
            <text:p text:style-name="P59">257/258</text:p>
            <text:p text:style-name="P59">(99.6%)</text:p>
          </table:table-cell>
          <table:table-cell table:style-name="Table123.B2" office:value-type="string">
            <text:p text:style-name="P59">241/258</text:p>
            <text:p text:style-name="P59">(93.4%)</text:p>
          </table:table-cell>
          <table:table-cell table:style-name="Table123.B2" office:value-type="string">
            <text:p text:style-name="P59">308/308</text:p>
            <text:p text:style-name="P59">(100%)</text:p>
          </table:table-cell>
        </table:table-row>
        <table:table-row>
          <table:covered-table-cell/>
          <table:table-cell table:style-name="Table123.B3" office:value-type="string">
            <text:p text:style-name="P59">True negative</text:p>
          </table:table-cell>
          <table:table-cell table:style-name="Table123.B3" office:value-type="string">
            <text:p text:style-name="P59">285/308</text:p>
            <text:p text:style-name="P59">(92.5%)</text:p>
          </table:table-cell>
          <table:table-cell table:style-name="Table123.B3" office:value-type="string">
            <text:p text:style-name="P59">276/308</text:p>
            <text:p text:style-name="P59">(89.6%)</text:p>
          </table:table-cell>
          <table:table-cell table:style-name="Table123.B3" office:value-type="string">
            <text:p text:style-name="P59">230/266</text:p>
            <text:p text:style-name="P59">(86.6%)</text:p>
          </table:table-cell>
          <table:table-cell table:style-name="Table123.B3" office:value-type="string">
            <text:p text:style-name="P59">255/266</text:p>
            <text:p text:style-name="P59">(95.9%)</text:p>
          </table:table-cell>
          <table:table-cell table:style-name="Table123.G3" office:value-type="string">
            <text:p text:style-name="P59">299/308</text:p>
            <text:p text:style-name="P59">(97.1%)</text:p>
          </table:table-cell>
        </table:table-row>
        <table:table-row>
          <table:table-cell table:style-name="Table123.A2" table:number-rows-spanned="2" office:value-type="string">
            <text:p text:style-name="P47">TO263 </text:p>
          </table:table-cell>
          <table:table-cell table:style-name="Table123.B2" office:value-type="string">
            <text:p text:style-name="P59">True </text:p>
            <text:p text:style-name="P59">positive</text:p>
          </table:table-cell>
          <table:table-cell table:style-name="Table123.B2" office:value-type="string">
            <text:p text:style-name="P59">35/36</text:p>
            <text:p text:style-name="P59">(97.2%)</text:p>
          </table:table-cell>
          <table:table-cell table:style-name="Table123.B2" office:value-type="string">
            <text:p text:style-name="P59">31/36</text:p>
            <text:p text:style-name="P59">(86.1%)</text:p>
          </table:table-cell>
          <table:table-cell table:style-name="Table123.B2" office:value-type="string">
            <text:p text:style-name="P59">25/29</text:p>
            <text:p text:style-name="P59">(86.2%)</text:p>
          </table:table-cell>
          <table:table-cell table:style-name="Table123.B2" office:value-type="string">
            <text:p text:style-name="P59">28/29</text:p>
            <text:p text:style-name="P59">(96.6%)</text:p>
          </table:table-cell>
          <table:table-cell table:style-name="Table123.B2" office:value-type="string">
            <text:p text:style-name="P59">34/36</text:p>
            <text:p text:style-name="P59">(94.4%)</text:p>
          </table:table-cell>
        </table:table-row>
        <table:table-row>
          <table:covered-table-cell/>
          <table:table-cell table:style-name="Table123.B3" office:value-type="string">
            <text:p text:style-name="P59">True negative</text:p>
          </table:table-cell>
          <table:table-cell table:style-name="Table123.B3" office:value-type="string">
            <text:p text:style-name="P59">36/36</text:p>
            <text:p text:style-name="P59">(100%)</text:p>
          </table:table-cell>
          <table:table-cell table:style-name="Table123.B3" office:value-type="string">
            <text:p text:style-name="P59">30/36</text:p>
            <text:p text:style-name="P59">(83.3%)</text:p>
          </table:table-cell>
          <table:table-cell table:style-name="Table123.B3" office:value-type="string">
            <text:p text:style-name="P59">28/32</text:p>
            <text:p text:style-name="P59">(87.5%)</text:p>
          </table:table-cell>
          <table:table-cell table:style-name="Table123.B3" office:value-type="string">
            <text:p text:style-name="P59">32/32</text:p>
            <text:p text:style-name="P59">(100%)</text:p>
          </table:table-cell>
          <table:table-cell table:style-name="Table123.G3" office:value-type="string">
            <text:p text:style-name="P59">36/36</text:p>
            <text:p text:style-name="P59">(100%)</text:p>
          </table:table-cell>
        </table:table-row>
        <table:table-row>
          <table:table-cell table:style-name="Table123.A2" table:number-rows-spanned="2" office:value-type="string">
            <text:p text:style-name="P107">Quartz HC-49/S </text:p>
          </table:table-cell>
          <table:table-cell table:style-name="Table123.B2" office:value-type="string">
            <text:p text:style-name="P59">True </text:p>
            <text:p text:style-name="P59">positive</text:p>
          </table:table-cell>
          <table:table-cell table:style-name="Table123.B2" office:value-type="string">
            <text:p text:style-name="P59">43/46</text:p>
            <text:p text:style-name="P59">(93.5%)</text:p>
          </table:table-cell>
          <table:table-cell table:style-name="Table123.B2" office:value-type="string">
            <text:p text:style-name="P59">44/46</text:p>
            <text:p text:style-name="P59">(95.7%)</text:p>
          </table:table-cell>
          <table:table-cell table:style-name="Table123.B2" office:value-type="string">
            <text:p text:style-name="P59">32/27</text:p>
            <text:p text:style-name="P59">(86.5%)</text:p>
          </table:table-cell>
          <table:table-cell table:style-name="Table123.B2" office:value-type="string">
            <text:p text:style-name="P59">28/37</text:p>
            <text:p text:style-name="P59">(75.7%)</text:p>
          </table:table-cell>
          <table:table-cell table:style-name="Table123.B2" office:value-type="string">
            <text:p text:style-name="P59">46/46</text:p>
            <text:p text:style-name="P59">(100%)</text:p>
          </table:table-cell>
        </table:table-row>
        <table:table-row>
          <table:covered-table-cell/>
          <table:table-cell table:style-name="Table123.B3" office:value-type="string">
            <text:p text:style-name="P59">True negative</text:p>
          </table:table-cell>
          <table:table-cell table:style-name="Table123.B3" office:value-type="string">
            <text:p text:style-name="P59">45/46</text:p>
            <text:p text:style-name="P59">(97.8%)</text:p>
          </table:table-cell>
          <table:table-cell table:style-name="Table123.B3" office:value-type="string">
            <text:p text:style-name="P59">42/46</text:p>
            <text:p text:style-name="P59">(91.3%)</text:p>
          </table:table-cell>
          <table:table-cell table:style-name="Table123.B3" office:value-type="string">
            <text:p text:style-name="P59">33/36</text:p>
            <text:p text:style-name="P59">(91.7%)</text:p>
          </table:table-cell>
          <table:table-cell table:style-name="Table123.B3" office:value-type="string">
            <text:p text:style-name="P59">34/36</text:p>
            <text:p text:style-name="P59">(94.4%)</text:p>
          </table:table-cell>
          <table:table-cell table:style-name="Table123.G3" office:value-type="string">
            <text:p text:style-name="P59">43/46</text:p>
            <text:p text:style-name="P59">(93.5%)</text:p>
          </table:table-cell>
        </table:table-row>
        <table:table-row>
          <table:table-cell table:style-name="Table123.A30" table:number-rows-spanned="2" office:value-type="string">
            <text:p text:style-name="P107">32-bit-PCI slot </text:p>
          </table:table-cell>
          <table:table-cell table:style-name="Table123.B2" office:value-type="string">
            <text:p text:style-name="P59">True </text:p>
            <text:p text:style-name="P59">positive</text:p>
          </table:table-cell>
          <table:table-cell table:style-name="Table123.B2" office:value-type="string">
            <text:p text:style-name="P59">77/77</text:p>
            <text:p text:style-name="P59">(100%)</text:p>
          </table:table-cell>
          <table:table-cell table:style-name="Table123.B2" office:value-type="string">
            <text:p text:style-name="P59">77/77</text:p>
            <text:p text:style-name="P59">(100%)</text:p>
          </table:table-cell>
          <table:table-cell table:style-name="Table123.B2" office:value-type="string">
            <text:p text:style-name="P59">60/63</text:p>
            <text:p text:style-name="P59">(95.2%)</text:p>
          </table:table-cell>
          <table:table-cell table:style-name="Table123.B2" office:value-type="string">
            <text:p text:style-name="P59">63/63</text:p>
            <text:p text:style-name="P59">(100%)</text:p>
          </table:table-cell>
          <table:table-cell table:style-name="Table123.B2" office:value-type="string">
            <text:p text:style-name="P59">77/77</text:p>
            <text:p text:style-name="P59">(100%)</text:p>
          </table:table-cell>
        </table:table-row>
        <table:table-row>
          <table:covered-table-cell/>
          <table:table-cell table:style-name="Table123.B31" office:value-type="string">
            <text:p text:style-name="P59">True negative</text:p>
          </table:table-cell>
          <table:table-cell table:style-name="Table123.B31" office:value-type="string">
            <text:p text:style-name="P59">76/7</text:p>
            <text:p text:style-name="P59">(98.7%)</text:p>
          </table:table-cell>
          <table:table-cell table:style-name="Table123.B31" office:value-type="string">
            <text:p text:style-name="P59">71/77</text:p>
            <text:p text:style-name="P59">(92.2%)</text:p>
          </table:table-cell>
          <table:table-cell table:style-name="Table123.B31" office:value-type="string">
            <text:p text:style-name="P59">63/68</text:p>
            <text:p text:style-name="P59">(92.6%)</text:p>
          </table:table-cell>
          <table:table-cell table:style-name="Table123.B31" office:value-type="string">
            <text:p text:style-name="P59">66/68</text:p>
            <text:p text:style-name="P59">(97.1%)</text:p>
          </table:table-cell>
          <table:table-cell table:style-name="Table123.G31" office:value-type="string">
            <text:p text:style-name="P59">76/77</text:p>
            <text:p text:style-name="P59">(98.7%)</text:p>
          </table:table-cell>
        </table:table-row>
      </table:table>
      <text:p text:style-name="P7"/>
      <text:p text:style-name="P23"/>
      <text:list xml:id="list174007075130876" text:continue-numbering="true" text:style-name="L32">
        <text:list-item>
          <text:p text:style-name="P119"><text:bookmark-start text:name="_Toc413454202"/><text:bookmark-start text:name="_Ref411857358"/>Linear-SVM<text:alphabetical-index-mark text:string-value="Support vector machine" text:key1="SVM"/> classification results<text:bookmark-end text:name="_Toc413454202"/><text:bookmark-end text:name="_Ref411857358"/></text:p>
        </text:list-item>
      </text:list>
      <table:table table:name="Table124" table:style-name="Table124">
        <table:table-column table:style-name="Table124.A"/>
        <table:table-column table:style-name="Table124.B"/>
        <table:table-column table:style-name="Table124.C"/>
        <table:table-column table:style-name="Table124.D"/>
        <table:table-column table:style-name="Table124.E"/>
        <table:table-column table:style-name="Table124.F"/>
        <table:table-column table:style-name="Table124.G"/>
        <table:table-row>
          <table:table-cell table:style-name="Table124.A1" office:value-type="string">
            <text:p text:style-name="P45"/>
          </table:table-cell>
          <table:table-cell table:style-name="Table124.A1" office:value-type="string">
            <text:p text:style-name="P45"/>
          </table:table-cell>
          <table:table-cell table:style-name="Table124.A1" office:value-type="string">
            <text:p text:style-name="P45">Frequency features</text:p>
          </table:table-cell>
          <table:table-cell table:style-name="Table124.A1" office:value-type="string">
            <text:p text:style-name="P45">Color features</text:p>
          </table:table-cell>
          <table:table-cell table:style-name="Table124.A1" office:value-type="string">
            <text:p text:style-name="P45">Segment features</text:p>
          </table:table-cell>
          <table:table-cell table:style-name="Table124.A1" office:value-type="string">
            <text:p text:style-name="P59"><text:span text:style-name="Default_20_Paragraph_20_Font"><text:span text:style-name="T24">PCA</text:span></text:span><text:alphabetical-index-mark text:string-value="Principal component analysis" text:key1="PCA"/><text:span text:style-name="Default_20_Paragraph_20_Font"><text:span text:style-name="T24"> reconstruction feature</text:span></text:span></text:p>
          </table:table-cell>
          <table:table-cell table:style-name="Table124.A1" office:value-type="string">
            <text:p text:style-name="P45">Features selection from all feature sets</text:p>
          </table:table-cell>
        </table:table-row>
        <table:table-row>
          <table:table-cell table:style-name="Table124.A2" table:number-rows-spanned="2" office:value-type="string">
            <text:p text:style-name="P106">Tantalum capacitor</text:p>
          </table:table-cell>
          <table:table-cell table:style-name="Table124.B2" office:value-type="string">
            <text:p text:style-name="P59">True </text:p>
            <text:p text:style-name="P59">positive</text:p>
          </table:table-cell>
          <table:table-cell table:style-name="Table124.B2" office:value-type="string">
            <text:p text:style-name="P59">59/59</text:p>
            <text:p text:style-name="P59">(100%)</text:p>
          </table:table-cell>
          <table:table-cell table:style-name="Table124.B2" office:value-type="string">
            <text:p text:style-name="P59">59/59</text:p>
            <text:p text:style-name="P59">(100%)</text:p>
          </table:table-cell>
          <table:table-cell table:style-name="Table124.B2" office:value-type="string">
            <text:p text:style-name="P59">52/52</text:p>
            <text:p text:style-name="P59">(100%)</text:p>
          </table:table-cell>
          <table:table-cell table:style-name="Table124.B2" office:value-type="string">
            <text:p text:style-name="P59">48/52</text:p>
            <text:p text:style-name="P59">(92.3%)</text:p>
          </table:table-cell>
          <table:table-cell table:style-name="Table124.B2" office:value-type="string">
            <text:p text:style-name="P59">59/59</text:p>
            <text:p text:style-name="P59">(100%)</text:p>
          </table:table-cell>
        </table:table-row>
        <table:table-row>
          <table:covered-table-cell/>
          <table:table-cell table:style-name="Table124.B3" office:value-type="string">
            <text:p text:style-name="P59">True negative</text:p>
          </table:table-cell>
          <table:table-cell table:style-name="Table124.B3" office:value-type="string">
            <text:p text:style-name="P59">58/59</text:p>
            <text:p text:style-name="P59">(98.3%)</text:p>
          </table:table-cell>
          <table:table-cell table:style-name="Table124.B3" office:value-type="string">
            <text:p text:style-name="P59">58/59</text:p>
            <text:p text:style-name="P59">(98.3%)</text:p>
          </table:table-cell>
          <table:table-cell table:style-name="Table124.B3" office:value-type="string">
            <text:p text:style-name="P59">42/48</text:p>
            <text:p text:style-name="P59">(87.5%)</text:p>
          </table:table-cell>
          <table:table-cell table:style-name="Table124.B3" office:value-type="string">
            <text:p text:style-name="P59">44/48</text:p>
            <text:p text:style-name="P59">(91.7%)</text:p>
          </table:table-cell>
          <table:table-cell table:style-name="Table124.G3" office:value-type="string">
            <text:p text:style-name="P59">59/59</text:p>
            <text:p text:style-name="P59">(100)</text:p>
          </table:table-cell>
        </table:table-row>
        <table:table-row>
          <table:table-cell table:style-name="Table124.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Aluminum electrolytic capacitor</text:span></text:span></text:p>
          </table:table-cell>
          <table:table-cell table:style-name="Table124.B2" office:value-type="string">
            <text:p text:style-name="P59">True </text:p>
            <text:p text:style-name="P59">positive</text:p>
          </table:table-cell>
          <table:table-cell table:style-name="Table124.B2" office:value-type="string">
            <text:p text:style-name="P59">106/112</text:p>
            <text:p text:style-name="P59">(94.6%)</text:p>
          </table:table-cell>
          <table:table-cell table:style-name="Table124.B2" office:value-type="string">
            <text:p text:style-name="P59">107/112</text:p>
            <text:p text:style-name="P59">(95.5%)</text:p>
          </table:table-cell>
          <table:table-cell table:style-name="Table124.B2" office:value-type="string">
            <text:p text:style-name="P59">91/94</text:p>
            <text:p text:style-name="P59">(96.8%)</text:p>
          </table:table-cell>
          <table:table-cell table:style-name="Table124.B2" office:value-type="string">
            <text:p text:style-name="P59">89/94</text:p>
            <text:p text:style-name="P59">(94.7%)</text:p>
          </table:table-cell>
          <table:table-cell table:style-name="Table124.B2" office:value-type="string">
            <text:p text:style-name="P59">110/112</text:p>
            <text:p text:style-name="P59">(98.2%)</text:p>
          </table:table-cell>
        </table:table-row>
        <table:table-row>
          <table:covered-table-cell/>
          <table:table-cell table:style-name="Table124.B3" office:value-type="string">
            <text:p text:style-name="P59">True negative</text:p>
          </table:table-cell>
          <table:table-cell table:style-name="Table124.B3" office:value-type="string">
            <text:p text:style-name="P59">107/112</text:p>
            <text:p text:style-name="P59">(95.5%)</text:p>
          </table:table-cell>
          <table:table-cell table:style-name="Table124.B3" office:value-type="string">
            <text:p text:style-name="P59">98/112</text:p>
            <text:p text:style-name="P59">(87.5%)</text:p>
          </table:table-cell>
          <table:table-cell table:style-name="Table124.B3" office:value-type="string">
            <text:p text:style-name="P59">68/96</text:p>
            <text:p text:style-name="P59">(70.8%)</text:p>
          </table:table-cell>
          <table:table-cell table:style-name="Table124.B3" office:value-type="string">
            <text:p text:style-name="P59">94/96</text:p>
            <text:p text:style-name="P59">(97.9%)</text:p>
          </table:table-cell>
          <table:table-cell table:style-name="Table124.G3" office:value-type="string">
            <text:p text:style-name="P59">109/112</text:p>
            <text:p text:style-name="P59">(97.3%)</text:p>
          </table:table-cell>
        </table:table-row>
        <table:table-row>
          <table:table-cell table:style-name="Table124.A2" table:number-rows-spanned="2" office:value-type="string">
            <text:p text:style-name="P106">QFP100</text:p>
          </table:table-cell>
          <table:table-cell table:style-name="Table124.B2" office:value-type="string">
            <text:p text:style-name="P59">True </text:p>
            <text:p text:style-name="P59">positive</text:p>
          </table:table-cell>
          <table:table-cell table:style-name="Table124.B2" office:value-type="string">
            <text:p text:style-name="P59">79/79</text:p>
            <text:p text:style-name="P59">(100%)</text:p>
          </table:table-cell>
          <table:table-cell table:style-name="Table124.B2" office:value-type="string">
            <text:p text:style-name="P59">71/79</text:p>
            <text:p text:style-name="P59">(89.9%)</text:p>
          </table:table-cell>
          <table:table-cell table:style-name="Table124.B2" office:value-type="string">
            <text:p text:style-name="P59">64/65</text:p>
            <text:p text:style-name="P59">(98.5%)</text:p>
          </table:table-cell>
          <table:table-cell table:style-name="Table124.B2" office:value-type="string">
            <text:p text:style-name="P59">58/66</text:p>
            <text:p text:style-name="P59">(89.2%)</text:p>
          </table:table-cell>
          <table:table-cell table:style-name="Table124.B2" office:value-type="string">
            <text:p text:style-name="P59">79/79</text:p>
            <text:p text:style-name="P59">(100%)</text:p>
          </table:table-cell>
        </table:table-row>
        <table:table-row>
          <table:covered-table-cell/>
          <table:table-cell table:style-name="Table124.B3" office:value-type="string">
            <text:p text:style-name="P59">True negative</text:p>
          </table:table-cell>
          <table:table-cell table:style-name="Table124.B3" office:value-type="string">
            <text:p text:style-name="P59">77/79</text:p>
            <text:p text:style-name="P59">(97.5%)</text:p>
          </table:table-cell>
          <table:table-cell table:style-name="Table124.B3" office:value-type="string">
            <text:p text:style-name="P59">74/79</text:p>
            <text:p text:style-name="P59">(93.7%)</text:p>
          </table:table-cell>
          <table:table-cell table:style-name="Table124.B3" office:value-type="string">
            <text:p text:style-name="P59">66/69</text:p>
            <text:p text:style-name="P59">(95.7%)</text:p>
          </table:table-cell>
          <table:table-cell table:style-name="Table124.B3" office:value-type="string">
            <text:p text:style-name="P59">67/69</text:p>
            <text:p text:style-name="P59">(97.1%)</text:p>
          </table:table-cell>
          <table:table-cell table:style-name="Table124.G3" office:value-type="string">
            <text:p text:style-name="P59">78/79</text:p>
            <text:p text:style-name="P59">(98.7%)</text:p>
          </table:table-cell>
        </table:table-row>
        <table:table-row>
          <table:table-cell table:style-name="Table124.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Resistor Network array 1206, 4 Resistors</text:span></text:span></text:p>
          </table:table-cell>
          <table:table-cell table:style-name="Table124.B2" office:value-type="string">
            <text:p text:style-name="P59">True </text:p>
            <text:p text:style-name="P59">positive</text:p>
          </table:table-cell>
          <table:table-cell table:style-name="Table124.B2" office:value-type="string">
            <text:p text:style-name="P59">207/266</text:p>
            <text:p text:style-name="P59">(77.8%)</text:p>
          </table:table-cell>
          <table:table-cell table:style-name="Table124.B2" office:value-type="string">
            <text:p text:style-name="P59">239/266</text:p>
            <text:p text:style-name="P59">(89.8%)</text:p>
          </table:table-cell>
          <table:table-cell table:style-name="Table124.B2" office:value-type="string">
            <text:p text:style-name="P59">221/233</text:p>
            <text:p text:style-name="P59">(94.8%)</text:p>
          </table:table-cell>
          <table:table-cell table:style-name="Table124.B2" office:value-type="string">
            <text:p text:style-name="P59">215/233</text:p>
            <text:p text:style-name="P59">(92.3%)</text:p>
          </table:table-cell>
          <table:table-cell table:style-name="Table124.B2" office:value-type="string">
            <text:p text:style-name="P59">222/266</text:p>
            <text:p text:style-name="P59">(83.5%)</text:p>
          </table:table-cell>
        </table:table-row>
        <table:table-row>
          <table:covered-table-cell/>
          <table:table-cell table:style-name="Table124.B3" office:value-type="string">
            <text:p text:style-name="P59">True negative</text:p>
          </table:table-cell>
          <table:table-cell table:style-name="Table124.B3" office:value-type="string">
            <text:p text:style-name="P59">204/266</text:p>
            <text:p text:style-name="P59">(76.7%)</text:p>
          </table:table-cell>
          <table:table-cell table:style-name="Table124.B3" office:value-type="string">
            <text:p text:style-name="P59">177/266</text:p>
            <text:p text:style-name="P59">(66.5%)</text:p>
          </table:table-cell>
          <table:table-cell table:style-name="Table124.B3" office:value-type="string">
            <text:p text:style-name="P59">156/219</text:p>
            <text:p text:style-name="P59">(71.2)</text:p>
          </table:table-cell>
          <table:table-cell table:style-name="Table124.B3" office:value-type="string">
            <text:p text:style-name="P59">179/219</text:p>
            <text:p text:style-name="P59">(81.7%)</text:p>
          </table:table-cell>
          <table:table-cell table:style-name="Table124.G3" office:value-type="string">
            <text:p text:style-name="P59">218/266</text:p>
            <text:p text:style-name="P59">(82.0%)</text:p>
          </table:table-cell>
        </table:table-row>
        <table:table-row>
          <table:table-cell table:style-name="Table124.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Transistor SOT23-3</text:span></text:span></text:p>
          </table:table-cell>
          <table:table-cell table:style-name="Table124.B2" office:value-type="string">
            <text:p text:style-name="P59">True </text:p>
            <text:p text:style-name="P59">positive</text:p>
          </table:table-cell>
          <table:table-cell table:style-name="Table124.B2" office:value-type="string">
            <text:p text:style-name="P59">257/262</text:p>
            <text:p text:style-name="P59">(98.1%)</text:p>
          </table:table-cell>
          <table:table-cell table:style-name="Table124.B2" office:value-type="string">
            <text:p text:style-name="P59">254/262</text:p>
            <text:p text:style-name="P59">(96.9%)</text:p>
          </table:table-cell>
          <table:table-cell table:style-name="Table124.B2" office:value-type="string">
            <text:p text:style-name="P59">215/222</text:p>
            <text:p text:style-name="P59">(96.8%)</text:p>
          </table:table-cell>
          <table:table-cell table:style-name="Table124.B2" office:value-type="string">
            <text:p text:style-name="P59">209/222</text:p>
            <text:p text:style-name="P59">(94.1%)</text:p>
          </table:table-cell>
          <table:table-cell table:style-name="Table124.B2" office:value-type="string">
            <text:p text:style-name="P59">259/262</text:p>
            <text:p text:style-name="P59">(98.9%)</text:p>
          </table:table-cell>
        </table:table-row>
        <table:table-row>
          <table:covered-table-cell/>
          <table:table-cell table:style-name="Table124.B3" office:value-type="string">
            <text:p text:style-name="P59">True negative</text:p>
          </table:table-cell>
          <table:table-cell table:style-name="Table124.B3" office:value-type="string">
            <text:p text:style-name="P59">258/262</text:p>
            <text:p text:style-name="P59">(98.5%<text:soft-page-break/>)</text:p>
          </table:table-cell>
          <table:table-cell table:style-name="Table124.B3" office:value-type="string">
            <text:p text:style-name="P59">233/268</text:p>
            <text:p text:style-name="P59">(88.9<text:soft-page-break/>%)</text:p>
          </table:table-cell>
          <table:table-cell table:style-name="Table124.B3" office:value-type="string">
            <text:p text:style-name="P59">189/223</text:p>
            <text:p text:style-name="P59">(84.8%<text:soft-page-break/>)</text:p>
          </table:table-cell>
          <table:table-cell table:style-name="Table124.B3" office:value-type="string">
            <text:p text:style-name="P59">214/223</text:p>
            <text:p text:style-name="P59">(96.0%)</text:p>
          </table:table-cell>
          <table:table-cell table:style-name="Table124.G3" office:value-type="string">
            <text:p text:style-name="P59">260/262</text:p>
            <text:p text:style-name="P59">(99.2%)</text:p>
          </table:table-cell>
        </table:table-row>
        <table:table-row>
          <table:table-cell table:style-name="Table124.A2" table:number-rows-spanned="2" office:value-type="string">
            <text:p text:style-name="P107">DIP14</text:p>
          </table:table-cell>
          <table:table-cell table:style-name="Table124.B2" office:value-type="string">
            <text:p text:style-name="P59">True </text:p>
            <text:p text:style-name="P59">positive</text:p>
          </table:table-cell>
          <table:table-cell table:style-name="Table124.B2" office:value-type="string">
            <text:p text:style-name="P59">109/114</text:p>
            <text:p text:style-name="P59">(95.6%)</text:p>
          </table:table-cell>
          <table:table-cell table:style-name="Table124.B2" office:value-type="string">
            <text:p text:style-name="P59">106/114</text:p>
            <text:p text:style-name="P59">(93.0%)</text:p>
          </table:table-cell>
          <table:table-cell table:style-name="Table124.B2" office:value-type="string">
            <text:p text:style-name="P59">89/99</text:p>
            <text:p text:style-name="P59">(90.0%)</text:p>
          </table:table-cell>
          <table:table-cell table:style-name="Table124.B2" office:value-type="string">
            <text:p text:style-name="P59">96/99</text:p>
            <text:p text:style-name="P59">(97.0%)</text:p>
          </table:table-cell>
          <table:table-cell table:style-name="Table124.B2" office:value-type="string">
            <text:p text:style-name="P59">110/114</text:p>
            <text:p text:style-name="P59">(96.5%)</text:p>
          </table:table-cell>
        </table:table-row>
        <table:table-row>
          <table:covered-table-cell/>
          <table:table-cell table:style-name="Table124.B3" office:value-type="string">
            <text:p text:style-name="P59">True negative</text:p>
          </table:table-cell>
          <table:table-cell table:style-name="Table124.B3" office:value-type="string">
            <text:p text:style-name="P59">111/114</text:p>
            <text:p text:style-name="P59">(97.4%)</text:p>
          </table:table-cell>
          <table:table-cell table:style-name="Table124.B3" office:value-type="string">
            <text:p text:style-name="P59">104/114</text:p>
            <text:p text:style-name="P59">(91.2%)</text:p>
          </table:table-cell>
          <table:table-cell table:style-name="Table124.B3" office:value-type="string">
            <text:p text:style-name="P59">85/95</text:p>
            <text:p text:style-name="P59">(89.5%)</text:p>
          </table:table-cell>
          <table:table-cell table:style-name="Table124.B3" office:value-type="string">
            <text:p text:style-name="P59">93/95</text:p>
            <text:p text:style-name="P59">(97.9%)</text:p>
          </table:table-cell>
          <table:table-cell table:style-name="Table124.G3" office:value-type="string">
            <text:p text:style-name="P59">113/114</text:p>
            <text:p text:style-name="P59">(99.1%)</text:p>
          </table:table-cell>
        </table:table-row>
        <table:table-row>
          <table:table-cell table:style-name="Table124.A2" table:number-rows-spanned="2" office:value-type="string">
            <text:p text:style-name="P107">DIP16</text:p>
          </table:table-cell>
          <table:table-cell table:style-name="Table124.B2" office:value-type="string">
            <text:p text:style-name="P59">True </text:p>
            <text:p text:style-name="P59">positive</text:p>
          </table:table-cell>
          <table:table-cell table:style-name="Table124.B2" office:value-type="string">
            <text:p text:style-name="P59">63/72</text:p>
            <text:p text:style-name="P59">(87.5%)</text:p>
          </table:table-cell>
          <table:table-cell table:style-name="Table124.B2" office:value-type="string">
            <text:p text:style-name="P59">68/72</text:p>
            <text:p text:style-name="P59">(94.4%)</text:p>
          </table:table-cell>
          <table:table-cell table:style-name="Table124.B2" office:value-type="string">
            <text:p text:style-name="P59">48/57</text:p>
            <text:p text:style-name="P59">(84.2%)</text:p>
          </table:table-cell>
          <table:table-cell table:style-name="Table124.B2" office:value-type="string">
            <text:p text:style-name="P59">50/57</text:p>
            <text:p text:style-name="P59">(87.7%)</text:p>
          </table:table-cell>
          <table:table-cell table:style-name="Table124.B2" office:value-type="string">
            <text:p text:style-name="P59">69/72</text:p>
            <text:p text:style-name="P59">(95.8%)</text:p>
          </table:table-cell>
        </table:table-row>
        <table:table-row>
          <table:covered-table-cell/>
          <table:table-cell table:style-name="Table124.B3" office:value-type="string">
            <text:p text:style-name="P59">True negative</text:p>
          </table:table-cell>
          <table:table-cell table:style-name="Table124.B3" office:value-type="string">
            <text:p text:style-name="P59">69/72</text:p>
            <text:p text:style-name="P59">(95.8%)</text:p>
          </table:table-cell>
          <table:table-cell table:style-name="Table124.B3" office:value-type="string">
            <text:p text:style-name="P59">67/72</text:p>
            <text:p text:style-name="P59">(93.0%)</text:p>
          </table:table-cell>
          <table:table-cell table:style-name="Table124.B3" office:value-type="string">
            <text:p text:style-name="P59">58/65</text:p>
            <text:p text:style-name="P59">(89.2%)</text:p>
          </table:table-cell>
          <table:table-cell table:style-name="Table124.B3" office:value-type="string">
            <text:p text:style-name="P59">61/65</text:p>
            <text:p text:style-name="P59">(93.8%)</text:p>
          </table:table-cell>
          <table:table-cell table:style-name="Table124.G3" office:value-type="string">
            <text:p text:style-name="P59">71/72</text:p>
            <text:p text:style-name="P59">(98.6%)</text:p>
          </table:table-cell>
        </table:table-row>
        <table:table-row>
          <table:table-cell table:style-name="Table124.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Resistor 1206</text:span></text:span></text:p>
          </table:table-cell>
          <table:table-cell table:style-name="Table124.B2" office:value-type="string">
            <text:p text:style-name="P59">True </text:p>
            <text:p text:style-name="P59">positive</text:p>
          </table:table-cell>
          <table:table-cell table:style-name="Table124.B2" office:value-type="string">
            <text:p text:style-name="P59">261/266</text:p>
            <text:p text:style-name="P59">(98.2%)</text:p>
          </table:table-cell>
          <table:table-cell table:style-name="Table124.B2" office:value-type="string">
            <text:p text:style-name="P59">251/266</text:p>
            <text:p text:style-name="P59">(94.4%)</text:p>
          </table:table-cell>
          <table:table-cell table:style-name="Table124.B2" office:value-type="string">
            <text:p text:style-name="P59">212/226</text:p>
            <text:p text:style-name="P59">(93.8%)</text:p>
          </table:table-cell>
          <table:table-cell table:style-name="Table124.B2" office:value-type="string">
            <text:p text:style-name="P59">220/226</text:p>
            <text:p text:style-name="P59">(97.3%)</text:p>
          </table:table-cell>
          <table:table-cell table:style-name="Table124.B2" office:value-type="string">
            <text:p text:style-name="P59">265/266</text:p>
            <text:p text:style-name="P59">(99.6%)</text:p>
          </table:table-cell>
        </table:table-row>
        <table:table-row>
          <table:covered-table-cell/>
          <table:table-cell table:style-name="Table124.B3" office:value-type="string">
            <text:p text:style-name="P59">True negative</text:p>
          </table:table-cell>
          <table:table-cell table:style-name="Table124.B3" office:value-type="string">
            <text:p text:style-name="P59">260/266</text:p>
            <text:p text:style-name="P59">(97.7%)</text:p>
          </table:table-cell>
          <table:table-cell table:style-name="Table124.B3" office:value-type="string">
            <text:p text:style-name="P59">242/266</text:p>
            <text:p text:style-name="P59">(91.0%)</text:p>
          </table:table-cell>
          <table:table-cell table:style-name="Table124.B3" office:value-type="string">
            <text:p text:style-name="P59">197/226</text:p>
            <text:p text:style-name="P59">(87.2%)</text:p>
          </table:table-cell>
          <table:table-cell table:style-name="Table124.B3" office:value-type="string">
            <text:p text:style-name="P59">223/226</text:p>
            <text:p text:style-name="P59">(98.7%)</text:p>
          </table:table-cell>
          <table:table-cell table:style-name="Table124.G3" office:value-type="string">
            <text:p text:style-name="P59">266/266</text:p>
            <text:p text:style-name="P59">(100%)</text:p>
          </table:table-cell>
        </table:table-row>
        <table:table-row>
          <table:table-cell table:style-name="Table124.A2" table:number-rows-spanned="2" office:value-type="string">
            <text:p text:style-name="P107">SOIC-8</text:p>
          </table:table-cell>
          <table:table-cell table:style-name="Table124.B2" office:value-type="string">
            <text:p text:style-name="P59">True </text:p>
            <text:p text:style-name="P59">positive</text:p>
          </table:table-cell>
          <table:table-cell table:style-name="Table124.B2" office:value-type="string">
            <text:p text:style-name="P59">103/106</text:p>
            <text:p text:style-name="P59">(97.2%)</text:p>
          </table:table-cell>
          <table:table-cell table:style-name="Table124.B2" office:value-type="string">
            <text:p text:style-name="P59">103/106</text:p>
            <text:p text:style-name="P59">(97.2%)</text:p>
          </table:table-cell>
          <table:table-cell table:style-name="Table124.B2" office:value-type="string">
            <text:p text:style-name="P59">76/88</text:p>
            <text:p text:style-name="P59">(86.4%)</text:p>
          </table:table-cell>
          <table:table-cell table:style-name="Table124.B2" office:value-type="string">
            <text:p text:style-name="P59">86/88</text:p>
            <text:p text:style-name="P59">(97.7%)</text:p>
          </table:table-cell>
          <table:table-cell table:style-name="Table124.B2" office:value-type="string">
            <text:p text:style-name="P59">106/106</text:p>
            <text:p text:style-name="P59">(100%)</text:p>
          </table:table-cell>
        </table:table-row>
        <table:table-row>
          <table:covered-table-cell/>
          <table:table-cell table:style-name="Table124.B3" office:value-type="string">
            <text:p text:style-name="P59">True negative</text:p>
          </table:table-cell>
          <table:table-cell table:style-name="Table124.B3" office:value-type="string">
            <text:p text:style-name="P59">103/106</text:p>
            <text:p text:style-name="P59">(97.2%)</text:p>
          </table:table-cell>
          <table:table-cell table:style-name="Table124.B3" office:value-type="string">
            <text:p text:style-name="P59">90/106</text:p>
            <text:p text:style-name="P59">(84.9%)</text:p>
          </table:table-cell>
          <table:table-cell table:style-name="Table124.B3" office:value-type="string">
            <text:p text:style-name="P59">74/96</text:p>
            <text:p text:style-name="P59">(80.4%)</text:p>
          </table:table-cell>
          <table:table-cell table:style-name="Table124.B3" office:value-type="string">
            <text:p text:style-name="P59">92/92</text:p>
            <text:p text:style-name="P59">(100%)</text:p>
          </table:table-cell>
          <table:table-cell table:style-name="Table124.G3" office:value-type="string">
            <text:p text:style-name="P59">1037106</text:p>
            <text:p text:style-name="P59">(97.2%)</text:p>
          </table:table-cell>
        </table:table-row>
        <table:table-row>
          <table:table-cell table:style-name="Table124.A2" table:number-rows-spanned="2" office:value-type="string">
            <text:p text:style-name="P107">Ceramic capacitor 1210</text:p>
          </table:table-cell>
          <table:table-cell table:style-name="Table124.B2" office:value-type="string">
            <text:p text:style-name="P59">True </text:p>
            <text:p text:style-name="P59">positive</text:p>
          </table:table-cell>
          <table:table-cell table:style-name="Table124.B2" office:value-type="string">
            <text:p text:style-name="P59">30/42</text:p>
            <text:p text:style-name="P59">(71.4%)</text:p>
          </table:table-cell>
          <table:table-cell table:style-name="Table124.B2" office:value-type="string">
            <text:p text:style-name="P59">41/42</text:p>
            <text:p text:style-name="P59">(97.6%)</text:p>
          </table:table-cell>
          <table:table-cell table:style-name="Table124.B2" office:value-type="string">
            <text:p text:style-name="P59">35/36</text:p>
            <text:p text:style-name="P59">(97.2%)</text:p>
          </table:table-cell>
          <table:table-cell table:style-name="Table124.B2" office:value-type="string">
            <text:p text:style-name="P59">25/36</text:p>
            <text:p text:style-name="P59">(69.4%)</text:p>
          </table:table-cell>
          <table:table-cell table:style-name="Table124.B2" office:value-type="string">
            <text:p text:style-name="P59">42/42</text:p>
            <text:p text:style-name="P59">(100%)</text:p>
          </table:table-cell>
        </table:table-row>
        <table:table-row>
          <table:covered-table-cell/>
          <table:table-cell table:style-name="Table124.B3" office:value-type="string">
            <text:p text:style-name="P59">True negative</text:p>
          </table:table-cell>
          <table:table-cell table:style-name="Table124.B3" office:value-type="string">
            <text:p text:style-name="P59">36/42</text:p>
            <text:p text:style-name="P59">(85.7%)</text:p>
          </table:table-cell>
          <table:table-cell table:style-name="Table124.B3" office:value-type="string">
            <text:p text:style-name="P59">35/42</text:p>
            <text:p text:style-name="P59">(83.3%)</text:p>
          </table:table-cell>
          <table:table-cell table:style-name="Table124.B3" office:value-type="string">
            <text:p text:style-name="P59">30/35</text:p>
            <text:p text:style-name="P59">(85.7%)</text:p>
          </table:table-cell>
          <table:table-cell table:style-name="Table124.B3" office:value-type="string">
            <text:p text:style-name="P59">28/35</text:p>
            <text:p text:style-name="P59">(80.0%)</text:p>
          </table:table-cell>
          <table:table-cell table:style-name="Table124.G3" office:value-type="string">
            <text:p text:style-name="P59">40/42</text:p>
            <text:p text:style-name="P59">(95.2%)</text:p>
          </table:table-cell>
        </table:table-row>
        <table:table-row>
          <table:table-cell table:style-name="Table124.A2" table:number-rows-spanned="2" office:value-type="string">
            <text:p text:style-name="P107">SOT223-3</text:p>
          </table:table-cell>
          <table:table-cell table:style-name="Table124.B2" office:value-type="string">
            <text:p text:style-name="P59">True </text:p>
            <text:p text:style-name="P59">positive</text:p>
          </table:table-cell>
          <table:table-cell table:style-name="Table124.B2" office:value-type="string">
            <text:p text:style-name="P59">126/126</text:p>
            <text:p text:style-name="P59">(100%)</text:p>
          </table:table-cell>
          <table:table-cell table:style-name="Table124.B2" office:value-type="string">
            <text:p text:style-name="P59">113/126</text:p>
            <text:p text:style-name="P59">(89.7%)</text:p>
          </table:table-cell>
          <table:table-cell table:style-name="Table124.B2" office:value-type="string">
            <text:p text:style-name="P59">97/105</text:p>
            <text:p text:style-name="P59">(92.4%)</text:p>
          </table:table-cell>
          <table:table-cell table:style-name="Table124.B2" office:value-type="string">
            <text:p text:style-name="P59">105/105</text:p>
            <text:p text:style-name="P59">(100%)</text:p>
          </table:table-cell>
          <table:table-cell table:style-name="Table124.B2" office:value-type="string">
            <text:p text:style-name="P59">126/126</text:p>
            <text:p text:style-name="P59">(100%)</text:p>
          </table:table-cell>
        </table:table-row>
        <table:table-row>
          <table:covered-table-cell/>
          <table:table-cell table:style-name="Table124.B3" office:value-type="string">
            <text:p text:style-name="P59">True negative</text:p>
          </table:table-cell>
          <table:table-cell table:style-name="Table124.B3" office:value-type="string">
            <text:p text:style-name="P59">137/137</text:p>
            <text:p text:style-name="P59">(100%)</text:p>
          </table:table-cell>
          <table:table-cell table:style-name="Table124.B3" office:value-type="string">
            <text:p text:style-name="P59">113/137</text:p>
            <text:p text:style-name="P59">(82.5%)</text:p>
          </table:table-cell>
          <table:table-cell table:style-name="Table124.B3" office:value-type="string">
            <text:p text:style-name="P59">91/117</text:p>
            <text:p text:style-name="P59">(77.8%)</text:p>
          </table:table-cell>
          <table:table-cell table:style-name="Table124.B3" office:value-type="string">
            <text:p text:style-name="P59">116/117</text:p>
            <text:p text:style-name="P59">(99.1%)</text:p>
          </table:table-cell>
          <table:table-cell table:style-name="Table124.G3" office:value-type="string">
            <text:p text:style-name="P59">137/137</text:p>
            <text:p text:style-name="P59">(100%)</text:p>
          </table:table-cell>
        </table:table-row>
        <text:soft-page-break/>
        <table:table-row>
          <table:table-cell table:style-name="Table124.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Resistor 0806 </text:span></text:span></text:p>
          </table:table-cell>
          <table:table-cell table:style-name="Table124.B2" office:value-type="string">
            <text:p text:style-name="P59">True </text:p>
            <text:p text:style-name="P59">positive</text:p>
          </table:table-cell>
          <table:table-cell table:style-name="Table124.B2" office:value-type="string">
            <text:p text:style-name="P59">283/308</text:p>
            <text:p text:style-name="P59">(91.9%)</text:p>
          </table:table-cell>
          <table:table-cell table:style-name="Table124.B2" office:value-type="string">
            <text:p text:style-name="P59">290/308</text:p>
            <text:p text:style-name="P59">(94.2%)</text:p>
          </table:table-cell>
          <table:table-cell table:style-name="Table124.B2" office:value-type="string">
            <text:p text:style-name="P59">252/258</text:p>
            <text:p text:style-name="P59">(97.7%)</text:p>
          </table:table-cell>
          <table:table-cell table:style-name="Table124.B2" office:value-type="string">
            <text:p text:style-name="P59">244/258</text:p>
            <text:p text:style-name="P59">(94.6%)</text:p>
          </table:table-cell>
          <table:table-cell table:style-name="Table124.B2" office:value-type="string">
            <text:p text:style-name="P59">304/308</text:p>
            <text:p text:style-name="P59">(98.7%)</text:p>
          </table:table-cell>
        </table:table-row>
        <table:table-row>
          <table:covered-table-cell/>
          <table:table-cell table:style-name="Table124.B3" office:value-type="string">
            <text:p text:style-name="P59">True negative</text:p>
          </table:table-cell>
          <table:table-cell table:style-name="Table124.B3" office:value-type="string">
            <text:p text:style-name="P59">293/308</text:p>
            <text:p text:style-name="P59">(95.1%)</text:p>
          </table:table-cell>
          <table:table-cell table:style-name="Table124.B3" office:value-type="string">
            <text:p text:style-name="P59">269/308</text:p>
            <text:p text:style-name="P59">(87.3%)</text:p>
          </table:table-cell>
          <table:table-cell table:style-name="Table124.B3" office:value-type="string">
            <text:p text:style-name="P59">242/266</text:p>
            <text:p text:style-name="P59">(91.0%)</text:p>
          </table:table-cell>
          <table:table-cell table:style-name="Table124.B3" office:value-type="string">
            <text:p text:style-name="P59">253/266</text:p>
            <text:p text:style-name="P59">(95.1%)</text:p>
          </table:table-cell>
          <table:table-cell table:style-name="Table124.G3" office:value-type="string">
            <text:p text:style-name="P59">296/308</text:p>
            <text:p text:style-name="P59">(96.1%)</text:p>
          </table:table-cell>
        </table:table-row>
        <table:table-row>
          <table:table-cell table:style-name="Table124.A2" table:number-rows-spanned="2" office:value-type="string">
            <text:p text:style-name="P107">TO263 </text:p>
          </table:table-cell>
          <table:table-cell table:style-name="Table124.B2" office:value-type="string">
            <text:p text:style-name="P59">True </text:p>
            <text:p text:style-name="P59">positive</text:p>
          </table:table-cell>
          <table:table-cell table:style-name="Table124.B2" office:value-type="string">
            <text:p text:style-name="P59">35/36</text:p>
            <text:p text:style-name="P59">(100%)</text:p>
          </table:table-cell>
          <table:table-cell table:style-name="Table124.B2" office:value-type="string">
            <text:p text:style-name="P59">33/36</text:p>
            <text:p text:style-name="P59">(91.7%)</text:p>
          </table:table-cell>
          <table:table-cell table:style-name="Table124.B2" office:value-type="string">
            <text:p text:style-name="P59">26/29</text:p>
            <text:p text:style-name="P59">(89.7%)</text:p>
          </table:table-cell>
          <table:table-cell table:style-name="Table124.B2" office:value-type="string">
            <text:p text:style-name="P59">28/29</text:p>
            <text:p text:style-name="P59">(96.55%)</text:p>
          </table:table-cell>
          <table:table-cell table:style-name="Table124.B2" office:value-type="string">
            <text:p text:style-name="P59">34/36</text:p>
            <text:p text:style-name="P59">(94.4%)</text:p>
          </table:table-cell>
        </table:table-row>
        <table:table-row>
          <table:covered-table-cell/>
          <table:table-cell table:style-name="Table124.B3" office:value-type="string">
            <text:p text:style-name="P59">True negative</text:p>
          </table:table-cell>
          <table:table-cell table:style-name="Table124.B3" office:value-type="string">
            <text:p text:style-name="P59">36/36</text:p>
            <text:p text:style-name="P59">(97.2%)</text:p>
          </table:table-cell>
          <table:table-cell table:style-name="Table124.B3" office:value-type="string">
            <text:p text:style-name="P59">30/36</text:p>
            <text:p text:style-name="P59">(83.3%)</text:p>
          </table:table-cell>
          <table:table-cell table:style-name="Table124.B3" office:value-type="string">
            <text:p text:style-name="P59">26/32</text:p>
            <text:p text:style-name="P59">(81.2%)</text:p>
          </table:table-cell>
          <table:table-cell table:style-name="Table124.B3" office:value-type="string">
            <text:p text:style-name="P59">32/32</text:p>
            <text:p text:style-name="P59">(100%)</text:p>
          </table:table-cell>
          <table:table-cell table:style-name="Table124.G3" office:value-type="string">
            <text:p text:style-name="P59">36/36</text:p>
            <text:p text:style-name="P59">(100%)</text:p>
          </table:table-cell>
        </table:table-row>
        <table:table-row>
          <table:table-cell table:style-name="Table124.A2" table:number-rows-spanned="2" office:value-type="string">
            <text:p text:style-name="P107">Quartz HC-49/S </text:p>
          </table:table-cell>
          <table:table-cell table:style-name="Table124.B2" office:value-type="string">
            <text:p text:style-name="P59">True </text:p>
            <text:p text:style-name="P59">positive</text:p>
          </table:table-cell>
          <table:table-cell table:style-name="Table124.B2" office:value-type="string">
            <text:p text:style-name="P59">42/46</text:p>
            <text:p text:style-name="P59">(91.3%)</text:p>
          </table:table-cell>
          <table:table-cell table:style-name="Table124.B2" office:value-type="string">
            <text:p text:style-name="P59">46/46</text:p>
            <text:p text:style-name="P59">(100%)</text:p>
          </table:table-cell>
          <table:table-cell table:style-name="Table124.B2" office:value-type="string">
            <text:p text:style-name="P59">30/37</text:p>
            <text:p text:style-name="P59">(81.1%)</text:p>
          </table:table-cell>
          <table:table-cell table:style-name="Table124.B2" office:value-type="string">
            <text:p text:style-name="P59">29/38</text:p>
            <text:p text:style-name="P59">(78.4%)</text:p>
          </table:table-cell>
          <table:table-cell table:style-name="Table124.B2" office:value-type="string">
            <text:p text:style-name="P59">46/46</text:p>
            <text:p text:style-name="P59">(100%)</text:p>
          </table:table-cell>
        </table:table-row>
        <table:table-row>
          <table:covered-table-cell/>
          <table:table-cell table:style-name="Table124.B3" office:value-type="string">
            <text:p text:style-name="P59">True negative</text:p>
          </table:table-cell>
          <table:table-cell table:style-name="Table124.B3" office:value-type="string">
            <text:p text:style-name="P59">45/46</text:p>
            <text:p text:style-name="P59">(97.8%)</text:p>
          </table:table-cell>
          <table:table-cell table:style-name="Table124.B3" office:value-type="string">
            <text:p text:style-name="P59">42/46</text:p>
            <text:p text:style-name="P59">(91.3%)</text:p>
          </table:table-cell>
          <table:table-cell table:style-name="Table124.B3" office:value-type="string">
            <text:p text:style-name="P59">35/36</text:p>
            <text:p text:style-name="P59">(97.2%)</text:p>
          </table:table-cell>
          <table:table-cell table:style-name="Table124.B3" office:value-type="string">
            <text:p text:style-name="P59">33/36</text:p>
            <text:p text:style-name="P59">(91.7%)</text:p>
          </table:table-cell>
          <table:table-cell table:style-name="Table124.G3" office:value-type="string">
            <text:p text:style-name="P59">46/46</text:p>
            <text:p text:style-name="P59">(100%)</text:p>
          </table:table-cell>
        </table:table-row>
        <table:table-row>
          <table:table-cell table:style-name="Table124.A30" table:number-rows-spanned="2" office:value-type="string">
            <text:p text:style-name="P107">32-bit-PCI slot </text:p>
          </table:table-cell>
          <table:table-cell table:style-name="Table124.B2" office:value-type="string">
            <text:p text:style-name="P59">True </text:p>
            <text:p text:style-name="P59">positive</text:p>
          </table:table-cell>
          <table:table-cell table:style-name="Table124.B2" office:value-type="string">
            <text:p text:style-name="P59">77/77</text:p>
            <text:p text:style-name="P59">(100%)</text:p>
          </table:table-cell>
          <table:table-cell table:style-name="Table124.B2" office:value-type="string">
            <text:p text:style-name="P59">77/77</text:p>
            <text:p text:style-name="P59">(100%)</text:p>
          </table:table-cell>
          <table:table-cell table:style-name="Table124.B2" office:value-type="string">
            <text:p text:style-name="P59">61/62</text:p>
            <text:p text:style-name="P59">(96.8%)</text:p>
          </table:table-cell>
          <table:table-cell table:style-name="Table124.B2" office:value-type="string">
            <text:p text:style-name="P59">62/63</text:p>
            <text:p text:style-name="P59">(98.4%)</text:p>
          </table:table-cell>
          <table:table-cell table:style-name="Table124.B2" office:value-type="string">
            <text:p text:style-name="P59">77/77</text:p>
            <text:p text:style-name="P59">(100%)</text:p>
          </table:table-cell>
        </table:table-row>
        <table:table-row>
          <table:covered-table-cell/>
          <table:table-cell table:style-name="Table124.B31" office:value-type="string">
            <text:p text:style-name="P59">True negative</text:p>
          </table:table-cell>
          <table:table-cell table:style-name="Table124.B31" office:value-type="string">
            <text:p text:style-name="P59">77/77</text:p>
            <text:p text:style-name="P59">(100%)</text:p>
          </table:table-cell>
          <table:table-cell table:style-name="Table124.B31" office:value-type="string">
            <text:p text:style-name="P59">73/77</text:p>
            <text:p text:style-name="P59">(94.8%)</text:p>
          </table:table-cell>
          <table:table-cell table:style-name="Table124.B31" office:value-type="string">
            <text:p text:style-name="P59">60/68</text:p>
            <text:p text:style-name="P59">(88.2%)</text:p>
          </table:table-cell>
          <table:table-cell table:style-name="Table124.B31" office:value-type="string">
            <text:p text:style-name="P59">66/68</text:p>
            <text:p text:style-name="P59">(97.1%)</text:p>
          </table:table-cell>
          <table:table-cell table:style-name="Table124.G31" office:value-type="string">
            <text:p text:style-name="P59">77/77</text:p>
            <text:p text:style-name="P59">(100%)</text:p>
          </table:table-cell>
        </table:table-row>
      </table:table>
      <text:p text:style-name="P7"/>
      <text:p text:style-name="P7"/>
      <text:p text:style-name="P7"><text:bookmark-start text:name="_Ref411075237"/></text:p>
      <text:list xml:id="list174007406454695" text:continue-numbering="true" text:style-name="L32">
        <text:list-item>
          <text:p text:style-name="P120"><text:bookmark-start text:name="_Toc413454203"/><text:bookmark-start text:name="_Ref413418928"/><text:bookmark-start text:name="_Ref413418923"/>RBF<text:alphabetical-index-mark text:string-value="Radial basis function" text:key1="RBF"/>-SVM<text:alphabetical-index-mark text:string-value="Support vector machine" text:key1="SVM"/> classification results<text:bookmark-end text:name="_Ref411075237"/><text:bookmark-end text:name="_Toc413454203"/><text:bookmark-end text:name="_Ref413418928"/><text:bookmark-end text:name="_Ref413418923"/></text:p>
        </text:list-item>
      </text:list>
      <table:table table:name="Table125" table:style-name="Table125">
        <table:table-column table:style-name="Table125.A"/>
        <table:table-column table:style-name="Table125.B"/>
        <table:table-column table:style-name="Table125.C"/>
        <table:table-column table:style-name="Table125.D"/>
        <table:table-column table:style-name="Table125.E"/>
        <table:table-column table:style-name="Table125.F"/>
        <table:table-column table:style-name="Table125.G"/>
        <table:table-row>
          <table:table-cell table:style-name="Table125.A1" office:value-type="string">
            <text:p text:style-name="P45"/>
          </table:table-cell>
          <table:table-cell table:style-name="Table125.A1" office:value-type="string">
            <text:p text:style-name="P45"/>
          </table:table-cell>
          <table:table-cell table:style-name="Table125.A1" office:value-type="string">
            <text:p text:style-name="P45">Frequency features</text:p>
          </table:table-cell>
          <table:table-cell table:style-name="Table125.A1" office:value-type="string">
            <text:p text:style-name="P45">Color features</text:p>
          </table:table-cell>
          <table:table-cell table:style-name="Table125.A1" office:value-type="string">
            <text:p text:style-name="P45">Segment features</text:p>
          </table:table-cell>
          <table:table-cell table:style-name="Table125.A1" office:value-type="string">
            <text:p text:style-name="P59"><text:span text:style-name="Default_20_Paragraph_20_Font"><text:span text:style-name="T24">PCA</text:span></text:span><text:alphabetical-index-mark text:string-value="Principal component analysis" text:key1="PCA"/><text:span text:style-name="Default_20_Paragraph_20_Font"><text:span text:style-name="T24"> reconstruction feature</text:span></text:span></text:p>
          </table:table-cell>
          <table:table-cell table:style-name="Table125.A1" office:value-type="string">
            <text:p text:style-name="P45">Features selection from all features sets</text:p>
          </table:table-cell>
        </table:table-row>
        <table:table-row>
          <table:table-cell table:style-name="Table125.A2" table:number-rows-spanned="2" office:value-type="string">
            <text:p text:style-name="P106">Tantalum capacitor</text:p>
          </table:table-cell>
          <table:table-cell table:style-name="Table125.B2" office:value-type="string">
            <text:p text:style-name="P59">True </text:p>
            <text:p text:style-name="P59">positive</text:p>
          </table:table-cell>
          <table:table-cell table:style-name="Table125.B2" office:value-type="string">
            <text:p text:style-name="P59">59/59</text:p>
            <text:p text:style-name="P59">(100%)</text:p>
          </table:table-cell>
          <table:table-cell table:style-name="Table125.B2" office:value-type="string">
            <text:p text:style-name="P59">59/59</text:p>
            <text:p text:style-name="P59">(100%)</text:p>
          </table:table-cell>
          <table:table-cell table:style-name="Table125.B2" office:value-type="string">
            <text:p text:style-name="P59">52/52</text:p>
            <text:p text:style-name="P59">(100%)</text:p>
          </table:table-cell>
          <table:table-cell table:style-name="Table125.B2" office:value-type="string">
            <text:p text:style-name="P59">47/52</text:p>
            <text:p text:style-name="P59">(90.4%)</text:p>
          </table:table-cell>
          <table:table-cell table:style-name="Table125.B2" office:value-type="string">
            <text:p text:style-name="P59">59/59</text:p>
            <text:p text:style-name="P59">(100%)</text:p>
          </table:table-cell>
        </table:table-row>
        <table:table-row>
          <table:covered-table-cell/>
          <table:table-cell table:style-name="Table125.B3" office:value-type="string">
            <text:p text:style-name="P59">True negative</text:p>
          </table:table-cell>
          <table:table-cell table:style-name="Table125.B3" office:value-type="string">
            <text:p text:style-name="P59">59/59</text:p>
            <text:p text:style-name="P59">(100%)</text:p>
          </table:table-cell>
          <table:table-cell table:style-name="Table125.B3" office:value-type="string">
            <text:p text:style-name="P59">59/59</text:p>
            <text:p text:style-name="P59">(100%)</text:p>
          </table:table-cell>
          <table:table-cell table:style-name="Table125.B3" office:value-type="string">
            <text:p text:style-name="P59">47/48</text:p>
            <text:p text:style-name="P59">(97.9%)</text:p>
          </table:table-cell>
          <table:table-cell table:style-name="Table125.B3" office:value-type="string">
            <text:p text:style-name="P59">41/48</text:p>
            <text:p text:style-name="P59">(85.4%)</text:p>
          </table:table-cell>
          <table:table-cell table:style-name="Table125.G3" office:value-type="string">
            <text:p text:style-name="P59">59/59</text:p>
            <text:p text:style-name="P59">(100%)</text:p>
          </table:table-cell>
        </table:table-row>
        <table:table-row>
          <table:table-cell table:style-name="Table125.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Aluminum electrolytic capacitor</text:span></text:span></text:p>
          </table:table-cell>
          <table:table-cell table:style-name="Table125.B2" office:value-type="string">
            <text:p text:style-name="P59">True </text:p>
            <text:p text:style-name="P59">positive</text:p>
          </table:table-cell>
          <table:table-cell table:style-name="Table125.B2" office:value-type="string">
            <text:p text:style-name="P59">107/112</text:p>
            <text:p text:style-name="P59">(95.5%)</text:p>
          </table:table-cell>
          <table:table-cell table:style-name="Table125.B2" office:value-type="string">
            <text:p text:style-name="P59">107/112</text:p>
            <text:p text:style-name="P59">(95.5%)</text:p>
          </table:table-cell>
          <table:table-cell table:style-name="Table125.B2" office:value-type="string">
            <text:p text:style-name="P59">88/94</text:p>
            <text:p text:style-name="P59">(93.6%)</text:p>
          </table:table-cell>
          <table:table-cell table:style-name="Table125.B2" office:value-type="string">
            <text:p text:style-name="P59">88/94</text:p>
            <text:p text:style-name="P59">(93.6%)</text:p>
          </table:table-cell>
          <table:table-cell table:style-name="Table125.B2" office:value-type="string">
            <text:p text:style-name="P59">110/112</text:p>
            <text:p text:style-name="P59">(98.2%)</text:p>
          </table:table-cell>
        </table:table-row>
        <table:table-row>
          <table:covered-table-cell/>
          <table:table-cell table:style-name="Table125.B3" office:value-type="string">
            <text:p text:style-name="P59">True negative</text:p>
          </table:table-cell>
          <table:table-cell table:style-name="Table125.B3" office:value-type="string">
            <text:p text:style-name="P59">111/112</text:p>
            <text:p text:style-name="P59">(99.1%)</text:p>
          </table:table-cell>
          <table:table-cell table:style-name="Table125.B3" office:value-type="string">
            <text:p text:style-name="P59">106/112</text:p>
            <text:p text:style-name="P59">(94.6%)</text:p>
          </table:table-cell>
          <table:table-cell table:style-name="Table125.B3" office:value-type="string">
            <text:p text:style-name="P59">83/96</text:p>
            <text:p text:style-name="P59">(86.5%)</text:p>
          </table:table-cell>
          <table:table-cell table:style-name="Table125.B3" office:value-type="string">
            <text:p text:style-name="P59">90/96</text:p>
            <text:p text:style-name="P59">(93.8%)</text:p>
          </table:table-cell>
          <table:table-cell table:style-name="Table125.G3" office:value-type="string">
            <text:p text:style-name="P59">111/112</text:p>
            <text:p text:style-name="P59">(99.1%)</text:p>
          </table:table-cell>
        </table:table-row>
        <table:table-row>
          <table:table-cell table:style-name="Table125.A2" table:number-rows-spanned="2" office:value-type="string">
            <text:p text:style-name="P106">QFP100</text:p>
          </table:table-cell>
          <table:table-cell table:style-name="Table125.B2" office:value-type="string">
            <text:p text:style-name="P59">True </text:p>
            <text:p text:style-name="P59">positive</text:p>
          </table:table-cell>
          <table:table-cell table:style-name="Table125.B2" office:value-type="string">
            <text:p text:style-name="P59">75/79</text:p>
            <text:p text:style-name="P59">(94.9%)</text:p>
          </table:table-cell>
          <table:table-cell table:style-name="Table125.B2" office:value-type="string">
            <text:p text:style-name="P59">76/79</text:p>
            <text:p text:style-name="P59">(96.2%)</text:p>
          </table:table-cell>
          <table:table-cell table:style-name="Table125.B2" office:value-type="string">
            <text:p text:style-name="P59">62/65</text:p>
            <text:p text:style-name="P59">(95.4%)</text:p>
          </table:table-cell>
          <table:table-cell table:style-name="Table125.B2" office:value-type="string">
            <text:p text:style-name="P59">59/65</text:p>
            <text:p text:style-name="P59">(90.8%)</text:p>
          </table:table-cell>
          <table:table-cell table:style-name="Table125.B2" office:value-type="string">
            <text:p text:style-name="P59">79/79</text:p>
            <text:p text:style-name="P59">(100%)</text:p>
          </table:table-cell>
        </table:table-row>
        <table:table-row>
          <table:covered-table-cell/>
          <table:table-cell table:style-name="Table125.B3" office:value-type="string">
            <text:p text:style-name="P59">True negative</text:p>
          </table:table-cell>
          <table:table-cell table:style-name="Table125.B3" office:value-type="string">
            <text:p text:style-name="P59">77/79</text:p>
            <text:p text:style-name="P59">(97.5%)</text:p>
          </table:table-cell>
          <table:table-cell table:style-name="Table125.B3" office:value-type="string">
            <text:p text:style-name="P59">75/79</text:p>
            <text:p text:style-name="P59">(94.9%)</text:p>
          </table:table-cell>
          <table:table-cell table:style-name="Table125.B3" office:value-type="string">
            <text:p text:style-name="P59">65/69</text:p>
            <text:p text:style-name="P59">(94.2%)</text:p>
          </table:table-cell>
          <table:table-cell table:style-name="Table125.B3" office:value-type="string">
            <text:p text:style-name="P59">59/69</text:p>
            <text:p text:style-name="P59">(85.5%)</text:p>
          </table:table-cell>
          <table:table-cell table:style-name="Table125.G3" office:value-type="string">
            <text:p text:style-name="P59">77/79</text:p>
            <text:p text:style-name="P59">(97.5%)</text:p>
          </table:table-cell>
        </table:table-row>
        <table:table-row>
          <table:table-cell table:style-name="Table125.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Resistor Network array 1206, 4 Resistors</text:span></text:span></text:p>
          </table:table-cell>
          <table:table-cell table:style-name="Table125.B2" office:value-type="string">
            <text:p text:style-name="P59">True </text:p>
            <text:p text:style-name="P59">positive</text:p>
          </table:table-cell>
          <table:table-cell table:style-name="Table125.B2" office:value-type="string">
            <text:p text:style-name="P59">264/266</text:p>
            <text:p text:style-name="P59">(99.2%)</text:p>
          </table:table-cell>
          <table:table-cell table:style-name="Table125.B2" office:value-type="string">
            <text:p text:style-name="P59">260/266</text:p>
            <text:p text:style-name="P59">(97.7%)</text:p>
          </table:table-cell>
          <table:table-cell table:style-name="Table125.B2" office:value-type="string">
            <text:p text:style-name="P59">211/225</text:p>
            <text:p text:style-name="P59">(93.8%)</text:p>
          </table:table-cell>
          <table:table-cell table:style-name="Table125.B2" office:value-type="string">
            <text:p text:style-name="P59">219/225</text:p>
            <text:p text:style-name="P59">(97.3%)</text:p>
          </table:table-cell>
          <table:table-cell table:style-name="Table125.B2" office:value-type="string">
            <text:p text:style-name="P59">265/266</text:p>
            <text:p text:style-name="P59">(99.6%)</text:p>
          </table:table-cell>
        </table:table-row>
        <table:table-row>
          <table:covered-table-cell/>
          <table:table-cell table:style-name="Table125.B3" office:value-type="string">
            <text:p text:style-name="P59">True negative</text:p>
          </table:table-cell>
          <table:table-cell table:style-name="Table125.B3" office:value-type="string">
            <text:p text:style-name="P59">266/266</text:p>
            <text:p text:style-name="P59">8100%)</text:p>
          </table:table-cell>
          <table:table-cell table:style-name="Table125.B3" office:value-type="string">
            <text:p text:style-name="P59">255/266</text:p>
            <text:p text:style-name="P59">(95.9%)</text:p>
          </table:table-cell>
          <table:table-cell table:style-name="Table125.B3" office:value-type="string">
            <text:p text:style-name="P59">204/227</text:p>
            <text:p text:style-name="P59">(89.9%)</text:p>
          </table:table-cell>
          <table:table-cell table:style-name="Table125.B3" office:value-type="string">
            <text:p text:style-name="P59">223/227</text:p>
            <text:p text:style-name="P59">(98.2%)</text:p>
          </table:table-cell>
          <table:table-cell table:style-name="Table125.G3" office:value-type="string">
            <text:p text:style-name="P59">265/266</text:p>
            <text:p text:style-name="P59">(99.6%)</text:p>
          </table:table-cell>
        </table:table-row>
        <table:table-row>
          <table:table-cell table:style-name="Table125.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Transistor SOT23-3</text:span></text:span></text:p>
          </table:table-cell>
          <table:table-cell table:style-name="Table125.B2" office:value-type="string">
            <text:p text:style-name="P59">True </text:p>
            <text:p text:style-name="P59">positive</text:p>
          </table:table-cell>
          <table:table-cell table:style-name="Table125.B2" office:value-type="string">
            <text:p text:style-name="P59">257/262</text:p>
            <text:p text:style-name="P59">(98.1%)</text:p>
          </table:table-cell>
          <table:table-cell table:style-name="Table125.B2" office:value-type="string">
            <text:p text:style-name="P59">257/262</text:p>
            <text:p text:style-name="P59">(98.1%)</text:p>
          </table:table-cell>
          <table:table-cell table:style-name="Table125.B2" office:value-type="string">
            <text:p text:style-name="P59">212/222</text:p>
            <text:p text:style-name="P59">(95.5%)</text:p>
          </table:table-cell>
          <table:table-cell table:style-name="Table125.B2" office:value-type="string">
            <text:p text:style-name="P59">205/222</text:p>
            <text:p text:style-name="P59">(92.3%)</text:p>
          </table:table-cell>
          <table:table-cell table:style-name="Table125.B2" office:value-type="string">
            <text:p text:style-name="P59">262/262</text:p>
            <text:p text:style-name="P59">(100%)</text:p>
          </table:table-cell>
        </table:table-row>
        <table:table-row>
          <table:covered-table-cell/>
          <table:table-cell table:style-name="Table125.B3" office:value-type="string">
            <text:p text:style-name="P59">True negative</text:p>
          </table:table-cell>
          <table:table-cell table:style-name="Table125.B3" office:value-type="string">
            <text:p text:style-name="P59">258/262</text:p>
            <text:p text:style-name="P59">(98.5%)</text:p>
          </table:table-cell>
          <table:table-cell table:style-name="Table125.B3" office:value-type="string">
            <text:p text:style-name="P59">250/262</text:p>
            <text:p text:style-name="P59">(95.4%)</text:p>
          </table:table-cell>
          <table:table-cell table:style-name="Table125.B3" office:value-type="string">
            <text:p text:style-name="P59">201/223</text:p>
            <text:p text:style-name="P59">(90.1%)</text:p>
          </table:table-cell>
          <table:table-cell table:style-name="Table125.B3" office:value-type="string">
            <text:p text:style-name="P59">207/223</text:p>
            <text:p text:style-name="P59">(92.8%)</text:p>
          </table:table-cell>
          <table:table-cell table:style-name="Table125.G3" office:value-type="string">
            <text:p text:style-name="P59">262/262</text:p>
            <text:p text:style-name="P59">(100%)</text:p>
          </table:table-cell>
        </table:table-row>
        <text:soft-page-break/>
        <table:table-row>
          <table:table-cell table:style-name="Table125.A2" table:number-rows-spanned="2" office:value-type="string">
            <text:p text:style-name="P107">DIP14</text:p>
          </table:table-cell>
          <table:table-cell table:style-name="Table125.B2" office:value-type="string">
            <text:p text:style-name="P59">True </text:p>
            <text:p text:style-name="P59">positive</text:p>
          </table:table-cell>
          <table:table-cell table:style-name="Table125.B2" office:value-type="string">
            <text:p text:style-name="P59">111/114</text:p>
            <text:p text:style-name="P59">(97.4%)</text:p>
          </table:table-cell>
          <table:table-cell table:style-name="Table125.B2" office:value-type="string">
            <text:p text:style-name="P59">104/114</text:p>
            <text:p text:style-name="P59">(91.1%)</text:p>
          </table:table-cell>
          <table:table-cell table:style-name="Table125.B2" office:value-type="string">
            <text:p text:style-name="P59">91/99</text:p>
            <text:p text:style-name="P59">(91.9%)</text:p>
          </table:table-cell>
          <table:table-cell table:style-name="Table125.B2" office:value-type="string">
            <text:p text:style-name="P59">95/99</text:p>
            <text:p text:style-name="P59">(96.0%)</text:p>
          </table:table-cell>
          <table:table-cell table:style-name="Table125.B2" office:value-type="string">
            <text:p text:style-name="P59">112/114</text:p>
            <text:p text:style-name="P59">(98.2%)</text:p>
          </table:table-cell>
        </table:table-row>
        <table:table-row>
          <table:covered-table-cell/>
          <table:table-cell table:style-name="Table125.B3" office:value-type="string">
            <text:p text:style-name="P59">True negative</text:p>
          </table:table-cell>
          <table:table-cell table:style-name="Table125.B3" office:value-type="string">
            <text:p text:style-name="P59">112/114</text:p>
            <text:p text:style-name="P59">(98.2%)</text:p>
          </table:table-cell>
          <table:table-cell table:style-name="Table125.B3" office:value-type="string">
            <text:p text:style-name="P59">105/114</text:p>
            <text:p text:style-name="P59">(89.5%)</text:p>
          </table:table-cell>
          <table:table-cell table:style-name="Table125.B3" office:value-type="string">
            <text:p text:style-name="P59">85/95</text:p>
            <text:p text:style-name="P59">(89.5%)</text:p>
          </table:table-cell>
          <table:table-cell table:style-name="Table125.B3" office:value-type="string">
            <text:p text:style-name="P59">91/95</text:p>
            <text:p text:style-name="P59">(95.8%)</text:p>
          </table:table-cell>
          <table:table-cell table:style-name="Table125.G3" office:value-type="string">
            <text:p text:style-name="P59">112/114</text:p>
            <text:p text:style-name="P59">(98.2%)</text:p>
          </table:table-cell>
        </table:table-row>
        <table:table-row>
          <table:table-cell table:style-name="Table125.A2" table:number-rows-spanned="2" office:value-type="string">
            <text:p text:style-name="P107">DIP16</text:p>
          </table:table-cell>
          <table:table-cell table:style-name="Table125.B2" office:value-type="string">
            <text:p text:style-name="P59">True </text:p>
            <text:p text:style-name="P59">positive</text:p>
          </table:table-cell>
          <table:table-cell table:style-name="Table125.B2" office:value-type="string">
            <text:p text:style-name="P59">69/72</text:p>
            <text:p text:style-name="P59">(95.8%)</text:p>
          </table:table-cell>
          <table:table-cell table:style-name="Table125.B2" office:value-type="string">
            <text:p text:style-name="P59">67/72</text:p>
            <text:p text:style-name="P59">(93.0%)</text:p>
          </table:table-cell>
          <table:table-cell table:style-name="Table125.B2" office:value-type="string">
            <text:p text:style-name="P59">51/57</text:p>
            <text:p text:style-name="P59">(89.5)</text:p>
          </table:table-cell>
          <table:table-cell table:style-name="Table125.B2" office:value-type="string">
            <text:p text:style-name="P59">50/57</text:p>
            <text:p text:style-name="P59">(87.7%)</text:p>
          </table:table-cell>
          <table:table-cell table:style-name="Table125.B2" office:value-type="string">
            <text:p text:style-name="P59">71/72</text:p>
            <text:p text:style-name="P59">(98.6%)</text:p>
          </table:table-cell>
        </table:table-row>
        <table:table-row>
          <table:covered-table-cell/>
          <table:table-cell table:style-name="Table125.B3" office:value-type="string">
            <text:p text:style-name="P59">True negative</text:p>
          </table:table-cell>
          <table:table-cell table:style-name="Table125.B3" office:value-type="string">
            <text:p text:style-name="P59">70/72</text:p>
            <text:p text:style-name="P59">(97.2%)</text:p>
          </table:table-cell>
          <table:table-cell table:style-name="Table125.B3" office:value-type="string">
            <text:p text:style-name="P59">67/72</text:p>
            <text:p text:style-name="P59">(93.0%)</text:p>
          </table:table-cell>
          <table:table-cell table:style-name="Table125.B3" office:value-type="string">
            <text:p text:style-name="P59">59/65</text:p>
            <text:p text:style-name="P59">(90.8%)</text:p>
          </table:table-cell>
          <table:table-cell table:style-name="Table125.B3" office:value-type="string">
            <text:p text:style-name="P59">52/65</text:p>
            <text:p text:style-name="P59">(80.0%)</text:p>
          </table:table-cell>
          <table:table-cell table:style-name="Table125.G3" office:value-type="string">
            <text:p text:style-name="P59">72/72</text:p>
            <text:p text:style-name="P59">(100%)</text:p>
          </table:table-cell>
        </table:table-row>
        <table:table-row>
          <table:table-cell table:style-name="Table125.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Resistor 1206</text:span></text:span></text:p>
          </table:table-cell>
          <table:table-cell table:style-name="Table125.B2" office:value-type="string">
            <text:p text:style-name="P59">True </text:p>
            <text:p text:style-name="P59">positive</text:p>
          </table:table-cell>
          <table:table-cell table:style-name="Table125.B2" office:value-type="string">
            <text:p text:style-name="P59">260/266</text:p>
            <text:p text:style-name="P59">(97.7%)</text:p>
          </table:table-cell>
          <table:table-cell table:style-name="Table125.B2" office:value-type="string">
            <text:p text:style-name="P59">260/266</text:p>
            <text:p text:style-name="P59">(97.7%)</text:p>
          </table:table-cell>
          <table:table-cell table:style-name="Table125.B2" office:value-type="string">
            <text:p text:style-name="P59">215/226</text:p>
            <text:p text:style-name="P59">(95.1%)</text:p>
          </table:table-cell>
          <table:table-cell table:style-name="Table125.B2" office:value-type="string">
            <text:p text:style-name="P59">222/226</text:p>
            <text:p text:style-name="P59">(98.2%)</text:p>
          </table:table-cell>
          <table:table-cell table:style-name="Table125.B2" office:value-type="string">
            <text:p text:style-name="P59">261/266</text:p>
            <text:p text:style-name="P59">(98.1%)</text:p>
          </table:table-cell>
        </table:table-row>
        <table:table-row>
          <table:covered-table-cell/>
          <table:table-cell table:style-name="Table125.B3" office:value-type="string">
            <text:p text:style-name="P59">True negative</text:p>
          </table:table-cell>
          <table:table-cell table:style-name="Table125.B3" office:value-type="string">
            <text:p text:style-name="P59">266/266</text:p>
            <text:p text:style-name="P59">(100%)</text:p>
          </table:table-cell>
          <table:table-cell table:style-name="Table125.B3" office:value-type="string">
            <text:p text:style-name="P59">258/266</text:p>
            <text:p text:style-name="P59">(97.0%)</text:p>
          </table:table-cell>
          <table:table-cell table:style-name="Table125.B3" office:value-type="string">
            <text:p text:style-name="P59">208/226</text:p>
            <text:p text:style-name="P59">(92.0%)</text:p>
          </table:table-cell>
          <table:table-cell table:style-name="Table125.B3" office:value-type="string">
            <text:p text:style-name="P59">220/226</text:p>
            <text:p text:style-name="P59">(97.3%)</text:p>
          </table:table-cell>
          <table:table-cell table:style-name="Table125.G3" office:value-type="string">
            <text:p text:style-name="P59">266/266</text:p>
            <text:p text:style-name="P59">(100%)</text:p>
          </table:table-cell>
        </table:table-row>
        <table:table-row>
          <table:table-cell table:style-name="Table125.A2" table:number-rows-spanned="2" office:value-type="string">
            <text:p text:style-name="P107">SOIC-8</text:p>
          </table:table-cell>
          <table:table-cell table:style-name="Table125.B2" office:value-type="string">
            <text:p text:style-name="P59">True </text:p>
            <text:p text:style-name="P59">positive</text:p>
          </table:table-cell>
          <table:table-cell table:style-name="Table125.B2" office:value-type="string">
            <text:p text:style-name="P59">104/106</text:p>
            <text:p text:style-name="P59">(98.1%)</text:p>
          </table:table-cell>
          <table:table-cell table:style-name="Table125.B2" office:value-type="string">
            <text:p text:style-name="P59">105/106</text:p>
            <text:p text:style-name="P59">(99.1%)</text:p>
          </table:table-cell>
          <table:table-cell table:style-name="Table125.B2" office:value-type="string">
            <text:p text:style-name="P59">83/88</text:p>
            <text:p text:style-name="P59">(94.3%)</text:p>
          </table:table-cell>
          <table:table-cell table:style-name="Table125.B2" office:value-type="string">
            <text:p text:style-name="P59">87/88</text:p>
            <text:p text:style-name="P59">(98.9%)</text:p>
          </table:table-cell>
          <table:table-cell table:style-name="Table125.B2" office:value-type="string">
            <text:p text:style-name="P59">104/106</text:p>
            <text:p text:style-name="P59">(98.1%)</text:p>
          </table:table-cell>
        </table:table-row>
        <table:table-row>
          <table:covered-table-cell/>
          <table:table-cell table:style-name="Table125.B3" office:value-type="string">
            <text:p text:style-name="P59">True negative</text:p>
          </table:table-cell>
          <table:table-cell table:style-name="Table125.B3" office:value-type="string">
            <text:p text:style-name="P59">105/106</text:p>
            <text:p text:style-name="P59">(99.1%)</text:p>
          </table:table-cell>
          <table:table-cell table:style-name="Table125.B3" office:value-type="string">
            <text:p text:style-name="P59">96/106</text:p>
            <text:p text:style-name="P59">(90.6%)</text:p>
          </table:table-cell>
          <table:table-cell table:style-name="Table125.B3" office:value-type="string">
            <text:p text:style-name="P59">76/92</text:p>
            <text:p text:style-name="P59">(82.6%)</text:p>
          </table:table-cell>
          <table:table-cell table:style-name="Table125.B3" office:value-type="string">
            <text:p text:style-name="P59">92/92</text:p>
            <text:p text:style-name="P59">(100%)</text:p>
          </table:table-cell>
          <table:table-cell table:style-name="Table125.G3" office:value-type="string">
            <text:p text:style-name="P59">106/106</text:p>
            <text:p text:style-name="P59">(100%)</text:p>
          </table:table-cell>
        </table:table-row>
        <table:table-row>
          <table:table-cell table:style-name="Table125.A2" table:number-rows-spanned="2" office:value-type="string">
            <text:p text:style-name="P107">Ceramic capacitor 1210</text:p>
          </table:table-cell>
          <table:table-cell table:style-name="Table125.B2" office:value-type="string">
            <text:p text:style-name="P59">True </text:p>
            <text:p text:style-name="P59">positive</text:p>
          </table:table-cell>
          <table:table-cell table:style-name="Table125.B2" office:value-type="string">
            <text:p text:style-name="P59">36/42</text:p>
            <text:p text:style-name="P59">(85.7%)</text:p>
          </table:table-cell>
          <table:table-cell table:style-name="Table125.B2" office:value-type="string">
            <text:p text:style-name="P59">41/42</text:p>
            <text:p text:style-name="P59">(97.6%)</text:p>
          </table:table-cell>
          <table:table-cell table:style-name="Table125.B2" office:value-type="string">
            <text:p text:style-name="P59">35/36</text:p>
            <text:p text:style-name="P59">(97.2%)</text:p>
          </table:table-cell>
          <table:table-cell table:style-name="Table125.B2" office:value-type="string">
            <text:p text:style-name="P59">24/36</text:p>
            <text:p text:style-name="P59">(66.6%)</text:p>
          </table:table-cell>
          <table:table-cell table:style-name="Table125.B2" office:value-type="string">
            <text:p text:style-name="P59">41/42</text:p>
            <text:p text:style-name="P59">(97.6%)</text:p>
          </table:table-cell>
        </table:table-row>
        <table:table-row>
          <table:covered-table-cell/>
          <table:table-cell table:style-name="Table125.B3" office:value-type="string">
            <text:p text:style-name="P59">True negative</text:p>
          </table:table-cell>
          <table:table-cell table:style-name="Table125.B3" office:value-type="string">
            <text:p text:style-name="P59">34/42</text:p>
            <text:p text:style-name="P59">(81.0%)</text:p>
          </table:table-cell>
          <table:table-cell table:style-name="Table125.B3" office:value-type="string">
            <text:p text:style-name="P59">38/42</text:p>
            <text:p text:style-name="P59">(90.5%)</text:p>
          </table:table-cell>
          <table:table-cell table:style-name="Table125.B3" office:value-type="string">
            <text:p text:style-name="P59">34/35</text:p>
            <text:p text:style-name="P59">(97.1%)</text:p>
          </table:table-cell>
          <table:table-cell table:style-name="Table125.B3" office:value-type="string">
            <text:p text:style-name="P59">24/35</text:p>
            <text:p text:style-name="P59">(68.6%)</text:p>
          </table:table-cell>
          <table:table-cell table:style-name="Table125.G3" office:value-type="string">
            <text:p text:style-name="P59">41/42</text:p>
            <text:p text:style-name="P59">(97.6%)</text:p>
          </table:table-cell>
        </table:table-row>
        <table:table-row>
          <table:table-cell table:style-name="Table125.A2" table:number-rows-spanned="2" office:value-type="string">
            <text:p text:style-name="P107">SOT223-3</text:p>
          </table:table-cell>
          <table:table-cell table:style-name="Table125.B2" office:value-type="string">
            <text:p text:style-name="P59">True </text:p>
            <text:p text:style-name="P59">positive</text:p>
          </table:table-cell>
          <table:table-cell table:style-name="Table125.B2" office:value-type="string">
            <text:p text:style-name="P59">125/126</text:p>
            <text:p text:style-name="P59">(99.2%)</text:p>
          </table:table-cell>
          <table:table-cell table:style-name="Table125.B2" office:value-type="string">
            <text:p text:style-name="P59">126/126</text:p>
            <text:p text:style-name="P59">(100%)</text:p>
          </table:table-cell>
          <table:table-cell table:style-name="Table125.B2" office:value-type="string">
            <text:p text:style-name="P59">99/105</text:p>
            <text:p text:style-name="P59">(94.3%)</text:p>
          </table:table-cell>
          <table:table-cell table:style-name="Table125.B2" office:value-type="string">
            <text:p text:style-name="P59">105/105</text:p>
            <text:p text:style-name="P59">(100%)</text:p>
          </table:table-cell>
          <table:table-cell table:style-name="Table125.B2" office:value-type="string">
            <text:p text:style-name="P59">126/126</text:p>
            <text:p text:style-name="P59">(100%)</text:p>
          </table:table-cell>
        </table:table-row>
        <table:table-row>
          <table:covered-table-cell/>
          <table:table-cell table:style-name="Table125.B3" office:value-type="string">
            <text:p text:style-name="P59">True negative</text:p>
          </table:table-cell>
          <table:table-cell table:style-name="Table125.B3" office:value-type="string">
            <text:p text:style-name="P59">137/137</text:p>
            <text:p text:style-name="P59">(100%)</text:p>
          </table:table-cell>
          <table:table-cell table:style-name="Table125.B3" office:value-type="string">
            <text:p text:style-name="P59">127/137</text:p>
            <text:p text:style-name="P59">(92.7%)</text:p>
          </table:table-cell>
          <table:table-cell table:style-name="Table125.B3" office:value-type="string">
            <text:p text:style-name="P59">110/117</text:p>
            <text:p text:style-name="P59">(94.0%)</text:p>
          </table:table-cell>
          <table:table-cell table:style-name="Table125.B3" office:value-type="string">
            <text:p text:style-name="P59">116/117</text:p>
            <text:p text:style-name="P59">(99.1%)</text:p>
          </table:table-cell>
          <table:table-cell table:style-name="Table125.G3" office:value-type="string">
            <text:p text:style-name="P59">137/137</text:p>
            <text:p text:style-name="P59">(100%)</text:p>
          </table:table-cell>
        </table:table-row>
        <text:soft-page-break/>
        <table:table-row>
          <table:table-cell table:style-name="Table125.A2" table:number-rows-spanned="2" office:value-type="string">
            <text:p text:style-name="P114"><text:span text:style-name="Default_20_Paragraph_20_Font"><text:span text:style-name="T24">SMD</text:span></text:span><text:alphabetical-index-mark text:string-value="Surface-mounted device" text:key1="SMD"/><text:span text:style-name="Default_20_Paragraph_20_Font"><text:span text:style-name="T24"> Resistor 0806 </text:span></text:span></text:p>
          </table:table-cell>
          <table:table-cell table:style-name="Table125.B2" office:value-type="string">
            <text:p text:style-name="P59">True </text:p>
            <text:p text:style-name="P59">positive</text:p>
          </table:table-cell>
          <table:table-cell table:style-name="Table125.B2" office:value-type="string">
            <text:p text:style-name="P59">294/308</text:p>
            <text:p text:style-name="P59">(95.4%)</text:p>
          </table:table-cell>
          <table:table-cell table:style-name="Table125.B2" office:value-type="string">
            <text:p text:style-name="P59">302/308</text:p>
            <text:p text:style-name="P59">(98.0)</text:p>
          </table:table-cell>
          <table:table-cell table:style-name="Table125.B2" office:value-type="string">
            <text:p text:style-name="P59">249/258</text:p>
            <text:p text:style-name="P59">(96.5%)</text:p>
          </table:table-cell>
          <table:table-cell table:style-name="Table125.B2" office:value-type="string">
            <text:p text:style-name="P59">242/258</text:p>
            <text:p text:style-name="P59">(93.8%)</text:p>
          </table:table-cell>
          <table:table-cell table:style-name="Table125.B2" office:value-type="string">
            <text:p text:style-name="P59">306/308</text:p>
            <text:p text:style-name="P59">(99.4%)</text:p>
          </table:table-cell>
        </table:table-row>
        <table:table-row>
          <table:covered-table-cell/>
          <table:table-cell table:style-name="Table125.B3" office:value-type="string">
            <text:p text:style-name="P59">True negative</text:p>
          </table:table-cell>
          <table:table-cell table:style-name="Table125.B3" office:value-type="string">
            <text:p text:style-name="P59">306/308</text:p>
            <text:p text:style-name="P59">(99.3%)</text:p>
          </table:table-cell>
          <table:table-cell table:style-name="Table125.B3" office:value-type="string">
            <text:p text:style-name="P59">290/308</text:p>
            <text:p text:style-name="P59">(94.2%)</text:p>
          </table:table-cell>
          <table:table-cell table:style-name="Table125.B3" office:value-type="string">
            <text:p text:style-name="P59">252/266</text:p>
            <text:p text:style-name="P59">(94.7%)</text:p>
          </table:table-cell>
          <table:table-cell table:style-name="Table125.B3" office:value-type="string">
            <text:p text:style-name="P59">247/266</text:p>
            <text:p text:style-name="P59">(92.9%)</text:p>
          </table:table-cell>
          <table:table-cell table:style-name="Table125.G3" office:value-type="string">
            <text:p text:style-name="P59">303/308</text:p>
            <text:p text:style-name="P59">(98.4%)</text:p>
          </table:table-cell>
        </table:table-row>
        <table:table-row>
          <table:table-cell table:style-name="Table125.A2" table:number-rows-spanned="2" office:value-type="string">
            <text:p text:style-name="P107">TO263 </text:p>
          </table:table-cell>
          <table:table-cell table:style-name="Table125.B2" office:value-type="string">
            <text:p text:style-name="P59">True </text:p>
            <text:p text:style-name="P59">positive</text:p>
          </table:table-cell>
          <table:table-cell table:style-name="Table125.B2" office:value-type="string">
            <text:p text:style-name="P59">36/36</text:p>
            <text:p text:style-name="P59">(100%)</text:p>
          </table:table-cell>
          <table:table-cell table:style-name="Table125.B2" office:value-type="string">
            <text:p text:style-name="P59">32/36</text:p>
            <text:p text:style-name="P59">(88.9%)</text:p>
          </table:table-cell>
          <table:table-cell table:style-name="Table125.B2" office:value-type="string">
            <text:p text:style-name="P59">26/29</text:p>
            <text:p text:style-name="P59">(88.9%)</text:p>
          </table:table-cell>
          <table:table-cell table:style-name="Table125.B2" office:value-type="string">
            <text:p text:style-name="P59">28/29</text:p>
            <text:p text:style-name="P59">(96.6%)</text:p>
          </table:table-cell>
          <table:table-cell table:style-name="Table125.B2" office:value-type="string">
            <text:p text:style-name="P59">34/36</text:p>
            <text:p text:style-name="P59">(94.4%)</text:p>
          </table:table-cell>
        </table:table-row>
        <table:table-row>
          <table:covered-table-cell/>
          <table:table-cell table:style-name="Table125.B3" office:value-type="string">
            <text:p text:style-name="P59">True negative</text:p>
          </table:table-cell>
          <table:table-cell table:style-name="Table125.B3" office:value-type="string">
            <text:p text:style-name="P59">36/36</text:p>
            <text:p text:style-name="P59">(100%)</text:p>
          </table:table-cell>
          <table:table-cell table:style-name="Table125.B3" office:value-type="string">
            <text:p text:style-name="P59">30/36</text:p>
            <text:p text:style-name="P59">(83.3)</text:p>
          </table:table-cell>
          <table:table-cell table:style-name="Table125.B3" office:value-type="string">
            <text:p text:style-name="P59">29/32</text:p>
            <text:p text:style-name="P59">(90.6%)</text:p>
          </table:table-cell>
          <table:table-cell table:style-name="Table125.B3" office:value-type="string">
            <text:p text:style-name="P59">31/32</text:p>
            <text:p text:style-name="P59">(96.9%)</text:p>
          </table:table-cell>
          <table:table-cell table:style-name="Table125.G3" office:value-type="string">
            <text:p text:style-name="P59">35/36</text:p>
            <text:p text:style-name="P59">(97.2%)</text:p>
          </table:table-cell>
        </table:table-row>
        <table:table-row>
          <table:table-cell table:style-name="Table125.A2" table:number-rows-spanned="2" office:value-type="string">
            <text:p text:style-name="P107">Quartz HC-49/S </text:p>
          </table:table-cell>
          <table:table-cell table:style-name="Table125.B2" office:value-type="string">
            <text:p text:style-name="P59">True </text:p>
            <text:p text:style-name="P59">positive</text:p>
          </table:table-cell>
          <table:table-cell table:style-name="Table125.B2" office:value-type="string">
            <text:p text:style-name="P59">36/46</text:p>
            <text:p text:style-name="P59">(78.3%)</text:p>
          </table:table-cell>
          <table:table-cell table:style-name="Table125.B2" office:value-type="string">
            <text:p text:style-name="P59">46/46</text:p>
            <text:p text:style-name="P59">(100%)</text:p>
          </table:table-cell>
          <table:table-cell table:style-name="Table125.B2" office:value-type="string">
            <text:p text:style-name="P59">31/37</text:p>
            <text:p text:style-name="P59">(83.8%)</text:p>
          </table:table-cell>
          <table:table-cell table:style-name="Table125.B2" office:value-type="string">
            <text:p text:style-name="P59">27/37</text:p>
            <text:p text:style-name="P59">(73.0%)</text:p>
          </table:table-cell>
          <table:table-cell table:style-name="Table125.B2" office:value-type="string">
            <text:p text:style-name="P59">46/46</text:p>
            <text:p text:style-name="P59">(100%)</text:p>
          </table:table-cell>
        </table:table-row>
        <table:table-row>
          <table:covered-table-cell/>
          <table:table-cell table:style-name="Table125.B3" office:value-type="string">
            <text:p text:style-name="P59">True negative</text:p>
          </table:table-cell>
          <table:table-cell table:style-name="Table125.B3" office:value-type="string">
            <text:p text:style-name="P59">43/46</text:p>
            <text:p text:style-name="P59">(93.5%)</text:p>
          </table:table-cell>
          <table:table-cell table:style-name="Table125.B3" office:value-type="string">
            <text:p text:style-name="P59">45/46</text:p>
            <text:p text:style-name="P59">(97.8%)</text:p>
          </table:table-cell>
          <table:table-cell table:style-name="Table125.B3" office:value-type="string">
            <text:p text:style-name="P59">35/36</text:p>
            <text:p text:style-name="P59">(97.2%)</text:p>
          </table:table-cell>
          <table:table-cell table:style-name="Table125.B3" office:value-type="string">
            <text:p text:style-name="P59">29/36</text:p>
            <text:p text:style-name="P59">(80.6%)</text:p>
          </table:table-cell>
          <table:table-cell table:style-name="Table125.G3" office:value-type="string">
            <text:p text:style-name="P59">45/46</text:p>
            <text:p text:style-name="P59">(97.8%)</text:p>
          </table:table-cell>
        </table:table-row>
        <table:table-row>
          <table:table-cell table:style-name="Table125.A30" table:number-rows-spanned="2" office:value-type="string">
            <text:p text:style-name="P107">32-bit-PCI slot </text:p>
          </table:table-cell>
          <table:table-cell table:style-name="Table125.B2" office:value-type="string">
            <text:p text:style-name="P59">True </text:p>
            <text:p text:style-name="P59">positive</text:p>
          </table:table-cell>
          <table:table-cell table:style-name="Table125.B2" office:value-type="string">
            <text:p text:style-name="P59">76/77</text:p>
            <text:p text:style-name="P59">(98.7%)</text:p>
          </table:table-cell>
          <table:table-cell table:style-name="Table125.B2" office:value-type="string">
            <text:p text:style-name="P59">76/77</text:p>
            <text:p text:style-name="P59">(98.7%)</text:p>
          </table:table-cell>
          <table:table-cell table:style-name="Table125.B2" office:value-type="string">
            <text:p text:style-name="P59">60/63</text:p>
            <text:p text:style-name="P59">(95.2%)</text:p>
          </table:table-cell>
          <table:table-cell table:style-name="Table125.B2" office:value-type="string">
            <text:p text:style-name="P59">62/63</text:p>
            <text:p text:style-name="P59">(98.4%)</text:p>
          </table:table-cell>
          <table:table-cell table:style-name="Table125.B2" office:value-type="string">
            <text:p text:style-name="P59">77/77</text:p>
            <text:p text:style-name="P59">(100%)</text:p>
          </table:table-cell>
        </table:table-row>
        <table:table-row>
          <table:covered-table-cell/>
          <table:table-cell table:style-name="Table125.B31" office:value-type="string">
            <text:p text:style-name="P59">True negative</text:p>
          </table:table-cell>
          <table:table-cell table:style-name="Table125.B31" office:value-type="string">
            <text:p text:style-name="P59">76/77</text:p>
            <text:p text:style-name="P59">(98.7%)</text:p>
          </table:table-cell>
          <table:table-cell table:style-name="Table125.B31" office:value-type="string">
            <text:p text:style-name="P59">71/77</text:p>
            <text:p text:style-name="P59">(92.2%)</text:p>
          </table:table-cell>
          <table:table-cell table:style-name="Table125.B31" office:value-type="string">
            <text:p text:style-name="P59">63/68</text:p>
            <text:p text:style-name="P59">(92.6%)</text:p>
          </table:table-cell>
          <table:table-cell table:style-name="Table125.B31" office:value-type="string">
            <text:p text:style-name="P59">67/68</text:p>
            <text:p text:style-name="P59">(98.5%)</text:p>
          </table:table-cell>
          <table:table-cell table:style-name="Table125.G31" office:value-type="string">
            <text:p text:style-name="P59">76/77</text:p>
            <text:p text:style-name="P59">(98.7%)</text:p>
          </table:table-cell>
        </table:table-row>
      </table:table>
      <text:p text:style-name="P7"/>
      <text:p text:style-name="P7"/>
      <text:p text:style-name="P13"/>
      <text:p text:style-name="P13"/>
      <text:p text:style-name="P7"/>
      <text:p text:style-name="P7"/>
      <text:p text:style-name="P7"/>
      <text:p text:style-name="P7"/>
      <text:p text:style-name="P7"/>
      <text:list xml:id="list174008277601448" text:continue-numbering="true" text:style-name="L32">
        <text:list-item>
          <text:p text:style-name="P119"><text:bookmark-start text:name="_Toc413454204"/><text:bookmark-start text:name="_Ref411860582"/><text:soft-page-break/>Decision level fusion results<text:bookmark-end text:name="_Toc413454204"/><text:bookmark-end text:name="_Ref411860582"/></text:p>
        </text:list-item>
      </text:list>
      <table:table table:name="Table126" table:style-name="Table126">
        <table:table-column table:style-name="Table126.A"/>
        <table:table-column table:style-name="Table126.B"/>
        <table:table-column table:style-name="Table126.C"/>
        <table:table-column table:style-name="Table126.B" table:number-columns-repeated="4"/>
        <table:table-column table:style-name="Table126.H"/>
        <table:table-column table:style-name="Table126.B" table:number-columns-repeated="2"/>
        <table:table-column table:style-name="Table126.K"/>
        <table:table-column table:style-name="Table126.B"/>
        <table:table-column table:style-name="Table126.C"/>
        <table:table-column table:style-name="Table126.B" table:number-columns-repeated="4"/>
        <table:table-row>
          <table:table-cell table:style-name="Table126.A1" table:number-columns-spanned="2" office:value-type="string">
            <text:p text:style-name="P36">True class/</text:p>
            <text:p text:style-name="P36">Predicted class</text:p>
          </table:table-cell>
          <table:covered-table-cell/>
          <table:table-cell table:style-name="Table126.C1" office:value-type="string">
            <text:p text:style-name="P37">1</text:p>
          </table:table-cell>
          <table:table-cell table:style-name="Table126.C1" office:value-type="string">
            <text:p text:style-name="P37">2</text:p>
          </table:table-cell>
          <table:table-cell table:style-name="Table126.C1" office:value-type="string">
            <text:p text:style-name="P37">3</text:p>
          </table:table-cell>
          <table:table-cell table:style-name="Table126.C1" office:value-type="string">
            <text:p text:style-name="P37">4</text:p>
          </table:table-cell>
          <table:table-cell table:style-name="Table126.C1" office:value-type="string">
            <text:p text:style-name="P37">5</text:p>
          </table:table-cell>
          <table:table-cell table:style-name="Table126.C1" office:value-type="string">
            <text:p text:style-name="P37">6</text:p>
          </table:table-cell>
          <table:table-cell table:style-name="Table126.C1" office:value-type="string">
            <text:p text:style-name="P37">7</text:p>
          </table:table-cell>
          <table:table-cell table:style-name="Table126.C1" office:value-type="string">
            <text:p text:style-name="P37">8</text:p>
          </table:table-cell>
          <table:table-cell table:style-name="Table126.C1" office:value-type="string">
            <text:p text:style-name="P37">9</text:p>
          </table:table-cell>
          <table:table-cell table:style-name="Table126.C1" office:value-type="string">
            <text:p text:style-name="P37">10</text:p>
          </table:table-cell>
          <table:table-cell table:style-name="Table126.C1" office:value-type="string">
            <text:p text:style-name="P37">11</text:p>
          </table:table-cell>
          <table:table-cell table:style-name="Table126.C1" office:value-type="string">
            <text:p text:style-name="P37">12</text:p>
          </table:table-cell>
          <table:table-cell table:style-name="Table126.C1" office:value-type="string">
            <text:p text:style-name="P37">13</text:p>
          </table:table-cell>
          <table:table-cell table:style-name="Table126.C1" office:value-type="string">
            <text:p text:style-name="P37">14</text:p>
          </table:table-cell>
          <table:table-cell table:style-name="Table126.C1" office:value-type="string">
            <text:p text:style-name="P37">15</text:p>
          </table:table-cell>
        </table:table-row>
        <table:table-row>
          <table:table-cell table:style-name="Table126.A2" office:value-type="string">
            <text:p text:style-name="P36">SMD Resistor <text:s/>0806 </text:p>
          </table:table-cell>
          <table:table-cell table:style-name="Table126.B2" office:value-type="string">
            <text:p text:style-name="P41">1</text:p>
          </table:table-cell>
          <table:table-cell table:style-name="Table126.C2" office:value-type="string">
            <text:p text:style-name="P42">39</text:p>
          </table:table-cell>
          <table:table-cell table:style-name="Table126.D2" office:value-type="string">
            <text:p text:style-name="P56">0</text:p>
          </table:table-cell>
          <table:table-cell table:style-name="Table126.D2" office:value-type="string">
            <text:p text:style-name="P56">0</text:p>
          </table:table-cell>
          <table:table-cell table:style-name="Table126.D2" office:value-type="string">
            <text:p text:style-name="P56">0</text:p>
          </table:table-cell>
          <table:table-cell table:style-name="Table126.D2" office:value-type="string">
            <text:p text:style-name="P56">0</text:p>
          </table:table-cell>
          <table:table-cell table:style-name="Table126.D2" office:value-type="string">
            <text:p text:style-name="P56">0</text:p>
          </table:table-cell>
          <table:table-cell table:style-name="Table126.D2" office:value-type="string">
            <text:p text:style-name="P56">0</text:p>
          </table:table-cell>
          <table:table-cell table:style-name="Table126.D2" office:value-type="string">
            <text:p text:style-name="P56">0</text:p>
          </table:table-cell>
          <table:table-cell table:style-name="Table126.D2" office:value-type="string">
            <text:p text:style-name="P56">0</text:p>
          </table:table-cell>
          <table:table-cell table:style-name="Table126.D2" office:value-type="string">
            <text:p text:style-name="P56">0</text:p>
          </table:table-cell>
          <table:table-cell table:style-name="Table126.D2" office:value-type="string">
            <text:p text:style-name="P56">0</text:p>
          </table:table-cell>
          <table:table-cell table:style-name="Table126.D2" office:value-type="string">
            <text:p text:style-name="P56">0</text:p>
          </table:table-cell>
          <table:table-cell table:style-name="Table126.D2" office:value-type="string">
            <text:p text:style-name="P56">0</text:p>
          </table:table-cell>
          <table:table-cell table:style-name="Table126.D2" office:value-type="string">
            <text:p text:style-name="P56">0</text:p>
          </table:table-cell>
          <table:table-cell table:style-name="Table126.D2" office:value-type="string">
            <text:p text:style-name="P56">2</text:p>
          </table:table-cell>
        </table:table-row>
        <table:table-row>
          <table:table-cell table:style-name="Table126.A1" office:value-type="string">
            <text:p text:style-name="P36">Resistor Network array 1206</text:p>
          </table:table-cell>
          <table:table-cell table:style-name="Table126.B3" office:value-type="string">
            <text:p text:style-name="P41">2</text:p>
          </table:table-cell>
          <table:table-cell table:style-name="Table126.C3" office:value-type="string">
            <text:p text:style-name="P56">0</text:p>
          </table:table-cell>
          <table:table-cell table:style-name="Table126.A1" office:value-type="string">
            <text:p text:style-name="P42">65</text:p>
          </table:table-cell>
          <table:table-cell table:style-name="Table126.A1" office:value-type="string">
            <text:p text:style-name="P56">1</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1</text:p>
          </table:table-cell>
        </table:table-row>
        <table:table-row>
          <table:table-cell table:style-name="Table126.A2" office:value-type="string">
            <text:p text:style-name="P36">Resistor 1206</text:p>
          </table:table-cell>
          <table:table-cell table:style-name="Table126.B2" office:value-type="string">
            <text:p text:style-name="P41">3</text:p>
          </table:table-cell>
          <table:table-cell table:style-name="Table126.C4" office:value-type="string">
            <text:p text:style-name="P56">1</text:p>
          </table:table-cell>
          <table:table-cell table:style-name="Table126.A2" office:value-type="string">
            <text:p text:style-name="P56">0</text:p>
          </table:table-cell>
          <table:table-cell table:style-name="Table126.A2" office:value-type="string">
            <text:p text:style-name="P42">2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row>
        <table:table-row>
          <table:table-cell table:style-name="Table126.A1" office:value-type="string">
            <text:p text:style-name="P36">Transistor SOT23-3</text:p>
          </table:table-cell>
          <table:table-cell table:style-name="Table126.B3" office:value-type="string">
            <text:p text:style-name="P41">4</text:p>
          </table:table-cell>
          <table:table-cell table:style-name="Table126.C3" office:value-type="string">
            <text:p text:style-name="P56">0</text:p>
          </table:table-cell>
          <table:table-cell table:style-name="Table126.A1" office:value-type="string">
            <text:p text:style-name="P56">0</text:p>
          </table:table-cell>
          <table:table-cell table:style-name="Table126.A1" office:value-type="string">
            <text:p text:style-name="P56">2</text:p>
          </table:table-cell>
          <table:table-cell table:style-name="Table126.A1" office:value-type="string">
            <text:p text:style-name="P42">53</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1</text:p>
          </table:table-cell>
        </table:table-row>
        <table:table-row>
          <table:table-cell table:style-name="Table126.A2" office:value-type="string">
            <text:p text:style-name="P36">Ceramic capacitor 1206</text:p>
          </table:table-cell>
          <table:table-cell table:style-name="Table126.B2" office:value-type="string">
            <text:p text:style-name="P41">5</text:p>
          </table:table-cell>
          <table:table-cell table:style-name="Table126.C4"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42">11</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row>
        <table:table-row>
          <table:table-cell table:style-name="Table126.A1" office:value-type="string">
            <text:p text:style-name="P36">Tantalum capacitor</text:p>
          </table:table-cell>
          <table:table-cell table:style-name="Table126.B3" office:value-type="string">
            <text:p text:style-name="P41">6</text:p>
          </table:table-cell>
          <table:table-cell table:style-name="Table126.C3"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42">9</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row>
        <table:table-row>
          <table:table-cell table:style-name="Table126.A2" office:value-type="string">
            <text:p text:style-name="P36">SOIC-8</text:p>
          </table:table-cell>
          <table:table-cell table:style-name="Table126.B2" office:value-type="string">
            <text:p text:style-name="P41">7</text:p>
          </table:table-cell>
          <table:table-cell table:style-name="Table126.C4"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42">11</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row>
        <table:table-row>
          <table:table-cell table:style-name="Table126.A1" office:value-type="string">
            <text:p text:style-name="P36">Aluminum electrolytic capacitor</text:p>
          </table:table-cell>
          <table:table-cell table:style-name="Table126.B3" office:value-type="string">
            <text:p text:style-name="P41">8</text:p>
          </table:table-cell>
          <table:table-cell table:style-name="Table126.C3"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42">15</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row>
        <table:table-row>
          <table:table-cell table:style-name="Table126.A2" office:value-type="string">
            <text:p text:style-name="P36">Quartz HC-49/S</text:p>
          </table:table-cell>
          <table:table-cell table:style-name="Table126.B2" office:value-type="string">
            <text:p text:style-name="P41">9</text:p>
          </table:table-cell>
          <table:table-cell table:style-name="Table126.C4"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1</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42">6</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row>
        <table:table-row>
          <table:table-cell table:style-name="Table126.A1" office:value-type="string">
            <text:p text:style-name="P36">SOT223-3</text:p>
          </table:table-cell>
          <table:table-cell table:style-name="Table126.B3" office:value-type="string">
            <text:p text:style-name="P41">10</text:p>
          </table:table-cell>
          <table:table-cell table:style-name="Table126.C3"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3</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42">23</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2</text:p>
          </table:table-cell>
        </table:table-row>
        <table:table-row>
          <table:table-cell table:style-name="Table126.A2" office:value-type="string">
            <text:p text:style-name="P36">TO263</text:p>
          </table:table-cell>
          <table:table-cell table:style-name="Table126.B2" office:value-type="string">
            <text:p text:style-name="P41">11</text:p>
          </table:table-cell>
          <table:table-cell table:style-name="Table126.C4"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42">77</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row>
        <table:table-row>
          <table:table-cell table:style-name="Table126.A1" office:value-type="string">
            <text:p text:style-name="P36">DIP16</text:p>
          </table:table-cell>
          <table:table-cell table:style-name="Table126.B3" office:value-type="string">
            <text:p text:style-name="P41">12</text:p>
          </table:table-cell>
          <table:table-cell table:style-name="Table126.C3"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42">13</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4</text:p>
          </table:table-cell>
        </table:table-row>
        <table:table-row>
          <table:table-cell table:style-name="Table126.A2" office:value-type="string">
            <text:p text:style-name="P36">DIP14</text:p>
          </table:table-cell>
          <table:table-cell table:style-name="Table126.B2" office:value-type="string">
            <text:p text:style-name="P41">13</text:p>
          </table:table-cell>
          <table:table-cell table:style-name="Table126.C4"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42">8</text:p>
          </table:table-cell>
          <table:table-cell table:style-name="Table126.A2" office:value-type="string">
            <text:p text:style-name="P56">0</text:p>
          </table:table-cell>
          <table:table-cell table:style-name="Table126.A2" office:value-type="string">
            <text:p text:style-name="P56">0</text:p>
          </table:table-cell>
        </table:table-row>
        <table:table-row>
          <table:table-cell table:style-name="Table126.A1" office:value-type="string">
            <text:p text:style-name="P36">QFP100</text:p>
          </table:table-cell>
          <table:table-cell table:style-name="Table126.B3" office:value-type="string">
            <text:p text:style-name="P41">14</text:p>
          </table:table-cell>
          <table:table-cell table:style-name="Table126.C3"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56">0</text:p>
          </table:table-cell>
          <table:table-cell table:style-name="Table126.A1" office:value-type="string">
            <text:p text:style-name="P42">16</text:p>
          </table:table-cell>
          <table:table-cell table:style-name="Table126.A1" office:value-type="string">
            <text:p text:style-name="P56">1</text:p>
          </table:table-cell>
        </table:table-row>
        <table:table-row>
          <table:table-cell table:style-name="Table126.A2" office:value-type="string">
            <text:p text:style-name="P36">Unknown</text:p>
          </table:table-cell>
          <table:table-cell table:style-name="Table126.B2" office:value-type="string">
            <text:p text:style-name="P41">15</text:p>
          </table:table-cell>
          <table:table-cell table:style-name="Table126.C4"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56">0</text:p>
          </table:table-cell>
          <table:table-cell table:style-name="Table126.A2" office:value-type="string">
            <text:p text:style-name="P42">67</text:p>
          </table:table-cell>
        </table:table-row>
      </table:table>
      <text:p text:style-name="P8"/>
      <text:p text:style-name="P22"/>
      <text:list xml:id="list174008482517027" text:continue-numbering="true" text:style-name="L32">
        <text:list-item>
          <text:p text:style-name="P119"><text:bookmark-start text:name="_Toc413454205"/><text:bookmark-start text:name="_Ref411172521"/>Basis weight determination (PCB mounted)<text:bookmark-end text:name="_Toc413454205"/><text:bookmark-end text:name="_Ref411172521"/></text:p>
        </text:list-item>
      </text:list>
      <table:table table:name="Table127" table:style-name="Table127">
        <table:table-column table:style-name="Table127.A"/>
        <table:table-column table:style-name="Table127.B"/>
        <table:table-column table:style-name="Table127.C"/>
        <table:table-column table:style-name="Table127.B"/>
        <table:table-column table:style-name="Table127.E"/>
        <table:table-row table:style-name="Table127.1">
          <table:table-cell table:style-name="Table127.A1" office:value-type="string">
            <text:p text:style-name="P59"><text:span text:style-name="Default_20_Paragraph_20_Font"><text:span text:style-name="T30">Length </text:span></text:span><draw:frame draw:style-name="fr6" draw:name="448" text:anchor-type="as-char" svg:width="0.3543in" style:rel-width="scale" svg:height="0.198in" style:rel-height="scale" draw:z-index="548"><draw:object xlink:href="./Object 448" xlink:type="simple" xlink:show="embed" xlink:actuate="onLoad"/><draw:image xlink:href="./ObjectReplacements/Object 448" xlink:type="simple" xlink:show="embed" xlink:actuate="onLoad"/></draw:frame></text:p>
          </table:table-cell>
          <table:table-cell table:style-name="Table127.A1" office:value-type="string">
            <text:p text:style-name="P59"><text:span text:style-name="Default_20_Paragraph_20_Font"><text:span text:style-name="T30">Width </text:span></text:span><draw:frame draw:style-name="fr6" draw:name="449" text:anchor-type="as-char" svg:width="0.3543in" style:rel-width="scale" svg:height="0.198in" style:rel-height="scale" draw:z-index="549"><draw:object xlink:href="./Object 449" xlink:type="simple" xlink:show="embed" xlink:actuate="onLoad"/><draw:image xlink:href="./ObjectReplacements/Object 449" xlink:type="simple" xlink:show="embed" xlink:actuate="onLoad"/></draw:frame></text:p>
          </table:table-cell>
          <table:table-cell table:style-name="Table127.A1" office:value-type="string">
            <text:p text:style-name="P59"><text:span text:style-name="Default_20_Paragraph_20_Font"><text:span text:style-name="T30">Weight </text:span></text:span><draw:frame draw:style-name="fr6" draw:name="450" text:anchor-type="as-char" svg:width="0.2291in" style:rel-width="scale" svg:height="0.198in" style:rel-height="scale" draw:z-index="550"><draw:object xlink:href="./Object 450" xlink:type="simple" xlink:show="embed" xlink:actuate="onLoad"/><draw:image xlink:href="./ObjectReplacements/Object 450" xlink:type="simple" xlink:show="embed" xlink:actuate="onLoad"/></draw:frame></text:p>
          </table:table-cell>
          <table:table-cell table:style-name="Table127.A1" office:value-type="string">
            <text:p text:style-name="P59"><text:span text:style-name="Default_20_Paragraph_20_Font"><text:span text:style-name="T30">Area </text:span></text:span><draw:frame draw:style-name="fr6" draw:name="451" text:anchor-type="as-char" svg:width="0.4374in" style:rel-width="scale" svg:height="0.2083in" style:rel-height="scale" draw:z-index="551"><draw:object xlink:href="./Object 451" xlink:type="simple" xlink:show="embed" xlink:actuate="onLoad"/><draw:image xlink:href="./ObjectReplacements/Object 451" xlink:type="simple" xlink:show="embed" xlink:actuate="onLoad"/></draw:frame></text:p>
          </table:table-cell>
          <table:table-cell table:style-name="Table127.A1" office:value-type="string">
            <text:p text:style-name="P59"><text:span text:style-name="Default_20_Paragraph_20_Font"><text:span text:style-name="T30">Basis weight </text:span></text:span><draw:frame draw:style-name="fr6" draw:name="452" text:anchor-type="as-char" svg:width="0.4374in" style:rel-width="scale" svg:height="0.3437in" style:rel-height="scale" draw:z-index="552"><draw:object xlink:href="./Object 452" xlink:type="simple" xlink:show="embed" xlink:actuate="onLoad"/><draw:image xlink:href="./ObjectReplacements/Object 452" xlink:type="simple" xlink:show="embed" xlink:actuate="onLoad"/></draw:frame></text:p>
          </table:table-cell>
        </table:table-row>
        <table:table-row table:style-name="Table127.2">
          <table:table-cell table:style-name="Table127.A2" office:value-type="string">
            <text:p text:style-name="P63">26</text:p>
          </table:table-cell>
          <table:table-cell table:style-name="Table127.A2" office:value-type="string">
            <text:p text:style-name="P64">23</text:p>
          </table:table-cell>
          <table:table-cell table:style-name="Table127.A2" office:value-type="string">
            <text:p text:style-name="P64">450</text:p>
          </table:table-cell>
          <table:table-cell table:style-name="Table127.A2" office:value-type="string">
            <text:p text:style-name="P64">598</text:p>
          </table:table-cell>
          <table:table-cell table:style-name="Table127.A2" office:value-type="string">
            <text:p text:style-name="P64">0.752508361</text:p>
          </table:table-cell>
        </table:table-row>
        <table:table-row table:style-name="Table127.2">
          <table:table-cell table:style-name="Table127.A1" office:value-type="string">
            <text:p text:style-name="P63">17</text:p>
          </table:table-cell>
          <table:table-cell table:style-name="Table127.A1" office:value-type="string">
            <text:p text:style-name="P64">5.5</text:p>
          </table:table-cell>
          <table:table-cell table:style-name="Table127.A1" office:value-type="string">
            <text:p text:style-name="P64">110</text:p>
          </table:table-cell>
          <table:table-cell table:style-name="Table127.A1" office:value-type="string">
            <text:p text:style-name="P64">93.5</text:p>
          </table:table-cell>
          <table:table-cell table:style-name="Table127.A1" office:value-type="string">
            <text:p text:style-name="P64">1.176470588</text:p>
          </table:table-cell>
        </table:table-row>
        <table:table-row table:style-name="Table127.2">
          <table:table-cell table:style-name="Table127.A2" office:value-type="string">
            <text:p text:style-name="P63">31</text:p>
          </table:table-cell>
          <table:table-cell table:style-name="Table127.A2" office:value-type="string">
            <text:p text:style-name="P64">24</text:p>
          </table:table-cell>
          <table:table-cell table:style-name="Table127.A2" office:value-type="string">
            <text:p text:style-name="P64">670</text:p>
          </table:table-cell>
          <table:table-cell table:style-name="Table127.A2" office:value-type="string">
            <text:p text:style-name="P64">744</text:p>
          </table:table-cell>
          <table:table-cell table:style-name="Table127.A2" office:value-type="string">
            <text:p text:style-name="P64">0.900537634</text:p>
          </table:table-cell>
        </table:table-row>
        <table:table-row table:style-name="Table127.2">
          <table:table-cell table:style-name="Table127.A1" office:value-type="string">
            <text:p text:style-name="P63">14</text:p>
          </table:table-cell>
          <table:table-cell table:style-name="Table127.A1" office:value-type="string">
            <text:p text:style-name="P64">19</text:p>
          </table:table-cell>
          <table:table-cell table:style-name="Table127.A1" office:value-type="string">
            <text:p text:style-name="P64">110</text:p>
          </table:table-cell>
          <table:table-cell table:style-name="Table127.A1" office:value-type="string">
            <text:p text:style-name="P64">266</text:p>
          </table:table-cell>
          <table:table-cell table:style-name="Table127.A1" office:value-type="string">
            <text:p text:style-name="P64">0.413533835</text:p>
          </table:table-cell>
        </table:table-row>
        <table:table-row table:style-name="Table127.2">
          <table:table-cell table:style-name="Table127.A2" office:value-type="string">
            <text:p text:style-name="P63">23</text:p>
          </table:table-cell>
          <table:table-cell table:style-name="Table127.A2" office:value-type="string">
            <text:p text:style-name="P64">10</text:p>
          </table:table-cell>
          <table:table-cell table:style-name="Table127.A2" office:value-type="string">
            <text:p text:style-name="P64">160</text:p>
          </table:table-cell>
          <table:table-cell table:style-name="Table127.A2" office:value-type="string">
            <text:p text:style-name="P64">230</text:p>
          </table:table-cell>
          <table:table-cell table:style-name="Table127.A2" office:value-type="string">
            <text:p text:style-name="P64">0.695652174</text:p>
          </table:table-cell>
        </table:table-row>
        <table:table-row table:style-name="Table127.2">
          <table:table-cell table:style-name="Table127.A1" office:value-type="string">
            <text:p text:style-name="P63">19</text:p>
          </table:table-cell>
          <table:table-cell table:style-name="Table127.A1" office:value-type="string">
            <text:p text:style-name="P64">14</text:p>
          </table:table-cell>
          <table:table-cell table:style-name="Table127.A1" office:value-type="string">
            <text:p text:style-name="P64">110</text:p>
          </table:table-cell>
          <table:table-cell table:style-name="Table127.A1" office:value-type="string">
            <text:p text:style-name="P64">266</text:p>
          </table:table-cell>
          <table:table-cell table:style-name="Table127.A1" office:value-type="string">
            <text:p text:style-name="P64">0.413533835</text:p>
          </table:table-cell>
        </table:table-row>
        <table:table-row table:style-name="Table127.2">
          <table:table-cell table:style-name="Table127.A2" office:value-type="string">
            <text:p text:style-name="P63">11</text:p>
          </table:table-cell>
          <table:table-cell table:style-name="Table127.A2" office:value-type="string">
            <text:p text:style-name="P64">25</text:p>
          </table:table-cell>
          <table:table-cell table:style-name="Table127.A2" office:value-type="string">
            <text:p text:style-name="P64">170</text:p>
          </table:table-cell>
          <table:table-cell table:style-name="Table127.A2" office:value-type="string">
            <text:p text:style-name="P64">275</text:p>
          </table:table-cell>
          <table:table-cell table:style-name="Table127.A2" office:value-type="string">
            <text:p text:style-name="P64">0.618181818</text:p>
          </table:table-cell>
        </table:table-row>
        <table:table-row table:style-name="Table127.2">
          <table:table-cell table:style-name="Table127.A1" office:value-type="string">
            <text:p text:style-name="P63">31</text:p>
          </table:table-cell>
          <table:table-cell table:style-name="Table127.A1" office:value-type="string">
            <text:p text:style-name="P64">24</text:p>
          </table:table-cell>
          <table:table-cell table:style-name="Table127.A1" office:value-type="string">
            <text:p text:style-name="P64">620</text:p>
          </table:table-cell>
          <table:table-cell table:style-name="Table127.A1" office:value-type="string">
            <text:p text:style-name="P64">744</text:p>
          </table:table-cell>
          <table:table-cell table:style-name="Table127.A1" office:value-type="string">
            <text:p text:style-name="P64">0.833333333</text:p>
          </table:table-cell>
        </table:table-row>
        <table:table-row table:style-name="Table127.2">
          <table:table-cell table:style-name="Table127.A2" office:value-type="string">
            <text:p text:style-name="P63">24</text:p>
          </table:table-cell>
          <table:table-cell table:style-name="Table127.A2" office:value-type="string">
            <text:p text:style-name="P64">24</text:p>
          </table:table-cell>
          <table:table-cell table:style-name="Table127.A2" office:value-type="string">
            <text:p text:style-name="P64">400</text:p>
          </table:table-cell>
          <table:table-cell table:style-name="Table127.A2" office:value-type="string">
            <text:p text:style-name="P64">576</text:p>
          </table:table-cell>
          <table:table-cell table:style-name="Table127.A2" office:value-type="string">
            <text:p text:style-name="P64">0.694444444</text:p>
          </table:table-cell>
        </table:table-row>
        <table:table-row table:style-name="Table127.2">
          <table:table-cell table:style-name="Table127.A1" office:value-type="string">
            <text:p text:style-name="P63">24</text:p>
          </table:table-cell>
          <table:table-cell table:style-name="Table127.A1" office:value-type="string">
            <text:p text:style-name="P64">16</text:p>
          </table:table-cell>
          <table:table-cell table:style-name="Table127.A1" office:value-type="string">
            <text:p text:style-name="P64">250</text:p>
          </table:table-cell>
          <table:table-cell table:style-name="Table127.A1" office:value-type="string">
            <text:p text:style-name="P64">384</text:p>
          </table:table-cell>
          <table:table-cell table:style-name="Table127.A1" office:value-type="string">
            <text:p text:style-name="P64">0.651041667</text:p>
          </table:table-cell>
        </table:table-row>
        <table:table-row table:style-name="Table127.2">
          <table:table-cell table:style-name="Table127.A2" office:value-type="string">
            <text:p text:style-name="P63">20</text:p>
          </table:table-cell>
          <table:table-cell table:style-name="Table127.A2" office:value-type="string">
            <text:p text:style-name="P64">14</text:p>
          </table:table-cell>
          <table:table-cell table:style-name="Table127.A2" office:value-type="string">
            <text:p text:style-name="P64">145</text:p>
          </table:table-cell>
          <table:table-cell table:style-name="Table127.A2" office:value-type="string">
            <text:p text:style-name="P64">280</text:p>
          </table:table-cell>
          <table:table-cell table:style-name="Table127.A2" office:value-type="string">
            <text:p text:style-name="P64">0.517857143</text:p>
          </table:table-cell>
        </table:table-row>
        <table:table-row table:style-name="Table127.2">
          <table:table-cell table:style-name="Table127.A1" office:value-type="string">
            <text:p text:style-name="P63">24</text:p>
          </table:table-cell>
          <table:table-cell table:style-name="Table127.A1" office:value-type="string">
            <text:p text:style-name="P64">19</text:p>
          </table:table-cell>
          <table:table-cell table:style-name="Table127.A1" office:value-type="string">
            <text:p text:style-name="P64">440</text:p>
          </table:table-cell>
          <table:table-cell table:style-name="Table127.A1" office:value-type="string">
            <text:p text:style-name="P64">456</text:p>
          </table:table-cell>
          <table:table-cell table:style-name="Table127.A1" office:value-type="string">
            <text:p text:style-name="P64">0.964912281</text:p>
          </table:table-cell>
        </table:table-row>
        <table:table-row table:style-name="Table127.2">
          <table:table-cell table:style-name="Table127.A2" office:value-type="string">
            <text:p text:style-name="P63">19</text:p>
          </table:table-cell>
          <table:table-cell table:style-name="Table127.A2" office:value-type="string">
            <text:p text:style-name="P64">14</text:p>
          </table:table-cell>
          <table:table-cell table:style-name="Table127.A2" office:value-type="string">
            <text:p text:style-name="P64">200</text:p>
          </table:table-cell>
          <table:table-cell table:style-name="Table127.A2" office:value-type="string">
            <text:p text:style-name="P64">266</text:p>
          </table:table-cell>
          <table:table-cell table:style-name="Table127.A2" office:value-type="string">
            <text:p text:style-name="P64">0.751879699</text:p>
          </table:table-cell>
        </table:table-row>
        <table:table-row table:style-name="Table127.2">
          <table:table-cell table:style-name="Table127.A1" office:value-type="string">
            <text:p text:style-name="P63">27</text:p>
          </table:table-cell>
          <table:table-cell table:style-name="Table127.A1" office:value-type="string">
            <text:p text:style-name="P64">15</text:p>
          </table:table-cell>
          <table:table-cell table:style-name="Table127.A1" office:value-type="string">
            <text:p text:style-name="P64">275</text:p>
          </table:table-cell>
          <table:table-cell table:style-name="Table127.A1" office:value-type="string">
            <text:p text:style-name="P64">405</text:p>
          </table:table-cell>
          <table:table-cell table:style-name="Table127.A1" office:value-type="string">
            <text:p text:style-name="P64">0.679012346</text:p>
          </table:table-cell>
        </table:table-row>
        <table:table-row table:style-name="Table127.2">
          <table:table-cell table:style-name="Table127.A2" office:value-type="string">
            <text:p text:style-name="P63">17</text:p>
          </table:table-cell>
          <table:table-cell table:style-name="Table127.A2" office:value-type="string">
            <text:p text:style-name="P64">8.5</text:p>
          </table:table-cell>
          <table:table-cell table:style-name="Table127.A2" office:value-type="string">
            <text:p text:style-name="P64">120</text:p>
          </table:table-cell>
          <table:table-cell table:style-name="Table127.A2" office:value-type="string">
            <text:p text:style-name="P64">144.5</text:p>
          </table:table-cell>
          <table:table-cell table:style-name="Table127.A2" office:value-type="string">
            <text:p text:style-name="P64">0.830449827</text:p>
          </table:table-cell>
        </table:table-row>
        <table:table-row table:style-name="Table127.2">
          <table:table-cell table:style-name="Table127.A1" office:value-type="string">
            <text:p text:style-name="P63">13</text:p>
          </table:table-cell>
          <table:table-cell table:style-name="Table127.A1" office:value-type="string">
            <text:p text:style-name="P64">10</text:p>
          </table:table-cell>
          <table:table-cell table:style-name="Table127.A1" office:value-type="string">
            <text:p text:style-name="P64">90</text:p>
          </table:table-cell>
          <table:table-cell table:style-name="Table127.A1" office:value-type="string">
            <text:p text:style-name="P64">130</text:p>
          </table:table-cell>
          <table:table-cell table:style-name="Table127.A1" office:value-type="string">
            <text:p text:style-name="P64">0.692307692</text:p>
          </table:table-cell>
        </table:table-row>
        <table:table-row table:style-name="Table127.2">
          <table:table-cell table:style-name="Table127.A2" office:value-type="string">
            <text:p text:style-name="P63">30.5</text:p>
          </table:table-cell>
          <table:table-cell table:style-name="Table127.A2" office:value-type="string">
            <text:p text:style-name="P64">22</text:p>
          </table:table-cell>
          <table:table-cell table:style-name="Table127.A2" office:value-type="string">
            <text:p text:style-name="P64">600</text:p>
          </table:table-cell>
          <table:table-cell table:style-name="Table127.A2" office:value-type="string">
            <text:p text:style-name="P64">671</text:p>
          </table:table-cell>
          <table:table-cell table:style-name="Table127.A2" office:value-type="string">
            <text:p text:style-name="P64">0.894187779</text:p>
          </table:table-cell>
        </table:table-row>
        <table:table-row table:style-name="Table127.2">
          <table:table-cell table:style-name="Table127.A1" office:value-type="string">
            <text:p text:style-name="P63">16</text:p>
          </table:table-cell>
          <table:table-cell table:style-name="Table127.A1" office:value-type="string">
            <text:p text:style-name="P64">16</text:p>
          </table:table-cell>
          <table:table-cell table:style-name="Table127.A1" office:value-type="string">
            <text:p text:style-name="P64">150</text:p>
          </table:table-cell>
          <table:table-cell table:style-name="Table127.A1" office:value-type="string">
            <text:p text:style-name="P64">256</text:p>
          </table:table-cell>
          <table:table-cell table:style-name="Table127.A1" office:value-type="string">
            <text:p text:style-name="P64">0.5859375</text:p>
          </table:table-cell>
        </table:table-row>
        <table:table-row table:style-name="Table127.2">
          <table:table-cell table:style-name="Table127.A2" office:value-type="string">
            <text:p text:style-name="P63">8.5</text:p>
          </table:table-cell>
          <table:table-cell table:style-name="Table127.A2" office:value-type="string">
            <text:p text:style-name="P64">5.5</text:p>
          </table:table-cell>
          <table:table-cell table:style-name="Table127.A2" office:value-type="string">
            <text:p text:style-name="P64">35</text:p>
          </table:table-cell>
          <table:table-cell table:style-name="Table127.A2" office:value-type="string">
            <text:p text:style-name="P64">46.75</text:p>
          </table:table-cell>
          <table:table-cell table:style-name="Table127.A2" office:value-type="string">
            <text:p text:style-name="P64">0.748663102</text:p>
          </table:table-cell>
        </table:table-row>
        <table:table-row table:style-name="Table127.2">
          <table:table-cell table:style-name="Table127.A1" office:value-type="string">
            <text:p text:style-name="P63">14</text:p>
          </table:table-cell>
          <table:table-cell table:style-name="Table127.A1" office:value-type="string">
            <text:p text:style-name="P64">5.5</text:p>
          </table:table-cell>
          <table:table-cell table:style-name="Table127.A1" office:value-type="string">
            <text:p text:style-name="P64">70</text:p>
          </table:table-cell>
          <table:table-cell table:style-name="Table127.A1" office:value-type="string">
            <text:p text:style-name="P64">77</text:p>
          </table:table-cell>
          <table:table-cell table:style-name="Table127.A1" office:value-type="string">
            <text:p text:style-name="P64">0.909090909</text:p>
          </table:table-cell>
        </table:table-row>
        <table:table-row table:style-name="Table127.2">
          <table:table-cell table:style-name="Table127.A2" office:value-type="string">
            <text:p text:style-name="P63">12</text:p>
          </table:table-cell>
          <table:table-cell table:style-name="Table127.A2" office:value-type="string">
            <text:p text:style-name="P64">7</text:p>
          </table:table-cell>
          <table:table-cell table:style-name="Table127.A2" office:value-type="string">
            <text:p text:style-name="P64">70</text:p>
          </table:table-cell>
          <table:table-cell table:style-name="Table127.A2" office:value-type="string">
            <text:p text:style-name="P64">84</text:p>
          </table:table-cell>
          <table:table-cell table:style-name="Table127.A2" office:value-type="string">
            <text:p text:style-name="P64">0.833333333</text:p>
          </table:table-cell>
        </table:table-row>
        <table:table-row table:style-name="Table127.2">
          <table:table-cell table:style-name="Table127.A1" office:value-type="string">
            <text:p text:style-name="P63">19</text:p>
          </table:table-cell>
          <table:table-cell table:style-name="Table127.A1" office:value-type="string">
            <text:p text:style-name="P64">14</text:p>
          </table:table-cell>
          <table:table-cell table:style-name="Table127.A1" office:value-type="string">
            <text:p text:style-name="P64">105</text:p>
          </table:table-cell>
          <table:table-cell table:style-name="Table127.A1" office:value-type="string">
            <text:p text:style-name="P64">266</text:p>
          </table:table-cell>
          <table:table-cell table:style-name="Table127.A1" office:value-type="string">
            <text:p text:style-name="P64">0.394736842</text:p>
          </table:table-cell>
        </table:table-row>
        <table:table-row table:style-name="Table127.2">
          <table:table-cell table:style-name="Table127.A2" office:value-type="string">
            <text:p text:style-name="P63">18</text:p>
          </table:table-cell>
          <table:table-cell table:style-name="Table127.A2" office:value-type="string">
            <text:p text:style-name="P64">10</text:p>
          </table:table-cell>
          <table:table-cell table:style-name="Table127.A2" office:value-type="string">
            <text:p text:style-name="P64">150</text:p>
          </table:table-cell>
          <table:table-cell table:style-name="Table127.A2" office:value-type="string">
            <text:p text:style-name="P64">180</text:p>
          </table:table-cell>
          <table:table-cell table:style-name="Table127.A2" office:value-type="string">
            <text:p text:style-name="P64">0.833333333</text:p>
          </table:table-cell>
        </table:table-row>
        <table:table-row table:style-name="Table127.2">
          <table:table-cell table:style-name="Table127.A1" office:value-type="string">
            <text:p text:style-name="P63">17</text:p>
          </table:table-cell>
          <table:table-cell table:style-name="Table127.A1" office:value-type="string">
            <text:p text:style-name="P64">10</text:p>
          </table:table-cell>
          <table:table-cell table:style-name="Table127.A1" office:value-type="string">
            <text:p text:style-name="P64">200</text:p>
          </table:table-cell>
          <table:table-cell table:style-name="Table127.A1" office:value-type="string">
            <text:p text:style-name="P64">170</text:p>
          </table:table-cell>
          <table:table-cell table:style-name="Table127.A1" office:value-type="string">
            <text:p text:style-name="P64">1.176470588</text:p>
          </table:table-cell>
        </table:table-row>
        <table:table-row table:style-name="Table127.2">
          <table:table-cell table:style-name="Table127.A2" office:value-type="string">
            <text:p text:style-name="P62"> </text:p>
          </table:table-cell>
          <table:table-cell table:style-name="Table127.A2" office:value-type="string">
            <text:p text:style-name="P64"/>
          </table:table-cell>
          <table:table-cell table:style-name="Table127.A2" office:value-type="string">
            <text:p text:style-name="P63">5700</text:p>
          </table:table-cell>
          <table:table-cell table:style-name="Table127.A2" office:value-type="string">
            <text:p text:style-name="P63">7608.75</text:p>
          </table:table-cell>
          <table:table-cell table:style-name="Table127.A2" office:value-type="string">
            <text:p text:style-name="P63">0.749137506</text:p>
          </table:table-cell>
        </table:table-row>
      </table:table>
      <text:p text:style-name="Normal"/>
      <text:p text:style-name="P22"/>
      <text:list xml:id="list174006828156254" text:continue-numbering="true" text:style-name="L32">
        <text:list-item>
          <text:p text:style-name="P119"><text:bookmark-start text:name="_Toc413454206"/><text:bookmark-start text:name="_Ref411283536"/>Arduino Due component replacement model<text:bookmark-end text:name="_Toc413454206"/><text:bookmark-end text:name="_Ref411283536"/></text:p>
        </text:list-item>
      </text:list>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104">Arduino Due component package</text:p>
          </table:table-cell>
          <table:table-cell table:style-name="Table128.A1" office:value-type="string">
            <text:p text:style-name="P104">GaBi component replacement model</text:p>
          </table:table-cell>
          <table:table-cell table:style-name="Table128.A1" office:value-type="string">
            <text:p text:style-name="P104">Number of components</text:p>
          </table:table-cell>
          <table:table-cell table:style-name="Table128.A1" office:value-type="string">
            <text:p text:style-name="P104">Large component deviation</text:p>
          </table:table-cell>
        </table:table-row>
        <table:table-row>
          <table:table-cell table:style-name="Table128.A2" office:value-type="string">
            <text:p text:style-name="P46">SMC_B</text:p>
          </table:table-cell>
          <table:table-cell table:style-name="Table128.B2" office:value-type="string">
            <text:p text:style-name="P28">Kondensator Keramik MLCC 0603 (6mg) 1.6x0.8x0.8 PE</text:p>
          </table:table-cell>
          <table:table-cell table:style-name="Table128.B2" office:value-type="string">
            <text:p text:style-name="P27">9</text:p>
          </table:table-cell>
          <table:table-cell table:style-name="Table128.B2" office:value-type="string">
            <text:p text:style-name="P27">No</text:p>
          </table:table-cell>
        </table:table-row>
        <table:table-row>
          <table:table-cell table:style-name="Table128.A3" office:value-type="string">
            <text:p text:style-name="P48">C0402</text:p>
          </table:table-cell>
          <table:table-cell table:style-name="Table128.B3" office:value-type="string">
            <text:p text:style-name="P28">Kondensator Keramik MLCC 01005 (0,054 mg) 0,4x0,2x0,22</text:p>
          </table:table-cell>
          <table:table-cell table:style-name="Table128.B3" office:value-type="string">
            <text:p text:style-name="P27">32</text:p>
          </table:table-cell>
          <table:table-cell table:style-name="Table128.D3" office:value-type="string">
            <text:p text:style-name="P27">No</text:p>
          </table:table-cell>
        </table:table-row>
        <table:table-row>
          <table:table-cell table:style-name="Table128.A2" office:value-type="string">
            <text:p text:style-name="P48">C0603</text:p>
          </table:table-cell>
          <table:table-cell table:style-name="Table128.B2" office:value-type="string">
            <text:p text:style-name="P28">Kondensator Keramik MLCC 0603 (6mg) 1.6x0.8x0.8 PE</text:p>
          </table:table-cell>
          <table:table-cell table:style-name="Table128.B2" office:value-type="string">
            <text:p text:style-name="P27">1</text:p>
          </table:table-cell>
          <table:table-cell table:style-name="Table128.B2" office:value-type="string">
            <text:p text:style-name="P27">No</text:p>
          </table:table-cell>
        </table:table-row>
        <table:table-row>
          <table:table-cell table:style-name="Table128.A3" office:value-type="string">
            <text:p text:style-name="P48">SMB</text:p>
          </table:table-cell>
          <table:table-cell table:style-name="Table128.B3" office:value-type="string">
            <text:p text:style-name="P61">Transistor signal SOT23 3 leads (10mg) 1.4x3x1</text:p>
          </table:table-cell>
          <table:table-cell table:style-name="Table128.B3" office:value-type="string">
            <text:p text:style-name="P59">1</text:p>
          </table:table-cell>
          <table:table-cell table:style-name="Table128.D3" office:value-type="string">
            <text:p text:style-name="P59">Yes</text:p>
          </table:table-cell>
        </table:table-row>
        <table:table-row>
          <table:table-cell table:style-name="Table128.A2" office:value-type="string">
            <text:p text:style-name="P48">MINIMELF</text:p>
          </table:table-cell>
          <table:table-cell table:style-name="Table128.B2" office:value-type="string">
            <text:p text:style-name="P28">Diode MELF (130mg) D2.6x5.2</text:p>
          </table:table-cell>
          <table:table-cell table:style-name="Table128.B2" office:value-type="string">
            <text:p text:style-name="P27">2</text:p>
          </table:table-cell>
          <table:table-cell table:style-name="Table128.B2" office:value-type="string">
            <text:p text:style-name="P27">No</text:p>
          </table:table-cell>
        </table:table-row>
        <table:table-row>
          <table:table-cell table:style-name="Table128.A3" office:value-type="string">
            <text:p text:style-name="P48">DO220AAL</text:p>
          </table:table-cell>
          <table:table-cell table:style-name="Table128.B3" office:value-type="string">
            <text:p text:style-name="P61">Diode power DO214_219 (93mg) 4.3x3.6x2.3</text:p>
          </table:table-cell>
          <table:table-cell table:style-name="Table128.B3" office:value-type="string">
            <text:p text:style-name="P59">1</text:p>
          </table:table-cell>
          <table:table-cell table:style-name="Table128.D3" office:value-type="string">
            <text:p text:style-name="P59"><text:span text:style-name="Default_20_Paragraph_20_Font"><text:span text:style-name="T7">No</text:span></text:span></text:p>
          </table:table-cell>
        </table:table-row>
        <table:table-row>
          <table:table-cell table:style-name="Table128.A2" office:value-type="string">
            <text:p text:style-name="P61"><text:span text:style-name="Default_20_Paragraph_20_Font"><text:span text:style-name="T25">SMD</text:span></text:span><text:alphabetical-index-mark text:string-value="Surface-mounted device" text:key1="SMD"/><text:span text:style-name="Default_20_Paragraph_20_Font"><text:span text:style-name="T25">_1575SW</text:span></text:span></text:p>
          </table:table-cell>
          <table:table-cell table:style-name="Table128.B2" office:value-type="string">
            <text:p text:style-name="P28">Schalter Tact (242mg) 6.2x6.3x1.8</text:p>
          </table:table-cell>
          <table:table-cell table:style-name="Table128.B2" office:value-type="string">
            <text:p text:style-name="P59">1</text:p>
          </table:table-cell>
          <table:table-cell table:style-name="Table128.B2" office:value-type="string">
            <text:p text:style-name="P59">Yes</text:p>
          </table:table-cell>
        </table:table-row>
        <table:table-row>
          <table:table-cell table:style-name="Table128.A3" office:value-type="string">
            <text:p text:style-name="P48">L1812</text:p>
          </table:table-cell>
          <table:table-cell table:style-name="Table128.B3" office:value-type="string">
            <text:p text:style-name="P61">Spule Multilayer Chip 1812 (108mg) 4.5x3.2x1.5</text:p>
          </table:table-cell>
          <table:table-cell table:style-name="Table128.B3" office:value-type="string">
            <text:p text:style-name="P59">2</text:p>
          </table:table-cell>
          <table:table-cell table:style-name="Table128.D3" office:value-type="string">
            <text:p text:style-name="P59"><text:span text:style-name="Default_20_Paragraph_20_Font"><text:span text:style-name="T7">No</text:span></text:span></text:p>
          </table:table-cell>
        </table:table-row>
        <table:table-row>
          <table:table-cell table:style-name="Table128.A2" office:value-type="string">
            <text:p text:style-name="P48">MSOP08</text:p>
          </table:table-cell>
          <table:table-cell table:style-name="Table128.B2" office:value-type="string">
            <text:p text:style-name="P61">IC<text:alphabetical-index-mark text:string-value="Integrated circuit" text:key1="IC"/> TSSOP 8 (28mg) 3.0x2.9x1.2 flash</text:p>
          </table:table-cell>
          <table:table-cell table:style-name="Table128.B2" office:value-type="string">
            <text:p text:style-name="P59">1</text:p>
          </table:table-cell>
          <table:table-cell table:style-name="Table128.B2" office:value-type="string">
            <text:p text:style-name="P59">Yes</text:p>
          </table:table-cell>
        </table:table-row>
        <table:table-row>
          <table:table-cell table:style-name="Table128.A3" office:value-type="string">
            <text:p text:style-name="P48">SOT23-6</text:p>
          </table:table-cell>
          <table:table-cell table:style-name="Table128.B3" office:value-type="string">
            <text:p text:style-name="P61">Transistor signal SOT23 3 leads (10mg) 1.4x3x1</text:p>
          </table:table-cell>
          <table:table-cell table:style-name="Table128.B3" office:value-type="string">
            <text:p text:style-name="P59">1</text:p>
          </table:table-cell>
          <table:table-cell table:style-name="Table128.D3" office:value-type="string">
            <text:p text:style-name="P59">Yes</text:p>
          </table:table-cell>
        </table:table-row>
        <table:table-row>
          <table:table-cell table:style-name="Table128.A2" office:value-type="string">
            <text:p text:style-name="P48">SOT223</text:p>
          </table:table-cell>
          <table:table-cell table:style-name="Table128.B2" office:value-type="string">
            <text:p text:style-name="P61">Transistor signal SOT223 3 leads (110mg) 3.8x7.65x2.3</text:p>
          </table:table-cell>
          <table:table-cell table:style-name="Table128.B2" office:value-type="string">
            <text:p text:style-name="P59">1</text:p>
          </table:table-cell>
          <table:table-cell table:style-name="Table128.B2" office:value-type="string">
            <text:p text:style-name="P59"><text:span text:style-name="Default_20_Paragraph_20_Font"><text:span text:style-name="T7">No</text:span></text:span></text:p>
          </table:table-cell>
        </table:table-row>
        <table:table-row>
          <table:table-cell table:style-name="Table128.A3" office:value-type="string">
            <text:p text:style-name="P48">MLF32</text:p>
          </table:table-cell>
          <table:table-cell table:style-name="Table128.B3" office:value-type="string">
            <text:p text:style-name="P61"><text:span text:style-name="Default_20_Paragraph_20_Font"><text:span text:style-name="T7">IC</text:span></text:span><text:alphabetical-index-mark text:string-value="Integrated circuit" text:key1="IC"/><text:span text:style-name="Default_20_Paragraph_20_Font"><text:span text:style-name="T7"> TQFP 32 (70mg) 5x5x1.0</text:span></text:span></text:p>
          </table:table-cell>
          <table:table-cell table:style-name="Table128.B3" office:value-type="string">
            <text:p text:style-name="P59">1</text:p>
          </table:table-cell>
          <table:table-cell table:style-name="Table128.D3" office:value-type="string">
            <text:p text:style-name="P59">Yes</text:p>
          </table:table-cell>
        </table:table-row>
        <table:table-row>
          <table:table-cell table:style-name="Table128.A2" office:value-type="string">
            <text:p text:style-name="P48">SC70-5</text:p>
          </table:table-cell>
          <table:table-cell table:style-name="Table128.B2" office:value-type="string">
            <text:p text:style-name="P61">IC<text:alphabetical-index-mark text:string-value="Integrated circuit" text:key1="IC"/> TSSOP 8 (28mg) 3.0x2.9x1.2 flash</text:p>
          </table:table-cell>
          <table:table-cell table:style-name="Table128.B2" office:value-type="string">
            <text:p text:style-name="P59">1</text:p>
          </table:table-cell>
          <table:table-cell table:style-name="Table128.B2" office:value-type="string">
            <text:p text:style-name="P59">Yes</text:p>
          </table:table-cell>
        </table:table-row>
        <table:table-row>
          <table:table-cell table:style-name="Table128.A3" office:value-type="string">
            <text:p text:style-name="P48">R0402</text:p>
          </table:table-cell>
          <table:table-cell table:style-name="Table128.B3" office:value-type="string">
            <text:p text:style-name="P28">Widerstand Dickfilm Flat Chip 0402 (0.75mg)</text:p>
          </table:table-cell>
          <table:table-cell table:style-name="Table128.B3" office:value-type="string">
            <text:p text:style-name="P27">18</text:p>
          </table:table-cell>
          <table:table-cell table:style-name="Table128.D3" office:value-type="string">
            <text:p text:style-name="P27">No</text:p>
          </table:table-cell>
        </table:table-row>
        <text:soft-page-break/>
        <table:table-row>
          <table:table-cell table:style-name="Table128.A2" office:value-type="string">
            <text:p text:style-name="P48">CHIP-LED0805</text:p>
          </table:table-cell>
          <table:table-cell table:style-name="Table128.B2" office:value-type="string">
            <text:p text:style-name="P61">LED SMD<text:alphabetical-index-mark text:string-value="Surface-mounted device" text:key1="SMD"/> low-efficiency max 50mA (35mg) without Au 3.2x2.8x1.9</text:p>
          </table:table-cell>
          <table:table-cell table:style-name="Table128.B2" office:value-type="string">
            <text:p text:style-name="P59">6</text:p>
          </table:table-cell>
          <table:table-cell table:style-name="Table128.B2" office:value-type="string">
            <text:p text:style-name="P59"><text:span text:style-name="Default_20_Paragraph_20_Font"><text:span text:style-name="T7">No</text:span></text:span></text:p>
          </table:table-cell>
        </table:table-row>
        <table:table-row>
          <table:table-cell table:style-name="Table128.A3" office:value-type="string">
            <text:p text:style-name="P48">SRR0604</text:p>
          </table:table-cell>
          <table:table-cell table:style-name="Table128.B3" office:value-type="string">
            <text:p text:style-name="P28">Spule Miniatur gewickelt SDR1006 (1.16g) D9.8x5.8</text:p>
          </table:table-cell>
          <table:table-cell table:style-name="Table128.B3" office:value-type="string">
            <text:p text:style-name="P27">1</text:p>
          </table:table-cell>
          <table:table-cell table:style-name="Table128.D3" office:value-type="string">
            <text:p text:style-name="P27">No</text:p>
          </table:table-cell>
        </table:table-row>
        <table:table-row>
          <table:table-cell table:style-name="Table128.A2" office:value-type="string">
            <text:p text:style-name="P48">PANASONIC_D</text:p>
          </table:table-cell>
          <table:table-cell table:style-name="Table128.B2" office:value-type="string">
            <text:p text:style-name="P61"><text:span text:style-name="Default_20_Paragraph_20_Font"><text:span text:style-name="T7">Kondensator Al-Elko SMD</text:span></text:span><text:alphabetical-index-mark text:string-value="Surface-mounted device" text:key1="SMD"/><text:span text:style-name="Default_20_Paragraph_20_Font"><text:span text:style-name="T7"> (300mg) D6.3x5.4</text:span></text:span></text:p>
          </table:table-cell>
          <table:table-cell table:style-name="Table128.B2" office:value-type="string">
            <text:p text:style-name="P27">2</text:p>
          </table:table-cell>
          <table:table-cell table:style-name="Table128.B2" office:value-type="string">
            <text:p text:style-name="P27">No</text:p>
          </table:table-cell>
        </table:table-row>
        <table:table-row>
          <table:table-cell table:style-name="Table128.A3" office:value-type="string">
            <text:p text:style-name="P48">SOT23</text:p>
          </table:table-cell>
          <table:table-cell table:style-name="Table128.B3" office:value-type="string">
            <text:p text:style-name="P61">Transistor signal SOT23 3 leads (10mg) 1.4x3x1</text:p>
          </table:table-cell>
          <table:table-cell table:style-name="Table128.B3" office:value-type="string">
            <text:p text:style-name="P59">1</text:p>
          </table:table-cell>
          <table:table-cell table:style-name="Table128.D3" office:value-type="string">
            <text:p text:style-name="P59"><text:span text:style-name="Default_20_Paragraph_20_Font"><text:span text:style-name="T7">No</text:span></text:span></text:p>
          </table:table-cell>
        </table:table-row>
        <table:table-row>
          <table:table-cell table:style-name="Table128.A2" office:value-type="string">
            <text:p text:style-name="P48">R0603</text:p>
          </table:table-cell>
          <table:table-cell table:style-name="Table128.B2" office:value-type="string">
            <text:p text:style-name="P28">Widerstand Dickfilm Flat Chip 0603 (2.1mg)</text:p>
          </table:table-cell>
          <table:table-cell table:style-name="Table128.B2" office:value-type="string">
            <text:p text:style-name="P27">3</text:p>
          </table:table-cell>
          <table:table-cell table:style-name="Table128.B2" office:value-type="string">
            <text:p text:style-name="P27">No</text:p>
          </table:table-cell>
        </table:table-row>
        <table:table-row>
          <table:table-cell table:style-name="Table128.A3" office:value-type="string">
            <text:p text:style-name="P48">TS42</text:p>
          </table:table-cell>
          <table:table-cell table:style-name="Table128.B3" office:value-type="string">
            <text:p text:style-name="P28">Schalter Tact (242mg) 6.2x6.3x1.8</text:p>
          </table:table-cell>
          <table:table-cell table:style-name="Table128.B3" office:value-type="string">
            <text:p text:style-name="P59">1</text:p>
          </table:table-cell>
          <table:table-cell table:style-name="Table128.D3" office:value-type="string">
            <text:p text:style-name="P59">Yes</text:p>
          </table:table-cell>
        </table:table-row>
        <table:table-row>
          <table:table-cell table:style-name="Table128.A2" office:value-type="string">
            <text:p text:style-name="P48">CAT16</text:p>
          </table:table-cell>
          <table:table-cell table:style-name="Table128.B2" office:value-type="string">
            <text:p text:style-name="P28">4 x Widerstand Dickfilm Flat Chip 1206 (8.9mg)</text:p>
          </table:table-cell>
          <table:table-cell table:style-name="Table128.B2" office:value-type="string">
            <text:p text:style-name="P59">4</text:p>
          </table:table-cell>
          <table:table-cell table:style-name="Table128.B2" office:value-type="string">
            <text:p text:style-name="P59">Yes</text:p>
          </table:table-cell>
        </table:table-row>
        <table:table-row>
          <table:table-cell table:style-name="Table128.A3" office:value-type="string">
            <text:p text:style-name="P48">SOT-23</text:p>
          </table:table-cell>
          <table:table-cell table:style-name="Table128.B3" office:value-type="string">
            <text:p text:style-name="P61">Transistor signal SOT23 3 leads (10mg) 1.4x3x1</text:p>
          </table:table-cell>
          <table:table-cell table:style-name="Table128.B3" office:value-type="string">
            <text:p text:style-name="P59">3</text:p>
          </table:table-cell>
          <table:table-cell table:style-name="Table128.D3" office:value-type="string">
            <text:p text:style-name="P59"><text:span text:style-name="Default_20_Paragraph_20_Font"><text:span text:style-name="T7">No</text:span></text:span></text:p>
          </table:table-cell>
        </table:table-row>
        <table:table-row>
          <table:table-cell table:style-name="Table128.A2" office:value-type="string">
            <text:p text:style-name="P48">LQFP144</text:p>
          </table:table-cell>
          <table:table-cell table:style-name="Table128.B2" office:value-type="string">
            <text:p text:style-name="P61"><text:span text:style-name="Default_20_Paragraph_20_Font"><text:span text:style-name="T7">IC</text:span></text:span><text:alphabetical-index-mark text:string-value="Integrated circuit" text:key1="IC"/><text:span text:style-name="Default_20_Paragraph_20_Font"><text:span text:style-name="T7"> TQFP 100 (520mg) 14x14x1.0</text:span></text:span></text:p>
          </table:table-cell>
          <table:table-cell table:style-name="Table128.B2" office:value-type="string">
            <text:p text:style-name="P59">1</text:p>
          </table:table-cell>
          <table:table-cell table:style-name="Table128.B2" office:value-type="string">
            <text:p text:style-name="P59">Yes</text:p>
          </table:table-cell>
        </table:table-row>
        <table:table-row>
          <table:table-cell table:style-name="Table128.A3" office:value-type="string">
            <text:p text:style-name="P48">CRYSTAL-3.2-2.5</text:p>
          </table:table-cell>
          <table:table-cell table:style-name="Table128.B3" office:value-type="string">
            <text:p text:style-name="P61">0.5 x Quartz Crystal (500mg) 11.05x4.65x2.5</text:p>
          </table:table-cell>
          <table:table-cell table:style-name="Table128.B3" office:value-type="string">
            <text:p text:style-name="P59">2</text:p>
          </table:table-cell>
          <table:table-cell table:style-name="Table128.D3" office:value-type="string">
            <text:p text:style-name="P59">Yes</text:p>
          </table:table-cell>
        </table:table-row>
        <table:table-row>
          <table:table-cell table:style-name="Table128.A2" office:value-type="string">
            <text:p text:style-name="P48">RESONATOR_EPSON_FC_145</text:p>
          </table:table-cell>
          <table:table-cell table:style-name="Table128.B2" office:value-type="string">
            <text:p text:style-name="P61">1 x Quartz Crystal (500mg) 11.05x4.65x2.5</text:p>
          </table:table-cell>
          <table:table-cell table:style-name="Table128.B2" office:value-type="string">
            <text:p text:style-name="P59">1</text:p>
          </table:table-cell>
          <table:table-cell table:style-name="Table128.B2" office:value-type="string">
            <text:p text:style-name="P59">Yes</text:p>
          </table:table-cell>
        </table:table-row>
        <table:table-row>
          <table:table-cell table:style-name="Table128.A3" office:value-type="string">
            <text:p text:style-name="P48">CT/CN0603</text:p>
          </table:table-cell>
          <table:table-cell table:style-name="Table128.B3" office:value-type="string">
            <text:p text:style-name="P28">Widerstand Dickfilm Flat Chip 0603 (2.1mg)</text:p>
          </table:table-cell>
          <table:table-cell table:style-name="Table128.B3" office:value-type="string">
            <text:p text:style-name="P27">5</text:p>
          </table:table-cell>
          <table:table-cell table:style-name="Table128.D3" office:value-type="string">
            <text:p text:style-name="P27">No</text:p>
          </table:table-cell>
        </table:table-row>
        <table:table-row>
          <table:table-cell table:style-name="Table128.A2" office:value-type="string">
            <text:p text:style-name="P48">PINHD-2x3</text:p>
          </table:table-cell>
          <table:table-cell table:style-name="Table128.B2" office:value-type="string">
            <text:p text:style-name="P28">1.5 x Widerstand Dickfilm Flat Chip 0402 (0.75mg)</text:p>
          </table:table-cell>
          <table:table-cell table:style-name="Table128.B2" office:value-type="string">
            <text:p text:style-name="P59">2</text:p>
          </table:table-cell>
          <table:table-cell table:style-name="Table128.B2" office:value-type="string">
            <text:p text:style-name="P59">Yes</text:p>
          </table:table-cell>
        </table:table-row>
        <table:table-row>
          <table:table-cell table:style-name="Table128.A3" office:value-type="string">
            <text:p text:style-name="P48">PINHD-1x8</text:p>
          </table:table-cell>
          <table:table-cell table:style-name="Table128.B3" office:value-type="string">
            <text:p text:style-name="P28">2 x Widerstand Dickfilm Flat Chip 0402 (0.75mg)</text:p>
          </table:table-cell>
          <table:table-cell table:style-name="Table128.B3" office:value-type="string">
            <text:p text:style-name="P27">5</text:p>
          </table:table-cell>
          <table:table-cell table:style-name="Table128.D3" office:value-type="string">
            <text:p text:style-name="P59">Yes</text:p>
          </table:table-cell>
        </table:table-row>
        <table:table-row>
          <table:table-cell table:style-name="Table128.A2" office:value-type="string">
            <text:p text:style-name="P48">PINHD-1x8</text:p>
          </table:table-cell>
          <table:table-cell table:style-name="Table128.B2" office:value-type="string">
            <text:p text:style-name="P28">2 x Widerstand Dickfilm Flat Chip 0402 (0.75mg)</text:p>
          </table:table-cell>
          <table:table-cell table:style-name="Table128.B2" office:value-type="string">
            <text:p text:style-name="P27">1</text:p>
          </table:table-cell>
          <table:table-cell table:style-name="Table128.B2" office:value-type="string">
            <text:p text:style-name="P59">Yes</text:p>
          </table:table-cell>
        </table:table-row>
        <table:table-row>
          <table:table-cell table:style-name="Table128.A3" office:value-type="string">
            <text:p text:style-name="P48">PINHD-1x10</text:p>
          </table:table-cell>
          <table:table-cell table:style-name="Table128.B3" office:value-type="string">
            <text:p text:style-name="P28">2.5 x Widerstand Dickfilm Flat Chip 0402 (0.75mg)</text:p>
          </table:table-cell>
          <table:table-cell table:style-name="Table128.B3" office:value-type="string">
            <text:p text:style-name="P27">1</text:p>
          </table:table-cell>
          <table:table-cell table:style-name="Table128.D3" office:value-type="string">
            <text:p text:style-name="P59">Yes</text:p>
          </table:table-cell>
        </table:table-row>
        <table:table-row>
          <table:table-cell table:style-name="Table128.A2" office:value-type="string">
            <text:p text:style-name="P48">PINHEAD_2X05_127</text:p>
          </table:table-cell>
          <table:table-cell table:style-name="Table128.B2" office:value-type="string">
            <text:p text:style-name="P28">1.5 x Widerstand Dickfilm Flat Chip 0402 (0.75mg)</text:p>
          </table:table-cell>
          <table:table-cell table:style-name="Table128.B2" office:value-type="string">
            <text:p text:style-name="P27">1</text:p>
          </table:table-cell>
          <table:table-cell table:style-name="Table128.B2" office:value-type="string">
            <text:p text:style-name="P59">Yes</text:p>
          </table:table-cell>
        </table:table-row>
        <table:table-row>
          <table:table-cell table:style-name="Table128.A3" office:value-type="string">
            <text:p text:style-name="P48">PINHD-2X18</text:p>
          </table:table-cell>
          <table:table-cell table:style-name="Table128.B3" office:value-type="string">
            <text:p text:style-name="P28">9 x Widerstand Dickfilm Flat Chip 0402 (0.75mg)</text:p>
          </table:table-cell>
          <table:table-cell table:style-name="Table128.B3" office:value-type="string">
            <text:p text:style-name="P27">1</text:p>
          </table:table-cell>
          <table:table-cell table:style-name="Table128.D3" office:value-type="string">
            <text:p text:style-name="P59">Yes</text:p>
          </table:table-cell>
        </table:table-row>
        <table:table-row>
          <table:table-cell table:style-name="Table128.A2" office:value-type="string">
            <text:p text:style-name="P48">PINHEAD_2X07_127</text:p>
          </table:table-cell>
          <table:table-cell table:style-name="Table128.B2" office:value-type="string">
            <text:p text:style-name="P28">3.5 x Widerstand Dickfilm Flat Chip 0402 (0.75mg)</text:p>
          </table:table-cell>
          <table:table-cell table:style-name="Table128.B2" office:value-type="string">
            <text:p text:style-name="P27">1</text:p>
          </table:table-cell>
          <table:table-cell table:style-name="Table128.B2" office:value-type="string">
            <text:p text:style-name="P59">Yes</text:p>
          </table:table-cell>
        </table:table-row>
        <text:soft-page-break/>
        <table:table-row>
          <table:table-cell table:style-name="Table128.A3" office:value-type="string">
            <text:p text:style-name="P48">0805</text:p>
          </table:table-cell>
          <table:table-cell table:style-name="Table128.B3" office:value-type="string">
            <text:p text:style-name="P28">Spule 0805</text:p>
          </table:table-cell>
          <table:table-cell table:style-name="Table128.B3" office:value-type="string">
            <text:p text:style-name="P27">5</text:p>
          </table:table-cell>
          <table:table-cell table:style-name="Table128.D3" office:value-type="string">
            <text:p text:style-name="P59">Yes</text:p>
          </table:table-cell>
        </table:table-row>
        <table:table-row>
          <table:table-cell table:style-name="Table128.A2" office:value-type="string">
            <text:p text:style-name="P48">J0402</text:p>
          </table:table-cell>
          <table:table-cell table:style-name="Table128.B2" office:value-type="string">
            <text:p text:style-name="P28">Kondensator Keramik MLCC 01005 (0,054 mg) 0,4x0,2x0,22</text:p>
          </table:table-cell>
          <table:table-cell table:style-name="Table128.B2" office:value-type="string">
            <text:p text:style-name="P27">1</text:p>
          </table:table-cell>
          <table:table-cell table:style-name="Table128.B2" office:value-type="string">
            <text:p text:style-name="P59">Yes</text:p>
          </table:table-cell>
        </table:table-row>
        <table:table-row>
          <table:table-cell table:style-name="Table128.A3" office:value-type="string">
            <text:p text:style-name="P48">MCR-AB1-S-RA-SMT</text:p>
          </table:table-cell>
          <table:table-cell table:style-name="Table128.B3" office:value-type="string">
            <text:p text:style-name="P28">Stecker, für Netzwerkkabel, ab Werk</text:p>
          </table:table-cell>
          <table:table-cell table:style-name="Table128.B3" office:value-type="string">
            <text:p text:style-name="P27">1</text:p>
          </table:table-cell>
          <table:table-cell table:style-name="Table128.D3" office:value-type="string">
            <text:p text:style-name="P59">Yes</text:p>
          </table:table-cell>
        </table:table-row>
        <table:table-row>
          <table:table-cell table:style-name="Table128.A2" office:value-type="string">
            <text:p text:style-name="P48">POWERSUPPLY_DC-21MM</text:p>
          </table:table-cell>
          <table:table-cell table:style-name="Table128.B2" office:value-type="string">
            <text:p text:style-name="P28">Stecker, für Netzwerkkabel, ab Werk</text:p>
          </table:table-cell>
          <table:table-cell table:style-name="Table128.B2" office:value-type="string">
            <text:p text:style-name="P27">1</text:p>
          </table:table-cell>
          <table:table-cell table:style-name="Table128.B2" office:value-type="string">
            <text:p text:style-name="P59">Yes</text:p>
          </table:table-cell>
        </table:table-row>
        <table:table-row>
          <table:table-cell table:style-name="Table128.A3" office:value-type="string">
            <text:p text:style-name="P46">CON2_USB_MICRO_B_AT</text:p>
          </table:table-cell>
          <table:table-cell table:style-name="Table128.B3" office:value-type="string">
            <text:p text:style-name="P61"><text:span text:style-name="Default_20_Paragraph_20_Font"><text:span text:style-name="T7">4 x Widerstand Dickfilm Flat Chip 0402 (0.75mg)</text:span></text:span></text:p>
          </table:table-cell>
          <table:table-cell table:style-name="Table128.B3" office:value-type="string">
            <text:p text:style-name="P59">1</text:p>
          </table:table-cell>
          <table:table-cell table:style-name="Table128.D3" office:value-type="string">
            <text:p text:style-name="P59">Yes</text:p>
          </table:table-cell>
        </table:table-row>
        <table:table-row>
          <table:table-cell table:style-name="Table128.A2" office:value-type="string">
            <text:p text:style-name="P46"/>
          </table:table-cell>
          <table:table-cell table:style-name="Table128.B2" office:value-type="string">
            <text:p text:style-name="P61"/>
          </table:table-cell>
          <table:table-cell table:style-name="Table128.B2" office:value-type="string">
            <text:p text:style-name="P59"/>
          </table:table-cell>
          <table:table-cell table:style-name="Table128.B2" office:value-type="string">
            <text:p text:style-name="P59"/>
          </table:table-cell>
        </table:table-row>
        <table:table-row>
          <table:table-cell table:style-name="Table128.A3" office:value-type="string">
            <text:p text:style-name="P48">FR4 glass epoxy</text:p>
          </table:table-cell>
          <table:table-cell table:style-name="Table128.B3" office:value-type="string">
            <text:p text:style-name="P28">Leiterplatte 2-Lagen starr FR4</text:p>
          </table:table-cell>
          <table:table-cell table:style-name="Table128.B3" office:value-type="string">
            <text:p text:style-name="P27"/>
          </table:table-cell>
          <table:table-cell table:style-name="Table128.D3" office:value-type="string">
            <text:p text:style-name="P27">No</text:p>
          </table:table-cell>
        </table:table-row>
        <table:table-row>
          <table:table-cell table:style-name="Table128.A42" office:value-type="string">
            <text:p text:style-name="P48">Solder SnAg3.5</text:p>
          </table:table-cell>
          <table:table-cell table:style-name="Table128.B2" office:value-type="string">
            <text:p text:style-name="P28">Lotpaste SnAg</text:p>
          </table:table-cell>
          <table:table-cell table:style-name="Table128.B2" office:value-type="string">
            <text:p text:style-name="P27"/>
          </table:table-cell>
          <table:table-cell table:style-name="Table128.B2" office:value-type="string">
            <text:p text:style-name="P27">No</text:p>
          </table:table-cell>
        </table:table-row>
      </table:table>
      <text:p text:style-name="P5"/>
      <text:list xml:id="list174008166178690" text:continue-numbering="true" text:style-name="L32">
        <text:list-item>
          <text:p text:style-name="P119"><text:s/><text:bookmark-start text:name="_Toc413454207"/><text:bookmark-start text:name="_Ref412130073"/>Arduino Due estimated part prices<text:bookmark-end text:name="_Toc413454207"/><text:bookmark-end text:name="_Ref412130073"/></text:p>
        </text:list-item>
      </text:list>
      <table:table table:name="Table129" table:style-name="Table129">
        <table:table-column table:style-name="Table129.A"/>
        <table:table-column table:style-name="Table129.B"/>
        <table:table-column table:style-name="Table129.C"/>
        <table:table-row>
          <table:table-cell table:style-name="Table129.A1" office:value-type="string">
            <text:p text:style-name="P104">Arduino Due part</text:p>
          </table:table-cell>
          <table:table-cell table:style-name="Table129.A1" office:value-type="string">
            <text:p text:style-name="P104">Price</text:p>
          </table:table-cell>
          <table:table-cell table:style-name="Table129.A1" office:value-type="string">
            <text:p text:style-name="P104">Source</text:p>
          </table:table-cell>
        </table:table-row>
        <table:table-row>
          <table:table-cell table:style-name="Table129.A2" office:value-type="string">
            <text:p text:style-name="P61"><text:span text:style-name="Default_20_Paragraph_20_Font"><text:span text:style-name="T31">Kondensator MLCC 0603</text:span></text:span></text:p>
          </table:table-cell>
          <table:table-cell table:style-name="Table129.B2" office:value-type="string">
            <text:p text:style-name="P59"><text:span text:style-name="Default_20_Paragraph_20_Font"><text:span text:style-name="T33">0.016</text:span></text:span></text:p>
          </table:table-cell>
          <table:table-cell table:style-name="Table129.B2" office:value-type="string">
            <text:p text:style-name="P59"><text:span text:style-name="Default_20_Paragraph_20_Font"><text:span text:style-name="T35">http://de.farnell.com/yageo-phycomp/cc0603jrnpoabn101/kond-mlcc-c0g-np0-100pf-200v-0603/dp/1284111</text:span></text:span></text:p>
          </table:table-cell>
        </table:table-row>
        <table:table-row>
          <table:table-cell table:style-name="Table129.A3" office:value-type="string">
            <text:p text:style-name="P61"><text:span text:style-name="Default_20_Paragraph_20_Font"><text:span text:style-name="T31">Kondensator MLCC 01005</text:span></text:span></text:p>
          </table:table-cell>
          <table:table-cell table:style-name="Table129.B3" office:value-type="string">
            <text:p text:style-name="P59"><text:span text:style-name="Default_20_Paragraph_20_Font"><text:span text:style-name="T33">0.030</text:span></text:span></text:p>
          </table:table-cell>
          <table:table-cell table:style-name="Table129.C3" office:value-type="string">
            <text:p text:style-name="P59"><text:span text:style-name="Default_20_Paragraph_20_Font"><text:span text:style-name="T32">http://de.farnell.com/tdk/c0402x5r0j103k020bc/ceramic-capacitor-0-01uf-6-3v/dp/2354042</text:span></text:span></text:p>
          </table:table-cell>
        </table:table-row>
        <table:table-row>
          <table:table-cell table:style-name="Table129.A2" office:value-type="string">
            <text:p text:style-name="P61"><text:span text:style-name="Default_20_Paragraph_20_Font"><text:span text:style-name="T31">Kondensator MLCC 0603</text:span></text:span></text:p>
          </table:table-cell>
          <table:table-cell table:style-name="Table129.B2" office:value-type="string">
            <text:p text:style-name="P59"><text:span text:style-name="Default_20_Paragraph_20_Font"><text:span text:style-name="T33">0.016</text:span></text:span></text:p>
          </table:table-cell>
          <table:table-cell table:style-name="Table129.B2" office:value-type="string">
            <text:p text:style-name="P59"><text:span text:style-name="Default_20_Paragraph_20_Font"><text:span text:style-name="T35">http://de.farnell.com/yageo-phycomp/cc0603jrnpoabn101/kond-mlcc-c0g-np0-100pf-200v-0603/dp/1284111</text:span></text:span></text:p>
          </table:table-cell>
        </table:table-row>
        <table:table-row>
          <table:table-cell table:style-name="Table129.A3" office:value-type="string">
            <text:p text:style-name="P61"><text:span text:style-name="Default_20_Paragraph_20_Font"><text:span text:style-name="T31">Transistor SOT23</text:span></text:span></text:p>
          </table:table-cell>
          <table:table-cell table:style-name="Table129.B3" office:value-type="string">
            <text:p text:style-name="P59"><text:span text:style-name="Default_20_Paragraph_20_Font"><text:span text:style-name="T33">0.110</text:span></text:span></text:p>
          </table:table-cell>
          <table:table-cell table:style-name="Table129.C3" office:value-type="string">
            <text:p text:style-name="P65">http://de.farnell.com/diodes-inc/b220-13-f/schottky-diode-20v-2a-smb/dp/1843749</text:p>
          </table:table-cell>
        </table:table-row>
        <table:table-row>
          <table:table-cell table:style-name="Table129.A2" office:value-type="string">
            <text:p text:style-name="P61"><text:span text:style-name="Default_20_Paragraph_20_Font"><text:span text:style-name="T34">CD1206-S01575</text:span></text:span></text:p>
          </table:table-cell>
          <table:table-cell table:style-name="Table129.B2" office:value-type="string">
            <text:p text:style-name="P59"><text:span text:style-name="Default_20_Paragraph_20_Font"><text:span text:style-name="T33">0.033</text:span></text:span></text:p>
          </table:table-cell>
          <table:table-cell table:style-name="Table129.B2" office:value-type="string">
            <text:p text:style-name="P65">http://de.farnell.com/bourns/cd1206-s01575/schaltdiode-100v-150ma-1206/dp/2211947</text:p>
          </table:table-cell>
        </table:table-row>
        <table:table-row>
          <table:table-cell table:style-name="Table129.A3" office:value-type="string">
            <text:p text:style-name="P61"><text:span text:style-name="Default_20_Paragraph_20_Font"><text:span text:style-name="T34">Diode power</text:span></text:span></text:p>
          </table:table-cell>
          <table:table-cell table:style-name="Table129.B3" office:value-type="string">
            <text:p text:style-name="P59"><text:span text:style-name="Default_20_Paragraph_20_Font"><text:span text:style-name="T33">0.083</text:span></text:span></text:p>
          </table:table-cell>
          <table:table-cell table:style-name="Table129.C3" office:value-type="string">
            <text:p text:style-name="P65">http://de.farnell.com/vishay/mss1p3l-m3-89a/schottky-diode-1a-30v-microsmp/dp/1815644</text:p>
          </table:table-cell>
        </table:table-row>
        <table:table-row>
          <table:table-cell table:style-name="Table129.A2" office:value-type="string">
            <text:p text:style-name="P61"><text:span text:style-name="Default_20_Paragraph_20_Font"><text:span text:style-name="T31">Spule 1812</text:span></text:span></text:p>
          </table:table-cell>
          <table:table-cell table:style-name="Table129.B2" office:value-type="string">
            <text:p text:style-name="P59"><text:span text:style-name="Default_20_Paragraph_20_Font"><text:span text:style-name="T33">0.114</text:span></text:span></text:p>
          </table:table-cell>
          <table:table-cell table:style-name="Table129.B2" office:value-type="string">
            <text:p text:style-name="P65">http://de.farnell.com/multicomp/mcft000197/spule-ferrit-1812-1uh/dp/1711925</text:p>
          </table:table-cell>
        </table:table-row>
        <table:table-row>
          <table:table-cell table:style-name="Table129.A3" office:value-type="string">
            <text:p text:style-name="P61"><text:span text:style-name="Default_20_Paragraph_20_Font"><text:span text:style-name="T31">LMV358MMX</text:span></text:span></text:p>
          </table:table-cell>
          <table:table-cell table:style-name="Table129.B3" office:value-type="string">
            <text:p text:style-name="P59"><text:span text:style-name="Default_20_Paragraph_20_Font"><text:span text:style-name="T33">0.430</text:span></text:span></text:p>
          </table:table-cell>
          <table:table-cell table:style-name="Table129.C3" office:value-type="string">
            <text:p text:style-name="P65">http://de.farnell.com/texas-instruments/lmv358mmx-nopb/ic-op-amp-1mhz-1v-us-soic-8/dp/1496055?<text:soft-page-break/>ost=LMV358MMX</text:p>
          </table:table-cell>
        </table:table-row>
        <table:table-row>
          <table:table-cell table:style-name="Table129.A2" office:value-type="string">
            <text:p text:style-name="P61"><text:span text:style-name="Default_20_Paragraph_20_Font"><text:span text:style-name="T31">LM2736Y</text:span></text:span></text:p>
          </table:table-cell>
          <table:table-cell table:style-name="Table129.B2" office:value-type="string">
            <text:p text:style-name="P59"><text:span text:style-name="Default_20_Paragraph_20_Font"><text:span text:style-name="T33">0.891</text:span></text:span></text:p>
          </table:table-cell>
          <table:table-cell table:style-name="Table129.B2" office:value-type="string">
            <text:p text:style-name="P66">http://de.farnell.com/texas-instruments/lm2736ymk/reg-buck-750ma-smd-sot23-6-2736/dp/1312554</text:p>
          </table:table-cell>
        </table:table-row>
        <table:table-row>
          <table:table-cell table:style-name="Table129.A3" office:value-type="string">
            <text:p text:style-name="P61"><text:span text:style-name="Default_20_Paragraph_20_Font"><text:span text:style-name="T31">MC33269ST-3.3T3</text:span></text:span></text:p>
          </table:table-cell>
          <table:table-cell table:style-name="Table129.B3" office:value-type="string">
            <text:p text:style-name="P59"><text:span text:style-name="Default_20_Paragraph_20_Font"><text:span text:style-name="T33">0.111</text:span></text:span></text:p>
          </table:table-cell>
          <table:table-cell table:style-name="Table129.C3" office:value-type="string">
            <text:p text:style-name="P65">http://de.farnell.com/stmicroelectronics/ld1117s33tr/v-reg-ldo-3-3v-smd-1117-sot-223/dp/1202826</text:p>
          </table:table-cell>
        </table:table-row>
        <table:table-row>
          <table:table-cell table:style-name="Table129.A2" office:value-type="string">
            <text:p text:style-name="P61"><text:span text:style-name="Default_20_Paragraph_20_Font"><text:span text:style-name="T31">ATMEGA16U2-MU</text:span></text:span></text:p>
          </table:table-cell>
          <table:table-cell table:style-name="Table129.B2" office:value-type="string">
            <text:p text:style-name="P59"><text:span text:style-name="Default_20_Paragraph_20_Font"><text:span text:style-name="T33">4.670</text:span></text:span></text:p>
          </table:table-cell>
          <table:table-cell table:style-name="Table129.B2" office:value-type="string">
            <text:p text:style-name="P66">http://de.farnell.com/atmel/atmega16u2-mur/ic-8bit-mcu-avr-mega-16mhz-nw/dp/2364798RL</text:p>
          </table:table-cell>
        </table:table-row>
        <table:table-row>
          <table:table-cell table:style-name="Table129.A3" office:value-type="string">
            <text:p text:style-name="P61"><text:span text:style-name="Default_20_Paragraph_20_Font"><text:span text:style-name="T31">74LVC1G125DCK</text:span></text:span></text:p>
          </table:table-cell>
          <table:table-cell table:style-name="Table129.B3" office:value-type="string">
            <text:p text:style-name="P59"><text:span text:style-name="Default_20_Paragraph_20_Font"><text:span text:style-name="T33">0.090</text:span></text:span></text:p>
          </table:table-cell>
          <table:table-cell table:style-name="Table129.C3" office:value-type="string">
            <text:p text:style-name="P66">http://de.farnell.com/texas-instruments/sn74lvc1g125dckr/buffer-gate-single-smd-sc70-5/dp/1470771</text:p>
          </table:table-cell>
        </table:table-row>
        <table:table-row>
          <table:table-cell table:style-name="Table129.A2" office:value-type="string">
            <text:p text:style-name="P61"><text:span text:style-name="Default_20_Paragraph_20_Font"><text:span text:style-name="T31">Widerstand 0402</text:span></text:span></text:p>
          </table:table-cell>
          <table:table-cell table:style-name="Table129.B2" office:value-type="string">
            <text:p text:style-name="P59"><text:span text:style-name="Default_20_Paragraph_20_Font"><text:span text:style-name="T33">0.088</text:span></text:span></text:p>
          </table:table-cell>
          <table:table-cell table:style-name="Table129.B2" office:value-type="string">
            <text:p text:style-name="P66">http://de.farnell.com/te-connectivity-amp/8-1879061-0/widerstand-0402-20k-0-1/dp/1863394</text:p>
          </table:table-cell>
        </table:table-row>
        <table:table-row>
          <table:table-cell table:style-name="Table129.A3" office:value-type="string">
            <text:p text:style-name="P61"><text:span text:style-name="Default_20_Paragraph_20_Font"><text:span text:style-name="T31">LED 0805</text:span></text:span></text:p>
          </table:table-cell>
          <table:table-cell table:style-name="Table129.B3" office:value-type="string">
            <text:p text:style-name="P59"><text:span text:style-name="Default_20_Paragraph_20_Font"><text:span text:style-name="T33">0.056</text:span></text:span></text:p>
          </table:table-cell>
          <table:table-cell table:style-name="Table129.C3" office:value-type="string">
            <text:p text:style-name="P66">http://de.farnell.com/kingbright/kpt-2012sgc/led-0805-gr-n-12mcd-568nm/dp/2099239</text:p>
          </table:table-cell>
        </table:table-row>
        <table:table-row>
          <table:table-cell table:style-name="Table129.A2" office:value-type="string">
            <text:p text:style-name="P61"><text:span text:style-name="Default_20_Paragraph_20_Font"><text:span text:style-name="T31">Spule SRR 0604</text:span></text:span></text:p>
          </table:table-cell>
          <table:table-cell table:style-name="Table129.B2" office:value-type="string">
            <text:p text:style-name="P59"><text:span text:style-name="Default_20_Paragraph_20_Font"><text:span text:style-name="T33">0.357</text:span></text:span></text:p>
          </table:table-cell>
          <table:table-cell table:style-name="Table129.B2" office:value-type="string">
            <text:p text:style-name="P66">http://de.farnell.com/bourns/srr0604-100ml/leistungsinduktivit-t-10uh-20/dp/1929700</text:p>
          </table:table-cell>
        </table:table-row>
        <table:table-row>
          <table:table-cell table:style-name="Table129.A3" office:value-type="string">
            <text:p text:style-name="P61"><text:span text:style-name="Default_20_Paragraph_20_Font"><text:span text:style-name="T31">PANASONIC <text:s/>EEEFP1E680AP <text:s/>ALU-ELKO</text:span></text:span></text:p>
          </table:table-cell>
          <table:table-cell table:style-name="Table129.B3" office:value-type="string">
            <text:p text:style-name="P59"><text:span text:style-name="Default_20_Paragraph_20_Font"><text:span text:style-name="T33">0.139</text:span></text:span></text:p>
          </table:table-cell>
          <table:table-cell table:style-name="Table129.C3" office:value-type="string">
            <text:p text:style-name="P67">http://de.farnell.com/panasonic-electronic-components/eeefp1e680ap/alu-elko-68uf-25v-smd/dp/1539487</text:p>
          </table:table-cell>
        </table:table-row>
        <table:table-row>
          <table:table-cell table:style-name="Table129.A2" office:value-type="string">
            <text:p text:style-name="P61"><text:span text:style-name="Default_20_Paragraph_20_Font"><text:span text:style-name="T31">BC847B</text:span></text:span></text:p>
          </table:table-cell>
          <table:table-cell table:style-name="Table129.B2" office:value-type="string">
            <text:p text:style-name="P59"><text:span text:style-name="Default_20_Paragraph_20_Font"><text:span text:style-name="T33">0.016</text:span></text:span></text:p>
          </table:table-cell>
          <table:table-cell table:style-name="Table129.B2" office:value-type="string">
            <text:p text:style-name="P66">http://de.farnell.com/nxp/bc847b-215/transistor-npn-45v-sot-23/dp/1081232</text:p>
          </table:table-cell>
        </table:table-row>
        <table:table-row>
          <table:table-cell table:style-name="Table129.A3" office:value-type="string">
            <text:p text:style-name="P61"><text:span text:style-name="Default_20_Paragraph_20_Font"><text:span text:style-name="T31">Widerstand 0603</text:span></text:span></text:p>
          </table:table-cell>
          <table:table-cell table:style-name="Table129.B3" office:value-type="string">
            <text:p text:style-name="P59"><text:span text:style-name="Default_20_Paragraph_20_Font"><text:span text:style-name="T33">0.022</text:span></text:span></text:p>
          </table:table-cell>
          <table:table-cell table:style-name="Table129.C3" office:value-type="string">
            <text:p text:style-name="P66">http://de.farnell.com/multicomp/mc0063w0603121k/widerstand-0603-21k/dp/1170918</text:p>
          </table:table-cell>
        </table:table-row>
        <table:table-row>
          <table:table-cell table:style-name="Table129.A2" office:value-type="string">
            <text:p text:style-name="P61"><text:span text:style-name="Default_20_Paragraph_20_Font"><text:span text:style-name="T31">Button</text:span></text:span></text:p>
          </table:table-cell>
          <table:table-cell table:style-name="Table129.B2" office:value-type="string">
            <text:p text:style-name="P59"><text:span text:style-name="Default_20_Paragraph_20_Font"><text:span text:style-name="T33">0.125</text:span></text:span></text:p>
          </table:table-cell>
          <table:table-cell table:style-name="Table129.B2" office:value-type="string">
            <text:p text:style-name="P66">http://de.farnell.com/c-k-components/ksem31j-lfs/taster-spst-0-05a-32vdc-smd/dp/2435311</text:p>
          </table:table-cell>
        </table:table-row>
        <table:table-row>
          <table:table-cell table:style-name="Table129.A3" office:value-type="string">
            <text:p text:style-name="P61"><text:span text:style-name="Default_20_Paragraph_20_Font"><text:span text:style-name="T31">Widerstandsnetzwerk</text:span></text:span></text:p>
          </table:table-cell>
          <table:table-cell table:style-name="Table129.B3" office:value-type="string">
            <text:p text:style-name="P59"><text:span text:style-name="Default_20_Paragraph_20_Font"><text:span text:style-name="T33">0.014</text:span></text:span></text:p>
          </table:table-cell>
          <table:table-cell table:style-name="Table129.C3" office:value-type="string">
            <text:p text:style-name="P66">http://de.farnell.com/panasonic-electronic-components/exb38v103jv/widerstandsarray-konvex-0603x4/dp/2060107</text:p>
          </table:table-cell>
        </table:table-row>
        <table:table-row>
          <table:table-cell table:style-name="Table129.A2" office:value-type="string">
            <text:p text:style-name="P61"><text:span text:style-name="Default_20_Paragraph_20_Font"><text:span text:style-name="T31">ATSAM3X8EA-AU</text:span></text:span></text:p>
          </table:table-cell>
          <table:table-cell table:style-name="Table129.B2" office:value-type="string">
            <text:p text:style-name="P59"><text:span text:style-name="Default_20_Paragraph_20_Font"><text:span text:style-name="T33">6.330</text:span></text:span></text:p>
          </table:table-cell>
          <table:table-cell table:style-name="Table129.B2" office:value-type="string">
            <text:p text:style-name="P65">http://de.farnell.com/atmel/atsam3x8ea-au/mcu-32bit-cortex-m3-84mhz-lqfp/dp/2318839?ost=ATSAM3X8EA-AU</text:p>
          </table:table-cell>
        </table:table-row>
        <table:table-row>
          <table:table-cell table:style-name="Table129.A3" office:value-type="string">
            <text:p text:style-name="P61"><text:span text:style-name="Default_20_Paragraph_20_Font"><text:span text:style-name="T31">CRYSTAL-3.2-2.5</text:span></text:span></text:p>
          </table:table-cell>
          <table:table-cell table:style-name="Table129.B3" office:value-type="string">
            <text:p text:style-name="P59"><text:span text:style-name="Default_20_Paragraph_20_Font"><text:span text:style-name="T33">0.196</text:span></text:span></text:p>
          </table:table-cell>
          <table:table-cell table:style-name="Table129.C3" office:value-type="string">
            <text:p text:style-name="P65">http://de.farnell.com/fox-electronics/foxslf-120-20/quarz-12-0-mhz-20pf/dp/2063948</text:p>
          </table:table-cell>
        </table:table-row>
        <table:table-row>
          <table:table-cell table:style-name="Table129.A2" office:value-type="string">
            <text:p text:style-name="P61"><text:span text:style-name="Default_20_Paragraph_20_Font"><text:span text:style-name="T31">RESONATOR_EPSON_FC_145</text:span></text:span></text:p>
          </table:table-cell>
          <table:table-cell table:style-name="Table129.B2" office:value-type="string">
            <text:p text:style-name="P59"><text:span text:style-name="Default_20_Paragraph_20_Font"><text:span text:style-name="T33">2.280</text:span></text:span></text:p>
          </table:table-cell>
          <table:table-cell table:style-name="Table129.B2" office:value-type="string">
            <text:p text:style-name="P66">http://de.farnell.com/txc/7xz-32-768kbe-t/osc-32-768khz-3-2-x-2-5mm-cmos/dp/1892184</text:p>
          </table:table-cell>
        </table:table-row>
        <table:table-row>
          <table:table-cell table:style-name="Table129.A3" office:value-type="string">
            <text:p text:style-name="P61"><text:span text:style-name="Default_20_Paragraph_20_Font"><text:span text:style-name="T31">Varistor 0603</text:span></text:span></text:p>
          </table:table-cell>
          <table:table-cell table:style-name="Table129.B3" office:value-type="string">
            <text:p text:style-name="P59"><text:span text:style-name="Default_20_Paragraph_20_Font"><text:span text:style-name="T33">0.023</text:span></text:span></text:p>
          </table:table-cell>
          <table:table-cell table:style-name="Table129.C3" office:value-type="string">
            <text:p text:style-name="P66">http://de.farnell.com/multicomp/mcvz0603m180agt/varistor-0603-14-vac/dp/1856931</text:p>
          </table:table-cell>
        </table:table-row>
        <table:table-row>
          <table:table-cell table:style-name="Table129.A2" office:value-type="string">
            <text:p text:style-name="P61"><text:span text:style-name="Default_20_Paragraph_20_Font"><text:span text:style-name="T31">Einbaubuchse Netzteil</text:span></text:span></text:p>
          </table:table-cell>
          <table:table-cell table:style-name="Table129.B2" office:value-type="string">
            <text:p text:style-name="P59"><text:span text:style-name="Default_20_Paragraph_20_Font"><text:span text:style-name="T33">0.770</text:span></text:span></text:p>
          </table:table-cell>
          <table:table-cell table:style-name="Table129.B2" office:value-type="string">
            <text:p text:style-name="P66">http://de.farnell.com/lumberg/neb-21-r/einbaubuchse-leiterplatte-stift/dp/1217037</text:p>
          </table:table-cell>
        </table:table-row>
        <text:soft-page-break/>
        <table:table-row>
          <table:table-cell table:style-name="Table129.A3" office:value-type="string">
            <text:p text:style-name="P61"><text:span text:style-name="Default_20_Paragraph_20_Font"><text:span text:style-name="T31">Micro USB Buchse</text:span></text:span></text:p>
          </table:table-cell>
          <table:table-cell table:style-name="Table129.B3" office:value-type="string">
            <text:p text:style-name="P59"><text:span text:style-name="Default_20_Paragraph_20_Font"><text:span text:style-name="T33">0.395</text:span></text:span></text:p>
          </table:table-cell>
          <table:table-cell table:style-name="Table129.C3" office:value-type="string">
            <text:p text:style-name="P66">http://de.farnell.com/hirose-hrs/zx62d-b-5p8/steckverb-micro-usb-buchse-5pol/dp/2300437</text:p>
          </table:table-cell>
        </table:table-row>
        <table:table-row>
          <table:table-cell table:style-name="Table129.A28" office:value-type="string">
            <text:p text:style-name="P48"/>
          </table:table-cell>
          <table:table-cell table:style-name="Table129.B2" office:value-type="string">
            <text:p text:style-name="P27"/>
          </table:table-cell>
          <table:table-cell table:style-name="Table129.B2" office:value-type="string">
            <text:p text:style-name="P27"/>
          </table:table-cell>
        </table:table-row>
      </table:table>
      <text:p text:style-name="P22"/>
      <text:list xml:id="list174007149628060" text:continue-numbering="true" text:style-name="L32">
        <text:list-item>
          <text:p text:style-name="P119"><text:span text:style-name="Default_20_Paragraph_20_Font"><text:span text:style-name="T7"><text:s/></text:span></text:span><text:bookmark-start text:name="_Toc413454208"/><text:bookmark-start text:name="_Ref411286228"/>Material prices<text:bookmark-end text:name="_Toc413454208"/><text:bookmark-end text:name="_Ref411286228"/></text:p>
        </text:list-item>
      </text:list>
      <table:table table:name="Table130" table:style-name="Table130">
        <table:table-column table:style-name="Table130.A"/>
        <table:table-column table:style-name="Table130.B"/>
        <table:table-column table:style-name="Table130.C"/>
        <table:table-column table:style-name="Table130.D"/>
        <table:table-column table:style-name="Table130.E"/>
        <table:table-row>
          <table:table-cell table:style-name="Table130.A1" office:value-type="string">
            <text:p text:style-name="P49">Material name</text:p>
            <text:p text:style-name="P59"><text:span text:style-name="Default_20_Paragraph_20_Font"><text:span text:style-name="T23">(GaBi)</text:span></text:span></text:p>
          </table:table-cell>
          <table:table-cell table:style-name="Table130.A1" office:value-type="string">
            <text:p text:style-name="P49">Material name</text:p>
            <text:p text:style-name="P49">(Data source)</text:p>
          </table:table-cell>
          <table:table-cell table:style-name="Table130.A1" office:value-type="string">
            <text:p text:style-name="P49">Price</text:p>
            <text:p text:style-name="P49">[$/kg]</text:p>
          </table:table-cell>
          <table:table-cell table:style-name="Table130.A1" office:value-type="string">
            <text:p text:style-name="P49">Data source</text:p>
          </table:table-cell>
          <table:table-cell table:style-name="Table130.A1" office:value-type="string">
            <text:p text:style-name="P49">Year (annual mean)</text:p>
          </table:table-cell>
        </table:table-row>
        <table:table-row>
          <table:table-cell table:style-name="Table130.A2" office:value-type="string">
            <text:p text:style-name="P50">Aluminium (E) [kg]</text:p>
          </table:table-cell>
          <table:table-cell table:style-name="Table130.B2" office:value-type="string">
            <text:p text:style-name="P68">Aluminum metal</text:p>
          </table:table-cell>
          <table:table-cell table:style-name="Table130.B2" office:value-type="string">
            <text:p text:style-name="P68">2.20</text:p>
          </table:table-cell>
          <table:table-cell table:style-name="Table130.B2" office:value-type="string">
            <text:p text:style-name="P69">http://minerals.usgs.gov/minerals/pubs/commodity/aluminum/myb1-2012-alumi.pdf</text:p>
          </table:table-cell>
          <table:table-cell table:style-name="Table130.B2" office:value-type="string">
            <text:p text:style-name="P70">2012</text:p>
            <text:p text:style-name="P71"/>
          </table:table-cell>
        </table:table-row>
        <table:table-row>
          <table:table-cell table:style-name="Table130.A3" office:value-type="string">
            <text:p text:style-name="P51">Aluminiumoxid (Al2O3) (E) [kg]</text:p>
          </table:table-cell>
          <table:table-cell table:style-name="Table130.B3" office:value-type="string">
            <text:p text:style-name="P71">-</text:p>
          </table:table-cell>
          <table:table-cell table:style-name="Table130.B3" office:value-type="string">
            <text:p text:style-name="P73">0</text:p>
          </table:table-cell>
          <table:table-cell table:style-name="Table130.B3" office:value-type="string">
            <text:p text:style-name="P73">-</text:p>
          </table:table-cell>
          <table:table-cell table:style-name="Table130.E3" office:value-type="string">
            <text:p text:style-name="P73">-</text:p>
          </table:table-cell>
        </table:table-row>
        <table:table-row>
          <table:table-cell table:style-name="Table130.A2" office:value-type="string">
            <text:p text:style-name="P51">Anorganische Flammschutzmittel (E) [kg]</text:p>
          </table:table-cell>
          <table:table-cell table:style-name="Table130.B2" office:value-type="string">
            <text:p text:style-name="P73">-</text:p>
          </table:table-cell>
          <table:table-cell table:style-name="Table130.B2" office:value-type="string">
            <text:p text:style-name="P73">0</text:p>
          </table:table-cell>
          <table:table-cell table:style-name="Table130.B2" office:value-type="string">
            <text:p text:style-name="P73">-</text:p>
          </table:table-cell>
          <table:table-cell table:style-name="Table130.B2" office:value-type="string">
            <text:p text:style-name="P73">-</text:p>
          </table:table-cell>
        </table:table-row>
        <table:table-row>
          <table:table-cell table:style-name="Table130.A3" office:value-type="string">
            <text:p text:style-name="P50">Antimonoxid (Diantimontrioxid) (Sb2O3) (E) [kg]</text:p>
          </table:table-cell>
          <table:table-cell table:style-name="Table130.B3" office:value-type="string">
            <text:p text:style-name="P71">-</text:p>
          </table:table-cell>
          <table:table-cell table:style-name="Table130.B3" office:value-type="string">
            <text:p text:style-name="P71">0</text:p>
          </table:table-cell>
          <table:table-cell table:style-name="Table130.B3" office:value-type="string">
            <text:p text:style-name="P71">-</text:p>
          </table:table-cell>
          <table:table-cell table:style-name="Table130.E3" office:value-type="string">
            <text:p text:style-name="P71">-</text:p>
          </table:table-cell>
        </table:table-row>
        <table:table-row>
          <table:table-cell table:style-name="Table130.A2" office:value-type="string">
            <text:p text:style-name="P50">Blei (E) [kg]</text:p>
          </table:table-cell>
          <table:table-cell table:style-name="Table130.B2" office:value-type="string">
            <text:p text:style-name="P71">Lead metal</text:p>
          </table:table-cell>
          <table:table-cell table:style-name="Table130.B2" office:value-type="string">
            <text:p text:style-name="P71">2.40</text:p>
          </table:table-cell>
          <table:table-cell table:style-name="Table130.B2" office:value-type="string">
            <text:p text:style-name="P72">http://minerals.usgs.gov/minerals/pubs/commodity/lead/myb1-2011-lead.pdf</text:p>
          </table:table-cell>
          <table:table-cell table:style-name="Table130.B2" office:value-type="string">
            <text:p text:style-name="P71">2011</text:p>
          </table:table-cell>
        </table:table-row>
        <table:table-row>
          <table:table-cell table:style-name="Table130.A3" office:value-type="string">
            <text:p text:style-name="P51">Blei in Legierung (E) [kg]</text:p>
          </table:table-cell>
          <table:table-cell table:style-name="Table130.B3" office:value-type="string">
            <text:p text:style-name="P73">Lead metal</text:p>
          </table:table-cell>
          <table:table-cell table:style-name="Table130.B3" office:value-type="string">
            <text:p text:style-name="P73">2.40</text:p>
          </table:table-cell>
          <table:table-cell table:style-name="Table130.B3" office:value-type="string">
            <text:p text:style-name="P75">http://minerals.usgs.gov/minerals/pubs/commodity/lead/myb1-2011-lead.pdf</text:p>
          </table:table-cell>
          <table:table-cell table:style-name="Table130.E3" office:value-type="string">
            <text:p text:style-name="P71">2011</text:p>
          </table:table-cell>
        </table:table-row>
        <table:table-row>
          <table:table-cell table:style-name="Table130.A2" office:value-type="string">
            <text:p text:style-name="P51">Chrom in Legierung (E) [kg]</text:p>
          </table:table-cell>
          <table:table-cell table:style-name="Table130.B2" office:value-type="string">
            <text:p text:style-name="P73">Chromium metal</text:p>
          </table:table-cell>
          <table:table-cell table:style-name="Table130.B2" office:value-type="string">
            <text:p text:style-name="P73">13.30</text:p>
          </table:table-cell>
          <table:table-cell table:style-name="Table130.B2" office:value-type="string">
            <text:p text:style-name="P75">http://minerals.usgs.gov/minerals/pubs/commodity/chromium/myb1-2012-chrom.pdf</text:p>
          </table:table-cell>
          <table:table-cell table:style-name="Table130.B2" office:value-type="string">
            <text:p text:style-name="P71">2012</text:p>
          </table:table-cell>
        </table:table-row>
        <table:table-row>
          <table:table-cell table:style-name="Table130.A3" office:value-type="string">
            <text:p text:style-name="P51">Cobalt in Legierung (E) [kg]</text:p>
          </table:table-cell>
          <table:table-cell table:style-name="Table130.B3" office:value-type="string">
            <text:p text:style-name="P73">Cobalt (minimum of 99.8% cobalt)</text:p>
          </table:table-cell>
          <table:table-cell table:style-name="Table130.B3" office:value-type="string">
            <text:p text:style-name="P73">29.30</text:p>
          </table:table-cell>
          <table:table-cell table:style-name="Table130.B3" office:value-type="string">
            <text:p text:style-name="P75">http://minerals.usgs.gov/minerals/pubs/commodity/cobalt/myb1-2012-cobal.pdf</text:p>
          </table:table-cell>
          <table:table-cell table:style-name="Table130.E3" office:value-type="string">
            <text:p text:style-name="P71">2012</text:p>
          </table:table-cell>
        </table:table-row>
        <table:table-row>
          <table:table-cell table:style-name="Table130.A2" office:value-type="string">
            <text:p text:style-name="P51">Eisen in Legierung (E) [kg]</text:p>
          </table:table-cell>
          <table:table-cell table:style-name="Table130.B2" office:value-type="string">
            <text:p text:style-name="P73">-</text:p>
          </table:table-cell>
          <table:table-cell table:style-name="Table130.B2" office:value-type="string">
            <text:p text:style-name="P73">0</text:p>
          </table:table-cell>
          <table:table-cell table:style-name="Table130.B2" office:value-type="string">
            <text:p text:style-name="P73">-</text:p>
          </table:table-cell>
          <table:table-cell table:style-name="Table130.B2" office:value-type="string">
            <text:p text:style-name="P73">-</text:p>
          </table:table-cell>
        </table:table-row>
        <table:table-row>
          <table:table-cell table:style-name="Table130.A3" office:value-type="string">
            <text:p text:style-name="P51">Elektrolyt (E) [kg]</text:p>
          </table:table-cell>
          <table:table-cell table:style-name="Table130.B3" office:value-type="string">
            <text:p text:style-name="P73">-</text:p>
          </table:table-cell>
          <table:table-cell table:style-name="Table130.B3" office:value-type="string">
            <text:p text:style-name="P73">0</text:p>
          </table:table-cell>
          <table:table-cell table:style-name="Table130.B3" office:value-type="string">
            <text:p text:style-name="P73">-</text:p>
          </table:table-cell>
          <table:table-cell table:style-name="Table130.E3" office:value-type="string">
            <text:p text:style-name="P73">-</text:p>
          </table:table-cell>
        </table:table-row>
        <table:table-row>
          <table:table-cell table:style-name="Table130.A2" office:value-type="string">
            <text:p text:style-name="P51">Epoxidharz (EP) (E) [kg]</text:p>
          </table:table-cell>
          <table:table-cell table:style-name="Table130.B2" office:value-type="string">
            <text:p text:style-name="P73">-</text:p>
          </table:table-cell>
          <table:table-cell table:style-name="Table130.B2" office:value-type="string">
            <text:p text:style-name="P73">0</text:p>
          </table:table-cell>
          <table:table-cell table:style-name="Table130.B2" office:value-type="string">
            <text:p text:style-name="P73">-</text:p>
          </table:table-cell>
          <table:table-cell table:style-name="Table130.B2" office:value-type="string">
            <text:p text:style-name="P73">-</text:p>
          </table:table-cell>
        </table:table-row>
        <table:table-row>
          <table:table-cell table:style-name="Table130.A3" office:value-type="string">
            <text:p text:style-name="P51">Ethylen-Propylen-Dien-Kautschuk <text:soft-page-break/>(EPDM) (E) [kg]</text:p>
          </table:table-cell>
          <table:table-cell table:style-name="Table130.B3" office:value-type="string">
            <text:p text:style-name="P73">-</text:p>
          </table:table-cell>
          <table:table-cell table:style-name="Table130.B3" office:value-type="string">
            <text:p text:style-name="P73">0</text:p>
          </table:table-cell>
          <table:table-cell table:style-name="Table130.B3" office:value-type="string">
            <text:p text:style-name="P73">-</text:p>
          </table:table-cell>
          <table:table-cell table:style-name="Table130.E3" office:value-type="string">
            <text:p text:style-name="P73">-</text:p>
          </table:table-cell>
        </table:table-row>
        <table:table-row>
          <table:table-cell table:style-name="Table130.A2" office:value-type="string">
            <text:p text:style-name="P51">Ferrite (E) [kg]</text:p>
          </table:table-cell>
          <table:table-cell table:style-name="Table130.B2" office:value-type="string">
            <text:p text:style-name="P73">-</text:p>
          </table:table-cell>
          <table:table-cell table:style-name="Table130.B2" office:value-type="string">
            <text:p text:style-name="P73">0</text:p>
          </table:table-cell>
          <table:table-cell table:style-name="Table130.B2" office:value-type="string">
            <text:p text:style-name="P73">-</text:p>
          </table:table-cell>
          <table:table-cell table:style-name="Table130.B2" office:value-type="string">
            <text:p text:style-name="P73">-</text:p>
          </table:table-cell>
        </table:table-row>
        <table:table-row>
          <table:table-cell table:style-name="Table130.A3" office:value-type="string">
            <text:p text:style-name="P51">Glas (E) [kg]</text:p>
          </table:table-cell>
          <table:table-cell table:style-name="Table130.B3" office:value-type="string">
            <text:p text:style-name="P73">-</text:p>
          </table:table-cell>
          <table:table-cell table:style-name="Table130.B3" office:value-type="string">
            <text:p text:style-name="P73">0</text:p>
          </table:table-cell>
          <table:table-cell table:style-name="Table130.B3" office:value-type="string">
            <text:p text:style-name="P73">-</text:p>
          </table:table-cell>
          <table:table-cell table:style-name="Table130.E3" office:value-type="string">
            <text:p text:style-name="P73">-</text:p>
          </table:table-cell>
        </table:table-row>
        <table:table-row>
          <table:table-cell table:style-name="Table130.A2" office:value-type="string">
            <text:p text:style-name="P51">Glasfasern (E) [kg]</text:p>
          </table:table-cell>
          <table:table-cell table:style-name="Table130.B2" office:value-type="string">
            <text:p text:style-name="P73">-</text:p>
          </table:table-cell>
          <table:table-cell table:style-name="Table130.B2" office:value-type="string">
            <text:p text:style-name="P73">0</text:p>
          </table:table-cell>
          <table:table-cell table:style-name="Table130.B2" office:value-type="string">
            <text:p text:style-name="P73">-</text:p>
          </table:table-cell>
          <table:table-cell table:style-name="Table130.B2" office:value-type="string">
            <text:p text:style-name="P73">-</text:p>
          </table:table-cell>
        </table:table-row>
        <table:table-row>
          <table:table-cell table:style-name="Table130.A3" office:value-type="string">
            <text:p text:style-name="P51">Gold (E) [kg]</text:p>
          </table:table-cell>
          <table:table-cell table:style-name="Table130.B3" office:value-type="string">
            <text:p text:style-name="P73">Gold metal</text:p>
          </table:table-cell>
          <table:table-cell table:style-name="Table130.B3" office:value-type="string">
            <text:p text:style-name="P73">50562.00</text:p>
          </table:table-cell>
          <table:table-cell table:style-name="Table130.B3" office:value-type="string">
            <text:p text:style-name="P75">http://minerals.usgs.gov/minerals/pubs/commodity/gold/myb1-2011-gold.pdf</text:p>
          </table:table-cell>
          <table:table-cell table:style-name="Table130.E3" office:value-type="string">
            <text:p text:style-name="P71">2011</text:p>
          </table:table-cell>
        </table:table-row>
        <table:table-row>
          <table:table-cell table:style-name="Table130.A2" office:value-type="string">
            <text:p text:style-name="P51">Gold in Legierung (E) [kg]</text:p>
          </table:table-cell>
          <table:table-cell table:style-name="Table130.B2" office:value-type="string">
            <text:p text:style-name="P73">Gold metal</text:p>
          </table:table-cell>
          <table:table-cell table:style-name="Table130.B2" office:value-type="string">
            <text:p text:style-name="P73">50562.00</text:p>
          </table:table-cell>
          <table:table-cell table:style-name="Table130.B2" office:value-type="string">
            <text:p text:style-name="P75">http://minerals.usgs.gov/minerals/pubs/commodity/gold/myb1-2011-gold.pdf</text:p>
          </table:table-cell>
          <table:table-cell table:style-name="Table130.B2" office:value-type="string">
            <text:p text:style-name="P71">2011</text:p>
          </table:table-cell>
        </table:table-row>
        <table:table-row>
          <table:table-cell table:style-name="Table130.A3" office:value-type="string">
            <text:p text:style-name="P51">Kupfer (E) [kg]</text:p>
          </table:table-cell>
          <table:table-cell table:style-name="Table130.B3" office:value-type="string">
            <text:p text:style-name="P71">Copper (London Metal Exchange, highgrade)</text:p>
          </table:table-cell>
          <table:table-cell table:style-name="Table130.B3" office:value-type="string">
            <text:p text:style-name="P73">7.30</text:p>
          </table:table-cell>
          <table:table-cell table:style-name="Table130.B3" office:value-type="string">
            <text:p text:style-name="P75">http://minerals.usgs.gov/minerals/pubs/commodity/copper/mcs-2014-coppe.pdf</text:p>
          </table:table-cell>
          <table:table-cell table:style-name="Table130.E3" office:value-type="string">
            <text:p text:style-name="P71">2013</text:p>
          </table:table-cell>
        </table:table-row>
        <table:table-row>
          <table:table-cell table:style-name="Table130.A2" office:value-type="string">
            <text:p text:style-name="P51">Kupfer in Legierung (E) [kg]</text:p>
          </table:table-cell>
          <table:table-cell table:style-name="Table130.B2" office:value-type="string">
            <text:p text:style-name="P71">Copper (London Metal Exchange, highgrade)</text:p>
          </table:table-cell>
          <table:table-cell table:style-name="Table130.B2" office:value-type="string">
            <text:p text:style-name="P73">7.30</text:p>
          </table:table-cell>
          <table:table-cell table:style-name="Table130.B2" office:value-type="string">
            <text:p text:style-name="P75">http://minerals.usgs.gov/minerals/pubs/commodity/copper/mcs-2014-coppe.pdf</text:p>
          </table:table-cell>
          <table:table-cell table:style-name="Table130.B2" office:value-type="string">
            <text:p text:style-name="P71">2013</text:p>
          </table:table-cell>
        </table:table-row>
        <table:table-row>
          <table:table-cell table:style-name="Table130.A3" office:value-type="string">
            <text:p text:style-name="P51">Nickel (E) [kg]</text:p>
          </table:table-cell>
          <table:table-cell table:style-name="Table130.B3" office:value-type="string">
            <text:p text:style-name="P73">Nickel metal</text:p>
          </table:table-cell>
          <table:table-cell table:style-name="Table130.B3" office:value-type="string">
            <text:p text:style-name="P73">22.90</text:p>
          </table:table-cell>
          <table:table-cell table:style-name="Table130.B3" office:value-type="string">
            <text:p text:style-name="P75">http://minerals.usgs.gov/minerals/pubs/commodity/nickel/myb1-2011-nicke.pdf</text:p>
          </table:table-cell>
          <table:table-cell table:style-name="Table130.E3" office:value-type="string">
            <text:p text:style-name="P71">2011</text:p>
          </table:table-cell>
        </table:table-row>
        <table:table-row>
          <table:table-cell table:style-name="Table130.A2" office:value-type="string">
            <text:p text:style-name="P51">Nickel in Legierung (E) [kg]</text:p>
          </table:table-cell>
          <table:table-cell table:style-name="Table130.B2" office:value-type="string">
            <text:p text:style-name="P73">Nickel metal</text:p>
          </table:table-cell>
          <table:table-cell table:style-name="Table130.B2" office:value-type="string">
            <text:p text:style-name="P73">22.90</text:p>
          </table:table-cell>
          <table:table-cell table:style-name="Table130.B2" office:value-type="string">
            <text:p text:style-name="P75">http://minerals.usgs.gov/minerals/pubs/commodity/nickel/myb1-2011-nicke.pdf</text:p>
          </table:table-cell>
          <table:table-cell table:style-name="Table130.B2" office:value-type="string">
            <text:p text:style-name="P71">2011</text:p>
          </table:table-cell>
        </table:table-row>
        <table:table-row>
          <table:table-cell table:style-name="Table130.A3" office:value-type="string">
            <text:p text:style-name="P51">Palladium in Legierung (E) [kg]</text:p>
          </table:table-cell>
          <table:table-cell table:style-name="Table130.B3" office:value-type="string">
            <text:p text:style-name="P73">Palladium metal</text:p>
          </table:table-cell>
          <table:table-cell table:style-name="Table130.B3" office:value-type="string">
            <text:p text:style-name="P73">23665.00</text:p>
          </table:table-cell>
          <table:table-cell table:style-name="Table130.B3" office:value-type="string">
            <text:p text:style-name="P75">http://minerals.usgs.gov/minerals/pubs/commodity/platinum/mcs-2014-plati.pdf</text:p>
          </table:table-cell>
          <table:table-cell table:style-name="Table130.E3" office:value-type="string">
            <text:p text:style-name="P71">2014</text:p>
          </table:table-cell>
        </table:table-row>
        <table:table-row>
          <table:table-cell table:style-name="Table130.A2" office:value-type="string">
            <text:p text:style-name="P51">Papier (E) [kg]</text:p>
          </table:table-cell>
          <table:table-cell table:style-name="Table130.B2" office:value-type="string">
            <text:p text:style-name="P73"/>
          </table:table-cell>
          <table:table-cell table:style-name="Table130.B2" office:value-type="string">
            <text:p text:style-name="P73">0</text:p>
          </table:table-cell>
          <table:table-cell table:style-name="Table130.B2" office:value-type="string">
            <text:p text:style-name="P75">-</text:p>
          </table:table-cell>
          <table:table-cell table:style-name="Table130.B2" office:value-type="string">
            <text:p text:style-name="P73"/>
          </table:table-cell>
        </table:table-row>
        <table:table-row>
          <table:table-cell table:style-name="Table130.A3" office:value-type="string">
            <text:p text:style-name="P51">Platin in Legierung (E) [kg]</text:p>
          </table:table-cell>
          <table:table-cell table:style-name="Table130.B3" office:value-type="string">
            <text:p text:style-name="P74">Platinum metal</text:p>
          </table:table-cell>
          <table:table-cell table:style-name="Table130.B3" office:value-type="string">
            <text:p text:style-name="P73">48585.00</text:p>
          </table:table-cell>
          <table:table-cell table:style-name="Table130.B3" office:value-type="string">
            <text:p text:style-name="P75">http://minerals.usgs.gov/minerals/pubs/commodity/platinum/mcs-2014-plati.pdf</text:p>
          </table:table-cell>
          <table:table-cell table:style-name="Table130.E3" office:value-type="string">
            <text:p text:style-name="P71">2014</text:p>
          </table:table-cell>
        </table:table-row>
        <table:table-row>
          <table:table-cell table:style-name="Table130.A2" office:value-type="string">
            <text:p text:style-name="P51">Polyamid 6 (PA6) (E) [kg]</text:p>
          </table:table-cell>
          <table:table-cell table:style-name="Table130.B2" office:value-type="string">
            <text:p text:style-name="P73">-</text:p>
          </table:table-cell>
          <table:table-cell table:style-name="Table130.B2" office:value-type="string">
            <text:p text:style-name="P73">0</text:p>
          </table:table-cell>
          <table:table-cell table:style-name="Table130.B2" office:value-type="string">
            <text:p text:style-name="P73">-</text:p>
          </table:table-cell>
          <table:table-cell table:style-name="Table130.B2" office:value-type="string">
            <text:p text:style-name="P73">-</text:p>
          </table:table-cell>
        </table:table-row>
        <table:table-row>
          <table:table-cell table:style-name="Table130.A3" office:value-type="string">
            <text:p text:style-name="P51">Polyphenylensulfid (PPS) (E) [kg]</text:p>
          </table:table-cell>
          <table:table-cell table:style-name="Table130.B3" office:value-type="string">
            <text:p text:style-name="P73">-</text:p>
          </table:table-cell>
          <table:table-cell table:style-name="Table130.B3" office:value-type="string">
            <text:p text:style-name="P73">0</text:p>
          </table:table-cell>
          <table:table-cell table:style-name="Table130.B3" office:value-type="string">
            <text:p text:style-name="P73">-</text:p>
          </table:table-cell>
          <table:table-cell table:style-name="Table130.E3" office:value-type="string">
            <text:p text:style-name="P73">-</text:p>
          </table:table-cell>
        </table:table-row>
        <table:table-row>
          <table:table-cell table:style-name="Table130.A2" office:value-type="string">
            <text:p text:style-name="P51">Polystyrol (PS) (E) [kg]</text:p>
          </table:table-cell>
          <table:table-cell table:style-name="Table130.B2" office:value-type="string">
            <text:p text:style-name="P73">-</text:p>
          </table:table-cell>
          <table:table-cell table:style-name="Table130.B2" office:value-type="string">
            <text:p text:style-name="P73">0</text:p>
          </table:table-cell>
          <table:table-cell table:style-name="Table130.B2" office:value-type="string">
            <text:p text:style-name="P73">-</text:p>
          </table:table-cell>
          <table:table-cell table:style-name="Table130.B2" office:value-type="string">
            <text:p text:style-name="P73">-</text:p>
          </table:table-cell>
        </table:table-row>
        <table:table-row>
          <table:table-cell table:style-name="Table130.A3" office:value-type="string">
            <text:p text:style-name="P51">Polytetrafluorethylen (PTFE) (E) [kg]</text:p>
          </table:table-cell>
          <table:table-cell table:style-name="Table130.B3" office:value-type="string">
            <text:p text:style-name="P73">-</text:p>
          </table:table-cell>
          <table:table-cell table:style-name="Table130.B3" office:value-type="string">
            <text:p text:style-name="P73">0</text:p>
          </table:table-cell>
          <table:table-cell table:style-name="Table130.B3" office:value-type="string">
            <text:p text:style-name="P73">-</text:p>
          </table:table-cell>
          <table:table-cell table:style-name="Table130.E3" office:value-type="string">
            <text:p text:style-name="P73">-</text:p>
          </table:table-cell>
        </table:table-row>
        <table:table-row>
          <table:table-cell table:style-name="Table130.A2" office:value-type="string">
            <text:p text:style-name="P51">Silber (E) [kg]</text:p>
          </table:table-cell>
          <table:table-cell table:style-name="Table130.B2" office:value-type="string">
            <text:p text:style-name="P73">-</text:p>
          </table:table-cell>
          <table:table-cell table:style-name="Table130.B2" office:value-type="string">
            <text:p text:style-name="P73">1133.76</text:p>
          </table:table-cell>
          <table:table-cell table:style-name="Table130.B2" office:value-type="string">
            <text:p text:style-name="P75">http://minerals.usgs.gov/minerals/pubs/commodity/silver/myb1-2011-silve.pdf</text:p>
          </table:table-cell>
          <table:table-cell table:style-name="Table130.B2" office:value-type="string">
            <text:p text:style-name="P71">2011</text:p>
          </table:table-cell>
        </table:table-row>
        <text:soft-page-break/>
        <table:table-row>
          <table:table-cell table:style-name="Table130.A3" office:value-type="string">
            <text:p text:style-name="P51">Silber in Legierung (E) [kg]</text:p>
          </table:table-cell>
          <table:table-cell table:style-name="Table130.B3" office:value-type="string">
            <text:p text:style-name="P73">-</text:p>
          </table:table-cell>
          <table:table-cell table:style-name="Table130.B3" office:value-type="string">
            <text:p text:style-name="P73">1133.76</text:p>
          </table:table-cell>
          <table:table-cell table:style-name="Table130.B3" office:value-type="string">
            <text:p text:style-name="P75">http://minerals.usgs.gov/minerals/pubs/commodity/silver/myb1-2011-silve.pdf</text:p>
          </table:table-cell>
          <table:table-cell table:style-name="Table130.E3" office:value-type="string">
            <text:p text:style-name="P71">2011</text:p>
          </table:table-cell>
        </table:table-row>
        <table:table-row>
          <table:table-cell table:style-name="Table130.A2" office:value-type="string">
            <text:p text:style-name="P51">Silicium (E) [kg]</text:p>
          </table:table-cell>
          <table:table-cell table:style-name="Table130.B2" office:value-type="string">
            <text:p text:style-name="P73">-</text:p>
          </table:table-cell>
          <table:table-cell table:style-name="Table130.B2" office:value-type="string">
            <text:p text:style-name="P73">0</text:p>
          </table:table-cell>
          <table:table-cell table:style-name="Table130.B2" office:value-type="string">
            <text:p text:style-name="P73">-</text:p>
          </table:table-cell>
          <table:table-cell table:style-name="Table130.B2" office:value-type="string">
            <text:p text:style-name="P73">-</text:p>
          </table:table-cell>
        </table:table-row>
        <table:table-row>
          <table:table-cell table:style-name="Table130.A3" office:value-type="string">
            <text:p text:style-name="P51">Siliciumdioxid (SiO2) (E) [kg]</text:p>
          </table:table-cell>
          <table:table-cell table:style-name="Table130.B3" office:value-type="string">
            <text:p text:style-name="P73">-</text:p>
          </table:table-cell>
          <table:table-cell table:style-name="Table130.B3" office:value-type="string">
            <text:p text:style-name="P73">0</text:p>
          </table:table-cell>
          <table:table-cell table:style-name="Table130.B3" office:value-type="string">
            <text:p text:style-name="P73">-</text:p>
          </table:table-cell>
          <table:table-cell table:style-name="Table130.E3" office:value-type="string">
            <text:p text:style-name="P73">-</text:p>
          </table:table-cell>
        </table:table-row>
        <table:table-row>
          <table:table-cell table:style-name="Table130.A2" office:value-type="string">
            <text:p text:style-name="P51">Silikon (Sl) (E) [kg]</text:p>
          </table:table-cell>
          <table:table-cell table:style-name="Table130.B2" office:value-type="string">
            <text:p text:style-name="P73">-</text:p>
          </table:table-cell>
          <table:table-cell table:style-name="Table130.B2" office:value-type="string">
            <text:p text:style-name="P73">0</text:p>
          </table:table-cell>
          <table:table-cell table:style-name="Table130.B2" office:value-type="string">
            <text:p text:style-name="P73">-</text:p>
          </table:table-cell>
          <table:table-cell table:style-name="Table130.B2" office:value-type="string">
            <text:p text:style-name="P73">-</text:p>
          </table:table-cell>
        </table:table-row>
        <table:table-row>
          <table:table-cell table:style-name="Table130.A3" office:value-type="string">
            <text:p text:style-name="P51">Stahl, unlegiert (Fe-C) (E) [kg]</text:p>
          </table:table-cell>
          <table:table-cell table:style-name="Table130.B3" office:value-type="string">
            <text:p text:style-name="P71">Steal (hot-rolled steel sheet)</text:p>
          </table:table-cell>
          <table:table-cell table:style-name="Table130.B3" office:value-type="string">
            <text:p text:style-name="P73">0.63</text:p>
          </table:table-cell>
          <table:table-cell table:style-name="Table130.B3" office:value-type="string">
            <text:p text:style-name="P75">http://minerals.usgs.gov/minerals/pubs/commodity/iron_&amp;_steel/myb1-2012-feste.pdf</text:p>
          </table:table-cell>
          <table:table-cell table:style-name="Table130.E3" office:value-type="string">
            <text:p text:style-name="P71">2012</text:p>
          </table:table-cell>
        </table:table-row>
        <table:table-row>
          <table:table-cell table:style-name="Table130.A2" office:value-type="string">
            <text:p text:style-name="P51">Tetrabrombisphenol A (TBBA) (E) [kg]</text:p>
          </table:table-cell>
          <table:table-cell table:style-name="Table130.B2" office:value-type="string">
            <text:p text:style-name="P73">-</text:p>
          </table:table-cell>
          <table:table-cell table:style-name="Table130.B2" office:value-type="string">
            <text:p text:style-name="P73">0</text:p>
          </table:table-cell>
          <table:table-cell table:style-name="Table130.B2" office:value-type="string">
            <text:p text:style-name="P73">-</text:p>
          </table:table-cell>
          <table:table-cell table:style-name="Table130.B2" office:value-type="string">
            <text:p text:style-name="P73">-</text:p>
          </table:table-cell>
        </table:table-row>
        <table:table-row>
          <table:table-cell table:style-name="Table130.A3" office:value-type="string">
            <text:p text:style-name="P51">Ungesättigte Polyester (UP) (E) [kg]</text:p>
          </table:table-cell>
          <table:table-cell table:style-name="Table130.B3" office:value-type="string">
            <text:p text:style-name="P73">-</text:p>
          </table:table-cell>
          <table:table-cell table:style-name="Table130.B3" office:value-type="string">
            <text:p text:style-name="P73">0</text:p>
          </table:table-cell>
          <table:table-cell table:style-name="Table130.B3" office:value-type="string">
            <text:p text:style-name="P73">-</text:p>
          </table:table-cell>
          <table:table-cell table:style-name="Table130.E3" office:value-type="string">
            <text:p text:style-name="P73">-</text:p>
          </table:table-cell>
        </table:table-row>
        <table:table-row>
          <table:table-cell table:style-name="Table130.A2" office:value-type="string">
            <text:p text:style-name="P51">Zink (E) [kg]</text:p>
          </table:table-cell>
          <table:table-cell table:style-name="Table130.B2" office:value-type="string">
            <text:p text:style-name="P71">Zinc (super high grade (SHG) zinc, 99.995% pure)</text:p>
          </table:table-cell>
          <table:table-cell table:style-name="Table130.B2" office:value-type="string">
            <text:p text:style-name="P73">1.95</text:p>
          </table:table-cell>
          <table:table-cell table:style-name="Table130.B2" office:value-type="string">
            <text:p text:style-name="P75">http://minerals.usgs.gov/minerals/pubs/commodity/zinc/myb1-2012-zinc.pdf</text:p>
          </table:table-cell>
          <table:table-cell table:style-name="Table130.B2" office:value-type="string">
            <text:p text:style-name="P59"><text:span text:style-name="Default_20_Paragraph_20_Font"><text:span text:style-name="T3">2012</text:span></text:span></text:p>
          </table:table-cell>
        </table:table-row>
        <table:table-row>
          <table:table-cell table:style-name="Table130.A3" office:value-type="string">
            <text:p text:style-name="P51">Zink in Legierung (E) [kg]</text:p>
          </table:table-cell>
          <table:table-cell table:style-name="Table130.B3" office:value-type="string">
            <text:p text:style-name="P71">Zinc (super high grade (SHG) zinc, 99.995% pure)</text:p>
          </table:table-cell>
          <table:table-cell table:style-name="Table130.B3" office:value-type="string">
            <text:p text:style-name="P73">1.95</text:p>
          </table:table-cell>
          <table:table-cell table:style-name="Table130.B3" office:value-type="string">
            <text:p text:style-name="P75">http://minerals.usgs.gov/minerals/pubs/commodity/zinc/myb1-2012-zinc.pdf</text:p>
          </table:table-cell>
          <table:table-cell table:style-name="Table130.E3" office:value-type="string">
            <text:p text:style-name="P59"><text:span text:style-name="Default_20_Paragraph_20_Font"><text:span text:style-name="T3">2012</text:span></text:span></text:p>
          </table:table-cell>
        </table:table-row>
        <table:table-row>
          <table:table-cell table:style-name="Table130.A2" office:value-type="string">
            <text:p text:style-name="P51">Zinn (E) [kg]</text:p>
          </table:table-cell>
          <table:table-cell table:style-name="Table130.B2" office:value-type="string">
            <text:p text:style-name="P73">Tin metal</text:p>
          </table:table-cell>
          <table:table-cell table:style-name="Table130.B2" office:value-type="string">
            <text:p text:style-name="P73">21.1</text:p>
          </table:table-cell>
          <table:table-cell table:style-name="Table130.B2" office:value-type="string">
            <text:p text:style-name="P75">http://minerals.usgs.gov/minerals/pubs/commodity/tin/myb1-2012-tin.pdf</text:p>
          </table:table-cell>
          <table:table-cell table:style-name="Table130.B2" office:value-type="string">
            <text:p text:style-name="P59"><text:span text:style-name="Default_20_Paragraph_20_Font"><text:span text:style-name="T3">2012</text:span></text:span></text:p>
          </table:table-cell>
        </table:table-row>
        <table:table-row>
          <table:table-cell table:style-name="Table130.A41" office:value-type="string">
            <text:p text:style-name="P51">Zinn in Legierung (E) [kg]</text:p>
          </table:table-cell>
          <table:table-cell table:style-name="Table130.B41" office:value-type="string">
            <text:p text:style-name="P73">Tin metal</text:p>
          </table:table-cell>
          <table:table-cell table:style-name="Table130.B41" office:value-type="string">
            <text:p text:style-name="P73">21.1</text:p>
          </table:table-cell>
          <table:table-cell table:style-name="Table130.B41" office:value-type="string">
            <text:p text:style-name="P75">http://minerals.usgs.gov/minerals/pubs/commodity/tin/myb1-2012-tin.pdf</text:p>
          </table:table-cell>
          <table:table-cell table:style-name="Table130.E41" office:value-type="string">
            <text:p text:style-name="P59"><text:span text:style-name="Default_20_Paragraph_20_Font"><text:span text:style-name="T3">2012</text:span></text:span></text:p>
          </table:table-cell>
        </table:table-row>
      </table:table>
      <text:p text:style-name="P5"/>
      <text:p text:style-name="P21"/>
      <text:list xml:id="list174008679772268" text:continue-numbering="true" text:style-name="L32">
        <text:list-item>
          <text:p text:style-name="P119"><text:bookmark-start text:name="_Toc413454209"/><text:bookmark-start text:name="_Ref411333336"/><text:soft-page-break/>Improved WEEE<text:alphabetical-index-mark text:string-value="waste electric and electronic waste" text:key1="WEEE"/> recycling chain<text:bookmark-end text:name="_Toc413454209"/><text:bookmark-end text:name="_Ref411333336"/></text:p>
        </text:list-item>
      </text:list>
      <text:p text:style-name="P2"><text:soft-page-break/><text:span text:style-name="Default_20_Paragraph_20_Font"><text:span text:style-name="T8"><draw:frame draw:style-name="fr2" draw:name="Picture 94" text:anchor-type="as-char" svg:y="0in" svg:width="4.2138in" style:rel-width="scale" svg:height="8.639in" style:rel-height="scale" draw:z-index="553"><draw:image/></draw:frame></text:span></text:span></text:p>
      <text:p text:style-name="P17"><text:soft-page-break/>Eidesstattliche Erklärung</text:p>
      <text:p text:style-name="P18"/>
      <text:p text:style-name="P18">Ich erkläre hiermit, dass ich diese Masterarbeit selbstständig ohne Hilfe Dritter und ohne Benutzung anderer als der angegebenen Quellen und Hilfsmittel verfasst habe. Alle den benutzten Quellen wörtlich oder sinngemäß entnommenen Stellen sind als solche einzeln kenntlich gemach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e131" table:style-name="Table131">
        <table:table-column table:style-name="Table131.A" table:number-columns-repeated="2"/>
        <table:table-row>
          <table:table-cell table:style-name="Table131.A1" office:value-type="string">
            <text:p text:style-name="P19">­­­</text:p>
            <text:p text:style-name="P19">__________________________</text:p>
            <text:p text:style-name="P19">Ort, Datum</text:p>
          </table:table-cell>
          <table:table-cell table:style-name="Table131.A1" office:value-type="string">
            <text:p text:style-name="P19"/>
            <text:p text:style-name="P19">__________________________</text:p>
            <text:p text:style-name="P19">Unterschrift Bernhard Föllmer</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_20_Appendix" style:display-name="A Appendix" style:family="paragraph" style:parent-style-name="Heading_20_1" style:next-style-name="Normal" style:auto-update="true" style:default-outline-level="1">
      <style:paragraph-properties fo:hyphenation-ladder-count="no-limit"/>
      <style:text-properties fo:hyphenate="false"/>
    </style:style>
    <style:style style:name="A.1_20_Appendix" style:display-name="A.1 Appendix" style:family="paragraph" style:parent-style-name="Heading_20_2" style:next-style-name="Normal" style:default-outline-level="2">
      <style:paragraph-properties fo:hyphenation-ladder-count="no-limit"/>
      <style:text-properties fo:hyphenate="false"/>
    </style:style>
    <style:style style:name="A.1.1_20_Appendix" style:display-name="A.1.1 Appendix" style:family="paragraph" style:parent-style-name="Heading_20_3" style:next-style-name="Normal" style:default-outline-level="3">
      <style:paragraph-properties fo:hyphenation-ladder-count="no-limit"/>
      <style:text-properties fo:hyphenate="false"/>
    </style:style>
    <style:style style:name="Normal" style:family="paragraph">
      <style:paragraph-properties fo:line-height="150%" fo:text-align="justify" style:justify-single-word="false" fo:hyphenation-ladder-count="no-limit"/>
      <style:text-properties fo:font-size="12pt" style:font-size-asian="12pt" style:font-size-complex="12pt"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Normal" style:next-style-name="Normal" style:default-outline-level="1" style:list-style-name="" style:class="text">
      <style:paragraph-properties fo:margin-top="0.3335in" fo:margin-bottom="0in" style: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list-style-name="" style:class="text">
      <style:paragraph-properties fo:margin-top="0.139in" fo:margin-bottom="0in" style: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 style:next-style-name="Normal" style:default-outline-level="3" style:list-style-name="" style:class="text">
      <style:paragraph-properties fo:margin-top="0.139in" fo:margin-bottom="0in" style: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1665in" fo:margin-right="0in" fo:margin-top="0in" fo:margin-bottom="0in" style:contextual-spacing="false" fo:line-height="100%" fo:hyphenation-ladder-count="no-limit" fo:text-indent="-0.1665in" style:auto-text-indent="false">
        <style:tab-stops/>
      </style:paragraph-properties>
      <style:text-properties fo:hyphenate="false"/>
    </style:style>
    <style:style style:name="Index_20_2" style:display-name="Index 2" style:family="paragraph" style:parent-style-name="Normal" style:next-style-name="Normal" style:auto-update="true" style:class="index">
      <style:paragraph-properties fo:margin-left="0.3335in" fo:margin-right="0in" fo:margin-top="0in" fo:margin-bottom="0in" style:contextual-spacing="false" fo:line-height="100%" fo:hyphenation-ladder-count="no-limit" fo:text-indent="-0.1665in" style:auto-text-indent="false">
        <style:tab-stops/>
      </style:paragraph-properties>
      <style:text-properties fo:hyphenate="false"/>
    </style:style>
    <style:style style:name="TOC_20_Heading" style:display-name="TOC Heading" style:family="paragraph" style:parent-style-name="Heading_20_1" style:next-style-name="Normal">
      <style:paragraph-properties fo:line-height="115%" fo:text-align="start" style:justify-single-word="false" fo:hyphenation-ladder-count="no-limit"/>
      <style:text-properties style:language-asian="ja" style:country-asian="JP"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ab-stops>
          <style:tab-stop style:position="0.3335in"/>
          <style:tab-stop style:position="6.4929in" style:type="right" style:leader-style="dotted" style:leader-text="."/>
        </style:tab-stops>
      </style:paragraph-properties>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Table_20_of_20_Figures" style:display-name="Table of Figures" style:family="paragraph" style:parent-style-name="Normal" style:next-style-name="Normal">
      <style:paragraph-properties fo:margin-top="0in" fo:margin-bottom="0in" style:contextual-spacing="false" fo:hyphenation-ladder-count="no-limit"/>
      <style:text-properties fo:hyphenate="false"/>
    </style:style>
    <style:style style:name="TOC_20_4" style:display-name="TOC 4" style:family="paragraph" style:parent-style-name="Normal" style:next-style-name="Normal" style:auto-update="true">
      <style:paragraph-properties fo:margin-left="0.4583in" fo:margin-right="0in" fo:margin-top="0in" fo:margin-bottom="0.0693in" style:contextual-spacing="false" fo:line-height="115%" fo:text-align="start" style:justify-single-word="false" fo:hyphenation-ladder-count="no-limit" fo:text-indent="0in" style:auto-text-indent="false">
        <style:tab-stops/>
      </style:paragraph-properties>
      <style:text-properties fo:font-size="11pt" style:font-name-asian="Times New Roman" style:font-family-asian="'Times New Roman'" style:font-family-generic-asian="roman" style:font-pitch-asian="variable" style:font-size-asian="11pt" style:font-size-complex="11pt" fo:hyphenate="false"/>
    </style:style>
    <style:style style:name="TOC_20_5" style:display-name="TOC 5" style:family="paragraph" style:parent-style-name="Normal" style:next-style-name="Normal" style:auto-update="true">
      <style:paragraph-properties fo:margin-left="0.611in" fo:margin-right="0in" fo:margin-top="0in" fo:margin-bottom="0.0693in" style:contextual-spacing="false" fo:line-height="115%" fo:text-align="start" style:justify-single-word="false" fo:hyphenation-ladder-count="no-limit" fo:text-indent="0in" style:auto-text-indent="false">
        <style:tab-stops/>
      </style:paragraph-properties>
      <style:text-properties fo:font-size="11pt" style:font-name-asian="Times New Roman" style:font-family-asian="'Times New Roman'" style:font-family-generic-asian="roman" style:font-pitch-asian="variable" style:font-size-asian="11pt" style:font-size-complex="11pt" fo:hyphenate="false"/>
    </style:style>
    <style:style style:name="TOC_20_6" style:display-name="TOC 6" style:family="paragraph" style:parent-style-name="Normal" style:next-style-name="Normal" style:auto-update="true">
      <style:paragraph-properties fo:margin-left="0.7638in" fo:margin-right="0in" fo:margin-top="0in" fo:margin-bottom="0.0693in" style:contextual-spacing="false" fo:line-height="115%" fo:text-align="start" style:justify-single-word="false" fo:hyphenation-ladder-count="no-limit" fo:text-indent="0in" style:auto-text-indent="false">
        <style:tab-stops/>
      </style:paragraph-properties>
      <style:text-properties fo:font-size="11pt" style:font-name-asian="Times New Roman" style:font-family-asian="'Times New Roman'" style:font-family-generic-asian="roman" style:font-pitch-asian="variable" style:font-size-asian="11pt" style:font-size-complex="11pt" fo:hyphenate="false"/>
    </style:style>
    <style:style style:name="TOC_20_7" style:display-name="TOC 7" style:family="paragraph" style:parent-style-name="Normal" style:next-style-name="Normal" style:auto-update="true">
      <style:paragraph-properties fo:margin-left="0.9165in" fo:margin-right="0in" fo:margin-top="0in" fo:margin-bottom="0.0693in" style:contextual-spacing="false" fo:line-height="115%" fo:text-align="start" style:justify-single-word="false" fo:hyphenation-ladder-count="no-limit" fo:text-indent="0in" style:auto-text-indent="false">
        <style:tab-stops/>
      </style:paragraph-properties>
      <style:text-properties fo:font-size="11pt" style:font-name-asian="Times New Roman" style:font-family-asian="'Times New Roman'" style:font-family-generic-asian="roman" style:font-pitch-asian="variable" style:font-size-asian="11pt" style:font-size-complex="11pt" fo:hyphenate="false"/>
    </style:style>
    <style:style style:name="TOC_20_8" style:display-name="TOC 8" style:family="paragraph" style:parent-style-name="Normal" style:next-style-name="Normal" style:auto-update="true">
      <style:paragraph-properties fo:margin-left="1.0693in" fo:margin-right="0in" fo:margin-top="0in" fo:margin-bottom="0.0693in" style:contextual-spacing="false" fo:line-height="115%" fo:text-align="start" style:justify-single-word="false" fo:hyphenation-ladder-count="no-limit" fo:text-indent="0in" style:auto-text-indent="false">
        <style:tab-stops/>
      </style:paragraph-properties>
      <style:text-properties fo:font-size="11pt" style:font-name-asian="Times New Roman" style:font-family-asian="'Times New Roman'" style:font-family-generic-asian="roman" style:font-pitch-asian="variable" style:font-size-asian="11pt" style:font-size-complex="11pt" fo:hyphenate="false"/>
    </style:style>
    <style:style style:name="TOC_20_9" style:display-name="TOC 9" style:family="paragraph" style:parent-style-name="Normal" style:next-style-name="Normal" style:auto-update="true">
      <style:paragraph-properties fo:margin-left="1.222in" fo:margin-right="0in" fo:margin-top="0in" fo:margin-bottom="0.0693in" style:contextual-spacing="false" fo:line-height="115%" fo:text-align="start" style:justify-single-word="false" fo:hyphenation-ladder-count="no-limit" fo:text-indent="0in" style:auto-text-indent="false">
        <style:tab-stops/>
      </style:paragraph-properties>
      <style:text-properties fo:font-size="11pt" style:font-name-asian="Times New Roman" style:font-family-asian="'Times New Roman'" style:font-family-generic-asian="roman" style:font-pitch-asian="variable" style:font-size-asian="11pt" style:font-size-complex="11pt" fo:hyphenate="false"/>
    </style:style>
    <style:style style:name="Code" style:family="paragraph" style:parent-style-name="Normal">
      <style:paragraph-properties fo:margin-top="0in" fo:margin-bottom="0in" style:contextual-spacing="false" fo:hyphenation-ladder-count="no-limit"/>
      <style:text-properties style:font-name="Consolas" fo:font-family="Consolas" style:font-family-generic="modern" style:font-pitch="fixed" fo:font-size="10pt" style:font-size-asian="10pt" style:font-name-complex="Consolas" style:font-family-complex="Consolas" style:font-family-generic-complex="modern" style:font-pitch-complex="fixed" fo:hyphenate="false"/>
    </style:style>
    <style:style style:name="Subtitle" style:family="paragraph" style:parent-style-name="Normal" style:next-style-name="Normal" style:class="chapter">
      <style:paragraph-properties fo:hyphenation-ladder-count="no-limit"/>
      <style:text-properties fo:color="#4f81bd" style:font-name="Cambria" fo:font-family="Cambria" style:font-family-generic="roman" style:font-pitch="variable" fo:letter-spacing="0.0102in"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Bibliography" style:family="paragraph" style:parent-style-name="Normal" style:next-style-name="Normal">
      <style:paragraph-properties fo:hyphenation-ladder-count="no-limit"/>
      <style:text-properties fo:hyphenate="false"/>
    </style:style>
    <style:style style:name="Header" style:family="paragraph" style:parent-style-name="Normal" style:class="extra">
      <style:paragraph-properties fo:margin-top="0in" fo:margin-bottom="0in" style:contextual-spacing="false" fo:line-height="100%" fo:hyphenation-ladder-count="no-limit">
        <style:tab-stops>
          <style:tab-stop style:position="3.1339in" style:type="center"/>
          <style:tab-stop style:position="6.2681in" style:type="right"/>
        </style:tab-stops>
      </style:paragraph-properties>
      <style:text-properties fo:hyphenate="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1339in" style:type="center"/>
          <style:tab-stop style:position="6.2681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laceholder_20_Text" style:display-name="Placeholder Text" style:family="text" style:parent-style-name="Default_20_Paragraph_20_Font">
      <style:text-properties fo:color="#808080"/>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wikiword" style:family="text" style:parent-style-name="Default_20_Paragraph_20_Font"/>
    <style:style style:name="A_20_Appendix_20_Char" style:display-name="A Appendix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A.1_20_Appendix_20_Char" style:display-name="A.1 Appendix Char" style:family="text" style:parent-style-name="A_20_Appendix_20_Cha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A.1.1_20_Appendix_20_Char" style:display-name="A.1.1 Appendix Char" style:family="text" style:parent-style-name="A.1_20_Appendix_20_Char">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Code_20_Char" style:display-name="Code Char" style:family="text" style:parent-style-name="Default_20_Paragraph_20_Font">
      <style:text-properties style:font-name="Consolas" fo:font-family="Consolas" style:font-family-generic="modern" style:font-pitch="fixed" fo:font-size="10pt" style:font-size-asian="10pt" style:font-name-complex="Consolas" style:font-family-complex="Consolas" style:font-family-generic-complex="modern" style:font-pitch-complex="fixed" style:font-size-complex="12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pt" fo:letter-spacing="normal" fo:font-style="normal" style:text-underline-style="none" fo:font-weight="normal" style:letter-kerning="false" fo:background-color="#000000" style:font-size-asian="1pt" style:font-style-asian="normal" style:font-weight-asian="normal" style:font-name-complex="Times New Roman" style:font-family-complex="'Times New Roman'" style:font-family-generic-complex="roman" style:font-pitch-complex="variable" style:font-size-complex="1pt" style:font-style-complex="normal" style:font-weight-complex="normal" style:text-emphasize="none" style:text-scale="0%" style:font-relief="none"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prefix="Appendix." style:num-format="1" text:display-levels="2">
        <style:list-level-properties text:space-before="0.25in" text:min-label-width="0.25in"/>
      </text:outline-level-style>
      <text:outline-level-style text:level="3" style:num-prefix="Appendix." style:num-format="1" text:display-levels="3">
        <style:list-level-properties text:space-before="0.5in" text:min-label-width="0.2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i"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5">
      <style:page-layout-properties fo:page-width="8.5in" fo:page-height="11in" style:num-format="i"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v</text:page-number></text:p>
        <text:p text:style-name="Footer"/>
      </style:footer>
    </style:master-page>
    <style:master-page style:name="MPF0" style:page-layout-name="Mpm3" style:next-style-name="MP0"/>
    <style:master-page style:name="MP4" style:page-layout-name="Mpm4">
      <style:header>
        <text:p text:style-name="Header">Table of Contents</text:p>
      </style:header>
      <style:footer>
        <text:p text:style-name="MP1"><text:page-number text:select-page="current">16</text:page-number></text:p>
        <text:p text:style-name="Footer"/>
      </style:footer>
    </style:master-page>
    <style:master-page style:name="MP5" style:page-layout-name="Mpm5">
      <style:header>
        <text:p text:style-name="Header">Appendices</text:p>
      </style:header>
      <style:footer>
        <text:p text:style-name="MP1"><text:page-number text:select-page="current">clvi</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WIN</meta:initial-creator>
    <dc:creator>marc </dc:creator>
    <meta:creation-date>2015-03-07T00:41:00Z</meta:creation-date>
    <dc:date>2015-03-12T17:40:03.317814009</dc:date>
    <meta:print-date>2015-03-07T00:34:00Z</meta:print-date>
    <meta:editing-cycles>5</meta:editing-cycles>
    <meta:editing-duration>PT6H56M39S</meta:editing-duration>
    <meta:document-statistic meta:table-count="131" meta:image-count="102" meta:object-count="452" meta:page-count="197" meta:paragraph-count="3815" meta:word-count="33715" meta:character-count="217251" meta:non-whitespace-character-count="186750"/>
    <meta:user-defined meta:name="BIBDISP">ref</meta:user-defined>
    <meta:user-defined meta:name="BIBFILE">Masterarbeit_daten\library.bib</meta:user-defined>
    <meta:user-defined meta:name="BIBSTYLE">plain</meta:user-defined>
    <meta:template xlink:type="simple" xlink:actuate="onRequest" xlink:title="" xlink:href="Normal"/>
  </office:meta>
</office:document-meta>
</file>

<file path=Object 1/content.xml><?xml version="1.0" encoding="utf-8"?>
<math xmlns="http://www.w3.org/1998/Math/MathML" display="block">
  <semantics>
    <mrow>
      <mstyle mathvariant="italic">
        <mtext>w</mtext>
      </mstyle>
      <mstyle mathvariant="italic">
        <mtext>x</mtext>
      </mstyle>
      <mi>,</mi>
      <mstyle mathvariant="italic">
        <mtext>y</mtext>
      </mstyle>
    </mrow>
    <annotation encoding="StarMath 5.0">{italic "w" italic "x" ,italic "y"}</annotation>
  </semantics>
</math>
</file>

<file path=Object 10/content.xml><?xml version="1.0" encoding="utf-8"?>
<math xmlns="http://www.w3.org/1998/Math/MathML" display="block">
  <semantics>
    <mrow>
      <mstyle mathvariant="italic">
        <msub>
          <mtext>D</mtext>
          <mstyle mathvariant="italic">
            <mtext>H</mtext>
          </mstyle>
        </msub>
      </mstyle>
      <mo stretchy="false">=</mo>
      <msup>
        <mrow>
          <mo fence="true" stretchy="true">(</mo>
          <mrow>
            <mrow>
              <mstyle mathvariant="italic">
                <mtext>f</mtext>
              </mstyle>
              <mrow>
                <mrow>
                  <mo fence="true" stretchy="true">(</mo>
                  <mrow>
                    <mrow>
                      <mstyle mathvariant="italic">
                        <mtext>x</mtext>
                      </mstyle>
                      <mi>,</mi>
                      <mstyle mathvariant="italic">
                        <mtext>y</mtext>
                      </mstyle>
                      <mi>,</mi>
                      <mstyle mathvariant="italic">
                        <mtext>1</mtext>
                      </mstyle>
                    </mrow>
                  </mrow>
                  <mo fence="true" stretchy="true">)</mo>
                </mrow>
                <mo stretchy="false">−</mo>
                <mstyle mathvariant="italic">
                  <mtext>P</mtext>
                </mstyle>
              </mrow>
              <mstyle mathvariant="italic">
                <msub>
                  <mtext>G</mtext>
                  <mrow>
                    <mstyle mathvariant="italic">
                      <mtext>m</mtext>
                    </mstyle>
                    <mstyle mathvariant="italic">
                      <mtext>e</mtext>
                    </mstyle>
                    <mstyle mathvariant="italic">
                      <mtext>a</mtext>
                    </mstyle>
                    <mstyle mathvariant="italic">
                      <mtext>n</mtext>
                    </mstyle>
                  </mrow>
                </msub>
              </mstyle>
              <mo stretchy="false">(</mo>
              <mstyle mathvariant="italic">
                <mtext>1</mtext>
              </mstyle>
              <mo stretchy="false">)</mo>
            </mrow>
          </mrow>
          <mo fence="true" stretchy="true">)</mo>
        </mrow>
        <mstyle mathvariant="italic">
          <mtext>2</mtext>
        </mstyle>
      </msup>
    </mrow>
    <annotation encoding="StarMath 5.0">{italic "D"_italic "H" =left ( {italic "f" left ( {italic "x" , italic "y" , italic "1"} right )  - italic "P" italic "G"_{italic "m" italic "e" italic "a" italic "n"}  \(  italic "1"  \)} right )^italic "2"}</annotation>
  </semantics>
</math>
</file>

<file path=Object 100/content.xml><?xml version="1.0" encoding="utf-8"?>
<math xmlns="http://www.w3.org/1998/Math/MathML" display="block">
  <semantics>
    <mstyle mathvariant="italic">
      <mtext>m</mtext>
    </mstyle>
    <annotation encoding="StarMath 5.0">italic "m"</annotation>
  </semantics>
</math>
</file>

<file path=Object 101/content.xml><?xml version="1.0" encoding="utf-8"?>
<math xmlns="http://www.w3.org/1998/Math/MathML" display="block">
  <semantics>
    <mstyle mathvariant="italic">
      <mtext>k</mtext>
    </mstyle>
    <annotation encoding="StarMath 5.0">italic "k"</annotation>
  </semantics>
</math>
</file>

<file path=Object 102/content.xml><?xml version="1.0" encoding="utf-8"?>
<math xmlns="http://www.w3.org/1998/Math/MathML" display="block">
  <semantics>
    <mstyle mathvariant="italic">
      <mtext>k</mtext>
    </mstyle>
    <annotation encoding="StarMath 5.0">italic "k"</annotation>
  </semantics>
</math>
</file>

<file path=Object 103/content.xml><?xml version="1.0" encoding="utf-8"?>
<math xmlns="http://www.w3.org/1998/Math/MathML" display="block">
  <semantics>
    <mstyle mathvariant="italic">
      <mtext>m</mtext>
    </mstyle>
    <annotation encoding="StarMath 5.0">italic "m"</annotation>
  </semantics>
</math>
</file>

<file path=Object 104/content.xml><?xml version="1.0" encoding="utf-8"?>
<math xmlns="http://www.w3.org/1998/Math/MathML" display="block">
  <semantics>
    <mrow>
      <mrow>
        <mstyle mathvariant="italic">
          <mtext>X</mtext>
        </mstyle>
        <mo stretchy="false">=</mo>
        <mstyle mathvariant="italic">
          <msub>
            <mtext>x</mtext>
            <mstyle mathvariant="italic">
              <mtext>1</mtext>
            </mstyle>
          </msub>
        </mstyle>
      </mrow>
      <mi>,</mi>
      <mo stretchy="false">…</mo>
      <mi>,</mi>
      <mstyle mathvariant="italic">
        <msub>
          <mtext>x</mtext>
          <mstyle mathvariant="italic">
            <mtext>n</mtext>
          </mstyle>
        </msub>
      </mstyle>
    </mrow>
    <annotation encoding="StarMath 5.0">{italic "X" =italic "x"_italic "1" , dotslow ,italic "x"_italic "n"}</annotation>
  </semantics>
</math>
</file>

<file path=Object 105/content.xml><?xml version="1.0" encoding="utf-8"?>
<math xmlns="http://www.w3.org/1998/Math/MathML" display="block">
  <semantics>
    <mrow>
      <mstyle mathvariant="italic">
        <mtext> </mtext>
      </mstyle>
      <mrow>
        <mstyle mathvariant="italic">
          <mtext>Y</mtext>
        </mstyle>
        <mo stretchy="false">=</mo>
        <mstyle mathvariant="italic">
          <msub>
            <mtext>y</mtext>
            <mstyle mathvariant="italic">
              <mtext>1</mtext>
            </mstyle>
          </msub>
        </mstyle>
      </mrow>
      <mi>,</mi>
      <mo stretchy="false">…</mo>
      <mstyle mathvariant="italic">
        <msub>
          <mtext>y</mtext>
          <mstyle mathvariant="italic">
            <mtext>n</mtext>
          </mstyle>
        </msub>
      </mstyle>
    </mrow>
    <annotation encoding="StarMath 5.0">{italic " " italic "Y" =italic "y"_italic "1" , dotslow italic "y"_italic "n"}</annotation>
  </semantics>
</math>
</file>

<file path=Object 106/content.xml><?xml version="1.0" encoding="utf-8"?>
<math xmlns="http://www.w3.org/1998/Math/MathML" display="block">
  <semantics>
    <mrow>
      <mstyle mathvariant="italic">
        <msub>
          <mtext>X</mtext>
          <mstyle mathvariant="italic">
            <mtext>b</mtext>
          </mstyle>
        </msub>
      </mstyle>
      <mi>,</mi>
      <mstyle mathvariant="italic">
        <mtext> </mtext>
      </mstyle>
      <mstyle mathvariant="italic">
        <msub>
          <mtext>Y</mtext>
          <mstyle mathvariant="italic">
            <mtext>b</mtext>
          </mstyle>
        </msub>
      </mstyle>
    </mrow>
    <annotation encoding="StarMath 5.0">{italic "X"_italic "b" ,italic " " italic "Y"_italic "b"}</annotation>
  </semantics>
</math>
</file>

<file path=Object 107/content.xml><?xml version="1.0" encoding="utf-8"?>
<math xmlns="http://www.w3.org/1998/Math/MathML" display="block">
  <semantics>
    <mstyle mathvariant="italic">
      <msub>
        <mtext>f</mtext>
        <mstyle mathvariant="italic">
          <mtext>b</mtext>
        </mstyle>
      </msub>
    </mstyle>
    <annotation encoding="StarMath 5.0">italic "f"_italic "b"</annotation>
  </semantics>
</math>
</file>

<file path=Object 108/content.xml><?xml version="1.0" encoding="utf-8"?>
<math xmlns="http://www.w3.org/1998/Math/MathML" display="block">
  <semantics>
    <mstyle mathvariant="italic">
      <msub>
        <mtext>X</mtext>
        <mstyle mathvariant="italic">
          <mtext>b</mtext>
        </mstyle>
      </msub>
    </mstyle>
    <annotation encoding="StarMath 5.0">italic "X"_italic "b"</annotation>
  </semantics>
</math>
</file>

<file path=Object 109/content.xml><?xml version="1.0" encoding="utf-8"?>
<math xmlns="http://www.w3.org/1998/Math/MathML" display="block">
  <semantics>
    <msub>
      <mrow>
        <mstyle mathvariant="italic">
          <mtext> </mtext>
        </mstyle>
        <mstyle mathvariant="italic">
          <mtext>Y</mtext>
        </mstyle>
      </mrow>
      <mstyle mathvariant="italic">
        <mtext>b</mtext>
      </mstyle>
    </msub>
    <annotation encoding="StarMath 5.0">{italic " " italic "Y"}_italic "b"</annotation>
  </semantics>
</math>
</file>

<file path=Object 11/content.xml><?xml version="1.0" encoding="utf-8"?>
<math xmlns="http://www.w3.org/1998/Math/MathML" display="block">
  <semantics>
    <mrow>
      <mstyle mathvariant="italic">
        <msub>
          <mtext>D</mtext>
          <mstyle mathvariant="italic">
            <mtext>S</mtext>
          </mstyle>
        </msub>
      </mstyle>
      <mo stretchy="false">=</mo>
      <msup>
        <mrow>
          <mo fence="true" stretchy="true">(</mo>
          <mrow>
            <mrow>
              <mstyle mathvariant="italic">
                <mtext>f</mtext>
              </mstyle>
              <mrow>
                <mrow>
                  <mo fence="true" stretchy="true">(</mo>
                  <mrow>
                    <mrow>
                      <mstyle mathvariant="italic">
                        <mtext>x</mtext>
                      </mstyle>
                      <mi>,</mi>
                      <mstyle mathvariant="italic">
                        <mtext>y</mtext>
                      </mstyle>
                      <mi>,</mi>
                      <mstyle mathvariant="italic">
                        <mtext>2</mtext>
                      </mstyle>
                    </mrow>
                  </mrow>
                  <mo fence="true" stretchy="true">)</mo>
                </mrow>
                <mo stretchy="false">−</mo>
                <mstyle mathvariant="italic">
                  <mtext>P</mtext>
                </mstyle>
              </mrow>
              <mstyle mathvariant="italic">
                <msub>
                  <mtext>G</mtext>
                  <mrow>
                    <mstyle mathvariant="italic">
                      <mtext>m</mtext>
                    </mstyle>
                    <mstyle mathvariant="italic">
                      <mtext>e</mtext>
                    </mstyle>
                    <mstyle mathvariant="italic">
                      <mtext>a</mtext>
                    </mstyle>
                    <mstyle mathvariant="italic">
                      <mtext>n</mtext>
                    </mstyle>
                  </mrow>
                </msub>
              </mstyle>
              <mo stretchy="false">(</mo>
              <mstyle mathvariant="italic">
                <mtext>2</mtext>
              </mstyle>
              <mo stretchy="false">)</mo>
            </mrow>
          </mrow>
          <mo fence="true" stretchy="true">)</mo>
        </mrow>
        <mstyle mathvariant="italic">
          <mtext>2</mtext>
        </mstyle>
      </msup>
    </mrow>
    <annotation encoding="StarMath 5.0">{italic "D"_italic "S" =left ( {italic "f" left ( {italic "x" , italic "y" , italic "2"} right )  - italic "P" italic "G"_{italic "m" italic "e" italic "a" italic "n"}  \(  italic "2"  \)} right )^italic "2"}</annotation>
  </semantics>
</math>
</file>

<file path=Object 110/content.xml><?xml version="1.0" encoding="utf-8"?>
<math xmlns="http://www.w3.org/1998/Math/MathML" display="block">
  <semantics>
    <msqrt>
      <mstyle mathvariant="italic">
        <mtext>p</mtext>
      </mstyle>
    </msqrt>
    <annotation encoding="StarMath 5.0">sqrt italic "p"</annotation>
  </semantics>
</math>
</file>

<file path=Object 111/content.xml><?xml version="1.0" encoding="utf-8"?>
<math xmlns="http://www.w3.org/1998/Math/MathML" display="block">
  <semantics>
    <mstyle mathvariant="italic">
      <mtext>B</mtext>
    </mstyle>
    <annotation encoding="StarMath 5.0">italic "B"</annotation>
  </semantics>
</math>
</file>

<file path=Object 112/content.xml><?xml version="1.0" encoding="utf-8"?>
<math xmlns="http://www.w3.org/1998/Math/MathML" display="block">
  <semantics>
    <mover accent="true">
      <mstyle mathvariant="italic">
        <msub>
          <mtext>f</mtext>
          <mstyle mathvariant="italic">
            <mtext>b</mtext>
          </mstyle>
        </msub>
      </mstyle>
      <mo stretchy="true">^</mo>
    </mover>
    <annotation encoding="StarMath 5.0">{ widehat italic "f"_italic "b"}</annotation>
  </semantics>
</math>
</file>

<file path=Object 113/content.xml><?xml version="1.0" encoding="utf-8"?>
<math xmlns="http://www.w3.org/1998/Math/MathML" display="block">
  <semantics>
    <mrow>
      <mrow>
        <mover accent="true">
          <mstyle mathvariant="italic">
            <mtext>f</mtext>
          </mstyle>
          <mo stretchy="true">^</mo>
        </mover>
        <mo stretchy="false">=</mo>
        <mfrac>
          <mstyle mathvariant="italic">
            <mtext>1</mtext>
          </mstyle>
          <mstyle mathvariant="italic">
            <mtext>B</mtext>
          </mstyle>
        </mfrac>
      </mrow>
      <mrow>
        <munderover>
          <mo stretchy="false">∑</mo>
          <mrow>
            <mstyle mathvariant="italic">
              <mtext>b</mtext>
            </mstyle>
            <mo stretchy="false">=</mo>
            <mstyle mathvariant="italic">
              <mtext>1</mtext>
            </mstyle>
          </mrow>
          <mstyle mathvariant="italic">
            <mtext>B</mtext>
          </mstyle>
        </munderover>
        <mrow>
          <mover accent="true">
            <mstyle mathvariant="italic">
              <msub>
                <mtext>f</mtext>
                <mstyle mathvariant="italic">
                  <mtext>b</mtext>
                </mstyle>
              </msub>
            </mstyle>
            <mo stretchy="true">^</mo>
          </mover>
          <mo stretchy="false">(</mo>
          <mstyle mathvariant="italic">
            <mtext>x</mtext>
          </mstyle>
          <mo stretchy="false">)</mo>
        </mrow>
      </mrow>
    </mrow>
    <annotation encoding="StarMath 5.0">{{ widehat italic "f"} =italic "1" over italic "B" { sum csub {italic "b" = italic "1"} csup italic "B" {{ widehat italic "f"_italic "b"}  \(  italic "x"  \)}}}</annotation>
  </semantics>
</math>
</file>

<file path=Object 114/content.xml><?xml version="1.0" encoding="utf-8"?>
<math xmlns="http://www.w3.org/1998/Math/MathML" display="block">
  <semantics>
    <mstyle mathvariant="italic">
      <mtext>k</mtext>
    </mstyle>
    <annotation encoding="StarMath 5.0">italic "k"</annotation>
  </semantics>
</math>
</file>

<file path=Object 115/content.xml><?xml version="1.0" encoding="utf-8"?>
<math xmlns="http://www.w3.org/1998/Math/MathML" display="block">
  <semantics>
    <mrow>
      <mstyle mathvariant="italic">
        <msub>
          <mtext>X</mtext>
          <mstyle mathvariant="italic">
            <mtext>b</mtext>
          </mstyle>
        </msub>
      </mstyle>
      <mi>,</mi>
      <mstyle mathvariant="italic">
        <mtext> </mtext>
      </mstyle>
      <mstyle mathvariant="italic">
        <msub>
          <mtext>Y</mtext>
          <mstyle mathvariant="italic">
            <mtext>b</mtext>
          </mstyle>
        </msub>
      </mstyle>
    </mrow>
    <annotation encoding="StarMath 5.0">{italic "X"_italic "b" ,italic " " italic "Y"_italic "b"}</annotation>
  </semantics>
</math>
</file>

<file path=Object 116/content.xml><?xml version="1.0" encoding="utf-8"?>
<math xmlns="http://www.w3.org/1998/Math/MathML" display="block">
  <semantics>
    <mstyle mathvariant="italic">
      <mtext>k</mtext>
    </mstyle>
    <annotation encoding="StarMath 5.0">italic "k"</annotation>
  </semantics>
</math>
</file>

<file path=Object 117/content.xml><?xml version="1.0" encoding="utf-8"?>
<math xmlns="http://www.w3.org/1998/Math/MathML" display="block">
  <semantics>
    <mstyle mathvariant="italic">
      <mtext>k</mtext>
    </mstyle>
    <annotation encoding="StarMath 5.0">italic "k"</annotation>
  </semantics>
</math>
</file>

<file path=Object 118/content.xml><?xml version="1.0" encoding="utf-8"?>
<math xmlns="http://www.w3.org/1998/Math/MathML" display="block">
  <semantics>
    <mstyle mathvariant="italic">
      <mtext>j</mtext>
    </mstyle>
    <annotation encoding="StarMath 5.0">italic "j"</annotation>
  </semantics>
</math>
</file>

<file path=Object 119/content.xml><?xml version="1.0" encoding="utf-8"?>
<math xmlns="http://www.w3.org/1998/Math/MathML" display="block">
  <semantics>
    <mstyle mathvariant="italic">
      <mtext>n</mtext>
    </mstyle>
    <annotation encoding="StarMath 5.0">italic "n"</annotation>
  </semantics>
</math>
</file>

<file path=Object 12/content.xml><?xml version="1.0" encoding="utf-8"?>
<math xmlns="http://www.w3.org/1998/Math/MathML" display="block">
  <semantics>
    <mrow>
      <mstyle mathvariant="italic">
        <msub>
          <mtext>D</mtext>
          <mstyle mathvariant="italic">
            <mtext>V</mtext>
          </mstyle>
        </msub>
      </mstyle>
      <mo stretchy="false">=</mo>
      <msup>
        <mrow>
          <mo fence="true" stretchy="true">(</mo>
          <mrow>
            <mrow>
              <mstyle mathvariant="italic">
                <mtext>f</mtext>
              </mstyle>
              <mrow>
                <mrow>
                  <mo fence="true" stretchy="true">(</mo>
                  <mrow>
                    <mrow>
                      <mstyle mathvariant="italic">
                        <mtext>x</mtext>
                      </mstyle>
                      <mi>,</mi>
                      <mstyle mathvariant="italic">
                        <mtext>y</mtext>
                      </mstyle>
                      <mi>,</mi>
                      <mstyle mathvariant="italic">
                        <mtext>3</mtext>
                      </mstyle>
                    </mrow>
                  </mrow>
                  <mo fence="true" stretchy="true">)</mo>
                </mrow>
                <mo stretchy="false">−</mo>
                <mstyle mathvariant="italic">
                  <mtext>P</mtext>
                </mstyle>
              </mrow>
              <mstyle mathvariant="italic">
                <msub>
                  <mtext>G</mtext>
                  <mrow>
                    <mstyle mathvariant="italic">
                      <mtext>m</mtext>
                    </mstyle>
                    <mstyle mathvariant="italic">
                      <mtext>e</mtext>
                    </mstyle>
                    <mstyle mathvariant="italic">
                      <mtext>a</mtext>
                    </mstyle>
                    <mstyle mathvariant="italic">
                      <mtext>n</mtext>
                    </mstyle>
                  </mrow>
                </msub>
              </mstyle>
              <mo stretchy="false">(</mo>
              <mstyle mathvariant="italic">
                <mtext>3</mtext>
              </mstyle>
              <mo stretchy="false">)</mo>
            </mrow>
          </mrow>
          <mo fence="true" stretchy="true">)</mo>
        </mrow>
        <mstyle mathvariant="italic">
          <mtext>2</mtext>
        </mstyle>
      </msup>
    </mrow>
    <annotation encoding="StarMath 5.0">{italic "D"_italic "V" =left ( {italic "f" left ( {italic "x" , italic "y" , italic "3"} right )  - italic "P" italic "G"_{italic "m" italic "e" italic "a" italic "n"}  \(  italic "3"  \)} right )^italic "2"}</annotation>
  </semantics>
</math>
</file>

<file path=Object 120/content.xml><?xml version="1.0" encoding="utf-8"?>
<math xmlns="http://www.w3.org/1998/Math/MathML" display="block">
  <semantics>
    <mstyle mathvariant="italic">
      <mtext>j</mtext>
    </mstyle>
    <annotation encoding="StarMath 5.0">italic "j"</annotation>
  </semantics>
</math>
</file>

<file path=Object 121/content.xml><?xml version="1.0" encoding="utf-8"?>
<math xmlns="http://www.w3.org/1998/Math/MathML" display="block">
  <semantics>
    <mstyle mathvariant="italic">
      <mtext>n</mtext>
    </mstyle>
    <annotation encoding="StarMath 5.0">italic "n"</annotation>
  </semantics>
</math>
</file>

<file path=Object 122/content.xml><?xml version="1.0" encoding="utf-8"?>
<math xmlns="http://www.w3.org/1998/Math/MathML" display="block">
  <semantics>
    <mrow>
      <mrow>
        <mo fence="true" stretchy="true">(</mo>
        <mrow>
          <mrow>
            <mstyle mathvariant="italic">
              <msub>
                <mtext>x</mtext>
                <mstyle mathvariant="italic">
                  <mtext>i</mtext>
                </mstyle>
              </msub>
            </mstyle>
            <mi>,</mi>
            <mstyle mathvariant="italic">
              <msub>
                <mtext>y</mtext>
                <mstyle mathvariant="italic">
                  <mtext>i</mtext>
                </mstyle>
              </msub>
            </mstyle>
          </mrow>
        </mrow>
        <mo fence="true" stretchy="true">)</mo>
      </mrow>
      <mi>,</mi>
      <mstyle mathvariant="italic">
        <mtext> </mtext>
      </mstyle>
      <mrow>
        <mstyle mathvariant="italic">
          <mtext>i</mtext>
        </mstyle>
        <mo stretchy="false">=</mo>
        <mstyle mathvariant="italic">
          <mtext>1</mtext>
        </mstyle>
      </mrow>
      <mi>,</mi>
      <mo stretchy="false">…</mo>
      <mi>,</mi>
      <mstyle mathvariant="italic">
        <mtext>l</mtext>
      </mstyle>
      <mi>,</mi>
      <mstyle mathvariant="italic">
        <mtext> </mtext>
      </mstyle>
      <mstyle mathvariant="italic">
        <msub>
          <mtext>y</mtext>
          <mstyle mathvariant="italic">
            <mtext>i</mtext>
          </mstyle>
        </msub>
      </mstyle>
      <mi>∊</mi>
      <mrow>
        <mo fence="true" stretchy="true">(</mo>
        <mrow>
          <mrow>
            <mo stretchy="false">−</mo>
            <mstyle mathvariant="italic">
              <mtext>1,1</mtext>
            </mstyle>
          </mrow>
        </mrow>
        <mo fence="true" stretchy="true">)</mo>
      </mrow>
      <mi>,</mi>
      <mstyle mathvariant="italic">
        <mtext> </mtext>
      </mstyle>
      <mstyle mathvariant="italic">
        <msub>
          <mtext>x</mtext>
          <mstyle mathvariant="italic">
            <mtext>i</mtext>
          </mstyle>
        </msub>
      </mstyle>
      <mi>∊</mi>
      <mstyle mathvariant="italic">
        <msup>
          <mtext>R</mtext>
          <mstyle mathvariant="italic">
            <mtext>d</mtext>
          </mstyle>
        </msup>
      </mstyle>
    </mrow>
    <annotation encoding="StarMath 5.0">{left ( {italic "x"_italic "i" , italic "y"_italic "i"} right )  ,italic " " italic "i" =italic "1" , dotslow ,italic "l" ,italic " " italic "y"_italic "i" ∊left ( {-italic "1,1"} right )  ,italic " " italic "x"_italic "i" ∊italic "R"^italic "d"}</annotation>
  </semantics>
</math>
</file>

<file path=Object 123/content.xml><?xml version="1.0" encoding="utf-8"?>
<math xmlns="http://www.w3.org/1998/Math/MathML" display="block">
  <semantics>
    <mstyle mathvariant="italic">
      <mtext>x</mtext>
    </mstyle>
    <annotation encoding="StarMath 5.0">italic "x"</annotation>
  </semantics>
</math>
</file>

<file path=Object 124/content.xml><?xml version="1.0" encoding="utf-8"?>
<math xmlns="http://www.w3.org/1998/Math/MathML" display="block">
  <semantics>
    <mrow>
      <mstyle mathvariant="italic">
        <mtext>w</mtext>
      </mstyle>
      <mi>·</mi>
      <mrow>
        <mrow>
          <mstyle mathvariant="italic">
            <mtext>x</mtext>
          </mstyle>
          <mo stretchy="false">+</mo>
          <mstyle mathvariant="italic">
            <mtext>b</mtext>
          </mstyle>
        </mrow>
        <mo stretchy="false">=</mo>
        <mstyle mathvariant="italic">
          <mtext>0</mtext>
        </mstyle>
      </mrow>
    </mrow>
    <annotation encoding="StarMath 5.0">{italic "w" ·italic "x" +italic "b" =italic "0"}</annotation>
  </semantics>
</math>
</file>

<file path=Object 125/content.xml><?xml version="1.0" encoding="utf-8"?>
<math xmlns="http://www.w3.org/1998/Math/MathML" display="block">
  <semantics>
    <mstyle mathvariant="italic">
      <mtext>w</mtext>
    </mstyle>
    <annotation encoding="StarMath 5.0">italic "w"</annotation>
  </semantics>
</math>
</file>

<file path=Object 126/content.xml><?xml version="1.0" encoding="utf-8"?>
<math xmlns="http://www.w3.org/1998/Math/MathML" display="block">
  <semantics>
    <mrow>
      <mo stretchy="false">|</mo>
      <mrow>
        <mo fence="true" stretchy="true">(</mo>
        <mrow>
          <mstyle mathvariant="italic">
            <mtext>w</mtext>
          </mstyle>
        </mrow>
        <mo fence="true" stretchy="true">)</mo>
      </mrow>
      <mo stretchy="false">|</mo>
    </mrow>
    <annotation encoding="StarMath 5.0">{ \lline left ( italic "w" right )   \lline}</annotation>
  </semantics>
</math>
</file>

<file path=Object 127/content.xml><?xml version="1.0" encoding="utf-8"?>
<math xmlns="http://www.w3.org/1998/Math/MathML" display="block">
  <semantics>
    <mstyle mathvariant="italic">
      <mtext>w</mtext>
    </mstyle>
    <annotation encoding="StarMath 5.0">italic "w"</annotation>
  </semantics>
</math>
</file>

<file path=Object 128/content.xml><?xml version="1.0" encoding="utf-8"?>
<math xmlns="http://www.w3.org/1998/Math/MathML" display="block">
  <semantics>
    <mrow>
      <mstyle mathvariant="italic">
        <msub>
          <mtext>x</mtext>
          <mstyle mathvariant="italic">
            <mtext>i</mtext>
          </mstyle>
        </msub>
      </mstyle>
      <mi>·</mi>
      <mrow>
        <mrow>
          <mstyle mathvariant="italic">
            <mtext>w</mtext>
          </mstyle>
          <mo stretchy="false">+</mo>
          <mstyle mathvariant="italic">
            <mtext>b</mtext>
          </mstyle>
        </mrow>
        <mo stretchy="false">≥</mo>
        <mrow>
          <mo stretchy="false">+</mo>
          <mstyle mathvariant="italic">
            <mtext>1</mtext>
          </mstyle>
        </mrow>
      </mrow>
      <mstyle mathvariant="italic">
        <mtext> </mtext>
      </mstyle>
      <mstyle mathvariant="italic">
        <mtext>f</mtext>
      </mstyle>
      <mstyle mathvariant="italic">
        <mtext>o</mtext>
      </mstyle>
      <mstyle mathvariant="italic">
        <mtext>r</mtext>
      </mstyle>
      <mstyle mathvariant="italic">
        <mtext> </mtext>
      </mstyle>
      <mrow>
        <mstyle mathvariant="italic">
          <msub>
            <mtext>y</mtext>
            <mstyle mathvariant="italic">
              <mtext>i</mtext>
            </mstyle>
          </msub>
        </mstyle>
        <mo stretchy="false">=</mo>
        <mrow>
          <mo stretchy="false">+</mo>
          <mstyle mathvariant="italic">
            <mtext>1</mtext>
          </mstyle>
        </mrow>
      </mrow>
    </mrow>
    <annotation encoding="StarMath 5.0">{italic "x"_italic "i" ·italic "w" +italic "b"  &gt;= +italic "1" italic " " italic "f" italic "o" italic "r" italic " " italic "y"_italic "i" =+italic "1"}</annotation>
  </semantics>
</math>
</file>

<file path=Object 129/content.xml><?xml version="1.0" encoding="utf-8"?>
<math xmlns="http://www.w3.org/1998/Math/MathML" display="block">
  <semantics>
    <mrow>
      <mstyle mathvariant="italic">
        <msub>
          <mtext>x</mtext>
          <mstyle mathvariant="italic">
            <mtext>i</mtext>
          </mstyle>
        </msub>
      </mstyle>
      <mi>·</mi>
      <mrow>
        <mrow>
          <mstyle mathvariant="italic">
            <mtext>w</mtext>
          </mstyle>
          <mo stretchy="false">+</mo>
          <mstyle mathvariant="italic">
            <mtext>b</mtext>
          </mstyle>
        </mrow>
        <mo stretchy="false">≤</mo>
        <mrow>
          <mo stretchy="false">−</mo>
          <mstyle mathvariant="italic">
            <mtext>1</mtext>
          </mstyle>
        </mrow>
      </mrow>
      <mstyle mathvariant="italic">
        <mtext> </mtext>
      </mstyle>
      <mstyle mathvariant="italic">
        <mtext>f</mtext>
      </mstyle>
      <mstyle mathvariant="italic">
        <mtext>o</mtext>
      </mstyle>
      <mstyle mathvariant="italic">
        <mtext>r</mtext>
      </mstyle>
      <mstyle mathvariant="italic">
        <mtext> </mtext>
      </mstyle>
      <mrow>
        <mstyle mathvariant="italic">
          <msub>
            <mtext>y</mtext>
            <mstyle mathvariant="italic">
              <mtext>i</mtext>
            </mstyle>
          </msub>
        </mstyle>
        <mo stretchy="false">=</mo>
        <mrow>
          <mo stretchy="false">−</mo>
          <mstyle mathvariant="italic">
            <mtext>1</mtext>
          </mstyle>
        </mrow>
      </mrow>
    </mrow>
    <annotation encoding="StarMath 5.0">{italic "x"_italic "i" ·italic "w" +italic "b"  &lt;= -italic "1" italic " " italic "f" italic "o" italic "r" italic " " italic "y"_italic "i" =-italic "1"}</annotation>
  </semantics>
</math>
</file>

<file path=Object 13/content.xml><?xml version="1.0" encoding="utf-8"?>
<math xmlns="http://www.w3.org/1998/Math/MathML" display="block">
  <semantics>
    <mrow>
      <mstyle mathvariant="italic">
        <mtext>P</mtext>
      </mstyle>
      <mstyle mathvariant="italic">
        <msub>
          <mtext>G</mtext>
          <mrow>
            <mstyle mathvariant="italic">
              <mtext>m</mtext>
            </mstyle>
            <mstyle mathvariant="italic">
              <mtext>e</mtext>
            </mstyle>
            <mstyle mathvariant="italic">
              <mtext>a</mtext>
            </mstyle>
            <mstyle mathvariant="italic">
              <mtext>n</mtext>
            </mstyle>
          </mrow>
        </msub>
      </mstyle>
      <mo stretchy="false">(</mo>
      <mstyle mathvariant="italic">
        <mtext>1</mtext>
      </mstyle>
      <mrow>
        <mo stretchy="false">)</mo>
        <mo stretchy="false">=</mo>
        <mfrac>
          <mstyle mathvariant="italic">
            <mtext>1</mtext>
          </mstyle>
          <mrow>
            <mrow/>
            <mstyle mathvariant="italic">
              <mtext>P</mtext>
            </mstyle>
            <mstyle mathvariant="italic">
              <mtext>G</mtext>
            </mstyle>
          </mrow>
        </mfrac>
      </mrow>
      <mrow>
        <munder>
          <mo stretchy="false">∑</mo>
          <mstyle mathvariant="italic">
            <mtext>i</mtext>
          </mstyle>
        </munder>
        <mrow>
          <mstyle mathvariant="italic">
            <mtext>f</mtext>
          </mstyle>
          <mo stretchy="false">(</mo>
          <mstyle mathvariant="italic">
            <mtext>P</mtext>
          </mstyle>
          <mstyle mathvariant="italic">
            <mtext>G</mtext>
          </mstyle>
          <mrow>
            <mo fence="true" stretchy="true">(</mo>
            <mrow>
              <mstyle mathvariant="italic">
                <mtext>i</mtext>
              </mstyle>
            </mrow>
            <mo fence="true" stretchy="true">)</mo>
          </mrow>
          <mi>,</mi>
          <mstyle mathvariant="italic">
            <mtext>1</mtext>
          </mstyle>
          <mo stretchy="false">)</mo>
        </mrow>
      </mrow>
    </mrow>
    <annotation encoding="StarMath 5.0">{italic "P" italic "G"_{italic "m" italic "e" italic "a" italic "n"}  \( italic "1"  \) =italic "1" over {# italic "P" italic "G"} { sum csub italic "i" {italic "f"  \(  italic "P" italic "G" left ( italic "i" right )  , italic "1"  \)}}}</annotation>
  </semantics>
</math>
</file>

<file path=Object 130/content.xml><?xml version="1.0" encoding="utf-8"?>
<math xmlns="http://www.w3.org/1998/Math/MathML" display="block">
  <semantics>
    <mrow>
      <mstyle mathvariant="italic">
        <msub>
          <mtext>y</mtext>
          <mstyle mathvariant="italic">
            <mtext>i</mtext>
          </mstyle>
        </msub>
      </mstyle>
      <mrow>
        <mrow>
          <mrow>
            <mo fence="true" stretchy="true">(</mo>
            <mrow>
              <mrow>
                <mstyle mathvariant="italic">
                  <msub>
                    <mtext>x</mtext>
                    <mstyle mathvariant="italic">
                      <mtext>i</mtext>
                    </mstyle>
                  </msub>
                </mstyle>
                <mi>·</mi>
                <mrow>
                  <mstyle mathvariant="italic">
                    <mtext>w</mtext>
                  </mstyle>
                  <mo stretchy="false">+</mo>
                  <mstyle mathvariant="italic">
                    <mtext>b</mtext>
                  </mstyle>
                </mrow>
              </mrow>
            </mrow>
            <mo fence="true" stretchy="true">)</mo>
          </mrow>
          <mo stretchy="false">−</mo>
          <mstyle mathvariant="italic">
            <mtext>1</mtext>
          </mstyle>
        </mrow>
        <mo stretchy="false">≥</mo>
        <mstyle mathvariant="italic">
          <mtext>0</mtext>
        </mstyle>
      </mrow>
      <mstyle mathvariant="italic">
        <mtext> </mtext>
      </mstyle>
      <mo stretchy="false">∀</mo>
      <mstyle mathvariant="italic">
        <mtext>i</mtext>
      </mstyle>
      <mstyle mathvariant="italic">
        <mtext> </mtext>
      </mstyle>
      <mstyle mathvariant="italic">
        <mtext> </mtext>
      </mstyle>
    </mrow>
    <annotation encoding="StarMath 5.0">{italic "y"_italic "i" left ( {italic "x"_italic "i" · italic "w" + italic "b"} right )  -italic "1"  &gt;= italic "0" italic " "  forall italic "i" italic " " italic " "}</annotation>
  </semantics>
</math>
</file>

<file path=Object 131/content.xml><?xml version="1.0" encoding="utf-8"?>
<math xmlns="http://www.w3.org/1998/Math/MathML" display="block">
  <semantics>
    <mrow>
      <mstyle mathvariant="italic">
        <msub>
          <mtext>H</mtext>
          <mstyle mathvariant="italic">
            <mtext>1</mtext>
          </mstyle>
        </msub>
      </mstyle>
      <mi mathvariant="normal">:</mi>
      <mstyle mathvariant="italic">
        <msub>
          <mtext>x</mtext>
          <mstyle mathvariant="italic">
            <mtext>i</mtext>
          </mstyle>
        </msub>
      </mstyle>
      <mi>·</mi>
      <mrow>
        <mrow>
          <mstyle mathvariant="italic">
            <mtext>w</mtext>
          </mstyle>
          <mo stretchy="false">+</mo>
          <mstyle mathvariant="italic">
            <mtext>b</mtext>
          </mstyle>
        </mrow>
        <mo stretchy="false">=</mo>
        <mstyle mathvariant="italic">
          <mtext>1</mtext>
        </mstyle>
      </mrow>
    </mrow>
    <annotation encoding="StarMath 5.0">{italic "H"_italic "1" :italic "x"_italic "i" ·italic "w" +italic "b" =italic "1"}</annotation>
  </semantics>
</math>
</file>

<file path=Object 132/content.xml><?xml version="1.0" encoding="utf-8"?>
<math xmlns="http://www.w3.org/1998/Math/MathML" display="block">
  <semantics>
    <mrow>
      <mstyle mathvariant="italic">
        <msub>
          <mtext>H</mtext>
          <mstyle mathvariant="italic">
            <mtext>2</mtext>
          </mstyle>
        </msub>
      </mstyle>
      <mi mathvariant="normal">:</mi>
      <mstyle mathvariant="italic">
        <msub>
          <mtext>x</mtext>
          <mstyle mathvariant="italic">
            <mtext>i</mtext>
          </mstyle>
        </msub>
      </mstyle>
      <mi>·</mi>
      <mrow>
        <mrow>
          <mstyle mathvariant="italic">
            <mtext>w</mtext>
          </mstyle>
          <mo stretchy="false">+</mo>
          <mstyle mathvariant="italic">
            <mtext>b</mtext>
          </mstyle>
        </mrow>
        <mo stretchy="false">=</mo>
        <mrow>
          <mo stretchy="false">−</mo>
          <mstyle mathvariant="italic">
            <mtext>1</mtext>
          </mstyle>
        </mrow>
      </mrow>
    </mrow>
    <annotation encoding="StarMath 5.0">{italic "H"_italic "2" :italic "x"_italic "i" ·italic "w" +italic "b" =-italic "1"}</annotation>
  </semantics>
</math>
</file>

<file path=Object 133/content.xml><?xml version="1.0" encoding="utf-8"?>
<math xmlns="http://www.w3.org/1998/Math/MathML" display="block">
  <semantics>
    <mstyle mathvariant="italic">
      <msub>
        <mtext>H</mtext>
        <mstyle mathvariant="italic">
          <mtext>1</mtext>
        </mstyle>
      </msub>
    </mstyle>
    <annotation encoding="StarMath 5.0">italic "H"_italic "1"</annotation>
  </semantics>
</math>
</file>

<file path=Object 134/content.xml><?xml version="1.0" encoding="utf-8"?>
<math xmlns="http://www.w3.org/1998/Math/MathML" display="block">
  <semantics>
    <mstyle mathvariant="italic">
      <msub>
        <mtext>H</mtext>
        <mstyle mathvariant="italic">
          <mtext>2</mtext>
        </mstyle>
      </msub>
    </mstyle>
    <annotation encoding="StarMath 5.0">italic "H"_italic "2"</annotation>
  </semantics>
</math>
</file>

<file path=Object 135/content.xml><?xml version="1.0" encoding="utf-8"?>
<math xmlns="http://www.w3.org/1998/Math/MathML" display="block">
  <semantics>
    <mrow>
      <mo fence="true" stretchy="true">(</mo>
      <mrow>
        <mstyle mathvariant="italic">
          <mtext>w</mtext>
        </mstyle>
      </mrow>
      <mo fence="true" stretchy="true">)</mo>
    </mrow>
    <annotation encoding="StarMath 5.0">left ( italic "w" right )</annotation>
  </semantics>
</math>
</file>

<file path=Object 136/content.xml><?xml version="1.0" encoding="utf-8"?>
<math xmlns="http://www.w3.org/1998/Math/MathML" display="block">
  <semantics>
    <mstyle mathvariant="italic">
      <mtext>α</mtext>
    </mstyle>
    <annotation encoding="StarMath 5.0">italic "α"</annotation>
  </semantics>
</math>
</file>

<file path=Object 137/content.xml><?xml version="1.0" encoding="utf-8"?>
<math xmlns="http://www.w3.org/1998/Math/MathML" display="block">
  <semantics>
    <mrow>
      <mrow>
        <mstyle mathvariant="italic">
          <msub>
            <mtext>L</mtext>
            <mstyle mathvariant="italic">
              <mtext>P</mtext>
            </mstyle>
          </msub>
        </mstyle>
        <mo stretchy="false">=</mo>
        <mfrac>
          <mstyle mathvariant="italic">
            <mtext>1</mtext>
          </mstyle>
          <mstyle mathvariant="italic">
            <mtext>2</mtext>
          </mstyle>
        </mfrac>
      </mrow>
      <mrow>
        <msup>
          <mrow>
            <mrow>
              <mo fence="true" stretchy="true">(</mo>
              <mrow>
                <mstyle mathvariant="italic">
                  <mtext>w</mtext>
                </mstyle>
              </mrow>
              <mo fence="true" stretchy="true">)</mo>
            </mrow>
            <mstyle mathvariant="italic">
              <mtext> </mtext>
            </mstyle>
          </mrow>
          <mstyle mathvariant="italic">
            <mtext>2</mtext>
          </mstyle>
        </msup>
        <mo stretchy="false">−</mo>
        <mrow>
          <munderover>
            <mo stretchy="false">∑</mo>
            <mrow>
              <mstyle mathvariant="italic">
                <mtext>i</mtext>
              </mstyle>
              <mo stretchy="false">=</mo>
              <mstyle mathvariant="italic">
                <mtext>1</mtext>
              </mstyle>
            </mrow>
            <mstyle mathvariant="italic">
              <mtext>l</mtext>
            </mstyle>
          </munderover>
          <mrow>
            <mstyle mathvariant="italic">
              <msub>
                <mtext>α</mtext>
                <mstyle mathvariant="italic">
                  <mtext>i</mtext>
                </mstyle>
              </msub>
            </mstyle>
            <mstyle mathvariant="italic">
              <msub>
                <mtext>y</mtext>
                <mstyle mathvariant="italic">
                  <mtext>i</mtext>
                </mstyle>
              </msub>
            </mstyle>
            <mrow>
              <mrow>
                <mo fence="true" stretchy="true">(</mo>
                <mrow>
                  <mrow>
                    <mstyle mathvariant="italic">
                      <msub>
                        <mtext>x</mtext>
                        <mstyle mathvariant="italic">
                          <mtext>i</mtext>
                        </mstyle>
                      </msub>
                    </mstyle>
                    <mi>·</mi>
                    <mrow>
                      <mstyle mathvariant="italic">
                        <mtext>w</mtext>
                      </mstyle>
                      <mo stretchy="false">+</mo>
                      <mstyle mathvariant="italic">
                        <mtext>b</mtext>
                      </mstyle>
                    </mrow>
                  </mrow>
                </mrow>
                <mo fence="true" stretchy="true">)</mo>
              </mrow>
              <mo stretchy="false">+</mo>
              <mrow>
                <munderover>
                  <mo stretchy="false">∑</mo>
                  <mrow>
                    <mstyle mathvariant="italic">
                      <mtext>i</mtext>
                    </mstyle>
                    <mo stretchy="false">=</mo>
                    <mstyle mathvariant="italic">
                      <mtext>1</mtext>
                    </mstyle>
                  </mrow>
                  <mstyle mathvariant="italic">
                    <mtext>l</mtext>
                  </mstyle>
                </munderover>
                <mstyle mathvariant="italic">
                  <msub>
                    <mtext>α</mtext>
                    <mstyle mathvariant="italic">
                      <mtext>i</mtext>
                    </mstyle>
                  </msub>
                </mstyle>
              </mrow>
            </mrow>
          </mrow>
        </mrow>
      </mrow>
    </mrow>
    <annotation encoding="StarMath 5.0">{italic "L"_italic "P" =italic "1" over italic "2" {left ( italic "w" right )  italic " "}^italic "2" -{ sum csub {italic "i" = italic "1"} csup italic "l" {italic "α"_italic "i" italic "y"_italic "i" left ( {italic "x"_italic "i" · italic "w" + italic "b"} right )  + { sum csub {italic "i" = italic "1"} csup italic "l" italic "α"_italic "i"}}}}</annotation>
  </semantics>
</math>
</file>

<file path=Object 138/content.xml><?xml version="1.0" encoding="utf-8"?>
<math xmlns="http://www.w3.org/1998/Math/MathML" display="block">
  <semantics>
    <mstyle mathvariant="italic">
      <msub>
        <mtext>L</mtext>
        <mstyle mathvariant="italic">
          <mtext>p</mtext>
        </mstyle>
      </msub>
    </mstyle>
    <annotation encoding="StarMath 5.0">italic "L"_italic "p"</annotation>
  </semantics>
</math>
</file>

<file path=Object 139/content.xml><?xml version="1.0" encoding="utf-8"?>
<math xmlns="http://www.w3.org/1998/Math/MathML" display="block">
  <semantics>
    <mrow>
      <mstyle mathvariant="italic">
        <mtext> </mtext>
      </mstyle>
      <mstyle mathvariant="italic">
        <mtext>w</mtext>
      </mstyle>
    </mrow>
    <annotation encoding="StarMath 5.0">{italic " " italic "w"}</annotation>
  </semantics>
</math>
</file>

<file path=Object 14/content.xml><?xml version="1.0" encoding="utf-8"?>
<math xmlns="http://www.w3.org/1998/Math/MathML" display="block">
  <semantics>
    <mrow>
      <mstyle mathvariant="italic">
        <mtext>P</mtext>
      </mstyle>
      <mstyle mathvariant="italic">
        <msub>
          <mtext>G</mtext>
          <mrow>
            <mstyle mathvariant="italic">
              <mtext>m</mtext>
            </mstyle>
            <mstyle mathvariant="italic">
              <mtext>e</mtext>
            </mstyle>
            <mstyle mathvariant="italic">
              <mtext>a</mtext>
            </mstyle>
            <mstyle mathvariant="italic">
              <mtext>n</mtext>
            </mstyle>
          </mrow>
        </msub>
      </mstyle>
      <mo stretchy="false">(</mo>
      <mstyle mathvariant="italic">
        <mtext>2</mtext>
      </mstyle>
      <mrow>
        <mo stretchy="false">)</mo>
        <mo stretchy="false">=</mo>
        <mfrac>
          <mstyle mathvariant="italic">
            <mtext>1</mtext>
          </mstyle>
          <mrow>
            <mrow/>
            <mstyle mathvariant="italic">
              <mtext>P</mtext>
            </mstyle>
            <mstyle mathvariant="italic">
              <mtext>G</mtext>
            </mstyle>
          </mrow>
        </mfrac>
      </mrow>
      <mrow>
        <munder>
          <mo stretchy="false">∑</mo>
          <mstyle mathvariant="italic">
            <mtext>i</mtext>
          </mstyle>
        </munder>
        <mrow>
          <mstyle mathvariant="italic">
            <mtext>f</mtext>
          </mstyle>
          <mo stretchy="false">(</mo>
          <mstyle mathvariant="italic">
            <mtext>P</mtext>
          </mstyle>
          <mstyle mathvariant="italic">
            <mtext>G</mtext>
          </mstyle>
          <mrow>
            <mo fence="true" stretchy="true">(</mo>
            <mrow>
              <mstyle mathvariant="italic">
                <mtext>i</mtext>
              </mstyle>
            </mrow>
            <mo fence="true" stretchy="true">)</mo>
          </mrow>
          <mi>,</mi>
          <mstyle mathvariant="italic">
            <mtext>2</mtext>
          </mstyle>
          <mo stretchy="false">)</mo>
        </mrow>
      </mrow>
    </mrow>
    <annotation encoding="StarMath 5.0">{italic "P" italic "G"_{italic "m" italic "e" italic "a" italic "n"}  \( italic "2"  \) =italic "1" over {# italic "P" italic "G"} { sum csub italic "i" {italic "f"  \(  italic "P" italic "G" left ( italic "i" right )  , italic "2"  \)}}}</annotation>
  </semantics>
</math>
</file>

<file path=Object 140/content.xml><?xml version="1.0" encoding="utf-8"?>
<math xmlns="http://www.w3.org/1998/Math/MathML" display="block">
  <semantics>
    <mstyle mathvariant="italic">
      <msub>
        <mtext>L</mtext>
        <mstyle mathvariant="italic">
          <mtext>p</mtext>
        </mstyle>
      </msub>
    </mstyle>
    <annotation encoding="StarMath 5.0">italic "L"_italic "p"</annotation>
  </semantics>
</math>
</file>

<file path=Object 141/content.xml><?xml version="1.0" encoding="utf-8"?>
<math xmlns="http://www.w3.org/1998/Math/MathML" display="block">
  <semantics>
    <mstyle mathvariant="italic">
      <msub>
        <mtext>α</mtext>
        <mstyle mathvariant="italic">
          <mtext>i</mtext>
        </mstyle>
      </msub>
    </mstyle>
    <annotation encoding="StarMath 5.0">italic "α"_italic "i"</annotation>
  </semantics>
</math>
</file>

<file path=Object 142/content.xml><?xml version="1.0" encoding="utf-8"?>
<math xmlns="http://www.w3.org/1998/Math/MathML" display="block">
  <semantics>
    <mrow>
      <mstyle mathvariant="italic">
        <msub>
          <mtext>α</mtext>
          <mstyle mathvariant="italic">
            <mtext>i</mtext>
          </mstyle>
        </msub>
      </mstyle>
      <mo stretchy="false">≥</mo>
      <mstyle mathvariant="italic">
        <mtext>0</mtext>
      </mstyle>
    </mrow>
    <annotation encoding="StarMath 5.0">{italic "α"_italic "i"  &gt;= italic "0"}</annotation>
  </semantics>
</math>
</file>

<file path=Object 143/content.xml><?xml version="1.0" encoding="utf-8"?>
<math xmlns="http://www.w3.org/1998/Math/MathML" display="block">
  <semantics>
    <mstyle mathvariant="italic">
      <mtext>w</mtext>
    </mstyle>
    <annotation encoding="StarMath 5.0">italic "w"</annotation>
  </semantics>
</math>
</file>

<file path=Object 144/content.xml><?xml version="1.0" encoding="utf-8"?>
<math xmlns="http://www.w3.org/1998/Math/MathML" display="block">
  <semantics>
    <mrow>
      <mstyle mathvariant="italic">
        <mtext>w</mtext>
      </mstyle>
      <mo stretchy="false">=</mo>
      <mrow>
        <munderover>
          <mo stretchy="false">∑</mo>
          <mrow>
            <mstyle mathvariant="italic">
              <mtext>i</mtext>
            </mstyle>
            <mo stretchy="false">=</mo>
            <mstyle mathvariant="italic">
              <mtext>1</mtext>
            </mstyle>
          </mrow>
          <mstyle mathvariant="italic">
            <mtext>n</mtext>
          </mstyle>
        </munderover>
        <mrow>
          <mstyle mathvariant="italic">
            <msub>
              <mtext>α</mtext>
              <mstyle mathvariant="italic">
                <mtext>i</mtext>
              </mstyle>
            </msub>
          </mstyle>
          <mstyle mathvariant="italic">
            <msub>
              <mtext>y</mtext>
              <mstyle mathvariant="italic">
                <mtext>i</mtext>
              </mstyle>
            </msub>
          </mstyle>
          <mstyle mathvariant="italic">
            <msub>
              <mtext>x</mtext>
              <mstyle mathvariant="italic">
                <mtext>i</mtext>
              </mstyle>
            </msub>
          </mstyle>
        </mrow>
      </mrow>
    </mrow>
    <annotation encoding="StarMath 5.0">{italic "w" ={ sum csub {italic "i" = italic "1"} csup italic "n" {italic "α"_italic "i" italic "y"_italic "i" italic "x"_italic "i"}}}</annotation>
  </semantics>
</math>
</file>

<file path=Object 145/content.xml><?xml version="1.0" encoding="utf-8"?>
<math xmlns="http://www.w3.org/1998/Math/MathML" display="block">
  <semantics>
    <mstyle mathvariant="italic">
      <msub>
        <mtext>L</mtext>
        <mstyle mathvariant="italic">
          <mtext>p</mtext>
        </mstyle>
      </msub>
    </mstyle>
    <annotation encoding="StarMath 5.0">italic "L"_italic "p"</annotation>
  </semantics>
</math>
</file>

<file path=Object 146/content.xml><?xml version="1.0" encoding="utf-8"?>
<math xmlns="http://www.w3.org/1998/Math/MathML" display="block">
  <semantics>
    <mstyle mathvariant="italic">
      <msub>
        <mtext>L</mtext>
        <mstyle mathvariant="italic">
          <mtext>p</mtext>
        </mstyle>
      </msub>
    </mstyle>
    <annotation encoding="StarMath 5.0">italic "L"_italic "p"</annotation>
  </semantics>
</math>
</file>

<file path=Object 147/content.xml><?xml version="1.0" encoding="utf-8"?>
<math xmlns="http://www.w3.org/1998/Math/MathML" display="block">
  <semantics>
    <mstyle mathvariant="italic">
      <mtext>w</mtext>
    </mstyle>
    <annotation encoding="StarMath 5.0">italic "w"</annotation>
  </semantics>
</math>
</file>

<file path=Object 148/content.xml><?xml version="1.0" encoding="utf-8"?>
<math xmlns="http://www.w3.org/1998/Math/MathML" display="block">
  <semantics>
    <mstyle mathvariant="italic">
      <mtext>b</mtext>
    </mstyle>
    <annotation encoding="StarMath 5.0">italic "b"</annotation>
  </semantics>
</math>
</file>

<file path=Object 149/content.xml><?xml version="1.0" encoding="utf-8"?>
<math xmlns="http://www.w3.org/1998/Math/MathML" display="block">
  <semantics>
    <mrow>
      <msub>
        <mrow>
          <mstyle mathvariant="italic">
            <mtext> </mtext>
          </mstyle>
          <mstyle mathvariant="italic">
            <mtext>α</mtext>
          </mstyle>
        </mrow>
        <mstyle mathvariant="italic">
          <mtext>i</mtext>
        </mstyle>
      </msub>
      <mo stretchy="false">≥</mo>
      <mstyle mathvariant="italic">
        <mtext>0</mtext>
      </mstyle>
    </mrow>
    <annotation encoding="StarMath 5.0">{{italic " " italic "α"}_italic "i"  &gt;= italic "0"}</annotation>
  </semantics>
</math>
</file>

<file path=Object 15/content.xml><?xml version="1.0" encoding="utf-8"?>
<math xmlns="http://www.w3.org/1998/Math/MathML" display="block">
  <semantics>
    <mrow>
      <mstyle mathvariant="italic">
        <mtext>P</mtext>
      </mstyle>
      <mstyle mathvariant="italic">
        <msub>
          <mtext>G</mtext>
          <mrow>
            <mstyle mathvariant="italic">
              <mtext>m</mtext>
            </mstyle>
            <mstyle mathvariant="italic">
              <mtext>e</mtext>
            </mstyle>
            <mstyle mathvariant="italic">
              <mtext>a</mtext>
            </mstyle>
            <mstyle mathvariant="italic">
              <mtext>n</mtext>
            </mstyle>
          </mrow>
        </msub>
      </mstyle>
      <mo stretchy="false">(</mo>
      <mstyle mathvariant="italic">
        <mtext>3</mtext>
      </mstyle>
      <mrow>
        <mo stretchy="false">)</mo>
        <mo stretchy="false">=</mo>
        <mfrac>
          <mstyle mathvariant="italic">
            <mtext>1</mtext>
          </mstyle>
          <mrow>
            <mrow/>
            <mstyle mathvariant="italic">
              <mtext>P</mtext>
            </mstyle>
            <mstyle mathvariant="italic">
              <mtext>G</mtext>
            </mstyle>
          </mrow>
        </mfrac>
      </mrow>
      <mrow>
        <munder>
          <mo stretchy="false">∑</mo>
          <mstyle mathvariant="italic">
            <mtext>i</mtext>
          </mstyle>
        </munder>
        <mrow>
          <mstyle mathvariant="italic">
            <mtext>f</mtext>
          </mstyle>
          <mo stretchy="false">(</mo>
          <mstyle mathvariant="italic">
            <mtext>P</mtext>
          </mstyle>
          <mstyle mathvariant="italic">
            <mtext>G</mtext>
          </mstyle>
          <mrow>
            <mo fence="true" stretchy="true">(</mo>
            <mrow>
              <mstyle mathvariant="italic">
                <mtext>i</mtext>
              </mstyle>
            </mrow>
            <mo fence="true" stretchy="true">)</mo>
          </mrow>
          <mi>,</mi>
          <mstyle mathvariant="italic">
            <mtext>3</mtext>
          </mstyle>
          <mo stretchy="false">)</mo>
        </mrow>
      </mrow>
    </mrow>
    <annotation encoding="StarMath 5.0">{italic "P" italic "G"_{italic "m" italic "e" italic "a" italic "n"}  \( italic "3"  \) =italic "1" over {# italic "P" italic "G"} { sum csub italic "i" {italic "f"  \(  italic "P" italic "G" left ( italic "i" right )  , italic "3"  \)}}}</annotation>
  </semantics>
</math>
</file>

<file path=Object 150/content.xml><?xml version="1.0" encoding="utf-8"?>
<math xmlns="http://www.w3.org/1998/Math/MathML" display="block">
  <semantics>
    <mstyle mathvariant="italic">
      <msub>
        <mtext>L</mtext>
        <mstyle mathvariant="italic">
          <mtext>p</mtext>
        </mstyle>
      </msub>
    </mstyle>
    <annotation encoding="StarMath 5.0">italic "L"_italic "p"</annotation>
  </semantics>
</math>
</file>

<file path=Object 151/content.xml><?xml version="1.0" encoding="utf-8"?>
<math xmlns="http://www.w3.org/1998/Math/MathML" display="block">
  <semantics>
    <mstyle mathvariant="italic">
      <mtext>w</mtext>
    </mstyle>
    <annotation encoding="StarMath 5.0">italic "w"</annotation>
  </semantics>
</math>
</file>

<file path=Object 152/content.xml><?xml version="1.0" encoding="utf-8"?>
<math xmlns="http://www.w3.org/1998/Math/MathML" display="block">
  <semantics>
    <mstyle mathvariant="italic">
      <mtext>b</mtext>
    </mstyle>
    <annotation encoding="StarMath 5.0">italic "b"</annotation>
  </semantics>
</math>
</file>

<file path=Object 153/content.xml><?xml version="1.0" encoding="utf-8"?>
<math xmlns="http://www.w3.org/1998/Math/MathML" display="block">
  <semantics>
    <mrow>
      <munder>
        <mo stretchy="false">∑</mo>
        <mstyle mathvariant="italic">
          <mtext>i</mtext>
        </mstyle>
      </munder>
      <mrow>
        <mstyle mathvariant="italic">
          <msub>
            <mtext>α</mtext>
            <mstyle mathvariant="italic">
              <mtext>i</mtext>
            </mstyle>
          </msub>
        </mstyle>
        <mrow>
          <mstyle mathvariant="italic">
            <msub>
              <mtext>y</mtext>
              <mstyle mathvariant="italic">
                <mtext>i</mtext>
              </mstyle>
            </msub>
          </mstyle>
          <mo stretchy="false">=</mo>
          <mstyle mathvariant="italic">
            <mtext>0</mtext>
          </mstyle>
        </mrow>
        <mi>,</mi>
        <mstyle mathvariant="italic">
          <mtext> </mtext>
        </mstyle>
        <mrow>
          <mstyle mathvariant="italic">
            <mtext>0</mtext>
          </mstyle>
          <mo stretchy="false">≤</mo>
          <mstyle mathvariant="italic">
            <msub>
              <mtext>α</mtext>
              <mstyle mathvariant="italic">
                <mtext>i</mtext>
              </mstyle>
            </msub>
          </mstyle>
          <mo stretchy="false">≤</mo>
          <mstyle mathvariant="italic">
            <mtext>C</mtext>
          </mstyle>
        </mrow>
      </mrow>
    </mrow>
    <annotation encoding="StarMath 5.0">{ sum csub italic "i" {italic "α"_italic "i" italic "y"_italic "i" = italic "0" , italic " " italic "0"  &lt;=  italic "α"_italic "i"  &lt;=  italic "C"}}</annotation>
  </semantics>
</math>
</file>

<file path=Object 154/content.xml><?xml version="1.0" encoding="utf-8"?>
<math xmlns="http://www.w3.org/1998/Math/MathML" display="block">
  <semantics>
    <mrow>
      <mrow>
        <mstyle mathvariant="italic">
          <msub>
            <mtext>L</mtext>
            <mstyle mathvariant="italic">
              <mtext>D</mtext>
            </mstyle>
          </msub>
        </mstyle>
        <mo stretchy="false">=</mo>
        <mrow>
          <mrow>
            <munderover>
              <mo stretchy="false">∑</mo>
              <mrow>
                <mstyle mathvariant="italic">
                  <mtext>i</mtext>
                </mstyle>
                <mo stretchy="false">=</mo>
                <mstyle mathvariant="italic">
                  <mtext>1</mtext>
                </mstyle>
              </mrow>
              <mstyle mathvariant="italic">
                <mtext>l</mtext>
              </mstyle>
            </munderover>
            <mstyle mathvariant="italic">
              <msub>
                <mtext>α</mtext>
                <mstyle mathvariant="italic">
                  <mtext>i</mtext>
                </mstyle>
              </msub>
            </mstyle>
          </mrow>
          <mo stretchy="false">−</mo>
          <mfrac>
            <mstyle mathvariant="italic">
              <mtext>1</mtext>
            </mstyle>
            <mstyle mathvariant="italic">
              <mtext>2</mtext>
            </mstyle>
          </mfrac>
        </mrow>
      </mrow>
      <mrow>
        <munder>
          <mo stretchy="false">∑</mo>
          <mrow>
            <mstyle mathvariant="italic">
              <mtext>i</mtext>
            </mstyle>
            <mi>,</mi>
            <mstyle mathvariant="italic">
              <mtext>j</mtext>
            </mstyle>
          </mrow>
        </munder>
        <mrow>
          <mstyle mathvariant="italic">
            <msub>
              <mtext>α</mtext>
              <mstyle mathvariant="italic">
                <mtext>i</mtext>
              </mstyle>
            </msub>
          </mstyle>
          <mstyle mathvariant="italic">
            <msub>
              <mtext>α</mtext>
              <mstyle mathvariant="italic">
                <mtext>j</mtext>
              </mstyle>
            </msub>
          </mstyle>
          <mstyle mathvariant="italic">
            <msub>
              <mtext>y</mtext>
              <mstyle mathvariant="italic">
                <mtext>i</mtext>
              </mstyle>
            </msub>
          </mstyle>
          <mstyle mathvariant="italic">
            <msub>
              <mtext>y</mtext>
              <mstyle mathvariant="italic">
                <mtext>j</mtext>
              </mstyle>
            </msub>
          </mstyle>
          <mstyle mathvariant="italic">
            <msub>
              <mtext>x</mtext>
              <mstyle mathvariant="italic">
                <mtext>i</mtext>
              </mstyle>
            </msub>
          </mstyle>
          <mi>·</mi>
          <mstyle mathvariant="italic">
            <msub>
              <mtext>x</mtext>
              <mstyle mathvariant="italic">
                <mtext>j</mtext>
              </mstyle>
            </msub>
          </mstyle>
        </mrow>
      </mrow>
    </mrow>
    <annotation encoding="StarMath 5.0">{italic "L"_italic "D" ={ sum csub {italic "i" = italic "1"} csup italic "l" italic "α"_italic "i"} -italic "1" over italic "2" { sum csub {italic "i" , italic "j"} {italic "α"_italic "i" italic "α"_italic "j" italic "y"_italic "i" italic "y"_italic "j" italic "x"_italic "i" · italic "x"_italic "j"}}}</annotation>
  </semantics>
</math>
</file>

<file path=Object 155/content.xml><?xml version="1.0" encoding="utf-8"?>
<math xmlns="http://www.w3.org/1998/Math/MathML" display="block">
  <semantics>
    <mrow>
      <mstyle mathvariant="italic">
        <msub>
          <mtext>x</mtext>
          <mstyle mathvariant="italic">
            <mtext>i</mtext>
          </mstyle>
        </msub>
      </mstyle>
      <mi>·</mi>
      <mstyle mathvariant="italic">
        <msub>
          <mtext>x</mtext>
          <mstyle mathvariant="italic">
            <mtext>j</mtext>
          </mstyle>
        </msub>
      </mstyle>
    </mrow>
    <annotation encoding="StarMath 5.0">{italic "x"_italic "i" ·italic "x"_italic "j"}</annotation>
  </semantics>
</math>
</file>

<file path=Object 156/content.xml><?xml version="1.0" encoding="utf-8"?>
<math xmlns="http://www.w3.org/1998/Math/MathML" display="block">
  <semantics>
    <mrow>
      <mstyle mathvariant="italic">
        <mtext> </mtext>
      </mstyle>
      <mstyle mathvariant="italic">
        <mtext>k</mtext>
      </mstyle>
      <mo stretchy="false">(</mo>
      <mstyle mathvariant="italic">
        <msub>
          <mtext>x</mtext>
          <mstyle mathvariant="italic">
            <mtext>i</mtext>
          </mstyle>
        </msub>
      </mstyle>
      <mi>,</mi>
      <mstyle mathvariant="italic">
        <msub>
          <mtext>x</mtext>
          <mstyle mathvariant="italic">
            <mtext>j</mtext>
          </mstyle>
        </msub>
      </mstyle>
      <mo stretchy="false">)</mo>
    </mrow>
    <annotation encoding="StarMath 5.0">{italic " " italic "k"  \( italic "x"_italic "i" ,italic "x"_italic "j"  \)}</annotation>
  </semantics>
</math>
</file>

<file path=Object 157/content.xml><?xml version="1.0" encoding="utf-8"?>
<math xmlns="http://www.w3.org/1998/Math/MathML" display="block">
  <semantics>
    <mrow>
      <mstyle mathvariant="italic">
        <mtext>k</mtext>
      </mstyle>
      <mrow>
        <mrow>
          <mo fence="true" stretchy="true">(</mo>
          <mrow>
            <mrow>
              <mstyle mathvariant="italic">
                <msub>
                  <mtext>x</mtext>
                  <mstyle mathvariant="italic">
                    <mtext>i</mtext>
                  </mstyle>
                </msub>
              </mstyle>
              <mi>,</mi>
              <mstyle mathvariant="italic">
                <msub>
                  <mtext>x</mtext>
                  <mstyle mathvariant="italic">
                    <mtext>j</mtext>
                  </mstyle>
                </msub>
              </mstyle>
            </mrow>
          </mrow>
          <mo fence="true" stretchy="true">)</mo>
        </mrow>
        <mo stretchy="false">=</mo>
        <mstyle mathvariant="italic">
          <mtext>e</mtext>
        </mstyle>
      </mrow>
      <mstyle mathvariant="italic">
        <mtext>x</mtext>
      </mstyle>
      <mstyle mathvariant="italic">
        <mtext>p</mtext>
      </mstyle>
      <mrow>
        <mo fence="true" stretchy="true">(</mo>
        <mrow>
          <mrow>
            <mrow>
              <mo stretchy="false">−</mo>
              <mstyle mathvariant="italic">
                <mtext>γ</mtext>
              </mstyle>
            </mrow>
            <msup>
              <mrow>
                <mo fence="true" stretchy="true">(</mo>
                <mrow>
                  <mrow>
                    <mo fence="true" stretchy="true">(</mo>
                    <mrow>
                      <mrow>
                        <mstyle mathvariant="italic">
                          <msub>
                            <mtext>x</mtext>
                            <mstyle mathvariant="italic">
                              <mtext>i</mtext>
                            </mstyle>
                          </msub>
                        </mstyle>
                        <mo stretchy="false">−</mo>
                        <mstyle mathvariant="italic">
                          <msub>
                            <mtext>x</mtext>
                            <mstyle mathvariant="italic">
                              <mtext>j</mtext>
                            </mstyle>
                          </msub>
                        </mstyle>
                      </mrow>
                    </mrow>
                    <mo fence="true" stretchy="true">)</mo>
                  </mrow>
                </mrow>
                <mo fence="true" stretchy="true">)</mo>
              </mrow>
              <mstyle mathvariant="italic">
                <mtext>2</mtext>
              </mstyle>
            </msup>
          </mrow>
        </mrow>
        <mo fence="true" stretchy="true">)</mo>
      </mrow>
      <mi>,</mi>
      <mstyle mathvariant="italic">
        <mtext> </mtext>
      </mstyle>
      <mstyle mathvariant="italic">
        <mtext>f</mtext>
      </mstyle>
      <mstyle mathvariant="italic">
        <mtext>o</mtext>
      </mstyle>
      <mstyle mathvariant="italic">
        <mtext>r</mtext>
      </mstyle>
      <mstyle mathvariant="italic">
        <mtext> </mtext>
      </mstyle>
      <mrow>
        <mstyle mathvariant="italic">
          <mtext>γ</mtext>
        </mstyle>
        <mo stretchy="false">&gt;</mo>
        <mstyle mathvariant="italic">
          <mtext>0</mtext>
        </mstyle>
      </mrow>
      <mstyle mathvariant="italic">
        <mtext> </mtext>
      </mstyle>
    </mrow>
    <annotation encoding="StarMath 5.0">{italic "k" left ( {italic "x"_italic "i" , italic "x"_italic "j"} right )  =italic "e" italic "x" italic "p" left ( {- italic "γ" left ( left ( {italic "x"_italic "i" - italic "x"_italic "j"} right )  right )^italic "2"} right )  ,italic " " italic "f" italic "o" italic "r" italic " " italic "γ" &gt;italic "0" italic " "}</annotation>
  </semantics>
</math>
</file>

<file path=Object 158/content.xml><?xml version="1.0" encoding="utf-8"?>
<math xmlns="http://www.w3.org/1998/Math/MathML" display="block">
  <semantics>
    <mrow>
      <mstyle mathvariant="italic">
        <mtext>γ</mtext>
      </mstyle>
      <mo stretchy="false">=</mo>
      <mfrac>
        <mstyle mathvariant="italic">
          <mtext>1</mtext>
        </mstyle>
        <mrow>
          <mstyle mathvariant="italic">
            <mtext>2</mtext>
          </mstyle>
          <mstyle mathvariant="italic">
            <msup>
              <mtext>σ</mtext>
              <mstyle mathvariant="italic">
                <mtext>2</mtext>
              </mstyle>
            </msup>
          </mstyle>
        </mrow>
      </mfrac>
    </mrow>
    <annotation encoding="StarMath 5.0">{italic "γ" =italic "1" over {italic "2" italic "σ"^italic "2"}}</annotation>
  </semantics>
</math>
</file>

<file path=Object 159/content.xml><?xml version="1.0" encoding="utf-8"?>
<math xmlns="http://www.w3.org/1998/Math/MathML" display="block">
  <semantics>
    <mstyle mathvariant="italic">
      <mtext>C</mtext>
    </mstyle>
    <annotation encoding="StarMath 5.0">italic "C"</annotation>
  </semantics>
</math>
</file>

<file path=Object 16/content.xml><?xml version="1.0" encoding="utf-8"?>
<math xmlns="http://www.w3.org/1998/Math/MathML" display="block">
  <semantics>
    <mrow>
      <mstyle mathvariant="italic">
        <mtext> </mtext>
      </mstyle>
      <mstyle mathvariant="italic">
        <mtext>T</mtext>
      </mstyle>
      <mstyle mathvariant="italic">
        <mtext>H</mtext>
      </mstyle>
      <mrow>
        <mstyle mathvariant="italic">
          <mtext>R</mtext>
        </mstyle>
        <mo stretchy="false">=</mo>
        <mstyle mathvariant="italic">
          <mtext>0.02</mtext>
        </mstyle>
      </mrow>
    </mrow>
    <annotation encoding="StarMath 5.0">{italic " " italic "T" italic "H" italic "R" =italic "0.02"}</annotation>
  </semantics>
</math>
</file>

<file path=Object 160/content.xml><?xml version="1.0" encoding="utf-8"?>
<math xmlns="http://www.w3.org/1998/Math/MathML" display="block">
  <semantics>
    <mstyle mathvariant="italic">
      <mtext>C</mtext>
    </mstyle>
    <annotation encoding="StarMath 5.0">italic "C"</annotation>
  </semantics>
</math>
</file>

<file path=Object 161/content.xml><?xml version="1.0" encoding="utf-8"?>
<math xmlns="http://www.w3.org/1998/Math/MathML" display="block">
  <semantics>
    <mstyle mathvariant="italic">
      <mtext>γ</mtext>
    </mstyle>
    <annotation encoding="StarMath 5.0">italic "γ"</annotation>
  </semantics>
</math>
</file>

<file path=Object 162/content.xml><?xml version="1.0" encoding="utf-8"?>
<math xmlns="http://www.w3.org/1998/Math/MathML" display="block">
  <semantics>
    <mstyle mathvariant="italic">
      <mtext>m</mtext>
    </mstyle>
    <annotation encoding="StarMath 5.0">italic "m"</annotation>
  </semantics>
</math>
</file>

<file path=Object 163/content.xml><?xml version="1.0" encoding="utf-8"?>
<math xmlns="http://www.w3.org/1998/Math/MathML" display="block">
  <semantics>
    <mstyle mathvariant="italic">
      <mtext>C</mtext>
    </mstyle>
    <annotation encoding="StarMath 5.0">italic "C"</annotation>
  </semantics>
</math>
</file>

<file path=Object 164/content.xml><?xml version="1.0" encoding="utf-8"?>
<math xmlns="http://www.w3.org/1998/Math/MathML" display="block">
  <semantics>
    <mstyle mathvariant="italic">
      <mtext>m</mtext>
    </mstyle>
    <annotation encoding="StarMath 5.0">italic "m"</annotation>
  </semantics>
</math>
</file>

<file path=Object 165/content.xml><?xml version="1.0" encoding="utf-8"?>
<math xmlns="http://www.w3.org/1998/Math/MathML" display="block">
  <semantics>
    <mstyle mathvariant="italic">
      <mtext>C</mtext>
    </mstyle>
    <annotation encoding="StarMath 5.0">italic "C"</annotation>
  </semantics>
</math>
</file>

<file path=Object 166/content.xml><?xml version="1.0" encoding="utf-8"?>
<math xmlns="http://www.w3.org/1998/Math/MathML" display="block">
  <semantics>
    <mstyle mathvariant="italic">
      <mtext>n</mtext>
    </mstyle>
    <annotation encoding="StarMath 5.0">italic "n"</annotation>
  </semantics>
</math>
</file>

<file path=Object 167/content.xml><?xml version="1.0" encoding="utf-8"?>
<math xmlns="http://www.w3.org/1998/Math/MathML" display="block">
  <semantics>
    <mstyle mathvariant="italic">
      <mtext>γ</mtext>
    </mstyle>
    <annotation encoding="StarMath 5.0">italic "γ"</annotation>
  </semantics>
</math>
</file>

<file path=Object 168/content.xml><?xml version="1.0" encoding="utf-8"?>
<math xmlns="http://www.w3.org/1998/Math/MathML" display="block">
  <semantics>
    <mrow>
      <mstyle mathvariant="italic">
        <mtext>m</mtext>
      </mstyle>
      <mstyle mathvariant="italic">
        <mtext> </mtext>
      </mstyle>
      <mstyle mathvariant="italic">
        <mtext>x</mtext>
      </mstyle>
      <mstyle mathvariant="italic">
        <mtext> </mtext>
      </mstyle>
      <mstyle mathvariant="italic">
        <mtext>n</mtext>
      </mstyle>
    </mrow>
    <annotation encoding="StarMath 5.0">{italic "m" italic " " italic "x" italic " " italic "n"}</annotation>
  </semantics>
</math>
</file>

<file path=Object 169/content.xml><?xml version="1.0" encoding="utf-8"?>
<math xmlns="http://www.w3.org/1998/Math/MathML" display="block">
  <semantics>
    <mrow>
      <mstyle mathvariant="italic">
        <mtext> </mtext>
      </mstyle>
      <mrow>
        <mstyle mathvariant="italic">
          <mtext>h</mtext>
        </mstyle>
        <mo stretchy="false">=</mo>
        <mrow>
          <mo fence="true" stretchy="false">{</mo>
          <mrow>
            <mrow>
              <mstyle mathvariant="italic">
                <msub>
                  <mtext>h</mtext>
                  <mstyle mathvariant="italic">
                    <mtext>1</mtext>
                  </mstyle>
                </msub>
              </mstyle>
              <mi>,</mi>
              <mo stretchy="false">…</mo>
              <mi>,</mi>
              <mstyle mathvariant="italic">
                <msub>
                  <mtext>h</mtext>
                  <mstyle mathvariant="italic">
                    <mtext>n</mtext>
                  </mstyle>
                </msub>
              </mstyle>
            </mrow>
          </mrow>
          <mo fence="true" stretchy="false">}</mo>
        </mrow>
      </mrow>
    </mrow>
    <annotation encoding="StarMath 5.0">{italic " " italic "h" = lbrace italic "h"_italic "1" , dotslow ,italic "h"_italic "n"  rbrace}</annotation>
  </semantics>
</math>
</file>

<file path=Object 17/content.xml><?xml version="1.0" encoding="utf-8"?>
<math xmlns="http://www.w3.org/1998/Math/MathML" display="block">
  <semantics>
    <mstyle mathvariant="italic">
      <mtext>k</mtext>
    </mstyle>
    <annotation encoding="StarMath 5.0">italic "k"</annotation>
  </semantics>
</math>
</file>

<file path=Object 170/content.xml><?xml version="1.0" encoding="utf-8"?>
<math xmlns="http://www.w3.org/1998/Math/MathML" display="block">
  <semantics>
    <mstyle mathvariant="italic">
      <msup>
        <mtext>2</mtext>
        <mstyle mathvariant="italic">
          <mtext>h</mtext>
        </mstyle>
      </msup>
    </mstyle>
    <annotation encoding="StarMath 5.0">italic "2"^italic "h"</annotation>
  </semantics>
</math>
</file>

<file path=Object 171/content.xml><?xml version="1.0" encoding="utf-8"?>
<math xmlns="http://www.w3.org/1998/Math/MathML" display="block">
  <semantics>
    <mrow>
      <mstyle mathvariant="italic">
        <mtext> </mtext>
      </mstyle>
      <mstyle mathvariant="italic">
        <mtext>h</mtext>
      </mstyle>
    </mrow>
    <annotation encoding="StarMath 5.0">{italic " " italic "h"}</annotation>
  </semantics>
</math>
</file>

<file path=Object 172/content.xml><?xml version="1.0" encoding="utf-8"?>
<math xmlns="http://www.w3.org/1998/Math/MathML" display="block">
  <semantics>
    <mrow>
      <mstyle mathvariant="italic">
        <mtext>m</mtext>
      </mstyle>
      <mi mathvariant="normal">:</mi>
      <mstyle mathvariant="italic">
        <msup>
          <mtext>2</mtext>
          <mstyle mathvariant="italic">
            <mtext>h</mtext>
          </mstyle>
        </msup>
      </mstyle>
      <mo stretchy="false">→</mo>
      <mo stretchy="false">[</mo>
      <mstyle mathvariant="italic">
        <mtext>0,1</mtext>
      </mstyle>
      <mo stretchy="false">]</mo>
    </mrow>
    <annotation encoding="StarMath 5.0">{italic "m" :italic "2"^italic "h"  rightarrow  \[ italic "0,1"  \]}</annotation>
  </semantics>
</math>
</file>

<file path=Object 173/content.xml><?xml version="1.0" encoding="utf-8"?>
<math xmlns="http://www.w3.org/1998/Math/MathML" display="block">
  <semantics>
    <mrow>
      <mstyle mathvariant="italic">
        <mtext>m</mtext>
      </mstyle>
      <mrow>
        <mrow>
          <mo fence="true" stretchy="true">(</mo>
          <mrow>
            <mstyle mathvariant="italic">
              <mtext>∅</mtext>
            </mstyle>
          </mrow>
          <mo fence="true" stretchy="true">)</mo>
        </mrow>
        <mo stretchy="false">=</mo>
        <mstyle mathvariant="italic">
          <mtext>0</mtext>
        </mstyle>
      </mrow>
      <mstyle mathvariant="italic">
        <mtext> </mtext>
      </mstyle>
      <mstyle mathvariant="italic">
        <mtext> </mtext>
      </mstyle>
      <mstyle mathvariant="italic">
        <mtext> </mtext>
      </mstyle>
      <mstyle mathvariant="italic">
        <mtext> </mtext>
      </mstyle>
      <mstyle mathvariant="italic">
        <mtext> </mtext>
      </mstyle>
      <mstyle mathvariant="italic">
        <mtext>a</mtext>
      </mstyle>
      <mstyle mathvariant="italic">
        <mtext>n</mtext>
      </mstyle>
      <mstyle mathvariant="italic">
        <mtext>d</mtext>
      </mstyle>
      <mstyle mathvariant="italic">
        <mtext> </mtext>
      </mstyle>
      <mstyle mathvariant="italic">
        <mtext> </mtext>
      </mstyle>
      <mstyle mathvariant="italic">
        <mtext> </mtext>
      </mstyle>
      <mstyle mathvariant="italic">
        <mtext> </mtext>
      </mstyle>
      <mrow>
        <munder>
          <mo stretchy="false">∑</mo>
          <mrow>
            <mstyle mathvariant="italic">
              <mtext>A</mtext>
            </mstyle>
            <mo stretchy="false">⊆</mo>
            <mstyle mathvariant="italic">
              <mtext>h</mtext>
            </mstyle>
          </mrow>
        </munder>
        <mrow>
          <mstyle mathvariant="italic">
            <mtext>m</mtext>
          </mstyle>
          <mrow>
            <mrow>
              <mo fence="true" stretchy="true">(</mo>
              <mrow>
                <mstyle mathvariant="italic">
                  <mtext>A</mtext>
                </mstyle>
              </mrow>
              <mo fence="true" stretchy="true">)</mo>
            </mrow>
            <mo stretchy="false">=</mo>
            <mstyle mathvariant="italic">
              <mtext>1</mtext>
            </mstyle>
          </mrow>
        </mrow>
      </mrow>
    </mrow>
    <annotation encoding="StarMath 5.0">{italic "m" left ( italic "∅" right )  =italic "0" italic " " italic " " italic " " italic " " italic " " italic "a" italic "n" italic "d" italic " " italic " " italic " " italic " " { sum csub {italic "A"  subseteq  italic "h"} {italic "m" left ( italic "A" right )  = italic "1"}}}</annotation>
  </semantics>
</math>
</file>

<file path=Object 174/content.xml><?xml version="1.0" encoding="utf-8"?>
<math xmlns="http://www.w3.org/1998/Math/MathML" display="block">
  <semantics>
    <mrow>
      <mstyle mathvariant="italic">
        <mtext> </mtext>
      </mstyle>
      <mrow>
        <mstyle mathvariant="italic">
          <mtext>A</mtext>
        </mstyle>
        <mo stretchy="false">=</mo>
        <mrow>
          <mo fence="true" stretchy="false">{</mo>
          <mrow>
            <mrow>
              <mstyle mathvariant="italic">
                <mtext>a</mtext>
              </mstyle>
              <mstyle mathvariant="italic">
                <mtext>1</mtext>
              </mstyle>
              <mi>,</mi>
              <mo stretchy="false">…</mo>
              <mi>,</mi>
              <mstyle mathvariant="italic">
                <msub>
                  <mtext>a</mtext>
                  <mstyle mathvariant="italic">
                    <mtext>n</mtext>
                  </mstyle>
                </msub>
              </mstyle>
            </mrow>
          </mrow>
          <mo fence="true" stretchy="false">}</mo>
        </mrow>
        <mo stretchy="false">⊂</mo>
        <mstyle mathvariant="italic">
          <mtext>h</mtext>
        </mstyle>
      </mrow>
    </mrow>
    <annotation encoding="StarMath 5.0">{italic " " italic "A" = lbrace italic "a" italic "1" , dotslow ,italic "a"_italic "n"  rbrace  subset italic "h"}</annotation>
  </semantics>
</math>
</file>

<file path=Object 175/content.xml><?xml version="1.0" encoding="utf-8"?>
<math xmlns="http://www.w3.org/1998/Math/MathML" display="block">
  <semantics>
    <mrow>
      <mstyle mathvariant="italic">
        <mtext>m</mtext>
      </mstyle>
      <mo stretchy="false">(</mo>
      <mstyle mathvariant="italic">
        <mtext>A</mtext>
      </mstyle>
      <mo stretchy="false">)</mo>
    </mrow>
    <annotation encoding="StarMath 5.0">{italic "m"  \( italic "A"  \)}</annotation>
  </semantics>
</math>
</file>

<file path=Object 176/content.xml><?xml version="1.0" encoding="utf-8"?>
<math xmlns="http://www.w3.org/1998/Math/MathML" display="block">
  <semantics>
    <mrow>
      <mstyle mathvariant="italic">
        <mtext> </mtext>
      </mstyle>
      <mstyle mathvariant="italic">
        <mtext>A</mtext>
      </mstyle>
    </mrow>
    <annotation encoding="StarMath 5.0">{italic " " italic "A"}</annotation>
  </semantics>
</math>
</file>

<file path=Object 177/content.xml><?xml version="1.0" encoding="utf-8"?>
<math xmlns="http://www.w3.org/1998/Math/MathML" display="block">
  <semantics>
    <mstyle mathvariant="italic">
      <mtext>B</mtext>
    </mstyle>
    <annotation encoding="StarMath 5.0">italic "B"</annotation>
  </semantics>
</math>
</file>

<file path=Object 178/content.xml><?xml version="1.0" encoding="utf-8"?>
<math xmlns="http://www.w3.org/1998/Math/MathML" display="block">
  <semantics>
    <mrow>
      <mstyle mathvariant="italic">
        <mtext>m</mtext>
      </mstyle>
      <mo stretchy="false">(</mo>
      <mstyle mathvariant="italic">
        <mtext>B</mtext>
      </mstyle>
      <mrow>
        <mo stretchy="false">)</mo>
        <mo stretchy="false">≠</mo>
        <mstyle mathvariant="italic">
          <mtext>0</mtext>
        </mstyle>
      </mrow>
    </mrow>
    <annotation encoding="StarMath 5.0">{italic "m"  \( italic "B"  \)  &lt;&gt; italic "0"}</annotation>
  </semantics>
</math>
</file>

<file path=Object 179/content.xml><?xml version="1.0" encoding="utf-8"?>
<math xmlns="http://www.w3.org/1998/Math/MathML" display="block">
  <semantics>
    <mrow>
      <mstyle mathvariant="italic">
        <mtext>b</mtext>
      </mstyle>
      <mstyle mathvariant="italic">
        <mtext>e</mtext>
      </mstyle>
      <mstyle mathvariant="italic">
        <mtext>l</mtext>
      </mstyle>
      <mrow>
        <mrow>
          <mo fence="true" stretchy="true">(</mo>
          <mrow>
            <mstyle mathvariant="italic">
              <mtext>B</mtext>
            </mstyle>
          </mrow>
          <mo fence="true" stretchy="true">)</mo>
        </mrow>
        <mo stretchy="false">=</mo>
        <mrow>
          <munder>
            <mo stretchy="false">∑</mo>
            <mrow>
              <mstyle mathvariant="italic">
                <mtext>A</mtext>
              </mstyle>
              <mo stretchy="false">⊆</mo>
              <mstyle mathvariant="italic">
                <mtext>B</mtext>
              </mstyle>
            </mrow>
          </munder>
          <mrow>
            <mstyle mathvariant="italic">
              <mtext>m</mtext>
            </mstyle>
            <mrow>
              <mo fence="true" stretchy="true">(</mo>
              <mrow>
                <mstyle mathvariant="italic">
                  <mtext>A</mtext>
                </mstyle>
              </mrow>
              <mo fence="true" stretchy="true">)</mo>
            </mrow>
          </mrow>
        </mrow>
      </mrow>
    </mrow>
    <annotation encoding="StarMath 5.0">{italic "b" italic "e" italic "l" left ( italic "B" right )  ={ sum csub {italic "A"  subseteq  italic "B"} {italic "m" left ( italic "A" right )}}}</annotation>
  </semantics>
</math>
</file>

<file path=Object 18/content.xml><?xml version="1.0" encoding="utf-8"?>
<math xmlns="http://www.w3.org/1998/Math/MathML" display="block">
  <semantics>
    <mrow>
      <mstyle mathvariant="italic">
        <msub>
          <mtext>μ</mtext>
          <mstyle mathvariant="italic">
            <mtext>1</mtext>
          </mstyle>
        </msub>
      </mstyle>
      <mi>,</mi>
      <mstyle mathvariant="italic">
        <msub>
          <mtext>μ</mtext>
          <mstyle mathvariant="italic">
            <mtext>2</mtext>
          </mstyle>
        </msub>
      </mstyle>
      <mi>,</mi>
      <msub>
        <mrow>
          <mo stretchy="false">…</mo>
          <mi>,</mi>
          <mstyle mathvariant="italic">
            <mtext>μ</mtext>
          </mstyle>
        </mrow>
        <mstyle mathvariant="italic">
          <mtext>k</mtext>
        </mstyle>
      </msub>
    </mrow>
    <annotation encoding="StarMath 5.0">{italic "μ"_italic "1" ,italic "μ"_italic "2" ,{ dotslow  , italic "μ"}_italic "k"}</annotation>
  </semantics>
</math>
</file>

<file path=Object 180/content.xml><?xml version="1.0" encoding="utf-8"?>
<math xmlns="http://www.w3.org/1998/Math/MathML" display="block">
  <semantics>
    <mrow>
      <mstyle mathvariant="italic">
        <mtext> </mtext>
      </mstyle>
      <mstyle mathvariant="italic">
        <mtext>B</mtext>
      </mstyle>
    </mrow>
    <annotation encoding="StarMath 5.0">{italic " " italic "B"}</annotation>
  </semantics>
</math>
</file>

<file path=Object 181/content.xml><?xml version="1.0" encoding="utf-8"?>
<math xmlns="http://www.w3.org/1998/Math/MathML" display="block">
  <semantics>
    <mrow>
      <mstyle mathvariant="italic">
        <mtext> </mtext>
      </mstyle>
      <mstyle mathvariant="italic">
        <mtext>A</mtext>
      </mstyle>
    </mrow>
    <annotation encoding="StarMath 5.0">{italic " " italic "A"}</annotation>
  </semantics>
</math>
</file>

<file path=Object 182/content.xml><?xml version="1.0" encoding="utf-8"?>
<math xmlns="http://www.w3.org/1998/Math/MathML" display="block">
  <semantics>
    <mrow>
      <mstyle mathvariant="italic">
        <mtext>d</mtext>
      </mstyle>
      <mstyle mathvariant="italic">
        <mtext>o</mtext>
      </mstyle>
      <mstyle mathvariant="italic">
        <mtext>u</mtext>
      </mstyle>
      <mstyle mathvariant="italic">
        <mtext>b</mtext>
      </mstyle>
      <mstyle mathvariant="italic">
        <mtext>t</mtext>
      </mstyle>
      <mo stretchy="false">(</mo>
      <mstyle mathvariant="italic">
        <mtext>B</mtext>
      </mstyle>
      <mrow>
        <mo stretchy="false">)</mo>
        <mo stretchy="false">=</mo>
        <mrow>
          <mstyle mathvariant="italic">
            <mtext>1</mtext>
          </mstyle>
          <mo stretchy="false">−</mo>
          <mstyle mathvariant="italic">
            <mtext>b</mtext>
          </mstyle>
        </mrow>
      </mrow>
      <mstyle mathvariant="italic">
        <mtext>e</mtext>
      </mstyle>
      <mstyle mathvariant="italic">
        <mtext>l</mtext>
      </mstyle>
      <mo stretchy="false">(</mo>
      <mstyle mathvariant="italic">
        <mtext>B</mtext>
      </mstyle>
      <mo stretchy="false">)</mo>
    </mrow>
    <annotation encoding="StarMath 5.0">{italic "d" italic "o" italic "u" italic "b" italic "t"  \( italic "B"  \) =italic "1" -italic "b" italic "e" italic "l"  \( italic "B"  \)}</annotation>
  </semantics>
</math>
</file>

<file path=Object 183/content.xml><?xml version="1.0" encoding="utf-8"?>
<math xmlns="http://www.w3.org/1998/Math/MathML" display="block">
  <semantics>
    <mrow>
      <mstyle mathvariant="italic">
        <mtext>p</mtext>
      </mstyle>
      <mstyle mathvariant="italic">
        <mtext>l</mtext>
      </mstyle>
      <mo stretchy="false">(</mo>
      <mstyle mathvariant="italic">
        <mtext>A</mtext>
      </mstyle>
      <mo stretchy="false">)</mo>
    </mrow>
    <annotation encoding="StarMath 5.0">{italic "p" italic "l"  \( italic "A"  \)}</annotation>
  </semantics>
</math>
</file>

<file path=Object 184/content.xml><?xml version="1.0" encoding="utf-8"?>
<math xmlns="http://www.w3.org/1998/Math/MathML" display="block">
  <semantics>
    <mrow>
      <mstyle mathvariant="italic">
        <mtext>p</mtext>
      </mstyle>
      <mstyle mathvariant="italic">
        <mtext>l</mtext>
      </mstyle>
      <mrow>
        <mrow>
          <mo fence="true" stretchy="true">(</mo>
          <mrow>
            <mstyle mathvariant="italic">
              <mtext>B</mtext>
            </mstyle>
          </mrow>
          <mo fence="true" stretchy="true">)</mo>
        </mrow>
        <mo stretchy="false">=</mo>
        <mrow>
          <munder>
            <mo stretchy="false">∑</mo>
            <mrow>
              <mrow>
                <mstyle mathvariant="italic">
                  <mtext>A</mtext>
                </mstyle>
                <mo stretchy="false">∩</mo>
                <mstyle mathvariant="italic">
                  <mtext>B</mtext>
                </mstyle>
              </mrow>
              <mo stretchy="false">≠</mo>
              <mstyle mathvariant="italic">
                <mtext>∅</mtext>
              </mstyle>
            </mrow>
          </munder>
          <mrow>
            <mstyle mathvariant="italic">
              <mtext>m</mtext>
            </mstyle>
            <mrow>
              <mo fence="true" stretchy="true">(</mo>
              <mrow>
                <mstyle mathvariant="italic">
                  <mtext>A</mtext>
                </mstyle>
              </mrow>
              <mo fence="true" stretchy="true">)</mo>
            </mrow>
          </mrow>
        </mrow>
      </mrow>
    </mrow>
    <annotation encoding="StarMath 5.0">{italic "p" italic "l" left ( italic "B" right )  ={ sum csub {italic "A"  intersection  italic "B"  &lt;&gt;  italic "∅"} {italic "m" left ( italic "A" right )}}}</annotation>
  </semantics>
</math>
</file>

<file path=Object 185/content.xml><?xml version="1.0" encoding="utf-8"?>
<math xmlns="http://www.w3.org/1998/Math/MathML" display="block">
  <semantics>
    <mrow>
      <mstyle mathvariant="italic">
        <mtext>p</mtext>
      </mstyle>
      <mstyle mathvariant="italic">
        <mtext>l</mtext>
      </mstyle>
      <mo stretchy="false">(</mo>
      <mstyle mathvariant="italic">
        <mtext>A</mtext>
      </mstyle>
      <mo stretchy="false">)</mo>
    </mrow>
    <annotation encoding="StarMath 5.0">{italic "p" italic "l"  \( italic "A"  \)}</annotation>
  </semantics>
</math>
</file>

<file path=Object 186/content.xml><?xml version="1.0" encoding="utf-8"?>
<math xmlns="http://www.w3.org/1998/Math/MathML" display="block">
  <semantics>
    <mrow>
      <mstyle mathvariant="italic">
        <mtext>p</mtext>
      </mstyle>
      <mstyle mathvariant="italic">
        <mtext>l</mtext>
      </mstyle>
      <mrow>
        <mrow>
          <mo fence="true" stretchy="true">(</mo>
          <mrow>
            <mstyle mathvariant="italic">
              <mtext>B</mtext>
            </mstyle>
          </mrow>
          <mo fence="true" stretchy="true">)</mo>
        </mrow>
        <mo stretchy="false">=</mo>
        <mrow>
          <mstyle mathvariant="italic">
            <mtext>1</mtext>
          </mstyle>
          <mo stretchy="false">−</mo>
          <mstyle mathvariant="italic">
            <mtext>b</mtext>
          </mstyle>
        </mrow>
      </mrow>
      <mstyle mathvariant="italic">
        <mtext>e</mtext>
      </mstyle>
      <mstyle mathvariant="italic">
        <mtext>l</mtext>
      </mstyle>
      <mo stretchy="false">(</mo>
      <mrow>
        <mo stretchy="false">−</mo>
        <mstyle mathvariant="italic">
          <mtext>B</mtext>
        </mstyle>
      </mrow>
      <mo stretchy="false">)</mo>
    </mrow>
    <annotation encoding="StarMath 5.0">{italic "p" italic "l" left ( italic "B" right )  =italic "1" -italic "b" italic "e" italic "l"  \( {-italic "B"}  \)}</annotation>
  </semantics>
</math>
</file>

<file path=Object 187/content.xml><?xml version="1.0" encoding="utf-8"?>
<math xmlns="http://www.w3.org/1998/Math/MathML" display="block">
  <semantics>
    <mrow>
      <mstyle mathvariant="italic">
        <mtext>d</mtext>
      </mstyle>
      <mstyle mathvariant="italic">
        <mtext>i</mtext>
      </mstyle>
      <mstyle mathvariant="italic">
        <mtext>s</mtext>
      </mstyle>
      <mstyle mathvariant="italic">
        <mtext>b</mtext>
      </mstyle>
      <mstyle mathvariant="italic">
        <mtext>e</mtext>
      </mstyle>
      <mstyle mathvariant="italic">
        <mtext>l</mtext>
      </mstyle>
      <mstyle mathvariant="italic">
        <mtext>i</mtext>
      </mstyle>
      <mstyle mathvariant="italic">
        <mtext>e</mtext>
      </mstyle>
      <mstyle mathvariant="italic">
        <mtext>f</mtext>
      </mstyle>
      <mrow>
        <mrow>
          <mo fence="true" stretchy="true">(</mo>
          <mrow>
            <mstyle mathvariant="italic">
              <mtext>B</mtext>
            </mstyle>
          </mrow>
          <mo fence="true" stretchy="true">)</mo>
        </mrow>
        <mo stretchy="false">=</mo>
        <mrow>
          <mstyle mathvariant="italic">
            <mtext>1</mtext>
          </mstyle>
          <mo stretchy="false">−</mo>
          <mstyle mathvariant="italic">
            <mtext>p</mtext>
          </mstyle>
        </mrow>
      </mrow>
      <mstyle mathvariant="italic">
        <mtext>l</mtext>
      </mstyle>
      <mo stretchy="false">(</mo>
      <mstyle mathvariant="italic">
        <mtext>B</mtext>
      </mstyle>
      <mo stretchy="false">)</mo>
    </mrow>
    <annotation encoding="StarMath 5.0">{italic "d" italic "i" italic "s" italic "b" italic "e" italic "l" italic "i" italic "e" italic "f" left ( italic "B" right )  =italic "1" -italic "p" italic "l"  \( italic "B"  \)}</annotation>
  </semantics>
</math>
</file>

<file path=Object 188/content.xml><?xml version="1.0" encoding="utf-8"?>
<math xmlns="http://www.w3.org/1998/Math/MathML" display="block">
  <semantics>
    <mrow>
      <mstyle mathvariant="italic">
        <msub>
          <mtext>m</mtext>
          <mstyle mathvariant="italic">
            <mtext>1</mtext>
          </mstyle>
        </msub>
      </mstyle>
      <mi>,</mi>
      <mtext>.</mtext>
      <mtext>.</mtext>
      <mi>,</mi>
      <mstyle mathvariant="italic">
        <msub>
          <mtext>m</mtext>
          <mstyle mathvariant="italic">
            <mtext>s</mtext>
          </mstyle>
        </msub>
      </mstyle>
    </mrow>
    <annotation encoding="StarMath 5.0">{italic "m"_italic "1" , "."  "." ,italic "m"_italic "s"}</annotation>
  </semantics>
</math>
</file>

<file path=Object 189/content.xml><?xml version="1.0" encoding="utf-8"?>
<math xmlns="http://www.w3.org/1998/Math/MathML" display="block">
  <semantics>
    <mstyle mathvariant="italic">
      <mtext>h</mtext>
    </mstyle>
    <annotation encoding="StarMath 5.0">italic "h"</annotation>
  </semantics>
</math>
</file>

<file path=Object 19/content.xml><?xml version="1.0" encoding="utf-8"?>
<math xmlns="http://www.w3.org/1998/Math/MathML" display="block">
  <semantics>
    <mrow>
      <mstyle mathvariant="italic">
        <msub>
          <mtext>μ</mtext>
          <mstyle mathvariant="italic">
            <mtext>1</mtext>
          </mstyle>
        </msub>
      </mstyle>
      <mi>,</mi>
      <mstyle mathvariant="italic">
        <msub>
          <mtext>μ</mtext>
          <mstyle mathvariant="italic">
            <mtext>2</mtext>
          </mstyle>
        </msub>
      </mstyle>
      <mi>,</mi>
      <mo stretchy="false">…</mo>
      <mstyle mathvariant="italic">
        <msub>
          <mtext>μ</mtext>
          <mstyle mathvariant="italic">
            <mtext>k</mtext>
          </mstyle>
        </msub>
      </mstyle>
    </mrow>
    <annotation encoding="StarMath 5.0">{italic "μ"_italic "1" ,italic "μ"_italic "2" , dotslow italic "μ"_italic "k"}</annotation>
  </semantics>
</math>
</file>

<file path=Object 190/content.xml><?xml version="1.0" encoding="utf-8"?>
<math xmlns="http://www.w3.org/1998/Math/MathML" display="block">
  <semantics>
    <mrow>
      <mrow>
        <mstyle mathvariant="italic">
          <msub>
            <mtext>m</mtext>
            <mrow>
              <mstyle mathvariant="italic">
                <mtext>1</mtext>
              </mstyle>
              <mi>,</mi>
              <mo stretchy="false">…</mo>
              <mi>,</mi>
              <mstyle mathvariant="italic">
                <mtext>s</mtext>
              </mstyle>
            </mrow>
          </msub>
        </mstyle>
        <mo stretchy="false">=</mo>
        <mstyle mathvariant="italic">
          <msub>
            <mtext>m</mtext>
            <mstyle mathvariant="italic">
              <mtext>1</mtext>
            </mstyle>
          </msub>
        </mstyle>
      </mrow>
      <mi>⊕</mi>
      <mo stretchy="false">…</mo>
      <mi>⊕</mi>
      <mstyle mathvariant="italic">
        <msub>
          <mtext>m</mtext>
          <mstyle mathvariant="italic">
            <mtext>s</mtext>
          </mstyle>
        </msub>
      </mstyle>
    </mrow>
    <annotation encoding="StarMath 5.0">{italic "m"_{italic "1" ,  dotslow  , italic "s"} =italic "m"_italic "1" ⊕ dotslow ⊕italic "m"_italic "s"}</annotation>
  </semantics>
</math>
</file>

<file path=Object 191/content.xml><?xml version="1.0" encoding="utf-8"?>
<math xmlns="http://www.w3.org/1998/Math/MathML" display="block">
  <semantics>
    <mrow>
      <mstyle mathvariant="italic">
        <msub>
          <mtext>m</mtext>
          <mrow>
            <mstyle mathvariant="italic">
              <mtext>1</mtext>
            </mstyle>
            <mi>,</mi>
            <mo stretchy="false">…</mo>
            <mi>,</mi>
            <mstyle mathvariant="italic">
              <mtext>s</mtext>
            </mstyle>
          </mrow>
        </msub>
      </mstyle>
      <mo stretchy="false">(</mo>
      <mstyle mathvariant="italic">
        <mtext>C</mtext>
      </mstyle>
      <mrow>
        <mo stretchy="false">)</mo>
        <mo stretchy="false">=</mo>
        <mstyle mathvariant="italic">
          <mtext>K</mtext>
        </mstyle>
      </mrow>
      <mrow>
        <munder>
          <mo stretchy="false">∑</mo>
          <mrow>
            <mrow>
              <mstyle mathvariant="italic">
                <msub>
                  <mtext>A</mtext>
                  <mstyle mathvariant="italic">
                    <mtext>1</mtext>
                  </mstyle>
                </msub>
              </mstyle>
              <mo stretchy="false">∩</mo>
              <mo stretchy="false">…</mo>
              <mo stretchy="false">∩</mo>
              <mstyle mathvariant="italic">
                <msub>
                  <mtext>A</mtext>
                  <mstyle mathvariant="italic">
                    <mtext>s</mtext>
                  </mstyle>
                </msub>
              </mstyle>
            </mrow>
            <mo stretchy="false">=</mo>
            <mstyle mathvariant="italic">
              <mtext>C</mtext>
            </mstyle>
          </mrow>
        </munder>
        <mrow>
          <mstyle mathvariant="italic">
            <msub>
              <mtext>m</mtext>
              <mstyle mathvariant="italic">
                <mtext>1</mtext>
              </mstyle>
            </msub>
          </mstyle>
          <mrow>
            <mo fence="true" stretchy="true">(</mo>
            <mrow>
              <mstyle mathvariant="italic">
                <msub>
                  <mtext>A</mtext>
                  <mstyle mathvariant="italic">
                    <mtext>1</mtext>
                  </mstyle>
                </msub>
              </mstyle>
            </mrow>
            <mo fence="true" stretchy="true">)</mo>
          </mrow>
          <mi>·</mi>
          <mo stretchy="false">…</mo>
          <mi>·</mi>
          <mstyle mathvariant="italic">
            <msub>
              <mtext>m</mtext>
              <mstyle mathvariant="italic">
                <mtext>2</mtext>
              </mstyle>
            </msub>
          </mstyle>
          <mo stretchy="false">(</mo>
          <mstyle mathvariant="italic">
            <msub>
              <mtext>A</mtext>
              <mstyle mathvariant="italic">
                <mtext>s</mtext>
              </mstyle>
            </msub>
          </mstyle>
          <mo stretchy="false">)</mo>
        </mrow>
      </mrow>
    </mrow>
    <annotation encoding="StarMath 5.0">{italic "m"_{italic "1" ,  dotslow  , italic "s"}  \( italic "C"  \) =italic "K" { sum csub {italic "A"_italic "1"  intersection   dotslow   intersection  italic "A"_italic "s" = italic "C"} {italic "m"_italic "1" left ( italic "A"_italic "1" right )  ·  dotslow  · italic "m"_italic "2"  \(  italic "A"_italic "s"  \)}}}</annotation>
  </semantics>
</math>
</file>

<file path=Object 192/content.xml><?xml version="1.0" encoding="utf-8"?>
<math xmlns="http://www.w3.org/1998/Math/MathML" display="block">
  <semantics>
    <mrow>
      <mstyle mathvariant="italic">
        <msup>
          <mtext>K</mtext>
          <mrow>
            <mo stretchy="false">−</mo>
            <mstyle mathvariant="italic">
              <mtext>1</mtext>
            </mstyle>
          </mrow>
        </msup>
      </mstyle>
      <mo stretchy="false">=</mo>
      <mrow>
        <munder>
          <mo stretchy="false">∑</mo>
          <mrow>
            <mrow>
              <mstyle mathvariant="italic">
                <msub>
                  <mtext>A</mtext>
                  <mstyle mathvariant="italic">
                    <mtext>1</mtext>
                  </mstyle>
                </msub>
              </mstyle>
              <mo stretchy="false">∩</mo>
              <mo stretchy="false">…</mo>
              <mo stretchy="false">∩</mo>
              <mstyle mathvariant="italic">
                <msub>
                  <mtext>A</mtext>
                  <mstyle mathvariant="italic">
                    <mtext>s</mtext>
                  </mstyle>
                </msub>
              </mstyle>
            </mrow>
            <mo stretchy="false">=</mo>
            <mstyle mathvariant="italic">
              <mtext>∅</mtext>
            </mstyle>
          </mrow>
        </munder>
        <mrow>
          <mstyle mathvariant="italic">
            <msub>
              <mtext>m</mtext>
              <mstyle mathvariant="italic">
                <mtext>1</mtext>
              </mstyle>
            </msub>
          </mstyle>
          <mrow>
            <mo fence="true" stretchy="true">(</mo>
            <mrow>
              <mstyle mathvariant="italic">
                <msub>
                  <mtext>A</mtext>
                  <mstyle mathvariant="italic">
                    <mtext>1</mtext>
                  </mstyle>
                </msub>
              </mstyle>
            </mrow>
            <mo fence="true" stretchy="true">)</mo>
          </mrow>
          <mi>·</mi>
          <mo stretchy="false">…</mo>
          <msub>
            <mrow>
              <mi>·</mi>
              <mstyle mathvariant="italic">
                <mtext>m</mtext>
              </mstyle>
            </mrow>
            <mstyle mathvariant="italic">
              <mtext>s</mtext>
            </mstyle>
          </msub>
          <mo stretchy="false">(</mo>
          <mstyle mathvariant="italic">
            <msub>
              <mtext>A</mtext>
              <mstyle mathvariant="italic">
                <mtext>s</mtext>
              </mstyle>
            </msub>
          </mstyle>
          <mo stretchy="false">)</mo>
        </mrow>
      </mrow>
    </mrow>
    <annotation encoding="StarMath 5.0">{italic "K"^{-italic "1"} ={ sum csub {italic "A"_italic "1"  intersection   dotslow   intersection  italic "A"_italic "s" = italic "∅"} {italic "m"_italic "1" left ( italic "A"_italic "1" right )  ·  dotslow  {· italic "m"}_italic "s"  \(  italic "A"_italic "s"  \)}}}</annotation>
  </semantics>
</math>
</file>

<file path=Object 193/content.xml><?xml version="1.0" encoding="utf-8"?>
<math xmlns="http://www.w3.org/1998/Math/MathML" display="block">
  <semantics>
    <mrow>
      <msub>
        <mrow>
          <mstyle mathvariant="italic">
            <mtext> </mtext>
          </mstyle>
          <mstyle mathvariant="italic">
            <mtext>m</mtext>
          </mstyle>
        </mrow>
        <mstyle mathvariant="italic">
          <mtext>1</mtext>
        </mstyle>
      </msub>
      <mi>,</mi>
      <mo stretchy="false">…</mo>
      <msub>
        <mrow>
          <mi>,</mi>
          <mstyle mathvariant="italic">
            <mtext>m</mtext>
          </mstyle>
        </mrow>
        <mstyle mathvariant="italic">
          <mtext>s</mtext>
        </mstyle>
      </msub>
    </mrow>
    <annotation encoding="StarMath 5.0">{{italic " " italic "m"}_italic "1" , dotslow {, italic "m"}_italic "s"}</annotation>
  </semantics>
</math>
</file>

<file path=Object 194/content.xml><?xml version="1.0" encoding="utf-8"?>
<math xmlns="http://www.w3.org/1998/Math/MathML" display="block">
  <semantics>
    <mstyle mathvariant="italic">
      <mtext>h</mtext>
    </mstyle>
    <annotation encoding="StarMath 5.0">italic "h"</annotation>
  </semantics>
</math>
</file>

<file path=Object 195/content.xml><?xml version="1.0" encoding="utf-8"?>
<math xmlns="http://www.w3.org/1998/Math/MathML" display="block">
  <semantics>
    <mstyle mathvariant="italic">
      <mtext>h</mtext>
    </mstyle>
    <annotation encoding="StarMath 5.0">italic "h"</annotation>
  </semantics>
</math>
</file>

<file path=Object 196/content.xml><?xml version="1.0" encoding="utf-8"?>
<math xmlns="http://www.w3.org/1998/Math/MathML" display="block">
  <semantics>
    <mrow>
      <mstyle mathvariant="italic">
        <mtext>s</mtext>
      </mstyle>
      <mstyle mathvariant="italic">
        <mtext>t</mtext>
      </mstyle>
      <mstyle mathvariant="italic">
        <mtext>r</mtext>
      </mstyle>
      <mstyle mathvariant="italic">
        <mtext>i</mtext>
      </mstyle>
      <mstyle mathvariant="italic">
        <mtext>n</mtext>
      </mstyle>
      <mstyle mathvariant="italic">
        <mtext>g</mtext>
      </mstyle>
      <mstyle mathvariant="italic">
        <mtext>1</mtext>
      </mstyle>
    </mrow>
    <annotation encoding="StarMath 5.0">{italic "s" italic "t" italic "r" italic "i" italic "n" italic "g" italic "1"}</annotation>
  </semantics>
</math>
</file>

<file path=Object 197/content.xml><?xml version="1.0" encoding="utf-8"?>
<math xmlns="http://www.w3.org/1998/Math/MathML" display="block">
  <semantics>
    <mrow>
      <mstyle mathvariant="italic">
        <mtext> </mtext>
      </mstyle>
      <mstyle mathvariant="italic">
        <mtext> </mtext>
      </mstyle>
      <mstyle mathvariant="italic">
        <mtext>s</mtext>
      </mstyle>
      <mstyle mathvariant="italic">
        <mtext>t</mtext>
      </mstyle>
      <mstyle mathvariant="italic">
        <mtext>r</mtext>
      </mstyle>
      <mstyle mathvariant="italic">
        <mtext>i</mtext>
      </mstyle>
      <mstyle mathvariant="italic">
        <mtext>n</mtext>
      </mstyle>
      <mstyle mathvariant="italic">
        <mtext>g</mtext>
      </mstyle>
      <mstyle mathvariant="italic">
        <mtext>2</mtext>
      </mstyle>
    </mrow>
    <annotation encoding="StarMath 5.0">{italic " " italic " " italic "s" italic "t" italic "r" italic "i" italic "n" italic "g" italic "2"}</annotation>
  </semantics>
</math>
</file>

<file path=Object 198/content.xml><?xml version="1.0" encoding="utf-8"?>
<math xmlns="http://www.w3.org/1998/Math/MathML" display="block">
  <semantics>
    <mstyle mathvariant="italic">
      <mtext>a</mtext>
    </mstyle>
    <annotation encoding="StarMath 5.0">italic "a"</annotation>
  </semantics>
</math>
</file>

<file path=Object 199/content.xml><?xml version="1.0" encoding="utf-8"?>
<math xmlns="http://www.w3.org/1998/Math/MathML" display="block">
  <semantics>
    <mstyle mathvariant="italic">
      <mtext>b</mtext>
    </mstyle>
    <annotation encoding="StarMath 5.0">italic "b"</annotation>
  </semantics>
</math>
</file>

<file path=Object 2/content.xml><?xml version="1.0" encoding="utf-8"?>
<math xmlns="http://www.w3.org/1998/Math/MathML" display="block">
  <semantics>
    <mstyle mathvariant="italic">
      <mtext>C</mtext>
    </mstyle>
    <annotation encoding="StarMath 5.0">italic "C"</annotation>
  </semantics>
</math>
</file>

<file path=Object 20/content.xml><?xml version="1.0" encoding="utf-8"?>
<math xmlns="http://www.w3.org/1998/Math/MathML" display="block">
  <semantics>
    <msup>
      <mrow>
        <mstyle mathvariant="italic">
          <mtext> </mtext>
        </mstyle>
        <mrow>
          <mo fence="true" stretchy="true">(</mo>
          <mrow>
            <mrow>
              <mstyle mathvariant="italic">
                <msub>
                  <mtext>x</mtext>
                  <mstyle mathvariant="italic">
                    <mtext>k</mtext>
                  </mstyle>
                </msub>
              </mstyle>
              <mo stretchy="false">−</mo>
              <msub>
                <mover accent="true">
                  <mstyle mathvariant="italic">
                    <mtext>μ</mtext>
                  </mstyle>
                  <mo stretchy="true">^</mo>
                </mover>
                <mstyle mathvariant="italic">
                  <mtext>i</mtext>
                </mstyle>
              </msub>
            </mrow>
          </mrow>
          <mo fence="true" stretchy="true">)</mo>
        </mrow>
      </mrow>
      <mstyle mathvariant="italic">
        <mtext>2</mtext>
      </mstyle>
    </msup>
    <annotation encoding="StarMath 5.0">{italic " " left ( {italic "x"_italic "k" - { widehat italic "μ"}_italic "i"} right )}^italic "2"</annotation>
  </semantics>
</math>
</file>

<file path=Object 200/content.xml><?xml version="1.0" encoding="utf-8"?>
<math xmlns="http://www.w3.org/1998/Math/MathML" display="block">
  <semantics>
    <mrow>
      <mstyle mathvariant="italic">
        <mtext>l</mtext>
      </mstyle>
      <mstyle mathvariant="italic">
        <mtext>e</mtext>
      </mstyle>
      <mstyle mathvariant="italic">
        <msub>
          <mtext>v</mtext>
          <mrow>
            <mstyle mathvariant="italic">
              <mtext>a</mtext>
            </mstyle>
            <mi>,</mi>
            <mstyle mathvariant="italic">
              <mtext>b</mtext>
            </mstyle>
          </mrow>
        </msub>
      </mstyle>
      <mrow>
        <mo fence="true" stretchy="true">(</mo>
        <mrow>
          <mrow>
            <mrow>
              <mo fence="true" stretchy="true">(</mo>
              <mrow>
                <mstyle mathvariant="italic">
                  <mtext>a</mtext>
                </mstyle>
              </mrow>
              <mo fence="true" stretchy="true">)</mo>
            </mrow>
            <mo stretchy="false">&lt;</mo>
            <mrow>
              <mo fence="true" stretchy="true">(</mo>
              <mrow>
                <mstyle mathvariant="italic">
                  <mtext>b</mtext>
                </mstyle>
              </mrow>
              <mo fence="true" stretchy="true">)</mo>
            </mrow>
          </mrow>
        </mrow>
        <mo fence="true" stretchy="true">)</mo>
      </mrow>
    </mrow>
    <annotation encoding="StarMath 5.0">{italic "l" italic "e" italic "v"_{italic "a" , italic "b"} left ( {left ( italic "a" right )  &lt; left ( italic "b" right )} right )}</annotation>
  </semantics>
</math>
</file>

<file path=Object 201/content.xml><?xml version="1.0" encoding="utf-8"?>
<math xmlns="http://www.w3.org/1998/Math/MathML" display="block">
  <semantics>
    <mrow>
      <mstyle mathvariant="italic">
        <mtext>l</mtext>
      </mstyle>
      <mstyle mathvariant="italic">
        <mtext>e</mtext>
      </mstyle>
      <mstyle mathvariant="italic">
        <msub>
          <mtext>v</mtext>
          <mrow>
            <mstyle mathvariant="italic">
              <mtext>a</mtext>
            </mstyle>
            <mi>,</mi>
            <mstyle mathvariant="italic">
              <mtext>b</mtext>
            </mstyle>
          </mrow>
        </msub>
      </mstyle>
      <mrow>
        <mrow>
          <mo fence="true" stretchy="true">(</mo>
          <mrow>
            <mrow>
              <mstyle mathvariant="italic">
                <mtext>i</mtext>
              </mstyle>
              <mi>,</mi>
              <mstyle mathvariant="italic">
                <mtext>j</mtext>
              </mstyle>
            </mrow>
          </mrow>
          <mo fence="true" stretchy="true">)</mo>
        </mrow>
        <mo stretchy="false">=</mo>
        <mrow>
          <mo fence="true" stretchy="true">(</mo>
          <mrow>
            <mtable>
              <mtr>
                <mtd>
                  <mrow>
                    <mrow>
                      <mtext>max</mtext>
                      <mi>⁡</mi>
                      <mrow>
                        <mo fence="true" stretchy="true">(</mo>
                        <mrow>
                          <mrow>
                            <mstyle mathvariant="italic">
                              <mtext>i</mtext>
                            </mstyle>
                            <mi>,</mi>
                            <mstyle mathvariant="italic">
                              <mtext>j</mtext>
                            </mstyle>
                          </mrow>
                        </mrow>
                        <mo fence="true" stretchy="true">)</mo>
                      </mrow>
                    </mrow>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i</mtext>
                    </mstyle>
                    <mstyle mathvariant="italic">
                      <mtext>f</mtext>
                    </mstyle>
                    <mrow>
                      <mrow>
                        <mtext>min</mtext>
                        <mi>⁡</mi>
                        <mrow>
                          <mo fence="true" stretchy="true">(</mo>
                          <mrow>
                            <mrow>
                              <mstyle mathvariant="italic">
                                <mtext>i</mtext>
                              </mstyle>
                              <mi>,</mi>
                              <mstyle mathvariant="italic">
                                <mtext>j</mtext>
                              </mstyle>
                            </mrow>
                          </mrow>
                          <mo fence="true" stretchy="true">)</mo>
                        </mrow>
                      </mrow>
                      <mo stretchy="false">=</mo>
                      <mstyle mathvariant="italic">
                        <mtext>0</mtext>
                      </mstyle>
                    </mrow>
                  </mrow>
                </mtd>
              </mtr>
              <mtr>
                <mtd>
                  <mrow>
                    <mstyle mathvariant="italic">
                      <mtext>m</mtext>
                    </mstyle>
                    <mstyle mathvariant="italic">
                      <mtext>i</mtext>
                    </mstyle>
                    <mstyle mathvariant="italic">
                      <mtext>n</mtext>
                    </mstyle>
                    <mrow>
                      <mo fence="true" stretchy="true">(</mo>
                      <mrow>
                        <mrow>
                          <mtable>
                            <mtr>
                              <mtd>
                                <mrow>
                                  <mstyle mathvariant="italic">
                                    <mtext>l</mtext>
                                  </mstyle>
                                  <mstyle mathvariant="italic">
                                    <mtext>e</mtext>
                                  </mstyle>
                                  <mstyle mathvariant="italic">
                                    <msub>
                                      <mtext>v</mtext>
                                      <mrow>
                                        <mstyle mathvariant="italic">
                                          <mtext>a</mtext>
                                        </mstyle>
                                        <mi>,</mi>
                                        <mstyle mathvariant="italic">
                                          <mtext>b</mtext>
                                        </mstyle>
                                      </mrow>
                                    </msub>
                                  </mstyle>
                                  <mrow>
                                    <mrow>
                                      <mo fence="true" stretchy="true">(</mo>
                                      <mrow>
                                        <mrow>
                                          <mrow>
                                            <mstyle mathvariant="italic">
                                              <mtext>i</mtext>
                                            </mstyle>
                                            <mo stretchy="false">−</mo>
                                            <mstyle mathvariant="italic">
                                              <mtext>1</mtext>
                                            </mstyle>
                                          </mrow>
                                          <mi>,</mi>
                                          <mstyle mathvariant="italic">
                                            <mtext>j</mtext>
                                          </mstyle>
                                        </mrow>
                                      </mrow>
                                      <mo fence="true" stretchy="true">)</mo>
                                    </mrow>
                                    <mo stretchy="false">+</mo>
                                    <mstyle mathvariant="italic">
                                      <mtext>1</mtext>
                                    </mstyle>
                                  </mrow>
                                </mrow>
                              </mtd>
                            </mtr>
                            <mtr>
                              <mtd>
                                <mrow>
                                  <mstyle mathvariant="italic">
                                    <mtext>l</mtext>
                                  </mstyle>
                                  <mstyle mathvariant="italic">
                                    <mtext>e</mtext>
                                  </mstyle>
                                  <mstyle mathvariant="italic">
                                    <msub>
                                      <mtext>v</mtext>
                                      <mrow>
                                        <mstyle mathvariant="italic">
                                          <mtext>a</mtext>
                                        </mstyle>
                                        <mi>,</mi>
                                        <mstyle mathvariant="italic">
                                          <mtext>b</mtext>
                                        </mstyle>
                                      </mrow>
                                    </msub>
                                  </mstyle>
                                  <mrow>
                                    <mrow>
                                      <mo fence="true" stretchy="true">(</mo>
                                      <mrow>
                                        <mrow>
                                          <mstyle mathvariant="italic">
                                            <mtext>i</mtext>
                                          </mstyle>
                                          <mi>,</mi>
                                          <mrow>
                                            <mstyle mathvariant="italic">
                                              <mtext>j</mtext>
                                            </mstyle>
                                            <mo stretchy="false">−</mo>
                                            <mstyle mathvariant="italic">
                                              <mtext>1</mtext>
                                            </mstyle>
                                          </mrow>
                                        </mrow>
                                      </mrow>
                                      <mo fence="true" stretchy="true">)</mo>
                                    </mrow>
                                    <mo stretchy="false">+</mo>
                                    <mstyle mathvariant="italic">
                                      <mtext>1</mtext>
                                    </mstyle>
                                  </mrow>
                                </mrow>
                              </mtd>
                            </mtr>
                            <mtr>
                              <mtd>
                                <mrow>
                                  <mstyle mathvariant="italic">
                                    <mtext>l</mtext>
                                  </mstyle>
                                  <mstyle mathvariant="italic">
                                    <mtext>e</mtext>
                                  </mstyle>
                                  <mstyle mathvariant="italic">
                                    <msub>
                                      <mtext>v</mtext>
                                      <mrow>
                                        <mstyle mathvariant="italic">
                                          <mtext>a</mtext>
                                        </mstyle>
                                        <mi>,</mi>
                                        <mstyle mathvariant="italic">
                                          <mtext>b</mtext>
                                        </mstyle>
                                      </mrow>
                                    </msub>
                                  </mstyle>
                                  <mrow>
                                    <mrow>
                                      <mo fence="true" stretchy="true">(</mo>
                                      <mrow>
                                        <mrow>
                                          <mrow>
                                            <mstyle mathvariant="italic">
                                              <mtext>i</mtext>
                                            </mstyle>
                                            <mo stretchy="false">−</mo>
                                            <mstyle mathvariant="italic">
                                              <mtext>1</mtext>
                                            </mstyle>
                                          </mrow>
                                          <mi>,</mi>
                                          <mrow>
                                            <mstyle mathvariant="italic">
                                              <mtext>j</mtext>
                                            </mstyle>
                                            <mo stretchy="false">−</mo>
                                            <mstyle mathvariant="italic">
                                              <mtext>1</mtext>
                                            </mstyle>
                                          </mrow>
                                        </mrow>
                                      </mrow>
                                      <mo fence="true" stretchy="true">)</mo>
                                    </mrow>
                                    <mo stretchy="false">+</mo>
                                    <mstyle mathvariant="italic">
                                      <msub>
                                        <mtext>1</mtext>
                                        <mrow>
                                          <mo stretchy="false">(</mo>
                                          <mrow>
                                            <mstyle mathvariant="italic">
                                              <msub>
                                                <mtext>a</mtext>
                                                <mstyle mathvariant="italic">
                                                  <mtext>i</mtext>
                                                </mstyle>
                                              </msub>
                                            </mstyle>
                                            <mo stretchy="false">≠</mo>
                                            <mstyle mathvariant="italic">
                                              <msub>
                                                <mtext>b</mtext>
                                                <mstyle mathvariant="italic">
                                                  <mtext>j</mtext>
                                                </mstyle>
                                              </msub>
                                            </mstyle>
                                          </mrow>
                                          <mo stretchy="false">)</mo>
                                        </mrow>
                                      </msub>
                                    </mstyle>
                                  </mrow>
                                </mrow>
                              </mtd>
                            </mtr>
                          </mtab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o</mtext>
                          </mstyle>
                          <mstyle mathvariant="italic">
                            <mtext>t</mtext>
                          </mstyle>
                          <mstyle mathvariant="italic">
                            <mtext>h</mtext>
                          </mstyle>
                          <mstyle mathvariant="italic">
                            <mtext>e</mtext>
                          </mstyle>
                          <mstyle mathvariant="italic">
                            <mtext>r</mtext>
                          </mstyle>
                          <mstyle mathvariant="italic">
                            <mtext>w</mtext>
                          </mstyle>
                          <mstyle mathvariant="italic">
                            <mtext>i</mtext>
                          </mstyle>
                          <mstyle mathvariant="italic">
                            <mtext>s</mtext>
                          </mstyle>
                          <mstyle mathvariant="italic">
                            <mtext>e</mtext>
                          </mstyle>
                        </mrow>
                      </mrow>
                      <mo fence="true" stretchy="true">)</mo>
                    </mrow>
                  </mrow>
                </mtd>
              </mtr>
            </mtable>
          </mrow>
          <mo fence="true" stretchy="true">)</mo>
        </mrow>
      </mrow>
    </mrow>
    <annotation encoding="StarMath 5.0">{italic "l" italic "e" italic "v"_{italic "a" , italic "b"} left ( {italic "i" , italic "j"} right )  =left ( matrix {{{func "max" ⁡ left ( {italic "i" , italic "j"} right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 " italic "i" italic "f" {func "min" ⁡ left ( {italic "i" , italic "j"} right )} = italic "0"} ## {italic "m" italic "i" italic "n" left ( {matrix {{italic "l" italic "e" italic "v"_{italic "a" , italic "b"} left ( {italic "i" - italic "1" , italic "j"} right )  + italic "1"} ## {italic "l" italic "e" italic "v"_{italic "a" , italic "b"} left ( {italic "i" , italic "j" - italic "1"} right )  + italic "1"} ## {italic "l" italic "e" italic "v"_{italic "a" , italic "b"} left ( {italic "i" - italic "1" , italic "j" - italic "1"} right )  + italic "1"_{ \(  italic "a"_italic "i"  &lt;&gt;  italic "b"_italic "j"  \)}}} italic " " italic " " italic " " italic " " italic " " italic " " italic " " italic " " italic " " italic " " italic " " italic " " italic " " italic " " italic " " italic " " italic " " italic " " italic " " italic "o" italic "t" italic "h" italic "e" italic "r" italic "w" italic "i" italic "s" italic "e"} right )}} right )}</annotation>
  </semantics>
</math>
</file>

<file path=Object 202/content.xml><?xml version="1.0" encoding="utf-8"?>
<math xmlns="http://www.w3.org/1998/Math/MathML" display="block">
  <semantics>
    <mstyle mathvariant="italic">
      <msub>
        <mtext>1</mtext>
        <mrow>
          <mo stretchy="false">(</mo>
          <mrow>
            <mstyle mathvariant="italic">
              <msub>
                <mtext>a</mtext>
                <mstyle mathvariant="italic">
                  <mtext>i</mtext>
                </mstyle>
              </msub>
            </mstyle>
            <mo stretchy="false">≠</mo>
            <mstyle mathvariant="italic">
              <msub>
                <mtext>b</mtext>
                <mstyle mathvariant="italic">
                  <mtext>j</mtext>
                </mstyle>
              </msub>
            </mstyle>
          </mrow>
          <mo stretchy="false">)</mo>
        </mrow>
      </msub>
    </mstyle>
    <annotation encoding="StarMath 5.0">italic "1"_{ \(  italic "a"_italic "i"  &lt;&gt;  italic "b"_italic "j"  \)}</annotation>
  </semantics>
</math>
</file>

<file path=Object 203/content.xml><?xml version="1.0" encoding="utf-8"?>
<math xmlns="http://www.w3.org/1998/Math/MathML" display="block">
  <semantics>
    <mrow>
      <mstyle mathvariant="italic">
        <msub>
          <mtext>a</mtext>
          <mstyle mathvariant="italic">
            <mtext>i</mtext>
          </mstyle>
        </msub>
      </mstyle>
      <mo stretchy="false">=</mo>
      <mstyle mathvariant="italic">
        <msub>
          <mtext>b</mtext>
          <mstyle mathvariant="italic">
            <mtext>j</mtext>
          </mstyle>
        </msub>
      </mstyle>
    </mrow>
    <annotation encoding="StarMath 5.0">{italic "a"_italic "i" =italic "b"_italic "j"}</annotation>
  </semantics>
</math>
</file>

<file path=Object 204/content.xml><?xml version="1.0" encoding="utf-8"?>
<math xmlns="http://www.w3.org/1998/Math/MathML" display="block">
  <semantics>
    <mrow>
      <mstyle mathvariant="italic">
        <mtext>d</mtext>
      </mstyle>
      <mstyle mathvariant="italic">
        <mtext>i</mtext>
      </mstyle>
      <mstyle mathvariant="italic">
        <mtext>s</mtext>
      </mstyle>
      <mstyle mathvariant="italic">
        <mtext>t</mtext>
      </mstyle>
      <mstyle mathvariant="italic">
        <mtext>a</mtext>
      </mstyle>
      <mstyle mathvariant="italic">
        <mtext>n</mtext>
      </mstyle>
      <mstyle mathvariant="italic">
        <mtext>c</mtext>
      </mstyle>
      <mrow>
        <mstyle mathvariant="italic">
          <msub>
            <mtext>e</mtext>
            <mrow>
              <mstyle mathvariant="italic">
                <mtext>l</mtext>
              </mstyle>
              <mstyle mathvariant="italic">
                <mtext>a</mtext>
              </mstyle>
              <mstyle mathvariant="italic">
                <mtext>b</mtext>
              </mstyle>
              <mstyle mathvariant="italic">
                <mtext>e</mtext>
              </mstyle>
              <mstyle mathvariant="italic">
                <mtext>l</mtext>
              </mstyle>
              <mi>,</mi>
              <mstyle mathvariant="italic">
                <mtext> </mtext>
              </mstyle>
              <mstyle mathvariant="italic">
                <mtext> </mtext>
              </mstyle>
              <mstyle mathvariant="italic">
                <mtext> </mtext>
              </mstyle>
              <mstyle mathvariant="italic">
                <mtext>o</mtext>
              </mstyle>
              <mstyle mathvariant="italic">
                <mtext>c</mtext>
              </mstyle>
              <mstyle mathvariant="italic">
                <mtext>t</mtext>
              </mstyle>
              <mi>,</mi>
              <mstyle mathvariant="italic">
                <mtext> </mtext>
              </mstyle>
              <mstyle mathvariant="italic">
                <mtext> </mtext>
              </mstyle>
              <mstyle mathvariant="italic">
                <mtext> </mtext>
              </mstyle>
              <mstyle mathvariant="italic">
                <mtext>t</mtext>
              </mstyle>
              <mstyle mathvariant="italic">
                <mtext>r</mtext>
              </mstyle>
              <mstyle mathvariant="italic">
                <mtext>e</mtext>
              </mstyle>
              <mstyle mathvariant="italic">
                <mtext>s</mtext>
              </mstyle>
              <mstyle mathvariant="italic">
                <mtext>h</mtext>
              </mstyle>
            </mrow>
          </msub>
        </mstyle>
        <mo stretchy="false">=</mo>
        <mstyle mathvariant="italic">
          <mtext>2</mtext>
        </mstyle>
      </mrow>
    </mrow>
    <annotation encoding="StarMath 5.0">{italic "d" italic "i" italic "s" italic "t" italic "a" italic "n" italic "c" italic "e"_{italic "l" italic "a" italic "b" italic "e" italic "l" , italic " " italic " " italic " " italic "o" italic "c" italic "t" , italic " " italic " " italic " " italic "t" italic "r" italic "e" italic "s" italic "h"} =italic "2"}</annotation>
  </semantics>
</math>
</file>

<file path=Object 205/content.xml><?xml version="1.0" encoding="utf-8"?>
<math xmlns="http://www.w3.org/1998/Math/MathML" display="block">
  <semantics>
    <mrow>
      <mstyle mathvariant="italic">
        <mtext>T</mtext>
      </mstyle>
      <mrow>
        <mrow>
          <mo fence="true" stretchy="true">(</mo>
          <mrow>
            <mrow>
              <mstyle mathvariant="italic">
                <mtext>u</mtext>
              </mstyle>
              <mi>,</mi>
              <mstyle mathvariant="italic">
                <mtext>v</mtext>
              </mstyle>
            </mrow>
          </mrow>
          <mo fence="true" stretchy="true">)</mo>
        </mrow>
        <mo stretchy="false">=</mo>
        <mrow>
          <munderover>
            <mo stretchy="false">∑</mo>
            <mrow>
              <mstyle mathvariant="italic">
                <mtext>x</mtext>
              </mstyle>
              <mo stretchy="false">=</mo>
              <mstyle mathvariant="italic">
                <mtext>0</mtext>
              </mstyle>
            </mrow>
            <mrow>
              <mstyle mathvariant="italic">
                <mtext>n</mtext>
              </mstyle>
              <mo stretchy="false">−</mo>
              <mstyle mathvariant="italic">
                <mtext>1</mtext>
              </mstyle>
            </mrow>
          </munderover>
          <mrow>
            <munderover>
              <mo stretchy="false">∑</mo>
              <mrow>
                <mstyle mathvariant="italic">
                  <mtext>y</mtext>
                </mstyle>
                <mo stretchy="false">=</mo>
                <mstyle mathvariant="italic">
                  <mtext>0</mtext>
                </mstyle>
              </mrow>
              <mrow>
                <mstyle mathvariant="italic">
                  <mtext>n</mtext>
                </mstyle>
                <mo stretchy="false">−</mo>
                <mstyle mathvariant="italic">
                  <mtext>1</mtext>
                </mstyle>
              </mrow>
            </munderover>
            <mrow>
              <mstyle mathvariant="italic">
                <mtext>g</mtext>
              </mstyle>
              <mrow>
                <mo fence="true" stretchy="true">(</mo>
                <mrow>
                  <mrow>
                    <mstyle mathvariant="italic">
                      <mtext>x</mtext>
                    </mstyle>
                    <mi>,</mi>
                    <mstyle mathvariant="italic">
                      <mtext>y</mtext>
                    </mstyle>
                  </mrow>
                </mrow>
                <mo fence="true" stretchy="true">)</mo>
              </mrow>
              <mstyle mathvariant="italic">
                <mtext>α</mtext>
              </mstyle>
              <mrow>
                <mo fence="true" stretchy="true">(</mo>
                <mrow>
                  <mstyle mathvariant="italic">
                    <mtext>u</mtext>
                  </mstyle>
                </mrow>
                <mo fence="true" stretchy="true">)</mo>
              </mrow>
              <mstyle mathvariant="italic">
                <mtext>α</mtext>
              </mstyle>
              <mrow>
                <mo fence="true" stretchy="true">(</mo>
                <mrow>
                  <mstyle mathvariant="italic">
                    <mtext>v</mtext>
                  </mstyle>
                </mrow>
                <mo fence="true" stretchy="true">)</mo>
              </mrow>
              <mrow>
                <mtext>cos</mtext>
                <mi>⁡</mi>
                <mrow>
                  <mo fence="true" stretchy="true">(</mo>
                  <mrow>
                    <mfrac>
                      <mrow>
                        <mrow>
                          <mo fence="true" stretchy="true">(</mo>
                          <mrow>
                            <mrow>
                              <mstyle mathvariant="italic">
                                <mtext>2</mtext>
                              </mstyle>
                              <mrow>
                                <mstyle mathvariant="italic">
                                  <mtext>x</mtext>
                                </mstyle>
                                <mo stretchy="false">+</mo>
                                <mstyle mathvariant="italic">
                                  <mtext>1</mtext>
                                </mstyle>
                              </mrow>
                            </mrow>
                          </mrow>
                          <mo fence="true" stretchy="true">)</mo>
                        </mrow>
                        <mstyle mathvariant="italic">
                          <mtext>u</mtext>
                        </mstyle>
                        <mstyle mathvariant="italic">
                          <mtext>π</mtext>
                        </mstyle>
                      </mrow>
                      <mrow>
                        <mstyle mathvariant="italic">
                          <mtext>2</mtext>
                        </mstyle>
                        <mstyle mathvariant="italic">
                          <mtext>n</mtext>
                        </mstyle>
                      </mrow>
                    </mfrac>
                  </mrow>
                  <mo fence="true" stretchy="true">)</mo>
                </mrow>
              </mrow>
              <mrow>
                <mtext>cos</mtext>
                <mi>⁡</mi>
                <mrow>
                  <mo fence="true" stretchy="true">(</mo>
                  <mrow>
                    <mfrac>
                      <mrow>
                        <mrow>
                          <mo fence="true" stretchy="true">(</mo>
                          <mrow>
                            <mrow>
                              <mstyle mathvariant="italic">
                                <mtext>2</mtext>
                              </mstyle>
                              <mrow>
                                <mstyle mathvariant="italic">
                                  <mtext>y</mtext>
                                </mstyle>
                                <mo stretchy="false">+</mo>
                                <mstyle mathvariant="italic">
                                  <mtext>1</mtext>
                                </mstyle>
                              </mrow>
                            </mrow>
                          </mrow>
                          <mo fence="true" stretchy="true">)</mo>
                        </mrow>
                        <mstyle mathvariant="italic">
                          <mtext>v</mtext>
                        </mstyle>
                        <mstyle mathvariant="italic">
                          <mtext>π</mtext>
                        </mstyle>
                      </mrow>
                      <mrow>
                        <mstyle mathvariant="italic">
                          <mtext>2</mtext>
                        </mstyle>
                        <mstyle mathvariant="italic">
                          <mtext>n</mtext>
                        </mstyle>
                      </mrow>
                    </mfrac>
                  </mrow>
                  <mo fence="true" stretchy="true">)</mo>
                </mrow>
              </mrow>
            </mrow>
          </mrow>
        </mrow>
      </mrow>
    </mrow>
    <annotation encoding="StarMath 5.0">{italic "T" left ( {italic "u" , italic "v"} right )  ={ sum csub {italic "x" = italic "0"} csup {italic "n" - italic "1"} { sum csub {italic "y" = italic "0"} csup {italic "n" - italic "1"} {italic "g" left ( {italic "x" , italic "y"} right )  italic "α" left ( italic "u" right )  italic "α" left ( italic "v" right )  {func "cos" ⁡ left ( {left ( {italic "2" italic "x" + italic "1"} right )  italic "u" italic "π"} over {italic "2" italic "n"} right )} {func "cos" ⁡ left ( {left ( {italic "2" italic "y" + italic "1"} right )  italic "v" italic "π"} over {italic "2" italic "n"} right )}}}}}</annotation>
  </semantics>
</math>
</file>

<file path=Object 206/content.xml><?xml version="1.0" encoding="utf-8"?>
<math xmlns="http://www.w3.org/1998/Math/MathML" display="block">
  <semantics>
    <mrow>
      <mstyle mathvariant="italic">
        <mtext>α</mtext>
      </mstyle>
      <mrow>
        <mrow>
          <mo fence="true" stretchy="true">(</mo>
          <mrow>
            <mstyle mathvariant="italic">
              <mtext>u</mtext>
            </mstyle>
          </mrow>
          <mo fence="true" stretchy="true">)</mo>
        </mrow>
        <mo stretchy="false">=</mo>
        <mrow>
          <mo fence="true" stretchy="true">(</mo>
          <mrow>
            <mtable>
              <mtr>
                <mtd>
                  <mrow>
                    <msqrt>
                      <mfrac>
                        <mstyle mathvariant="italic">
                          <mtext>1</mtext>
                        </mstyle>
                        <mstyle mathvariant="italic">
                          <mtext>n</mtext>
                        </mstyle>
                      </mfrac>
                    </msqrt>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f</mtext>
                    </mstyle>
                    <mstyle mathvariant="italic">
                      <mtext>o</mtext>
                    </mstyle>
                    <mstyle mathvariant="italic">
                      <mtext>r</mtext>
                    </mstyle>
                    <mstyle mathvariant="italic">
                      <mtext> </mtext>
                    </mstyle>
                    <mstyle mathvariant="italic">
                      <mtext> </mtext>
                    </mstyle>
                    <mrow>
                      <mstyle mathvariant="italic">
                        <mtext>u</mtext>
                      </mstyle>
                      <mo stretchy="false">=</mo>
                      <mstyle mathvariant="italic">
                        <mtext>0</mtext>
                      </mstyle>
                    </mrow>
                  </mrow>
                </mtd>
              </mtr>
              <mtr>
                <mtd>
                  <mrow>
                    <mstyle mathvariant="italic">
                      <mtext> </mtext>
                    </mstyle>
                    <msqrt>
                      <mfrac>
                        <mstyle mathvariant="italic">
                          <mtext>2</mtext>
                        </mstyle>
                        <mstyle mathvariant="italic">
                          <mtext>n</mtext>
                        </mstyle>
                      </mfrac>
                    </msqrt>
                    <mstyle mathvariant="italic">
                      <mtext> </mtext>
                    </mstyle>
                    <mstyle mathvariant="italic">
                      <mtext> </mtext>
                    </mstyle>
                    <mstyle mathvariant="italic">
                      <mtext>f</mtext>
                    </mstyle>
                    <mstyle mathvariant="italic">
                      <mtext>o</mtext>
                    </mstyle>
                    <mstyle mathvariant="italic">
                      <mtext>r</mtext>
                    </mstyle>
                    <mstyle mathvariant="italic">
                      <mtext> </mtext>
                    </mstyle>
                    <mstyle mathvariant="italic">
                      <mtext> </mtext>
                    </mstyle>
                    <mrow>
                      <mstyle mathvariant="italic">
                        <mtext>u</mtext>
                      </mstyle>
                      <mo stretchy="false">=</mo>
                      <mstyle mathvariant="italic">
                        <mtext>1</mtext>
                      </mstyle>
                    </mrow>
                    <mi>,</mi>
                    <mstyle mathvariant="italic">
                      <mtext> </mtext>
                    </mstyle>
                    <mstyle mathvariant="italic">
                      <mtext>2</mtext>
                    </mstyle>
                    <mi>,</mi>
                    <mstyle mathvariant="italic">
                      <mtext> </mtext>
                    </mstyle>
                    <mo stretchy="false">…</mo>
                    <mi>,</mi>
                    <mrow>
                      <mstyle mathvariant="italic">
                        <mtext>n</mtext>
                      </mstyle>
                      <mo stretchy="false">−</mo>
                      <mstyle mathvariant="italic">
                        <mtext>1</mtext>
                      </mstyle>
                    </mrow>
                  </mrow>
                </mtd>
              </mtr>
            </mtable>
          </mrow>
          <mo fence="true" stretchy="true">)</mo>
        </mrow>
      </mrow>
    </mrow>
    <annotation encoding="StarMath 5.0">{italic "α" left ( italic "u" right )  =left ( matrix {{sqrt { italic "1" over italic "n" } italic " " italic " " italic " " italic " " italic " " italic " " italic " " italic " " italic " " italic " " italic "f" italic "o" italic "r" italic " " italic " " italic "u" = italic "0"} ## {italic " " sqrt { italic "2" over italic "n" } italic " " italic " " italic "f" italic "o" italic "r" italic " " italic " " italic "u" = italic "1" , italic " " italic "2" , italic " "  dotslow  , italic "n" - italic "1"}} right )}</annotation>
  </semantics>
</math>
</file>

<file path=Object 207/content.xml><?xml version="1.0" encoding="utf-8"?>
<math xmlns="http://www.w3.org/1998/Math/MathML" display="block">
  <semantics>
    <mrow>
      <mstyle mathvariant="italic">
        <mtext>α</mtext>
      </mstyle>
      <mrow>
        <mrow>
          <mo fence="true" stretchy="true">(</mo>
          <mrow>
            <mstyle mathvariant="italic">
              <mtext>v</mtext>
            </mstyle>
          </mrow>
          <mo fence="true" stretchy="true">)</mo>
        </mrow>
        <mo stretchy="false">=</mo>
        <mrow>
          <mo fence="true" stretchy="true">(</mo>
          <mrow>
            <mtable>
              <mtr>
                <mtd>
                  <mrow>
                    <msqrt>
                      <mfrac>
                        <mstyle mathvariant="italic">
                          <mtext>1</mtext>
                        </mstyle>
                        <mstyle mathvariant="italic">
                          <mtext>n</mtext>
                        </mstyle>
                      </mfrac>
                    </msqrt>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f</mtext>
                    </mstyle>
                    <mstyle mathvariant="italic">
                      <mtext>o</mtext>
                    </mstyle>
                    <mstyle mathvariant="italic">
                      <mtext>r</mtext>
                    </mstyle>
                    <mstyle mathvariant="italic">
                      <mtext> </mtext>
                    </mstyle>
                    <mstyle mathvariant="italic">
                      <mtext> </mtext>
                    </mstyle>
                    <mrow>
                      <mstyle mathvariant="italic">
                        <mtext>v</mtext>
                      </mstyle>
                      <mo stretchy="false">=</mo>
                      <mstyle mathvariant="italic">
                        <mtext>0</mtext>
                      </mstyle>
                    </mrow>
                  </mrow>
                </mtd>
              </mtr>
              <mtr>
                <mtd>
                  <mrow>
                    <mstyle mathvariant="italic">
                      <mtext> </mtext>
                    </mstyle>
                    <msqrt>
                      <mfrac>
                        <mstyle mathvariant="italic">
                          <mtext>2</mtext>
                        </mstyle>
                        <mstyle mathvariant="italic">
                          <mtext>n</mtext>
                        </mstyle>
                      </mfrac>
                    </msqrt>
                    <mstyle mathvariant="italic">
                      <mtext> </mtext>
                    </mstyle>
                    <mstyle mathvariant="italic">
                      <mtext> </mtext>
                    </mstyle>
                    <mstyle mathvariant="italic">
                      <mtext>f</mtext>
                    </mstyle>
                    <mstyle mathvariant="italic">
                      <mtext>o</mtext>
                    </mstyle>
                    <mstyle mathvariant="italic">
                      <mtext>r</mtext>
                    </mstyle>
                    <mstyle mathvariant="italic">
                      <mtext> </mtext>
                    </mstyle>
                    <mstyle mathvariant="italic">
                      <mtext> </mtext>
                    </mstyle>
                    <mrow>
                      <mstyle mathvariant="italic">
                        <mtext>v</mtext>
                      </mstyle>
                      <mo stretchy="false">=</mo>
                      <mstyle mathvariant="italic">
                        <mtext>1</mtext>
                      </mstyle>
                    </mrow>
                    <mi>,</mi>
                    <mstyle mathvariant="italic">
                      <mtext> </mtext>
                    </mstyle>
                    <mstyle mathvariant="italic">
                      <mtext>2</mtext>
                    </mstyle>
                    <mi>,</mi>
                    <mstyle mathvariant="italic">
                      <mtext> </mtext>
                    </mstyle>
                    <mo stretchy="false">…</mo>
                    <mi>,</mi>
                    <mrow>
                      <mstyle mathvariant="italic">
                        <mtext>n</mtext>
                      </mstyle>
                      <mo stretchy="false">−</mo>
                      <mstyle mathvariant="italic">
                        <mtext>1</mtext>
                      </mstyle>
                    </mrow>
                  </mrow>
                </mtd>
              </mtr>
            </mtable>
          </mrow>
          <mo fence="true" stretchy="true">)</mo>
        </mrow>
      </mrow>
    </mrow>
    <annotation encoding="StarMath 5.0">{italic "α" left ( italic "v" right )  =left ( matrix {{sqrt { italic "1" over italic "n" } italic " " italic " " italic " " italic " " italic " " italic " " italic " " italic " " italic " " italic " " italic "f" italic "o" italic "r" italic " " italic " " italic "v" = italic "0"} ## {italic " " sqrt { italic "2" over italic "n" } italic " " italic " " italic "f" italic "o" italic "r" italic " " italic " " italic "v" = italic "1" , italic " " italic "2" , italic " "  dotslow  , italic "n" - italic "1"}} right )}</annotation>
  </semantics>
</math>
</file>

<file path=Object 208/content.xml><?xml version="1.0" encoding="utf-8"?>
<math xmlns="http://www.w3.org/1998/Math/MathML" display="block">
  <semantics>
    <mtable>
      <mtr>
        <mtd>
          <mrow>
            <mstyle mathvariant="italic">
              <mtext>b</mtext>
            </mstyle>
            <mstyle mathvariant="italic">
              <mtext>l</mtext>
            </mstyle>
            <mstyle mathvariant="italic">
              <mtext>o</mtext>
            </mstyle>
            <mstyle mathvariant="italic">
              <mtext>b</mtext>
            </mstyle>
            <mstyle mathvariant="italic">
              <mtext>s</mtext>
            </mstyle>
            <mi>,</mi>
            <mstyle mathvariant="italic">
              <mtext> </mtext>
            </mstyle>
            <mstyle mathvariant="italic">
              <mtext> </mtext>
            </mstyle>
            <mstyle mathvariant="italic">
              <mtext>e</mtext>
            </mstyle>
            <mstyle mathvariant="italic">
              <mtext>c</mtext>
            </mstyle>
            <mrow>
              <mstyle mathvariant="italic">
                <msub>
                  <mtext>c</mtext>
                  <mrow>
                    <mstyle mathvariant="italic">
                      <mtext>m</mtext>
                    </mstyle>
                    <mstyle mathvariant="italic">
                      <mtext>i</mtext>
                    </mstyle>
                    <mstyle mathvariant="italic">
                      <mtext>n</mtext>
                    </mstyle>
                  </mrow>
                </msub>
              </mstyle>
              <mo stretchy="false">&lt;</mo>
              <mstyle mathvariant="italic">
                <mtext>e</mtext>
              </mstyle>
            </mrow>
            <mstyle mathvariant="italic">
              <mtext>c</mtext>
            </mstyle>
            <mstyle mathvariant="italic">
              <mtext>c</mtext>
            </mstyle>
            <mrow>
              <mstyle mathvariant="italic">
                <mtext> </mtext>
              </mstyle>
              <mo stretchy="false">∧</mo>
              <mstyle mathvariant="italic">
                <mtext> </mtext>
              </mstyle>
            </mrow>
            <mrow>
              <mstyle mathvariant="italic">
                <msub>
                  <mtext>d</mtext>
                  <mrow>
                    <mstyle mathvariant="italic">
                      <mtext>m</mtext>
                    </mstyle>
                    <mstyle mathvariant="italic">
                      <mtext>i</mtext>
                    </mstyle>
                    <mstyle mathvariant="italic">
                      <mtext>n</mtext>
                    </mstyle>
                  </mrow>
                </msub>
              </mstyle>
              <mo stretchy="false">&lt;</mo>
              <mstyle mathvariant="italic">
                <mtext>d</mtext>
              </mstyle>
              <mo stretchy="false">&lt;</mo>
              <mstyle mathvariant="italic">
                <msub>
                  <mtext>d</mtext>
                  <mrow>
                    <mstyle mathvariant="italic">
                      <mtext>m</mtext>
                    </mstyle>
                    <mstyle mathvariant="italic">
                      <mtext>a</mtext>
                    </mstyle>
                    <mstyle mathvariant="italic">
                      <mtext>x</mtext>
                    </mstyle>
                  </mrow>
                </msub>
              </mstyle>
            </mrow>
          </mrow>
        </mtd>
      </mtr>
      <mtr>
        <mtd>
          <mrow>
            <mstyle mathvariant="italic">
              <mtext>b</mtext>
            </mstyle>
            <mstyle mathvariant="italic">
              <mtext>l</mtext>
            </mstyle>
            <mstyle mathvariant="italic">
              <mtext>o</mtext>
            </mstyle>
            <mstyle mathvariant="italic">
              <mtext>b</mtext>
            </mstyle>
            <mrow>
              <mstyle mathvariant="italic">
                <msub>
                  <mtext>s</mtext>
                  <mrow>
                    <mstyle mathvariant="italic">
                      <mtext>s</mtext>
                    </mstyle>
                    <mstyle mathvariant="italic">
                      <mtext>c</mtext>
                    </mstyle>
                    <mstyle mathvariant="italic">
                      <mtext>a</mtext>
                    </mstyle>
                    <mstyle mathvariant="italic">
                      <mtext>l</mtext>
                    </mstyle>
                    <mstyle mathvariant="italic">
                      <mtext>e</mtext>
                    </mstyle>
                  </mrow>
                </msub>
              </mstyle>
              <mo stretchy="false">=</mo>
              <mrow/>
            </mrow>
          </mrow>
        </mtd>
      </mtr>
      <mtr>
        <mtd>
          <mrow/>
        </mtd>
      </mtr>
    </mtable>
    <annotation encoding="StarMath 5.0">{italic "b" italic "l" italic "o" italic "b" italic "s"_{italic "s" italic "c" italic "a" italic "l" italic "e"} = lbrace italic "b" italic "l" italic "o" italic "b" italic "s" ,italic " " italic " " italic "e" italic "c" italic "c"_{italic "m" italic "i" italic "n"} &lt;italic "e" italic "c" italic "c" italic " "  and italic " " italic "d"_{italic "m" italic "i" italic "n"} &lt;italic "d" &lt;italic "d"_{italic "m" italic "a" italic "x"}}</annotation>
  </semantics>
</math>
</file>

<file path=Object 209/content.xml><?xml version="1.0" encoding="utf-8"?>
<math xmlns="http://www.w3.org/1998/Math/MathML" display="block">
  <semantics>
    <mrow>
      <mstyle mathvariant="italic">
        <mtext>e</mtext>
      </mstyle>
      <mstyle mathvariant="italic">
        <mtext>c</mtext>
      </mstyle>
      <mrow>
        <mstyle mathvariant="italic">
          <msub>
            <mtext>c</mtext>
            <mrow>
              <mstyle mathvariant="italic">
                <mtext>m</mtext>
              </mstyle>
              <mstyle mathvariant="italic">
                <mtext>i</mtext>
              </mstyle>
              <mstyle mathvariant="italic">
                <mtext>n</mtext>
              </mstyle>
            </mrow>
          </msub>
        </mstyle>
        <mo stretchy="false">=</mo>
        <mstyle mathvariant="italic">
          <mtext>0.7</mtext>
        </mstyle>
      </mrow>
      <mrow>
        <msub>
          <mrow>
            <mi>,</mi>
            <mstyle mathvariant="italic">
              <mtext> </mtext>
            </mstyle>
            <mstyle mathvariant="italic">
              <mtext>d</mtext>
            </mstyle>
          </mrow>
          <mrow>
            <mstyle mathvariant="italic">
              <mtext>m</mtext>
            </mstyle>
            <mstyle mathvariant="italic">
              <mtext>i</mtext>
            </mstyle>
            <mstyle mathvariant="italic">
              <mtext>n</mtext>
            </mstyle>
          </mrow>
        </msub>
        <mo stretchy="false">=</mo>
        <mstyle mathvariant="italic">
          <mtext>25</mtext>
        </mstyle>
      </mrow>
      <mstyle mathvariant="italic">
        <mtext> </mtext>
      </mstyle>
      <mstyle mathvariant="italic">
        <mtext>p</mtext>
      </mstyle>
      <mstyle mathvariant="italic">
        <mtext>i</mtext>
      </mstyle>
      <mstyle mathvariant="italic">
        <mtext>x</mtext>
      </mstyle>
      <mstyle mathvariant="italic">
        <mtext>e</mtext>
      </mstyle>
      <mstyle mathvariant="italic">
        <mtext>l</mtext>
      </mstyle>
      <mrow>
        <msub>
          <mrow>
            <mi>,</mi>
            <mstyle mathvariant="italic">
              <mtext> </mtext>
            </mstyle>
            <mstyle mathvariant="italic">
              <mtext>d</mtext>
            </mstyle>
          </mrow>
          <mrow>
            <mstyle mathvariant="italic">
              <mtext>m</mtext>
            </mstyle>
            <mstyle mathvariant="italic">
              <mtext>a</mtext>
            </mstyle>
            <mstyle mathvariant="italic">
              <mtext>x</mtext>
            </mstyle>
          </mrow>
        </msub>
        <mo stretchy="false">=</mo>
        <mstyle mathvariant="italic">
          <mtext>500</mtext>
        </mstyle>
      </mrow>
      <mstyle mathvariant="italic">
        <mtext> </mtext>
      </mstyle>
      <mstyle mathvariant="italic">
        <mtext>p</mtext>
      </mstyle>
      <mstyle mathvariant="italic">
        <mtext>i</mtext>
      </mstyle>
      <mstyle mathvariant="italic">
        <mtext>x</mtext>
      </mstyle>
      <mstyle mathvariant="italic">
        <mtext>e</mtext>
      </mstyle>
      <mstyle mathvariant="italic">
        <mtext>l</mtext>
      </mstyle>
    </mrow>
    <annotation encoding="StarMath 5.0">{italic "e" italic "c" italic "c"_{italic "m" italic "i" italic "n"} =italic "0.7" {, italic " " italic "d"}_{italic "m" italic "i" italic "n"} =italic "25" italic " " italic "p" italic "i" italic "x" italic "e" italic "l" {, italic " " italic "d"}_{italic "m" italic "a" italic "x"} =italic "500" italic " " italic "p" italic "i" italic "x" italic "e" italic "l"}</annotation>
  </semantics>
</math>
</file>

<file path=Object 21/content.xml><?xml version="1.0" encoding="utf-8"?>
<math xmlns="http://www.w3.org/1998/Math/MathML" display="block">
  <semantics>
    <msub>
      <mover accent="true">
        <mstyle mathvariant="italic">
          <mtext>μ</mtext>
        </mstyle>
        <mo stretchy="true">^</mo>
      </mover>
      <mstyle mathvariant="italic">
        <mtext>m</mtext>
      </mstyle>
    </msub>
    <annotation encoding="StarMath 5.0">{ widehat italic "μ"}_italic "m"</annotation>
  </semantics>
</math>
</file>

<file path=Object 210/content.xml><?xml version="1.0" encoding="utf-8"?>
<math xmlns="http://www.w3.org/1998/Math/MathML" display="block">
  <semantics>
    <mrow>
      <mstyle mathvariant="italic">
        <mtext>i</mtext>
      </mstyle>
      <mstyle mathvariant="italic">
        <mtext>m</mtext>
      </mstyle>
      <mstyle mathvariant="italic">
        <mtext>a</mtext>
      </mstyle>
      <mstyle mathvariant="italic">
        <mtext>g</mtext>
      </mstyle>
      <mstyle mathvariant="italic">
        <mtext>e</mtext>
      </mstyle>
      <mstyle mathvariant="italic">
        <mtext>s</mtext>
      </mstyle>
      <mstyle mathvariant="italic">
        <mtext>c</mtext>
      </mstyle>
      <mstyle mathvariant="italic">
        <mtext>a</mtext>
      </mstyle>
      <mstyle mathvariant="italic">
        <mtext>l</mtext>
      </mstyle>
      <mrow>
        <mstyle mathvariant="italic">
          <mtext>e</mtext>
        </mstyle>
        <mo stretchy="false">=</mo>
        <mfrac>
          <mrow>
            <mstyle mathvariant="italic">
              <mtext>d</mtext>
            </mstyle>
            <mstyle mathvariant="italic">
              <mtext>i</mtext>
            </mstyle>
            <mstyle mathvariant="italic">
              <mtext>a</mtext>
            </mstyle>
            <mstyle mathvariant="italic">
              <mtext>m</mtext>
            </mstyle>
            <mstyle mathvariant="italic">
              <mtext>e</mtext>
            </mstyle>
            <mstyle mathvariant="italic">
              <mtext>t</mtext>
            </mstyle>
            <mstyle mathvariant="italic">
              <mtext>e</mtext>
            </mstyle>
            <mstyle mathvariant="italic">
              <mtext>r</mtext>
            </mstyle>
            <mstyle mathvariant="italic">
              <mtext> </mtext>
            </mstyle>
            <mo stretchy="false">[</mo>
            <mstyle mathvariant="italic">
              <mtext>p</mtext>
            </mstyle>
            <mstyle mathvariant="italic">
              <mtext>i</mtext>
            </mstyle>
            <mstyle mathvariant="italic">
              <mtext>x</mtext>
            </mstyle>
            <mstyle mathvariant="italic">
              <mtext>e</mtext>
            </mstyle>
            <mstyle mathvariant="italic">
              <mtext>l</mtext>
            </mstyle>
            <mo stretchy="false">]</mo>
          </mrow>
          <mrow>
            <mstyle mathvariant="italic">
              <mtext>d</mtext>
            </mstyle>
            <mstyle mathvariant="italic">
              <mtext>i</mtext>
            </mstyle>
            <mstyle mathvariant="italic">
              <mtext>a</mtext>
            </mstyle>
            <mstyle mathvariant="italic">
              <mtext>m</mtext>
            </mstyle>
            <mstyle mathvariant="italic">
              <mtext>e</mtext>
            </mstyle>
            <mstyle mathvariant="italic">
              <mtext>t</mtext>
            </mstyle>
            <mstyle mathvariant="italic">
              <mtext>e</mtext>
            </mstyle>
            <mstyle mathvariant="italic">
              <mtext>r</mtext>
            </mstyle>
            <mstyle mathvariant="italic">
              <mtext> </mtext>
            </mstyle>
            <mo stretchy="false">[</mo>
            <mstyle mathvariant="italic">
              <mtext>m</mtext>
            </mstyle>
            <mstyle mathvariant="italic">
              <mtext>m</mtext>
            </mstyle>
            <mo stretchy="false">]</mo>
          </mrow>
        </mfrac>
      </mrow>
    </mrow>
    <annotation encoding="StarMath 5.0">{italic "i" italic "m" italic "a" italic "g" italic "e" italic "s" italic "c" italic "a" italic "l" italic "e" ={italic "d" italic "i" italic "a" italic "m" italic "e" italic "t" italic "e" italic "r" italic " "  \[  italic "p" italic "i" italic "x" italic "e" italic "l"  \]} over {italic "d" italic "i" italic "a" italic "m" italic "e" italic "t" italic "e" italic "r" italic " "  \[  italic "m" italic "m"  \]}}</annotation>
  </semantics>
</math>
</file>

<file path=Object 211/content.xml><?xml version="1.0" encoding="utf-8"?>
<math xmlns="http://www.w3.org/1998/Math/MathML" display="block">
  <semantics>
    <mrow>
      <mstyle mathvariant="italic">
        <mtext>a</mtext>
      </mstyle>
      <mstyle mathvariant="italic">
        <mtext>r</mtext>
      </mstyle>
      <mstyle mathvariant="italic">
        <mtext>e</mtext>
      </mstyle>
      <mstyle mathvariant="italic">
        <msub>
          <mtext>a</mtext>
          <mrow>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row>
        </msub>
      </mstyle>
      <mstyle mathvariant="italic">
        <mtext> </mtext>
      </mstyle>
      <mrow>
        <mrow>
          <mo fence="true" stretchy="true">(</mo>
          <mrow>
            <mrow>
              <mstyle mathvariant="italic">
                <mtext>m</mtext>
              </mstyle>
              <mstyle mathvariant="italic">
                <msup>
                  <mtext>m</mtext>
                  <mstyle mathvariant="italic">
                    <mtext>2</mtext>
                  </mstyle>
                </msup>
              </mstyle>
            </mrow>
          </mrow>
          <mo fence="true" stretchy="true">)</mo>
        </mrow>
        <mo stretchy="false">=</mo>
        <mstyle mathvariant="italic">
          <mtext>w</mtext>
        </mstyle>
      </mrow>
      <mstyle mathvariant="italic">
        <mtext>i</mtext>
      </mstyle>
      <mstyle mathvariant="italic">
        <mtext>d</mtext>
      </mstyle>
      <mstyle mathvariant="italic">
        <mtext>t</mtext>
      </mstyle>
      <mstyle mathvariant="italic">
        <msub>
          <mtext>h</mtext>
          <mrow>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row>
        </msub>
      </mstyle>
      <mrow>
        <mo fence="true" stretchy="true">(</mo>
        <mrow>
          <mrow>
            <mstyle mathvariant="italic">
              <mtext>m</mtext>
            </mstyle>
            <mstyle mathvariant="italic">
              <mtext>m</mtext>
            </mstyle>
          </mrow>
        </mrow>
        <mo fence="true" stretchy="true">)</mo>
      </mrow>
      <mstyle mathvariant="italic">
        <mtext>*</mtext>
      </mstyle>
      <mstyle mathvariant="italic">
        <mtext>h</mtext>
      </mstyle>
      <mstyle mathvariant="italic">
        <mtext>i</mtext>
      </mstyle>
      <mstyle mathvariant="italic">
        <mtext>g</mtext>
      </mstyle>
      <mstyle mathvariant="italic">
        <mtext>h</mtext>
      </mstyle>
      <mstyle mathvariant="italic">
        <msub>
          <mtext>t</mtext>
          <mrow>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row>
        </msub>
      </mstyle>
      <mo stretchy="false">[</mo>
      <mstyle mathvariant="italic">
        <mtext>m</mtext>
      </mstyle>
      <mstyle mathvariant="italic">
        <mtext>m</mtext>
      </mstyle>
      <mo stretchy="false">]</mo>
    </mrow>
    <annotation encoding="StarMath 5.0">{italic "a" italic "r" italic "e" italic "a"_{italic "c" italic "o" italic "m" italic "p" italic "o" italic "n" italic "e" italic "n" italic "t"} italic " " left ( {italic "m" italic "m"^italic "2"} right )  =italic "w" italic "i" italic "d" italic "t" italic "h"_{italic "c" italic "o" italic "m" italic "p" italic "o" italic "n" italic "e" italic "n" italic "t"} left ( {italic "m" italic "m"} right )  italic "*" italic "h" italic "i" italic "g" italic "h" italic "t"_{italic "c" italic "o" italic "m" italic "p" italic "o" italic "n" italic "e" italic "n" italic "t"}  \[ italic "m" italic "m"  \]}</annotation>
  </semantics>
</math>
</file>

<file path=Object 212/content.xml><?xml version="1.0" encoding="utf-8"?>
<math xmlns="http://www.w3.org/1998/Math/MathML" display="block">
  <semantics>
    <mrow>
      <mstyle mathvariant="italic">
        <mtext>P</mtext>
      </mstyle>
      <mstyle mathvariant="italic">
        <mtext>P</mtext>
      </mstyle>
      <mstyle mathvariant="italic">
        <mtext>M</mtext>
      </mstyle>
      <mstyle mathvariant="italic">
        <mtext>M</mtext>
      </mstyle>
      <mo stretchy="false">(</mo>
      <mstyle mathvariant="italic">
        <mtext>a</mtext>
      </mstyle>
      <mstyle mathvariant="italic">
        <mtext>r</mtext>
      </mstyle>
      <mstyle mathvariant="italic">
        <mtext>e</mtext>
      </mstyle>
      <mstyle mathvariant="italic">
        <msub>
          <mtext>a</mtext>
          <mrow>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row>
        </msub>
      </mstyle>
      <mrow>
        <mo stretchy="false">)</mo>
        <mo stretchy="false">=</mo>
        <mstyle mathvariant="italic">
          <mtext>a</mtext>
        </mstyle>
      </mrow>
      <mstyle mathvariant="italic">
        <mtext>*</mtext>
      </mstyle>
      <mstyle mathvariant="italic">
        <mtext>e</mtext>
      </mstyle>
      <mstyle mathvariant="italic">
        <mtext>x</mtext>
      </mstyle>
      <mstyle mathvariant="italic">
        <mtext>p</mtext>
      </mstyle>
      <mi>⁡</mi>
      <mrow>
        <mo stretchy="false">(</mo>
        <mo stretchy="false">−</mo>
        <mstyle mathvariant="italic">
          <mtext>b</mtext>
        </mstyle>
      </mrow>
      <mstyle mathvariant="italic">
        <mtext> </mtext>
      </mstyle>
      <mrow>
        <mo fence="true" stretchy="true">(</mo>
        <mrow>
          <mrow>
            <mstyle mathvariant="italic">
              <mtext>a</mtext>
            </mstyle>
            <mstyle mathvariant="italic">
              <mtext>r</mtext>
            </mstyle>
            <mstyle mathvariant="italic">
              <mtext>e</mtext>
            </mstyle>
            <mstyle mathvariant="italic">
              <msub>
                <mtext>a</mtext>
                <mrow>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row>
              </msub>
            </mstyle>
            <mstyle mathvariant="italic">
              <mtext> </mtext>
            </mstyle>
            <mrow>
              <mo fence="true" stretchy="true">(</mo>
              <mrow>
                <mrow>
                  <mstyle mathvariant="italic">
                    <mtext>m</mtext>
                  </mstyle>
                  <mstyle mathvariant="italic">
                    <msup>
                      <mtext>m</mtext>
                      <mstyle mathvariant="italic">
                        <mtext>2</mtext>
                      </mstyle>
                    </msup>
                  </mstyle>
                </mrow>
              </mrow>
              <mo fence="true" stretchy="true">)</mo>
            </mrow>
            <mrow>
              <mo stretchy="false">)</mo>
              <mo stretchy="false">−</mo>
              <mstyle mathvariant="italic">
                <mtext>c</mtext>
              </mstyle>
            </mrow>
          </mrow>
        </mrow>
        <mo fence="true" stretchy="true">)</mo>
      </mrow>
      <mstyle mathvariant="italic">
        <mtext> </mtext>
      </mstyle>
      <mrow>
        <mo fence="true" stretchy="true">(</mo>
        <mrow>
          <mrow>
            <mstyle mathvariant="italic">
              <mtext>p</mtext>
            </mstyle>
            <mstyle mathvariant="italic">
              <mtext>p</mtext>
            </mstyle>
            <mstyle mathvariant="italic">
              <mtext>m</mtext>
            </mstyle>
            <mstyle mathvariant="italic">
              <mtext>m</mtext>
            </mstyle>
          </mrow>
        </mrow>
        <mo fence="true" stretchy="true">)</mo>
      </mrow>
    </mrow>
    <annotation encoding="StarMath 5.0">{italic "P" italic "P" italic "M" italic "M"  \( italic "a" italic "r" italic "e" italic "a"_{italic "c" italic "o" italic "m" italic "p" italic "o" italic "n" italic "e" italic "n" italic "t"}  \) =italic "a" italic "*" italic "e" italic "x" italic "p" ⁡ \( -italic "b" italic " " left ( {italic "a" italic "r" italic "e" italic "a"_{italic "c" italic "o" italic "m" italic "p" italic "o" italic "n" italic "e" italic "n" italic "t"} italic " " left ( {italic "m" italic "m"^italic "2"} right )   \)  - italic "c"} right )  italic " " left ( {italic "p" italic "p" italic "m" italic "m"} right )}</annotation>
  </semantics>
</math>
</file>

<file path=Object 213/content.xml><?xml version="1.0" encoding="utf-8"?>
<math xmlns="http://www.w3.org/1998/Math/MathML" display="block">
  <semantics>
    <mtable>
      <mtr>
        <mtd>
          <mrow>
            <mrow/>
            <mstyle mathvariant="italic">
              <mtext>B</mtext>
            </mstyle>
            <mstyle mathvariant="italic">
              <mtext>a</mtext>
            </mstyle>
            <mstyle mathvariant="italic">
              <mtext>c</mtext>
            </mstyle>
            <mstyle mathvariant="italic">
              <mtext>k</mtext>
            </mstyle>
            <mstyle mathvariant="italic">
              <mtext>g</mtext>
            </mstyle>
            <mstyle mathvariant="italic">
              <mtext>r</mtext>
            </mstyle>
            <mstyle mathvariant="italic">
              <mtext>o</mtext>
            </mstyle>
            <mstyle mathvariant="italic">
              <mtext>u</mtext>
            </mstyle>
            <mstyle mathvariant="italic">
              <mtext>n</mtext>
            </mstyle>
            <mstyle mathvariant="italic">
              <mtext>d</mtext>
            </mstyle>
            <mstyle mathvariant="italic">
              <mtext>p</mtext>
            </mstyle>
            <mstyle mathvariant="italic">
              <mtext>i</mtext>
            </mstyle>
            <mstyle mathvariant="italic">
              <mtext>x</mtext>
            </mstyle>
            <mstyle mathvariant="italic">
              <mtext>e</mtext>
            </mstyle>
            <mrow>
              <mstyle mathvariant="italic">
                <msub>
                  <mtext>l</mtext>
                  <mrow>
                    <mstyle mathvariant="italic">
                      <mtext>m</mtext>
                    </mstyle>
                    <mstyle mathvariant="italic">
                      <mtext>i</mtext>
                    </mstyle>
                    <mstyle mathvariant="italic">
                      <mtext>n</mtext>
                    </mstyle>
                  </mrow>
                </msub>
              </mstyle>
              <mo stretchy="false">=</mo>
              <mstyle mathvariant="italic">
                <mtext>0.05</mtext>
              </mstyle>
            </mrow>
            <mstyle mathvariant="italic">
              <mtext>*</mtext>
            </mstyle>
          </mrow>
        </mtd>
      </mtr>
      <mtr>
        <mtd>
          <mrow>
            <mrow>
              <mrow/>
              <mstyle mathvariant="italic">
                <mtext>I</mtext>
              </mstyle>
              <mstyle mathvariant="italic">
                <mtext>m</mtext>
              </mstyle>
              <mstyle mathvariant="italic">
                <mtext>a</mtext>
              </mstyle>
              <mstyle mathvariant="italic">
                <mtext>g</mtext>
              </mstyle>
              <mstyle mathvariant="italic">
                <mtext>e</mtext>
              </mstyle>
              <mstyle mathvariant="italic">
                <mtext>p</mtext>
              </mstyle>
              <mstyle mathvariant="italic">
                <mtext>i</mtext>
              </mstyle>
              <mstyle mathvariant="italic">
                <mtext>x</mtext>
              </mstyle>
              <mstyle mathvariant="italic">
                <mtext>e</mtext>
              </mstyle>
              <mstyle mathvariant="italic">
                <mtext>l</mtext>
              </mstyle>
            </mrow>
            <mrow/>
          </mrow>
        </mtd>
      </mtr>
    </mtable>
    <annotation encoding="StarMath 5.0">{#italic "B" italic "a" italic "c" italic "k" italic "g" italic "r" italic "o" italic "u" italic "n" italic "d" italic "p" italic "i" italic "x" italic "e" italic "l"_{italic "m" italic "i" italic "n"} =italic "0.05" italic "*" #italic "I" italic "m" italic "a" italic "g" italic "e" italic "p" italic "i" italic "x" italic "e" italic "l"}</annotation>
  </semantics>
</math>
</file>

<file path=Object 214/content.xml><?xml version="1.0" encoding="utf-8"?>
<math xmlns="http://www.w3.org/1998/Math/MathML" display="block">
  <semantics>
    <mrow>
      <mrow/>
      <mstyle mathvariant="italic">
        <mtext>B</mtext>
      </mstyle>
      <mstyle mathvariant="italic">
        <mtext>a</mtext>
      </mstyle>
      <mstyle mathvariant="italic">
        <mtext>c</mtext>
      </mstyle>
      <mstyle mathvariant="italic">
        <mtext>k</mtext>
      </mstyle>
      <mstyle mathvariant="italic">
        <mtext>r</mtext>
      </mstyle>
      <mstyle mathvariant="italic">
        <mtext>o</mtext>
      </mstyle>
      <mstyle mathvariant="italic">
        <mtext>u</mtext>
      </mstyle>
      <mstyle mathvariant="italic">
        <mtext>n</mtext>
      </mstyle>
      <mstyle mathvariant="italic">
        <mtext>d</mtext>
      </mstyle>
      <mstyle mathvariant="italic">
        <mtext>p</mtext>
      </mstyle>
      <mstyle mathvariant="italic">
        <mtext>i</mtext>
      </mstyle>
      <mstyle mathvariant="italic">
        <mtext>x</mtext>
      </mstyle>
      <mstyle mathvariant="italic">
        <mtext>e</mtext>
      </mstyle>
      <mstyle mathvariant="italic">
        <msub>
          <mtext>l</mtext>
          <mrow>
            <mstyle mathvariant="italic">
              <mtext>m</mtext>
            </mstyle>
            <mstyle mathvariant="italic">
              <mtext>i</mtext>
            </mstyle>
            <mstyle mathvariant="italic">
              <mtext>n</mtext>
            </mstyle>
          </mrow>
        </msub>
      </mstyle>
      <mstyle mathvariant="italic">
        <mtext> </mtext>
      </mstyle>
    </mrow>
    <annotation encoding="StarMath 5.0">{#italic "B" italic "a" italic "c" italic "k" italic "r" italic "o" italic "u" italic "n" italic "d" italic "p" italic "i" italic "x" italic "e" italic "l"_{italic "m" italic "i" italic "n"} italic " "}</annotation>
  </semantics>
</math>
</file>

<file path=Object 215/content.xml><?xml version="1.0" encoding="utf-8"?>
<math xmlns="http://www.w3.org/1998/Math/MathML" display="block">
  <semantics>
    <mrow>
      <mstyle mathvariant="italic">
        <mtext>5</mtext>
      </mstyle>
      <msup>
        <mrow>
          <mstyle mathvariant="italic">
            <mtext>m</mtext>
          </mstyle>
          <mstyle mathvariant="italic">
            <mtext>m</mtext>
          </mstyle>
        </mrow>
        <mstyle mathvariant="italic">
          <mtext>2</mtext>
        </mstyle>
      </msup>
    </mrow>
    <annotation encoding="StarMath 5.0">{italic "5" {italic "m" italic "m"}^italic "2"}</annotation>
  </semantics>
</math>
</file>

<file path=Object 216/content.xml><?xml version="1.0" encoding="utf-8"?>
<math xmlns="http://www.w3.org/1998/Math/MathML" display="block">
  <semantics>
    <mstyle mathvariant="italic">
      <mtext>k</mtext>
    </mstyle>
    <annotation encoding="StarMath 5.0">italic "k"</annotation>
  </semantics>
</math>
</file>

<file path=Object 217/content.xml><?xml version="1.0" encoding="utf-8"?>
<math xmlns="http://www.w3.org/1998/Math/MathML" display="block">
  <semantics>
    <mstyle mathvariant="italic">
      <mtext>k</mtext>
    </mstyle>
    <annotation encoding="StarMath 5.0">italic "k"</annotation>
  </semantics>
</math>
</file>

<file path=Object 218/content.xml><?xml version="1.0" encoding="utf-8"?>
<math xmlns="http://www.w3.org/1998/Math/MathML" display="block">
  <semantics>
    <mrow>
      <mstyle mathvariant="italic">
        <mtext> </mtext>
      </mstyle>
      <mo stretchy="false">(</mo>
      <mrow>
        <mstyle mathvariant="italic">
          <msub>
            <mtext>k</mtext>
            <mrow>
              <mstyle mathvariant="italic">
                <mtext>m</mtext>
              </mstyle>
              <mstyle mathvariant="italic">
                <mtext>a</mtext>
              </mstyle>
              <mstyle mathvariant="italic">
                <mtext>x</mtext>
              </mstyle>
            </mrow>
          </msub>
        </mstyle>
        <mo stretchy="false">=</mo>
        <mstyle mathvariant="italic">
          <mtext>10</mtext>
        </mstyle>
      </mrow>
    </mrow>
    <annotation encoding="StarMath 5.0">{italic " "  \( italic "k"_{italic "m" italic "a" italic "x"} =italic "10"}</annotation>
  </semantics>
</math>
</file>

<file path=Object 219/content.xml><?xml version="1.0" encoding="utf-8"?>
<math xmlns="http://www.w3.org/1998/Math/MathML" display="block">
  <semantics>
    <mrow>
      <mo stretchy="false">(</mo>
      <mrow>
        <mrow>
          <mstyle mathvariant="italic">
            <mtext>2</mtext>
          </mstyle>
          <mo stretchy="false">+</mo>
          <mstyle mathvariant="italic">
            <mtext>3</mtext>
          </mstyle>
          <mo stretchy="false">+</mo>
          <mstyle mathvariant="italic">
            <mtext>4</mtext>
          </mstyle>
          <mo stretchy="false">+</mo>
          <mo stretchy="false">…</mo>
          <mo stretchy="false">+</mo>
          <mstyle mathvariant="italic">
            <mtext>10</mtext>
          </mstyle>
        </mrow>
        <mo stretchy="false">=</mo>
        <mstyle mathvariant="italic">
          <mtext>54</mtext>
        </mstyle>
      </mrow>
      <mo stretchy="false">)</mo>
      <mstyle mathvariant="italic">
        <mtext> </mtext>
      </mstyle>
    </mrow>
    <annotation encoding="StarMath 5.0">{ \( italic "2" +italic "3" +italic "4" + dotslow +italic "10" =italic "54"  \) italic " "}</annotation>
  </semantics>
</math>
</file>

<file path=Object 22/content.xml><?xml version="1.0" encoding="utf-8"?>
<math xmlns="http://www.w3.org/1998/Math/MathML" display="block">
  <semantics>
    <mrow>
      <mover accent="true">
        <mstyle mathvariant="italic">
          <mtext>P</mtext>
        </mstyle>
        <mo stretchy="true">^</mo>
      </mover>
      <mrow>
        <mo fence="true" stretchy="true">(</mo>
        <mrow>
          <mrow>
            <mstyle mathvariant="italic">
              <msub>
                <mtext>w</mtext>
                <mstyle mathvariant="italic">
                  <mtext>i</mtext>
                </mstyle>
              </msub>
            </mstyle>
            <mstyle mathvariant="italic">
              <mtext>,</mtext>
            </mstyle>
            <mrow>
              <mstyle mathvariant="italic">
                <msub>
                  <mtext>x</mtext>
                  <mstyle mathvariant="italic">
                    <mtext>k</mtext>
                  </mstyle>
                </msub>
              </mstyle>
              <mi>,</mi>
              <mover accent="true">
                <mstyle mathvariant="italic">
                  <mtext>Ɵ</mtext>
                </mstyle>
                <mo stretchy="true">^</mo>
              </mover>
            </mrow>
          </mrow>
        </mrow>
        <mo fence="true" stretchy="true">)</mo>
      </mrow>
    </mrow>
    <annotation encoding="StarMath 5.0">{{ widehat italic "P"} left ( {italic "w"_italic "i" italic "," {italic "x"_italic "k" , { widehat italic "Ɵ"}}} right )}</annotation>
  </semantics>
</math>
</file>

<file path=Object 220/content.xml><?xml version="1.0" encoding="utf-8"?>
<math xmlns="http://www.w3.org/1998/Math/MathML" display="block">
  <semantics>
    <mrow>
      <mrow>
        <mstyle mathvariant="italic">
          <mtext>σ</mtext>
        </mstyle>
        <mo stretchy="false">=</mo>
        <mstyle mathvariant="italic">
          <mtext>1.0</mtext>
        </mstyle>
      </mrow>
      <mi>,</mi>
      <mstyle mathvariant="italic">
        <mtext> </mtext>
      </mstyle>
      <mstyle mathvariant="italic">
        <mtext> </mtext>
      </mstyle>
      <mrow>
        <mstyle mathvariant="italic">
          <mtext>C</mtext>
        </mstyle>
        <mo stretchy="false">=</mo>
        <mstyle mathvariant="italic">
          <mtext>2.0</mtext>
        </mstyle>
      </mrow>
      <mo stretchy="false">)</mo>
    </mrow>
    <annotation encoding="StarMath 5.0">{italic "σ" =italic "1.0" ,italic " " italic " " italic "C" =italic "2.0"  \)}</annotation>
  </semantics>
</math>
</file>

<file path=Object 221/content.xml><?xml version="1.0" encoding="utf-8"?>
<math xmlns="http://www.w3.org/1998/Math/MathML" display="block">
  <semantics>
    <mrow>
      <mstyle mathvariant="italic">
        <mtext>54</mtext>
      </mstyle>
      <mstyle mathvariant="italic">
        <mtext>*</mtext>
      </mstyle>
      <mrow>
        <mstyle mathvariant="italic">
          <mtext>77</mtext>
        </mstyle>
        <mo stretchy="false">=</mo>
        <mstyle mathvariant="italic">
          <mtext>4158</mtext>
        </mstyle>
      </mrow>
      <mstyle mathvariant="italic">
        <mtext> </mtext>
      </mstyle>
    </mrow>
    <annotation encoding="StarMath 5.0">{italic "54" italic "*" italic "77" =italic "4158" italic " "}</annotation>
  </semantics>
</math>
</file>

<file path=Object 222/content.xml><?xml version="1.0" encoding="utf-8"?>
<math xmlns="http://www.w3.org/1998/Math/MathML" display="block">
  <semantics>
    <mrow>
      <mstyle mathvariant="italic">
        <msub>
          <mtext>s</mtext>
          <mstyle mathvariant="italic">
            <mtext>i</mtext>
          </mstyle>
        </msub>
      </mstyle>
      <mstyle mathvariant="italic">
        <mtext> </mtext>
      </mstyle>
      <mi>,</mi>
      <mstyle mathvariant="italic">
        <mtext> </mtext>
      </mstyle>
      <mrow>
        <mstyle mathvariant="italic">
          <mtext>i</mtext>
        </mstyle>
        <mo stretchy="false">=</mo>
        <mstyle mathvariant="italic">
          <mtext>1</mtext>
        </mstyle>
      </mrow>
      <mi>,</mi>
      <mo stretchy="false">…</mo>
      <mi>,</mi>
      <mstyle mathvariant="italic">
        <mtext> </mtext>
      </mstyle>
      <mstyle mathvariant="italic">
        <mtext>54</mtext>
      </mstyle>
    </mrow>
    <annotation encoding="StarMath 5.0">{italic "s"_italic "i" italic " " ,italic " " italic "i" =italic "1" , dotslow ,italic " " italic "54"}</annotation>
  </semantics>
</math>
</file>

<file path=Object 223/content.xml><?xml version="1.0" encoding="utf-8"?>
<math xmlns="http://www.w3.org/1998/Math/MathML" display="block">
  <semantics>
    <mrow>
      <mstyle mathvariant="italic">
        <mtext>f</mtext>
      </mstyle>
      <mo stretchy="false">(</mo>
      <mstyle mathvariant="italic">
        <mtext>x</mtext>
      </mstyle>
      <mi>,</mi>
      <mstyle mathvariant="italic">
        <mtext>y</mtext>
      </mstyle>
      <mo stretchy="false">)</mo>
    </mrow>
    <annotation encoding="StarMath 5.0">{italic "f"  \( italic "x" ,italic "y"  \)}</annotation>
  </semantics>
</math>
</file>

<file path=Object 224/content.xml><?xml version="1.0" encoding="utf-8"?>
<math xmlns="http://www.w3.org/1998/Math/MathML" display="block">
  <semantics>
    <mrow>
      <mstyle mathvariant="italic">
        <mtext>x</mtext>
      </mstyle>
      <mi>,</mi>
      <mstyle mathvariant="italic">
        <mtext> </mtext>
      </mstyle>
      <mstyle mathvariant="italic">
        <mtext>y</mtext>
      </mstyle>
    </mrow>
    <annotation encoding="StarMath 5.0">{italic "x" ,italic " " italic "y"}</annotation>
  </semantics>
</math>
</file>

<file path=Object 225/content.xml><?xml version="1.0" encoding="utf-8"?>
<math xmlns="http://www.w3.org/1998/Math/MathML" display="block">
  <semantics>
    <mrow>
      <mstyle mathvariant="italic">
        <mtext>w</mtext>
      </mstyle>
      <mo stretchy="false">(</mo>
      <mstyle mathvariant="italic">
        <mtext>x</mtext>
      </mstyle>
      <mi>,</mi>
      <mstyle mathvariant="italic">
        <mtext>y</mtext>
      </mstyle>
      <mo stretchy="false">)</mo>
    </mrow>
    <annotation encoding="StarMath 5.0">{italic "w"  \( italic "x" ,italic "y"  \)}</annotation>
  </semantics>
</math>
</file>

<file path=Object 226/content.xml><?xml version="1.0" encoding="utf-8"?>
<math xmlns="http://www.w3.org/1998/Math/MathML" display="block">
  <semantics>
    <mrow>
      <mstyle mathvariant="italic">
        <msub>
          <mtext>w</mtext>
          <mrow>
            <mstyle mathvariant="italic">
              <mtext>t</mtext>
            </mstyle>
            <mstyle mathvariant="italic">
              <mtext>h</mtext>
            </mstyle>
            <mstyle mathvariant="italic">
              <mtext>r</mtext>
            </mstyle>
          </mrow>
        </msub>
      </mstyle>
      <mstyle mathvariant="italic">
        <mtext> </mtext>
      </mstyle>
    </mrow>
    <annotation encoding="StarMath 5.0">{italic "w"_{italic "t" italic "h" italic "r"} italic " "}</annotation>
  </semantics>
</math>
</file>

<file path=Object 227/content.xml><?xml version="1.0" encoding="utf-8"?>
<math xmlns="http://www.w3.org/1998/Math/MathML" display="block">
  <semantics>
    <mrow>
      <mstyle mathvariant="italic">
        <mtext> </mtext>
      </mstyle>
      <mstyle mathvariant="italic">
        <mtext>S</mtext>
      </mstyle>
    </mrow>
    <annotation encoding="StarMath 5.0">{italic " " italic "S"}</annotation>
  </semantics>
</math>
</file>

<file path=Object 228/content.xml><?xml version="1.0" encoding="utf-8"?>
<math xmlns="http://www.w3.org/1998/Math/MathML" display="block">
  <semantics>
    <mrow>
      <mstyle mathvariant="italic">
        <mtext> </mtext>
      </mstyle>
      <mstyle mathvariant="italic">
        <mtext>w</mtext>
      </mstyle>
      <mrow>
        <mrow>
          <mo fence="true" stretchy="true">(</mo>
          <mrow>
            <mrow>
              <mstyle mathvariant="italic">
                <mtext>x</mtext>
              </mstyle>
              <mi>,</mi>
              <mstyle mathvariant="italic">
                <mtext>y</mtext>
              </mstyle>
            </mrow>
          </mrow>
          <mo fence="true" stretchy="true">)</mo>
        </mrow>
        <mo stretchy="false">=</mo>
        <mrow>
          <munderover>
            <mo stretchy="false">∑</mo>
            <mrow>
              <mstyle mathvariant="italic">
                <mtext>i</mtext>
              </mstyle>
              <mo stretchy="false">=</mo>
              <mstyle mathvariant="italic">
                <mtext>1</mtext>
              </mstyle>
            </mrow>
            <mstyle mathvariant="italic">
              <mtext>54</mtext>
            </mstyle>
          </munderover>
          <mrow>
            <mstyle mathvariant="italic">
              <msub>
                <mtext>s</mtext>
                <mstyle mathvariant="italic">
                  <mtext>i</mtext>
                </mstyle>
              </msub>
            </mstyle>
            <mo stretchy="false">(</mo>
            <mstyle mathvariant="italic">
              <mtext>x</mtext>
            </mstyle>
            <mi>,</mi>
            <mstyle mathvariant="italic">
              <mtext>y</mtext>
            </mstyle>
            <mo stretchy="false">)</mo>
          </mrow>
        </mrow>
      </mrow>
    </mrow>
    <annotation encoding="StarMath 5.0">{italic " " italic "w" left ( {italic "x" , italic "y"} right )  ={ sum csub {italic "i" = italic "1"} csup italic "54" {italic "s"_italic "i"  \(  italic "x" , italic "y"  \)}}}</annotation>
  </semantics>
</math>
</file>

<file path=Object 229/content.xml><?xml version="1.0" encoding="utf-8"?>
<math xmlns="http://www.w3.org/1998/Math/MathML" display="block">
  <semantics>
    <mtable>
      <mtr>
        <mtd>
          <mrow>
            <mrow>
              <mstyle mathvariant="italic">
                <mtext>S</mtext>
              </mstyle>
              <mo stretchy="false">=</mo>
              <mrow>
                <mo fence="true" stretchy="true">(</mo>
                <mrow>
                  <mrow>
                    <mstyle mathvariant="italic">
                      <mtext>f</mtext>
                    </mstyle>
                    <mrow>
                      <mo fence="true" stretchy="true">(</mo>
                      <mrow>
                        <mrow>
                          <mstyle mathvariant="italic">
                            <mtext>x</mtext>
                          </mstyle>
                          <mi>,</mi>
                          <mstyle mathvariant="italic">
                            <mtext>y</mtext>
                          </mstyle>
                        </mrow>
                      </mrow>
                      <mo fence="true" stretchy="true">)</mo>
                    </mrow>
                    <mstyle mathvariant="italic">
                      <mtext> </mtext>
                    </mstyle>
                  </mrow>
                </mrow>
                <mo fence="true" stretchy="true">)</mo>
              </mrow>
            </mrow>
            <mstyle mathvariant="italic">
              <mtext> </mtext>
            </mstyle>
            <mstyle mathvariant="italic">
              <mtext>w</mtext>
            </mstyle>
            <mrow>
              <mrow>
                <mo fence="true" stretchy="true">(</mo>
                <mrow>
                  <mrow>
                    <mstyle mathvariant="italic">
                      <mtext>x</mtext>
                    </mstyle>
                    <mi>,</mi>
                    <mstyle mathvariant="italic">
                      <mtext>y</mtext>
                    </mstyle>
                  </mrow>
                </mrow>
                <mo fence="true" stretchy="true">)</mo>
              </mrow>
              <mo stretchy="false">&gt;</mo>
              <mstyle mathvariant="italic">
                <msub>
                  <mtext>w</mtext>
                  <mrow>
                    <mstyle mathvariant="italic">
                      <mtext>t</mtext>
                    </mstyle>
                    <mstyle mathvariant="italic">
                      <mtext>h</mtext>
                    </mstyle>
                    <mstyle mathvariant="italic">
                      <mtext>r</mtext>
                    </mstyle>
                  </mrow>
                </msub>
              </mstyle>
            </mrow>
          </mrow>
        </mtd>
      </mtr>
      <mtr>
        <mtd>
          <mrow>
            <mrow>
              <mrow/>
              <mstyle mathvariant="italic">
                <mtext> </mtext>
              </mstyle>
            </mrow>
            <mrow/>
          </mrow>
        </mtd>
      </mtr>
    </mtable>
    <annotation encoding="StarMath 5.0">{italic "S" =left ( {italic "f" left ( {italic "x" , italic "y"} right )  italic " "} right )  italic " " italic "w" left ( {italic "x" , italic "y"} right )  &gt;italic "w"_{italic "t" italic "h" italic "r"}  rbrace italic " "}</annotation>
  </semantics>
</math>
</file>

<file path=Object 23/content.xml><?xml version="1.0" encoding="utf-8"?>
<math xmlns="http://www.w3.org/1998/Math/MathML" display="block">
  <semantics>
    <mrow>
      <mover accent="true">
        <mstyle mathvariant="italic">
          <mtext>P</mtext>
        </mstyle>
        <mo stretchy="true">^</mo>
      </mover>
      <mrow>
        <mo fence="true" stretchy="true">(</mo>
        <mrow>
          <mrow>
            <mstyle mathvariant="italic">
              <msub>
                <mtext>w</mtext>
                <mstyle mathvariant="italic">
                  <mtext>i</mtext>
                </mstyle>
              </msub>
            </mstyle>
            <mstyle mathvariant="italic">
              <mtext>,</mtext>
            </mstyle>
            <mrow>
              <mstyle mathvariant="italic">
                <msub>
                  <mtext>x</mtext>
                  <mstyle mathvariant="italic">
                    <mtext>k</mtext>
                  </mstyle>
                </msub>
              </mstyle>
              <mi>,</mi>
              <mover accent="true">
                <mstyle mathvariant="italic">
                  <mtext>Ɵ</mtext>
                </mstyle>
                <mo stretchy="true">^</mo>
              </mover>
            </mrow>
          </mrow>
        </mrow>
        <mo fence="true" stretchy="true">)</mo>
      </mrow>
      <mi>≃</mi>
      <mrow>
        <mo fence="true" stretchy="true">(</mo>
        <mrow>
          <mtable>
            <mtr>
              <mtd>
                <mrow>
                  <mstyle mathvariant="italic">
                    <mtext> </mtext>
                  </mstyle>
                  <mstyle mathvariant="italic">
                    <mtext>1</mtext>
                  </mstyle>
                  <mstyle mathvariant="italic">
                    <mtext> </mtext>
                  </mstyle>
                  <mstyle mathvariant="italic">
                    <mtext> </mtext>
                  </mstyle>
                  <mstyle mathvariant="italic">
                    <mtext> </mtext>
                  </mstyle>
                  <mstyle mathvariant="italic">
                    <mtext> </mtext>
                  </mstyle>
                  <mstyle mathvariant="italic">
                    <mtext> </mtext>
                  </mstyle>
                  <mstyle mathvariant="italic">
                    <mtext> </mtext>
                  </mstyle>
                  <mstyle mathvariant="italic">
                    <mtext>i</mtext>
                  </mstyle>
                  <mstyle mathvariant="italic">
                    <mtext>f</mtext>
                  </mstyle>
                  <mstyle mathvariant="italic">
                    <mtext> </mtext>
                  </mstyle>
                  <mrow>
                    <mstyle mathvariant="italic">
                      <mtext>i</mtext>
                    </mstyle>
                    <mo stretchy="false">=</mo>
                    <mstyle mathvariant="italic">
                      <mtext>m</mtext>
                    </mstyle>
                  </mrow>
                </mrow>
              </mtd>
            </mtr>
            <mtr>
              <mtd>
                <mrow>
                  <mstyle mathvariant="italic">
                    <mtext> </mtext>
                  </mstyle>
                  <mstyle mathvariant="italic">
                    <mtext>0</mtext>
                  </mstyle>
                  <mstyle mathvariant="italic">
                    <mtext> </mtext>
                  </mstyle>
                  <mstyle mathvariant="italic">
                    <mtext> </mtext>
                  </mstyle>
                  <mstyle mathvariant="italic">
                    <mtext>o</mtext>
                  </mstyle>
                  <mstyle mathvariant="italic">
                    <mtext>t</mtext>
                  </mstyle>
                  <mstyle mathvariant="italic">
                    <mtext>h</mtext>
                  </mstyle>
                  <mstyle mathvariant="italic">
                    <mtext>e</mtext>
                  </mstyle>
                  <mstyle mathvariant="italic">
                    <mtext>r</mtext>
                  </mstyle>
                  <mstyle mathvariant="italic">
                    <mtext>w</mtext>
                  </mstyle>
                  <mstyle mathvariant="italic">
                    <mtext>i</mtext>
                  </mstyle>
                  <mstyle mathvariant="italic">
                    <mtext>s</mtext>
                  </mstyle>
                  <mstyle mathvariant="italic">
                    <mtext>e</mtext>
                  </mstyle>
                </mrow>
              </mtd>
            </mtr>
          </mtable>
        </mrow>
        <mo fence="true" stretchy="true">)</mo>
      </mrow>
      <mstyle mathvariant="italic">
        <mtext> </mtext>
      </mstyle>
      <mstyle mathvariant="italic">
        <mtext> </mtext>
      </mstyle>
    </mrow>
    <annotation encoding="StarMath 5.0">{{ widehat italic "P"} left ( {italic "w"_italic "i" italic "," {italic "x"_italic "k" , { widehat italic "Ɵ"}}} right )  ≃left ( matrix {{italic " " italic "1" italic " " italic " " italic " " italic " " italic " " italic " " italic "i" italic "f" italic " " italic "i" = italic "m"} ## {italic " " italic "0" italic " " italic " " italic "o" italic "t" italic "h" italic "e" italic "r" italic "w" italic "i" italic "s" italic "e"}} right )  italic " " italic " "}</annotation>
  </semantics>
</math>
</file>

<file path=Object 230/content.xml><?xml version="1.0" encoding="utf-8"?>
<math xmlns="http://www.w3.org/1998/Math/MathML" display="block">
  <semantics>
    <mrow>
      <mstyle mathvariant="italic">
        <msub>
          <mtext>w</mtext>
          <mrow>
            <mstyle mathvariant="italic">
              <mtext>t</mtext>
            </mstyle>
            <mstyle mathvariant="italic">
              <mtext>h</mtext>
            </mstyle>
            <mstyle mathvariant="italic">
              <mtext>r</mtext>
            </mstyle>
          </mrow>
        </msub>
      </mstyle>
      <mstyle mathvariant="italic">
        <mtext> </mtext>
      </mstyle>
    </mrow>
    <annotation encoding="StarMath 5.0">{italic "w"_{italic "t" italic "h" italic "r"} italic " "}</annotation>
  </semantics>
</math>
</file>

<file path=Object 231/content.xml><?xml version="1.0" encoding="utf-8"?>
<math xmlns="http://www.w3.org/1998/Math/MathML" display="block">
  <semantics>
    <mrow>
      <mstyle mathvariant="italic">
        <mtext> </mtext>
      </mstyle>
      <mstyle mathvariant="italic">
        <mtext>p</mtext>
      </mstyle>
      <mo stretchy="false">(</mo>
      <mstyle mathvariant="italic">
        <mtext>x</mtext>
      </mstyle>
      <mi>,</mi>
      <mstyle mathvariant="italic">
        <mtext>y</mtext>
      </mstyle>
      <mo stretchy="false">)</mo>
    </mrow>
    <annotation encoding="StarMath 5.0">{italic " " italic "p"  \( italic "x" ,italic "y"  \)}</annotation>
  </semantics>
</math>
</file>

<file path=Object 232/content.xml><?xml version="1.0" encoding="utf-8"?>
<math xmlns="http://www.w3.org/1998/Math/MathML" display="block">
  <semantics>
    <mrow>
      <mstyle mathvariant="italic">
        <mtext>0.5</mtext>
      </mstyle>
      <mstyle mathvariant="italic">
        <mtext> </mtext>
      </mstyle>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sub>
          <mtext>t</mtext>
          <mrow>
            <mstyle mathvariant="italic">
              <mtext>h</mtext>
            </mstyle>
            <mstyle mathvariant="italic">
              <mtext>i</mtext>
            </mstyle>
            <mstyle mathvariant="italic">
              <mtext>g</mtext>
            </mstyle>
            <mstyle mathvariant="italic">
              <mtext>h</mtext>
            </mstyle>
            <mstyle mathvariant="italic">
              <mtext>t</mtext>
            </mstyle>
          </mrow>
        </msub>
      </mstyle>
      <mstyle mathvariant="italic">
        <mtext> </mtext>
      </mstyle>
      <mi>⨯</mi>
      <mstyle mathvariant="italic">
        <mtext> </mtext>
      </mstyle>
      <mstyle mathvariant="italic">
        <mtext>0.5</mtext>
      </mstyle>
      <mstyle mathvariant="italic">
        <mtext> </mtext>
      </mstyle>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sub>
          <mtext>t</mtext>
          <mrow>
            <mstyle mathvariant="italic">
              <mtext>w</mtext>
            </mstyle>
            <mstyle mathvariant="italic">
              <mtext>e</mtext>
            </mstyle>
            <mstyle mathvariant="italic">
              <mtext>i</mtext>
            </mstyle>
            <mstyle mathvariant="italic">
              <mtext>d</mtext>
            </mstyle>
            <mstyle mathvariant="italic">
              <mtext>t</mtext>
            </mstyle>
            <mstyle mathvariant="italic">
              <mtext>h</mtext>
            </mstyle>
          </mrow>
        </msub>
      </mstyle>
    </mrow>
    <annotation encoding="StarMath 5.0">{italic "0.5" italic " " italic "c" italic "o" italic "m" italic "p" italic "o" italic "n" italic "e" italic "n" italic "t"_{italic "h" italic "i" italic "g" italic "h" italic "t"} italic " " ⨯italic " " italic "0.5" italic " " italic "c" italic "o" italic "m" italic "p" italic "o" italic "n" italic "e" italic "n" italic "t"_{italic "w" italic "e" italic "i" italic "d" italic "t" italic "h"}}</annotation>
  </semantics>
</math>
</file>

<file path=Object 233/content.xml><?xml version="1.0" encoding="utf-8"?>
<math xmlns="http://www.w3.org/1998/Math/MathML" display="block">
  <semantics>
    <mrow>
      <mstyle mathvariant="italic">
        <mtext> </mtext>
      </mstyle>
      <mrow>
        <mstyle mathvariant="italic">
          <mtext>σ</mtext>
        </mstyle>
        <mo stretchy="false">=</mo>
        <mstyle mathvariant="italic">
          <mtext>1.5</mtext>
        </mstyle>
      </mrow>
    </mrow>
    <annotation encoding="StarMath 5.0">{italic " " italic "σ" =italic "1.5"}</annotation>
  </semantics>
</math>
</file>

<file path=Object 234/content.xml><?xml version="1.0" encoding="utf-8"?>
<math xmlns="http://www.w3.org/1998/Math/MathML" display="block">
  <semantics>
    <mrow>
      <mstyle mathvariant="italic">
        <mtext>p</mtext>
      </mstyle>
      <mo stretchy="false">(</mo>
      <mstyle mathvariant="italic">
        <mtext>x</mtext>
      </mstyle>
      <mi>,</mi>
      <mstyle mathvariant="italic">
        <mtext>y</mtext>
      </mstyle>
      <mo stretchy="false">)</mo>
    </mrow>
    <annotation encoding="StarMath 5.0">{italic "p"  \( italic "x" ,italic "y"  \)}</annotation>
  </semantics>
</math>
</file>

<file path=Object 235/content.xml><?xml version="1.0" encoding="utf-8"?>
<math xmlns="http://www.w3.org/1998/Math/MathML" display="block">
  <semantics>
    <mrow>
      <msub>
        <mrow>
          <mstyle mathvariant="italic">
            <mtext>C</mtext>
          </mstyle>
          <mstyle mathvariant="italic">
            <mtext>o</mtext>
          </mstyle>
          <mstyle mathvariant="italic">
            <mtext>r</mtext>
          </mstyle>
          <mstyle mathvariant="italic">
            <mtext>r</mtext>
          </mstyle>
        </mrow>
        <mrow>
          <mstyle mathvariant="italic">
            <mtext>t</mtext>
          </mstyle>
          <mstyle mathvariant="italic">
            <mtext>h</mtext>
          </mstyle>
          <mstyle mathvariant="italic">
            <mtext>r</mtext>
          </mstyle>
        </mrow>
      </msub>
      <mstyle mathvariant="italic">
        <mtext> </mtext>
      </mstyle>
    </mrow>
    <annotation encoding="StarMath 5.0">{{italic "C" italic "o" italic "r" italic "r"}_{italic "t" italic "h" italic "r"} italic " "}</annotation>
  </semantics>
</math>
</file>

<file path=Object 236/content.xml><?xml version="1.0" encoding="utf-8"?>
<math xmlns="http://www.w3.org/1998/Math/MathML" display="block">
  <semantics>
    <mstyle mathvariant="italic">
      <mtext>S</mtext>
    </mstyle>
    <annotation encoding="StarMath 5.0">italic "S"</annotation>
  </semantics>
</math>
</file>

<file path=Object 237/content.xml><?xml version="1.0" encoding="utf-8"?>
<math xmlns="http://www.w3.org/1998/Math/MathML" display="block">
  <semantics>
    <mrow>
      <msub>
        <mrow>
          <mstyle mathvariant="italic">
            <mtext>C</mtext>
          </mstyle>
          <mstyle mathvariant="italic">
            <mtext>o</mtext>
          </mstyle>
          <mstyle mathvariant="italic">
            <mtext>r</mtext>
          </mstyle>
          <mstyle mathvariant="italic">
            <mtext>r</mtext>
          </mstyle>
        </mrow>
        <mrow>
          <mstyle mathvariant="italic">
            <mtext>t</mtext>
          </mstyle>
          <mstyle mathvariant="italic">
            <mtext>h</mtext>
          </mstyle>
          <mstyle mathvariant="italic">
            <mtext>r</mtext>
          </mstyle>
        </mrow>
      </msub>
      <mo stretchy="false">=</mo>
      <mstyle mathvariant="italic">
        <mtext>0.4</mtext>
      </mstyle>
    </mrow>
    <annotation encoding="StarMath 5.0">{{italic "C" italic "o" italic "r" italic "r"}_{italic "t" italic "h" italic "r"} =italic "0.4"}</annotation>
  </semantics>
</math>
</file>

<file path=Object 238/content.xml><?xml version="1.0" encoding="utf-8"?>
<math xmlns="http://www.w3.org/1998/Math/MathML" display="block">
  <semantics>
    <mtable>
      <mtr>
        <mtd>
          <mrow>
            <mrow>
              <mstyle mathvariant="italic">
                <mtext>S</mtext>
              </mstyle>
              <mo stretchy="false">=</mo>
              <mrow>
                <mo fence="true" stretchy="true">(</mo>
                <mrow>
                  <mrow>
                    <mstyle mathvariant="italic">
                      <mtext>f</mtext>
                    </mstyle>
                    <mrow>
                      <mo fence="true" stretchy="true">(</mo>
                      <mrow>
                        <mrow>
                          <mstyle mathvariant="italic">
                            <mtext>x</mtext>
                          </mstyle>
                          <mi>,</mi>
                          <mstyle mathvariant="italic">
                            <mtext>y</mtext>
                          </mstyle>
                        </mrow>
                      </mrow>
                      <mo fence="true" stretchy="true">)</mo>
                    </mrow>
                    <mstyle mathvariant="italic">
                      <mtext> </mtext>
                    </mstyle>
                  </mrow>
                </mrow>
                <mo fence="true" stretchy="true">)</mo>
              </mrow>
            </mrow>
            <mstyle mathvariant="italic">
              <mtext> </mtext>
            </mstyle>
            <mstyle mathvariant="italic">
              <mtext>p</mtext>
            </mstyle>
            <mrow>
              <mrow>
                <mo fence="true" stretchy="true">(</mo>
                <mrow>
                  <mrow>
                    <mstyle mathvariant="italic">
                      <mtext>x</mtext>
                    </mstyle>
                    <mi>,</mi>
                    <mstyle mathvariant="italic">
                      <mtext>y</mtext>
                    </mstyle>
                  </mrow>
                </mrow>
                <mo fence="true" stretchy="true">)</mo>
              </mrow>
              <mo stretchy="false">&gt;</mo>
              <mstyle mathvariant="italic">
                <mtext>C</mtext>
              </mstyle>
            </mrow>
            <mstyle mathvariant="italic">
              <mtext>o</mtext>
            </mstyle>
            <mstyle mathvariant="italic">
              <mtext>r</mtext>
            </mstyle>
            <mstyle mathvariant="italic">
              <msub>
                <mtext>r</mtext>
                <mrow>
                  <mstyle mathvariant="italic">
                    <mtext>t</mtext>
                  </mstyle>
                  <mstyle mathvariant="italic">
                    <mtext>h</mtext>
                  </mstyle>
                  <mstyle mathvariant="italic">
                    <mtext>r</mtext>
                  </mstyle>
                </mrow>
              </msub>
            </mstyle>
          </mrow>
        </mtd>
      </mtr>
      <mtr>
        <mtd>
          <mrow>
            <mrow>
              <mrow/>
              <mstyle mathvariant="italic">
                <mtext> </mtext>
              </mstyle>
            </mrow>
            <mrow/>
          </mrow>
        </mtd>
      </mtr>
    </mtable>
    <annotation encoding="StarMath 5.0">{italic "S" =left ( {italic "f" left ( {italic "x" , italic "y"} right )  italic " "} right )  italic " " italic "p" left ( {italic "x" , italic "y"} right )  &gt;italic "C" italic "o" italic "r" italic "r"_{italic "t" italic "h" italic "r"}  rbrace italic " "}</annotation>
  </semantics>
</math>
</file>

<file path=Object 239/content.xml><?xml version="1.0" encoding="utf-8"?>
<math xmlns="http://www.w3.org/1998/Math/MathML" display="block">
  <semantics>
    <mstyle mathvariant="italic">
      <msub>
        <mtext>P</mtext>
        <mrow>
          <mstyle mathvariant="italic">
            <mtext>e</mtext>
          </mstyle>
          <mstyle mathvariant="italic">
            <mtext>p</mtext>
          </mstyle>
        </mrow>
      </msub>
    </mstyle>
    <annotation encoding="StarMath 5.0">italic "P"_{italic "e" italic "p"}</annotation>
  </semantics>
</math>
</file>

<file path=Object 24/content.xml><?xml version="1.0" encoding="utf-8"?>
<math xmlns="http://www.w3.org/1998/Math/MathML" display="block">
  <semantics>
    <mrow>
      <mover accent="true">
        <mstyle mathvariant="italic">
          <mtext>P</mtext>
        </mstyle>
        <mo stretchy="true">^</mo>
      </mover>
      <mrow>
        <mo fence="true" stretchy="true">(</mo>
        <mrow>
          <mrow>
            <mstyle mathvariant="italic">
              <msub>
                <mtext>w</mtext>
                <mstyle mathvariant="italic">
                  <mtext>i</mtext>
                </mstyle>
              </msub>
            </mstyle>
            <mstyle mathvariant="italic">
              <mtext>,</mtext>
            </mstyle>
            <mrow>
              <mstyle mathvariant="italic">
                <msub>
                  <mtext>x</mtext>
                  <mstyle mathvariant="italic">
                    <mtext>k</mtext>
                  </mstyle>
                </msub>
              </mstyle>
              <mi>,</mi>
              <mover accent="true">
                <mstyle mathvariant="italic">
                  <mtext>Ɵ</mtext>
                </mstyle>
                <mo stretchy="true">^</mo>
              </mover>
            </mrow>
          </mrow>
        </mrow>
        <mo fence="true" stretchy="true">)</mo>
      </mrow>
    </mrow>
    <annotation encoding="StarMath 5.0">{{ widehat italic "P"} left ( {italic "w"_italic "i" italic "," {italic "x"_italic "k" , { widehat italic "Ɵ"}}} right )}</annotation>
  </semantics>
</math>
</file>

<file path=Object 240/content.xml><?xml version="1.0" encoding="utf-8"?>
<math xmlns="http://www.w3.org/1998/Math/MathML" display="block">
  <semantics>
    <mstyle mathvariant="italic">
      <msub>
        <mtext>μ</mtext>
        <mrow>
          <mstyle mathvariant="italic">
            <mtext>e</mtext>
          </mstyle>
          <mstyle mathvariant="italic">
            <mtext>p</mtext>
          </mstyle>
        </mrow>
      </msub>
    </mstyle>
    <annotation encoding="StarMath 5.0">italic "μ"_{italic "e" italic "p"}</annotation>
  </semantics>
</math>
</file>

<file path=Object 241/content.xml><?xml version="1.0" encoding="utf-8"?>
<math xmlns="http://www.w3.org/1998/Math/MathML" display="block">
  <semantics>
    <mstyle mathvariant="italic">
      <msub>
        <mtext>P</mtext>
        <mrow>
          <mstyle mathvariant="italic">
            <mtext>e</mtext>
          </mstyle>
          <mstyle mathvariant="italic">
            <mtext>n</mtext>
          </mstyle>
        </mrow>
      </msub>
    </mstyle>
    <annotation encoding="StarMath 5.0">italic "P"_{italic "e" italic "n"}</annotation>
  </semantics>
</math>
</file>

<file path=Object 242/content.xml><?xml version="1.0" encoding="utf-8"?>
<math xmlns="http://www.w3.org/1998/Math/MathML" display="block">
  <semantics>
    <mstyle mathvariant="italic">
      <msub>
        <mtext>μ</mtext>
        <mrow>
          <mstyle mathvariant="italic">
            <mtext>e</mtext>
          </mstyle>
          <mstyle mathvariant="italic">
            <mtext>n</mtext>
          </mstyle>
        </mrow>
      </msub>
    </mstyle>
    <annotation encoding="StarMath 5.0">italic "μ"_{italic "e" italic "n"}</annotation>
  </semantics>
</math>
</file>

<file path=Object 243/content.xml><?xml version="1.0" encoding="utf-8"?>
<math xmlns="http://www.w3.org/1998/Math/MathML" display="block">
  <semantics>
    <mrow>
      <mstyle mathvariant="italic">
        <mtext>F</mtext>
      </mstyle>
      <mrow>
        <mrow>
          <mo fence="true" stretchy="true">(</mo>
          <mrow>
            <mrow>
              <mstyle mathvariant="italic">
                <mtext>u</mtext>
              </mstyle>
              <mi>,</mi>
              <mstyle mathvariant="italic">
                <mtext>v</mtext>
              </mstyle>
            </mrow>
          </mrow>
          <mo fence="true" stretchy="true">)</mo>
        </mrow>
        <mo stretchy="false">=</mo>
        <mrow>
          <munderover>
            <mo stretchy="false">∑</mo>
            <mrow>
              <mstyle mathvariant="italic">
                <mtext>x</mtext>
              </mstyle>
              <mo stretchy="false">=</mo>
              <mstyle mathvariant="italic">
                <mtext>0</mtext>
              </mstyle>
            </mrow>
            <mrow>
              <mstyle mathvariant="italic">
                <mtext>M</mtext>
              </mstyle>
              <mo stretchy="false">−</mo>
              <mstyle mathvariant="italic">
                <mtext>1</mtext>
              </mstyle>
            </mrow>
          </munderover>
          <mrow>
            <munderover>
              <mo stretchy="false">∑</mo>
              <mrow>
                <mstyle mathvariant="italic">
                  <mtext>y</mtext>
                </mstyle>
                <mo stretchy="false">=</mo>
                <mstyle mathvariant="italic">
                  <mtext>0</mtext>
                </mstyle>
              </mrow>
              <mrow>
                <mstyle mathvariant="italic">
                  <mtext>N</mtext>
                </mstyle>
                <mo stretchy="false">−</mo>
                <mstyle mathvariant="italic">
                  <mtext>1</mtext>
                </mstyle>
              </mrow>
            </munderover>
            <mrow>
              <mstyle mathvariant="italic">
                <mtext>f</mtext>
              </mstyle>
              <mrow>
                <mo fence="true" stretchy="true">(</mo>
                <mrow>
                  <mrow>
                    <mstyle mathvariant="italic">
                      <mtext>x</mtext>
                    </mstyle>
                    <mi>,</mi>
                    <mstyle mathvariant="italic">
                      <mtext>y</mtext>
                    </mstyle>
                  </mrow>
                </mrow>
                <mo fence="true" stretchy="true">)</mo>
              </mrow>
              <mstyle mathvariant="italic">
                <mtext> </mtext>
              </mstyle>
              <mstyle mathvariant="italic">
                <msup>
                  <mtext>e</mtext>
                  <mrow>
                    <mrow>
                      <mo stretchy="false">−</mo>
                      <mstyle mathvariant="italic">
                        <mtext>j</mtext>
                      </mstyle>
                    </mrow>
                    <mstyle mathvariant="italic">
                      <mtext>2</mtext>
                    </mstyle>
                    <mstyle mathvariant="italic">
                      <mtext>π</mtext>
                    </mstyle>
                    <mo stretchy="false">(</mo>
                    <mrow>
                      <mfrac>
                        <mrow>
                          <mstyle mathvariant="italic">
                            <mtext>u</mtext>
                          </mstyle>
                          <mstyle mathvariant="italic">
                            <mtext>x</mtext>
                          </mstyle>
                        </mrow>
                        <mstyle mathvariant="italic">
                          <mtext>M</mtext>
                        </mstyle>
                      </mfrac>
                      <mo stretchy="false">+</mo>
                      <mfrac>
                        <mrow>
                          <mstyle mathvariant="italic">
                            <mtext>v</mtext>
                          </mstyle>
                          <mstyle mathvariant="italic">
                            <mtext>y</mtext>
                          </mstyle>
                        </mrow>
                        <mstyle mathvariant="italic">
                          <mtext>N</mtext>
                        </mstyle>
                      </mfrac>
                    </mrow>
                    <mo stretchy="false">)</mo>
                  </mrow>
                </msup>
              </mstyle>
            </mrow>
          </mrow>
        </mrow>
      </mrow>
    </mrow>
    <annotation encoding="StarMath 5.0">{italic "F" left ( {italic "u" , italic "v"} right )  ={ sum csub {italic "x" = italic "0"} csup {italic "M" - italic "1"} { sum csub {italic "y" = italic "0"} csup {italic "N" - italic "1"} {italic "f" left ( {italic "x" , italic "y"} right )  italic " " italic "e"^{- italic "j" italic "2" italic "π"  \(  {italic "u" italic "x"} over italic "M" + {italic "v" italic "y"} over italic "N"  \)}}}}}</annotation>
  </semantics>
</math>
</file>

<file path=Object 244/content.xml><?xml version="1.0" encoding="utf-8"?>
<math xmlns="http://www.w3.org/1998/Math/MathML" display="block">
  <semantics>
    <mrow>
      <mrow>
        <mstyle mathvariant="italic">
          <mtext>u</mtext>
        </mstyle>
        <mo stretchy="false">=</mo>
        <mstyle mathvariant="italic">
          <mtext>0</mtext>
        </mstyle>
      </mrow>
      <mi>,</mi>
      <mstyle mathvariant="italic">
        <mtext> </mtext>
      </mstyle>
      <mstyle mathvariant="italic">
        <mtext>1</mtext>
      </mstyle>
      <mi>,</mi>
      <mstyle mathvariant="italic">
        <mtext> </mtext>
      </mstyle>
      <mstyle mathvariant="italic">
        <mtext>2</mtext>
      </mstyle>
      <mi>,</mi>
      <mstyle mathvariant="italic">
        <mtext> </mtext>
      </mstyle>
      <mo stretchy="false">…</mo>
      <mi>,</mi>
      <mstyle mathvariant="italic">
        <mtext> </mtext>
      </mstyle>
      <mrow>
        <mstyle mathvariant="italic">
          <mtext>M</mtext>
        </mstyle>
        <mo stretchy="false">−</mo>
        <mstyle mathvariant="italic">
          <mtext>1</mtext>
        </mstyle>
      </mrow>
    </mrow>
    <annotation encoding="StarMath 5.0">{italic "u" =italic "0" ,italic " " italic "1" ,italic " " italic "2" ,italic " "  dotslow ,italic " " italic "M" -italic "1"}</annotation>
  </semantics>
</math>
</file>

<file path=Object 245/content.xml><?xml version="1.0" encoding="utf-8"?>
<math xmlns="http://www.w3.org/1998/Math/MathML" display="block">
  <semantics>
    <mrow>
      <mrow>
        <mstyle mathvariant="italic">
          <mtext>v</mtext>
        </mstyle>
        <mo stretchy="false">=</mo>
        <mstyle mathvariant="italic">
          <mtext>0</mtext>
        </mstyle>
      </mrow>
      <mi>,</mi>
      <mstyle mathvariant="italic">
        <mtext> </mtext>
      </mstyle>
      <mstyle mathvariant="italic">
        <mtext>1</mtext>
      </mstyle>
      <mi>,</mi>
      <mstyle mathvariant="italic">
        <mtext> </mtext>
      </mstyle>
      <mstyle mathvariant="italic">
        <mtext>2</mtext>
      </mstyle>
      <mi>,</mi>
      <mstyle mathvariant="italic">
        <mtext> </mtext>
      </mstyle>
      <mo stretchy="false">…</mo>
      <mi>,</mi>
      <mstyle mathvariant="italic">
        <mtext> </mtext>
      </mstyle>
      <mrow>
        <mstyle mathvariant="italic">
          <mtext>N</mtext>
        </mstyle>
        <mo stretchy="false">−</mo>
        <mstyle mathvariant="italic">
          <mtext>1</mtext>
        </mstyle>
      </mrow>
    </mrow>
    <annotation encoding="StarMath 5.0">{italic "v" =italic "0" ,italic " " italic "1" ,italic " " italic "2" ,italic " "  dotslow ,italic " " italic "N" -italic "1"}</annotation>
  </semantics>
</math>
</file>

<file path=Object 246/content.xml><?xml version="1.0" encoding="utf-8"?>
<math xmlns="http://www.w3.org/1998/Math/MathML" display="block">
  <semantics>
    <mrow>
      <mstyle mathvariant="italic">
        <mtext>f</mtext>
      </mstyle>
      <mo stretchy="false">(</mo>
      <mstyle mathvariant="italic">
        <mtext>x</mtext>
      </mstyle>
      <mi>,</mi>
      <mstyle mathvariant="italic">
        <mtext>y</mtext>
      </mstyle>
      <mo stretchy="false">)</mo>
    </mrow>
    <annotation encoding="StarMath 5.0">{italic "f"  \( italic "x" ,italic "y"  \)}</annotation>
  </semantics>
</math>
</file>

<file path=Object 247/content.xml><?xml version="1.0" encoding="utf-8"?>
<math xmlns="http://www.w3.org/1998/Math/MathML" display="block">
  <semantics>
    <mrow>
      <mstyle mathvariant="italic">
        <mtext> </mtext>
      </mstyle>
      <mstyle mathvariant="italic">
        <mtext>M</mtext>
      </mstyle>
      <mi>⨯</mi>
      <mstyle mathvariant="italic">
        <mtext>N</mtext>
      </mstyle>
    </mrow>
    <annotation encoding="StarMath 5.0">{italic " " italic "M" ⨯italic "N"}</annotation>
  </semantics>
</math>
</file>

<file path=Object 248/content.xml><?xml version="1.0" encoding="utf-8"?>
<math xmlns="http://www.w3.org/1998/Math/MathML" display="block">
  <semantics>
    <mrow>
      <mstyle mathvariant="italic">
        <mtext>M</mtext>
      </mstyle>
      <mi>⨯</mi>
      <mstyle mathvariant="italic">
        <mtext>N</mtext>
      </mstyle>
    </mrow>
    <annotation encoding="StarMath 5.0">{italic "M" ⨯italic "N"}</annotation>
  </semantics>
</math>
</file>

<file path=Object 249/content.xml><?xml version="1.0" encoding="utf-8"?>
<math xmlns="http://www.w3.org/1998/Math/MathML" display="block">
  <semantics>
    <mrow>
      <mstyle mathvariant="italic">
        <mtext>M</mtext>
      </mstyle>
      <mi>⨯</mi>
      <mstyle mathvariant="italic">
        <mtext>N</mtext>
      </mstyle>
    </mrow>
    <annotation encoding="StarMath 5.0">{italic "M" ⨯italic "N"}</annotation>
  </semantics>
</math>
</file>

<file path=Object 25/content.xml><?xml version="1.0" encoding="utf-8"?>
<math xmlns="http://www.w3.org/1998/Math/MathML" display="block">
  <semantics>
    <mrow>
      <msub>
        <mover accent="true">
          <mstyle mathvariant="italic">
            <mtext>μ</mtext>
          </mstyle>
          <mo stretchy="true">^</mo>
        </mover>
        <mstyle mathvariant="italic">
          <mtext>1</mtext>
        </mstyle>
      </msub>
      <mi>,</mi>
      <msub>
        <mover accent="true">
          <mstyle mathvariant="italic">
            <mtext>μ</mtext>
          </mstyle>
          <mo stretchy="true">^</mo>
        </mover>
        <mstyle mathvariant="italic">
          <mtext>2</mtext>
        </mstyle>
      </msub>
      <mi>,</mi>
      <mo stretchy="false">…</mo>
      <msub>
        <mover accent="true">
          <mstyle mathvariant="italic">
            <mtext>μ</mtext>
          </mstyle>
          <mo stretchy="true">^</mo>
        </mover>
        <mstyle mathvariant="italic">
          <mtext>k</mtext>
        </mstyle>
      </msub>
    </mrow>
    <annotation encoding="StarMath 5.0">{{ widehat italic "μ"}_italic "1" ,{ widehat italic "μ"}_italic "2" , dotslow { widehat italic "μ"}_italic "k"}</annotation>
  </semantics>
</math>
</file>

<file path=Object 250/content.xml><?xml version="1.0" encoding="utf-8"?>
<math xmlns="http://www.w3.org/1998/Math/MathML" display="block">
  <semantics>
    <mrow>
      <mstyle mathvariant="italic">
        <mtext>2</mtext>
      </mstyle>
      <mi>⨯</mi>
      <mstyle mathvariant="italic">
        <mtext>M</mtext>
      </mstyle>
      <mi>⨯</mi>
      <mstyle mathvariant="italic">
        <mtext>N</mtext>
      </mstyle>
    </mrow>
    <annotation encoding="StarMath 5.0">{italic "2" ⨯italic "M" ⨯italic "N"}</annotation>
  </semantics>
</math>
</file>

<file path=Object 251/content.xml><?xml version="1.0" encoding="utf-8"?>
<math xmlns="http://www.w3.org/1998/Math/MathML" display="block">
  <semantics>
    <mrow>
      <mstyle mathvariant="italic">
        <msub>
          <mtext>f</mtext>
          <mrow>
            <mstyle mathvariant="italic">
              <mtext>c</mtext>
            </mstyle>
            <mstyle mathvariant="italic">
              <mtext>u</mtext>
            </mstyle>
            <mstyle mathvariant="italic">
              <mtext>t</mtext>
            </mstyle>
            <mstyle mathvariant="italic">
              <mtext>o</mtext>
            </mstyle>
            <mstyle mathvariant="italic">
              <mtext>f</mtext>
            </mstyle>
            <mstyle mathvariant="italic">
              <mtext>f</mtext>
            </mstyle>
          </mrow>
        </msub>
      </mstyle>
      <mo stretchy="false">=</mo>
      <mfrac>
        <mstyle mathvariant="italic">
          <mtext>1</mtext>
        </mstyle>
        <mstyle mathvariant="italic">
          <msub>
            <mtext>T</mtext>
            <mrow>
              <mstyle mathvariant="italic">
                <mtext>c</mtext>
              </mstyle>
              <mstyle mathvariant="italic">
                <mtext>u</mtext>
              </mstyle>
              <mstyle mathvariant="italic">
                <mtext>t</mtext>
              </mstyle>
              <mstyle mathvariant="italic">
                <mtext>o</mtext>
              </mstyle>
              <mstyle mathvariant="italic">
                <mtext>f</mtext>
              </mstyle>
              <mstyle mathvariant="italic">
                <mtext>f</mtext>
              </mstyle>
            </mrow>
          </msub>
        </mstyle>
      </mfrac>
      <mo stretchy="false">=</mo>
      <mfrac>
        <mstyle mathvariant="italic">
          <mtext>1</mtext>
        </mstyle>
        <mrow>
          <mstyle mathvariant="italic">
            <mtext>p</mtext>
          </mstyle>
          <mstyle mathvariant="italic">
            <mtext>i</mtext>
          </mstyle>
          <mstyle mathvariant="italic">
            <mtext>t</mtext>
          </mstyle>
          <mstyle mathvariant="italic">
            <mtext>c</mtext>
          </mstyle>
          <mstyle mathvariant="italic">
            <mtext>h</mtext>
          </mstyle>
          <mstyle mathvariant="italic">
            <mtext> </mtext>
          </mstyle>
          <mstyle mathvariant="italic">
            <mtext>m</mtext>
          </mstyle>
          <mstyle mathvariant="italic">
            <mtext>m</mtext>
          </mstyle>
        </mrow>
      </mfrac>
    </mrow>
    <annotation encoding="StarMath 5.0">{italic "f"_{italic "c" italic "u" italic "t" italic "o" italic "f" italic "f"} =italic "1" over italic "T"_{italic "c" italic "u" italic "t" italic "o" italic "f" italic "f"} =italic "1" over {italic "p" italic "i" italic "t" italic "c" italic "h" italic " " italic "m" italic "m"}}</annotation>
  </semantics>
</math>
</file>

<file path=Object 252/content.xml><?xml version="1.0" encoding="utf-8"?>
<math xmlns="http://www.w3.org/1998/Math/MathML" display="block">
  <semantics>
    <mrow>
      <mrow/>
      <mstyle mathvariant="italic">
        <mtext>f</mtext>
      </mstyle>
      <mstyle mathvariant="italic">
        <mtext>r</mtext>
      </mstyle>
      <mstyle mathvariant="italic">
        <mtext>e</mtext>
      </mstyle>
      <mstyle mathvariant="italic">
        <mtext>q</mtext>
      </mstyle>
      <mstyle mathvariant="italic">
        <mtext>u</mtext>
      </mstyle>
      <mstyle mathvariant="italic">
        <mtext>e</mtext>
      </mstyle>
      <mstyle mathvariant="italic">
        <mtext>n</mtext>
      </mstyle>
      <mstyle mathvariant="italic">
        <mtext>c</mtext>
      </mstyle>
      <mstyle mathvariant="italic">
        <mtext>y</mtext>
      </mstyle>
      <mstyle mathvariant="italic">
        <mtext> </mtext>
      </mstyle>
      <mstyle mathvariant="italic">
        <mtext>f</mtext>
      </mstyle>
      <mstyle mathvariant="italic">
        <mtext>e</mtext>
      </mstyle>
      <mstyle mathvariant="italic">
        <mtext>a</mtext>
      </mstyle>
      <mstyle mathvariant="italic">
        <mtext>t</mtext>
      </mstyle>
      <mstyle mathvariant="italic">
        <mtext>u</mtext>
      </mstyle>
      <mstyle mathvariant="italic">
        <mtext>r</mtext>
      </mstyle>
      <mstyle mathvariant="italic">
        <mtext>e</mtext>
      </mstyle>
      <mrow>
        <mstyle mathvariant="italic">
          <mtext>s</mtext>
        </mstyle>
        <mo stretchy="false">=</mo>
        <mrow>
          <mo fence="true" stretchy="true">(</mo>
          <mrow>
            <mrow>
              <mfrac>
                <mrow>
                  <mstyle mathvariant="italic">
                    <mtext>l</mtext>
                  </mstyle>
                  <mstyle mathvariant="italic">
                    <mtext>e</mtext>
                  </mstyle>
                  <mstyle mathvariant="italic">
                    <mtext>n</mtext>
                  </mstyle>
                  <mstyle mathvariant="italic">
                    <mtext>g</mtext>
                  </mstyle>
                  <mstyle mathvariant="italic">
                    <mtext>t</mtext>
                  </mstyle>
                  <mstyle mathvariant="italic">
                    <mtext>h</mtext>
                  </mstyle>
                  <mstyle mathvariant="italic">
                    <mtext> </mtext>
                  </mstyle>
                  <mrow>
                    <mo fence="true" stretchy="true">(</mo>
                    <mrow>
                      <mrow>
                        <mstyle mathvariant="italic">
                          <mtext>m</mtext>
                        </mstyle>
                        <mstyle mathvariant="italic">
                          <mtext>m</mtext>
                        </mstyle>
                      </mrow>
                    </mrow>
                    <mo fence="true" stretchy="true">)</mo>
                  </mrow>
                </mrow>
                <mrow>
                  <mstyle mathvariant="italic">
                    <msub>
                      <mtext>T</mtext>
                      <mrow>
                        <mstyle mathvariant="italic">
                          <mtext>c</mtext>
                        </mstyle>
                        <mstyle mathvariant="italic">
                          <mtext>u</mtext>
                        </mstyle>
                        <mstyle mathvariant="italic">
                          <mtext>t</mtext>
                        </mstyle>
                        <mstyle mathvariant="italic">
                          <mtext>o</mtext>
                        </mstyle>
                        <mstyle mathvariant="italic">
                          <mtext>f</mtext>
                        </mstyle>
                        <mstyle mathvariant="italic">
                          <mtext>f</mtext>
                        </mstyle>
                      </mrow>
                    </msub>
                  </mstyle>
                  <mrow>
                    <mo fence="true" stretchy="true">(</mo>
                    <mrow>
                      <mrow>
                        <mstyle mathvariant="italic">
                          <mtext>m</mtext>
                        </mstyle>
                        <mstyle mathvariant="italic">
                          <mtext>m</mtext>
                        </mstyle>
                      </mrow>
                    </mrow>
                    <mo fence="true" stretchy="true">)</mo>
                  </mrow>
                </mrow>
              </mfrac>
              <mo stretchy="false">+</mo>
              <mstyle mathvariant="italic">
                <mtext>1</mtext>
              </mstyle>
            </mrow>
          </mrow>
          <mo fence="true" stretchy="true">)</mo>
        </mrow>
      </mrow>
      <mstyle mathvariant="italic">
        <mtext>*</mtext>
      </mstyle>
      <mrow>
        <mo fence="true" stretchy="true">(</mo>
        <mrow>
          <mrow>
            <mfrac>
              <mrow>
                <mstyle mathvariant="italic">
                  <mtext>w</mtext>
                </mstyle>
                <mstyle mathvariant="italic">
                  <mtext>i</mtext>
                </mstyle>
                <mstyle mathvariant="italic">
                  <mtext>d</mtext>
                </mstyle>
                <mstyle mathvariant="italic">
                  <mtext>t</mtext>
                </mstyle>
                <mstyle mathvariant="italic">
                  <mtext>h</mtext>
                </mstyle>
                <mstyle mathvariant="italic">
                  <mtext> </mtext>
                </mstyle>
                <mrow>
                  <mo fence="true" stretchy="true">(</mo>
                  <mrow>
                    <mrow>
                      <mstyle mathvariant="italic">
                        <mtext>m</mtext>
                      </mstyle>
                      <mstyle mathvariant="italic">
                        <mtext>m</mtext>
                      </mstyle>
                    </mrow>
                  </mrow>
                  <mo fence="true" stretchy="true">)</mo>
                </mrow>
              </mrow>
              <mrow>
                <mstyle mathvariant="italic">
                  <msub>
                    <mtext>T</mtext>
                    <mrow>
                      <mstyle mathvariant="italic">
                        <mtext>c</mtext>
                      </mstyle>
                      <mstyle mathvariant="italic">
                        <mtext>u</mtext>
                      </mstyle>
                      <mstyle mathvariant="italic">
                        <mtext>t</mtext>
                      </mstyle>
                      <mstyle mathvariant="italic">
                        <mtext>o</mtext>
                      </mstyle>
                      <mstyle mathvariant="italic">
                        <mtext>f</mtext>
                      </mstyle>
                      <mstyle mathvariant="italic">
                        <mtext>f</mtext>
                      </mstyle>
                    </mrow>
                  </msub>
                </mstyle>
                <mrow>
                  <mo fence="true" stretchy="true">(</mo>
                  <mrow>
                    <mrow>
                      <mstyle mathvariant="italic">
                        <mtext>m</mtext>
                      </mstyle>
                      <mstyle mathvariant="italic">
                        <mtext>m</mtext>
                      </mstyle>
                    </mrow>
                  </mrow>
                  <mo fence="true" stretchy="true">)</mo>
                </mrow>
              </mrow>
            </mfrac>
            <mo stretchy="false">+</mo>
            <mstyle mathvariant="italic">
              <mtext>1</mtext>
            </mstyle>
          </mrow>
        </mrow>
        <mo fence="true" stretchy="true">)</mo>
      </mrow>
    </mrow>
    <annotation encoding="StarMath 5.0">{#italic "f" italic "r" italic "e" italic "q" italic "u" italic "e" italic "n" italic "c" italic "y" italic " " italic "f" italic "e" italic "a" italic "t" italic "u" italic "r" italic "e" italic "s" =left ( {{italic "l" italic "e" italic "n" italic "g" italic "t" italic "h" italic " " left ( {italic "m" italic "m"} right )} over {italic "T"_{italic "c" italic "u" italic "t" italic "o" italic "f" italic "f"} left ( {italic "m" italic "m"} right )} + italic "1"} right )  italic "*" left ( {{italic "w" italic "i" italic "d" italic "t" italic "h" italic " " left ( {italic "m" italic "m"} right )} over {italic "T"_{italic "c" italic "u" italic "t" italic "o" italic "f" italic "f"} left ( {italic "m" italic "m"} right )} + italic "1"} right )}</annotation>
  </semantics>
</math>
</file>

<file path=Object 253/content.xml><?xml version="1.0" encoding="utf-8"?>
<math xmlns="http://www.w3.org/1998/Math/MathML" display="block">
  <semantics>
    <msub>
      <mrow>
        <mstyle mathvariant="italic">
          <mtext> </mtext>
        </mstyle>
        <mstyle mathvariant="italic">
          <mtext> </mtext>
        </mstyle>
        <mstyle mathvariant="italic">
          <mtext>P</mtext>
        </mstyle>
      </mrow>
      <mrow>
        <mstyle mathvariant="italic">
          <mtext>e</mtext>
        </mstyle>
        <mstyle mathvariant="italic">
          <mtext>p</mtext>
        </mstyle>
      </mrow>
    </msub>
    <annotation encoding="StarMath 5.0">{italic " " italic " " italic "P"}_{italic "e" italic "p"}</annotation>
  </semantics>
</math>
</file>

<file path=Object 254/content.xml><?xml version="1.0" encoding="utf-8"?>
<math xmlns="http://www.w3.org/1998/Math/MathML" display="block">
  <semantics>
    <mstyle mathvariant="italic">
      <msub>
        <mtext>μ</mtext>
        <mrow>
          <mstyle mathvariant="italic">
            <mtext>e</mtext>
          </mstyle>
          <mstyle mathvariant="italic">
            <mtext>p</mtext>
          </mstyle>
        </mrow>
      </msub>
    </mstyle>
    <annotation encoding="StarMath 5.0">italic "μ"_{italic "e" italic "p"}</annotation>
  </semantics>
</math>
</file>

<file path=Object 255/content.xml><?xml version="1.0" encoding="utf-8"?>
<math xmlns="http://www.w3.org/1998/Math/MathML" display="block">
  <semantics>
    <mstyle mathvariant="italic">
      <msub>
        <mtext>P</mtext>
        <mrow>
          <mstyle mathvariant="italic">
            <mtext>e</mtext>
          </mstyle>
          <mstyle mathvariant="italic">
            <mtext>n</mtext>
          </mstyle>
        </mrow>
      </msub>
    </mstyle>
    <annotation encoding="StarMath 5.0">italic "P"_{italic "e" italic "n"}</annotation>
  </semantics>
</math>
</file>

<file path=Object 256/content.xml><?xml version="1.0" encoding="utf-8"?>
<math xmlns="http://www.w3.org/1998/Math/MathML" display="block">
  <semantics>
    <mstyle mathvariant="italic">
      <msub>
        <mtext>μ</mtext>
        <mrow>
          <mstyle mathvariant="italic">
            <mtext>e</mtext>
          </mstyle>
          <mstyle mathvariant="italic">
            <mtext>n</mtext>
          </mstyle>
        </mrow>
      </msub>
    </mstyle>
    <annotation encoding="StarMath 5.0">italic "μ"_{italic "e" italic "n"}</annotation>
  </semantics>
</math>
</file>

<file path=Object 257/content.xml><?xml version="1.0" encoding="utf-8"?>
<math xmlns="http://www.w3.org/1998/Math/MathML" display="block">
  <semantics>
    <mrow>
      <mrow>
        <mstyle mathvariant="italic">
          <msub>
            <mtext>r</mtext>
            <mrow>
              <mstyle mathvariant="italic">
                <mtext>e</mtext>
              </mstyle>
              <mstyle mathvariant="italic">
                <mtext>p</mtext>
              </mstyle>
            </mrow>
          </msub>
        </mstyle>
        <mo stretchy="false">=</mo>
        <mstyle mathvariant="italic">
          <msubsup>
            <mtext>P</mtext>
            <mrow>
              <mstyle mathvariant="italic">
                <mtext>e</mtext>
              </mstyle>
              <mstyle mathvariant="italic">
                <mtext>p</mtext>
              </mstyle>
            </mrow>
            <mstyle mathvariant="italic">
              <mtext>T</mtext>
            </mstyle>
          </msubsup>
        </mstyle>
      </mrow>
      <mstyle mathvariant="italic">
        <msub>
          <mtext>P</mtext>
          <mrow>
            <mstyle mathvariant="italic">
              <mtext>e</mtext>
            </mstyle>
            <mstyle mathvariant="italic">
              <mtext>p</mtext>
            </mstyle>
          </mrow>
        </msub>
      </mstyle>
      <mrow>
        <mrow>
          <mo fence="true" stretchy="true">(</mo>
          <mrow>
            <mrow>
              <mstyle mathvariant="italic">
                <mtext>e</mtext>
              </mstyle>
              <mo stretchy="false">−</mo>
              <mstyle mathvariant="italic">
                <msub>
                  <mtext>μ</mtext>
                  <mrow>
                    <mstyle mathvariant="italic">
                      <mtext>e</mtext>
                    </mstyle>
                    <mstyle mathvariant="italic">
                      <mtext>p</mtext>
                    </mstyle>
                  </mrow>
                </msub>
              </mstyle>
            </mrow>
          </mrow>
          <mo fence="true" stretchy="true">)</mo>
        </mrow>
        <mo stretchy="false">+</mo>
        <mstyle mathvariant="italic">
          <msub>
            <mtext>μ</mtext>
            <mrow>
              <mstyle mathvariant="italic">
                <mtext>e</mtext>
              </mstyle>
              <mstyle mathvariant="italic">
                <mtext>p</mtext>
              </mstyle>
            </mrow>
          </msub>
        </mstyle>
      </mrow>
    </mrow>
    <annotation encoding="StarMath 5.0">{italic "r"_{italic "e" italic "p"} =italic "P"_{italic "e" italic "p"}^italic "T" italic "P"_{italic "e" italic "p"} left ( {italic "e" - italic "μ"_{italic "e" italic "p"}} right )  +italic "μ"_{italic "e" italic "p"}}</annotation>
  </semantics>
</math>
</file>

<file path=Object 258/content.xml><?xml version="1.0" encoding="utf-8"?>
<math xmlns="http://www.w3.org/1998/Math/MathML" display="block">
  <semantics>
    <mrow>
      <mrow>
        <mstyle mathvariant="italic">
          <msub>
            <mtext>r</mtext>
            <mrow>
              <mstyle mathvariant="italic">
                <mtext>e</mtext>
              </mstyle>
              <mstyle mathvariant="italic">
                <mtext>n</mtext>
              </mstyle>
            </mrow>
          </msub>
        </mstyle>
        <mo stretchy="false">=</mo>
        <mstyle mathvariant="italic">
          <msubsup>
            <mtext>P</mtext>
            <mrow>
              <mstyle mathvariant="italic">
                <mtext>e</mtext>
              </mstyle>
              <mstyle mathvariant="italic">
                <mtext>n</mtext>
              </mstyle>
            </mrow>
            <mstyle mathvariant="italic">
              <mtext>T</mtext>
            </mstyle>
          </msubsup>
        </mstyle>
      </mrow>
      <mstyle mathvariant="italic">
        <msub>
          <mtext>P</mtext>
          <mrow>
            <mstyle mathvariant="italic">
              <mtext>e</mtext>
            </mstyle>
            <mstyle mathvariant="italic">
              <mtext>n</mtext>
            </mstyle>
          </mrow>
        </msub>
      </mstyle>
      <mrow>
        <mrow>
          <mo fence="true" stretchy="true">(</mo>
          <mrow>
            <mrow>
              <mstyle mathvariant="italic">
                <mtext>e</mtext>
              </mstyle>
              <mo stretchy="false">−</mo>
              <mstyle mathvariant="italic">
                <msub>
                  <mtext>μ</mtext>
                  <mrow>
                    <mstyle mathvariant="italic">
                      <mtext>e</mtext>
                    </mstyle>
                    <mstyle mathvariant="italic">
                      <mtext>n</mtext>
                    </mstyle>
                  </mrow>
                </msub>
              </mstyle>
            </mrow>
          </mrow>
          <mo fence="true" stretchy="true">)</mo>
        </mrow>
        <mo stretchy="false">+</mo>
        <mstyle mathvariant="italic">
          <msub>
            <mtext>μ</mtext>
            <mrow>
              <mstyle mathvariant="italic">
                <mtext>e</mtext>
              </mstyle>
              <mstyle mathvariant="italic">
                <mtext>n</mtext>
              </mstyle>
            </mrow>
          </msub>
        </mstyle>
      </mrow>
    </mrow>
    <annotation encoding="StarMath 5.0">{italic "r"_{italic "e" italic "n"} =italic "P"_{italic "e" italic "n"}^italic "T" italic "P"_{italic "e" italic "n"} left ( {italic "e" - italic "μ"_{italic "e" italic "n"}} right )  +italic "μ"_{italic "e" italic "n"}}</annotation>
  </semantics>
</math>
</file>

<file path=Object 259/content.xml><?xml version="1.0" encoding="utf-8"?>
<math xmlns="http://www.w3.org/1998/Math/MathML" display="block">
  <semantics>
    <mrow>
      <mstyle mathvariant="italic">
        <msub>
          <mtext>f</mtext>
          <mrow>
            <mstyle mathvariant="italic">
              <mtext>p</mtext>
            </mstyle>
            <mstyle mathvariant="italic">
              <mtext>c</mtext>
            </mstyle>
            <mstyle mathvariant="italic">
              <mtext>a</mtext>
            </mstyle>
          </mrow>
        </msub>
      </mstyle>
      <mo stretchy="false">=</mo>
      <mrow>
        <mrow>
          <mo stretchy="false">∑</mo>
          <mrow>
            <mo stretchy="false">|</mo>
            <mrow>
              <mstyle mathvariant="italic">
                <msub>
                  <mtext>r</mtext>
                  <mrow>
                    <mstyle mathvariant="italic">
                      <mtext>e</mtext>
                    </mstyle>
                    <mstyle mathvariant="italic">
                      <mtext>p</mtext>
                    </mstyle>
                  </mrow>
                </msub>
              </mstyle>
              <mo stretchy="false">−</mo>
              <mstyle mathvariant="italic">
                <msub>
                  <mtext>μ</mtext>
                  <mrow>
                    <mstyle mathvariant="italic">
                      <mtext>e</mtext>
                    </mstyle>
                    <mstyle mathvariant="italic">
                      <mtext>p</mtext>
                    </mstyle>
                  </mrow>
                </msub>
              </mstyle>
            </mrow>
            <mo stretchy="false">|</mo>
          </mrow>
        </mrow>
        <mo stretchy="false">−</mo>
        <mrow>
          <mo stretchy="false">∑</mo>
          <mrow>
            <mo stretchy="false">|</mo>
            <mrow>
              <mstyle mathvariant="italic">
                <msub>
                  <mtext>r</mtext>
                  <mrow>
                    <mstyle mathvariant="italic">
                      <mtext>e</mtext>
                    </mstyle>
                    <mstyle mathvariant="italic">
                      <mtext>n</mtext>
                    </mstyle>
                  </mrow>
                </msub>
              </mstyle>
              <mo stretchy="false">−</mo>
              <mstyle mathvariant="italic">
                <msub>
                  <mtext>μ</mtext>
                  <mrow>
                    <mstyle mathvariant="italic">
                      <mtext>e</mtext>
                    </mstyle>
                    <mstyle mathvariant="italic">
                      <mtext>n</mtext>
                    </mstyle>
                  </mrow>
                </msub>
              </mstyle>
            </mrow>
            <mo stretchy="false">|</mo>
          </mrow>
        </mrow>
      </mrow>
    </mrow>
    <annotation encoding="StarMath 5.0">{italic "f"_{italic "p" italic "c" italic "a"} ={ sum  { \lline  italic "r"_{italic "e" italic "p"} - italic "μ"_{italic "e" italic "p"}  \lline}} -{ sum  { \lline  italic "r"_{italic "e" italic "n"} - italic "μ"_{italic "e" italic "n"}  \lline}}}</annotation>
  </semantics>
</math>
</file>

<file path=Object 26/content.xml><?xml version="1.0" encoding="utf-8"?>
<math xmlns="http://www.w3.org/1998/Math/MathML" display="block">
  <semantics>
    <mrow>
      <mrow>
        <msub>
          <mover accent="true">
            <mstyle mathvariant="italic">
              <mtext>μ</mtext>
            </mstyle>
            <mo stretchy="true">^</mo>
          </mover>
          <mstyle mathvariant="italic">
            <mtext>i</mtext>
          </mstyle>
        </msub>
        <mo stretchy="false">=</mo>
        <mfrac>
          <mrow>
            <msubsup>
              <mo stretchy="false">∑</mo>
              <mrow>
                <mstyle mathvariant="italic">
                  <mtext>k</mtext>
                </mstyle>
                <mo stretchy="false">=</mo>
                <mstyle mathvariant="italic">
                  <mtext>1</mtext>
                </mstyle>
              </mrow>
              <mstyle mathvariant="italic">
                <mtext>n</mtext>
              </mstyle>
            </msubsup>
            <mrow>
              <mover accent="true">
                <mstyle mathvariant="italic">
                  <mtext>P</mtext>
                </mstyle>
                <mo stretchy="true">^</mo>
              </mover>
              <mrow>
                <mo fence="true" stretchy="true">(</mo>
                <mrow>
                  <mrow>
                    <mstyle mathvariant="italic">
                      <msub>
                        <mtext>w</mtext>
                        <mstyle mathvariant="italic">
                          <mtext>i</mtext>
                        </mstyle>
                      </msub>
                    </mstyle>
                    <mstyle mathvariant="italic">
                      <mtext>,</mtext>
                    </mstyle>
                    <mrow>
                      <mstyle mathvariant="italic">
                        <msub>
                          <mtext>x</mtext>
                          <mstyle mathvariant="italic">
                            <mtext>k</mtext>
                          </mstyle>
                        </msub>
                      </mstyle>
                      <mi>,</mi>
                      <mover accent="true">
                        <mstyle mathvariant="italic">
                          <mtext>Ɵ</mtext>
                        </mstyle>
                        <mo stretchy="true">^</mo>
                      </mover>
                    </mrow>
                  </mrow>
                </mrow>
                <mo fence="true" stretchy="true">)</mo>
              </mrow>
              <mstyle mathvariant="italic">
                <msub>
                  <mtext>x</mtext>
                  <mstyle mathvariant="italic">
                    <mtext>k</mtext>
                  </mstyle>
                </msub>
              </mstyle>
            </mrow>
          </mrow>
          <mrow>
            <msubsup>
              <mo stretchy="false">∑</mo>
              <mrow>
                <mstyle mathvariant="italic">
                  <mtext>k</mtext>
                </mstyle>
                <mo stretchy="false">=</mo>
                <mstyle mathvariant="italic">
                  <mtext>1</mtext>
                </mstyle>
              </mrow>
              <mstyle mathvariant="italic">
                <mtext>n</mtext>
              </mstyle>
            </msubsup>
            <mrow>
              <mover accent="true">
                <mstyle mathvariant="italic">
                  <mtext>P</mtext>
                </mstyle>
                <mo stretchy="true">^</mo>
              </mover>
              <mrow>
                <mo fence="true" stretchy="true">(</mo>
                <mrow>
                  <mrow>
                    <mstyle mathvariant="italic">
                      <msub>
                        <mtext>w</mtext>
                        <mstyle mathvariant="italic">
                          <mtext>i</mtext>
                        </mstyle>
                      </msub>
                    </mstyle>
                    <mstyle mathvariant="italic">
                      <mtext>,</mtext>
                    </mstyle>
                    <mrow>
                      <mstyle mathvariant="italic">
                        <msub>
                          <mtext>x</mtext>
                          <mstyle mathvariant="italic">
                            <mtext>k</mtext>
                          </mstyle>
                        </msub>
                      </mstyle>
                      <mi>,</mi>
                      <mover accent="true">
                        <mstyle mathvariant="italic">
                          <mtext>Ɵ</mtext>
                        </mstyle>
                        <mo stretchy="true">^</mo>
                      </mover>
                    </mrow>
                  </mrow>
                </mrow>
                <mo fence="true" stretchy="true">)</mo>
              </mrow>
            </mrow>
          </mrow>
        </mfrac>
      </mrow>
      <mstyle mathvariant="italic">
        <mtext> </mtext>
      </mstyle>
      <mstyle mathvariant="italic">
        <mtext> </mtext>
      </mstyle>
    </mrow>
    <annotation encoding="StarMath 5.0">{{ widehat italic "μ"}_italic "i" ={ sum_{italic "k" = italic "1"}^italic "n" {{ widehat italic "P"} left ( {italic "w"_italic "i" italic "," {italic "x"_italic "k" , { widehat italic "Ɵ"}}} right )  italic "x"_italic "k"}} over { sum_{italic "k" = italic "1"}^italic "n" {{ widehat italic "P"} left ( {italic "w"_italic "i" italic "," {italic "x"_italic "k" , { widehat italic "Ɵ"}}} right )}} italic " " italic " "}</annotation>
  </semantics>
</math>
</file>

<file path=Object 260/content.xml><?xml version="1.0" encoding="utf-8"?>
<math xmlns="http://www.w3.org/1998/Math/MathML" display="block">
  <semantics>
    <mstyle mathvariant="italic">
      <mtext>C</mtext>
    </mstyle>
    <annotation encoding="StarMath 5.0">italic "C"</annotation>
  </semantics>
</math>
</file>

<file path=Object 261/content.xml><?xml version="1.0" encoding="utf-8"?>
<math xmlns="http://www.w3.org/1998/Math/MathML" display="block">
  <semantics>
    <mrow>
      <mstyle mathvariant="italic">
        <mtext> </mtext>
      </mstyle>
      <mstyle mathvariant="italic">
        <mtext>C</mtext>
      </mstyle>
    </mrow>
    <annotation encoding="StarMath 5.0">{italic " " italic "C"}</annotation>
  </semantics>
</math>
</file>

<file path=Object 262/content.xml><?xml version="1.0" encoding="utf-8"?>
<math xmlns="http://www.w3.org/1998/Math/MathML" display="block">
  <semantics>
    <mrow>
      <mstyle mathvariant="italic">
        <mtext> </mtext>
      </mstyle>
      <mstyle mathvariant="italic">
        <mtext>σ</mtext>
      </mstyle>
    </mrow>
    <annotation encoding="StarMath 5.0">{italic " " italic "σ"}</annotation>
  </semantics>
</math>
</file>

<file path=Object 263/content.xml><?xml version="1.0" encoding="utf-8"?>
<math xmlns="http://www.w3.org/1998/Math/MathML" display="block">
  <semantics>
    <mrow>
      <mstyle mathvariant="italic">
        <mtext> </mtext>
      </mstyle>
      <mstyle mathvariant="italic">
        <mtext>m</mtext>
      </mstyle>
    </mrow>
    <annotation encoding="StarMath 5.0">{italic " " italic "m"}</annotation>
  </semantics>
</math>
</file>

<file path=Object 264/content.xml><?xml version="1.0" encoding="utf-8"?>
<math xmlns="http://www.w3.org/1998/Math/MathML" display="block">
  <semantics>
    <mrow>
      <mstyle mathvariant="italic">
        <mtext> </mtext>
      </mstyle>
      <mstyle mathvariant="italic">
        <mtext>m</mtext>
      </mstyle>
    </mrow>
    <annotation encoding="StarMath 5.0">{italic " " italic "m"}</annotation>
  </semantics>
</math>
</file>

<file path=Object 265/content.xml><?xml version="1.0" encoding="utf-8"?>
<math xmlns="http://www.w3.org/1998/Math/MathML" display="block">
  <semantics>
    <mstyle mathvariant="italic">
      <msub>
        <mtext>S</mtext>
        <mstyle mathvariant="italic">
          <mtext>i</mtext>
        </mstyle>
      </msub>
    </mstyle>
    <annotation encoding="StarMath 5.0">italic "S"_italic "i"</annotation>
  </semantics>
</math>
</file>

<file path=Object 266/content.xml><?xml version="1.0" encoding="utf-8"?>
<math xmlns="http://www.w3.org/1998/Math/MathML" display="block">
  <semantics>
    <mrow>
      <mstyle mathvariant="italic">
        <mtext> </mtext>
      </mstyle>
      <mstyle mathvariant="italic">
        <mtext>i</mtext>
      </mstyle>
    </mrow>
    <annotation encoding="StarMath 5.0">{italic " " italic "i"}</annotation>
  </semantics>
</math>
</file>

<file path=Object 267/content.xml><?xml version="1.0" encoding="utf-8"?>
<math xmlns="http://www.w3.org/1998/Math/MathML" display="block">
  <semantics>
    <mstyle mathvariant="italic">
      <msub>
        <mtext>S</mtext>
        <mrow>
          <mstyle mathvariant="italic">
            <mtext>i</mtext>
          </mstyle>
          <mi>,</mi>
          <mstyle mathvariant="italic">
            <mtext>k</mtext>
          </mstyle>
        </mrow>
      </msub>
    </mstyle>
    <annotation encoding="StarMath 5.0">italic "S"_{italic "i" , italic "k"}</annotation>
  </semantics>
</math>
</file>

<file path=Object 268/content.xml><?xml version="1.0" encoding="utf-8"?>
<math xmlns="http://www.w3.org/1998/Math/MathML" display="block">
  <semantics>
    <mstyle mathvariant="italic">
      <mtext>k</mtext>
    </mstyle>
    <annotation encoding="StarMath 5.0">italic "k"</annotation>
  </semantics>
</math>
</file>

<file path=Object 269/content.xml><?xml version="1.0" encoding="utf-8"?>
<math xmlns="http://www.w3.org/1998/Math/MathML" display="block">
  <semantics>
    <mstyle mathvariant="italic">
      <mtext>i</mtext>
    </mstyle>
    <annotation encoding="StarMath 5.0">italic "i"</annotation>
  </semantics>
</math>
</file>

<file path=Object 27/content.xml><?xml version="1.0" encoding="utf-8"?>
<math xmlns="http://www.w3.org/1998/Math/MathML" display="block">
  <semantics>
    <mrow>
      <mover accent="true">
        <mstyle mathvariant="italic">
          <mtext>P</mtext>
        </mstyle>
        <mo stretchy="true">^</mo>
      </mover>
      <mrow>
        <mo fence="true" stretchy="true">(</mo>
        <mrow>
          <mrow>
            <mstyle mathvariant="italic">
              <msub>
                <mtext>w</mtext>
                <mstyle mathvariant="italic">
                  <mtext>i</mtext>
                </mstyle>
              </msub>
            </mstyle>
            <mstyle mathvariant="italic">
              <mtext>,</mtext>
            </mstyle>
            <mrow>
              <mstyle mathvariant="italic">
                <msub>
                  <mtext>x</mtext>
                  <mstyle mathvariant="italic">
                    <mtext>k</mtext>
                  </mstyle>
                </msub>
              </mstyle>
              <mi>,</mi>
              <mover accent="true">
                <mstyle mathvariant="italic">
                  <mtext>Ɵ</mtext>
                </mstyle>
                <mo stretchy="true">^</mo>
              </mover>
            </mrow>
          </mrow>
        </mrow>
        <mo fence="true" stretchy="true">)</mo>
      </mrow>
    </mrow>
    <annotation encoding="StarMath 5.0">{{ widehat italic "P"} left ( {italic "w"_italic "i" italic "," {italic "x"_italic "k" , { widehat italic "Ɵ"}}} right )}</annotation>
  </semantics>
</math>
</file>

<file path=Object 270/content.xml><?xml version="1.0" encoding="utf-8"?>
<math xmlns="http://www.w3.org/1998/Math/MathML" display="block">
  <semantics>
    <mstyle mathvariant="italic">
      <msub>
        <mtext>S</mtext>
        <mrow>
          <mstyle mathvariant="italic">
            <mtext>i</mtext>
          </mstyle>
          <mi>,</mi>
          <mstyle mathvariant="italic">
            <mtext>k</mtext>
          </mstyle>
          <mi>,</mi>
          <mstyle mathvariant="italic">
            <mtext>t</mtext>
          </mstyle>
          <mstyle mathvariant="italic">
            <mtext>e</mtext>
          </mstyle>
          <mstyle mathvariant="italic">
            <mtext>s</mtext>
          </mstyle>
          <mstyle mathvariant="italic">
            <mtext>t</mtext>
          </mstyle>
        </mrow>
      </msub>
    </mstyle>
    <annotation encoding="StarMath 5.0">italic "S"_{italic "i" , italic "k" , italic "t" italic "e" italic "s" italic "t"}</annotation>
  </semantics>
</math>
</file>

<file path=Object 271/content.xml><?xml version="1.0" encoding="utf-8"?>
<math xmlns="http://www.w3.org/1998/Math/MathML" display="block">
  <semantics>
    <mstyle mathvariant="italic">
      <mtext>k</mtext>
    </mstyle>
    <annotation encoding="StarMath 5.0">italic "k"</annotation>
  </semantics>
</math>
</file>

<file path=Object 272/content.xml><?xml version="1.0" encoding="utf-8"?>
<math xmlns="http://www.w3.org/1998/Math/MathML" display="block">
  <semantics>
    <mstyle mathvariant="italic">
      <mtext>i</mtext>
    </mstyle>
    <annotation encoding="StarMath 5.0">italic "i"</annotation>
  </semantics>
</math>
</file>

<file path=Object 273/content.xml><?xml version="1.0" encoding="utf-8"?>
<math xmlns="http://www.w3.org/1998/Math/MathML" display="block">
  <semantics>
    <mrow>
      <mstyle mathvariant="italic">
        <msub>
          <mtext>S</mtext>
          <mstyle mathvariant="italic">
            <mtext>i</mtext>
          </mstyle>
        </msub>
      </mstyle>
      <mo stretchy="false">=</mo>
      <mrow>
        <munderover>
          <mo stretchy="false">∑</mo>
          <mrow>
            <mstyle mathvariant="italic">
              <mtext>k</mtext>
            </mstyle>
            <mo stretchy="false">=</mo>
            <mstyle mathvariant="italic">
              <mtext>1</mtext>
            </mstyle>
          </mrow>
          <mstyle mathvariant="italic">
            <mtext>5</mtext>
          </mstyle>
        </munderover>
        <mrow>
          <mstyle mathvariant="italic">
            <msub>
              <mtext>w</mtext>
              <mrow>
                <mstyle mathvariant="italic">
                  <mtext>i</mtext>
                </mstyle>
                <mi>,</mi>
                <mstyle mathvariant="italic">
                  <mtext>k</mtext>
                </mstyle>
              </mrow>
            </msub>
          </mstyle>
          <mstyle mathvariant="italic">
            <mtext>*</mtext>
          </mstyle>
          <mstyle mathvariant="italic">
            <msub>
              <mtext>S</mtext>
              <mrow>
                <mstyle mathvariant="italic">
                  <mtext>i</mtext>
                </mstyle>
                <mi>,</mi>
                <mstyle mathvariant="italic">
                  <mtext>k</mtext>
                </mstyle>
              </mrow>
            </msub>
          </mstyle>
        </mrow>
      </mrow>
    </mrow>
    <annotation encoding="StarMath 5.0">{italic "S"_italic "i" ={ sum csub {italic "k" = italic "1"} csup italic "5" {italic "w"_{italic "i" , italic "k"} italic "*" italic "S"_{italic "i" , italic "k"}}}}</annotation>
  </semantics>
</math>
</file>

<file path=Object 274/content.xml><?xml version="1.0" encoding="utf-8"?>
<math xmlns="http://www.w3.org/1998/Math/MathML" display="block">
  <semantics>
    <mrow>
      <mstyle mathvariant="italic">
        <msub>
          <mtext>w</mtext>
          <mrow>
            <mstyle mathvariant="italic">
              <mtext>i</mtext>
            </mstyle>
            <mi>,</mi>
            <mstyle mathvariant="italic">
              <mtext>k</mtext>
            </mstyle>
          </mrow>
        </msub>
      </mstyle>
      <mo stretchy="false">=</mo>
      <mfrac>
        <mrow>
          <munderover>
            <mo stretchy="false">∑</mo>
            <mrow>
              <mstyle mathvariant="italic">
                <mtext>j</mtext>
              </mstyle>
              <mo stretchy="false">=</mo>
              <mstyle mathvariant="italic">
                <mtext>1</mtext>
              </mstyle>
            </mrow>
            <mstyle mathvariant="italic">
              <mtext>5</mtext>
            </mstyle>
          </munderover>
          <mstyle mathvariant="italic">
            <msub>
              <mtext>S</mtext>
              <mrow>
                <mstyle mathvariant="italic">
                  <mtext>i</mtext>
                </mstyle>
                <mi>,</mi>
                <mstyle mathvariant="italic">
                  <mtext>j</mtext>
                </mstyle>
                <mi>,</mi>
                <mstyle mathvariant="italic">
                  <mtext>t</mtext>
                </mstyle>
                <mstyle mathvariant="italic">
                  <mtext>e</mtext>
                </mstyle>
                <mstyle mathvariant="italic">
                  <mtext>s</mtext>
                </mstyle>
                <mstyle mathvariant="italic">
                  <mtext>t</mtext>
                </mstyle>
              </mrow>
            </msub>
          </mstyle>
        </mrow>
        <mstyle mathvariant="italic">
          <msub>
            <mtext>S</mtext>
            <mrow>
              <mstyle mathvariant="italic">
                <mtext>i</mtext>
              </mstyle>
              <mi>,</mi>
              <mstyle mathvariant="italic">
                <mtext>k</mtext>
              </mstyle>
              <mi>,</mi>
              <mstyle mathvariant="italic">
                <mtext>t</mtext>
              </mstyle>
              <mstyle mathvariant="italic">
                <mtext>e</mtext>
              </mstyle>
              <mstyle mathvariant="italic">
                <mtext>s</mtext>
              </mstyle>
              <mstyle mathvariant="italic">
                <mtext>t</mtext>
              </mstyle>
            </mrow>
          </msub>
        </mstyle>
      </mfrac>
    </mrow>
    <annotation encoding="StarMath 5.0">{italic "w"_{italic "i" , italic "k"} ={ sum csub {italic "j" = italic "1"} csup italic "5" italic "S"_{italic "i" , italic "j" , italic "t" italic "e" italic "s" italic "t"}} over italic "S"_{italic "i" , italic "k" , italic "t" italic "e" italic "s" italic "t"}}</annotation>
  </semantics>
</math>
</file>

<file path=Object 275/content.xml><?xml version="1.0" encoding="utf-8"?>
<math xmlns="http://www.w3.org/1998/Math/MathML" display="block">
  <semantics>
    <mrow>
      <mstyle mathvariant="italic">
        <msub>
          <mtext>S</mtext>
          <mstyle mathvariant="italic">
            <mtext>i</mtext>
          </mstyle>
        </msub>
      </mstyle>
      <mo stretchy="false">=</mo>
      <mstyle mathvariant="italic">
        <mtext>0</mtext>
      </mstyle>
    </mrow>
    <annotation encoding="StarMath 5.0">{italic "S"_italic "i" =italic "0"}</annotation>
  </semantics>
</math>
</file>

<file path=Object 276/content.xml><?xml version="1.0" encoding="utf-8"?>
<math xmlns="http://www.w3.org/1998/Math/MathML" display="block">
  <semantics>
    <mstyle mathvariant="italic">
      <mtext>i</mtext>
    </mstyle>
    <annotation encoding="StarMath 5.0">italic "i"</annotation>
  </semantics>
</math>
</file>

<file path=Object 277/content.xml><?xml version="1.0" encoding="utf-8"?>
<math xmlns="http://www.w3.org/1998/Math/MathML" display="block">
  <semantics>
    <mrow>
      <mstyle mathvariant="italic">
        <msub>
          <mtext>S</mtext>
          <mstyle mathvariant="italic">
            <mtext>i</mtext>
          </mstyle>
        </msub>
      </mstyle>
      <mo stretchy="false">=</mo>
      <mstyle mathvariant="italic">
        <mtext>1</mtext>
      </mstyle>
    </mrow>
    <annotation encoding="StarMath 5.0">{italic "S"_italic "i" =italic "1"}</annotation>
  </semantics>
</math>
</file>

<file path=Object 278/content.xml><?xml version="1.0" encoding="utf-8"?>
<math xmlns="http://www.w3.org/1998/Math/MathML" display="block">
  <semantics>
    <mstyle mathvariant="italic">
      <mtext>i</mtext>
    </mstyle>
    <annotation encoding="StarMath 5.0">italic "i"</annotation>
  </semantics>
</math>
</file>

<file path=Object 279/content.xml><?xml version="1.0" encoding="utf-8"?>
<math xmlns="http://www.w3.org/1998/Math/MathML" display="block">
  <semantics>
    <mstyle mathvariant="italic">
      <mtext>i</mtext>
    </mstyle>
    <annotation encoding="StarMath 5.0">italic "i"</annotation>
  </semantics>
</math>
</file>

<file path=Object 28/content.xml><?xml version="1.0" encoding="utf-8"?>
<math xmlns="http://www.w3.org/1998/Math/MathML" display="block">
  <semantics>
    <mstyle mathvariant="italic">
      <msub>
        <mtext>μ</mtext>
        <mstyle mathvariant="italic">
          <mtext>1</mtext>
        </mstyle>
      </msub>
    </mstyle>
    <annotation encoding="StarMath 5.0">italic "μ"_italic "1"</annotation>
  </semantics>
</math>
</file>

<file path=Object 280/content.xml><?xml version="1.0" encoding="utf-8"?>
<math xmlns="http://www.w3.org/1998/Math/MathML" display="block">
  <semantics>
    <mstyle mathvariant="italic">
      <mtext>i</mtext>
    </mstyle>
    <annotation encoding="StarMath 5.0">italic "i"</annotation>
  </semantics>
</math>
</file>

<file path=Object 281/content.xml><?xml version="1.0" encoding="utf-8"?>
<math xmlns="http://www.w3.org/1998/Math/MathML" display="block">
  <semantics>
    <mstyle mathvariant="italic">
      <mtext>i</mtext>
    </mstyle>
    <annotation encoding="StarMath 5.0">italic "i"</annotation>
  </semantics>
</math>
</file>

<file path=Object 282/content.xml><?xml version="1.0" encoding="utf-8"?>
<math xmlns="http://www.w3.org/1998/Math/MathML" display="block">
  <semantics>
    <mstyle mathvariant="italic">
      <mtext>μ</mtext>
    </mstyle>
    <annotation encoding="StarMath 5.0">italic "μ"</annotation>
  </semantics>
</math>
</file>

<file path=Object 283/content.xml><?xml version="1.0" encoding="utf-8"?>
<math xmlns="http://www.w3.org/1998/Math/MathML" display="block">
  <semantics>
    <mstyle mathvariant="italic">
      <mtext>σ</mtext>
    </mstyle>
    <annotation encoding="StarMath 5.0">italic "σ"</annotation>
  </semantics>
</math>
</file>

<file path=Object 284/content.xml><?xml version="1.0" encoding="utf-8"?>
<math xmlns="http://www.w3.org/1998/Math/MathML" display="block">
  <semantics>
    <mrow>
      <mstyle mathvariant="italic">
        <mtext>f</mtext>
      </mstyle>
      <mrow>
        <mrow>
          <mo fence="true" stretchy="true">(</mo>
          <mrow>
            <mrow>
              <mstyle mathvariant="italic">
                <mtext>x</mtext>
              </mstyle>
              <mi>,</mi>
              <mstyle mathvariant="italic">
                <mtext>μ</mtext>
              </mstyle>
              <mi>,</mi>
              <mstyle mathvariant="italic">
                <mtext>σ</mtext>
              </mstyle>
            </mrow>
          </mrow>
          <mo fence="true" stretchy="true">)</mo>
        </mrow>
        <mo stretchy="false">=</mo>
        <mfrac>
          <mstyle mathvariant="italic">
            <mtext>1</mtext>
          </mstyle>
          <mrow>
            <mstyle mathvariant="italic">
              <mtext>σ</mtext>
            </mstyle>
            <msqrt>
              <mrow>
                <mstyle mathvariant="italic">
                  <mtext>2</mtext>
                </mstyle>
                <mstyle mathvariant="italic">
                  <mtext>π</mtext>
                </mstyle>
              </mrow>
            </msqrt>
          </mrow>
        </mfrac>
      </mrow>
      <mstyle mathvariant="italic">
        <msup>
          <mtext>e</mtext>
          <mfrac>
            <mrow>
              <mo stretchy="false">−</mo>
              <msup>
                <mrow>
                  <mo fence="true" stretchy="true">(</mo>
                  <mrow>
                    <mrow>
                      <mstyle mathvariant="italic">
                        <mtext>x</mtext>
                      </mstyle>
                      <mo stretchy="false">−</mo>
                      <mstyle mathvariant="italic">
                        <mtext>μ</mtext>
                      </mstyle>
                    </mrow>
                  </mrow>
                  <mo fence="true" stretchy="true">)</mo>
                </mrow>
                <mstyle mathvariant="italic">
                  <mtext>2</mtext>
                </mstyle>
              </msup>
            </mrow>
            <mrow>
              <mstyle mathvariant="italic">
                <mtext>2</mtext>
              </mstyle>
              <mstyle mathvariant="italic">
                <msup>
                  <mtext>σ</mtext>
                  <mstyle mathvariant="italic">
                    <mtext>2</mtext>
                  </mstyle>
                </msup>
              </mstyle>
            </mrow>
          </mfrac>
        </msup>
      </mstyle>
    </mrow>
    <annotation encoding="StarMath 5.0">{italic "f" left ( {italic "x" , italic "μ" , italic "σ"} right )  =italic "1" over {italic "σ" sqrt { {italic "2" italic "π"} }} italic "e"^{-left ( {italic "x" - italic "μ"} right )^italic "2" over {italic "2" italic "σ"^italic "2"}}}</annotation>
  </semantics>
</math>
</file>

<file path=Object 285/content.xml><?xml version="1.0" encoding="utf-8"?>
<math xmlns="http://www.w3.org/1998/Math/MathML" display="block">
  <semantics>
    <mrow>
      <mstyle mathvariant="italic">
        <msub>
          <mtext>P</mtext>
          <mstyle mathvariant="italic">
            <mtext>i</mtext>
          </mstyle>
        </msub>
      </mstyle>
      <mo stretchy="false">=</mo>
      <mfrac>
        <mrow>
          <mstyle mathvariant="italic">
            <mtext>f</mtext>
          </mstyle>
          <mrow>
            <mo fence="true" stretchy="true">(</mo>
            <mrow>
              <mrow>
                <mstyle mathvariant="italic">
                  <msub>
                    <mtext>S</mtext>
                    <mstyle mathvariant="italic">
                      <mtext>i</mtext>
                    </mstyle>
                  </msub>
                </mstyle>
                <mi>,</mi>
                <mstyle mathvariant="italic">
                  <mtext>μ</mtext>
                </mstyle>
                <mi>,</mi>
                <mstyle mathvariant="italic">
                  <mtext>σ</mtext>
                </mstyle>
              </mrow>
            </mrow>
            <mo fence="true" stretchy="true">)</mo>
          </mrow>
        </mrow>
        <mrow>
          <mstyle mathvariant="italic">
            <mtext>f</mtext>
          </mstyle>
          <mrow>
            <mrow>
              <mo fence="true" stretchy="true">(</mo>
              <mrow>
                <mrow>
                  <mstyle mathvariant="italic">
                    <msub>
                      <mtext>S</mtext>
                      <mstyle mathvariant="italic">
                        <mtext>i</mtext>
                      </mstyle>
                    </msub>
                  </mstyle>
                  <mi>,</mi>
                  <mstyle mathvariant="italic">
                    <mtext>μ</mtext>
                  </mstyle>
                  <mi>,</mi>
                  <mstyle mathvariant="italic">
                    <mtext>σ</mtext>
                  </mstyle>
                </mrow>
              </mrow>
              <mo fence="true" stretchy="true">)</mo>
            </mrow>
            <mo stretchy="false">+</mo>
            <mstyle mathvariant="italic">
              <mtext>f</mtext>
            </mstyle>
          </mrow>
          <mrow>
            <mo fence="true" stretchy="true">(</mo>
            <mrow>
              <mrow>
                <msub>
                  <mrow>
                    <mstyle mathvariant="italic">
                      <mtext>1</mtext>
                    </mstyle>
                    <mo stretchy="false">−</mo>
                    <mstyle mathvariant="italic">
                      <mtext>S</mtext>
                    </mstyle>
                  </mrow>
                  <mstyle mathvariant="italic">
                    <mtext>i</mtext>
                  </mstyle>
                </msub>
                <mi>,</mi>
                <mstyle mathvariant="italic">
                  <mtext>μ</mtext>
                </mstyle>
                <mi>,</mi>
                <mstyle mathvariant="italic">
                  <mtext>σ</mtext>
                </mstyle>
              </mrow>
            </mrow>
            <mo fence="true" stretchy="true">)</mo>
          </mrow>
        </mrow>
      </mfrac>
    </mrow>
    <annotation encoding="StarMath 5.0">{italic "P"_italic "i" ={italic "f" left ( {italic "S"_italic "i" , italic "μ" , italic "σ"} right )} over {italic "f" left ( {italic "S"_italic "i" , italic "μ" , italic "σ"} right )  + italic "f" left ( {{italic "1" - italic "S"}_italic "i" , italic "μ" , italic "σ"} right )}}</annotation>
  </semantics>
</math>
</file>

<file path=Object 286/content.xml><?xml version="1.0" encoding="utf-8"?>
<math xmlns="http://www.w3.org/1998/Math/MathML" display="block">
  <semantics>
    <mrow>
      <msub>
        <mrow>
          <mstyle mathvariant="italic">
            <mtext>1</mtext>
          </mstyle>
          <mo stretchy="false">−</mo>
          <mstyle mathvariant="italic">
            <mtext>P</mtext>
          </mstyle>
        </mrow>
        <mstyle mathvariant="italic">
          <mtext>i</mtext>
        </mstyle>
      </msub>
      <mo stretchy="false">=</mo>
      <mfrac>
        <mrow>
          <mstyle mathvariant="italic">
            <mtext>f</mtext>
          </mstyle>
          <mrow>
            <mo fence="true" stretchy="true">(</mo>
            <mrow>
              <mrow>
                <msub>
                  <mrow>
                    <mstyle mathvariant="italic">
                      <mtext>1</mtext>
                    </mstyle>
                    <mo stretchy="false">−</mo>
                    <mstyle mathvariant="italic">
                      <mtext>S</mtext>
                    </mstyle>
                  </mrow>
                  <mstyle mathvariant="italic">
                    <mtext>i</mtext>
                  </mstyle>
                </msub>
                <mi>,</mi>
                <mstyle mathvariant="italic">
                  <mtext>μ</mtext>
                </mstyle>
                <mi>,</mi>
                <mstyle mathvariant="italic">
                  <mtext>σ</mtext>
                </mstyle>
              </mrow>
            </mrow>
            <mo fence="true" stretchy="true">)</mo>
          </mrow>
        </mrow>
        <mrow>
          <mstyle mathvariant="italic">
            <mtext>f</mtext>
          </mstyle>
          <mrow>
            <mrow>
              <mo fence="true" stretchy="true">(</mo>
              <mrow>
                <mrow>
                  <mstyle mathvariant="italic">
                    <msub>
                      <mtext>S</mtext>
                      <mstyle mathvariant="italic">
                        <mtext>i</mtext>
                      </mstyle>
                    </msub>
                  </mstyle>
                  <mi>,</mi>
                  <mstyle mathvariant="italic">
                    <mtext>μ</mtext>
                  </mstyle>
                  <mi>,</mi>
                  <mstyle mathvariant="italic">
                    <mtext>σ</mtext>
                  </mstyle>
                </mrow>
              </mrow>
              <mo fence="true" stretchy="true">)</mo>
            </mrow>
            <mo stretchy="false">+</mo>
            <mstyle mathvariant="italic">
              <mtext>f</mtext>
            </mstyle>
          </mrow>
          <mrow>
            <mo fence="true" stretchy="true">(</mo>
            <mrow>
              <mrow>
                <msub>
                  <mrow>
                    <mstyle mathvariant="italic">
                      <mtext>1</mtext>
                    </mstyle>
                    <mo stretchy="false">−</mo>
                    <mstyle mathvariant="italic">
                      <mtext>S</mtext>
                    </mstyle>
                  </mrow>
                  <mstyle mathvariant="italic">
                    <mtext>i</mtext>
                  </mstyle>
                </msub>
                <mi>,</mi>
                <mstyle mathvariant="italic">
                  <mtext>μ</mtext>
                </mstyle>
                <mi>,</mi>
                <mstyle mathvariant="italic">
                  <mtext>σ</mtext>
                </mstyle>
              </mrow>
            </mrow>
            <mo fence="true" stretchy="true">)</mo>
          </mrow>
        </mrow>
      </mfrac>
    </mrow>
    <annotation encoding="StarMath 5.0">{{italic "1" - italic "P"}_italic "i" ={italic "f" left ( {{italic "1" - italic "S"}_italic "i" , italic "μ" , italic "σ"} right )} over {italic "f" left ( {italic "S"_italic "i" , italic "μ" , italic "σ"} right )  + italic "f" left ( {{italic "1" - italic "S"}_italic "i" , italic "μ" , italic "σ"} right )}}</annotation>
  </semantics>
</math>
</file>

<file path=Object 287/content.xml><?xml version="1.0" encoding="utf-8"?>
<math xmlns="http://www.w3.org/1998/Math/MathML" display="block">
  <semantics>
    <mstyle mathvariant="italic">
      <mtext>n</mtext>
    </mstyle>
    <annotation encoding="StarMath 5.0">italic "n"</annotation>
  </semantics>
</math>
</file>

<file path=Object 288/content.xml><?xml version="1.0" encoding="utf-8"?>
<math xmlns="http://www.w3.org/1998/Math/MathML" display="block">
  <semantics>
    <mstyle mathvariant="italic">
      <mtext>s</mtext>
    </mstyle>
    <annotation encoding="StarMath 5.0">italic "s"</annotation>
  </semantics>
</math>
</file>

<file path=Object 289/content.xml><?xml version="1.0" encoding="utf-8"?>
<math xmlns="http://www.w3.org/1998/Math/MathML" display="block">
  <semantics>
    <mrow>
      <mstyle mathvariant="italic">
        <mtext> </mtext>
      </mstyle>
      <mo stretchy="false">(</mo>
      <mrow>
        <mstyle mathvariant="italic">
          <mtext>n</mtext>
        </mstyle>
        <mo stretchy="false">=</mo>
        <mrow>
          <mstyle mathvariant="italic">
            <mtext>s</mtext>
          </mstyle>
          <mo stretchy="false">+</mo>
          <mstyle mathvariant="italic">
            <mtext>1</mtext>
          </mstyle>
        </mrow>
      </mrow>
      <mo stretchy="false">)</mo>
    </mrow>
    <annotation encoding="StarMath 5.0">{italic " "  \( italic "n" =italic "s" +italic "1"  \)}</annotation>
  </semantics>
</math>
</file>

<file path=Object 29/content.xml><?xml version="1.0" encoding="utf-8"?>
<math xmlns="http://www.w3.org/1998/Math/MathML" display="block">
  <semantics>
    <mrow>
      <mstyle mathvariant="italic">
        <mtext> </mtext>
      </mstyle>
      <mstyle mathvariant="italic">
        <msub>
          <mtext>μ</mtext>
          <mstyle mathvariant="italic">
            <mtext>2</mtext>
          </mstyle>
        </msub>
      </mstyle>
      <mi>,</mi>
      <mo stretchy="false">…</mo>
      <mi>,</mi>
      <mstyle mathvariant="italic">
        <msub>
          <mtext>μ</mtext>
          <mstyle mathvariant="italic">
            <mtext>k</mtext>
          </mstyle>
        </msub>
      </mstyle>
    </mrow>
    <annotation encoding="StarMath 5.0">{italic " " italic "μ"_italic "2" , dotslow ,italic "μ"_italic "k"}</annotation>
  </semantics>
</math>
</file>

<file path=Object 290/content.xml><?xml version="1.0" encoding="utf-8"?>
<math xmlns="http://www.w3.org/1998/Math/MathML" display="block">
  <semantics>
    <mrow>
      <mstyle mathvariant="italic">
        <msup>
          <mtext>2</mtext>
          <mstyle mathvariant="italic">
            <mtext>h</mtext>
          </mstyle>
        </msup>
      </mstyle>
      <mo stretchy="false">=</mo>
      <mrow>
        <mo fence="true" stretchy="true">(</mo>
        <mrow>
          <mrow>
            <mstyle mathvariant="italic">
              <mtext>∅</mtext>
            </mstyle>
            <mi>,</mi>
            <mstyle mathvariant="italic">
              <mtext> </mtext>
            </mstyle>
            <mrow>
              <mo fence="true" stretchy="true">(</mo>
              <mrow>
                <mstyle mathvariant="italic">
                  <msub>
                    <mtext>h</mtext>
                    <mstyle mathvariant="italic">
                      <mtext>1</mtext>
                    </mstyle>
                  </msub>
                </mstyle>
              </mrow>
              <mo fence="true" stretchy="true">)</mo>
            </mrow>
            <mi>,</mi>
            <mo stretchy="false">…</mo>
            <mrow>
              <mo fence="true" stretchy="true">(</mo>
              <mrow>
                <mstyle mathvariant="italic">
                  <msub>
                    <mtext>h</mtext>
                    <mstyle mathvariant="italic">
                      <mtext>n</mtext>
                    </mstyle>
                  </msub>
                </mstyle>
              </mrow>
              <mo fence="true" stretchy="true">)</mo>
            </mrow>
            <mi>,</mi>
            <mrow>
              <mo fence="true" stretchy="true">(</mo>
              <mrow>
                <mrow>
                  <mstyle mathvariant="italic">
                    <msub>
                      <mtext>h</mtext>
                      <mstyle mathvariant="italic">
                        <mtext>1</mtext>
                      </mstyle>
                    </msub>
                  </mstyle>
                  <mi>,</mi>
                  <mstyle mathvariant="italic">
                    <msub>
                      <mtext>h</mtext>
                      <mstyle mathvariant="italic">
                        <mtext>2</mtext>
                      </mstyle>
                    </msub>
                  </mstyle>
                </mrow>
              </mrow>
              <mo fence="true" stretchy="true">)</mo>
            </mrow>
            <mi>,</mi>
            <mtext>.</mtext>
            <mtext>.</mtext>
            <mi>,</mi>
            <mrow>
              <mo fence="true" stretchy="true">(</mo>
              <mrow>
                <mrow>
                  <mstyle mathvariant="italic">
                    <msub>
                      <mtext>h</mtext>
                      <mstyle mathvariant="italic">
                        <mtext>2</mtext>
                      </mstyle>
                    </msub>
                  </mstyle>
                  <mi>,</mi>
                  <mstyle mathvariant="italic">
                    <msub>
                      <mtext>h</mtext>
                      <mstyle mathvariant="italic">
                        <mtext>3</mtext>
                      </mstyle>
                    </msub>
                  </mstyle>
                </mrow>
              </mrow>
              <mo fence="true" stretchy="true">)</mo>
            </mrow>
            <mi>,</mi>
            <mrow>
              <mo fence="true" stretchy="true">(</mo>
              <mrow>
                <mrow>
                  <mstyle mathvariant="italic">
                    <msub>
                      <mtext>h</mtext>
                      <mstyle mathvariant="italic">
                        <mtext>1</mtext>
                      </mstyle>
                    </msub>
                  </mstyle>
                  <mi>,</mi>
                  <mstyle mathvariant="italic">
                    <msub>
                      <mtext>h</mtext>
                      <mstyle mathvariant="italic">
                        <mtext>2</mtext>
                      </mstyle>
                    </msub>
                  </mstyle>
                  <mi>,</mi>
                  <mstyle mathvariant="italic">
                    <msub>
                      <mtext>h</mtext>
                      <mstyle mathvariant="italic">
                        <mtext>3</mtext>
                      </mstyle>
                    </msub>
                  </mstyle>
                </mrow>
              </mrow>
              <mo fence="true" stretchy="true">)</mo>
            </mrow>
            <mi>,</mi>
            <mo stretchy="false">…</mo>
            <mi>,</mi>
            <mrow>
              <mo fence="true" stretchy="true">(</mo>
              <mrow>
                <mrow>
                  <mstyle mathvariant="italic">
                    <msub>
                      <mtext>h</mtext>
                      <mstyle mathvariant="italic">
                        <mtext>2</mtext>
                      </mstyle>
                    </msub>
                  </mstyle>
                  <mi>,</mi>
                  <mstyle mathvariant="italic">
                    <msub>
                      <mtext>h</mtext>
                      <mstyle mathvariant="italic">
                        <mtext>3</mtext>
                      </mstyle>
                    </msub>
                  </mstyle>
                  <mi>,</mi>
                  <mstyle mathvariant="italic">
                    <msub>
                      <mtext>h</mtext>
                      <mstyle mathvariant="italic">
                        <mtext>4</mtext>
                      </mstyle>
                    </msub>
                  </mstyle>
                </mrow>
              </mrow>
              <mo fence="true" stretchy="true">)</mo>
            </mrow>
            <mi>,</mi>
            <mo stretchy="false">…</mo>
            <mstyle mathvariant="italic">
              <mtext>Ω</mtext>
            </mstyle>
          </mrow>
        </mrow>
        <mo fence="true" stretchy="true">)</mo>
      </mrow>
    </mrow>
    <annotation encoding="StarMath 5.0">{italic "2"^italic "h" =left ( {italic "∅" , italic " " left ( italic "h"_italic "1" right )  ,  dotslow  left ( italic "h"_italic "n" right )  , left ( {italic "h"_italic "1" , italic "h"_italic "2"} right )  ,  "."   "."  , left ( {italic "h"_italic "2" , italic "h"_italic "3"} right )  , left ( {italic "h"_italic "1" , italic "h"_italic "2" , italic "h"_italic "3"} right )  ,  dotslow  , left ( {italic "h"_italic "2" , italic "h"_italic "3" , italic "h"_italic "4"} right )  ,  dotslow  italic "Ω"} right )}</annotation>
  </semantics>
</math>
</file>

<file path=Object 291/content.xml><?xml version="1.0" encoding="utf-8"?>
<math xmlns="http://www.w3.org/1998/Math/MathML" display="block">
  <semantics>
    <mstyle mathvariant="italic">
      <mtext>M</mtext>
    </mstyle>
    <annotation encoding="StarMath 5.0">italic "M"</annotation>
  </semantics>
</math>
</file>

<file path=Object 292/content.xml><?xml version="1.0" encoding="utf-8"?>
<math xmlns="http://www.w3.org/1998/Math/MathML" display="block">
  <semantics>
    <mrow>
      <mstyle mathvariant="italic">
        <mtext>M</mtext>
      </mstyle>
      <mo stretchy="false">⊆</mo>
      <mstyle mathvariant="italic">
        <msup>
          <mtext>2</mtext>
          <mstyle mathvariant="italic">
            <mtext>h</mtext>
          </mstyle>
        </msup>
      </mstyle>
    </mrow>
    <annotation encoding="StarMath 5.0">{italic "M"  subseteq italic "2"^italic "h"}</annotation>
  </semantics>
</math>
</file>

<file path=Object 293/content.xml><?xml version="1.0" encoding="utf-8"?>
<math xmlns="http://www.w3.org/1998/Math/MathML" display="block">
  <semantics>
    <mrow>
      <mstyle mathvariant="italic">
        <mtext>M</mtext>
      </mstyle>
      <mo stretchy="false">=</mo>
      <mrow>
        <mo fence="true" stretchy="true">(</mo>
        <mrow>
          <mrow>
            <mrow>
              <mo fence="true" stretchy="true">(</mo>
              <mrow>
                <mstyle mathvariant="italic">
                  <msub>
                    <mtext>h</mtext>
                    <mstyle mathvariant="italic">
                      <mtext>1</mtext>
                    </mstyle>
                  </msub>
                </mstyle>
              </mrow>
              <mo fence="true" stretchy="true">)</mo>
            </mrow>
            <mi>,</mi>
            <mrow>
              <mo fence="true" stretchy="true">(</mo>
              <mrow>
                <mrow>
                  <mstyle mathvariant="italic">
                    <msub>
                      <mtext>h</mtext>
                      <mstyle mathvariant="italic">
                        <mtext>2</mtext>
                      </mstyle>
                    </msub>
                  </mstyle>
                  <mi>,</mi>
                  <mo stretchy="false">…</mo>
                  <mi>,</mi>
                  <mstyle mathvariant="italic">
                    <msub>
                      <mtext>h</mtext>
                      <mstyle mathvariant="italic">
                        <mtext>n</mtext>
                      </mstyle>
                    </msub>
                  </mstyle>
                </mrow>
              </mrow>
              <mo fence="true" stretchy="true">)</mo>
            </mrow>
            <mi>,</mi>
            <mrow>
              <mo fence="true" stretchy="true">(</mo>
              <mrow>
                <mstyle mathvariant="italic">
                  <msub>
                    <mtext>h</mtext>
                    <mstyle mathvariant="italic">
                      <mtext>2</mtext>
                    </mstyle>
                  </msub>
                </mstyle>
              </mrow>
              <mo fence="true" stretchy="true">)</mo>
            </mrow>
            <mi>,</mi>
            <mrow>
              <mo fence="true" stretchy="true">(</mo>
              <mrow>
                <mrow>
                  <mstyle mathvariant="italic">
                    <msub>
                      <mtext>h</mtext>
                      <mstyle mathvariant="italic">
                        <mtext>1</mtext>
                      </mstyle>
                    </msub>
                  </mstyle>
                  <mi>,</mi>
                  <mstyle mathvariant="italic">
                    <msub>
                      <mtext>h</mtext>
                      <mstyle mathvariant="italic">
                        <mtext>3</mtext>
                      </mstyle>
                    </msub>
                  </mstyle>
                  <mi>,</mi>
                  <mo stretchy="false">…</mo>
                  <mi>,</mi>
                  <mstyle mathvariant="italic">
                    <msub>
                      <mtext>h</mtext>
                      <mstyle mathvariant="italic">
                        <mtext>n</mtext>
                      </mstyle>
                    </msub>
                  </mstyle>
                </mrow>
              </mrow>
              <mo fence="true" stretchy="true">)</mo>
            </mrow>
            <mi>,</mi>
            <mo stretchy="false">…</mo>
            <mi>,</mi>
            <mrow>
              <mo fence="true" stretchy="true">(</mo>
              <mrow>
                <mstyle mathvariant="italic">
                  <msub>
                    <mtext>h</mtext>
                    <mstyle mathvariant="italic">
                      <mtext>n</mtext>
                    </mstyle>
                  </msub>
                </mstyle>
              </mrow>
              <mo fence="true" stretchy="true">)</mo>
            </mrow>
            <mi>,</mi>
            <mrow>
              <mo fence="true" stretchy="true">(</mo>
              <mrow>
                <mrow>
                  <mstyle mathvariant="italic">
                    <msub>
                      <mtext>h</mtext>
                      <mstyle mathvariant="italic">
                        <mtext>1</mtext>
                      </mstyle>
                    </msub>
                  </mstyle>
                  <mi>,</mi>
                  <mo stretchy="false">…</mo>
                  <mi>,</mi>
                  <mstyle mathvariant="italic">
                    <msub>
                      <mtext>h</mtext>
                      <mrow>
                        <mstyle mathvariant="italic">
                          <mtext>n</mtext>
                        </mstyle>
                        <mo stretchy="false">−</mo>
                        <mstyle mathvariant="italic">
                          <mtext>1</mtext>
                        </mstyle>
                      </mrow>
                    </msub>
                  </mstyle>
                </mrow>
              </mrow>
              <mo fence="true" stretchy="true">)</mo>
            </mrow>
          </mrow>
        </mrow>
        <mo fence="true" stretchy="true">)</mo>
      </mrow>
    </mrow>
    <annotation encoding="StarMath 5.0">{italic "M" =left ( {left ( italic "h"_italic "1" right )  , left ( {italic "h"_italic "2" ,  dotslow  , italic "h"_italic "n"} right )  , left ( italic "h"_italic "2" right )  , left ( {italic "h"_italic "1" , italic "h"_italic "3" ,  dotslow  , italic "h"_italic "n"} right )  ,  dotslow  , left ( italic "h"_italic "n" right )  , left ( {italic "h"_italic "1" ,  dotslow  , italic "h"_{italic "n" - italic "1"}} right )} right )}</annotation>
  </semantics>
</math>
</file>

<file path=Object 294/content.xml><?xml version="1.0" encoding="utf-8"?>
<math xmlns="http://www.w3.org/1998/Math/MathML" display="block">
  <semantics>
    <mrow>
      <mo fence="true" stretchy="true">(</mo>
      <mrow>
        <mstyle mathvariant="italic">
          <msub>
            <mtext>h</mtext>
            <mstyle mathvariant="italic">
              <mtext>1</mtext>
            </mstyle>
          </msub>
        </mstyle>
      </mrow>
      <mo fence="true" stretchy="true">)</mo>
    </mrow>
    <annotation encoding="StarMath 5.0">left ( italic "h"_italic "1" right )</annotation>
  </semantics>
</math>
</file>

<file path=Object 295/content.xml><?xml version="1.0" encoding="utf-8"?>
<math xmlns="http://www.w3.org/1998/Math/MathML" display="block">
  <semantics>
    <mrow>
      <mo fence="true" stretchy="true">(</mo>
      <mrow>
        <mrow>
          <mstyle mathvariant="italic">
            <msub>
              <mtext>h</mtext>
              <mstyle mathvariant="italic">
                <mtext>1</mtext>
              </mstyle>
            </msub>
          </mstyle>
          <mi>,</mi>
          <mo stretchy="false">…</mo>
          <mi>,</mi>
          <mstyle mathvariant="italic">
            <msub>
              <mtext>h</mtext>
              <mstyle mathvariant="italic">
                <mtext>n</mtext>
              </mstyle>
            </msub>
          </mstyle>
        </mrow>
      </mrow>
      <mo fence="true" stretchy="true">)</mo>
    </mrow>
    <annotation encoding="StarMath 5.0">left ( {italic "h"_italic "1" ,  dotslow  , italic "h"_italic "n"} right )</annotation>
  </semantics>
</math>
</file>

<file path=Object 296/content.xml><?xml version="1.0" encoding="utf-8"?>
<math xmlns="http://www.w3.org/1998/Math/MathML" display="block">
  <semantics>
    <mrow>
      <mstyle mathvariant="italic">
        <mtext> </mtext>
      </mstyle>
      <mstyle mathvariant="italic">
        <mtext>n</mtext>
      </mstyle>
    </mrow>
    <annotation encoding="StarMath 5.0">{italic " " italic "n"}</annotation>
  </semantics>
</math>
</file>

<file path=Object 297/content.xml><?xml version="1.0" encoding="utf-8"?>
<math xmlns="http://www.w3.org/1998/Math/MathML" display="block">
  <semantics>
    <mrow>
      <mrow>
        <mo fence="true" stretchy="true">(</mo>
        <mrow>
          <mrow>
            <mstyle mathvariant="italic">
              <msub>
                <mtext>h</mtext>
                <mstyle mathvariant="italic">
                  <mtext>1</mtext>
                </mstyle>
              </msub>
            </mstyle>
            <mi>,</mi>
            <mo stretchy="false">…</mo>
            <mi>,</mi>
            <mstyle mathvariant="italic">
              <msub>
                <mtext>h</mtext>
                <mstyle mathvariant="italic">
                  <mtext>n</mtext>
                </mstyle>
              </msub>
            </mstyle>
          </mrow>
        </mrow>
        <mo fence="true" stretchy="true">)</mo>
      </mrow>
      <mo stretchy="false">=</mo>
      <mrow>
        <mo fence="true" stretchy="false">{</mo>
        <mrow>
          <mrow>
            <mstyle mathvariant="italic">
              <msub>
                <mtext>h</mtext>
                <mstyle mathvariant="italic">
                  <mtext>1</mtext>
                </mstyle>
              </msub>
            </mstyle>
            <mo stretchy="false">∩</mo>
            <mo stretchy="false">…</mo>
            <mo stretchy="false">∩</mo>
            <mstyle mathvariant="italic">
              <msub>
                <mtext>h</mtext>
                <mstyle mathvariant="italic">
                  <mtext>n</mtext>
                </mstyle>
              </msub>
            </mstyle>
          </mrow>
        </mrow>
        <mo fence="true" stretchy="false">}</mo>
      </mrow>
    </mrow>
    <annotation encoding="StarMath 5.0">{left ( {italic "h"_italic "1" ,  dotslow  , italic "h"_italic "n"} right )  = lbrace italic "h"_italic "1"  intersection  dotslow  intersection italic "h"_italic "n"  rbrace}</annotation>
  </semantics>
</math>
</file>

<file path=Object 298/content.xml><?xml version="1.0" encoding="utf-8"?>
<math xmlns="http://www.w3.org/1998/Math/MathML" display="block">
  <semantics>
    <mrow>
      <mstyle mathvariant="italic">
        <mtext> </mtext>
      </mstyle>
      <mstyle mathvariant="italic">
        <mtext>i</mtext>
      </mstyle>
    </mrow>
    <annotation encoding="StarMath 5.0">{italic " " italic "i"}</annotation>
  </semantics>
</math>
</file>

<file path=Object 299/content.xml><?xml version="1.0" encoding="utf-8"?>
<math xmlns="http://www.w3.org/1998/Math/MathML" display="block">
  <semantics>
    <mrow>
      <mstyle mathvariant="italic">
        <mtext> </mtext>
      </mstyle>
      <mstyle mathvariant="italic">
        <mtext>M</mtext>
      </mstyle>
    </mrow>
    <annotation encoding="StarMath 5.0">{italic " " italic "M"}</annotation>
  </semantics>
</math>
</file>

<file path=Object 3/content.xml><?xml version="1.0" encoding="utf-8"?>
<math xmlns="http://www.w3.org/1998/Math/MathML" display="block">
  <semantics>
    <mstyle mathvariant="italic">
      <mtext>γ</mtext>
    </mstyle>
    <annotation encoding="StarMath 5.0">italic "γ"</annotation>
  </semantics>
</math>
</file>

<file path=Object 30/content.xml><?xml version="1.0" encoding="utf-8"?>
<math xmlns="http://www.w3.org/1998/Math/MathML" display="block">
  <semantics>
    <mstyle mathvariant="italic">
      <msub>
        <mtext>μ</mtext>
        <mstyle mathvariant="italic">
          <mtext>i</mtext>
        </mstyle>
      </msub>
    </mstyle>
    <annotation encoding="StarMath 5.0">italic "μ"_italic "i"</annotation>
  </semantics>
</math>
</file>

<file path=Object 300/content.xml><?xml version="1.0" encoding="utf-8"?>
<math xmlns="http://www.w3.org/1998/Math/MathML" display="block">
  <semantics>
    <mtable>
      <mtr>
        <mtd>
          <mstyle mathvariant="italic">
            <mtext>h</mtext>
          </mstyle>
        </mtd>
      </mtr>
      <mtr>
        <mtd>
          <mrow>
            <mstyle mathvariant="italic">
              <msub>
                <mtext>m</mtext>
                <mstyle mathvariant="italic">
                  <mtext>i</mtext>
                </mstyle>
              </msub>
            </mstyle>
            <mo stretchy="false">(</mo>
            <mrow>
              <mo fence="true" stretchy="false">{</mo>
              <mrow>
                <mrow>
                  <mrow/>
                  <mrow>
                    <mrow/>
                    <mstyle mathvariant="italic">
                      <mtext>j</mtext>
                    </mstyle>
                  </mrow>
                </mrow>
              </mrow>
              <mo fence="true" stretchy="false">}</mo>
            </mrow>
            <mrow>
              <mo stretchy="false">)</mo>
              <mo stretchy="false">=</mo>
              <mstyle mathvariant="italic">
                <mtext> </mtext>
              </mstyle>
            </mrow>
            <mstyle mathvariant="italic">
              <msub>
                <mtext>P</mtext>
                <mstyle mathvariant="italic">
                  <mtext>i</mtext>
                </mstyle>
              </msub>
            </mstyle>
            <mstyle mathvariant="italic">
              <mtext> </mtext>
            </mstyle>
            <mstyle mathvariant="italic">
              <mtext> </mtext>
            </mstyle>
            <mstyle mathvariant="italic">
              <mtext> </mtext>
            </mstyle>
            <mstyle mathvariant="italic">
              <mtext> </mtext>
            </mstyle>
            <mstyle mathvariant="italic">
              <mtext>f</mtext>
            </mstyle>
            <mstyle mathvariant="italic">
              <mtext>o</mtext>
            </mstyle>
            <mstyle mathvariant="italic">
              <mtext>r</mtext>
            </mstyle>
            <mstyle mathvariant="italic">
              <mtext> </mtext>
            </mstyle>
            <mstyle mathvariant="italic">
              <mtext> </mtext>
            </mstyle>
            <mstyle mathvariant="italic">
              <mtext> </mtext>
            </mstyle>
            <mrow>
              <mstyle mathvariant="italic">
                <mtext>i</mtext>
              </mstyle>
              <mo stretchy="false">=</mo>
              <mstyle mathvariant="italic">
                <mtext>j</mtext>
              </mstyle>
            </mrow>
          </mrow>
        </mtd>
      </mtr>
      <mtr>
        <mtd>
          <mrow/>
        </mtd>
      </mtr>
    </mtable>
    <annotation encoding="StarMath 5.0">{{italic "m"_italic "i"  \(   lbrace  italic "h"}_italic "j"  rbrace  \) =italic " " italic "P"_italic "i" italic " " italic " " italic " " italic " " italic "f" italic "o" italic "r" italic " " italic " " italic " " italic "i" =italic "j"}</annotation>
  </semantics>
</math>
</file>

<file path=Object 301/content.xml><?xml version="1.0" encoding="utf-8"?>
<math xmlns="http://www.w3.org/1998/Math/MathML" display="block">
  <semantics>
    <mtable>
      <mtr>
        <mtd>
          <msub>
            <mrow>
              <mstyle mathvariant="italic">
                <msub>
                  <mtext>m</mtext>
                  <mstyle mathvariant="italic">
                    <mtext>i</mtext>
                  </mstyle>
                </msub>
              </mstyle>
              <mo stretchy="false">(</mo>
              <mrow>
                <mo fence="true" stretchy="false">{</mo>
                <mrow>
                  <mrow>
                    <mstyle mathvariant="italic">
                      <msub>
                        <mtext>h</mtext>
                        <mstyle mathvariant="italic">
                          <mtext>1</mtext>
                        </mstyle>
                      </msub>
                    </mstyle>
                    <mi>,</mi>
                    <mo stretchy="false">…</mo>
                    <mi>,</mi>
                    <mstyle mathvariant="italic">
                      <msub>
                        <mtext>h</mtext>
                        <mstyle mathvariant="italic">
                          <mtext>n</mtext>
                        </mstyle>
                      </msub>
                    </mstyle>
                  </mrow>
                </mrow>
                <mo fence="true" stretchy="false">}</mo>
              </mrow>
              <mo stretchy="false">{</mo>
              <mstyle mathvariant="italic">
                <mtext>h</mtext>
              </mstyle>
            </mrow>
            <mstyle mathvariant="italic">
              <mtext>j</mtext>
            </mstyle>
          </msub>
        </mtd>
      </mtr>
      <mtr>
        <mtd>
          <mrow>
            <mrow>
              <mrow/>
              <mrow>
                <mo stretchy="false">)</mo>
                <mo stretchy="false">=</mo>
                <mstyle mathvariant="italic">
                  <mtext> </mtext>
                </mstyle>
              </mrow>
              <mrow>
                <mstyle mathvariant="italic">
                  <mtext>1</mtext>
                </mstyle>
                <mo stretchy="false">−</mo>
                <mstyle mathvariant="italic">
                  <msub>
                    <mtext>P</mtext>
                    <mstyle mathvariant="italic">
                      <mtext>i</mtext>
                    </mstyle>
                  </msub>
                </mstyle>
              </mrow>
              <mstyle mathvariant="italic">
                <mtext> </mtext>
              </mstyle>
              <mstyle mathvariant="italic">
                <mtext> </mtext>
              </mstyle>
              <mstyle mathvariant="italic">
                <mtext> </mtext>
              </mstyle>
              <mstyle mathvariant="italic">
                <mtext>f</mtext>
              </mstyle>
              <mstyle mathvariant="italic">
                <mtext>o</mtext>
              </mstyle>
              <mstyle mathvariant="italic">
                <mtext>r</mtext>
              </mstyle>
              <mstyle mathvariant="italic">
                <mtext> </mtext>
              </mstyle>
              <mstyle mathvariant="italic">
                <mtext> </mtext>
              </mstyle>
              <mstyle mathvariant="italic">
                <mtext> </mtext>
              </mstyle>
              <mstyle mathvariant="italic">
                <mtext> </mtext>
              </mstyle>
              <mrow>
                <mstyle mathvariant="italic">
                  <mtext>i</mtext>
                </mstyle>
                <mo stretchy="false">≠</mo>
                <mstyle mathvariant="italic">
                  <mtext>j</mtext>
                </mstyle>
              </mrow>
            </mrow>
            <mrow/>
          </mrow>
        </mtd>
      </mtr>
    </mtable>
    <annotation encoding="StarMath 5.0">{{italic "m"_italic "i"  \(   lbrace  italic "h"_italic "1" ,  dotslow  , italic "h"_italic "n"  rbrace  \  lbrace  italic "h"}_italic "j"  rbrace  \) =italic " " italic "1" -italic "P"_italic "i" italic " " italic " " italic " " italic "f" italic "o" italic "r" italic " " italic " " italic " " italic " " italic "i"  &lt;&gt; italic "j"}</annotation>
  </semantics>
</math>
</file>

<file path=Object 302/content.xml><?xml version="1.0" encoding="utf-8"?>
<math xmlns="http://www.w3.org/1998/Math/MathML" display="block">
  <semantics>
    <mrow>
      <mrow>
        <mstyle mathvariant="italic">
          <mtext>i</mtext>
        </mstyle>
        <mo stretchy="false">=</mo>
        <mstyle mathvariant="italic">
          <mtext>1</mtext>
        </mstyle>
      </mrow>
      <mi>,</mi>
      <mo stretchy="false">…</mo>
      <mi>,</mi>
      <mstyle mathvariant="italic">
        <mtext>s</mtext>
      </mstyle>
      <mstyle mathvariant="italic">
        <mtext> </mtext>
      </mstyle>
      <mstyle mathvariant="italic">
        <mtext> </mtext>
      </mstyle>
      <mstyle mathvariant="italic">
        <mtext> </mtext>
      </mstyle>
      <mstyle mathvariant="italic">
        <mtext>a</mtext>
      </mstyle>
      <mstyle mathvariant="italic">
        <mtext>n</mtext>
      </mstyle>
      <mstyle mathvariant="italic">
        <mtext>d</mtext>
      </mstyle>
      <mstyle mathvariant="italic">
        <mtext> </mtext>
      </mstyle>
      <mstyle mathvariant="italic">
        <mtext> </mtext>
      </mstyle>
      <mstyle mathvariant="italic">
        <mtext> </mtext>
      </mstyle>
      <mrow>
        <mstyle mathvariant="italic">
          <mtext>j</mtext>
        </mstyle>
        <mo stretchy="false">=</mo>
        <mstyle mathvariant="italic">
          <mtext>1</mtext>
        </mstyle>
      </mrow>
      <mi>,</mi>
      <mo stretchy="false">…</mo>
      <mi>,</mi>
      <mstyle mathvariant="italic">
        <mtext>n</mtext>
      </mstyle>
      <mstyle mathvariant="italic">
        <mtext> </mtext>
      </mstyle>
      <mstyle mathvariant="italic">
        <mtext> </mtext>
      </mstyle>
      <mstyle mathvariant="italic">
        <mtext> </mtext>
      </mstyle>
      <mstyle mathvariant="italic">
        <mtext> </mtext>
      </mstyle>
      <mstyle mathvariant="italic">
        <mtext>a</mtext>
      </mstyle>
      <mstyle mathvariant="italic">
        <mtext>n</mtext>
      </mstyle>
      <mstyle mathvariant="italic">
        <mtext>d</mtext>
      </mstyle>
      <mstyle mathvariant="italic">
        <mtext> </mtext>
      </mstyle>
      <mstyle mathvariant="italic">
        <mtext> </mtext>
      </mstyle>
      <mstyle mathvariant="italic">
        <mtext> </mtext>
      </mstyle>
      <mrow>
        <mstyle mathvariant="italic">
          <mtext>n</mtext>
        </mstyle>
        <mo stretchy="false">=</mo>
        <mrow>
          <mstyle mathvariant="italic">
            <mtext>s</mtext>
          </mstyle>
          <mo stretchy="false">+</mo>
          <mstyle mathvariant="italic">
            <mtext>1</mtext>
          </mstyle>
        </mrow>
      </mrow>
    </mrow>
    <annotation encoding="StarMath 5.0">{italic "i" =italic "1" , dotslow ,italic "s" italic " " italic " " italic " " italic "a" italic "n" italic "d" italic " " italic " " italic " " italic "j" =italic "1" , dotslow ,italic "n" italic " " italic " " italic " " italic " " italic "a" italic "n" italic "d" italic " " italic " " italic " " italic "n" =italic "s" +italic "1"}</annotation>
  </semantics>
</math>
</file>

<file path=Object 303/content.xml><?xml version="1.0" encoding="utf-8"?>
<math xmlns="http://www.w3.org/1998/Math/MathML" display="block">
  <semantics>
    <mstyle mathvariant="italic">
      <msup>
        <mtext>2</mtext>
        <mstyle mathvariant="italic">
          <mtext>h</mtext>
        </mstyle>
      </msup>
    </mstyle>
    <annotation encoding="StarMath 5.0">italic "2"^italic "h"</annotation>
  </semantics>
</math>
</file>

<file path=Object 304/content.xml><?xml version="1.0" encoding="utf-8"?>
<math xmlns="http://www.w3.org/1998/Math/MathML" display="block">
  <semantics>
    <mstyle mathvariant="italic">
      <mtext>s</mtext>
    </mstyle>
    <annotation encoding="StarMath 5.0">italic "s"</annotation>
  </semantics>
</math>
</file>

<file path=Object 305/content.xml><?xml version="1.0" encoding="utf-8"?>
<math xmlns="http://www.w3.org/1998/Math/MathML" display="block">
  <semantics>
    <mrow>
      <mstyle mathvariant="italic">
        <msub>
          <mtext>m</mtext>
          <mrow>
            <mstyle mathvariant="italic">
              <mtext>1</mtext>
            </mstyle>
            <mi>,</mi>
            <mo stretchy="false">…</mo>
            <mi>,</mi>
            <mstyle mathvariant="italic">
              <mtext>s</mtext>
            </mstyle>
          </mrow>
        </msub>
      </mstyle>
      <mo stretchy="false">(</mo>
      <mrow>
        <mo fence="true" stretchy="false">{</mo>
        <mrow>
          <mstyle mathvariant="italic">
            <msub>
              <mtext>h</mtext>
              <mstyle mathvariant="italic">
                <mtext>i</mtext>
              </mstyle>
            </msub>
          </mstyle>
        </mrow>
        <mo fence="true" stretchy="false">}</mo>
      </mrow>
      <mrow>
        <mo stretchy="false">)</mo>
        <mo stretchy="false">=</mo>
        <msub>
          <mrow>
            <mstyle mathvariant="italic">
              <mtext>K</mtext>
            </mstyle>
            <mi>·</mi>
            <mrow>
              <mo fence="true" stretchy="true">(</mo>
              <mrow>
                <mrow>
                  <mstyle mathvariant="italic">
                    <mtext>1</mtext>
                  </mstyle>
                  <mo stretchy="false">−</mo>
                  <mstyle mathvariant="italic">
                    <msub>
                      <mtext>P</mtext>
                      <mstyle mathvariant="italic">
                        <mtext>1</mtext>
                      </mstyle>
                    </msub>
                  </mstyle>
                </mrow>
              </mrow>
              <mo fence="true" stretchy="true">)</mo>
            </mrow>
            <mi>·</mi>
            <mo stretchy="false">…</mo>
            <mi>·</mi>
            <mo stretchy="false">(</mo>
            <mrow>
              <mstyle mathvariant="italic">
                <mtext>1</mtext>
              </mstyle>
              <mo stretchy="false">−</mo>
              <mstyle mathvariant="italic">
                <mtext>P</mtext>
              </mstyle>
            </mrow>
          </mrow>
          <mrow>
            <mstyle mathvariant="italic">
              <mtext>i</mtext>
            </mstyle>
            <mo stretchy="false">−</mo>
            <mstyle mathvariant="italic">
              <mtext>1</mtext>
            </mstyle>
          </mrow>
        </msub>
      </mrow>
      <mo stretchy="false">)</mo>
      <mi>·</mi>
      <mstyle mathvariant="italic">
        <msub>
          <mtext>P</mtext>
          <mstyle mathvariant="italic">
            <mtext>i</mtext>
          </mstyle>
        </msub>
      </mstyle>
      <mi>·</mi>
      <mstyle mathvariant="italic">
        <mtext> </mtext>
      </mstyle>
      <mrow>
        <mo fence="true" stretchy="true">(</mo>
        <mrow>
          <mrow>
            <mstyle mathvariant="italic">
              <mtext>1</mtext>
            </mstyle>
            <mo stretchy="false">−</mo>
            <mstyle mathvariant="italic">
              <msub>
                <mtext>P</mtext>
                <mrow>
                  <mstyle mathvariant="italic">
                    <mtext>i</mtext>
                  </mstyle>
                  <mo stretchy="false">+</mo>
                  <mstyle mathvariant="italic">
                    <mtext>1</mtext>
                  </mstyle>
                </mrow>
              </msub>
            </mstyle>
          </mrow>
        </mrow>
        <mo fence="true" stretchy="true">)</mo>
      </mrow>
      <mi>·</mi>
      <mo stretchy="false">…</mo>
      <mi>·</mi>
      <mrow>
        <mo fence="true" stretchy="true">(</mo>
        <mrow>
          <mrow>
            <mstyle mathvariant="italic">
              <mtext>1</mtext>
            </mstyle>
            <mo stretchy="false">−</mo>
            <mstyle mathvariant="italic">
              <msub>
                <mtext>P</mtext>
                <mstyle mathvariant="italic">
                  <mtext>s</mtext>
                </mstyle>
              </msub>
            </mstyle>
          </mrow>
        </mrow>
        <mo fence="true" stretchy="true">)</mo>
      </mrow>
      <mstyle mathvariant="italic">
        <mtext> </mtext>
      </mstyle>
      <mstyle mathvariant="italic">
        <mtext> </mtext>
      </mstyle>
    </mrow>
    <annotation encoding="StarMath 5.0">{italic "m"_{italic "1" ,  dotslow  , italic "s"}  \(  lbrace italic "h"_italic "i"  rbrace  \) ={italic "K" · left ( {italic "1" - italic "P"_italic "1"} right )  ·  dotslow  ·  \(  italic "1" - italic "P"}_{italic "i" - italic "1"}  \) ·italic "P"_italic "i" ·italic " " left ( {italic "1" - italic "P"_{italic "i" + italic "1"}} right )  · dotslow ·left ( {italic "1" - italic "P"_italic "s"} right )  italic " " italic " "}</annotation>
  </semantics>
</math>
</file>

<file path=Object 306/content.xml><?xml version="1.0" encoding="utf-8"?>
<math xmlns="http://www.w3.org/1998/Math/MathML" display="block">
  <semantics>
    <mrow>
      <mstyle mathvariant="italic">
        <msub>
          <mtext>m</mtext>
          <mrow>
            <mstyle mathvariant="italic">
              <mtext>1</mtext>
            </mstyle>
            <mi>,</mi>
            <mo stretchy="false">…</mo>
            <mi>,</mi>
            <mstyle mathvariant="italic">
              <mtext>s</mtext>
            </mstyle>
          </mrow>
        </msub>
      </mstyle>
      <mrow>
        <mrow>
          <mo fence="true" stretchy="true">(</mo>
          <mrow>
            <mrow>
              <mo fence="true" stretchy="true">(</mo>
              <mrow>
                <mstyle mathvariant="italic">
                  <msub>
                    <mtext>h</mtext>
                    <mstyle mathvariant="italic">
                      <mtext>n</mtext>
                    </mstyle>
                  </msub>
                </mstyle>
              </mrow>
              <mo fence="true" stretchy="true">)</mo>
            </mrow>
          </mrow>
          <mo fence="true" stretchy="true">)</mo>
        </mrow>
        <mo stretchy="false">=</mo>
        <mstyle mathvariant="italic">
          <mtext>K</mtext>
        </mstyle>
      </mrow>
      <mstyle mathvariant="italic">
        <mtext>*</mtext>
      </mstyle>
      <msub>
        <mrow>
          <mrow>
            <mo fence="true" stretchy="true">(</mo>
            <mrow>
              <mrow>
                <mstyle mathvariant="italic">
                  <mtext>1</mtext>
                </mstyle>
                <mo stretchy="false">−</mo>
                <mstyle mathvariant="italic">
                  <msub>
                    <mtext>P</mtext>
                    <mstyle mathvariant="italic">
                      <mtext>1</mtext>
                    </mstyle>
                  </msub>
                </mstyle>
              </mrow>
            </mrow>
            <mo fence="true" stretchy="true">)</mo>
          </mrow>
          <mi>·</mi>
          <mo stretchy="false">…</mo>
          <mi>·</mi>
          <mo stretchy="false">(</mo>
          <mrow>
            <mstyle mathvariant="italic">
              <mtext>1</mtext>
            </mstyle>
            <mo stretchy="false">−</mo>
            <mstyle mathvariant="italic">
              <mtext>P</mtext>
            </mstyle>
          </mrow>
        </mrow>
        <mstyle mathvariant="italic">
          <mtext>s</mtext>
        </mstyle>
      </msub>
      <mo stretchy="false">)</mo>
      <mstyle mathvariant="italic">
        <mtext> </mtext>
      </mstyle>
      <mstyle mathvariant="italic">
        <mtext> </mtext>
      </mstyle>
    </mrow>
    <annotation encoding="StarMath 5.0">{italic "m"_{italic "1" ,  dotslow  , italic "s"} left ( left ( italic "h"_italic "n" right )  right )  =italic "K" italic "*" {left ( {italic "1" - italic "P"_italic "1"} right )  ·  dotslow  ·  \(  italic "1" - italic "P"}_italic "s"  \) italic " " italic " "}</annotation>
  </semantics>
</math>
</file>

<file path=Object 307/content.xml><?xml version="1.0" encoding="utf-8"?>
<math xmlns="http://www.w3.org/1998/Math/MathML" display="block">
  <semantics>
    <mstyle mathvariant="italic">
      <mtext>K</mtext>
    </mstyle>
    <annotation encoding="StarMath 5.0">italic "K"</annotation>
  </semantics>
</math>
</file>

<file path=Object 308/content.xml><?xml version="1.0" encoding="utf-8"?>
<math xmlns="http://www.w3.org/1998/Math/MathML" display="block">
  <semantics>
    <mrow>
      <mrow>
        <mstyle mathvariant="italic">
          <msup>
            <mtext>K</mtext>
            <mrow>
              <mo stretchy="false">−</mo>
              <mstyle mathvariant="italic">
                <mtext>1</mtext>
              </mstyle>
            </mrow>
          </msup>
        </mstyle>
        <mo stretchy="false">=</mo>
        <mrow>
          <mo fence="true" stretchy="true">(</mo>
          <mrow>
            <mrow>
              <mstyle mathvariant="italic">
                <mtext>1</mtext>
              </mstyle>
              <mo stretchy="false">−</mo>
              <mstyle mathvariant="italic">
                <msub>
                  <mtext>P</mtext>
                  <mstyle mathvariant="italic">
                    <mtext>1</mtext>
                  </mstyle>
                </msub>
              </mstyle>
            </mrow>
          </mrow>
          <mo fence="true" stretchy="true">)</mo>
        </mrow>
      </mrow>
      <mi>·</mi>
      <mo stretchy="false">…</mo>
      <mi>·</mi>
      <mrow>
        <mrow>
          <mo fence="true" stretchy="true">(</mo>
          <mrow>
            <mrow>
              <mstyle mathvariant="italic">
                <mtext>1</mtext>
              </mstyle>
              <mo stretchy="false">−</mo>
              <mstyle mathvariant="italic">
                <msub>
                  <mtext>P</mtext>
                  <mstyle mathvariant="italic">
                    <mtext>s</mtext>
                  </mstyle>
                </msub>
              </mstyle>
            </mrow>
          </mrow>
          <mo fence="true" stretchy="true">)</mo>
        </mrow>
        <mo stretchy="false">+</mo>
        <mrow>
          <munderover>
            <mo stretchy="false">∑</mo>
            <mrow>
              <mstyle mathvariant="italic">
                <mtext>i</mtext>
              </mstyle>
              <mo stretchy="false">=</mo>
              <mstyle mathvariant="italic">
                <mtext>1</mtext>
              </mstyle>
            </mrow>
            <mstyle mathvariant="italic">
              <mtext>s</mtext>
            </mstyle>
          </munderover>
          <mrow>
            <msub>
              <mrow>
                <mrow>
                  <mo fence="true" stretchy="true">(</mo>
                  <mrow>
                    <mrow>
                      <mstyle mathvariant="italic">
                        <mtext>1</mtext>
                      </mstyle>
                      <mo stretchy="false">−</mo>
                      <mstyle mathvariant="italic">
                        <msub>
                          <mtext>P</mtext>
                          <mstyle mathvariant="italic">
                            <mtext>1</mtext>
                          </mstyle>
                        </msub>
                      </mstyle>
                    </mrow>
                  </mrow>
                  <mo fence="true" stretchy="true">)</mo>
                </mrow>
                <mi>·</mi>
                <mo stretchy="false">…</mo>
                <mi>·</mi>
                <mo stretchy="false">(</mo>
                <mrow>
                  <mstyle mathvariant="italic">
                    <mtext>1</mtext>
                  </mstyle>
                  <mo stretchy="false">−</mo>
                  <mstyle mathvariant="italic">
                    <mtext>P</mtext>
                  </mstyle>
                </mrow>
              </mrow>
              <mrow>
                <mstyle mathvariant="italic">
                  <mtext>i</mtext>
                </mstyle>
                <mo stretchy="false">−</mo>
                <mstyle mathvariant="italic">
                  <mtext>1</mtext>
                </mstyle>
              </mrow>
            </msub>
            <mo stretchy="false">)</mo>
            <mi>·</mi>
            <mstyle mathvariant="italic">
              <msub>
                <mtext>P</mtext>
                <mstyle mathvariant="italic">
                  <mtext>i</mtext>
                </mstyle>
              </msub>
            </mstyle>
            <mi>·</mi>
            <mstyle mathvariant="italic">
              <mtext> </mtext>
            </mstyle>
            <mrow>
              <mo fence="true" stretchy="true">(</mo>
              <mrow>
                <mrow>
                  <mstyle mathvariant="italic">
                    <mtext>1</mtext>
                  </mstyle>
                  <mo stretchy="false">−</mo>
                  <mstyle mathvariant="italic">
                    <msub>
                      <mtext>P</mtext>
                      <mrow>
                        <mstyle mathvariant="italic">
                          <mtext>i</mtext>
                        </mstyle>
                        <mo stretchy="false">+</mo>
                        <mstyle mathvariant="italic">
                          <mtext>1</mtext>
                        </mstyle>
                      </mrow>
                    </msub>
                  </mstyle>
                </mrow>
              </mrow>
              <mo fence="true" stretchy="true">)</mo>
            </mrow>
            <mi>·</mi>
            <mo stretchy="false">…</mo>
            <mi>·</mi>
            <mrow>
              <mo fence="true" stretchy="true">(</mo>
              <mrow>
                <mrow>
                  <mstyle mathvariant="italic">
                    <mtext>1</mtext>
                  </mstyle>
                  <mo stretchy="false">−</mo>
                  <mstyle mathvariant="italic">
                    <msub>
                      <mtext>P</mtext>
                      <mstyle mathvariant="italic">
                        <mtext>s</mtext>
                      </mstyle>
                    </msub>
                  </mstyle>
                </mrow>
              </mrow>
              <mo fence="true" stretchy="true">)</mo>
            </mrow>
          </mrow>
        </mrow>
      </mrow>
    </mrow>
    <annotation encoding="StarMath 5.0">{italic "K"^{-italic "1"} =left ( {italic "1" - italic "P"_italic "1"} right )  · dotslow ·left ( {italic "1" - italic "P"_italic "s"} right )  +{ sum csub {italic "i" = italic "1"} csup italic "s" {{left ( {italic "1" - italic "P"_italic "1"} right )  ·  dotslow  ·  \(  italic "1" - italic "P"}_{italic "i" - italic "1"}  \)  · italic "P"_italic "i" · italic " " left ( {italic "1" - italic "P"_{italic "i" + italic "1"}} right )  ·  dotslow  · left ( {italic "1" - italic "P"_italic "s"} right )}}}</annotation>
  </semantics>
</math>
</file>

<file path=Object 309/content.xml><?xml version="1.0" encoding="utf-8"?>
<math xmlns="http://www.w3.org/1998/Math/MathML" display="block">
  <semantics>
    <mtable>
      <mtr>
        <mtd>
          <mstyle mathvariant="italic">
            <mtext>h</mtext>
          </mstyle>
        </mtd>
      </mtr>
      <mtr>
        <mtd>
          <mrow>
            <mstyle mathvariant="italic">
              <mtext>b</mtext>
            </mstyle>
            <mstyle mathvariant="italic">
              <mtext>e</mtext>
            </mstyle>
            <mstyle mathvariant="italic">
              <mtext>l</mtext>
            </mstyle>
            <mo stretchy="false">(</mo>
            <mrow>
              <mo fence="true" stretchy="false">{</mo>
              <mrow>
                <mrow>
                  <mrow/>
                  <mrow>
                    <mrow/>
                    <mstyle mathvariant="italic">
                      <mtext>j</mtext>
                    </mstyle>
                  </mrow>
                </mrow>
              </mrow>
              <mo fence="true" stretchy="false">}</mo>
            </mrow>
            <mrow>
              <mo stretchy="false">)</mo>
              <mo stretchy="false">=</mo>
              <mstyle mathvariant="italic">
                <mtext> </mtext>
              </mstyle>
            </mrow>
            <mstyle mathvariant="italic">
              <mtext>m</mtext>
            </mstyle>
            <mo stretchy="false">(</mo>
            <mstyle mathvariant="italic">
              <msub>
                <mtext>h</mtext>
                <mstyle mathvariant="italic">
                  <mtext>j</mtext>
                </mstyle>
              </msub>
            </mstyle>
            <mo stretchy="false">)</mo>
          </mrow>
        </mtd>
      </mtr>
      <mtr>
        <mtd>
          <mrow/>
        </mtd>
      </mtr>
    </mtable>
    <annotation encoding="StarMath 5.0">{{italic "b" italic "e" italic "l"  \(   lbrace  italic "h"}_italic "j"  rbrace  \) =italic " " italic "m"  \( italic "h"_italic "j"  \)}</annotation>
  </semantics>
</math>
</file>

<file path=Object 31/content.xml><?xml version="1.0" encoding="utf-8"?>
<math xmlns="http://www.w3.org/1998/Math/MathML" display="block">
  <semantics>
    <mstyle mathvariant="italic">
      <msub>
        <mtext>μ</mtext>
        <mstyle mathvariant="italic">
          <mtext>i</mtext>
        </mstyle>
      </msub>
    </mstyle>
    <annotation encoding="StarMath 5.0">italic "μ"_italic "i"</annotation>
  </semantics>
</math>
</file>

<file path=Object 310/content.xml><?xml version="1.0" encoding="utf-8"?>
<math xmlns="http://www.w3.org/1998/Math/MathML" display="block">
  <semantics>
    <mtable>
      <mtr>
        <mtd>
          <mstyle mathvariant="italic">
            <mtext>h</mtext>
          </mstyle>
        </mtd>
      </mtr>
      <mtr>
        <mtd>
          <mrow>
            <mstyle mathvariant="italic">
              <mtext>p</mtext>
            </mstyle>
            <mstyle mathvariant="italic">
              <mtext>l</mtext>
            </mstyle>
            <mo stretchy="false">(</mo>
            <mrow>
              <mo fence="true" stretchy="false">{</mo>
              <mrow>
                <mrow>
                  <mrow/>
                  <mrow>
                    <mrow/>
                    <mstyle mathvariant="italic">
                      <mtext>j</mtext>
                    </mstyle>
                  </mrow>
                </mrow>
              </mrow>
              <mo fence="true" stretchy="false">}</mo>
            </mrow>
            <mrow>
              <mo stretchy="false">)</mo>
              <mo stretchy="false">=</mo>
              <mstyle mathvariant="italic">
                <mtext> </mtext>
              </mstyle>
            </mrow>
            <mstyle mathvariant="italic">
              <mtext>m</mtext>
            </mstyle>
            <mo stretchy="false">(</mo>
            <mstyle mathvariant="italic">
              <msub>
                <mtext>h</mtext>
                <mstyle mathvariant="italic">
                  <mtext>j</mtext>
                </mstyle>
              </msub>
            </mstyle>
            <mo stretchy="false">)</mo>
          </mrow>
        </mtd>
      </mtr>
      <mtr>
        <mtd>
          <mrow/>
        </mtd>
      </mtr>
    </mtable>
    <annotation encoding="StarMath 5.0">{{italic "p" italic "l"  \(   lbrace  italic "h"}_italic "j"  rbrace  \) =italic " " italic "m"  \( italic "h"_italic "j"  \)}</annotation>
  </semantics>
</math>
</file>

<file path=Object 311/content.xml><?xml version="1.0" encoding="utf-8"?>
<math xmlns="http://www.w3.org/1998/Math/MathML" display="block">
  <semantics>
    <mstyle mathvariant="italic">
      <mtext>j</mtext>
    </mstyle>
    <annotation encoding="StarMath 5.0">italic "j"</annotation>
  </semantics>
</math>
</file>

<file path=Object 312/content.xml><?xml version="1.0" encoding="utf-8"?>
<math xmlns="http://www.w3.org/1998/Math/MathML" display="block">
  <semantics>
    <mrow>
      <mstyle mathvariant="italic">
        <msub>
          <mtext>S</mtext>
          <mstyle mathvariant="italic">
            <mtext>1</mtext>
          </mstyle>
        </msub>
      </mstyle>
      <mo stretchy="false">=</mo>
      <mstyle mathvariant="italic">
        <mtext>0.85</mtext>
      </mstyle>
    </mrow>
    <annotation encoding="StarMath 5.0">{italic "S"_italic "1" =italic "0.85"}</annotation>
  </semantics>
</math>
</file>

<file path=Object 313/content.xml><?xml version="1.0" encoding="utf-8"?>
<math xmlns="http://www.w3.org/1998/Math/MathML" display="block">
  <semantics>
    <mrow>
      <mstyle mathvariant="italic">
        <mtext>i</mtext>
      </mstyle>
      <mo stretchy="false">=</mo>
      <mstyle mathvariant="italic">
        <mtext>1</mtext>
      </mstyle>
    </mrow>
    <annotation encoding="StarMath 5.0">{italic "i" =italic "1"}</annotation>
  </semantics>
</math>
</file>

<file path=Object 314/content.xml><?xml version="1.0" encoding="utf-8"?>
<math xmlns="http://www.w3.org/1998/Math/MathML" display="block">
  <semantics>
    <mrow>
      <mstyle mathvariant="italic">
        <msub>
          <mtext>S</mtext>
          <mstyle mathvariant="italic">
            <mtext>2</mtext>
          </mstyle>
        </msub>
      </mstyle>
      <mo stretchy="false">=</mo>
      <mstyle mathvariant="italic">
        <mtext>0.12</mtext>
      </mstyle>
    </mrow>
    <annotation encoding="StarMath 5.0">{italic "S"_italic "2" =italic "0.12"}</annotation>
  </semantics>
</math>
</file>

<file path=Object 315/content.xml><?xml version="1.0" encoding="utf-8"?>
<math xmlns="http://www.w3.org/1998/Math/MathML" display="block">
  <semantics>
    <mrow>
      <mstyle mathvariant="italic">
        <mtext>i</mtext>
      </mstyle>
      <mo stretchy="false">=</mo>
      <mstyle mathvariant="italic">
        <mtext>2</mtext>
      </mstyle>
    </mrow>
    <annotation encoding="StarMath 5.0">{italic "i" =italic "2"}</annotation>
  </semantics>
</math>
</file>

<file path=Object 316/content.xml><?xml version="1.0" encoding="utf-8"?>
<math xmlns="http://www.w3.org/1998/Math/MathML" display="block">
  <semantics>
    <mrow>
      <mrow>
        <mstyle mathvariant="italic">
          <msub>
            <mtext>P</mtext>
            <mstyle mathvariant="italic">
              <mtext>1</mtext>
            </mstyle>
          </msub>
        </mstyle>
        <mo stretchy="false">=</mo>
        <mstyle mathvariant="italic">
          <mtext>0.9</mtext>
        </mstyle>
        <mo stretchy="false">=</mo>
        <mstyle mathvariant="italic">
          <mtext>f</mtext>
        </mstyle>
      </mrow>
      <mrow>
        <mo fence="true" stretchy="true">(</mo>
        <mrow>
          <mrow>
            <mstyle mathvariant="italic">
              <msub>
                <mtext>S</mtext>
                <mstyle mathvariant="italic">
                  <mtext>1</mtext>
                </mstyle>
              </msub>
            </mstyle>
            <mi>,</mi>
            <mstyle mathvariant="italic">
              <msub>
                <mtext>μ</mtext>
                <mstyle mathvariant="italic">
                  <mtext>1</mtext>
                </mstyle>
              </msub>
            </mstyle>
            <mi>,</mi>
            <mstyle mathvariant="italic">
              <msub>
                <mtext>σ</mtext>
                <mstyle mathvariant="italic">
                  <mtext>1</mtext>
                </mstyle>
              </msub>
            </mstyle>
          </mrow>
        </mrow>
        <mo fence="true" stretchy="true">)</mo>
      </mrow>
    </mrow>
    <annotation encoding="StarMath 5.0">{italic "P"_italic "1" =italic "0.9" =italic "f" left ( {italic "S"_italic "1" , italic "μ"_italic "1" , italic "σ"_italic "1"} right )}</annotation>
  </semantics>
</math>
</file>

<file path=Object 317/content.xml><?xml version="1.0" encoding="utf-8"?>
<math xmlns="http://www.w3.org/1998/Math/MathML" display="block">
  <semantics>
    <mrow>
      <mrow>
        <msub>
          <mrow>
            <mstyle mathvariant="italic">
              <mtext> </mtext>
            </mstyle>
            <mstyle mathvariant="italic">
              <mtext>P</mtext>
            </mstyle>
          </mrow>
          <mstyle mathvariant="italic">
            <mtext>2</mtext>
          </mstyle>
        </msub>
        <mo stretchy="false">=</mo>
        <mstyle mathvariant="italic">
          <mtext>0.2</mtext>
        </mstyle>
        <mo stretchy="false">=</mo>
        <mstyle mathvariant="italic">
          <mtext>f</mtext>
        </mstyle>
      </mrow>
      <mrow>
        <mo fence="true" stretchy="true">(</mo>
        <mrow>
          <mrow>
            <mstyle mathvariant="italic">
              <msub>
                <mtext>S</mtext>
                <mstyle mathvariant="italic">
                  <mtext>2</mtext>
                </mstyle>
              </msub>
            </mstyle>
            <mi>,</mi>
            <mstyle mathvariant="italic">
              <msub>
                <mtext>μ</mtext>
                <mstyle mathvariant="italic">
                  <mtext>2</mtext>
                </mstyle>
              </msub>
            </mstyle>
            <mi>,</mi>
            <mstyle mathvariant="italic">
              <msub>
                <mtext>σ</mtext>
                <mstyle mathvariant="italic">
                  <mtext>2</mtext>
                </mstyle>
              </msub>
            </mstyle>
          </mrow>
        </mrow>
        <mo fence="true" stretchy="true">)</mo>
      </mrow>
    </mrow>
    <annotation encoding="StarMath 5.0">{{italic " " italic "P"}_italic "2" =italic "0.2" =italic "f" left ( {italic "S"_italic "2" , italic "μ"_italic "2" , italic "σ"_italic "2"} right )}</annotation>
  </semantics>
</math>
</file>

<file path=Object 318/content.xml><?xml version="1.0" encoding="utf-8"?>
<math xmlns="http://www.w3.org/1998/Math/MathML" display="block">
  <semantics>
    <mrow>
      <mstyle mathvariant="italic">
        <msub>
          <mtext>P</mtext>
          <mstyle mathvariant="italic">
            <mtext>1</mtext>
          </mstyle>
        </msub>
      </mstyle>
      <mo stretchy="false">=</mo>
      <mstyle mathvariant="italic">
        <mtext>0.9</mtext>
      </mstyle>
    </mrow>
    <annotation encoding="StarMath 5.0">{italic "P"_italic "1" =italic "0.9"}</annotation>
  </semantics>
</math>
</file>

<file path=Object 319/content.xml><?xml version="1.0" encoding="utf-8"?>
<math xmlns="http://www.w3.org/1998/Math/MathML" display="block">
  <semantics>
    <mrow>
      <mstyle mathvariant="italic">
        <msub>
          <mtext>P</mtext>
          <mstyle mathvariant="italic">
            <mtext>2</mtext>
          </mstyle>
        </msub>
      </mstyle>
      <mo stretchy="false">=</mo>
      <mstyle mathvariant="italic">
        <mtext>0.2</mtext>
      </mstyle>
    </mrow>
    <annotation encoding="StarMath 5.0">{italic "P"_italic "2" =italic "0.2"}</annotation>
  </semantics>
</math>
</file>

<file path=Object 32/content.xml><?xml version="1.0" encoding="utf-8"?>
<math xmlns="http://www.w3.org/1998/Math/MathML" display="block">
  <semantics>
    <mstyle mathvariant="italic">
      <msub>
        <mtext>μ</mtext>
        <mstyle mathvariant="italic">
          <mtext>i</mtext>
        </mstyle>
      </msub>
    </mstyle>
    <annotation encoding="StarMath 5.0">italic "μ"_italic "i"</annotation>
  </semantics>
</math>
</file>

<file path=Object 320/content.xml><?xml version="1.0" encoding="utf-8"?>
<math xmlns="http://www.w3.org/1998/Math/MathML" display="block">
  <semantics>
    <mrow>
      <mstyle mathvariant="italic">
        <msup>
          <mtext>2</mtext>
          <mstyle mathvariant="italic">
            <mtext>h</mtext>
          </mstyle>
        </msup>
      </mstyle>
      <mo stretchy="false">=</mo>
      <mrow>
        <mo fence="true" stretchy="true">(</mo>
        <mrow>
          <mrow>
            <mstyle mathvariant="italic">
              <mtext>∅</mtext>
            </mstyle>
            <mi>,</mi>
            <mstyle mathvariant="italic">
              <mtext> </mtext>
            </mstyle>
            <mrow>
              <mo fence="true" stretchy="true">(</mo>
              <mrow>
                <mstyle mathvariant="italic">
                  <msub>
                    <mtext>h</mtext>
                    <mstyle mathvariant="italic">
                      <mtext>1</mtext>
                    </mstyle>
                  </msub>
                </mstyle>
              </mrow>
              <mo fence="true" stretchy="true">)</mo>
            </mrow>
            <mi>,</mi>
            <mrow>
              <mo fence="true" stretchy="true">(</mo>
              <mrow>
                <mstyle mathvariant="italic">
                  <msub>
                    <mtext>h</mtext>
                    <mstyle mathvariant="italic">
                      <mtext>2</mtext>
                    </mstyle>
                  </msub>
                </mstyle>
              </mrow>
              <mo fence="true" stretchy="true">)</mo>
            </mrow>
            <mi>,</mi>
            <mrow>
              <mo fence="true" stretchy="true">(</mo>
              <mrow>
                <mstyle mathvariant="italic">
                  <msub>
                    <mtext>h</mtext>
                    <mstyle mathvariant="italic">
                      <mtext>u</mtext>
                    </mstyle>
                  </msub>
                </mstyle>
              </mrow>
              <mo fence="true" stretchy="true">)</mo>
            </mrow>
            <mi>,</mi>
            <mrow>
              <mo fence="true" stretchy="true">(</mo>
              <mrow>
                <mrow>
                  <mstyle mathvariant="italic">
                    <msub>
                      <mtext>h</mtext>
                      <mstyle mathvariant="italic">
                        <mtext>1</mtext>
                      </mstyle>
                    </msub>
                  </mstyle>
                  <mi>,</mi>
                  <mstyle mathvariant="italic">
                    <msub>
                      <mtext>h</mtext>
                      <mstyle mathvariant="italic">
                        <mtext>2</mtext>
                      </mstyle>
                    </msub>
                  </mstyle>
                </mrow>
              </mrow>
              <mo fence="true" stretchy="true">)</mo>
            </mrow>
            <mi>,</mi>
            <mrow>
              <mo fence="true" stretchy="true">(</mo>
              <mrow>
                <mrow>
                  <mstyle mathvariant="italic">
                    <msub>
                      <mtext>h</mtext>
                      <mstyle mathvariant="italic">
                        <mtext>2</mtext>
                      </mstyle>
                    </msub>
                  </mstyle>
                  <mi>,</mi>
                  <mstyle mathvariant="italic">
                    <msub>
                      <mtext>h</mtext>
                      <mstyle mathvariant="italic">
                        <mtext>u</mtext>
                      </mstyle>
                    </msub>
                  </mstyle>
                </mrow>
              </mrow>
              <mo fence="true" stretchy="true">)</mo>
            </mrow>
            <mi>,</mi>
            <mrow>
              <mo fence="true" stretchy="true">(</mo>
              <mrow>
                <mrow>
                  <mstyle mathvariant="italic">
                    <msub>
                      <mtext>h</mtext>
                      <mstyle mathvariant="italic">
                        <mtext>1</mtext>
                      </mstyle>
                    </msub>
                  </mstyle>
                  <mi>,</mi>
                  <mstyle mathvariant="italic">
                    <msub>
                      <mtext>h</mtext>
                      <mstyle mathvariant="italic">
                        <mtext>u</mtext>
                      </mstyle>
                    </msub>
                  </mstyle>
                </mrow>
              </mrow>
              <mo fence="true" stretchy="true">)</mo>
            </mrow>
            <mi>,</mi>
            <mrow>
              <mo fence="true" stretchy="true">(</mo>
              <mrow>
                <mrow>
                  <mstyle mathvariant="italic">
                    <msub>
                      <mtext>h</mtext>
                      <mstyle mathvariant="italic">
                        <mtext>1</mtext>
                      </mstyle>
                    </msub>
                  </mstyle>
                  <mi>,</mi>
                  <mstyle mathvariant="italic">
                    <msub>
                      <mtext>h</mtext>
                      <mstyle mathvariant="italic">
                        <mtext>2</mtext>
                      </mstyle>
                    </msub>
                  </mstyle>
                  <mi>,</mi>
                  <mstyle mathvariant="italic">
                    <msub>
                      <mtext>h</mtext>
                      <mstyle mathvariant="italic">
                        <mtext>3</mtext>
                      </mstyle>
                    </msub>
                  </mstyle>
                </mrow>
              </mrow>
              <mo fence="true" stretchy="true">)</mo>
            </mrow>
          </mrow>
        </mrow>
        <mo fence="true" stretchy="true">)</mo>
      </mrow>
    </mrow>
    <annotation encoding="StarMath 5.0">{italic "2"^italic "h" =left ( {italic "∅" , italic " " left ( italic "h"_italic "1" right )  , left ( italic "h"_italic "2" right )  , left ( italic "h"_italic "u" right )  , left ( {italic "h"_italic "1" , italic "h"_italic "2"} right )  , left ( {italic "h"_italic "2" , italic "h"_italic "u"} right )  , left ( {italic "h"_italic "1" , italic "h"_italic "u"} right )  , left ( {italic "h"_italic "1" , italic "h"_italic "2" , italic "h"_italic "3"} right )} right )}</annotation>
  </semantics>
</math>
</file>

<file path=Object 321/content.xml><?xml version="1.0" encoding="utf-8"?>
<math xmlns="http://www.w3.org/1998/Math/MathML" display="block">
  <semantics>
    <mrow>
      <mo fence="true" stretchy="true">(</mo>
      <mrow>
        <mstyle mathvariant="italic">
          <msub>
            <mtext>h</mtext>
            <mstyle mathvariant="italic">
              <mtext>1</mtext>
            </mstyle>
          </msub>
        </mstyle>
      </mrow>
      <mo fence="true" stretchy="true">)</mo>
    </mrow>
    <annotation encoding="StarMath 5.0">left ( italic "h"_italic "1" right )</annotation>
  </semantics>
</math>
</file>

<file path=Object 322/content.xml><?xml version="1.0" encoding="utf-8"?>
<math xmlns="http://www.w3.org/1998/Math/MathML" display="block">
  <semantics>
    <mrow>
      <mo fence="true" stretchy="true">(</mo>
      <mrow>
        <mstyle mathvariant="italic">
          <msub>
            <mtext>h</mtext>
            <mstyle mathvariant="italic">
              <mtext>2</mtext>
            </mstyle>
          </msub>
        </mstyle>
      </mrow>
      <mo fence="true" stretchy="true">)</mo>
    </mrow>
    <annotation encoding="StarMath 5.0">left ( italic "h"_italic "2" right )</annotation>
  </semantics>
</math>
</file>

<file path=Object 323/content.xml><?xml version="1.0" encoding="utf-8"?>
<math xmlns="http://www.w3.org/1998/Math/MathML" display="block">
  <semantics>
    <mrow>
      <mo fence="true" stretchy="true">(</mo>
      <mrow>
        <mstyle mathvariant="italic">
          <msub>
            <mtext>h</mtext>
            <mstyle mathvariant="italic">
              <mtext>u</mtext>
            </mstyle>
          </msub>
        </mstyle>
      </mrow>
      <mo fence="true" stretchy="true">)</mo>
    </mrow>
    <annotation encoding="StarMath 5.0">left ( italic "h"_italic "u" right )</annotation>
  </semantics>
</math>
</file>

<file path=Object 324/content.xml><?xml version="1.0" encoding="utf-8"?>
<math xmlns="http://www.w3.org/1998/Math/MathML" display="block">
  <semantics>
    <mstyle mathvariant="italic">
      <msup>
        <mtext>2</mtext>
        <mstyle mathvariant="italic">
          <mtext>h</mtext>
        </mstyle>
      </msup>
    </mstyle>
    <annotation encoding="StarMath 5.0">italic "2"^italic "h"</annotation>
  </semantics>
</math>
</file>

<file path=Object 325/content.xml><?xml version="1.0" encoding="utf-8"?>
<math xmlns="http://www.w3.org/1998/Math/MathML" display="block">
  <semantics>
    <mrow>
      <mo fence="true" stretchy="true">(</mo>
      <mrow>
        <mstyle mathvariant="italic">
          <msub>
            <mtext>h</mtext>
            <mstyle mathvariant="italic">
              <mtext>1</mtext>
            </mstyle>
          </msub>
        </mstyle>
      </mrow>
      <mo fence="true" stretchy="true">)</mo>
    </mrow>
    <annotation encoding="StarMath 5.0">left ( italic "h"_italic "1" right )</annotation>
  </semantics>
</math>
</file>

<file path=Object 326/content.xml><?xml version="1.0" encoding="utf-8"?>
<math xmlns="http://www.w3.org/1998/Math/MathML" display="block">
  <semantics>
    <mtable>
      <mtr>
        <mtd>
          <mstyle mathvariant="italic">
            <mtext>h</mtext>
          </mstyle>
        </mtd>
      </mtr>
      <mtr>
        <mtd>
          <mrow>
            <mstyle mathvariant="italic">
              <msub>
                <mtext>m</mtext>
                <mstyle mathvariant="italic">
                  <mtext>1</mtext>
                </mstyle>
              </msub>
            </mstyle>
            <mo stretchy="false">(</mo>
            <mrow>
              <mrow>
                <mo fence="true" stretchy="false">{</mo>
                <mrow>
                  <mrow>
                    <mrow/>
                    <mrow>
                      <mrow/>
                      <mstyle mathvariant="italic">
                        <mtext>1</mtext>
                      </mstyle>
                    </mrow>
                  </mrow>
                </mrow>
                <mo fence="true" stretchy="false">}</mo>
              </mrow>
              <mrow>
                <mo stretchy="false">)</mo>
                <mo stretchy="false">=</mo>
                <mstyle mathvariant="italic">
                  <mtext>0.9</mtext>
                </mstyle>
              </mrow>
            </mrow>
          </mrow>
        </mtd>
      </mtr>
      <mtr>
        <mtd>
          <mrow/>
        </mtd>
      </mtr>
    </mtable>
    <annotation encoding="StarMath 5.0">{italic "m"_italic "1"  \( { lbrace  italic "h"}_italic "1"  rbrace  \) =italic "0.9"}</annotation>
  </semantics>
</math>
</file>

<file path=Object 327/content.xml><?xml version="1.0" encoding="utf-8"?>
<math xmlns="http://www.w3.org/1998/Math/MathML" display="block">
  <semantics>
    <mtable>
      <mtr>
        <mtd>
          <mstyle mathvariant="italic">
            <mtext>h</mtext>
          </mstyle>
        </mtd>
      </mtr>
      <mtr>
        <mtd>
          <mrow>
            <mstyle mathvariant="italic">
              <msub>
                <mtext>m</mtext>
                <mstyle mathvariant="italic">
                  <mtext>2</mtext>
                </mstyle>
              </msub>
            </mstyle>
            <mo stretchy="false">(</mo>
            <mrow>
              <mrow>
                <mo fence="true" stretchy="false">{</mo>
                <mrow>
                  <mrow>
                    <mrow/>
                    <mrow>
                      <mrow/>
                      <mstyle mathvariant="italic">
                        <mtext>1</mtext>
                      </mstyle>
                    </mrow>
                  </mrow>
                </mrow>
                <mo fence="true" stretchy="false">}</mo>
              </mrow>
              <mrow>
                <mo stretchy="false">)</mo>
                <mo stretchy="false">=</mo>
                <mstyle mathvariant="italic">
                  <mtext>0</mtext>
                </mstyle>
              </mrow>
            </mrow>
          </mrow>
        </mtd>
      </mtr>
      <mtr>
        <mtd>
          <mrow/>
        </mtd>
      </mtr>
    </mtable>
    <annotation encoding="StarMath 5.0">{italic "m"_italic "2"  \( { lbrace  italic "h"}_italic "1"  rbrace  \) =italic "0"}</annotation>
  </semantics>
</math>
</file>

<file path=Object 328/content.xml><?xml version="1.0" encoding="utf-8"?>
<math xmlns="http://www.w3.org/1998/Math/MathML" display="block">
  <semantics>
    <mrow>
      <mo fence="true" stretchy="true">(</mo>
      <mrow>
        <mstyle mathvariant="italic">
          <msub>
            <mtext>h</mtext>
            <mstyle mathvariant="italic">
              <mtext>2</mtext>
            </mstyle>
          </msub>
        </mstyle>
      </mrow>
      <mo fence="true" stretchy="true">)</mo>
    </mrow>
    <annotation encoding="StarMath 5.0">left ( italic "h"_italic "2" right )</annotation>
  </semantics>
</math>
</file>

<file path=Object 329/content.xml><?xml version="1.0" encoding="utf-8"?>
<math xmlns="http://www.w3.org/1998/Math/MathML" display="block">
  <semantics>
    <mtable>
      <mtr>
        <mtd>
          <mstyle mathvariant="italic">
            <mtext>h</mtext>
          </mstyle>
        </mtd>
      </mtr>
      <mtr>
        <mtd>
          <mrow>
            <mstyle mathvariant="italic">
              <msub>
                <mtext>m</mtext>
                <mstyle mathvariant="italic">
                  <mtext>1</mtext>
                </mstyle>
              </msub>
            </mstyle>
            <mo stretchy="false">(</mo>
            <mrow>
              <mrow>
                <mo fence="true" stretchy="false">{</mo>
                <mrow>
                  <mrow>
                    <mrow/>
                    <mrow>
                      <mrow/>
                      <mstyle mathvariant="italic">
                        <mtext>2</mtext>
                      </mstyle>
                    </mrow>
                  </mrow>
                </mrow>
                <mo fence="true" stretchy="false">}</mo>
              </mrow>
              <mrow>
                <mo stretchy="false">)</mo>
                <mo stretchy="false">=</mo>
                <mstyle mathvariant="italic">
                  <mtext>0</mtext>
                </mstyle>
              </mrow>
            </mrow>
          </mrow>
        </mtd>
      </mtr>
      <mtr>
        <mtd>
          <mrow/>
        </mtd>
      </mtr>
    </mtable>
    <annotation encoding="StarMath 5.0">{italic "m"_italic "1"  \( { lbrace  italic "h"}_italic "2"  rbrace  \) =italic "0"}</annotation>
  </semantics>
</math>
</file>

<file path=Object 33/content.xml><?xml version="1.0" encoding="utf-8"?>
<math xmlns="http://www.w3.org/1998/Math/MathML" display="block">
  <semantics>
    <mstyle mathvariant="italic">
      <msub>
        <mtext>μ</mtext>
        <mstyle mathvariant="italic">
          <mtext>1</mtext>
        </mstyle>
      </msub>
    </mstyle>
    <annotation encoding="StarMath 5.0">italic "μ"_italic "1"</annotation>
  </semantics>
</math>
</file>

<file path=Object 330/content.xml><?xml version="1.0" encoding="utf-8"?>
<math xmlns="http://www.w3.org/1998/Math/MathML" display="block">
  <semantics>
    <mtable>
      <mtr>
        <mtd>
          <mstyle mathvariant="italic">
            <mtext>h</mtext>
          </mstyle>
        </mtd>
      </mtr>
      <mtr>
        <mtd>
          <mrow>
            <mstyle mathvariant="italic">
              <msub>
                <mtext>m</mtext>
                <mstyle mathvariant="italic">
                  <mtext>2</mtext>
                </mstyle>
              </msub>
            </mstyle>
            <mo stretchy="false">(</mo>
            <mrow>
              <mrow>
                <mo fence="true" stretchy="false">{</mo>
                <mrow>
                  <mrow>
                    <mrow/>
                    <mrow>
                      <mrow/>
                      <mstyle mathvariant="italic">
                        <mtext>2</mtext>
                      </mstyle>
                    </mrow>
                  </mrow>
                </mrow>
                <mo fence="true" stretchy="false">}</mo>
              </mrow>
              <mrow>
                <mo stretchy="false">)</mo>
                <mo stretchy="false">=</mo>
                <mstyle mathvariant="italic">
                  <mtext>0.2</mtext>
                </mstyle>
              </mrow>
            </mrow>
          </mrow>
        </mtd>
      </mtr>
      <mtr>
        <mtd>
          <mrow/>
        </mtd>
      </mtr>
    </mtable>
    <annotation encoding="StarMath 5.0">{italic "m"_italic "2"  \( { lbrace  italic "h"}_italic "2"  rbrace  \) =italic "0.2"}</annotation>
  </semantics>
</math>
</file>

<file path=Object 331/content.xml><?xml version="1.0" encoding="utf-8"?>
<math xmlns="http://www.w3.org/1998/Math/MathML" display="block">
  <semantics>
    <mrow>
      <mo fence="true" stretchy="true">(</mo>
      <mrow>
        <mstyle mathvariant="italic">
          <msub>
            <mtext>h</mtext>
            <mstyle mathvariant="italic">
              <mtext>u</mtext>
            </mstyle>
          </msub>
        </mstyle>
      </mrow>
      <mo fence="true" stretchy="true">)</mo>
    </mrow>
    <annotation encoding="StarMath 5.0">left ( italic "h"_italic "u" right )</annotation>
  </semantics>
</math>
</file>

<file path=Object 332/content.xml><?xml version="1.0" encoding="utf-8"?>
<math xmlns="http://www.w3.org/1998/Math/MathML" display="block">
  <semantics>
    <mtable>
      <mtr>
        <mtd>
          <mstyle mathvariant="italic">
            <mtext>h</mtext>
          </mstyle>
        </mtd>
      </mtr>
      <mtr>
        <mtd>
          <mrow>
            <mstyle mathvariant="italic">
              <msub>
                <mtext>m</mtext>
                <mstyle mathvariant="italic">
                  <mtext>1</mtext>
                </mstyle>
              </msub>
            </mstyle>
            <mo stretchy="false">(</mo>
            <mrow>
              <mrow>
                <mo fence="true" stretchy="false">{</mo>
                <mrow>
                  <mrow>
                    <mrow/>
                    <mrow>
                      <mrow/>
                      <mstyle mathvariant="italic">
                        <mtext>u</mtext>
                      </mstyle>
                    </mrow>
                  </mrow>
                </mrow>
                <mo fence="true" stretchy="false">}</mo>
              </mrow>
              <mrow>
                <mo stretchy="false">)</mo>
                <mo stretchy="false">=</mo>
                <mstyle mathvariant="italic">
                  <mtext>0</mtext>
                </mstyle>
              </mrow>
            </mrow>
          </mrow>
        </mtd>
      </mtr>
      <mtr>
        <mtd>
          <mrow/>
        </mtd>
      </mtr>
    </mtable>
    <annotation encoding="StarMath 5.0">{italic "m"_italic "1"  \( { lbrace  italic "h"}_italic "u"  rbrace  \) =italic "0"}</annotation>
  </semantics>
</math>
</file>

<file path=Object 333/content.xml><?xml version="1.0" encoding="utf-8"?>
<math xmlns="http://www.w3.org/1998/Math/MathML" display="block">
  <semantics>
    <mtable>
      <mtr>
        <mtd>
          <mstyle mathvariant="italic">
            <mtext>h</mtext>
          </mstyle>
        </mtd>
      </mtr>
      <mtr>
        <mtd>
          <mrow>
            <mstyle mathvariant="italic">
              <msub>
                <mtext>m</mtext>
                <mstyle mathvariant="italic">
                  <mtext>2</mtext>
                </mstyle>
              </msub>
            </mstyle>
            <mo stretchy="false">(</mo>
            <mrow>
              <mrow>
                <mo fence="true" stretchy="false">{</mo>
                <mrow>
                  <mrow>
                    <mrow/>
                    <mrow>
                      <mrow/>
                      <mstyle mathvariant="italic">
                        <mtext>u</mtext>
                      </mstyle>
                    </mrow>
                  </mrow>
                </mrow>
                <mo fence="true" stretchy="false">}</mo>
              </mrow>
              <mrow>
                <mo stretchy="false">)</mo>
                <mo stretchy="false">=</mo>
                <mstyle mathvariant="italic">
                  <mtext>0</mtext>
                </mstyle>
              </mrow>
            </mrow>
          </mrow>
        </mtd>
      </mtr>
      <mtr>
        <mtd>
          <mrow/>
        </mtd>
      </mtr>
    </mtable>
    <annotation encoding="StarMath 5.0">{italic "m"_italic "2"  \( { lbrace  italic "h"}_italic "u"  rbrace  \) =italic "0"}</annotation>
  </semantics>
</math>
</file>

<file path=Object 334/content.xml><?xml version="1.0" encoding="utf-8"?>
<math xmlns="http://www.w3.org/1998/Math/MathML" display="block">
  <semantics>
    <mrow>
      <mo fence="true" stretchy="true">(</mo>
      <mrow>
        <mrow>
          <mstyle mathvariant="italic">
            <msub>
              <mtext>h</mtext>
              <mstyle mathvariant="italic">
                <mtext>1</mtext>
              </mstyle>
            </msub>
          </mstyle>
          <mo stretchy="false">∪</mo>
          <mstyle mathvariant="italic">
            <msub>
              <mtext>h</mtext>
              <mstyle mathvariant="italic">
                <mtext>2</mtext>
              </mstyle>
            </msub>
          </mstyle>
        </mrow>
      </mrow>
      <mo fence="true" stretchy="true">)</mo>
    </mrow>
    <annotation encoding="StarMath 5.0">left ( {italic "h"_italic "1"  union  italic "h"_italic "2"} right )</annotation>
  </semantics>
</math>
</file>

<file path=Object 335/content.xml><?xml version="1.0" encoding="utf-8"?>
<math xmlns="http://www.w3.org/1998/Math/MathML" display="block">
  <semantics>
    <mrow>
      <mstyle mathvariant="italic">
        <mtext>m</mtext>
      </mstyle>
      <mo stretchy="false">(</mo>
      <mrow>
        <mo fence="true" stretchy="true">(</mo>
        <mrow>
          <mrow>
            <mstyle mathvariant="italic">
              <msub>
                <mtext>h</mtext>
                <mstyle mathvariant="italic">
                  <mtext>1</mtext>
                </mstyle>
              </msub>
            </mstyle>
            <mo stretchy="false">∪</mo>
            <mstyle mathvariant="italic">
              <msub>
                <mtext>h</mtext>
                <mstyle mathvariant="italic">
                  <mtext>2</mtext>
                </mstyle>
              </msub>
            </mstyle>
          </mrow>
        </mrow>
        <mo fence="true" stretchy="true">)</mo>
      </mrow>
      <mrow>
        <mo stretchy="false">)</mo>
        <mo stretchy="false">=</mo>
        <mstyle mathvariant="italic">
          <mtext>0</mtext>
        </mstyle>
      </mrow>
    </mrow>
    <annotation encoding="StarMath 5.0">{italic "m"  \( left ( {italic "h"_italic "1"  union  italic "h"_italic "2"} right )   \) =italic "0"}</annotation>
  </semantics>
</math>
</file>

<file path=Object 336/content.xml><?xml version="1.0" encoding="utf-8"?>
<math xmlns="http://www.w3.org/1998/Math/MathML" display="block">
  <semantics>
    <mrow>
      <mstyle mathvariant="italic">
        <msub>
          <mtext>m</mtext>
          <mstyle mathvariant="italic">
            <mtext>2</mtext>
          </mstyle>
        </msub>
      </mstyle>
      <mo stretchy="false">(</mo>
      <mrow>
        <mo fence="true" stretchy="true">(</mo>
        <mrow>
          <mrow>
            <mstyle mathvariant="italic">
              <msub>
                <mtext>h</mtext>
                <mstyle mathvariant="italic">
                  <mtext>1</mtext>
                </mstyle>
              </msub>
            </mstyle>
            <mo stretchy="false">∪</mo>
            <mstyle mathvariant="italic">
              <msub>
                <mtext>h</mtext>
                <mstyle mathvariant="italic">
                  <mtext>2</mtext>
                </mstyle>
              </msub>
            </mstyle>
          </mrow>
        </mrow>
        <mo fence="true" stretchy="true">)</mo>
      </mrow>
      <mrow>
        <mo stretchy="false">)</mo>
        <mo stretchy="false">=</mo>
        <mstyle mathvariant="italic">
          <mtext>0</mtext>
        </mstyle>
      </mrow>
    </mrow>
    <annotation encoding="StarMath 5.0">{italic "m"_italic "2"  \( left ( {italic "h"_italic "1"  union  italic "h"_italic "2"} right )   \) =italic "0"}</annotation>
  </semantics>
</math>
</file>

<file path=Object 337/content.xml><?xml version="1.0" encoding="utf-8"?>
<math xmlns="http://www.w3.org/1998/Math/MathML" display="block">
  <semantics>
    <mrow>
      <mo fence="true" stretchy="true">(</mo>
      <mrow>
        <mrow>
          <mstyle mathvariant="italic">
            <msub>
              <mtext>h</mtext>
              <mstyle mathvariant="italic">
                <mtext>2</mtext>
              </mstyle>
            </msub>
          </mstyle>
          <mo stretchy="false">∪</mo>
          <mstyle mathvariant="italic">
            <msub>
              <mtext>h</mtext>
              <mstyle mathvariant="italic">
                <mtext>u</mtext>
              </mstyle>
            </msub>
          </mstyle>
        </mrow>
      </mrow>
      <mo fence="true" stretchy="true">)</mo>
    </mrow>
    <annotation encoding="StarMath 5.0">left ( {italic "h"_italic "2"  union  italic "h"_italic "u"} right )</annotation>
  </semantics>
</math>
</file>

<file path=Object 338/content.xml><?xml version="1.0" encoding="utf-8"?>
<math xmlns="http://www.w3.org/1998/Math/MathML" display="block">
  <semantics>
    <mtable>
      <mtr>
        <mtd>
          <mstyle mathvariant="italic">
            <mtext>h</mtext>
          </mstyle>
        </mtd>
      </mtr>
      <mtr>
        <mtd>
          <mrow>
            <mstyle mathvariant="italic">
              <msub>
                <mtext>m</mtext>
                <mstyle mathvariant="italic">
                  <mtext>1</mtext>
                </mstyle>
              </msub>
            </mstyle>
            <mrow>
              <mrow>
                <mo fence="true" stretchy="true">(</mo>
                <mrow>
                  <mrow>
                    <mo fence="true" stretchy="true">(</mo>
                    <mrow>
                      <mrow>
                        <mstyle mathvariant="italic">
                          <msub>
                            <mtext>h</mtext>
                            <mstyle mathvariant="italic">
                              <mtext>2</mtext>
                            </mstyle>
                          </msub>
                        </mstyle>
                        <mo stretchy="false">∪</mo>
                        <mstyle mathvariant="italic">
                          <msub>
                            <mtext>h</mtext>
                            <mstyle mathvariant="italic">
                              <mtext>u</mtext>
                            </mstyle>
                          </msub>
                        </mstyle>
                      </mrow>
                    </mrow>
                    <mo fence="true" stretchy="true">)</mo>
                  </mrow>
                </mrow>
                <mo fence="true" stretchy="true">)</mo>
              </mrow>
              <mo stretchy="false">=</mo>
              <mrow>
                <mstyle mathvariant="italic">
                  <mtext>1</mtext>
                </mstyle>
                <mo stretchy="false">−</mo>
                <mstyle mathvariant="italic">
                  <msub>
                    <mtext>m</mtext>
                    <mstyle mathvariant="italic">
                      <mtext>1</mtext>
                    </mstyle>
                  </msub>
                </mstyle>
              </mrow>
            </mrow>
            <mo stretchy="false">(</mo>
            <mrow>
              <mrow>
                <mo fence="true" stretchy="false">{</mo>
                <mrow>
                  <mrow>
                    <mrow/>
                    <mrow>
                      <mrow/>
                      <mstyle mathvariant="italic">
                        <mtext>1</mtext>
                      </mstyle>
                    </mrow>
                  </mrow>
                </mrow>
                <mo fence="true" stretchy="false">}</mo>
              </mrow>
              <mrow>
                <mo stretchy="false">)</mo>
                <mo stretchy="false">=</mo>
                <mstyle mathvariant="italic">
                  <mtext>0.1</mtext>
                </mstyle>
              </mrow>
            </mrow>
          </mrow>
        </mtd>
      </mtr>
      <mtr>
        <mtd>
          <mrow/>
        </mtd>
      </mtr>
    </mtable>
    <annotation encoding="StarMath 5.0">{italic "m"_italic "1" left ( left ( {italic "h"_italic "2"  union  italic "h"_italic "u"} right )  right )  =italic "1" -italic "m"_italic "1"  \( { lbrace  italic "h"}_italic "1"  rbrace  \) =italic "0.1"}</annotation>
  </semantics>
</math>
</file>

<file path=Object 339/content.xml><?xml version="1.0" encoding="utf-8"?>
<math xmlns="http://www.w3.org/1998/Math/MathML" display="block">
  <semantics>
    <mrow>
      <mstyle mathvariant="italic">
        <msub>
          <mtext>m</mtext>
          <mstyle mathvariant="italic">
            <mtext>2</mtext>
          </mstyle>
        </msub>
      </mstyle>
      <mrow>
        <mrow>
          <mo fence="true" stretchy="true">(</mo>
          <mrow>
            <mrow>
              <mo fence="true" stretchy="true">(</mo>
              <mrow>
                <mrow>
                  <mstyle mathvariant="italic">
                    <msub>
                      <mtext>h</mtext>
                      <mstyle mathvariant="italic">
                        <mtext>2</mtext>
                      </mstyle>
                    </msub>
                  </mstyle>
                  <mo stretchy="false">∪</mo>
                  <mstyle mathvariant="italic">
                    <msub>
                      <mtext>h</mtext>
                      <mstyle mathvariant="italic">
                        <mtext>u</mtext>
                      </mstyle>
                    </msub>
                  </mstyle>
                </mrow>
              </mrow>
              <mo fence="true" stretchy="true">)</mo>
            </mrow>
          </mrow>
          <mo fence="true" stretchy="true">)</mo>
        </mrow>
        <mo stretchy="false">=</mo>
        <mstyle mathvariant="italic">
          <mtext>0</mtext>
        </mstyle>
      </mrow>
    </mrow>
    <annotation encoding="StarMath 5.0">{italic "m"_italic "2" left ( left ( {italic "h"_italic "2"  union  italic "h"_italic "u"} right )  right )  =italic "0"}</annotation>
  </semantics>
</math>
</file>

<file path=Object 34/content.xml><?xml version="1.0" encoding="utf-8"?>
<math xmlns="http://www.w3.org/1998/Math/MathML" display="block">
  <semantics>
    <mrow>
      <mstyle mathvariant="italic">
        <mtext> </mtext>
      </mstyle>
      <mstyle mathvariant="italic">
        <msub>
          <mtext>μ</mtext>
          <mstyle mathvariant="italic">
            <mtext>2</mtext>
          </mstyle>
        </msub>
      </mstyle>
      <mi>,</mi>
      <mo stretchy="false">…</mo>
      <mi>,</mi>
      <mstyle mathvariant="italic">
        <msub>
          <mtext>μ</mtext>
          <mstyle mathvariant="italic">
            <mtext>k</mtext>
          </mstyle>
        </msub>
      </mstyle>
    </mrow>
    <annotation encoding="StarMath 5.0">{italic " " italic "μ"_italic "2" , dotslow ,italic "μ"_italic "k"}</annotation>
  </semantics>
</math>
</file>

<file path=Object 340/content.xml><?xml version="1.0" encoding="utf-8"?>
<math xmlns="http://www.w3.org/1998/Math/MathML" display="block">
  <semantics>
    <mrow>
      <mo fence="true" stretchy="true">(</mo>
      <mrow>
        <mrow>
          <mstyle mathvariant="italic">
            <msub>
              <mtext>h</mtext>
              <mstyle mathvariant="italic">
                <mtext>1</mtext>
              </mstyle>
            </msub>
          </mstyle>
          <mo stretchy="false">∪</mo>
          <mstyle mathvariant="italic">
            <msub>
              <mtext>h</mtext>
              <mstyle mathvariant="italic">
                <mtext>u</mtext>
              </mstyle>
            </msub>
          </mstyle>
        </mrow>
      </mrow>
      <mo fence="true" stretchy="true">)</mo>
    </mrow>
    <annotation encoding="StarMath 5.0">left ( {italic "h"_italic "1"  union  italic "h"_italic "u"} right )</annotation>
  </semantics>
</math>
</file>

<file path=Object 341/content.xml><?xml version="1.0" encoding="utf-8"?>
<math xmlns="http://www.w3.org/1998/Math/MathML" display="block">
  <semantics>
    <mrow>
      <mstyle mathvariant="italic">
        <msub>
          <mtext>m</mtext>
          <mstyle mathvariant="italic">
            <mtext>1</mtext>
          </mstyle>
        </msub>
      </mstyle>
      <mrow>
        <mrow>
          <mo fence="true" stretchy="true">(</mo>
          <mrow>
            <mrow>
              <mo fence="true" stretchy="true">(</mo>
              <mrow>
                <mrow>
                  <mstyle mathvariant="italic">
                    <msub>
                      <mtext>h</mtext>
                      <mstyle mathvariant="italic">
                        <mtext>1</mtext>
                      </mstyle>
                    </msub>
                  </mstyle>
                  <mo stretchy="false">∪</mo>
                  <mstyle mathvariant="italic">
                    <msub>
                      <mtext>h</mtext>
                      <mstyle mathvariant="italic">
                        <mtext>u</mtext>
                      </mstyle>
                    </msub>
                  </mstyle>
                </mrow>
              </mrow>
              <mo fence="true" stretchy="true">)</mo>
            </mrow>
          </mrow>
          <mo fence="true" stretchy="true">)</mo>
        </mrow>
        <mo stretchy="false">=</mo>
        <mstyle mathvariant="italic">
          <mtext>0</mtext>
        </mstyle>
      </mrow>
    </mrow>
    <annotation encoding="StarMath 5.0">{italic "m"_italic "1" left ( left ( {italic "h"_italic "1"  union  italic "h"_italic "u"} right )  right )  =italic "0"}</annotation>
  </semantics>
</math>
</file>

<file path=Object 342/content.xml><?xml version="1.0" encoding="utf-8"?>
<math xmlns="http://www.w3.org/1998/Math/MathML" display="block">
  <semantics>
    <mtable>
      <mtr>
        <mtd>
          <mstyle mathvariant="italic">
            <mtext>h</mtext>
          </mstyle>
        </mtd>
      </mtr>
      <mtr>
        <mtd>
          <mrow>
            <mstyle mathvariant="italic">
              <msub>
                <mtext>m</mtext>
                <mstyle mathvariant="italic">
                  <mtext>2</mtext>
                </mstyle>
              </msub>
            </mstyle>
            <mrow>
              <mrow>
                <mo fence="true" stretchy="true">(</mo>
                <mrow>
                  <mrow>
                    <mo fence="true" stretchy="true">(</mo>
                    <mrow>
                      <mrow>
                        <mstyle mathvariant="italic">
                          <msub>
                            <mtext>h</mtext>
                            <mstyle mathvariant="italic">
                              <mtext>1</mtext>
                            </mstyle>
                          </msub>
                        </mstyle>
                        <mo stretchy="false">∪</mo>
                        <mstyle mathvariant="italic">
                          <msub>
                            <mtext>h</mtext>
                            <mstyle mathvariant="italic">
                              <mtext>u</mtext>
                            </mstyle>
                          </msub>
                        </mstyle>
                      </mrow>
                    </mrow>
                    <mo fence="true" stretchy="true">)</mo>
                  </mrow>
                </mrow>
                <mo fence="true" stretchy="true">)</mo>
              </mrow>
              <mo stretchy="false">=</mo>
              <mrow>
                <mstyle mathvariant="italic">
                  <mtext>1</mtext>
                </mstyle>
                <mo stretchy="false">−</mo>
                <mstyle mathvariant="italic">
                  <msub>
                    <mtext>m</mtext>
                    <mstyle mathvariant="italic">
                      <mtext>2</mtext>
                    </mstyle>
                  </msub>
                </mstyle>
              </mrow>
            </mrow>
            <mo stretchy="false">(</mo>
            <mrow>
              <mrow>
                <mo fence="true" stretchy="false">{</mo>
                <mrow>
                  <mrow>
                    <mrow/>
                    <mrow>
                      <mrow/>
                      <mstyle mathvariant="italic">
                        <mtext>2</mtext>
                      </mstyle>
                    </mrow>
                  </mrow>
                </mrow>
                <mo fence="true" stretchy="false">}</mo>
              </mrow>
              <mrow>
                <mo stretchy="false">)</mo>
                <mo stretchy="false">=</mo>
                <mstyle mathvariant="italic">
                  <mtext>0.8</mtext>
                </mstyle>
              </mrow>
            </mrow>
          </mrow>
        </mtd>
      </mtr>
      <mtr>
        <mtd>
          <mrow/>
        </mtd>
      </mtr>
    </mtable>
    <annotation encoding="StarMath 5.0">{italic "m"_italic "2" left ( left ( {italic "h"_italic "1"  union  italic "h"_italic "u"} right )  right )  =italic "1" -italic "m"_italic "2"  \( { lbrace  italic "h"}_italic "2"  rbrace  \) =italic "0.8"}</annotation>
  </semantics>
</math>
</file>

<file path=Object 343/content.xml><?xml version="1.0" encoding="utf-8"?>
<math xmlns="http://www.w3.org/1998/Math/MathML" display="block">
  <semantics>
    <mrow>
      <mo fence="true" stretchy="true">(</mo>
      <mrow>
        <mrow>
          <mstyle mathvariant="italic">
            <msub>
              <mtext>h</mtext>
              <mstyle mathvariant="italic">
                <mtext>1</mtext>
              </mstyle>
            </msub>
          </mstyle>
          <mo stretchy="false">∪</mo>
          <mstyle mathvariant="italic">
            <msub>
              <mtext>h</mtext>
              <mstyle mathvariant="italic">
                <mtext>2</mtext>
              </mstyle>
            </msub>
          </mstyle>
          <mo stretchy="false">∪</mo>
          <mstyle mathvariant="italic">
            <msub>
              <mtext>h</mtext>
              <mstyle mathvariant="italic">
                <mtext>u</mtext>
              </mstyle>
            </msub>
          </mstyle>
        </mrow>
      </mrow>
      <mo fence="true" stretchy="true">)</mo>
    </mrow>
    <annotation encoding="StarMath 5.0">left ( {italic "h"_italic "1"  union  italic "h"_italic "2"  union  italic "h"_italic "u"} right )</annotation>
  </semantics>
</math>
</file>

<file path=Object 344/content.xml><?xml version="1.0" encoding="utf-8"?>
<math xmlns="http://www.w3.org/1998/Math/MathML" display="block">
  <semantics>
    <mrow>
      <mstyle mathvariant="italic">
        <msub>
          <mtext>m</mtext>
          <mstyle mathvariant="italic">
            <mtext>1</mtext>
          </mstyle>
        </msub>
      </mstyle>
      <mrow>
        <mrow>
          <mo fence="true" stretchy="true">(</mo>
          <mrow>
            <mrow>
              <mo fence="true" stretchy="true">(</mo>
              <mrow>
                <mrow>
                  <mstyle mathvariant="italic">
                    <msub>
                      <mtext>h</mtext>
                      <mstyle mathvariant="italic">
                        <mtext>1</mtext>
                      </mstyle>
                    </msub>
                  </mstyle>
                  <mo stretchy="false">∪</mo>
                  <mstyle mathvariant="italic">
                    <msub>
                      <mtext>h</mtext>
                      <mstyle mathvariant="italic">
                        <mtext>2</mtext>
                      </mstyle>
                    </msub>
                  </mstyle>
                  <mo stretchy="false">∪</mo>
                  <mstyle mathvariant="italic">
                    <msub>
                      <mtext>h</mtext>
                      <mstyle mathvariant="italic">
                        <mtext>u</mtext>
                      </mstyle>
                    </msub>
                  </mstyle>
                </mrow>
              </mrow>
              <mo fence="true" stretchy="true">)</mo>
            </mrow>
          </mrow>
          <mo fence="true" stretchy="true">)</mo>
        </mrow>
        <mo stretchy="false">=</mo>
        <mstyle mathvariant="italic">
          <mtext>0</mtext>
        </mstyle>
      </mrow>
    </mrow>
    <annotation encoding="StarMath 5.0">{italic "m"_italic "1" left ( left ( {italic "h"_italic "1"  union  italic "h"_italic "2"  union  italic "h"_italic "u"} right )  right )  =italic "0"}</annotation>
  </semantics>
</math>
</file>

<file path=Object 345/content.xml><?xml version="1.0" encoding="utf-8"?>
<math xmlns="http://www.w3.org/1998/Math/MathML" display="block">
  <semantics>
    <mrow>
      <mstyle mathvariant="italic">
        <msub>
          <mtext>m</mtext>
          <mstyle mathvariant="italic">
            <mtext>2</mtext>
          </mstyle>
        </msub>
      </mstyle>
      <mrow>
        <mrow>
          <mo fence="true" stretchy="true">(</mo>
          <mrow>
            <mrow>
              <mo fence="true" stretchy="true">(</mo>
              <mrow>
                <mrow>
                  <mstyle mathvariant="italic">
                    <msub>
                      <mtext>h</mtext>
                      <mstyle mathvariant="italic">
                        <mtext>1</mtext>
                      </mstyle>
                    </msub>
                  </mstyle>
                  <mo stretchy="false">∪</mo>
                  <mstyle mathvariant="italic">
                    <msub>
                      <mtext>h</mtext>
                      <mstyle mathvariant="italic">
                        <mtext>2</mtext>
                      </mstyle>
                    </msub>
                  </mstyle>
                  <mo stretchy="false">∪</mo>
                  <mstyle mathvariant="italic">
                    <msub>
                      <mtext>h</mtext>
                      <mstyle mathvariant="italic">
                        <mtext>u</mtext>
                      </mstyle>
                    </msub>
                  </mstyle>
                </mrow>
              </mrow>
              <mo fence="true" stretchy="true">)</mo>
            </mrow>
          </mrow>
          <mo fence="true" stretchy="true">)</mo>
        </mrow>
        <mo stretchy="false">=</mo>
        <mstyle mathvariant="italic">
          <mtext>0</mtext>
        </mstyle>
      </mrow>
    </mrow>
    <annotation encoding="StarMath 5.0">{italic "m"_italic "2" left ( left ( {italic "h"_italic "1"  union  italic "h"_italic "2"  union  italic "h"_italic "u"} right )  right )  =italic "0"}</annotation>
  </semantics>
</math>
</file>

<file path=Object 346/content.xml><?xml version="1.0" encoding="utf-8"?>
<math xmlns="http://www.w3.org/1998/Math/MathML" display="block">
  <semantics>
    <mstyle mathvariant="italic">
      <mtext>K</mtext>
    </mstyle>
    <annotation encoding="StarMath 5.0">italic "K"</annotation>
  </semantics>
</math>
</file>

<file path=Object 347/content.xml><?xml version="1.0" encoding="utf-8"?>
<math xmlns="http://www.w3.org/1998/Math/MathML" display="block">
  <semantics>
    <mtable>
      <mtr>
        <mtd>
          <mstyle mathvariant="italic">
            <mtext>h</mtext>
          </mstyle>
        </mtd>
      </mtr>
      <mtr>
        <mtd>
          <mstyle mathvariant="italic">
            <mtext>h</mtext>
          </mstyle>
        </mtd>
      </mtr>
      <mtr>
        <mtd>
          <mstyle mathvariant="italic">
            <mtext>h</mtext>
          </mstyle>
        </mtd>
      </mtr>
      <mtr>
        <mtd>
          <mrow>
            <mrow>
              <mo fence="true" stretchy="false">{</mo>
              <mrow>
                <mrow>
                  <mrow/>
                  <mrow>
                    <mrow/>
                    <mstyle mathvariant="italic">
                      <mtext>2</mtext>
                    </mstyle>
                  </mrow>
                </mrow>
              </mrow>
              <mo fence="true" stretchy="false">}</mo>
            </mrow>
            <mrow>
              <mo stretchy="false">)</mo>
              <mo stretchy="false">+</mo>
              <mstyle mathvariant="italic">
                <msub>
                  <mtext>m</mtext>
                  <mstyle mathvariant="italic">
                    <mtext>1</mtext>
                  </mstyle>
                </msub>
              </mstyle>
            </mrow>
            <mrow>
              <mo fence="true" stretchy="true">(</mo>
              <mrow>
                <mrow>
                  <mo fence="true" stretchy="true">(</mo>
                  <mrow>
                    <mrow>
                      <mstyle mathvariant="italic">
                        <msub>
                          <mtext>h</mtext>
                          <mstyle mathvariant="italic">
                            <mtext>2</mtext>
                          </mstyle>
                        </msub>
                      </mstyle>
                      <mo stretchy="false">∪</mo>
                      <mstyle mathvariant="italic">
                        <msub>
                          <mtext>h</mtext>
                          <mstyle mathvariant="italic">
                            <mtext>u</mtext>
                          </mstyle>
                        </msub>
                      </mstyle>
                    </mrow>
                  </mrow>
                  <mo fence="true" stretchy="true">)</mo>
                </mrow>
              </mrow>
              <mo fence="true" stretchy="true">)</mo>
            </mrow>
            <mi>·</mi>
            <mstyle mathvariant="italic">
              <msub>
                <mtext>m</mtext>
                <mstyle mathvariant="italic">
                  <mtext>2</mtext>
                </mstyle>
              </msub>
            </mstyle>
            <mo stretchy="false">(</mo>
            <mrow>
              <mrow>
                <mo fence="true" stretchy="false">{</mo>
                <mrow>
                  <mrow>
                    <mrow/>
                    <mrow>
                      <mrow/>
                      <mstyle mathvariant="italic">
                        <mtext>2</mtext>
                      </mstyle>
                    </mrow>
                  </mrow>
                </mrow>
                <mo fence="true" stretchy="false">}</mo>
              </mrow>
              <mrow>
                <mo stretchy="false">)</mo>
                <mo stretchy="false">=</mo>
                <mstyle mathvariant="italic">
                  <mtext>0.9</mtext>
                </mstyle>
              </mrow>
              <mi>·</mi>
              <mrow>
                <mstyle mathvariant="italic">
                  <mtext>0.8</mtext>
                </mstyle>
                <mo stretchy="false">+</mo>
                <mstyle mathvariant="italic">
                  <mtext>0.1</mtext>
                </mstyle>
              </mrow>
              <mi>·</mi>
              <mrow>
                <mstyle mathvariant="italic">
                  <mtext>0.2</mtext>
                </mstyle>
                <mo stretchy="false">+</mo>
                <mstyle mathvariant="italic">
                  <mtext>0.8</mtext>
                </mstyle>
              </mrow>
              <mi>·</mi>
              <mrow>
                <mstyle mathvariant="italic">
                  <mtext>0.1</mtext>
                </mstyle>
                <mo stretchy="false">=</mo>
                <mstyle mathvariant="italic">
                  <mtext>0.82</mtext>
                </mstyle>
              </mrow>
            </mrow>
          </mrow>
        </mtd>
      </mtr>
      <mtr>
        <mtd>
          <mrow>
            <mrow>
              <mo fence="true" stretchy="false">{</mo>
              <mrow>
                <mrow>
                  <mrow/>
                  <mrow>
                    <mrow/>
                    <mstyle mathvariant="italic">
                      <mtext>1</mtext>
                    </mstyle>
                  </mrow>
                </mrow>
              </mrow>
              <mo fence="true" stretchy="false">}</mo>
            </mrow>
            <mo stretchy="false">)</mo>
            <mi>·</mi>
            <mstyle mathvariant="italic">
              <msub>
                <mtext>m</mtext>
                <mstyle mathvariant="italic">
                  <mtext>2</mtext>
                </mstyle>
              </msub>
            </mstyle>
            <mrow>
              <mrow>
                <mo fence="true" stretchy="true">(</mo>
                <mrow>
                  <mrow>
                    <mo fence="true" stretchy="true">(</mo>
                    <mrow>
                      <mrow>
                        <mstyle mathvariant="italic">
                          <msub>
                            <mtext>h</mtext>
                            <mstyle mathvariant="italic">
                              <mtext>1</mtext>
                            </mstyle>
                          </msub>
                        </mstyle>
                        <mo stretchy="false">∪</mo>
                        <mstyle mathvariant="italic">
                          <msub>
                            <mtext>h</mtext>
                            <mstyle mathvariant="italic">
                              <mtext>u</mtext>
                            </mstyle>
                          </msub>
                        </mstyle>
                      </mrow>
                    </mrow>
                    <mo fence="true" stretchy="true">)</mo>
                  </mrow>
                </mrow>
                <mo fence="true" stretchy="true">)</mo>
              </mrow>
              <mo stretchy="false">+</mo>
              <mstyle mathvariant="italic">
                <msub>
                  <mtext>m</mtext>
                  <mstyle mathvariant="italic">
                    <mtext>1</mtext>
                  </mstyle>
                </msub>
              </mstyle>
            </mrow>
            <mrow>
              <mo fence="true" stretchy="true">(</mo>
              <mrow>
                <mrow>
                  <mo fence="true" stretchy="true">(</mo>
                  <mrow>
                    <mrow>
                      <mstyle mathvariant="italic">
                        <msub>
                          <mtext>h</mtext>
                          <mstyle mathvariant="italic">
                            <mtext>2</mtext>
                          </mstyle>
                        </msub>
                      </mstyle>
                      <mo stretchy="false">∪</mo>
                      <mstyle mathvariant="italic">
                        <msub>
                          <mtext>h</mtext>
                          <mstyle mathvariant="italic">
                            <mtext>u</mtext>
                          </mstyle>
                        </msub>
                      </mstyle>
                    </mrow>
                  </mrow>
                  <mo fence="true" stretchy="true">)</mo>
                </mrow>
              </mrow>
              <mo fence="true" stretchy="true">)</mo>
            </mrow>
            <mi>·</mi>
            <mstyle mathvariant="italic">
              <msub>
                <mtext>m</mtext>
                <mstyle mathvariant="italic">
                  <mtext>2</mtext>
                </mstyle>
              </msub>
            </mstyle>
            <mo stretchy="false">(</mo>
            <mrow/>
          </mrow>
        </mtd>
      </mtr>
      <mtr>
        <mtd>
          <mrow>
            <mrow>
              <mstyle mathvariant="italic">
                <msup>
                  <mtext>K</mtext>
                  <mrow>
                    <mo stretchy="false">−</mo>
                    <mstyle mathvariant="italic">
                      <mtext>1</mtext>
                    </mstyle>
                  </mrow>
                </msup>
              </mstyle>
              <mo stretchy="false">=</mo>
              <mstyle mathvariant="italic">
                <msub>
                  <mtext>m</mtext>
                  <mstyle mathvariant="italic">
                    <mtext>1</mtext>
                  </mstyle>
                </msub>
              </mstyle>
            </mrow>
            <mo stretchy="false">(</mo>
            <mrow/>
          </mrow>
        </mtd>
      </mtr>
      <mtr>
        <mtd>
          <mrow/>
        </mtd>
      </mtr>
    </mtable>
    <annotation encoding="StarMath 5.0">{italic "K"^{-italic "1"} =italic "m"_italic "1"  \( { lbrace  italic "h"}_italic "1"  rbrace  \) ·italic "m"_italic "2" left ( left ( {italic "h"_italic "1"  union  italic "h"_italic "u"} right )  right )  +italic "m"_italic "1" left ( left ( {italic "h"_italic "2"  union  italic "h"_italic "u"} right )  right )  ·italic "m"_italic "2"  \( { lbrace  italic "h"}_italic "2"  rbrace  \) +italic "m"_italic "1" left ( left ( {italic "h"_italic "2"  union  italic "h"_italic "u"} right )  right )  ·italic "m"_italic "2"  \( { lbrace  italic "h"}_italic "2"  rbrace  \) =italic "0.9" ·italic "0.8" +italic "0.1" ·italic "0.2" +italic "0.8" ·italic "0.1" =italic "0.82"}</annotation>
  </semantics>
</math>
</file>

<file path=Object 348/content.xml><?xml version="1.0" encoding="utf-8"?>
<math xmlns="http://www.w3.org/1998/Math/MathML" display="block">
  <semantics>
    <mrow>
      <mstyle mathvariant="italic">
        <msub>
          <mtext>m</mtext>
          <mstyle mathvariant="italic">
            <mtext>1,2</mtext>
          </mstyle>
        </msub>
      </mstyle>
      <mrow>
        <mrow>
          <mo fence="true" stretchy="true">(</mo>
          <mrow>
            <mrow>
              <mo fence="true" stretchy="true">(</mo>
              <mrow>
                <mstyle mathvariant="italic">
                  <msub>
                    <mtext>h</mtext>
                    <mstyle mathvariant="italic">
                      <mtext>1</mtext>
                    </mstyle>
                  </msub>
                </mstyle>
              </mrow>
              <mo fence="true" stretchy="true">)</mo>
            </mrow>
          </mrow>
          <mo fence="true" stretchy="true">)</mo>
        </mrow>
        <mo stretchy="false">=</mo>
        <mstyle mathvariant="italic">
          <mtext>K</mtext>
        </mstyle>
      </mrow>
      <mi>·</mi>
      <mstyle mathvariant="italic">
        <msub>
          <mtext>m</mtext>
          <mstyle mathvariant="italic">
            <mtext>1</mtext>
          </mstyle>
        </msub>
      </mstyle>
      <mrow>
        <mo fence="true" stretchy="true">(</mo>
        <mrow>
          <mrow>
            <mo fence="true" stretchy="true">(</mo>
            <mrow>
              <mstyle mathvariant="italic">
                <msub>
                  <mtext>h</mtext>
                  <mstyle mathvariant="italic">
                    <mtext>1</mtext>
                  </mstyle>
                </msub>
              </mstyle>
            </mrow>
            <mo fence="true" stretchy="true">)</mo>
          </mrow>
        </mrow>
        <mo fence="true" stretchy="true">)</mo>
      </mrow>
      <msub>
        <mrow>
          <mi>·</mi>
          <mstyle mathvariant="italic">
            <mtext>m</mtext>
          </mstyle>
        </mrow>
        <mstyle mathvariant="italic">
          <mtext>2</mtext>
        </mstyle>
      </msub>
      <mrow>
        <mrow>
          <mo fence="true" stretchy="true">(</mo>
          <mrow>
            <mrow>
              <mo fence="true" stretchy="true">(</mo>
              <mrow>
                <mrow>
                  <mstyle mathvariant="italic">
                    <msub>
                      <mtext>h</mtext>
                      <mstyle mathvariant="italic">
                        <mtext>1</mtext>
                      </mstyle>
                    </msub>
                  </mstyle>
                  <mo stretchy="false">∪</mo>
                  <mstyle mathvariant="italic">
                    <msub>
                      <mtext>h</mtext>
                      <mstyle mathvariant="italic">
                        <mtext>u</mtext>
                      </mstyle>
                    </msub>
                  </mstyle>
                </mrow>
              </mrow>
              <mo fence="true" stretchy="true">)</mo>
            </mrow>
          </mrow>
          <mo fence="true" stretchy="true">)</mo>
        </mrow>
        <mo stretchy="false">=</mo>
        <mfrac>
          <mrow>
            <mstyle mathvariant="italic">
              <mtext>0.9</mtext>
            </mstyle>
            <mi>·</mi>
            <mstyle mathvariant="italic">
              <mtext>0.8</mtext>
            </mstyle>
          </mrow>
          <mstyle mathvariant="italic">
            <mtext>0.82</mtext>
          </mstyle>
        </mfrac>
        <mo stretchy="false">=</mo>
        <mstyle mathvariant="italic">
          <mtext>0.8780</mtext>
        </mstyle>
      </mrow>
      <mstyle mathvariant="italic">
        <mtext> </mtext>
      </mstyle>
      <mstyle mathvariant="italic">
        <mtext> </mtext>
      </mstyle>
    </mrow>
    <annotation encoding="StarMath 5.0">{italic "m"_italic "1,2" left ( left ( italic "h"_italic "1" right )  right )  =italic "K" ·italic "m"_italic "1" left ( left ( italic "h"_italic "1" right )  right )  {· italic "m"}_italic "2" left ( left ( {italic "h"_italic "1"  union  italic "h"_italic "u"} right )  right )  ={italic "0.9" · italic "0.8"} over italic "0.82" =italic "0.8780" italic " " italic " "}</annotation>
  </semantics>
</math>
</file>

<file path=Object 349/content.xml><?xml version="1.0" encoding="utf-8"?>
<math xmlns="http://www.w3.org/1998/Math/MathML" display="block">
  <semantics>
    <mrow>
      <mstyle mathvariant="italic">
        <msub>
          <mtext>m</mtext>
          <mstyle mathvariant="italic">
            <mtext>1,2</mtext>
          </mstyle>
        </msub>
      </mstyle>
      <mrow>
        <mrow>
          <mo fence="true" stretchy="true">(</mo>
          <mrow>
            <mrow>
              <mo fence="true" stretchy="true">(</mo>
              <mrow>
                <mstyle mathvariant="italic">
                  <msub>
                    <mtext>h</mtext>
                    <mstyle mathvariant="italic">
                      <mtext>2</mtext>
                    </mstyle>
                  </msub>
                </mstyle>
              </mrow>
              <mo fence="true" stretchy="true">)</mo>
            </mrow>
          </mrow>
          <mo fence="true" stretchy="true">)</mo>
        </mrow>
        <mo stretchy="false">=</mo>
        <mstyle mathvariant="italic">
          <mtext>K</mtext>
        </mstyle>
      </mrow>
      <mi>·</mi>
      <mstyle mathvariant="italic">
        <msub>
          <mtext>m</mtext>
          <mstyle mathvariant="italic">
            <mtext>2</mtext>
          </mstyle>
        </msub>
      </mstyle>
      <mrow>
        <mo fence="true" stretchy="true">(</mo>
        <mrow>
          <mrow>
            <mo fence="true" stretchy="true">(</mo>
            <mrow>
              <mstyle mathvariant="italic">
                <msub>
                  <mtext>h</mtext>
                  <mstyle mathvariant="italic">
                    <mtext>2</mtext>
                  </mstyle>
                </msub>
              </mstyle>
            </mrow>
            <mo fence="true" stretchy="true">)</mo>
          </mrow>
        </mrow>
        <mo fence="true" stretchy="true">)</mo>
      </mrow>
      <msub>
        <mrow>
          <mi>·</mi>
          <mstyle mathvariant="italic">
            <mtext>m</mtext>
          </mstyle>
        </mrow>
        <mstyle mathvariant="italic">
          <mtext>1</mtext>
        </mstyle>
      </msub>
      <mrow>
        <mrow>
          <mo fence="true" stretchy="true">(</mo>
          <mrow>
            <mrow>
              <mo fence="true" stretchy="true">(</mo>
              <mrow>
                <mrow>
                  <mstyle mathvariant="italic">
                    <msub>
                      <mtext>h</mtext>
                      <mstyle mathvariant="italic">
                        <mtext>2</mtext>
                      </mstyle>
                    </msub>
                  </mstyle>
                  <mo stretchy="false">∪</mo>
                  <mstyle mathvariant="italic">
                    <msub>
                      <mtext>h</mtext>
                      <mstyle mathvariant="italic">
                        <mtext>u</mtext>
                      </mstyle>
                    </msub>
                  </mstyle>
                </mrow>
              </mrow>
              <mo fence="true" stretchy="true">)</mo>
            </mrow>
          </mrow>
          <mo fence="true" stretchy="true">)</mo>
        </mrow>
        <mo stretchy="false">=</mo>
        <mfrac>
          <mrow>
            <mstyle mathvariant="italic">
              <mtext>0.2</mtext>
            </mstyle>
            <mi>·</mi>
            <mstyle mathvariant="italic">
              <mtext>0.1</mtext>
            </mstyle>
          </mrow>
          <mstyle mathvariant="italic">
            <mtext>0.82</mtext>
          </mstyle>
        </mfrac>
        <mo stretchy="false">=</mo>
        <mstyle mathvariant="italic">
          <mtext>0.0244</mtext>
        </mstyle>
      </mrow>
      <mstyle mathvariant="italic">
        <mtext> </mtext>
      </mstyle>
      <mstyle mathvariant="italic">
        <mtext> </mtext>
      </mstyle>
    </mrow>
    <annotation encoding="StarMath 5.0">{italic "m"_italic "1,2" left ( left ( italic "h"_italic "2" right )  right )  =italic "K" ·italic "m"_italic "2" left ( left ( italic "h"_italic "2" right )  right )  {· italic "m"}_italic "1" left ( left ( {italic "h"_italic "2"  union  italic "h"_italic "u"} right )  right )  ={italic "0.2" · italic "0.1"} over italic "0.82" =italic "0.0244" italic " " italic " "}</annotation>
  </semantics>
</math>
</file>

<file path=Object 35/content.xml><?xml version="1.0" encoding="utf-8"?>
<math xmlns="http://www.w3.org/1998/Math/MathML" display="block">
  <semantics>
    <mrow>
      <mstyle mathvariant="italic">
        <mtext>f</mtext>
      </mstyle>
      <mo stretchy="false">(</mo>
      <mstyle mathvariant="italic">
        <mtext>x</mtext>
      </mstyle>
      <mi>,</mi>
      <mstyle mathvariant="italic">
        <mtext>y</mtext>
      </mstyle>
      <mo stretchy="false">)</mo>
    </mrow>
    <annotation encoding="StarMath 5.0">{italic "f"  \( italic "x" ,italic "y"  \)}</annotation>
  </semantics>
</math>
</file>

<file path=Object 350/content.xml><?xml version="1.0" encoding="utf-8"?>
<math xmlns="http://www.w3.org/1998/Math/MathML" display="block">
  <semantics>
    <mrow>
      <mstyle mathvariant="italic">
        <msub>
          <mtext>m</mtext>
          <mstyle mathvariant="italic">
            <mtext>1,2</mtext>
          </mstyle>
        </msub>
      </mstyle>
      <mrow>
        <mrow>
          <mo fence="true" stretchy="true">(</mo>
          <mrow>
            <mrow>
              <mo fence="true" stretchy="true">(</mo>
              <mrow>
                <mstyle mathvariant="italic">
                  <msub>
                    <mtext>h</mtext>
                    <mstyle mathvariant="italic">
                      <mtext>u</mtext>
                    </mstyle>
                  </msub>
                </mstyle>
              </mrow>
              <mo fence="true" stretchy="true">)</mo>
            </mrow>
          </mrow>
          <mo fence="true" stretchy="true">)</mo>
        </mrow>
        <mo stretchy="false">=</mo>
        <mstyle mathvariant="italic">
          <mtext>K</mtext>
        </mstyle>
      </mrow>
      <mi>·</mi>
      <mstyle mathvariant="italic">
        <msub>
          <mtext>m</mtext>
          <mstyle mathvariant="italic">
            <mtext>2</mtext>
          </mstyle>
        </msub>
      </mstyle>
      <mrow>
        <mo fence="true" stretchy="true">(</mo>
        <mrow>
          <mrow>
            <mo fence="true" stretchy="true">(</mo>
            <mrow>
              <mstyle mathvariant="italic">
                <msub>
                  <mtext>h</mtext>
                  <mstyle mathvariant="italic">
                    <mtext>2</mtext>
                  </mstyle>
                </msub>
              </mstyle>
            </mrow>
            <mo fence="true" stretchy="true">)</mo>
          </mrow>
        </mrow>
        <mo fence="true" stretchy="true">)</mo>
      </mrow>
      <msub>
        <mrow>
          <mi>·</mi>
          <mstyle mathvariant="italic">
            <mtext>m</mtext>
          </mstyle>
        </mrow>
        <mstyle mathvariant="italic">
          <mtext>1</mtext>
        </mstyle>
      </msub>
      <mrow>
        <mrow>
          <mo fence="true" stretchy="true">(</mo>
          <mrow>
            <mrow>
              <mo fence="true" stretchy="true">(</mo>
              <mrow>
                <mrow>
                  <mstyle mathvariant="italic">
                    <msub>
                      <mtext>h</mtext>
                      <mstyle mathvariant="italic">
                        <mtext>2</mtext>
                      </mstyle>
                    </msub>
                  </mstyle>
                  <mo stretchy="false">∪</mo>
                  <mstyle mathvariant="italic">
                    <msub>
                      <mtext>h</mtext>
                      <mstyle mathvariant="italic">
                        <mtext>u</mtext>
                      </mstyle>
                    </msub>
                  </mstyle>
                </mrow>
              </mrow>
              <mo fence="true" stretchy="true">)</mo>
            </mrow>
          </mrow>
          <mo fence="true" stretchy="true">)</mo>
        </mrow>
        <mo stretchy="false">=</mo>
        <mfrac>
          <mrow>
            <mstyle mathvariant="italic">
              <mtext>0.8</mtext>
            </mstyle>
            <mi>·</mi>
            <mstyle mathvariant="italic">
              <mtext>0.1</mtext>
            </mstyle>
          </mrow>
          <mstyle mathvariant="italic">
            <mtext>0.82</mtext>
          </mstyle>
        </mfrac>
        <mo stretchy="false">=</mo>
        <mstyle mathvariant="italic">
          <mtext>0.0976</mtext>
        </mstyle>
      </mrow>
      <mstyle mathvariant="italic">
        <mtext> </mtext>
      </mstyle>
      <mstyle mathvariant="italic">
        <mtext> </mtext>
      </mstyle>
    </mrow>
    <annotation encoding="StarMath 5.0">{italic "m"_italic "1,2" left ( left ( italic "h"_italic "u" right )  right )  =italic "K" ·italic "m"_italic "2" left ( left ( italic "h"_italic "2" right )  right )  {· italic "m"}_italic "1" left ( left ( {italic "h"_italic "2"  union  italic "h"_italic "u"} right )  right )  ={italic "0.8" · italic "0.1"} over italic "0.82" =italic "0.0976" italic " " italic " "}</annotation>
  </semantics>
</math>
</file>

<file path=Object 351/content.xml><?xml version="1.0" encoding="utf-8"?>
<math xmlns="http://www.w3.org/1998/Math/MathML" display="block">
  <semantics>
    <mstyle mathvariant="italic">
      <msup>
        <mtext>2</mtext>
        <mstyle mathvariant="italic">
          <mtext>h</mtext>
        </mstyle>
      </msup>
    </mstyle>
    <annotation encoding="StarMath 5.0">italic "2"^italic "h"</annotation>
  </semantics>
</math>
</file>

<file path=Object 352/content.xml><?xml version="1.0" encoding="utf-8"?>
<math xmlns="http://www.w3.org/1998/Math/MathML" display="block">
  <semantics>
    <mtable>
      <mtr>
        <mtd>
          <mrow>
            <mstyle mathvariant="italic">
              <mtext>b</mtext>
            </mstyle>
            <mstyle mathvariant="italic">
              <mtext>e</mtext>
            </mstyle>
            <mstyle mathvariant="italic">
              <mtext>l</mtext>
            </mstyle>
            <mrow>
              <mrow>
                <mo fence="true" stretchy="true">(</mo>
                <mrow>
                  <mrow>
                    <mo fence="true" stretchy="true">(</mo>
                    <mrow>
                      <mstyle mathvariant="italic">
                        <msub>
                          <mtext>h</mtext>
                          <mstyle mathvariant="italic">
                            <mtext>1</mtext>
                          </mstyle>
                        </msub>
                      </mstyle>
                    </mrow>
                    <mo fence="true" stretchy="true">)</mo>
                  </mrow>
                </mrow>
                <mo fence="true" stretchy="true">)</mo>
              </mrow>
              <mo stretchy="false">=</mo>
              <mrow>
                <munder>
                  <mo stretchy="false">∑</mo>
                  <mrow>
                    <mstyle mathvariant="italic">
                      <mtext>A</mtext>
                    </mstyle>
                    <mo stretchy="false">⊆</mo>
                    <mrow>
                      <mo fence="true" stretchy="true">(</mo>
                      <mrow>
                        <mstyle mathvariant="italic">
                          <msub>
                            <mtext>h</mtext>
                            <mstyle mathvariant="italic">
                              <mtext>1</mtext>
                            </mstyle>
                          </msub>
                        </mstyle>
                      </mrow>
                      <mo fence="true" stretchy="true">)</mo>
                    </mrow>
                  </mrow>
                </munder>
                <mrow>
                  <mstyle mathvariant="italic">
                    <mtext>m</mtext>
                  </mstyle>
                  <mrow>
                    <mrow>
                      <mo fence="true" stretchy="true">(</mo>
                      <mrow>
                        <mstyle mathvariant="italic">
                          <mtext>A</mtext>
                        </mstyle>
                      </mrow>
                      <mo fence="true" stretchy="true">)</mo>
                    </mrow>
                    <mo stretchy="false">=</mo>
                    <mrow/>
                  </mrow>
                </mrow>
              </mrow>
            </mrow>
          </mrow>
        </mtd>
      </mtr>
      <mtr>
        <mtd>
          <mrow/>
        </mtd>
      </mtr>
    </mtable>
    <annotation encoding="StarMath 5.0">{italic "b" italic "e" italic "l" left ( left ( italic "h"_italic "1" right )  right )  ={ sum csub {italic "A"  subseteq  left ( italic "h"_italic "1" right )} {italic "m" left ( italic "A" right )  =}}}</annotation>
  </semantics>
</math>
</file>

<file path=Object 353/content.xml><?xml version="1.0" encoding="utf-8"?>
<math xmlns="http://www.w3.org/1998/Math/MathML" display="block">
  <semantics>
    <mrow>
      <mstyle mathvariant="italic">
        <mtext>m</mtext>
      </mstyle>
      <mrow>
        <mrow>
          <mo fence="true" stretchy="true">(</mo>
          <mrow>
            <mrow>
              <mo fence="true" stretchy="true">(</mo>
              <mrow>
                <mstyle mathvariant="italic">
                  <msub>
                    <mtext>h</mtext>
                    <mstyle mathvariant="italic">
                      <mtext>1</mtext>
                    </mstyle>
                  </msub>
                </mstyle>
              </mrow>
              <mo fence="true" stretchy="true">)</mo>
            </mrow>
          </mrow>
          <mo fence="true" stretchy="true">)</mo>
        </mrow>
        <mo stretchy="false">=</mo>
        <mstyle mathvariant="italic">
          <mtext>0.878</mtext>
        </mstyle>
      </mrow>
    </mrow>
    <annotation encoding="StarMath 5.0">{italic "m" left ( left ( italic "h"_italic "1" right )  right )  =italic "0.878"}</annotation>
  </semantics>
</math>
</file>

<file path=Object 354/content.xml><?xml version="1.0" encoding="utf-8"?>
<math xmlns="http://www.w3.org/1998/Math/MathML" display="block">
  <semantics>
    <mtable>
      <mtr>
        <mtd>
          <mrow>
            <mstyle mathvariant="italic">
              <mtext>p</mtext>
            </mstyle>
            <mstyle mathvariant="italic">
              <mtext>l</mtext>
            </mstyle>
            <mrow>
              <mrow>
                <mo fence="true" stretchy="true">(</mo>
                <mrow>
                  <mrow>
                    <mo fence="true" stretchy="true">(</mo>
                    <mrow>
                      <mstyle mathvariant="italic">
                        <msub>
                          <mtext>h</mtext>
                          <mstyle mathvariant="italic">
                            <mtext>1</mtext>
                          </mstyle>
                        </msub>
                      </mstyle>
                    </mrow>
                    <mo fence="true" stretchy="true">)</mo>
                  </mrow>
                </mrow>
                <mo fence="true" stretchy="true">)</mo>
              </mrow>
              <mo stretchy="false">=</mo>
              <mrow>
                <mrow>
                  <munder>
                    <mo stretchy="false">∑</mo>
                    <mrow>
                      <mrow>
                        <mstyle mathvariant="italic">
                          <mtext>A</mtext>
                        </mstyle>
                        <mo stretchy="false">∩</mo>
                        <mrow>
                          <mo fence="true" stretchy="true">(</mo>
                          <mrow>
                            <mstyle mathvariant="italic">
                              <msub>
                                <mtext>h</mtext>
                                <mstyle mathvariant="italic">
                                  <mtext>1</mtext>
                                </mstyle>
                              </msub>
                            </mstyle>
                          </mrow>
                          <mo fence="true" stretchy="true">)</mo>
                        </mrow>
                      </mrow>
                      <mo stretchy="false">≠</mo>
                      <mstyle mathvariant="italic">
                        <mtext>∅</mtext>
                      </mstyle>
                    </mrow>
                  </munder>
                  <mrow>
                    <mstyle mathvariant="italic">
                      <mtext>m</mtext>
                    </mstyle>
                    <mrow>
                      <mrow>
                        <mo fence="true" stretchy="true">(</mo>
                        <mrow>
                          <mstyle mathvariant="italic">
                            <mtext>A</mtext>
                          </mstyle>
                        </mrow>
                        <mo fence="true" stretchy="true">)</mo>
                      </mrow>
                      <mo stretchy="false">=</mo>
                      <mrow/>
                    </mrow>
                  </mrow>
                </mrow>
                <mstyle mathvariant="italic">
                  <mtext>m</mtext>
                </mstyle>
                <mrow>
                  <mrow>
                    <mo fence="true" stretchy="true">(</mo>
                    <mrow>
                      <mrow>
                        <mo fence="true" stretchy="true">(</mo>
                        <mrow>
                          <mstyle mathvariant="italic">
                            <msub>
                              <mtext>h</mtext>
                              <mstyle mathvariant="italic">
                                <mtext>1</mtext>
                              </mstyle>
                            </msub>
                          </mstyle>
                        </mrow>
                        <mo fence="true" stretchy="true">)</mo>
                      </mrow>
                    </mrow>
                    <mo fence="true" stretchy="true">)</mo>
                  </mrow>
                  <mo stretchy="false">=</mo>
                  <mstyle mathvariant="italic">
                    <mtext>0.878</mtext>
                  </mstyle>
                </mrow>
              </mrow>
            </mrow>
          </mrow>
        </mtd>
      </mtr>
      <mtr>
        <mtd>
          <mrow/>
        </mtd>
      </mtr>
    </mtable>
    <annotation encoding="StarMath 5.0">{italic "p" italic "l" left ( left ( italic "h"_italic "1" right )  right )  ={ sum csub {italic "A"  intersection  left ( italic "h"_italic "1" right )   &lt;&gt;  italic "∅"} {italic "m" left ( italic "A" right )  =}} italic "m" left ( left ( italic "h"_italic "1" right )  right )  =italic "0.878"}</annotation>
  </semantics>
</math>
</file>

<file path=Object 355/content.xml><?xml version="1.0" encoding="utf-8"?>
<math xmlns="http://www.w3.org/1998/Math/MathML" display="block">
  <semantics>
    <mtable>
      <mtr>
        <mtd>
          <mrow>
            <mstyle mathvariant="italic">
              <mtext>b</mtext>
            </mstyle>
            <mstyle mathvariant="italic">
              <mtext>e</mtext>
            </mstyle>
            <mstyle mathvariant="italic">
              <mtext>l</mtext>
            </mstyle>
            <mrow>
              <mrow>
                <mo fence="true" stretchy="true">(</mo>
                <mrow>
                  <mrow>
                    <mo fence="true" stretchy="true">(</mo>
                    <mrow>
                      <mstyle mathvariant="italic">
                        <msub>
                          <mtext>h</mtext>
                          <mstyle mathvariant="italic">
                            <mtext>2</mtext>
                          </mstyle>
                        </msub>
                      </mstyle>
                    </mrow>
                    <mo fence="true" stretchy="true">)</mo>
                  </mrow>
                </mrow>
                <mo fence="true" stretchy="true">)</mo>
              </mrow>
              <mo stretchy="false">=</mo>
              <mrow>
                <mrow>
                  <munder>
                    <mo stretchy="false">∑</mo>
                    <mrow>
                      <mstyle mathvariant="italic">
                        <mtext>A</mtext>
                      </mstyle>
                      <mo stretchy="false">⊆</mo>
                      <mrow>
                        <mo fence="true" stretchy="true">(</mo>
                        <mrow>
                          <mstyle mathvariant="italic">
                            <msub>
                              <mtext>h</mtext>
                              <mstyle mathvariant="italic">
                                <mtext>2</mtext>
                              </mstyle>
                            </msub>
                          </mstyle>
                        </mrow>
                        <mo fence="true" stretchy="true">)</mo>
                      </mrow>
                    </mrow>
                  </munder>
                  <mrow>
                    <mstyle mathvariant="italic">
                      <mtext>m</mtext>
                    </mstyle>
                    <mrow>
                      <mrow>
                        <mo fence="true" stretchy="true">(</mo>
                        <mrow>
                          <mstyle mathvariant="italic">
                            <mtext>A</mtext>
                          </mstyle>
                        </mrow>
                        <mo fence="true" stretchy="true">)</mo>
                      </mrow>
                      <mo stretchy="false">=</mo>
                      <mrow/>
                    </mrow>
                  </mrow>
                </mrow>
                <mstyle mathvariant="italic">
                  <mtext>m</mtext>
                </mstyle>
                <mrow>
                  <mrow>
                    <mo fence="true" stretchy="true">(</mo>
                    <mrow>
                      <mrow>
                        <mo fence="true" stretchy="true">(</mo>
                        <mrow>
                          <mstyle mathvariant="italic">
                            <msub>
                              <mtext>h</mtext>
                              <mstyle mathvariant="italic">
                                <mtext>2</mtext>
                              </mstyle>
                            </msub>
                          </mstyle>
                        </mrow>
                        <mo fence="true" stretchy="true">)</mo>
                      </mrow>
                    </mrow>
                    <mo fence="true" stretchy="true">)</mo>
                  </mrow>
                  <mo stretchy="false">=</mo>
                  <mstyle mathvariant="italic">
                    <mtext>0.0244</mtext>
                  </mstyle>
                </mrow>
              </mrow>
            </mrow>
          </mrow>
        </mtd>
      </mtr>
      <mtr>
        <mtd>
          <mrow/>
        </mtd>
      </mtr>
    </mtable>
    <annotation encoding="StarMath 5.0">{italic "b" italic "e" italic "l" left ( left ( italic "h"_italic "2" right )  right )  ={ sum csub {italic "A"  subseteq  left ( italic "h"_italic "2" right )} {italic "m" left ( italic "A" right )  =}} italic "m" left ( left ( italic "h"_italic "2" right )  right )  =italic "0.0244"}</annotation>
  </semantics>
</math>
</file>

<file path=Object 356/content.xml><?xml version="1.0" encoding="utf-8"?>
<math xmlns="http://www.w3.org/1998/Math/MathML" display="block">
  <semantics>
    <mtable>
      <mtr>
        <mtd>
          <mrow>
            <mstyle mathvariant="italic">
              <mtext>p</mtext>
            </mstyle>
            <mstyle mathvariant="italic">
              <mtext>l</mtext>
            </mstyle>
            <mrow>
              <mrow>
                <mo fence="true" stretchy="true">(</mo>
                <mrow>
                  <mrow>
                    <mo fence="true" stretchy="true">(</mo>
                    <mrow>
                      <mstyle mathvariant="italic">
                        <msub>
                          <mtext>h</mtext>
                          <mstyle mathvariant="italic">
                            <mtext>2</mtext>
                          </mstyle>
                        </msub>
                      </mstyle>
                    </mrow>
                    <mo fence="true" stretchy="true">)</mo>
                  </mrow>
                </mrow>
                <mo fence="true" stretchy="true">)</mo>
              </mrow>
              <mo stretchy="false">=</mo>
              <mrow>
                <mrow>
                  <munder>
                    <mo stretchy="false">∑</mo>
                    <mrow>
                      <mrow>
                        <mstyle mathvariant="italic">
                          <mtext>A</mtext>
                        </mstyle>
                        <mo stretchy="false">∩</mo>
                        <mrow>
                          <mo fence="true" stretchy="true">(</mo>
                          <mrow>
                            <mstyle mathvariant="italic">
                              <msub>
                                <mtext>h</mtext>
                                <mstyle mathvariant="italic">
                                  <mtext>2</mtext>
                                </mstyle>
                              </msub>
                            </mstyle>
                          </mrow>
                          <mo fence="true" stretchy="true">)</mo>
                        </mrow>
                      </mrow>
                      <mo stretchy="false">≠</mo>
                      <mstyle mathvariant="italic">
                        <mtext>∅</mtext>
                      </mstyle>
                    </mrow>
                  </munder>
                  <mrow>
                    <mstyle mathvariant="italic">
                      <mtext>m</mtext>
                    </mstyle>
                    <mrow>
                      <mrow>
                        <mo fence="true" stretchy="true">(</mo>
                        <mrow>
                          <mstyle mathvariant="italic">
                            <mtext>A</mtext>
                          </mstyle>
                        </mrow>
                        <mo fence="true" stretchy="true">)</mo>
                      </mrow>
                      <mo stretchy="false">=</mo>
                      <mrow/>
                    </mrow>
                  </mrow>
                </mrow>
                <mstyle mathvariant="italic">
                  <mtext>m</mtext>
                </mstyle>
                <mrow>
                  <mrow>
                    <mo fence="true" stretchy="true">(</mo>
                    <mrow>
                      <mrow>
                        <mo fence="true" stretchy="true">(</mo>
                        <mrow>
                          <mstyle mathvariant="italic">
                            <msub>
                              <mtext>h</mtext>
                              <mstyle mathvariant="italic">
                                <mtext>2</mtext>
                              </mstyle>
                            </msub>
                          </mstyle>
                        </mrow>
                        <mo fence="true" stretchy="true">)</mo>
                      </mrow>
                    </mrow>
                    <mo fence="true" stretchy="true">)</mo>
                  </mrow>
                  <mo stretchy="false">=</mo>
                  <mstyle mathvariant="italic">
                    <mtext>0.0244</mtext>
                  </mstyle>
                </mrow>
              </mrow>
            </mrow>
          </mrow>
        </mtd>
      </mtr>
      <mtr>
        <mtd>
          <mrow/>
        </mtd>
      </mtr>
    </mtable>
    <annotation encoding="StarMath 5.0">{italic "p" italic "l" left ( left ( italic "h"_italic "2" right )  right )  ={ sum csub {italic "A"  intersection  left ( italic "h"_italic "2" right )   &lt;&gt;  italic "∅"} {italic "m" left ( italic "A" right )  =}} italic "m" left ( left ( italic "h"_italic "2" right )  right )  =italic "0.0244"}</annotation>
  </semantics>
</math>
</file>

<file path=Object 357/content.xml><?xml version="1.0" encoding="utf-8"?>
<math xmlns="http://www.w3.org/1998/Math/MathML" display="block">
  <semantics>
    <mtable>
      <mtr>
        <mtd>
          <mrow>
            <mstyle mathvariant="italic">
              <mtext>b</mtext>
            </mstyle>
            <mstyle mathvariant="italic">
              <mtext>e</mtext>
            </mstyle>
            <mstyle mathvariant="italic">
              <mtext>l</mtext>
            </mstyle>
            <mrow>
              <mrow>
                <mo fence="true" stretchy="true">(</mo>
                <mrow>
                  <mrow>
                    <mo fence="true" stretchy="true">(</mo>
                    <mrow>
                      <mstyle mathvariant="italic">
                        <msub>
                          <mtext>h</mtext>
                          <mstyle mathvariant="italic">
                            <mtext>u</mtext>
                          </mstyle>
                        </msub>
                      </mstyle>
                    </mrow>
                    <mo fence="true" stretchy="true">)</mo>
                  </mrow>
                </mrow>
                <mo fence="true" stretchy="true">)</mo>
              </mrow>
              <mo stretchy="false">=</mo>
              <mrow>
                <mrow>
                  <munder>
                    <mo stretchy="false">∑</mo>
                    <mrow>
                      <mstyle mathvariant="italic">
                        <mtext>A</mtext>
                      </mstyle>
                      <mo stretchy="false">⊆</mo>
                      <mrow>
                        <mo fence="true" stretchy="true">(</mo>
                        <mrow>
                          <mstyle mathvariant="italic">
                            <msub>
                              <mtext>h</mtext>
                              <mstyle mathvariant="italic">
                                <mtext>u</mtext>
                              </mstyle>
                            </msub>
                          </mstyle>
                        </mrow>
                        <mo fence="true" stretchy="true">)</mo>
                      </mrow>
                    </mrow>
                  </munder>
                  <mrow>
                    <mstyle mathvariant="italic">
                      <mtext>m</mtext>
                    </mstyle>
                    <mrow>
                      <mrow>
                        <mo fence="true" stretchy="true">(</mo>
                        <mrow>
                          <mstyle mathvariant="italic">
                            <mtext>A</mtext>
                          </mstyle>
                        </mrow>
                        <mo fence="true" stretchy="true">)</mo>
                      </mrow>
                      <mo stretchy="false">=</mo>
                      <mrow/>
                    </mrow>
                  </mrow>
                </mrow>
                <mstyle mathvariant="italic">
                  <mtext>m</mtext>
                </mstyle>
                <mrow>
                  <mrow>
                    <mo fence="true" stretchy="true">(</mo>
                    <mrow>
                      <mrow>
                        <mo fence="true" stretchy="true">(</mo>
                        <mrow>
                          <mstyle mathvariant="italic">
                            <msub>
                              <mtext>h</mtext>
                              <mstyle mathvariant="italic">
                                <mtext>u</mtext>
                              </mstyle>
                            </msub>
                          </mstyle>
                        </mrow>
                        <mo fence="true" stretchy="true">)</mo>
                      </mrow>
                    </mrow>
                    <mo fence="true" stretchy="true">)</mo>
                  </mrow>
                  <mo stretchy="false">=</mo>
                  <mstyle mathvariant="italic">
                    <mtext>0.0976</mtext>
                  </mstyle>
                </mrow>
              </mrow>
            </mrow>
          </mrow>
        </mtd>
      </mtr>
      <mtr>
        <mtd>
          <mrow/>
        </mtd>
      </mtr>
    </mtable>
    <annotation encoding="StarMath 5.0">{italic "b" italic "e" italic "l" left ( left ( italic "h"_italic "u" right )  right )  ={ sum csub {italic "A"  subseteq  left ( italic "h"_italic "u" right )} {italic "m" left ( italic "A" right )  =}} italic "m" left ( left ( italic "h"_italic "u" right )  right )  =italic "0.0976"}</annotation>
  </semantics>
</math>
</file>

<file path=Object 358/content.xml><?xml version="1.0" encoding="utf-8"?>
<math xmlns="http://www.w3.org/1998/Math/MathML" display="block">
  <semantics>
    <mtable>
      <mtr>
        <mtd>
          <mstyle mathvariant="italic">
            <msub>
              <mtext>h</mtext>
              <mrow/>
            </msub>
          </mstyle>
        </mtd>
      </mtr>
      <mtr>
        <mtd>
          <mrow>
            <mrow>
              <mo fence="true" stretchy="true">(</mo>
              <mrow>
                <mrow/>
              </mrow>
              <mo fence="true" stretchy="true">)</mo>
            </mrow>
            <mo stretchy="false">=</mo>
            <mstyle mathvariant="italic">
              <mtext>0.0976</mtext>
            </mstyle>
          </mrow>
        </mtd>
      </mtr>
      <mtr>
        <mtd>
          <mrow>
            <mrow>
              <munder>
                <mo stretchy="false">∑</mo>
                <mrow>
                  <mrow>
                    <mstyle mathvariant="italic">
                      <mtext>A</mtext>
                    </mstyle>
                    <mo stretchy="false">∩</mo>
                    <mrow>
                      <mo fence="true" stretchy="true">(</mo>
                      <mrow>
                        <mstyle mathvariant="italic">
                          <msub>
                            <mtext>h</mtext>
                            <mstyle mathvariant="italic">
                              <mtext>u</mtext>
                            </mstyle>
                          </msub>
                        </mstyle>
                      </mrow>
                      <mo fence="true" stretchy="true">)</mo>
                    </mrow>
                  </mrow>
                  <mo stretchy="false">≠</mo>
                  <mstyle mathvariant="italic">
                    <mtext>∅</mtext>
                  </mstyle>
                </mrow>
              </munder>
              <mrow>
                <mstyle mathvariant="italic">
                  <mtext>m</mtext>
                </mstyle>
                <mrow>
                  <mrow>
                    <mo fence="true" stretchy="true">(</mo>
                    <mrow>
                      <mstyle mathvariant="italic">
                        <mtext>A</mtext>
                      </mstyle>
                    </mrow>
                    <mo fence="true" stretchy="true">)</mo>
                  </mrow>
                  <mo stretchy="false">=</mo>
                  <mrow/>
                </mrow>
              </mrow>
            </mrow>
            <mstyle mathvariant="italic">
              <mtext>m</mtext>
            </mstyle>
            <mrow/>
          </mrow>
        </mtd>
      </mtr>
      <mtr>
        <mtd>
          <mrow>
            <mstyle mathvariant="italic">
              <mtext>p</mtext>
            </mstyle>
            <mstyle mathvariant="italic">
              <mtext>l</mtext>
            </mstyle>
            <mrow>
              <mrow>
                <mo fence="true" stretchy="true">(</mo>
                <mrow>
                  <mrow>
                    <mo fence="true" stretchy="true">(</mo>
                    <mrow>
                      <mstyle mathvariant="italic">
                        <msub>
                          <mtext>h</mtext>
                          <mstyle mathvariant="italic">
                            <mtext>2</mtext>
                          </mstyle>
                        </msub>
                      </mstyle>
                    </mrow>
                    <mo fence="true" stretchy="true">)</mo>
                  </mrow>
                </mrow>
                <mo fence="true" stretchy="true">)</mo>
              </mrow>
              <mo stretchy="false">=</mo>
              <mrow/>
            </mrow>
          </mrow>
        </mtd>
      </mtr>
      <mtr>
        <mtd>
          <mrow/>
        </mtd>
      </mtr>
    </mtable>
    <annotation encoding="StarMath 5.0">{italic "p" italic "l" left ( left ( italic "h"_italic "2" right )  right )  ={ sum csub {italic "A"  intersection  left ( italic "h"_italic "u" right )   &lt;&gt;  italic "∅"} {italic "m" left ( italic "A" right )  =}} italic "m" left ( left ( italic "h"_right )  right )  =italic "0.0976"}</annotation>
  </semantics>
</math>
</file>

<file path=Object 359/content.xml><?xml version="1.0" encoding="utf-8"?>
<math xmlns="http://www.w3.org/1998/Math/MathML" display="block">
  <semantics>
    <mrow>
      <mstyle mathvariant="italic">
        <mtext>h</mtext>
      </mstyle>
      <mi>⨯</mi>
      <mstyle mathvariant="italic">
        <mtext>h</mtext>
      </mstyle>
    </mrow>
    <annotation encoding="StarMath 5.0">{italic "h" ⨯italic "h"}</annotation>
  </semantics>
</math>
</file>

<file path=Object 36/content.xml><?xml version="1.0" encoding="utf-8"?>
<math xmlns="http://www.w3.org/1998/Math/MathML" display="block">
  <semantics>
    <mrow>
      <mo stretchy="false">(</mo>
      <mstyle mathvariant="italic">
        <mtext>x</mtext>
      </mstyle>
      <mi>,</mi>
      <mstyle mathvariant="italic">
        <mtext>y</mtext>
      </mstyle>
      <mo stretchy="false">)</mo>
    </mrow>
    <annotation encoding="StarMath 5.0">{ \( italic "x" ,italic "y"  \)}</annotation>
  </semantics>
</math>
</file>

<file path=Object 360/content.xml><?xml version="1.0" encoding="utf-8"?>
<math xmlns="http://www.w3.org/1998/Math/MathML" display="block">
  <semantics>
    <mstyle mathvariant="italic">
      <mtext>h</mtext>
    </mstyle>
    <annotation encoding="StarMath 5.0">italic "h"</annotation>
  </semantics>
</math>
</file>

<file path=Object 361/content.xml><?xml version="1.0" encoding="utf-8"?>
<math xmlns="http://www.w3.org/1998/Math/MathML" display="block">
  <semantics>
    <mrow>
      <mstyle mathvariant="italic">
        <mtext> </mtext>
      </mstyle>
      <mrow>
        <mstyle mathvariant="italic">
          <mtext>σ</mtext>
        </mstyle>
        <mo stretchy="false">=</mo>
        <mstyle mathvariant="italic">
          <mtext>0.5</mtext>
        </mstyle>
      </mrow>
    </mrow>
    <annotation encoding="StarMath 5.0">{italic " " italic "σ" =italic "0.5"}</annotation>
  </semantics>
</math>
</file>

<file path=Object 362/content.xml><?xml version="1.0" encoding="utf-8"?>
<math xmlns="http://www.w3.org/1998/Math/MathML" display="block">
  <semantics>
    <mrow>
      <mstyle mathvariant="italic">
        <mtext>G</mtext>
      </mstyle>
      <mrow>
        <mrow>
          <mo fence="true" stretchy="true">(</mo>
          <mrow>
            <mrow>
              <mstyle mathvariant="italic">
                <mtext>x</mtext>
              </mstyle>
              <mi>,</mi>
              <mstyle mathvariant="italic">
                <mtext>y</mtext>
              </mstyle>
            </mrow>
          </mrow>
          <mo fence="true" stretchy="true">)</mo>
        </mrow>
        <mo stretchy="false">=</mo>
        <mstyle mathvariant="italic">
          <msup>
            <mtext>e</mtext>
            <mfrac>
              <mrow>
                <mo stretchy="false">−</mo>
                <mrow>
                  <mstyle mathvariant="italic">
                    <msup>
                      <mtext>x</mtext>
                      <mstyle mathvariant="italic">
                        <mtext>2</mtext>
                      </mstyle>
                    </msup>
                  </mstyle>
                  <mo stretchy="false">+</mo>
                  <mstyle mathvariant="italic">
                    <msup>
                      <mtext>y</mtext>
                      <mstyle mathvariant="italic">
                        <mtext>2</mtext>
                      </mstyle>
                    </msup>
                  </mstyle>
                </mrow>
              </mrow>
              <mrow>
                <mstyle mathvariant="italic">
                  <mtext>2</mtext>
                </mstyle>
                <mstyle mathvariant="italic">
                  <msup>
                    <mtext>σ</mtext>
                    <mstyle mathvariant="italic">
                      <mtext>2</mtext>
                    </mstyle>
                  </msup>
                </mstyle>
              </mrow>
            </mfrac>
          </msup>
        </mstyle>
      </mrow>
    </mrow>
    <annotation encoding="StarMath 5.0">{italic "G" left ( {italic "x" , italic "y"} right )  =italic "e"^{-{italic "x"^italic "2" + italic "y"^italic "2"} over {italic "2" italic "σ"^italic "2"}}}</annotation>
  </semantics>
</math>
</file>

<file path=Object 363/content.xml><?xml version="1.0" encoding="utf-8"?>
<math xmlns="http://www.w3.org/1998/Math/MathML" display="block">
  <semantics>
    <mrow>
      <mo stretchy="false">∇</mo>
      <mstyle mathvariant="italic">
        <mtext>G</mtext>
      </mstyle>
      <mrow>
        <mrow>
          <mo fence="true" stretchy="true">(</mo>
          <mrow>
            <mrow>
              <mstyle mathvariant="italic">
                <mtext>x</mtext>
              </mstyle>
              <mi>,</mi>
              <mstyle mathvariant="italic">
                <mtext>y</mtext>
              </mstyle>
            </mrow>
          </mrow>
          <mo fence="true" stretchy="true">)</mo>
        </mrow>
        <mo stretchy="false">=</mo>
        <mrow>
          <mfrac>
            <mrow>
              <msup>
                <mo stretchy="false">∂</mo>
                <mstyle mathvariant="italic">
                  <mtext>2</mtext>
                </mstyle>
              </msup>
              <mstyle mathvariant="italic">
                <mtext>G</mtext>
              </mstyle>
              <mrow>
                <mo fence="true" stretchy="true">(</mo>
                <mrow>
                  <mrow>
                    <mstyle mathvariant="italic">
                      <mtext>x</mtext>
                    </mstyle>
                    <mi>,</mi>
                    <mstyle mathvariant="italic">
                      <mtext>y</mtext>
                    </mstyle>
                  </mrow>
                </mrow>
                <mo fence="true" stretchy="true">)</mo>
              </mrow>
            </mrow>
            <mrow>
              <mo stretchy="false">∂</mo>
              <mstyle mathvariant="italic">
                <msup>
                  <mtext>x</mtext>
                  <mstyle mathvariant="italic">
                    <mtext>2</mtext>
                  </mstyle>
                </msup>
              </mstyle>
            </mrow>
          </mfrac>
          <mo stretchy="false">+</mo>
          <mfrac>
            <mrow>
              <msup>
                <mo stretchy="false">∂</mo>
                <mstyle mathvariant="italic">
                  <mtext>2</mtext>
                </mstyle>
              </msup>
              <mstyle mathvariant="italic">
                <mtext>G</mtext>
              </mstyle>
              <mo stretchy="false">(</mo>
              <mstyle mathvariant="italic">
                <mtext>x</mtext>
              </mstyle>
              <mi>,</mi>
              <mstyle mathvariant="italic">
                <mtext>y</mtext>
              </mstyle>
              <mo stretchy="false">)</mo>
            </mrow>
            <mrow>
              <mo stretchy="false">∂</mo>
              <mstyle mathvariant="italic">
                <msup>
                  <mtext>y</mtext>
                  <mstyle mathvariant="italic">
                    <mtext>2</mtext>
                  </mstyle>
                </msup>
              </mstyle>
            </mrow>
          </mfrac>
        </mrow>
      </mrow>
    </mrow>
    <annotation encoding="StarMath 5.0">{ nabla italic "G" left ( {italic "x" , italic "y"} right )  ={ partial^italic "2" italic "G" left ( {italic "x" , italic "y"} right )} over { partial  italic "x"^italic "2"} +{ partial^italic "2" italic "G"  \(  italic "x" , italic "y"  \)} over { partial  italic "y"^italic "2"}}</annotation>
  </semantics>
</math>
</file>

<file path=Object 364/content.xml><?xml version="1.0" encoding="utf-8"?>
<math xmlns="http://www.w3.org/1998/Math/MathML" display="block">
  <semantics>
    <mrow>
      <mstyle mathvariant="italic">
        <mtext>a</mtext>
      </mstyle>
      <mstyle mathvariant="italic">
        <mtext>r</mtext>
      </mstyle>
      <mstyle mathvariant="italic">
        <mtext>e</mtext>
      </mstyle>
      <mstyle mathvariant="italic">
        <msub>
          <mtext>a</mtext>
          <mrow>
            <mstyle mathvariant="italic">
              <mtext>m</mtext>
            </mstyle>
            <mstyle mathvariant="italic">
              <mtext>i</mtext>
            </mstyle>
            <mstyle mathvariant="italic">
              <mtext>n</mtext>
            </mstyle>
          </mrow>
        </msub>
      </mstyle>
    </mrow>
    <annotation encoding="StarMath 5.0">{italic "a" italic "r" italic "e" italic "a"_{italic "m" italic "i" italic "n"}}</annotation>
  </semantics>
</math>
</file>

<file path=Object 365/content.xml><?xml version="1.0" encoding="utf-8"?>
<math xmlns="http://www.w3.org/1998/Math/MathML" display="block">
  <semantics>
    <mrow>
      <mstyle mathvariant="italic">
        <mtext>a</mtext>
      </mstyle>
      <mstyle mathvariant="italic">
        <mtext>r</mtext>
      </mstyle>
      <mstyle mathvariant="italic">
        <mtext>e</mtext>
      </mstyle>
      <mstyle mathvariant="italic">
        <msub>
          <mtext>a</mtext>
          <mrow>
            <mstyle mathvariant="italic">
              <mtext>m</mtext>
            </mstyle>
            <mstyle mathvariant="italic">
              <mtext>a</mtext>
            </mstyle>
            <mstyle mathvariant="italic">
              <mtext>x</mtext>
            </mstyle>
          </mrow>
        </msub>
      </mstyle>
    </mrow>
    <annotation encoding="StarMath 5.0">{italic "a" italic "r" italic "e" italic "a"_{italic "m" italic "a" italic "x"}}</annotation>
  </semantics>
</math>
</file>

<file path=Object 366/content.xml><?xml version="1.0" encoding="utf-8"?>
<math xmlns="http://www.w3.org/1998/Math/MathML" display="block">
  <semantics>
    <mstyle mathvariant="italic">
      <mtext>y</mtext>
    </mstyle>
    <annotation encoding="StarMath 5.0">italic "y"</annotation>
  </semantics>
</math>
</file>

<file path=Object 367/content.xml><?xml version="1.0" encoding="utf-8"?>
<math xmlns="http://www.w3.org/1998/Math/MathML" display="block">
  <semantics>
    <mstyle mathvariant="italic">
      <mtext>σ</mtext>
    </mstyle>
    <annotation encoding="StarMath 5.0">italic "σ"</annotation>
  </semantics>
</math>
</file>

<file path=Object 368/content.xml><?xml version="1.0" encoding="utf-8"?>
<math xmlns="http://www.w3.org/1998/Math/MathML" display="block">
  <semantics>
    <mrow>
      <mstyle mathvariant="italic">
        <mtext> </mtext>
      </mstyle>
      <mstyle mathvariant="italic">
        <mtext>d</mtext>
      </mstyle>
      <mstyle mathvariant="italic">
        <mtext>i</mtext>
      </mstyle>
      <mstyle mathvariant="italic">
        <mtext>s</mtext>
      </mstyle>
      <mstyle mathvariant="italic">
        <mtext>t</mtext>
      </mstyle>
      <mstyle mathvariant="italic">
        <mtext>a</mtext>
      </mstyle>
      <mstyle mathvariant="italic">
        <mtext>n</mtext>
      </mstyle>
      <mstyle mathvariant="italic">
        <mtext>c</mtext>
      </mstyle>
      <mrow>
        <mstyle mathvariant="italic">
          <msub>
            <mtext>e</mtext>
            <mrow>
              <mstyle mathvariant="italic">
                <mtext>c</mtext>
              </mstyle>
              <mstyle mathvariant="italic">
                <mtext>h</mtext>
              </mstyle>
              <mstyle mathvariant="italic">
                <mtext>a</mtext>
              </mstyle>
              <mstyle mathvariant="italic">
                <mtext>r</mtext>
              </mstyle>
              <mi>,</mi>
              <mstyle mathvariant="italic">
                <mtext> </mtext>
              </mstyle>
              <mstyle mathvariant="italic">
                <mtext> </mtext>
              </mstyle>
              <mstyle mathvariant="italic">
                <mtext> </mtext>
              </mstyle>
              <mstyle mathvariant="italic">
                <mtext>p</mtext>
              </mstyle>
              <mstyle mathvariant="italic">
                <mtext>o</mtext>
              </mstyle>
              <mstyle mathvariant="italic">
                <mtext>t</mtext>
              </mstyle>
              <mstyle mathvariant="italic">
                <mtext>e</mtext>
              </mstyle>
              <mstyle mathvariant="italic">
                <mtext>n</mtext>
              </mstyle>
              <mstyle mathvariant="italic">
                <mtext>t</mtext>
              </mstyle>
              <mstyle mathvariant="italic">
                <mtext>i</mtext>
              </mstyle>
              <mstyle mathvariant="italic">
                <mtext>a</mtext>
              </mstyle>
              <mstyle mathvariant="italic">
                <mtext>l</mtext>
              </mstyle>
              <mstyle mathvariant="italic">
                <mtext> </mtext>
              </mstyle>
              <mstyle mathvariant="italic">
                <mtext>b</mtext>
              </mstyle>
              <mstyle mathvariant="italic">
                <mtext>a</mtext>
              </mstyle>
              <mstyle mathvariant="italic">
                <mtext>s</mtext>
              </mstyle>
              <mstyle mathvariant="italic">
                <mtext>e</mtext>
              </mstyle>
              <mstyle mathvariant="italic">
                <mtext>l</mtext>
              </mstyle>
              <mstyle mathvariant="italic">
                <mtext>i</mtext>
              </mstyle>
              <mstyle mathvariant="italic">
                <mtext>n</mtext>
              </mstyle>
              <mstyle mathvariant="italic">
                <mtext>e</mtext>
              </mstyle>
            </mrow>
          </msub>
        </mstyle>
        <mo stretchy="false">=</mo>
        <mstyle mathvariant="italic">
          <mtext>0.25</mtext>
        </mstyle>
      </mrow>
      <mstyle mathvariant="italic">
        <mtext>m</mtext>
      </mstyle>
      <mstyle mathvariant="italic">
        <mtext>m</mtext>
      </mstyle>
    </mrow>
    <annotation encoding="StarMath 5.0">{italic " " italic "d" italic "i" italic "s" italic "t" italic "a" italic "n" italic "c" italic "e"_{italic "c" italic "h" italic "a" italic "r" , italic " " italic " " italic " " italic "p" italic "o" italic "t" italic "e" italic "n" italic "t" italic "i" italic "a" italic "l" italic " " italic "b" italic "a" italic "s" italic "e" italic "l" italic "i" italic "n" italic "e"} =italic "0.25" italic "m" italic "m"}</annotation>
  </semantics>
</math>
</file>

<file path=Object 369/content.xml><?xml version="1.0" encoding="utf-8"?>
<math xmlns="http://www.w3.org/1998/Math/MathML" display="block">
  <semantics>
    <mrow>
      <mstyle mathvariant="italic">
        <mtext>d</mtext>
      </mstyle>
      <mstyle mathvariant="italic">
        <mtext>i</mtext>
      </mstyle>
      <mstyle mathvariant="italic">
        <mtext>s</mtext>
      </mstyle>
      <mstyle mathvariant="italic">
        <mtext>t</mtext>
      </mstyle>
      <mstyle mathvariant="italic">
        <mtext>a</mtext>
      </mstyle>
      <mstyle mathvariant="italic">
        <mtext>n</mtext>
      </mstyle>
      <mstyle mathvariant="italic">
        <mtext>c</mtext>
      </mstyle>
      <mstyle mathvariant="italic">
        <msub>
          <mtext>e</mtext>
          <mrow>
            <mstyle mathvariant="italic">
              <mtext>c</mtext>
            </mstyle>
            <mstyle mathvariant="italic">
              <mtext>h</mtext>
            </mstyle>
            <mstyle mathvariant="italic">
              <mtext>a</mtext>
            </mstyle>
            <mstyle mathvariant="italic">
              <mtext>r</mtext>
            </mstyle>
            <mi>,</mi>
            <mstyle mathvariant="italic">
              <mtext> </mtext>
            </mstyle>
            <mstyle mathvariant="italic">
              <mtext>b</mtext>
            </mstyle>
            <mstyle mathvariant="italic">
              <mtext>a</mtext>
            </mstyle>
            <mstyle mathvariant="italic">
              <mtext>s</mtext>
            </mstyle>
            <mstyle mathvariant="italic">
              <mtext>e</mtext>
            </mstyle>
            <mstyle mathvariant="italic">
              <mtext>l</mtext>
            </mstyle>
            <mstyle mathvariant="italic">
              <mtext>i</mtext>
            </mstyle>
            <mstyle mathvariant="italic">
              <mtext>n</mtext>
            </mstyle>
            <mstyle mathvariant="italic">
              <mtext>e</mtext>
            </mstyle>
          </mrow>
        </msub>
      </mstyle>
    </mrow>
    <annotation encoding="StarMath 5.0">{italic "d" italic "i" italic "s" italic "t" italic "a" italic "n" italic "c" italic "e"_{italic "c" italic "h" italic "a" italic "r" , italic " " italic "b" italic "a" italic "s" italic "e" italic "l" italic "i" italic "n" italic "e"}}</annotation>
  </semantics>
</math>
</file>

<file path=Object 37/content.xml><?xml version="1.0" encoding="utf-8"?>
<math xmlns="http://www.w3.org/1998/Math/MathML" display="block">
  <semantics>
    <mrow>
      <mstyle mathvariant="italic">
        <mtext> </mtext>
      </mstyle>
      <mstyle mathvariant="italic">
        <mtext>x</mtext>
      </mstyle>
      <mi>∊</mi>
      <mrow>
        <mo fence="true" stretchy="false">{</mo>
        <mrow>
          <mrow>
            <mstyle mathvariant="italic">
              <mtext>0</mtext>
            </mstyle>
            <mi>,</mi>
            <mo stretchy="false">…</mo>
            <mrow>
              <mstyle mathvariant="italic">
                <msub>
                  <mtext>M</mtext>
                  <mstyle mathvariant="italic">
                    <mtext>x</mtext>
                  </mstyle>
                </msub>
              </mstyle>
              <mo stretchy="false">−</mo>
              <mstyle mathvariant="italic">
                <mtext>1</mtext>
              </mstyle>
            </mrow>
          </mrow>
        </mrow>
        <mo fence="true" stretchy="false">}</mo>
      </mrow>
    </mrow>
    <annotation encoding="StarMath 5.0">{italic " " italic "x" ∊ lbrace italic "0" , dotslow italic "M"_italic "x" -italic "1"  rbrace}</annotation>
  </semantics>
</math>
</file>

<file path=Object 370/content.xml><?xml version="1.0" encoding="utf-8"?>
<math xmlns="http://www.w3.org/1998/Math/MathML" display="block">
  <semantics>
    <mrow>
      <mstyle mathvariant="italic">
        <mtext>d</mtext>
      </mstyle>
      <mstyle mathvariant="italic">
        <mtext>i</mtext>
      </mstyle>
      <mstyle mathvariant="italic">
        <mtext>s</mtext>
      </mstyle>
      <mstyle mathvariant="italic">
        <mtext>t</mtext>
      </mstyle>
      <mstyle mathvariant="italic">
        <mtext>a</mtext>
      </mstyle>
      <mstyle mathvariant="italic">
        <mtext>n</mtext>
      </mstyle>
      <mstyle mathvariant="italic">
        <mtext>c</mtext>
      </mstyle>
      <mrow>
        <mstyle mathvariant="italic">
          <msub>
            <mtext>e</mtext>
            <mrow>
              <mstyle mathvariant="italic">
                <mtext>c</mtext>
              </mstyle>
              <mstyle mathvariant="italic">
                <mtext>h</mtext>
              </mstyle>
              <mstyle mathvariant="italic">
                <mtext>a</mtext>
              </mstyle>
              <mstyle mathvariant="italic">
                <mtext>r</mtext>
              </mstyle>
              <mi>,</mi>
              <mstyle mathvariant="italic">
                <mtext> </mtext>
              </mstyle>
              <mstyle mathvariant="italic">
                <mtext>b</mtext>
              </mstyle>
              <mstyle mathvariant="italic">
                <mtext>a</mtext>
              </mstyle>
              <mstyle mathvariant="italic">
                <mtext>s</mtext>
              </mstyle>
              <mstyle mathvariant="italic">
                <mtext>e</mtext>
              </mstyle>
              <mstyle mathvariant="italic">
                <mtext>l</mtext>
              </mstyle>
              <mstyle mathvariant="italic">
                <mtext>i</mtext>
              </mstyle>
              <mstyle mathvariant="italic">
                <mtext>n</mtext>
              </mstyle>
              <mstyle mathvariant="italic">
                <mtext>e</mtext>
              </mstyle>
            </mrow>
          </msub>
        </mstyle>
        <mo stretchy="false">=</mo>
        <mstyle mathvariant="italic">
          <mtext>0.1</mtext>
        </mstyle>
      </mrow>
      <mstyle mathvariant="italic">
        <mtext>m</mtext>
      </mstyle>
      <mstyle mathvariant="italic">
        <mtext>m</mtext>
      </mstyle>
    </mrow>
    <annotation encoding="StarMath 5.0">{italic "d" italic "i" italic "s" italic "t" italic "a" italic "n" italic "c" italic "e"_{italic "c" italic "h" italic "a" italic "r" , italic " " italic "b" italic "a" italic "s" italic "e" italic "l" italic "i" italic "n" italic "e"} =italic "0.1" italic "m" italic "m"}</annotation>
  </semantics>
</math>
</file>

<file path=Object 371/content.xml><?xml version="1.0" encoding="utf-8"?>
<math xmlns="http://www.w3.org/1998/Math/MathML" display="block">
  <semantics>
    <mrow>
      <msup>
        <mrow>
          <mstyle mathvariant="italic">
            <mtext>O</mtext>
          </mstyle>
          <mstyle mathvariant="italic">
            <mtext>C</mtext>
          </mstyle>
          <mstyle mathvariant="italic">
            <mtext>R</mtext>
          </mstyle>
          <mstyle mathvariant="italic">
            <mtext>M</mtext>
          </mstyle>
          <mstyle mathvariant="italic">
            <mtext>a</mtext>
          </mstyle>
          <mstyle mathvariant="italic">
            <mtext>x</mtext>
          </mstyle>
        </mrow>
        <mrow>
          <mstyle mathvariant="italic">
            <mtext>T</mtext>
          </mstyle>
          <mstyle mathvariant="italic">
            <mtext>M</mtext>
          </mstyle>
        </mrow>
      </msup>
      <mstyle mathvariant="italic">
        <mtext> </mtext>
      </mstyle>
    </mrow>
    <annotation encoding="StarMath 5.0">{{italic "O" italic "C" italic "R" italic "M" italic "a" italic "x"}^{italic "T" italic "M"} italic " "}</annotation>
  </semantics>
</math>
</file>

<file path=Object 372/content.xml><?xml version="1.0" encoding="utf-8"?>
<math xmlns="http://www.w3.org/1998/Math/MathML" display="block">
  <semantics>
    <mrow>
      <msup>
        <mrow>
          <mstyle mathvariant="italic">
            <mtext>O</mtext>
          </mstyle>
          <mstyle mathvariant="italic">
            <mtext>C</mtext>
          </mstyle>
          <mstyle mathvariant="italic">
            <mtext>R</mtext>
          </mstyle>
          <mstyle mathvariant="italic">
            <mtext>M</mtext>
          </mstyle>
          <mstyle mathvariant="italic">
            <mtext>a</mtext>
          </mstyle>
          <mstyle mathvariant="italic">
            <mtext>x</mtext>
          </mstyle>
        </mrow>
        <mrow>
          <mstyle mathvariant="italic">
            <mtext>T</mtext>
          </mstyle>
          <mstyle mathvariant="italic">
            <mtext>M</mtext>
          </mstyle>
        </mrow>
      </msup>
      <mstyle mathvariant="italic">
        <mtext> </mtext>
      </mstyle>
      <mstyle mathvariant="italic">
        <mtext> </mtext>
      </mstyle>
    </mrow>
    <annotation encoding="StarMath 5.0">{{italic "O" italic "C" italic "R" italic "M" italic "a" italic "x"}^{italic "T" italic "M"} italic " " italic " "}</annotation>
  </semantics>
</math>
</file>

<file path=Object 373/content.xml><?xml version="1.0" encoding="utf-8"?>
<math xmlns="http://www.w3.org/1998/Math/MathML" display="block">
  <semantics>
    <mrow>
      <mstyle mathvariant="italic">
        <mtext>c</mtext>
      </mstyle>
      <mstyle mathvariant="italic">
        <mtext>h</mtext>
      </mstyle>
      <mstyle mathvariant="italic">
        <mtext>a</mtext>
      </mstyle>
      <mstyle mathvariant="italic">
        <mtext>r</mtext>
      </mstyle>
      <mstyle mathvariant="italic">
        <mtext>a</mtext>
      </mstyle>
      <mstyle mathvariant="italic">
        <mtext>c</mtext>
      </mstyle>
      <mstyle mathvariant="italic">
        <mtext>t</mtext>
      </mstyle>
      <mstyle mathvariant="italic">
        <mtext>e</mtext>
      </mstyle>
      <mstyle mathvariant="italic">
        <mtext>r</mtext>
      </mstyle>
      <mstyle mathvariant="italic">
        <mtext> </mtext>
      </mstyle>
      <mstyle mathvariant="italic">
        <mtext>s</mtext>
      </mstyle>
      <mstyle mathvariant="italic">
        <mtext>e</mtext>
      </mstyle>
      <mrow>
        <mstyle mathvariant="italic">
          <mtext>t</mtext>
        </mstyle>
        <mo stretchy="false">=</mo>
        <mstyle mathvariant="italic">
          <mtext> </mtext>
        </mstyle>
      </mrow>
    </mrow>
    <annotation encoding="StarMath 5.0">{italic "c" italic "h" italic "a" italic "r" italic "a" italic "c" italic "t" italic "e" italic "r" italic " " italic "s" italic "e" italic "t" =italic " "}</annotation>
  </semantics>
</math>
</file>

<file path=Object 374/content.xml><?xml version="1.0" encoding="utf-8"?>
<math xmlns="http://www.w3.org/1998/Math/MathML" display="block">
  <semantics>
    <mrow>
      <mstyle mathvariant="italic">
        <mtext> </mtext>
      </mstyle>
      <mstyle mathvariant="italic">
        <msub>
          <mtext>e</mtext>
          <mrow>
            <mstyle mathvariant="italic">
              <mtext>c</mtext>
            </mstyle>
            <mtext>.</mtext>
            <mstyle mathvariant="italic">
              <mtext>i</mtext>
            </mstyle>
          </mrow>
        </msub>
      </mstyle>
    </mrow>
    <annotation encoding="StarMath 5.0">{italic " " italic "e"_{italic "c"  "."  italic "i"}}</annotation>
  </semantics>
</math>
</file>

<file path=Object 375/content.xml><?xml version="1.0" encoding="utf-8"?>
<math xmlns="http://www.w3.org/1998/Math/MathML" display="block">
  <semantics>
    <mrow>
      <mstyle mathvariant="italic">
        <mtext> </mtext>
      </mstyle>
      <mstyle mathvariant="italic">
        <mtext>i</mtext>
      </mstyle>
    </mrow>
    <annotation encoding="StarMath 5.0">{italic " " italic "i"}</annotation>
  </semantics>
</math>
</file>

<file path=Object 376/content.xml><?xml version="1.0" encoding="utf-8"?>
<math xmlns="http://www.w3.org/1998/Math/MathML" display="block">
  <semantics>
    <mstyle mathvariant="italic">
      <msub>
        <mtext>e</mtext>
        <mrow>
          <mstyle mathvariant="italic">
            <mtext>w</mtext>
          </mstyle>
          <mtext>.</mtext>
          <mstyle mathvariant="italic">
            <mtext>i</mtext>
          </mstyle>
        </mrow>
      </msub>
    </mstyle>
    <annotation encoding="StarMath 5.0">italic "e"_{italic "w"  "."  italic "i"}</annotation>
  </semantics>
</math>
</file>

<file path=Object 377/content.xml><?xml version="1.0" encoding="utf-8"?>
<math xmlns="http://www.w3.org/1998/Math/MathML" display="block">
  <semantics>
    <mstyle mathvariant="italic">
      <mtext>i</mtext>
    </mstyle>
    <annotation encoding="StarMath 5.0">italic "i"</annotation>
  </semantics>
</math>
</file>

<file path=Object 378/content.xml><?xml version="1.0" encoding="utf-8"?>
<math xmlns="http://www.w3.org/1998/Math/MathML" display="block">
  <semantics>
    <msub>
      <mrow>
        <mstyle mathvariant="italic">
          <mtext> </mtext>
        </mstyle>
        <mstyle mathvariant="italic">
          <mtext>A</mtext>
        </mstyle>
      </mrow>
      <mrow>
        <mstyle mathvariant="italic">
          <mtext>P</mtext>
        </mstyle>
        <mstyle mathvariant="italic">
          <mtext>C</mtext>
        </mstyle>
        <mstyle mathvariant="italic">
          <mtext>B</mtext>
        </mstyle>
        <mi>,</mi>
        <mstyle mathvariant="italic">
          <mtext>s</mtext>
        </mstyle>
        <mstyle mathvariant="italic">
          <mtext>u</mtext>
        </mstyle>
        <mstyle mathvariant="italic">
          <mtext>r</mtext>
        </mstyle>
        <mstyle mathvariant="italic">
          <mtext>f</mtext>
        </mstyle>
        <mstyle mathvariant="italic">
          <mtext>a</mtext>
        </mstyle>
        <mstyle mathvariant="italic">
          <mtext>c</mtext>
        </mstyle>
        <mstyle mathvariant="italic">
          <mtext>e</mtext>
        </mstyle>
      </mrow>
    </msub>
    <annotation encoding="StarMath 5.0">{italic " " italic "A"}_{italic "P" italic "C" italic "B" , italic "s" italic "u" italic "r" italic "f" italic "a" italic "c" italic "e"}</annotation>
  </semantics>
</math>
</file>

<file path=Object 379/content.xml><?xml version="1.0" encoding="utf-8"?>
<math xmlns="http://www.w3.org/1998/Math/MathML" display="block">
  <semantics>
    <msub>
      <mrow>
        <mstyle mathvariant="italic">
          <mtext> </mtext>
        </mstyle>
        <mstyle mathvariant="italic">
          <mtext>A</mtext>
        </mstyle>
      </mrow>
      <mrow>
        <mstyle mathvariant="italic">
          <mtext>P</mtext>
        </mstyle>
        <mstyle mathvariant="italic">
          <mtext>C</mtext>
        </mstyle>
        <mstyle mathvariant="italic">
          <mtext>B</mtext>
        </mstyle>
        <mi>,</mi>
        <mstyle mathvariant="italic">
          <mtext>m</mtext>
        </mstyle>
        <mstyle mathvariant="italic">
          <mtext>o</mtext>
        </mstyle>
        <mstyle mathvariant="italic">
          <mtext>u</mtext>
        </mstyle>
        <mstyle mathvariant="italic">
          <mtext>n</mtext>
        </mstyle>
        <mstyle mathvariant="italic">
          <mtext>t</mtext>
        </mstyle>
        <mstyle mathvariant="italic">
          <mtext>e</mtext>
        </mstyle>
        <mstyle mathvariant="italic">
          <mtext>d</mtext>
        </mstyle>
      </mrow>
    </msub>
    <annotation encoding="StarMath 5.0">{italic " " italic "A"}_{italic "P" italic "C" italic "B" , italic "m" italic "o" italic "u" italic "n" italic "t" italic "e" italic "d"}</annotation>
  </semantics>
</math>
</file>

<file path=Object 38/content.xml><?xml version="1.0" encoding="utf-8"?>
<math xmlns="http://www.w3.org/1998/Math/MathML" display="block">
  <semantics>
    <mrow>
      <mstyle mathvariant="italic">
        <mtext>y</mtext>
      </mstyle>
      <mi>∊</mi>
      <mrow>
        <mo fence="true" stretchy="false">{</mo>
        <mrow>
          <mrow>
            <mstyle mathvariant="italic">
              <mtext>0</mtext>
            </mstyle>
            <mi>,</mi>
            <mo stretchy="false">…</mo>
            <mrow>
              <mstyle mathvariant="italic">
                <msub>
                  <mtext>M</mtext>
                  <mstyle mathvariant="italic">
                    <mtext>y</mtext>
                  </mstyle>
                </msub>
              </mstyle>
              <mo stretchy="false">−</mo>
              <mstyle mathvariant="italic">
                <mtext>1</mtext>
              </mstyle>
            </mrow>
          </mrow>
        </mrow>
        <mo fence="true" stretchy="false">}</mo>
      </mrow>
    </mrow>
    <annotation encoding="StarMath 5.0">{italic "y" ∊ lbrace italic "0" , dotslow italic "M"_italic "y" -italic "1"  rbrace}</annotation>
  </semantics>
</math>
</file>

<file path=Object 380/content.xml><?xml version="1.0" encoding="utf-8"?>
<math xmlns="http://www.w3.org/1998/Math/MathML" display="block">
  <semantics>
    <mrow>
      <mstyle mathvariant="italic">
        <mtext> </mtext>
      </mstyle>
      <mstyle mathvariant="italic">
        <mtext> </mtext>
      </mstyle>
      <mstyle mathvariant="italic">
        <msub>
          <mtext>A</mtext>
          <mrow>
            <mstyle mathvariant="italic">
              <mtext>P</mtext>
            </mstyle>
            <mstyle mathvariant="italic">
              <mtext>C</mtext>
            </mstyle>
            <mstyle mathvariant="italic">
              <mtext>B</mtext>
            </mstyle>
            <mi>,</mi>
            <mstyle mathvariant="italic">
              <mtext> </mtext>
            </mstyle>
            <mstyle mathvariant="italic">
              <mtext> </mtext>
            </mstyle>
            <mstyle mathvariant="italic">
              <mtext>s</mtext>
            </mstyle>
            <mstyle mathvariant="italic">
              <mtext>u</mtext>
            </mstyle>
            <mstyle mathvariant="italic">
              <mtext>r</mtext>
            </mstyle>
            <mstyle mathvariant="italic">
              <mtext>f</mtext>
            </mstyle>
            <mstyle mathvariant="italic">
              <mtext>a</mtext>
            </mstyle>
            <mstyle mathvariant="italic">
              <mtext>c</mtext>
            </mstyle>
            <mstyle mathvariant="italic">
              <mtext>e</mtext>
            </mstyle>
          </mrow>
        </msub>
      </mstyle>
    </mrow>
    <annotation encoding="StarMath 5.0">{italic " " italic " " italic "A"_{italic "P" italic "C" italic "B" , italic " " italic " " italic "s" italic "u" italic "r" italic "f" italic "a" italic "c" italic "e"}}</annotation>
  </semantics>
</math>
</file>

<file path=Object 381/content.xml><?xml version="1.0" encoding="utf-8"?>
<math xmlns="http://www.w3.org/1998/Math/MathML" display="block">
  <semantics>
    <mrow>
      <mrow>
        <mstyle mathvariant="italic">
          <msub>
            <mtext>w</mtext>
            <mrow>
              <mstyle mathvariant="italic">
                <mtext>P</mtext>
              </mstyle>
              <mstyle mathvariant="italic">
                <mtext>C</mtext>
              </mstyle>
              <mstyle mathvariant="italic">
                <mtext>B</mtext>
              </mstyle>
              <mi>,</mi>
              <mstyle mathvariant="italic">
                <mtext>s</mtext>
              </mstyle>
              <mstyle mathvariant="italic">
                <mtext>u</mtext>
              </mstyle>
              <mstyle mathvariant="italic">
                <mtext>r</mtext>
              </mstyle>
              <mstyle mathvariant="italic">
                <mtext>f</mtext>
              </mstyle>
              <mstyle mathvariant="italic">
                <mtext>a</mtext>
              </mstyle>
              <mstyle mathvariant="italic">
                <mtext>c</mtext>
              </mstyle>
              <mstyle mathvariant="italic">
                <mtext>e</mtext>
              </mstyle>
            </mrow>
          </msub>
        </mstyle>
        <mo stretchy="false">=</mo>
        <mstyle mathvariant="italic">
          <mtext>3,92</mtext>
        </mstyle>
      </mrow>
      <mfrac>
        <mrow>
          <mstyle mathvariant="italic">
            <mtext>k</mtext>
          </mstyle>
          <mstyle mathvariant="italic">
            <mtext>g</mtext>
          </mstyle>
        </mrow>
        <mstyle mathvariant="italic">
          <msup>
            <mtext>m</mtext>
            <mstyle mathvariant="italic">
              <mtext>2</mtext>
            </mstyle>
          </msup>
        </mstyle>
      </mfrac>
    </mrow>
    <annotation encoding="StarMath 5.0">{italic "w"_{italic "P" italic "C" italic "B" , italic "s" italic "u" italic "r" italic "f" italic "a" italic "c" italic "e"} =italic "3,92" {italic "k" italic "g"} over italic "m"^italic "2"}</annotation>
  </semantics>
</math>
</file>

<file path=Object 382/content.xml><?xml version="1.0" encoding="utf-8"?>
<math xmlns="http://www.w3.org/1998/Math/MathML" display="block">
  <semantics>
    <mrow>
      <mrow>
        <mstyle mathvariant="italic">
          <msub>
            <mtext>N</mtext>
            <mrow>
              <mstyle mathvariant="italic">
                <mtext>P</mtext>
              </mstyle>
              <mstyle mathvariant="italic">
                <mtext>C</mtext>
              </mstyle>
              <mstyle mathvariant="italic">
                <mtext>B</mtext>
              </mstyle>
              <mi>,</mi>
              <mstyle mathvariant="italic">
                <mtext>s</mtext>
              </mstyle>
              <mstyle mathvariant="italic">
                <mtext>u</mtext>
              </mstyle>
              <mstyle mathvariant="italic">
                <mtext>r</mtext>
              </mstyle>
              <mstyle mathvariant="italic">
                <mtext>f</mtext>
              </mstyle>
              <mstyle mathvariant="italic">
                <mtext>a</mtext>
              </mstyle>
              <mstyle mathvariant="italic">
                <mtext>c</mtext>
              </mstyle>
              <mstyle mathvariant="italic">
                <mtext>e</mtext>
              </mstyle>
            </mrow>
          </msub>
        </mstyle>
        <mo stretchy="false">=</mo>
        <mstyle mathvariant="italic">
          <msub>
            <mtext>w</mtext>
            <mrow>
              <mstyle mathvariant="italic">
                <mtext>P</mtext>
              </mstyle>
              <mstyle mathvariant="italic">
                <mtext>C</mtext>
              </mstyle>
              <mstyle mathvariant="italic">
                <mtext>B</mtext>
              </mstyle>
              <mi>,</mi>
              <mstyle mathvariant="italic">
                <mtext>s</mtext>
              </mstyle>
              <mstyle mathvariant="italic">
                <mtext>u</mtext>
              </mstyle>
              <mstyle mathvariant="italic">
                <mtext>r</mtext>
              </mstyle>
              <mstyle mathvariant="italic">
                <mtext>f</mtext>
              </mstyle>
              <mstyle mathvariant="italic">
                <mtext>a</mtext>
              </mstyle>
              <mstyle mathvariant="italic">
                <mtext>c</mtext>
              </mstyle>
              <mstyle mathvariant="italic">
                <mtext>e</mtext>
              </mstyle>
            </mrow>
          </msub>
        </mstyle>
      </mrow>
      <mstyle mathvariant="italic">
        <mtext>*</mtext>
      </mstyle>
      <mstyle mathvariant="italic">
        <msub>
          <mtext>A</mtext>
          <mrow>
            <mstyle mathvariant="italic">
              <mtext>P</mtext>
            </mstyle>
            <mstyle mathvariant="italic">
              <mtext>C</mtext>
            </mstyle>
            <mstyle mathvariant="italic">
              <mtext>B</mtext>
            </mstyle>
            <mi>,</mi>
            <mstyle mathvariant="italic">
              <mtext> </mtext>
            </mstyle>
            <mstyle mathvariant="italic">
              <mtext>s</mtext>
            </mstyle>
            <mstyle mathvariant="italic">
              <mtext>u</mtext>
            </mstyle>
            <mstyle mathvariant="italic">
              <mtext>r</mtext>
            </mstyle>
            <mstyle mathvariant="italic">
              <mtext>f</mtext>
            </mstyle>
            <mstyle mathvariant="italic">
              <mtext>a</mtext>
            </mstyle>
            <mstyle mathvariant="italic">
              <mtext>c</mtext>
            </mstyle>
            <mstyle mathvariant="italic">
              <mtext>e</mtext>
            </mstyle>
          </mrow>
        </msub>
      </mstyle>
    </mrow>
    <annotation encoding="StarMath 5.0">{italic "N"_{italic "P" italic "C" italic "B" , italic "s" italic "u" italic "r" italic "f" italic "a" italic "c" italic "e"} =italic "w"_{italic "P" italic "C" italic "B" , italic "s" italic "u" italic "r" italic "f" italic "a" italic "c" italic "e"} italic "*" italic "A"_{italic "P" italic "C" italic "B" , italic " " italic "s" italic "u" italic "r" italic "f" italic "a" italic "c" italic "e"}}</annotation>
  </semantics>
</math>
</file>

<file path=Object 383/content.xml><?xml version="1.0" encoding="utf-8"?>
<math xmlns="http://www.w3.org/1998/Math/MathML" display="block">
  <semantics>
    <mrow>
      <mrow>
        <msub>
          <mrow>
            <mstyle mathvariant="italic">
              <mtext> </mtext>
            </mstyle>
            <mstyle mathvariant="italic">
              <mtext>A</mtext>
            </mstyle>
          </mrow>
          <mrow>
            <mstyle mathvariant="italic">
              <mtext>P</mtext>
            </mstyle>
            <mstyle mathvariant="italic">
              <mtext>C</mtext>
            </mstyle>
            <mstyle mathvariant="italic">
              <mtext>B</mtext>
            </mstyle>
            <mi>,</mi>
            <mstyle mathvariant="italic">
              <mtext> </mtext>
            </mstyle>
            <mstyle mathvariant="italic">
              <mtext>s</mtext>
            </mstyle>
            <mstyle mathvariant="italic">
              <mtext>u</mtext>
            </mstyle>
            <mstyle mathvariant="italic">
              <mtext>r</mtext>
            </mstyle>
            <mstyle mathvariant="italic">
              <mtext>f</mtext>
            </mstyle>
            <mstyle mathvariant="italic">
              <mtext>a</mtext>
            </mstyle>
            <mstyle mathvariant="italic">
              <mtext>c</mtext>
            </mstyle>
            <mstyle mathvariant="italic">
              <mtext>e</mtext>
            </mstyle>
          </mrow>
        </msub>
        <mo stretchy="false">−</mo>
        <mstyle mathvariant="italic">
          <mtext>A</mtext>
        </mstyle>
      </mrow>
      <mstyle mathvariant="italic">
        <mtext>r</mtext>
      </mstyle>
      <mstyle mathvariant="italic">
        <mtext>e</mtext>
      </mstyle>
      <mstyle mathvariant="italic">
        <mtext>a</mtext>
      </mstyle>
      <mstyle mathvariant="italic">
        <mtext> </mtext>
      </mstyle>
      <mstyle mathvariant="italic">
        <mtext>o</mtext>
      </mstyle>
      <mstyle mathvariant="italic">
        <mtext>f</mtext>
      </mstyle>
      <mstyle mathvariant="italic">
        <mtext> </mtext>
      </mstyle>
      <mstyle mathvariant="italic">
        <mtext>P</mtext>
      </mstyle>
      <mstyle mathvariant="italic">
        <mtext>C</mtext>
      </mstyle>
      <mstyle mathvariant="italic">
        <mtext>B</mtext>
      </mstyle>
      <mstyle mathvariant="italic">
        <mtext> </mtext>
      </mstyle>
      <mstyle mathvariant="italic">
        <mtext>s</mtext>
      </mstyle>
      <mstyle mathvariant="italic">
        <mtext>u</mtext>
      </mstyle>
      <mstyle mathvariant="italic">
        <mtext>p</mtext>
      </mstyle>
      <mstyle mathvariant="italic">
        <mtext>p</mtext>
      </mstyle>
      <mstyle mathvariant="italic">
        <mtext>o</mtext>
      </mstyle>
      <mstyle mathvariant="italic">
        <mtext>r</mtext>
      </mstyle>
      <mstyle mathvariant="italic">
        <mtext>t</mtext>
      </mstyle>
      <mstyle mathvariant="italic">
        <mtext> </mtext>
      </mstyle>
      <mstyle mathvariant="italic">
        <mtext>m</mtext>
      </mstyle>
      <mstyle mathvariant="italic">
        <mtext>a</mtext>
      </mstyle>
      <mstyle mathvariant="italic">
        <mtext>t</mtext>
      </mstyle>
      <mstyle mathvariant="italic">
        <mtext>e</mtext>
      </mstyle>
      <mstyle mathvariant="italic">
        <mtext>r</mtext>
      </mstyle>
      <mstyle mathvariant="italic">
        <mtext>i</mtext>
      </mstyle>
      <mstyle mathvariant="italic">
        <mtext>a</mtext>
      </mstyle>
      <mstyle mathvariant="italic">
        <mtext>l</mtext>
      </mstyle>
    </mrow>
    <annotation encoding="StarMath 5.0">{{italic " " italic "A"}_{italic "P" italic "C" italic "B" , italic " " italic "s" italic "u" italic "r" italic "f" italic "a" italic "c" italic "e"} -italic "A" italic "r" italic "e" italic "a" italic " " italic "o" italic "f" italic " " italic "P" italic "C" italic "B" italic " " italic "s" italic "u" italic "p" italic "p" italic "o" italic "r" italic "t" italic " " italic "m" italic "a" italic "t" italic "e" italic "r" italic "i" italic "a" italic "l"}</annotation>
  </semantics>
</math>
</file>

<file path=Object 384/content.xml><?xml version="1.0" encoding="utf-8"?>
<math xmlns="http://www.w3.org/1998/Math/MathML" display="block">
  <semantics>
    <mrow>
      <mstyle mathvariant="italic">
        <msup>
          <mtext>m</mtext>
          <mstyle mathvariant="italic">
            <mtext>2</mtext>
          </mstyle>
        </msup>
      </mstyle>
      <mo stretchy="false">]</mo>
    </mrow>
    <annotation encoding="StarMath 5.0">{italic "m"^italic "2"  \]}</annotation>
  </semantics>
</math>
</file>

<file path=Object 385/content.xml><?xml version="1.0" encoding="utf-8"?>
<math xmlns="http://www.w3.org/1998/Math/MathML" display="block">
  <semantics>
    <mrow>
      <mrow>
        <mstyle mathvariant="italic">
          <msub>
            <mtext>N</mtext>
            <mrow>
              <mstyle mathvariant="italic">
                <mtext>P</mtext>
              </mstyle>
              <mstyle mathvariant="italic">
                <mtext>C</mtext>
              </mstyle>
              <mstyle mathvariant="italic">
                <mtext>B</mtext>
              </mstyle>
              <mi>,</mi>
              <mstyle mathvariant="italic">
                <mtext>s</mtext>
              </mstyle>
              <mstyle mathvariant="italic">
                <mtext>u</mtext>
              </mstyle>
              <mstyle mathvariant="italic">
                <mtext>r</mtext>
              </mstyle>
              <mstyle mathvariant="italic">
                <mtext>f</mtext>
              </mstyle>
              <mstyle mathvariant="italic">
                <mtext>a</mtext>
              </mstyle>
              <mstyle mathvariant="italic">
                <mtext>c</mtext>
              </mstyle>
              <mstyle mathvariant="italic">
                <mtext>e</mtext>
              </mstyle>
            </mrow>
          </msub>
        </mstyle>
        <mo stretchy="false">−</mo>
        <mstyle mathvariant="italic">
          <mtext>A</mtext>
        </mstyle>
      </mrow>
      <mstyle mathvariant="italic">
        <mtext>m</mtext>
      </mstyle>
      <mstyle mathvariant="italic">
        <mtext>o</mtext>
      </mstyle>
      <mstyle mathvariant="italic">
        <mtext>u</mtext>
      </mstyle>
      <mstyle mathvariant="italic">
        <mtext>n</mtext>
      </mstyle>
      <mstyle mathvariant="italic">
        <mtext>t</mtext>
      </mstyle>
      <mstyle mathvariant="italic">
        <mtext> </mtext>
      </mstyle>
      <mstyle mathvariant="italic">
        <mtext>o</mtext>
      </mstyle>
      <mstyle mathvariant="italic">
        <mtext>f</mtext>
      </mstyle>
      <mstyle mathvariant="italic">
        <mtext> </mtext>
      </mstyle>
      <mstyle mathvariant="italic">
        <mtext>P</mtext>
      </mstyle>
      <mstyle mathvariant="italic">
        <mtext>C</mtext>
      </mstyle>
      <mstyle mathvariant="italic">
        <mtext>B</mtext>
      </mstyle>
      <mstyle mathvariant="italic">
        <mtext> </mtext>
      </mstyle>
      <mstyle mathvariant="italic">
        <mtext>s</mtext>
      </mstyle>
      <mstyle mathvariant="italic">
        <mtext>u</mtext>
      </mstyle>
      <mstyle mathvariant="italic">
        <mtext>p</mtext>
      </mstyle>
      <mstyle mathvariant="italic">
        <mtext>p</mtext>
      </mstyle>
      <mstyle mathvariant="italic">
        <mtext>o</mtext>
      </mstyle>
      <mstyle mathvariant="italic">
        <mtext>r</mtext>
      </mstyle>
      <mstyle mathvariant="italic">
        <mtext>t</mtext>
      </mstyle>
      <mstyle mathvariant="italic">
        <mtext> </mtext>
      </mstyle>
      <mstyle mathvariant="italic">
        <mtext>m</mtext>
      </mstyle>
      <mstyle mathvariant="italic">
        <mtext>a</mtext>
      </mstyle>
      <mstyle mathvariant="italic">
        <mtext>t</mtext>
      </mstyle>
      <mstyle mathvariant="italic">
        <mtext>e</mtext>
      </mstyle>
      <mstyle mathvariant="italic">
        <mtext>r</mtext>
      </mstyle>
      <mstyle mathvariant="italic">
        <mtext>i</mtext>
      </mstyle>
      <mstyle mathvariant="italic">
        <mtext>a</mtext>
      </mstyle>
      <mstyle mathvariant="italic">
        <mtext>l</mtext>
      </mstyle>
      <mstyle mathvariant="italic">
        <mtext> </mtext>
      </mstyle>
      <mo stretchy="false">[</mo>
      <mstyle mathvariant="italic">
        <mtext>k</mtext>
      </mstyle>
      <mstyle mathvariant="italic">
        <mtext>g</mtext>
      </mstyle>
    </mrow>
    <annotation encoding="StarMath 5.0">{italic "N"_{italic "P" italic "C" italic "B" , italic "s" italic "u" italic "r" italic "f" italic "a" italic "c" italic "e"} -italic "A" italic "m" italic "o" italic "u" italic "n" italic "t" italic " " italic "o" italic "f" italic " " italic "P" italic "C" italic "B" italic " " italic "s" italic "u" italic "p" italic "p" italic "o" italic "r" italic "t" italic " " italic "m" italic "a" italic "t" italic "e" italic "r" italic "i" italic "a" italic "l" italic " "  \[ italic "k" italic "g"}</annotation>
  </semantics>
</math>
</file>

<file path=Object 386/content.xml><?xml version="1.0" encoding="utf-8"?>
<math xmlns="http://www.w3.org/1998/Math/MathML" display="block">
  <semantics>
    <mrow>
      <mrow>
        <mstyle mathvariant="italic">
          <msub>
            <mtext>w</mtext>
            <mrow>
              <mstyle mathvariant="italic">
                <mtext>P</mtext>
              </mstyle>
              <mstyle mathvariant="italic">
                <mtext>C</mtext>
              </mstyle>
              <mstyle mathvariant="italic">
                <mtext>B</mtext>
              </mstyle>
              <mi>,</mi>
              <mstyle mathvariant="italic">
                <mtext>m</mtext>
              </mstyle>
              <mstyle mathvariant="italic">
                <mtext>o</mtext>
              </mstyle>
              <mstyle mathvariant="italic">
                <mtext>u</mtext>
              </mstyle>
              <mstyle mathvariant="italic">
                <mtext>n</mtext>
              </mstyle>
              <mstyle mathvariant="italic">
                <mtext>t</mtext>
              </mstyle>
              <mstyle mathvariant="italic">
                <mtext>e</mtext>
              </mstyle>
              <mstyle mathvariant="italic">
                <mtext>d</mtext>
              </mstyle>
            </mrow>
          </msub>
        </mstyle>
        <mo stretchy="false">=</mo>
        <mstyle mathvariant="italic">
          <mtext>0,75</mtext>
        </mstyle>
      </mrow>
      <mrow>
        <mfrac>
          <mstyle mathvariant="italic">
            <mtext>g</mtext>
          </mstyle>
          <mrow>
            <mstyle mathvariant="italic">
              <mtext>c</mtext>
            </mstyle>
            <mstyle mathvariant="italic">
              <msup>
                <mtext>m</mtext>
                <mstyle mathvariant="italic">
                  <mtext>2</mtext>
                </mstyle>
              </msup>
            </mstyle>
          </mrow>
        </mfrac>
        <mo stretchy="false">=</mo>
        <mstyle mathvariant="italic">
          <mtext>7,5</mtext>
        </mstyle>
      </mrow>
      <mstyle mathvariant="italic">
        <mtext> </mtext>
      </mstyle>
      <mfrac>
        <mrow>
          <mstyle mathvariant="italic">
            <mtext>k</mtext>
          </mstyle>
          <mstyle mathvariant="italic">
            <mtext>g</mtext>
          </mstyle>
        </mrow>
        <mrow>
          <mstyle mathvariant="italic">
            <mtext>m</mtext>
          </mstyle>
          <mstyle mathvariant="italic">
            <msup>
              <mtext>m</mtext>
              <mstyle mathvariant="italic">
                <mtext>2</mtext>
              </mstyle>
            </msup>
          </mstyle>
        </mrow>
      </mfrac>
    </mrow>
    <annotation encoding="StarMath 5.0">{italic "w"_{italic "P" italic "C" italic "B" , italic "m" italic "o" italic "u" italic "n" italic "t" italic "e" italic "d"} =italic "0,75" italic "g" over {italic "c" italic "m"^italic "2"} =italic "7,5" italic " " {italic "k" italic "g"} over {italic "m" italic "m"^italic "2"}}</annotation>
  </semantics>
</math>
</file>

<file path=Object 387/content.xml><?xml version="1.0" encoding="utf-8"?>
<math xmlns="http://www.w3.org/1998/Math/MathML" display="block">
  <semantics>
    <mrow>
      <mrow>
        <mstyle mathvariant="italic">
          <msub>
            <mtext>N</mtext>
            <mrow>
              <mstyle mathvariant="italic">
                <mtext>P</mtext>
              </mstyle>
              <mstyle mathvariant="italic">
                <mtext>C</mtext>
              </mstyle>
              <mstyle mathvariant="italic">
                <mtext>B</mtext>
              </mstyle>
              <mi>,</mi>
              <mstyle mathvariant="italic">
                <mtext>m</mtext>
              </mstyle>
              <mstyle mathvariant="italic">
                <mtext>o</mtext>
              </mstyle>
              <mstyle mathvariant="italic">
                <mtext>u</mtext>
              </mstyle>
              <mstyle mathvariant="italic">
                <mtext>n</mtext>
              </mstyle>
              <mstyle mathvariant="italic">
                <mtext>t</mtext>
              </mstyle>
              <mstyle mathvariant="italic">
                <mtext>e</mtext>
              </mstyle>
              <mstyle mathvariant="italic">
                <mtext>d</mtext>
              </mstyle>
            </mrow>
          </msub>
        </mstyle>
        <mo stretchy="false">=</mo>
        <mstyle mathvariant="italic">
          <msub>
            <mtext>w</mtext>
            <mrow>
              <mstyle mathvariant="italic">
                <mtext>P</mtext>
              </mstyle>
              <mstyle mathvariant="italic">
                <mtext>C</mtext>
              </mstyle>
              <mstyle mathvariant="italic">
                <mtext>B</mtext>
              </mstyle>
              <mtext>.</mtext>
              <mstyle mathvariant="italic">
                <mtext>m</mtext>
              </mstyle>
              <mstyle mathvariant="italic">
                <mtext>o</mtext>
              </mstyle>
              <mstyle mathvariant="italic">
                <mtext>u</mtext>
              </mstyle>
              <mstyle mathvariant="italic">
                <mtext>n</mtext>
              </mstyle>
              <mstyle mathvariant="italic">
                <mtext>t</mtext>
              </mstyle>
              <mstyle mathvariant="italic">
                <mtext>e</mtext>
              </mstyle>
              <mstyle mathvariant="italic">
                <mtext>d</mtext>
              </mstyle>
            </mrow>
          </msub>
        </mstyle>
      </mrow>
      <mstyle mathvariant="italic">
        <mtext>*</mtext>
      </mstyle>
      <mstyle mathvariant="italic">
        <msub>
          <mtext>A</mtext>
          <mrow>
            <mstyle mathvariant="italic">
              <mtext>P</mtext>
            </mstyle>
            <mstyle mathvariant="italic">
              <mtext>C</mtext>
            </mstyle>
            <mstyle mathvariant="italic">
              <mtext>B</mtext>
            </mstyle>
            <mi>,</mi>
            <mstyle mathvariant="italic">
              <mtext>m</mtext>
            </mstyle>
            <mstyle mathvariant="italic">
              <mtext>o</mtext>
            </mstyle>
            <mstyle mathvariant="italic">
              <mtext>u</mtext>
            </mstyle>
            <mstyle mathvariant="italic">
              <mtext>n</mtext>
            </mstyle>
            <mstyle mathvariant="italic">
              <mtext>t</mtext>
            </mstyle>
            <mstyle mathvariant="italic">
              <mtext>e</mtext>
            </mstyle>
            <mstyle mathvariant="italic">
              <mtext>d</mtext>
            </mstyle>
          </mrow>
        </msub>
      </mstyle>
    </mrow>
    <annotation encoding="StarMath 5.0">{italic "N"_{italic "P" italic "C" italic "B" , italic "m" italic "o" italic "u" italic "n" italic "t" italic "e" italic "d"} =italic "w"_{italic "P" italic "C" italic "B"  "."  italic "m" italic "o" italic "u" italic "n" italic "t" italic "e" italic "d"} italic "*" italic "A"_{italic "P" italic "C" italic "B" , italic "m" italic "o" italic "u" italic "n" italic "t" italic "e" italic "d"}}</annotation>
  </semantics>
</math>
</file>

<file path=Object 388/content.xml><?xml version="1.0" encoding="utf-8"?>
<math xmlns="http://www.w3.org/1998/Math/MathML" display="block">
  <semantics>
    <mrow>
      <mrow>
        <msub>
          <mrow>
            <mstyle mathvariant="italic">
              <mtext> </mtext>
            </mstyle>
            <mstyle mathvariant="italic">
              <mtext>A</mtext>
            </mstyle>
          </mrow>
          <mrow>
            <mstyle mathvariant="italic">
              <mtext>P</mtext>
            </mstyle>
            <mstyle mathvariant="italic">
              <mtext>C</mtext>
            </mstyle>
            <mstyle mathvariant="italic">
              <mtext>B</mtext>
            </mstyle>
            <mi>,</mi>
            <mstyle mathvariant="italic">
              <mtext> </mtext>
            </mstyle>
            <mstyle mathvariant="italic">
              <mtext>m</mtext>
            </mstyle>
            <mstyle mathvariant="italic">
              <mtext>o</mtext>
            </mstyle>
            <mstyle mathvariant="italic">
              <mtext>u</mtext>
            </mstyle>
            <mstyle mathvariant="italic">
              <mtext>n</mtext>
            </mstyle>
            <mstyle mathvariant="italic">
              <mtext>t</mtext>
            </mstyle>
            <mstyle mathvariant="italic">
              <mtext>e</mtext>
            </mstyle>
            <mstyle mathvariant="italic">
              <mtext>d</mtext>
            </mstyle>
          </mrow>
        </msub>
        <mo stretchy="false">−</mo>
        <mstyle mathvariant="italic">
          <mtext>A</mtext>
        </mstyle>
      </mrow>
      <mstyle mathvariant="italic">
        <mtext>r</mtext>
      </mstyle>
      <mstyle mathvariant="italic">
        <mtext>e</mtext>
      </mstyle>
      <mstyle mathvariant="italic">
        <mtext>a</mtext>
      </mstyle>
      <mstyle mathvariant="italic">
        <mtext> </mtext>
      </mstyle>
      <mstyle mathvariant="italic">
        <mtext>o</mtext>
      </mstyle>
      <mstyle mathvariant="italic">
        <mtext>f</mtext>
      </mstyle>
      <mstyle mathvariant="italic">
        <mtext> </mtext>
      </mstyle>
      <mstyle mathvariant="italic">
        <mtext>P</mtext>
      </mstyle>
      <mstyle mathvariant="italic">
        <mtext>C</mtext>
      </mstyle>
      <mstyle mathvariant="italic">
        <mtext>B</mtext>
      </mstyle>
      <mstyle mathvariant="italic">
        <mtext> </mtext>
      </mstyle>
      <mstyle mathvariant="italic">
        <mtext>m</mtext>
      </mstyle>
      <mstyle mathvariant="italic">
        <mtext>o</mtext>
      </mstyle>
      <mstyle mathvariant="italic">
        <mtext>u</mtext>
      </mstyle>
      <mstyle mathvariant="italic">
        <mtext>n</mtext>
      </mstyle>
      <mstyle mathvariant="italic">
        <mtext>t</mtext>
      </mstyle>
      <mstyle mathvariant="italic">
        <mtext>e</mtext>
      </mstyle>
      <mstyle mathvariant="italic">
        <mtext>d</mtext>
      </mstyle>
      <mstyle mathvariant="italic">
        <mtext> </mtext>
      </mstyle>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style mathvariant="italic">
        <mtext>s</mtext>
      </mstyle>
      <mstyle mathvariant="italic">
        <mtext> </mtext>
      </mstyle>
      <mrow>
        <mo fence="true" stretchy="true">(</mo>
        <mrow>
          <mrow>
            <mstyle mathvariant="italic">
              <mtext>u</mtext>
            </mstyle>
            <mstyle mathvariant="italic">
              <mtext>n</mtext>
            </mstyle>
            <mstyle mathvariant="italic">
              <mtext>k</mtext>
            </mstyle>
            <mstyle mathvariant="italic">
              <mtext>n</mtext>
            </mstyle>
            <mstyle mathvariant="italic">
              <mtext>o</mtext>
            </mstyle>
            <mstyle mathvariant="italic">
              <mtext>w</mtext>
            </mstyle>
            <mstyle mathvariant="italic">
              <mtext>n</mtext>
            </mstyle>
            <mstyle mathvariant="italic">
              <mtext> </mtext>
            </mstyle>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style mathvariant="italic">
              <mtext>s</mtext>
            </mstyle>
          </mrow>
        </mrow>
        <mo fence="true" stretchy="true">)</mo>
      </mrow>
      <mo stretchy="false">[</mo>
      <mstyle mathvariant="italic">
        <msup>
          <mtext>m</mtext>
          <mstyle mathvariant="italic">
            <mtext>2</mtext>
          </mstyle>
        </msup>
      </mstyle>
      <mo stretchy="false">]</mo>
    </mrow>
    <annotation encoding="StarMath 5.0">{{italic " " italic "A"}_{italic "P" italic "C" italic "B" , italic " " italic "m" italic "o" italic "u" italic "n" italic "t" italic "e" italic "d"} -italic "A" italic "r" italic "e" italic "a" italic " " italic "o" italic "f" italic " " italic "P" italic "C" italic "B" italic " " italic "m" italic "o" italic "u" italic "n" italic "t" italic "e" italic "d" italic " " italic "c" italic "o" italic "m" italic "p" italic "o" italic "n" italic "e" italic "n" italic "t" italic "s" italic " " left ( {italic "u" italic "n" italic "k" italic "n" italic "o" italic "w" italic "n" italic " " italic "c" italic "o" italic "m" italic "p" italic "o" italic "n" italic "e" italic "n" italic "t" italic "s"} right )   \[ italic "m"^italic "2"  \]}</annotation>
  </semantics>
</math>
</file>

<file path=Object 389/content.xml><?xml version="1.0" encoding="utf-8"?>
<math xmlns="http://www.w3.org/1998/Math/MathML" display="block">
  <semantics>
    <mrow>
      <mrow>
        <mstyle mathvariant="italic">
          <msub>
            <mtext>N</mtext>
            <mrow>
              <mstyle mathvariant="italic">
                <mtext>P</mtext>
              </mstyle>
              <mstyle mathvariant="italic">
                <mtext>C</mtext>
              </mstyle>
              <mstyle mathvariant="italic">
                <mtext>B</mtext>
              </mstyle>
              <mi>,</mi>
              <mstyle mathvariant="italic">
                <mtext>s</mtext>
              </mstyle>
              <mstyle mathvariant="italic">
                <mtext>u</mtext>
              </mstyle>
              <mstyle mathvariant="italic">
                <mtext>r</mtext>
              </mstyle>
              <mstyle mathvariant="italic">
                <mtext>f</mtext>
              </mstyle>
              <mstyle mathvariant="italic">
                <mtext>a</mtext>
              </mstyle>
              <mstyle mathvariant="italic">
                <mtext>c</mtext>
              </mstyle>
              <mstyle mathvariant="italic">
                <mtext>e</mtext>
              </mstyle>
            </mrow>
          </msub>
        </mstyle>
        <mo stretchy="false">−</mo>
        <mstyle mathvariant="italic">
          <mtext>A</mtext>
        </mstyle>
      </mrow>
      <mstyle mathvariant="italic">
        <mtext>m</mtext>
      </mstyle>
      <mstyle mathvariant="italic">
        <mtext>o</mtext>
      </mstyle>
      <mstyle mathvariant="italic">
        <mtext>u</mtext>
      </mstyle>
      <mstyle mathvariant="italic">
        <mtext>n</mtext>
      </mstyle>
      <mstyle mathvariant="italic">
        <mtext>t</mtext>
      </mstyle>
      <mstyle mathvariant="italic">
        <mtext> </mtext>
      </mstyle>
      <mstyle mathvariant="italic">
        <mtext>o</mtext>
      </mstyle>
      <mstyle mathvariant="italic">
        <mtext>f</mtext>
      </mstyle>
      <mstyle mathvariant="italic">
        <mtext> </mtext>
      </mstyle>
      <mstyle mathvariant="italic">
        <mtext>P</mtext>
      </mstyle>
      <mstyle mathvariant="italic">
        <mtext>C</mtext>
      </mstyle>
      <mstyle mathvariant="italic">
        <mtext>B</mtext>
      </mstyle>
      <mstyle mathvariant="italic">
        <mtext> </mtext>
      </mstyle>
      <mstyle mathvariant="italic">
        <mtext>m</mtext>
      </mstyle>
      <mstyle mathvariant="italic">
        <mtext>o</mtext>
      </mstyle>
      <mstyle mathvariant="italic">
        <mtext>u</mtext>
      </mstyle>
      <mstyle mathvariant="italic">
        <mtext>n</mtext>
      </mstyle>
      <mstyle mathvariant="italic">
        <mtext>t</mtext>
      </mstyle>
      <mstyle mathvariant="italic">
        <mtext>e</mtext>
      </mstyle>
      <mstyle mathvariant="italic">
        <mtext>d</mtext>
      </mstyle>
      <mstyle mathvariant="italic">
        <mtext> </mtext>
      </mstyle>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style mathvariant="italic">
        <mtext>s</mtext>
      </mstyle>
      <mstyle mathvariant="italic">
        <mtext> </mtext>
      </mstyle>
      <mrow>
        <mo fence="true" stretchy="true">(</mo>
        <mrow>
          <mrow>
            <mstyle mathvariant="italic">
              <mtext>u</mtext>
            </mstyle>
            <mstyle mathvariant="italic">
              <mtext>n</mtext>
            </mstyle>
            <mstyle mathvariant="italic">
              <mtext>k</mtext>
            </mstyle>
            <mstyle mathvariant="italic">
              <mtext>n</mtext>
            </mstyle>
            <mstyle mathvariant="italic">
              <mtext>o</mtext>
            </mstyle>
            <mstyle mathvariant="italic">
              <mtext>w</mtext>
            </mstyle>
            <mstyle mathvariant="italic">
              <mtext>n</mtext>
            </mstyle>
            <mstyle mathvariant="italic">
              <mtext> </mtext>
            </mstyle>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style mathvariant="italic">
              <mtext>s</mtext>
            </mstyle>
          </mrow>
        </mrow>
        <mo fence="true" stretchy="true">)</mo>
      </mrow>
      <mo stretchy="false">[</mo>
      <mstyle mathvariant="italic">
        <mtext>k</mtext>
      </mstyle>
      <mstyle mathvariant="italic">
        <mtext>g</mtext>
      </mstyle>
      <mo stretchy="false">]</mo>
    </mrow>
    <annotation encoding="StarMath 5.0">{italic "N"_{italic "P" italic "C" italic "B" , italic "s" italic "u" italic "r" italic "f" italic "a" italic "c" italic "e"} -italic "A" italic "m" italic "o" italic "u" italic "n" italic "t" italic " " italic "o" italic "f" italic " " italic "P" italic "C" italic "B" italic " " italic "m" italic "o" italic "u" italic "n" italic "t" italic "e" italic "d" italic " " italic "c" italic "o" italic "m" italic "p" italic "o" italic "n" italic "e" italic "n" italic "t" italic "s" italic " " left ( {italic "u" italic "n" italic "k" italic "n" italic "o" italic "w" italic "n" italic " " italic "c" italic "o" italic "m" italic "p" italic "o" italic "n" italic "e" italic "n" italic "t" italic "s"} right )   \[ italic "k" italic "g"  \]}</annotation>
  </semantics>
</math>
</file>

<file path=Object 39/content.xml><?xml version="1.0" encoding="utf-8"?>
<math xmlns="http://www.w3.org/1998/Math/MathML" display="block">
  <semantics>
    <mrow>
      <mstyle mathvariant="italic">
        <msub>
          <mtext>M</mtext>
          <mstyle mathvariant="italic">
            <mtext>x</mtext>
          </mstyle>
        </msub>
      </mstyle>
      <mstyle mathvariant="italic">
        <mtext> </mtext>
      </mstyle>
      <mstyle mathvariant="italic">
        <mtext>x</mtext>
      </mstyle>
      <mstyle mathvariant="italic">
        <mtext> </mtext>
      </mstyle>
      <mstyle mathvariant="italic">
        <msub>
          <mtext>M</mtext>
          <mstyle mathvariant="italic">
            <mtext>y</mtext>
          </mstyle>
        </msub>
      </mstyle>
      <mstyle mathvariant="italic">
        <mtext> </mtext>
      </mstyle>
    </mrow>
    <annotation encoding="StarMath 5.0">{italic "M"_italic "x" italic " " italic "x" italic " " italic "M"_italic "y" italic " "}</annotation>
  </semantics>
</math>
</file>

<file path=Object 390/content.xml><?xml version="1.0" encoding="utf-8"?>
<math xmlns="http://www.w3.org/1998/Math/MathML" display="block">
  <semantics>
    <mrow>
      <mrow>
        <mstyle mathvariant="italic">
          <msub>
            <mtext>N</mtext>
            <mrow>
              <mstyle mathvariant="italic">
                <mtext>P</mtext>
              </mstyle>
              <mstyle mathvariant="italic">
                <mtext>C</mtext>
              </mstyle>
              <mstyle mathvariant="italic">
                <mtext>B</mtext>
              </mstyle>
              <mi>,</mi>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i>,</mi>
              <mstyle mathvariant="italic">
                <mtext>m</mtext>
              </mstyle>
              <mstyle mathvariant="italic">
                <mtext>o</mtext>
              </mstyle>
              <mstyle mathvariant="italic">
                <mtext>d</mtext>
              </mstyle>
              <mstyle mathvariant="italic">
                <mtext>e</mtext>
              </mstyle>
              <mstyle mathvariant="italic">
                <mtext>l</mtext>
              </mstyle>
            </mrow>
          </msub>
        </mstyle>
        <mo stretchy="false">=</mo>
        <mstyle mathvariant="italic">
          <msub>
            <mtext>N</mtext>
            <mrow>
              <mstyle mathvariant="italic">
                <mtext>P</mtext>
              </mstyle>
              <mstyle mathvariant="italic">
                <mtext>C</mtext>
              </mstyle>
              <mstyle mathvariant="italic">
                <mtext>B</mtext>
              </mstyle>
              <mi>,</mi>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row>
          </msub>
        </mstyle>
      </mrow>
      <mstyle mathvariant="italic">
        <mtext>*</mtext>
      </mstyle>
      <mstyle mathvariant="italic">
        <mtext> </mtext>
      </mstyle>
      <mfrac>
        <mstyle mathvariant="italic">
          <msub>
            <mtext>m</mtext>
            <mrow>
              <mstyle mathvariant="italic">
                <mtext>P</mtext>
              </mstyle>
              <mstyle mathvariant="italic">
                <mtext>C</mtext>
              </mstyle>
              <mstyle mathvariant="italic">
                <mtext>B</mtext>
              </mstyle>
              <mi>,</mi>
              <mstyle mathvariant="italic">
                <mtext> </mtext>
              </mstyle>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row>
          </msub>
        </mstyle>
        <mstyle mathvariant="italic">
          <msub>
            <mtext>m</mtext>
            <mrow>
              <mstyle mathvariant="italic">
                <mtext>G</mtext>
              </mstyle>
              <mstyle mathvariant="italic">
                <mtext>a</mtext>
              </mstyle>
              <mstyle mathvariant="italic">
                <mtext>B</mtext>
              </mstyle>
              <mstyle mathvariant="italic">
                <mtext>i</mtext>
              </mstyle>
              <mi>,</mi>
              <mstyle mathvariant="italic">
                <mtext> </mtext>
              </mstyle>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row>
          </msub>
        </mstyle>
      </mfrac>
    </mrow>
    <annotation encoding="StarMath 5.0">{italic "N"_{italic "P" italic "C" italic "B" , italic "c" italic "o" italic "m" italic "p" italic "o" italic "n" italic "e" italic "n" italic "t" , italic "m" italic "o" italic "d" italic "e" italic "l"} =italic "N"_{italic "P" italic "C" italic "B" , italic "c" italic "o" italic "m" italic "p" italic "o" italic "n" italic "e" italic "n" italic "t"} italic "*" italic " " italic "m"_{italic "P" italic "C" italic "B" , italic " " italic "c" italic "o" italic "m" italic "p" italic "o" italic "n" italic "e" italic "n" italic "t"} over italic "m"_{italic "G" italic "a" italic "B" italic "i" , italic " " italic "c" italic "o" italic "m" italic "p" italic "o" italic "n" italic "e" italic "n" italic "t"}}</annotation>
  </semantics>
</math>
</file>

<file path=Object 391/content.xml><?xml version="1.0" encoding="utf-8"?>
<math xmlns="http://www.w3.org/1998/Math/MathML" display="block">
  <semantics>
    <mrow>
      <mrow>
        <msub>
          <mrow>
            <mstyle mathvariant="italic">
              <mtext> </mtext>
            </mstyle>
            <mstyle mathvariant="italic">
              <mtext>m</mtext>
            </mstyle>
          </mrow>
          <mrow>
            <mstyle mathvariant="italic">
              <mtext>P</mtext>
            </mstyle>
            <mstyle mathvariant="italic">
              <mtext>C</mtext>
            </mstyle>
            <mstyle mathvariant="italic">
              <mtext>B</mtext>
            </mstyle>
            <mi>,</mi>
            <mstyle mathvariant="italic">
              <mtext> </mtext>
            </mstyle>
            <mstyle mathvariant="italic">
              <mtext>m</mtext>
            </mstyle>
            <mstyle mathvariant="italic">
              <mtext>o</mtext>
            </mstyle>
            <mstyle mathvariant="italic">
              <mtext>u</mtext>
            </mstyle>
            <mstyle mathvariant="italic">
              <mtext>n</mtext>
            </mstyle>
            <mstyle mathvariant="italic">
              <mtext>t</mtext>
            </mstyle>
            <mstyle mathvariant="italic">
              <mtext>e</mtext>
            </mstyle>
            <mstyle mathvariant="italic">
              <mtext>d</mtext>
            </mstyle>
          </mrow>
        </msub>
        <mo stretchy="false">−</mo>
        <mstyle mathvariant="italic">
          <mtext>M</mtext>
        </mstyle>
      </mrow>
      <mstyle mathvariant="italic">
        <mtext>a</mtext>
      </mstyle>
      <mstyle mathvariant="italic">
        <mtext>s</mtext>
      </mstyle>
      <mstyle mathvariant="italic">
        <mtext>s</mtext>
      </mstyle>
      <mstyle mathvariant="italic">
        <mtext> </mtext>
      </mstyle>
      <mstyle mathvariant="italic">
        <mtext>o</mtext>
      </mstyle>
      <mstyle mathvariant="italic">
        <mtext>f</mtext>
      </mstyle>
      <mstyle mathvariant="italic">
        <mtext> </mtext>
      </mstyle>
      <mstyle mathvariant="italic">
        <mtext>t</mtext>
      </mstyle>
      <mstyle mathvariant="italic">
        <mtext>h</mtext>
      </mstyle>
      <mstyle mathvariant="italic">
        <mtext>e</mtext>
      </mstyle>
      <mstyle mathvariant="italic">
        <mtext> </mtext>
      </mstyle>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style mathvariant="italic">
        <mtext> </mtext>
      </mstyle>
      <mo stretchy="false">[</mo>
      <mstyle mathvariant="italic">
        <mtext>k</mtext>
      </mstyle>
      <mstyle mathvariant="italic">
        <mtext>g</mtext>
      </mstyle>
      <mo stretchy="false">]</mo>
    </mrow>
    <annotation encoding="StarMath 5.0">{{italic " " italic "m"}_{italic "P" italic "C" italic "B" , italic " " italic "m" italic "o" italic "u" italic "n" italic "t" italic "e" italic "d"} -italic "M" italic "a" italic "s" italic "s" italic " " italic "o" italic "f" italic " " italic "t" italic "h" italic "e" italic " " italic "c" italic "o" italic "m" italic "p" italic "o" italic "n" italic "e" italic "n" italic "t" italic " "  \[ italic "k" italic "g"  \]}</annotation>
  </semantics>
</math>
</file>

<file path=Object 392/content.xml><?xml version="1.0" encoding="utf-8"?>
<math xmlns="http://www.w3.org/1998/Math/MathML" display="block">
  <semantics>
    <mrow>
      <mrow>
        <mstyle mathvariant="italic">
          <msub>
            <mtext>m</mtext>
            <mrow>
              <mstyle mathvariant="italic">
                <mtext>G</mtext>
              </mstyle>
              <mstyle mathvariant="italic">
                <mtext>a</mtext>
              </mstyle>
              <mstyle mathvariant="italic">
                <mtext>B</mtext>
              </mstyle>
              <mstyle mathvariant="italic">
                <mtext>i</mtext>
              </mstyle>
              <mi>,</mi>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row>
          </msub>
        </mstyle>
        <mo stretchy="false">−</mo>
        <mstyle mathvariant="italic">
          <mtext>M</mtext>
        </mstyle>
      </mrow>
      <mstyle mathvariant="italic">
        <mtext>a</mtext>
      </mstyle>
      <mstyle mathvariant="italic">
        <mtext>s</mtext>
      </mstyle>
      <mstyle mathvariant="italic">
        <mtext>s</mtext>
      </mstyle>
      <mstyle mathvariant="italic">
        <mtext> </mtext>
      </mstyle>
      <mstyle mathvariant="italic">
        <mtext>o</mtext>
      </mstyle>
      <mstyle mathvariant="italic">
        <mtext>f</mtext>
      </mstyle>
      <mstyle mathvariant="italic">
        <mtext> </mtext>
      </mstyle>
      <mstyle mathvariant="italic">
        <mtext>t</mtext>
      </mstyle>
      <mstyle mathvariant="italic">
        <mtext>h</mtext>
      </mstyle>
      <mstyle mathvariant="italic">
        <mtext>e</mtext>
      </mstyle>
      <mstyle mathvariant="italic">
        <mtext> </mtext>
      </mstyle>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style mathvariant="italic">
        <mtext> </mtext>
      </mstyle>
      <mstyle mathvariant="italic">
        <mtext>i</mtext>
      </mstyle>
      <mstyle mathvariant="italic">
        <mtext>n</mtext>
      </mstyle>
      <mstyle mathvariant="italic">
        <mtext> </mtext>
      </mstyle>
      <mstyle mathvariant="italic">
        <mtext>G</mtext>
      </mstyle>
      <mstyle mathvariant="italic">
        <mtext>a</mtext>
      </mstyle>
      <mstyle mathvariant="italic">
        <mtext>B</mtext>
      </mstyle>
      <mstyle mathvariant="italic">
        <mtext>i</mtext>
      </mstyle>
      <mstyle mathvariant="italic">
        <mtext> </mtext>
      </mstyle>
      <mstyle mathvariant="italic">
        <mtext>d</mtext>
      </mstyle>
      <mstyle mathvariant="italic">
        <mtext>a</mtext>
      </mstyle>
      <mstyle mathvariant="italic">
        <mtext>t</mtext>
      </mstyle>
      <mstyle mathvariant="italic">
        <mtext>a</mtext>
      </mstyle>
      <mstyle mathvariant="italic">
        <mtext>b</mtext>
      </mstyle>
      <mstyle mathvariant="italic">
        <mtext>a</mtext>
      </mstyle>
      <mstyle mathvariant="italic">
        <mtext>s</mtext>
      </mstyle>
      <mstyle mathvariant="italic">
        <mtext>e</mtext>
      </mstyle>
      <mstyle mathvariant="italic">
        <mtext> </mtext>
      </mstyle>
      <mo stretchy="false">[</mo>
      <mstyle mathvariant="italic">
        <mtext>k</mtext>
      </mstyle>
      <mstyle mathvariant="italic">
        <mtext>g</mtext>
      </mstyle>
      <mo stretchy="false">]</mo>
    </mrow>
    <annotation encoding="StarMath 5.0">{italic "m"_{italic "G" italic "a" italic "B" italic "i" , italic "c" italic "o" italic "m" italic "p" italic "o" italic "n" italic "e" italic "n" italic "t"} -italic "M" italic "a" italic "s" italic "s" italic " " italic "o" italic "f" italic " " italic "t" italic "h" italic "e" italic " " italic "c" italic "o" italic "m" italic "p" italic "o" italic "n" italic "e" italic "n" italic "t" italic " " italic "i" italic "n" italic " " italic "G" italic "a" italic "B" italic "i" italic " " italic "d" italic "a" italic "t" italic "a" italic "b" italic "a" italic "s" italic "e" italic " "  \[ italic "k" italic "g"  \]}</annotation>
  </semantics>
</math>
</file>

<file path=Object 393/content.xml><?xml version="1.0" encoding="utf-8"?>
<math xmlns="http://www.w3.org/1998/Math/MathML" display="block">
  <semantics>
    <mrow>
      <mrow>
        <mstyle mathvariant="italic">
          <msub>
            <mtext>N</mtext>
            <mrow>
              <mstyle mathvariant="italic">
                <mtext>P</mtext>
              </mstyle>
              <mstyle mathvariant="italic">
                <mtext>C</mtext>
              </mstyle>
              <mstyle mathvariant="italic">
                <mtext>B</mtext>
              </mstyle>
              <mi>,</mi>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row>
          </msub>
        </mstyle>
        <mo stretchy="false">−</mo>
        <mstyle mathvariant="italic">
          <mtext>N</mtext>
        </mstyle>
      </mrow>
      <mstyle mathvariant="italic">
        <mtext>u</mtext>
      </mstyle>
      <mstyle mathvariant="italic">
        <mtext>m</mtext>
      </mstyle>
      <mstyle mathvariant="italic">
        <mtext>b</mtext>
      </mstyle>
      <mstyle mathvariant="italic">
        <mtext>e</mtext>
      </mstyle>
      <mstyle mathvariant="italic">
        <mtext>r</mtext>
      </mstyle>
      <mstyle mathvariant="italic">
        <mtext> </mtext>
      </mstyle>
      <mstyle mathvariant="italic">
        <mtext>o</mtext>
      </mstyle>
      <mstyle mathvariant="italic">
        <mtext>f</mtext>
      </mstyle>
      <mstyle mathvariant="italic">
        <mtext> </mtext>
      </mstyle>
      <mstyle mathvariant="italic">
        <mtext>a</mtext>
      </mstyle>
      <mstyle mathvariant="italic">
        <mtext> </mtext>
      </mstyle>
      <mstyle mathvariant="italic">
        <mtext>s</mtext>
      </mstyle>
      <mstyle mathvariant="italic">
        <mtext>p</mtext>
      </mstyle>
      <mstyle mathvariant="italic">
        <mtext>e</mtext>
      </mstyle>
      <mstyle mathvariant="italic">
        <mtext>c</mtext>
      </mstyle>
      <mstyle mathvariant="italic">
        <mtext>i</mtext>
      </mstyle>
      <mstyle mathvariant="italic">
        <mtext>f</mtext>
      </mstyle>
      <mstyle mathvariant="italic">
        <mtext>i</mtext>
      </mstyle>
      <mstyle mathvariant="italic">
        <mtext>c</mtext>
      </mstyle>
      <mstyle mathvariant="italic">
        <mtext> </mtext>
      </mstyle>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style mathvariant="italic">
        <mtext> </mtext>
      </mstyle>
      <mstyle mathvariant="italic">
        <mtext>o</mtext>
      </mstyle>
      <mstyle mathvariant="italic">
        <mtext>n</mtext>
      </mstyle>
      <mstyle mathvariant="italic">
        <mtext> </mtext>
      </mstyle>
      <mstyle mathvariant="italic">
        <mtext>t</mtext>
      </mstyle>
      <mstyle mathvariant="italic">
        <mtext>h</mtext>
      </mstyle>
      <mstyle mathvariant="italic">
        <mtext>e</mtext>
      </mstyle>
      <mstyle mathvariant="italic">
        <mtext> </mtext>
      </mstyle>
      <mstyle mathvariant="italic">
        <mtext>P</mtext>
      </mstyle>
      <mstyle mathvariant="italic">
        <mtext>C</mtext>
      </mstyle>
      <mstyle mathvariant="italic">
        <mtext>B</mtext>
      </mstyle>
      <mstyle mathvariant="italic">
        <mtext> </mtext>
      </mstyle>
      <mstyle mathvariant="italic">
        <mtext>b</mtext>
      </mstyle>
      <mstyle mathvariant="italic">
        <mtext>o</mtext>
      </mstyle>
      <mstyle mathvariant="italic">
        <mtext>a</mtext>
      </mstyle>
      <mstyle mathvariant="italic">
        <mtext>r</mtext>
      </mstyle>
      <mstyle mathvariant="italic">
        <mtext>d</mtext>
      </mstyle>
      <mstyle mathvariant="italic">
        <mtext> </mtext>
      </mstyle>
      <mo stretchy="false">[</mo>
      <mstyle mathvariant="italic">
        <mtext>N</mtext>
      </mstyle>
      <mo stretchy="false">]</mo>
    </mrow>
    <annotation encoding="StarMath 5.0">{italic "N"_{italic "P" italic "C" italic "B" , italic "c" italic "o" italic "m" italic "p" italic "o" italic "n" italic "e" italic "n" italic "t"} -italic "N" italic "u" italic "m" italic "b" italic "e" italic "r" italic " " italic "o" italic "f" italic " " italic "a" italic " " italic "s" italic "p" italic "e" italic "c" italic "i" italic "f" italic "i" italic "c" italic " " italic "c" italic "o" italic "m" italic "p" italic "o" italic "n" italic "e" italic "n" italic "t" italic " " italic "o" italic "n" italic " " italic "t" italic "h" italic "e" italic " " italic "P" italic "C" italic "B" italic " " italic "b" italic "o" italic "a" italic "r" italic "d" italic " "  \[ italic "N"  \]}</annotation>
  </semantics>
</math>
</file>

<file path=Object 394/content.xml><?xml version="1.0" encoding="utf-8"?>
<math xmlns="http://www.w3.org/1998/Math/MathML" display="block">
  <semantics>
    <mrow>
      <mrow>
        <mstyle mathvariant="italic">
          <msub>
            <mtext>N</mtext>
            <mrow>
              <mstyle mathvariant="italic">
                <mtext>P</mtext>
              </mstyle>
              <mstyle mathvariant="italic">
                <mtext>C</mtext>
              </mstyle>
              <mstyle mathvariant="italic">
                <mtext>B</mtext>
              </mstyle>
              <mi>,</mi>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i>,</mi>
              <mstyle mathvariant="italic">
                <mtext>m</mtext>
              </mstyle>
              <mstyle mathvariant="italic">
                <mtext>o</mtext>
              </mstyle>
              <mstyle mathvariant="italic">
                <mtext>d</mtext>
              </mstyle>
              <mstyle mathvariant="italic">
                <mtext>e</mtext>
              </mstyle>
              <mstyle mathvariant="italic">
                <mtext>l</mtext>
              </mstyle>
            </mrow>
          </msub>
        </mstyle>
        <mo stretchy="false">−</mo>
        <mstyle mathvariant="italic">
          <mtext>N</mtext>
        </mstyle>
      </mrow>
      <mstyle mathvariant="italic">
        <mtext>u</mtext>
      </mstyle>
      <mstyle mathvariant="italic">
        <mtext>m</mtext>
      </mstyle>
      <mstyle mathvariant="italic">
        <mtext>b</mtext>
      </mstyle>
      <mstyle mathvariant="italic">
        <mtext>e</mtext>
      </mstyle>
      <mstyle mathvariant="italic">
        <mtext>r</mtext>
      </mstyle>
      <mstyle mathvariant="italic">
        <mtext> </mtext>
      </mstyle>
      <mstyle mathvariant="italic">
        <mtext>o</mtext>
      </mstyle>
      <mstyle mathvariant="italic">
        <mtext>f</mtext>
      </mstyle>
      <mstyle mathvariant="italic">
        <mtext> </mtext>
      </mstyle>
      <mstyle mathvariant="italic">
        <mtext>a</mtext>
      </mstyle>
      <mstyle mathvariant="italic">
        <mtext> </mtext>
      </mstyle>
      <mstyle mathvariant="italic">
        <mtext>s</mtext>
      </mstyle>
      <mstyle mathvariant="italic">
        <mtext>p</mtext>
      </mstyle>
      <mstyle mathvariant="italic">
        <mtext>e</mtext>
      </mstyle>
      <mstyle mathvariant="italic">
        <mtext>c</mtext>
      </mstyle>
      <mstyle mathvariant="italic">
        <mtext>i</mtext>
      </mstyle>
      <mstyle mathvariant="italic">
        <mtext>f</mtext>
      </mstyle>
      <mstyle mathvariant="italic">
        <mtext>i</mtext>
      </mstyle>
      <mstyle mathvariant="italic">
        <mtext>c</mtext>
      </mstyle>
      <mstyle mathvariant="italic">
        <mtext> </mtext>
      </mstyle>
      <mstyle mathvariant="italic">
        <mtext>c</mtext>
      </mstyle>
      <mstyle mathvariant="italic">
        <mtext>o</mtext>
      </mstyle>
      <mstyle mathvariant="italic">
        <mtext>m</mtext>
      </mstyle>
      <mstyle mathvariant="italic">
        <mtext>p</mtext>
      </mstyle>
      <mstyle mathvariant="italic">
        <mtext>o</mtext>
      </mstyle>
      <mstyle mathvariant="italic">
        <mtext>n</mtext>
      </mstyle>
      <mstyle mathvariant="italic">
        <mtext>e</mtext>
      </mstyle>
      <mstyle mathvariant="italic">
        <mtext>n</mtext>
      </mstyle>
      <mstyle mathvariant="italic">
        <mtext>t</mtext>
      </mstyle>
      <mstyle mathvariant="italic">
        <mtext> </mtext>
      </mstyle>
      <mstyle mathvariant="italic">
        <mtext>i</mtext>
      </mstyle>
      <mstyle mathvariant="italic">
        <mtext>n</mtext>
      </mstyle>
      <mstyle mathvariant="italic">
        <mtext> </mtext>
      </mstyle>
      <mstyle mathvariant="italic">
        <mtext>t</mtext>
      </mstyle>
      <mstyle mathvariant="italic">
        <mtext>h</mtext>
      </mstyle>
      <mstyle mathvariant="italic">
        <mtext>e</mtext>
      </mstyle>
      <mstyle mathvariant="italic">
        <mtext> </mtext>
      </mstyle>
      <mstyle mathvariant="italic">
        <mtext>P</mtext>
      </mstyle>
      <mstyle mathvariant="italic">
        <mtext>C</mtext>
      </mstyle>
      <mstyle mathvariant="italic">
        <mtext>B</mtext>
      </mstyle>
      <mstyle mathvariant="italic">
        <mtext> </mtext>
      </mstyle>
      <mstyle mathvariant="italic">
        <mtext>m</mtext>
      </mstyle>
      <mstyle mathvariant="italic">
        <mtext>o</mtext>
      </mstyle>
      <mstyle mathvariant="italic">
        <mtext>d</mtext>
      </mstyle>
      <mstyle mathvariant="italic">
        <mtext>e</mtext>
      </mstyle>
      <mstyle mathvariant="italic">
        <mtext>l</mtext>
      </mstyle>
      <mstyle mathvariant="italic">
        <mtext> </mtext>
      </mstyle>
      <mo stretchy="false">[</mo>
      <mstyle mathvariant="italic">
        <mtext>N</mtext>
      </mstyle>
      <mo stretchy="false">]</mo>
    </mrow>
    <annotation encoding="StarMath 5.0">{italic "N"_{italic "P" italic "C" italic "B" , italic "c" italic "o" italic "m" italic "p" italic "o" italic "n" italic "e" italic "n" italic "t" , italic "m" italic "o" italic "d" italic "e" italic "l"} -italic "N" italic "u" italic "m" italic "b" italic "e" italic "r" italic " " italic "o" italic "f" italic " " italic "a" italic " " italic "s" italic "p" italic "e" italic "c" italic "i" italic "f" italic "i" italic "c" italic " " italic "c" italic "o" italic "m" italic "p" italic "o" italic "n" italic "e" italic "n" italic "t" italic " " italic "i" italic "n" italic " " italic "t" italic "h" italic "e" italic " " italic "P" italic "C" italic "B" italic " " italic "m" italic "o" italic "d" italic "e" italic "l" italic " "  \[ italic "N"  \]}</annotation>
  </semantics>
</math>
</file>

<file path=Object 395/content.xml><?xml version="1.0" encoding="utf-8"?>
<math xmlns="http://www.w3.org/1998/Math/MathML" display="block">
  <semantics>
    <mrow>
      <mrow>
        <mstyle mathvariant="italic">
          <msub>
            <mtext>N</mtext>
            <mrow>
              <mstyle mathvariant="italic">
                <mtext>P</mtext>
              </mstyle>
              <mstyle mathvariant="italic">
                <mtext>C</mtext>
              </mstyle>
              <mstyle mathvariant="italic">
                <mtext>B</mtext>
              </mstyle>
              <mi>,</mi>
              <mstyle mathvariant="italic">
                <mtext>s</mtext>
              </mstyle>
              <mstyle mathvariant="italic">
                <mtext>o</mtext>
              </mstyle>
              <mstyle mathvariant="italic">
                <mtext>l</mtext>
              </mstyle>
              <mstyle mathvariant="italic">
                <mtext>d</mtext>
              </mstyle>
              <mstyle mathvariant="italic">
                <mtext>e</mtext>
              </mstyle>
              <mstyle mathvariant="italic">
                <mtext>r</mtext>
              </mstyle>
            </mrow>
          </msub>
        </mstyle>
        <mo stretchy="false">=</mo>
        <mstyle mathvariant="italic">
          <msub>
            <mtext>w</mtext>
            <mrow>
              <mstyle mathvariant="italic">
                <mtext>P</mtext>
              </mstyle>
              <mstyle mathvariant="italic">
                <mtext>C</mtext>
              </mstyle>
              <mstyle mathvariant="italic">
                <mtext>B</mtext>
              </mstyle>
              <mtext>.</mtext>
              <mstyle mathvariant="italic">
                <mtext>s</mtext>
              </mstyle>
              <mstyle mathvariant="italic">
                <mtext>o</mtext>
              </mstyle>
              <mstyle mathvariant="italic">
                <mtext>l</mtext>
              </mstyle>
              <mstyle mathvariant="italic">
                <mtext>d</mtext>
              </mstyle>
              <mstyle mathvariant="italic">
                <mtext>e</mtext>
              </mstyle>
              <mstyle mathvariant="italic">
                <mtext>r</mtext>
              </mstyle>
            </mrow>
          </msub>
        </mstyle>
      </mrow>
      <mstyle mathvariant="italic">
        <mtext>*</mtext>
      </mstyle>
      <mstyle mathvariant="italic">
        <msub>
          <mtext>A</mtext>
          <mrow>
            <mstyle mathvariant="italic">
              <mtext>P</mtext>
            </mstyle>
            <mstyle mathvariant="italic">
              <mtext>C</mtext>
            </mstyle>
            <mstyle mathvariant="italic">
              <mtext>B</mtext>
            </mstyle>
          </mrow>
        </msub>
      </mstyle>
    </mrow>
    <annotation encoding="StarMath 5.0">{italic "N"_{italic "P" italic "C" italic "B" , italic "s" italic "o" italic "l" italic "d" italic "e" italic "r"} =italic "w"_{italic "P" italic "C" italic "B"  "."  italic "s" italic "o" italic "l" italic "d" italic "e" italic "r"} italic "*" italic "A"_{italic "P" italic "C" italic "B"}}</annotation>
  </semantics>
</math>
</file>

<file path=Object 396/content.xml><?xml version="1.0" encoding="utf-8"?>
<math xmlns="http://www.w3.org/1998/Math/MathML" display="block">
  <semantics>
    <mrow>
      <mrow>
        <mstyle mathvariant="italic">
          <msub>
            <mtext>A</mtext>
            <mrow>
              <mstyle mathvariant="italic">
                <mtext>P</mtext>
              </mstyle>
              <mstyle mathvariant="italic">
                <mtext>C</mtext>
              </mstyle>
              <mstyle mathvariant="italic">
                <mtext>B</mtext>
              </mstyle>
            </mrow>
          </msub>
        </mstyle>
        <mo stretchy="false">−</mo>
        <mstyle mathvariant="italic">
          <mtext>A</mtext>
        </mstyle>
      </mrow>
      <mstyle mathvariant="italic">
        <mtext>r</mtext>
      </mstyle>
      <mstyle mathvariant="italic">
        <mtext>e</mtext>
      </mstyle>
      <mstyle mathvariant="italic">
        <mtext>a</mtext>
      </mstyle>
      <mstyle mathvariant="italic">
        <mtext> </mtext>
      </mstyle>
      <mstyle mathvariant="italic">
        <mtext>o</mtext>
      </mstyle>
      <mstyle mathvariant="italic">
        <mtext>f</mtext>
      </mstyle>
      <mstyle mathvariant="italic">
        <mtext> </mtext>
      </mstyle>
      <mstyle mathvariant="italic">
        <mtext>P</mtext>
      </mstyle>
      <mstyle mathvariant="italic">
        <mtext>C</mtext>
      </mstyle>
      <mstyle mathvariant="italic">
        <mtext>B</mtext>
      </mstyle>
      <mstyle mathvariant="italic">
        <mtext> </mtext>
      </mstyle>
      <mo stretchy="false">[</mo>
      <mstyle mathvariant="italic">
        <msup>
          <mtext>m</mtext>
          <mstyle mathvariant="italic">
            <mtext>2</mtext>
          </mstyle>
        </msup>
      </mstyle>
      <mo stretchy="false">]</mo>
    </mrow>
    <annotation encoding="StarMath 5.0">{italic "A"_{italic "P" italic "C" italic "B"} -italic "A" italic "r" italic "e" italic "a" italic " " italic "o" italic "f" italic " " italic "P" italic "C" italic "B" italic " "  \[ italic "m"^italic "2"  \]}</annotation>
  </semantics>
</math>
</file>

<file path=Object 397/content.xml><?xml version="1.0" encoding="utf-8"?>
<math xmlns="http://www.w3.org/1998/Math/MathML" display="block">
  <semantics>
    <mrow>
      <mrow>
        <mstyle mathvariant="italic">
          <msub>
            <mtext>N</mtext>
            <mrow>
              <mstyle mathvariant="italic">
                <mtext>P</mtext>
              </mstyle>
              <mstyle mathvariant="italic">
                <mtext>C</mtext>
              </mstyle>
              <mstyle mathvariant="italic">
                <mtext>B</mtext>
              </mstyle>
              <mi>,</mi>
              <mstyle mathvariant="italic">
                <mtext>s</mtext>
              </mstyle>
              <mstyle mathvariant="italic">
                <mtext>o</mtext>
              </mstyle>
              <mstyle mathvariant="italic">
                <mtext>l</mtext>
              </mstyle>
              <mstyle mathvariant="italic">
                <mtext>d</mtext>
              </mstyle>
              <mstyle mathvariant="italic">
                <mtext>e</mtext>
              </mstyle>
              <mstyle mathvariant="italic">
                <mtext>r</mtext>
              </mstyle>
            </mrow>
          </msub>
        </mstyle>
        <mo stretchy="false">−</mo>
        <mstyle mathvariant="italic">
          <mtext>A</mtext>
        </mstyle>
      </mrow>
      <mstyle mathvariant="italic">
        <mtext>m</mtext>
      </mstyle>
      <mstyle mathvariant="italic">
        <mtext>o</mtext>
      </mstyle>
      <mstyle mathvariant="italic">
        <mtext>u</mtext>
      </mstyle>
      <mstyle mathvariant="italic">
        <mtext>n</mtext>
      </mstyle>
      <mstyle mathvariant="italic">
        <mtext>t</mtext>
      </mstyle>
      <mstyle mathvariant="italic">
        <mtext> </mtext>
      </mstyle>
      <mstyle mathvariant="italic">
        <mtext>o</mtext>
      </mstyle>
      <mstyle mathvariant="italic">
        <mtext>f</mtext>
      </mstyle>
      <mstyle mathvariant="italic">
        <mtext> </mtext>
      </mstyle>
      <mstyle mathvariant="italic">
        <mtext>s</mtext>
      </mstyle>
      <mstyle mathvariant="italic">
        <mtext>o</mtext>
      </mstyle>
      <mstyle mathvariant="italic">
        <mtext>l</mtext>
      </mstyle>
      <mstyle mathvariant="italic">
        <mtext>d</mtext>
      </mstyle>
      <mstyle mathvariant="italic">
        <mtext>e</mtext>
      </mstyle>
      <mstyle mathvariant="italic">
        <mtext>r</mtext>
      </mstyle>
      <mstyle mathvariant="italic">
        <mtext> </mtext>
      </mstyle>
      <mstyle mathvariant="italic">
        <mtext>p</mtext>
      </mstyle>
      <mstyle mathvariant="italic">
        <mtext>a</mtext>
      </mstyle>
      <mstyle mathvariant="italic">
        <mtext>s</mtext>
      </mstyle>
      <mstyle mathvariant="italic">
        <mtext>t</mtext>
      </mstyle>
      <mstyle mathvariant="italic">
        <mtext>e</mtext>
      </mstyle>
      <mstyle mathvariant="italic">
        <mtext> </mtext>
      </mstyle>
      <mstyle mathvariant="italic">
        <mtext>i</mtext>
      </mstyle>
      <mstyle mathvariant="italic">
        <mtext>n</mtext>
      </mstyle>
      <mstyle mathvariant="italic">
        <mtext> </mtext>
      </mstyle>
      <mstyle mathvariant="italic">
        <mtext>t</mtext>
      </mstyle>
      <mstyle mathvariant="italic">
        <mtext>h</mtext>
      </mstyle>
      <mstyle mathvariant="italic">
        <mtext>e</mtext>
      </mstyle>
      <mstyle mathvariant="italic">
        <mtext> </mtext>
      </mstyle>
      <mstyle mathvariant="italic">
        <mtext>P</mtext>
      </mstyle>
      <mstyle mathvariant="italic">
        <mtext>C</mtext>
      </mstyle>
      <mstyle mathvariant="italic">
        <mtext>B</mtext>
      </mstyle>
      <mstyle mathvariant="italic">
        <mtext> </mtext>
      </mstyle>
      <mstyle mathvariant="italic">
        <mtext>m</mtext>
      </mstyle>
      <mstyle mathvariant="italic">
        <mtext>o</mtext>
      </mstyle>
      <mstyle mathvariant="italic">
        <mtext>d</mtext>
      </mstyle>
      <mstyle mathvariant="italic">
        <mtext>e</mtext>
      </mstyle>
      <mstyle mathvariant="italic">
        <mtext>l</mtext>
      </mstyle>
      <mstyle mathvariant="italic">
        <mtext> </mtext>
      </mstyle>
      <mo stretchy="false">[</mo>
      <mstyle mathvariant="italic">
        <mtext>k</mtext>
      </mstyle>
      <mstyle mathvariant="italic">
        <mtext>g</mtext>
      </mstyle>
      <mo stretchy="false">]</mo>
    </mrow>
    <annotation encoding="StarMath 5.0">{italic "N"_{italic "P" italic "C" italic "B" , italic "s" italic "o" italic "l" italic "d" italic "e" italic "r"} -italic "A" italic "m" italic "o" italic "u" italic "n" italic "t" italic " " italic "o" italic "f" italic " " italic "s" italic "o" italic "l" italic "d" italic "e" italic "r" italic " " italic "p" italic "a" italic "s" italic "t" italic "e" italic " " italic "i" italic "n" italic " " italic "t" italic "h" italic "e" italic " " italic "P" italic "C" italic "B" italic " " italic "m" italic "o" italic "d" italic "e" italic "l" italic " "  \[ italic "k" italic "g"  \]}</annotation>
  </semantics>
</math>
</file>

<file path=Object 398/content.xml><?xml version="1.0" encoding="utf-8"?>
<math xmlns="http://www.w3.org/1998/Math/MathML" display="block">
  <semantics>
    <mrow>
      <mrow>
        <mstyle mathvariant="italic">
          <msub>
            <mtext>w</mtext>
            <mrow>
              <mstyle mathvariant="italic">
                <mtext>P</mtext>
              </mstyle>
              <mstyle mathvariant="italic">
                <mtext>C</mtext>
              </mstyle>
              <mstyle mathvariant="italic">
                <mtext>B</mtext>
              </mstyle>
              <mi>,</mi>
              <mstyle mathvariant="italic">
                <mtext>s</mtext>
              </mstyle>
              <mstyle mathvariant="italic">
                <mtext>o</mtext>
              </mstyle>
              <mstyle mathvariant="italic">
                <mtext>l</mtext>
              </mstyle>
              <mstyle mathvariant="italic">
                <mtext>d</mtext>
              </mstyle>
              <mstyle mathvariant="italic">
                <mtext>e</mtext>
              </mstyle>
              <mstyle mathvariant="italic">
                <mtext>r</mtext>
              </mstyle>
            </mrow>
          </msub>
        </mstyle>
        <mo stretchy="false">=</mo>
        <mstyle mathvariant="italic">
          <mtext>0,5</mtext>
        </mstyle>
      </mrow>
      <mfrac>
        <mrow>
          <mstyle mathvariant="italic">
            <mtext>k</mtext>
          </mstyle>
          <mstyle mathvariant="italic">
            <mtext>g</mtext>
          </mstyle>
        </mrow>
        <mstyle mathvariant="italic">
          <msup>
            <mtext>m</mtext>
            <mstyle mathvariant="italic">
              <mtext>2</mtext>
            </mstyle>
          </msup>
        </mstyle>
      </mfrac>
    </mrow>
    <annotation encoding="StarMath 5.0">{italic "w"_{italic "P" italic "C" italic "B" , italic "s" italic "o" italic "l" italic "d" italic "e" italic "r"} =italic "0,5" {italic "k" italic "g"} over italic "m"^italic "2"}</annotation>
  </semantics>
</math>
</file>

<file path=Object 399/content.xml><?xml version="1.0" encoding="utf-8"?>
<math xmlns="http://www.w3.org/1998/Math/MathML" display="block">
  <semantics>
    <mrow>
      <mstyle mathvariant="italic">
        <mtext>w</mtext>
      </mstyle>
      <mrow>
        <mo fence="true" stretchy="true">(</mo>
        <mrow>
          <mrow>
            <mstyle mathvariant="italic">
              <mtext>x</mtext>
            </mstyle>
            <mi>,</mi>
            <mstyle mathvariant="italic">
              <mtext>y</mtext>
            </mstyle>
          </mrow>
        </mrow>
        <mo fence="true" stretchy="true">)</mo>
      </mrow>
    </mrow>
    <annotation encoding="StarMath 5.0">{italic "w" left ( {italic "x" , italic "y"} right )}</annotation>
  </semantics>
</math>
</file>

<file path=Object 4/content.xml><?xml version="1.0" encoding="utf-8"?>
<math xmlns="http://www.w3.org/1998/Math/MathML" display="block">
  <semantics>
    <mrow>
      <mstyle mathvariant="italic">
        <mtext> </mtext>
      </mstyle>
      <mo stretchy="false">(</mo>
      <mstyle mathvariant="italic">
        <mtext>x</mtext>
      </mstyle>
      <mi>,</mi>
      <mstyle mathvariant="italic">
        <mtext>y</mtext>
      </mstyle>
      <mo stretchy="false">)</mo>
    </mrow>
    <annotation encoding="StarMath 5.0">{italic " "  \( italic "x" ,italic "y"  \)}</annotation>
  </semantics>
</math>
</file>

<file path=Object 40/content.xml><?xml version="1.0" encoding="utf-8"?>
<math xmlns="http://www.w3.org/1998/Math/MathML" display="block">
  <semantics>
    <mrow>
      <msub>
        <mrow>
          <mstyle mathvariant="italic">
            <mtext> </mtext>
          </mstyle>
          <mstyle mathvariant="italic">
            <mtext>N</mtext>
          </mstyle>
        </mrow>
        <mstyle mathvariant="italic">
          <mtext>x</mtext>
        </mstyle>
      </msub>
      <mstyle mathvariant="italic">
        <mtext> </mtext>
      </mstyle>
      <mstyle mathvariant="italic">
        <mtext>x</mtext>
      </mstyle>
      <mstyle mathvariant="italic">
        <mtext> </mtext>
      </mstyle>
      <mstyle mathvariant="italic">
        <msub>
          <mtext>N</mtext>
          <mstyle mathvariant="italic">
            <mtext>y</mtext>
          </mstyle>
        </msub>
      </mstyle>
    </mrow>
    <annotation encoding="StarMath 5.0">{{italic " " italic "N"}_italic "x" italic " " italic "x" italic " " italic "N"_italic "y"}</annotation>
  </semantics>
</math>
</file>

<file path=Object 400/content.xml><?xml version="1.0" encoding="utf-8"?>
<math xmlns="http://www.w3.org/1998/Math/MathML" display="block">
  <semantics>
    <mrow>
      <mstyle mathvariant="italic">
        <mtext> </mtext>
      </mstyle>
      <mrow>
        <mstyle mathvariant="italic">
          <mtext>y</mtext>
        </mstyle>
        <mo stretchy="false">=</mo>
        <mstyle mathvariant="italic">
          <mtext>1.70</mtext>
        </mstyle>
      </mrow>
      <mstyle mathvariant="italic">
        <mtext> </mtext>
      </mstyle>
      <mstyle mathvariant="italic">
        <mtext>m</mtext>
      </mstyle>
      <mstyle mathvariant="italic">
        <mtext>m</mtext>
      </mstyle>
    </mrow>
    <annotation encoding="StarMath 5.0">{italic " " italic "y" =italic "1.70" italic " " italic "m" italic "m"}</annotation>
  </semantics>
</math>
</file>

<file path=Object 401/content.xml><?xml version="1.0" encoding="utf-8"?>
<math xmlns="http://www.w3.org/1998/Math/MathML" display="block">
  <semantics>
    <mrow>
      <mrow>
        <mstyle mathvariant="italic">
          <mtext>x</mtext>
        </mstyle>
        <mo stretchy="false">=</mo>
        <mstyle mathvariant="italic">
          <mtext>0.26</mtext>
        </mstyle>
      </mrow>
      <mstyle mathvariant="italic">
        <mtext> </mtext>
      </mstyle>
      <mstyle mathvariant="italic">
        <mtext>m</mtext>
      </mstyle>
      <mstyle mathvariant="italic">
        <mtext>m</mtext>
      </mstyle>
    </mrow>
    <annotation encoding="StarMath 5.0">{italic "x" =italic "0.26" italic " " italic "m" italic "m"}</annotation>
  </semantics>
</math>
</file>

<file path=Object 402/content.xml><?xml version="1.0" encoding="utf-8"?>
<math xmlns="http://www.w3.org/1998/Math/MathML" display="block">
  <semantics>
    <mstyle mathvariant="italic">
      <mtext>C</mtext>
    </mstyle>
    <annotation encoding="StarMath 5.0">italic "C"</annotation>
  </semantics>
</math>
</file>

<file path=Object 403/content.xml><?xml version="1.0" encoding="utf-8"?>
<math xmlns="http://www.w3.org/1998/Math/MathML" display="block">
  <semantics>
    <mrow>
      <mstyle mathvariant="italic">
        <mtext> </mtext>
      </mstyle>
      <mstyle mathvariant="italic">
        <mtext> </mtext>
      </mstyle>
      <mrow>
        <mstyle mathvariant="italic">
          <mtext>C</mtext>
        </mstyle>
        <mo stretchy="false">=</mo>
        <mrow>
          <mo fence="true" stretchy="true">(</mo>
          <mrow>
            <mrow>
              <mstyle mathvariant="italic">
                <msup>
                  <mtext>2</mtext>
                  <mrow>
                    <mo stretchy="false">−</mo>
                    <mstyle mathvariant="italic">
                      <mtext>7</mtext>
                    </mstyle>
                  </mrow>
                </msup>
              </mstyle>
              <mi>,</mi>
              <mstyle mathvariant="italic">
                <msup>
                  <mtext>2</mtext>
                  <mrow>
                    <mo stretchy="false">−</mo>
                    <mstyle mathvariant="italic">
                      <mtext>6</mtext>
                    </mstyle>
                  </mrow>
                </msup>
              </mstyle>
              <mi>,</mi>
              <mo stretchy="false">…</mo>
              <mi>,</mi>
              <mstyle mathvariant="italic">
                <msup>
                  <mtext>2</mtext>
                  <mstyle mathvariant="italic">
                    <mtext>11</mtext>
                  </mstyle>
                </msup>
              </mstyle>
              <mi>,</mi>
              <mstyle mathvariant="italic">
                <msup>
                  <mtext>2</mtext>
                  <mstyle mathvariant="italic">
                    <mtext>12</mtext>
                  </mstyle>
                </msup>
              </mstyle>
            </mrow>
          </mrow>
          <mo fence="true" stretchy="true">)</mo>
        </mrow>
      </mrow>
    </mrow>
    <annotation encoding="StarMath 5.0">{italic " " italic " " italic "C" =left ( {italic "2"^{-italic "7"} , italic "2"^{-italic "6"} ,  dotslow  , italic "2"^italic "11" , italic "2"^italic "12"} right )}</annotation>
  </semantics>
</math>
</file>

<file path=Object 404/content.xml><?xml version="1.0" encoding="utf-8"?>
<math xmlns="http://www.w3.org/1998/Math/MathML" display="block">
  <semantics>
    <mstyle mathvariant="italic">
      <mtext>C</mtext>
    </mstyle>
    <annotation encoding="StarMath 5.0">italic "C"</annotation>
  </semantics>
</math>
</file>

<file path=Object 405/content.xml><?xml version="1.0" encoding="utf-8"?>
<math xmlns="http://www.w3.org/1998/Math/MathML" display="block">
  <semantics>
    <mstyle mathvariant="italic">
      <mtext>C</mtext>
    </mstyle>
    <annotation encoding="StarMath 5.0">italic "C"</annotation>
  </semantics>
</math>
</file>

<file path=Object 406/content.xml><?xml version="1.0" encoding="utf-8"?>
<math xmlns="http://www.w3.org/1998/Math/MathML" display="block">
  <semantics>
    <mstyle mathvariant="italic">
      <mtext>C</mtext>
    </mstyle>
    <annotation encoding="StarMath 5.0">italic "C"</annotation>
  </semantics>
</math>
</file>

<file path=Object 407/content.xml><?xml version="1.0" encoding="utf-8"?>
<math xmlns="http://www.w3.org/1998/Math/MathML" display="block">
  <semantics>
    <mstyle mathvariant="italic">
      <mtext>γ</mtext>
    </mstyle>
    <annotation encoding="StarMath 5.0">italic "γ"</annotation>
  </semantics>
</math>
</file>

<file path=Object 408/content.xml><?xml version="1.0" encoding="utf-8"?>
<math xmlns="http://www.w3.org/1998/Math/MathML" display="block">
  <semantics>
    <mrow>
      <mstyle mathvariant="italic">
        <mtext>C</mtext>
      </mstyle>
      <mo stretchy="false">=</mo>
      <mrow>
        <mo fence="true" stretchy="true">(</mo>
        <mrow>
          <mrow>
            <mstyle mathvariant="italic">
              <msup>
                <mtext>2</mtext>
                <mrow>
                  <mo stretchy="false">−</mo>
                  <mstyle mathvariant="italic">
                    <mtext>2</mtext>
                  </mstyle>
                </mrow>
              </msup>
            </mstyle>
            <mi>,</mi>
            <mstyle mathvariant="italic">
              <msup>
                <mtext>2</mtext>
                <mrow>
                  <mo stretchy="false">−</mo>
                  <mstyle mathvariant="italic">
                    <mtext>6</mtext>
                  </mstyle>
                </mrow>
              </msup>
            </mstyle>
            <mi>,</mi>
            <mo stretchy="false">…</mo>
            <mi>,</mi>
            <mstyle mathvariant="italic">
              <msup>
                <mtext>2</mtext>
                <mstyle mathvariant="italic">
                  <mtext>11</mtext>
                </mstyle>
              </msup>
            </mstyle>
            <mi>,</mi>
            <mstyle mathvariant="italic">
              <msup>
                <mtext>2</mtext>
                <mstyle mathvariant="italic">
                  <mtext>7</mtext>
                </mstyle>
              </msup>
            </mstyle>
          </mrow>
        </mrow>
        <mo fence="true" stretchy="true">)</mo>
      </mrow>
    </mrow>
    <annotation encoding="StarMath 5.0">{italic "C" =left ( {italic "2"^{-italic "2"} , italic "2"^{-italic "6"} ,  dotslow  , italic "2"^italic "11" , italic "2"^italic "7"} right )}</annotation>
  </semantics>
</math>
</file>

<file path=Object 409/content.xml><?xml version="1.0" encoding="utf-8"?>
<math xmlns="http://www.w3.org/1998/Math/MathML" display="block">
  <semantics>
    <mrow>
      <mstyle mathvariant="italic">
        <mtext>γ</mtext>
      </mstyle>
      <mo stretchy="false">=</mo>
      <mrow>
        <mo fence="true" stretchy="true">(</mo>
        <mrow>
          <mrow>
            <mstyle mathvariant="italic">
              <msup>
                <mtext>2</mtext>
                <mrow>
                  <mo stretchy="false">−</mo>
                  <mstyle mathvariant="italic">
                    <mtext>6</mtext>
                  </mstyle>
                </mrow>
              </msup>
            </mstyle>
            <mi>,</mi>
            <mstyle mathvariant="italic">
              <msup>
                <mtext>2</mtext>
                <mrow>
                  <mo stretchy="false">−</mo>
                  <mstyle mathvariant="italic">
                    <mtext>5</mtext>
                  </mstyle>
                </mrow>
              </msup>
            </mstyle>
            <mi>,</mi>
            <mo stretchy="false">…</mo>
            <mi>,</mi>
            <mstyle mathvariant="italic">
              <msup>
                <mtext>2</mtext>
                <mstyle mathvariant="italic">
                  <mtext>6</mtext>
                </mstyle>
              </msup>
            </mstyle>
            <mi>,</mi>
            <mstyle mathvariant="italic">
              <msup>
                <mtext>2</mtext>
                <mstyle mathvariant="italic">
                  <mtext>7</mtext>
                </mstyle>
              </msup>
            </mstyle>
          </mrow>
        </mrow>
        <mo fence="true" stretchy="true">)</mo>
      </mrow>
    </mrow>
    <annotation encoding="StarMath 5.0">{italic "γ" =left ( {italic "2"^{-italic "6"} , italic "2"^{-italic "5"} ,  dotslow  , italic "2"^italic "6" , italic "2"^italic "7"} right )}</annotation>
  </semantics>
</math>
</file>

<file path=Object 41/content.xml><?xml version="1.0" encoding="utf-8"?>
<math xmlns="http://www.w3.org/1998/Math/MathML" display="block">
  <semantics>
    <mrow>
      <mo fence="true" stretchy="true">(</mo>
      <mrow>
        <mrow>
          <mstyle mathvariant="italic">
            <mtext>u</mtext>
          </mstyle>
          <mi>,</mi>
          <mstyle mathvariant="italic">
            <mtext> </mtext>
          </mstyle>
          <mstyle mathvariant="italic">
            <mtext>v</mtext>
          </mstyle>
        </mrow>
      </mrow>
      <mo fence="true" stretchy="true">)</mo>
    </mrow>
    <annotation encoding="StarMath 5.0">left ( {italic "u" , italic " " italic "v"} right )</annotation>
  </semantics>
</math>
</file>

<file path=Object 410/content.xml><?xml version="1.0" encoding="utf-8"?>
<math xmlns="http://www.w3.org/1998/Math/MathML" display="block">
  <semantics>
    <mstyle mathvariant="italic">
      <mtext>C</mtext>
    </mstyle>
    <annotation encoding="StarMath 5.0">italic "C"</annotation>
  </semantics>
</math>
</file>

<file path=Object 411/content.xml><?xml version="1.0" encoding="utf-8"?>
<math xmlns="http://www.w3.org/1998/Math/MathML" display="block">
  <semantics>
    <mrow>
      <mstyle mathvariant="italic">
        <mtext> </mtext>
      </mstyle>
      <mstyle mathvariant="italic">
        <mtext>γ</mtext>
      </mstyle>
    </mrow>
    <annotation encoding="StarMath 5.0">{italic " " italic "γ"}</annotation>
  </semantics>
</math>
</file>

<file path=Object 412/content.xml><?xml version="1.0" encoding="utf-8"?>
<math xmlns="http://www.w3.org/1998/Math/MathML" display="block">
  <semantics>
    <mstyle mathvariant="italic">
      <mtext>C</mtext>
    </mstyle>
    <annotation encoding="StarMath 5.0">italic "C"</annotation>
  </semantics>
</math>
</file>

<file path=Object 413/content.xml><?xml version="1.0" encoding="utf-8"?>
<math xmlns="http://www.w3.org/1998/Math/MathML" display="block">
  <semantics>
    <mstyle mathvariant="italic">
      <mtext>γ</mtext>
    </mstyle>
    <annotation encoding="StarMath 5.0">italic "γ"</annotation>
  </semantics>
</math>
</file>

<file path=Object 414/content.xml><?xml version="1.0" encoding="utf-8"?>
<math xmlns="http://www.w3.org/1998/Math/MathML" display="block">
  <semantics>
    <mrow>
      <mstyle mathvariant="italic">
        <msub>
          <mtext>A</mtext>
          <mrow>
            <mstyle mathvariant="italic">
              <mtext>c</mtext>
            </mstyle>
            <mi>,</mi>
            <mstyle mathvariant="italic">
              <mtext>i</mtext>
            </mstyle>
          </mrow>
        </msub>
      </mstyle>
      <mo stretchy="false">=</mo>
      <mrow>
        <mstyle mathvariant="italic">
          <mtext>1</mtext>
        </mstyle>
        <mo stretchy="false">−</mo>
        <mfrac>
          <mstyle mathvariant="italic">
            <msub>
              <mtext>e</mtext>
              <mrow>
                <mstyle mathvariant="italic">
                  <mtext>c</mtext>
                </mstyle>
                <mi>,</mi>
                <mstyle mathvariant="italic">
                  <mtext>i</mtext>
                </mstyle>
              </mrow>
            </msub>
          </mstyle>
          <mstyle mathvariant="italic">
            <msub>
              <mtext>c</mtext>
              <mstyle mathvariant="italic">
                <mtext>i</mtext>
              </mstyle>
            </msub>
          </mstyle>
        </mfrac>
      </mrow>
    </mrow>
    <annotation encoding="StarMath 5.0">{italic "A"_{italic "c" , italic "i"} =italic "1" -italic "e"_{italic "c" , italic "i"} over italic "c"_italic "i"}</annotation>
  </semantics>
</math>
</file>

<file path=Object 415/content.xml><?xml version="1.0" encoding="utf-8"?>
<math xmlns="http://www.w3.org/1998/Math/MathML" display="block">
  <semantics>
    <mstyle mathvariant="italic">
      <msub>
        <mtext>e</mtext>
        <mrow>
          <mstyle mathvariant="italic">
            <mtext>c</mtext>
          </mstyle>
          <mtext>.</mtext>
          <mstyle mathvariant="italic">
            <mtext>i</mtext>
          </mstyle>
        </mrow>
      </msub>
    </mstyle>
    <annotation encoding="StarMath 5.0">italic "e"_{italic "c"  "."  italic "i"}</annotation>
  </semantics>
</math>
</file>

<file path=Object 416/content.xml><?xml version="1.0" encoding="utf-8"?>
<math xmlns="http://www.w3.org/1998/Math/MathML" display="block">
  <semantics>
    <mrow>
      <mstyle mathvariant="italic">
        <mtext>i</mtext>
      </mstyle>
      <mstyle mathvariant="italic">
        <mtext> </mtext>
      </mstyle>
    </mrow>
    <annotation encoding="StarMath 5.0">{italic "i" italic " "}</annotation>
  </semantics>
</math>
</file>

<file path=Object 417/content.xml><?xml version="1.0" encoding="utf-8"?>
<math xmlns="http://www.w3.org/1998/Math/MathML" display="block">
  <semantics>
    <mstyle mathvariant="italic">
      <msub>
        <mtext>c</mtext>
        <mstyle mathvariant="italic">
          <mtext>i</mtext>
        </mstyle>
      </msub>
    </mstyle>
    <annotation encoding="StarMath 5.0">italic "c"_italic "i"</annotation>
  </semantics>
</math>
</file>

<file path=Object 418/content.xml><?xml version="1.0" encoding="utf-8"?>
<math xmlns="http://www.w3.org/1998/Math/MathML" display="block">
  <semantics>
    <mstyle mathvariant="italic">
      <mtext>i</mtext>
    </mstyle>
    <annotation encoding="StarMath 5.0">italic "i"</annotation>
  </semantics>
</math>
</file>

<file path=Object 419/content.xml><?xml version="1.0" encoding="utf-8"?>
<math xmlns="http://www.w3.org/1998/Math/MathML" display="block">
  <semantics>
    <mrow>
      <mstyle mathvariant="italic">
        <msub>
          <mtext>A</mtext>
          <mstyle mathvariant="italic">
            <mtext>c</mtext>
          </mstyle>
        </msub>
      </mstyle>
      <mo stretchy="false">=</mo>
      <mrow>
        <mstyle mathvariant="italic">
          <mtext>1</mtext>
        </mstyle>
        <mo stretchy="false">−</mo>
        <mfrac>
          <mrow>
            <munderover>
              <mo stretchy="false">∑</mo>
              <mrow>
                <mstyle mathvariant="italic">
                  <mtext>i</mtext>
                </mstyle>
                <mo stretchy="false">=</mo>
                <mstyle mathvariant="italic">
                  <mtext>1</mtext>
                </mstyle>
              </mrow>
              <mstyle mathvariant="italic">
                <mtext>85</mtext>
              </mstyle>
            </munderover>
            <mstyle mathvariant="italic">
              <msub>
                <mtext>e</mtext>
                <mrow>
                  <mstyle mathvariant="italic">
                    <mtext>c</mtext>
                  </mstyle>
                  <mi>,</mi>
                  <mstyle mathvariant="italic">
                    <mtext>i</mtext>
                  </mstyle>
                </mrow>
              </msub>
            </mstyle>
          </mrow>
          <mrow>
            <munderover>
              <mo stretchy="false">∑</mo>
              <mrow>
                <mstyle mathvariant="italic">
                  <mtext>i</mtext>
                </mstyle>
                <mo stretchy="false">=</mo>
                <mstyle mathvariant="italic">
                  <mtext>1</mtext>
                </mstyle>
              </mrow>
              <mstyle mathvariant="italic">
                <mtext>85</mtext>
              </mstyle>
            </munderover>
            <mstyle mathvariant="italic">
              <msub>
                <mtext>c</mtext>
                <mstyle mathvariant="italic">
                  <mtext>i</mtext>
                </mstyle>
              </msub>
            </mstyle>
          </mrow>
        </mfrac>
      </mrow>
    </mrow>
    <annotation encoding="StarMath 5.0">{italic "A"_italic "c" =italic "1" -{ sum csub {italic "i" = italic "1"} csup italic "85" italic "e"_{italic "c" , italic "i"}} over { sum csub {italic "i" = italic "1"} csup italic "85" italic "c"_italic "i"}}</annotation>
  </semantics>
</math>
</file>

<file path=Object 42/content.xml><?xml version="1.0" encoding="utf-8"?>
<math xmlns="http://www.w3.org/1998/Math/MathML" display="block">
  <semantics>
    <mrow>
      <mstyle mathvariant="italic">
        <mtext> </mtext>
      </mstyle>
      <mstyle mathvariant="italic">
        <mtext>f</mtext>
      </mstyle>
    </mrow>
    <annotation encoding="StarMath 5.0">{italic " " italic "f"}</annotation>
  </semantics>
</math>
</file>

<file path=Object 420/content.xml><?xml version="1.0" encoding="utf-8"?>
<math xmlns="http://www.w3.org/1998/Math/MathML" display="block">
  <semantics>
    <mrow>
      <mstyle mathvariant="italic">
        <msub>
          <mtext>A</mtext>
          <mrow>
            <mstyle mathvariant="italic">
              <mtext>w</mtext>
            </mstyle>
            <mi>,</mi>
            <mstyle mathvariant="italic">
              <mtext>i</mtext>
            </mstyle>
          </mrow>
        </msub>
      </mstyle>
      <mo stretchy="false">=</mo>
      <mrow>
        <mstyle mathvariant="italic">
          <mtext>1</mtext>
        </mstyle>
        <mo stretchy="false">−</mo>
        <mfrac>
          <mstyle mathvariant="italic">
            <msub>
              <mtext>e</mtext>
              <mrow>
                <mstyle mathvariant="italic">
                  <mtext>w</mtext>
                </mstyle>
                <mi>,</mi>
                <mstyle mathvariant="italic">
                  <mtext>i</mtext>
                </mstyle>
              </mrow>
            </msub>
          </mstyle>
          <mstyle mathvariant="italic">
            <msub>
              <mtext>w</mtext>
              <mstyle mathvariant="italic">
                <mtext>i</mtext>
              </mstyle>
            </msub>
          </mstyle>
        </mfrac>
      </mrow>
    </mrow>
    <annotation encoding="StarMath 5.0">{italic "A"_{italic "w" , italic "i"} =italic "1" -italic "e"_{italic "w" , italic "i"} over italic "w"_italic "i"}</annotation>
  </semantics>
</math>
</file>

<file path=Object 421/content.xml><?xml version="1.0" encoding="utf-8"?>
<math xmlns="http://www.w3.org/1998/Math/MathML" display="block">
  <semantics>
    <mstyle mathvariant="italic">
      <msub>
        <mtext>e</mtext>
        <mrow>
          <mstyle mathvariant="italic">
            <mtext>w</mtext>
          </mstyle>
          <mtext>.</mtext>
          <mstyle mathvariant="italic">
            <mtext>i</mtext>
          </mstyle>
        </mrow>
      </msub>
    </mstyle>
    <annotation encoding="StarMath 5.0">italic "e"_{italic "w"  "."  italic "i"}</annotation>
  </semantics>
</math>
</file>

<file path=Object 422/content.xml><?xml version="1.0" encoding="utf-8"?>
<math xmlns="http://www.w3.org/1998/Math/MathML" display="block">
  <semantics>
    <mrow>
      <mstyle mathvariant="italic">
        <mtext>i</mtext>
      </mstyle>
      <mstyle mathvariant="italic">
        <mtext> </mtext>
      </mstyle>
    </mrow>
    <annotation encoding="StarMath 5.0">{italic "i" italic " "}</annotation>
  </semantics>
</math>
</file>

<file path=Object 423/content.xml><?xml version="1.0" encoding="utf-8"?>
<math xmlns="http://www.w3.org/1998/Math/MathML" display="block">
  <semantics>
    <mrow>
      <mstyle mathvariant="italic">
        <msub>
          <mtext>w</mtext>
          <mstyle mathvariant="italic">
            <mtext>i</mtext>
          </mstyle>
        </msub>
      </mstyle>
      <mstyle mathvariant="italic">
        <mtext> </mtext>
      </mstyle>
    </mrow>
    <annotation encoding="StarMath 5.0">{italic "w"_italic "i" italic " "}</annotation>
  </semantics>
</math>
</file>

<file path=Object 424/content.xml><?xml version="1.0" encoding="utf-8"?>
<math xmlns="http://www.w3.org/1998/Math/MathML" display="block">
  <semantics>
    <mrow>
      <mstyle mathvariant="italic">
        <mtext> </mtext>
      </mstyle>
      <mstyle mathvariant="italic">
        <mtext>i</mtext>
      </mstyle>
      <mstyle mathvariant="italic">
        <mtext> </mtext>
      </mstyle>
    </mrow>
    <annotation encoding="StarMath 5.0">{italic " " italic "i" italic " "}</annotation>
  </semantics>
</math>
</file>

<file path=Object 425/content.xml><?xml version="1.0" encoding="utf-8"?>
<math xmlns="http://www.w3.org/1998/Math/MathML" display="block">
  <semantics>
    <mrow>
      <mstyle mathvariant="italic">
        <msub>
          <mtext>A</mtext>
          <mstyle mathvariant="italic">
            <mtext>w</mtext>
          </mstyle>
        </msub>
      </mstyle>
      <mo stretchy="false">=</mo>
      <mrow>
        <mstyle mathvariant="italic">
          <mtext>1</mtext>
        </mstyle>
        <mo stretchy="false">−</mo>
        <mfrac>
          <mrow>
            <munderover>
              <mo stretchy="false">∑</mo>
              <mrow>
                <mstyle mathvariant="italic">
                  <mtext>i</mtext>
                </mstyle>
                <mo stretchy="false">=</mo>
                <mstyle mathvariant="italic">
                  <mtext>1</mtext>
                </mstyle>
              </mrow>
              <mstyle mathvariant="italic">
                <mtext>85</mtext>
              </mstyle>
            </munderover>
            <mstyle mathvariant="italic">
              <msub>
                <mtext>e</mtext>
                <mrow>
                  <mstyle mathvariant="italic">
                    <mtext>w</mtext>
                  </mstyle>
                  <mi>,</mi>
                  <mstyle mathvariant="italic">
                    <mtext>i</mtext>
                  </mstyle>
                </mrow>
              </msub>
            </mstyle>
          </mrow>
          <mrow>
            <munderover>
              <mo stretchy="false">∑</mo>
              <mrow>
                <mstyle mathvariant="italic">
                  <mtext>i</mtext>
                </mstyle>
                <mo stretchy="false">=</mo>
                <mstyle mathvariant="italic">
                  <mtext>1</mtext>
                </mstyle>
              </mrow>
              <mstyle mathvariant="italic">
                <mtext>85</mtext>
              </mstyle>
            </munderover>
            <mstyle mathvariant="italic">
              <msub>
                <mtext>w</mtext>
                <mstyle mathvariant="italic">
                  <mtext>i</mtext>
                </mstyle>
              </msub>
            </mstyle>
          </mrow>
        </mfrac>
      </mrow>
    </mrow>
    <annotation encoding="StarMath 5.0">{italic "A"_italic "w" =italic "1" -{ sum csub {italic "i" = italic "1"} csup italic "85" italic "e"_{italic "w" , italic "i"}} over { sum csub {italic "i" = italic "1"} csup italic "85" italic "w"_italic "i"}}</annotation>
  </semantics>
</math>
</file>

<file path=Object 426/content.xml><?xml version="1.0" encoding="utf-8"?>
<math xmlns="http://www.w3.org/1998/Math/MathML" display="block">
  <semantics>
    <mstyle mathvariant="italic">
      <msub>
        <mtext>A</mtext>
        <mstyle mathvariant="italic">
          <mtext>c</mtext>
        </mstyle>
      </msub>
    </mstyle>
    <annotation encoding="StarMath 5.0">italic "A"_italic "c"</annotation>
  </semantics>
</math>
</file>

<file path=Object 427/content.xml><?xml version="1.0" encoding="utf-8"?>
<math xmlns="http://www.w3.org/1998/Math/MathML" display="block">
  <semantics>
    <mstyle mathvariant="italic">
      <msub>
        <mtext>A</mtext>
        <mstyle mathvariant="italic">
          <mtext>w</mtext>
        </mstyle>
      </msub>
    </mstyle>
    <annotation encoding="StarMath 5.0">italic "A"_italic "w"</annotation>
  </semantics>
</math>
</file>

<file path=Object 428/content.xml><?xml version="1.0" encoding="utf-8"?>
<math xmlns="http://www.w3.org/1998/Math/MathML" display="block">
  <semantics>
    <mrow>
      <mrow>
        <mstyle mathvariant="italic">
          <msub>
            <mtext>A</mtext>
            <mrow>
              <mstyle mathvariant="italic">
                <mtext>p</mtext>
              </mstyle>
              <mstyle mathvariant="italic">
                <mtext>r</mtext>
              </mstyle>
              <mstyle mathvariant="italic">
                <mtext>i</mtext>
              </mstyle>
              <mstyle mathvariant="italic">
                <mtext>c</mtext>
              </mstyle>
              <mstyle mathvariant="italic">
                <mtext>e</mtext>
              </mstyle>
            </mrow>
          </msub>
        </mstyle>
        <mo stretchy="false">=</mo>
        <mfrac>
          <mrow>
            <mrow/>
            <mstyle mathvariant="italic">
              <mtext>p</mtext>
            </mstyle>
            <mstyle mathvariant="italic">
              <mtext>a</mtext>
            </mstyle>
            <mstyle mathvariant="italic">
              <mtext>r</mtext>
            </mstyle>
            <mstyle mathvariant="italic">
              <mtext>t</mtext>
            </mstyle>
            <mstyle mathvariant="italic">
              <msub>
                <mtext>s</mtext>
                <mrow>
                  <mstyle mathvariant="italic">
                    <mtext>p</mtext>
                  </mstyle>
                  <mstyle mathvariant="italic">
                    <mtext>r</mtext>
                  </mstyle>
                  <mstyle mathvariant="italic">
                    <mtext>i</mtext>
                  </mstyle>
                  <mstyle mathvariant="italic">
                    <mtext>c</mtext>
                  </mstyle>
                  <mstyle mathvariant="italic">
                    <mtext>e</mtext>
                  </mstyle>
                </mrow>
              </msub>
            </mstyle>
          </mrow>
          <mrow>
            <mrow/>
            <mstyle mathvariant="italic">
              <mtext>p</mtext>
            </mstyle>
            <mstyle mathvariant="italic">
              <mtext>a</mtext>
            </mstyle>
            <mstyle mathvariant="italic">
              <mtext>r</mtext>
            </mstyle>
            <mstyle mathvariant="italic">
              <mtext>t</mtext>
            </mstyle>
            <mstyle mathvariant="italic">
              <msub>
                <mtext>s</mtext>
                <mrow>
                  <mstyle mathvariant="italic">
                    <mtext>a</mtext>
                  </mstyle>
                  <mstyle mathvariant="italic">
                    <mtext>s</mtext>
                  </mstyle>
                  <mstyle mathvariant="italic">
                    <mtext>s</mtext>
                  </mstyle>
                  <mstyle mathvariant="italic">
                    <mtext>i</mtext>
                  </mstyle>
                  <mstyle mathvariant="italic">
                    <mtext>g</mtext>
                  </mstyle>
                  <mstyle mathvariant="italic">
                    <mtext>n</mtext>
                  </mstyle>
                  <mstyle mathvariant="italic">
                    <mtext>e</mtext>
                  </mstyle>
                  <mstyle mathvariant="italic">
                    <mtext>d</mtext>
                  </mstyle>
                </mrow>
              </msub>
            </mstyle>
          </mrow>
        </mfrac>
        <mo stretchy="false">=</mo>
        <mfrac>
          <mstyle mathvariant="italic">
            <mtext>30</mtext>
          </mstyle>
          <mstyle mathvariant="italic">
            <mtext>59</mtext>
          </mstyle>
        </mfrac>
        <mo stretchy="false">=</mo>
        <mstyle mathvariant="italic">
          <mtext>0.509</mtext>
        </mstyle>
      </mrow>
      <mstyle mathvariant="italic">
        <mtext> </mtext>
      </mstyle>
      <mo stretchy="false">(</mo>
      <mstyle mathvariant="italic">
        <mtext>50.9</mtext>
      </mstyle>
      <mstyle mathvariant="italic">
        <mtext>%</mtext>
      </mstyle>
      <mo stretchy="false">)</mo>
    </mrow>
    <annotation encoding="StarMath 5.0">{italic "A"_{italic "p" italic "r" italic "i" italic "c" italic "e"} ={# italic "p" italic "a" italic "r" italic "t" italic "s"_{italic "p" italic "r" italic "i" italic "c" italic "e"}} over {# italic "p" italic "a" italic "r" italic "t" italic "s"_{italic "a" italic "s" italic "s" italic "i" italic "g" italic "n" italic "e" italic "d"}} =italic "30" over italic "59" =italic "0.509" italic " "  \( italic "50.9" italic "%"  \)}</annotation>
  </semantics>
</math>
</file>

<file path=Object 429/content.xml><?xml version="1.0" encoding="utf-8"?>
<math xmlns="http://www.w3.org/1998/Math/MathML" display="block">
  <semantics>
    <mrow>
      <mrow/>
      <mstyle mathvariant="italic">
        <mtext>p</mtext>
      </mstyle>
      <mstyle mathvariant="italic">
        <mtext>a</mtext>
      </mstyle>
      <mstyle mathvariant="italic">
        <mtext>r</mtext>
      </mstyle>
      <mstyle mathvariant="italic">
        <mtext>t</mtext>
      </mstyle>
      <mstyle mathvariant="italic">
        <msub>
          <mtext>s</mtext>
          <mrow>
            <mstyle mathvariant="italic">
              <mtext>p</mtext>
            </mstyle>
            <mstyle mathvariant="italic">
              <mtext>r</mtext>
            </mstyle>
            <mstyle mathvariant="italic">
              <mtext>i</mtext>
            </mstyle>
            <mstyle mathvariant="italic">
              <mtext>c</mtext>
            </mstyle>
            <mstyle mathvariant="italic">
              <mtext>e</mtext>
            </mstyle>
          </mrow>
        </msub>
      </mstyle>
    </mrow>
    <annotation encoding="StarMath 5.0">{#italic "p" italic "a" italic "r" italic "t" italic "s"_{italic "p" italic "r" italic "i" italic "c" italic "e"}}</annotation>
  </semantics>
</math>
</file>

<file path=Object 43/content.xml><?xml version="1.0" encoding="utf-8"?>
<math xmlns="http://www.w3.org/1998/Math/MathML" display="block">
  <semantics>
    <mstyle mathvariant="italic">
      <mtext>γ</mtext>
    </mstyle>
    <annotation encoding="StarMath 5.0">italic "γ"</annotation>
  </semantics>
</math>
</file>

<file path=Object 430/content.xml><?xml version="1.0" encoding="utf-8"?>
<math xmlns="http://www.w3.org/1998/Math/MathML" display="block">
  <semantics>
    <mrow>
      <mrow/>
      <mstyle mathvariant="italic">
        <mtext>p</mtext>
      </mstyle>
      <mstyle mathvariant="italic">
        <mtext>a</mtext>
      </mstyle>
      <mstyle mathvariant="italic">
        <mtext>r</mtext>
      </mstyle>
      <mstyle mathvariant="italic">
        <mtext>t</mtext>
      </mstyle>
      <mstyle mathvariant="italic">
        <msub>
          <mtext>s</mtext>
          <mrow>
            <mstyle mathvariant="italic">
              <mtext>a</mtext>
            </mstyle>
            <mstyle mathvariant="italic">
              <mtext>s</mtext>
            </mstyle>
            <mstyle mathvariant="italic">
              <mtext>s</mtext>
            </mstyle>
            <mstyle mathvariant="italic">
              <mtext>i</mtext>
            </mstyle>
            <mstyle mathvariant="italic">
              <mtext>g</mtext>
            </mstyle>
            <mstyle mathvariant="italic">
              <mtext>n</mtext>
            </mstyle>
            <mstyle mathvariant="italic">
              <mtext>e</mtext>
            </mstyle>
            <mstyle mathvariant="italic">
              <mtext>d</mtext>
            </mstyle>
          </mrow>
        </msub>
      </mstyle>
    </mrow>
    <annotation encoding="StarMath 5.0">{#italic "p" italic "a" italic "r" italic "t" italic "s"_{italic "a" italic "s" italic "s" italic "i" italic "g" italic "n" italic "e" italic "d"}}</annotation>
  </semantics>
</math>
</file>

<file path=Object 431/content.xml><?xml version="1.0" encoding="utf-8"?>
<math xmlns="http://www.w3.org/1998/Math/MathML" display="block">
  <semantics>
    <mrow>
      <mstyle mathvariant="italic">
        <mtext>51</mtext>
      </mstyle>
      <mstyle mathvariant="italic">
        <mtext>%</mtext>
      </mstyle>
    </mrow>
    <annotation encoding="StarMath 5.0">{italic "51" italic "%"}</annotation>
  </semantics>
</math>
</file>

<file path=Object 432/content.xml><?xml version="1.0" encoding="utf-8"?>
<math xmlns="http://www.w3.org/1998/Math/MathML" display="block">
  <semantics>
    <mrow>
      <mrow>
        <mstyle mathvariant="italic">
          <msub>
            <mtext>A</mtext>
            <mrow>
              <mstyle mathvariant="italic">
                <mtext>p</mtext>
              </mstyle>
              <mstyle mathvariant="italic">
                <mtext>r</mtext>
              </mstyle>
              <mstyle mathvariant="italic">
                <mtext>i</mtext>
              </mstyle>
              <mstyle mathvariant="italic">
                <mtext>c</mtext>
              </mstyle>
              <mstyle mathvariant="italic">
                <mtext>e</mtext>
              </mstyle>
              <mi>,</mi>
              <mstyle mathvariant="italic">
                <mtext> </mtext>
              </mstyle>
              <mstyle mathvariant="italic">
                <mtext>c</mtext>
              </mstyle>
              <mstyle mathvariant="italic">
                <mtext>r</mtext>
              </mstyle>
              <mstyle mathvariant="italic">
                <mtext>i</mtext>
              </mstyle>
              <mstyle mathvariant="italic">
                <mtext>t</mtext>
              </mstyle>
              <mstyle mathvariant="italic">
                <mtext>i</mtext>
              </mstyle>
              <mstyle mathvariant="italic">
                <mtext>c</mtext>
              </mstyle>
              <mstyle mathvariant="italic">
                <mtext>a</mtext>
              </mstyle>
              <mstyle mathvariant="italic">
                <mtext>l</mtext>
              </mstyle>
            </mrow>
          </msub>
        </mstyle>
        <mo stretchy="false">=</mo>
        <mfrac>
          <mrow>
            <mrow/>
            <mstyle mathvariant="italic">
              <mtext>p</mtext>
            </mstyle>
            <mstyle mathvariant="italic">
              <mtext>a</mtext>
            </mstyle>
            <mstyle mathvariant="italic">
              <mtext>r</mtext>
            </mstyle>
            <mstyle mathvariant="italic">
              <mtext>t</mtext>
            </mstyle>
            <mstyle mathvariant="italic">
              <msub>
                <mtext>s</mtext>
                <mrow>
                  <mstyle mathvariant="italic">
                    <mtext>p</mtext>
                  </mstyle>
                  <mstyle mathvariant="italic">
                    <mtext>r</mtext>
                  </mstyle>
                  <mstyle mathvariant="italic">
                    <mtext>i</mtext>
                  </mstyle>
                  <mstyle mathvariant="italic">
                    <mtext>c</mtext>
                  </mstyle>
                  <mstyle mathvariant="italic">
                    <mtext>e</mtext>
                  </mstyle>
                  <mi>,</mi>
                  <mstyle mathvariant="italic">
                    <mtext>c</mtext>
                  </mstyle>
                  <mstyle mathvariant="italic">
                    <mtext>r</mtext>
                  </mstyle>
                  <mstyle mathvariant="italic">
                    <mtext>i</mtext>
                  </mstyle>
                  <mstyle mathvariant="italic">
                    <mtext>t</mtext>
                  </mstyle>
                  <mstyle mathvariant="italic">
                    <mtext>i</mtext>
                  </mstyle>
                  <mstyle mathvariant="italic">
                    <mtext>c</mtext>
                  </mstyle>
                  <mstyle mathvariant="italic">
                    <mtext>a</mtext>
                  </mstyle>
                  <mstyle mathvariant="italic">
                    <mtext>l</mtext>
                  </mstyle>
                </mrow>
              </msub>
            </mstyle>
          </mrow>
          <mrow>
            <mrow/>
            <mstyle mathvariant="italic">
              <mtext>p</mtext>
            </mstyle>
            <mstyle mathvariant="italic">
              <mtext>a</mtext>
            </mstyle>
            <mstyle mathvariant="italic">
              <mtext>r</mtext>
            </mstyle>
            <mstyle mathvariant="italic">
              <mtext>t</mtext>
            </mstyle>
            <mstyle mathvariant="italic">
              <msub>
                <mtext>s</mtext>
                <mrow>
                  <mstyle mathvariant="italic">
                    <mtext>a</mtext>
                  </mstyle>
                  <mstyle mathvariant="italic">
                    <mtext>s</mtext>
                  </mstyle>
                  <mstyle mathvariant="italic">
                    <mtext>s</mtext>
                  </mstyle>
                  <mstyle mathvariant="italic">
                    <mtext>i</mtext>
                  </mstyle>
                  <mstyle mathvariant="italic">
                    <mtext>g</mtext>
                  </mstyle>
                  <mstyle mathvariant="italic">
                    <mtext>n</mtext>
                  </mstyle>
                  <mstyle mathvariant="italic">
                    <mtext>e</mtext>
                  </mstyle>
                  <mstyle mathvariant="italic">
                    <mtext>d</mtext>
                  </mstyle>
                </mrow>
              </msub>
            </mstyle>
          </mrow>
        </mfrac>
        <mo stretchy="false">=</mo>
        <mfrac>
          <mstyle mathvariant="italic">
            <mtext>10</mtext>
          </mstyle>
          <mstyle mathvariant="italic">
            <mtext>59</mtext>
          </mstyle>
        </mfrac>
        <mo stretchy="false">=</mo>
        <mstyle mathvariant="italic">
          <mtext>0.17</mtext>
        </mstyle>
      </mrow>
      <mstyle mathvariant="italic">
        <mtext> </mtext>
      </mstyle>
      <mo stretchy="false">(</mo>
      <mstyle mathvariant="italic">
        <mtext>17.0</mtext>
      </mstyle>
      <mstyle mathvariant="italic">
        <mtext>%</mtext>
      </mstyle>
      <mo stretchy="false">)</mo>
    </mrow>
    <annotation encoding="StarMath 5.0">{italic "A"_{italic "p" italic "r" italic "i" italic "c" italic "e" , italic " " italic "c" italic "r" italic "i" italic "t" italic "i" italic "c" italic "a" italic "l"} ={# italic "p" italic "a" italic "r" italic "t" italic "s"_{italic "p" italic "r" italic "i" italic "c" italic "e" , italic "c" italic "r" italic "i" italic "t" italic "i" italic "c" italic "a" italic "l"}} over {# italic "p" italic "a" italic "r" italic "t" italic "s"_{italic "a" italic "s" italic "s" italic "i" italic "g" italic "n" italic "e" italic "d"}} =italic "10" over italic "59" =italic "0.17" italic " "  \( italic "17.0" italic "%"  \)}</annotation>
  </semantics>
</math>
</file>

<file path=Object 433/content.xml><?xml version="1.0" encoding="utf-8"?>
<math xmlns="http://www.w3.org/1998/Math/MathML" display="block">
  <semantics>
    <mrow>
      <mrow/>
      <mstyle mathvariant="italic">
        <mtext>p</mtext>
      </mstyle>
      <mstyle mathvariant="italic">
        <mtext>a</mtext>
      </mstyle>
      <mstyle mathvariant="italic">
        <mtext>r</mtext>
      </mstyle>
      <mstyle mathvariant="italic">
        <mtext>t</mtext>
      </mstyle>
      <mstyle mathvariant="italic">
        <msub>
          <mtext>s</mtext>
          <mrow>
            <mstyle mathvariant="italic">
              <mtext>p</mtext>
            </mstyle>
            <mstyle mathvariant="italic">
              <mtext>r</mtext>
            </mstyle>
            <mstyle mathvariant="italic">
              <mtext>i</mtext>
            </mstyle>
            <mstyle mathvariant="italic">
              <mtext>c</mtext>
            </mstyle>
            <mstyle mathvariant="italic">
              <mtext>e</mtext>
            </mstyle>
            <mi>,</mi>
            <mstyle mathvariant="italic">
              <mtext>c</mtext>
            </mstyle>
            <mstyle mathvariant="italic">
              <mtext>r</mtext>
            </mstyle>
            <mstyle mathvariant="italic">
              <mtext>i</mtext>
            </mstyle>
            <mstyle mathvariant="italic">
              <mtext>t</mtext>
            </mstyle>
            <mstyle mathvariant="italic">
              <mtext>i</mtext>
            </mstyle>
            <mstyle mathvariant="italic">
              <mtext>c</mtext>
            </mstyle>
            <mstyle mathvariant="italic">
              <mtext>a</mtext>
            </mstyle>
            <mstyle mathvariant="italic">
              <mtext>l</mtext>
            </mstyle>
          </mrow>
        </msub>
      </mstyle>
    </mrow>
    <annotation encoding="StarMath 5.0">{#italic "p" italic "a" italic "r" italic "t" italic "s"_{italic "p" italic "r" italic "i" italic "c" italic "e" , italic "c" italic "r" italic "i" italic "t" italic "i" italic "c" italic "a" italic "l"}}</annotation>
  </semantics>
</math>
</file>

<file path=Object 434/content.xml><?xml version="1.0" encoding="utf-8"?>
<math xmlns="http://www.w3.org/1998/Math/MathML" display="block">
  <semantics>
    <mrow>
      <mrow/>
      <mstyle mathvariant="italic">
        <mtext>p</mtext>
      </mstyle>
      <mstyle mathvariant="italic">
        <mtext>a</mtext>
      </mstyle>
      <mstyle mathvariant="italic">
        <mtext>r</mtext>
      </mstyle>
      <mstyle mathvariant="italic">
        <mtext>t</mtext>
      </mstyle>
      <mstyle mathvariant="italic">
        <msub>
          <mtext>s</mtext>
          <mrow>
            <mstyle mathvariant="italic">
              <mtext>a</mtext>
            </mstyle>
            <mstyle mathvariant="italic">
              <mtext>s</mtext>
            </mstyle>
            <mstyle mathvariant="italic">
              <mtext>s</mtext>
            </mstyle>
            <mstyle mathvariant="italic">
              <mtext>i</mtext>
            </mstyle>
            <mstyle mathvariant="italic">
              <mtext>g</mtext>
            </mstyle>
            <mstyle mathvariant="italic">
              <mtext>n</mtext>
            </mstyle>
            <mstyle mathvariant="italic">
              <mtext>e</mtext>
            </mstyle>
            <mstyle mathvariant="italic">
              <mtext>d</mtext>
            </mstyle>
          </mrow>
        </msub>
      </mstyle>
    </mrow>
    <annotation encoding="StarMath 5.0">{#italic "p" italic "a" italic "r" italic "t" italic "s"_{italic "a" italic "s" italic "s" italic "i" italic "g" italic "n" italic "e" italic "d"}}</annotation>
  </semantics>
</math>
</file>

<file path=Object 435/content.xml><?xml version="1.0" encoding="utf-8"?>
<math xmlns="http://www.w3.org/1998/Math/MathML" display="block">
  <semantics>
    <mrow>
      <mstyle mathvariant="italic">
        <mtext>17</mtext>
      </mstyle>
      <mstyle mathvariant="italic">
        <mtext>%</mtext>
      </mstyle>
    </mrow>
    <annotation encoding="StarMath 5.0">{italic "17" italic "%"}</annotation>
  </semantics>
</math>
</file>

<file path=Object 436/content.xml><?xml version="1.0" encoding="utf-8"?>
<math xmlns="http://www.w3.org/1998/Math/MathML" display="block">
  <semantics>
    <mrow>
      <mstyle mathvariant="italic">
        <mtext>λ</mtext>
      </mstyle>
      <mrow>
        <mo fence="true" stretchy="true">(</mo>
        <mrow>
          <mstyle mathvariant="italic">
            <mtext>x</mtext>
          </mstyle>
        </mrow>
        <mo fence="true" stretchy="true">)</mo>
      </mrow>
    </mrow>
    <annotation encoding="StarMath 5.0">{italic "λ" left ( italic "x" right )}</annotation>
  </semantics>
</math>
</file>

<file path=Object 437/content.xml><?xml version="1.0" encoding="utf-8"?>
<math xmlns="http://www.w3.org/1998/Math/MathML" display="block">
  <semantics>
    <mstyle mathvariant="italic">
      <mtext>x</mtext>
    </mstyle>
    <annotation encoding="StarMath 5.0">italic "x"</annotation>
  </semantics>
</math>
</file>

<file path=Object 438/content.xml><?xml version="1.0" encoding="utf-8"?>
<math xmlns="http://www.w3.org/1998/Math/MathML" display="block">
  <semantics>
    <mstyle mathvariant="italic">
      <mtext>λ</mtext>
    </mstyle>
    <annotation encoding="StarMath 5.0">italic "λ"</annotation>
  </semantics>
</math>
</file>

<file path=Object 439/content.xml><?xml version="1.0" encoding="utf-8"?>
<math xmlns="http://www.w3.org/1998/Math/MathML" display="block">
  <semantics>
    <mrow>
      <mstyle mathvariant="italic">
        <mtext> </mtext>
      </mstyle>
      <mstyle mathvariant="italic">
        <mtext>γ</mtext>
      </mstyle>
    </mrow>
    <annotation encoding="StarMath 5.0">{italic " " italic "γ"}</annotation>
  </semantics>
</math>
</file>

<file path=Object 44/content.xml><?xml version="1.0" encoding="utf-8"?>
<math xmlns="http://www.w3.org/1998/Math/MathML" display="block">
  <semantics>
    <mstyle mathvariant="italic">
      <mtext>f</mtext>
    </mstyle>
    <annotation encoding="StarMath 5.0">italic "f"</annotation>
  </semantics>
</math>
</file>

<file path=Object 440/content.xml><?xml version="1.0" encoding="utf-8"?>
<math xmlns="http://www.w3.org/1998/Math/MathML" display="block">
  <semantics>
    <mrow>
      <mstyle mathvariant="italic">
        <mtext>h</mtext>
      </mstyle>
      <mo stretchy="false">(</mo>
      <mstyle mathvariant="italic">
        <mtext>x</mtext>
      </mstyle>
      <mo stretchy="false">)</mo>
    </mrow>
    <annotation encoding="StarMath 5.0">{italic "h"  \( italic "x"  \)}</annotation>
  </semantics>
</math>
</file>

<file path=Object 441/content.xml><?xml version="1.0" encoding="utf-8"?>
<math xmlns="http://www.w3.org/1998/Math/MathML" display="block">
  <semantics>
    <mrow>
      <mstyle mathvariant="italic">
        <mtext>h</mtext>
      </mstyle>
      <mrow>
        <mrow>
          <mo fence="true" stretchy="true">(</mo>
          <mrow>
            <mstyle mathvariant="italic">
              <mtext>x</mtext>
            </mstyle>
          </mrow>
          <mo fence="true" stretchy="true">)</mo>
        </mrow>
        <mo stretchy="false">=</mo>
        <mfrac>
          <mrow>
            <mstyle mathvariant="italic">
              <mtext>λ</mtext>
            </mstyle>
            <mo stretchy="false">(</mo>
            <mstyle mathvariant="italic">
              <mtext>x</mtext>
            </mstyle>
            <mo stretchy="false">)</mo>
          </mrow>
          <mrow>
            <mstyle mathvariant="italic">
              <mtext>t</mtext>
            </mstyle>
            <mstyle mathvariant="italic">
              <mtext>a</mtext>
            </mstyle>
            <mstyle mathvariant="italic">
              <mtext>n</mtext>
            </mstyle>
            <mi>⁡</mi>
            <mo stretchy="false">(</mo>
            <mstyle mathvariant="italic">
              <mtext>γ</mtext>
            </mstyle>
            <mo stretchy="false">)</mo>
          </mrow>
        </mfrac>
      </mrow>
    </mrow>
    <annotation encoding="StarMath 5.0">{italic "h" left ( italic "x" right )  ={italic "λ"  \(  italic "x"  \)} over {italic "t" italic "a" italic "n" ⁡  \(  italic "γ"  \)}}</annotation>
  </semantics>
</math>
</file>

<file path=Object 442/content.xml><?xml version="1.0" encoding="utf-8"?>
<math xmlns="http://www.w3.org/1998/Math/MathML" display="block">
  <semantics>
    <mrow>
      <mstyle mathvariant="italic">
        <mtext>1</mtext>
      </mstyle>
      <mstyle mathvariant="italic">
        <mtext> </mtext>
      </mstyle>
      <mstyle mathvariant="italic">
        <mtext>m</mtext>
      </mstyle>
      <mstyle mathvariant="italic">
        <mtext>m</mtext>
      </mstyle>
    </mrow>
    <annotation encoding="StarMath 5.0">{italic "1" italic " " italic "m" italic "m"}</annotation>
  </semantics>
</math>
</file>

<file path=Object 443/content.xml><?xml version="1.0" encoding="utf-8"?>
<math xmlns="http://www.w3.org/1998/Math/MathML" display="block">
  <semantics>
    <mrow>
      <mrow>
        <mstyle mathvariant="italic">
          <msub>
            <mtext>R</mtext>
            <mrow>
              <mstyle mathvariant="italic">
                <mtext>r</mtext>
              </mstyle>
              <mstyle mathvariant="italic">
                <mtext>e</mtext>
              </mstyle>
              <mstyle mathvariant="italic">
                <mtext>u</mtext>
              </mstyle>
              <mstyle mathvariant="italic">
                <mtext>s</mtext>
              </mstyle>
              <mstyle mathvariant="italic">
                <mtext>e</mtext>
              </mstyle>
            </mrow>
          </msub>
        </mstyle>
        <mo stretchy="false">=</mo>
        <mstyle mathvariant="italic">
          <msub>
            <mtext>P</mtext>
            <mrow>
              <mstyle mathvariant="italic">
                <mtext>d</mtext>
              </mstyle>
              <mstyle mathvariant="italic">
                <mtext>e</mtext>
              </mstyle>
              <mstyle mathvariant="italic">
                <mtext>t</mtext>
              </mstyle>
              <mstyle mathvariant="italic">
                <mtext>e</mtext>
              </mstyle>
              <mstyle mathvariant="italic">
                <mtext>c</mtext>
              </mstyle>
              <mstyle mathvariant="italic">
                <mtext>t</mtext>
              </mstyle>
              <mstyle mathvariant="italic">
                <mtext>e</mtext>
              </mstyle>
              <mstyle mathvariant="italic">
                <mtext>d</mtext>
              </mstyle>
            </mrow>
          </msub>
        </mstyle>
      </mrow>
      <mstyle mathvariant="italic">
        <mtext>*</mtext>
      </mstyle>
      <mstyle mathvariant="italic">
        <msub>
          <mtext>P</mtext>
          <mrow>
            <mstyle mathvariant="italic">
              <mtext>c</mtext>
            </mstyle>
            <mstyle mathvariant="italic">
              <mtext>l</mtext>
            </mstyle>
            <mstyle mathvariant="italic">
              <mtext>a</mtext>
            </mstyle>
            <mstyle mathvariant="italic">
              <mtext>s</mtext>
            </mstyle>
            <mstyle mathvariant="italic">
              <mtext>s</mtext>
            </mstyle>
            <mstyle mathvariant="italic">
              <mtext>i</mtext>
            </mstyle>
            <mstyle mathvariant="italic">
              <mtext>f</mtext>
            </mstyle>
            <mstyle mathvariant="italic">
              <mtext>i</mtext>
            </mstyle>
            <mstyle mathvariant="italic">
              <mtext>e</mtext>
            </mstyle>
            <mstyle mathvariant="italic">
              <mtext>d</mtext>
            </mstyle>
          </mrow>
        </msub>
      </mstyle>
      <mstyle mathvariant="italic">
        <mtext>*</mtext>
      </mstyle>
      <mrow>
        <mstyle mathvariant="italic">
          <msub>
            <mtext>P</mtext>
            <mrow>
              <mstyle mathvariant="italic">
                <mtext>T</mtext>
              </mstyle>
              <mstyle mathvariant="italic">
                <mtext>A</mtext>
              </mstyle>
              <mstyle mathvariant="italic">
                <mtext>R</mtext>
              </mstyle>
            </mrow>
          </msub>
        </mstyle>
        <mo stretchy="false">=</mo>
        <mstyle mathvariant="italic">
          <mtext>0.9</mtext>
        </mstyle>
      </mrow>
      <mstyle mathvariant="italic">
        <mtext>*</mtext>
      </mstyle>
      <mstyle mathvariant="italic">
        <mtext>0.95</mtext>
      </mstyle>
      <mstyle mathvariant="italic">
        <mtext>*</mtext>
      </mstyle>
      <mrow>
        <mstyle mathvariant="italic">
          <mtext>0.52</mtext>
        </mstyle>
        <mo stretchy="false">=</mo>
        <mstyle mathvariant="italic">
          <mtext>44.5</mtext>
        </mstyle>
      </mrow>
      <mstyle mathvariant="italic">
        <mtext> </mtext>
      </mstyle>
      <mstyle mathvariant="italic">
        <mtext>%</mtext>
      </mstyle>
    </mrow>
    <annotation encoding="StarMath 5.0">{italic "R"_{italic "r" italic "e" italic "u" italic "s" italic "e"} =italic "P"_{italic "d" italic "e" italic "t" italic "e" italic "c" italic "t" italic "e" italic "d"} italic "*" italic "P"_{italic "c" italic "l" italic "a" italic "s" italic "s" italic "i" italic "f" italic "i" italic "e" italic "d"} italic "*" italic "P"_{italic "T" italic "A" italic "R"} =italic "0.9" italic "*" italic "0.95" italic "*" italic "0.52" =italic "44.5" italic " " italic "%"}</annotation>
  </semantics>
</math>
</file>

<file path=Object 444/content.xml><?xml version="1.0" encoding="utf-8"?>
<math xmlns="http://www.w3.org/1998/Math/MathML" display="block">
  <semantics>
    <msub>
      <mrow>
        <mstyle mathvariant="italic">
          <mtext> </mtext>
        </mstyle>
        <mstyle mathvariant="italic">
          <mtext>R</mtext>
        </mstyle>
      </mrow>
      <mrow>
        <mstyle mathvariant="italic">
          <mtext>r</mtext>
        </mstyle>
        <mstyle mathvariant="italic">
          <mtext>e</mtext>
        </mstyle>
        <mstyle mathvariant="italic">
          <mtext>u</mtext>
        </mstyle>
        <mstyle mathvariant="italic">
          <mtext>s</mtext>
        </mstyle>
        <mstyle mathvariant="italic">
          <mtext>e</mtext>
        </mstyle>
        <mi>,</mi>
        <mstyle mathvariant="italic">
          <mtext>v</mtext>
        </mstyle>
        <mstyle mathvariant="italic">
          <mtext>a</mtext>
        </mstyle>
        <mstyle mathvariant="italic">
          <mtext>l</mtext>
        </mstyle>
        <mstyle mathvariant="italic">
          <mtext>u</mtext>
        </mstyle>
        <mstyle mathvariant="italic">
          <mtext>a</mtext>
        </mstyle>
        <mstyle mathvariant="italic">
          <mtext>b</mtext>
        </mstyle>
        <mstyle mathvariant="italic">
          <mtext>l</mtext>
        </mstyle>
        <mstyle mathvariant="italic">
          <mtext>e</mtext>
        </mstyle>
      </mrow>
    </msub>
    <annotation encoding="StarMath 5.0">{italic " " italic "R"}_{italic "r" italic "e" italic "u" italic "s" italic "e" , italic "v" italic "a" italic "l" italic "u" italic "a" italic "b" italic "l" italic "e"}</annotation>
  </semantics>
</math>
</file>

<file path=Object 445/content.xml><?xml version="1.0" encoding="utf-8"?>
<math xmlns="http://www.w3.org/1998/Math/MathML" display="block">
  <semantics>
    <mrow>
      <mstyle mathvariant="italic">
        <msub>
          <mtext>R</mtext>
          <mrow>
            <mstyle mathvariant="italic">
              <mtext>p</mtext>
            </mstyle>
            <mstyle mathvariant="italic">
              <mtext>r</mtext>
            </mstyle>
            <mstyle mathvariant="italic">
              <mtext>i</mtext>
            </mstyle>
            <mstyle mathvariant="italic">
              <mtext>c</mtext>
            </mstyle>
            <mstyle mathvariant="italic">
              <mtext>e</mtext>
            </mstyle>
            <mi>,</mi>
            <mstyle mathvariant="italic">
              <mtext> </mtext>
            </mstyle>
            <mstyle mathvariant="italic">
              <mtext>c</mtext>
            </mstyle>
            <mstyle mathvariant="italic">
              <mtext>r</mtext>
            </mstyle>
            <mstyle mathvariant="italic">
              <mtext>i</mtext>
            </mstyle>
            <mstyle mathvariant="italic">
              <mtext>t</mtext>
            </mstyle>
            <mstyle mathvariant="italic">
              <mtext>i</mtext>
            </mstyle>
            <mstyle mathvariant="italic">
              <mtext>c</mtext>
            </mstyle>
            <mstyle mathvariant="italic">
              <mtext>a</mtext>
            </mstyle>
            <mstyle mathvariant="italic">
              <mtext>l</mtext>
            </mstyle>
          </mrow>
        </msub>
      </mstyle>
      <mo stretchy="false">=</mo>
      <mstyle mathvariant="italic">
        <mtext>0.17</mtext>
      </mstyle>
    </mrow>
    <annotation encoding="StarMath 5.0">{italic "R"_{italic "p" italic "r" italic "i" italic "c" italic "e" , italic " " italic "c" italic "r" italic "i" italic "t" italic "i" italic "c" italic "a" italic "l"} =italic "0.17"}</annotation>
  </semantics>
</math>
</file>

<file path=Object 446/content.xml><?xml version="1.0" encoding="utf-8"?>
<math xmlns="http://www.w3.org/1998/Math/MathML" display="block">
  <semantics>
    <mrow>
      <mrow>
        <mstyle mathvariant="italic">
          <msub>
            <mtext>R</mtext>
            <mrow>
              <mstyle mathvariant="italic">
                <mtext>r</mtext>
              </mstyle>
              <mstyle mathvariant="italic">
                <mtext>e</mtext>
              </mstyle>
              <mstyle mathvariant="italic">
                <mtext>u</mtext>
              </mstyle>
              <mstyle mathvariant="italic">
                <mtext>s</mtext>
              </mstyle>
              <mstyle mathvariant="italic">
                <mtext>e</mtext>
              </mstyle>
              <mi>,</mi>
              <mstyle mathvariant="italic">
                <mtext>v</mtext>
              </mstyle>
              <mstyle mathvariant="italic">
                <mtext>a</mtext>
              </mstyle>
              <mstyle mathvariant="italic">
                <mtext>l</mtext>
              </mstyle>
              <mstyle mathvariant="italic">
                <mtext>u</mtext>
              </mstyle>
              <mstyle mathvariant="italic">
                <mtext>a</mtext>
              </mstyle>
              <mstyle mathvariant="italic">
                <mtext>b</mtext>
              </mstyle>
              <mstyle mathvariant="italic">
                <mtext>l</mtext>
              </mstyle>
              <mstyle mathvariant="italic">
                <mtext>e</mtext>
              </mstyle>
            </mrow>
          </msub>
        </mstyle>
        <mo stretchy="false">=</mo>
        <mstyle mathvariant="italic">
          <msub>
            <mtext>P</mtext>
            <mrow>
              <mstyle mathvariant="italic">
                <mtext>d</mtext>
              </mstyle>
              <mstyle mathvariant="italic">
                <mtext>e</mtext>
              </mstyle>
              <mstyle mathvariant="italic">
                <mtext>t</mtext>
              </mstyle>
              <mstyle mathvariant="italic">
                <mtext>e</mtext>
              </mstyle>
              <mstyle mathvariant="italic">
                <mtext>c</mtext>
              </mstyle>
              <mstyle mathvariant="italic">
                <mtext>t</mtext>
              </mstyle>
            </mrow>
          </msub>
        </mstyle>
      </mrow>
      <mstyle mathvariant="italic">
        <mtext>*</mtext>
      </mstyle>
      <mstyle mathvariant="italic">
        <msub>
          <mtext>P</mtext>
          <mrow>
            <mstyle mathvariant="italic">
              <mtext>c</mtext>
            </mstyle>
            <mstyle mathvariant="italic">
              <mtext>l</mtext>
            </mstyle>
            <mstyle mathvariant="italic">
              <mtext>a</mtext>
            </mstyle>
            <mstyle mathvariant="italic">
              <mtext>s</mtext>
            </mstyle>
            <mstyle mathvariant="italic">
              <mtext>s</mtext>
            </mstyle>
            <mstyle mathvariant="italic">
              <mtext>i</mtext>
            </mstyle>
            <mstyle mathvariant="italic">
              <mtext>f</mtext>
            </mstyle>
            <mstyle mathvariant="italic">
              <mtext>i</mtext>
            </mstyle>
            <mstyle mathvariant="italic">
              <mtext>e</mtext>
            </mstyle>
          </mrow>
        </msub>
      </mstyle>
      <mstyle mathvariant="italic">
        <mtext>*</mtext>
      </mstyle>
      <mstyle mathvariant="italic">
        <msub>
          <mtext>P</mtext>
          <mrow>
            <mstyle mathvariant="italic">
              <mtext>T</mtext>
            </mstyle>
            <mstyle mathvariant="italic">
              <mtext>A</mtext>
            </mstyle>
            <mstyle mathvariant="italic">
              <mtext>R</mtext>
            </mstyle>
          </mrow>
        </msub>
      </mstyle>
      <mstyle mathvariant="italic">
        <mtext>*</mtext>
      </mstyle>
      <mrow>
        <mstyle mathvariant="italic">
          <msub>
            <mtext>P</mtext>
            <mrow>
              <mstyle mathvariant="italic">
                <mtext>p</mtext>
              </mstyle>
              <mstyle mathvariant="italic">
                <mtext>r</mtext>
              </mstyle>
              <mstyle mathvariant="italic">
                <mtext>i</mtext>
              </mstyle>
              <mstyle mathvariant="italic">
                <mtext>c</mtext>
              </mstyle>
              <mstyle mathvariant="italic">
                <mtext>e</mtext>
              </mstyle>
              <mi>,</mi>
              <mstyle mathvariant="italic">
                <mtext>c</mtext>
              </mstyle>
              <mstyle mathvariant="italic">
                <mtext>r</mtext>
              </mstyle>
              <mstyle mathvariant="italic">
                <mtext>i</mtext>
              </mstyle>
              <mstyle mathvariant="italic">
                <mtext>t</mtext>
              </mstyle>
              <mstyle mathvariant="italic">
                <mtext>i</mtext>
              </mstyle>
              <mstyle mathvariant="italic">
                <mtext>c</mtext>
              </mstyle>
              <mstyle mathvariant="italic">
                <mtext>a</mtext>
              </mstyle>
              <mstyle mathvariant="italic">
                <mtext>l</mtext>
              </mstyle>
            </mrow>
          </msub>
        </mstyle>
        <mo stretchy="false">=</mo>
        <mstyle mathvariant="italic">
          <mtext>0.9</mtext>
        </mstyle>
      </mrow>
      <mstyle mathvariant="italic">
        <mtext>*</mtext>
      </mstyle>
      <mstyle mathvariant="italic">
        <mtext>0.95</mtext>
      </mstyle>
      <mstyle mathvariant="italic">
        <mtext>*</mtext>
      </mstyle>
      <mstyle mathvariant="italic">
        <mtext>0.52</mtext>
      </mstyle>
      <mstyle mathvariant="italic">
        <mtext>*</mtext>
      </mstyle>
      <mrow>
        <mstyle mathvariant="italic">
          <mtext>0.17</mtext>
        </mstyle>
        <mo stretchy="false">=</mo>
        <mstyle mathvariant="italic">
          <mtext>0.076</mtext>
        </mstyle>
        <mo stretchy="false">=</mo>
        <mstyle mathvariant="italic">
          <mtext>7.6</mtext>
        </mstyle>
      </mrow>
      <mstyle mathvariant="italic">
        <mtext> </mtext>
      </mstyle>
      <mstyle mathvariant="italic">
        <mtext>%</mtext>
      </mstyle>
    </mrow>
    <annotation encoding="StarMath 5.0">{italic "R"_{italic "r" italic "e" italic "u" italic "s" italic "e" , italic "v" italic "a" italic "l" italic "u" italic "a" italic "b" italic "l" italic "e"} =italic "P"_{italic "d" italic "e" italic "t" italic "e" italic "c" italic "t"} italic "*" italic "P"_{italic "c" italic "l" italic "a" italic "s" italic "s" italic "i" italic "f" italic "i" italic "e"} italic "*" italic "P"_{italic "T" italic "A" italic "R"} italic "*" italic "P"_{italic "p" italic "r" italic "i" italic "c" italic "e" , italic "c" italic "r" italic "i" italic "t" italic "i" italic "c" italic "a" italic "l"} =italic "0.9" italic "*" italic "0.95" italic "*" italic "0.52" italic "*" italic "0.17" =italic "0.076" =italic "7.6" italic " " italic "%"}</annotation>
  </semantics>
</math>
</file>

<file path=Object 447/content.xml><?xml version="1.0" encoding="utf-8"?>
<math xmlns="http://www.w3.org/1998/Math/MathML" display="block">
  <semantics>
    <mstyle mathvariant="italic">
      <msub>
        <mtext>R</mtext>
        <mrow>
          <mstyle mathvariant="italic">
            <mtext>r</mtext>
          </mstyle>
          <mstyle mathvariant="italic">
            <mtext>e</mtext>
          </mstyle>
          <mstyle mathvariant="italic">
            <mtext>u</mtext>
          </mstyle>
          <mstyle mathvariant="italic">
            <mtext>s</mtext>
          </mstyle>
          <mstyle mathvariant="italic">
            <mtext>e</mtext>
          </mstyle>
          <mi>,</mi>
          <mstyle mathvariant="italic">
            <mtext>v</mtext>
          </mstyle>
          <mstyle mathvariant="italic">
            <mtext>a</mtext>
          </mstyle>
          <mstyle mathvariant="italic">
            <mtext>l</mtext>
          </mstyle>
          <mstyle mathvariant="italic">
            <mtext>u</mtext>
          </mstyle>
          <mstyle mathvariant="italic">
            <mtext>a</mtext>
          </mstyle>
          <mstyle mathvariant="italic">
            <mtext>b</mtext>
          </mstyle>
          <mstyle mathvariant="italic">
            <mtext>l</mtext>
          </mstyle>
          <mstyle mathvariant="italic">
            <mtext>e</mtext>
          </mstyle>
        </mrow>
      </msub>
    </mstyle>
    <annotation encoding="StarMath 5.0">italic "R"_{italic "r" italic "e" italic "u" italic "s" italic "e" , italic "v" italic "a" italic "l" italic "u" italic "a" italic "b" italic "l" italic "e"}</annotation>
  </semantics>
</math>
</file>

<file path=Object 448/content.xml><?xml version="1.0" encoding="utf-8"?>
<math xmlns="http://www.w3.org/1998/Math/MathML" display="block">
  <semantics>
    <mrow>
      <mo stretchy="false">[</mo>
      <mstyle mathvariant="italic">
        <mtext>c</mtext>
      </mstyle>
      <mstyle mathvariant="italic">
        <mtext>m</mtext>
      </mstyle>
      <mo stretchy="false">]</mo>
    </mrow>
    <annotation encoding="StarMath 5.0">{ \[ italic "c" italic "m"  \]}</annotation>
  </semantics>
</math>
</file>

<file path=Object 449/content.xml><?xml version="1.0" encoding="utf-8"?>
<math xmlns="http://www.w3.org/1998/Math/MathML" display="block">
  <semantics>
    <mrow>
      <mo stretchy="false">[</mo>
      <mstyle mathvariant="italic">
        <mtext>c</mtext>
      </mstyle>
      <mstyle mathvariant="italic">
        <mtext>m</mtext>
      </mstyle>
      <mo stretchy="false">]</mo>
    </mrow>
    <annotation encoding="StarMath 5.0">{ \[ italic "c" italic "m"  \]}</annotation>
  </semantics>
</math>
</file>

<file path=Object 45/content.xml><?xml version="1.0" encoding="utf-8"?>
<math xmlns="http://www.w3.org/1998/Math/MathML" display="block">
  <semantics>
    <mstyle mathvariant="italic">
      <mtext>t</mtext>
    </mstyle>
    <annotation encoding="StarMath 5.0">italic "t"</annotation>
  </semantics>
</math>
</file>

<file path=Object 450/content.xml><?xml version="1.0" encoding="utf-8"?>
<math xmlns="http://www.w3.org/1998/Math/MathML" display="block">
  <semantics>
    <mrow>
      <mo stretchy="false">[</mo>
      <mstyle mathvariant="italic">
        <mtext>g</mtext>
      </mstyle>
      <mo stretchy="false">]</mo>
    </mrow>
    <annotation encoding="StarMath 5.0">{ \[ italic "g"  \]}</annotation>
  </semantics>
</math>
</file>

<file path=Object 451/content.xml><?xml version="1.0" encoding="utf-8"?>
<math xmlns="http://www.w3.org/1998/Math/MathML" display="block">
  <semantics>
    <mrow>
      <mo stretchy="false">[</mo>
      <mstyle mathvariant="italic">
        <mtext>c</mtext>
      </mstyle>
      <mstyle mathvariant="italic">
        <msup>
          <mtext>m</mtext>
          <mstyle mathvariant="italic">
            <mtext>2</mtext>
          </mstyle>
        </msup>
      </mstyle>
      <mo stretchy="false">]</mo>
    </mrow>
    <annotation encoding="StarMath 5.0">{ \[ italic "c" italic "m"^italic "2"  \]}</annotation>
  </semantics>
</math>
</file>

<file path=Object 452/content.xml><?xml version="1.0" encoding="utf-8"?>
<math xmlns="http://www.w3.org/1998/Math/MathML" display="block">
  <semantics>
    <mrow>
      <mo stretchy="false">[</mo>
      <mfrac>
        <mstyle mathvariant="italic">
          <mtext>g</mtext>
        </mstyle>
        <mrow>
          <mstyle mathvariant="italic">
            <mtext>c</mtext>
          </mstyle>
          <mstyle mathvariant="italic">
            <msup>
              <mtext>m</mtext>
              <mstyle mathvariant="italic">
                <mtext>2</mtext>
              </mstyle>
            </msup>
          </mstyle>
        </mrow>
      </mfrac>
      <mo stretchy="false">]</mo>
    </mrow>
    <annotation encoding="StarMath 5.0">{ \[ italic "g" over {italic "c" italic "m"^italic "2"}  \]}</annotation>
  </semantics>
</math>
</file>

<file path=Object 46/content.xml><?xml version="1.0" encoding="utf-8"?>
<math xmlns="http://www.w3.org/1998/Math/MathML" display="block">
  <semantics>
    <mrow>
      <mstyle mathvariant="italic">
        <mtext> </mtext>
      </mstyle>
      <mstyle mathvariant="italic">
        <mtext>t</mtext>
      </mstyle>
    </mrow>
    <annotation encoding="StarMath 5.0">{italic " " italic "t"}</annotation>
  </semantics>
</math>
</file>

<file path=Object 47/content.xml><?xml version="1.0" encoding="utf-8"?>
<math xmlns="http://www.w3.org/1998/Math/MathML" display="block">
  <semantics>
    <mstyle mathvariant="italic">
      <mtext>u</mtext>
    </mstyle>
    <annotation encoding="StarMath 5.0">italic "u"</annotation>
  </semantics>
</math>
</file>

<file path=Object 48/content.xml><?xml version="1.0" encoding="utf-8"?>
<math xmlns="http://www.w3.org/1998/Math/MathML" display="block">
  <semantics>
    <mstyle mathvariant="italic">
      <mtext>x</mtext>
    </mstyle>
    <annotation encoding="StarMath 5.0">italic "x"</annotation>
  </semantics>
</math>
</file>

<file path=Object 49/content.xml><?xml version="1.0" encoding="utf-8"?>
<math xmlns="http://www.w3.org/1998/Math/MathML" display="block">
  <semantics>
    <mstyle mathvariant="italic">
      <mtext>v</mtext>
    </mstyle>
    <annotation encoding="StarMath 5.0">italic "v"</annotation>
  </semantics>
</math>
</file>

<file path=Object 5/content.xml><?xml version="1.0" encoding="utf-8"?>
<math xmlns="http://www.w3.org/1998/Math/MathML" display="block">
  <semantics>
    <mrow>
      <mstyle mathvariant="italic">
        <mtext>f</mtext>
      </mstyle>
      <mo stretchy="false">(</mo>
      <mstyle mathvariant="italic">
        <mtext>x</mtext>
      </mstyle>
      <mi>,</mi>
      <mstyle mathvariant="italic">
        <mtext>y</mtext>
      </mstyle>
      <mo stretchy="false">)</mo>
    </mrow>
    <annotation encoding="StarMath 5.0">{italic "f"  \( italic "x" ,italic "y"  \)}</annotation>
  </semantics>
</math>
</file>

<file path=Object 50/content.xml><?xml version="1.0" encoding="utf-8"?>
<math xmlns="http://www.w3.org/1998/Math/MathML" display="block">
  <semantics>
    <mstyle mathvariant="italic">
      <mtext>y</mtext>
    </mstyle>
    <annotation encoding="StarMath 5.0">italic "y"</annotation>
  </semantics>
</math>
</file>

<file path=Object 51/content.xml><?xml version="1.0" encoding="utf-8"?>
<math xmlns="http://www.w3.org/1998/Math/MathML" display="block">
  <semantics>
    <mstyle mathvariant="italic">
      <mtext>γ</mtext>
    </mstyle>
    <annotation encoding="StarMath 5.0">italic "γ"</annotation>
  </semantics>
</math>
</file>

<file path=Object 52/content.xml><?xml version="1.0" encoding="utf-8"?>
<math xmlns="http://www.w3.org/1998/Math/MathML" display="block">
  <semantics>
    <mrow>
      <mstyle mathvariant="italic">
        <mtext>γ</mtext>
      </mstyle>
      <mo stretchy="false">(</mo>
      <mstyle mathvariant="italic">
        <mtext>u</mtext>
      </mstyle>
      <mi>,</mi>
      <mstyle mathvariant="italic">
        <mtext>v</mtext>
      </mstyle>
      <mrow>
        <mo stretchy="false">)</mo>
        <mo stretchy="false">=</mo>
        <mfrac>
          <mrow>
            <mrow>
              <munder>
                <mo stretchy="false">∑</mo>
                <mrow>
                  <mstyle mathvariant="italic">
                    <mtext>x</mtext>
                  </mstyle>
                  <mi>,</mi>
                  <mstyle mathvariant="italic">
                    <mtext>y</mtext>
                  </mstyle>
                </mrow>
              </munder>
              <mrow>
                <mo stretchy="false">(</mo>
                <mstyle mathvariant="italic">
                  <mtext>f</mtext>
                </mstyle>
                <mrow>
                  <mrow>
                    <mo fence="true" stretchy="true">(</mo>
                    <mrow>
                      <mrow>
                        <mstyle mathvariant="italic">
                          <mtext>x</mtext>
                        </mstyle>
                        <mi>,</mi>
                        <mstyle mathvariant="italic">
                          <mtext>y</mtext>
                        </mstyle>
                      </mrow>
                    </mrow>
                    <mo fence="true" stretchy="true">)</mo>
                  </mrow>
                  <mo stretchy="false">−</mo>
                  <msub>
                    <mrow>
                      <mo stretchy="false">−</mo>
                      <mstyle mathvariant="italic">
                        <mtext>f</mtext>
                      </mstyle>
                    </mrow>
                    <mrow>
                      <mstyle mathvariant="italic">
                        <mtext>u</mtext>
                      </mstyle>
                      <mi>,</mi>
                      <mstyle mathvariant="italic">
                        <mtext>v</mtext>
                      </mstyle>
                    </mrow>
                  </msub>
                </mrow>
                <mo stretchy="false">)</mo>
                <mo stretchy="false">(</mo>
                <mstyle mathvariant="italic">
                  <mtext>t</mtext>
                </mstyle>
                <mrow>
                  <mrow>
                    <mo fence="true" stretchy="true">(</mo>
                    <mrow>
                      <mrow>
                        <mrow>
                          <mstyle mathvariant="italic">
                            <mtext>x</mtext>
                          </mstyle>
                          <mo stretchy="false">−</mo>
                          <mstyle mathvariant="italic">
                            <mtext>u</mtext>
                          </mstyle>
                        </mrow>
                        <mi>,</mi>
                        <mrow>
                          <mstyle mathvariant="italic">
                            <mtext>y</mtext>
                          </mstyle>
                          <mo stretchy="false">−</mo>
                          <mstyle mathvariant="italic">
                            <mtext>v</mtext>
                          </mstyle>
                        </mrow>
                      </mrow>
                    </mrow>
                    <mo fence="true" stretchy="true">)</mo>
                  </mrow>
                  <mo stretchy="false">−</mo>
                  <mrow>
                    <mo stretchy="false">−</mo>
                    <mstyle mathvariant="italic">
                      <mtext>t</mtext>
                    </mstyle>
                  </mrow>
                </mrow>
              </mrow>
            </mrow>
            <mo stretchy="false">)</mo>
          </mrow>
          <msqrt>
            <mrow>
              <munder>
                <mo stretchy="false">∑</mo>
                <mrow>
                  <mstyle mathvariant="italic">
                    <mtext>x</mtext>
                  </mstyle>
                  <mi>,</mi>
                  <mstyle mathvariant="italic">
                    <mtext>y</mtext>
                  </mstyle>
                </mrow>
              </munder>
              <mrow>
                <msup>
                  <mrow>
                    <mo fence="true" stretchy="true">(</mo>
                    <mrow>
                      <mrow>
                        <mstyle mathvariant="italic">
                          <mtext>f</mtext>
                        </mstyle>
                        <mrow>
                          <mrow>
                            <mo fence="true" stretchy="true">(</mo>
                            <mrow>
                              <mrow>
                                <mstyle mathvariant="italic">
                                  <mtext>x</mtext>
                                </mstyle>
                                <mi>,</mi>
                                <mstyle mathvariant="italic">
                                  <mtext>y</mtext>
                                </mstyle>
                              </mrow>
                            </mrow>
                            <mo fence="true" stretchy="true">)</mo>
                          </mrow>
                          <mo stretchy="false">−</mo>
                          <msub>
                            <mrow>
                              <mo stretchy="false">−</mo>
                              <mstyle mathvariant="italic">
                                <mtext>f</mtext>
                              </mstyle>
                            </mrow>
                            <mrow>
                              <mstyle mathvariant="italic">
                                <mtext>u</mtext>
                              </mstyle>
                              <mi>,</mi>
                              <mstyle mathvariant="italic">
                                <mtext>v</mtext>
                              </mstyle>
                            </mrow>
                          </msub>
                        </mrow>
                      </mrow>
                    </mrow>
                    <mo fence="true" stretchy="true">)</mo>
                  </mrow>
                  <mstyle mathvariant="italic">
                    <mtext>2</mtext>
                  </mstyle>
                </msup>
                <mrow>
                  <munder>
                    <mo stretchy="false">∑</mo>
                    <mrow>
                      <mstyle mathvariant="italic">
                        <mtext>x</mtext>
                      </mstyle>
                      <mi>,</mi>
                      <mstyle mathvariant="italic">
                        <mtext>y</mtext>
                      </mstyle>
                    </mrow>
                  </munder>
                  <mrow>
                    <mo fence="true" stretchy="true">(</mo>
                    <mrow>
                      <mrow>
                        <mstyle mathvariant="italic">
                          <mtext>t</mtext>
                        </mstyle>
                        <mrow>
                          <mrow>
                            <mo fence="true" stretchy="true">(</mo>
                            <mrow>
                              <mrow>
                                <mrow>
                                  <mstyle mathvariant="italic">
                                    <mtext>x</mtext>
                                  </mstyle>
                                  <mo stretchy="false">−</mo>
                                  <mstyle mathvariant="italic">
                                    <mtext>u</mtext>
                                  </mstyle>
                                </mrow>
                                <mi>,</mi>
                                <mrow>
                                  <mstyle mathvariant="italic">
                                    <mtext>y</mtext>
                                  </mstyle>
                                  <mo stretchy="false">−</mo>
                                  <mstyle mathvariant="italic">
                                    <mtext>v</mtext>
                                  </mstyle>
                                </mrow>
                              </mrow>
                            </mrow>
                            <mo fence="true" stretchy="true">)</mo>
                          </mrow>
                          <mo stretchy="false">−</mo>
                          <mrow>
                            <mo stretchy="false">−</mo>
                            <mstyle mathvariant="italic">
                              <mtext>t</mtext>
                            </mstyle>
                          </mrow>
                        </mrow>
                      </mrow>
                    </mrow>
                    <mo fence="true" stretchy="true">)</mo>
                  </mrow>
                </mrow>
              </mrow>
            </mrow>
          </msqrt>
        </mfrac>
      </mrow>
      <mstyle mathvariant="italic">
        <mtext> </mtext>
      </mstyle>
      <mstyle mathvariant="italic">
        <mtext> </mtext>
      </mstyle>
    </mrow>
    <annotation encoding="StarMath 5.0">{italic "γ"  \( italic "u" ,italic "v"  \) ={{ sum csub {italic "x" , italic "y"} { \(  italic "f" left ( {italic "x" , italic "y"} right )  - {-italic "f"}_{italic "u" , italic "v"}  \)   \(  italic "t" left ( {italic "x" - italic "u" , italic "y" - italic "v"} right )  - {-italic "t"}}}  \)} over sqrt { { sum csub {italic "x" , italic "y"} {left ( {italic "f" left ( {italic "x" , italic "y"} right )  - {-italic "f"}_{italic "u" , italic "v"}} right )^italic "2" { sum csub {italic "x" , italic "y"} left ( {italic "t" left ( {italic "x" - italic "u" , italic "y" - italic "v"} right )  - {-italic "t"}} right )}}} } italic " " italic " "}</annotation>
  </semantics>
</math>
</file>

<file path=Object 53/content.xml><?xml version="1.0" encoding="utf-8"?>
<math xmlns="http://www.w3.org/1998/Math/MathML" display="block">
  <semantics>
    <msub>
      <mrow>
        <mo stretchy="false">−</mo>
        <mstyle mathvariant="italic">
          <mtext>f</mtext>
        </mstyle>
      </mrow>
      <mrow>
        <mstyle mathvariant="italic">
          <mtext>u</mtext>
        </mstyle>
        <mi>,</mi>
        <mstyle mathvariant="italic">
          <mtext>v</mtext>
        </mstyle>
      </mrow>
    </msub>
    <annotation encoding="StarMath 5.0">{-italic "f"}_{italic "u" , italic "v"}</annotation>
  </semantics>
</math>
</file>

<file path=Object 54/content.xml><?xml version="1.0" encoding="utf-8"?>
<math xmlns="http://www.w3.org/1998/Math/MathML" display="block">
  <semantics>
    <mrow>
      <mstyle mathvariant="italic">
        <mtext>f</mtext>
      </mstyle>
      <mo stretchy="false">(</mo>
      <mstyle mathvariant="italic">
        <mtext>x</mtext>
      </mstyle>
      <mi>,</mi>
      <mstyle mathvariant="italic">
        <mtext>y</mtext>
      </mstyle>
      <mo stretchy="false">)</mo>
    </mrow>
    <annotation encoding="StarMath 5.0">{italic "f"  \( italic "x" ,italic "y"  \)}</annotation>
  </semantics>
</math>
</file>

<file path=Object 55/content.xml><?xml version="1.0" encoding="utf-8"?>
<math xmlns="http://www.w3.org/1998/Math/MathML" display="block">
  <semantics>
    <mrow>
      <mo stretchy="false">(</mo>
      <mstyle mathvariant="italic">
        <mtext>u</mtext>
      </mstyle>
      <mi>,</mi>
      <mstyle mathvariant="italic">
        <mtext>v</mtext>
      </mstyle>
      <mo stretchy="false">)</mo>
    </mrow>
    <annotation encoding="StarMath 5.0">{ \( italic "u" ,italic "v"  \)}</annotation>
  </semantics>
</math>
</file>

<file path=Object 56/content.xml><?xml version="1.0" encoding="utf-8"?>
<math xmlns="http://www.w3.org/1998/Math/MathML" display="block">
  <semantics>
    <mrow>
      <msub>
        <mrow>
          <mo stretchy="false">−</mo>
          <mstyle mathvariant="italic">
            <mtext>f</mtext>
          </mstyle>
        </mrow>
        <mrow>
          <mstyle mathvariant="italic">
            <mtext>u</mtext>
          </mstyle>
          <mi>,</mi>
          <mstyle mathvariant="italic">
            <mtext>v</mtext>
          </mstyle>
        </mrow>
      </msub>
      <mrow>
        <mstyle mathvariant="italic">
          <mtext> </mtext>
        </mstyle>
        <mo stretchy="false">=</mo>
        <mfrac>
          <mstyle mathvariant="italic">
            <mtext>1</mtext>
          </mstyle>
          <mrow>
            <mstyle mathvariant="italic">
              <msub>
                <mtext>N</mtext>
                <mstyle mathvariant="italic">
                  <mtext>x</mtext>
                </mstyle>
              </msub>
            </mstyle>
            <mstyle mathvariant="italic">
              <msub>
                <mtext>N</mtext>
                <mstyle mathvariant="italic">
                  <mtext>y</mtext>
                </mstyle>
              </msub>
            </mstyle>
          </mrow>
        </mfrac>
      </mrow>
      <mrow>
        <munderover>
          <mo stretchy="false">∑</mo>
          <mrow>
            <mstyle mathvariant="italic">
              <mtext>x</mtext>
            </mstyle>
            <mo stretchy="false">=</mo>
            <mstyle mathvariant="italic">
              <mtext>u</mtext>
            </mstyle>
          </mrow>
          <mrow>
            <mstyle mathvariant="italic">
              <mtext>u</mtext>
            </mstyle>
            <mo stretchy="false">+</mo>
            <mstyle mathvariant="italic">
              <msub>
                <mtext>N</mtext>
                <mstyle mathvariant="italic">
                  <mtext>x</mtext>
                </mstyle>
              </msub>
            </mstyle>
          </mrow>
        </munderover>
        <mrow>
          <munderover>
            <mo stretchy="false">∑</mo>
            <mrow>
              <mstyle mathvariant="italic">
                <mtext>y</mtext>
              </mstyle>
              <mo stretchy="false">=</mo>
              <mstyle mathvariant="italic">
                <mtext>v</mtext>
              </mstyle>
            </mrow>
            <mrow>
              <mstyle mathvariant="italic">
                <mtext>v</mtext>
              </mstyle>
              <mo stretchy="false">+</mo>
              <mstyle mathvariant="italic">
                <msub>
                  <mtext>N</mtext>
                  <mstyle mathvariant="italic">
                    <mtext>y</mtext>
                  </mstyle>
                </msub>
              </mstyle>
            </mrow>
          </munderover>
          <mrow>
            <mstyle mathvariant="italic">
              <mtext>f</mtext>
            </mstyle>
            <mo stretchy="false">(</mo>
            <mstyle mathvariant="italic">
              <mtext>x</mtext>
            </mstyle>
            <mi>,</mi>
            <mstyle mathvariant="italic">
              <mtext>y</mtext>
            </mstyle>
            <mo stretchy="false">)</mo>
          </mrow>
        </mrow>
      </mrow>
      <mstyle mathvariant="italic">
        <mtext> </mtext>
      </mstyle>
      <mstyle mathvariant="italic">
        <mtext> </mtext>
      </mstyle>
    </mrow>
    <annotation encoding="StarMath 5.0">{{-italic "f"}_{italic "u" , italic "v"} italic " " =italic "1" over {italic "N"_italic "x" italic "N"_italic "y"} { sum csub {italic "x" = italic "u"} csup {italic "u" + italic "N"_italic "x"} { sum csub {italic "y" = italic "v"} csup {italic "v" + italic "N"_italic "y"} {italic "f"  \(  italic "x" , italic "y"  \)}}} italic " " italic " "}</annotation>
  </semantics>
</math>
</file>

<file path=Object 57/content.xml><?xml version="1.0" encoding="utf-8"?>
<math xmlns="http://www.w3.org/1998/Math/MathML" display="block">
  <semantics>
    <mrow>
      <mo stretchy="false">−</mo>
      <mstyle mathvariant="italic">
        <mtext>t</mtext>
      </mstyle>
    </mrow>
    <annotation encoding="StarMath 5.0">{-italic "t"}</annotation>
  </semantics>
</math>
</file>

<file path=Object 58/content.xml><?xml version="1.0" encoding="utf-8"?>
<math xmlns="http://www.w3.org/1998/Math/MathML" display="block">
  <semantics>
    <mrow>
      <mrow>
        <mo stretchy="false">−</mo>
        <mstyle mathvariant="italic">
          <mtext>t</mtext>
        </mstyle>
      </mrow>
      <mrow>
        <mstyle mathvariant="italic">
          <mtext> </mtext>
        </mstyle>
        <mo stretchy="false">=</mo>
        <mfrac>
          <mstyle mathvariant="italic">
            <mtext>1</mtext>
          </mstyle>
          <mrow>
            <mstyle mathvariant="italic">
              <msub>
                <mtext>N</mtext>
                <mstyle mathvariant="italic">
                  <mtext>x</mtext>
                </mstyle>
              </msub>
            </mstyle>
            <mstyle mathvariant="italic">
              <msub>
                <mtext>N</mtext>
                <mstyle mathvariant="italic">
                  <mtext>y</mtext>
                </mstyle>
              </msub>
            </mstyle>
          </mrow>
        </mfrac>
      </mrow>
      <mrow>
        <munderover>
          <mo stretchy="false">∑</mo>
          <mrow>
            <mstyle mathvariant="italic">
              <mtext>x</mtext>
            </mstyle>
            <mo stretchy="false">=</mo>
            <mstyle mathvariant="italic">
              <mtext>1</mtext>
            </mstyle>
          </mrow>
          <mstyle mathvariant="italic">
            <msub>
              <mtext>N</mtext>
              <mstyle mathvariant="italic">
                <mtext>x</mtext>
              </mstyle>
            </msub>
          </mstyle>
        </munderover>
        <mrow>
          <munderover>
            <mo stretchy="false">∑</mo>
            <mrow>
              <mstyle mathvariant="italic">
                <mtext>y</mtext>
              </mstyle>
              <mo stretchy="false">=</mo>
              <mstyle mathvariant="italic">
                <mtext>1</mtext>
              </mstyle>
            </mrow>
            <mstyle mathvariant="italic">
              <msub>
                <mtext>N</mtext>
                <mstyle mathvariant="italic">
                  <mtext>y</mtext>
                </mstyle>
              </msub>
            </mstyle>
          </munderover>
          <mrow>
            <mstyle mathvariant="italic">
              <mtext>t</mtext>
            </mstyle>
            <mo stretchy="false">(</mo>
            <mstyle mathvariant="italic">
              <mtext>x</mtext>
            </mstyle>
            <mi>,</mi>
            <mstyle mathvariant="italic">
              <mtext>y</mtext>
            </mstyle>
            <mo stretchy="false">)</mo>
          </mrow>
        </mrow>
      </mrow>
      <mstyle mathvariant="italic">
        <mtext> </mtext>
      </mstyle>
    </mrow>
    <annotation encoding="StarMath 5.0">{{-italic "t"} italic " " =italic "1" over {italic "N"_italic "x" italic "N"_italic "y"} { sum csub {italic "x" = italic "1"} csup italic "N"_italic "x" { sum csub {italic "y" = italic "1"} csup italic "N"_italic "y" {italic "t"  \(  italic "x" , italic "y"  \)}}} italic " "}</annotation>
  </semantics>
</math>
</file>

<file path=Object 59/content.xml><?xml version="1.0" encoding="utf-8"?>
<math xmlns="http://www.w3.org/1998/Math/MathML" display="block">
  <semantics>
    <mrow>
      <mstyle mathvariant="italic">
        <mtext>f</mtext>
      </mstyle>
      <mrow>
        <mrow>
          <mo fence="true" stretchy="true">(</mo>
          <mrow>
            <mrow>
              <mstyle mathvariant="italic">
                <mtext>x</mtext>
              </mstyle>
              <mi>,</mi>
              <mstyle mathvariant="italic">
                <mtext>y</mtext>
              </mstyle>
            </mrow>
          </mrow>
          <mo fence="true" stretchy="true">)</mo>
        </mrow>
        <mo stretchy="false">−</mo>
        <msub>
          <mrow>
            <mo stretchy="false">−</mo>
            <mstyle mathvariant="italic">
              <mtext>f</mtext>
            </mstyle>
          </mrow>
          <mrow>
            <mstyle mathvariant="italic">
              <mtext>u</mtext>
            </mstyle>
            <mi>,</mi>
            <mstyle mathvariant="italic">
              <mtext>v</mtext>
            </mstyle>
          </mrow>
        </msub>
      </mrow>
    </mrow>
    <annotation encoding="StarMath 5.0">{italic "f" left ( {italic "x" , italic "y"} right )  -{-italic "f"}_{italic "u" , italic "v"}}</annotation>
  </semantics>
</math>
</file>

<file path=Object 6/content.xml><?xml version="1.0" encoding="utf-8"?>
<math xmlns="http://www.w3.org/1998/Math/MathML" display="block">
  <semantics>
    <mrow>
      <mstyle mathvariant="italic">
        <mtext>P</mtext>
      </mstyle>
      <mstyle mathvariant="italic">
        <mtext>G</mtext>
      </mstyle>
    </mrow>
    <annotation encoding="StarMath 5.0">{italic "P" italic "G"}</annotation>
  </semantics>
</math>
</file>

<file path=Object 60/content.xml><?xml version="1.0" encoding="utf-8"?>
<math xmlns="http://www.w3.org/1998/Math/MathML" display="block">
  <semantics>
    <mrow>
      <mstyle mathvariant="italic">
        <mtext> </mtext>
      </mstyle>
      <mstyle mathvariant="italic">
        <mtext>t</mtext>
      </mstyle>
      <mrow>
        <mrow>
          <mo fence="true" stretchy="true">(</mo>
          <mrow>
            <mrow>
              <mrow>
                <mstyle mathvariant="italic">
                  <mtext>x</mtext>
                </mstyle>
                <mo stretchy="false">−</mo>
                <mstyle mathvariant="italic">
                  <mtext>u</mtext>
                </mstyle>
              </mrow>
              <mi>,</mi>
              <mrow>
                <mstyle mathvariant="italic">
                  <mtext>y</mtext>
                </mstyle>
                <mo stretchy="false">−</mo>
                <mstyle mathvariant="italic">
                  <mtext>v</mtext>
                </mstyle>
              </mrow>
            </mrow>
          </mrow>
          <mo fence="true" stretchy="true">)</mo>
        </mrow>
        <mo stretchy="false">−</mo>
        <mrow>
          <mo stretchy="false">−</mo>
          <mstyle mathvariant="italic">
            <mtext>t</mtext>
          </mstyle>
        </mrow>
      </mrow>
      <mstyle mathvariant="italic">
        <mtext> </mtext>
      </mstyle>
    </mrow>
    <annotation encoding="StarMath 5.0">{italic " " italic "t" left ( {italic "x" - italic "u" , italic "y" - italic "v"} right )  -{-italic "t"} italic " "}</annotation>
  </semantics>
</math>
</file>

<file path=Object 61/content.xml><?xml version="1.0" encoding="utf-8"?>
<math xmlns="http://www.w3.org/1998/Math/MathML" display="block">
  <semantics>
    <mrow>
      <mstyle mathvariant="italic">
        <mtext>γ</mtext>
      </mstyle>
      <mo stretchy="false">(</mo>
      <mstyle mathvariant="italic">
        <mtext>u</mtext>
      </mstyle>
      <mi>,</mi>
      <mstyle mathvariant="italic">
        <mtext>v</mtext>
      </mstyle>
      <mo stretchy="false">)</mo>
    </mrow>
    <annotation encoding="StarMath 5.0">{italic "γ"  \( italic "u" ,italic "v"  \)}</annotation>
  </semantics>
</math>
</file>

<file path=Object 62/content.xml><?xml version="1.0" encoding="utf-8"?>
<math xmlns="http://www.w3.org/1998/Math/MathML" display="block">
  <semantics>
    <mrow>
      <mstyle mathvariant="italic">
        <mtext>γ</mtext>
      </mstyle>
      <mo stretchy="false">(</mo>
      <mstyle mathvariant="italic">
        <mtext>u</mtext>
      </mstyle>
      <mi>,</mi>
      <mstyle mathvariant="italic">
        <mtext>v</mtext>
      </mstyle>
      <mo stretchy="false">)</mo>
    </mrow>
    <annotation encoding="StarMath 5.0">{italic "γ"  \( italic "u" ,italic "v"  \)}</annotation>
  </semantics>
</math>
</file>

<file path=Object 63/content.xml><?xml version="1.0" encoding="utf-8"?>
<math xmlns="http://www.w3.org/1998/Math/MathML" display="block">
  <semantics>
    <mrow>
      <mstyle mathvariant="italic">
        <mtext> </mtext>
      </mstyle>
      <mstyle mathvariant="italic">
        <mtext>γ</mtext>
      </mstyle>
      <mrow>
        <mo fence="true" stretchy="true">(</mo>
        <mrow>
          <mrow>
            <mstyle mathvariant="italic">
              <mtext>u</mtext>
            </mstyle>
            <mi>,</mi>
            <mstyle mathvariant="italic">
              <mtext>v</mtext>
            </mstyle>
            <mi>,</mi>
            <mstyle mathvariant="italic">
              <mtext>c</mtext>
            </mstyle>
          </mrow>
        </mrow>
        <mo fence="true" stretchy="true">)</mo>
      </mrow>
      <mi>,</mi>
      <mstyle mathvariant="italic">
        <mtext> </mtext>
      </mstyle>
      <mstyle mathvariant="italic">
        <mtext> </mtext>
      </mstyle>
      <mrow>
        <mstyle mathvariant="italic">
          <mtext>c</mtext>
        </mstyle>
        <mo stretchy="false">∈</mo>
        <mrow>
          <mo fence="true" stretchy="false">{</mo>
          <mrow>
            <mrow>
              <mstyle mathvariant="italic">
                <mtext>1,2</mtext>
              </mstyle>
              <mi>,</mi>
              <mstyle mathvariant="italic">
                <mtext>3</mtext>
              </mstyle>
            </mrow>
          </mrow>
          <mo fence="true" stretchy="false">}</mo>
        </mrow>
      </mrow>
    </mrow>
    <annotation encoding="StarMath 5.0">{italic " " italic "γ" left ( {italic "u" , italic "v" , italic "c"} right )  ,italic " " italic " " italic "c"  in  lbrace italic "1,2" ,italic "3"  rbrace}</annotation>
  </semantics>
</math>
</file>

<file path=Object 64/content.xml><?xml version="1.0" encoding="utf-8"?>
<math xmlns="http://www.w3.org/1998/Math/MathML" display="block">
  <semantics>
    <mrow>
      <mstyle mathvariant="italic">
        <mtext>γ</mtext>
      </mstyle>
      <mrow>
        <mrow>
          <mo fence="true" stretchy="true">(</mo>
          <mrow>
            <mrow>
              <mstyle mathvariant="italic">
                <mtext>u</mtext>
              </mstyle>
              <mi>,</mi>
              <mstyle mathvariant="italic">
                <mtext>v</mtext>
              </mstyle>
            </mrow>
          </mrow>
          <mo fence="true" stretchy="true">)</mo>
        </mrow>
        <mo stretchy="false">=</mo>
        <mfrac>
          <mstyle mathvariant="italic">
            <mtext>1</mtext>
          </mstyle>
          <mstyle mathvariant="italic">
            <mtext>3</mtext>
          </mstyle>
        </mfrac>
      </mrow>
      <mstyle mathvariant="italic">
        <mtext> </mtext>
      </mstyle>
      <mstyle mathvariant="italic">
        <mtext> </mtext>
      </mstyle>
      <mrow>
        <mo fence="true" stretchy="true">(</mo>
        <mrow>
          <mrow>
            <mstyle mathvariant="italic">
              <mtext>γ</mtext>
            </mstyle>
            <mrow>
              <mrow>
                <mo fence="true" stretchy="true">(</mo>
                <mrow>
                  <mrow>
                    <mstyle mathvariant="italic">
                      <mtext>u</mtext>
                    </mstyle>
                    <mi>,</mi>
                    <mstyle mathvariant="italic">
                      <mtext>v</mtext>
                    </mstyle>
                    <mi>,</mi>
                    <mstyle mathvariant="italic">
                      <mtext>1</mtext>
                    </mstyle>
                  </mrow>
                </mrow>
                <mo fence="true" stretchy="true">)</mo>
              </mrow>
              <mo stretchy="false">+</mo>
              <mstyle mathvariant="italic">
                <mtext>γ</mtext>
              </mstyle>
            </mrow>
            <mrow>
              <mrow>
                <mo fence="true" stretchy="true">(</mo>
                <mrow>
                  <mrow>
                    <mstyle mathvariant="italic">
                      <mtext>u</mtext>
                    </mstyle>
                    <mi>,</mi>
                    <mstyle mathvariant="italic">
                      <mtext>v</mtext>
                    </mstyle>
                    <mi>,</mi>
                    <mstyle mathvariant="italic">
                      <mtext>2</mtext>
                    </mstyle>
                  </mrow>
                </mrow>
                <mo fence="true" stretchy="true">)</mo>
              </mrow>
              <mo stretchy="false">+</mo>
              <mstyle mathvariant="italic">
                <mtext>γ</mtext>
              </mstyle>
            </mrow>
            <mrow>
              <mo fence="true" stretchy="true">(</mo>
              <mrow>
                <mrow>
                  <mstyle mathvariant="italic">
                    <mtext>u</mtext>
                  </mstyle>
                  <mi>,</mi>
                  <mstyle mathvariant="italic">
                    <mtext>v</mtext>
                  </mstyle>
                  <mi>,</mi>
                  <mstyle mathvariant="italic">
                    <mtext>3</mtext>
                  </mstyle>
                </mrow>
              </mrow>
              <mo fence="true" stretchy="true">)</mo>
            </mrow>
          </mrow>
        </mrow>
        <mo fence="true" stretchy="true">)</mo>
      </mrow>
    </mrow>
    <annotation encoding="StarMath 5.0">{italic "γ" left ( {italic "u" , italic "v"} right )  =italic "1" over italic "3" italic " " italic " " left ( {italic "γ" left ( {italic "u" , italic "v" , italic "1"} right )  + italic "γ" left ( {italic "u" , italic "v" , italic "2"} right )  + italic "γ" left ( {italic "u" , italic "v" , italic "3"} right )} right )}</annotation>
  </semantics>
</math>
</file>

<file path=Object 65/content.xml><?xml version="1.0" encoding="utf-8"?>
<math xmlns="http://www.w3.org/1998/Math/MathML" display="block">
  <semantics>
    <mrow>
      <mstyle mathvariant="italic">
        <mtext>γ</mtext>
      </mstyle>
      <mrow>
        <mo fence="true" stretchy="true">(</mo>
        <mrow>
          <mrow>
            <mstyle mathvariant="italic">
              <mtext>u</mtext>
            </mstyle>
            <mi>,</mi>
            <mstyle mathvariant="italic">
              <mtext>v</mtext>
            </mstyle>
          </mrow>
        </mrow>
        <mo fence="true" stretchy="true">)</mo>
      </mrow>
    </mrow>
    <annotation encoding="StarMath 5.0">{italic "γ" left ( {italic "u" , italic "v"} right )}</annotation>
  </semantics>
</math>
</file>

<file path=Object 66/content.xml><?xml version="1.0" encoding="utf-8"?>
<math xmlns="http://www.w3.org/1998/Math/MathML" display="block">
  <semantics>
    <mstyle mathvariant="italic">
      <msub>
        <mtext>I</mtext>
        <mstyle mathvariant="italic">
          <mtext>i</mtext>
        </mstyle>
      </msub>
    </mstyle>
    <annotation encoding="StarMath 5.0">italic "I"_italic "i"</annotation>
  </semantics>
</math>
</file>

<file path=Object 67/content.xml><?xml version="1.0" encoding="utf-8"?>
<math xmlns="http://www.w3.org/1998/Math/MathML" display="block">
  <semantics>
    <mstyle mathvariant="italic">
      <msub>
        <mtext>v</mtext>
        <mstyle mathvariant="italic">
          <mtext>i</mtext>
        </mstyle>
      </msub>
    </mstyle>
    <annotation encoding="StarMath 5.0">italic "v"_italic "i"</annotation>
  </semantics>
</math>
</file>

<file path=Object 68/content.xml><?xml version="1.0" encoding="utf-8"?>
<math xmlns="http://www.w3.org/1998/Math/MathML" display="block">
  <semantics>
    <mrow>
      <mstyle mathvariant="italic">
        <mtext> </mtext>
      </mstyle>
      <mstyle mathvariant="italic">
        <mtext>r</mtext>
      </mstyle>
      <mstyle mathvariant="italic">
        <mtext>*</mtext>
      </mstyle>
      <mstyle mathvariant="italic">
        <mtext>c</mtext>
      </mstyle>
      <mstyle mathvariant="italic">
        <mtext> </mtext>
      </mstyle>
      <mi>⨯</mi>
      <mstyle mathvariant="italic">
        <mtext> </mtext>
      </mstyle>
      <mstyle mathvariant="italic">
        <mtext>1</mtext>
      </mstyle>
    </mrow>
    <annotation encoding="StarMath 5.0">{italic " " italic "r" italic "*" italic "c" italic " " ⨯italic " " italic "1"}</annotation>
  </semantics>
</math>
</file>

<file path=Object 69/content.xml><?xml version="1.0" encoding="utf-8"?>
<math xmlns="http://www.w3.org/1998/Math/MathML" display="block">
  <semantics>
    <mrow>
      <mrow>
        <mstyle mathvariant="italic">
          <mtext>μ</mtext>
        </mstyle>
        <mo stretchy="false">=</mo>
        <mfrac>
          <mstyle mathvariant="italic">
            <mtext>1</mtext>
          </mstyle>
          <mstyle mathvariant="italic">
            <mtext>m</mtext>
          </mstyle>
        </mfrac>
      </mrow>
      <mrow>
        <munderover>
          <mo stretchy="false">∑</mo>
          <mrow>
            <mstyle mathvariant="italic">
              <mtext>i</mtext>
            </mstyle>
            <mo stretchy="false">=</mo>
            <mstyle mathvariant="italic">
              <mtext>1</mtext>
            </mstyle>
          </mrow>
          <mstyle mathvariant="italic">
            <mtext>m</mtext>
          </mstyle>
        </munderover>
        <mstyle mathvariant="italic">
          <msub>
            <mtext>v</mtext>
            <mstyle mathvariant="italic">
              <mtext>i</mtext>
            </mstyle>
          </msub>
        </mstyle>
      </mrow>
    </mrow>
    <annotation encoding="StarMath 5.0">{italic "μ" =italic "1" over italic "m" { sum csub {italic "i" = italic "1"} csup italic "m" italic "v"_italic "i"}}</annotation>
  </semantics>
</math>
</file>

<file path=Object 7/content.xml><?xml version="1.0" encoding="utf-8"?>
<math xmlns="http://www.w3.org/1998/Math/MathML" display="block">
  <semantics>
    <mrow>
      <mstyle mathvariant="italic">
        <mtext>D</mtext>
      </mstyle>
      <mstyle mathvariant="italic">
        <mtext>I</mtext>
      </mstyle>
      <mstyle mathvariant="italic">
        <mtext>S</mtext>
      </mstyle>
      <mstyle mathvariant="italic">
        <mtext>T</mtext>
      </mstyle>
    </mrow>
    <annotation encoding="StarMath 5.0">{italic "D" italic "I" italic "S" italic "T"}</annotation>
  </semantics>
</math>
</file>

<file path=Object 70/content.xml><?xml version="1.0" encoding="utf-8"?>
<math xmlns="http://www.w3.org/1998/Math/MathML" display="block">
  <semantics>
    <mrow>
      <mrow>
        <mstyle mathvariant="italic">
          <mtext>C</mtext>
        </mstyle>
        <mo stretchy="false">=</mo>
        <mrow>
          <munderover>
            <mo stretchy="false">∑</mo>
            <mrow>
              <mstyle mathvariant="italic">
                <mtext>i</mtext>
              </mstyle>
              <mo stretchy="false">=</mo>
              <mstyle mathvariant="italic">
                <mtext>1</mtext>
              </mstyle>
            </mrow>
            <mstyle mathvariant="italic">
              <mtext>m</mtext>
            </mstyle>
          </munderover>
          <msup>
            <mrow>
              <mo stretchy="false">(</mo>
              <mrow>
                <mstyle mathvariant="italic">
                  <msub>
                    <mtext>v</mtext>
                    <mstyle mathvariant="italic">
                      <mtext>i</mtext>
                    </mstyle>
                  </msub>
                </mstyle>
                <mo stretchy="false">−</mo>
                <mstyle mathvariant="italic">
                  <mtext>μ</mtext>
                </mstyle>
              </mrow>
              <mo stretchy="false">)</mo>
              <mo stretchy="false">(</mo>
              <mrow>
                <mstyle mathvariant="italic">
                  <msub>
                    <mtext>v</mtext>
                    <mstyle mathvariant="italic">
                      <mtext>i</mtext>
                    </mstyle>
                  </msub>
                </mstyle>
                <mo stretchy="false">−</mo>
                <mstyle mathvariant="italic">
                  <mtext>μ</mtext>
                </mstyle>
              </mrow>
              <mo stretchy="false">)</mo>
            </mrow>
            <mstyle mathvariant="italic">
              <mtext>T</mtext>
            </mstyle>
          </msup>
        </mrow>
      </mrow>
      <mstyle mathvariant="italic">
        <mtext> </mtext>
      </mstyle>
      <mstyle mathvariant="italic">
        <mtext> </mtext>
      </mstyle>
      <mstyle mathvariant="italic">
        <mtext> </mtext>
      </mstyle>
    </mrow>
    <annotation encoding="StarMath 5.0">{italic "C" ={ sum csub {italic "i" = italic "1"} csup italic "m" { \(  italic "v"_italic "i" - italic "μ"  \)   \(  italic "v"_italic "i" - italic "μ"  \)}^italic "T"} italic " " italic " " italic " "}</annotation>
  </semantics>
</math>
</file>

<file path=Object 71/content.xml><?xml version="1.0" encoding="utf-8"?>
<math xmlns="http://www.w3.org/1998/Math/MathML" display="block">
  <semantics>
    <mstyle mathvariant="italic">
      <msub>
        <mtext>e</mtext>
        <mstyle mathvariant="italic">
          <mtext>i</mtext>
        </mstyle>
      </msub>
    </mstyle>
    <annotation encoding="StarMath 5.0">italic "e"_italic "i"</annotation>
  </semantics>
</math>
</file>

<file path=Object 72/content.xml><?xml version="1.0" encoding="utf-8"?>
<math xmlns="http://www.w3.org/1998/Math/MathML" display="block">
  <semantics>
    <mstyle mathvariant="italic">
      <msub>
        <mtext>λ</mtext>
        <mstyle mathvariant="italic">
          <mtext>i</mtext>
        </mstyle>
      </msub>
    </mstyle>
    <annotation encoding="StarMath 5.0">italic "λ"_italic "i"</annotation>
  </semantics>
</math>
</file>

<file path=Object 73/content.xml><?xml version="1.0" encoding="utf-8"?>
<math xmlns="http://www.w3.org/1998/Math/MathML" display="block">
  <semantics>
    <mrow>
      <mstyle mathvariant="italic">
        <mtext> </mtext>
      </mstyle>
      <mstyle mathvariant="italic">
        <mtext>r</mtext>
      </mstyle>
      <mstyle mathvariant="italic">
        <mtext>*</mtext>
      </mstyle>
      <mstyle mathvariant="italic">
        <mtext>c</mtext>
      </mstyle>
      <mstyle mathvariant="italic">
        <mtext> </mtext>
      </mstyle>
      <mi>⨯</mi>
      <mstyle mathvariant="italic">
        <mtext> </mtext>
      </mstyle>
      <mstyle mathvariant="italic">
        <mtext>k</mtext>
      </mstyle>
    </mrow>
    <annotation encoding="StarMath 5.0">{italic " " italic "r" italic "*" italic "c" italic " " ⨯italic " " italic "k"}</annotation>
  </semantics>
</math>
</file>

<file path=Object 74/content.xml><?xml version="1.0" encoding="utf-8"?>
<math xmlns="http://www.w3.org/1998/Math/MathML" display="block">
  <semantics>
    <mstyle mathvariant="italic">
      <msub>
        <mtext>v</mtext>
        <mstyle mathvariant="italic">
          <mtext>i</mtext>
        </mstyle>
      </msub>
    </mstyle>
    <annotation encoding="StarMath 5.0">italic "v"_italic "i"</annotation>
  </semantics>
</math>
</file>

<file path=Object 75/content.xml><?xml version="1.0" encoding="utf-8"?>
<math xmlns="http://www.w3.org/1998/Math/MathML" display="block">
  <semantics>
    <mrow>
      <mrow>
        <mstyle mathvariant="italic">
          <mtext>p</mtext>
        </mstyle>
        <mo stretchy="false">=</mo>
        <mstyle mathvariant="italic">
          <mtext>P</mtext>
        </mstyle>
      </mrow>
      <mo stretchy="false">(</mo>
      <mrow>
        <mstyle mathvariant="italic">
          <msub>
            <mtext>v</mtext>
            <mstyle mathvariant="italic">
              <mtext>i</mtext>
            </mstyle>
          </msub>
        </mstyle>
        <mo stretchy="false">−</mo>
        <mstyle mathvariant="italic">
          <mtext>μ</mtext>
        </mstyle>
      </mrow>
      <mo stretchy="false">)</mo>
    </mrow>
    <annotation encoding="StarMath 5.0">{italic "p" =italic "P"  \( italic "v"_italic "i" -italic "μ"  \)}</annotation>
  </semantics>
</math>
</file>

<file path=Object 76/content.xml><?xml version="1.0" encoding="utf-8"?>
<math xmlns="http://www.w3.org/1998/Math/MathML" display="block">
  <semantics>
    <mrow>
      <mstyle mathvariant="italic">
        <msub>
          <mtext>v</mtext>
          <mstyle mathvariant="italic">
            <mtext>i</mtext>
          </mstyle>
        </msub>
      </mstyle>
      <mstyle mathvariant="italic">
        <mtext>'</mtext>
      </mstyle>
    </mrow>
    <annotation encoding="StarMath 5.0">{italic "v"_italic "i" italic "'"}</annotation>
  </semantics>
</math>
</file>

<file path=Object 77/content.xml><?xml version="1.0" encoding="utf-8"?>
<math xmlns="http://www.w3.org/1998/Math/MathML" display="block">
  <semantics>
    <msub>
      <mrow>
        <mstyle mathvariant="italic">
          <mtext> </mtext>
        </mstyle>
        <mstyle mathvariant="italic">
          <mtext>v</mtext>
        </mstyle>
      </mrow>
      <mstyle mathvariant="italic">
        <mtext>i</mtext>
      </mstyle>
    </msub>
    <annotation encoding="StarMath 5.0">{italic " " italic "v"}_italic "i"</annotation>
  </semantics>
</math>
</file>

<file path=Object 78/content.xml><?xml version="1.0" encoding="utf-8"?>
<math xmlns="http://www.w3.org/1998/Math/MathML" display="block">
  <semantics>
    <mrow>
      <mrow>
        <mstyle mathvariant="italic">
          <msub>
            <mtext>v</mtext>
            <mstyle mathvariant="italic">
              <msup>
                <mtext>i</mtext>
                <mstyle mathvariant="italic">
                  <mtext>'</mtext>
                </mstyle>
              </msup>
            </mstyle>
          </msub>
        </mstyle>
        <mo stretchy="false">=</mo>
        <mstyle mathvariant="italic">
          <msup>
            <mtext>P</mtext>
            <mstyle mathvariant="italic">
              <mtext>T</mtext>
            </mstyle>
          </msup>
        </mstyle>
      </mrow>
      <mrow>
        <mrow>
          <mstyle mathvariant="italic">
            <mtext>p</mtext>
          </mstyle>
          <mo stretchy="false">+</mo>
          <mstyle mathvariant="italic">
            <mtext>μ</mtext>
          </mstyle>
        </mrow>
        <mo stretchy="false">=</mo>
        <mstyle mathvariant="italic">
          <msup>
            <mtext>P</mtext>
            <mstyle mathvariant="italic">
              <mtext>T</mtext>
            </mstyle>
          </msup>
        </mstyle>
      </mrow>
      <mstyle mathvariant="italic">
        <mtext>P</mtext>
      </mstyle>
      <mo stretchy="false">(</mo>
      <mrow>
        <mstyle mathvariant="italic">
          <mtext>u</mtext>
        </mstyle>
        <mo stretchy="false">−</mo>
        <mstyle mathvariant="italic">
          <mtext>μ</mtext>
        </mstyle>
      </mrow>
      <mrow>
        <mo stretchy="false">)</mo>
        <mo stretchy="false">+</mo>
        <mstyle mathvariant="italic">
          <mtext>μ</mtext>
        </mstyle>
      </mrow>
    </mrow>
    <annotation encoding="StarMath 5.0">{italic "v"_italic "i"^italic "'" =italic "P"^italic "T" italic "p" +italic "μ" =italic "P"^italic "T" italic "P"  \( italic "u" -italic "μ"  \) +italic "μ"}</annotation>
  </semantics>
</math>
</file>

<file path=Object 79/content.xml><?xml version="1.0" encoding="utf-8"?>
<math xmlns="http://www.w3.org/1998/Math/MathML" display="block">
  <semantics>
    <mstyle mathvariant="italic">
      <msub>
        <mtext>v</mtext>
        <mstyle mathvariant="italic">
          <mtext>i</mtext>
        </mstyle>
      </msub>
    </mstyle>
    <annotation encoding="StarMath 5.0">italic "v"_italic "i"</annotation>
  </semantics>
</math>
</file>

<file path=Object 8/content.xml><?xml version="1.0" encoding="utf-8"?>
<math xmlns="http://www.w3.org/1998/Math/MathML" display="block">
  <semantics>
    <mrow>
      <mstyle mathvariant="italic">
        <mtext> </mtext>
      </mstyle>
      <mstyle mathvariant="italic">
        <mtext>P</mtext>
      </mstyle>
      <mstyle mathvariant="italic">
        <msub>
          <mtext>G</mtext>
          <mrow>
            <mstyle mathvariant="italic">
              <mtext>m</mtext>
            </mstyle>
            <mstyle mathvariant="italic">
              <mtext>e</mtext>
            </mstyle>
            <mstyle mathvariant="italic">
              <mtext>a</mtext>
            </mstyle>
            <mstyle mathvariant="italic">
              <mtext>n</mtext>
            </mstyle>
          </mrow>
        </msub>
      </mstyle>
    </mrow>
    <annotation encoding="StarMath 5.0">{italic " " italic "P" italic "G"_{italic "m" italic "e" italic "a" italic "n"}}</annotation>
  </semantics>
</math>
</file>

<file path=Object 80/content.xml><?xml version="1.0" encoding="utf-8"?>
<math xmlns="http://www.w3.org/1998/Math/MathML" display="block">
  <semantics>
    <mrow>
      <msub>
        <mrow>
          <mstyle mathvariant="italic">
            <mtext> </mtext>
          </mstyle>
          <mstyle mathvariant="italic">
            <mtext>v</mtext>
          </mstyle>
        </mrow>
        <mstyle mathvariant="italic">
          <mtext>i</mtext>
        </mstyle>
      </msub>
      <mstyle mathvariant="italic">
        <mtext>'</mtext>
      </mstyle>
    </mrow>
    <annotation encoding="StarMath 5.0">{{italic " " italic "v"}_italic "i" italic "'"}</annotation>
  </semantics>
</math>
</file>

<file path=Object 81/content.xml><?xml version="1.0" encoding="utf-8"?>
<math xmlns="http://www.w3.org/1998/Math/MathML" display="block">
  <semantics>
    <mrow>
      <mstyle mathvariant="italic">
        <mtext>d</mtext>
      </mstyle>
      <mo stretchy="false">=</mo>
      <mrow>
        <mo fence="true" stretchy="true">(</mo>
        <mrow>
          <mrow>
            <mrow>
              <mstyle mathvariant="italic">
                <msub>
                  <mtext>v</mtext>
                  <mstyle mathvariant="italic">
                    <mtext>i</mtext>
                  </mstyle>
                </msub>
              </mstyle>
              <mo stretchy="false">−</mo>
              <mstyle mathvariant="italic">
                <msub>
                  <mtext>v</mtext>
                  <mstyle mathvariant="italic">
                    <mtext>i</mtext>
                  </mstyle>
                </msub>
              </mstyle>
            </mrow>
            <mstyle mathvariant="italic">
              <mtext>'</mtext>
            </mstyle>
          </mrow>
        </mrow>
        <mo fence="true" stretchy="true">)</mo>
      </mrow>
      <mo stretchy="false">=</mo>
      <msqrt>
        <mrow>
          <mo stretchy="false">∑</mo>
          <msup>
            <mrow>
              <mo fence="true" stretchy="true">(</mo>
              <mrow>
                <mrow>
                  <mrow>
                    <mstyle mathvariant="italic">
                      <msub>
                        <mtext>v</mtext>
                        <mstyle mathvariant="italic">
                          <mtext>i</mtext>
                        </mstyle>
                      </msub>
                    </mstyle>
                    <mo stretchy="false">−</mo>
                    <mstyle mathvariant="italic">
                      <msub>
                        <mtext>v</mtext>
                        <mstyle mathvariant="italic">
                          <mtext>i</mtext>
                        </mstyle>
                      </msub>
                    </mstyle>
                  </mrow>
                  <mstyle mathvariant="italic">
                    <mtext>'</mtext>
                  </mstyle>
                </mrow>
              </mrow>
              <mo fence="true" stretchy="true">)</mo>
            </mrow>
            <mstyle mathvariant="italic">
              <mtext>2</mtext>
            </mstyle>
          </msup>
        </mrow>
      </msqrt>
    </mrow>
    <annotation encoding="StarMath 5.0">{italic "d" =left ( {italic "v"_italic "i" - italic "v"_italic "i" italic "'"} right )  =sqrt { { sum  left ( {italic "v"_italic "i" - italic "v"_italic "i" italic "'"} right )^italic "2"} }}</annotation>
  </semantics>
</math>
</file>

<file path=Object 82/content.xml><?xml version="1.0" encoding="utf-8"?>
<math xmlns="http://www.w3.org/1998/Math/MathML" display="block">
  <semantics>
    <mrow>
      <mstyle mathvariant="italic">
        <mtext> </mtext>
      </mstyle>
      <mstyle mathvariant="italic">
        <mtext>n</mtext>
      </mstyle>
    </mrow>
    <annotation encoding="StarMath 5.0">{italic " " italic "n"}</annotation>
  </semantics>
</math>
</file>

<file path=Object 83/content.xml><?xml version="1.0" encoding="utf-8"?>
<math xmlns="http://www.w3.org/1998/Math/MathML" display="block">
  <semantics>
    <mrow>
      <msub>
        <mrow>
          <mstyle mathvariant="italic">
            <mtext> </mtext>
          </mstyle>
          <mstyle mathvariant="italic">
            <mtext>x</mtext>
          </mstyle>
        </mrow>
        <mstyle mathvariant="italic">
          <mtext>1</mtext>
        </mstyle>
      </msub>
      <mi>,</mi>
      <mstyle mathvariant="italic">
        <mtext> </mtext>
      </mstyle>
      <msub>
        <mrow>
          <mo stretchy="false">…</mo>
          <mi>,</mi>
          <mstyle mathvariant="italic">
            <mtext>x</mtext>
          </mstyle>
        </mrow>
        <mstyle mathvariant="italic">
          <mtext>n</mtext>
        </mstyle>
      </msub>
    </mrow>
    <annotation encoding="StarMath 5.0">{{italic " " italic "x"}_italic "1" ,italic " " { dotslow  , italic "x"}_italic "n"}</annotation>
  </semantics>
</math>
</file>

<file path=Object 84/content.xml><?xml version="1.0" encoding="utf-8"?>
<math xmlns="http://www.w3.org/1998/Math/MathML" display="block">
  <semantics>
    <mstyle mathvariant="italic">
      <msub>
        <mtext>n</mtext>
        <mstyle mathvariant="italic">
          <mtext>k</mtext>
        </mstyle>
      </msub>
    </mstyle>
    <annotation encoding="StarMath 5.0">italic "n"_italic "k"</annotation>
  </semantics>
</math>
</file>

<file path=Object 85/content.xml><?xml version="1.0" encoding="utf-8"?>
<math xmlns="http://www.w3.org/1998/Math/MathML" display="block">
  <semantics>
    <mstyle mathvariant="italic">
      <msub>
        <mtext>D</mtext>
        <mstyle mathvariant="italic">
          <mtext>k</mtext>
        </mstyle>
      </msub>
    </mstyle>
    <annotation encoding="StarMath 5.0">italic "D"_italic "k"</annotation>
  </semantics>
</math>
</file>

<file path=Object 86/content.xml><?xml version="1.0" encoding="utf-8"?>
<math xmlns="http://www.w3.org/1998/Math/MathML" display="block">
  <semantics>
    <mstyle mathvariant="italic">
      <msub>
        <mtext>ω</mtext>
        <mstyle mathvariant="italic">
          <mtext>k</mtext>
        </mstyle>
      </msub>
    </mstyle>
    <annotation encoding="StarMath 5.0">italic "ω"_italic "k"</annotation>
  </semantics>
</math>
</file>

<file path=Object 87/content.xml><?xml version="1.0" encoding="utf-8"?>
<math xmlns="http://www.w3.org/1998/Math/MathML" display="block">
  <semantics>
    <mstyle mathvariant="italic">
      <mtext>j</mtext>
    </mstyle>
    <annotation encoding="StarMath 5.0">italic "j"</annotation>
  </semantics>
</math>
</file>

<file path=Object 88/content.xml><?xml version="1.0" encoding="utf-8"?>
<math xmlns="http://www.w3.org/1998/Math/MathML" display="block">
  <semantics>
    <mrow>
      <mstyle mathvariant="italic">
        <mtext>F</mtext>
      </mstyle>
      <mrow>
        <mrow>
          <mo fence="true" stretchy="true">(</mo>
          <mrow>
            <mstyle mathvariant="italic">
              <msup>
                <mtext>x</mtext>
                <mstyle mathvariant="italic">
                  <mtext>j</mtext>
                </mstyle>
              </msup>
            </mstyle>
          </mrow>
          <mo fence="true" stretchy="true">)</mo>
        </mrow>
        <mo stretchy="false">=</mo>
        <mfrac>
          <mrow>
            <msubsup>
              <mo stretchy="false">∑</mo>
              <mrow>
                <mstyle mathvariant="italic">
                  <mtext>k</mtext>
                </mstyle>
                <mo stretchy="false">=</mo>
                <mstyle mathvariant="italic">
                  <mtext>1</mtext>
                </mstyle>
              </mrow>
              <mstyle mathvariant="italic">
                <mtext>c</mtext>
              </mstyle>
            </msubsup>
            <mrow>
              <mstyle mathvariant="italic">
                <msub>
                  <mtext>n</mtext>
                  <mstyle mathvariant="italic">
                    <mtext>k</mtext>
                  </mstyle>
                </msub>
              </mstyle>
              <msup>
                <mrow>
                  <mo fence="true" stretchy="true">(</mo>
                  <mrow>
                    <mrow>
                      <mstyle mathvariant="italic">
                        <msub>
                          <mtext>μ</mtext>
                          <mstyle mathvariant="italic">
                            <msup>
                              <mtext>k</mtext>
                              <mstyle mathvariant="italic">
                                <mtext>j</mtext>
                              </mstyle>
                            </msup>
                          </mstyle>
                        </msub>
                      </mstyle>
                      <mo stretchy="false">−</mo>
                      <mstyle mathvariant="italic">
                        <msup>
                          <mtext>μ</mtext>
                          <mstyle mathvariant="italic">
                            <mtext>j</mtext>
                          </mstyle>
                        </msup>
                      </mstyle>
                    </mrow>
                  </mrow>
                  <mo fence="true" stretchy="true">)</mo>
                </mrow>
                <mstyle mathvariant="italic">
                  <mtext>2</mtext>
                </mstyle>
              </msup>
            </mrow>
          </mrow>
          <msup>
            <mrow>
              <mo fence="true" stretchy="true">(</mo>
              <mrow>
                <mstyle mathvariant="italic">
                  <msup>
                    <mtext>σ</mtext>
                    <mstyle mathvariant="italic">
                      <mtext>j</mtext>
                    </mstyle>
                  </msup>
                </mstyle>
              </mrow>
              <mo fence="true" stretchy="true">)</mo>
            </mrow>
            <mstyle mathvariant="italic">
              <mtext>2</mtext>
            </mstyle>
          </msup>
        </mfrac>
      </mrow>
      <mo stretchy="false">)</mo>
    </mrow>
    <annotation encoding="StarMath 5.0">{italic "F" left ( italic "x"^italic "j" right )  ={ sum_{italic "k" = italic "1"}^italic "c" {italic "n"_italic "k" left ( {italic "μ"_italic "k"^italic "j" - italic "μ"^italic "j"} right )^italic "2"}} over left ( italic "σ"^italic "j" right )^italic "2"  \)}</annotation>
  </semantics>
</math>
</file>

<file path=Object 89/content.xml><?xml version="1.0" encoding="utf-8"?>
<math xmlns="http://www.w3.org/1998/Math/MathML" display="block">
  <semantics>
    <mstyle mathvariant="italic">
      <msup>
        <mtext>σ</mtext>
        <mstyle mathvariant="italic">
          <mtext>j</mtext>
        </mstyle>
      </msup>
    </mstyle>
    <annotation encoding="StarMath 5.0">italic "σ"^italic "j"</annotation>
  </semantics>
</math>
</file>

<file path=Object 9/content.xml><?xml version="1.0" encoding="utf-8"?>
<math xmlns="http://www.w3.org/1998/Math/MathML" display="block">
  <semantics>
    <mrow>
      <mstyle mathvariant="italic">
        <mtext>D</mtext>
      </mstyle>
      <mstyle mathvariant="italic">
        <mtext>I</mtext>
      </mstyle>
      <mstyle mathvariant="italic">
        <mtext>S</mtext>
      </mstyle>
      <mrow>
        <mstyle mathvariant="italic">
          <mtext>T</mtext>
        </mstyle>
        <mo stretchy="false">=</mo>
        <msqrt>
          <mrow>
            <mstyle mathvariant="italic">
              <msub>
                <mtext>D</mtext>
                <mstyle mathvariant="italic">
                  <mtext>H</mtext>
                </mstyle>
              </msub>
            </mstyle>
            <mo stretchy="false">+</mo>
            <mstyle mathvariant="italic">
              <msub>
                <mtext>D</mtext>
                <mstyle mathvariant="italic">
                  <mtext>S</mtext>
                </mstyle>
              </msub>
            </mstyle>
            <mo stretchy="false">+</mo>
            <mstyle mathvariant="italic">
              <msub>
                <mtext>D</mtext>
                <mstyle mathvariant="italic">
                  <mtext>V</mtext>
                </mstyle>
              </msub>
            </mstyle>
          </mrow>
        </msqrt>
      </mrow>
    </mrow>
    <annotation encoding="StarMath 5.0">{italic "D" italic "I" italic "S" italic "T" =sqrt { {italic "D"_italic "H" + italic "D"_italic "S" + italic "D"_italic "V"} }}</annotation>
  </semantics>
</math>
</file>

<file path=Object 90/content.xml><?xml version="1.0" encoding="utf-8"?>
<math xmlns="http://www.w3.org/1998/Math/MathML" display="block">
  <semantics>
    <mstyle mathvariant="italic">
      <msup>
        <mtext>μ</mtext>
        <mstyle mathvariant="italic">
          <mtext>j</mtext>
        </mstyle>
      </msup>
    </mstyle>
    <annotation encoding="StarMath 5.0">italic "μ"^italic "j"</annotation>
  </semantics>
</math>
</file>

<file path=Object 91/content.xml><?xml version="1.0" encoding="utf-8"?>
<math xmlns="http://www.w3.org/1998/Math/MathML" display="block">
  <semantics>
    <mstyle mathvariant="italic">
      <mtext>j</mtext>
    </mstyle>
    <annotation encoding="StarMath 5.0">italic "j"</annotation>
  </semantics>
</math>
</file>

<file path=Object 92/content.xml><?xml version="1.0" encoding="utf-8"?>
<math xmlns="http://www.w3.org/1998/Math/MathML" display="block">
  <semantics>
    <mstyle mathvariant="italic">
      <msub>
        <mtext>x</mtext>
        <mstyle mathvariant="italic">
          <msup>
            <mtext>i</mtext>
            <mstyle mathvariant="italic">
              <mtext>j</mtext>
            </mstyle>
          </msup>
        </mstyle>
      </msub>
    </mstyle>
    <annotation encoding="StarMath 5.0">italic "x"_italic "i"^italic "j"</annotation>
  </semantics>
</math>
</file>

<file path=Object 93/content.xml><?xml version="1.0" encoding="utf-8"?>
<math xmlns="http://www.w3.org/1998/Math/MathML" display="block">
  <semantics>
    <mstyle mathvariant="italic">
      <mtext>j</mtext>
    </mstyle>
    <annotation encoding="StarMath 5.0">italic "j"</annotation>
  </semantics>
</math>
</file>

<file path=Object 94/content.xml><?xml version="1.0" encoding="utf-8"?>
<math xmlns="http://www.w3.org/1998/Math/MathML" display="block">
  <semantics>
    <mrow>
      <mstyle mathvariant="italic">
        <mtext> </mtext>
      </mstyle>
      <mstyle mathvariant="italic">
        <msub>
          <mtext>x</mtext>
          <mstyle mathvariant="italic">
            <mtext>i</mtext>
          </mstyle>
        </msub>
      </mstyle>
    </mrow>
    <annotation encoding="StarMath 5.0">{italic " " italic "x"_italic "i"}</annotation>
  </semantics>
</math>
</file>

<file path=Object 95/content.xml><?xml version="1.0" encoding="utf-8"?>
<math xmlns="http://www.w3.org/1998/Math/MathML" display="block">
  <semantics>
    <mrow>
      <msup>
        <mrow>
          <mo fence="true" stretchy="true">(</mo>
          <mrow>
            <mstyle mathvariant="italic">
              <msup>
                <mtext>σ</mtext>
                <mstyle mathvariant="italic">
                  <mtext>j</mtext>
                </mstyle>
              </msup>
            </mstyle>
          </mrow>
          <mo fence="true" stretchy="true">)</mo>
        </mrow>
        <mstyle mathvariant="italic">
          <mtext>2</mtext>
        </mstyle>
      </msup>
      <mo stretchy="false">=</mo>
      <mrow>
        <msubsup>
          <mo stretchy="false">∑</mo>
          <mrow>
            <mstyle mathvariant="italic">
              <mtext>k</mtext>
            </mstyle>
            <mo stretchy="false">=</mo>
            <mstyle mathvariant="italic">
              <mtext>1</mtext>
            </mstyle>
          </mrow>
          <mstyle mathvariant="italic">
            <mtext>c</mtext>
          </mstyle>
        </msubsup>
        <mrow>
          <mstyle mathvariant="italic">
            <msub>
              <mtext>n</mtext>
              <mstyle mathvariant="italic">
                <mtext>k</mtext>
              </mstyle>
            </msub>
          </mstyle>
          <msup>
            <mrow>
              <mo fence="true" stretchy="true">(</mo>
              <mrow>
                <mstyle mathvariant="italic">
                  <msub>
                    <mtext>σ</mtext>
                    <mstyle mathvariant="italic">
                      <msup>
                        <mtext>k</mtext>
                        <mstyle mathvariant="italic">
                          <mtext>j</mtext>
                        </mstyle>
                      </msup>
                    </mstyle>
                  </msub>
                </mstyle>
              </mrow>
              <mo fence="true" stretchy="true">)</mo>
            </mrow>
            <mstyle mathvariant="italic">
              <mtext>2</mtext>
            </mstyle>
          </msup>
        </mrow>
      </mrow>
    </mrow>
    <annotation encoding="StarMath 5.0">{left ( italic "σ"^italic "j" right )^italic "2" ={ sum_{italic "k" = italic "1"}^italic "c" {italic "n"_italic "k" left ( italic "σ"_italic "k"^italic "j" right )^italic "2"}}}</annotation>
  </semantics>
</math>
</file>

<file path=Object 96/content.xml><?xml version="1.0" encoding="utf-8"?>
<math xmlns="http://www.w3.org/1998/Math/MathML" display="block">
  <semantics>
    <mrow>
      <mstyle mathvariant="italic">
        <msub>
          <mtext>σ</mtext>
          <mstyle mathvariant="italic">
            <msup>
              <mtext>k</mtext>
              <mstyle mathvariant="italic">
                <mtext>j</mtext>
              </mstyle>
            </msup>
          </mstyle>
        </msub>
      </mstyle>
      <mo stretchy="false">=</mo>
      <mrow>
        <mrow>
          <munder>
            <mo stretchy="false">∑</mo>
            <mrow>
              <mstyle mathvariant="italic">
                <msub>
                  <mtext>x</mtext>
                  <mstyle mathvariant="italic">
                    <mtext>i</mtext>
                  </mstyle>
                </msub>
              </mstyle>
              <mo stretchy="false">∈</mo>
              <mstyle mathvariant="italic">
                <msub>
                  <mtext>D</mtext>
                  <mstyle mathvariant="italic">
                    <mtext>k</mtext>
                  </mstyle>
                </msub>
              </mstyle>
            </mrow>
          </munder>
          <mstyle mathvariant="italic">
            <msub>
              <mtext>x</mtext>
              <mstyle mathvariant="italic">
                <msup>
                  <mtext>i</mtext>
                  <mstyle mathvariant="italic">
                    <mtext>j</mtext>
                  </mstyle>
                </msup>
              </mstyle>
            </msub>
          </mstyle>
        </mrow>
        <mo stretchy="false">−</mo>
        <msub>
          <mrow>
            <mtext>~</mtext>
            <mstyle mathvariant="italic">
              <mtext>μ</mtext>
            </mstyle>
          </mrow>
          <mstyle mathvariant="italic">
            <msup>
              <mtext>k</mtext>
              <mstyle mathvariant="italic">
                <mtext>j</mtext>
              </mstyle>
            </msup>
          </mstyle>
        </msub>
      </mrow>
    </mrow>
    <annotation encoding="StarMath 5.0">{italic "σ"_italic "k"^italic "j" ={ sum csub {italic "x"_italic "i"  in  italic "D"_italic "k"} italic "x"_italic "i"^italic "j"} -{ "~" italic "μ"}_italic "k"^italic "j"}</annotation>
  </semantics>
</math>
</file>

<file path=Object 97/content.xml><?xml version="1.0" encoding="utf-8"?>
<math xmlns="http://www.w3.org/1998/Math/MathML" display="block">
  <semantics>
    <mrow>
      <mrow>
        <msub>
          <mrow>
            <mtext>~</mtext>
            <mstyle mathvariant="italic">
              <mtext>μ</mtext>
            </mstyle>
          </mrow>
          <mstyle mathvariant="italic">
            <msup>
              <mtext>k</mtext>
              <mstyle mathvariant="italic">
                <mtext>j</mtext>
              </mstyle>
            </msup>
          </mstyle>
        </msub>
        <mo stretchy="false">=</mo>
        <mfrac>
          <mstyle mathvariant="italic">
            <mtext>1</mtext>
          </mstyle>
          <mstyle mathvariant="italic">
            <msub>
              <mtext>n</mtext>
              <mstyle mathvariant="italic">
                <mtext>i</mtext>
              </mstyle>
            </msub>
          </mstyle>
        </mfrac>
      </mrow>
      <mrow>
        <munder>
          <mo stretchy="false">∑</mo>
          <mrow>
            <mstyle mathvariant="italic">
              <msub>
                <mtext>x</mtext>
                <mstyle mathvariant="italic">
                  <mtext>i</mtext>
                </mstyle>
              </msub>
            </mstyle>
            <mo stretchy="false">∈</mo>
            <mstyle mathvariant="italic">
              <msub>
                <mtext>D</mtext>
                <mstyle mathvariant="italic">
                  <mtext>k</mtext>
                </mstyle>
              </msub>
            </mstyle>
          </mrow>
        </munder>
        <mstyle mathvariant="italic">
          <msub>
            <mtext>x</mtext>
            <mstyle mathvariant="italic">
              <msup>
                <mtext>i</mtext>
                <mstyle mathvariant="italic">
                  <mtext>j</mtext>
                </mstyle>
              </msup>
            </mstyle>
          </msub>
        </mstyle>
      </mrow>
    </mrow>
    <annotation encoding="StarMath 5.0">{{ "~" italic "μ"}_italic "k"^italic "j" =italic "1" over italic "n"_italic "i" { sum csub {italic "x"_italic "i"  in  italic "D"_italic "k"} italic "x"_italic "i"^italic "j"}}</annotation>
  </semantics>
</math>
</file>

<file path=Object 98/content.xml><?xml version="1.0" encoding="utf-8"?>
<math xmlns="http://www.w3.org/1998/Math/MathML" display="block">
  <semantics>
    <mrow>
      <mrow>
        <mstyle mathvariant="italic">
          <msup>
            <mtext>μ</mtext>
            <mstyle mathvariant="italic">
              <mtext>j</mtext>
            </mstyle>
          </msup>
        </mstyle>
        <mo stretchy="false">=</mo>
        <mfrac>
          <mstyle mathvariant="italic">
            <mtext>1</mtext>
          </mstyle>
          <mstyle mathvariant="italic">
            <mtext>n</mtext>
          </mstyle>
        </mfrac>
      </mrow>
      <mrow>
        <munderover>
          <mo stretchy="false">∑</mo>
          <mrow>
            <mstyle mathvariant="italic">
              <mtext>k</mtext>
            </mstyle>
            <mo stretchy="false">=</mo>
            <mstyle mathvariant="italic">
              <mtext>1</mtext>
            </mstyle>
          </mrow>
          <mstyle mathvariant="italic">
            <mtext>c</mtext>
          </mstyle>
        </munderover>
        <mstyle mathvariant="italic">
          <msub>
            <mtext>n</mtext>
            <mstyle mathvariant="italic">
              <mtext>k</mtext>
            </mstyle>
          </msub>
        </mstyle>
      </mrow>
      <msub>
        <mrow>
          <mtext>~</mtext>
          <mstyle mathvariant="italic">
            <mtext>μ</mtext>
          </mstyle>
        </mrow>
        <mstyle mathvariant="italic">
          <msup>
            <mtext>k</mtext>
            <mstyle mathvariant="italic">
              <mtext>j</mtext>
            </mstyle>
          </msup>
        </mstyle>
      </msub>
    </mrow>
    <annotation encoding="StarMath 5.0">{italic "μ"^italic "j" =italic "1" over italic "n" { sum csub {italic "k" = italic "1"} csup italic "c" italic "n"_italic "k"} { "~" italic "μ"}_italic "k"^italic "j"}</annotation>
  </semantics>
</math>
</file>

<file path=Object 99/content.xml><?xml version="1.0" encoding="utf-8"?>
<math xmlns="http://www.w3.org/1998/Math/MathML" display="block">
  <semantics>
    <mstyle mathvariant="italic">
      <mtext>m</mtext>
    </mstyle>
    <annotation encoding="StarMath 5.0">italic "m"</annotation>
  </semantics>
</math>
</file>